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7201in"/>
    </style:style>
    <style:style style:name="co2" style:family="table-column">
      <style:table-column-properties fo:break-before="auto" style:column-width="2.339in"/>
    </style:style>
    <style:style style:name="co3" style:family="table-column">
      <style:table-column-properties fo:break-before="auto" style:column-width="3.2453in"/>
    </style:style>
    <style:style style:name="co4" style:family="table-column">
      <style:table-column-properties fo:break-before="auto" style:column-width="3.6063in"/>
    </style:style>
    <style:style style:name="co5" style:family="table-column">
      <style:table-column-properties fo:break-before="auto" style:column-width="4.6098in"/>
    </style:style>
    <style:style style:name="co6" style:family="table-column">
      <style:table-column-properties fo:break-before="auto" style:column-width="3.7228in"/>
    </style:style>
    <style:style style:name="co7"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965in" fo:break-before="auto" style:use-optimal-row-height="true"/>
    </style:style>
    <style:style style:name="ro4" style:family="table-row">
      <style:table-row-properties style:row-height="0.1937in" fo:break-before="auto" style:use-optimal-row-height="true"/>
    </style:style>
    <style:style style:name="ro5" style:family="table-row">
      <style:table-row-properties style:row-height="0.207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none"/>
      <style:text-properties fo:font-weight="bold" style:font-weight-asian="bold" style:font-weight-complex="bold"/>
    </style:style>
    <style:style style:name="ce2" style:family="table-cell" style:parent-style-name="Default">
      <style:table-cell-properties fo:border-bottom="none" fo:border-left="0.51pt solid #000080" fo:border-right="none" fo:border-top="0.51pt solid #000080"/>
      <style:text-properties fo:font-weight="bold" style:font-weight-asian="bold" style:font-weight-complex="bold"/>
    </style:style>
    <style:style style:name="ce3" style:family="table-cell" style:parent-style-name="Default">
      <style:table-cell-properties fo:border-bottom="none" style:text-align-source="fix" style:repeat-content="false" fo:border-left="0.51pt solid #000080" fo:border-right="none" fo:border-top="none"/>
      <style:paragraph-properties fo:text-align="start" fo:margin-left="0in"/>
    </style:style>
    <style:style style:name="ce4" style:family="table-cell" style:parent-style-name="Default">
      <style:table-cell-properties fo:border-bottom="none" fo:background-color="#ffff99" fo:border-left="0.51pt solid #000080" fo:border-right="none" fo:border-top="none"/>
      <style:text-properties fo:font-weight="bold" style:font-weight-asian="bold" style:font-weight-complex="bold"/>
    </style:style>
    <style:style style:name="ce5" style:family="table-cell" style:parent-style-name="Default">
      <style:table-cell-properties fo:border-bottom="none" fo:background-color="#ffff99" fo:border-left="0.51pt solid #000080" fo:border-right="none" fo:border-top="none"/>
    </style:style>
    <style:style style:name="ce6" style:family="table-cell" style:parent-style-name="Default">
      <style:table-cell-properties fo:border-bottom="none" fo:background-color="transparent" fo:border-left="0.51pt solid #000080" fo:border-right="none" fo:border-top="none"/>
    </style:style>
    <style:style style:name="ce7" style:family="table-cell" style:parent-style-name="Default">
      <style:table-cell-properties fo:border-bottom="none" fo:border-left="0.51pt solid #000080" fo:border-right="none" fo:border-top="none"/>
      <style:text-properties fo:font-weight="bold" style:font-weight-asian="bold" style:font-weight-complex="bold"/>
    </style:style>
    <style:style style:name="ce8" style:family="table-cell" style:parent-style-name="Default">
      <style:table-cell-properties fo:border-bottom="none" fo:border-left="0.51pt solid #000080" fo:border-right="none" fo:border-top="none"/>
    </style:style>
    <style:style style:name="ce9" style:family="table-cell" style:parent-style-name="Default">
      <style:table-cell-properties fo:border-bottom="0.51pt solid #000080" fo:border-left="0.51pt solid #000080" fo:border-right="none" fo:border-top="none"/>
    </style:style>
    <style:style style:name="ce10" style:family="table-cell" style:parent-style-name="Default">
      <style:table-cell-properties fo:border="none"/>
    </style:style>
    <style:style style:name="ce11" style:family="table-cell" style:parent-style-name="Default">
      <style:table-cell-properties fo:border-bottom="none" fo:border-left="none" fo:border-right="none" fo:border-top="0.51pt solid #000080"/>
      <style:text-properties fo:font-weight="bold" style:font-weight-asian="bold" style:font-weight-complex="bold"/>
    </style:style>
    <style:style style:name="ce12" style:family="table-cell" style:parent-style-name="Default">
      <style:table-cell-properties fo:background-color="#ffff99"/>
      <style:text-properties fo:font-weight="bold" style:font-weight-asian="bold" style:font-weight-complex="bold"/>
    </style:style>
    <style:style style:name="ce13" style:family="table-cell" style:parent-style-name="Default">
      <style:table-cell-properties fo:background-color="#ffff99"/>
    </style:style>
    <style:style style:name="ce14" style:family="table-cell" style:parent-style-name="Default">
      <style:table-cell-properties fo:background-color="transparent"/>
    </style:style>
    <style:style style:name="ce15" style:family="table-cell" style:parent-style-name="Default">
      <style:text-properties fo:font-weight="bold" style:font-weight-asian="bold" style:font-weight-complex="bold"/>
    </style:style>
    <style:style style:name="ce16" style:family="table-cell" style:parent-style-name="Default">
      <style:table-cell-properties fo:border-bottom="0.51pt solid #000080" fo:border-left="none" fo:border-right="none" fo:border-top="none"/>
    </style:style>
    <style:style style:name="ce17" style:family="table-cell" style:parent-style-name="Default">
      <style:table-cell-properties fo:background-color="#ffff99" fo:border="none"/>
    </style:style>
    <style:style style:name="ce18" style:family="table-cell" style:parent-style-name="Default">
      <style:table-cell-properties style:text-align-source="fix" style:repeat-content="false"/>
      <style:paragraph-properties fo:text-align="start" fo:margin-left="0in"/>
    </style:style>
    <style:style style:name="ce19" style:family="table-cell" style:parent-style-name="Default">
      <style:table-cell-properties fo:border-bottom="none" fo:border-left="none" fo:border-right="0.51pt solid #000080" fo:border-top="0.51pt solid #000080"/>
      <style:text-properties fo:font-weight="bold" style:font-weight-asian="bold" style:font-weight-complex="bold"/>
    </style:style>
    <style:style style:name="ce20" style:family="table-cell" style:parent-style-name="Default">
      <style:table-cell-properties fo:border-bottom="none" fo:border-left="none" fo:border-right="0.51pt solid #000080" fo:border-top="none"/>
    </style:style>
    <style:style style:name="ce21" style:family="table-cell" style:parent-style-name="Default">
      <style:table-cell-properties fo:border-bottom="none" fo:background-color="#ffff99" fo:border-left="none" fo:border-right="0.51pt solid #000080" fo:border-top="none"/>
      <style:text-properties fo:font-weight="bold" style:font-weight-asian="bold" style:font-weight-complex="bold"/>
    </style:style>
    <style:style style:name="ce22" style:family="table-cell" style:parent-style-name="Default">
      <style:table-cell-properties fo:border-bottom="none" fo:background-color="#ffff99" fo:border-left="none" fo:border-right="0.51pt solid #000080" fo:border-top="none"/>
    </style:style>
    <style:style style:name="ce23" style:family="table-cell" style:parent-style-name="Default">
      <style:table-cell-properties fo:border-bottom="none" fo:background-color="transparent" fo:border-left="none" fo:border-right="0.51pt solid #000080" fo:border-top="none"/>
    </style:style>
    <style:style style:name="ce24" style:family="table-cell" style:parent-style-name="Default">
      <style:table-cell-properties fo:border-bottom="none" fo:border-left="none" fo:border-right="0.51pt solid #000080" fo:border-top="none"/>
      <style:text-properties fo:font-weight="bold" style:font-weight-asian="bold" style:font-weight-complex="bold"/>
    </style:style>
    <style:style style:name="ce25" style:family="table-cell" style:parent-style-name="Default">
      <style:table-cell-properties fo:border-bottom="0.51pt solid #000080" fo:border-left="none" fo:border-right="0.51pt solid #000080" fo:border-top="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style-name="ce1" table:number-columns-repeated="7"/>
          <table:table-cell table:style-name="ce15" table:number-columns-repeated="1017"/>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3" office:value-type="float" office:value="1689442184" calcext:value-type="float">
            <text:p>1689442184</text:p>
          </table:table-cell>
          <table:table-cell office:value-type="string" calcext:value-type="string">
            <text:p>movie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Action</text:p>
          </table:table-cell>
          <table:table-cell table:style-name="ce13" office:value-type="string" calcext:value-type="string">
            <text:p>Adventure</text:p>
          </table:table-cell>
          <table:table-cell table:style-name="ce13" office:value-type="string" calcext:value-type="string">
            <text:p>Animation</text:p>
          </table:table-cell>
          <table:table-cell table:style-name="ce13" office:value-type="string" calcext:value-type="string">
            <text:p>Biography</text:p>
          </table:table-cell>
          <table:table-cell table:style-name="ce13" office:value-type="string" calcext:value-type="string">
            <text:p>Comedy</text:p>
          </table:table-cell>
          <table:table-cell table:style-name="ce13"/>
          <table:table-cell table:style-name="ce22"/>
          <table:table-cell table:number-columns-repeated="1017"/>
        </table:table-row>
        <table:table-row table:style-name="ro1">
          <table:table-cell table:style-name="ce5" office:value-type="string" calcext:value-type="string">
            <text:p>Crime</text:p>
          </table:table-cell>
          <table:table-cell table:style-name="ce13" office:value-type="string" calcext:value-type="string">
            <text:p>Documentary</text:p>
          </table:table-cell>
          <table:table-cell table:style-name="ce13" office:value-type="string" calcext:value-type="string">
            <text:p>Drama</text:p>
          </table:table-cell>
          <table:table-cell table:style-name="ce13" office:value-type="string" calcext:value-type="string">
            <text:p>Family</text:p>
          </table:table-cell>
          <table:table-cell table:style-name="ce13" office:value-type="string" calcext:value-type="string">
            <text:p>Fantasy</text:p>
          </table:table-cell>
          <table:table-cell table:style-name="ce13"/>
          <table:table-cell table:style-name="ce22"/>
          <table:table-cell table:number-columns-repeated="1017"/>
        </table:table-row>
        <table:table-row table:style-name="ro1">
          <table:table-cell table:style-name="ce5" office:value-type="string" calcext:value-type="string">
            <text:p>Film-Noir</text:p>
          </table:table-cell>
          <table:table-cell table:style-name="ce13" office:value-type="string" calcext:value-type="string">
            <text:p>History</text:p>
          </table:table-cell>
          <table:table-cell table:style-name="ce13" office:value-type="string" calcext:value-type="string">
            <text:p>Horror</text:p>
          </table:table-cell>
          <table:table-cell table:style-name="ce13" office:value-type="string" calcext:value-type="string">
            <text:p>Musical</text:p>
          </table:table-cell>
          <table:table-cell table:style-name="ce13" office:value-type="string" calcext:value-type="string">
            <text:p>Mystery</text:p>
          </table:table-cell>
          <table:table-cell table:style-name="ce13"/>
          <table:table-cell table:style-name="ce22"/>
          <table:table-cell table:number-columns-repeated="1017"/>
        </table:table-row>
        <table:table-row table:style-name="ro1">
          <table:table-cell table:style-name="ce5" office:value-type="string" calcext:value-type="string">
            <text:p>Romance</text:p>
          </table:table-cell>
          <table:table-cell table:style-name="ce13" office:value-type="string" calcext:value-type="string">
            <text:p>Sci-Fi</text:p>
          </table:table-cell>
          <table:table-cell table:style-name="ce13" office:value-type="string" calcext:value-type="string">
            <text:p>Sport</text:p>
          </table:table-cell>
          <table:table-cell table:style-name="ce13" office:value-type="string" calcext:value-type="string">
            <text:p>Thriller</text:p>
          </table:table-cell>
          <table:table-cell table:style-name="ce13" office:value-type="string" calcext:value-type="string">
            <text:p>War</text:p>
          </table:table-cell>
          <table:table-cell table:style-name="ce13"/>
          <table:table-cell table:style-name="ce22"/>
          <table:table-cell table:number-columns-repeated="1017"/>
        </table:table-row>
        <table:table-row table:style-name="ro1">
          <table:table-cell table:style-name="ce5" office:value-type="string" calcext:value-type="string">
            <text:p>Western</text:p>
          </table:table-cell>
          <table:table-cell table:style-name="ce13" table:number-columns-repeated="5"/>
          <table:table-cell table:style-name="ce22"/>
          <table:table-cell table:number-columns-repeated="1017"/>
        </table:table-row>
        <table:table-row table:style-name="ro1">
          <table:table-cell table:style-name="ce6"/>
          <table:table-cell table:style-name="ce14" table:number-columns-repeated="5"/>
          <table:table-cell table:style-name="ce23"/>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genre&quot;)" office:value-type="string" office:string-value="http://dbpedia.org/property/genre" calcext:value-type="string">
            <text:p>http://dbpedia.org/property/genre</text:p>
          </table:table-cell>
          <table:table-cell office:value-type="string" calcext:value-type="string">
            <text:p>genre</text:p>
          </table:table-cell>
          <table:table-cell table:number-columns-repeated="2"/>
          <table:table-cell table:style-name="ce18" office:value-type="string" calcext:value-type="string">
            <text:p>an album has genre Trance music (an entity of type genre)</text:p>
          </table:table-cell>
          <table:table-cell office:value-type="string" calcext:value-type="string">
            <text:p>an album has genre Rhythm and blues (an entity of type topical concept)</text:p>
          </table:table-cell>
          <table:table-cell table:style-name="ce20" table:formula="of:=HYPERLINK(&quot;http://goo.gl/R2gDDi&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genre&quot;)" office:value-type="string" office:string-value="http://dbpedia.org/ontology/genre" calcext:value-type="string">
            <text:p>http://dbpedia.org/ontology/genre</text:p>
          </table:table-cell>
          <table:table-cell office:value-type="string" calcext:value-type="string">
            <text:p>genre</text:p>
          </table:table-cell>
          <table:table-cell table:number-columns-repeated="2"/>
          <table:table-cell office:value-type="string" calcext:value-type="string">
            <text:p>a Band has genre Reggae rock (an entity of type topical concept)</text:p>
          </table:table-cell>
          <table:table-cell office:value-type="string" calcext:value-type="string">
            <text:p>an agent has genre Blues (an entity of type genre)</text:p>
          </table:table-cell>
          <table:table-cell table:style-name="ce20" table:formula="of:=HYPERLINK(&quot;http://goo.gl/1t7RpI&quot;;&quot;View More&quot;)" office:value-type="string" office:string-value="View More" calcext:value-type="string">
            <text:p>View More</text:p>
          </table:table-cell>
          <table:table-cell table:number-columns-repeated="1017"/>
        </table:table-row>
        <table:table-row table:style-name="ro2">
          <table:table-cell table:style-name="ce8" table:formula="of:=HYPERLINK(&quot;http://dbpedia.org/property/tagline&quot;)" office:value-type="string" office:string-value="http://dbpedia.org/property/tagline" calcext:value-type="string">
            <text:p>http://dbpedia.org/property/tagline</text:p>
          </table:table-cell>
          <table:table-cell office:value-type="string" calcext:value-type="string">
            <text:p>tagline</text:p>
          </table:table-cell>
          <table:table-cell table:number-columns-repeated="2"/>
          <table:table-cell office:value-type="string" calcext:value-type="string">
            <text:p>an educational institution has tagline Built By Artists for Artists</text:p>
          </table:table-cell>
          <table:table-cell office:value-type="string" calcext:value-type="string">
            <text:p>an agent has tagline A Mark Of True Design</text:p>
          </table:table-cell>
          <table:table-cell table:style-name="ce20" table:formula="of:=HYPERLINK(&quot;http://goo.gl/tP3nCs&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type&quot;)" office:value-type="string" office:string-value="http://dbpedia.org/property/type" calcext:value-type="string">
            <text:p>http://dbpedia.org/property/type</text:p>
          </table:table-cell>
          <table:table-cell office:value-type="string" calcext:value-type="string">
            <text:p>type</text:p>
          </table:table-cell>
          <table:table-cell table:number-columns-repeated="2"/>
          <table:table-cell office:value-type="string" calcext:value-type="string">
            <text:p>an agent has type Cavalry (an entity of type agent)</text:p>
          </table:table-cell>
          <table:table-cell office:value-type="string" calcext:value-type="string">
            <text:p>a musical work has type Live album</text:p>
          </table:table-cell>
          <table:table-cell table:style-name="ce20" table:formula="of:=HYPERLINK(&quot;http://goo.gl/C6tj9D&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genres&quot;)" office:value-type="string" office:string-value="http://dbpedia.org/property/genres" calcext:value-type="string">
            <text:p>http://dbpedia.org/property/genres</text:p>
          </table:table-cell>
          <table:table-cell office:value-type="string" calcext:value-type="string">
            <text:p>genres</text:p>
          </table:table-cell>
          <table:table-cell table:number-columns-repeated="2"/>
          <table:table-cell office:value-type="string" calcext:value-type="string">
            <text:p>an agent has genres Punk rock (an entity of type music genre)</text:p>
          </table:table-cell>
          <table:table-cell office:value-type="string" calcext:value-type="string">
            <text:p>a person has genres Americana (music) (an entity of type topical concept)</text:p>
          </table:table-cell>
          <table:table-cell table:style-name="ce20" table:formula="of:=HYPERLINK(&quot;http://goo.gl/ibxlcc&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genere&quot;)" office:value-type="string" office:string-value="http://dbpedia.org/property/genere" calcext:value-type="string">
            <text:p>http://dbpedia.org/property/genere</text:p>
          </table:table-cell>
          <table:table-cell office:value-type="string" calcext:value-type="string">
            <text:p>genere</text:p>
          </table:table-cell>
          <table:table-cell table:number-columns-repeated="2"/>
          <table:table-cell office:value-type="string" calcext:value-type="string">
            <text:p>a person has genere Jazz (an entity of type music genre)</text:p>
          </table:table-cell>
          <table:table-cell office:value-type="string" calcext:value-type="string">
            <text:p>an artist has genere Soul music (an entity of type music genre)</text:p>
          </table:table-cell>
          <table:table-cell table:style-name="ce20" table:formula="of:=HYPERLINK(&quot;http://goo.gl/2YymTc&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genre(s)_&quot;)" office:value-type="string" office:string-value="http://dbpedia.org/property/genre(s)_" calcext:value-type="string">
            <text:p>http://dbpedia.org/property/genre(s)_</text:p>
          </table:table-cell>
          <table:table-cell office:value-type="string" calcext:value-type="string">
            <text:p>genre(s)_</text:p>
          </table:table-cell>
          <table:table-cell table:number-columns-repeated="4"/>
          <table:table-cell table:style-name="ce20" table:formula="of:=HYPERLINK(&quot;http://goo.gl/j0cQN1&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genera&quot;)" office:value-type="string" office:string-value="http://dbpedia.org/property/genera" calcext:value-type="string">
            <text:p>http://dbpedia.org/property/genera</text:p>
          </table:table-cell>
          <table:table-cell office:value-type="string" calcext:value-type="string">
            <text:p>genera</text:p>
          </table:table-cell>
          <table:table-cell table:number-columns-repeated="2"/>
          <table:table-cell office:value-type="string" calcext:value-type="string">
            <text:p>a fungus has genera Togninia</text:p>
          </table:table-cell>
          <table:table-cell office:value-type="string" calcext:value-type="string">
            <text:p>a work has genera Horror film (an entity of type genre)</text:p>
          </table:table-cell>
          <table:table-cell table:style-name="ce20" table:formula="of:=HYPERLINK(&quot;http://goo.gl/a0wFiw&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influences&quot;)" office:value-type="string" office:string-value="http://dbpedia.org/property/influences" calcext:value-type="string">
            <text:p>http://dbpedia.org/property/influences</text:p>
          </table:table-cell>
          <table:table-cell office:value-type="string" calcext:value-type="string">
            <text:p>influences</text:p>
          </table:table-cell>
          <table:table-cell table:number-columns-repeated="2"/>
          <table:table-cell office:value-type="string" calcext:value-type="string">
            <text:p>a philosopher has influences Auguste Comte (an entity of type philosopher)</text:p>
          </table:table-cell>
          <table:table-cell office:value-type="string" calcext:value-type="string">
            <text:p>a comics creator has influences George P%C3%A9rez (an entity of type artist)</text:p>
          </table:table-cell>
          <table:table-cell table:style-name="ce20" table:formula="of:=HYPERLINK(&quot;http://goo.gl/UF6ewv&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topic&quot;)" office:value-type="string" office:string-value="http://dbpedia.org/property/topic" calcext:value-type="string">
            <text:p>http://dbpedia.org/property/topic</text:p>
          </table:table-cell>
          <table:table-cell table:style-name="ce16" office:value-type="string" calcext:value-type="string">
            <text:p>topic</text:p>
          </table:table-cell>
          <table:table-cell table:style-name="ce16" table:number-columns-repeated="2"/>
          <table:table-cell table:style-name="ce16" office:value-type="string" calcext:value-type="string">
            <text:p>a mean of transportation has topic MiG-29 overview</text:p>
          </table:table-cell>
          <table:table-cell table:style-name="ce16" office:value-type="string" calcext:value-type="string">
            <text:p>a weapon has topic Viviane night sight</text:p>
          </table:table-cell>
          <table:table-cell table:style-name="ce25" table:formula="of:=HYPERLINK(&quot;http://goo.gl/cvOntT&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3" office:value-type="float" office:value="1744816435" calcext:value-type="float">
            <text:p>1744816435</text:p>
          </table:table-cell>
          <table:table-cell office:value-type="string" calcext:value-type="string">
            <text:p>basketball player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float" office:value="1948" calcext:value-type="float">
            <text:p>1948</text:p>
          </table:table-cell>
          <table:table-cell table:style-name="ce13" office:value-type="float" office:value="1949" calcext:value-type="float">
            <text:p>1949</text:p>
          </table:table-cell>
          <table:table-cell table:style-name="ce13" office:value-type="float" office:value="1950" calcext:value-type="float">
            <text:p>1950</text:p>
          </table:table-cell>
          <table:table-cell table:style-name="ce13" office:value-type="float" office:value="1951" calcext:value-type="float">
            <text:p>1951</text:p>
          </table:table-cell>
          <table:table-cell table:style-name="ce13" office:value-type="float" office:value="1952" calcext:value-type="float">
            <text:p>1952</text:p>
          </table:table-cell>
          <table:table-cell table:style-name="ce13"/>
          <table:table-cell table:style-name="ce22"/>
          <table:table-cell table:number-columns-repeated="1017"/>
        </table:table-row>
        <table:table-row table:style-name="ro1">
          <table:table-cell table:style-name="ce5" office:value-type="float" office:value="1953" calcext:value-type="float">
            <text:p>1953</text:p>
          </table:table-cell>
          <table:table-cell table:style-name="ce13" office:value-type="float" office:value="1954" calcext:value-type="float">
            <text:p>1954</text:p>
          </table:table-cell>
          <table:table-cell table:style-name="ce13" office:value-type="float" office:value="1955" calcext:value-type="float">
            <text:p>1955</text:p>
          </table:table-cell>
          <table:table-cell table:style-name="ce13" office:value-type="float" office:value="1956" calcext:value-type="float">
            <text:p>1956</text:p>
          </table:table-cell>
          <table:table-cell table:style-name="ce13" office:value-type="float" office:value="1957" calcext:value-type="float">
            <text:p>1957</text:p>
          </table:table-cell>
          <table:table-cell table:style-name="ce13"/>
          <table:table-cell table:style-name="ce22"/>
          <table:table-cell table:number-columns-repeated="1017"/>
        </table:table-row>
        <table:table-row table:style-name="ro1">
          <table:table-cell table:style-name="ce5" office:value-type="float" office:value="1958" calcext:value-type="float">
            <text:p>1958</text:p>
          </table:table-cell>
          <table:table-cell table:style-name="ce13" office:value-type="float" office:value="1959" calcext:value-type="float">
            <text:p>1959</text:p>
          </table:table-cell>
          <table:table-cell table:style-name="ce13" office:value-type="float" office:value="1960" calcext:value-type="float">
            <text:p>1960</text:p>
          </table:table-cell>
          <table:table-cell table:style-name="ce13" office:value-type="float" office:value="1961" calcext:value-type="float">
            <text:p>1961</text:p>
          </table:table-cell>
          <table:table-cell table:style-name="ce13" office:value-type="float" office:value="1962" calcext:value-type="float">
            <text:p>1962</text:p>
          </table:table-cell>
          <table:table-cell table:style-name="ce13"/>
          <table:table-cell table:style-name="ce22"/>
          <table:table-cell table:number-columns-repeated="1017"/>
        </table:table-row>
        <table:table-row table:style-name="ro1">
          <table:table-cell table:style-name="ce5" office:value-type="float" office:value="1963" calcext:value-type="float">
            <text:p>1963</text:p>
          </table:table-cell>
          <table:table-cell table:style-name="ce13" office:value-type="float" office:value="1964" calcext:value-type="float">
            <text:p>1964</text:p>
          </table:table-cell>
          <table:table-cell table:style-name="ce13" office:value-type="float" office:value="1965" calcext:value-type="float">
            <text:p>1965</text:p>
          </table:table-cell>
          <table:table-cell table:style-name="ce13" office:value-type="float" office:value="1966" calcext:value-type="float">
            <text:p>1966</text:p>
          </table:table-cell>
          <table:table-cell table:style-name="ce13" office:value-type="float" office:value="1967" calcext:value-type="float">
            <text:p>1967</text:p>
          </table:table-cell>
          <table:table-cell table:style-name="ce13"/>
          <table:table-cell table:style-name="ce22"/>
          <table:table-cell table:number-columns-repeated="1017"/>
        </table:table-row>
        <table:table-row table:style-name="ro1">
          <table:table-cell table:style-name="ce5" office:value-type="float" office:value="1968" calcext:value-type="float">
            <text:p>1968</text:p>
          </table:table-cell>
          <table:table-cell table:style-name="ce13" office:value-type="float" office:value="1969" calcext:value-type="float">
            <text:p>1969</text:p>
          </table:table-cell>
          <table:table-cell table:style-name="ce13" office:value-type="float" office:value="1970" calcext:value-type="float">
            <text:p>1970</text:p>
          </table:table-cell>
          <table:table-cell table:style-name="ce13" office:value-type="float" office:value="1971" calcext:value-type="float">
            <text:p>1971</text:p>
          </table:table-cell>
          <table:table-cell table:style-name="ce13" office:value-type="float" office:value="1972" calcext:value-type="float">
            <text:p>1972</text:p>
          </table:table-cell>
          <table:table-cell table:style-name="ce13"/>
          <table:table-cell table:style-name="ce22"/>
          <table:table-cell table:number-columns-repeated="1017"/>
        </table:table-row>
        <table:table-row table:style-name="ro1">
          <table:table-cell table:style-name="ce5" office:value-type="float" office:value="1973" calcext:value-type="float">
            <text:p>1973</text:p>
          </table:table-cell>
          <table:table-cell table:style-name="ce13" office:value-type="float" office:value="1974" calcext:value-type="float">
            <text:p>1974</text:p>
          </table:table-cell>
          <table:table-cell table:style-name="ce13" office:value-type="float" office:value="1975" calcext:value-type="float">
            <text:p>1975</text:p>
          </table:table-cell>
          <table:table-cell table:style-name="ce13" office:value-type="float" office:value="1976" calcext:value-type="float">
            <text:p>1976</text:p>
          </table:table-cell>
          <table:table-cell table:style-name="ce13" office:value-type="float" office:value="1977" calcext:value-type="float">
            <text:p>1977</text:p>
          </table:table-cell>
          <table:table-cell table:style-name="ce13"/>
          <table:table-cell table:style-name="ce22"/>
          <table:table-cell table:number-columns-repeated="1017"/>
        </table:table-row>
        <table:table-row table:style-name="ro1">
          <table:table-cell table:style-name="ce5" office:value-type="float" office:value="1978" calcext:value-type="float">
            <text:p>1978</text:p>
          </table:table-cell>
          <table:table-cell table:style-name="ce13" office:value-type="float" office:value="1979" calcext:value-type="float">
            <text:p>1979</text:p>
          </table:table-cell>
          <table:table-cell table:style-name="ce13" office:value-type="float" office:value="1980" calcext:value-type="float">
            <text:p>1980</text:p>
          </table:table-cell>
          <table:table-cell table:style-name="ce13" office:value-type="float" office:value="1981" calcext:value-type="float">
            <text:p>1981</text:p>
          </table:table-cell>
          <table:table-cell table:style-name="ce13" office:value-type="float" office:value="1982" calcext:value-type="float">
            <text:p>1982</text:p>
          </table:table-cell>
          <table:table-cell table:style-name="ce13"/>
          <table:table-cell table:style-name="ce22"/>
          <table:table-cell table:number-columns-repeated="1017"/>
        </table:table-row>
        <table:table-row table:style-name="ro1">
          <table:table-cell table:style-name="ce5" office:value-type="float" office:value="1983" calcext:value-type="float">
            <text:p>1983</text:p>
          </table:table-cell>
          <table:table-cell table:style-name="ce13" office:value-type="float" office:value="1984" calcext:value-type="float">
            <text:p>1984</text:p>
          </table:table-cell>
          <table:table-cell table:style-name="ce13" office:value-type="float" office:value="1985" calcext:value-type="float">
            <text:p>1985</text:p>
          </table:table-cell>
          <table:table-cell table:style-name="ce13" office:value-type="float" office:value="1986" calcext:value-type="float">
            <text:p>1986</text:p>
          </table:table-cell>
          <table:table-cell table:style-name="ce13" office:value-type="float" office:value="1987" calcext:value-type="float">
            <text:p>1987</text:p>
          </table:table-cell>
          <table:table-cell table:style-name="ce13"/>
          <table:table-cell table:style-name="ce22"/>
          <table:table-cell table:number-columns-repeated="1017"/>
        </table:table-row>
        <table:table-row table:style-name="ro1">
          <table:table-cell table:style-name="ce5" office:value-type="float" office:value="1988" calcext:value-type="float">
            <text:p>1988</text:p>
          </table:table-cell>
          <table:table-cell table:style-name="ce13" office:value-type="float" office:value="1989" calcext:value-type="float">
            <text:p>1989</text:p>
          </table:table-cell>
          <table:table-cell table:style-name="ce13" office:value-type="float" office:value="1990" calcext:value-type="float">
            <text:p>1990</text:p>
          </table:table-cell>
          <table:table-cell table:style-name="ce13" office:value-type="float" office:value="1991" calcext:value-type="float">
            <text:p>1991</text:p>
          </table:table-cell>
          <table:table-cell table:style-name="ce13" office:value-type="float" office:value="1992" calcext:value-type="float">
            <text:p>1992</text:p>
          </table:table-cell>
          <table:table-cell table:style-name="ce13"/>
          <table:table-cell table:style-name="ce22"/>
          <table:table-cell table:number-columns-repeated="1017"/>
        </table:table-row>
        <table:table-row table:style-name="ro1">
          <table:table-cell table:style-name="ce5" office:value-type="float" office:value="1993" calcext:value-type="float">
            <text:p>1993</text:p>
          </table:table-cell>
          <table:table-cell table:style-name="ce13" office:value-type="float" office:value="1994" calcext:value-type="float">
            <text:p>1994</text:p>
          </table:table-cell>
          <table:table-cell table:style-name="ce13" office:value-type="float" office:value="1995" calcext:value-type="float">
            <text:p>1995</text:p>
          </table:table-cell>
          <table:table-cell table:style-name="ce13" office:value-type="float" office:value="1996" calcext:value-type="float">
            <text:p>1996</text:p>
          </table:table-cell>
          <table:table-cell table:style-name="ce13" office:value-type="float" office:value="1997" calcext:value-type="float">
            <text:p>1997</text:p>
          </table:table-cell>
          <table:table-cell table:style-name="ce13"/>
          <table:table-cell table:style-name="ce22"/>
          <table:table-cell table:number-columns-repeated="1017"/>
        </table:table-row>
        <table:table-row table:style-name="ro1">
          <table:table-cell table:style-name="ce5" office:value-type="float" office:value="1998" calcext:value-type="float">
            <text:p>1998</text:p>
          </table:table-cell>
          <table:table-cell table:style-name="ce13" office:value-type="float" office:value="1999" calcext:value-type="float">
            <text:p>1999</text:p>
          </table:table-cell>
          <table:table-cell table:style-name="ce13" office:value-type="float" office:value="2000" calcext:value-type="float">
            <text:p>2000</text:p>
          </table:table-cell>
          <table:table-cell table:style-name="ce13" office:value-type="float" office:value="2001" calcext:value-type="float">
            <text:p>2001</text:p>
          </table:table-cell>
          <table:table-cell table:style-name="ce13" office:value-type="float" office:value="2002" calcext:value-type="float">
            <text:p>2002</text:p>
          </table:table-cell>
          <table:table-cell table:style-name="ce13"/>
          <table:table-cell table:style-name="ce22"/>
          <table:table-cell table:number-columns-repeated="1017"/>
        </table:table-row>
        <table:table-row table:style-name="ro1">
          <table:table-cell table:style-name="ce5" office:value-type="float" office:value="2003" calcext:value-type="float">
            <text:p>2003</text:p>
          </table:table-cell>
          <table:table-cell table:style-name="ce13" office:value-type="float" office:value="2004" calcext:value-type="float">
            <text:p>2004</text:p>
          </table:table-cell>
          <table:table-cell table:style-name="ce13" office:value-type="float" office:value="2005" calcext:value-type="float">
            <text:p>2005</text:p>
          </table:table-cell>
          <table:table-cell table:style-name="ce13" office:value-type="float" office:value="2006" calcext:value-type="float">
            <text:p>2006</text:p>
          </table:table-cell>
          <table:table-cell table:style-name="ce13" office:value-type="float" office:value="2007" calcext:value-type="float">
            <text:p>2007</text:p>
          </table:table-cell>
          <table:table-cell table:style-name="ce13"/>
          <table:table-cell table:style-name="ce22"/>
          <table:table-cell table:number-columns-repeated="1017"/>
        </table:table-row>
        <table:table-row table:style-name="ro1">
          <table:table-cell table:style-name="ce5" office:value-type="float" office:value="2008" calcext:value-type="float">
            <text:p>2008</text:p>
          </table:table-cell>
          <table:table-cell table:style-name="ce13" office:value-type="float" office:value="2009" calcext:value-type="float">
            <text:p>2009</text:p>
          </table:table-cell>
          <table:table-cell table:style-name="ce13" office:value-type="float" office:value="2010" calcext:value-type="float">
            <text:p>2010</text:p>
          </table:table-cell>
          <table:table-cell table:style-name="ce13" office:value-type="float" office:value="2011" calcext:value-type="float">
            <text:p>2011</text:p>
          </table:table-cell>
          <table:table-cell table:style-name="ce13" office:value-type="float" office:value="2012" calcext:value-type="float">
            <text:p>2012</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year1start&quot;)" office:value-type="string" office:string-value="http://dbpedia.org/property/year1start" calcext:value-type="string">
            <text:p>http://dbpedia.org/property/year1start</text:p>
          </table:table-cell>
          <table:table-cell office:value-type="string" calcext:value-type="string">
            <text:p>year1start</text:p>
          </table:table-cell>
          <table:table-cell table:number-columns-repeated="2"/>
          <table:table-cell office:value-type="string" calcext:value-type="string">
            <text:p>a rugby player has year1start 1935</text:p>
          </table:table-cell>
          <table:table-cell office:value-type="string" calcext:value-type="string">
            <text:p>an athlete has year1start ≤1950</text:p>
          </table:table-cell>
          <table:table-cell table:style-name="ce20" table:formula="of:=HYPERLINK(&quot;http://goo.gl/4cWLKz&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quot;)" office:value-type="string" office:string-value="http://dbpedia.org/property/year" calcext:value-type="string">
            <text:p>http://dbpedia.org/property/year</text:p>
          </table:table-cell>
          <table:table-cell office:value-type="string" calcext:value-type="string">
            <text:p>year</text:p>
          </table:table-cell>
          <table:table-cell table:number-columns-repeated="2"/>
          <table:table-cell office:value-type="string" calcext:value-type="string">
            <text:p>an agent has year 2003</text:p>
          </table:table-cell>
          <table:table-cell office:value-type="string" calcext:value-type="string">
            <text:p>an agent has year 18751886</text:p>
          </table:table-cell>
          <table:table-cell table:style-name="ce20" table:formula="of:=HYPERLINK(&quot;http://goo.gl/yzBSQL&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revYear&quot;)" office:value-type="string" office:string-value="http://dbpedia.org/property/prevYear" calcext:value-type="string">
            <text:p>http://dbpedia.org/property/prevYear</text:p>
          </table:table-cell>
          <table:table-cell office:value-type="string" calcext:value-type="string">
            <text:p>prevYear</text:p>
          </table:table-cell>
          <table:table-cell table:number-columns-repeated="2"/>
          <table:table-cell office:value-type="string" calcext:value-type="string">
            <text:p>a Eurovision song contest entry has prev year 1958</text:p>
          </table:table-cell>
          <table:table-cell office:value-type="string" calcext:value-type="string">
            <text:p>a sports team season has prev year 1920</text:p>
          </table:table-cell>
          <table:table-cell table:style-name="ce20" table:formula="of:=HYPERLINK(&quot;http://goo.gl/hKXHu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finalyear&quot;)" office:value-type="string" office:string-value="http://dbpedia.org/property/finalyear" calcext:value-type="string">
            <text:p>http://dbpedia.org/property/finalyear</text:p>
          </table:table-cell>
          <table:table-cell office:value-type="string" calcext:value-type="string">
            <text:p>finalyear</text:p>
          </table:table-cell>
          <table:table-cell table:number-columns-repeated="2"/>
          <table:table-cell office:value-type="string" calcext:value-type="string">
            <text:p>a person has finalyear 1991</text:p>
          </table:table-cell>
          <table:table-cell office:value-type="string" calcext:value-type="string">
            <text:p>a baseball player has finalyear 2009</text:p>
          </table:table-cell>
          <table:table-cell table:style-name="ce20" table:formula="of:=HYPERLINK(&quot;http://goo.gl/tqGBwd&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layingYears&quot;)" office:value-type="string" office:string-value="http://dbpedia.org/property/playingYears" calcext:value-type="string">
            <text:p>http://dbpedia.org/property/playingYears</text:p>
          </table:table-cell>
          <table:table-cell office:value-type="string" calcext:value-type="string">
            <text:p>playingYears</text:p>
          </table:table-cell>
          <table:table-cell table:number-columns-repeated="2"/>
          <table:table-cell office:value-type="string" calcext:value-type="string">
            <text:p>an agent has playing years 1927</text:p>
          </table:table-cell>
          <table:table-cell office:value-type="string" calcext:value-type="string">
            <text:p>an athlete has playing years 1919</text:p>
          </table:table-cell>
          <table:table-cell table:style-name="ce20" table:formula="of:=HYPERLINK(&quot;http://goo.gl/BSa2db&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ateOfDeath&quot;)" office:value-type="string" office:string-value="http://dbpedia.org/property/dateOfDeath" calcext:value-type="string">
            <text:p>http://dbpedia.org/property/dateOfDeath</text:p>
          </table:table-cell>
          <table:table-cell office:value-type="string" calcext:value-type="string">
            <text:p>dateOfDeath</text:p>
          </table:table-cell>
          <table:table-cell table:number-columns-repeated="2"/>
          <table:table-cell office:value-type="string" calcext:value-type="string">
            <text:p>an agent has DATE OF DEATH 944</text:p>
          </table:table-cell>
          <table:table-cell office:value-type="string" calcext:value-type="string">
            <text:p>a person has DATE OF DEATH 1963-12-27+02:00</text:p>
          </table:table-cell>
          <table:table-cell table:style-name="ce20" table:formula="of:=HYPERLINK(&quot;http://goo.gl/MsYYIW&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areerStart&quot;)" office:value-type="string" office:string-value="http://dbpedia.org/property/careerStart" calcext:value-type="string">
            <text:p>http://dbpedia.org/property/careerStart</text:p>
          </table:table-cell>
          <table:table-cell office:value-type="string" calcext:value-type="string">
            <text:p>careerStart</text:p>
          </table:table-cell>
          <table:table-cell table:number-columns-repeated="2"/>
          <table:table-cell office:value-type="string" calcext:value-type="string">
            <text:p>an athlete has career start 1966</text:p>
          </table:table-cell>
          <table:table-cell office:value-type="string" calcext:value-type="string">
            <text:p>an athlete has career start 1988</text:p>
          </table:table-cell>
          <table:table-cell table:style-name="ce20" table:formula="of:=HYPERLINK(&quot;http://goo.gl/t2Bv2b&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activeYearsEndDate&quot;)" office:value-type="string" office:string-value="http://dbpedia.org/ontology/activeYearsEndDate" calcext:value-type="string">
            <text:p>http://dbpedia.org/ontology/activeYearsEndDate</text:p>
          </table:table-cell>
          <table:table-cell office:value-type="string" calcext:value-type="string">
            <text:p>activeYearsEndDate</text:p>
          </table:table-cell>
          <table:table-cell table:number-columns-repeated="2"/>
          <table:table-cell office:value-type="string" calcext:value-type="string">
            <text:p>a person has active years end date 1877-03-03+02:00</text:p>
          </table:table-cell>
          <table:table-cell office:value-type="string" calcext:value-type="string">
            <text:p>an agent has active years end date 1924-07-05+02:00</text:p>
          </table:table-cell>
          <table:table-cell table:style-name="ce20" table:formula="of:=HYPERLINK(&quot;http://goo.gl/zde24W&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eathDate&quot;)" office:value-type="string" office:string-value="http://dbpedia.org/property/deathDate" calcext:value-type="string">
            <text:p>http://dbpedia.org/property/deathDate</text:p>
          </table:table-cell>
          <table:table-cell office:value-type="string" calcext:value-type="string">
            <text:p>deathDate</text:p>
          </table:table-cell>
          <table:table-cell table:number-columns-repeated="2"/>
          <table:table-cell office:value-type="string" calcext:value-type="string">
            <text:p>a person has death date 1991</text:p>
          </table:table-cell>
          <table:table-cell office:value-type="string" calcext:value-type="string">
            <text:p>an agent has death date 757</text:p>
          </table:table-cell>
          <table:table-cell table:style-name="ce20" table:formula="of:=HYPERLINK(&quot;http://goo.gl/bTBXR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pro&quot;)" office:value-type="string" office:string-value="http://dbpedia.org/property/yearpro" calcext:value-type="string">
            <text:p>http://dbpedia.org/property/yearpro</text:p>
          </table:table-cell>
          <table:table-cell office:value-type="string" calcext:value-type="string">
            <text:p>yearpro</text:p>
          </table:table-cell>
          <table:table-cell table:number-columns-repeated="2"/>
          <table:table-cell office:value-type="string" calcext:value-type="string">
            <text:p>a person has yearpro 1945</text:p>
          </table:table-cell>
          <table:table-cell office:value-type="string" calcext:value-type="string">
            <text:p>an agent has yearpro 1989</text:p>
          </table:table-cell>
          <table:table-cell table:style-name="ce20" table:formula="of:=HYPERLINK(&quot;http://goo.gl/3pN1G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deathDate&quot;)" office:value-type="string" office:string-value="http://dbpedia.org/ontology/deathDate" calcext:value-type="string">
            <text:p>http://dbpedia.org/ontology/deathDate</text:p>
          </table:table-cell>
          <table:table-cell office:value-type="string" calcext:value-type="string">
            <text:p>deathDate</text:p>
          </table:table-cell>
          <table:table-cell table:number-columns-repeated="2"/>
          <table:table-cell office:value-type="string" calcext:value-type="string">
            <text:p>a person has death date 2007-08-23+02:00</text:p>
          </table:table-cell>
          <table:table-cell office:value-type="string" calcext:value-type="string">
            <text:p>a person has death date 1965-05-02+02:00</text:p>
          </table:table-cell>
          <table:table-cell table:style-name="ce20" table:formula="of:=HYPERLINK(&quot;http://goo.gl/kNQ5Zq&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tartyear&quot;)" office:value-type="string" office:string-value="http://dbpedia.org/property/startyear" calcext:value-type="string">
            <text:p>http://dbpedia.org/property/startyear</text:p>
          </table:table-cell>
          <table:table-cell office:value-type="string" calcext:value-type="string">
            <text:p>startyear</text:p>
          </table:table-cell>
          <table:table-cell table:number-columns-repeated="2"/>
          <table:table-cell office:value-type="string" calcext:value-type="string">
            <text:p>an agent has startyear 1996</text:p>
          </table:table-cell>
          <table:table-cell office:value-type="string" calcext:value-type="string">
            <text:p>a person has startyear 2012</text:p>
          </table:table-cell>
          <table:table-cell table:style-name="ce20" table:formula="of:=HYPERLINK(&quot;http://goo.gl/lVHNjb&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draftYear&quot;)" office:value-type="string" office:string-value="http://dbpedia.org/ontology/draftYear" calcext:value-type="string">
            <text:p>http://dbpedia.org/ontology/draftYear</text:p>
          </table:table-cell>
          <table:table-cell office:value-type="string" calcext:value-type="string">
            <text:p>draftYear</text:p>
          </table:table-cell>
          <table:table-cell table:number-columns-repeated="2"/>
          <table:table-cell office:value-type="string" calcext:value-type="string">
            <text:p>a person has draft year 1957-12-31T22:00:00+02:00</text:p>
          </table:table-cell>
          <table:table-cell office:value-type="string" calcext:value-type="string">
            <text:p>an ice hockey player has draft year 1997-12-31T22:00:00+02:00</text:p>
          </table:table-cell>
          <table:table-cell table:style-name="ce20" table:formula="of:=HYPERLINK(&quot;http://goo.gl/Jkhom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year&quot;)" office:value-type="string" office:string-value="http://dbpedia.org/ontology/year" calcext:value-type="string">
            <text:p>http://dbpedia.org/ontology/year</text:p>
          </table:table-cell>
          <table:table-cell office:value-type="string" calcext:value-type="string">
            <text:p>year</text:p>
          </table:table-cell>
          <table:table-cell table:number-columns-repeated="2"/>
          <table:table-cell office:value-type="string" calcext:value-type="string">
            <text:p>a sports team season has year 1936-12-31T22:00:00+02:00</text:p>
          </table:table-cell>
          <table:table-cell office:value-type="string" calcext:value-type="string">
            <text:p>a sports team season has year 1941-12-31T22:00:00+02:00</text:p>
          </table:table-cell>
          <table:table-cell table:style-name="ce20" table:formula="of:=HYPERLINK(&quot;http://goo.gl/VwKpK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ationalyears&quot;)" office:value-type="string" office:string-value="http://dbpedia.org/property/nationalyears" calcext:value-type="string">
            <text:p>http://dbpedia.org/property/nationalyears</text:p>
          </table:table-cell>
          <table:table-cell office:value-type="string" calcext:value-type="string">
            <text:p>nationalyears</text:p>
          </table:table-cell>
          <table:table-cell table:number-columns-repeated="2"/>
          <table:table-cell office:value-type="string" calcext:value-type="string">
            <text:p>a soccer manager has nationalyears 1970</text:p>
          </table:table-cell>
          <table:table-cell office:value-type="string" calcext:value-type="string">
            <text:p>a person has nationalyears 1924</text:p>
          </table:table-cell>
          <table:table-cell table:style-name="ce20" table:formula="of:=HYPERLINK(&quot;http://goo.gl/Mx9MtS&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ndyear&quot;)" office:value-type="string" office:string-value="http://dbpedia.org/property/endyear" calcext:value-type="string">
            <text:p>http://dbpedia.org/property/endyear</text:p>
          </table:table-cell>
          <table:table-cell office:value-type="string" calcext:value-type="string">
            <text:p>endyear</text:p>
          </table:table-cell>
          <table:table-cell table:number-columns-repeated="2"/>
          <table:table-cell office:value-type="string" calcext:value-type="string">
            <text:p>an agent has endyear 1989-12-27+02:00</text:p>
          </table:table-cell>
          <table:table-cell office:value-type="string" calcext:value-type="string">
            <text:p>a murderer has endyear 1989-12-27+02:00</text:p>
          </table:table-cell>
          <table:table-cell table:style-name="ce20" table:formula="of:=HYPERLINK(&quot;http://goo.gl/rz6Sha&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s&quot;)" office:value-type="string" office:string-value="http://dbpedia.org/property/years" calcext:value-type="string">
            <text:p>http://dbpedia.org/property/years</text:p>
          </table:table-cell>
          <table:table-cell office:value-type="string" calcext:value-type="string">
            <text:p>years</text:p>
          </table:table-cell>
          <table:table-cell table:number-columns-repeated="2"/>
          <table:table-cell office:value-type="string" calcext:value-type="string">
            <text:p>a soccer manager has years 1971</text:p>
          </table:table-cell>
          <table:table-cell office:value-type="string" calcext:value-type="string">
            <text:p>an agent has years 1668</text:p>
          </table:table-cell>
          <table:table-cell table:style-name="ce20" table:formula="of:=HYPERLINK(&quot;http://goo.gl/OBLqO3&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areerEnd&quot;)" office:value-type="string" office:string-value="http://dbpedia.org/property/careerEnd" calcext:value-type="string">
            <text:p>http://dbpedia.org/property/careerEnd</text:p>
          </table:table-cell>
          <table:table-cell office:value-type="string" calcext:value-type="string">
            <text:p>careerEnd</text:p>
          </table:table-cell>
          <table:table-cell table:number-columns-repeated="2"/>
          <table:table-cell office:value-type="string" calcext:value-type="string">
            <text:p>an ice hockey player has career end 1930</text:p>
          </table:table-cell>
          <table:table-cell office:value-type="string" calcext:value-type="string">
            <text:p>an ice hockey player has career end 1996</text:p>
          </table:table-cell>
          <table:table-cell table:style-name="ce20" table:formula="of:=HYPERLINK(&quot;http://goo.gl/kMVJW6&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activeYearsStartYear&quot;)" office:value-type="string" office:string-value="http://dbpedia.org/ontology/activeYearsStartYear" calcext:value-type="string">
            <text:p>http://dbpedia.org/ontology/activeYearsStartYear</text:p>
          </table:table-cell>
          <table:table-cell office:value-type="string" calcext:value-type="string">
            <text:p>activeYearsStartYear</text:p>
          </table:table-cell>
          <table:table-cell table:number-columns-repeated="2"/>
          <table:table-cell office:value-type="string" calcext:value-type="string">
            <text:p>an agent has active years start year 1997-12-31T22:00:00+02:00</text:p>
          </table:table-cell>
          <table:table-cell office:value-type="string" calcext:value-type="string">
            <text:p>an agent has active years start year 1976-12-31T22:00:00+02:00</text:p>
          </table:table-cell>
          <table:table-cell table:style-name="ce20" table:formula="of:=HYPERLINK(&quot;http://goo.gl/d9H123&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activeYearsStartDate&quot;)" office:value-type="string" office:string-value="http://dbpedia.org/ontology/activeYearsStartDate" calcext:value-type="string">
            <text:p>http://dbpedia.org/ontology/activeYearsStartDate</text:p>
          </table:table-cell>
          <table:table-cell office:value-type="string" calcext:value-type="string">
            <text:p>activeYearsStartDate</text:p>
          </table:table-cell>
          <table:table-cell table:number-columns-repeated="2"/>
          <table:table-cell office:value-type="string" calcext:value-type="string">
            <text:p>an agent has active years start date 1993-10-20+02:00</text:p>
          </table:table-cell>
          <table:table-cell office:value-type="string" calcext:value-type="string">
            <text:p>a person has active years start date 1973-12-31+02:00</text:p>
          </table:table-cell>
          <table:table-cell table:style-name="ce20" table:formula="of:=HYPERLINK(&quot;http://goo.gl/21PtuL&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turnedpro&quot;)" office:value-type="string" office:string-value="http://dbpedia.org/property/turnedpro" calcext:value-type="string">
            <text:p>http://dbpedia.org/property/turnedpro</text:p>
          </table:table-cell>
          <table:table-cell office:value-type="string" calcext:value-type="string">
            <text:p>turnedpro</text:p>
          </table:table-cell>
          <table:table-cell table:number-columns-repeated="2"/>
          <table:table-cell office:value-type="string" calcext:value-type="string">
            <text:p>an athlete has turnedpro 1886</text:p>
          </table:table-cell>
          <table:table-cell office:value-type="string" calcext:value-type="string">
            <text:p>an agent has turnedpro 1926</text:p>
          </table:table-cell>
          <table:table-cell table:style-name="ce20" table:formula="of:=HYPERLINK(&quot;http://goo.gl/N61dxS&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raftyear&quot;)" office:value-type="string" office:string-value="http://dbpedia.org/property/draftyear" calcext:value-type="string">
            <text:p>http://dbpedia.org/property/draftyear</text:p>
          </table:table-cell>
          <table:table-cell office:value-type="string" calcext:value-type="string">
            <text:p>draftyear</text:p>
          </table:table-cell>
          <table:table-cell table:number-columns-repeated="2"/>
          <table:table-cell office:value-type="string" calcext:value-type="string">
            <text:p>a gridiron football player has draftyear 1961</text:p>
          </table:table-cell>
          <table:table-cell office:value-type="string" calcext:value-type="string">
            <text:p>an agent has draftyear 1970</text:p>
          </table:table-cell>
          <table:table-cell table:style-name="ce20" table:formula="of:=HYPERLINK(&quot;http://goo.gl/B813eo&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deathYear&quot;)" office:value-type="string" office:string-value="http://dbpedia.org/ontology/deathYear" calcext:value-type="string">
            <text:p>http://dbpedia.org/ontology/deathYear</text:p>
          </table:table-cell>
          <table:table-cell office:value-type="string" calcext:value-type="string">
            <text:p>deathYear</text:p>
          </table:table-cell>
          <table:table-cell table:number-columns-repeated="2"/>
          <table:table-cell office:value-type="string" calcext:value-type="string">
            <text:p>an agent has death year 2010-12-31T22:00:00+02:00</text:p>
          </table:table-cell>
          <table:table-cell office:value-type="string" calcext:value-type="string">
            <text:p>a person has death year 1952-12-31T22:00:00+02:00</text:p>
          </table:table-cell>
          <table:table-cell table:style-name="ce20" table:formula="of:=HYPERLINK(&quot;http://goo.gl/iFeBNw&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activeYearsEndYear&quot;)" office:value-type="string" office:string-value="http://dbpedia.org/ontology/activeYearsEndYear" calcext:value-type="string">
            <text:p>http://dbpedia.org/ontology/activeYearsEndYear</text:p>
          </table:table-cell>
          <table:table-cell office:value-type="string" calcext:value-type="string">
            <text:p>activeYearsEndYear</text:p>
          </table:table-cell>
          <table:table-cell table:number-columns-repeated="2"/>
          <table:table-cell office:value-type="string" calcext:value-type="string">
            <text:p>an agent has active years end year 1190-12-31T22:00:00+02:00</text:p>
          </table:table-cell>
          <table:table-cell office:value-type="string" calcext:value-type="string">
            <text:p>an agent has active years end year 0859-12-31T22:00:00+02:00</text:p>
          </table:table-cell>
          <table:table-cell table:style-name="ce20" table:formula="of:=HYPERLINK(&quot;http://goo.gl/69Q3kl&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areerhighlights&quot;)" office:value-type="string" office:string-value="http://dbpedia.org/property/careerhighlights" calcext:value-type="string">
            <text:p>http://dbpedia.org/property/careerhighlights</text:p>
          </table:table-cell>
          <table:table-cell office:value-type="string" calcext:value-type="string">
            <text:p>careerhighlights</text:p>
          </table:table-cell>
          <table:table-cell table:number-columns-repeated="2"/>
          <table:table-cell office:value-type="string" calcext:value-type="string">
            <text:p>a Australian rules football player has careerhighlights * Collingwood premierships 1935, 1936* Copeland Trophy 1936* Collingwood captain 1940-41, 1943* Collingwood Team of the Century* Represented Victoria 14 times* Inducted into AFL Hall of Fame 1996</text:p>
          </table:table-cell>
          <table:table-cell office:value-type="string" calcext:value-type="string">
            <text:p>an agent has careerhighlights * WAFL representative side 2003, 2009, 2010* Simpson Medal 2003 * WAFL representative captain 2010</text:p>
          </table:table-cell>
          <table:table-cell table:style-name="ce20" table:formula="of:=HYPERLINK(&quot;http://goo.gl/LZw6p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raftYear&quot;)" office:value-type="string" office:string-value="http://dbpedia.org/property/draftYear" calcext:value-type="string">
            <text:p>http://dbpedia.org/property/draftYear</text:p>
          </table:table-cell>
          <table:table-cell office:value-type="string" calcext:value-type="string">
            <text:p>draftYear</text:p>
          </table:table-cell>
          <table:table-cell table:number-columns-repeated="2"/>
          <table:table-cell office:value-type="string" calcext:value-type="string">
            <text:p>a member of parliament has draft year 1964</text:p>
          </table:table-cell>
          <table:table-cell office:value-type="string" calcext:value-type="string">
            <text:p>an ice hockey player has draft year 2007</text:p>
          </table:table-cell>
          <table:table-cell table:style-name="ce20" table:formula="of:=HYPERLINK(&quot;http://goo.gl/4RlPf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ebutyear&quot;)" office:value-type="string" office:string-value="http://dbpedia.org/property/debutyear" calcext:value-type="string">
            <text:p>http://dbpedia.org/property/debutyear</text:p>
          </table:table-cell>
          <table:table-cell office:value-type="string" calcext:value-type="string">
            <text:p>debutyear</text:p>
          </table:table-cell>
          <table:table-cell table:number-columns-repeated="2"/>
          <table:table-cell office:value-type="string" calcext:value-type="string">
            <text:p>an american football player has debutyear 1998</text:p>
          </table:table-cell>
          <table:table-cell office:value-type="string" calcext:value-type="string">
            <text:p>a baseball player has debutyear 2004</text:p>
          </table:table-cell>
          <table:table-cell table:style-name="ce20" table:formula="of:=HYPERLINK(&quot;http://goo.gl/a2BVA3&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astart&quot;)" office:value-type="string" office:string-value="http://dbpedia.org/property/yearastart" calcext:value-type="string">
            <text:p>http://dbpedia.org/property/yearastart</text:p>
          </table:table-cell>
          <table:table-cell office:value-type="string" calcext:value-type="string">
            <text:p>yearastart</text:p>
          </table:table-cell>
          <table:table-cell table:number-columns-repeated="2"/>
          <table:table-cell office:value-type="string" calcext:value-type="string">
            <text:p>an agent has yearAstart 1911</text:p>
          </table:table-cell>
          <table:table-cell office:value-type="string" calcext:value-type="string">
            <text:p>an agent has yearAstart 1937</text:p>
          </table:table-cell>
          <table:table-cell table:style-name="ce20" table:formula="of:=HYPERLINK(&quot;http://goo.gl/MZhgns&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tatseason&quot;)" office:value-type="string" office:string-value="http://dbpedia.org/property/statseason" calcext:value-type="string">
            <text:p>http://dbpedia.org/property/statseason</text:p>
          </table:table-cell>
          <table:table-cell office:value-type="string" calcext:value-type="string">
            <text:p>statseason</text:p>
          </table:table-cell>
          <table:table-cell table:number-columns-repeated="2"/>
          <table:table-cell office:value-type="string" calcext:value-type="string">
            <text:p>an american football player has statseason 1971</text:p>
          </table:table-cell>
          <table:table-cell office:value-type="string" calcext:value-type="string">
            <text:p>an agent has statseason 1998</text:p>
          </table:table-cell>
          <table:table-cell table:style-name="ce20" table:formula="of:=HYPERLINK(&quot;http://goo.gl/ck7KCX&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ebutdate&quot;)" office:value-type="string" office:string-value="http://dbpedia.org/property/debutdate" calcext:value-type="string">
            <text:p>http://dbpedia.org/property/debutdate</text:p>
          </table:table-cell>
          <table:table-cell office:value-type="string" calcext:value-type="string">
            <text:p>debutdate</text:p>
          </table:table-cell>
          <table:table-cell table:number-columns-repeated="2"/>
          <table:table-cell office:value-type="string" calcext:value-type="string">
            <text:p>an agent has debutdate --09-01</text:p>
          </table:table-cell>
          <table:table-cell office:value-type="string" calcext:value-type="string">
            <text:p>a baseball player has debutdate --07-11</text:p>
          </table:table-cell>
          <table:table-cell table:style-name="ce20" table:formula="of:=HYPERLINK(&quot;http://goo.gl/plqtPB&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sActive&quot;)" office:value-type="string" office:string-value="http://dbpedia.org/property/yearsActive" calcext:value-type="string">
            <text:p>http://dbpedia.org/property/yearsActive</text:p>
          </table:table-cell>
          <table:table-cell office:value-type="string" calcext:value-type="string">
            <text:p>yearsActive</text:p>
          </table:table-cell>
          <table:table-cell table:number-columns-repeated="2"/>
          <table:table-cell office:value-type="string" calcext:value-type="string">
            <text:p>an agent has years active 1991</text:p>
          </table:table-cell>
          <table:table-cell office:value-type="string" calcext:value-type="string">
            <text:p>a person has years active 2000</text:p>
          </table:table-cell>
          <table:table-cell table:style-name="ce20" table:formula="of:=HYPERLINK(&quot;http://goo.gl/m5gcB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areerHighlights&quot;)" office:value-type="string" office:string-value="http://dbpedia.org/property/careerHighlights" calcext:value-type="string">
            <text:p>http://dbpedia.org/property/careerHighlights</text:p>
          </table:table-cell>
          <table:table-cell office:value-type="string" calcext:value-type="string">
            <text:p>careerHighlights</text:p>
          </table:table-cell>
          <table:table-cell table:number-columns-repeated="2"/>
          <table:table-cell office:value-type="string" calcext:value-type="string">
            <text:p>a person has career highlights * Honorable mention All-Pac-10</text:p>
          </table:table-cell>
          <table:table-cell office:value-type="string" calcext:value-type="string">
            <text:p>an agent has career highlights * Super Bowl winner <text:s/>&amp;mdash; XLIII (2008)* AFC Champion <text:s/>&amp;mdash; 2008* 2-time NCAA Football National Champion <text:s/>&amp;mdash; 1978 (Alabama), 1979 (Alabama)* 2-time SEC champion <text:s/>&amp;mdash; 1978 (Alabama), 1979 (Alabama)</text:p>
          </table:table-cell>
          <table:table-cell table:style-name="ce20" table:formula="of:=HYPERLINK(&quot;http://goo.gl/COJNT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layerYears&quot;)" office:value-type="string" office:string-value="http://dbpedia.org/property/playerYears" calcext:value-type="string">
            <text:p>http://dbpedia.org/property/playerYears</text:p>
          </table:table-cell>
          <table:table-cell office:value-type="string" calcext:value-type="string">
            <text:p>playerYears</text:p>
          </table:table-cell>
          <table:table-cell table:number-columns-repeated="2"/>
          <table:table-cell office:value-type="string" calcext:value-type="string">
            <text:p>an agent has player years 1963</text:p>
          </table:table-cell>
          <table:table-cell office:value-type="string" calcext:value-type="string">
            <text:p>an agent has player years 1909</text:p>
          </table:table-cell>
          <table:table-cell table:style-name="ce20" table:formula="of:=HYPERLINK(&quot;http://goo.gl/lwWPxb&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raftedyear&quot;)" office:value-type="string" office:string-value="http://dbpedia.org/property/draftedyear" calcext:value-type="string">
            <text:p>http://dbpedia.org/property/draftedyear</text:p>
          </table:table-cell>
          <table:table-cell office:value-type="string" calcext:value-type="string">
            <text:p>draftedyear</text:p>
          </table:table-cell>
          <table:table-cell table:number-columns-repeated="2"/>
          <table:table-cell office:value-type="string" calcext:value-type="string">
            <text:p>an athlete has DraftedYear 1956</text:p>
          </table:table-cell>
          <table:table-cell office:value-type="string" calcext:value-type="string">
            <text:p>a gridiron football player has DraftedYear 1973</text:p>
          </table:table-cell>
          <table:table-cell table:style-name="ce20" table:formula="of:=HYPERLINK(&quot;http://goo.gl/MiUHq4&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retired&quot;)" office:value-type="string" office:string-value="http://dbpedia.org/property/retired" calcext:value-type="string">
            <text:p>http://dbpedia.org/property/retired</text:p>
          </table:table-cell>
          <table:table-cell office:value-type="string" calcext:value-type="string">
            <text:p>retired</text:p>
          </table:table-cell>
          <table:table-cell table:number-columns-repeated="2"/>
          <table:table-cell office:value-type="string" calcext:value-type="string">
            <text:p>an artist has retired 2007</text:p>
          </table:table-cell>
          <table:table-cell office:value-type="string" calcext:value-type="string">
            <text:p>an actor has retired 2007</text:p>
          </table:table-cell>
          <table:table-cell table:style-name="ce20" table:formula="of:=HYPERLINK(&quot;http://goo.gl/LZ2KF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undraftedyear&quot;)" office:value-type="string" office:string-value="http://dbpedia.org/property/undraftedyear" calcext:value-type="string">
            <text:p>http://dbpedia.org/property/undraftedyear</text:p>
          </table:table-cell>
          <table:table-cell office:value-type="string" calcext:value-type="string">
            <text:p>undraftedyear</text:p>
          </table:table-cell>
          <table:table-cell table:number-columns-repeated="2"/>
          <table:table-cell office:value-type="string" calcext:value-type="string">
            <text:p>a person has undraftedyear 2012</text:p>
          </table:table-cell>
          <table:table-cell office:value-type="string" calcext:value-type="string">
            <text:p>a person has undraftedyear 1978</text:p>
          </table:table-cell>
          <table:table-cell table:style-name="ce20" table:formula="of:=HYPERLINK(&quot;http://goo.gl/1aXfPq&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4start&quot;)" office:value-type="string" office:string-value="http://dbpedia.org/property/year4start" calcext:value-type="string">
            <text:p>http://dbpedia.org/property/year4start</text:p>
          </table:table-cell>
          <table:table-cell office:value-type="string" calcext:value-type="string">
            <text:p>year4start</text:p>
          </table:table-cell>
          <table:table-cell table:number-columns-repeated="2"/>
          <table:table-cell office:value-type="string" calcext:value-type="string">
            <text:p>a person has year4start 1973</text:p>
          </table:table-cell>
          <table:table-cell office:value-type="string" calcext:value-type="string">
            <text:p>a person has year4start 1988</text:p>
          </table:table-cell>
          <table:table-cell table:style-name="ce20" table:formula="of:=HYPERLINK(&quot;http://goo.gl/TQCVUc&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ooyears&quot;)" office:value-type="string" office:string-value="http://dbpedia.org/property/sooyears" calcext:value-type="string">
            <text:p>http://dbpedia.org/property/sooyears</text:p>
          </table:table-cell>
          <table:table-cell office:value-type="string" calcext:value-type="string">
            <text:p>sooyears</text:p>
          </table:table-cell>
          <table:table-cell table:number-columns-repeated="2"/>
          <table:table-cell office:value-type="string" calcext:value-type="string">
            <text:p>an agent has sooyears 1988</text:p>
          </table:table-cell>
          <table:table-cell office:value-type="string" calcext:value-type="string">
            <text:p>a Australian rules football player has sooyears 1970</text:p>
          </table:table-cell>
          <table:table-cell table:style-name="ce20" table:formula="of:=HYPERLINK(&quot;http://goo.gl/klrrux&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birthDate&quot;)" office:value-type="string" office:string-value="http://dbpedia.org/ontology/birthDate" calcext:value-type="string">
            <text:p>http://dbpedia.org/ontology/birthDate</text:p>
          </table:table-cell>
          <table:table-cell office:value-type="string" calcext:value-type="string">
            <text:p>birthDate</text:p>
          </table:table-cell>
          <table:table-cell table:number-columns-repeated="2"/>
          <table:table-cell office:value-type="string" calcext:value-type="string">
            <text:p>a person has birth date 1955-09-22+02:00</text:p>
          </table:table-cell>
          <table:table-cell office:value-type="string" calcext:value-type="string">
            <text:p>a person has birth date 1967-12-26+02:00</text:p>
          </table:table-cell>
          <table:table-cell table:style-name="ce20" table:formula="of:=HYPERLINK(&quot;http://goo.gl/7y1jA0&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hallOfFame&quot;)" office:value-type="string" office:string-value="http://dbpedia.org/ontology/hallOfFame" calcext:value-type="string">
            <text:p>http://dbpedia.org/ontology/hallOfFame</text:p>
          </table:table-cell>
          <table:table-cell office:value-type="string" calcext:value-type="string">
            <text:p>hallOfFame</text:p>
          </table:table-cell>
          <table:table-cell table:number-columns-repeated="2"/>
          <table:table-cell office:value-type="string" calcext:value-type="string">
            <text:p>an ice hockey player has hall of fame 1972</text:p>
          </table:table-cell>
          <table:table-cell office:value-type="string" calcext:value-type="string">
            <text:p>an ice hockey player has hall of fame 1997</text:p>
          </table:table-cell>
          <table:table-cell table:style-name="ce20" table:formula="of:=HYPERLINK(&quot;http://goo.gl/3HaXyc&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ateOfBirth&quot;)" office:value-type="string" office:string-value="http://dbpedia.org/property/dateOfBirth" calcext:value-type="string">
            <text:p>http://dbpedia.org/property/dateOfBirth</text:p>
          </table:table-cell>
          <table:table-cell office:value-type="string" calcext:value-type="string">
            <text:p>dateOfBirth</text:p>
          </table:table-cell>
          <table:table-cell table:number-columns-repeated="2"/>
          <table:table-cell office:value-type="string" calcext:value-type="string">
            <text:p>an agent has DATE OF BIRTH 21</text:p>
          </table:table-cell>
          <table:table-cell office:value-type="string" calcext:value-type="string">
            <text:p>a soccer manager has DATE OF BIRTH 1972</text:p>
          </table:table-cell>
          <table:table-cell table:style-name="ce20" table:formula="of:=HYPERLINK(&quot;http://goo.gl/oo7nbA&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halloffame&quot;)" office:value-type="string" office:string-value="http://dbpedia.org/property/halloffame" calcext:value-type="string">
            <text:p>http://dbpedia.org/property/halloffame</text:p>
          </table:table-cell>
          <table:table-cell office:value-type="string" calcext:value-type="string">
            <text:p>halloffame</text:p>
          </table:table-cell>
          <table:table-cell table:number-columns-repeated="2"/>
          <table:table-cell office:value-type="string" calcext:value-type="string">
            <text:p>an athlete has halloffame 1965</text:p>
          </table:table-cell>
          <table:table-cell office:value-type="string" calcext:value-type="string">
            <text:p>an athlete has halloffame 1980</text:p>
          </table:table-cell>
          <table:table-cell table:style-name="ce20" table:formula="of:=HYPERLINK(&quot;http://goo.gl/w9sz5i&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ndYear&quot;)" office:value-type="string" office:string-value="http://dbpedia.org/property/endYear" calcext:value-type="string">
            <text:p>http://dbpedia.org/property/endYear</text:p>
          </table:table-cell>
          <table:table-cell office:value-type="string" calcext:value-type="string">
            <text:p>endYear</text:p>
          </table:table-cell>
          <table:table-cell table:number-columns-repeated="2"/>
          <table:table-cell office:value-type="string" calcext:value-type="string">
            <text:p>an infrastructure has end year 1968</text:p>
          </table:table-cell>
          <table:table-cell office:value-type="string" calcext:value-type="string">
            <text:p>an architectural structure has end year 1916</text:p>
          </table:table-cell>
          <table:table-cell table:style-name="ce20" table:formula="of:=HYPERLINK(&quot;http://goo.gl/PwHeZ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sactive&quot;)" office:value-type="string" office:string-value="http://dbpedia.org/property/yearsactive" calcext:value-type="string">
            <text:p>http://dbpedia.org/property/yearsactive</text:p>
          </table:table-cell>
          <table:table-cell office:value-type="string" calcext:value-type="string">
            <text:p>yearsactive</text:p>
          </table:table-cell>
          <table:table-cell table:number-columns-repeated="2"/>
          <table:table-cell office:value-type="string" calcext:value-type="string">
            <text:p>an agent has yearsactive 1962</text:p>
          </table:table-cell>
          <table:table-cell office:value-type="string" calcext:value-type="string">
            <text:p>a person has yearsactive 1990</text:p>
          </table:table-cell>
          <table:table-cell table:style-name="ce20" table:formula="of:=HYPERLINK(&quot;http://goo.gl/9N6Ui8&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birthYear&quot;)" office:value-type="string" office:string-value="http://dbpedia.org/ontology/birthYear" calcext:value-type="string">
            <text:p>http://dbpedia.org/ontology/birthYear</text:p>
          </table:table-cell>
          <table:table-cell office:value-type="string" calcext:value-type="string">
            <text:p>birthYear</text:p>
          </table:table-cell>
          <table:table-cell table:number-columns-repeated="2"/>
          <table:table-cell office:value-type="string" calcext:value-type="string">
            <text:p>a person has birth year 1972-12-31T22:00:00+02:00</text:p>
          </table:table-cell>
          <table:table-cell office:value-type="string" calcext:value-type="string">
            <text:p>an agent has birth year 1920-12-31T22:00:00+02:00</text:p>
          </table:table-cell>
          <table:table-cell table:style-name="ce20" table:formula="of:=HYPERLINK(&quot;http://goo.gl/0kJ26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rofessional&quot;)" office:value-type="string" office:string-value="http://dbpedia.org/property/professional" calcext:value-type="string">
            <text:p>http://dbpedia.org/property/professional</text:p>
          </table:table-cell>
          <table:table-cell office:value-type="string" calcext:value-type="string">
            <text:p>professional</text:p>
          </table:table-cell>
          <table:table-cell table:number-columns-repeated="2"/>
          <table:table-cell office:value-type="string" calcext:value-type="string">
            <text:p>an agent has professional 1998</text:p>
          </table:table-cell>
          <table:table-cell office:value-type="string" calcext:value-type="string">
            <text:p>a snooker player has professional 1998</text:p>
          </table:table-cell>
          <table:table-cell table:style-name="ce20" table:formula="of:=HYPERLINK(&quot;http://goo.gl/BqGwyS&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repyears&quot;)" office:value-type="string" office:string-value="http://dbpedia.org/property/repyears" calcext:value-type="string">
            <text:p>http://dbpedia.org/property/repyears</text:p>
          </table:table-cell>
          <table:table-cell office:value-type="string" calcext:value-type="string">
            <text:p>repyears</text:p>
          </table:table-cell>
          <table:table-cell table:number-columns-repeated="2"/>
          <table:table-cell office:value-type="string" calcext:value-type="string">
            <text:p>an agent has repyears 1987</text:p>
          </table:table-cell>
          <table:table-cell office:value-type="string" calcext:value-type="string">
            <text:p>a rugby player has repyears 1971</text:p>
          </table:table-cell>
          <table:table-cell table:style-name="ce20" table:formula="of:=HYPERLINK(&quot;http://goo.gl/ACNW3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fldraftedyear&quot;)" office:value-type="string" office:string-value="http://dbpedia.org/property/cfldraftedyear" calcext:value-type="string">
            <text:p>http://dbpedia.org/property/cfldraftedyear</text:p>
          </table:table-cell>
          <table:table-cell office:value-type="string" calcext:value-type="string">
            <text:p>cfldraftedyear</text:p>
          </table:table-cell>
          <table:table-cell table:number-columns-repeated="2"/>
          <table:table-cell office:value-type="string" calcext:value-type="string">
            <text:p>an agent has CFLDraftedYear 1979</text:p>
          </table:table-cell>
          <table:table-cell office:value-type="string" calcext:value-type="string">
            <text:p>a person has CFLDraftedYear 1965</text:p>
          </table:table-cell>
          <table:table-cell table:style-name="ce20" table:formula="of:=HYPERLINK(&quot;http://goo.gl/4KF2ca&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dstart&quot;)" office:value-type="string" office:string-value="http://dbpedia.org/property/yeardstart" calcext:value-type="string">
            <text:p>http://dbpedia.org/property/yeardstart</text:p>
          </table:table-cell>
          <table:table-cell office:value-type="string" calcext:value-type="string">
            <text:p>yeardstart</text:p>
          </table:table-cell>
          <table:table-cell table:number-columns-repeated="2"/>
          <table:table-cell office:value-type="string" calcext:value-type="string">
            <text:p>a rugby player has yearDstart 1954</text:p>
          </table:table-cell>
          <table:table-cell office:value-type="string" calcext:value-type="string">
            <text:p>a person has yearDstart 2008</text:p>
          </table:table-cell>
          <table:table-cell table:style-name="ce20" table:formula="of:=HYPERLINK(&quot;http://goo.gl/DBrWB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testdebutyear&quot;)" office:value-type="string" office:string-value="http://dbpedia.org/property/testdebutyear" calcext:value-type="string">
            <text:p>http://dbpedia.org/property/testdebutyear</text:p>
          </table:table-cell>
          <table:table-cell office:value-type="string" calcext:value-type="string">
            <text:p>testdebutyear</text:p>
          </table:table-cell>
          <table:table-cell table:number-columns-repeated="2"/>
          <table:table-cell office:value-type="string" calcext:value-type="string">
            <text:p>an agent has testdebutyear 2004</text:p>
          </table:table-cell>
          <table:table-cell office:value-type="string" calcext:value-type="string">
            <text:p>a cricketer has testdebutyear 2002</text:p>
          </table:table-cell>
          <table:table-cell table:style-name="ce20" table:formula="of:=HYPERLINK(&quot;http://goo.gl/Ypmwf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ebut&quot;)" office:value-type="string" office:string-value="http://dbpedia.org/property/debut" calcext:value-type="string">
            <text:p>http://dbpedia.org/property/debut</text:p>
          </table:table-cell>
          <table:table-cell office:value-type="string" calcext:value-type="string">
            <text:p>debut</text:p>
          </table:table-cell>
          <table:table-cell table:number-columns-repeated="2"/>
          <table:table-cell office:value-type="string" calcext:value-type="string">
            <text:p>a comics character has debut "The Living Shadow"</text:p>
          </table:table-cell>
          <table:table-cell office:value-type="string" calcext:value-type="string">
            <text:p>an agent has debut Spirou (magazine) (an entity of type written work)</text:p>
          </table:table-cell>
          <table:table-cell table:style-name="ce20" table:formula="of:=HYPERLINK(&quot;http://goo.gl/yo82k9&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worldChampionTitleYear&quot;)" office:value-type="string" office:string-value="http://dbpedia.org/ontology/worldChampionTitleYear" calcext:value-type="string">
            <text:p>http://dbpedia.org/ontology/worldChampionTitleYear</text:p>
          </table:table-cell>
          <table:table-cell office:value-type="string" calcext:value-type="string">
            <text:p>worldChampionTitleYear</text:p>
          </table:table-cell>
          <table:table-cell table:number-columns-repeated="2"/>
          <table:table-cell office:value-type="string" calcext:value-type="string">
            <text:p>an agent has year of world champion title 2005-12-31T22:00:00+02:00</text:p>
          </table:table-cell>
          <table:table-cell office:value-type="string" calcext:value-type="string">
            <text:p>an athlete has year of world champion title 1977-12-31T22:00:00+02:00</text:p>
          </table:table-cell>
          <table:table-cell table:style-name="ce20" table:formula="of:=HYPERLINK(&quot;http://goo.gl/K3U0YX&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joinedFiba&quot;)" office:value-type="string" office:string-value="http://dbpedia.org/property/joinedFiba" calcext:value-type="string">
            <text:p>http://dbpedia.org/property/joinedFiba</text:p>
          </table:table-cell>
          <table:table-cell office:value-type="string" calcext:value-type="string">
            <text:p>joinedFiba</text:p>
          </table:table-cell>
          <table:table-cell table:number-columns-repeated="2"/>
          <table:table-cell office:value-type="string" calcext:value-type="string">
            <text:p>a populated place has joined fiba 1934</text:p>
          </table:table-cell>
          <table:table-cell office:value-type="string" calcext:value-type="string">
            <text:p>an agent has joined fiba 1992</text:p>
          </table:table-cell>
          <table:table-cell table:style-name="ce20" table:formula="of:=HYPERLINK(&quot;http://goo.gl/aXOr07&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raft&quot;)" office:value-type="string" office:string-value="http://dbpedia.org/property/draft" calcext:value-type="string">
            <text:p>http://dbpedia.org/property/draft</text:p>
          </table:table-cell>
          <table:table-cell office:value-type="string" calcext:value-type="string">
            <text:p>draft</text:p>
          </table:table-cell>
          <table:table-cell table:number-columns-repeated="2"/>
          <table:table-cell office:value-type="string" calcext:value-type="string">
            <text:p>an agent has draft Calgary Flames (an entity of type agent)</text:p>
          </table:table-cell>
          <table:table-cell office:value-type="string" calcext:value-type="string">
            <text:p>a person has draft 200</text:p>
          </table:table-cell>
          <table:table-cell table:style-name="ce20" table:formula="of:=HYPERLINK(&quot;http://goo.gl/ES2KK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draft&quot;)" office:value-type="string" office:string-value="http://dbpedia.org/ontology/draft" calcext:value-type="string">
            <text:p>http://dbpedia.org/ontology/draft</text:p>
          </table:table-cell>
          <table:table-cell office:value-type="string" calcext:value-type="string">
            <text:p>draft</text:p>
          </table:table-cell>
          <table:table-cell table:number-columns-repeated="2"/>
          <table:table-cell office:value-type="string" calcext:value-type="string">
            <text:p>an ice hockey player has draft 288th overall</text:p>
          </table:table-cell>
          <table:table-cell office:value-type="string" calcext:value-type="string">
            <text:p>an athlete has draft 71st overall</text:p>
          </table:table-cell>
          <table:table-cell table:style-name="ce20" table:formula="of:=HYPERLINK(&quot;http://goo.gl/zvn927&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firstNblGame&quot;)" office:value-type="string" office:string-value="http://dbpedia.org/property/firstNblGame" calcext:value-type="string">
            <text:p>http://dbpedia.org/property/firstNblGame</text:p>
          </table:table-cell>
          <table:table-cell office:value-type="string" calcext:value-type="string">
            <text:p>firstNblGame</text:p>
          </table:table-cell>
          <table:table-cell table:number-columns-repeated="2"/>
          <table:table-cell office:value-type="string" calcext:value-type="string">
            <text:p>a college coach has first nbl game 2003</text:p>
          </table:table-cell>
          <table:table-cell office:value-type="string" calcext:value-type="string">
            <text:p>a person has first nbl game 1998</text:p>
          </table:table-cell>
          <table:table-cell table:style-name="ce20" table:formula="of:=HYPERLINK(&quot;http://goo.gl/V4THry&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raftYearPba&quot;)" office:value-type="string" office:string-value="http://dbpedia.org/property/draftYearPba" calcext:value-type="string">
            <text:p>http://dbpedia.org/property/draftYearPba</text:p>
          </table:table-cell>
          <table:table-cell office:value-type="string" calcext:value-type="string">
            <text:p>draftYearPba</text:p>
          </table:table-cell>
          <table:table-cell table:number-columns-repeated="2"/>
          <table:table-cell office:value-type="string" calcext:value-type="string">
            <text:p>an agent has draft year pba 1994</text:p>
          </table:table-cell>
          <table:table-cell office:value-type="string" calcext:value-type="string">
            <text:p>an athlete has draft year pba 1997</text:p>
          </table:table-cell>
          <table:table-cell table:style-name="ce20" table:formula="of:=HYPERLINK(&quot;http://goo.gl/0Syky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raftpick&quot;)" office:value-type="string" office:string-value="http://dbpedia.org/property/draftpick" calcext:value-type="string">
            <text:p>http://dbpedia.org/property/draftpick</text:p>
          </table:table-cell>
          <table:table-cell office:value-type="string" calcext:value-type="string">
            <text:p>draftpick</text:p>
          </table:table-cell>
          <table:table-cell table:number-columns-repeated="2"/>
          <table:table-cell office:value-type="string" calcext:value-type="string">
            <text:p>a gridiron football player has draftpick 27</text:p>
          </table:table-cell>
          <table:table-cell office:value-type="string" calcext:value-type="string">
            <text:p>an agent has draftpick 71</text:p>
          </table:table-cell>
          <table:table-cell table:style-name="ce20" table:formula="of:=HYPERLINK(&quot;http://goo.gl/XROjd6&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worldchampion&quot;)" office:value-type="string" office:string-value="http://dbpedia.org/property/worldchampion" calcext:value-type="string">
            <text:p>http://dbpedia.org/property/worldchampion</text:p>
          </table:table-cell>
          <table:table-cell office:value-type="string" calcext:value-type="string">
            <text:p>worldchampion</text:p>
          </table:table-cell>
          <table:table-cell table:number-columns-repeated="2"/>
          <table:table-cell office:value-type="string" calcext:value-type="string">
            <text:p>a chess player has worldchampion 1960</text:p>
          </table:table-cell>
          <table:table-cell office:value-type="string" calcext:value-type="string">
            <text:p>a person has worldchampion 1821</text:p>
          </table:table-cell>
          <table:table-cell table:style-name="ce20" table:formula="of:=HYPERLINK(&quot;http://goo.gl/C7KRvs&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ebutinformation&quot;)" office:value-type="string" office:string-value="http://dbpedia.org/property/debutinformation" calcext:value-type="string">
            <text:p>http://dbpedia.org/property/debutinformation</text:p>
          </table:table-cell>
          <table:table-cell office:value-type="string" calcext:value-type="string">
            <text:p>debutinformation</text:p>
          </table:table-cell>
          <table:table-cell table:number-columns-repeated="2"/>
          <table:table-cell office:value-type="string" calcext:value-type="string">
            <text:p>a Australian rules football player has debutinformation Round 3, 1908, St Kilda vs</text:p>
          </table:table-cell>
          <table:table-cell office:value-type="string" calcext:value-type="string">
            <text:p>a Australian rules football player has debutinformation Round 11, 1978, Collingwood</text:p>
          </table:table-cell>
          <table:table-cell table:style-name="ce20" table:formula="of:=HYPERLINK(&quot;http://goo.gl/V3kSF0&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ebut2year&quot;)" office:value-type="string" office:string-value="http://dbpedia.org/property/debut2year" calcext:value-type="string">
            <text:p>http://dbpedia.org/property/debut2year</text:p>
          </table:table-cell>
          <table:table-cell office:value-type="string" calcext:value-type="string">
            <text:p>debut2year</text:p>
          </table:table-cell>
          <table:table-cell table:number-columns-repeated="2"/>
          <table:table-cell office:value-type="string" calcext:value-type="string">
            <text:p>a person has debut2year 2005</text:p>
          </table:table-cell>
          <table:table-cell office:value-type="string" calcext:value-type="string">
            <text:p>an agent has debut2year 2002</text:p>
          </table:table-cell>
          <table:table-cell table:style-name="ce20" table:formula="of:=HYPERLINK(&quot;http://goo.gl/gp6Ri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estart&quot;)" office:value-type="string" office:string-value="http://dbpedia.org/property/yearestart" calcext:value-type="string">
            <text:p>http://dbpedia.org/property/yearestart</text:p>
          </table:table-cell>
          <table:table-cell office:value-type="string" calcext:value-type="string">
            <text:p>yearestart</text:p>
          </table:table-cell>
          <table:table-cell table:number-columns-repeated="2"/>
          <table:table-cell office:value-type="string" calcext:value-type="string">
            <text:p>an athlete has yearEstart 1968</text:p>
          </table:table-cell>
          <table:table-cell office:value-type="string" calcext:value-type="string">
            <text:p>a rugby player has yearEstart 1973</text:p>
          </table:table-cell>
          <table:table-cell table:style-name="ce20" table:formula="of:=HYPERLINK(&quot;http://goo.gl/KrtNO1&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uppdraftyear&quot;)" office:value-type="string" office:string-value="http://dbpedia.org/property/suppdraftyear" calcext:value-type="string">
            <text:p>http://dbpedia.org/property/suppdraftyear</text:p>
          </table:table-cell>
          <table:table-cell office:value-type="string" calcext:value-type="string">
            <text:p>suppdraftyear</text:p>
          </table:table-cell>
          <table:table-cell table:number-columns-repeated="2"/>
          <table:table-cell office:value-type="string" calcext:value-type="string">
            <text:p>an american football player has suppdraftyear 1974</text:p>
          </table:table-cell>
          <table:table-cell office:value-type="string" calcext:value-type="string">
            <text:p>a gridiron football player has suppdraftyear 1998</text:p>
          </table:table-cell>
          <table:table-cell table:style-name="ce20" table:formula="of:=HYPERLINK(&quot;http://goo.gl/hbwfo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debut&quot;)" office:value-type="string" office:string-value="http://dbpedia.org/ontology/debut" calcext:value-type="string">
            <text:p>http://dbpedia.org/ontology/debut</text:p>
          </table:table-cell>
          <table:table-cell office:value-type="string" calcext:value-type="string">
            <text:p>debut</text:p>
          </table:table-cell>
          <table:table-cell table:number-columns-repeated="2"/>
          <table:table-cell office:value-type="string" calcext:value-type="string">
            <text:p>an agent has debut 2001-06-28+02:00</text:p>
          </table:table-cell>
          <table:table-cell office:value-type="string" calcext:value-type="string">
            <text:p>an agent has debut 1965-06-02+02:00</text:p>
          </table:table-cell>
          <table:table-cell table:style-name="ce20" table:formula="of:=HYPERLINK(&quot;http://goo.gl/B9E18g&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fldraftyear&quot;)" office:value-type="string" office:string-value="http://dbpedia.org/property/nfldraftyear" calcext:value-type="string">
            <text:p>http://dbpedia.org/property/nfldraftyear</text:p>
          </table:table-cell>
          <table:table-cell office:value-type="string" calcext:value-type="string">
            <text:p>nfldraftyear</text:p>
          </table:table-cell>
          <table:table-cell table:number-columns-repeated="2"/>
          <table:table-cell office:value-type="string" calcext:value-type="string">
            <text:p>a person has NFLdraftyear 1952</text:p>
          </table:table-cell>
          <table:table-cell office:value-type="string" calcext:value-type="string">
            <text:p>a person has NFLdraftyear 1957</text:p>
          </table:table-cell>
          <table:table-cell table:style-name="ce20" table:formula="of:=HYPERLINK(&quot;http://goo.gl/Cv4iXD&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fldraftyear&quot;)" office:value-type="string" office:string-value="http://dbpedia.org/property/cfldraftyear" calcext:value-type="string">
            <text:p>http://dbpedia.org/property/cfldraftyear</text:p>
          </table:table-cell>
          <table:table-cell office:value-type="string" calcext:value-type="string">
            <text:p>cfldraftyear</text:p>
          </table:table-cell>
          <table:table-cell table:number-columns-repeated="2"/>
          <table:table-cell office:value-type="string" calcext:value-type="string">
            <text:p>a person has cfldraftyear 2010</text:p>
          </table:table-cell>
          <table:table-cell office:value-type="string" calcext:value-type="string">
            <text:p>an athlete has cfldraftyear 2005</text:p>
          </table:table-cell>
          <table:table-cell table:style-name="ce20" table:formula="of:=HYPERLINK(&quot;http://goo.gl/R3fPi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firstseason&quot;)" office:value-type="string" office:string-value="http://dbpedia.org/property/firstseason" calcext:value-type="string">
            <text:p>http://dbpedia.org/property/firstseason</text:p>
          </table:table-cell>
          <table:table-cell office:value-type="string" calcext:value-type="string">
            <text:p>firstseason</text:p>
          </table:table-cell>
          <table:table-cell table:number-columns-repeated="2"/>
          <table:table-cell office:value-type="string" calcext:value-type="string">
            <text:p>an agent has firstseason 2005</text:p>
          </table:table-cell>
          <table:table-cell office:value-type="string" calcext:value-type="string">
            <text:p>an agent has firstseason 1984</text:p>
          </table:table-cell>
          <table:table-cell table:style-name="ce20" table:formula="of:=HYPERLINK(&quot;http://goo.gl/4QJ4J6&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afldraftedyear&quot;)" office:value-type="string" office:string-value="http://dbpedia.org/property/afldraftedyear" calcext:value-type="string">
            <text:p>http://dbpedia.org/property/afldraftedyear</text:p>
          </table:table-cell>
          <table:table-cell office:value-type="string" calcext:value-type="string">
            <text:p>afldraftedyear</text:p>
          </table:table-cell>
          <table:table-cell table:number-columns-repeated="2"/>
          <table:table-cell office:value-type="string" calcext:value-type="string">
            <text:p>a person has AFLDraftedYear 1966</text:p>
          </table:table-cell>
          <table:table-cell office:value-type="string" calcext:value-type="string">
            <text:p>an athlete has AFLDraftedYear 1962</text:p>
          </table:table-cell>
          <table:table-cell table:style-name="ce20" table:formula="of:=HYPERLINK(&quot;http://goo.gl/W47Wy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afldraftyear&quot;)" office:value-type="string" office:string-value="http://dbpedia.org/property/afldraftyear" calcext:value-type="string">
            <text:p>http://dbpedia.org/property/afldraftyear</text:p>
          </table:table-cell>
          <table:table-cell office:value-type="string" calcext:value-type="string">
            <text:p>afldraftyear</text:p>
          </table:table-cell>
          <table:table-cell table:number-columns-repeated="2"/>
          <table:table-cell office:value-type="string" calcext:value-type="string">
            <text:p>an agent has AFLdraftyear 1960</text:p>
          </table:table-cell>
          <table:table-cell office:value-type="string" calcext:value-type="string">
            <text:p>an agent has AFLdraftyear 1965</text:p>
          </table:table-cell>
          <table:table-cell table:style-name="ce20" table:formula="of:=HYPERLINK(&quot;http://goo.gl/f93xp3&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royears&quot;)" office:value-type="string" office:string-value="http://dbpedia.org/property/proyears" calcext:value-type="string">
            <text:p>http://dbpedia.org/property/proyears</text:p>
          </table:table-cell>
          <table:table-cell office:value-type="string" calcext:value-type="string">
            <text:p>proyears</text:p>
          </table:table-cell>
          <table:table-cell table:number-columns-repeated="2"/>
          <table:table-cell office:value-type="string" calcext:value-type="string">
            <text:p>an athlete has proyears 2012</text:p>
          </table:table-cell>
          <table:table-cell office:value-type="string" calcext:value-type="string">
            <text:p>a person has proyears 1998</text:p>
          </table:table-cell>
          <table:table-cell table:style-name="ce20" table:formula="of:=HYPERLINK(&quot;http://goo.gl/3uKw7A&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turnedPro&quot;)" office:value-type="string" office:string-value="http://dbpedia.org/property/turnedPro" calcext:value-type="string">
            <text:p>http://dbpedia.org/property/turnedPro</text:p>
          </table:table-cell>
          <table:table-cell office:value-type="string" calcext:value-type="string">
            <text:p>turnedPro</text:p>
          </table:table-cell>
          <table:table-cell table:number-columns-repeated="2"/>
          <table:table-cell office:value-type="string" calcext:value-type="string">
            <text:p>a tennis player has turned pro 2006</text:p>
          </table:table-cell>
          <table:table-cell office:value-type="string" calcext:value-type="string">
            <text:p>an athlete has turned pro 2004</text:p>
          </table:table-cell>
          <table:table-cell table:style-name="ce20" table:formula="of:=HYPERLINK(&quot;http://goo.gl/Mz59gu&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ebutDate&quot;)" office:value-type="string" office:string-value="http://dbpedia.org/property/debutDate" calcext:value-type="string">
            <text:p>http://dbpedia.org/property/debutDate</text:p>
          </table:table-cell>
          <table:table-cell office:value-type="string" calcext:value-type="string">
            <text:p>debutDate</text:p>
          </table:table-cell>
          <table:table-cell table:number-columns-repeated="4"/>
          <table:table-cell table:style-name="ce20" table:formula="of:=HYPERLINK(&quot;http://goo.gl/cfH1Va&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whaDraftYear&quot;)" office:value-type="string" office:string-value="http://dbpedia.org/property/whaDraftYear" calcext:value-type="string">
            <text:p>http://dbpedia.org/property/whaDraftYear</text:p>
          </table:table-cell>
          <table:table-cell office:value-type="string" calcext:value-type="string">
            <text:p>whaDraftYear</text:p>
          </table:table-cell>
          <table:table-cell table:number-columns-repeated="2"/>
          <table:table-cell office:value-type="string" calcext:value-type="string">
            <text:p>an athlete has wha draft year 1976</text:p>
          </table:table-cell>
          <table:table-cell office:value-type="string" calcext:value-type="string">
            <text:p>an ice hockey player has wha draft year 1975</text:p>
          </table:table-cell>
          <table:table-cell table:style-name="ce20" table:formula="of:=HYPERLINK(&quot;http://goo.gl/iDZwsH&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debutYear&quot;)" office:value-type="string" office:string-value="http://dbpedia.org/property/debutYear" calcext:value-type="string">
            <text:p>http://dbpedia.org/property/debutYear</text:p>
          </table:table-cell>
          <table:table-cell table:style-name="ce16" office:value-type="string" calcext:value-type="string">
            <text:p>debutYear</text:p>
          </table:table-cell>
          <table:table-cell table:style-name="ce16" table:number-columns-repeated="2"/>
          <table:table-cell table:style-name="ce16" office:value-type="string" calcext:value-type="string">
            <text:p>a basketball player has debut year 1976</text:p>
          </table:table-cell>
          <table:table-cell table:style-name="ce16" office:value-type="string" calcext:value-type="string">
            <text:p>an artist has debut year 1993</text:p>
          </table:table-cell>
          <table:table-cell table:style-name="ce25" table:formula="of:=HYPERLINK(&quot;http://goo.gl/twBHT1&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268043830" calcext:value-type="float">
            <text:p>268043830</text:p>
          </table:table-cell>
          <table:table-cell office:value-type="string" calcext:value-type="string">
            <text:p>wine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USA</text:p>
          </table:table-cell>
          <table:table-cell table:style-name="ce13" office:value-type="string" calcext:value-type="string">
            <text:p>France</text:p>
          </table:table-cell>
          <table:table-cell table:style-name="ce13" office:value-type="string" calcext:value-type="string">
            <text:p>Italy</text:p>
          </table:table-cell>
          <table:table-cell table:style-name="ce13" office:value-type="string" calcext:value-type="string">
            <text:p>Argentina</text:p>
          </table:table-cell>
          <table:table-cell table:style-name="ce13" office:value-type="string" calcext:value-type="string">
            <text:p>Spain</text:p>
          </table:table-cell>
          <table:table-cell table:style-name="ce13"/>
          <table:table-cell table:style-name="ce22"/>
          <table:table-cell table:number-columns-repeated="1017"/>
        </table:table-row>
        <table:table-row table:style-name="ro1">
          <table:table-cell table:style-name="ce5" office:value-type="string" calcext:value-type="string">
            <text:p>Chile</text:p>
          </table:table-cell>
          <table:table-cell table:style-name="ce13" office:value-type="string" calcext:value-type="string">
            <text:p>Australia</text:p>
          </table:table-cell>
          <table:table-cell table:style-name="ce13" office:value-type="string" calcext:value-type="string">
            <text:p>Germany</text:p>
          </table:table-cell>
          <table:table-cell table:style-name="ce13" office:value-type="string" calcext:value-type="string">
            <text:p>Portugal</text:p>
          </table:table-cell>
          <table:table-cell table:style-name="ce13" office:value-type="string" calcext:value-type="string">
            <text:p>New Zealand</text:p>
          </table:table-cell>
          <table:table-cell table:style-name="ce13"/>
          <table:table-cell table:style-name="ce22"/>
          <table:table-cell table:number-columns-repeated="1017"/>
        </table:table-row>
        <table:table-row table:style-name="ro1">
          <table:table-cell table:style-name="ce5" office:value-type="string" calcext:value-type="string">
            <text:p>South Africa</text:p>
          </table:table-cell>
          <table:table-cell table:style-name="ce13" office:value-type="string" calcext:value-type="string">
            <text:p>Austria</text:p>
          </table:table-cell>
          <table:table-cell table:style-name="ce13" office:value-type="string" calcext:value-type="string">
            <text:p>Greece</text:p>
          </table:table-cell>
          <table:table-cell table:style-name="ce13" office:value-type="string" calcext:value-type="string">
            <text:p>Canada</text:p>
          </table:table-cell>
          <table:table-cell table:style-name="ce13" office:value-type="string" calcext:value-type="string">
            <text:p>Israel</text:p>
          </table:table-cell>
          <table:table-cell table:style-name="ce13"/>
          <table:table-cell table:style-name="ce22"/>
          <table:table-cell table:number-columns-repeated="1017"/>
        </table:table-row>
        <table:table-row table:style-name="ro1">
          <table:table-cell table:style-name="ce5" office:value-type="string" calcext:value-type="string">
            <text:p>Uruguay</text:p>
          </table:table-cell>
          <table:table-cell table:style-name="ce13" office:value-type="string" calcext:value-type="string">
            <text:p>Bulgaria</text:p>
          </table:table-cell>
          <table:table-cell table:style-name="ce13" office:value-type="string" calcext:value-type="string">
            <text:p>Hungary</text:p>
          </table:table-cell>
          <table:table-cell table:style-name="ce13" office:value-type="string" calcext:value-type="string">
            <text:p>Mexico</text:p>
          </table:table-cell>
          <table:table-cell table:style-name="ce13" office:value-type="string" calcext:value-type="string">
            <text:p>Switzerland</text:p>
          </table:table-cell>
          <table:table-cell table:style-name="ce13"/>
          <table:table-cell table:style-name="ce22"/>
          <table:table-cell table:number-columns-repeated="1017"/>
        </table:table-row>
        <table:table-row table:style-name="ro1">
          <table:table-cell table:style-name="ce5" office:value-type="string" calcext:value-type="string">
            <text:p>Lebanon</text:p>
          </table:table-cell>
          <table:table-cell table:style-name="ce13" office:value-type="string" calcext:value-type="string">
            <text:p>Japan</text:p>
          </table:table-cell>
          <table:table-cell table:style-name="ce13" office:value-type="string" calcext:value-type="string">
            <text:p>Georgia</text:p>
          </table:table-cell>
          <table:table-cell table:style-name="ce13" office:value-type="string" calcext:value-type="string">
            <text:p>Morocco</text:p>
          </table:table-cell>
          <table:table-cell table:style-name="ce13" office:value-type="string" calcext:value-type="string">
            <text:p>Slovenia</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regions&quot;)" office:value-type="string" office:string-value="http://dbpedia.org/property/regions" calcext:value-type="string">
            <text:p>http://dbpedia.org/property/regions</text:p>
          </table:table-cell>
          <table:table-cell office:value-type="string" calcext:value-type="string">
            <text:p>regions</text:p>
          </table:table-cell>
          <table:table-cell table:number-columns-repeated="2"/>
          <table:table-cell office:value-type="string" calcext:value-type="string">
            <text:p>an architectural structure has regions Moravian-Silesian Region (an entity of type municipality)</text:p>
          </table:table-cell>
          <table:table-cell office:value-type="string" calcext:value-type="string">
            <text:p>a species has regions Apulia (an entity of type region)</text:p>
          </table:table-cell>
          <table:table-cell table:style-name="ce20" table:formula="of:=HYPERLINK(&quot;http://goo.gl/iZEK3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wineRegion&quot;)" office:value-type="string" office:string-value="http://dbpedia.org/ontology/wineRegion" calcext:value-type="string">
            <text:p>http://dbpedia.org/ontology/wineRegion</text:p>
          </table:table-cell>
          <table:table-cell office:value-type="string" calcext:value-type="string">
            <text:p>wineRegion</text:p>
          </table:table-cell>
          <table:table-cell table:number-columns-repeated="2"/>
          <table:table-cell office:value-type="string" calcext:value-type="string">
            <text:p>an eukaryote has wine region Virginia wine (an entity of type place)</text:p>
          </table:table-cell>
          <table:table-cell office:value-type="string" calcext:value-type="string">
            <text:p>a flowering plant has wine region Kingdom of W%C3%BCrttemberg (an entity of type place)</text:p>
          </table:table-cell>
          <table:table-cell table:style-name="ce20" table:formula="of:=HYPERLINK(&quot;http://goo.gl/kCeM7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origin&quot;)" office:value-type="string" office:string-value="http://dbpedia.org/property/origin" calcext:value-type="string">
            <text:p>http://dbpedia.org/property/origin</text:p>
          </table:table-cell>
          <table:table-cell office:value-type="string" calcext:value-type="string">
            <text:p>origin</text:p>
          </table:table-cell>
          <table:table-cell table:number-columns-repeated="2"/>
          <table:table-cell office:value-type="string" calcext:value-type="string">
            <text:p>a Band has origin United Kingdom (an entity of type country)</text:p>
          </table:table-cell>
          <table:table-cell office:value-type="string" calcext:value-type="string">
            <text:p>a Band has origin Fullerton, California (an entity of type municipality)</text:p>
          </table:table-cell>
          <table:table-cell table:style-name="ce20" table:formula="of:=HYPERLINK(&quot;http://goo.gl/Hgu838&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origin&quot;)" office:value-type="string" office:string-value="http://dbpedia.org/ontology/origin" calcext:value-type="string">
            <text:p>http://dbpedia.org/ontology/origin</text:p>
          </table:table-cell>
          <table:table-cell office:value-type="string" calcext:value-type="string">
            <text:p>origin</text:p>
          </table:table-cell>
          <table:table-cell table:number-columns-repeated="2"/>
          <table:table-cell office:value-type="string" calcext:value-type="string">
            <text:p>a body of water has origin Annamite Range (an entity of type place)</text:p>
          </table:table-cell>
          <table:table-cell office:value-type="string" calcext:value-type="string">
            <text:p>a river has origin Lake Teletskoye (an entity of type lake)</text:p>
          </table:table-cell>
          <table:table-cell table:style-name="ce20" table:formula="of:=HYPERLINK(&quot;http://goo.gl/B2clv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country&quot;)" office:value-type="string" office:string-value="http://dbpedia.org/ontology/country" calcext:value-type="string">
            <text:p>http://dbpedia.org/ontology/country</text:p>
          </table:table-cell>
          <table:table-cell office:value-type="string" calcext:value-type="string">
            <text:p>country</text:p>
          </table:table-cell>
          <table:table-cell table:number-columns-repeated="2"/>
          <table:table-cell office:value-type="string" calcext:value-type="string">
            <text:p>a lake has country Sweden (an entity of type populated place)</text:p>
          </table:table-cell>
          <table:table-cell office:value-type="string" calcext:value-type="string">
            <text:p>a village has country Norway (an entity of type populated place)</text:p>
          </table:table-cell>
          <table:table-cell table:style-name="ce20" table:formula="of:=HYPERLINK(&quot;http://goo.gl/UwgP5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ountry&quot;)" office:value-type="string" office:string-value="http://dbpedia.org/property/country" calcext:value-type="string">
            <text:p>http://dbpedia.org/property/country</text:p>
          </table:table-cell>
          <table:table-cell office:value-type="string" calcext:value-type="string">
            <text:p>country</text:p>
          </table:table-cell>
          <table:table-cell table:number-columns-repeated="2"/>
          <table:table-cell office:value-type="string" calcext:value-type="string">
            <text:p>a place has country Croatia</text:p>
          </table:table-cell>
          <table:table-cell office:value-type="string" calcext:value-type="string">
            <text:p>a Grand Prix has country Germany</text:p>
          </table:table-cell>
          <table:table-cell table:style-name="ce20" table:formula="of:=HYPERLINK(&quot;http://goo.gl/4OKNh3&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location&quot;)" office:value-type="string" office:string-value="http://dbpedia.org/ontology/location" calcext:value-type="string">
            <text:p>http://dbpedia.org/ontology/location</text:p>
          </table:table-cell>
          <table:table-cell office:value-type="string" calcext:value-type="string">
            <text:p>location</text:p>
          </table:table-cell>
          <table:table-cell table:number-columns-repeated="2"/>
          <table:table-cell office:value-type="string" calcext:value-type="string">
            <text:p>an architectural structure has location Melbourne (an entity of type municipality)</text:p>
          </table:table-cell>
          <table:table-cell office:value-type="string" calcext:value-type="string">
            <text:p>an architectural structure has location Des Moines, Iowa (an entity of type place)</text:p>
          </table:table-cell>
          <table:table-cell table:style-name="ce20" table:formula="of:=HYPERLINK(&quot;http://goo.gl/Va4zL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ocation&quot;)" office:value-type="string" office:string-value="http://dbpedia.org/property/location" calcext:value-type="string">
            <text:p>http://dbpedia.org/property/location</text:p>
          </table:table-cell>
          <table:table-cell office:value-type="string" calcext:value-type="string">
            <text:p>location</text:p>
          </table:table-cell>
          <table:table-cell table:number-columns-repeated="2"/>
          <table:table-cell office:value-type="string" calcext:value-type="string">
            <text:p>a football match has location Dresden (an entity of type place)</text:p>
          </table:table-cell>
          <table:table-cell office:value-type="string" calcext:value-type="string">
            <text:p>an event has location France (an entity of type place)</text:p>
          </table:table-cell>
          <table:table-cell table:style-name="ce20" table:formula="of:=HYPERLINK(&quot;http://goo.gl/6GTyXb&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ocationCountry&quot;)" office:value-type="string" office:string-value="http://dbpedia.org/property/locationCountry" calcext:value-type="string">
            <text:p>http://dbpedia.org/property/locationCountry</text:p>
          </table:table-cell>
          <table:table-cell office:value-type="string" calcext:value-type="string">
            <text:p>locationCountry</text:p>
          </table:table-cell>
          <table:table-cell table:number-columns-repeated="2"/>
          <table:table-cell office:value-type="string" calcext:value-type="string">
            <text:p>an agent has location country France (an entity of type country)</text:p>
          </table:table-cell>
          <table:table-cell office:value-type="string" calcext:value-type="string">
            <text:p>an agent has location country Germany (an entity of type place)</text:p>
          </table:table-cell>
          <table:table-cell table:style-name="ce20" table:formula="of:=HYPERLINK(&quot;http://goo.gl/3Tno5v&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ontology/sourceCountry&quot;)" office:value-type="string" office:string-value="http://dbpedia.org/ontology/sourceCountry" calcext:value-type="string">
            <text:p>http://dbpedia.org/ontology/sourceCountry</text:p>
          </table:table-cell>
          <table:table-cell table:style-name="ce16" office:value-type="string" calcext:value-type="string">
            <text:p>sourceCountry</text:p>
          </table:table-cell>
          <table:table-cell table:style-name="ce16" table:number-columns-repeated="2"/>
          <table:table-cell table:style-name="ce16" office:value-type="string" calcext:value-type="string">
            <text:p>a body of water has source country Turkey (an entity of type place)</text:p>
          </table:table-cell>
          <table:table-cell table:style-name="ce16" office:value-type="string" calcext:value-type="string">
            <text:p>a natural place has source country San Marino (an entity of type populated place)</text:p>
          </table:table-cell>
          <table:table-cell table:style-name="ce25" table:formula="of:=HYPERLINK(&quot;http://goo.gl/efh1gg&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659846037" calcext:value-type="float">
            <text:p>1659846037</text:p>
          </table:table-cell>
          <table:table-cell office:value-type="string" calcext:value-type="string">
            <text:p>wine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float" office:value="2011" calcext:value-type="float">
            <text:p>2011</text:p>
          </table:table-cell>
          <table:table-cell table:style-name="ce13" office:value-type="float" office:value="2010" calcext:value-type="float">
            <text:p>2010</text:p>
          </table:table-cell>
          <table:table-cell table:style-name="ce13" office:value-type="float" office:value="2009" calcext:value-type="float">
            <text:p>2009</text:p>
          </table:table-cell>
          <table:table-cell table:style-name="ce13" office:value-type="float" office:value="2008" calcext:value-type="float">
            <text:p>2008</text:p>
          </table:table-cell>
          <table:table-cell table:style-name="ce13" office:value-type="float" office:value="2007" calcext:value-type="float">
            <text:p>2007</text:p>
          </table:table-cell>
          <table:table-cell table:style-name="ce13"/>
          <table:table-cell table:style-name="ce22"/>
          <table:table-cell table:number-columns-repeated="1017"/>
        </table:table-row>
        <table:table-row table:style-name="ro1">
          <table:table-cell table:style-name="ce5" office:value-type="float" office:value="2013" calcext:value-type="float">
            <text:p>2013</text:p>
          </table:table-cell>
          <table:table-cell table:style-name="ce13" office:value-type="float" office:value="2012" calcext:value-type="float">
            <text:p>2012</text:p>
          </table:table-cell>
          <table:table-cell table:style-name="ce13" office:value-type="float" office:value="2006" calcext:value-type="float">
            <text:p>2006</text:p>
          </table:table-cell>
          <table:table-cell table:style-name="ce13" office:value-type="float" office:value="2005" calcext:value-type="float">
            <text:p>2005</text:p>
          </table:table-cell>
          <table:table-cell table:style-name="ce13" office:value-type="float" office:value="2004" calcext:value-type="float">
            <text:p>2004</text:p>
          </table:table-cell>
          <table:table-cell table:style-name="ce13"/>
          <table:table-cell table:style-name="ce22"/>
          <table:table-cell table:number-columns-repeated="1017"/>
        </table:table-row>
        <table:table-row table:style-name="ro1">
          <table:table-cell table:style-name="ce5" office:value-type="float" office:value="2003" calcext:value-type="float">
            <text:p>2003</text:p>
          </table:table-cell>
          <table:table-cell table:style-name="ce13" office:value-type="float" office:value="2002" calcext:value-type="float">
            <text:p>2002</text:p>
          </table:table-cell>
          <table:table-cell table:style-name="ce13" office:value-type="float" office:value="2001" calcext:value-type="float">
            <text:p>2001</text:p>
          </table:table-cell>
          <table:table-cell table:style-name="ce13" office:value-type="float" office:value="2000" calcext:value-type="float">
            <text:p>2000</text:p>
          </table:table-cell>
          <table:table-cell table:style-name="ce13" office:value-type="float" office:value="1999" calcext:value-type="float">
            <text:p>1999</text:p>
          </table:table-cell>
          <table:table-cell table:style-name="ce13"/>
          <table:table-cell table:style-name="ce22"/>
          <table:table-cell table:number-columns-repeated="1017"/>
        </table:table-row>
        <table:table-row table:style-name="ro1">
          <table:table-cell table:style-name="ce5" office:value-type="float" office:value="1998" calcext:value-type="float">
            <text:p>1998</text:p>
          </table:table-cell>
          <table:table-cell table:style-name="ce13" office:value-type="float" office:value="1997" calcext:value-type="float">
            <text:p>1997</text:p>
          </table:table-cell>
          <table:table-cell table:style-name="ce13" office:value-type="float" office:value="1996" calcext:value-type="float">
            <text:p>1996</text:p>
          </table:table-cell>
          <table:table-cell table:style-name="ce13" office:value-type="float" office:value="1995" calcext:value-type="float">
            <text:p>1995</text:p>
          </table:table-cell>
          <table:table-cell table:style-name="ce13" office:value-type="float" office:value="1994" calcext:value-type="float">
            <text:p>1994</text:p>
          </table:table-cell>
          <table:table-cell table:style-name="ce13"/>
          <table:table-cell table:style-name="ce22"/>
          <table:table-cell table:number-columns-repeated="1017"/>
        </table:table-row>
        <table:table-row table:style-name="ro1">
          <table:table-cell table:style-name="ce5" office:value-type="float" office:value="1993" calcext:value-type="float">
            <text:p>1993</text:p>
          </table:table-cell>
          <table:table-cell table:style-name="ce13" office:value-type="float" office:value="1992" calcext:value-type="float">
            <text:p>1992</text:p>
          </table:table-cell>
          <table:table-cell table:style-name="ce13" office:value-type="float" office:value="1991" calcext:value-type="float">
            <text:p>1991</text:p>
          </table:table-cell>
          <table:table-cell table:style-name="ce13" office:value-type="float" office:value="1990" calcext:value-type="float">
            <text:p>1990</text:p>
          </table:table-cell>
          <table:table-cell table:style-name="ce13" table:number-columns-repeated="2"/>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year&quot;)" office:value-type="string" office:string-value="http://dbpedia.org/property/year" calcext:value-type="string">
            <text:p>http://dbpedia.org/property/year</text:p>
          </table:table-cell>
          <table:table-cell office:value-type="string" calcext:value-type="string">
            <text:p>year</text:p>
          </table:table-cell>
          <table:table-cell table:number-columns-repeated="2"/>
          <table:table-cell office:value-type="string" calcext:value-type="string">
            <text:p>an organisation has year 2007</text:p>
          </table:table-cell>
          <table:table-cell office:value-type="string" calcext:value-type="string">
            <text:p>a military unit has year 1931</text:p>
          </table:table-cell>
          <table:table-cell table:style-name="ce20" table:formula="of:=HYPERLINK(&quot;http://goo.gl/yzBSQL&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wineYears&quot;)" office:value-type="string" office:string-value="http://dbpedia.org/property/wineYears" calcext:value-type="string">
            <text:p>http://dbpedia.org/property/wineYears</text:p>
          </table:table-cell>
          <table:table-cell office:value-type="string" calcext:value-type="string">
            <text:p>wineYears</text:p>
          </table:table-cell>
          <table:table-cell table:number-columns-repeated="2"/>
          <table:table-cell office:value-type="string" calcext:value-type="string">
            <text:p>a place has wine years since 1972</text:p>
          </table:table-cell>
          <table:table-cell office:value-type="string" calcext:value-type="string">
            <text:p>a place has wine years 1650</text:p>
          </table:table-cell>
          <table:table-cell table:style-name="ce20" table:formula="of:=HYPERLINK(&quot;http://goo.gl/2Uxbh6&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ate&quot;)" office:value-type="string" office:string-value="http://dbpedia.org/property/date" calcext:value-type="string">
            <text:p>http://dbpedia.org/property/date</text:p>
          </table:table-cell>
          <table:table-cell office:value-type="string" calcext:value-type="string">
            <text:p>date</text:p>
          </table:table-cell>
          <table:table-cell table:number-columns-repeated="2"/>
          <table:table-cell office:value-type="string" calcext:value-type="string">
            <text:p>a municipality has date October 2012</text:p>
          </table:table-cell>
          <table:table-cell office:value-type="string" calcext:value-type="string">
            <text:p>a sports team season has date 11</text:p>
          </table:table-cell>
          <table:table-cell table:style-name="ce20" table:formula="of:=HYPERLINK(&quot;http://goo.gl/ee5NUh&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firstVintage&quot;)" office:value-type="string" office:string-value="http://dbpedia.org/property/firstVintage" calcext:value-type="string">
            <text:p>http://dbpedia.org/property/firstVintage</text:p>
          </table:table-cell>
          <table:table-cell table:style-name="ce16" office:value-type="string" calcext:value-type="string">
            <text:p>firstVintage</text:p>
          </table:table-cell>
          <table:table-cell table:style-name="ce16" table:number-columns-repeated="2"/>
          <table:table-cell table:style-name="ce16" office:value-type="string" calcext:value-type="string">
            <text:p>a place has first vintage 1973</text:p>
          </table:table-cell>
          <table:table-cell table:style-name="ce16" office:value-type="string" calcext:value-type="string">
            <text:p>an agent has first vintage 2002</text:p>
          </table:table-cell>
          <table:table-cell table:style-name="ce25" table:formula="of:=HYPERLINK(&quot;http://goo.gl/drTUcR&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702159889" calcext:value-type="float">
            <text:p>702159889</text:p>
          </table:table-cell>
          <table:table-cell office:value-type="string" calcext:value-type="string">
            <text:p>wine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Agiorgitiko</text:p>
          </table:table-cell>
          <table:table-cell table:style-name="ce13" office:value-type="string" calcext:value-type="string">
            <text:p>Aglianico</text:p>
          </table:table-cell>
          <table:table-cell table:style-name="ce13" office:value-type="string" calcext:value-type="string">
            <text:p>Albarino</text:p>
          </table:table-cell>
          <table:table-cell table:style-name="ce13" office:value-type="string" calcext:value-type="string">
            <text:p>Albariño</text:p>
          </table:table-cell>
          <table:table-cell table:style-name="ce13" office:value-type="string" calcext:value-type="string">
            <text:p>Alicante Bouschet</text:p>
          </table:table-cell>
          <table:table-cell table:style-name="ce13"/>
          <table:table-cell table:style-name="ce22"/>
          <table:table-cell table:number-columns-repeated="1017"/>
        </table:table-row>
        <table:table-row table:style-name="ro1">
          <table:table-cell table:style-name="ce5" office:value-type="string" calcext:value-type="string">
            <text:p>Amarone</text:p>
          </table:table-cell>
          <table:table-cell table:style-name="ce13" office:value-type="string" calcext:value-type="string">
            <text:p>Anglianico</text:p>
          </table:table-cell>
          <table:table-cell table:style-name="ce13" office:value-type="string" calcext:value-type="string">
            <text:p>Arneis</text:p>
          </table:table-cell>
          <table:table-cell table:style-name="ce13" office:value-type="string" calcext:value-type="string">
            <text:p>Baco Noir</text:p>
          </table:table-cell>
          <table:table-cell table:style-name="ce13" office:value-type="string" calcext:value-type="string">
            <text:p>Barbera</text:p>
          </table:table-cell>
          <table:table-cell table:style-name="ce13"/>
          <table:table-cell table:style-name="ce22"/>
          <table:table-cell table:number-columns-repeated="1017"/>
        </table:table-row>
        <table:table-row table:style-name="ro1">
          <table:table-cell table:style-name="ce5" office:value-type="string" calcext:value-type="string">
            <text:p>Biancolella</text:p>
          </table:table-cell>
          <table:table-cell table:style-name="ce13" office:value-type="string" calcext:value-type="string">
            <text:p>Black Corinth</text:p>
          </table:table-cell>
          <table:table-cell table:style-name="ce13" office:value-type="string" calcext:value-type="string">
            <text:p>Black Muscat</text:p>
          </table:table-cell>
          <table:table-cell table:style-name="ce13" office:value-type="string" calcext:value-type="string">
            <text:p>Blanc Du Bois</text:p>
          </table:table-cell>
          <table:table-cell table:style-name="ce13" office:value-type="string" calcext:value-type="string">
            <text:p>Blaufränkish</text:p>
          </table:table-cell>
          <table:table-cell table:style-name="ce13"/>
          <table:table-cell table:style-name="ce22"/>
          <table:table-cell table:number-columns-repeated="1017"/>
        </table:table-row>
        <table:table-row table:style-name="ro1">
          <table:table-cell table:style-name="ce5" office:value-type="string" calcext:value-type="string">
            <text:p>Blauportugueser</text:p>
          </table:table-cell>
          <table:table-cell table:style-name="ce13" office:value-type="string" calcext:value-type="string">
            <text:p>Blend</text:p>
          </table:table-cell>
          <table:table-cell table:style-name="ce13" office:value-type="string" calcext:value-type="string">
            <text:p>Blend - Other</text:p>
          </table:table-cell>
          <table:table-cell table:style-name="ce13" office:value-type="string" calcext:value-type="string">
            <text:p>Blend - Red</text:p>
          </table:table-cell>
          <table:table-cell table:style-name="ce13" office:value-type="string" calcext:value-type="string">
            <text:p>Blend - Sparkling</text:p>
          </table:table-cell>
          <table:table-cell table:style-name="ce13"/>
          <table:table-cell table:style-name="ce22"/>
          <table:table-cell table:number-columns-repeated="1017"/>
        </table:table-row>
        <table:table-row table:style-name="ro1">
          <table:table-cell table:style-name="ce5" office:value-type="string" calcext:value-type="string">
            <text:p>Blend - White</text:p>
          </table:table-cell>
          <table:table-cell table:style-name="ce13" office:value-type="string" calcext:value-type="string">
            <text:p>Blush</text:p>
          </table:table-cell>
          <table:table-cell table:style-name="ce13" office:value-type="string" calcext:value-type="string">
            <text:p>Bonarda</text:p>
          </table:table-cell>
          <table:table-cell table:style-name="ce13" office:value-type="string" calcext:value-type="string">
            <text:p>Bordeaux Blend</text:p>
          </table:table-cell>
          <table:table-cell table:style-name="ce13" office:value-type="string" calcext:value-type="string">
            <text:p>Bordeaux Red Blend</text:p>
          </table:table-cell>
          <table:table-cell table:style-name="ce13"/>
          <table:table-cell table:style-name="ce22"/>
          <table:table-cell table:number-columns-repeated="1017"/>
        </table:table-row>
        <table:table-row table:style-name="ro1">
          <table:table-cell table:style-name="ce5" office:value-type="string" calcext:value-type="string">
            <text:p>Bordeaux White Blend</text:p>
          </table:table-cell>
          <table:table-cell table:style-name="ce13" office:value-type="string" calcext:value-type="string">
            <text:p>Brunello di Montalcino</text:p>
          </table:table-cell>
          <table:table-cell table:style-name="ce13" office:value-type="string" calcext:value-type="string">
            <text:p>Cabernet</text:p>
          </table:table-cell>
          <table:table-cell table:style-name="ce13" office:value-type="string" calcext:value-type="string">
            <text:p>Cabernet Franc</text:p>
          </table:table-cell>
          <table:table-cell table:style-name="ce13" office:value-type="string" calcext:value-type="string">
            <text:p>Cabernet Sauvignon</text:p>
          </table:table-cell>
          <table:table-cell table:style-name="ce13"/>
          <table:table-cell table:style-name="ce22"/>
          <table:table-cell table:number-columns-repeated="1017"/>
        </table:table-row>
        <table:table-row table:style-name="ro1">
          <table:table-cell table:style-name="ce5" office:value-type="string" calcext:value-type="string">
            <text:p>Cabernet Sauvignon Blend</text:p>
          </table:table-cell>
          <table:table-cell table:style-name="ce13" office:value-type="string" calcext:value-type="string">
            <text:p>Cabernet Sauvignon/Merlot</text:p>
          </table:table-cell>
          <table:table-cell table:style-name="ce13" office:value-type="string" calcext:value-type="string">
            <text:p>Cannonau</text:p>
          </table:table-cell>
          <table:table-cell table:style-name="ce13" office:value-type="string" calcext:value-type="string">
            <text:p>Carignan</text:p>
          </table:table-cell>
          <table:table-cell table:style-name="ce13" office:value-type="string" calcext:value-type="string">
            <text:p>Carignane</text:p>
          </table:table-cell>
          <table:table-cell table:style-name="ce13"/>
          <table:table-cell table:style-name="ce22"/>
          <table:table-cell table:number-columns-repeated="1017"/>
        </table:table-row>
        <table:table-row table:style-name="ro1">
          <table:table-cell table:style-name="ce5" office:value-type="string" calcext:value-type="string">
            <text:p>Carmenere</text:p>
          </table:table-cell>
          <table:table-cell table:style-name="ce13" office:value-type="string" calcext:value-type="string">
            <text:p>Carmenre</text:p>
          </table:table-cell>
          <table:table-cell table:style-name="ce13" office:value-type="string" calcext:value-type="string">
            <text:p>Carmenère</text:p>
          </table:table-cell>
          <table:table-cell table:style-name="ce13" office:value-type="string" calcext:value-type="string">
            <text:p>Catawba</text:p>
          </table:table-cell>
          <table:table-cell table:style-name="ce13" office:value-type="string" calcext:value-type="string">
            <text:p>Cayuga</text:p>
          </table:table-cell>
          <table:table-cell table:style-name="ce13"/>
          <table:table-cell table:style-name="ce22"/>
          <table:table-cell table:number-columns-repeated="1017"/>
        </table:table-row>
        <table:table-row table:style-name="ro1">
          <table:table-cell table:style-name="ce5" office:value-type="string" calcext:value-type="string">
            <text:p>Cayuga White</text:p>
          </table:table-cell>
          <table:table-cell table:style-name="ce13" office:value-type="string" calcext:value-type="string">
            <text:p>Cesanese</text:p>
          </table:table-cell>
          <table:table-cell table:style-name="ce13" office:value-type="string" calcext:value-type="string">
            <text:p>Chambourcin</text:p>
          </table:table-cell>
          <table:table-cell table:style-name="ce13" office:value-type="string" calcext:value-type="string">
            <text:p>Champagne</text:p>
          </table:table-cell>
          <table:table-cell table:style-name="ce13" office:value-type="string" calcext:value-type="string">
            <text:p>Champagne Blend</text:p>
          </table:table-cell>
          <table:table-cell table:style-name="ce13"/>
          <table:table-cell table:style-name="ce22"/>
          <table:table-cell table:number-columns-repeated="1017"/>
        </table:table-row>
        <table:table-row table:style-name="ro1">
          <table:table-cell table:style-name="ce5" office:value-type="string" calcext:value-type="string">
            <text:p>Chancellor</text:p>
          </table:table-cell>
          <table:table-cell table:style-name="ce13" office:value-type="string" calcext:value-type="string">
            <text:p>Chancellor Noir</text:p>
          </table:table-cell>
          <table:table-cell table:style-name="ce13" office:value-type="string" calcext:value-type="string">
            <text:p>Charbono</text:p>
          </table:table-cell>
          <table:table-cell table:style-name="ce13" office:value-type="string" calcext:value-type="string">
            <text:p>Chardonel</text:p>
          </table:table-cell>
          <table:table-cell table:style-name="ce13" office:value-type="string" calcext:value-type="string">
            <text:p>ChardonnayChenin Blanc</text:p>
          </table:table-cell>
          <table:table-cell table:style-name="ce13"/>
          <table:table-cell table:style-name="ce22"/>
          <table:table-cell table:number-columns-repeated="1017"/>
        </table:table-row>
        <table:table-row table:style-name="ro1">
          <table:table-cell table:style-name="ce5" office:value-type="string" calcext:value-type="string">
            <text:p>Chianti Red Blend</text:p>
          </table:table-cell>
          <table:table-cell table:style-name="ce13" office:value-type="string" calcext:value-type="string">
            <text:p>Cinsault</text:p>
          </table:table-cell>
          <table:table-cell table:style-name="ce13" office:value-type="string" calcext:value-type="string">
            <text:p>Columbia Valley</text:p>
          </table:table-cell>
          <table:table-cell table:style-name="ce13" office:value-type="string" calcext:value-type="string">
            <text:p>Concord</text:p>
          </table:table-cell>
          <table:table-cell table:style-name="ce13" office:value-type="string" calcext:value-type="string">
            <text:p>Cortese</text:p>
          </table:table-cell>
          <table:table-cell table:style-name="ce13"/>
          <table:table-cell table:style-name="ce22"/>
          <table:table-cell table:number-columns-repeated="1017"/>
        </table:table-row>
        <table:table-row table:style-name="ro1">
          <table:table-cell table:style-name="ce5" office:value-type="string" calcext:value-type="string">
            <text:p>Corvina</text:p>
          </table:table-cell>
          <table:table-cell table:style-name="ce13" office:value-type="string" calcext:value-type="string">
            <text:p>Counoise</text:p>
          </table:table-cell>
          <table:table-cell table:style-name="ce13" office:value-type="string" calcext:value-type="string">
            <text:p>Cuvee</text:p>
          </table:table-cell>
          <table:table-cell table:style-name="ce13" office:value-type="string" calcext:value-type="string">
            <text:p>DeChaunac</text:p>
          </table:table-cell>
          <table:table-cell table:style-name="ce13" office:value-type="string" calcext:value-type="string">
            <text:p>Delaware</text:p>
          </table:table-cell>
          <table:table-cell table:style-name="ce13"/>
          <table:table-cell table:style-name="ce22"/>
          <table:table-cell table:number-columns-repeated="1017"/>
        </table:table-row>
        <table:table-row table:style-name="ro1">
          <table:table-cell table:style-name="ce5" office:value-type="string" calcext:value-type="string">
            <text:p>Diamond</text:p>
          </table:table-cell>
          <table:table-cell table:style-name="ce13" office:value-type="string" calcext:value-type="string">
            <text:p>Dolcetto</text:p>
          </table:table-cell>
          <table:table-cell table:style-name="ce13" office:value-type="string" calcext:value-type="string">
            <text:p>Dornfelder</text:p>
          </table:table-cell>
          <table:table-cell table:style-name="ce13" office:value-type="string" calcext:value-type="string">
            <text:p>Early Burgundy</text:p>
          </table:table-cell>
          <table:table-cell table:style-name="ce13" office:value-type="string" calcext:value-type="string">
            <text:p>Falanghina</text:p>
          </table:table-cell>
          <table:table-cell table:style-name="ce13"/>
          <table:table-cell table:style-name="ce22"/>
          <table:table-cell table:number-columns-repeated="1017"/>
        </table:table-row>
        <table:table-row table:style-name="ro1">
          <table:table-cell table:style-name="ce5" office:value-type="string" calcext:value-type="string">
            <text:p>FavoriteFernão Pires</text:p>
          </table:table-cell>
          <table:table-cell table:style-name="ce13" office:value-type="string" calcext:value-type="string">
            <text:p>Fiano</text:p>
          </table:table-cell>
          <table:table-cell table:style-name="ce13" office:value-type="string" calcext:value-type="string">
            <text:p>Fleur Sauvage</text:p>
          </table:table-cell>
          <table:table-cell table:style-name="ce13" office:value-type="string" calcext:value-type="string">
            <text:p>Framboise</text:p>
          </table:table-cell>
          <table:table-cell table:style-name="ce13" office:value-type="string" calcext:value-type="string">
            <text:p>Fredonia</text:p>
          </table:table-cell>
          <table:table-cell table:style-name="ce13"/>
          <table:table-cell table:style-name="ce22"/>
          <table:table-cell table:number-columns-repeated="1017"/>
        </table:table-row>
        <table:table-row table:style-name="ro1">
          <table:table-cell table:style-name="ce5" office:value-type="string" calcext:value-type="string">
            <text:p>French Colombard</text:p>
          </table:table-cell>
          <table:table-cell table:style-name="ce13" office:value-type="string" calcext:value-type="string">
            <text:p>Frontenac</text:p>
          </table:table-cell>
          <table:table-cell table:style-name="ce13" office:value-type="string" calcext:value-type="string">
            <text:p>Frontenac Gris</text:p>
          </table:table-cell>
          <table:table-cell table:style-name="ce13" office:value-type="string" calcext:value-type="string">
            <text:p>Fruit</text:p>
          </table:table-cell>
          <table:table-cell table:style-name="ce13" office:value-type="string" calcext:value-type="string">
            <text:p>Fruit Cuvee</text:p>
          </table:table-cell>
          <table:table-cell table:style-name="ce13"/>
          <table:table-cell table:style-name="ce22"/>
          <table:table-cell table:number-columns-repeated="1017"/>
        </table:table-row>
        <table:table-row table:style-name="ro1">
          <table:table-cell table:style-name="ce5" office:value-type="string" calcext:value-type="string">
            <text:p>Fumé Blanc</text:p>
          </table:table-cell>
          <table:table-cell table:style-name="ce13" office:value-type="string" calcext:value-type="string">
            <text:p>Furmint</text:p>
          </table:table-cell>
          <table:table-cell table:style-name="ce13" office:value-type="string" calcext:value-type="string">
            <text:p>Gamay</text:p>
          </table:table-cell>
          <table:table-cell table:style-name="ce13" office:value-type="string" calcext:value-type="string">
            <text:p>Garganega</text:p>
          </table:table-cell>
          <table:table-cell table:style-name="ce13" office:value-type="string" calcext:value-type="string">
            <text:p>Garnacha</text:p>
          </table:table-cell>
          <table:table-cell table:style-name="ce13"/>
          <table:table-cell table:style-name="ce22"/>
          <table:table-cell table:number-columns-repeated="1017"/>
        </table:table-row>
        <table:table-row table:style-name="ro1">
          <table:table-cell table:style-name="ce5" office:value-type="string" calcext:value-type="string">
            <text:p>Garnacha Blanca</text:p>
          </table:table-cell>
          <table:table-cell table:style-name="ce13" office:value-type="string" calcext:value-type="string">
            <text:p>Gewurztraminer</text:p>
          </table:table-cell>
          <table:table-cell table:style-name="ce13" office:value-type="string" calcext:value-type="string">
            <text:p>Godello</text:p>
          </table:table-cell>
          <table:table-cell table:style-name="ce13" office:value-type="string" calcext:value-type="string">
            <text:p>Gold</text:p>
          </table:table-cell>
          <table:table-cell table:style-name="ce13" office:value-type="string" calcext:value-type="string">
            <text:p>Graciano</text:p>
          </table:table-cell>
          <table:table-cell table:style-name="ce13"/>
          <table:table-cell table:style-name="ce22"/>
          <table:table-cell table:number-columns-repeated="1017"/>
        </table:table-row>
        <table:table-row table:style-name="ro1">
          <table:table-cell table:style-name="ce5" office:value-type="string" calcext:value-type="string">
            <text:p>Grenache</text:p>
          </table:table-cell>
          <table:table-cell table:style-name="ce13" office:value-type="string" calcext:value-type="string">
            <text:p>Grenache Blanc</text:p>
          </table:table-cell>
          <table:table-cell table:style-name="ce13" office:value-type="string" calcext:value-type="string">
            <text:p>Grenache Noir</text:p>
          </table:table-cell>
          <table:table-cell table:style-name="ce13" office:value-type="string" calcext:value-type="string">
            <text:p>Grenache/Syrah</text:p>
          </table:table-cell>
          <table:table-cell table:style-name="ce13" office:value-type="string" calcext:value-type="string">
            <text:p>Grignolino</text:p>
          </table:table-cell>
          <table:table-cell table:style-name="ce13"/>
          <table:table-cell table:style-name="ce22"/>
          <table:table-cell table:number-columns-repeated="1017"/>
        </table:table-row>
        <table:table-row table:style-name="ro1">
          <table:table-cell table:style-name="ce5" office:value-type="string" calcext:value-type="string">
            <text:p>Grillo</text:p>
          </table:table-cell>
          <table:table-cell table:style-name="ce13" office:value-type="string" calcext:value-type="string">
            <text:p>Grüner Veltliner</text:p>
          </table:table-cell>
          <table:table-cell table:style-name="ce13" office:value-type="string" calcext:value-type="string">
            <text:p>Huxelrebe</text:p>
          </table:table-cell>
          <table:table-cell table:style-name="ce13" office:value-type="string" calcext:value-type="string">
            <text:p>Iona</text:p>
          </table:table-cell>
          <table:table-cell table:style-name="ce13" office:value-type="string" calcext:value-type="string">
            <text:p>Island Belle</text:p>
          </table:table-cell>
          <table:table-cell table:style-name="ce13"/>
          <table:table-cell table:style-name="ce22"/>
          <table:table-cell table:number-columns-repeated="1017"/>
        </table:table-row>
        <table:table-row table:style-name="ro1">
          <table:table-cell table:style-name="ce5" office:value-type="string" calcext:value-type="string">
            <text:p>Ives</text:p>
          </table:table-cell>
          <table:table-cell table:style-name="ce13" office:value-type="string" calcext:value-type="string">
            <text:p>Kerner</text:p>
          </table:table-cell>
          <table:table-cell table:style-name="ce13" office:value-type="string" calcext:value-type="string">
            <text:p>La CrescentLacrima</text:p>
          </table:table-cell>
          <table:table-cell table:style-name="ce13" office:value-type="string" calcext:value-type="string">
            <text:p>Lagrein</text:p>
          </table:table-cell>
          <table:table-cell table:style-name="ce13" office:value-type="string" calcext:value-type="string">
            <text:p>Lambrusco</text:p>
          </table:table-cell>
          <table:table-cell table:style-name="ce13"/>
          <table:table-cell table:style-name="ce22"/>
          <table:table-cell table:number-columns-repeated="1017"/>
        </table:table-row>
        <table:table-row table:style-name="ro1">
          <table:table-cell table:style-name="ce5" office:value-type="string" calcext:value-type="string">
            <text:p>Lemberger</text:p>
          </table:table-cell>
          <table:table-cell table:style-name="ce13" office:value-type="string" calcext:value-type="string">
            <text:p>Lenoir</text:p>
          </table:table-cell>
          <table:table-cell table:style-name="ce13" office:value-type="string" calcext:value-type="string">
            <text:p>Lodi</text:p>
          </table:table-cell>
          <table:table-cell table:style-name="ce13" office:value-type="string" calcext:value-type="string">
            <text:p>Léon Millot</text:p>
          </table:table-cell>
          <table:table-cell table:style-name="ce13" office:value-type="string" calcext:value-type="string">
            <text:p>Madeline Angevine</text:p>
          </table:table-cell>
          <table:table-cell table:style-name="ce13"/>
          <table:table-cell table:style-name="ce22"/>
          <table:table-cell table:number-columns-repeated="1017"/>
        </table:table-row>
        <table:table-row table:style-name="ro1">
          <table:table-cell table:style-name="ce5" office:value-type="string" calcext:value-type="string">
            <text:p>Malbec</text:p>
          </table:table-cell>
          <table:table-cell table:style-name="ce13" office:value-type="string" calcext:value-type="string">
            <text:p>Malvasia</text:p>
          </table:table-cell>
          <table:table-cell table:style-name="ce13" office:value-type="string" calcext:value-type="string">
            <text:p>Malvasia Bianca</text:p>
          </table:table-cell>
          <table:table-cell table:style-name="ce13" office:value-type="string" calcext:value-type="string">
            <text:p>MalvasiaMourvèdre</text:p>
          </table:table-cell>
          <table:table-cell table:style-name="ce13" office:value-type="string" calcext:value-type="string">
            <text:p>Marechal Foch</text:p>
          </table:table-cell>
          <table:table-cell table:style-name="ce13"/>
          <table:table-cell table:style-name="ce22"/>
          <table:table-cell table:number-columns-repeated="1017"/>
        </table:table-row>
        <table:table-row table:style-name="ro1">
          <table:table-cell table:style-name="ce5" office:value-type="string" calcext:value-type="string">
            <text:p>Marsanne</text:p>
          </table:table-cell>
          <table:table-cell table:style-name="ce13" office:value-type="string" calcext:value-type="string">
            <text:p>Marselan</text:p>
          </table:table-cell>
          <table:table-cell table:style-name="ce13" office:value-type="string" calcext:value-type="string">
            <text:p>Maréchal Foch</text:p>
          </table:table-cell>
          <table:table-cell table:style-name="ce13" office:value-type="string" calcext:value-type="string">
            <text:p>Melon de Bourgogne</text:p>
          </table:table-cell>
          <table:table-cell table:style-name="ce13" office:value-type="string" calcext:value-type="string">
            <text:p>Merlot</text:p>
          </table:table-cell>
          <table:table-cell table:style-name="ce13"/>
          <table:table-cell table:style-name="ce22"/>
          <table:table-cell table:number-columns-repeated="1017"/>
        </table:table-row>
        <table:table-row table:style-name="ro1">
          <table:table-cell table:style-name="ce5" office:value-type="string" calcext:value-type="string">
            <text:p>Mission</text:p>
          </table:table-cell>
          <table:table-cell table:style-name="ce13" office:value-type="string" calcext:value-type="string">
            <text:p>Mller-Thurgau</text:p>
          </table:table-cell>
          <table:table-cell table:style-name="ce13" office:value-type="string" calcext:value-type="string">
            <text:p>Monastrell</text:p>
          </table:table-cell>
          <table:table-cell table:style-name="ce13" office:value-type="string" calcext:value-type="string">
            <text:p>Montepulciano</text:p>
          </table:table-cell>
          <table:table-cell table:style-name="ce13" office:value-type="string" calcext:value-type="string">
            <text:p>Montestefano</text:p>
          </table:table-cell>
          <table:table-cell table:style-name="ce13"/>
          <table:table-cell table:style-name="ce22"/>
          <table:table-cell table:number-columns-repeated="1017"/>
        </table:table-row>
        <table:table-row table:style-name="ro1">
          <table:table-cell table:style-name="ce5" office:value-type="string" calcext:value-type="string">
            <text:p>Moorooroo Shiraz</text:p>
          </table:table-cell>
          <table:table-cell table:style-name="ce13" office:value-type="string" calcext:value-type="string">
            <text:p>Moscato</text:p>
          </table:table-cell>
          <table:table-cell table:style-name="ce13" office:value-type="string" calcext:value-type="string">
            <text:p>Moscato Bianco</text:p>
          </table:table-cell>
          <table:table-cell table:style-name="ce13" office:value-type="string" calcext:value-type="string">
            <text:p>Mourvedre</text:p>
          </table:table-cell>
          <table:table-cell table:style-name="ce13" office:value-type="string" calcext:value-type="string">
            <text:p>Mourvèdre</text:p>
          </table:table-cell>
          <table:table-cell table:style-name="ce13"/>
          <table:table-cell table:style-name="ce22"/>
          <table:table-cell table:number-columns-repeated="1017"/>
        </table:table-row>
        <table:table-row table:style-name="ro1">
          <table:table-cell table:style-name="ce5" office:value-type="string" calcext:value-type="string">
            <text:p>Muscadine</text:p>
          </table:table-cell>
          <table:table-cell table:style-name="ce13" office:value-type="string" calcext:value-type="string">
            <text:p>Muscat</text:p>
          </table:table-cell>
          <table:table-cell table:style-name="ce13" office:value-type="string" calcext:value-type="string">
            <text:p>Muscat Blanc</text:p>
          </table:table-cell>
          <table:table-cell table:style-name="ce13" office:value-type="string" calcext:value-type="string">
            <text:p>Muscat Blend</text:p>
          </table:table-cell>
          <table:table-cell table:style-name="ce13" office:value-type="string" calcext:value-type="string">
            <text:p>Muscat Canelli</text:p>
          </table:table-cell>
          <table:table-cell table:style-name="ce13"/>
          <table:table-cell table:style-name="ce22"/>
          <table:table-cell table:number-columns-repeated="1017"/>
        </table:table-row>
        <table:table-row table:style-name="ro1">
          <table:table-cell table:style-name="ce5" office:value-type="string" calcext:value-type="string">
            <text:p>Muscat Goldert Grand Cru</text:p>
          </table:table-cell>
          <table:table-cell table:style-name="ce13" office:value-type="string" calcext:value-type="string">
            <text:p>Muscat Of Alexandria</text:p>
          </table:table-cell>
          <table:table-cell table:style-name="ce13" office:value-type="string" calcext:value-type="string">
            <text:p>Muscato</text:p>
          </table:table-cell>
          <table:table-cell table:style-name="ce13" office:value-type="string" calcext:value-type="string">
            <text:p>Müller-Thurgau</text:p>
          </table:table-cell>
          <table:table-cell table:style-name="ce13" office:value-type="string" calcext:value-type="string">
            <text:p>Nebbiolo</text:p>
          </table:table-cell>
          <table:table-cell table:style-name="ce13"/>
          <table:table-cell table:style-name="ce22"/>
          <table:table-cell table:number-columns-repeated="1017"/>
        </table:table-row>
        <table:table-row table:style-name="ro1">
          <table:table-cell table:style-name="ce5" office:value-type="string" calcext:value-type="string">
            <text:p>Nero d'Avola</text:p>
          </table:table-cell>
          <table:table-cell table:style-name="ce13" office:value-type="string" calcext:value-type="string">
            <text:p>Niagara</text:p>
          </table:table-cell>
          <table:table-cell table:style-name="ce13" office:value-type="string" calcext:value-type="string">
            <text:p>Noble</text:p>
          </table:table-cell>
          <table:table-cell table:style-name="ce13" office:value-type="string" calcext:value-type="string">
            <text:p>Noiret</text:p>
          </table:table-cell>
          <table:table-cell table:style-name="ce13" office:value-type="string" calcext:value-type="string">
            <text:p>Norton</text:p>
          </table:table-cell>
          <table:table-cell table:style-name="ce13"/>
          <table:table-cell table:style-name="ce22"/>
          <table:table-cell table:number-columns-repeated="1017"/>
        </table:table-row>
        <table:table-row table:style-name="ro1">
          <table:table-cell table:style-name="ce5" office:value-type="string" calcext:value-type="string">
            <text:p>Olivella</text:p>
          </table:table-cell>
          <table:table-cell table:style-name="ce13" office:value-type="string" calcext:value-type="string">
            <text:p>Orange Muscat</text:p>
          </table:table-cell>
          <table:table-cell table:style-name="ce13" office:value-type="string" calcext:value-type="string">
            <text:p>Ortega</text:p>
          </table:table-cell>
          <table:table-cell table:style-name="ce13" office:value-type="string" calcext:value-type="string">
            <text:p>Pallagrello Bianco</text:p>
          </table:table-cell>
          <table:table-cell table:style-name="ce13" office:value-type="string" calcext:value-type="string">
            <text:p>Palomino</text:p>
          </table:table-cell>
          <table:table-cell table:style-name="ce13"/>
          <table:table-cell table:style-name="ce22"/>
          <table:table-cell table:number-columns-repeated="1017"/>
        </table:table-row>
        <table:table-row table:style-name="ro1">
          <table:table-cell table:style-name="ce5" office:value-type="string" calcext:value-type="string">
            <text:p>Passerina</text:p>
          </table:table-cell>
          <table:table-cell table:style-name="ce13" office:value-type="string" calcext:value-type="string">
            <text:p>Pecorino</text:p>
          </table:table-cell>
          <table:table-cell table:style-name="ce13" office:value-type="string" calcext:value-type="string">
            <text:p>Pelaverga</text:p>
          </table:table-cell>
          <table:table-cell table:style-name="ce13" office:value-type="string" calcext:value-type="string">
            <text:p>Petit Manseng</text:p>
          </table:table-cell>
          <table:table-cell table:style-name="ce13" office:value-type="string" calcext:value-type="string">
            <text:p>Petit Verdot</text:p>
          </table:table-cell>
          <table:table-cell table:style-name="ce13"/>
          <table:table-cell table:style-name="ce22"/>
          <table:table-cell table:number-columns-repeated="1017"/>
        </table:table-row>
        <table:table-row table:style-name="ro1">
          <table:table-cell table:style-name="ce5" office:value-type="string" calcext:value-type="string">
            <text:p>Petite Sirah</text:p>
          </table:table-cell>
          <table:table-cell table:style-name="ce13" office:value-type="string" calcext:value-type="string">
            <text:p>Picpoul</text:p>
          </table:table-cell>
          <table:table-cell table:style-name="ce13" office:value-type="string" calcext:value-type="string">
            <text:p>Pinot Blanc</text:p>
          </table:table-cell>
          <table:table-cell table:style-name="ce13" office:value-type="string" calcext:value-type="string">
            <text:p>Pinot Grigio</text:p>
          </table:table-cell>
          <table:table-cell table:style-name="ce13" office:value-type="string" calcext:value-type="string">
            <text:p>Pinot Gris</text:p>
          </table:table-cell>
          <table:table-cell table:style-name="ce13"/>
          <table:table-cell table:style-name="ce22"/>
          <table:table-cell table:number-columns-repeated="1017"/>
        </table:table-row>
        <table:table-row table:style-name="ro1">
          <table:table-cell table:style-name="ce5" office:value-type="string" calcext:value-type="string">
            <text:p>Pinot Nero</text:p>
          </table:table-cell>
          <table:table-cell table:style-name="ce13" office:value-type="string" calcext:value-type="string">
            <text:p>Pinot Noir</text:p>
          </table:table-cell>
          <table:table-cell table:style-name="ce13" office:value-type="string" calcext:value-type="string">
            <text:p>Pinot Noir Précoce</text:p>
          </table:table-cell>
          <table:table-cell table:style-name="ce13" office:value-type="string" calcext:value-type="string">
            <text:p>Pinotage</text:p>
          </table:table-cell>
          <table:table-cell table:style-name="ce13" office:value-type="string" calcext:value-type="string">
            <text:p>Port</text:p>
          </table:table-cell>
          <table:table-cell table:style-name="ce13"/>
          <table:table-cell table:style-name="ce22"/>
          <table:table-cell table:number-columns-repeated="1017"/>
        </table:table-row>
        <table:table-row table:style-name="ro1">
          <table:table-cell table:style-name="ce5" office:value-type="string" calcext:value-type="string">
            <text:p>Port Blend</text:p>
          </table:table-cell>
          <table:table-cell table:style-name="ce13" office:value-type="string" calcext:value-type="string">
            <text:p>Portugueser Weissherbst</text:p>
          </table:table-cell>
          <table:table-cell table:style-name="ce13" office:value-type="string" calcext:value-type="string">
            <text:p>Primitivo</text:p>
          </table:table-cell>
          <table:table-cell table:style-name="ce13" office:value-type="string" calcext:value-type="string">
            <text:p>Proprietary Blend</text:p>
          </table:table-cell>
          <table:table-cell table:style-name="ce13" office:value-type="string" calcext:value-type="string">
            <text:p>Proprietary Red</text:p>
          </table:table-cell>
          <table:table-cell table:style-name="ce13"/>
          <table:table-cell table:style-name="ce22"/>
          <table:table-cell table:number-columns-repeated="1017"/>
        </table:table-row>
        <table:table-row table:style-name="ro1">
          <table:table-cell table:style-name="ce5" office:value-type="string" calcext:value-type="string">
            <text:p>Prosecco</text:p>
          </table:table-cell>
          <table:table-cell table:style-name="ce13" office:value-type="string" calcext:value-type="string">
            <text:p>Red Blend</text:p>
          </table:table-cell>
          <table:table-cell table:style-name="ce13" office:value-type="string" calcext:value-type="string">
            <text:p>Red-Blend</text:p>
          </table:table-cell>
          <table:table-cell table:style-name="ce13" office:value-type="string" calcext:value-type="string">
            <text:p>Refosco</text:p>
          </table:table-cell>
          <table:table-cell table:style-name="ce13" office:value-type="string" calcext:value-type="string">
            <text:p>Rhone Red Blend</text:p>
          </table:table-cell>
          <table:table-cell table:style-name="ce13"/>
          <table:table-cell table:style-name="ce22"/>
          <table:table-cell table:number-columns-repeated="1017"/>
        </table:table-row>
        <table:table-row table:style-name="ro1">
          <table:table-cell table:style-name="ce5" office:value-type="string" calcext:value-type="string">
            <text:p>Rhone White Blend</text:p>
          </table:table-cell>
          <table:table-cell table:style-name="ce13" office:value-type="string" calcext:value-type="string">
            <text:p>Ribolla Gialla</text:p>
          </table:table-cell>
          <table:table-cell table:style-name="ce13" office:value-type="string" calcext:value-type="string">
            <text:p>Riesling</text:p>
          </table:table-cell>
          <table:table-cell table:style-name="ce13" office:value-type="string" calcext:value-type="string">
            <text:p>Rioja Red Blend</text:p>
          </table:table-cell>
          <table:table-cell table:style-name="ce13" office:value-type="string" calcext:value-type="string">
            <text:p>Rose</text:p>
          </table:table-cell>
          <table:table-cell table:style-name="ce13"/>
          <table:table-cell table:style-name="ce22"/>
          <table:table-cell table:number-columns-repeated="1017"/>
        </table:table-row>
        <table:table-row table:style-name="ro1">
          <table:table-cell table:style-name="ce5" office:value-type="string" calcext:value-type="string">
            <text:p>Rose Wine</text:p>
          </table:table-cell>
          <table:table-cell table:style-name="ce13" office:value-type="string" calcext:value-type="string">
            <text:p>Roussanne</text:p>
          </table:table-cell>
          <table:table-cell table:style-name="ce13" office:value-type="string" calcext:value-type="string">
            <text:p>Ruby Cabernet</text:p>
          </table:table-cell>
          <table:table-cell table:style-name="ce13" office:value-type="string" calcext:value-type="string">
            <text:p>Sagrantino</text:p>
          </table:table-cell>
          <table:table-cell table:style-name="ce13" office:value-type="string" calcext:value-type="string">
            <text:p>Sangiovese</text:p>
          </table:table-cell>
          <table:table-cell table:style-name="ce13"/>
          <table:table-cell table:style-name="ce22"/>
          <table:table-cell table:number-columns-repeated="1017"/>
        </table:table-row>
        <table:table-row table:style-name="ro1">
          <table:table-cell table:style-name="ce5" office:value-type="string" calcext:value-type="string">
            <text:p>Sangiovese Grosso</text:p>
          </table:table-cell>
          <table:table-cell table:style-name="ce13" office:value-type="string" calcext:value-type="string">
            <text:p>Santa Ynez Valley</text:p>
          </table:table-cell>
          <table:table-cell table:style-name="ce13" office:value-type="string" calcext:value-type="string">
            <text:p>Sauvignon Blanc</text:p>
          </table:table-cell>
          <table:table-cell table:style-name="ce13" office:value-type="string" calcext:value-type="string">
            <text:p>Sauvignon Gris</text:p>
          </table:table-cell>
          <table:table-cell table:style-name="ce13" office:value-type="string" calcext:value-type="string">
            <text:p>Scheurebe</text:p>
          </table:table-cell>
          <table:table-cell table:style-name="ce13"/>
          <table:table-cell table:style-name="ce22"/>
          <table:table-cell table:number-columns-repeated="1017"/>
        </table:table-row>
        <table:table-row table:style-name="ro1">
          <table:table-cell table:style-name="ce5" office:value-type="string" calcext:value-type="string">
            <text:p>Semillon</text:p>
          </table:table-cell>
          <table:table-cell table:style-name="ce13" office:value-type="string" calcext:value-type="string">
            <text:p>Seyval</text:p>
          </table:table-cell>
          <table:table-cell table:style-name="ce13" office:value-type="string" calcext:value-type="string">
            <text:p>Seyval Blanc</text:p>
          </table:table-cell>
          <table:table-cell table:style-name="ce13" office:value-type="string" calcext:value-type="string">
            <text:p>Sherry</text:p>
          </table:table-cell>
          <table:table-cell table:style-name="ce13" office:value-type="string" calcext:value-type="string">
            <text:p>Shiraz / Syrah</text:p>
          </table:table-cell>
          <table:table-cell table:style-name="ce13"/>
          <table:table-cell table:style-name="ce22"/>
          <table:table-cell table:number-columns-repeated="1017"/>
        </table:table-row>
        <table:table-row table:style-name="ro1">
          <table:table-cell table:style-name="ce5" office:value-type="string" calcext:value-type="string">
            <text:p>Siegerrebe</text:p>
          </table:table-cell>
          <table:table-cell table:style-name="ce13" office:value-type="string" calcext:value-type="string">
            <text:p>Silvaner</text:p>
          </table:table-cell>
          <table:table-cell table:style-name="ce13" office:value-type="string" calcext:value-type="string">
            <text:p>Souzão</text:p>
          </table:table-cell>
          <table:table-cell table:style-name="ce13" office:value-type="string" calcext:value-type="string">
            <text:p>St. Croix</text:p>
          </table:table-cell>
          <table:table-cell table:style-name="ce13" office:value-type="string" calcext:value-type="string">
            <text:p>Super Tuscan</text:p>
          </table:table-cell>
          <table:table-cell table:style-name="ce13"/>
          <table:table-cell table:style-name="ce22"/>
          <table:table-cell table:number-columns-repeated="1017"/>
        </table:table-row>
        <table:table-row table:style-name="ro1">
          <table:table-cell table:style-name="ce5" office:value-type="string" calcext:value-type="string">
            <text:p>Sylvaner</text:p>
          </table:table-cell>
          <table:table-cell table:style-name="ce13" office:value-type="string" calcext:value-type="string">
            <text:p>Symphony</text:p>
          </table:table-cell>
          <table:table-cell table:style-name="ce13" office:value-type="string" calcext:value-type="string">
            <text:p>Syrah</text:p>
          </table:table-cell>
          <table:table-cell table:style-name="ce13" office:value-type="string" calcext:value-type="string">
            <text:p>Syrah / Shiraz</text:p>
          </table:table-cell>
          <table:table-cell table:style-name="ce13" office:value-type="string" calcext:value-type="string">
            <text:p>Sémillon</text:p>
          </table:table-cell>
          <table:table-cell table:style-name="ce13"/>
          <table:table-cell table:style-name="ce22"/>
          <table:table-cell table:number-columns-repeated="1017"/>
        </table:table-row>
        <table:table-row table:style-name="ro1">
          <table:table-cell table:style-name="ce5" office:value-type="string" calcext:value-type="string">
            <text:p>Tannat</text:p>
          </table:table-cell>
          <table:table-cell table:style-name="ce13" office:value-type="string" calcext:value-type="string">
            <text:p>Tempranillo</text:p>
          </table:table-cell>
          <table:table-cell table:style-name="ce13" office:value-type="string" calcext:value-type="string">
            <text:p>Teroldego</text:p>
          </table:table-cell>
          <table:table-cell table:style-name="ce13" office:value-type="string" calcext:value-type="string">
            <text:p>Tocai Friulano</text:p>
          </table:table-cell>
          <table:table-cell table:style-name="ce13" office:value-type="string" calcext:value-type="string">
            <text:p>Torrontes</text:p>
          </table:table-cell>
          <table:table-cell table:style-name="ce13"/>
          <table:table-cell table:style-name="ce22"/>
          <table:table-cell table:number-columns-repeated="1017"/>
        </table:table-row>
        <table:table-row table:style-name="ro1">
          <table:table-cell table:style-name="ce5" office:value-type="string" calcext:value-type="string">
            <text:p>Torrontés</text:p>
          </table:table-cell>
          <table:table-cell table:style-name="ce13" office:value-type="string" calcext:value-type="string">
            <text:p>Touriga</text:p>
          </table:table-cell>
          <table:table-cell table:style-name="ce13" office:value-type="string" calcext:value-type="string">
            <text:p>Touriga Nacional</text:p>
          </table:table-cell>
          <table:table-cell table:style-name="ce13" office:value-type="string" calcext:value-type="string">
            <text:p>Traminette</text:p>
          </table:table-cell>
          <table:table-cell table:style-name="ce13" office:value-type="string" calcext:value-type="string">
            <text:p>Trebbiano</text:p>
          </table:table-cell>
          <table:table-cell table:style-name="ce13"/>
          <table:table-cell table:style-name="ce22"/>
          <table:table-cell table:number-columns-repeated="1017"/>
        </table:table-row>
        <table:table-row table:style-name="ro1">
          <table:table-cell table:style-name="ce5" office:value-type="string" calcext:value-type="string">
            <text:p>Trine</text:p>
          </table:table-cell>
          <table:table-cell table:style-name="ce13" office:value-type="string" calcext:value-type="string">
            <text:p>Ugni Blanc</text:p>
          </table:table-cell>
          <table:table-cell table:style-name="ce13" office:value-type="string" calcext:value-type="string">
            <text:p>Verdejo</text:p>
          </table:table-cell>
          <table:table-cell table:style-name="ce13" office:value-type="string" calcext:value-type="string">
            <text:p>Verdelho</text:p>
          </table:table-cell>
          <table:table-cell table:style-name="ce13" office:value-type="string" calcext:value-type="string">
            <text:p>Verdicchio</text:p>
          </table:table-cell>
          <table:table-cell table:style-name="ce13"/>
          <table:table-cell table:style-name="ce22"/>
          <table:table-cell table:number-columns-repeated="1017"/>
        </table:table-row>
        <table:table-row table:style-name="ro1">
          <table:table-cell table:style-name="ce5" office:value-type="string" calcext:value-type="string">
            <text:p>Vergennes</text:p>
          </table:table-cell>
          <table:table-cell table:style-name="ce13" office:value-type="string" calcext:value-type="string">
            <text:p>Vermentino</text:p>
          </table:table-cell>
          <table:table-cell table:style-name="ce13" office:value-type="string" calcext:value-type="string">
            <text:p>Vernaccia</text:p>
          </table:table-cell>
          <table:table-cell table:style-name="ce13" office:value-type="string" calcext:value-type="string">
            <text:p>Vidal</text:p>
          </table:table-cell>
          <table:table-cell table:style-name="ce13" office:value-type="string" calcext:value-type="string">
            <text:p>Vidal Blanc</text:p>
          </table:table-cell>
          <table:table-cell table:style-name="ce13"/>
          <table:table-cell table:style-name="ce22"/>
          <table:table-cell table:number-columns-repeated="1017"/>
        </table:table-row>
        <table:table-row table:style-name="ro1">
          <table:table-cell table:style-name="ce5" office:value-type="string" calcext:value-type="string">
            <text:p>Vignoles</text:p>
          </table:table-cell>
          <table:table-cell table:style-name="ce13" office:value-type="string" calcext:value-type="string">
            <text:p>Viognier</text:p>
          </table:table-cell>
          <table:table-cell table:style-name="ce13" office:value-type="string" calcext:value-type="string">
            <text:p>Volare</text:p>
          </table:table-cell>
          <table:table-cell table:style-name="ce13" office:value-type="string" calcext:value-type="string">
            <text:p>White Riesling</text:p>
          </table:table-cell>
          <table:table-cell table:style-name="ce13" office:value-type="string" calcext:value-type="string">
            <text:p>White Zinfandel</text:p>
          </table:table-cell>
          <table:table-cell table:style-name="ce13"/>
          <table:table-cell table:style-name="ce22"/>
          <table:table-cell table:number-columns-repeated="1017"/>
        </table:table-row>
        <table:table-row table:style-name="ro1">
          <table:table-cell table:style-name="ce5" office:value-type="string" calcext:value-type="string">
            <text:p>Zinfandel</text:p>
          </table:table-cell>
          <table:table-cell table:style-name="ce13" office:value-type="string" calcext:value-type="string">
            <text:p>Zweigelt</text:p>
          </table:table-cell>
          <table:table-cell table:style-name="ce13" table:number-columns-repeated="4"/>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grapes&quot;)" office:value-type="string" office:string-value="http://dbpedia.org/property/grapes" calcext:value-type="string">
            <text:p>http://dbpedia.org/property/grapes</text:p>
          </table:table-cell>
          <table:table-cell office:value-type="string" calcext:value-type="string">
            <text:p>grapes</text:p>
          </table:table-cell>
          <table:table-cell table:number-columns-repeated="2"/>
          <table:table-cell office:value-type="string" calcext:value-type="string">
            <text:p>a place has grapes Dolcetto (an entity of type flowering plant)</text:p>
          </table:table-cell>
          <table:table-cell office:value-type="string" calcext:value-type="string">
            <text:p>a place has grapes Colombard (an entity of type plant)</text:p>
          </table:table-cell>
          <table:table-cell table:style-name="ce20" table:formula="of:=HYPERLINK(&quot;http://goo.gl/9Mu270&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growingGrape&quot;)" office:value-type="string" office:string-value="http://dbpedia.org/ontology/growingGrape" calcext:value-type="string">
            <text:p>http://dbpedia.org/ontology/growingGrape</text:p>
          </table:table-cell>
          <table:table-cell office:value-type="string" calcext:value-type="string">
            <text:p>growingGrape</text:p>
          </table:table-cell>
          <table:table-cell table:number-columns-repeated="2"/>
          <table:table-cell office:value-type="string" calcext:value-type="string">
            <text:p>a place has growing grape Touriga Nacional (an entity of type plant)</text:p>
          </table:table-cell>
          <table:table-cell office:value-type="string" calcext:value-type="string">
            <text:p>a wine region has growing grape S%C3%A9millon (an entity of type species)</text:p>
          </table:table-cell>
          <table:table-cell table:style-name="ce20" table:formula="of:=HYPERLINK(&quot;http://goo.gl/YyHyQp&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varietals&quot;)" office:value-type="string" office:string-value="http://dbpedia.org/property/varietals" calcext:value-type="string">
            <text:p>http://dbpedia.org/property/varietals</text:p>
          </table:table-cell>
          <table:table-cell office:value-type="string" calcext:value-type="string">
            <text:p>varietals</text:p>
          </table:table-cell>
          <table:table-cell table:number-columns-repeated="2"/>
          <table:table-cell office:value-type="string" calcext:value-type="string">
            <text:p>a wine region has varietals Mourv%C3%A8dre (an entity of type plant)</text:p>
          </table:table-cell>
          <table:table-cell office:value-type="string" calcext:value-type="string">
            <text:p>a wine region has varietals Cinsaut (an entity of type eukaryote)</text:p>
          </table:table-cell>
          <table:table-cell table:style-name="ce20" table:formula="of:=HYPERLINK(&quot;http://goo.gl/fmzTIO&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varietals&quot;)" office:value-type="string" office:string-value="http://dbpedia.org/ontology/varietals" calcext:value-type="string">
            <text:p>http://dbpedia.org/ontology/varietals</text:p>
          </table:table-cell>
          <table:table-cell office:value-type="string" calcext:value-type="string">
            <text:p>varietals</text:p>
          </table:table-cell>
          <table:table-cell table:number-columns-repeated="2"/>
          <table:table-cell office:value-type="string" calcext:value-type="string">
            <text:p>a place has varietals Ortega (grape) (an entity of type plant)</text:p>
          </table:table-cell>
          <table:table-cell office:value-type="string" calcext:value-type="string">
            <text:p>a wine region has varietals Pinot Noir Pr%C3%A9coce (an entity of type species)</text:p>
          </table:table-cell>
          <table:table-cell table:style-name="ce20" table:formula="of:=HYPERLINK(&quot;http://goo.gl/K5Dure&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varietal&quot;)" office:value-type="string" office:string-value="http://dbpedia.org/property/varietal" calcext:value-type="string">
            <text:p>http://dbpedia.org/property/varietal</text:p>
          </table:table-cell>
          <table:table-cell office:value-type="string" calcext:value-type="string">
            <text:p>varietal</text:p>
          </table:table-cell>
          <table:table-cell table:number-columns-repeated="2"/>
          <table:table-cell office:value-type="string" calcext:value-type="string">
            <text:p>an agent has varietal Petite Sirah</text:p>
          </table:table-cell>
          <table:table-cell office:value-type="string" calcext:value-type="string">
            <text:p>an architectural structure has varietal Cabernet Franc</text:p>
          </table:table-cell>
          <table:table-cell table:style-name="ce20" table:formula="of:=HYPERLINK(&quot;http://goo.gl/c2291A&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pedigree&quot;)" office:value-type="string" office:string-value="http://dbpedia.org/property/pedigree" calcext:value-type="string">
            <text:p>http://dbpedia.org/property/pedigree</text:p>
          </table:table-cell>
          <table:table-cell table:style-name="ce16" office:value-type="string" calcext:value-type="string">
            <text:p>pedigree</text:p>
          </table:table-cell>
          <table:table-cell table:style-name="ce16" table:number-columns-repeated="2"/>
          <table:table-cell table:style-name="ce16" office:value-type="string" calcext:value-type="string">
            <text:p>an eukaryote has pedigree Gouais blanc (an entity of type eukaryote)</text:p>
          </table:table-cell>
          <table:table-cell table:style-name="ce16" office:value-type="string" calcext:value-type="string">
            <text:p>a grape has pedigree Dornfelder (an entity of type species)</text:p>
          </table:table-cell>
          <table:table-cell table:style-name="ce25" table:formula="of:=HYPERLINK(&quot;http://goo.gl/PajVVU&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753388668" calcext:value-type="float">
            <text:p>753388668</text:p>
          </table:table-cell>
          <table:table-cell office:value-type="string" calcext:value-type="string">
            <text:p>music album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Electronic</text:p>
          </table:table-cell>
          <table:table-cell table:style-name="ce13" office:value-type="string" calcext:value-type="string">
            <text:p>Rock</text:p>
          </table:table-cell>
          <table:table-cell table:style-name="ce13" office:value-type="string" calcext:value-type="string">
            <text:p>Pop</text:p>
          </table:table-cell>
          <table:table-cell table:style-name="ce13" office:value-type="string" calcext:value-type="string">
            <text:p>Funk / Soul</text:p>
          </table:table-cell>
          <table:table-cell table:style-name="ce13" office:value-type="string" calcext:value-type="string">
            <text:p>Hip Hop</text:p>
          </table:table-cell>
          <table:table-cell table:style-name="ce13"/>
          <table:table-cell table:style-name="ce22"/>
          <table:table-cell table:number-columns-repeated="1017"/>
        </table:table-row>
        <table:table-row table:style-name="ro1">
          <table:table-cell table:style-name="ce5" office:value-type="string" calcext:value-type="string">
            <text:p>Jazz</text:p>
          </table:table-cell>
          <table:table-cell table:style-name="ce13" office:value-type="string" calcext:value-type="string">
            <text:p>Folk, World, &amp; Country</text:p>
          </table:table-cell>
          <table:table-cell table:style-name="ce13" office:value-type="string" calcext:value-type="string">
            <text:p>Reggae</text:p>
          </table:table-cell>
          <table:table-cell table:style-name="ce13" office:value-type="string" calcext:value-type="string">
            <text:p>Stage &amp; Screen</text:p>
          </table:table-cell>
          <table:table-cell table:style-name="ce13" office:value-type="string" calcext:value-type="string">
            <text:p>Classical</text:p>
          </table:table-cell>
          <table:table-cell table:style-name="ce13"/>
          <table:table-cell table:style-name="ce22"/>
          <table:table-cell table:number-columns-repeated="1017"/>
        </table:table-row>
        <table:table-row table:style-name="ro1">
          <table:table-cell table:style-name="ce5" office:value-type="string" calcext:value-type="string">
            <text:p>Blues</text:p>
          </table:table-cell>
          <table:table-cell table:style-name="ce13" office:value-type="string" calcext:value-type="string">
            <text:p>Latin</text:p>
          </table:table-cell>
          <table:table-cell table:style-name="ce13" office:value-type="string" calcext:value-type="string">
            <text:p>Non-Music</text:p>
          </table:table-cell>
          <table:table-cell table:style-name="ce13" office:value-type="string" calcext:value-type="string">
            <text:p>Children's</text:p>
          </table:table-cell>
          <table:table-cell table:style-name="ce13" office:value-type="string" calcext:value-type="string">
            <text:p>Brass &amp; Military</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genre&quot;)" office:value-type="string" office:string-value="http://dbpedia.org/property/genre" calcext:value-type="string">
            <text:p>http://dbpedia.org/property/genre</text:p>
          </table:table-cell>
          <table:table-cell office:value-type="string" calcext:value-type="string">
            <text:p>genre</text:p>
          </table:table-cell>
          <table:table-cell table:number-columns-repeated="2"/>
          <table:table-cell office:value-type="string" calcext:value-type="string">
            <text:p>an artist has genre World music (an entity of type topical concept)</text:p>
          </table:table-cell>
          <table:table-cell office:value-type="string" calcext:value-type="string">
            <text:p>an organisation has genre Hard rock (an entity of type genre)</text:p>
          </table:table-cell>
          <table:table-cell table:style-name="ce20" table:formula="of:=HYPERLINK(&quot;http://goo.gl/R2gDDi&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tylisticOrigins&quot;)" office:value-type="string" office:string-value="http://dbpedia.org/property/stylisticOrigins" calcext:value-type="string">
            <text:p>http://dbpedia.org/property/stylisticOrigins</text:p>
          </table:table-cell>
          <table:table-cell office:value-type="string" calcext:value-type="string">
            <text:p>stylisticOrigins</text:p>
          </table:table-cell>
          <table:table-cell table:number-columns-repeated="2"/>
          <table:table-cell office:value-type="string" calcext:value-type="string">
            <text:p>a genre has stylistic origins Pop music (an entity of type music genre)</text:p>
          </table:table-cell>
          <table:table-cell office:value-type="string" calcext:value-type="string">
            <text:p>a music genre has stylistic origins Psychedelic pop (an entity of type topical concept)</text:p>
          </table:table-cell>
          <table:table-cell table:style-name="ce20" table:formula="of:=HYPERLINK(&quot;http://goo.gl/x1JS4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fusiongenres&quot;)" office:value-type="string" office:string-value="http://dbpedia.org/property/fusiongenres" calcext:value-type="string">
            <text:p>http://dbpedia.org/property/fusiongenres</text:p>
          </table:table-cell>
          <table:table-cell office:value-type="string" calcext:value-type="string">
            <text:p>fusiongenres</text:p>
          </table:table-cell>
          <table:table-cell table:number-columns-repeated="2"/>
          <table:table-cell office:value-type="string" calcext:value-type="string">
            <text:p>a genre has fusiongenres Reggaeton (an entity of type topical concept)</text:p>
          </table:table-cell>
          <table:table-cell office:value-type="string" calcext:value-type="string">
            <text:p>a genre has fusiongenres Trip hop (an entity of type genre)</text:p>
          </table:table-cell>
          <table:table-cell table:style-name="ce20" table:formula="of:=HYPERLINK(&quot;http://goo.gl/iWE5w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genre&quot;)" office:value-type="string" office:string-value="http://dbpedia.org/ontology/genre" calcext:value-type="string">
            <text:p>http://dbpedia.org/ontology/genre</text:p>
          </table:table-cell>
          <table:table-cell office:value-type="string" calcext:value-type="string">
            <text:p>genre</text:p>
          </table:table-cell>
          <table:table-cell table:number-columns-repeated="2"/>
          <table:table-cell office:value-type="string" calcext:value-type="string">
            <text:p>an organisation has genre House music (an entity of type genre)</text:p>
          </table:table-cell>
          <table:table-cell office:value-type="string" calcext:value-type="string">
            <text:p>an artist has genre Hard rock (an entity of type genre)</text:p>
          </table:table-cell>
          <table:table-cell table:style-name="ce20" table:formula="of:=HYPERLINK(&quot;http://goo.gl/1t7RpI&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stylisticOrigin&quot;)" office:value-type="string" office:string-value="http://dbpedia.org/ontology/stylisticOrigin" calcext:value-type="string">
            <text:p>http://dbpedia.org/ontology/stylisticOrigin</text:p>
          </table:table-cell>
          <table:table-cell office:value-type="string" calcext:value-type="string">
            <text:p>stylisticOrigin</text:p>
          </table:table-cell>
          <table:table-cell table:number-columns-repeated="2"/>
          <table:table-cell office:value-type="string" calcext:value-type="string">
            <text:p>a topical concept has stylistic origin Funk (an entity of type music genre)</text:p>
          </table:table-cell>
          <table:table-cell office:value-type="string" calcext:value-type="string">
            <text:p>a topical concept has stylistic origin Rock and roll (an entity of type music genre)</text:p>
          </table:table-cell>
          <table:table-cell table:style-name="ce20" table:formula="of:=HYPERLINK(&quot;http://goo.gl/f9XjCz&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genres&quot;)" office:value-type="string" office:string-value="http://dbpedia.org/property/genres" calcext:value-type="string">
            <text:p>http://dbpedia.org/property/genres</text:p>
          </table:table-cell>
          <table:table-cell office:value-type="string" calcext:value-type="string">
            <text:p>genres</text:p>
          </table:table-cell>
          <table:table-cell table:number-columns-repeated="2"/>
          <table:table-cell office:value-type="string" calcext:value-type="string">
            <text:p>a person has genres Seduction (an entity of type company)</text:p>
          </table:table-cell>
          <table:table-cell office:value-type="string" calcext:value-type="string">
            <text:p>an artist has genres Pop rock (an entity of type music genre)</text:p>
          </table:table-cell>
          <table:table-cell table:style-name="ce20" table:formula="of:=HYPERLINK(&quot;http://goo.gl/ibxlcc&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musicSubgenre&quot;)" office:value-type="string" office:string-value="http://dbpedia.org/ontology/musicSubgenre" calcext:value-type="string">
            <text:p>http://dbpedia.org/ontology/musicSubgenre</text:p>
          </table:table-cell>
          <table:table-cell office:value-type="string" calcext:value-type="string">
            <text:p>musicSubgenre</text:p>
          </table:table-cell>
          <table:table-cell table:number-columns-repeated="2"/>
          <table:table-cell office:value-type="string" calcext:value-type="string">
            <text:p>a music genre has music subgenre Shoegazing (an entity of type genre)</text:p>
          </table:table-cell>
          <table:table-cell office:value-type="string" calcext:value-type="string">
            <text:p>a music genre has music subgenre Dance-punk (an entity of type topical concept)</text:p>
          </table:table-cell>
          <table:table-cell table:style-name="ce20" table:formula="of:=HYPERLINK(&quot;http://goo.gl/ViWgIz&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ubgenres&quot;)" office:value-type="string" office:string-value="http://dbpedia.org/property/subgenres" calcext:value-type="string">
            <text:p>http://dbpedia.org/property/subgenres</text:p>
          </table:table-cell>
          <table:table-cell office:value-type="string" calcext:value-type="string">
            <text:p>subgenres</text:p>
          </table:table-cell>
          <table:table-cell table:number-columns-repeated="2"/>
          <table:table-cell office:value-type="string" calcext:value-type="string">
            <text:p>a topical concept has subgenres Mambo (music) (an entity of type music genre)</text:p>
          </table:table-cell>
          <table:table-cell office:value-type="string" calcext:value-type="string">
            <text:p>a topical concept has subgenres Acid rock (an entity of type topical concept)</text:p>
          </table:table-cell>
          <table:table-cell table:style-name="ce20" table:formula="of:=HYPERLINK(&quot;http://goo.gl/d2orCs&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tyle&quot;)" office:value-type="string" office:string-value="http://dbpedia.org/property/style" calcext:value-type="string">
            <text:p>http://dbpedia.org/property/style</text:p>
          </table:table-cell>
          <table:table-cell office:value-type="string" calcext:value-type="string">
            <text:p>style</text:p>
          </table:table-cell>
          <table:table-cell table:number-columns-repeated="2"/>
          <table:table-cell office:value-type="string" calcext:value-type="string">
            <text:p>a mean of transportation has style float:right;clear:right</text:p>
          </table:table-cell>
          <table:table-cell office:value-type="string" calcext:value-type="string">
            <text:p>an actor has style Wrestling (an entity of type activity)</text:p>
          </table:table-cell>
          <table:table-cell table:style-name="ce20" table:formula="of:=HYPERLINK(&quot;http://goo.gl/3HWrFU&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ategory&quot;)" office:value-type="string" office:string-value="http://dbpedia.org/property/category" calcext:value-type="string">
            <text:p>http://dbpedia.org/property/category</text:p>
          </table:table-cell>
          <table:table-cell office:value-type="string" calcext:value-type="string">
            <text:p>category</text:p>
          </table:table-cell>
          <table:table-cell table:number-columns-repeated="2"/>
          <table:table-cell office:value-type="string" calcext:value-type="string">
            <text:p>a municipality has category Town</text:p>
          </table:table-cell>
          <table:table-cell office:value-type="string" calcext:value-type="string">
            <text:p>a written work has category Automobile magazine</text:p>
          </table:table-cell>
          <table:table-cell table:style-name="ce20" table:formula="of:=HYPERLINK(&quot;http://goo.gl/eI8LR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ubgenrelist&quot;)" office:value-type="string" office:string-value="http://dbpedia.org/property/subgenrelist" calcext:value-type="string">
            <text:p>http://dbpedia.org/property/subgenrelist</text:p>
          </table:table-cell>
          <table:table-cell office:value-type="string" calcext:value-type="string">
            <text:p>subgenrelist</text:p>
          </table:table-cell>
          <table:table-cell table:number-columns-repeated="2"/>
          <table:table-cell office:value-type="string" calcext:value-type="string">
            <text:p>a music genre has subgenrelist List of rock genres</text:p>
          </table:table-cell>
          <table:table-cell office:value-type="string" calcext:value-type="string">
            <text:p>a music genre has subgenrelist Trance genres</text:p>
          </table:table-cell>
          <table:table-cell table:style-name="ce20" table:formula="of:=HYPERLINK(&quot;http://goo.gl/KKdKz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musicFusionGenre&quot;)" office:value-type="string" office:string-value="http://dbpedia.org/ontology/musicFusionGenre" calcext:value-type="string">
            <text:p>http://dbpedia.org/ontology/musicFusionGenre</text:p>
          </table:table-cell>
          <table:table-cell office:value-type="string" calcext:value-type="string">
            <text:p>musicFusionGenre</text:p>
          </table:table-cell>
          <table:table-cell table:number-columns-repeated="2"/>
          <table:table-cell office:value-type="string" calcext:value-type="string">
            <text:p>a topical concept has music fusion genre Gothic metal (an entity of type genre)</text:p>
          </table:table-cell>
          <table:table-cell office:value-type="string" calcext:value-type="string">
            <text:p>a genre has music fusion genre Crust punk (an entity of type topical concept)</text:p>
          </table:table-cell>
          <table:table-cell table:style-name="ce20" table:formula="of:=HYPERLINK(&quot;http://goo.gl/5y5Ri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genre(s)_&quot;)" office:value-type="string" office:string-value="http://dbpedia.org/property/genre(s)_" calcext:value-type="string">
            <text:p>http://dbpedia.org/property/genre(s)_</text:p>
          </table:table-cell>
          <table:table-cell office:value-type="string" calcext:value-type="string">
            <text:p>genre(s)_</text:p>
          </table:table-cell>
          <table:table-cell table:number-columns-repeated="4"/>
          <table:table-cell table:style-name="ce20" table:formula="of:=HYPERLINK(&quot;http://goo.gl/j0cQN1&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type&quot;)" office:value-type="string" office:string-value="http://dbpedia.org/ontology/type" calcext:value-type="string">
            <text:p>http://dbpedia.org/ontology/type</text:p>
          </table:table-cell>
          <table:table-cell office:value-type="string" calcext:value-type="string">
            <text:p>type</text:p>
          </table:table-cell>
          <table:table-cell table:number-columns-repeated="2"/>
          <table:table-cell office:value-type="string" calcext:value-type="string">
            <text:p>a place has type Retail</text:p>
          </table:table-cell>
          <table:table-cell office:value-type="string" calcext:value-type="string">
            <text:p>an agent has type Gesellschaft mit beschr%C3%A4nkter Haftung</text:p>
          </table:table-cell>
          <table:table-cell table:style-name="ce20" table:formula="of:=HYPERLINK(&quot;http://goo.gl/s5GBZ3&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musicGenre&quot;)" office:value-type="string" office:string-value="http://dbpedia.org/property/musicGenre" calcext:value-type="string">
            <text:p>http://dbpedia.org/property/musicGenre</text:p>
          </table:table-cell>
          <table:table-cell office:value-type="string" calcext:value-type="string">
            <text:p>musicGenre</text:p>
          </table:table-cell>
          <table:table-cell table:number-columns-repeated="2"/>
          <table:table-cell office:value-type="string" calcext:value-type="string">
            <text:p>an organisation has music genre Noise pop (an entity of type music genre)</text:p>
          </table:table-cell>
          <table:table-cell office:value-type="string" calcext:value-type="string">
            <text:p>a Band has music genre Indie Rock</text:p>
          </table:table-cell>
          <table:table-cell table:style-name="ce20" table:formula="of:=HYPERLINK(&quot;http://goo.gl/wr2vh7&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musicalStyle&quot;)" office:value-type="string" office:string-value="http://dbpedia.org/property/musicalStyle" calcext:value-type="string">
            <text:p>http://dbpedia.org/property/musicalStyle</text:p>
          </table:table-cell>
          <table:table-cell office:value-type="string" calcext:value-type="string">
            <text:p>musicalStyle</text:p>
          </table:table-cell>
          <table:table-cell table:number-columns-repeated="2"/>
          <table:table-cell office:value-type="string" calcext:value-type="string">
            <text:p>an agent has Musical style Independent music (an entity of type genre)</text:p>
          </table:table-cell>
          <table:table-cell office:value-type="string" calcext:value-type="string">
            <text:p>a musical artist has Musical style Jazz fusion (an entity of type music genre)</text:p>
          </table:table-cell>
          <table:table-cell table:style-name="ce20" table:formula="of:=HYPERLINK(&quot;http://goo.gl/Pj8X0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genere&quot;)" office:value-type="string" office:string-value="http://dbpedia.org/property/genere" calcext:value-type="string">
            <text:p>http://dbpedia.org/property/genere</text:p>
          </table:table-cell>
          <table:table-cell office:value-type="string" calcext:value-type="string">
            <text:p>genere</text:p>
          </table:table-cell>
          <table:table-cell table:number-columns-repeated="2"/>
          <table:table-cell office:value-type="string" calcext:value-type="string">
            <text:p>an artist has genere Soul music (an entity of type topical concept)</text:p>
          </table:table-cell>
          <table:table-cell office:value-type="string" calcext:value-type="string">
            <text:p>an artist has genere Blues (an entity of type music genre)</text:p>
          </table:table-cell>
          <table:table-cell table:style-name="ce20" table:formula="of:=HYPERLINK(&quot;http://goo.gl/2YymTc&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genre.&quot;)" office:value-type="string" office:string-value="http://dbpedia.org/property/genre." calcext:value-type="string">
            <text:p>http://dbpedia.org/property/genre.</text:p>
          </table:table-cell>
          <table:table-cell office:value-type="string" calcext:value-type="string">
            <text:p>genre.</text:p>
          </table:table-cell>
          <table:table-cell table:number-columns-repeated="2"/>
          <table:table-cell office:value-type="string" calcext:value-type="string">
            <text:p>an agent has Genre. Dance music (an entity of type genre)</text:p>
          </table:table-cell>
          <table:table-cell office:value-type="string" calcext:value-type="string">
            <text:p>a musical artist has Genre. Latin American music (an entity of type topical concept)</text:p>
          </table:table-cell>
          <table:table-cell table:style-name="ce20" table:formula="of:=HYPERLINK(&quot;http://goo.gl/7NrO6B&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fusionGenres&quot;)" office:value-type="string" office:string-value="http://dbpedia.org/property/fusionGenres" calcext:value-type="string">
            <text:p>http://dbpedia.org/property/fusionGenres</text:p>
          </table:table-cell>
          <table:table-cell office:value-type="string" calcext:value-type="string">
            <text:p>fusionGenres</text:p>
          </table:table-cell>
          <table:table-cell table:number-columns-repeated="2"/>
          <table:table-cell office:value-type="string" calcext:value-type="string">
            <text:p>a genre has fusion genres Art punk (an entity of type topical concept)</text:p>
          </table:table-cell>
          <table:table-cell office:value-type="string" calcext:value-type="string">
            <text:p>a topical concept has fusion genres Jazz Rock, Latin Jazz,</text:p>
          </table:table-cell>
          <table:table-cell table:style-name="ce20" table:formula="of:=HYPERLINK(&quot;http://goo.gl/kzcSUX&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styles&quot;)" office:value-type="string" office:string-value="http://dbpedia.org/property/styles" calcext:value-type="string">
            <text:p>http://dbpedia.org/property/styles</text:p>
          </table:table-cell>
          <table:table-cell table:style-name="ce16" office:value-type="string" calcext:value-type="string">
            <text:p>styles</text:p>
          </table:table-cell>
          <table:table-cell table:style-name="ce16" table:number-columns-repeated="2"/>
          <table:table-cell table:style-name="ce16" office:value-type="string" calcext:value-type="string">
            <text:p>an agent has styles HRH The Dowager Duchess of Västergötland</text:p>
          </table:table-cell>
          <table:table-cell table:style-name="ce16" office:value-type="string" calcext:value-type="string">
            <text:p>a British royalty has styles HM The Queen of Bavaria</text:p>
          </table:table-cell>
          <table:table-cell table:style-name="ce25" table:formula="of:=HYPERLINK(&quot;http://goo.gl/6yHIkS&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161561471" calcext:value-type="float">
            <text:p>1161561471</text:p>
          </table:table-cell>
          <table:table-cell office:value-type="string" calcext:value-type="string">
            <text:p>tablets and reader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Abacus24-7</text:p>
          </table:table-cell>
          <table:table-cell table:style-name="ce13" office:value-type="string" calcext:value-type="string">
            <text:p>Acer</text:p>
          </table:table-cell>
          <table:table-cell table:style-name="ce13" office:value-type="string" calcext:value-type="string">
            <text:p>Advanced Drainage Systems</text:p>
          </table:table-cell>
          <table:table-cell table:style-name="ce13" office:value-type="string" calcext:value-type="string">
            <text:p>AGPtek</text:p>
          </table:table-cell>
          <table:table-cell table:style-name="ce13" office:value-type="string" calcext:value-type="string">
            <text:p>Aiwa</text:p>
          </table:table-cell>
          <table:table-cell table:style-name="ce13"/>
          <table:table-cell table:style-name="ce22"/>
          <table:table-cell table:number-columns-repeated="1017"/>
        </table:table-row>
        <table:table-row table:style-name="ro1">
          <table:table-cell table:style-name="ce5" office:value-type="string" calcext:value-type="string">
            <text:p>All Entertainment</text:p>
          </table:table-cell>
          <table:table-cell table:style-name="ce13" office:value-type="string" calcext:value-type="string">
            <text:p>Aluratek</text:p>
          </table:table-cell>
          <table:table-cell table:style-name="ce13" office:value-type="string" calcext:value-type="string">
            <text:p>Amazon</text:p>
          </table:table-cell>
          <table:table-cell table:style-name="ce13" office:value-type="string" calcext:value-type="string">
            <text:p>Amazon Imaging</text:p>
          </table:table-cell>
          <table:table-cell table:style-name="ce13" office:value-type="string" calcext:value-type="string">
            <text:p>American Essentials</text:p>
          </table:table-cell>
          <table:table-cell table:style-name="ce13"/>
          <table:table-cell table:style-name="ce22"/>
          <table:table-cell table:number-columns-repeated="1017"/>
        </table:table-row>
        <table:table-row table:style-name="ro1">
          <table:table-cell table:style-name="ce5" office:value-type="string" calcext:value-type="string">
            <text:p>Amigo</text:p>
          </table:table-cell>
          <table:table-cell table:style-name="ce13" office:value-type="string" calcext:value-type="string">
            <text:p>Android</text:p>
          </table:table-cell>
          <table:table-cell table:style-name="ce13" office:value-type="string" calcext:value-type="string">
            <text:p>APEX Electronics</text:p>
          </table:table-cell>
          <table:table-cell table:style-name="ce13" office:value-type="string" calcext:value-type="string">
            <text:p>Apple</text:p>
          </table:table-cell>
          <table:table-cell table:style-name="ce13" office:value-type="string" calcext:value-type="string">
            <text:p>Archos</text:p>
          </table:table-cell>
          <table:table-cell table:style-name="ce13"/>
          <table:table-cell table:style-name="ce22"/>
          <table:table-cell table:number-columns-repeated="1017"/>
        </table:table-row>
        <table:table-row table:style-name="ro1">
          <table:table-cell table:style-name="ce5" office:value-type="string" calcext:value-type="string">
            <text:p>Arnova</text:p>
          </table:table-cell>
          <table:table-cell table:style-name="ce13" office:value-type="string" calcext:value-type="string">
            <text:p>Ashley Pittman</text:p>
          </table:table-cell>
          <table:table-cell table:style-name="ce13" office:value-type="string" calcext:value-type="string">
            <text:p>Asus</text:p>
          </table:table-cell>
          <table:table-cell table:style-name="ce13" office:value-type="string" calcext:value-type="string">
            <text:p>Avatar Systems</text:p>
          </table:table-cell>
          <table:table-cell table:style-name="ce13" office:value-type="string" calcext:value-type="string">
            <text:p>AXESS</text:p>
          </table:table-cell>
          <table:table-cell table:style-name="ce13"/>
          <table:table-cell table:style-name="ce22"/>
          <table:table-cell table:number-columns-repeated="1017"/>
        </table:table-row>
        <table:table-row table:style-name="ro1">
          <table:table-cell table:style-name="ce5" office:value-type="string" calcext:value-type="string">
            <text:p>Azend Group</text:p>
          </table:table-cell>
          <table:table-cell table:style-name="ce13" office:value-type="string" calcext:value-type="string">
            <text:p>Azpen Innovation</text:p>
          </table:table-cell>
          <table:table-cell table:style-name="ce13" office:value-type="string" calcext:value-type="string">
            <text:p>Barnes and Noble</text:p>
          </table:table-cell>
          <table:table-cell table:style-name="ce13" office:value-type="string" calcext:value-type="string">
            <text:p>BlackBerry</text:p>
          </table:table-cell>
          <table:table-cell table:style-name="ce13" office:value-type="string" calcext:value-type="string">
            <text:p>Blair</text:p>
          </table:table-cell>
          <table:table-cell table:style-name="ce13"/>
          <table:table-cell table:style-name="ce22"/>
          <table:table-cell table:number-columns-repeated="1017"/>
        </table:table-row>
        <table:table-row table:style-name="ro1">
          <table:table-cell table:style-name="ce5" office:value-type="string" calcext:value-type="string">
            <text:p>Bookeen</text:p>
          </table:table-cell>
          <table:table-cell table:style-name="ce13" office:value-type="string" calcext:value-type="string">
            <text:p>Brand Fusion</text:p>
          </table:table-cell>
          <table:table-cell table:style-name="ce13" office:value-type="string" calcext:value-type="string">
            <text:p>Buffalo</text:p>
          </table:table-cell>
          <table:table-cell table:style-name="ce13" office:value-type="string" calcext:value-type="string">
            <text:p>Business Division</text:p>
          </table:table-cell>
          <table:table-cell table:style-name="ce13" office:value-type="string" calcext:value-type="string">
            <text:p>Canon</text:p>
          </table:table-cell>
          <table:table-cell table:style-name="ce13"/>
          <table:table-cell table:style-name="ce22"/>
          <table:table-cell table:number-columns-repeated="1017"/>
        </table:table-row>
        <table:table-row table:style-name="ro1">
          <table:table-cell table:style-name="ce5" office:value-type="string" calcext:value-type="string">
            <text:p>Cendyne</text:p>
          </table:table-cell>
          <table:table-cell table:style-name="ce13" office:value-type="string" calcext:value-type="string">
            <text:p>Cisco</text:p>
          </table:table-cell>
          <table:table-cell table:style-name="ce13" office:value-type="string" calcext:value-type="string">
            <text:p>ClickN KIDS</text:p>
          </table:table-cell>
          <table:table-cell table:style-name="ce13" office:value-type="string" calcext:value-type="string">
            <text:p>Coach</text:p>
          </table:table-cell>
          <table:table-cell table:style-name="ce13" office:value-type="string" calcext:value-type="string">
            <text:p>Coby</text:p>
          </table:table-cell>
          <table:table-cell table:style-name="ce13"/>
          <table:table-cell table:style-name="ce22"/>
          <table:table-cell table:number-columns-repeated="1017"/>
        </table:table-row>
        <table:table-row table:style-name="ro1">
          <table:table-cell table:style-name="ce5" office:value-type="string" calcext:value-type="string">
            <text:p>Computers America</text:p>
          </table:table-cell>
          <table:table-cell table:style-name="ce13" office:value-type="string" calcext:value-type="string">
            <text:p>Cowon</text:p>
          </table:table-cell>
          <table:table-cell table:style-name="ce13" office:value-type="string" calcext:value-type="string">
            <text:p>Craig Electronics</text:p>
          </table:table-cell>
          <table:table-cell table:style-name="ce13" office:value-type="string" calcext:value-type="string">
            <text:p>Creative Labs</text:p>
          </table:table-cell>
          <table:table-cell table:style-name="ce13" office:value-type="string" calcext:value-type="string">
            <text:p>Cross</text:p>
          </table:table-cell>
          <table:table-cell table:style-name="ce13"/>
          <table:table-cell table:style-name="ce22"/>
          <table:table-cell table:number-columns-repeated="1017"/>
        </table:table-row>
        <table:table-row table:style-name="ro1">
          <table:table-cell table:style-name="ce5" office:value-type="string" calcext:value-type="string">
            <text:p>Cuisinart</text:p>
          </table:table-cell>
          <table:table-cell table:style-name="ce13" office:value-type="string" calcext:value-type="string">
            <text:p>Curtis</text:p>
          </table:table-cell>
          <table:table-cell table:style-name="ce13" office:value-type="string" calcext:value-type="string">
            <text:p>Curtis International</text:p>
          </table:table-cell>
          <table:table-cell table:style-name="ce13" office:value-type="string" calcext:value-type="string">
            <text:p>CV Products</text:p>
          </table:table-cell>
          <table:table-cell table:style-name="ce13" office:value-type="string" calcext:value-type="string">
            <text:p>David Shaw Silverware</text:p>
          </table:table-cell>
          <table:table-cell table:style-name="ce13"/>
          <table:table-cell table:style-name="ce22"/>
          <table:table-cell table:number-columns-repeated="1017"/>
        </table:table-row>
        <table:table-row table:style-name="ro1">
          <table:table-cell table:style-name="ce5" office:value-type="string" calcext:value-type="string">
            <text:p>Dawn</text:p>
          </table:table-cell>
          <table:table-cell table:style-name="ce13" office:value-type="string" calcext:value-type="string">
            <text:p>Dell</text:p>
          </table:table-cell>
          <table:table-cell table:style-name="ce13" office:value-type="string" calcext:value-type="string">
            <text:p>Delta Faucets</text:p>
          </table:table-cell>
          <table:table-cell table:style-name="ce13" office:value-type="string" calcext:value-type="string">
            <text:p>Digital Products</text:p>
          </table:table-cell>
          <table:table-cell table:style-name="ce13" office:value-type="string" calcext:value-type="string">
            <text:p>Digix</text:p>
          </table:table-cell>
          <table:table-cell table:style-name="ce13"/>
          <table:table-cell table:style-name="ce22"/>
          <table:table-cell table:number-columns-repeated="1017"/>
        </table:table-row>
        <table:table-row table:style-name="ro1">
          <table:table-cell table:style-name="ce5" office:value-type="string" calcext:value-type="string">
            <text:p>Double Power</text:p>
          </table:table-cell>
          <table:table-cell table:style-name="ce13" office:value-type="string" calcext:value-type="string">
            <text:p>Dragon Systems</text:p>
          </table:table-cell>
          <table:table-cell table:style-name="ce13" office:value-type="string" calcext:value-type="string">
            <text:p>DT Research</text:p>
          </table:table-cell>
          <table:table-cell table:style-name="ce13" office:value-type="string" calcext:value-type="string">
            <text:p>Dual</text:p>
          </table:table-cell>
          <table:table-cell table:style-name="ce13" office:value-type="string" calcext:value-type="string">
            <text:p>E-Fong</text:p>
          </table:table-cell>
          <table:table-cell table:style-name="ce13"/>
          <table:table-cell table:style-name="ce22"/>
          <table:table-cell table:number-columns-repeated="1017"/>
        </table:table-row>
        <table:table-row table:style-name="ro1">
          <table:table-cell table:style-name="ce5" office:value-type="string" calcext:value-type="string">
            <text:p>EAST Clothing</text:p>
          </table:table-cell>
          <table:table-cell table:style-name="ce13" office:value-type="string" calcext:value-type="string">
            <text:p>Ectaco</text:p>
          </table:table-cell>
          <table:table-cell table:style-name="ce13" office:value-type="string" calcext:value-type="string">
            <text:p>Ematic</text:p>
          </table:table-cell>
          <table:table-cell table:style-name="ce13" office:value-type="string" calcext:value-type="string">
            <text:p>Emerson</text:p>
          </table:table-cell>
          <table:table-cell table:style-name="ce13" office:value-type="string" calcext:value-type="string">
            <text:p>Energy</text:p>
          </table:table-cell>
          <table:table-cell table:style-name="ce13"/>
          <table:table-cell table:style-name="ce22"/>
          <table:table-cell table:number-columns-repeated="1017"/>
        </table:table-row>
        <table:table-row table:style-name="ro1">
          <table:table-cell table:style-name="ce5" office:value-type="string" calcext:value-type="string">
            <text:p>Envizen</text:p>
          </table:table-cell>
          <table:table-cell table:style-name="ce13" office:value-type="string" calcext:value-type="string">
            <text:p>Ergoguys</text:p>
          </table:table-cell>
          <table:table-cell table:style-name="ce13" office:value-type="string" calcext:value-type="string">
            <text:p>eVGA</text:p>
          </table:table-cell>
          <table:table-cell table:style-name="ce13" office:value-type="string" calcext:value-type="string">
            <text:p>EWT</text:p>
          </table:table-cell>
          <table:table-cell table:style-name="ce13" office:value-type="string" calcext:value-type="string">
            <text:p>Focus</text:p>
          </table:table-cell>
          <table:table-cell table:style-name="ce13"/>
          <table:table-cell table:style-name="ce22"/>
          <table:table-cell table:number-columns-repeated="1017"/>
        </table:table-row>
        <table:table-row table:style-name="ro1">
          <table:table-cell table:style-name="ce5" office:value-type="string" calcext:value-type="string">
            <text:p>Freestyle</text:p>
          </table:table-cell>
          <table:table-cell table:style-name="ce13" office:value-type="string" calcext:value-type="string">
            <text:p>Fuhu Inc.</text:p>
          </table:table-cell>
          <table:table-cell table:style-name="ce13" office:value-type="string" calcext:value-type="string">
            <text:p>Fujitsu</text:p>
          </table:table-cell>
          <table:table-cell table:style-name="ce13" office:value-type="string" calcext:value-type="string">
            <text:p>FX</text:p>
          </table:table-cell>
          <table:table-cell table:style-name="ce13" office:value-type="string" calcext:value-type="string">
            <text:p>Galaxy</text:p>
          </table:table-cell>
          <table:table-cell table:style-name="ce13"/>
          <table:table-cell table:style-name="ce22"/>
          <table:table-cell table:number-columns-repeated="1017"/>
        </table:table-row>
        <table:table-row table:style-name="ro1">
          <table:table-cell table:style-name="ce5" office:value-type="string" calcext:value-type="string">
            <text:p>Game Technologies</text:p>
          </table:table-cell>
          <table:table-cell table:style-name="ce13" office:value-type="string" calcext:value-type="string">
            <text:p>GBX</text:p>
          </table:table-cell>
          <table:table-cell table:style-name="ce13" office:value-type="string" calcext:value-type="string">
            <text:p>GCC Tech.</text:p>
          </table:table-cell>
          <table:table-cell table:style-name="ce13" office:value-type="string" calcext:value-type="string">
            <text:p>Gear</text:p>
          </table:table-cell>
          <table:table-cell table:style-name="ce13" office:value-type="string" calcext:value-type="string">
            <text:p>Generic</text:p>
          </table:table-cell>
          <table:table-cell table:style-name="ce13"/>
          <table:table-cell table:style-name="ce22"/>
          <table:table-cell table:number-columns-repeated="1017"/>
        </table:table-row>
        <table:table-row table:style-name="ro1">
          <table:table-cell table:style-name="ce5" office:value-type="string" calcext:value-type="string">
            <text:p>GigaByte</text:p>
          </table:table-cell>
          <table:table-cell table:style-name="ce13" office:value-type="string" calcext:value-type="string">
            <text:p>GoldenRAM</text:p>
          </table:table-cell>
          <table:table-cell table:style-name="ce13" office:value-type="string" calcext:value-type="string">
            <text:p>Google</text:p>
          </table:table-cell>
          <table:table-cell table:style-name="ce13" office:value-type="string" calcext:value-type="string">
            <text:p>Great Plains</text:p>
          </table:table-cell>
          <table:table-cell table:style-name="ce13" office:value-type="string" calcext:value-type="string">
            <text:p>Hammer Snowboards &amp; Skis</text:p>
          </table:table-cell>
          <table:table-cell table:style-name="ce13"/>
          <table:table-cell table:style-name="ce22"/>
          <table:table-cell table:number-columns-repeated="1017"/>
        </table:table-row>
        <table:table-row table:style-name="ro1">
          <table:table-cell table:style-name="ce5" office:value-type="string" calcext:value-type="string">
            <text:p>HANNspree</text:p>
          </table:table-cell>
          <table:table-cell table:style-name="ce13" office:value-type="string" calcext:value-type="string">
            <text:p>High Tech</text:p>
          </table:table-cell>
          <table:table-cell table:style-name="ce13" office:value-type="string" calcext:value-type="string">
            <text:p>Hipstreet</text:p>
          </table:table-cell>
          <table:table-cell table:style-name="ce13" office:value-type="string" calcext:value-type="string">
            <text:p>HP (Hewlett-Packard)</text:p>
          </table:table-cell>
          <table:table-cell table:style-name="ce13" office:value-type="string" calcext:value-type="string">
            <text:p>HQRP</text:p>
          </table:table-cell>
          <table:table-cell table:style-name="ce13"/>
          <table:table-cell table:style-name="ce22"/>
          <table:table-cell table:number-columns-repeated="1017"/>
        </table:table-row>
        <table:table-row table:style-name="ro1">
          <table:table-cell table:style-name="ce5" office:value-type="string" calcext:value-type="string">
            <text:p>HTC</text:p>
          </table:table-cell>
          <table:table-cell table:style-name="ce13" office:value-type="string" calcext:value-type="string">
            <text:p>Huawei</text:p>
          </table:table-cell>
          <table:table-cell table:style-name="ce13" office:value-type="string" calcext:value-type="string">
            <text:p>Hyper</text:p>
          </table:table-cell>
          <table:table-cell table:style-name="ce13" office:value-type="string" calcext:value-type="string">
            <text:p>IBM</text:p>
          </table:table-cell>
          <table:table-cell table:style-name="ce13" office:value-type="string" calcext:value-type="string">
            <text:p>IBP</text:p>
          </table:table-cell>
          <table:table-cell table:style-name="ce13"/>
          <table:table-cell table:style-name="ce22"/>
          <table:table-cell table:number-columns-repeated="1017"/>
        </table:table-row>
        <table:table-row table:style-name="ro1">
          <table:table-cell table:style-name="ce5" office:value-type="string" calcext:value-type="string">
            <text:p>ICE</text:p>
          </table:table-cell>
          <table:table-cell table:style-name="ce13" office:value-type="string" calcext:value-type="string">
            <text:p>Image</text:p>
          </table:table-cell>
          <table:table-cell table:style-name="ce13" office:value-type="string" calcext:value-type="string">
            <text:p>Insignia Solutions</text:p>
          </table:table-cell>
          <table:table-cell table:style-name="ce13" office:value-type="string" calcext:value-type="string">
            <text:p>Intel</text:p>
          </table:table-cell>
          <table:table-cell table:style-name="ce13" office:value-type="string" calcext:value-type="string">
            <text:p>International Solutions</text:p>
          </table:table-cell>
          <table:table-cell table:style-name="ce13"/>
          <table:table-cell table:style-name="ce22"/>
          <table:table-cell table:number-columns-repeated="1017"/>
        </table:table-row>
        <table:table-row table:style-name="ro1">
          <table:table-cell table:style-name="ce5" office:value-type="string" calcext:value-type="string">
            <text:p>ipega</text:p>
          </table:table-cell>
          <table:table-cell table:style-name="ce13" office:value-type="string" calcext:value-type="string">
            <text:p>iRiver</text:p>
          </table:table-cell>
          <table:table-cell table:style-name="ce13" office:value-type="string" calcext:value-type="string">
            <text:p>iView Multimedia Ltd</text:p>
          </table:table-cell>
          <table:table-cell table:style-name="ce13" office:value-type="string" calcext:value-type="string">
            <text:p>Jane</text:p>
          </table:table-cell>
          <table:table-cell table:style-name="ce13" office:value-type="string" calcext:value-type="string">
            <text:p>Kata</text:p>
          </table:table-cell>
          <table:table-cell table:style-name="ce13"/>
          <table:table-cell table:style-name="ce22"/>
          <table:table-cell table:number-columns-repeated="1017"/>
        </table:table-row>
        <table:table-row table:style-name="ro1">
          <table:table-cell table:style-name="ce5" office:value-type="string" calcext:value-type="string">
            <text:p>Kobo</text:p>
          </table:table-cell>
          <table:table-cell table:style-name="ce13" office:value-type="string" calcext:value-type="string">
            <text:p>Kocaso</text:p>
          </table:table-cell>
          <table:table-cell table:style-name="ce13" office:value-type="string" calcext:value-type="string">
            <text:p>Kurio</text:p>
          </table:table-cell>
          <table:table-cell table:style-name="ce13" office:value-type="string" calcext:value-type="string">
            <text:p>Le Pan</text:p>
          </table:table-cell>
          <table:table-cell table:style-name="ce13" office:value-type="string" calcext:value-type="string">
            <text:p>Leader</text:p>
          </table:table-cell>
          <table:table-cell table:style-name="ce13"/>
          <table:table-cell table:style-name="ce22"/>
          <table:table-cell table:number-columns-repeated="1017"/>
        </table:table-row>
        <table:table-row table:style-name="ro1">
          <table:table-cell table:style-name="ce5" office:value-type="string" calcext:value-type="string">
            <text:p>Legend Quality Wood Floor</text:p>
          </table:table-cell>
          <table:table-cell table:style-name="ce13" office:value-type="string" calcext:value-type="string">
            <text:p>Lenovo</text:p>
          </table:table-cell>
          <table:table-cell table:style-name="ce13" office:value-type="string" calcext:value-type="string">
            <text:p>LG</text:p>
          </table:table-cell>
          <table:table-cell table:style-name="ce13" office:value-type="string" calcext:value-type="string">
            <text:p>Life</text:p>
          </table:table-cell>
          <table:table-cell table:style-name="ce13" office:value-type="string" calcext:value-type="string">
            <text:p>Logitech</text:p>
          </table:table-cell>
          <table:table-cell table:style-name="ce13"/>
          <table:table-cell table:style-name="ce22"/>
          <table:table-cell table:number-columns-repeated="1017"/>
        </table:table-row>
        <table:table-row table:style-name="ro1">
          <table:table-cell table:style-name="ce5" office:value-type="string" calcext:value-type="string">
            <text:p>Luxor</text:p>
          </table:table-cell>
          <table:table-cell table:style-name="ce13" office:value-type="string" calcext:value-type="string">
            <text:p>M Tech</text:p>
          </table:table-cell>
          <table:table-cell table:number-columns-repeated="2" table:style-name="ce13" office:value-type="string" calcext:value-type="string">
            <text:p>Mach Speed</text:p>
          </table:table-cell>
          <table:table-cell table:style-name="ce13" office:value-type="string" calcext:value-type="string">
            <text:p>Matsunichi</text:p>
          </table:table-cell>
          <table:table-cell table:style-name="ce13"/>
          <table:table-cell table:style-name="ce22"/>
          <table:table-cell table:number-columns-repeated="1017"/>
        </table:table-row>
        <table:table-row table:style-name="ro1">
          <table:table-cell table:style-name="ce5" office:value-type="string" calcext:value-type="string">
            <text:p>MAX</text:p>
          </table:table-cell>
          <table:table-cell table:style-name="ce13" office:value-type="string" calcext:value-type="string">
            <text:p>MaxWest USA</text:p>
          </table:table-cell>
          <table:table-cell table:style-name="ce13" office:value-type="string" calcext:value-type="string">
            <text:p>Maylong</text:p>
          </table:table-cell>
          <table:table-cell table:style-name="ce13" office:value-type="string" calcext:value-type="string">
            <text:p>Memorex</text:p>
          </table:table-cell>
          <table:table-cell table:style-name="ce13" office:value-type="string" calcext:value-type="string">
            <text:p>Micro</text:p>
          </table:table-cell>
          <table:table-cell table:style-name="ce13"/>
          <table:table-cell table:style-name="ce22"/>
          <table:table-cell table:number-columns-repeated="1017"/>
        </table:table-row>
        <table:table-row table:style-name="ro1">
          <table:table-cell table:style-name="ce5" office:value-type="string" calcext:value-type="string">
            <text:p>Micro Solutions Enterpris</text:p>
          </table:table-cell>
          <table:table-cell table:style-name="ce13" office:value-type="string" calcext:value-type="string">
            <text:p>Microsoft</text:p>
          </table:table-cell>
          <table:table-cell table:style-name="ce13" office:value-type="string" calcext:value-type="string">
            <text:p>MOMA</text:p>
          </table:table-cell>
          <table:table-cell table:style-name="ce13" office:value-type="string" calcext:value-type="string">
            <text:p>Monster</text:p>
          </table:table-cell>
          <table:table-cell table:style-name="ce13" office:value-type="string" calcext:value-type="string">
            <text:p>Monster Cable</text:p>
          </table:table-cell>
          <table:table-cell table:style-name="ce13"/>
          <table:table-cell table:style-name="ce22"/>
          <table:table-cell table:number-columns-repeated="1017"/>
        </table:table-row>
        <table:table-row table:style-name="ro1">
          <table:table-cell table:style-name="ce5" office:value-type="string" calcext:value-type="string">
            <text:p>Motorola</text:p>
          </table:table-cell>
          <table:table-cell table:style-name="ce13" office:value-type="string" calcext:value-type="string">
            <text:p>MSI</text:p>
          </table:table-cell>
          <table:table-cell table:style-name="ce13" office:value-type="string" calcext:value-type="string">
            <text:p>Nabi</text:p>
          </table:table-cell>
          <table:table-cell table:style-name="ce13" office:value-type="string" calcext:value-type="string">
            <text:p>Nabis</text:p>
          </table:table-cell>
          <table:table-cell table:style-name="ce13" office:value-type="string" calcext:value-type="string">
            <text:p>Naxa</text:p>
          </table:table-cell>
          <table:table-cell table:style-name="ce13"/>
          <table:table-cell table:style-name="ce22"/>
          <table:table-cell table:number-columns-repeated="1017"/>
        </table:table-row>
        <table:table-row table:style-name="ro1">
          <table:table-cell table:style-name="ce5" office:value-type="string" calcext:value-type="string">
            <text:p>Neff Appliances</text:p>
          </table:table-cell>
          <table:table-cell table:style-name="ce13" office:value-type="string" calcext:value-type="string">
            <text:p>New Balance</text:p>
          </table:table-cell>
          <table:table-cell table:style-name="ce13" office:value-type="string" calcext:value-type="string">
            <text:p>NextBook</text:p>
          </table:table-cell>
          <table:table-cell table:style-name="ce13" office:value-type="string" calcext:value-type="string">
            <text:p>Noble Mount</text:p>
          </table:table-cell>
          <table:table-cell table:style-name="ce13" office:value-type="string" calcext:value-type="string">
            <text:p>Nokia</text:p>
          </table:table-cell>
          <table:table-cell table:style-name="ce13"/>
          <table:table-cell table:style-name="ce22"/>
          <table:table-cell table:number-columns-repeated="1017"/>
        </table:table-row>
        <table:table-row table:style-name="ro1">
          <table:table-cell table:style-name="ce5" office:value-type="string" calcext:value-type="string">
            <text:p>Onda Yerba Mate</text:p>
          </table:table-cell>
          <table:table-cell table:style-name="ce13" office:value-type="string" calcext:value-type="string">
            <text:p>Oregon Scientific</text:p>
          </table:table-cell>
          <table:table-cell table:style-name="ce13" office:value-type="string" calcext:value-type="string">
            <text:p>Panasonic</text:p>
          </table:table-cell>
          <table:table-cell table:style-name="ce13" office:value-type="string" calcext:value-type="string">
            <text:p>Pandigital</text:p>
          </table:table-cell>
          <table:table-cell table:style-name="ce13" office:value-type="string" calcext:value-type="string">
            <text:p>Phoenix</text:p>
          </table:table-cell>
          <table:table-cell table:style-name="ce13"/>
          <table:table-cell table:style-name="ce22"/>
          <table:table-cell table:number-columns-repeated="1017"/>
        </table:table-row>
        <table:table-row table:style-name="ro1">
          <table:table-cell table:style-name="ce5" office:value-type="string" calcext:value-type="string">
            <text:p>Pioneer</text:p>
          </table:table-cell>
          <table:table-cell table:style-name="ce13" office:value-type="string" calcext:value-type="string">
            <text:p>PiPO</text:p>
          </table:table-cell>
          <table:table-cell table:style-name="ce13" office:value-type="string" calcext:value-type="string">
            <text:p>Polaroid</text:p>
          </table:table-cell>
          <table:table-cell table:style-name="ce13" office:value-type="string" calcext:value-type="string">
            <text:p>Power Acoustik</text:p>
          </table:table-cell>
          <table:table-cell table:style-name="ce13" office:value-type="string" calcext:value-type="string">
            <text:p>Power Probe</text:p>
          </table:table-cell>
          <table:table-cell table:style-name="ce13"/>
          <table:table-cell table:style-name="ce22"/>
          <table:table-cell table:number-columns-repeated="1017"/>
        </table:table-row>
        <table:table-row table:style-name="ro1">
          <table:table-cell table:style-name="ce5" office:value-type="string" calcext:value-type="string">
            <text:p>Prestige</text:p>
          </table:table-cell>
          <table:table-cell table:style-name="ce13" office:value-type="string" calcext:value-type="string">
            <text:p>ProScan</text:p>
          </table:table-cell>
          <table:table-cell table:style-name="ce13" office:value-type="string" calcext:value-type="string">
            <text:p>Pyle</text:p>
          </table:table-cell>
          <table:table-cell table:style-name="ce13" office:value-type="string" calcext:value-type="string">
            <text:p>Quantum</text:p>
          </table:table-cell>
          <table:table-cell table:style-name="ce13" office:value-type="string" calcext:value-type="string">
            <text:p>Radian</text:p>
          </table:table-cell>
          <table:table-cell table:style-name="ce13"/>
          <table:table-cell table:style-name="ce22"/>
          <table:table-cell table:number-columns-repeated="1017"/>
        </table:table-row>
        <table:table-row table:style-name="ro1">
          <table:table-cell table:style-name="ce5" office:value-type="string" calcext:value-type="string">
            <text:p>RCA</text:p>
          </table:table-cell>
          <table:table-cell table:style-name="ce13" office:value-type="string" calcext:value-type="string">
            <text:p>Reef</text:p>
          </table:table-cell>
          <table:table-cell table:style-name="ce13" office:value-type="string" calcext:value-type="string">
            <text:p>RhinoTek</text:p>
          </table:table-cell>
          <table:table-cell table:style-name="ce13" office:value-type="string" calcext:value-type="string">
            <text:p>rooCASE</text:p>
          </table:table-cell>
          <table:table-cell table:style-name="ce13" office:value-type="string" calcext:value-type="string">
            <text:p>Ruby</text:p>
          </table:table-cell>
          <table:table-cell table:style-name="ce13"/>
          <table:table-cell table:style-name="ce22"/>
          <table:table-cell table:number-columns-repeated="1017"/>
        </table:table-row>
        <table:table-row table:style-name="ro1">
          <table:table-cell table:style-name="ce5" office:value-type="string" calcext:value-type="string">
            <text:p>Samsung</text:p>
          </table:table-cell>
          <table:table-cell table:style-name="ce13" office:value-type="string" calcext:value-type="string">
            <text:p>Sanei</text:p>
          </table:table-cell>
          <table:table-cell table:style-name="ce13" office:value-type="string" calcext:value-type="string">
            <text:p>Sentron</text:p>
          </table:table-cell>
          <table:table-cell table:style-name="ce13" office:value-type="string" calcext:value-type="string">
            <text:p>Sharp</text:p>
          </table:table-cell>
          <table:table-cell table:style-name="ce13" office:value-type="string" calcext:value-type="string">
            <text:p>Sharper Image</text:p>
          </table:table-cell>
          <table:table-cell table:style-name="ce13"/>
          <table:table-cell table:style-name="ce22"/>
          <table:table-cell table:number-columns-repeated="1017"/>
        </table:table-row>
        <table:table-row table:style-name="ro1">
          <table:table-cell table:style-name="ce5" office:value-type="string" calcext:value-type="string">
            <text:p>Silicon Valley Peripheral</text:p>
          </table:table-cell>
          <table:table-cell table:style-name="ce13" office:value-type="string" calcext:value-type="string">
            <text:p>SKYTEX</text:p>
          </table:table-cell>
          <table:table-cell table:style-name="ce13" office:value-type="string" calcext:value-type="string">
            <text:p>Sonim</text:p>
          </table:table-cell>
          <table:table-cell table:style-name="ce13" office:value-type="string" calcext:value-type="string">
            <text:p>Sony</text:p>
          </table:table-cell>
          <table:table-cell table:style-name="ce13" office:value-type="string" calcext:value-type="string">
            <text:p>Star Manufacturing</text:p>
          </table:table-cell>
          <table:table-cell table:style-name="ce13"/>
          <table:table-cell table:style-name="ce22"/>
          <table:table-cell table:number-columns-repeated="1017"/>
        </table:table-row>
        <table:table-row table:style-name="ro1">
          <table:table-cell table:style-name="ce5" office:value-type="string" calcext:value-type="string">
            <text:p>Stinger</text:p>
          </table:table-cell>
          <table:table-cell table:style-name="ce13" office:value-type="string" calcext:value-type="string">
            <text:p>SumacLife</text:p>
          </table:table-cell>
          <table:table-cell table:style-name="ce13" office:value-type="string" calcext:value-type="string">
            <text:p>Sungale</text:p>
          </table:table-cell>
          <table:table-cell table:style-name="ce13" office:value-type="string" calcext:value-type="string">
            <text:p>Supersonic</text:p>
          </table:table-cell>
          <table:table-cell table:style-name="ce13" office:value-type="string" calcext:value-type="string">
            <text:p>Supersonic Software</text:p>
          </table:table-cell>
          <table:table-cell table:style-name="ce13"/>
          <table:table-cell table:style-name="ce22"/>
          <table:table-cell table:number-columns-repeated="1017"/>
        </table:table-row>
        <table:table-row table:style-name="ro1">
          <table:table-cell table:style-name="ce5" office:value-type="string" calcext:value-type="string">
            <text:p>Sylvania</text:p>
          </table:table-cell>
          <table:table-cell table:style-name="ce13" office:value-type="string" calcext:value-type="string">
            <text:p>T-Max</text:p>
          </table:table-cell>
          <table:table-cell table:style-name="ce13" office:value-type="string" calcext:value-type="string">
            <text:p>TAB</text:p>
          </table:table-cell>
          <table:table-cell table:style-name="ce13" office:value-type="string" calcext:value-type="string">
            <text:p>TallyGenicom</text:p>
          </table:table-cell>
          <table:table-cell table:style-name="ce13" office:value-type="string" calcext:value-type="string">
            <text:p>Team Products</text:p>
          </table:table-cell>
          <table:table-cell table:style-name="ce13"/>
          <table:table-cell table:style-name="ce22"/>
          <table:table-cell table:number-columns-repeated="1017"/>
        </table:table-row>
        <table:table-row table:style-name="ro1">
          <table:table-cell table:style-name="ce5" office:value-type="string" calcext:value-type="string">
            <text:p>Tiger Interactive</text:p>
          </table:table-cell>
          <table:table-cell table:style-name="ce13" office:value-type="string" calcext:value-type="string">
            <text:p>Time</text:p>
          </table:table-cell>
          <table:table-cell table:style-name="ce13" office:value-type="string" calcext:value-type="string">
            <text:p>Tiny Computers</text:p>
          </table:table-cell>
          <table:table-cell table:style-name="ce13" office:value-type="string" calcext:value-type="string">
            <text:p>Tivax</text:p>
          </table:table-cell>
          <table:table-cell table:style-name="ce13" office:value-type="string" calcext:value-type="string">
            <text:p>Toshiba</text:p>
          </table:table-cell>
          <table:table-cell table:style-name="ce13"/>
          <table:table-cell table:style-name="ce22"/>
          <table:table-cell table:number-columns-repeated="1017"/>
        </table:table-row>
        <table:table-row table:style-name="ro1">
          <table:table-cell table:style-name="ce5" office:value-type="string" calcext:value-type="string">
            <text:p>Toy Watch</text:p>
          </table:table-cell>
          <table:table-cell table:style-name="ce13" office:value-type="string" calcext:value-type="string">
            <text:p>Value Plus</text:p>
          </table:table-cell>
          <table:table-cell table:style-name="ce13" office:value-type="string" calcext:value-type="string">
            <text:p>Velocity</text:p>
          </table:table-cell>
          <table:table-cell table:style-name="ce13" office:value-type="string" calcext:value-type="string">
            <text:p>Velocity Micro</text:p>
          </table:table-cell>
          <table:table-cell table:style-name="ce13" office:value-type="string" calcext:value-type="string">
            <text:p>Venstar</text:p>
          </table:table-cell>
          <table:table-cell table:style-name="ce13"/>
          <table:table-cell table:style-name="ce22"/>
          <table:table-cell table:number-columns-repeated="1017"/>
        </table:table-row>
        <table:table-row table:style-name="ro1">
          <table:table-cell table:style-name="ce5" office:value-type="string" calcext:value-type="string">
            <text:p>Venus</text:p>
          </table:table-cell>
          <table:table-cell table:style-name="ce13" office:value-type="string" calcext:value-type="string">
            <text:p>Vera Bradley</text:p>
          </table:table-cell>
          <table:table-cell table:style-name="ce13" office:value-type="string" calcext:value-type="string">
            <text:p>VIA</text:p>
          </table:table-cell>
          <table:table-cell table:style-name="ce13" office:value-type="string" calcext:value-type="string">
            <text:p>ViewSonic</text:p>
          </table:table-cell>
          <table:table-cell table:style-name="ce13" office:value-type="string" calcext:value-type="string">
            <text:p>Vinci</text:p>
          </table:table-cell>
          <table:table-cell table:style-name="ce13"/>
          <table:table-cell table:style-name="ce22"/>
          <table:table-cell table:number-columns-repeated="1017"/>
        </table:table-row>
        <table:table-row table:style-name="ro1">
          <table:table-cell table:style-name="ce5" office:value-type="string" calcext:value-type="string">
            <text:p>Vision</text:p>
          </table:table-cell>
          <table:table-cell table:style-name="ce13" office:value-type="string" calcext:value-type="string">
            <text:p>Visual Land</text:p>
          </table:table-cell>
          <table:table-cell table:style-name="ce13" office:value-type="string" calcext:value-type="string">
            <text:p>vitalASC</text:p>
          </table:table-cell>
          <table:table-cell table:style-name="ce13" office:value-type="string" calcext:value-type="string">
            <text:p>Vivitar</text:p>
          </table:table-cell>
          <table:table-cell table:style-name="ce13" office:value-type="string" calcext:value-type="string">
            <text:p>Vizio</text:p>
          </table:table-cell>
          <table:table-cell table:style-name="ce13"/>
          <table:table-cell table:style-name="ce22"/>
          <table:table-cell table:number-columns-repeated="1017"/>
        </table:table-row>
        <table:table-row table:style-name="ro1">
          <table:table-cell table:style-name="ce5" office:value-type="string" calcext:value-type="string">
            <text:p>Wacom</text:p>
          </table:table-cell>
          <table:table-cell table:style-name="ce13" office:value-type="string" calcext:value-type="string">
            <text:p>Weil Paris</text:p>
          </table:table-cell>
          <table:table-cell table:style-name="ce13" office:value-type="string" calcext:value-type="string">
            <text:p>Workshop</text:p>
          </table:table-cell>
          <table:table-cell table:style-name="ce13" office:value-type="string" calcext:value-type="string">
            <text:p>Xelio</text:p>
          </table:table-cell>
          <table:table-cell table:style-name="ce13" office:value-type="string" calcext:value-type="string">
            <text:p>XOVision</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xmlns.com/foaf/0.1/name&quot;)" office:value-type="string" office:string-value="http://xmlns.com/foaf/0.1/name" calcext:value-type="string">
            <text:p>http://xmlns.com/foaf/0.1/name</text:p>
          </table:table-cell>
          <table:table-cell office:value-type="string" calcext:value-type="string">
            <text:p>name</text:p>
          </table:table-cell>
          <table:table-cell table:number-columns-repeated="4"/>
          <table:table-cell table:style-name="ce20" table:formula="of:=HYPERLINK(&quot;http://goo.gl/TCjd7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ame&quot;)" office:value-type="string" office:string-value="http://dbpedia.org/property/name" calcext:value-type="string">
            <text:p>http://dbpedia.org/property/name</text:p>
          </table:table-cell>
          <table:table-cell office:value-type="string" calcext:value-type="string">
            <text:p>name</text:p>
          </table:table-cell>
          <table:table-cell table:number-columns-repeated="2"/>
          <table:table-cell office:value-type="string" calcext:value-type="string">
            <text:p>a person has Name Æthelberht II</text:p>
          </table:table-cell>
          <table:table-cell office:value-type="string" calcext:value-type="string">
            <text:p>a writer has Name Ève Curie</text:p>
          </table:table-cell>
          <table:table-cell table:style-name="ce20" table:formula="of:=HYPERLINK(&quot;http://goo.gl/Xt2Jpo&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eveloper&quot;)" office:value-type="string" office:string-value="http://dbpedia.org/property/developer" calcext:value-type="string">
            <text:p>http://dbpedia.org/property/developer</text:p>
          </table:table-cell>
          <table:table-cell office:value-type="string" calcext:value-type="string">
            <text:p>developer</text:p>
          </table:table-cell>
          <table:table-cell table:number-columns-repeated="2"/>
          <table:table-cell office:value-type="string" calcext:value-type="string">
            <text:p>a software has developer Commodore International (an entity of type agent)</text:p>
          </table:table-cell>
          <table:table-cell office:value-type="string" calcext:value-type="string">
            <text:p>a video game has developer Monolith Productions (an entity of type organisation)</text:p>
          </table:table-cell>
          <table:table-cell table:style-name="ce20" table:formula="of:=HYPERLINK(&quot;http://goo.gl/5mTnC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manufacturer&quot;)" office:value-type="string" office:string-value="http://dbpedia.org/property/manufacturer" calcext:value-type="string">
            <text:p>http://dbpedia.org/property/manufacturer</text:p>
          </table:table-cell>
          <table:table-cell office:value-type="string" calcext:value-type="string">
            <text:p>manufacturer</text:p>
          </table:table-cell>
          <table:table-cell table:number-columns-repeated="2"/>
          <table:table-cell office:value-type="string" calcext:value-type="string">
            <text:p>a mean of transportation has manufacturer Ascari Cars (an entity of type organisation)</text:p>
          </table:table-cell>
          <table:table-cell office:value-type="string" calcext:value-type="string">
            <text:p>a mean of transportation has manufacturer AEG (an entity of type agent)</text:p>
          </table:table-cell>
          <table:table-cell table:style-name="ce20" table:formula="of:=HYPERLINK(&quot;http://goo.gl/87Zet5&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ontology/manufacturer&quot;)" office:value-type="string" office:string-value="http://dbpedia.org/ontology/manufacturer" calcext:value-type="string">
            <text:p>http://dbpedia.org/ontology/manufacturer</text:p>
          </table:table-cell>
          <table:table-cell table:style-name="ce16" office:value-type="string" calcext:value-type="string">
            <text:p>manufacturer</text:p>
          </table:table-cell>
          <table:table-cell table:style-name="ce16" table:number-columns-repeated="2"/>
          <table:table-cell table:style-name="ce16" office:value-type="string" calcext:value-type="string">
            <text:p>a mean of transportation has manufacturer Beechcraft (an entity of type organisation)</text:p>
          </table:table-cell>
          <table:table-cell table:style-name="ce16" office:value-type="string" calcext:value-type="string">
            <text:p>a mean of transportation has manufacturer Avia (an entity of type company)</text:p>
          </table:table-cell>
          <table:table-cell table:style-name="ce25" table:formula="of:=HYPERLINK(&quot;http://goo.gl/md26nu&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2117679317" calcext:value-type="float">
            <text:p>2117679317</text:p>
          </table:table-cell>
          <table:table-cell office:value-type="string" calcext:value-type="string">
            <text:p>airport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Abruzzo</text:p>
          </table:table-cell>
          <table:table-cell table:style-name="ce13" office:value-type="string" calcext:value-type="string">
            <text:p>Albenga, Savona</text:p>
          </table:table-cell>
          <table:table-cell table:style-name="ce13" office:value-type="string" calcext:value-type="string">
            <text:p>Alghero, Sassari</text:p>
          </table:table-cell>
          <table:table-cell table:style-name="ce13" office:value-type="string" calcext:value-type="string">
            <text:p>Ancona</text:p>
          </table:table-cell>
          <table:table-cell table:style-name="ce13" office:value-type="string" calcext:value-type="string">
            <text:p>Aosta</text:p>
          </table:table-cell>
          <table:table-cell table:style-name="ce13"/>
          <table:table-cell table:style-name="ce22"/>
          <table:table-cell table:number-columns-repeated="1017"/>
        </table:table-row>
        <table:table-row table:style-name="ro1">
          <table:table-cell table:style-name="ce5" office:value-type="string" calcext:value-type="string">
            <text:p>Arezzo</text:p>
          </table:table-cell>
          <table:table-cell table:style-name="ce13" office:value-type="string" calcext:value-type="string">
            <text:p>Asiago, Vicenza</text:p>
          </table:table-cell>
          <table:table-cell table:style-name="ce13" office:value-type="string" calcext:value-type="string">
            <text:p>Aviano, Pordenone</text:p>
          </table:table-cell>
          <table:table-cell table:style-name="ce13" office:value-type="string" calcext:value-type="string">
            <text:p>Bari</text:p>
          </table:table-cell>
          <table:table-cell table:style-name="ce13" office:value-type="string" calcext:value-type="string">
            <text:p>Belluno</text:p>
          </table:table-cell>
          <table:table-cell table:style-name="ce13"/>
          <table:table-cell table:style-name="ce22"/>
          <table:table-cell table:number-columns-repeated="1017"/>
        </table:table-row>
        <table:table-row table:style-name="ro1">
          <table:table-cell table:style-name="ce5" office:value-type="string" calcext:value-type="string">
            <text:p>Bergamo</text:p>
          </table:table-cell>
          <table:table-cell table:style-name="ce13" office:value-type="string" calcext:value-type="string">
            <text:p>Biella</text:p>
          </table:table-cell>
          <table:table-cell table:style-name="ce13" office:value-type="string" calcext:value-type="string">
            <text:p>Bologna</text:p>
          </table:table-cell>
          <table:table-cell table:style-name="ce13" office:value-type="string" calcext:value-type="string">
            <text:p>Bolzano</text:p>
          </table:table-cell>
          <table:table-cell table:style-name="ce13" office:value-type="string" calcext:value-type="string">
            <text:p>Brescia</text:p>
          </table:table-cell>
          <table:table-cell table:style-name="ce13"/>
          <table:table-cell table:style-name="ce22"/>
          <table:table-cell table:number-columns-repeated="1017"/>
        </table:table-row>
        <table:table-row table:style-name="ro1">
          <table:table-cell table:style-name="ce5" office:value-type="string" calcext:value-type="string">
            <text:p>Brindisi / Salento</text:p>
          </table:table-cell>
          <table:table-cell table:style-name="ce13" office:value-type="string" calcext:value-type="string">
            <text:p>Cagliari</text:p>
          </table:table-cell>
          <table:table-cell table:style-name="ce13" office:value-type="string" calcext:value-type="string">
            <text:p>Cameri, Novara</text:p>
          </table:table-cell>
          <table:table-cell table:style-name="ce13" office:value-type="string" calcext:value-type="string">
            <text:p>Campoformido, Udine</text:p>
          </table:table-cell>
          <table:table-cell table:style-name="ce13" office:value-type="string" calcext:value-type="string">
            <text:p>Capua</text:p>
          </table:table-cell>
          <table:table-cell table:style-name="ce13"/>
          <table:table-cell table:style-name="ce22"/>
          <table:table-cell table:number-columns-repeated="1017"/>
        </table:table-row>
        <table:table-row table:style-name="ro1">
          <table:table-cell table:style-name="ce5" office:value-type="string" calcext:value-type="string">
            <text:p>Carpi</text:p>
          </table:table-cell>
          <table:table-cell table:style-name="ce13" office:value-type="string" calcext:value-type="string">
            <text:p>Caserta</text:p>
          </table:table-cell>
          <table:table-cell table:style-name="ce13" office:value-type="string" calcext:value-type="string">
            <text:p>Catania</text:p>
          </table:table-cell>
          <table:table-cell table:style-name="ce13" office:value-type="string" calcext:value-type="string">
            <text:p>Centocelle (it), Rome</text:p>
          </table:table-cell>
          <table:table-cell table:style-name="ce13" office:value-type="string" calcext:value-type="string">
            <text:p>Cervia, Ravenna</text:p>
          </table:table-cell>
          <table:table-cell table:style-name="ce13"/>
          <table:table-cell table:style-name="ce22"/>
          <table:table-cell table:number-columns-repeated="1017"/>
        </table:table-row>
        <table:table-row table:style-name="ro1">
          <table:table-cell table:style-name="ce5" office:value-type="string" calcext:value-type="string">
            <text:p>Codroipo, Udine</text:p>
          </table:table-cell>
          <table:table-cell table:style-name="ce13" office:value-type="string" calcext:value-type="string">
            <text:p>Comiso</text:p>
          </table:table-cell>
          <table:table-cell table:style-name="ce13" office:value-type="string" calcext:value-type="string">
            <text:p>Cremona</text:p>
          </table:table-cell>
          <table:table-cell table:style-name="ce13" office:value-type="string" calcext:value-type="string">
            <text:p>Crotone</text:p>
          </table:table-cell>
          <table:table-cell table:style-name="ce13" office:value-type="string" calcext:value-type="string">
            <text:p>Cuneo</text:p>
          </table:table-cell>
          <table:table-cell table:style-name="ce13"/>
          <table:table-cell table:style-name="ce22"/>
          <table:table-cell table:number-columns-repeated="1017"/>
        </table:table-row>
        <table:table-row table:style-name="ro1">
          <table:table-cell table:style-name="ce5" office:value-type="string" calcext:value-type="string">
            <text:p>Decimomannu, Cagliari</text:p>
          </table:table-cell>
          <table:table-cell table:style-name="ce13" office:value-type="string" calcext:value-type="string">
            <text:p>Ferrara</text:p>
          </table:table-cell>
          <table:table-cell table:style-name="ce13" office:value-type="string" calcext:value-type="string">
            <text:p>Florence (Firenze)</text:p>
          </table:table-cell>
          <table:table-cell table:style-name="ce13" office:value-type="string" calcext:value-type="string">
            <text:p>Foggia</text:p>
          </table:table-cell>
          <table:table-cell table:style-name="ce13" office:value-type="string" calcext:value-type="string">
            <text:p>Foligno</text:p>
          </table:table-cell>
          <table:table-cell table:style-name="ce13"/>
          <table:table-cell table:style-name="ce22"/>
          <table:table-cell table:number-columns-repeated="1017"/>
        </table:table-row>
        <table:table-row table:style-name="ro1">
          <table:table-cell table:style-name="ce5" office:value-type="string" calcext:value-type="string">
            <text:p>Forlì</text:p>
          </table:table-cell>
          <table:table-cell table:style-name="ce13" office:value-type="string" calcext:value-type="string">
            <text:p>Frosinone</text:p>
          </table:table-cell>
          <table:table-cell table:style-name="ce13" office:value-type="string" calcext:value-type="string">
            <text:p>Genoa (Genova) / Sestri Ponente</text:p>
          </table:table-cell>
          <table:table-cell table:style-name="ce13" office:value-type="string" calcext:value-type="string">
            <text:p>Ghedi, Brescia</text:p>
          </table:table-cell>
          <table:table-cell table:style-name="ce13" office:value-type="string" calcext:value-type="string">
            <text:p>Gioia del Colle, Bari</text:p>
          </table:table-cell>
          <table:table-cell table:style-name="ce13"/>
          <table:table-cell table:style-name="ce22"/>
          <table:table-cell table:number-columns-repeated="1017"/>
        </table:table-row>
        <table:table-row table:style-name="ro1">
          <table:table-cell table:style-name="ce5" office:value-type="string" calcext:value-type="string">
            <text:p>Grosseto</text:p>
          </table:table-cell>
          <table:table-cell table:style-name="ce13" office:value-type="string" calcext:value-type="string">
            <text:p>Guidonia Montecelio, Rome</text:p>
          </table:table-cell>
          <table:table-cell table:style-name="ce13" office:value-type="string" calcext:value-type="string">
            <text:p>Lamezia Terme, Catanzaro</text:p>
          </table:table-cell>
          <table:table-cell table:style-name="ce13" office:value-type="string" calcext:value-type="string">
            <text:p>Lampedusa</text:p>
          </table:table-cell>
          <table:table-cell table:style-name="ce13" office:value-type="string" calcext:value-type="string">
            <text:p>Latina</text:p>
          </table:table-cell>
          <table:table-cell table:style-name="ce13"/>
          <table:table-cell table:style-name="ce22"/>
          <table:table-cell table:number-columns-repeated="1017"/>
        </table:table-row>
        <table:table-row table:style-name="ro1">
          <table:table-cell table:style-name="ce5" office:value-type="string" calcext:value-type="string">
            <text:p>Lecce</text:p>
          </table:table-cell>
          <table:table-cell table:style-name="ce13" office:value-type="string" calcext:value-type="string">
            <text:p>Lucca</text:p>
          </table:table-cell>
          <table:table-cell table:style-name="ce13" office:value-type="string" calcext:value-type="string">
            <text:p>Lugo di Romagna, Ravenna</text:p>
          </table:table-cell>
          <table:table-cell table:style-name="ce13" office:value-type="string" calcext:value-type="string">
            <text:p>Marina di Campo, Elba</text:p>
          </table:table-cell>
          <table:table-cell table:style-name="ce13" office:value-type="string" calcext:value-type="string">
            <text:p>Martina Franca, Taranto</text:p>
          </table:table-cell>
          <table:table-cell table:style-name="ce13"/>
          <table:table-cell table:style-name="ce22"/>
          <table:table-cell table:number-columns-repeated="1017"/>
        </table:table-row>
        <table:table-row table:style-name="ro1">
          <table:table-cell table:style-name="ce5" office:value-type="string" calcext:value-type="string">
            <text:p>Milan</text:p>
          </table:table-cell>
          <table:table-cell table:style-name="ce13" office:value-type="string" calcext:value-type="string">
            <text:p>Modena</text:p>
          </table:table-cell>
          <table:table-cell table:style-name="ce13" office:value-type="string" calcext:value-type="string">
            <text:p>Naples</text:p>
          </table:table-cell>
          <table:table-cell table:style-name="ce13" office:value-type="string" calcext:value-type="string">
            <text:p>Olbia, Olbia-Tempio</text:p>
          </table:table-cell>
          <table:table-cell table:style-name="ce13" office:value-type="string" calcext:value-type="string">
            <text:p>Oristano</text:p>
          </table:table-cell>
          <table:table-cell table:style-name="ce13"/>
          <table:table-cell table:style-name="ce22"/>
          <table:table-cell table:number-columns-repeated="1017"/>
        </table:table-row>
        <table:table-row table:style-name="ro1">
          <table:table-cell table:style-name="ce5" office:value-type="string" calcext:value-type="string">
            <text:p>Padua (Padova)</text:p>
          </table:table-cell>
          <table:table-cell table:style-name="ce13" office:value-type="string" calcext:value-type="string">
            <text:p>Palermo</text:p>
          </table:table-cell>
          <table:table-cell table:style-name="ce13" office:value-type="string" calcext:value-type="string">
            <text:p>Pantelleria, Trapani</text:p>
          </table:table-cell>
          <table:table-cell table:style-name="ce13" office:value-type="string" calcext:value-type="string">
            <text:p>Parma</text:p>
          </table:table-cell>
          <table:table-cell table:style-name="ce13" office:value-type="string" calcext:value-type="string">
            <text:p>Perugia</text:p>
          </table:table-cell>
          <table:table-cell table:style-name="ce13"/>
          <table:table-cell table:style-name="ce22"/>
          <table:table-cell table:number-columns-repeated="1017"/>
        </table:table-row>
        <table:table-row table:style-name="ro1">
          <table:table-cell table:style-name="ce5" office:value-type="string" calcext:value-type="string">
            <text:p>Pescara</text:p>
          </table:table-cell>
          <table:table-cell table:style-name="ce13" office:value-type="string" calcext:value-type="string">
            <text:p>Piacenza</text:p>
          </table:table-cell>
          <table:table-cell table:style-name="ce13" office:value-type="string" calcext:value-type="string">
            <text:p>Pisa</text:p>
          </table:table-cell>
          <table:table-cell table:style-name="ce13" office:value-type="string" calcext:value-type="string">
            <text:p>Pisticci</text:p>
          </table:table-cell>
          <table:table-cell table:style-name="ce13" office:value-type="string" calcext:value-type="string">
            <text:p>Pomezia, Rome</text:p>
          </table:table-cell>
          <table:table-cell table:style-name="ce13"/>
          <table:table-cell table:style-name="ce22"/>
          <table:table-cell table:number-columns-repeated="1017"/>
        </table:table-row>
        <table:table-row table:style-name="ro1">
          <table:table-cell table:style-name="ce5" office:value-type="string" calcext:value-type="string">
            <text:p>Pontedera, Pisa</text:p>
          </table:table-cell>
          <table:table-cell table:style-name="ce13" office:value-type="string" calcext:value-type="string">
            <text:p>Ravenna</text:p>
          </table:table-cell>
          <table:table-cell table:style-name="ce13" office:value-type="string" calcext:value-type="string">
            <text:p>Reggio Calabria</text:p>
          </table:table-cell>
          <table:table-cell table:style-name="ce13" office:value-type="string" calcext:value-type="string">
            <text:p>Reggio Emilia</text:p>
          </table:table-cell>
          <table:table-cell table:style-name="ce13" office:value-type="string" calcext:value-type="string">
            <text:p>Rieti</text:p>
          </table:table-cell>
          <table:table-cell table:style-name="ce13"/>
          <table:table-cell table:style-name="ce22"/>
          <table:table-cell table:number-columns-repeated="1017"/>
        </table:table-row>
        <table:table-row table:style-name="ro1">
          <table:table-cell table:style-name="ce5" office:value-type="string" calcext:value-type="string">
            <text:p>Rimini</text:p>
          </table:table-cell>
          <table:table-cell table:style-name="ce13" office:value-type="string" calcext:value-type="string">
            <text:p>Rome</text:p>
          </table:table-cell>
          <table:table-cell table:style-name="ce13" office:value-type="string" calcext:value-type="string">
            <text:p>Ronchi dei Legionari / Trieste</text:p>
          </table:table-cell>
          <table:table-cell table:style-name="ce13" office:value-type="string" calcext:value-type="string">
            <text:p>Salerno</text:p>
          </table:table-cell>
          <table:table-cell table:style-name="ce13" office:value-type="string" calcext:value-type="string">
            <text:p>Sarzana, La Spezia</text:p>
          </table:table-cell>
          <table:table-cell table:style-name="ce13"/>
          <table:table-cell table:style-name="ce22"/>
          <table:table-cell table:number-columns-repeated="1017"/>
        </table:table-row>
        <table:table-row table:style-name="ro1">
          <table:table-cell table:style-name="ce5" office:value-type="string" calcext:value-type="string">
            <text:p>Siena</text:p>
          </table:table-cell>
          <table:table-cell table:style-name="ce13" office:value-type="string" calcext:value-type="string">
            <text:p>Sigonella</text:p>
          </table:table-cell>
          <table:table-cell table:style-name="ce13" office:value-type="string" calcext:value-type="string">
            <text:p>Taranto</text:p>
          </table:table-cell>
          <table:table-cell table:style-name="ce13" office:value-type="string" calcext:value-type="string">
            <text:p>Toblach (Dobbiaco)</text:p>
          </table:table-cell>
          <table:table-cell table:style-name="ce13" office:value-type="string" calcext:value-type="string">
            <text:p>Tortolì / Arbatax, Ogliastra</text:p>
          </table:table-cell>
          <table:table-cell table:style-name="ce13"/>
          <table:table-cell table:style-name="ce22"/>
          <table:table-cell table:number-columns-repeated="1017"/>
        </table:table-row>
        <table:table-row table:style-name="ro1">
          <table:table-cell table:style-name="ce5" office:value-type="string" calcext:value-type="string">
            <text:p>Trapani</text:p>
          </table:table-cell>
          <table:table-cell table:style-name="ce13" office:value-type="string" calcext:value-type="string">
            <text:p>Trento</text:p>
          </table:table-cell>
          <table:table-cell table:style-name="ce13" office:value-type="string" calcext:value-type="string">
            <text:p>Treviso</text:p>
          </table:table-cell>
          <table:table-cell table:style-name="ce13" office:value-type="string" calcext:value-type="string">
            <text:p>Turin (Torino)</text:p>
          </table:table-cell>
          <table:table-cell table:style-name="ce13" office:value-type="string" calcext:value-type="string">
            <text:p>Varese</text:p>
          </table:table-cell>
          <table:table-cell table:style-name="ce13"/>
          <table:table-cell table:style-name="ce22"/>
          <table:table-cell table:number-columns-repeated="1017"/>
        </table:table-row>
        <table:table-row table:style-name="ro1">
          <table:table-cell table:style-name="ce5" office:value-type="string" calcext:value-type="string">
            <text:p>Venice (Venezia)</text:p>
          </table:table-cell>
          <table:table-cell table:style-name="ce13" office:value-type="string" calcext:value-type="string">
            <text:p>Vergiate, Varese</text:p>
          </table:table-cell>
          <table:table-cell table:style-name="ce13" office:value-type="string" calcext:value-type="string">
            <text:p>Verona</text:p>
          </table:table-cell>
          <table:table-cell table:style-name="ce13" office:value-type="string" calcext:value-type="string">
            <text:p>Vicenza</text:p>
          </table:table-cell>
          <table:table-cell table:style-name="ce13" office:value-type="string" calcext:value-type="string">
            <text:p>Viterbo</text:p>
          </table:table-cell>
          <table:table-cell table:style-name="ce13"/>
          <table:table-cell table:style-name="ce22"/>
          <table:table-cell table:number-columns-repeated="1017"/>
        </table:table-row>
        <table:table-row table:style-name="ro1">
          <table:table-cell table:style-name="ce5" office:value-type="string" calcext:value-type="string">
            <text:p>Voghera, Pavia</text:p>
          </table:table-cell>
          <table:table-cell table:style-name="ce13" table:number-columns-repeated="5"/>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ontology/city&quot;)" office:value-type="string" office:string-value="http://dbpedia.org/ontology/city" calcext:value-type="string">
            <text:p>http://dbpedia.org/ontology/city</text:p>
          </table:table-cell>
          <table:table-cell office:value-type="string" calcext:value-type="string">
            <text:p>city</text:p>
          </table:table-cell>
          <table:table-cell table:number-columns-repeated="2"/>
          <table:table-cell office:value-type="string" calcext:value-type="string">
            <text:p>an infrastructure has city %C4%90akovo (an entity of type populated place)</text:p>
          </table:table-cell>
          <table:table-cell office:value-type="string" calcext:value-type="string">
            <text:p>an agent has city Brest, France (an entity of type populated place)</text:p>
          </table:table-cell>
          <table:table-cell table:style-name="ce20" table:formula="of:=HYPERLINK(&quot;http://goo.gl/TNyIMs&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ityServed&quot;)" office:value-type="string" office:string-value="http://dbpedia.org/property/cityServed" calcext:value-type="string">
            <text:p>http://dbpedia.org/property/cityServed</text:p>
          </table:table-cell>
          <table:table-cell office:value-type="string" calcext:value-type="string">
            <text:p>cityServed</text:p>
          </table:table-cell>
          <table:table-cell table:number-columns-repeated="2"/>
          <table:table-cell office:value-type="string" calcext:value-type="string">
            <text:p>a place has city-served Bydgoszcz (an entity of type populated place)</text:p>
          </table:table-cell>
          <table:table-cell office:value-type="string" calcext:value-type="string">
            <text:p>a place has city-served Nuku%CA%BBalofa (an entity of type place)</text:p>
          </table:table-cell>
          <table:table-cell table:style-name="ce20" table:formula="of:=HYPERLINK(&quot;http://goo.gl/085MMb&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ocation&quot;)" office:value-type="string" office:string-value="http://dbpedia.org/property/location" calcext:value-type="string">
            <text:p>http://dbpedia.org/property/location</text:p>
          </table:table-cell>
          <table:table-cell office:value-type="string" calcext:value-type="string">
            <text:p>location</text:p>
          </table:table-cell>
          <table:table-cell table:number-columns-repeated="2"/>
          <table:table-cell office:value-type="string" calcext:value-type="string">
            <text:p>an event has location Braunschweig (an entity of type city)</text:p>
          </table:table-cell>
          <table:table-cell office:value-type="string" calcext:value-type="string">
            <text:p>an architectural structure has location California (an entity of type populated place)</text:p>
          </table:table-cell>
          <table:table-cell table:style-name="ce20" table:formula="of:=HYPERLINK(&quot;http://goo.gl/6GTyXb&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ontology/location&quot;)" office:value-type="string" office:string-value="http://dbpedia.org/ontology/location" calcext:value-type="string">
            <text:p>http://dbpedia.org/ontology/location</text:p>
          </table:table-cell>
          <table:table-cell table:style-name="ce16" office:value-type="string" calcext:value-type="string">
            <text:p>location</text:p>
          </table:table-cell>
          <table:table-cell table:style-name="ce16" table:number-columns-repeated="2"/>
          <table:table-cell table:style-name="ce16" office:value-type="string" calcext:value-type="string">
            <text:p>a company has location United Kingdom (an entity of type country)</text:p>
          </table:table-cell>
          <table:table-cell table:style-name="ce16" office:value-type="string" calcext:value-type="string">
            <text:p>a company has location Czech Republic (an entity of type populated place)</text:p>
          </table:table-cell>
          <table:table-cell table:style-name="ce25" table:formula="of:=HYPERLINK(&quot;http://goo.gl/Va4zLm&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088443226" calcext:value-type="float">
            <text:p>1088443226</text:p>
          </table:table-cell>
          <table:table-cell office:value-type="string" calcext:value-type="string">
            <text:p>animal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Acanthocephala</text:p>
          </table:table-cell>
          <table:table-cell table:style-name="ce13" office:value-type="string" calcext:value-type="string">
            <text:p>Acoelomorpha</text:p>
          </table:table-cell>
          <table:table-cell table:style-name="ce13" office:value-type="string" calcext:value-type="string">
            <text:p>Annelida</text:p>
          </table:table-cell>
          <table:table-cell table:style-name="ce13" office:value-type="string" calcext:value-type="string">
            <text:p>Arthropoda</text:p>
          </table:table-cell>
          <table:table-cell table:style-name="ce13" office:value-type="string" calcext:value-type="string">
            <text:p>Brachiopoda</text:p>
          </table:table-cell>
          <table:table-cell table:style-name="ce13"/>
          <table:table-cell table:style-name="ce22"/>
          <table:table-cell table:number-columns-repeated="1017"/>
        </table:table-row>
        <table:table-row table:style-name="ro1">
          <table:table-cell table:style-name="ce5" office:value-type="string" calcext:value-type="string">
            <text:p>Bryozoa</text:p>
          </table:table-cell>
          <table:table-cell table:style-name="ce13" office:value-type="string" calcext:value-type="string">
            <text:p>Chaetognatha</text:p>
          </table:table-cell>
          <table:table-cell table:style-name="ce13" office:value-type="string" calcext:value-type="string">
            <text:p>Chordata</text:p>
          </table:table-cell>
          <table:table-cell table:style-name="ce13" office:value-type="string" calcext:value-type="string">
            <text:p>Cnidaria</text:p>
          </table:table-cell>
          <table:table-cell table:style-name="ce13" office:value-type="string" calcext:value-type="string">
            <text:p>Ctenophora</text:p>
          </table:table-cell>
          <table:table-cell table:style-name="ce13"/>
          <table:table-cell table:style-name="ce22"/>
          <table:table-cell table:number-columns-repeated="1017"/>
        </table:table-row>
        <table:table-row table:style-name="ro1">
          <table:table-cell table:style-name="ce5" office:value-type="string" calcext:value-type="string">
            <text:p>Cycliophora</text:p>
          </table:table-cell>
          <table:table-cell table:style-name="ce13" office:value-type="string" calcext:value-type="string">
            <text:p>Echinodermata</text:p>
          </table:table-cell>
          <table:table-cell table:style-name="ce13" office:value-type="string" calcext:value-type="string">
            <text:p>Entoprocta</text:p>
          </table:table-cell>
          <table:table-cell table:style-name="ce13" office:value-type="string" calcext:value-type="string">
            <text:p>Gastrotricha</text:p>
          </table:table-cell>
          <table:table-cell table:style-name="ce13" office:value-type="string" calcext:value-type="string">
            <text:p>Gnathostomulida</text:p>
          </table:table-cell>
          <table:table-cell table:style-name="ce13"/>
          <table:table-cell table:style-name="ce22"/>
          <table:table-cell table:number-columns-repeated="1017"/>
        </table:table-row>
        <table:table-row table:style-name="ro1">
          <table:table-cell table:style-name="ce5" office:value-type="string" calcext:value-type="string">
            <text:p>Hemichordata</text:p>
          </table:table-cell>
          <table:table-cell table:style-name="ce13" office:value-type="string" calcext:value-type="string">
            <text:p>Kinorhyncha</text:p>
          </table:table-cell>
          <table:table-cell table:style-name="ce13" office:value-type="string" calcext:value-type="string">
            <text:p>Loricifera</text:p>
          </table:table-cell>
          <table:table-cell table:style-name="ce13" office:value-type="string" calcext:value-type="string">
            <text:p>Micrognathozoa</text:p>
          </table:table-cell>
          <table:table-cell table:style-name="ce13" office:value-type="string" calcext:value-type="string">
            <text:p>Mollusca</text:p>
          </table:table-cell>
          <table:table-cell table:style-name="ce13"/>
          <table:table-cell table:style-name="ce22"/>
          <table:table-cell table:number-columns-repeated="1017"/>
        </table:table-row>
        <table:table-row table:style-name="ro1">
          <table:table-cell table:style-name="ce5" office:value-type="string" calcext:value-type="string">
            <text:p>Nematoda</text:p>
          </table:table-cell>
          <table:table-cell table:style-name="ce13" office:value-type="string" calcext:value-type="string">
            <text:p>Nematomorpha</text:p>
          </table:table-cell>
          <table:table-cell table:style-name="ce13" office:value-type="string" calcext:value-type="string">
            <text:p>Nemertea</text:p>
          </table:table-cell>
          <table:table-cell table:style-name="ce13" office:value-type="string" calcext:value-type="string">
            <text:p>Onychophora</text:p>
          </table:table-cell>
          <table:table-cell table:style-name="ce13" office:value-type="string" calcext:value-type="string">
            <text:p>Orthonectida</text:p>
          </table:table-cell>
          <table:table-cell table:style-name="ce13"/>
          <table:table-cell table:style-name="ce22"/>
          <table:table-cell table:number-columns-repeated="1017"/>
        </table:table-row>
        <table:table-row table:style-name="ro1">
          <table:table-cell table:style-name="ce5" office:value-type="string" calcext:value-type="string">
            <text:p>Phoronida</text:p>
          </table:table-cell>
          <table:table-cell table:style-name="ce13" office:value-type="string" calcext:value-type="string">
            <text:p>Placozoa</text:p>
          </table:table-cell>
          <table:table-cell table:style-name="ce13" office:value-type="string" calcext:value-type="string">
            <text:p>Platyhelminthes</text:p>
          </table:table-cell>
          <table:table-cell table:style-name="ce13" office:value-type="string" calcext:value-type="string">
            <text:p>Porifera</text:p>
          </table:table-cell>
          <table:table-cell table:style-name="ce13" office:value-type="string" calcext:value-type="string">
            <text:p>Priapulida</text:p>
          </table:table-cell>
          <table:table-cell table:style-name="ce13"/>
          <table:table-cell table:style-name="ce22"/>
          <table:table-cell table:number-columns-repeated="1017"/>
        </table:table-row>
        <table:table-row table:style-name="ro1">
          <table:table-cell table:style-name="ce5" office:value-type="string" calcext:value-type="string">
            <text:p>Rhombozoa</text:p>
          </table:table-cell>
          <table:table-cell table:style-name="ce13" office:value-type="string" calcext:value-type="string">
            <text:p>Rotifera</text:p>
          </table:table-cell>
          <table:table-cell table:style-name="ce13" office:value-type="string" calcext:value-type="string">
            <text:p>Sipuncula</text:p>
          </table:table-cell>
          <table:table-cell table:style-name="ce13" office:value-type="string" calcext:value-type="string">
            <text:p>Tardigrada</text:p>
          </table:table-cell>
          <table:table-cell table:style-name="ce13" office:value-type="string" calcext:value-type="string">
            <text:p>Xenoturbellida</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subdivision&quot;)" office:value-type="string" office:string-value="http://dbpedia.org/property/subdivision" calcext:value-type="string">
            <text:p>http://dbpedia.org/property/subdivision</text:p>
          </table:table-cell>
          <table:table-cell office:value-type="string" calcext:value-type="string">
            <text:p>subdivision</text:p>
          </table:table-cell>
          <table:table-cell table:number-columns-repeated="2"/>
          <table:table-cell office:value-type="string" calcext:value-type="string">
            <text:p>an animal has subdivision * A. downingiae <text:s text:c="2"/>synonyms Calymene downingiae* A. dayiana R. Richter &amp; E. Richter, 1954* A. inflata * A. lokii Edgecombe, 1993 synonym A. longisulcata, pro parti * A. podolica Balashova, 1968* A. subcaudata <text:s/>synonym Asaphus subcaudatus* A. talebensis Hollard, 1963* A. zerinae Edgecombe, 1993</text:p>
          </table:table-cell>
          <table:table-cell office:value-type="string" calcext:value-type="string">
            <text:p>a species has subdivision A. encheleia</text:p>
          </table:table-cell>
          <table:table-cell table:style-name="ce20" table:formula="of:=HYPERLINK(&quot;http://goo.gl/3xTAqI&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hylum&quot;)" office:value-type="string" office:string-value="http://dbpedia.org/property/phylum" calcext:value-type="string">
            <text:p>http://dbpedia.org/property/phylum</text:p>
          </table:table-cell>
          <table:table-cell office:value-type="string" calcext:value-type="string">
            <text:p>phylum</text:p>
          </table:table-cell>
          <table:table-cell table:number-columns-repeated="2"/>
          <table:table-cell office:value-type="string" calcext:value-type="string">
            <text:p>a species has phylum Percolozoa (an entity of type species)</text:p>
          </table:table-cell>
          <table:table-cell office:value-type="string" calcext:value-type="string">
            <text:p>a crustacean has phylum Arthropoda</text:p>
          </table:table-cell>
          <table:table-cell table:style-name="ce20" table:formula="of:=HYPERLINK(&quot;http://goo.gl/CK9GML&quot;;&quot;View More&quot;)" office:value-type="string" office:string-value="View More" calcext:value-type="string">
            <text:p>View More</text:p>
          </table:table-cell>
          <table:table-cell table:number-columns-repeated="1017"/>
        </table:table-row>
        <table:table-row table:style-name="ro3">
          <table:table-cell table:style-name="ce8" table:formula="of:=HYPERLINK(&quot;http://dbpedia.org/ontology/phylum&quot;)" office:value-type="string" office:string-value="http://dbpedia.org/ontology/phylum" calcext:value-type="string">
            <text:p>http://dbpedia.org/ontology/phylum</text:p>
          </table:table-cell>
          <table:table-cell office:value-type="string" calcext:value-type="string">
            <text:p>phylum</text:p>
          </table:table-cell>
          <table:table-cell table:number-columns-repeated="2"/>
          <table:table-cell office:value-type="string" calcext:value-type="string">
            <text:p>a species has 門_(分類学) Ascomycota (an entity of type species)</text:p>
          </table:table-cell>
          <table:table-cell office:value-type="string" calcext:value-type="string">
            <text:p>a species has 門_(分類学) Proteobacteria (an entity of type species)</text:p>
          </table:table-cell>
          <table:table-cell table:style-name="ce20" table:formula="of:=HYPERLINK(&quot;http://goo.gl/i4bqF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taxon&quot;)" office:value-type="string" office:string-value="http://dbpedia.org/property/taxon" calcext:value-type="string">
            <text:p>http://dbpedia.org/property/taxon</text:p>
          </table:table-cell>
          <table:table-cell office:value-type="string" calcext:value-type="string">
            <text:p>taxon</text:p>
          </table:table-cell>
          <table:table-cell table:number-columns-repeated="2"/>
          <table:table-cell office:value-type="string" calcext:value-type="string">
            <text:p>an eukaryote has taxon Polyodon spathula</text:p>
          </table:table-cell>
          <table:table-cell office:value-type="string" calcext:value-type="string">
            <text:p>a species has taxon Celastrina argiolus</text:p>
          </table:table-cell>
          <table:table-cell table:style-name="ce20" table:formula="of:=HYPERLINK(&quot;http://goo.gl/bkDhM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ivisio&quot;)" office:value-type="string" office:string-value="http://dbpedia.org/property/divisio" calcext:value-type="string">
            <text:p>http://dbpedia.org/property/divisio</text:p>
          </table:table-cell>
          <table:table-cell office:value-type="string" calcext:value-type="string">
            <text:p>divisio</text:p>
          </table:table-cell>
          <table:table-cell table:number-columns-repeated="2"/>
          <table:table-cell office:value-type="string" calcext:value-type="string">
            <text:p>an eukaryote has divisio Basidiomycota (an entity of type species)</text:p>
          </table:table-cell>
          <table:table-cell office:value-type="string" calcext:value-type="string">
            <text:p>an eukaryote has divisio Basidiomycota (an entity of type species)</text:p>
          </table:table-cell>
          <table:table-cell table:style-name="ce20" table:formula="of:=HYPERLINK(&quot;http://goo.gl/bB3EeP&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division&quot;)" office:value-type="string" office:string-value="http://dbpedia.org/ontology/division" calcext:value-type="string">
            <text:p>http://dbpedia.org/ontology/division</text:p>
          </table:table-cell>
          <table:table-cell office:value-type="string" calcext:value-type="string">
            <text:p>division</text:p>
          </table:table-cell>
          <table:table-cell table:number-columns-repeated="2"/>
          <table:table-cell office:value-type="string" calcext:value-type="string">
            <text:p>a place has division Central business district</text:p>
          </table:table-cell>
          <table:table-cell office:value-type="string" calcext:value-type="string">
            <text:p>a conifer has division Pinophyta (an entity of type plant)</text:p>
          </table:table-cell>
          <table:table-cell table:style-name="ce20" table:formula="of:=HYPERLINK(&quot;http://goo.gl/ohxcA0&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pecies&quot;)" office:value-type="string" office:string-value="http://dbpedia.org/property/species" calcext:value-type="string">
            <text:p>http://dbpedia.org/property/species</text:p>
          </table:table-cell>
          <table:table-cell office:value-type="string" calcext:value-type="string">
            <text:p>species</text:p>
          </table:table-cell>
          <table:table-cell table:number-columns-repeated="2"/>
          <table:table-cell office:value-type="string" calcext:value-type="string">
            <text:p>a species has species A. auranticavus</text:p>
          </table:table-cell>
          <table:table-cell office:value-type="string" calcext:value-type="string">
            <text:p>a species has species A. spirizona</text:p>
          </table:table-cell>
          <table:table-cell table:style-name="ce20" table:formula="of:=HYPERLINK(&quot;http://goo.gl/sRhnv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genus&quot;)" office:value-type="string" office:string-value="http://dbpedia.org/property/genus" calcext:value-type="string">
            <text:p>http://dbpedia.org/property/genus</text:p>
          </table:table-cell>
          <table:table-cell office:value-type="string" calcext:value-type="string">
            <text:p>genus</text:p>
          </table:table-cell>
          <table:table-cell table:number-columns-repeated="2"/>
          <table:table-cell office:value-type="string" calcext:value-type="string">
            <text:p>an animal has genus Aeronautes</text:p>
          </table:table-cell>
          <table:table-cell office:value-type="string" calcext:value-type="string">
            <text:p>an eukaryote has genus Aetodactylus</text:p>
          </table:table-cell>
          <table:table-cell table:style-name="ce20" table:formula="of:=HYPERLINK(&quot;http://goo.gl/uvJkJN&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ontology/class&quot;)" office:value-type="string" office:string-value="http://dbpedia.org/ontology/class" calcext:value-type="string">
            <text:p>http://dbpedia.org/ontology/class</text:p>
          </table:table-cell>
          <table:table-cell table:style-name="ce16" office:value-type="string" calcext:value-type="string">
            <text:p>class</text:p>
          </table:table-cell>
          <table:table-cell table:style-name="ce16" table:number-columns-repeated="2"/>
          <table:table-cell table:style-name="ce16" office:value-type="string" calcext:value-type="string">
            <text:p>an animal has class Spiruria (an entity of type animal)</text:p>
          </table:table-cell>
          <table:table-cell table:style-name="ce16" office:value-type="string" calcext:value-type="string">
            <text:p>an animal has class Ascidiacea (an entity of type eukaryote)</text:p>
          </table:table-cell>
          <table:table-cell table:style-name="ce25" table:formula="of:=HYPERLINK(&quot;http://goo.gl/o5zJA5&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213755943" calcext:value-type="float">
            <text:p>213755943</text:p>
          </table:table-cell>
          <table:table-cell office:value-type="string" calcext:value-type="string">
            <text:p>animal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Cretaceous</text:p>
          </table:table-cell>
          <table:table-cell table:style-name="ce13" office:value-type="string" calcext:value-type="string">
            <text:p>Jurassic</text:p>
          </table:table-cell>
          <table:table-cell table:style-name="ce13" office:value-type="string" calcext:value-type="string">
            <text:p>Triassic</text:p>
          </table:table-cell>
          <table:table-cell table:style-name="ce13" table:number-columns-repeated="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period&quot;)" office:value-type="string" office:string-value="http://dbpedia.org/property/period" calcext:value-type="string">
            <text:p>http://dbpedia.org/property/period</text:p>
          </table:table-cell>
          <table:table-cell office:value-type="string" calcext:value-type="string">
            <text:p>period</text:p>
          </table:table-cell>
          <table:table-cell table:number-columns-repeated="2"/>
          <table:table-cell office:value-type="string" calcext:value-type="string">
            <text:p>a celestial body has period 1.2970173600000001E8</text:p>
          </table:table-cell>
          <table:table-cell office:value-type="string" calcext:value-type="string">
            <text:p>an agent has period 1986</text:p>
          </table:table-cell>
          <table:table-cell table:style-name="ce20" table:formula="of:=HYPERLINK(&quot;http://goo.gl/NWmOi5&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fossilRange&quot;)" office:value-type="string" office:string-value="http://dbpedia.org/property/fossilRange" calcext:value-type="string">
            <text:p>http://dbpedia.org/property/fossilRange</text:p>
          </table:table-cell>
          <table:table-cell office:value-type="string" calcext:value-type="string">
            <text:p>fossilRange</text:p>
          </table:table-cell>
          <table:table-cell table:number-columns-repeated="2"/>
          <table:table-cell office:value-type="string" calcext:value-type="string">
            <text:p>an animal has fossil range Middle Miocene to Recent</text:p>
          </table:table-cell>
          <table:table-cell office:value-type="string" calcext:value-type="string">
            <text:p>an animal has fossil range Miocene</text:p>
          </table:table-cell>
          <table:table-cell table:style-name="ce20" table:formula="of:=HYPERLINK(&quot;http://goo.gl/94pL7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oldestFossil&quot;)" office:value-type="string" office:string-value="http://dbpedia.org/property/oldestFossil" calcext:value-type="string">
            <text:p>http://dbpedia.org/property/oldestFossil</text:p>
          </table:table-cell>
          <table:table-cell office:value-type="string" calcext:value-type="string">
            <text:p>oldestFossil</text:p>
          </table:table-cell>
          <table:table-cell table:number-columns-repeated="2"/>
          <table:table-cell office:value-type="string" calcext:value-type="string">
            <text:p>an agent has oldest fossil Ediacaran</text:p>
          </table:table-cell>
          <table:table-cell office:value-type="string" calcext:value-type="string">
            <text:p>an animal has oldest fossil Late Jurassic</text:p>
          </table:table-cell>
          <table:table-cell table:style-name="ce20" table:formula="of:=HYPERLINK(&quot;http://goo.gl/6kSglU&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xtinct&quot;)" office:value-type="string" office:string-value="http://dbpedia.org/property/extinct" calcext:value-type="string">
            <text:p>http://dbpedia.org/property/extinct</text:p>
          </table:table-cell>
          <table:table-cell office:value-type="string" calcext:value-type="string">
            <text:p>extinct</text:p>
          </table:table-cell>
          <table:table-cell table:number-columns-repeated="2"/>
          <table:table-cell office:value-type="string" calcext:value-type="string">
            <text:p>a species has extinct by 1778</text:p>
          </table:table-cell>
          <table:table-cell office:value-type="string" calcext:value-type="string">
            <text:p>an animal has extinct 1895</text:p>
          </table:table-cell>
          <table:table-cell table:style-name="ce20" table:formula="of:=HYPERLINK(&quot;http://goo.gl/ZCScda&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youngestFossil&quot;)" office:value-type="string" office:string-value="http://dbpedia.org/property/youngestFossil" calcext:value-type="string">
            <text:p>http://dbpedia.org/property/youngestFossil</text:p>
          </table:table-cell>
          <table:table-cell table:style-name="ce16" office:value-type="string" calcext:value-type="string">
            <text:p>youngestFossil</text:p>
          </table:table-cell>
          <table:table-cell table:style-name="ce16" table:number-columns-repeated="2"/>
          <table:table-cell table:style-name="ce16" office:value-type="string" calcext:value-type="string">
            <text:p>a species has youngest fossil Middle Cambrian</text:p>
          </table:table-cell>
          <table:table-cell table:style-name="ce16" office:value-type="string" calcext:value-type="string">
            <text:p>an animal has youngest fossil Early Jurassic</text:p>
          </table:table-cell>
          <table:table-cell table:style-name="ce25" table:formula="of:=HYPERLINK(&quot;http://goo.gl/riEPjS&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991851157" calcext:value-type="float">
            <text:p>991851157</text:p>
          </table:table-cell>
          <table:table-cell office:value-type="string" calcext:value-type="string">
            <text:p>basketball player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Argentina</text:p>
          </table:table-cell>
          <table:table-cell table:style-name="ce13" office:value-type="string" calcext:value-type="string">
            <text:p>Australia</text:p>
          </table:table-cell>
          <table:table-cell table:style-name="ce13" office:value-type="string" calcext:value-type="string">
            <text:p>Bahamas</text:p>
          </table:table-cell>
          <table:table-cell table:style-name="ce13" office:value-type="string" calcext:value-type="string">
            <text:p>Belgium</text:p>
          </table:table-cell>
          <table:table-cell table:style-name="ce13" office:value-type="string" calcext:value-type="string">
            <text:p>Belize</text:p>
          </table:table-cell>
          <table:table-cell table:style-name="ce13"/>
          <table:table-cell table:style-name="ce22"/>
          <table:table-cell table:number-columns-repeated="1017"/>
        </table:table-row>
        <table:table-row table:style-name="ro1">
          <table:table-cell table:style-name="ce5" office:value-type="string" calcext:value-type="string">
            <text:p>Bosnia and Herzegovina</text:p>
          </table:table-cell>
          <table:table-cell table:style-name="ce13" office:value-type="string" calcext:value-type="string">
            <text:p>Brazil</text:p>
          </table:table-cell>
          <table:table-cell table:style-name="ce13" office:value-type="string" calcext:value-type="string">
            <text:p>Bulgaria</text:p>
          </table:table-cell>
          <table:table-cell table:style-name="ce13" office:value-type="string" calcext:value-type="string">
            <text:p>Cameroon</text:p>
          </table:table-cell>
          <table:table-cell table:style-name="ce13" office:value-type="string" calcext:value-type="string">
            <text:p>Canada</text:p>
          </table:table-cell>
          <table:table-cell table:style-name="ce13"/>
          <table:table-cell table:style-name="ce22"/>
          <table:table-cell table:number-columns-repeated="1017"/>
        </table:table-row>
        <table:table-row table:style-name="ro1">
          <table:table-cell table:style-name="ce5" office:value-type="string" calcext:value-type="string">
            <text:p>China</text:p>
          </table:table-cell>
          <table:table-cell table:style-name="ce13" office:value-type="string" calcext:value-type="string">
            <text:p>Croatia</text:p>
          </table:table-cell>
          <table:table-cell table:style-name="ce13" office:value-type="string" calcext:value-type="string">
            <text:p>Cuba</text:p>
          </table:table-cell>
          <table:table-cell table:style-name="ce13" office:value-type="string" calcext:value-type="string">
            <text:p>Czech Republic</text:p>
          </table:table-cell>
          <table:table-cell table:style-name="ce13" office:value-type="string" calcext:value-type="string">
            <text:p>Democratic Republic of the Congo</text:p>
          </table:table-cell>
          <table:table-cell table:style-name="ce13"/>
          <table:table-cell table:style-name="ce22"/>
          <table:table-cell table:number-columns-repeated="1017"/>
        </table:table-row>
        <table:table-row table:style-name="ro1">
          <table:table-cell table:style-name="ce5" office:value-type="string" calcext:value-type="string">
            <text:p>Dominica</text:p>
          </table:table-cell>
          <table:table-cell table:style-name="ce13" office:value-type="string" calcext:value-type="string">
            <text:p>Dominican Republic</text:p>
          </table:table-cell>
          <table:table-cell table:style-name="ce13" office:value-type="string" calcext:value-type="string">
            <text:p>Estonia</text:p>
          </table:table-cell>
          <table:table-cell table:style-name="ce13" office:value-type="string" calcext:value-type="string">
            <text:p>Finland</text:p>
          </table:table-cell>
          <table:table-cell table:style-name="ce13" office:value-type="string" calcext:value-type="string">
            <text:p>France</text:p>
          </table:table-cell>
          <table:table-cell table:style-name="ce13"/>
          <table:table-cell table:style-name="ce22"/>
          <table:table-cell table:number-columns-repeated="1017"/>
        </table:table-row>
        <table:table-row table:style-name="ro1">
          <table:table-cell table:style-name="ce5" office:value-type="string" calcext:value-type="string">
            <text:p>Gabon</text:p>
          </table:table-cell>
          <table:table-cell table:style-name="ce13" office:value-type="string" calcext:value-type="string">
            <text:p>Georgia</text:p>
          </table:table-cell>
          <table:table-cell table:style-name="ce13" office:value-type="string" calcext:value-type="string">
            <text:p>Germany</text:p>
          </table:table-cell>
          <table:table-cell table:style-name="ce13" office:value-type="string" calcext:value-type="string">
            <text:p>Great Britain  England</text:p>
          </table:table-cell>
          <table:table-cell table:style-name="ce13" office:value-type="string" calcext:value-type="string">
            <text:p>Great Britain  Scotland</text:p>
          </table:table-cell>
          <table:table-cell table:style-name="ce13"/>
          <table:table-cell table:style-name="ce22"/>
          <table:table-cell table:number-columns-repeated="1017"/>
        </table:table-row>
        <table:table-row table:style-name="ro1">
          <table:table-cell table:style-name="ce5" office:value-type="string" calcext:value-type="string">
            <text:p>Greece</text:p>
          </table:table-cell>
          <table:table-cell table:style-name="ce13" office:value-type="string" calcext:value-type="string">
            <text:p>Guyana</text:p>
          </table:table-cell>
          <table:table-cell table:style-name="ce13" office:value-type="string" calcext:value-type="string">
            <text:p>Haiti</text:p>
          </table:table-cell>
          <table:table-cell table:style-name="ce13" office:value-type="string" calcext:value-type="string">
            <text:p>Hungary</text:p>
          </table:table-cell>
          <table:table-cell table:style-name="ce13" office:value-type="string" calcext:value-type="string">
            <text:p>Iceland</text:p>
          </table:table-cell>
          <table:table-cell table:style-name="ce13"/>
          <table:table-cell table:style-name="ce22"/>
          <table:table-cell table:number-columns-repeated="1017"/>
        </table:table-row>
        <table:table-row table:style-name="ro1">
          <table:table-cell table:style-name="ce5" office:value-type="string" calcext:value-type="string">
            <text:p>Iran</text:p>
          </table:table-cell>
          <table:table-cell table:style-name="ce13" office:value-type="string" calcext:value-type="string">
            <text:p>Ireland</text:p>
          </table:table-cell>
          <table:table-cell table:style-name="ce13" office:value-type="string" calcext:value-type="string">
            <text:p>Israel</text:p>
          </table:table-cell>
          <table:table-cell table:style-name="ce13" office:value-type="string" calcext:value-type="string">
            <text:p>Italy</text:p>
          </table:table-cell>
          <table:table-cell table:style-name="ce13" office:value-type="string" calcext:value-type="string">
            <text:p>Jamaica</text:p>
          </table:table-cell>
          <table:table-cell table:style-name="ce13"/>
          <table:table-cell table:style-name="ce22"/>
          <table:table-cell table:number-columns-repeated="1017"/>
        </table:table-row>
        <table:table-row table:style-name="ro1">
          <table:table-cell table:style-name="ce5" office:value-type="string" calcext:value-type="string">
            <text:p>Japan</text:p>
          </table:table-cell>
          <table:table-cell table:style-name="ce13" office:value-type="string" calcext:value-type="string">
            <text:p>Latvia</text:p>
          </table:table-cell>
          <table:table-cell table:style-name="ce13" office:value-type="string" calcext:value-type="string">
            <text:p>Lebanon</text:p>
          </table:table-cell>
          <table:table-cell table:style-name="ce13" office:value-type="string" calcext:value-type="string">
            <text:p>Libya</text:p>
          </table:table-cell>
          <table:table-cell table:style-name="ce13" office:value-type="string" calcext:value-type="string">
            <text:p>Lithuania</text:p>
          </table:table-cell>
          <table:table-cell table:style-name="ce13"/>
          <table:table-cell table:style-name="ce22"/>
          <table:table-cell table:number-columns-repeated="1017"/>
        </table:table-row>
        <table:table-row table:style-name="ro1">
          <table:table-cell table:style-name="ce5" office:value-type="string" calcext:value-type="string">
            <text:p>Macedonia</text:p>
          </table:table-cell>
          <table:table-cell table:style-name="ce13" office:value-type="string" calcext:value-type="string">
            <text:p>Mali</text:p>
          </table:table-cell>
          <table:table-cell table:style-name="ce13" office:value-type="string" calcext:value-type="string">
            <text:p>Mexico</text:p>
          </table:table-cell>
          <table:table-cell table:style-name="ce13" office:value-type="string" calcext:value-type="string">
            <text:p>Montenegro</text:p>
          </table:table-cell>
          <table:table-cell table:style-name="ce13" office:value-type="string" calcext:value-type="string">
            <text:p>Netherlands</text:p>
          </table:table-cell>
          <table:table-cell table:style-name="ce13"/>
          <table:table-cell table:style-name="ce22"/>
          <table:table-cell table:number-columns-repeated="1017"/>
        </table:table-row>
        <table:table-row table:style-name="ro1">
          <table:table-cell table:style-name="ce5" office:value-type="string" calcext:value-type="string">
            <text:p>New Zealand</text:p>
          </table:table-cell>
          <table:table-cell table:style-name="ce13" office:value-type="string" calcext:value-type="string">
            <text:p>Nigeria</text:p>
          </table:table-cell>
          <table:table-cell table:style-name="ce13" office:value-type="string" calcext:value-type="string">
            <text:p>Norway</text:p>
          </table:table-cell>
          <table:table-cell table:style-name="ce13" office:value-type="string" calcext:value-type="string">
            <text:p>Panama</text:p>
          </table:table-cell>
          <table:table-cell table:style-name="ce13" office:value-type="string" calcext:value-type="string">
            <text:p>Poland</text:p>
          </table:table-cell>
          <table:table-cell table:style-name="ce13"/>
          <table:table-cell table:style-name="ce22"/>
          <table:table-cell table:number-columns-repeated="1017"/>
        </table:table-row>
        <table:table-row table:style-name="ro1">
          <table:table-cell table:style-name="ce5" office:value-type="string" calcext:value-type="string">
            <text:p>Puerto Rico</text:p>
          </table:table-cell>
          <table:table-cell table:style-name="ce13" office:value-type="string" calcext:value-type="string">
            <text:p>Qatar</text:p>
          </table:table-cell>
          <table:table-cell table:style-name="ce13" office:value-type="string" calcext:value-type="string">
            <text:p>Romania</text:p>
          </table:table-cell>
          <table:table-cell table:style-name="ce13" office:value-type="string" calcext:value-type="string">
            <text:p>Russia</text:p>
          </table:table-cell>
          <table:table-cell table:style-name="ce13" office:value-type="string" calcext:value-type="string">
            <text:p>Senegal</text:p>
          </table:table-cell>
          <table:table-cell table:style-name="ce13"/>
          <table:table-cell table:style-name="ce22"/>
          <table:table-cell table:number-columns-repeated="1017"/>
        </table:table-row>
        <table:table-row table:style-name="ro1">
          <table:table-cell table:style-name="ce5" office:value-type="string" calcext:value-type="string">
            <text:p>Serbia</text:p>
          </table:table-cell>
          <table:table-cell table:style-name="ce13" office:value-type="string" calcext:value-type="string">
            <text:p>Slovakia</text:p>
          </table:table-cell>
          <table:table-cell table:style-name="ce13" office:value-type="string" calcext:value-type="string">
            <text:p>Slovenia</text:p>
          </table:table-cell>
          <table:table-cell table:style-name="ce13" office:value-type="string" calcext:value-type="string">
            <text:p>South Korea</text:p>
          </table:table-cell>
          <table:table-cell table:style-name="ce13" office:value-type="string" calcext:value-type="string">
            <text:p>South Sudan</text:p>
          </table:table-cell>
          <table:table-cell table:style-name="ce13"/>
          <table:table-cell table:style-name="ce22"/>
          <table:table-cell table:number-columns-repeated="1017"/>
        </table:table-row>
        <table:table-row table:style-name="ro1">
          <table:table-cell table:style-name="ce5" office:value-type="string" calcext:value-type="string">
            <text:p>Spain</text:p>
          </table:table-cell>
          <table:table-cell table:style-name="ce13" office:value-type="string" calcext:value-type="string">
            <text:p>Sudan</text:p>
          </table:table-cell>
          <table:table-cell table:style-name="ce13" office:value-type="string" calcext:value-type="string">
            <text:p>Sweden</text:p>
          </table:table-cell>
          <table:table-cell table:style-name="ce13" office:value-type="string" calcext:value-type="string">
            <text:p>Switzerland</text:p>
          </table:table-cell>
          <table:table-cell table:style-name="ce13" office:value-type="string" calcext:value-type="string">
            <text:p>Tanzania</text:p>
          </table:table-cell>
          <table:table-cell table:style-name="ce13"/>
          <table:table-cell table:style-name="ce22"/>
          <table:table-cell table:number-columns-repeated="1017"/>
        </table:table-row>
        <table:table-row table:style-name="ro1">
          <table:table-cell table:style-name="ce5" office:value-type="string" calcext:value-type="string">
            <text:p>Trinidad and Tobago</text:p>
          </table:table-cell>
          <table:table-cell table:style-name="ce13" office:value-type="string" calcext:value-type="string">
            <text:p>Turkey</text:p>
          </table:table-cell>
          <table:table-cell table:style-name="ce13" office:value-type="string" calcext:value-type="string">
            <text:p>Ukraine</text:p>
          </table:table-cell>
          <table:table-cell table:style-name="ce13" office:value-type="string" calcext:value-type="string">
            <text:p>United States</text:p>
          </table:table-cell>
          <table:table-cell table:style-name="ce13" office:value-type="string" calcext:value-type="string">
            <text:p>Uruguay</text:p>
          </table:table-cell>
          <table:table-cell table:style-name="ce13"/>
          <table:table-cell table:style-name="ce22"/>
          <table:table-cell table:number-columns-repeated="1017"/>
        </table:table-row>
        <table:table-row table:style-name="ro1">
          <table:table-cell table:style-name="ce5" office:value-type="string" calcext:value-type="string">
            <text:p>U.S. Virgin Islands</text:p>
          </table:table-cell>
          <table:table-cell table:style-name="ce13" office:value-type="string" calcext:value-type="string">
            <text:p>Venezuela</text:p>
          </table:table-cell>
          <table:table-cell table:style-name="ce13" table:number-columns-repeated="4"/>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placeOfBirth&quot;)" office:value-type="string" office:string-value="http://dbpedia.org/property/placeOfBirth" calcext:value-type="string">
            <text:p>http://dbpedia.org/property/placeOfBirth</text:p>
          </table:table-cell>
          <table:table-cell office:value-type="string" calcext:value-type="string">
            <text:p>placeOfBirth</text:p>
          </table:table-cell>
          <table:table-cell table:number-columns-repeated="2"/>
          <table:table-cell office:value-type="string" calcext:value-type="string">
            <text:p>a prime minister has PLACE OF BIRTH Le Cateau-Cambr%C3%A9sis (an entity of type place)</text:p>
          </table:table-cell>
          <table:table-cell office:value-type="string" calcext:value-type="string">
            <text:p>a person has PLACE OF BIRTH Budapest (an entity of type populated place)</text:p>
          </table:table-cell>
          <table:table-cell table:style-name="ce20" table:formula="of:=HYPERLINK(&quot;http://goo.gl/EzIrv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birthPlace&quot;)" office:value-type="string" office:string-value="http://dbpedia.org/property/birthPlace" calcext:value-type="string">
            <text:p>http://dbpedia.org/property/birthPlace</text:p>
          </table:table-cell>
          <table:table-cell office:value-type="string" calcext:value-type="string">
            <text:p>birthPlace</text:p>
          </table:table-cell>
          <table:table-cell table:number-columns-repeated="2"/>
          <table:table-cell office:value-type="string" calcext:value-type="string">
            <text:p>a person has birth place Guatemala (an entity of type country)</text:p>
          </table:table-cell>
          <table:table-cell office:value-type="string" calcext:value-type="string">
            <text:p>a person has birth place Kingdom of Hungary (1920%E2%80%931946) (an entity of type place)</text:p>
          </table:table-cell>
          <table:table-cell table:style-name="ce20" table:formula="of:=HYPERLINK(&quot;http://goo.gl/q9T4X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team&quot;)" office:value-type="string" office:string-value="http://dbpedia.org/ontology/team" calcext:value-type="string">
            <text:p>http://dbpedia.org/ontology/team</text:p>
          </table:table-cell>
          <table:table-cell office:value-type="string" calcext:value-type="string">
            <text:p>team</text:p>
          </table:table-cell>
          <table:table-cell table:number-columns-repeated="2"/>
          <table:table-cell office:value-type="string" calcext:value-type="string">
            <text:p>a soccer player has team Paraguay national football team (an entity of type sports team)</text:p>
          </table:table-cell>
          <table:table-cell office:value-type="string" calcext:value-type="string">
            <text:p>an athlete has team Rosario Central (an entity of type agent)</text:p>
          </table:table-cell>
          <table:table-cell table:style-name="ce20" table:formula="of:=HYPERLINK(&quot;http://goo.gl/frQusq&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birthPlace&quot;)" office:value-type="string" office:string-value="http://dbpedia.org/ontology/birthPlace" calcext:value-type="string">
            <text:p>http://dbpedia.org/ontology/birthPlace</text:p>
          </table:table-cell>
          <table:table-cell office:value-type="string" calcext:value-type="string">
            <text:p>birthPlace</text:p>
          </table:table-cell>
          <table:table-cell table:number-columns-repeated="2"/>
          <table:table-cell office:value-type="string" calcext:value-type="string">
            <text:p>a person has birth place Seferihisar (an entity of type municipality)</text:p>
          </table:table-cell>
          <table:table-cell office:value-type="string" calcext:value-type="string">
            <text:p>a British royalty has birth place Wessex (an entity of type country)</text:p>
          </table:table-cell>
          <table:table-cell table:style-name="ce20" table:formula="of:=HYPERLINK(&quot;http://goo.gl/og38dW&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ationalteam&quot;)" office:value-type="string" office:string-value="http://dbpedia.org/property/nationalteam" calcext:value-type="string">
            <text:p>http://dbpedia.org/property/nationalteam</text:p>
          </table:table-cell>
          <table:table-cell office:value-type="string" calcext:value-type="string">
            <text:p>nationalteam</text:p>
          </table:table-cell>
          <table:table-cell table:number-columns-repeated="2"/>
          <table:table-cell office:value-type="string" calcext:value-type="string">
            <text:p>an agent has nationalteam Northern Ireland national football team (an entity of type agent)</text:p>
          </table:table-cell>
          <table:table-cell office:value-type="string" calcext:value-type="string">
            <text:p>an agent has nationalteam Slovakia national football team (an entity of type soccer club)</text:p>
          </table:table-cell>
          <table:table-cell table:style-name="ce20" table:formula="of:=HYPERLINK(&quot;http://goo.gl/cW6B3z&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ountry&quot;)" office:value-type="string" office:string-value="http://dbpedia.org/property/country" calcext:value-type="string">
            <text:p>http://dbpedia.org/property/country</text:p>
          </table:table-cell>
          <table:table-cell office:value-type="string" calcext:value-type="string">
            <text:p>country</text:p>
          </table:table-cell>
          <table:table-cell table:number-columns-repeated="2"/>
          <table:table-cell office:value-type="string" calcext:value-type="string">
            <text:p>a building has country Czech Republic</text:p>
          </table:table-cell>
          <table:table-cell office:value-type="string" calcext:value-type="string">
            <text:p>a Grand Prix has country Monaco</text:p>
          </table:table-cell>
          <table:table-cell table:style-name="ce20" table:formula="of:=HYPERLINK(&quot;http://goo.gl/4OKNh3&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nationality&quot;)" office:value-type="string" office:string-value="http://dbpedia.org/ontology/nationality" calcext:value-type="string">
            <text:p>http://dbpedia.org/ontology/nationality</text:p>
          </table:table-cell>
          <table:table-cell office:value-type="string" calcext:value-type="string">
            <text:p>nationality</text:p>
          </table:table-cell>
          <table:table-cell table:number-columns-repeated="2"/>
          <table:table-cell office:value-type="string" calcext:value-type="string">
            <text:p>an agent has nationality Germany (an entity of type country)</text:p>
          </table:table-cell>
          <table:table-cell office:value-type="string" calcext:value-type="string">
            <text:p>an agent has nationality Netherlands (an entity of type place)</text:p>
          </table:table-cell>
          <table:table-cell table:style-name="ce20" table:formula="of:=HYPERLINK(&quot;http://goo.gl/lPYQVp&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deathPlace&quot;)" office:value-type="string" office:string-value="http://dbpedia.org/ontology/deathPlace" calcext:value-type="string">
            <text:p>http://dbpedia.org/ontology/deathPlace</text:p>
          </table:table-cell>
          <table:table-cell office:value-type="string" calcext:value-type="string">
            <text:p>deathPlace</text:p>
          </table:table-cell>
          <table:table-cell table:number-columns-repeated="2"/>
          <table:table-cell office:value-type="string" calcext:value-type="string">
            <text:p>a person has death place Budapest (an entity of type city)</text:p>
          </table:table-cell>
          <table:table-cell office:value-type="string" calcext:value-type="string">
            <text:p>a person has death place Quebec (an entity of type place)</text:p>
          </table:table-cell>
          <table:table-cell table:style-name="ce20" table:formula="of:=HYPERLINK(&quot;http://goo.gl/g37tdI&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at&quot;)" office:value-type="string" office:string-value="http://dbpedia.org/property/nat" calcext:value-type="string">
            <text:p>http://dbpedia.org/property/nat</text:p>
          </table:table-cell>
          <table:table-cell office:value-type="string" calcext:value-type="string">
            <text:p>nat</text:p>
          </table:table-cell>
          <table:table-cell table:number-columns-repeated="2"/>
          <table:table-cell office:value-type="string" calcext:value-type="string">
            <text:p>a sports team has nat France</text:p>
          </table:table-cell>
          <table:table-cell office:value-type="string" calcext:value-type="string">
            <text:p>a sports team has nat DNK</text:p>
          </table:table-cell>
          <table:table-cell table:style-name="ce20" table:formula="of:=HYPERLINK(&quot;http://goo.gl/84A8pp&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country&quot;)" office:value-type="string" office:string-value="http://dbpedia.org/ontology/country" calcext:value-type="string">
            <text:p>http://dbpedia.org/ontology/country</text:p>
          </table:table-cell>
          <table:table-cell office:value-type="string" calcext:value-type="string">
            <text:p>country</text:p>
          </table:table-cell>
          <table:table-cell table:number-columns-repeated="2"/>
          <table:table-cell office:value-type="string" calcext:value-type="string">
            <text:p>a television station has country Czech Republic (an entity of type populated place)</text:p>
          </table:table-cell>
          <table:table-cell office:value-type="string" calcext:value-type="string">
            <text:p>a populated place has country France (an entity of type populated place)</text:p>
          </table:table-cell>
          <table:table-cell table:style-name="ce20" table:formula="of:=HYPERLINK(&quot;http://goo.gl/UwgP5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ationality&quot;)" office:value-type="string" office:string-value="http://dbpedia.org/property/nationality" calcext:value-type="string">
            <text:p>http://dbpedia.org/property/nationality</text:p>
          </table:table-cell>
          <table:table-cell office:value-type="string" calcext:value-type="string">
            <text:p>nationality</text:p>
          </table:table-cell>
          <table:table-cell table:number-columns-repeated="2"/>
          <table:table-cell office:value-type="string" calcext:value-type="string">
            <text:p>an agent has nationality Czech Republic (an entity of type populated place)</text:p>
          </table:table-cell>
          <table:table-cell office:value-type="string" calcext:value-type="string">
            <text:p>a person has nationality Iran (an entity of type place)</text:p>
          </table:table-cell>
          <table:table-cell table:style-name="ce20" table:formula="of:=HYPERLINK(&quot;http://goo.gl/1ymqr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team&quot;)" office:value-type="string" office:string-value="http://dbpedia.org/property/team" calcext:value-type="string">
            <text:p>http://dbpedia.org/property/team</text:p>
          </table:table-cell>
          <table:table-cell office:value-type="string" calcext:value-type="string">
            <text:p>team</text:p>
          </table:table-cell>
          <table:table-cell table:number-columns-repeated="2"/>
          <table:table-cell office:value-type="string" calcext:value-type="string">
            <text:p>a sports event has Team SV Sodingen (an entity of type sports team)</text:p>
          </table:table-cell>
          <table:table-cell office:value-type="string" calcext:value-type="string">
            <text:p>a soccer club season has Team U.C. Sampdoria (an entity of type agent)</text:p>
          </table:table-cell>
          <table:table-cell table:style-name="ce20" table:formula="of:=HYPERLINK(&quot;http://goo.gl/i7huq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hometown&quot;)" office:value-type="string" office:string-value="http://dbpedia.org/ontology/hometown" calcext:value-type="string">
            <text:p>http://dbpedia.org/ontology/hometown</text:p>
          </table:table-cell>
          <table:table-cell office:value-type="string" calcext:value-type="string">
            <text:p>hometown</text:p>
          </table:table-cell>
          <table:table-cell table:number-columns-repeated="2"/>
          <table:table-cell office:value-type="string" calcext:value-type="string">
            <text:p>an organisation has home town California (an entity of type populated place)</text:p>
          </table:table-cell>
          <table:table-cell office:value-type="string" calcext:value-type="string">
            <text:p>an agent has home town Omaha, Nebraska (an entity of type city)</text:p>
          </table:table-cell>
          <table:table-cell table:style-name="ce20" table:formula="of:=HYPERLINK(&quot;http://goo.gl/XOt5hL&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hometown&quot;)" office:value-type="string" office:string-value="http://dbpedia.org/property/hometown" calcext:value-type="string">
            <text:p>http://dbpedia.org/property/hometown</text:p>
          </table:table-cell>
          <table:table-cell office:value-type="string" calcext:value-type="string">
            <text:p>hometown</text:p>
          </table:table-cell>
          <table:table-cell table:number-columns-repeated="2"/>
          <table:table-cell office:value-type="string" calcext:value-type="string">
            <text:p>an athlete has hometown Istanbul (an entity of type populated place)</text:p>
          </table:table-cell>
          <table:table-cell office:value-type="string" calcext:value-type="string">
            <text:p>an agent has hometown Clarks Summit, Pennsylvania (an entity of type municipality)</text:p>
          </table:table-cell>
          <table:table-cell table:style-name="ce20" table:formula="of:=HYPERLINK(&quot;http://goo.gl/eJJ7zY&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nationalTeam&quot;)" office:value-type="string" office:string-value="http://dbpedia.org/ontology/nationalTeam" calcext:value-type="string">
            <text:p>http://dbpedia.org/ontology/nationalTeam</text:p>
          </table:table-cell>
          <table:table-cell office:value-type="string" calcext:value-type="string">
            <text:p>nationalTeam</text:p>
          </table:table-cell>
          <table:table-cell table:number-columns-repeated="2"/>
          <table:table-cell office:value-type="string" calcext:value-type="string">
            <text:p>a volleyball player has national team Brazil men's national volleyball team (an entity of type sports team)</text:p>
          </table:table-cell>
          <table:table-cell office:value-type="string" calcext:value-type="string">
            <text:p>an agent has national team Italy men's national volleyball team</text:p>
          </table:table-cell>
          <table:table-cell table:style-name="ce20" table:formula="of:=HYPERLINK(&quot;http://goo.gl/WERSYB&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stateOfOrigin&quot;)" office:value-type="string" office:string-value="http://dbpedia.org/ontology/stateOfOrigin" calcext:value-type="string">
            <text:p>http://dbpedia.org/ontology/stateOfOrigin</text:p>
          </table:table-cell>
          <table:table-cell office:value-type="string" calcext:value-type="string">
            <text:p>stateOfOrigin</text:p>
          </table:table-cell>
          <table:table-cell table:number-columns-repeated="2"/>
          <table:table-cell office:value-type="string" calcext:value-type="string">
            <text:p>an agent has state of origin Germany (an entity of type country)</text:p>
          </table:table-cell>
          <table:table-cell office:value-type="string" calcext:value-type="string">
            <text:p>an athlete has state of origin Czech Republic (an entity of type place)</text:p>
          </table:table-cell>
          <table:table-cell table:style-name="ce20" table:formula="of:=HYPERLINK(&quot;http://goo.gl/FshC5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tlTeam&quot;)" office:value-type="string" office:string-value="http://dbpedia.org/property/ntlTeam" calcext:value-type="string">
            <text:p>http://dbpedia.org/property/ntlTeam</text:p>
          </table:table-cell>
          <table:table-cell office:value-type="string" calcext:value-type="string">
            <text:p>ntlTeam</text:p>
          </table:table-cell>
          <table:table-cell table:number-columns-repeated="2"/>
          <table:table-cell office:value-type="string" calcext:value-type="string">
            <text:p>an athlete has ntl team SVK</text:p>
          </table:table-cell>
          <table:table-cell office:value-type="string" calcext:value-type="string">
            <text:p>an ice hockey player has ntl team GBR</text:p>
          </table:table-cell>
          <table:table-cell table:style-name="ce20" table:formula="of:=HYPERLINK(&quot;http://goo.gl/2p1l7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homecountry&quot;)" office:value-type="string" office:string-value="http://dbpedia.org/property/homecountry" calcext:value-type="string">
            <text:p>http://dbpedia.org/property/homecountry</text:p>
          </table:table-cell>
          <table:table-cell office:value-type="string" calcext:value-type="string">
            <text:p>homecountry</text:p>
          </table:table-cell>
          <table:table-cell table:number-columns-repeated="2"/>
          <table:table-cell office:value-type="string" calcext:value-type="string">
            <text:p>a darts player has homecountry United States</text:p>
          </table:table-cell>
          <table:table-cell office:value-type="string" calcext:value-type="string">
            <text:p>a person has homecountry Wales</text:p>
          </table:table-cell>
          <table:table-cell table:style-name="ce20" table:formula="of:=HYPERLINK(&quot;http://goo.gl/kfIJkQ&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eague&quot;)" office:value-type="string" office:string-value="http://dbpedia.org/property/league" calcext:value-type="string">
            <text:p>http://dbpedia.org/property/league</text:p>
          </table:table-cell>
          <table:table-cell office:value-type="string" calcext:value-type="string">
            <text:p>league</text:p>
          </table:table-cell>
          <table:table-cell table:number-columns-repeated="2"/>
          <table:table-cell office:value-type="string" calcext:value-type="string">
            <text:p>a soccer club has league Championnat de France amateur (an entity of type soccer league)</text:p>
          </table:table-cell>
          <table:table-cell office:value-type="string" calcext:value-type="string">
            <text:p>an organisation has league Danish Superliga (an entity of type organisation)</text:p>
          </table:table-cell>
          <table:table-cell table:style-name="ce20" table:formula="of:=HYPERLINK(&quot;http://goo.gl/umtrgQ&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league&quot;)" office:value-type="string" office:string-value="http://dbpedia.org/ontology/league" calcext:value-type="string">
            <text:p>http://dbpedia.org/ontology/league</text:p>
          </table:table-cell>
          <table:table-cell office:value-type="string" calcext:value-type="string">
            <text:p>league</text:p>
          </table:table-cell>
          <table:table-cell table:number-columns-repeated="2"/>
          <table:table-cell office:value-type="string" calcext:value-type="string">
            <text:p>a soccer club has league Verbandsliga Hessen-Nord (an entity of type agent)</text:p>
          </table:table-cell>
          <table:table-cell office:value-type="string" calcext:value-type="string">
            <text:p>a sports team has league Verbandsliga S%C3%BCdwest (an entity of type organisation)</text:p>
          </table:table-cell>
          <table:table-cell table:style-name="ce20" table:formula="of:=HYPERLINK(&quot;http://goo.gl/el40JA&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birthplace&quot;)" office:value-type="string" office:string-value="http://dbpedia.org/property/birthplace" calcext:value-type="string">
            <text:p>http://dbpedia.org/property/birthplace</text:p>
          </table:table-cell>
          <table:table-cell office:value-type="string" calcext:value-type="string">
            <text:p>birthplace</text:p>
          </table:table-cell>
          <table:table-cell table:number-columns-repeated="2"/>
          <table:table-cell office:value-type="string" calcext:value-type="string">
            <text:p>an athlete has birthplace Houston (an entity of type place)</text:p>
          </table:table-cell>
          <table:table-cell office:value-type="string" calcext:value-type="string">
            <text:p>an agent has birthplace Torrance, California (an entity of type place)</text:p>
          </table:table-cell>
          <table:table-cell table:style-name="ce20" table:formula="of:=HYPERLINK(&quot;http://goo.gl/DIsOm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layedFor&quot;)" office:value-type="string" office:string-value="http://dbpedia.org/property/playedFor" calcext:value-type="string">
            <text:p>http://dbpedia.org/property/playedFor</text:p>
          </table:table-cell>
          <table:table-cell office:value-type="string" calcext:value-type="string">
            <text:p>playedFor</text:p>
          </table:table-cell>
          <table:table-cell table:number-columns-repeated="2"/>
          <table:table-cell office:value-type="string" calcext:value-type="string">
            <text:p>an athlete has played for Detroit Red Wings (an entity of type hockey team)</text:p>
          </table:table-cell>
          <table:table-cell office:value-type="string" calcext:value-type="string">
            <text:p>a person has played for Anaheim Ducks (an entity of type hockey team)</text:p>
          </table:table-cell>
          <table:table-cell table:style-name="ce20" table:formula="of:=HYPERLINK(&quot;http://goo.gl/ePNGt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eagues&quot;)" office:value-type="string" office:string-value="http://dbpedia.org/property/leagues" calcext:value-type="string">
            <text:p>http://dbpedia.org/property/leagues</text:p>
          </table:table-cell>
          <table:table-cell office:value-type="string" calcext:value-type="string">
            <text:p>leagues</text:p>
          </table:table-cell>
          <table:table-cell table:number-columns-repeated="2"/>
          <table:table-cell office:value-type="string" calcext:value-type="string">
            <text:p>an organisation has leagues Liga Espa%C3%B1ola de Baloncesto (an entity of type agent)</text:p>
          </table:table-cell>
          <table:table-cell office:value-type="string" calcext:value-type="string">
            <text:p>an agent has leagues Euroleague Basketball (an entity of type agent)</text:p>
          </table:table-cell>
          <table:table-cell table:style-name="ce20" table:formula="of:=HYPERLINK(&quot;http://goo.gl/2s95xL&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ationalteams&quot;)" office:value-type="string" office:string-value="http://dbpedia.org/property/nationalteams" calcext:value-type="string">
            <text:p>http://dbpedia.org/property/nationalteams</text:p>
          </table:table-cell>
          <table:table-cell office:value-type="string" calcext:value-type="string">
            <text:p>nationalteams</text:p>
          </table:table-cell>
          <table:table-cell table:number-columns-repeated="2"/>
          <table:table-cell office:value-type="string" calcext:value-type="string">
            <text:p>a person has nationalteams India national under-23 football team (an entity of type soccer club)</text:p>
          </table:table-cell>
          <table:table-cell office:value-type="string" calcext:value-type="string">
            <text:p>a soccer player has nationalteams Kosovo</text:p>
          </table:table-cell>
          <table:table-cell table:style-name="ce20" table:formula="of:=HYPERLINK(&quot;http://goo.gl/PYzxjC&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layerTeams&quot;)" office:value-type="string" office:string-value="http://dbpedia.org/property/playerTeams" calcext:value-type="string">
            <text:p>http://dbpedia.org/property/playerTeams</text:p>
          </table:table-cell>
          <table:table-cell office:value-type="string" calcext:value-type="string">
            <text:p>playerTeams</text:p>
          </table:table-cell>
          <table:table-cell table:number-columns-repeated="2"/>
          <table:table-cell office:value-type="string" calcext:value-type="string">
            <text:p>a person has player teams New York Knicks (an entity of type organisation)</text:p>
          </table:table-cell>
          <table:table-cell office:value-type="string" calcext:value-type="string">
            <text:p>a college coach has player teams New England Patriots (an entity of type american football team)</text:p>
          </table:table-cell>
          <table:table-cell table:style-name="ce20" table:formula="of:=HYPERLINK(&quot;http://goo.gl/Sy1LJJ&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ountryRepresented&quot;)" office:value-type="string" office:string-value="http://dbpedia.org/property/countryRepresented" calcext:value-type="string">
            <text:p>http://dbpedia.org/property/countryRepresented</text:p>
          </table:table-cell>
          <table:table-cell office:value-type="string" calcext:value-type="string">
            <text:p>countryRepresented</text:p>
          </table:table-cell>
          <table:table-cell table:number-columns-repeated="2"/>
          <table:table-cell office:value-type="string" calcext:value-type="string">
            <text:p>an athlete has country represented Argentina (an entity of type populated place)</text:p>
          </table:table-cell>
          <table:table-cell office:value-type="string" calcext:value-type="string">
            <text:p>a tennis player has country represented 1995</text:p>
          </table:table-cell>
          <table:table-cell table:style-name="ce20" table:formula="of:=HYPERLINK(&quot;http://goo.gl/sjDkX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itizenship&quot;)" office:value-type="string" office:string-value="http://dbpedia.org/property/citizenship" calcext:value-type="string">
            <text:p>http://dbpedia.org/property/citizenship</text:p>
          </table:table-cell>
          <table:table-cell office:value-type="string" calcext:value-type="string">
            <text:p>citizenship</text:p>
          </table:table-cell>
          <table:table-cell table:number-columns-repeated="2"/>
          <table:table-cell office:value-type="string" calcext:value-type="string">
            <text:p>an agent has citizenship United States (an entity of type place)</text:p>
          </table:table-cell>
          <table:table-cell office:value-type="string" calcext:value-type="string">
            <text:p>an agent has citizenship French, American</text:p>
          </table:table-cell>
          <table:table-cell table:style-name="ce20" table:formula="of:=HYPERLINK(&quot;http://goo.gl/xMtZrW&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countryofbirth&quot;)" office:value-type="string" office:string-value="http://dbpedia.org/property/countryofbirth" calcext:value-type="string">
            <text:p>http://dbpedia.org/property/countryofbirth</text:p>
          </table:table-cell>
          <table:table-cell table:style-name="ce16" office:value-type="string" calcext:value-type="string">
            <text:p>countryofbirth</text:p>
          </table:table-cell>
          <table:table-cell table:style-name="ce16" table:number-columns-repeated="2"/>
          <table:table-cell table:style-name="ce16" office:value-type="string" calcext:value-type="string">
            <text:p>a person has countryofbirth Denmark (an entity of type place)</text:p>
          </table:table-cell>
          <table:table-cell table:style-name="ce16" office:value-type="string" calcext:value-type="string">
            <text:p>a person has countryofbirth Bangladesh (an entity of type populated place)</text:p>
          </table:table-cell>
          <table:table-cell table:style-name="ce25" table:formula="of:=HYPERLINK(&quot;http://goo.gl/sjwPX5&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300152499" calcext:value-type="float">
            <text:p>1300152499</text:p>
          </table:table-cell>
          <table:table-cell office:value-type="string" calcext:value-type="string">
            <text:p>basketball player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Center</text:p>
          </table:table-cell>
          <table:table-cell table:style-name="ce13" office:value-type="string" calcext:value-type="string">
            <text:p>Center/Forward</text:p>
          </table:table-cell>
          <table:table-cell table:style-name="ce13" office:value-type="string" calcext:value-type="string">
            <text:p>Forward</text:p>
          </table:table-cell>
          <table:table-cell table:style-name="ce13" office:value-type="string" calcext:value-type="string">
            <text:p>Forward/Center</text:p>
          </table:table-cell>
          <table:table-cell table:style-name="ce13" office:value-type="string" calcext:value-type="string">
            <text:p>Forward/Guard</text:p>
          </table:table-cell>
          <table:table-cell table:style-name="ce13"/>
          <table:table-cell table:style-name="ce22"/>
          <table:table-cell table:number-columns-repeated="1017"/>
        </table:table-row>
        <table:table-row table:style-name="ro1">
          <table:table-cell table:style-name="ce5" office:value-type="string" calcext:value-type="string">
            <text:p>Guard</text:p>
          </table:table-cell>
          <table:table-cell table:style-name="ce13" office:value-type="string" calcext:value-type="string">
            <text:p>Guard/Forward</text:p>
          </table:table-cell>
          <table:table-cell table:style-name="ce13" table:number-columns-repeated="4"/>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pos&quot;)" office:value-type="string" office:string-value="http://dbpedia.org/property/pos" calcext:value-type="string">
            <text:p>http://dbpedia.org/property/pos</text:p>
          </table:table-cell>
          <table:table-cell office:value-type="string" calcext:value-type="string">
            <text:p>pos</text:p>
          </table:table-cell>
          <table:table-cell table:number-columns-repeated="2"/>
          <table:table-cell office:value-type="string" calcext:value-type="string">
            <text:p>a place has pos 24</text:p>
          </table:table-cell>
          <table:table-cell office:value-type="string" calcext:value-type="string">
            <text:p>a populated place has pos 14</text:p>
          </table:table-cell>
          <table:table-cell table:style-name="ce20" table:formula="of:=HYPERLINK(&quot;http://goo.gl/Xo4aj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position&quot;)" office:value-type="string" office:string-value="http://dbpedia.org/ontology/position" calcext:value-type="string">
            <text:p>http://dbpedia.org/ontology/position</text:p>
          </table:table-cell>
          <table:table-cell office:value-type="string" calcext:value-type="string">
            <text:p>position</text:p>
          </table:table-cell>
          <table:table-cell table:number-columns-repeated="2"/>
          <table:table-cell office:value-type="string" calcext:value-type="string">
            <text:p>a soccer player has position Left-back</text:p>
          </table:table-cell>
          <table:table-cell office:value-type="string" calcext:value-type="string">
            <text:p>a person has position Left Wing</text:p>
          </table:table-cell>
          <table:table-cell table:style-name="ce20" table:formula="of:=HYPERLINK(&quot;http://goo.gl/l0vaHD&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osition&quot;)" office:value-type="string" office:string-value="http://dbpedia.org/property/position" calcext:value-type="string">
            <text:p>http://dbpedia.org/property/position</text:p>
          </table:table-cell>
          <table:table-cell office:value-type="string" calcext:value-type="string">
            <text:p>position</text:p>
          </table:table-cell>
          <table:table-cell table:number-columns-repeated="2"/>
          <table:table-cell office:value-type="string" calcext:value-type="string">
            <text:p>a sports team has position Hessenliga (an entity of type sports league)</text:p>
          </table:table-cell>
          <table:table-cell office:value-type="string" calcext:value-type="string">
            <text:p>an organisation has position Left-wing and Center-left</text:p>
          </table:table-cell>
          <table:table-cell table:style-name="ce20" table:formula="of:=HYPERLINK(&quot;http://goo.gl/jYf8Od&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layerPositions&quot;)" office:value-type="string" office:string-value="http://dbpedia.org/property/playerPositions" calcext:value-type="string">
            <text:p>http://dbpedia.org/property/playerPositions</text:p>
          </table:table-cell>
          <table:table-cell office:value-type="string" calcext:value-type="string">
            <text:p>playerPositions</text:p>
          </table:table-cell>
          <table:table-cell table:number-columns-repeated="2"/>
          <table:table-cell office:value-type="string" calcext:value-type="string">
            <text:p>a person has player positions American football positions</text:p>
          </table:table-cell>
          <table:table-cell office:value-type="string" calcext:value-type="string">
            <text:p>an agent has player positions Punter (football)</text:p>
          </table:table-cell>
          <table:table-cell table:style-name="ce20" table:formula="of:=HYPERLINK(&quot;http://goo.gl/f71nkc&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urrentpositionplain&quot;)" office:value-type="string" office:string-value="http://dbpedia.org/property/currentpositionplain" calcext:value-type="string">
            <text:p>http://dbpedia.org/property/currentpositionplain</text:p>
          </table:table-cell>
          <table:table-cell office:value-type="string" calcext:value-type="string">
            <text:p>currentpositionplain</text:p>
          </table:table-cell>
          <table:table-cell table:number-columns-repeated="2"/>
          <table:table-cell office:value-type="string" calcext:value-type="string">
            <text:p>a gridiron football player has currentpositionplain Halfback (American football)</text:p>
          </table:table-cell>
          <table:table-cell office:value-type="string" calcext:value-type="string">
            <text:p>a person has currentpositionplain Safety (American and Canadian football position)</text:p>
          </table:table-cell>
          <table:table-cell table:style-name="ce20" table:formula="of:=HYPERLINK(&quot;http://goo.gl/qFU9A2&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icpositionh&quot;)" office:value-type="string" office:string-value="http://dbpedia.org/property/icpositionh" calcext:value-type="string">
            <text:p>http://dbpedia.org/property/icpositionh</text:p>
          </table:table-cell>
          <table:table-cell office:value-type="string" calcext:value-type="string">
            <text:p>icpositionh</text:p>
          </table:table-cell>
          <table:table-cell table:number-columns-repeated="2"/>
          <table:table-cell office:value-type="string" calcext:value-type="string">
            <text:p>an agent has icpositionh Full-forward</text:p>
          </table:table-cell>
          <table:table-cell office:value-type="string" calcext:value-type="string">
            <text:p>a person has icpositionh Wing-Forward</text:p>
          </table:table-cell>
          <table:table-cell table:style-name="ce20" table:formula="of:=HYPERLINK(&quot;http://goo.gl/nriqCx&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icposition&quot;)" office:value-type="string" office:string-value="http://dbpedia.org/property/icposition" calcext:value-type="string">
            <text:p>http://dbpedia.org/property/icposition</text:p>
          </table:table-cell>
          <table:table-cell office:value-type="string" calcext:value-type="string">
            <text:p>icposition</text:p>
          </table:table-cell>
          <table:table-cell table:number-columns-repeated="2"/>
          <table:table-cell office:value-type="string" calcext:value-type="string">
            <text:p>an athlete has icposition Left corner-forward</text:p>
          </table:table-cell>
          <table:table-cell office:value-type="string" calcext:value-type="string">
            <text:p>an athlete has icposition Half Back, Midfielder</text:p>
          </table:table-cell>
          <table:table-cell table:style-name="ce20" table:formula="of:=HYPERLINK(&quot;http://goo.gl/VfhYh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layerPosition&quot;)" office:value-type="string" office:string-value="http://dbpedia.org/property/playerPosition" calcext:value-type="string">
            <text:p>http://dbpedia.org/property/playerPosition</text:p>
          </table:table-cell>
          <table:table-cell office:value-type="string" calcext:value-type="string">
            <text:p>playerPosition</text:p>
          </table:table-cell>
          <table:table-cell table:number-columns-repeated="2"/>
          <table:table-cell office:value-type="string" calcext:value-type="string">
            <text:p>a person has player position Quarterback</text:p>
          </table:table-cell>
          <table:table-cell office:value-type="string" calcext:value-type="string">
            <text:p>a college coach has player position Wide receiver</text:p>
          </table:table-cell>
          <table:table-cell table:style-name="ce20" table:formula="of:=HYPERLINK(&quot;http://goo.gl/HffVfe&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lpositionf&quot;)" office:value-type="string" office:string-value="http://dbpedia.org/property/clpositionf" calcext:value-type="string">
            <text:p>http://dbpedia.org/property/clpositionf</text:p>
          </table:table-cell>
          <table:table-cell office:value-type="string" calcext:value-type="string">
            <text:p>clpositionf</text:p>
          </table:table-cell>
          <table:table-cell table:number-columns-repeated="2"/>
          <table:table-cell office:value-type="string" calcext:value-type="string">
            <text:p>a Gaelic games player has clpositionf Centre back</text:p>
          </table:table-cell>
          <table:table-cell office:value-type="string" calcext:value-type="string">
            <text:p>a Gaelic games player has clpositionf Corner-orward</text:p>
          </table:table-cell>
          <table:table-cell table:style-name="ce20" table:formula="of:=HYPERLINK(&quot;http://goo.gl/h6prFD&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lpositionh&quot;)" office:value-type="string" office:string-value="http://dbpedia.org/property/clpositionh" calcext:value-type="string">
            <text:p>http://dbpedia.org/property/clpositionh</text:p>
          </table:table-cell>
          <table:table-cell office:value-type="string" calcext:value-type="string">
            <text:p>clpositionh</text:p>
          </table:table-cell>
          <table:table-cell table:number-columns-repeated="2"/>
          <table:table-cell office:value-type="string" calcext:value-type="string">
            <text:p>a person has clpositionh Centre half Back, Full Forward</text:p>
          </table:table-cell>
          <table:table-cell office:value-type="string" calcext:value-type="string">
            <text:p>an office holder has clpositionh Midfield</text:p>
          </table:table-cell>
          <table:table-cell table:style-name="ce20" table:formula="of:=HYPERLINK(&quot;http://goo.gl/91Dlw9&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lposition&quot;)" office:value-type="string" office:string-value="http://dbpedia.org/property/clposition" calcext:value-type="string">
            <text:p>http://dbpedia.org/property/clposition</text:p>
          </table:table-cell>
          <table:table-cell office:value-type="string" calcext:value-type="string">
            <text:p>clposition</text:p>
          </table:table-cell>
          <table:table-cell table:number-columns-repeated="2"/>
          <table:table-cell office:value-type="string" calcext:value-type="string">
            <text:p>an agent has clposition Right Half Forward</text:p>
          </table:table-cell>
          <table:table-cell office:value-type="string" calcext:value-type="string">
            <text:p>a person has clposition Centre back</text:p>
          </table:table-cell>
          <table:table-cell table:style-name="ce20" table:formula="of:=HYPERLINK(&quot;http://goo.gl/7m8WZ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ruCurrentposition&quot;)" office:value-type="string" office:string-value="http://dbpedia.org/property/ruCurrentposition" calcext:value-type="string">
            <text:p>http://dbpedia.org/property/ruCurrentposition</text:p>
          </table:table-cell>
          <table:table-cell office:value-type="string" calcext:value-type="string">
            <text:p>ruCurrentposition</text:p>
          </table:table-cell>
          <table:table-cell table:number-columns-repeated="2"/>
          <table:table-cell office:value-type="string" calcext:value-type="string">
            <text:p>a person has ru currentposition No. 8</text:p>
          </table:table-cell>
          <table:table-cell office:value-type="string" calcext:value-type="string">
            <text:p>an agent has ru currentposition Coach (sport) (an entity of type organisation)</text:p>
          </table:table-cell>
          <table:table-cell table:style-name="ce20" table:formula="of:=HYPERLINK(&quot;http://goo.gl/IvGHtS&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position&quot;)" office:value-type="string" office:string-value="http://dbpedia.org/property/cposition" calcext:value-type="string">
            <text:p>http://dbpedia.org/property/cposition</text:p>
          </table:table-cell>
          <table:table-cell office:value-type="string" calcext:value-type="string">
            <text:p>cposition</text:p>
          </table:table-cell>
          <table:table-cell table:number-columns-repeated="2"/>
          <table:table-cell office:value-type="string" calcext:value-type="string">
            <text:p>an athlete has cposition Half Back</text:p>
          </table:table-cell>
          <table:table-cell office:value-type="string" calcext:value-type="string">
            <text:p>a Gaelic games player has cposition defender</text:p>
          </table:table-cell>
          <table:table-cell table:style-name="ce20" table:formula="of:=HYPERLINK(&quot;http://goo.gl/x08enG&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lpostion&quot;)" office:value-type="string" office:string-value="http://dbpedia.org/property/clpostion" calcext:value-type="string">
            <text:p>http://dbpedia.org/property/clpostion</text:p>
          </table:table-cell>
          <table:table-cell office:value-type="string" calcext:value-type="string">
            <text:p>clpostion</text:p>
          </table:table-cell>
          <table:table-cell table:number-columns-repeated="2"/>
          <table:table-cell office:value-type="string" calcext:value-type="string">
            <text:p>a person has clpostion Left half back</text:p>
          </table:table-cell>
          <table:table-cell office:value-type="string" calcext:value-type="string">
            <text:p>a person has clpostion Forward</text:p>
          </table:table-cell>
          <table:table-cell table:style-name="ce20" table:formula="of:=HYPERLINK(&quot;http://goo.gl/6dNUHx&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icpositionf&quot;)" office:value-type="string" office:string-value="http://dbpedia.org/property/icpositionf" calcext:value-type="string">
            <text:p>http://dbpedia.org/property/icpositionf</text:p>
          </table:table-cell>
          <table:table-cell office:value-type="string" calcext:value-type="string">
            <text:p>icpositionf</text:p>
          </table:table-cell>
          <table:table-cell table:number-columns-repeated="2"/>
          <table:table-cell office:value-type="string" calcext:value-type="string">
            <text:p>an agent has icpositionf Corner back</text:p>
          </table:table-cell>
          <table:table-cell office:value-type="string" calcext:value-type="string">
            <text:p>a person has icpositionf Corner-back</text:p>
          </table:table-cell>
          <table:table-cell table:style-name="ce20" table:formula="of:=HYPERLINK(&quot;http://goo.gl/kdyJVE&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currentPosition&quot;)" office:value-type="string" office:string-value="http://dbpedia.org/property/currentPosition" calcext:value-type="string">
            <text:p>http://dbpedia.org/property/currentPosition</text:p>
          </table:table-cell>
          <table:table-cell table:style-name="ce16" office:value-type="string" calcext:value-type="string">
            <text:p>currentPosition</text:p>
          </table:table-cell>
          <table:table-cell table:style-name="ce16" table:number-columns-repeated="2"/>
          <table:table-cell table:style-name="ce16" office:value-type="string" calcext:value-type="string">
            <text:p>an agent has current position Last</text:p>
          </table:table-cell>
          <table:table-cell table:style-name="ce16" office:value-type="string" calcext:value-type="string">
            <text:p>an agent has current position University of Minnesota (an entity of type educational institution)</text:p>
          </table:table-cell>
          <table:table-cell table:style-name="ce25" table:formula="of:=HYPERLINK(&quot;http://goo.gl/ir2mP6&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748406375" calcext:value-type="float">
            <text:p>748406375</text:p>
          </table:table-cell>
          <table:table-cell office:value-type="string" calcext:value-type="string">
            <text:p>basketball player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Atlanta Hawks</text:p>
          </table:table-cell>
          <table:table-cell table:style-name="ce13" office:value-type="string" calcext:value-type="string">
            <text:p>Baltimore</text:p>
          </table:table-cell>
          <table:table-cell table:style-name="ce13" office:value-type="string" calcext:value-type="string">
            <text:p>Baltimore Bullets</text:p>
          </table:table-cell>
          <table:table-cell table:style-name="ce13" office:value-type="string" calcext:value-type="string">
            <text:p>Boston Celtics</text:p>
          </table:table-cell>
          <table:table-cell table:style-name="ce13" office:value-type="string" calcext:value-type="string">
            <text:p>Buffalo Braves</text:p>
          </table:table-cell>
          <table:table-cell table:style-name="ce13"/>
          <table:table-cell table:style-name="ce22"/>
          <table:table-cell table:number-columns-repeated="1017"/>
        </table:table-row>
        <table:table-row table:style-name="ro1">
          <table:table-cell table:style-name="ce5" office:value-type="string" calcext:value-type="string">
            <text:p>Capital</text:p>
          </table:table-cell>
          <table:table-cell table:style-name="ce13" office:value-type="string" calcext:value-type="string">
            <text:p>Charlotte Hornets</text:p>
          </table:table-cell>
          <table:table-cell table:style-name="ce13" office:value-type="string" calcext:value-type="string">
            <text:p>Chicago Bulls</text:p>
          </table:table-cell>
          <table:table-cell table:number-columns-repeated="2" table:style-name="ce13" office:value-type="string" calcext:value-type="string">
            <text:p>Cincinnati Royals</text:p>
          </table:table-cell>
          <table:table-cell table:style-name="ce13"/>
          <table:table-cell table:style-name="ce22"/>
          <table:table-cell table:number-columns-repeated="1017"/>
        </table:table-row>
        <table:table-row table:style-name="ro1">
          <table:table-cell table:style-name="ce5" office:value-type="string" calcext:value-type="string">
            <text:p>Cleveland Cavaliers</text:p>
          </table:table-cell>
          <table:table-cell table:style-name="ce13" office:value-type="string" calcext:value-type="string">
            <text:p>Detroit Pistons</text:p>
          </table:table-cell>
          <table:table-cell table:style-name="ce13" office:value-type="string" calcext:value-type="string">
            <text:p>Golden State Warriors</text:p>
          </table:table-cell>
          <table:table-cell table:style-name="ce13" office:value-type="string" calcext:value-type="string">
            <text:p>Houston Rockets</text:p>
          </table:table-cell>
          <table:table-cell table:style-name="ce13" office:value-type="string" calcext:value-type="string">
            <text:p>Kansas City Kings</text:p>
          </table:table-cell>
          <table:table-cell table:style-name="ce13"/>
          <table:table-cell table:style-name="ce22"/>
          <table:table-cell table:number-columns-repeated="1017"/>
        </table:table-row>
        <table:table-row table:style-name="ro1">
          <table:table-cell table:style-name="ce5" office:value-type="string" calcext:value-type="string">
            <text:p>Kansas City-Omaha</text:p>
          </table:table-cell>
          <table:table-cell table:style-name="ce13" office:value-type="string" calcext:value-type="string">
            <text:p>Los Angeles Clippers</text:p>
          </table:table-cell>
          <table:table-cell table:style-name="ce13" office:value-type="string" calcext:value-type="string">
            <text:p>Los Angeles Lakers</text:p>
          </table:table-cell>
          <table:table-cell table:style-name="ce13" office:value-type="string" calcext:value-type="string">
            <text:p>Miami Heat</text:p>
          </table:table-cell>
          <table:table-cell table:style-name="ce13" office:value-type="string" calcext:value-type="string">
            <text:p>Milwaukee</text:p>
          </table:table-cell>
          <table:table-cell table:style-name="ce13"/>
          <table:table-cell table:style-name="ce22"/>
          <table:table-cell table:number-columns-repeated="1017"/>
        </table:table-row>
        <table:table-row table:style-name="ro1">
          <table:table-cell table:style-name="ce5" office:value-type="string" calcext:value-type="string">
            <text:p>Milwaukee Bucks</text:p>
          </table:table-cell>
          <table:table-cell table:style-name="ce13" office:value-type="string" calcext:value-type="string">
            <text:p>Minneapolis</text:p>
          </table:table-cell>
          <table:table-cell table:style-name="ce13" office:value-type="string" calcext:value-type="string">
            <text:p>Minneapolis Lakers</text:p>
          </table:table-cell>
          <table:table-cell table:style-name="ce13" office:value-type="string" calcext:value-type="string">
            <text:p>New Orleans</text:p>
          </table:table-cell>
          <table:table-cell table:style-name="ce13" office:value-type="string" calcext:value-type="string">
            <text:p>New York Knicks</text:p>
          </table:table-cell>
          <table:table-cell table:style-name="ce13"/>
          <table:table-cell table:style-name="ce22"/>
          <table:table-cell table:number-columns-repeated="1017"/>
        </table:table-row>
        <table:table-row table:style-name="ro1">
          <table:table-cell table:style-name="ce5" office:value-type="string" calcext:value-type="string">
            <text:p>New York Nets</text:p>
          </table:table-cell>
          <table:table-cell table:style-name="ce13" office:value-type="string" calcext:value-type="string">
            <text:p>Orlando Magic</text:p>
          </table:table-cell>
          <table:table-cell table:style-name="ce13" office:value-type="string" calcext:value-type="string">
            <text:p>Philadelphia</text:p>
          </table:table-cell>
          <table:table-cell table:style-name="ce13" office:value-type="string" calcext:value-type="string">
            <text:p>Philadelphia 76ers</text:p>
          </table:table-cell>
          <table:table-cell table:style-name="ce13" office:value-type="string" calcext:value-type="string">
            <text:p>Philadelphia Warriors</text:p>
          </table:table-cell>
          <table:table-cell table:style-name="ce13"/>
          <table:table-cell table:style-name="ce22"/>
          <table:table-cell table:number-columns-repeated="1017"/>
        </table:table-row>
        <table:table-row table:style-name="ro1">
          <table:table-cell table:style-name="ce5" office:value-type="string" calcext:value-type="string">
            <text:p>Phoenix Suns</text:p>
          </table:table-cell>
          <table:table-cell table:style-name="ce13" office:value-type="string" calcext:value-type="string">
            <text:p>Portland Trail Blazers</text:p>
          </table:table-cell>
          <table:table-cell table:style-name="ce13" office:value-type="string" calcext:value-type="string">
            <text:p>San Antonio Spurs</text:p>
          </table:table-cell>
          <table:table-cell table:style-name="ce13" office:value-type="string" calcext:value-type="string">
            <text:p>San Diego</text:p>
          </table:table-cell>
          <table:table-cell table:style-name="ce13" office:value-type="string" calcext:value-type="string">
            <text:p>San Francisco</text:p>
          </table:table-cell>
          <table:table-cell table:style-name="ce13"/>
          <table:table-cell table:style-name="ce22"/>
          <table:table-cell table:number-columns-repeated="1017"/>
        </table:table-row>
        <table:table-row table:style-name="ro1">
          <table:table-cell table:style-name="ce5" office:value-type="string" calcext:value-type="string">
            <text:p>San Francisco Warriors</text:p>
          </table:table-cell>
          <table:table-cell table:style-name="ce13" office:value-type="string" calcext:value-type="string">
            <text:p>Seattle SuperSonics</text:p>
          </table:table-cell>
          <table:table-cell table:style-name="ce13" office:value-type="string" calcext:value-type="string">
            <text:p>St. Louis Hawks</text:p>
          </table:table-cell>
          <table:table-cell table:style-name="ce13" office:value-type="string" calcext:value-type="string">
            <text:p>Syracuse Nationals</text:p>
          </table:table-cell>
          <table:table-cell table:style-name="ce13" office:value-type="string" calcext:value-type="string">
            <text:p>Toronto Raptors</text:p>
          </table:table-cell>
          <table:table-cell table:style-name="ce13"/>
          <table:table-cell table:style-name="ce22"/>
          <table:table-cell table:number-columns-repeated="1017"/>
        </table:table-row>
        <table:table-row table:style-name="ro1">
          <table:table-cell table:style-name="ce5" office:value-type="string" calcext:value-type="string">
            <text:p>Utah Jazz</text:p>
          </table:table-cell>
          <table:table-cell table:style-name="ce13" office:value-type="string" calcext:value-type="string">
            <text:p>Washington Bullets</text:p>
          </table:table-cell>
          <table:table-cell table:style-name="ce13" office:value-type="string" calcext:value-type="string">
            <text:p>Washington Capitols</text:p>
          </table:table-cell>
          <table:table-cell table:style-name="ce13" office:value-type="string" calcext:value-type="string">
            <text:p>Washington Wizards</text:p>
          </table:table-cell>
          <table:table-cell table:style-name="ce13" table:number-columns-repeated="2"/>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team&quot;)" office:value-type="string" office:string-value="http://dbpedia.org/property/team" calcext:value-type="string">
            <text:p>http://dbpedia.org/property/team</text:p>
          </table:table-cell>
          <table:table-cell office:value-type="string" calcext:value-type="string">
            <text:p>team</text:p>
          </table:table-cell>
          <table:table-cell table:number-columns-repeated="2"/>
          <table:table-cell office:value-type="string" calcext:value-type="string">
            <text:p>a soccer club season has Team Inter Milan (an entity of type agent)</text:p>
          </table:table-cell>
          <table:table-cell office:value-type="string" calcext:value-type="string">
            <text:p>a sports team season has Team U.C. Sampdoria (an entity of type soccer club)</text:p>
          </table:table-cell>
          <table:table-cell table:style-name="ce20" table:formula="of:=HYPERLINK(&quot;http://goo.gl/i7huq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teams&quot;)" office:value-type="string" office:string-value="http://dbpedia.org/property/teams" calcext:value-type="string">
            <text:p>http://dbpedia.org/property/teams</text:p>
          </table:table-cell>
          <table:table-cell office:value-type="string" calcext:value-type="string">
            <text:p>teams</text:p>
          </table:table-cell>
          <table:table-cell table:number-columns-repeated="2"/>
          <table:table-cell office:value-type="string" calcext:value-type="string">
            <text:p>an office holder has teams *NFL Pittsburgh Steelers *CFL Calgary Stampeders **AFL Buffalo Bills</text:p>
          </table:table-cell>
          <table:table-cell office:value-type="string" calcext:value-type="string">
            <text:p>a person has teams * Brooklyn Indians <text:s/>* Brooklyn Gothams <text:s/>* Rochester Royals</text:p>
          </table:table-cell>
          <table:table-cell table:style-name="ce20" table:formula="of:=HYPERLINK(&quot;http://goo.gl/fCisrb&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team&quot;)" office:value-type="string" office:string-value="http://dbpedia.org/property/cteam" calcext:value-type="string">
            <text:p>http://dbpedia.org/property/cteam</text:p>
          </table:table-cell>
          <table:table-cell office:value-type="string" calcext:value-type="string">
            <text:p>cteam</text:p>
          </table:table-cell>
          <table:table-cell table:number-columns-repeated="2"/>
          <table:table-cell office:value-type="string" calcext:value-type="string">
            <text:p>a person has cteam Los Angeles Clippers (an entity of type agent)</text:p>
          </table:table-cell>
          <table:table-cell office:value-type="string" calcext:value-type="string">
            <text:p>an athlete has cteam Limoges CSP (an entity of type agent)</text:p>
          </table:table-cell>
          <table:table-cell table:style-name="ce20" table:formula="of:=HYPERLINK(&quot;http://goo.gl/rMNYxl&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raftTeam&quot;)" office:value-type="string" office:string-value="http://dbpedia.org/property/draftTeam" calcext:value-type="string">
            <text:p>http://dbpedia.org/property/draftTeam</text:p>
          </table:table-cell>
          <table:table-cell office:value-type="string" calcext:value-type="string">
            <text:p>draftTeam</text:p>
          </table:table-cell>
          <table:table-cell table:number-columns-repeated="2"/>
          <table:table-cell office:value-type="string" calcext:value-type="string">
            <text:p>a person has draft team New York Rangers (an entity of type agent)</text:p>
          </table:table-cell>
          <table:table-cell office:value-type="string" calcext:value-type="string">
            <text:p>an athlete has draft team Buffalo Sabres (an entity of type agent)</text:p>
          </table:table-cell>
          <table:table-cell table:style-name="ce20" table:formula="of:=HYPERLINK(&quot;http://goo.gl/7dvrzq&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formerTeams&quot;)" office:value-type="string" office:string-value="http://dbpedia.org/property/formerTeams" calcext:value-type="string">
            <text:p>http://dbpedia.org/property/formerTeams</text:p>
          </table:table-cell>
          <table:table-cell office:value-type="string" calcext:value-type="string">
            <text:p>formerTeams</text:p>
          </table:table-cell>
          <table:table-cell table:number-columns-repeated="2"/>
          <table:table-cell office:value-type="string" calcext:value-type="string">
            <text:p>an ice hockey player has former teams New York Rangers (an entity of type hockey team)</text:p>
          </table:table-cell>
          <table:table-cell office:value-type="string" calcext:value-type="string">
            <text:p>an agent has former teams Dallas Stars (an entity of type organisation)</text:p>
          </table:table-cell>
          <table:table-cell table:style-name="ce20" table:formula="of:=HYPERLINK(&quot;http://goo.gl/rCdyxI&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draftTeam&quot;)" office:value-type="string" office:string-value="http://dbpedia.org/ontology/draftTeam" calcext:value-type="string">
            <text:p>http://dbpedia.org/ontology/draftTeam</text:p>
          </table:table-cell>
          <table:table-cell office:value-type="string" calcext:value-type="string">
            <text:p>draftTeam</text:p>
          </table:table-cell>
          <table:table-cell table:number-columns-repeated="2"/>
          <table:table-cell office:value-type="string" calcext:value-type="string">
            <text:p>an ice hockey player has draft team St. Louis Blues (an entity of type agent)</text:p>
          </table:table-cell>
          <table:table-cell office:value-type="string" calcext:value-type="string">
            <text:p>a person has draft team St. Louis Blues (an entity of type agent)</text:p>
          </table:table-cell>
          <table:table-cell table:style-name="ce20" table:formula="of:=HYPERLINK(&quot;http://goo.gl/rkNI5e&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formerTeam&quot;)" office:value-type="string" office:string-value="http://dbpedia.org/ontology/formerTeam" calcext:value-type="string">
            <text:p>http://dbpedia.org/ontology/formerTeam</text:p>
          </table:table-cell>
          <table:table-cell office:value-type="string" calcext:value-type="string">
            <text:p>formerTeam</text:p>
          </table:table-cell>
          <table:table-cell table:number-columns-repeated="2"/>
          <table:table-cell office:value-type="string" calcext:value-type="string">
            <text:p>an ice hockey player has former team Anaheim Ducks (an entity of type sports team)</text:p>
          </table:table-cell>
          <table:table-cell office:value-type="string" calcext:value-type="string">
            <text:p>an agent has former team Indianapolis Colts (an entity of type agent)</text:p>
          </table:table-cell>
          <table:table-cell table:style-name="ce20" table:formula="of:=HYPERLINK(&quot;http://goo.gl/Z2axnY&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team&quot;)" office:value-type="string" office:string-value="http://dbpedia.org/ontology/team" calcext:value-type="string">
            <text:p>http://dbpedia.org/ontology/team</text:p>
          </table:table-cell>
          <table:table-cell office:value-type="string" calcext:value-type="string">
            <text:p>team</text:p>
          </table:table-cell>
          <table:table-cell table:number-columns-repeated="2"/>
          <table:table-cell office:value-type="string" calcext:value-type="string">
            <text:p>an agent has team Paraguay national football team (an entity of type organisation)</text:p>
          </table:table-cell>
          <table:table-cell office:value-type="string" calcext:value-type="string">
            <text:p>a person has team Paraguay national football team (an entity of type agent)</text:p>
          </table:table-cell>
          <table:table-cell table:style-name="ce20" table:formula="of:=HYPERLINK(&quot;http://goo.gl/frQusq&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layerTeams&quot;)" office:value-type="string" office:string-value="http://dbpedia.org/property/playerTeams" calcext:value-type="string">
            <text:p>http://dbpedia.org/property/playerTeams</text:p>
          </table:table-cell>
          <table:table-cell office:value-type="string" calcext:value-type="string">
            <text:p>playerTeams</text:p>
          </table:table-cell>
          <table:table-cell table:number-columns-repeated="2"/>
          <table:table-cell office:value-type="string" calcext:value-type="string">
            <text:p>a person has player teams University of Virginia (an entity of type educational institution)</text:p>
          </table:table-cell>
          <table:table-cell office:value-type="string" calcext:value-type="string">
            <text:p>an agent has player teams Morgan State University (an entity of type educational institution)</text:p>
          </table:table-cell>
          <table:table-cell table:style-name="ce20" table:formula="of:=HYPERLINK(&quot;http://goo.gl/Sy1LJJ&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lub&quot;)" office:value-type="string" office:string-value="http://dbpedia.org/property/club" calcext:value-type="string">
            <text:p>http://dbpedia.org/property/club</text:p>
          </table:table-cell>
          <table:table-cell office:value-type="string" calcext:value-type="string">
            <text:p>club</text:p>
          </table:table-cell>
          <table:table-cell table:number-columns-repeated="2"/>
          <table:table-cell office:value-type="string" calcext:value-type="string">
            <text:p>a person has club Queensland cricket team</text:p>
          </table:table-cell>
          <table:table-cell office:value-type="string" calcext:value-type="string">
            <text:p>a soccer club season has club FC Barcelona (an entity of type agent)</text:p>
          </table:table-cell>
          <table:table-cell table:style-name="ce20" table:formula="of:=HYPERLINK(&quot;http://goo.gl/QsMWV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raftteam&quot;)" office:value-type="string" office:string-value="http://dbpedia.org/property/draftteam" calcext:value-type="string">
            <text:p>http://dbpedia.org/property/draftteam</text:p>
          </table:table-cell>
          <table:table-cell office:value-type="string" calcext:value-type="string">
            <text:p>draftteam</text:p>
          </table:table-cell>
          <table:table-cell table:number-columns-repeated="2"/>
          <table:table-cell office:value-type="string" calcext:value-type="string">
            <text:p>a basketball player has draftteam Philadelphia 76ers (an entity of type soccer club)</text:p>
          </table:table-cell>
          <table:table-cell office:value-type="string" calcext:value-type="string">
            <text:p>an agent has draftteam Los Angeles Lakers (an entity of type basketball team)</text:p>
          </table:table-cell>
          <table:table-cell table:style-name="ce20" table:formula="of:=HYPERLINK(&quot;http://goo.gl/wEHbqb&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ickedBy&quot;)" office:value-type="string" office:string-value="http://dbpedia.org/property/pickedBy" calcext:value-type="string">
            <text:p>http://dbpedia.org/property/pickedBy</text:p>
          </table:table-cell>
          <table:table-cell office:value-type="string" calcext:value-type="string">
            <text:p>pickedBy</text:p>
          </table:table-cell>
          <table:table-cell table:number-columns-repeated="2"/>
          <table:table-cell office:value-type="string" calcext:value-type="string">
            <text:p>an organisation has picked by Brooklyn Nets (an entity of type sports team)</text:p>
          </table:table-cell>
          <table:table-cell office:value-type="string" calcext:value-type="string">
            <text:p>an organisation has picked by Brooklyn Nets (an entity of type agent)</text:p>
          </table:table-cell>
          <table:table-cell table:style-name="ce20" table:formula="of:=HYPERLINK(&quot;http://goo.gl/kqYIm0&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xpTeams&quot;)" office:value-type="string" office:string-value="http://dbpedia.org/property/expTeams" calcext:value-type="string">
            <text:p>http://dbpedia.org/property/expTeams</text:p>
          </table:table-cell>
          <table:table-cell office:value-type="string" calcext:value-type="string">
            <text:p>expTeams</text:p>
          </table:table-cell>
          <table:table-cell table:number-columns-repeated="4"/>
          <table:table-cell table:style-name="ce20" table:formula="of:=HYPERLINK(&quot;http://goo.gl/tv39H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layingTeams&quot;)" office:value-type="string" office:string-value="http://dbpedia.org/property/playingTeams" calcext:value-type="string">
            <text:p>http://dbpedia.org/property/playingTeams</text:p>
          </table:table-cell>
          <table:table-cell office:value-type="string" calcext:value-type="string">
            <text:p>playingTeams</text:p>
          </table:table-cell>
          <table:table-cell table:number-columns-repeated="2"/>
          <table:table-cell office:value-type="string" calcext:value-type="string">
            <text:p>an agent has playing teams Calgary Stampeders (an entity of type sports team)</text:p>
          </table:table-cell>
          <table:table-cell office:value-type="string" calcext:value-type="string">
            <text:p>an agent has playing teams Union Quakers of Philadelphia (an entity of type agent)</text:p>
          </table:table-cell>
          <table:table-cell table:style-name="ce20" table:formula="of:=HYPERLINK(&quot;http://goo.gl/5imYlQ&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astteams&quot;)" office:value-type="string" office:string-value="http://dbpedia.org/property/pastteams" calcext:value-type="string">
            <text:p>http://dbpedia.org/property/pastteams</text:p>
          </table:table-cell>
          <table:table-cell office:value-type="string" calcext:value-type="string">
            <text:p>pastteams</text:p>
          </table:table-cell>
          <table:table-cell table:number-columns-repeated="2"/>
          <table:table-cell office:value-type="string" calcext:value-type="string">
            <text:p>a person has pastteams * Philadelphia Eagles * Baltimore Ravens</text:p>
          </table:table-cell>
          <table:table-cell office:value-type="string" calcext:value-type="string">
            <text:p>an american football player has pastteams *New Orleans Saints *Houston Oilers *Minnesota Vikings</text:p>
          </table:table-cell>
          <table:table-cell table:style-name="ce20" table:formula="of:=HYPERLINK(&quot;http://goo.gl/FA6MVU&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urrentTeam&quot;)" office:value-type="string" office:string-value="http://dbpedia.org/property/currentTeam" calcext:value-type="string">
            <text:p>http://dbpedia.org/property/currentTeam</text:p>
          </table:table-cell>
          <table:table-cell office:value-type="string" calcext:value-type="string">
            <text:p>currentTeam</text:p>
          </table:table-cell>
          <table:table-cell table:number-columns-repeated="2"/>
          <table:table-cell office:value-type="string" calcext:value-type="string">
            <text:p>an agent has current team UHV Jaguars (an entity of type sport)</text:p>
          </table:table-cell>
          <table:table-cell office:value-type="string" calcext:value-type="string">
            <text:p>a college coach has current team Florida Gators men's basketball (an entity of type university)</text:p>
          </table:table-cell>
          <table:table-cell table:style-name="ce20" table:formula="of:=HYPERLINK(&quot;http://goo.gl/bSiVB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ebutteam&quot;)" office:value-type="string" office:string-value="http://dbpedia.org/property/debutteam" calcext:value-type="string">
            <text:p>http://dbpedia.org/property/debutteam</text:p>
          </table:table-cell>
          <table:table-cell office:value-type="string" calcext:value-type="string">
            <text:p>debutteam</text:p>
          </table:table-cell>
          <table:table-cell table:number-columns-repeated="2"/>
          <table:table-cell office:value-type="string" calcext:value-type="string">
            <text:p>a gridiron football player has debutteam Los Angeles Rams</text:p>
          </table:table-cell>
          <table:table-cell office:value-type="string" calcext:value-type="string">
            <text:p>an agent has debutteam Washington Nationals</text:p>
          </table:table-cell>
          <table:table-cell table:style-name="ce20" table:formula="of:=HYPERLINK(&quot;http://goo.gl/UOFPA0&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layedFor&quot;)" office:value-type="string" office:string-value="http://dbpedia.org/property/playedFor" calcext:value-type="string">
            <text:p>http://dbpedia.org/property/playedFor</text:p>
          </table:table-cell>
          <table:table-cell office:value-type="string" calcext:value-type="string">
            <text:p>playedFor</text:p>
          </table:table-cell>
          <table:table-cell table:number-columns-repeated="2"/>
          <table:table-cell office:value-type="string" calcext:value-type="string">
            <text:p>a person has played for Columbus Blue Jackets (an entity of type organisation)</text:p>
          </table:table-cell>
          <table:table-cell office:value-type="string" calcext:value-type="string">
            <text:p>an athlete has played for Boston Bruins (an entity of type organisation)</text:p>
          </table:table-cell>
          <table:table-cell table:style-name="ce20" table:formula="of:=HYPERLINK(&quot;http://goo.gl/ePNGt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finalteam&quot;)" office:value-type="string" office:string-value="http://dbpedia.org/property/finalteam" calcext:value-type="string">
            <text:p>http://dbpedia.org/property/finalteam</text:p>
          </table:table-cell>
          <table:table-cell office:value-type="string" calcext:value-type="string">
            <text:p>finalteam</text:p>
          </table:table-cell>
          <table:table-cell table:number-columns-repeated="2"/>
          <table:table-cell office:value-type="string" calcext:value-type="string">
            <text:p>an agent has finalteam Boston Red Sox</text:p>
          </table:table-cell>
          <table:table-cell office:value-type="string" calcext:value-type="string">
            <text:p>an athlete has finalteam Cleveland Browns</text:p>
          </table:table-cell>
          <table:table-cell table:style-name="ce20" table:formula="of:=HYPERLINK(&quot;http://goo.gl/G16aY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lubs&quot;)" office:value-type="string" office:string-value="http://dbpedia.org/property/clubs" calcext:value-type="string">
            <text:p>http://dbpedia.org/property/clubs</text:p>
          </table:table-cell>
          <table:table-cell office:value-type="string" calcext:value-type="string">
            <text:p>clubs</text:p>
          </table:table-cell>
          <table:table-cell table:number-columns-repeated="2"/>
          <table:table-cell office:value-type="string" calcext:value-type="string">
            <text:p>an agent has clubs %C3%8D%C3%BEr%C3%B3ttabandalag Vestmannaeyja (an entity of type agent)</text:p>
          </table:table-cell>
          <table:table-cell office:value-type="string" calcext:value-type="string">
            <text:p>an agent has clubs 1. FC Tatran Pre%C5%A1ov (an entity of type agent)</text:p>
          </table:table-cell>
          <table:table-cell table:style-name="ce20" table:formula="of:=HYPERLINK(&quot;http://goo.gl/hR96g4&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formerteams&quot;)" office:value-type="string" office:string-value="http://dbpedia.org/property/formerteams" calcext:value-type="string">
            <text:p>http://dbpedia.org/property/formerteams</text:p>
          </table:table-cell>
          <table:table-cell office:value-type="string" calcext:value-type="string">
            <text:p>formerteams</text:p>
          </table:table-cell>
          <table:table-cell table:number-columns-repeated="2"/>
          <table:table-cell office:value-type="string" calcext:value-type="string">
            <text:p>a person has formerteams *Houston Astros *Milwaukee Brewers *San Francisco Giants *New York Yankees *Atlanta Braves</text:p>
          </table:table-cell>
          <table:table-cell office:value-type="string" calcext:value-type="string">
            <text:p>a person has formerteams *Arizona Diamondbacks *Tampa Bay Devil Rays *Cleveland Indians *Texas Rangers</text:p>
          </table:table-cell>
          <table:table-cell table:style-name="ce20" table:formula="of:=HYPERLINK(&quot;http://goo.gl/SM1Co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debutTeam&quot;)" office:value-type="string" office:string-value="http://dbpedia.org/ontology/debutTeam" calcext:value-type="string">
            <text:p>http://dbpedia.org/ontology/debutTeam</text:p>
          </table:table-cell>
          <table:table-cell office:value-type="string" calcext:value-type="string">
            <text:p>debutTeam</text:p>
          </table:table-cell>
          <table:table-cell table:number-columns-repeated="2"/>
          <table:table-cell office:value-type="string" calcext:value-type="string">
            <text:p>a person has debut team Indianapolis Colts (an entity of type agent)</text:p>
          </table:table-cell>
          <table:table-cell office:value-type="string" calcext:value-type="string">
            <text:p>a gridiron football player has debut team Baltimore Ravens (an entity of type agent)</text:p>
          </table:table-cell>
          <table:table-cell table:style-name="ce20" table:formula="of:=HYPERLINK(&quot;http://goo.gl/C4Cey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urrentclub&quot;)" office:value-type="string" office:string-value="http://dbpedia.org/property/currentclub" calcext:value-type="string">
            <text:p>http://dbpedia.org/property/currentclub</text:p>
          </table:table-cell>
          <table:table-cell office:value-type="string" calcext:value-type="string">
            <text:p>currentclub</text:p>
          </table:table-cell>
          <table:table-cell table:number-columns-repeated="2"/>
          <table:table-cell office:value-type="string" calcext:value-type="string">
            <text:p>a soccer player has currentclub Rayo Vallecano (an entity of type agent)</text:p>
          </table:table-cell>
          <table:table-cell office:value-type="string" calcext:value-type="string">
            <text:p>an agent has currentclub C.F. Monterrey (an entity of type agent)</text:p>
          </table:table-cell>
          <table:table-cell table:style-name="ce20" table:formula="of:=HYPERLINK(&quot;http://goo.gl/m6OaID&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urrentteam&quot;)" office:value-type="string" office:string-value="http://dbpedia.org/property/currentteam" calcext:value-type="string">
            <text:p>http://dbpedia.org/property/currentteam</text:p>
          </table:table-cell>
          <table:table-cell office:value-type="string" calcext:value-type="string">
            <text:p>currentteam</text:p>
          </table:table-cell>
          <table:table-cell table:number-columns-repeated="2"/>
          <table:table-cell office:value-type="string" calcext:value-type="string">
            <text:p>a person has currentteam None</text:p>
          </table:table-cell>
          <table:table-cell office:value-type="string" calcext:value-type="string">
            <text:p>a cyclist has currentteam Swisspower</text:p>
          </table:table-cell>
          <table:table-cell table:style-name="ce20" table:formula="of:=HYPERLINK(&quot;http://goo.gl/Ee22Eb&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previousClubs&quot;)" office:value-type="string" office:string-value="http://dbpedia.org/property/previousClubs" calcext:value-type="string">
            <text:p>http://dbpedia.org/property/previousClubs</text:p>
          </table:table-cell>
          <table:table-cell table:style-name="ce16" office:value-type="string" calcext:value-type="string">
            <text:p>previousClubs</text:p>
          </table:table-cell>
          <table:table-cell table:style-name="ce16" table:number-columns-repeated="2"/>
          <table:table-cell table:style-name="ce16" office:value-type="string" calcext:value-type="string">
            <text:p>a person has previous clubs Gold Coast Blaze (an entity of type soccer club)</text:p>
          </table:table-cell>
          <table:table-cell table:style-name="ce16" office:value-type="string" calcext:value-type="string">
            <text:p>a person has previous clubs Gold Coast Blaze (an entity of type organisation)</text:p>
          </table:table-cell>
          <table:table-cell table:style-name="ce25" table:formula="of:=HYPERLINK(&quot;http://goo.gl/rrgUiG&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058967988" calcext:value-type="float">
            <text:p>1058967988</text:p>
          </table:table-cell>
          <table:table-cell office:value-type="string" calcext:value-type="string">
            <text:p>basketball player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Australia</text:p>
          </table:table-cell>
          <table:table-cell table:style-name="ce13" office:value-type="string" calcext:value-type="string">
            <text:p>Belgium</text:p>
          </table:table-cell>
          <table:table-cell table:style-name="ce13" office:value-type="string" calcext:value-type="string">
            <text:p>Democratic Republic of the Congo</text:p>
          </table:table-cell>
          <table:table-cell table:style-name="ce13" office:value-type="string" calcext:value-type="string">
            <text:p>Denmark</text:p>
          </table:table-cell>
          <table:table-cell table:style-name="ce13" office:value-type="string" calcext:value-type="string">
            <text:p>France</text:p>
          </table:table-cell>
          <table:table-cell table:style-name="ce13"/>
          <table:table-cell table:style-name="ce22"/>
          <table:table-cell table:number-columns-repeated="1017"/>
        </table:table-row>
        <table:table-row table:style-name="ro1">
          <table:table-cell table:style-name="ce5" office:value-type="string" calcext:value-type="string">
            <text:p>Great Britain  England</text:p>
          </table:table-cell>
          <table:table-cell table:style-name="ce13" office:value-type="string" calcext:value-type="string">
            <text:p>Haiti</text:p>
          </table:table-cell>
          <table:table-cell table:style-name="ce13" office:value-type="string" calcext:value-type="string">
            <text:p>Italy</text:p>
          </table:table-cell>
          <table:table-cell table:style-name="ce13" office:value-type="string" calcext:value-type="string">
            <text:p>Jamaica</text:p>
          </table:table-cell>
          <table:table-cell table:style-name="ce13" office:value-type="string" calcext:value-type="string">
            <text:p>Lebanon</text:p>
          </table:table-cell>
          <table:table-cell table:style-name="ce13"/>
          <table:table-cell table:style-name="ce22"/>
          <table:table-cell table:number-columns-repeated="1017"/>
        </table:table-row>
        <table:table-row table:style-name="ro1">
          <table:table-cell table:style-name="ce5" office:value-type="string" calcext:value-type="string">
            <text:p>Luxembourg</text:p>
          </table:table-cell>
          <table:table-cell table:style-name="ce13" office:value-type="string" calcext:value-type="string">
            <text:p>Manchukuo</text:p>
          </table:table-cell>
          <table:table-cell table:style-name="ce13" office:value-type="string" calcext:value-type="string">
            <text:p>Morocco</text:p>
          </table:table-cell>
          <table:table-cell table:style-name="ce13" office:value-type="string" calcext:value-type="string">
            <text:p>Netherlands</text:p>
          </table:table-cell>
          <table:table-cell table:style-name="ce13" office:value-type="string" calcext:value-type="string">
            <text:p>New Zealand</text:p>
          </table:table-cell>
          <table:table-cell table:style-name="ce13"/>
          <table:table-cell table:style-name="ce22"/>
          <table:table-cell table:number-columns-repeated="1017"/>
        </table:table-row>
        <table:table-row table:style-name="ro1">
          <table:table-cell table:style-name="ce5" office:value-type="string" calcext:value-type="string">
            <text:p>Nigeria</text:p>
          </table:table-cell>
          <table:table-cell table:style-name="ce13" office:value-type="string" calcext:value-type="string">
            <text:p>Panama</text:p>
          </table:table-cell>
          <table:table-cell table:style-name="ce13" office:value-type="string" calcext:value-type="string">
            <text:p>Republic of China</text:p>
          </table:table-cell>
          <table:table-cell table:style-name="ce13" office:value-type="string" calcext:value-type="string">
            <text:p>Republic of the Congo</text:p>
          </table:table-cell>
          <table:table-cell table:style-name="ce13" office:value-type="string" calcext:value-type="string">
            <text:p>Romania</text:p>
          </table:table-cell>
          <table:table-cell table:style-name="ce13"/>
          <table:table-cell table:style-name="ce22"/>
          <table:table-cell table:number-columns-repeated="1017"/>
        </table:table-row>
        <table:table-row table:style-name="ro1">
          <table:table-cell table:style-name="ce5" office:value-type="string" calcext:value-type="string">
            <text:p>Saint Vincent and the Grenadines</text:p>
          </table:table-cell>
          <table:table-cell table:style-name="ce13" office:value-type="string" calcext:value-type="string">
            <text:p>South Africa</text:p>
          </table:table-cell>
          <table:table-cell table:style-name="ce13" office:value-type="string" calcext:value-type="string">
            <text:p>Soviet Union</text:p>
          </table:table-cell>
          <table:table-cell table:style-name="ce13" office:value-type="string" calcext:value-type="string">
            <text:p>Spain</text:p>
          </table:table-cell>
          <table:table-cell table:style-name="ce13" office:value-type="string" calcext:value-type="string">
            <text:p>Sudan (now  South Sudan)</text:p>
          </table:table-cell>
          <table:table-cell table:style-name="ce13"/>
          <table:table-cell table:style-name="ce22"/>
          <table:table-cell table:number-columns-repeated="1017"/>
        </table:table-row>
        <table:table-row table:style-name="ro1">
          <table:table-cell table:style-name="ce5" office:value-type="string" calcext:value-type="string">
            <text:p>Sweden</text:p>
          </table:table-cell>
          <table:table-cell table:style-name="ce13" office:value-type="string" calcext:value-type="string">
            <text:p>Switzerland</text:p>
          </table:table-cell>
          <table:table-cell table:style-name="ce13" office:value-type="string" calcext:value-type="string">
            <text:p>Trinidad and Tobago</text:p>
          </table:table-cell>
          <table:table-cell table:style-name="ce13" office:value-type="string" calcext:value-type="string">
            <text:p>United States</text:p>
          </table:table-cell>
          <table:table-cell table:style-name="ce13" office:value-type="string" calcext:value-type="string">
            <text:p>U.S. Virgin Islands</text:p>
          </table:table-cell>
          <table:table-cell table:style-name="ce13"/>
          <table:table-cell table:style-name="ce22"/>
          <table:table-cell table:number-columns-repeated="1017"/>
        </table:table-row>
        <table:table-row table:style-name="ro1">
          <table:table-cell table:style-name="ce5" office:value-type="string" calcext:value-type="string">
            <text:p>Weimar Republic</text:p>
          </table:table-cell>
          <table:table-cell table:style-name="ce13" office:value-type="string" calcext:value-type="string">
            <text:p>West Germany</text:p>
          </table:table-cell>
          <table:table-cell table:style-name="ce13" table:number-columns-repeated="4"/>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birthPlace&quot;)" office:value-type="string" office:string-value="http://dbpedia.org/property/birthPlace" calcext:value-type="string">
            <text:p>http://dbpedia.org/property/birthPlace</text:p>
          </table:table-cell>
          <table:table-cell office:value-type="string" calcext:value-type="string">
            <text:p>birthPlace</text:p>
          </table:table-cell>
          <table:table-cell table:number-columns-repeated="2"/>
          <table:table-cell office:value-type="string" calcext:value-type="string">
            <text:p>an office holder has birth place Guatemala City (an entity of type municipality)</text:p>
          </table:table-cell>
          <table:table-cell office:value-type="string" calcext:value-type="string">
            <text:p>a president has birth place Kingdom of Hungary (1920%E2%80%931946) (an entity of type populated place)</text:p>
          </table:table-cell>
          <table:table-cell table:style-name="ce20" table:formula="of:=HYPERLINK(&quot;http://goo.gl/q9T4X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birthPlace&quot;)" office:value-type="string" office:string-value="http://dbpedia.org/ontology/birthPlace" calcext:value-type="string">
            <text:p>http://dbpedia.org/ontology/birthPlace</text:p>
          </table:table-cell>
          <table:table-cell office:value-type="string" calcext:value-type="string">
            <text:p>birthPlace</text:p>
          </table:table-cell>
          <table:table-cell table:number-columns-repeated="2"/>
          <table:table-cell office:value-type="string" calcext:value-type="string">
            <text:p>a person has birth place England (an entity of type populated place)</text:p>
          </table:table-cell>
          <table:table-cell office:value-type="string" calcext:value-type="string">
            <text:p>a soccer player has birth place Rosario, Santa Fe (an entity of type place)</text:p>
          </table:table-cell>
          <table:table-cell table:style-name="ce20" table:formula="of:=HYPERLINK(&quot;http://goo.gl/og38dW&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laceOfBirth&quot;)" office:value-type="string" office:string-value="http://dbpedia.org/property/placeOfBirth" calcext:value-type="string">
            <text:p>http://dbpedia.org/property/placeOfBirth</text:p>
          </table:table-cell>
          <table:table-cell office:value-type="string" calcext:value-type="string">
            <text:p>placeOfBirth</text:p>
          </table:table-cell>
          <table:table-cell table:number-columns-repeated="2"/>
          <table:table-cell office:value-type="string" calcext:value-type="string">
            <text:p>an agent has PLACE OF BIRTH Seferihisar (an entity of type town)</text:p>
          </table:table-cell>
          <table:table-cell office:value-type="string" calcext:value-type="string">
            <text:p>a politician has PLACE OF BIRTH Guatemala City (an entity of type city)</text:p>
          </table:table-cell>
          <table:table-cell table:style-name="ce20" table:formula="of:=HYPERLINK(&quot;http://goo.gl/EzIrv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ountry&quot;)" office:value-type="string" office:string-value="http://dbpedia.org/property/country" calcext:value-type="string">
            <text:p>http://dbpedia.org/property/country</text:p>
          </table:table-cell>
          <table:table-cell office:value-type="string" calcext:value-type="string">
            <text:p>country</text:p>
          </table:table-cell>
          <table:table-cell table:number-columns-repeated="2"/>
          <table:table-cell office:value-type="string" calcext:value-type="string">
            <text:p>an agent has country Europe (an entity of type place)</text:p>
          </table:table-cell>
          <table:table-cell office:value-type="string" calcext:value-type="string">
            <text:p>a work has country Canada (an entity of type populated place)</text:p>
          </table:table-cell>
          <table:table-cell table:style-name="ce20" table:formula="of:=HYPERLINK(&quot;http://goo.gl/4OKNh3&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laceOfDeath&quot;)" office:value-type="string" office:string-value="http://dbpedia.org/property/placeOfDeath" calcext:value-type="string">
            <text:p>http://dbpedia.org/property/placeOfDeath</text:p>
          </table:table-cell>
          <table:table-cell office:value-type="string" calcext:value-type="string">
            <text:p>placeOfDeath</text:p>
          </table:table-cell>
          <table:table-cell table:number-columns-repeated="2"/>
          <table:table-cell office:value-type="string" calcext:value-type="string">
            <text:p>an agent has PLACE OF DEATH Ottoman Empire (an entity of type country)</text:p>
          </table:table-cell>
          <table:table-cell office:value-type="string" calcext:value-type="string">
            <text:p>an artist has PLACE OF DEATH Paris (an entity of type municipality)</text:p>
          </table:table-cell>
          <table:table-cell table:style-name="ce20" table:formula="of:=HYPERLINK(&quot;http://goo.gl/XgVHx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ationalteam&quot;)" office:value-type="string" office:string-value="http://dbpedia.org/property/nationalteam" calcext:value-type="string">
            <text:p>http://dbpedia.org/property/nationalteam</text:p>
          </table:table-cell>
          <table:table-cell office:value-type="string" calcext:value-type="string">
            <text:p>nationalteam</text:p>
          </table:table-cell>
          <table:table-cell table:number-columns-repeated="2"/>
          <table:table-cell office:value-type="string" calcext:value-type="string">
            <text:p>a sports manager has nationalteam Israel national football team (an entity of type soccer club)</text:p>
          </table:table-cell>
          <table:table-cell office:value-type="string" calcext:value-type="string">
            <text:p>an athlete has nationalteam Germany national football team (an entity of type soccer club)</text:p>
          </table:table-cell>
          <table:table-cell table:style-name="ce20" table:formula="of:=HYPERLINK(&quot;http://goo.gl/cW6B3z&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eathPlace&quot;)" office:value-type="string" office:string-value="http://dbpedia.org/property/deathPlace" calcext:value-type="string">
            <text:p>http://dbpedia.org/property/deathPlace</text:p>
          </table:table-cell>
          <table:table-cell office:value-type="string" calcext:value-type="string">
            <text:p>deathPlace</text:p>
          </table:table-cell>
          <table:table-cell table:number-columns-repeated="2"/>
          <table:table-cell office:value-type="string" calcext:value-type="string">
            <text:p>a person has death place Coimbra (an entity of type municipality)</text:p>
          </table:table-cell>
          <table:table-cell office:value-type="string" calcext:value-type="string">
            <text:p>a person has death place Germany (an entity of type populated place)</text:p>
          </table:table-cell>
          <table:table-cell table:style-name="ce20" table:formula="of:=HYPERLINK(&quot;http://goo.gl/cMq3NB&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team&quot;)" office:value-type="string" office:string-value="http://dbpedia.org/ontology/team" calcext:value-type="string">
            <text:p>http://dbpedia.org/ontology/team</text:p>
          </table:table-cell>
          <table:table-cell office:value-type="string" calcext:value-type="string">
            <text:p>team</text:p>
          </table:table-cell>
          <table:table-cell table:number-columns-repeated="2"/>
          <table:table-cell office:value-type="string" calcext:value-type="string">
            <text:p>an agent has team Boca Juniors (an entity of type soccer club)</text:p>
          </table:table-cell>
          <table:table-cell office:value-type="string" calcext:value-type="string">
            <text:p>a person has team S.L. Benfica (an entity of type organisation)</text:p>
          </table:table-cell>
          <table:table-cell table:style-name="ce20" table:formula="of:=HYPERLINK(&quot;http://goo.gl/frQusq&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nationality&quot;)" office:value-type="string" office:string-value="http://dbpedia.org/ontology/nationality" calcext:value-type="string">
            <text:p>http://dbpedia.org/ontology/nationality</text:p>
          </table:table-cell>
          <table:table-cell office:value-type="string" calcext:value-type="string">
            <text:p>nationality</text:p>
          </table:table-cell>
          <table:table-cell table:number-columns-repeated="2"/>
          <table:table-cell office:value-type="string" calcext:value-type="string">
            <text:p>a person has nationality French people (an entity of type ethnic group)</text:p>
          </table:table-cell>
          <table:table-cell office:value-type="string" calcext:value-type="string">
            <text:p>a writer has nationality Kurdistan (an entity of type place)</text:p>
          </table:table-cell>
          <table:table-cell table:style-name="ce20" table:formula="of:=HYPERLINK(&quot;http://goo.gl/lPYQVp&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country&quot;)" office:value-type="string" office:string-value="http://dbpedia.org/ontology/country" calcext:value-type="string">
            <text:p>http://dbpedia.org/ontology/country</text:p>
          </table:table-cell>
          <table:table-cell office:value-type="string" calcext:value-type="string">
            <text:p>country</text:p>
          </table:table-cell>
          <table:table-cell table:number-columns-repeated="2"/>
          <table:table-cell office:value-type="string" calcext:value-type="string">
            <text:p>an university has country France (an entity of type place)</text:p>
          </table:table-cell>
          <table:table-cell office:value-type="string" calcext:value-type="string">
            <text:p>a town has country Iceland (an entity of type country)</text:p>
          </table:table-cell>
          <table:table-cell table:style-name="ce20" table:formula="of:=HYPERLINK(&quot;http://goo.gl/UwgP5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at&quot;)" office:value-type="string" office:string-value="http://dbpedia.org/property/nat" calcext:value-type="string">
            <text:p>http://dbpedia.org/property/nat</text:p>
          </table:table-cell>
          <table:table-cell office:value-type="string" calcext:value-type="string">
            <text:p>nat</text:p>
          </table:table-cell>
          <table:table-cell table:number-columns-repeated="2"/>
          <table:table-cell office:value-type="string" calcext:value-type="string">
            <text:p>an agent has nat BEN</text:p>
          </table:table-cell>
          <table:table-cell office:value-type="string" calcext:value-type="string">
            <text:p>a sports team has nat Poland</text:p>
          </table:table-cell>
          <table:table-cell table:style-name="ce20" table:formula="of:=HYPERLINK(&quot;http://goo.gl/84A8pp&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ationality&quot;)" office:value-type="string" office:string-value="http://dbpedia.org/property/nationality" calcext:value-type="string">
            <text:p>http://dbpedia.org/property/nationality</text:p>
          </table:table-cell>
          <table:table-cell office:value-type="string" calcext:value-type="string">
            <text:p>nationality</text:p>
          </table:table-cell>
          <table:table-cell table:number-columns-repeated="2"/>
          <table:table-cell office:value-type="string" calcext:value-type="string">
            <text:p>an agent has nationality Turkey (an entity of type place)</text:p>
          </table:table-cell>
          <table:table-cell office:value-type="string" calcext:value-type="string">
            <text:p>a president has nationality Turkey (an entity of type place)</text:p>
          </table:table-cell>
          <table:table-cell table:style-name="ce20" table:formula="of:=HYPERLINK(&quot;http://goo.gl/1ymqr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team&quot;)" office:value-type="string" office:string-value="http://dbpedia.org/property/team" calcext:value-type="string">
            <text:p>http://dbpedia.org/property/team</text:p>
          </table:table-cell>
          <table:table-cell office:value-type="string" calcext:value-type="string">
            <text:p>team</text:p>
          </table:table-cell>
          <table:table-cell table:number-columns-repeated="2"/>
          <table:table-cell office:value-type="string" calcext:value-type="string">
            <text:p>a sports event has Team Hertha BSC (an entity of type soccer club)</text:p>
          </table:table-cell>
          <table:table-cell office:value-type="string" calcext:value-type="string">
            <text:p>a football match has Team SV Sodingen (an entity of type soccer club)</text:p>
          </table:table-cell>
          <table:table-cell table:style-name="ce20" table:formula="of:=HYPERLINK(&quot;http://goo.gl/i7huq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hometown&quot;)" office:value-type="string" office:string-value="http://dbpedia.org/ontology/hometown" calcext:value-type="string">
            <text:p>http://dbpedia.org/ontology/hometown</text:p>
          </table:table-cell>
          <table:table-cell office:value-type="string" calcext:value-type="string">
            <text:p>hometown</text:p>
          </table:table-cell>
          <table:table-cell table:number-columns-repeated="2"/>
          <table:table-cell office:value-type="string" calcext:value-type="string">
            <text:p>an agent has home town Walla Walla, Washington (an entity of type populated place)</text:p>
          </table:table-cell>
          <table:table-cell office:value-type="string" calcext:value-type="string">
            <text:p>an agent has home town Frankfurt (an entity of type place)</text:p>
          </table:table-cell>
          <table:table-cell table:style-name="ce20" table:formula="of:=HYPERLINK(&quot;http://goo.gl/XOt5hL&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hometown&quot;)" office:value-type="string" office:string-value="http://dbpedia.org/property/hometown" calcext:value-type="string">
            <text:p>http://dbpedia.org/property/hometown</text:p>
          </table:table-cell>
          <table:table-cell office:value-type="string" calcext:value-type="string">
            <text:p>hometown</text:p>
          </table:table-cell>
          <table:table-cell table:number-columns-repeated="2"/>
          <table:table-cell office:value-type="string" calcext:value-type="string">
            <text:p>a person has hometown Middlesex Centre (an entity of type place)</text:p>
          </table:table-cell>
          <table:table-cell office:value-type="string" calcext:value-type="string">
            <text:p>a boxer has hometown Mexicali, BC, Mexico</text:p>
          </table:table-cell>
          <table:table-cell table:style-name="ce20" table:formula="of:=HYPERLINK(&quot;http://goo.gl/eJJ7zY&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stateOfOrigin&quot;)" office:value-type="string" office:string-value="http://dbpedia.org/ontology/stateOfOrigin" calcext:value-type="string">
            <text:p>http://dbpedia.org/ontology/stateOfOrigin</text:p>
          </table:table-cell>
          <table:table-cell office:value-type="string" calcext:value-type="string">
            <text:p>stateOfOrigin</text:p>
          </table:table-cell>
          <table:table-cell table:number-columns-repeated="2"/>
          <table:table-cell office:value-type="string" calcext:value-type="string">
            <text:p>an agent has state of origin Romania (an entity of type populated place)</text:p>
          </table:table-cell>
          <table:table-cell office:value-type="string" calcext:value-type="string">
            <text:p>an agent has state of origin Russia (an entity of type populated place)</text:p>
          </table:table-cell>
          <table:table-cell table:style-name="ce20" table:formula="of:=HYPERLINK(&quot;http://goo.gl/FshC5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tlTeam&quot;)" office:value-type="string" office:string-value="http://dbpedia.org/property/ntlTeam" calcext:value-type="string">
            <text:p>http://dbpedia.org/property/ntlTeam</text:p>
          </table:table-cell>
          <table:table-cell office:value-type="string" calcext:value-type="string">
            <text:p>ntlTeam</text:p>
          </table:table-cell>
          <table:table-cell table:number-columns-repeated="2"/>
          <table:table-cell office:value-type="string" calcext:value-type="string">
            <text:p>a person has ntl team Czech Republic</text:p>
          </table:table-cell>
          <table:table-cell office:value-type="string" calcext:value-type="string">
            <text:p>an ice hockey player has ntl team BLR</text:p>
          </table:table-cell>
          <table:table-cell table:style-name="ce20" table:formula="of:=HYPERLINK(&quot;http://goo.gl/2p1l7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homecountry&quot;)" office:value-type="string" office:string-value="http://dbpedia.org/property/homecountry" calcext:value-type="string">
            <text:p>http://dbpedia.org/property/homecountry</text:p>
          </table:table-cell>
          <table:table-cell office:value-type="string" calcext:value-type="string">
            <text:p>homecountry</text:p>
          </table:table-cell>
          <table:table-cell table:number-columns-repeated="2"/>
          <table:table-cell office:value-type="string" calcext:value-type="string">
            <text:p>a person has homecountry United States</text:p>
          </table:table-cell>
          <table:table-cell office:value-type="string" calcext:value-type="string">
            <text:p>a darts player has homecountry Netherlands</text:p>
          </table:table-cell>
          <table:table-cell table:style-name="ce20" table:formula="of:=HYPERLINK(&quot;http://goo.gl/kfIJkQ&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ruNationalteam&quot;)" office:value-type="string" office:string-value="http://dbpedia.org/property/ruNationalteam" calcext:value-type="string">
            <text:p>http://dbpedia.org/property/ruNationalteam</text:p>
          </table:table-cell>
          <table:table-cell office:value-type="string" calcext:value-type="string">
            <text:p>ruNationalteam</text:p>
          </table:table-cell>
          <table:table-cell table:number-columns-repeated="2"/>
          <table:table-cell office:value-type="string" calcext:value-type="string">
            <text:p>a rugby player has ru nationalteam Australia national rugby union team (an entity of type rugby club)</text:p>
          </table:table-cell>
          <table:table-cell office:value-type="string" calcext:value-type="string">
            <text:p>a rugby player has ru nationalteam Scotland national rugby union team (an entity of type rugby club)</text:p>
          </table:table-cell>
          <table:table-cell table:style-name="ce20" table:formula="of:=HYPERLINK(&quot;http://goo.gl/OGi9RY&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nationalTeam&quot;)" office:value-type="string" office:string-value="http://dbpedia.org/ontology/nationalTeam" calcext:value-type="string">
            <text:p>http://dbpedia.org/ontology/nationalTeam</text:p>
          </table:table-cell>
          <table:table-cell office:value-type="string" calcext:value-type="string">
            <text:p>nationalTeam</text:p>
          </table:table-cell>
          <table:table-cell table:number-columns-repeated="2"/>
          <table:table-cell office:value-type="string" calcext:value-type="string">
            <text:p>a person has national team Croatia women's national volleyball team</text:p>
          </table:table-cell>
          <table:table-cell office:value-type="string" calcext:value-type="string">
            <text:p>a person has national team Poland (an entity of type populated place)</text:p>
          </table:table-cell>
          <table:table-cell table:style-name="ce20" table:formula="of:=HYPERLINK(&quot;http://goo.gl/WERSYB&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ountryRepresented&quot;)" office:value-type="string" office:string-value="http://dbpedia.org/property/countryRepresented" calcext:value-type="string">
            <text:p>http://dbpedia.org/property/countryRepresented</text:p>
          </table:table-cell>
          <table:table-cell office:value-type="string" calcext:value-type="string">
            <text:p>countryRepresented</text:p>
          </table:table-cell>
          <table:table-cell table:number-columns-repeated="2"/>
          <table:table-cell office:value-type="string" calcext:value-type="string">
            <text:p>a tennis player has country represented Portugal</text:p>
          </table:table-cell>
          <table:table-cell office:value-type="string" calcext:value-type="string">
            <text:p>a person has country represented Algeria (an entity of type populated place)</text:p>
          </table:table-cell>
          <table:table-cell table:style-name="ce20" table:formula="of:=HYPERLINK(&quot;http://goo.gl/sjDkX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rlNationalteam&quot;)" office:value-type="string" office:string-value="http://dbpedia.org/property/rlNationalteam" calcext:value-type="string">
            <text:p>http://dbpedia.org/property/rlNationalteam</text:p>
          </table:table-cell>
          <table:table-cell office:value-type="string" calcext:value-type="string">
            <text:p>rlNationalteam</text:p>
          </table:table-cell>
          <table:table-cell table:number-columns-repeated="2"/>
          <table:table-cell office:value-type="string" calcext:value-type="string">
            <text:p>an athlete has rl nationalteam France national rugby league team</text:p>
          </table:table-cell>
          <table:table-cell office:value-type="string" calcext:value-type="string">
            <text:p>an agent has rl nationalteam Germany national rugby league team</text:p>
          </table:table-cell>
          <table:table-cell table:style-name="ce20" table:formula="of:=HYPERLINK(&quot;http://goo.gl/BNGRpo&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ationalteams&quot;)" office:value-type="string" office:string-value="http://dbpedia.org/property/nationalteams" calcext:value-type="string">
            <text:p>http://dbpedia.org/property/nationalteams</text:p>
          </table:table-cell>
          <table:table-cell office:value-type="string" calcext:value-type="string">
            <text:p>nationalteams</text:p>
          </table:table-cell>
          <table:table-cell table:number-columns-repeated="2"/>
          <table:table-cell office:value-type="string" calcext:value-type="string">
            <text:p>a netball player has nationalteams Australia national netball team (an entity of type place)</text:p>
          </table:table-cell>
          <table:table-cell office:value-type="string" calcext:value-type="string">
            <text:p>an agent has nationalteams New Zealand under 21 squad</text:p>
          </table:table-cell>
          <table:table-cell table:style-name="ce20" table:formula="of:=HYPERLINK(&quot;http://goo.gl/PYzxjC&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birthplace&quot;)" office:value-type="string" office:string-value="http://dbpedia.org/property/birthplace" calcext:value-type="string">
            <text:p>http://dbpedia.org/property/birthplace</text:p>
          </table:table-cell>
          <table:table-cell office:value-type="string" calcext:value-type="string">
            <text:p>birthplace</text:p>
          </table:table-cell>
          <table:table-cell table:number-columns-repeated="2"/>
          <table:table-cell office:value-type="string" calcext:value-type="string">
            <text:p>an agent has birthplace Chicago Heights, Illinois (an entity of type place)</text:p>
          </table:table-cell>
          <table:table-cell office:value-type="string" calcext:value-type="string">
            <text:p>an artist has birthplace Manitoba (an entity of type place)</text:p>
          </table:table-cell>
          <table:table-cell table:style-name="ce20" table:formula="of:=HYPERLINK(&quot;http://goo.gl/DIsOm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ountryofbirth&quot;)" office:value-type="string" office:string-value="http://dbpedia.org/property/countryofbirth" calcext:value-type="string">
            <text:p>http://dbpedia.org/property/countryofbirth</text:p>
          </table:table-cell>
          <table:table-cell office:value-type="string" calcext:value-type="string">
            <text:p>countryofbirth</text:p>
          </table:table-cell>
          <table:table-cell table:number-columns-repeated="2"/>
          <table:table-cell office:value-type="string" calcext:value-type="string">
            <text:p>a motorcycle rider has countryofbirth England (an entity of type country)</text:p>
          </table:table-cell>
          <table:table-cell office:value-type="string" calcext:value-type="string">
            <text:p>an agent has countryofbirth England (an entity of type populated place)</text:p>
          </table:table-cell>
          <table:table-cell table:style-name="ce20" table:formula="of:=HYPERLINK(&quot;http://goo.gl/sjwPX5&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ationaliity&quot;)" office:value-type="string" office:string-value="http://dbpedia.org/property/nationaliity" calcext:value-type="string">
            <text:p>http://dbpedia.org/property/nationaliity</text:p>
          </table:table-cell>
          <table:table-cell office:value-type="string" calcext:value-type="string">
            <text:p>nationaliity</text:p>
          </table:table-cell>
          <table:table-cell table:number-columns-repeated="2"/>
          <table:table-cell office:value-type="string" calcext:value-type="string">
            <text:p>a soccer player has nationaliity Nigeria (an entity of type populated place)</text:p>
          </table:table-cell>
          <table:table-cell office:value-type="string" calcext:value-type="string">
            <text:p>an athlete has nationaliity Belgium (an entity of type place)</text:p>
          </table:table-cell>
          <table:table-cell table:style-name="ce20" table:formula="of:=HYPERLINK(&quot;http://goo.gl/FyT4U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laceofbirth&quot;)" office:value-type="string" office:string-value="http://dbpedia.org/property/placeofbirth" calcext:value-type="string">
            <text:p>http://dbpedia.org/property/placeofbirth</text:p>
          </table:table-cell>
          <table:table-cell office:value-type="string" calcext:value-type="string">
            <text:p>placeofbirth</text:p>
          </table:table-cell>
          <table:table-cell table:number-columns-repeated="2"/>
          <table:table-cell office:value-type="string" calcext:value-type="string">
            <text:p>an agent has placeofbirth Spangler, Pennsylvania (an entity of type place)</text:p>
          </table:table-cell>
          <table:table-cell office:value-type="string" calcext:value-type="string">
            <text:p>a person has placeofbirth Jerusalem (an entity of type populated place)</text:p>
          </table:table-cell>
          <table:table-cell table:style-name="ce20" table:formula="of:=HYPERLINK(&quot;http://goo.gl/q1pFqZ&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placebirth&quot;)" office:value-type="string" office:string-value="http://dbpedia.org/property/placebirth" calcext:value-type="string">
            <text:p>http://dbpedia.org/property/placebirth</text:p>
          </table:table-cell>
          <table:table-cell table:style-name="ce16" office:value-type="string" calcext:value-type="string">
            <text:p>placebirth</text:p>
          </table:table-cell>
          <table:table-cell table:style-name="ce16" table:number-columns-repeated="2"/>
          <table:table-cell table:style-name="ce16" office:value-type="string" calcext:value-type="string">
            <text:p>an athlete has placebirth Socialist Republic of Croatia (an entity of type place)</text:p>
          </table:table-cell>
          <table:table-cell table:style-name="ce16" office:value-type="string" calcext:value-type="string">
            <text:p>an agent has placebirth Taiwan (an entity of type populated place)</text:p>
          </table:table-cell>
          <table:table-cell table:style-name="ce25" table:formula="of:=HYPERLINK(&quot;http://goo.gl/nseqDR&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704436051" calcext:value-type="float">
            <text:p>704436051</text:p>
          </table:table-cell>
          <table:table-cell office:value-type="string" calcext:value-type="string">
            <text:p>book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Bossidy, Larry</text:p>
          </table:table-cell>
          <table:table-cell table:style-name="ce13" office:value-type="string" calcext:value-type="string">
            <text:p>Dell, Michael</text:p>
          </table:table-cell>
          <table:table-cell table:style-name="ce13" office:value-type="string" calcext:value-type="string">
            <text:p>Eisner, Michael</text:p>
          </table:table-cell>
          <table:table-cell table:style-name="ce13" office:value-type="string" calcext:value-type="string">
            <text:p>Gates, Bill</text:p>
          </table:table-cell>
          <table:table-cell table:style-name="ce13" office:value-type="string" calcext:value-type="string">
            <text:p>Grove, Andrew</text:p>
          </table:table-cell>
          <table:table-cell table:style-name="ce13"/>
          <table:table-cell table:style-name="ce22"/>
          <table:table-cell table:number-columns-repeated="1017"/>
        </table:table-row>
        <table:table-row table:style-name="ro1">
          <table:table-cell table:style-name="ce5" office:value-type="string" calcext:value-type="string">
            <text:p>Iacocca, Lee</text:p>
          </table:table-cell>
          <table:table-cell table:style-name="ce13" office:value-type="string" calcext:value-type="string">
            <text:p>Kroc, Ray</text:p>
          </table:table-cell>
          <table:table-cell table:style-name="ce13" office:value-type="string" calcext:value-type="string">
            <text:p>Monaghan, Tom</text:p>
          </table:table-cell>
          <table:table-cell table:style-name="ce13" office:value-type="string" calcext:value-type="string">
            <text:p>Packard, David</text:p>
          </table:table-cell>
          <table:table-cell table:style-name="ce13" office:value-type="string" calcext:value-type="string">
            <text:p>R. M. Lala</text:p>
          </table:table-cell>
          <table:table-cell table:style-name="ce13"/>
          <table:table-cell table:style-name="ce22"/>
          <table:table-cell table:number-columns-repeated="1017"/>
        </table:table-row>
        <table:table-row table:style-name="ro1">
          <table:table-cell table:style-name="ce5" office:value-type="string" calcext:value-type="string">
            <text:p>Rodgers, TJ</text:p>
          </table:table-cell>
          <table:table-cell table:style-name="ce13" office:value-type="string" calcext:value-type="string">
            <text:p>Rosenberg, William</text:p>
          </table:table-cell>
          <table:table-cell table:style-name="ce13" office:value-type="string" calcext:value-type="string">
            <text:p>Schultz, Howard</text:p>
          </table:table-cell>
          <table:table-cell table:style-name="ce13" office:value-type="string" calcext:value-type="string">
            <text:p>Sloan, Alfred</text:p>
          </table:table-cell>
          <table:table-cell table:style-name="ce13" office:value-type="string" calcext:value-type="string">
            <text:p>Stewart, Martha</text:p>
          </table:table-cell>
          <table:table-cell table:style-name="ce13"/>
          <table:table-cell table:style-name="ce22"/>
          <table:table-cell table:number-columns-repeated="1017"/>
        </table:table-row>
        <table:table-row table:style-name="ro1">
          <table:table-cell table:style-name="ce5" office:value-type="string" calcext:value-type="string">
            <text:p>Thomas, Dave</text:p>
          </table:table-cell>
          <table:table-cell table:style-name="ce13" office:value-type="string" calcext:value-type="string">
            <text:p>Walton, Sam</text:p>
          </table:table-cell>
          <table:table-cell table:style-name="ce13" office:value-type="string" calcext:value-type="string">
            <text:p>Watson, Jr., Thomas J.</text:p>
          </table:table-cell>
          <table:table-cell table:style-name="ce13" office:value-type="string" calcext:value-type="string">
            <text:p>Welch, Jack</text:p>
          </table:table-cell>
          <table:table-cell table:style-name="ce13" table:number-columns-repeated="2"/>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ontology/author&quot;)" office:value-type="string" office:string-value="http://dbpedia.org/ontology/author" calcext:value-type="string">
            <text:p>http://dbpedia.org/ontology/author</text:p>
          </table:table-cell>
          <table:table-cell office:value-type="string" calcext:value-type="string">
            <text:p>author</text:p>
          </table:table-cell>
          <table:table-cell table:number-columns-repeated="2"/>
          <table:table-cell office:value-type="string" calcext:value-type="string">
            <text:p>a work has author Terry Louise Fisher (an entity of type agent)</text:p>
          </table:table-cell>
          <table:table-cell office:value-type="string" calcext:value-type="string">
            <text:p>a written work has author Iris Murdoch (an entity of type agent)</text:p>
          </table:table-cell>
          <table:table-cell table:style-name="ce20" table:formula="of:=HYPERLINK(&quot;http://goo.gl/VRYKW5&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author&quot;)" office:value-type="string" office:string-value="http://dbpedia.org/property/author" calcext:value-type="string">
            <text:p>http://dbpedia.org/property/author</text:p>
          </table:table-cell>
          <table:table-cell table:style-name="ce16" office:value-type="string" calcext:value-type="string">
            <text:p>author</text:p>
          </table:table-cell>
          <table:table-cell table:style-name="ce16" table:number-columns-repeated="2"/>
          <table:table-cell table:style-name="ce16" office:value-type="string" calcext:value-type="string">
            <text:p>a book has author Jules Verne (an entity of type artist)</text:p>
          </table:table-cell>
          <table:table-cell table:style-name="ce16" office:value-type="string" calcext:value-type="string">
            <text:p>a book has author Arthur Conan Doyle (an entity of type agent)</text:p>
          </table:table-cell>
          <table:table-cell table:style-name="ce25" table:formula="of:=HYPERLINK(&quot;http://goo.gl/d35iOa&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244307158" calcext:value-type="float">
            <text:p>244307158</text:p>
          </table:table-cell>
          <table:table-cell office:value-type="string" calcext:value-type="string">
            <text:p>book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float" office:value="1754" calcext:value-type="float">
            <text:p>1754</text:p>
          </table:table-cell>
          <table:table-cell table:style-name="ce13" office:value-type="float" office:value="1859" calcext:value-type="float">
            <text:p>1859</text:p>
          </table:table-cell>
          <table:table-cell table:style-name="ce13" office:value-type="float" office:value="1869" calcext:value-type="float">
            <text:p>1869</text:p>
          </table:table-cell>
          <table:table-cell table:style-name="ce13" office:value-type="float" office:value="1877" calcext:value-type="float">
            <text:p>1877</text:p>
          </table:table-cell>
          <table:table-cell table:style-name="ce13" office:value-type="float" office:value="1880" calcext:value-type="float">
            <text:p>1880</text:p>
          </table:table-cell>
          <table:table-cell table:style-name="ce13"/>
          <table:table-cell table:style-name="ce22"/>
          <table:table-cell table:number-columns-repeated="1017"/>
        </table:table-row>
        <table:table-row table:style-name="ro1">
          <table:table-cell table:style-name="ce5" office:value-type="float" office:value="1881" calcext:value-type="float">
            <text:p>1881</text:p>
          </table:table-cell>
          <table:table-cell table:style-name="ce13" office:value-type="float" office:value="1887" calcext:value-type="float">
            <text:p>1887</text:p>
          </table:table-cell>
          <table:table-cell table:style-name="ce13" office:value-type="float" office:value="1892" calcext:value-type="float">
            <text:p>1892</text:p>
          </table:table-cell>
          <table:table-cell table:style-name="ce13" office:value-type="float" office:value="1896" calcext:value-type="float">
            <text:p>1896</text:p>
          </table:table-cell>
          <table:table-cell table:style-name="ce13" office:value-type="float" office:value="1899" calcext:value-type="float">
            <text:p>1899</text:p>
          </table:table-cell>
          <table:table-cell table:style-name="ce13"/>
          <table:table-cell table:style-name="ce22"/>
          <table:table-cell table:number-columns-repeated="1017"/>
        </table:table-row>
        <table:table-row table:style-name="ro1">
          <table:table-cell table:style-name="ce5" office:value-type="float" office:value="1902" calcext:value-type="float">
            <text:p>1902</text:p>
          </table:table-cell>
          <table:table-cell table:style-name="ce13" office:value-type="float" office:value="1908" calcext:value-type="float">
            <text:p>1908</text:p>
          </table:table-cell>
          <table:table-cell table:style-name="ce13" office:value-type="float" office:value="1932" calcext:value-type="float">
            <text:p>1932</text:p>
          </table:table-cell>
          <table:table-cell table:style-name="ce13" office:value-type="float" office:value="1936" calcext:value-type="float">
            <text:p>1936</text:p>
          </table:table-cell>
          <table:table-cell table:style-name="ce13" office:value-type="float" office:value="1937" calcext:value-type="float">
            <text:p>1937</text:p>
          </table:table-cell>
          <table:table-cell table:style-name="ce13"/>
          <table:table-cell table:style-name="ce22"/>
          <table:table-cell table:number-columns-repeated="1017"/>
        </table:table-row>
        <table:table-row table:style-name="ro1">
          <table:table-cell table:style-name="ce5" office:value-type="float" office:value="1939" calcext:value-type="float">
            <text:p>1939</text:p>
          </table:table-cell>
          <table:table-cell table:style-name="ce13" office:value-type="float" office:value="1943" calcext:value-type="float">
            <text:p>1943</text:p>
          </table:table-cell>
          <table:table-cell table:style-name="ce13" office:value-type="float" office:value="1946" calcext:value-type="float">
            <text:p>1946</text:p>
          </table:table-cell>
          <table:table-cell table:style-name="ce13" office:value-type="float" office:value="1947" calcext:value-type="float">
            <text:p>1947</text:p>
          </table:table-cell>
          <table:table-cell table:style-name="ce13" office:value-type="float" office:value="1950" calcext:value-type="float">
            <text:p>1950</text:p>
          </table:table-cell>
          <table:table-cell table:style-name="ce13"/>
          <table:table-cell table:style-name="ce22"/>
          <table:table-cell table:number-columns-repeated="1017"/>
        </table:table-row>
        <table:table-row table:style-name="ro1">
          <table:table-cell table:style-name="ce5" office:value-type="float" office:value="1951" calcext:value-type="float">
            <text:p>1951</text:p>
          </table:table-cell>
          <table:table-cell table:style-name="ce13" office:value-type="float" office:value="1952" calcext:value-type="float">
            <text:p>1952</text:p>
          </table:table-cell>
          <table:table-cell table:style-name="ce13" office:value-type="float" office:value="1954" calcext:value-type="float">
            <text:p>1954</text:p>
          </table:table-cell>
          <table:table-cell table:style-name="ce13" office:value-type="float" office:value="1955" calcext:value-type="float">
            <text:p>1955</text:p>
          </table:table-cell>
          <table:table-cell table:style-name="ce13" office:value-type="float" office:value="1960" calcext:value-type="float">
            <text:p>1960</text:p>
          </table:table-cell>
          <table:table-cell table:style-name="ce13"/>
          <table:table-cell table:style-name="ce22"/>
          <table:table-cell table:number-columns-repeated="1017"/>
        </table:table-row>
        <table:table-row table:style-name="ro1">
          <table:table-cell table:style-name="ce5" office:value-type="float" office:value="1966" calcext:value-type="float">
            <text:p>1966</text:p>
          </table:table-cell>
          <table:table-cell table:style-name="ce13" office:value-type="float" office:value="1967" calcext:value-type="float">
            <text:p>1967</text:p>
          </table:table-cell>
          <table:table-cell table:style-name="ce13" office:value-type="float" office:value="1969" calcext:value-type="float">
            <text:p>1969</text:p>
          </table:table-cell>
          <table:table-cell table:style-name="ce13" office:value-type="float" office:value="1970" calcext:value-type="float">
            <text:p>1970</text:p>
          </table:table-cell>
          <table:table-cell table:style-name="ce13" office:value-type="float" office:value="1972" calcext:value-type="float">
            <text:p>1972</text:p>
          </table:table-cell>
          <table:table-cell table:style-name="ce13"/>
          <table:table-cell table:style-name="ce22"/>
          <table:table-cell table:number-columns-repeated="1017"/>
        </table:table-row>
        <table:table-row table:style-name="ro1">
          <table:table-cell table:style-name="ce5" office:value-type="float" office:value="1975" calcext:value-type="float">
            <text:p>1975</text:p>
          </table:table-cell>
          <table:table-cell table:style-name="ce13" office:value-type="float" office:value="1976" calcext:value-type="float">
            <text:p>1976</text:p>
          </table:table-cell>
          <table:table-cell table:style-name="ce13" office:value-type="float" office:value="1977" calcext:value-type="float">
            <text:p>1977</text:p>
          </table:table-cell>
          <table:table-cell table:style-name="ce13" office:value-type="float" office:value="1979" calcext:value-type="float">
            <text:p>1979</text:p>
          </table:table-cell>
          <table:table-cell table:style-name="ce13" office:value-type="float" office:value="1980" calcext:value-type="float">
            <text:p>1980</text:p>
          </table:table-cell>
          <table:table-cell table:style-name="ce13"/>
          <table:table-cell table:style-name="ce22"/>
          <table:table-cell table:number-columns-repeated="1017"/>
        </table:table-row>
        <table:table-row table:style-name="ro1">
          <table:table-cell table:style-name="ce5" office:value-type="float" office:value="1984" calcext:value-type="float">
            <text:p>1984</text:p>
          </table:table-cell>
          <table:table-cell table:style-name="ce13" office:value-type="float" office:value="1988" calcext:value-type="float">
            <text:p>1988</text:p>
          </table:table-cell>
          <table:table-cell table:style-name="ce13" office:value-type="float" office:value="1991" calcext:value-type="float">
            <text:p>1991</text:p>
          </table:table-cell>
          <table:table-cell table:style-name="ce13" office:value-type="float" office:value="1992" calcext:value-type="float">
            <text:p>1992</text:p>
          </table:table-cell>
          <table:table-cell table:style-name="ce13" office:value-type="float" office:value="1997" calcext:value-type="float">
            <text:p>1997</text:p>
          </table:table-cell>
          <table:table-cell table:style-name="ce13"/>
          <table:table-cell table:style-name="ce22"/>
          <table:table-cell table:number-columns-repeated="1017"/>
        </table:table-row>
        <table:table-row table:style-name="ro1">
          <table:table-cell table:style-name="ce5" office:value-type="float" office:value="1998" calcext:value-type="float">
            <text:p>1998</text:p>
          </table:table-cell>
          <table:table-cell table:style-name="ce13" office:value-type="float" office:value="2000" calcext:value-type="float">
            <text:p>2000</text:p>
          </table:table-cell>
          <table:table-cell table:style-name="ce13" office:value-type="float" office:value="2002" calcext:value-type="float">
            <text:p>2002</text:p>
          </table:table-cell>
          <table:table-cell table:style-name="ce13" office:value-type="float" office:value="2003" calcext:value-type="float">
            <text:p>2003</text:p>
          </table:table-cell>
          <table:table-cell table:style-name="ce13" office:value-type="float" office:value="2005" calcext:value-type="float">
            <text:p>2005</text:p>
          </table:table-cell>
          <table:table-cell table:style-name="ce13"/>
          <table:table-cell table:style-name="ce22"/>
          <table:table-cell table:number-columns-repeated="1017"/>
        </table:table-row>
        <table:table-row table:style-name="ro1">
          <table:table-cell table:style-name="ce5" office:value-type="float" office:value="2007" calcext:value-type="float">
            <text:p>2007</text:p>
          </table:table-cell>
          <table:table-cell table:style-name="ce13" table:number-columns-repeated="5"/>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releaseDate&quot;)" office:value-type="string" office:string-value="http://dbpedia.org/property/releaseDate" calcext:value-type="string">
            <text:p>http://dbpedia.org/property/releaseDate</text:p>
          </table:table-cell>
          <table:table-cell office:value-type="string" calcext:value-type="string">
            <text:p>releaseDate</text:p>
          </table:table-cell>
          <table:table-cell table:number-columns-repeated="2"/>
          <table:table-cell office:value-type="string" calcext:value-type="string">
            <text:p>a book has release date 2003</text:p>
          </table:table-cell>
          <table:table-cell office:value-type="string" calcext:value-type="string">
            <text:p>a book has release date 1912</text:p>
          </table:table-cell>
          <table:table-cell table:style-name="ce20" table:formula="of:=HYPERLINK(&quot;http://goo.gl/5MB1R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ubDate&quot;)" office:value-type="string" office:string-value="http://dbpedia.org/property/pubDate" calcext:value-type="string">
            <text:p>http://dbpedia.org/property/pubDate</text:p>
          </table:table-cell>
          <table:table-cell office:value-type="string" calcext:value-type="string">
            <text:p>pubDate</text:p>
          </table:table-cell>
          <table:table-cell table:number-columns-repeated="2"/>
          <table:table-cell office:value-type="string" calcext:value-type="string">
            <text:p>a book has pub date 1958</text:p>
          </table:table-cell>
          <table:table-cell office:value-type="string" calcext:value-type="string">
            <text:p>a work has pub date 1952</text:p>
          </table:table-cell>
          <table:table-cell table:style-name="ce20" table:formula="of:=HYPERLINK(&quot;http://goo.gl/x5yCVS&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nglishPubDate&quot;)" office:value-type="string" office:string-value="http://dbpedia.org/property/englishPubDate" calcext:value-type="string">
            <text:p>http://dbpedia.org/property/englishPubDate</text:p>
          </table:table-cell>
          <table:table-cell office:value-type="string" calcext:value-type="string">
            <text:p>englishPubDate</text:p>
          </table:table-cell>
          <table:table-cell table:number-columns-repeated="2"/>
          <table:table-cell office:value-type="string" calcext:value-type="string">
            <text:p>a written work has english pub date 8</text:p>
          </table:table-cell>
          <table:table-cell office:value-type="string" calcext:value-type="string">
            <text:p>a work has english pub date 2008</text:p>
          </table:table-cell>
          <table:table-cell table:style-name="ce20" table:formula="of:=HYPERLINK(&quot;http://goo.gl/3hTr0C&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s&quot;)" office:value-type="string" office:string-value="http://dbpedia.org/property/years" calcext:value-type="string">
            <text:p>http://dbpedia.org/property/years</text:p>
          </table:table-cell>
          <table:table-cell office:value-type="string" calcext:value-type="string">
            <text:p>years</text:p>
          </table:table-cell>
          <table:table-cell table:number-columns-repeated="2"/>
          <table:table-cell office:value-type="string" calcext:value-type="string">
            <text:p>an agent has years 2005</text:p>
          </table:table-cell>
          <table:table-cell office:value-type="string" calcext:value-type="string">
            <text:p>an agent has years 1926</text:p>
          </table:table-cell>
          <table:table-cell table:style-name="ce20" table:formula="of:=HYPERLINK(&quot;http://goo.gl/OBLqO3&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nglishReleaseDate&quot;)" office:value-type="string" office:string-value="http://dbpedia.org/property/englishReleaseDate" calcext:value-type="string">
            <text:p>http://dbpedia.org/property/englishReleaseDate</text:p>
          </table:table-cell>
          <table:table-cell office:value-type="string" calcext:value-type="string">
            <text:p>englishReleaseDate</text:p>
          </table:table-cell>
          <table:table-cell table:number-columns-repeated="2"/>
          <table:table-cell office:value-type="string" calcext:value-type="string">
            <text:p>a book has english release date 1973</text:p>
          </table:table-cell>
          <table:table-cell office:value-type="string" calcext:value-type="string">
            <text:p>a work has english release date 1998</text:p>
          </table:table-cell>
          <table:table-cell table:style-name="ce20" table:formula="of:=HYPERLINK(&quot;http://goo.gl/1vEZFa&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publicationDate&quot;)" office:value-type="string" office:string-value="http://dbpedia.org/ontology/publicationDate" calcext:value-type="string">
            <text:p>http://dbpedia.org/ontology/publicationDate</text:p>
          </table:table-cell>
          <table:table-cell office:value-type="string" calcext:value-type="string">
            <text:p>publicationDate</text:p>
          </table:table-cell>
          <table:table-cell table:number-columns-repeated="2"/>
          <table:table-cell office:value-type="string" calcext:value-type="string">
            <text:p>a book has publication date 2006-10-02+02:00</text:p>
          </table:table-cell>
          <table:table-cell office:value-type="string" calcext:value-type="string">
            <text:p>a television episode has publication date 1982-03-15+02:00</text:p>
          </table:table-cell>
          <table:table-cell table:style-name="ce20" table:formula="of:=HYPERLINK(&quot;http://goo.gl/U8wnk4&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ate&quot;)" office:value-type="string" office:string-value="http://dbpedia.org/property/date" calcext:value-type="string">
            <text:p>http://dbpedia.org/property/date</text:p>
          </table:table-cell>
          <table:table-cell office:value-type="string" calcext:value-type="string">
            <text:p>date</text:p>
          </table:table-cell>
          <table:table-cell table:number-columns-repeated="2"/>
          <table:table-cell office:value-type="string" calcext:value-type="string">
            <text:p>a chemical compound has date 1987</text:p>
          </table:table-cell>
          <table:table-cell office:value-type="string" calcext:value-type="string">
            <text:p>a sports team season has date 3</text:p>
          </table:table-cell>
          <table:table-cell table:style-name="ce20" table:formula="of:=HYPERLINK(&quot;http://goo.gl/ee5NU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released&quot;)" office:value-type="string" office:string-value="http://dbpedia.org/property/released" calcext:value-type="string">
            <text:p>http://dbpedia.org/property/released</text:p>
          </table:table-cell>
          <table:table-cell office:value-type="string" calcext:value-type="string">
            <text:p>released</text:p>
          </table:table-cell>
          <table:table-cell table:number-columns-repeated="2"/>
          <table:table-cell office:value-type="string" calcext:value-type="string">
            <text:p>an album has released 2005-03-11+02:00</text:p>
          </table:table-cell>
          <table:table-cell office:value-type="string" calcext:value-type="string">
            <text:p>a movie has released United States:</text:p>
          </table:table-cell>
          <table:table-cell table:style-name="ce20" table:formula="of:=HYPERLINK(&quot;http://goo.gl/bQQzB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releaseDate&quot;)" office:value-type="string" office:string-value="http://dbpedia.org/ontology/releaseDate" calcext:value-type="string">
            <text:p>http://dbpedia.org/ontology/releaseDate</text:p>
          </table:table-cell>
          <table:table-cell office:value-type="string" calcext:value-type="string">
            <text:p>releaseDate</text:p>
          </table:table-cell>
          <table:table-cell table:number-columns-repeated="2"/>
          <table:table-cell office:value-type="string" calcext:value-type="string">
            <text:p>a musical work has release date 1971-10-03+02:00</text:p>
          </table:table-cell>
          <table:table-cell office:value-type="string" calcext:value-type="string">
            <text:p>an album has release date 2004-09-13+02:00</text:p>
          </table:table-cell>
          <table:table-cell table:style-name="ce20" table:formula="of:=HYPERLINK(&quot;http://goo.gl/0Gn1yS&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origdate&quot;)" office:value-type="string" office:string-value="http://dbpedia.org/property/origdate" calcext:value-type="string">
            <text:p>http://dbpedia.org/property/origdate</text:p>
          </table:table-cell>
          <table:table-cell office:value-type="string" calcext:value-type="string">
            <text:p>origdate</text:p>
          </table:table-cell>
          <table:table-cell table:number-columns-repeated="2"/>
          <table:table-cell office:value-type="string" calcext:value-type="string">
            <text:p>a work has origdate March 1982 – May 1989</text:p>
          </table:table-cell>
          <table:table-cell office:value-type="string" calcext:value-type="string">
            <text:p>a work has origdate September 1986 – October 1987</text:p>
          </table:table-cell>
          <table:table-cell table:style-name="ce20" table:formula="of:=HYPERLINK(&quot;http://goo.gl/FWauQ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quot;)" office:value-type="string" office:string-value="http://dbpedia.org/property/year" calcext:value-type="string">
            <text:p>http://dbpedia.org/property/year</text:p>
          </table:table-cell>
          <table:table-cell office:value-type="string" calcext:value-type="string">
            <text:p>year</text:p>
          </table:table-cell>
          <table:table-cell table:number-columns-repeated="2"/>
          <table:table-cell office:value-type="string" calcext:value-type="string">
            <text:p>an eukaryote has year 2000</text:p>
          </table:table-cell>
          <table:table-cell office:value-type="string" calcext:value-type="string">
            <text:p>an agent has year 2005</text:p>
          </table:table-cell>
          <table:table-cell table:style-name="ce20" table:formula="of:=HYPERLINK(&quot;http://goo.gl/yzBSQL&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completionDate&quot;)" office:value-type="string" office:string-value="http://dbpedia.org/ontology/completionDate" calcext:value-type="string">
            <text:p>http://dbpedia.org/ontology/completionDate</text:p>
          </table:table-cell>
          <table:table-cell office:value-type="string" calcext:value-type="string">
            <text:p>completionDate</text:p>
          </table:table-cell>
          <table:table-cell table:number-columns-repeated="2"/>
          <table:table-cell office:value-type="string" calcext:value-type="string">
            <text:p>a work has completion date 1999-12-18+02:00</text:p>
          </table:table-cell>
          <table:table-cell office:value-type="string" calcext:value-type="string">
            <text:p>a ship has completion date 1917-04-06+02:00</text:p>
          </table:table-cell>
          <table:table-cell table:style-name="ce20" table:formula="of:=HYPERLINK(&quot;http://goo.gl/ErNVB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ublishDate&quot;)" office:value-type="string" office:string-value="http://dbpedia.org/property/publishDate" calcext:value-type="string">
            <text:p>http://dbpedia.org/property/publishDate</text:p>
          </table:table-cell>
          <table:table-cell office:value-type="string" calcext:value-type="string">
            <text:p>publishDate</text:p>
          </table:table-cell>
          <table:table-cell table:number-columns-repeated="2"/>
          <table:table-cell office:value-type="string" calcext:value-type="string">
            <text:p>an artist has publish date 1983</text:p>
          </table:table-cell>
          <table:table-cell office:value-type="string" calcext:value-type="string">
            <text:p>a work has publish date 2002-08-31+02:00</text:p>
          </table:table-cell>
          <table:table-cell table:style-name="ce20" table:formula="of:=HYPERLINK(&quot;http://goo.gl/RKICBy&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firstdate&quot;)" office:value-type="string" office:string-value="http://dbpedia.org/property/firstdate" calcext:value-type="string">
            <text:p>http://dbpedia.org/property/firstdate</text:p>
          </table:table-cell>
          <table:table-cell office:value-type="string" calcext:value-type="string">
            <text:p>firstdate</text:p>
          </table:table-cell>
          <table:table-cell table:number-columns-repeated="2"/>
          <table:table-cell office:value-type="string" calcext:value-type="string">
            <text:p>a magazine has firstdate September 1991</text:p>
          </table:table-cell>
          <table:table-cell office:value-type="string" calcext:value-type="string">
            <text:p>a periodical literature has firstdate 1971</text:p>
          </table:table-cell>
          <table:table-cell table:style-name="ce20" table:formula="of:=HYPERLINK(&quot;http://goo.gl/6IOD8x&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aunchDate&quot;)" office:value-type="string" office:string-value="http://dbpedia.org/property/launchDate" calcext:value-type="string">
            <text:p>http://dbpedia.org/property/launchDate</text:p>
          </table:table-cell>
          <table:table-cell office:value-type="string" calcext:value-type="string">
            <text:p>launchDate</text:p>
          </table:table-cell>
          <table:table-cell table:number-columns-repeated="2"/>
          <table:table-cell office:value-type="string" calcext:value-type="string">
            <text:p>an event has launch date 2010-06-14+02:00</text:p>
          </table:table-cell>
          <table:table-cell office:value-type="string" calcext:value-type="string">
            <text:p>an agent has launch date 1995-01-10+02:00</text:p>
          </table:table-cell>
          <table:table-cell table:style-name="ce20" table:formula="of:=HYPERLINK(&quot;http://goo.gl/XvBmj2&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firstPublicationDate&quot;)" office:value-type="string" office:string-value="http://dbpedia.org/ontology/firstPublicationDate" calcext:value-type="string">
            <text:p>http://dbpedia.org/ontology/firstPublicationDate</text:p>
          </table:table-cell>
          <table:table-cell office:value-type="string" calcext:value-type="string">
            <text:p>firstPublicationDate</text:p>
          </table:table-cell>
          <table:table-cell table:number-columns-repeated="2"/>
          <table:table-cell office:value-type="string" calcext:value-type="string">
            <text:p>a written work has first publication date 2009-03-25+02:00</text:p>
          </table:table-cell>
          <table:table-cell office:value-type="string" calcext:value-type="string">
            <text:p>a manga has first publication date 2000-07-25+02:00</text:p>
          </table:table-cell>
          <table:table-cell table:style-name="ce20" table:formula="of:=HYPERLINK(&quot;http://goo.gl/llrJmZ&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firstPublicationYear&quot;)" office:value-type="string" office:string-value="http://dbpedia.org/ontology/firstPublicationYear" calcext:value-type="string">
            <text:p>http://dbpedia.org/ontology/firstPublicationYear</text:p>
          </table:table-cell>
          <table:table-cell office:value-type="string" calcext:value-type="string">
            <text:p>firstPublicationYear</text:p>
          </table:table-cell>
          <table:table-cell table:number-columns-repeated="2"/>
          <table:table-cell office:value-type="string" calcext:value-type="string">
            <text:p>an academic journal has first publication year 1932-12-31T22:00:00+02:00</text:p>
          </table:table-cell>
          <table:table-cell office:value-type="string" calcext:value-type="string">
            <text:p>a written work has first publication year 1956-12-31T22:00:00+02:00</text:p>
          </table:table-cell>
          <table:table-cell table:style-name="ce20" table:formula="of:=HYPERLINK(&quot;http://goo.gl/GBSuAG&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originalreldate&quot;)" office:value-type="string" office:string-value="http://dbpedia.org/property/originalreldate" calcext:value-type="string">
            <text:p>http://dbpedia.org/property/originalreldate</text:p>
          </table:table-cell>
          <table:table-cell office:value-type="string" calcext:value-type="string">
            <text:p>originalreldate</text:p>
          </table:table-cell>
          <table:table-cell table:number-columns-repeated="2"/>
          <table:table-cell office:value-type="string" calcext:value-type="string">
            <text:p>a work has OriginalRelDate 1996-03-05+02:00</text:p>
          </table:table-cell>
          <table:table-cell office:value-type="string" calcext:value-type="string">
            <text:p>a written work has OriginalRelDate 1994-11-01+02:00</text:p>
          </table:table-cell>
          <table:table-cell table:style-name="ce20" table:formula="of:=HYPERLINK(&quot;http://goo.gl/WMasMo&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ublished&quot;)" office:value-type="string" office:string-value="http://dbpedia.org/property/published" calcext:value-type="string">
            <text:p>http://dbpedia.org/property/published</text:p>
          </table:table-cell>
          <table:table-cell office:value-type="string" calcext:value-type="string">
            <text:p>published</text:p>
          </table:table-cell>
          <table:table-cell table:number-columns-repeated="2"/>
          <table:table-cell office:value-type="string" calcext:value-type="string">
            <text:p>a comics has Published June 1993</text:p>
          </table:table-cell>
          <table:table-cell office:value-type="string" calcext:value-type="string">
            <text:p>a comics has Published July 1982</text:p>
          </table:table-cell>
          <table:table-cell table:style-name="ce20" table:formula="of:=HYPERLINK(&quot;http://goo.gl/0xVpid&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ublDate&quot;)" office:value-type="string" office:string-value="http://dbpedia.org/property/publDate" calcext:value-type="string">
            <text:p>http://dbpedia.org/property/publDate</text:p>
          </table:table-cell>
          <table:table-cell office:value-type="string" calcext:value-type="string">
            <text:p>publDate</text:p>
          </table:table-cell>
          <table:table-cell table:number-columns-repeated="2"/>
          <table:table-cell office:value-type="string" calcext:value-type="string">
            <text:p>a written work has publ date November, 2008</text:p>
          </table:table-cell>
          <table:table-cell office:value-type="string" calcext:value-type="string">
            <text:p>a work has publ date 1937</text:p>
          </table:table-cell>
          <table:table-cell table:style-name="ce20" table:formula="of:=HYPERLINK(&quot;http://goo.gl/TSkfvs&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publicationDate&quot;)" office:value-type="string" office:string-value="http://dbpedia.org/property/publicationDate" calcext:value-type="string">
            <text:p>http://dbpedia.org/property/publicationDate</text:p>
          </table:table-cell>
          <table:table-cell table:style-name="ce16" office:value-type="string" calcext:value-type="string">
            <text:p>publicationDate</text:p>
          </table:table-cell>
          <table:table-cell table:style-name="ce16" table:number-columns-repeated="2"/>
          <table:table-cell table:style-name="ce16" office:value-type="string" calcext:value-type="string">
            <text:p>a periodical literature has publication date Thursdays</text:p>
          </table:table-cell>
          <table:table-cell table:style-name="ce16" office:value-type="string" calcext:value-type="string">
            <text:p>a written work has publication date Thursdays</text:p>
          </table:table-cell>
          <table:table-cell table:style-name="ce25" table:formula="of:=HYPERLINK(&quot;http://goo.gl/VayXbi&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2021450258" calcext:value-type="float">
            <text:p>2021450258</text:p>
          </table:table-cell>
          <table:table-cell office:value-type="string" calcext:value-type="string">
            <text:p>book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Chinese</text:p>
          </table:table-cell>
          <table:table-cell table:style-name="ce13" office:value-type="string" calcext:value-type="string">
            <text:p>Dutch</text:p>
          </table:table-cell>
          <table:table-cell table:style-name="ce13" office:value-type="string" calcext:value-type="string">
            <text:p>English</text:p>
          </table:table-cell>
          <table:table-cell table:style-name="ce13" office:value-type="string" calcext:value-type="string">
            <text:p>French</text:p>
          </table:table-cell>
          <table:table-cell table:style-name="ce13" office:value-type="string" calcext:value-type="string">
            <text:p>German</text:p>
          </table:table-cell>
          <table:table-cell table:style-name="ce13"/>
          <table:table-cell table:style-name="ce22"/>
          <table:table-cell table:number-columns-repeated="1017"/>
        </table:table-row>
        <table:table-row table:style-name="ro1">
          <table:table-cell table:style-name="ce5" office:value-type="string" calcext:value-type="string">
            <text:p>Italian</text:p>
          </table:table-cell>
          <table:table-cell table:style-name="ce13" office:value-type="string" calcext:value-type="string">
            <text:p>Norwegian</text:p>
          </table:table-cell>
          <table:table-cell table:style-name="ce13" office:value-type="string" calcext:value-type="string">
            <text:p>Portuguese</text:p>
          </table:table-cell>
          <table:table-cell table:style-name="ce13" office:value-type="string" calcext:value-type="string">
            <text:p>Russian</text:p>
          </table:table-cell>
          <table:table-cell table:style-name="ce13" office:value-type="string" calcext:value-type="string">
            <text:p>Spanish</text:p>
          </table:table-cell>
          <table:table-cell table:style-name="ce13"/>
          <table:table-cell table:style-name="ce22"/>
          <table:table-cell table:number-columns-repeated="1017"/>
        </table:table-row>
        <table:table-row table:style-name="ro1">
          <table:table-cell table:style-name="ce5" office:value-type="string" calcext:value-type="string">
            <text:p>Swedish</text:p>
          </table:table-cell>
          <table:table-cell table:style-name="ce13" table:number-columns-repeated="5"/>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language&quot;)" office:value-type="string" office:string-value="http://dbpedia.org/property/language" calcext:value-type="string">
            <text:p>http://dbpedia.org/property/language</text:p>
          </table:table-cell>
          <table:table-cell office:value-type="string" calcext:value-type="string">
            <text:p>language</text:p>
          </table:table-cell>
          <table:table-cell table:number-columns-repeated="2"/>
          <table:table-cell office:value-type="string" calcext:value-type="string">
            <text:p>a work has language Czech</text:p>
          </table:table-cell>
          <table:table-cell office:value-type="string" calcext:value-type="string">
            <text:p>an artist has language Polish language (an entity of type language)</text:p>
          </table:table-cell>
          <table:table-cell table:style-name="ce20" table:formula="of:=HYPERLINK(&quot;http://goo.gl/y9DCw6&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language&quot;)" office:value-type="string" office:string-value="http://dbpedia.org/ontology/language" calcext:value-type="string">
            <text:p>http://dbpedia.org/ontology/language</text:p>
          </table:table-cell>
          <table:table-cell office:value-type="string" calcext:value-type="string">
            <text:p>language</text:p>
          </table:table-cell>
          <table:table-cell table:number-columns-repeated="2"/>
          <table:table-cell office:value-type="string" calcext:value-type="string">
            <text:p>an artist has language French literature (an entity of type educational institution)</text:p>
          </table:table-cell>
          <table:table-cell office:value-type="string" calcext:value-type="string">
            <text:p>a work has language Turkish language (an entity of type language)</text:p>
          </table:table-cell>
          <table:table-cell table:style-name="ce20" table:formula="of:=HYPERLINK(&quot;http://goo.gl/MusZi5&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ationality&quot;)" office:value-type="string" office:string-value="http://dbpedia.org/property/nationality" calcext:value-type="string">
            <text:p>http://dbpedia.org/property/nationality</text:p>
          </table:table-cell>
          <table:table-cell office:value-type="string" calcext:value-type="string">
            <text:p>nationality</text:p>
          </table:table-cell>
          <table:table-cell table:number-columns-repeated="2"/>
          <table:table-cell office:value-type="string" calcext:value-type="string">
            <text:p>a scientist has nationality Flemish (an entity of type place)</text:p>
          </table:table-cell>
          <table:table-cell office:value-type="string" calcext:value-type="string">
            <text:p>an artist has nationality Belgium (an entity of type country)</text:p>
          </table:table-cell>
          <table:table-cell table:style-name="ce20" table:formula="of:=HYPERLINK(&quot;http://goo.gl/1ymqr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country&quot;)" office:value-type="string" office:string-value="http://dbpedia.org/ontology/country" calcext:value-type="string">
            <text:p>http://dbpedia.org/ontology/country</text:p>
          </table:table-cell>
          <table:table-cell office:value-type="string" calcext:value-type="string">
            <text:p>country</text:p>
          </table:table-cell>
          <table:table-cell table:number-columns-repeated="2"/>
          <table:table-cell office:value-type="string" calcext:value-type="string">
            <text:p>a body of water has country Czech Republic (an entity of type populated place)</text:p>
          </table:table-cell>
          <table:table-cell office:value-type="string" calcext:value-type="string">
            <text:p>a municipality has country Slovakia (an entity of type place)</text:p>
          </table:table-cell>
          <table:table-cell table:style-name="ce20" table:formula="of:=HYPERLINK(&quot;http://goo.gl/UwgP5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ountry&quot;)" office:value-type="string" office:string-value="http://dbpedia.org/property/country" calcext:value-type="string">
            <text:p>http://dbpedia.org/property/country</text:p>
          </table:table-cell>
          <table:table-cell office:value-type="string" calcext:value-type="string">
            <text:p>country</text:p>
          </table:table-cell>
          <table:table-cell table:number-columns-repeated="2"/>
          <table:table-cell office:value-type="string" calcext:value-type="string">
            <text:p>a work has country Canada (an entity of type place)</text:p>
          </table:table-cell>
          <table:table-cell office:value-type="string" calcext:value-type="string">
            <text:p>an organisation has country France (an entity of type place)</text:p>
          </table:table-cell>
          <table:table-cell table:style-name="ce20" table:formula="of:=HYPERLINK(&quot;http://goo.gl/4OKNh3&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translations&quot;)" office:value-type="string" office:string-value="http://dbpedia.org/property/translations" calcext:value-type="string">
            <text:p>http://dbpedia.org/property/translations</text:p>
          </table:table-cell>
          <table:table-cell office:value-type="string" calcext:value-type="string">
            <text:p>translations</text:p>
          </table:table-cell>
          <table:table-cell table:number-columns-repeated="2"/>
          <table:table-cell office:value-type="string" calcext:value-type="string">
            <text:p>a book has translations Portuguese, Danish, Japanese, Dutch, Chinese, German, Hebrew, Korean, Russian, and Italian</text:p>
          </table:table-cell>
          <table:table-cell office:value-type="string" calcext:value-type="string">
            <text:p>a work has translations Portuguese, Danish, Japanese, Dutch, Chinese, German, Hebrew, Korean, Russian, and Italian</text:p>
          </table:table-cell>
          <table:table-cell table:style-name="ce20" table:formula="of:=HYPERLINK(&quot;http://goo.gl/RgP739&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nationality&quot;)" office:value-type="string" office:string-value="http://dbpedia.org/ontology/nationality" calcext:value-type="string">
            <text:p>http://dbpedia.org/ontology/nationality</text:p>
          </table:table-cell>
          <table:table-cell office:value-type="string" calcext:value-type="string">
            <text:p>nationality</text:p>
          </table:table-cell>
          <table:table-cell table:number-columns-repeated="2"/>
          <table:table-cell office:value-type="string" calcext:value-type="string">
            <text:p>a basketball player has nationality United States (an entity of type country)</text:p>
          </table:table-cell>
          <table:table-cell office:value-type="string" calcext:value-type="string">
            <text:p>an agent has nationality Turkey (an entity of type place)</text:p>
          </table:table-cell>
          <table:table-cell table:style-name="ce20" table:formula="of:=HYPERLINK(&quot;http://goo.gl/lPYQVp&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stateOfOrigin&quot;)" office:value-type="string" office:string-value="http://dbpedia.org/ontology/stateOfOrigin" calcext:value-type="string">
            <text:p>http://dbpedia.org/ontology/stateOfOrigin</text:p>
          </table:table-cell>
          <table:table-cell office:value-type="string" calcext:value-type="string">
            <text:p>stateOfOrigin</text:p>
          </table:table-cell>
          <table:table-cell table:number-columns-repeated="2"/>
          <table:table-cell office:value-type="string" calcext:value-type="string">
            <text:p>an agent has state of origin Estonia (an entity of type place)</text:p>
          </table:table-cell>
          <table:table-cell office:value-type="string" calcext:value-type="string">
            <text:p>a person has state of origin Irish nationality law (an entity of type populated place)</text:p>
          </table:table-cell>
          <table:table-cell table:style-name="ce20" table:formula="of:=HYPERLINK(&quot;http://goo.gl/FshC5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anguages&quot;)" office:value-type="string" office:string-value="http://dbpedia.org/property/languages" calcext:value-type="string">
            <text:p>http://dbpedia.org/property/languages</text:p>
          </table:table-cell>
          <table:table-cell office:value-type="string" calcext:value-type="string">
            <text:p>languages</text:p>
          </table:table-cell>
          <table:table-cell table:number-columns-repeated="2"/>
          <table:table-cell office:value-type="string" calcext:value-type="string">
            <text:p>an ethnic group has Languages Cahita</text:p>
          </table:table-cell>
          <table:table-cell office:value-type="string" calcext:value-type="string">
            <text:p>a place has Languages Other 14.1%</text:p>
          </table:table-cell>
          <table:table-cell table:style-name="ce20" table:formula="of:=HYPERLINK(&quot;http://goo.gl/p9slzQ&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thnicity&quot;)" office:value-type="string" office:string-value="http://dbpedia.org/property/ethnicity" calcext:value-type="string">
            <text:p>http://dbpedia.org/property/ethnicity</text:p>
          </table:table-cell>
          <table:table-cell office:value-type="string" calcext:value-type="string">
            <text:p>ethnicity</text:p>
          </table:table-cell>
          <table:table-cell table:number-columns-repeated="2"/>
          <table:table-cell office:value-type="string" calcext:value-type="string">
            <text:p>an agent has ethnicity Georgian Jewish</text:p>
          </table:table-cell>
          <table:table-cell office:value-type="string" calcext:value-type="string">
            <text:p>a person has ethnicity Chinese Singaporean (an entity of type ethnic group)</text:p>
          </table:table-cell>
          <table:table-cell table:style-name="ce20" table:formula="of:=HYPERLINK(&quot;http://goo.gl/Sp5sgj&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officialLanguages&quot;)" office:value-type="string" office:string-value="http://dbpedia.org/property/officialLanguages" calcext:value-type="string">
            <text:p>http://dbpedia.org/property/officialLanguages</text:p>
          </table:table-cell>
          <table:table-cell office:value-type="string" calcext:value-type="string">
            <text:p>officialLanguages</text:p>
          </table:table-cell>
          <table:table-cell table:number-columns-repeated="2"/>
          <table:table-cell office:value-type="string" calcext:value-type="string">
            <text:p>a country has official languages Looking-Glass language</text:p>
          </table:table-cell>
          <table:table-cell office:value-type="string" calcext:value-type="string">
            <text:p>a populated place has official languages British language (an entity of type language)</text:p>
          </table:table-cell>
          <table:table-cell table:style-name="ce20" table:formula="of:=HYPERLINK(&quot;http://goo.gl/Gs0vt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anguage(s)_&quot;)" office:value-type="string" office:string-value="http://dbpedia.org/property/language(s)_" calcext:value-type="string">
            <text:p>http://dbpedia.org/property/language(s)_</text:p>
          </table:table-cell>
          <table:table-cell office:value-type="string" calcext:value-type="string">
            <text:p>language(s)_</text:p>
          </table:table-cell>
          <table:table-cell table:number-columns-repeated="4"/>
          <table:table-cell table:style-name="ce20" table:formula="of:=HYPERLINK(&quot;http://goo.gl/ct4TQ2&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origlanguage&quot;)" office:value-type="string" office:string-value="http://dbpedia.org/property/origlanguage" calcext:value-type="string">
            <text:p>http://dbpedia.org/property/origlanguage</text:p>
          </table:table-cell>
          <table:table-cell office:value-type="string" calcext:value-type="string">
            <text:p>origlanguage</text:p>
          </table:table-cell>
          <table:table-cell table:number-columns-repeated="2"/>
          <table:table-cell office:value-type="string" calcext:value-type="string">
            <text:p>a work has origlanguage Greek language (an entity of type language)</text:p>
          </table:table-cell>
          <table:table-cell office:value-type="string" calcext:value-type="string">
            <text:p>a work has origlanguage Greek language (an entity of type language)</text:p>
          </table:table-cell>
          <table:table-cell table:style-name="ce20" table:formula="of:=HYPERLINK(&quot;http://goo.gl/oha7H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origLang&quot;)" office:value-type="string" office:string-value="http://dbpedia.org/property/origLang" calcext:value-type="string">
            <text:p>http://dbpedia.org/property/origLang</text:p>
          </table:table-cell>
          <table:table-cell office:value-type="string" calcext:value-type="string">
            <text:p>origLang</text:p>
          </table:table-cell>
          <table:table-cell table:number-columns-repeated="2"/>
          <table:table-cell office:value-type="string" calcext:value-type="string">
            <text:p>a play has orig lang Malay language (an entity of type language)</text:p>
          </table:table-cell>
          <table:table-cell office:value-type="string" calcext:value-type="string">
            <text:p>a written work has orig lang Venetian language (an entity of type language)</text:p>
          </table:table-cell>
          <table:table-cell table:style-name="ce20" table:formula="of:=HYPERLINK(&quot;http://goo.gl/6hcMmi&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ang&quot;)" office:value-type="string" office:string-value="http://dbpedia.org/property/lang" calcext:value-type="string">
            <text:p>http://dbpedia.org/property/lang</text:p>
          </table:table-cell>
          <table:table-cell office:value-type="string" calcext:value-type="string">
            <text:p>lang</text:p>
          </table:table-cell>
          <table:table-cell table:number-columns-repeated="2"/>
          <table:table-cell office:value-type="string" calcext:value-type="string">
            <text:p>a populated place has lang German</text:p>
          </table:table-cell>
          <table:table-cell office:value-type="string" calcext:value-type="string">
            <text:p>a musical artist has lang ta</text:p>
          </table:table-cell>
          <table:table-cell table:style-name="ce20" table:formula="of:=HYPERLINK(&quot;http://goo.gl/CETZJX&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originalLanguage&quot;)" office:value-type="string" office:string-value="http://dbpedia.org/ontology/originalLanguage" calcext:value-type="string">
            <text:p>http://dbpedia.org/ontology/originalLanguage</text:p>
          </table:table-cell>
          <table:table-cell office:value-type="string" calcext:value-type="string">
            <text:p>originalLanguage</text:p>
          </table:table-cell>
          <table:table-cell table:number-columns-repeated="2"/>
          <table:table-cell office:value-type="string" calcext:value-type="string">
            <text:p>a play has original language Welsh language (an entity of type language)</text:p>
          </table:table-cell>
          <table:table-cell office:value-type="string" calcext:value-type="string">
            <text:p>a play has original language Hyderabad, India (an entity of type city)</text:p>
          </table:table-cell>
          <table:table-cell table:style-name="ce20" table:formula="of:=HYPERLINK(&quot;http://goo.gl/mqlin3&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originalLanguage&quot;)" office:value-type="string" office:string-value="http://dbpedia.org/property/originalLanguage" calcext:value-type="string">
            <text:p>http://dbpedia.org/property/originalLanguage</text:p>
          </table:table-cell>
          <table:table-cell table:style-name="ce16" office:value-type="string" calcext:value-type="string">
            <text:p>originalLanguage</text:p>
          </table:table-cell>
          <table:table-cell table:style-name="ce16" table:number-columns-repeated="2"/>
          <table:table-cell table:style-name="ce16" office:value-type="string" calcext:value-type="string">
            <text:p>a work has original language French language (an entity of type language)</text:p>
          </table:table-cell>
          <table:table-cell table:style-name="ce16" office:value-type="string" calcext:value-type="string">
            <text:p>a written work has original language Japanese language (an entity of type language)</text:p>
          </table:table-cell>
          <table:table-cell table:style-name="ce25" table:formula="of:=HYPERLINK(&quot;http://goo.gl/QaYafK&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2129711824" calcext:value-type="float">
            <text:p>2129711824</text:p>
          </table:table-cell>
          <table:table-cell office:value-type="string" calcext:value-type="string">
            <text:p>book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Agatha Christie</text:p>
          </table:table-cell>
          <table:table-cell table:style-name="ce13" office:value-type="string" calcext:value-type="string">
            <text:p>Anna Sewell</text:p>
          </table:table-cell>
          <table:table-cell table:style-name="ce13" office:value-type="string" calcext:value-type="string">
            <text:p>Anne Frank</text:p>
          </table:table-cell>
          <table:table-cell table:style-name="ce13" office:value-type="string" calcext:value-type="string">
            <text:p>Antoine de Saint-Exupéry</text:p>
          </table:table-cell>
          <table:table-cell table:style-name="ce13" office:value-type="string" calcext:value-type="string">
            <text:p>Beatrix Potter</text:p>
          </table:table-cell>
          <table:table-cell table:style-name="ce13"/>
          <table:table-cell table:style-name="ce22"/>
          <table:table-cell table:number-columns-repeated="1017"/>
        </table:table-row>
        <table:table-row table:style-name="ro1">
          <table:table-cell table:style-name="ce5" office:value-type="string" calcext:value-type="string">
            <text:p>Cao Xueqin</text:p>
          </table:table-cell>
          <table:table-cell table:style-name="ce13" office:value-type="string" calcext:value-type="string">
            <text:p>Carlo Collodi</text:p>
          </table:table-cell>
          <table:table-cell table:style-name="ce13" office:value-type="string" calcext:value-type="string">
            <text:p>Charles Dickens</text:p>
          </table:table-cell>
          <table:table-cell table:style-name="ce13" office:value-type="string" calcext:value-type="string">
            <text:p>Charles M. Sheldon</text:p>
          </table:table-cell>
          <table:table-cell table:style-name="ce13" office:value-type="string" calcext:value-type="string">
            <text:p>Colleen McCullough</text:p>
          </table:table-cell>
          <table:table-cell table:style-name="ce13"/>
          <table:table-cell table:style-name="ce22"/>
          <table:table-cell table:number-columns-repeated="1017"/>
        </table:table-row>
        <table:table-row table:style-name="ro1">
          <table:table-cell table:style-name="ce5" office:value-type="string" calcext:value-type="string">
            <text:p>C. S. Lewis</text:p>
          </table:table-cell>
          <table:table-cell table:style-name="ce13" office:value-type="string" calcext:value-type="string">
            <text:p>Dan Brown</text:p>
          </table:table-cell>
          <table:table-cell table:style-name="ce13" office:value-type="string" calcext:value-type="string">
            <text:p>Dr. Benjamin Spock</text:p>
          </table:table-cell>
          <table:table-cell table:style-name="ce13" office:value-type="string" calcext:value-type="string">
            <text:p>E.B. White</text:p>
          </table:table-cell>
          <table:table-cell table:style-name="ce13" office:value-type="string" calcext:value-type="string">
            <text:p>Elbert Hubbard</text:p>
          </table:table-cell>
          <table:table-cell table:style-name="ce13"/>
          <table:table-cell table:style-name="ce22"/>
          <table:table-cell table:number-columns-repeated="1017"/>
        </table:table-row>
        <table:table-row table:style-name="ro1">
          <table:table-cell table:style-name="ce5" office:value-type="string" calcext:value-type="string">
            <text:p>Ellen G. White</text:p>
          </table:table-cell>
          <table:table-cell table:style-name="ce13" office:value-type="string" calcext:value-type="string">
            <text:p>Eric Carle</text:p>
          </table:table-cell>
          <table:table-cell table:style-name="ce13" office:value-type="string" calcext:value-type="string">
            <text:p>Gabriel García Márquez</text:p>
          </table:table-cell>
          <table:table-cell table:style-name="ce13" office:value-type="string" calcext:value-type="string">
            <text:p>Hal Lindsey, C. C. Carlson</text:p>
          </table:table-cell>
          <table:table-cell table:style-name="ce13" office:value-type="string" calcext:value-type="string">
            <text:p>Harper Lee</text:p>
          </table:table-cell>
          <table:table-cell table:style-name="ce13"/>
          <table:table-cell table:style-name="ce22"/>
          <table:table-cell table:number-columns-repeated="1017"/>
        </table:table-row>
        <table:table-row table:style-name="ro1">
          <table:table-cell table:style-name="ce5" office:value-type="string" calcext:value-type="string">
            <text:p>H. Rider Haggard</text:p>
          </table:table-cell>
          <table:table-cell table:style-name="ce13" office:value-type="string" calcext:value-type="string">
            <text:p>Jack Higgins</text:p>
          </table:table-cell>
          <table:table-cell table:style-name="ce13" office:value-type="string" calcext:value-type="string">
            <text:p>Jacqueline Susann</text:p>
          </table:table-cell>
          <table:table-cell table:style-name="ce13" office:value-type="string" calcext:value-type="string">
            <text:p>J. D. Salinger</text:p>
          </table:table-cell>
          <table:table-cell table:style-name="ce13" office:value-type="string" calcext:value-type="string">
            <text:p>Jeffrey Archer</text:p>
          </table:table-cell>
          <table:table-cell table:style-name="ce13"/>
          <table:table-cell table:style-name="ce22"/>
          <table:table-cell table:number-columns-repeated="1017"/>
        </table:table-row>
        <table:table-row table:style-name="ro1">
          <table:table-cell table:style-name="ce5" office:value-type="string" calcext:value-type="string">
            <text:p>J. K. Rowling</text:p>
          </table:table-cell>
          <table:table-cell table:style-name="ce13" office:value-type="string" calcext:value-type="string">
            <text:p>Johanna Spyri</text:p>
          </table:table-cell>
          <table:table-cell table:style-name="ce13" office:value-type="string" calcext:value-type="string">
            <text:p>Jostein Gaarder</text:p>
          </table:table-cell>
          <table:table-cell table:style-name="ce13" office:value-type="string" calcext:value-type="string">
            <text:p>J. P. Donleavy</text:p>
          </table:table-cell>
          <table:table-cell table:style-name="ce13" office:value-type="string" calcext:value-type="string">
            <text:p>J. R. R. Tolkien</text:p>
          </table:table-cell>
          <table:table-cell table:style-name="ce13"/>
          <table:table-cell table:style-name="ce22"/>
          <table:table-cell table:number-columns-repeated="1017"/>
        </table:table-row>
        <table:table-row table:style-name="ro1">
          <table:table-cell table:style-name="ce5" office:value-type="string" calcext:value-type="string">
            <text:p>Leo Tolstoy</text:p>
          </table:table-cell>
          <table:table-cell table:style-name="ce13" office:value-type="string" calcext:value-type="string">
            <text:p>Louise Hay</text:p>
          </table:table-cell>
          <table:table-cell table:style-name="ce13" office:value-type="string" calcext:value-type="string">
            <text:p>Lucy Maud Montgomery</text:p>
          </table:table-cell>
          <table:table-cell table:style-name="ce13" office:value-type="string" calcext:value-type="string">
            <text:p>Margaret Mitchell</text:p>
          </table:table-cell>
          <table:table-cell table:style-name="ce13" office:value-type="string" calcext:value-type="string">
            <text:p>Napoleon Hill</text:p>
          </table:table-cell>
          <table:table-cell table:style-name="ce13"/>
          <table:table-cell table:style-name="ce22"/>
          <table:table-cell table:number-columns-repeated="1017"/>
        </table:table-row>
        <table:table-row table:style-name="ro1">
          <table:table-cell table:style-name="ce5" office:value-type="string" calcext:value-type="string">
            <text:p>Nikolai Ostrovsky</text:p>
          </table:table-cell>
          <table:table-cell table:style-name="ce13" office:value-type="string" calcext:value-type="string">
            <text:p>Paulo Coelho</text:p>
          </table:table-cell>
          <table:table-cell table:style-name="ce13" office:value-type="string" calcext:value-type="string">
            <text:p>Richard Adams</text:p>
          </table:table-cell>
          <table:table-cell table:style-name="ce13" office:value-type="string" calcext:value-type="string">
            <text:p>Richard Bach</text:p>
          </table:table-cell>
          <table:table-cell table:style-name="ce13" office:value-type="string" calcext:value-type="string">
            <text:p>Rick Warren</text:p>
          </table:table-cell>
          <table:table-cell table:style-name="ce13"/>
          <table:table-cell table:style-name="ce22"/>
          <table:table-cell table:number-columns-repeated="1017"/>
        </table:table-row>
        <table:table-row table:style-name="ro1">
          <table:table-cell table:style-name="ce5" office:value-type="string" calcext:value-type="string">
            <text:p>Robert James Waller</text:p>
          </table:table-cell>
          <table:table-cell table:style-name="ce13" office:value-type="string" calcext:value-type="string">
            <text:p>Shere Hite</text:p>
          </table:table-cell>
          <table:table-cell table:style-name="ce13" office:value-type="string" calcext:value-type="string">
            <text:p>Stieg Larsson</text:p>
          </table:table-cell>
          <table:table-cell table:style-name="ce13" office:value-type="string" calcext:value-type="string">
            <text:p>Umberto Eco</text:p>
          </table:table-cell>
          <table:table-cell table:style-name="ce13" office:value-type="string" calcext:value-type="string">
            <text:p>V. C. Andrews</text:p>
          </table:table-cell>
          <table:table-cell table:style-name="ce13"/>
          <table:table-cell table:style-name="ce22"/>
          <table:table-cell table:number-columns-repeated="1017"/>
        </table:table-row>
        <table:table-row table:style-name="ro1">
          <table:table-cell table:style-name="ce5" office:value-type="string" calcext:value-type="string">
            <text:p>Vladimir Nabokov</text:p>
          </table:table-cell>
          <table:table-cell table:style-name="ce13" office:value-type="string" calcext:value-type="string">
            <text:p>Wayne Dyer</text:p>
          </table:table-cell>
          <table:table-cell table:style-name="ce13" office:value-type="string" calcext:value-type="string">
            <text:p>William Bradford Huie</text:p>
          </table:table-cell>
          <table:table-cell table:style-name="ce13" table:number-columns-repeated="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author&quot;)" office:value-type="string" office:string-value="http://dbpedia.org/property/author" calcext:value-type="string">
            <text:p>http://dbpedia.org/property/author</text:p>
          </table:table-cell>
          <table:table-cell office:value-type="string" calcext:value-type="string">
            <text:p>author</text:p>
          </table:table-cell>
          <table:table-cell table:number-columns-repeated="2"/>
          <table:table-cell office:value-type="string" calcext:value-type="string">
            <text:p>a book has author George R. R. Martin (an entity of type writer)</text:p>
          </table:table-cell>
          <table:table-cell office:value-type="string" calcext:value-type="string">
            <text:p>a written work has author Friedrich D%C3%BCrrenmatt (an entity of type person)</text:p>
          </table:table-cell>
          <table:table-cell table:style-name="ce20" table:formula="of:=HYPERLINK(&quot;http://goo.gl/d35iOa&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author&quot;)" office:value-type="string" office:string-value="http://dbpedia.org/ontology/author" calcext:value-type="string">
            <text:p>http://dbpedia.org/ontology/author</text:p>
          </table:table-cell>
          <table:table-cell office:value-type="string" calcext:value-type="string">
            <text:p>author</text:p>
          </table:table-cell>
          <table:table-cell table:number-columns-repeated="2"/>
          <table:table-cell office:value-type="string" calcext:value-type="string">
            <text:p>a work has author Ian McEwan (an entity of type person)</text:p>
          </table:table-cell>
          <table:table-cell office:value-type="string" calcext:value-type="string">
            <text:p>a book has author John Irving (an entity of type person)</text:p>
          </table:table-cell>
          <table:table-cell table:style-name="ce20" table:formula="of:=HYPERLINK(&quot;http://goo.gl/VRYKW5&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writer&quot;)" office:value-type="string" office:string-value="http://dbpedia.org/property/writer" calcext:value-type="string">
            <text:p>http://dbpedia.org/property/writer</text:p>
          </table:table-cell>
          <table:table-cell office:value-type="string" calcext:value-type="string">
            <text:p>writer</text:p>
          </table:table-cell>
          <table:table-cell table:number-columns-repeated="2"/>
          <table:table-cell office:value-type="string" calcext:value-type="string">
            <text:p>an album has writer Hal David (an entity of type musical artist)</text:p>
          </table:table-cell>
          <table:table-cell office:value-type="string" calcext:value-type="string">
            <text:p>a song has writer Bob Dylan (an entity of type agent)</text:p>
          </table:table-cell>
          <table:table-cell table:style-name="ce20" table:formula="of:=HYPERLINK(&quot;http://goo.gl/k2JNWA&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writer&quot;)" office:value-type="string" office:string-value="http://dbpedia.org/ontology/writer" calcext:value-type="string">
            <text:p>http://dbpedia.org/ontology/writer</text:p>
          </table:table-cell>
          <table:table-cell office:value-type="string" calcext:value-type="string">
            <text:p>writer</text:p>
          </table:table-cell>
          <table:table-cell table:number-columns-repeated="2"/>
          <table:table-cell office:value-type="string" calcext:value-type="string">
            <text:p>a television episode has writer Ryan Murphy (writer) (an entity of type writer)</text:p>
          </table:table-cell>
          <table:table-cell office:value-type="string" calcext:value-type="string">
            <text:p>a work has writer Aline Brosh McKenna (an entity of type artist)</text:p>
          </table:table-cell>
          <table:table-cell table:style-name="ce20" table:formula="of:=HYPERLINK(&quot;http://goo.gl/SSpil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creator&quot;)" office:value-type="string" office:string-value="http://dbpedia.org/ontology/creator" calcext:value-type="string">
            <text:p>http://dbpedia.org/ontology/creator</text:p>
          </table:table-cell>
          <table:table-cell office:value-type="string" calcext:value-type="string">
            <text:p>creator</text:p>
          </table:table-cell>
          <table:table-cell table:number-columns-repeated="2"/>
          <table:table-cell office:value-type="string" calcext:value-type="string">
            <text:p>an agent has creator Ernie Chan (an entity of type comics creator)</text:p>
          </table:table-cell>
          <table:table-cell office:value-type="string" calcext:value-type="string">
            <text:p>an agent has creator Chuck Dixon (an entity of type agent)</text:p>
          </table:table-cell>
          <table:table-cell table:style-name="ce20" table:formula="of:=HYPERLINK(&quot;http://goo.gl/6ATZSm&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creator&quot;)" office:value-type="string" office:string-value="http://dbpedia.org/property/creator" calcext:value-type="string">
            <text:p>http://dbpedia.org/property/creator</text:p>
          </table:table-cell>
          <table:table-cell table:style-name="ce16" office:value-type="string" calcext:value-type="string">
            <text:p>creator</text:p>
          </table:table-cell>
          <table:table-cell table:style-name="ce16" table:number-columns-repeated="2"/>
          <table:table-cell table:style-name="ce16" office:value-type="string" calcext:value-type="string">
            <text:p>a work has creator Ann Donahue (an entity of type person)</text:p>
          </table:table-cell>
          <table:table-cell table:style-name="ce16" office:value-type="string" calcext:value-type="string">
            <text:p>a television show has creator Terry Nation (an entity of type artist)</text:p>
          </table:table-cell>
          <table:table-cell table:style-name="ce25" table:formula="of:=HYPERLINK(&quot;http://goo.gl/5lxYxV&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911613041" calcext:value-type="float">
            <text:p>1911613041</text:p>
          </table:table-cell>
          <table:table-cell office:value-type="string" calcext:value-type="string">
            <text:p>companie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Belgium</text:p>
          </table:table-cell>
          <table:table-cell table:style-name="ce13" office:value-type="string" calcext:value-type="string">
            <text:p>Brazil</text:p>
          </table:table-cell>
          <table:table-cell table:style-name="ce13" office:value-type="string" calcext:value-type="string">
            <text:p>Canada</text:p>
          </table:table-cell>
          <table:table-cell table:style-name="ce13" office:value-type="string" calcext:value-type="string">
            <text:p>China</text:p>
          </table:table-cell>
          <table:table-cell table:style-name="ce13" office:value-type="string" calcext:value-type="string">
            <text:p>Finland</text:p>
          </table:table-cell>
          <table:table-cell table:style-name="ce13"/>
          <table:table-cell table:style-name="ce22"/>
          <table:table-cell table:number-columns-repeated="1017"/>
        </table:table-row>
        <table:table-row table:style-name="ro1">
          <table:table-cell table:style-name="ce5" office:value-type="string" calcext:value-type="string">
            <text:p>France</text:p>
          </table:table-cell>
          <table:table-cell table:style-name="ce13" office:value-type="string" calcext:value-type="string">
            <text:p>Germany</text:p>
          </table:table-cell>
          <table:table-cell table:style-name="ce13" office:value-type="string" calcext:value-type="string">
            <text:p>India</text:p>
          </table:table-cell>
          <table:table-cell table:style-name="ce13" office:value-type="string" calcext:value-type="string">
            <text:p>Ireland</text:p>
          </table:table-cell>
          <table:table-cell table:style-name="ce13" office:value-type="string" calcext:value-type="string">
            <text:p>Italy</text:p>
          </table:table-cell>
          <table:table-cell table:style-name="ce13"/>
          <table:table-cell table:style-name="ce22"/>
          <table:table-cell table:number-columns-repeated="1017"/>
        </table:table-row>
        <table:table-row table:style-name="ro1">
          <table:table-cell table:style-name="ce5" office:value-type="string" calcext:value-type="string">
            <text:p>Japan</text:p>
          </table:table-cell>
          <table:table-cell table:style-name="ce13" office:value-type="string" calcext:value-type="string">
            <text:p>Luxembourg</text:p>
          </table:table-cell>
          <table:table-cell table:style-name="ce13" office:value-type="string" calcext:value-type="string">
            <text:p>Netherlands</text:p>
          </table:table-cell>
          <table:table-cell table:style-name="ce13" office:value-type="string" calcext:value-type="string">
            <text:p>Saudi Arabia</text:p>
          </table:table-cell>
          <table:table-cell table:style-name="ce13" office:value-type="string" calcext:value-type="string">
            <text:p>Singapore</text:p>
          </table:table-cell>
          <table:table-cell table:style-name="ce13"/>
          <table:table-cell table:style-name="ce22"/>
          <table:table-cell table:number-columns-repeated="1017"/>
        </table:table-row>
        <table:table-row table:style-name="ro1">
          <table:table-cell table:style-name="ce5" office:value-type="string" calcext:value-type="string">
            <text:p>South Korea</text:p>
          </table:table-cell>
          <table:table-cell table:style-name="ce13" office:value-type="string" calcext:value-type="string">
            <text:p>Sweden</text:p>
          </table:table-cell>
          <table:table-cell table:style-name="ce13" office:value-type="string" calcext:value-type="string">
            <text:p>Switzerland</text:p>
          </table:table-cell>
          <table:table-cell table:style-name="ce13" office:value-type="string" calcext:value-type="string">
            <text:p>Taiwan</text:p>
          </table:table-cell>
          <table:table-cell table:style-name="ce13" office:value-type="string" calcext:value-type="string">
            <text:p>Turkey</text:p>
          </table:table-cell>
          <table:table-cell table:style-name="ce13"/>
          <table:table-cell table:style-name="ce22"/>
          <table:table-cell table:number-columns-repeated="1017"/>
        </table:table-row>
        <table:table-row table:style-name="ro1">
          <table:table-cell table:style-name="ce5" office:value-type="string" calcext:value-type="string">
            <text:p>United Kingdom</text:p>
          </table:table-cell>
          <table:table-cell table:style-name="ce13" office:value-type="string" calcext:value-type="string">
            <text:p>United States</text:p>
          </table:table-cell>
          <table:table-cell table:style-name="ce13" table:number-columns-repeated="4"/>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ontology/foundationPlace&quot;)" office:value-type="string" office:string-value="http://dbpedia.org/ontology/foundationPlace" calcext:value-type="string">
            <text:p>http://dbpedia.org/ontology/foundationPlace</text:p>
          </table:table-cell>
          <table:table-cell office:value-type="string" calcext:value-type="string">
            <text:p>foundationPlace</text:p>
          </table:table-cell>
          <table:table-cell table:number-columns-repeated="2"/>
          <table:table-cell office:value-type="string" calcext:value-type="string">
            <text:p>a company has foundation place Atlanta (an entity of type place)</text:p>
          </table:table-cell>
          <table:table-cell office:value-type="string" calcext:value-type="string">
            <text:p>an agent has foundation place Atlanta (an entity of type municipality)</text:p>
          </table:table-cell>
          <table:table-cell table:style-name="ce20" table:formula="of:=HYPERLINK(&quot;http://goo.gl/JPTzoq&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areaServed&quot;)" office:value-type="string" office:string-value="http://dbpedia.org/property/areaServed" calcext:value-type="string">
            <text:p>http://dbpedia.org/property/areaServed</text:p>
          </table:table-cell>
          <table:table-cell office:value-type="string" calcext:value-type="string">
            <text:p>areaServed</text:p>
          </table:table-cell>
          <table:table-cell table:number-columns-repeated="2"/>
          <table:table-cell office:value-type="string" calcext:value-type="string">
            <text:p>an organisation has area served Amazon Basin</text:p>
          </table:table-cell>
          <table:table-cell office:value-type="string" calcext:value-type="string">
            <text:p>a non-profit organisation has area served Germany (an entity of type populated place)</text:p>
          </table:table-cell>
          <table:table-cell table:style-name="ce20" table:formula="of:=HYPERLINK(&quot;http://goo.gl/LfIqmq&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headquarter&quot;)" office:value-type="string" office:string-value="http://dbpedia.org/ontology/headquarter" calcext:value-type="string">
            <text:p>http://dbpedia.org/ontology/headquarter</text:p>
          </table:table-cell>
          <table:table-cell office:value-type="string" calcext:value-type="string">
            <text:p>headquarter</text:p>
          </table:table-cell>
          <table:table-cell table:number-columns-repeated="2"/>
          <table:table-cell office:value-type="string" calcext:value-type="string">
            <text:p>a company has headquarter Abidjan (an entity of type populated place)</text:p>
          </table:table-cell>
          <table:table-cell office:value-type="string" calcext:value-type="string">
            <text:p>a company has headquarter Sir Seretse Khama International Airport (an entity of type infrastructure)</text:p>
          </table:table-cell>
          <table:table-cell table:style-name="ce20" table:formula="of:=HYPERLINK(&quot;http://goo.gl/BWsfCw&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ocationCountry&quot;)" office:value-type="string" office:string-value="http://dbpedia.org/property/locationCountry" calcext:value-type="string">
            <text:p>http://dbpedia.org/property/locationCountry</text:p>
          </table:table-cell>
          <table:table-cell office:value-type="string" calcext:value-type="string">
            <text:p>locationCountry</text:p>
          </table:table-cell>
          <table:table-cell table:number-columns-repeated="2"/>
          <table:table-cell office:value-type="string" calcext:value-type="string">
            <text:p>a company has location country United States (an entity of type populated place)</text:p>
          </table:table-cell>
          <table:table-cell office:value-type="string" calcext:value-type="string">
            <text:p>an organisation has location country Netherlands (an entity of type place)</text:p>
          </table:table-cell>
          <table:table-cell table:style-name="ce20" table:formula="of:=HYPERLINK(&quot;http://goo.gl/3Tno5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location&quot;)" office:value-type="string" office:string-value="http://dbpedia.org/ontology/location" calcext:value-type="string">
            <text:p>http://dbpedia.org/ontology/location</text:p>
          </table:table-cell>
          <table:table-cell office:value-type="string" calcext:value-type="string">
            <text:p>location</text:p>
          </table:table-cell>
          <table:table-cell table:number-columns-repeated="2"/>
          <table:table-cell office:value-type="string" calcext:value-type="string">
            <text:p>an event has location Buckinghamshire (an entity of type region)</text:p>
          </table:table-cell>
          <table:table-cell office:value-type="string" calcext:value-type="string">
            <text:p>an organisation has location United Kingdom (an entity of type country)</text:p>
          </table:table-cell>
          <table:table-cell table:style-name="ce20" table:formula="of:=HYPERLINK(&quot;http://goo.gl/Va4zL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ountry&quot;)" office:value-type="string" office:string-value="http://dbpedia.org/property/country" calcext:value-type="string">
            <text:p>http://dbpedia.org/property/country</text:p>
          </table:table-cell>
          <table:table-cell office:value-type="string" calcext:value-type="string">
            <text:p>country</text:p>
          </table:table-cell>
          <table:table-cell table:number-columns-repeated="2"/>
          <table:table-cell office:value-type="string" calcext:value-type="string">
            <text:p>an university has country France (an entity of type populated place)</text:p>
          </table:table-cell>
          <table:table-cell office:value-type="string" calcext:value-type="string">
            <text:p>a magazine has country United States (an entity of type populated place)</text:p>
          </table:table-cell>
          <table:table-cell table:style-name="ce20" table:formula="of:=HYPERLINK(&quot;http://goo.gl/4OKNh3&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foundation&quot;)" office:value-type="string" office:string-value="http://dbpedia.org/property/foundation" calcext:value-type="string">
            <text:p>http://dbpedia.org/property/foundation</text:p>
          </table:table-cell>
          <table:table-cell office:value-type="string" calcext:value-type="string">
            <text:p>foundation</text:p>
          </table:table-cell>
          <table:table-cell table:number-columns-repeated="2"/>
          <table:table-cell office:value-type="string" calcext:value-type="string">
            <text:p>a region has foundation 1983</text:p>
          </table:table-cell>
          <table:table-cell office:value-type="string" calcext:value-type="string">
            <text:p>an agent has foundation Burlington, Vermont (an entity of type populated place)</text:p>
          </table:table-cell>
          <table:table-cell table:style-name="ce20" table:formula="of:=HYPERLINK(&quot;http://goo.gl/zcFN3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headquarters&quot;)" office:value-type="string" office:string-value="http://dbpedia.org/property/headquarters" calcext:value-type="string">
            <text:p>http://dbpedia.org/property/headquarters</text:p>
          </table:table-cell>
          <table:table-cell office:value-type="string" calcext:value-type="string">
            <text:p>headquarters</text:p>
          </table:table-cell>
          <table:table-cell table:number-columns-repeated="2"/>
          <table:table-cell office:value-type="string" calcext:value-type="string">
            <text:p>an agent has headquarters Bucharest (an entity of type city)</text:p>
          </table:table-cell>
          <table:table-cell office:value-type="string" calcext:value-type="string">
            <text:p>a company has headquarters Les Abymes (an entity of type municipality)</text:p>
          </table:table-cell>
          <table:table-cell table:style-name="ce20" table:formula="of:=HYPERLINK(&quot;http://goo.gl/B5rhie&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ocation&quot;)" office:value-type="string" office:string-value="http://dbpedia.org/property/location" calcext:value-type="string">
            <text:p>http://dbpedia.org/property/location</text:p>
          </table:table-cell>
          <table:table-cell office:value-type="string" calcext:value-type="string">
            <text:p>location</text:p>
          </table:table-cell>
          <table:table-cell table:number-columns-repeated="2"/>
          <table:table-cell table:number-columns-repeated="2" office:value-type="string" calcext:value-type="string">
            <text:p>an event has location Berlin (an entity of type region)</text:p>
          </table:table-cell>
          <table:table-cell table:style-name="ce20" table:formula="of:=HYPERLINK(&quot;http://goo.gl/6GTyXb&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locationCountry&quot;)" office:value-type="string" office:string-value="http://dbpedia.org/ontology/locationCountry" calcext:value-type="string">
            <text:p>http://dbpedia.org/ontology/locationCountry</text:p>
          </table:table-cell>
          <table:table-cell office:value-type="string" calcext:value-type="string">
            <text:p>locationCountry</text:p>
          </table:table-cell>
          <table:table-cell table:number-columns-repeated="2"/>
          <table:table-cell office:value-type="string" calcext:value-type="string">
            <text:p>a company has location country Germany (an entity of type country)</text:p>
          </table:table-cell>
          <table:table-cell office:value-type="string" calcext:value-type="string">
            <text:p>an agent has location country Italy (an entity of type country)</text:p>
          </table:table-cell>
          <table:table-cell table:style-name="ce20" table:formula="of:=HYPERLINK(&quot;http://goo.gl/n90Cvc&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ocations&quot;)" office:value-type="string" office:string-value="http://dbpedia.org/property/locations" calcext:value-type="string">
            <text:p>http://dbpedia.org/property/locations</text:p>
          </table:table-cell>
          <table:table-cell office:value-type="string" calcext:value-type="string">
            <text:p>locations</text:p>
          </table:table-cell>
          <table:table-cell table:number-columns-repeated="2"/>
          <table:table-cell office:value-type="string" calcext:value-type="string">
            <text:p>a company has locations Jacksonville, Florida (an entity of type populated place)</text:p>
          </table:table-cell>
          <table:table-cell office:value-type="string" calcext:value-type="string">
            <text:p>a company has locations London (an entity of type municipality)</text:p>
          </table:table-cell>
          <table:table-cell table:style-name="ce20" table:formula="of:=HYPERLINK(&quot;http://goo.gl/v6HgM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country&quot;)" office:value-type="string" office:string-value="http://dbpedia.org/ontology/country" calcext:value-type="string">
            <text:p>http://dbpedia.org/ontology/country</text:p>
          </table:table-cell>
          <table:table-cell office:value-type="string" calcext:value-type="string">
            <text:p>country</text:p>
          </table:table-cell>
          <table:table-cell table:number-columns-repeated="2"/>
          <table:table-cell office:value-type="string" calcext:value-type="string">
            <text:p>a populated place has country Serbia (an entity of type place)</text:p>
          </table:table-cell>
          <table:table-cell office:value-type="string" calcext:value-type="string">
            <text:p>a town has country Iceland (an entity of type place)</text:p>
          </table:table-cell>
          <table:table-cell table:style-name="ce20" table:formula="of:=HYPERLINK(&quot;http://goo.gl/UwgP5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origin&quot;)" office:value-type="string" office:string-value="http://dbpedia.org/property/origin" calcext:value-type="string">
            <text:p>http://dbpedia.org/property/origin</text:p>
          </table:table-cell>
          <table:table-cell office:value-type="string" calcext:value-type="string">
            <text:p>origin</text:p>
          </table:table-cell>
          <table:table-cell table:number-columns-repeated="2"/>
          <table:table-cell office:value-type="string" calcext:value-type="string">
            <text:p>a Band has origin Chicago (an entity of type populated place)</text:p>
          </table:table-cell>
          <table:table-cell office:value-type="string" calcext:value-type="string">
            <text:p>an agent has origin South Bronx (an entity of type populated place)</text:p>
          </table:table-cell>
          <table:table-cell table:style-name="ce20" table:formula="of:=HYPERLINK(&quot;http://goo.gl/Hgu838&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nationality&quot;)" office:value-type="string" office:string-value="http://dbpedia.org/ontology/nationality" calcext:value-type="string">
            <text:p>http://dbpedia.org/ontology/nationality</text:p>
          </table:table-cell>
          <table:table-cell office:value-type="string" calcext:value-type="string">
            <text:p>nationality</text:p>
          </table:table-cell>
          <table:table-cell table:number-columns-repeated="2"/>
          <table:table-cell office:value-type="string" calcext:value-type="string">
            <text:p>an agent has nationality Kurdistan (an entity of type populated place)</text:p>
          </table:table-cell>
          <table:table-cell office:value-type="string" calcext:value-type="string">
            <text:p>an agent has nationality Poland (an entity of type country)</text:p>
          </table:table-cell>
          <table:table-cell table:style-name="ce20" table:formula="of:=HYPERLINK(&quot;http://goo.gl/lPYQVp&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stateOfOrigin&quot;)" office:value-type="string" office:string-value="http://dbpedia.org/ontology/stateOfOrigin" calcext:value-type="string">
            <text:p>http://dbpedia.org/ontology/stateOfOrigin</text:p>
          </table:table-cell>
          <table:table-cell office:value-type="string" calcext:value-type="string">
            <text:p>stateOfOrigin</text:p>
          </table:table-cell>
          <table:table-cell table:number-columns-repeated="2"/>
          <table:table-cell office:value-type="string" calcext:value-type="string">
            <text:p>a person has state of origin Turkish people (an entity of type place)</text:p>
          </table:table-cell>
          <table:table-cell office:value-type="string" calcext:value-type="string">
            <text:p>an agent has state of origin Austria (an entity of type populated place)</text:p>
          </table:table-cell>
          <table:table-cell table:style-name="ce20" table:formula="of:=HYPERLINK(&quot;http://goo.gl/FshC5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origins&quot;)" office:value-type="string" office:string-value="http://dbpedia.org/property/origins" calcext:value-type="string">
            <text:p>http://dbpedia.org/property/origins</text:p>
          </table:table-cell>
          <table:table-cell office:value-type="string" calcext:value-type="string">
            <text:p>origins</text:p>
          </table:table-cell>
          <table:table-cell table:number-columns-repeated="2"/>
          <table:table-cell office:value-type="string" calcext:value-type="string">
            <text:p>an agent has origins Athens, Georgia</text:p>
          </table:table-cell>
          <table:table-cell office:value-type="string" calcext:value-type="string">
            <text:p>a non-profit organisation has origins Washington State University (an entity of type university)</text:p>
          </table:table-cell>
          <table:table-cell table:style-name="ce20" table:formula="of:=HYPERLINK(&quot;http://goo.gl/9XGQQz&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origin&quot;)" office:value-type="string" office:string-value="http://dbpedia.org/ontology/origin" calcext:value-type="string">
            <text:p>http://dbpedia.org/ontology/origin</text:p>
          </table:table-cell>
          <table:table-cell office:value-type="string" calcext:value-type="string">
            <text:p>origin</text:p>
          </table:table-cell>
          <table:table-cell table:number-columns-repeated="2"/>
          <table:table-cell office:value-type="string" calcext:value-type="string">
            <text:p>a beverage has origin Germany (an entity of type place)</text:p>
          </table:table-cell>
          <table:table-cell office:value-type="string" calcext:value-type="string">
            <text:p>a species has origin Santorini (an entity of type populated place)</text:p>
          </table:table-cell>
          <table:table-cell table:style-name="ce20" table:formula="of:=HYPERLINK(&quot;http://goo.gl/B2clv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erviceArea&quot;)" office:value-type="string" office:string-value="http://dbpedia.org/property/serviceArea" calcext:value-type="string">
            <text:p>http://dbpedia.org/property/serviceArea</text:p>
          </table:table-cell>
          <table:table-cell office:value-type="string" calcext:value-type="string">
            <text:p>serviceArea</text:p>
          </table:table-cell>
          <table:table-cell table:number-columns-repeated="2"/>
          <table:table-cell office:value-type="string" calcext:value-type="string">
            <text:p>an architectural structure has service area Central Ontario (an entity of type populated place)</text:p>
          </table:table-cell>
          <table:table-cell office:value-type="string" calcext:value-type="string">
            <text:p>a place has service area Derbyshire (an entity of type place)</text:p>
          </table:table-cell>
          <table:table-cell table:style-name="ce20" table:formula="of:=HYPERLINK(&quot;http://goo.gl/Orc3co&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toreLocations&quot;)" office:value-type="string" office:string-value="http://dbpedia.org/property/storeLocations" calcext:value-type="string">
            <text:p>http://dbpedia.org/property/storeLocations</text:p>
          </table:table-cell>
          <table:table-cell office:value-type="string" calcext:value-type="string">
            <text:p>storeLocations</text:p>
          </table:table-cell>
          <table:table-cell table:number-columns-repeated="2"/>
          <table:table-cell office:value-type="string" calcext:value-type="string">
            <text:p>an organisation has store locations Italy</text:p>
          </table:table-cell>
          <table:table-cell office:value-type="string" calcext:value-type="string">
            <text:p>an organisation has store locations Ireland</text:p>
          </table:table-cell>
          <table:table-cell table:style-name="ce20" table:formula="of:=HYPERLINK(&quot;http://goo.gl/7c8Lni&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ationality&quot;)" office:value-type="string" office:string-value="http://dbpedia.org/property/nationality" calcext:value-type="string">
            <text:p>http://dbpedia.org/property/nationality</text:p>
          </table:table-cell>
          <table:table-cell office:value-type="string" calcext:value-type="string">
            <text:p>nationality</text:p>
          </table:table-cell>
          <table:table-cell table:number-columns-repeated="2"/>
          <table:table-cell office:value-type="string" calcext:value-type="string">
            <text:p>an agent has nationality Germany (an entity of type populated place)</text:p>
          </table:table-cell>
          <table:table-cell office:value-type="string" calcext:value-type="string">
            <text:p>a person has nationality United States (an entity of type populated place)</text:p>
          </table:table-cell>
          <table:table-cell table:style-name="ce20" table:formula="of:=HYPERLINK(&quot;http://goo.gl/1ymqr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headquarter&quot;)" office:value-type="string" office:string-value="http://dbpedia.org/property/headquarter" calcext:value-type="string">
            <text:p>http://dbpedia.org/property/headquarter</text:p>
          </table:table-cell>
          <table:table-cell office:value-type="string" calcext:value-type="string">
            <text:p>headquarter</text:p>
          </table:table-cell>
          <table:table-cell table:number-columns-repeated="2"/>
          <table:table-cell office:value-type="string" calcext:value-type="string">
            <text:p>an organisation has headquarter Maharashtra (an entity of type populated place)</text:p>
          </table:table-cell>
          <table:table-cell office:value-type="string" calcext:value-type="string">
            <text:p>an organisation has headquarter Grand Trunk Road (an entity of type architectural structure)</text:p>
          </table:table-cell>
          <table:table-cell table:style-name="ce20" table:formula="of:=HYPERLINK(&quot;http://goo.gl/aqsFdy&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ocationCountries&quot;)" office:value-type="string" office:string-value="http://dbpedia.org/property/locationCountries" calcext:value-type="string">
            <text:p>http://dbpedia.org/property/locationCountries</text:p>
          </table:table-cell>
          <table:table-cell office:value-type="string" calcext:value-type="string">
            <text:p>locationCountries</text:p>
          </table:table-cell>
          <table:table-cell table:number-columns-repeated="2"/>
          <table:table-cell office:value-type="string" calcext:value-type="string">
            <text:p>an agent has location countries Canada (an entity of type place)</text:p>
          </table:table-cell>
          <table:table-cell office:value-type="string" calcext:value-type="string">
            <text:p>an agent has location countries Maldives (an entity of type populated place)</text:p>
          </table:table-cell>
          <table:table-cell table:style-name="ce20" table:formula="of:=HYPERLINK(&quot;http://goo.gl/20S6a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ocationCounty&quot;)" office:value-type="string" office:string-value="http://dbpedia.org/property/locationCounty" calcext:value-type="string">
            <text:p>http://dbpedia.org/property/locationCounty</text:p>
          </table:table-cell>
          <table:table-cell office:value-type="string" calcext:value-type="string">
            <text:p>locationCounty</text:p>
          </table:table-cell>
          <table:table-cell table:number-columns-repeated="2"/>
          <table:table-cell office:value-type="string" calcext:value-type="string">
            <text:p>a company has location county Warwickshire (an entity of type region)</text:p>
          </table:table-cell>
          <table:table-cell office:value-type="string" calcext:value-type="string">
            <text:p>an agent has location county Warwickshire (an entity of type populated place)</text:p>
          </table:table-cell>
          <table:table-cell table:style-name="ce20" table:formula="of:=HYPERLINK(&quot;http://goo.gl/2zWo1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ountryOfOrigin&quot;)" office:value-type="string" office:string-value="http://dbpedia.org/property/countryOfOrigin" calcext:value-type="string">
            <text:p>http://dbpedia.org/property/countryOfOrigin</text:p>
          </table:table-cell>
          <table:table-cell office:value-type="string" calcext:value-type="string">
            <text:p>countryOfOrigin</text:p>
          </table:table-cell>
          <table:table-cell table:number-columns-repeated="2"/>
          <table:table-cell office:value-type="string" calcext:value-type="string">
            <text:p>a play has country of origin America</text:p>
          </table:table-cell>
          <table:table-cell office:value-type="string" calcext:value-type="string">
            <text:p>a written work has country of origin United States (an entity of type place)</text:p>
          </table:table-cell>
          <table:table-cell table:style-name="ce20" table:formula="of:=HYPERLINK(&quot;http://goo.gl/zYdzrd&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hq&quot;)" office:value-type="string" office:string-value="http://dbpedia.org/property/hq" calcext:value-type="string">
            <text:p>http://dbpedia.org/property/hq</text:p>
          </table:table-cell>
          <table:table-cell office:value-type="string" calcext:value-type="string">
            <text:p>hq</text:p>
          </table:table-cell>
          <table:table-cell table:number-columns-repeated="2"/>
          <table:table-cell office:value-type="string" calcext:value-type="string">
            <text:p>a place has hq Bloemfontein (an entity of type place)</text:p>
          </table:table-cell>
          <table:table-cell office:value-type="string" calcext:value-type="string">
            <text:p>a populated place has hq Stratford, London (an entity of type municipality)</text:p>
          </table:table-cell>
          <table:table-cell table:style-name="ce20" table:formula="of:=HYPERLINK(&quot;http://goo.gl/NRZ8YS&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ationalOrigin&quot;)" office:value-type="string" office:string-value="http://dbpedia.org/property/nationalOrigin" calcext:value-type="string">
            <text:p>http://dbpedia.org/property/nationalOrigin</text:p>
          </table:table-cell>
          <table:table-cell office:value-type="string" calcext:value-type="string">
            <text:p>nationalOrigin</text:p>
          </table:table-cell>
          <table:table-cell table:number-columns-repeated="2"/>
          <table:table-cell office:value-type="string" calcext:value-type="string">
            <text:p>an aircraft has national origin Japan (an entity of type country)</text:p>
          </table:table-cell>
          <table:table-cell office:value-type="string" calcext:value-type="string">
            <text:p>an aircraft has national origin Denmark</text:p>
          </table:table-cell>
          <table:table-cell table:style-name="ce20" table:formula="of:=HYPERLINK(&quot;http://goo.gl/WvB6TT&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headquartered&quot;)" office:value-type="string" office:string-value="http://dbpedia.org/property/headquartered" calcext:value-type="string">
            <text:p>http://dbpedia.org/property/headquartered</text:p>
          </table:table-cell>
          <table:table-cell table:style-name="ce16" office:value-type="string" calcext:value-type="string">
            <text:p>headquartered</text:p>
          </table:table-cell>
          <table:table-cell table:style-name="ce16" table:number-columns-repeated="2"/>
          <table:table-cell table:style-name="ce16" office:value-type="string" calcext:value-type="string">
            <text:p>a company has headquartered Brazil (an entity of type populated place)</text:p>
          </table:table-cell>
          <table:table-cell table:style-name="ce16" office:value-type="string" calcext:value-type="string">
            <text:p>an agent has headquartered S%C3%A3o Paulo (an entity of type populated place)</text:p>
          </table:table-cell>
          <table:table-cell table:style-name="ce25" table:formula="of:=HYPERLINK(&quot;http://goo.gl/uvMBZ1&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618003832" calcext:value-type="float">
            <text:p>618003832</text:p>
          </table:table-cell>
          <table:table-cell office:value-type="string" calcext:value-type="string">
            <text:p>companie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Aerospace &amp;amp; Defence</text:p>
          </table:table-cell>
          <table:table-cell table:style-name="ce13" office:value-type="string" calcext:value-type="string">
            <text:p>Agricultural equipment</text:p>
          </table:table-cell>
          <table:table-cell table:style-name="ce13" office:value-type="string" calcext:value-type="string">
            <text:p>Aluminium</text:p>
          </table:table-cell>
          <table:table-cell table:style-name="ce13" office:value-type="string" calcext:value-type="string">
            <text:p>Automotive</text:p>
          </table:table-cell>
          <table:table-cell table:style-name="ce13" office:value-type="string" calcext:value-type="string">
            <text:p>Automotive components</text:p>
          </table:table-cell>
          <table:table-cell table:style-name="ce13"/>
          <table:table-cell table:style-name="ce22"/>
          <table:table-cell table:number-columns-repeated="1017"/>
        </table:table-row>
        <table:table-row table:style-name="ro1">
          <table:table-cell table:style-name="ce5" office:value-type="string" calcext:value-type="string">
            <text:p>Automotive, Electronics</text:p>
          </table:table-cell>
          <table:table-cell table:style-name="ce13" office:value-type="string" calcext:value-type="string">
            <text:p>Building materials</text:p>
          </table:table-cell>
          <table:table-cell table:style-name="ce13" office:value-type="string" calcext:value-type="string">
            <text:p>Chemicals</text:p>
          </table:table-cell>
          <table:table-cell table:style-name="ce13" office:value-type="string" calcext:value-type="string">
            <text:p>Construction equipment</text:p>
          </table:table-cell>
          <table:table-cell table:style-name="ce13" office:value-type="string" calcext:value-type="string">
            <text:p>Consumer durables</text:p>
          </table:table-cell>
          <table:table-cell table:style-name="ce13"/>
          <table:table-cell table:style-name="ce22"/>
          <table:table-cell table:number-columns-repeated="1017"/>
        </table:table-row>
        <table:table-row table:style-name="ro1">
          <table:table-cell table:style-name="ce5" office:value-type="string" calcext:value-type="string">
            <text:p>Consumer goods</text:p>
          </table:table-cell>
          <table:table-cell table:style-name="ce13" office:value-type="string" calcext:value-type="string">
            <text:p>Cosmetics</text:p>
          </table:table-cell>
          <table:table-cell table:style-name="ce13" office:value-type="string" calcext:value-type="string">
            <text:p>Defence</text:p>
          </table:table-cell>
          <table:table-cell table:style-name="ce13" office:value-type="string" calcext:value-type="string">
            <text:p>Electrical cable</text:p>
          </table:table-cell>
          <table:table-cell table:style-name="ce13" office:value-type="string" calcext:value-type="string">
            <text:p>Electronics</text:p>
          </table:table-cell>
          <table:table-cell table:style-name="ce13"/>
          <table:table-cell table:style-name="ce22"/>
          <table:table-cell table:number-columns-repeated="1017"/>
        </table:table-row>
        <table:table-row table:style-name="ro1">
          <table:table-cell table:style-name="ce5" office:value-type="string" calcext:value-type="string">
            <text:p>Engineering, various</text:p>
          </table:table-cell>
          <table:table-cell table:style-name="ce13" office:value-type="string" calcext:value-type="string">
            <text:p>Food &amp;amp; Beverages</text:p>
          </table:table-cell>
          <table:table-cell table:style-name="ce13" office:value-type="string" calcext:value-type="string">
            <text:p>Luxury goods</text:p>
          </table:table-cell>
          <table:table-cell table:style-name="ce13" office:value-type="string" calcext:value-type="string">
            <text:p>Metals</text:p>
          </table:table-cell>
          <table:table-cell table:style-name="ce13" office:value-type="string" calcext:value-type="string">
            <text:p>Personal care products</text:p>
          </table:table-cell>
          <table:table-cell table:style-name="ce13"/>
          <table:table-cell table:style-name="ce22"/>
          <table:table-cell table:number-columns-repeated="1017"/>
        </table:table-row>
        <table:table-row table:style-name="ro1">
          <table:table-cell table:style-name="ce5" office:value-type="string" calcext:value-type="string">
            <text:p>Pharmaceuticals</text:p>
          </table:table-cell>
          <table:table-cell table:style-name="ce13" office:value-type="string" calcext:value-type="string">
            <text:p>Pharmaceuticals, Medical equipment</text:p>
          </table:table-cell>
          <table:table-cell table:style-name="ce13" office:value-type="string" calcext:value-type="string">
            <text:p>Photographic equipment</text:p>
          </table:table-cell>
          <table:table-cell table:style-name="ce13" office:value-type="string" calcext:value-type="string">
            <text:p>Pulp &amp;amp; Paper</text:p>
          </table:table-cell>
          <table:table-cell table:style-name="ce13" office:value-type="string" calcext:value-type="string">
            <text:p>Shipbuilding</text:p>
          </table:table-cell>
          <table:table-cell table:style-name="ce13"/>
          <table:table-cell table:style-name="ce22"/>
          <table:table-cell table:number-columns-repeated="1017"/>
        </table:table-row>
        <table:table-row table:style-name="ro1">
          <table:table-cell table:style-name="ce5" office:value-type="string" calcext:value-type="string">
            <text:p>Steel</text:p>
          </table:table-cell>
          <table:table-cell table:style-name="ce13" office:value-type="string" calcext:value-type="string">
            <text:p>Telecommunications equipment</text:p>
          </table:table-cell>
          <table:table-cell table:style-name="ce13" office:value-type="string" calcext:value-type="string">
            <text:p>Telecommunications equipment, Electronics</text:p>
          </table:table-cell>
          <table:table-cell table:style-name="ce13" office:value-type="string" calcext:value-type="string">
            <text:p>Tobacco</text:p>
          </table:table-cell>
          <table:table-cell table:style-name="ce13" office:value-type="string" calcext:value-type="string">
            <text:p>Tyres</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products&quot;)" office:value-type="string" office:string-value="http://dbpedia.org/property/products" calcext:value-type="string">
            <text:p>http://dbpedia.org/property/products</text:p>
          </table:table-cell>
          <table:table-cell office:value-type="string" calcext:value-type="string">
            <text:p>products</text:p>
          </table:table-cell>
          <table:table-cell table:number-columns-repeated="2"/>
          <table:table-cell office:value-type="string" calcext:value-type="string">
            <text:p>an agent has products Audio visual products</text:p>
          </table:table-cell>
          <table:table-cell office:value-type="string" calcext:value-type="string">
            <text:p>an organisation has products Neverwinter Nights</text:p>
          </table:table-cell>
          <table:table-cell table:style-name="ce20" table:formula="of:=HYPERLINK(&quot;http://goo.gl/lbJSiZ&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industry&quot;)" office:value-type="string" office:string-value="http://dbpedia.org/property/industry" calcext:value-type="string">
            <text:p>http://dbpedia.org/property/industry</text:p>
          </table:table-cell>
          <table:table-cell office:value-type="string" calcext:value-type="string">
            <text:p>industry</text:p>
          </table:table-cell>
          <table:table-cell table:number-columns-repeated="2"/>
          <table:table-cell office:value-type="string" calcext:value-type="string">
            <text:p>an agent has industry Military</text:p>
          </table:table-cell>
          <table:table-cell office:value-type="string" calcext:value-type="string">
            <text:p>a company has industry Railway company</text:p>
          </table:table-cell>
          <table:table-cell table:style-name="ce20" table:formula="of:=HYPERLINK(&quot;http://goo.gl/6MyU9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industry&quot;)" office:value-type="string" office:string-value="http://dbpedia.org/ontology/industry" calcext:value-type="string">
            <text:p>http://dbpedia.org/ontology/industry</text:p>
          </table:table-cell>
          <table:table-cell office:value-type="string" calcext:value-type="string">
            <text:p>industry</text:p>
          </table:table-cell>
          <table:table-cell table:number-columns-repeated="2"/>
          <table:table-cell office:value-type="string" calcext:value-type="string">
            <text:p>a company has industry Heavy equipment</text:p>
          </table:table-cell>
          <table:table-cell office:value-type="string" calcext:value-type="string">
            <text:p>a company has industry Mining</text:p>
          </table:table-cell>
          <table:table-cell table:style-name="ce20" table:formula="of:=HYPERLINK(&quot;http://goo.gl/1wsVRy&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product&quot;)" office:value-type="string" office:string-value="http://dbpedia.org/ontology/product" calcext:value-type="string">
            <text:p>http://dbpedia.org/ontology/product</text:p>
          </table:table-cell>
          <table:table-cell office:value-type="string" calcext:value-type="string">
            <text:p>product</text:p>
          </table:table-cell>
          <table:table-cell table:number-columns-repeated="2"/>
          <table:table-cell office:value-type="string" calcext:value-type="string">
            <text:p>a company has product Antivirus software (an entity of type genre)</text:p>
          </table:table-cell>
          <table:table-cell office:value-type="string" calcext:value-type="string">
            <text:p>an organisation has product Realms of Arkania: Blade of Destiny (an entity of type video game)</text:p>
          </table:table-cell>
          <table:table-cell table:style-name="ce20" table:formula="of:=HYPERLINK(&quot;http://goo.gl/qOUml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ervices&quot;)" office:value-type="string" office:string-value="http://dbpedia.org/property/services" calcext:value-type="string">
            <text:p>http://dbpedia.org/property/services</text:p>
          </table:table-cell>
          <table:table-cell office:value-type="string" calcext:value-type="string">
            <text:p>services</text:p>
          </table:table-cell>
          <table:table-cell table:number-columns-repeated="2"/>
          <table:table-cell office:value-type="string" calcext:value-type="string">
            <text:p>a company has services Letter post, parcel service, EMS, delivery, freight forwarding, third-party logistics</text:p>
          </table:table-cell>
          <table:table-cell office:value-type="string" calcext:value-type="string">
            <text:p>an organisation has services Passenger transportation</text:p>
          </table:table-cell>
          <table:table-cell table:style-name="ce20" table:formula="of:=HYPERLINK(&quot;http://goo.gl/huZ6x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service&quot;)" office:value-type="string" office:string-value="http://dbpedia.org/ontology/service" calcext:value-type="string">
            <text:p>http://dbpedia.org/ontology/service</text:p>
          </table:table-cell>
          <table:table-cell office:value-type="string" calcext:value-type="string">
            <text:p>service</text:p>
          </table:table-cell>
          <table:table-cell table:number-columns-repeated="2"/>
          <table:table-cell office:value-type="string" calcext:value-type="string">
            <text:p>an organisation has service Channel Tunnel (an entity of type route of transportation)</text:p>
          </table:table-cell>
          <table:table-cell office:value-type="string" calcext:value-type="string">
            <text:p>a company has service Channel Tunnel (an entity of type architectural structure)</text:p>
          </table:table-cell>
          <table:table-cell table:style-name="ce20" table:formula="of:=HYPERLINK(&quot;http://goo.gl/J0zwQ2&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ompanyType&quot;)" office:value-type="string" office:string-value="http://dbpedia.org/property/companyType" calcext:value-type="string">
            <text:p>http://dbpedia.org/property/companyType</text:p>
          </table:table-cell>
          <table:table-cell office:value-type="string" calcext:value-type="string">
            <text:p>companyType</text:p>
          </table:table-cell>
          <table:table-cell table:number-columns-repeated="2"/>
          <table:table-cell office:value-type="string" calcext:value-type="string">
            <text:p>a public transit system has company type Public company</text:p>
          </table:table-cell>
          <table:table-cell office:value-type="string" calcext:value-type="string">
            <text:p>an organisation has company type Wholly owned subsidiary</text:p>
          </table:table-cell>
          <table:table-cell table:style-name="ce20" table:formula="of:=HYPERLINK(&quot;http://goo.gl/PJqr9B&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type&quot;)" office:value-type="string" office:string-value="http://dbpedia.org/property/type" calcext:value-type="string">
            <text:p>http://dbpedia.org/property/type</text:p>
          </table:table-cell>
          <table:table-cell office:value-type="string" calcext:value-type="string">
            <text:p>type</text:p>
          </table:table-cell>
          <table:table-cell table:number-columns-repeated="2"/>
          <table:table-cell office:value-type="string" calcext:value-type="string">
            <text:p>a musical work has type greatest</text:p>
          </table:table-cell>
          <table:table-cell office:value-type="string" calcext:value-type="string">
            <text:p>an agent has type monarch</text:p>
          </table:table-cell>
          <table:table-cell table:style-name="ce20" table:formula="of:=HYPERLINK(&quot;http://goo.gl/C6tj9D&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type&quot;)" office:value-type="string" office:string-value="http://dbpedia.org/ontology/type" calcext:value-type="string">
            <text:p>http://dbpedia.org/ontology/type</text:p>
          </table:table-cell>
          <table:table-cell office:value-type="string" calcext:value-type="string">
            <text:p>type</text:p>
          </table:table-cell>
          <table:table-cell table:number-columns-repeated="2"/>
          <table:table-cell office:value-type="string" calcext:value-type="string">
            <text:p>a place has type Powiat</text:p>
          </table:table-cell>
          <table:table-cell office:value-type="string" calcext:value-type="string">
            <text:p>a place has type Stratovolcano</text:p>
          </table:table-cell>
          <table:table-cell table:style-name="ce20" table:formula="of:=HYPERLINK(&quot;http://goo.gl/s5GBZ3&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ompanySlogan&quot;)" office:value-type="string" office:string-value="http://dbpedia.org/property/companySlogan" calcext:value-type="string">
            <text:p>http://dbpedia.org/property/companySlogan</text:p>
          </table:table-cell>
          <table:table-cell office:value-type="string" calcext:value-type="string">
            <text:p>companySlogan</text:p>
          </table:table-cell>
          <table:table-cell table:number-columns-repeated="2"/>
          <table:table-cell office:value-type="string" calcext:value-type="string">
            <text:p>an agent has company slogan Award Winning Airline</text:p>
          </table:table-cell>
          <table:table-cell office:value-type="string" calcext:value-type="string">
            <text:p>an organisation has company slogan Strength at Sea</text:p>
          </table:table-cell>
          <table:table-cell table:style-name="ce20" table:formula="of:=HYPERLINK(&quot;http://goo.gl/gDwQ57&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markets&quot;)" office:value-type="string" office:string-value="http://dbpedia.org/property/markets" calcext:value-type="string">
            <text:p>http://dbpedia.org/property/markets</text:p>
          </table:table-cell>
          <table:table-cell office:value-type="string" calcext:value-type="string">
            <text:p>markets</text:p>
          </table:table-cell>
          <table:table-cell table:number-columns-repeated="2"/>
          <table:table-cell office:value-type="string" calcext:value-type="string">
            <text:p>a municipality has markets United Kingdom (an entity of type country)</text:p>
          </table:table-cell>
          <table:table-cell office:value-type="string" calcext:value-type="string">
            <text:p>a company has markets Financial Services and Brokerage</text:p>
          </table:table-cell>
          <table:table-cell table:style-name="ce20" table:formula="of:=HYPERLINK(&quot;http://goo.gl/yIwpFB&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industries&quot;)" office:value-type="string" office:string-value="http://dbpedia.org/property/industries" calcext:value-type="string">
            <text:p>http://dbpedia.org/property/industries</text:p>
          </table:table-cell>
          <table:table-cell office:value-type="string" calcext:value-type="string">
            <text:p>industries</text:p>
          </table:table-cell>
          <table:table-cell table:number-columns-repeated="2"/>
          <table:table-cell office:value-type="string" calcext:value-type="string">
            <text:p>a populated place has industries Sugar Factories , Milk dairy &amp; bi-Products , Rajhans Poulty etc.</text:p>
          </table:table-cell>
          <table:table-cell office:value-type="string" calcext:value-type="string">
            <text:p>an organisation has industries Coalbed methane</text:p>
          </table:table-cell>
          <table:table-cell table:style-name="ce20" table:formula="of:=HYPERLINK(&quot;http://goo.gl/Vf1Pg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business&quot;)" office:value-type="string" office:string-value="http://dbpedia.org/property/business" calcext:value-type="string">
            <text:p>http://dbpedia.org/property/business</text:p>
          </table:table-cell>
          <table:table-cell office:value-type="string" calcext:value-type="string">
            <text:p>business</text:p>
          </table:table-cell>
          <table:table-cell table:number-columns-repeated="2"/>
          <table:table-cell office:value-type="string" calcext:value-type="string">
            <text:p>an athlete has business Frances Solia has achieved a lot not only on the court but also in the business world and currently is an owner of Several businesses including following: Telecommunications, Personal Development, Sportsmanship Academy</text:p>
          </table:table-cell>
          <table:table-cell office:value-type="string" calcext:value-type="string">
            <text:p>an university has business 240</text:p>
          </table:table-cell>
          <table:table-cell table:style-name="ce20" table:formula="of:=HYPERLINK(&quot;http://goo.gl/GRDXwX&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product&quot;)" office:value-type="string" office:string-value="http://dbpedia.org/property/product" calcext:value-type="string">
            <text:p>http://dbpedia.org/property/product</text:p>
          </table:table-cell>
          <table:table-cell table:style-name="ce16" office:value-type="string" calcext:value-type="string">
            <text:p>product</text:p>
          </table:table-cell>
          <table:table-cell table:style-name="ce16" table:number-columns-repeated="2"/>
          <table:table-cell table:style-name="ce16" office:value-type="string" calcext:value-type="string">
            <text:p>an agent has product Motorcycle safety</text:p>
          </table:table-cell>
          <table:table-cell table:style-name="ce16" office:value-type="string" calcext:value-type="string">
            <text:p>an agent has product Services for children with sensory impairment</text:p>
          </table:table-cell>
          <table:table-cell table:style-name="ce25" table:formula="of:=HYPERLINK(&quot;http://goo.gl/LB2TpJ&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2122702641" calcext:value-type="float">
            <text:p>2122702641</text:p>
          </table:table-cell>
          <table:table-cell office:value-type="string" calcext:value-type="string">
            <text:p>government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Democratic</text:p>
          </table:table-cell>
          <table:table-cell table:style-name="ce13" office:value-type="string" calcext:value-type="string">
            <text:p>Federalist</text:p>
          </table:table-cell>
          <table:table-cell table:style-name="ce13" office:value-type="string" calcext:value-type="string">
            <text:p>Independent</text:p>
          </table:table-cell>
          <table:table-cell table:style-name="ce13" office:value-type="string" calcext:value-type="string">
            <text:p>Republican</text:p>
          </table:table-cell>
          <table:table-cell table:style-name="ce13" office:value-type="string" calcext:value-type="string">
            <text:p>Whig</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party&quot;)" office:value-type="string" office:string-value="http://dbpedia.org/property/party" calcext:value-type="string">
            <text:p>http://dbpedia.org/property/party</text:p>
          </table:table-cell>
          <table:table-cell office:value-type="string" calcext:value-type="string">
            <text:p>party</text:p>
          </table:table-cell>
          <table:table-cell table:number-columns-repeated="2"/>
          <table:table-cell office:value-type="string" calcext:value-type="string">
            <text:p>a person has party Hungarian Socialist Workers' Party (an entity of type agent)</text:p>
          </table:table-cell>
          <table:table-cell office:value-type="string" calcext:value-type="string">
            <text:p>a person has party National Advancement Party (an entity of type agent)</text:p>
          </table:table-cell>
          <table:table-cell table:style-name="ce20" table:formula="of:=HYPERLINK(&quot;http://goo.gl/289m4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party&quot;)" office:value-type="string" office:string-value="http://dbpedia.org/ontology/party" calcext:value-type="string">
            <text:p>http://dbpedia.org/ontology/party</text:p>
          </table:table-cell>
          <table:table-cell office:value-type="string" calcext:value-type="string">
            <text:p>party</text:p>
          </table:table-cell>
          <table:table-cell table:number-columns-repeated="2"/>
          <table:table-cell office:value-type="string" calcext:value-type="string">
            <text:p>an agent has party Hungarian Social Democratic Party (an entity of type agent)</text:p>
          </table:table-cell>
          <table:table-cell office:value-type="string" calcext:value-type="string">
            <text:p>a person has party Arab Socialist Union (Iraq) (an entity of type agent)</text:p>
          </table:table-cell>
          <table:table-cell table:style-name="ce20" table:formula="of:=HYPERLINK(&quot;http://goo.gl/V2hqJ1&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otherParty&quot;)" office:value-type="string" office:string-value="http://dbpedia.org/ontology/otherParty" calcext:value-type="string">
            <text:p>http://dbpedia.org/ontology/otherParty</text:p>
          </table:table-cell>
          <table:table-cell office:value-type="string" calcext:value-type="string">
            <text:p>otherParty</text:p>
          </table:table-cell>
          <table:table-cell table:number-columns-repeated="2"/>
          <table:table-cell office:value-type="string" calcext:value-type="string">
            <text:p>a politician has other party Communist Party of the Soviet Union (an entity of type organisation)</text:p>
          </table:table-cell>
          <table:table-cell office:value-type="string" calcext:value-type="string">
            <text:p>a person has other party Labour Party (UK) (an entity of type organisation)</text:p>
          </table:table-cell>
          <table:table-cell table:style-name="ce20" table:formula="of:=HYPERLINK(&quot;http://goo.gl/g14SH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afterParty&quot;)" office:value-type="string" office:string-value="http://dbpedia.org/property/afterParty" calcext:value-type="string">
            <text:p>http://dbpedia.org/property/afterParty</text:p>
          </table:table-cell>
          <table:table-cell office:value-type="string" calcext:value-type="string">
            <text:p>afterParty</text:p>
          </table:table-cell>
          <table:table-cell table:number-columns-repeated="2"/>
          <table:table-cell office:value-type="string" calcext:value-type="string">
            <text:p>an event has after party Estonian Reform Party</text:p>
          </table:table-cell>
          <table:table-cell office:value-type="string" calcext:value-type="string">
            <text:p>a Election has after party Ak Zhol</text:p>
          </table:table-cell>
          <table:table-cell table:style-name="ce20" table:formula="of:=HYPERLINK(&quot;http://goo.gl/CFkeK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oliticalGroups&quot;)" office:value-type="string" office:string-value="http://dbpedia.org/property/politicalGroups" calcext:value-type="string">
            <text:p>http://dbpedia.org/property/politicalGroups</text:p>
          </table:table-cell>
          <table:table-cell office:value-type="string" calcext:value-type="string">
            <text:p>politicalGroups</text:p>
          </table:table-cell>
          <table:table-cell table:number-columns-repeated="2"/>
          <table:table-cell office:value-type="string" calcext:value-type="string">
            <text:p>an agent has political groups Government</text:p>
          </table:table-cell>
          <table:table-cell office:value-type="string" calcext:value-type="string">
            <text:p>an agent has political groups Vacant</text:p>
          </table:table-cell>
          <table:table-cell table:style-name="ce20" table:formula="of:=HYPERLINK(&quot;http://goo.gl/9aRpU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politicalPartyInLegislature&quot;)" office:value-type="string" office:string-value="http://dbpedia.org/ontology/politicalPartyInLegislature" calcext:value-type="string">
            <text:p>http://dbpedia.org/ontology/politicalPartyInLegislature</text:p>
          </table:table-cell>
          <table:table-cell office:value-type="string" calcext:value-type="string">
            <text:p>politicalPartyInLegislature</text:p>
          </table:table-cell>
          <table:table-cell table:number-columns-repeated="2"/>
          <table:table-cell office:value-type="string" calcext:value-type="string">
            <text:p>an agent has political party in legislature Leader of the Opposition (Greece) (an entity of type agent)</text:p>
          </table:table-cell>
          <table:table-cell office:value-type="string" calcext:value-type="string">
            <text:p>an agent has political party in legislature Ceann Comhairle (an entity of type organisation)</text:p>
          </table:table-cell>
          <table:table-cell table:style-name="ce20" table:formula="of:=HYPERLINK(&quot;http://goo.gl/vV3kzo&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politicalPartyOfLeader&quot;)" office:value-type="string" office:string-value="http://dbpedia.org/ontology/politicalPartyOfLeader" calcext:value-type="string">
            <text:p>http://dbpedia.org/ontology/politicalPartyOfLeader</text:p>
          </table:table-cell>
          <table:table-cell office:value-type="string" calcext:value-type="string">
            <text:p>politicalPartyOfLeader</text:p>
          </table:table-cell>
          <table:table-cell table:number-columns-repeated="2"/>
          <table:table-cell office:value-type="string" calcext:value-type="string">
            <text:p>an agent has political party of leader Delaware Democratic Party (an entity of type agent)</text:p>
          </table:table-cell>
          <table:table-cell office:value-type="string" calcext:value-type="string">
            <text:p>an agent has political party of leader Party of Regions (an entity of type organisation)</text:p>
          </table:table-cell>
          <table:table-cell table:style-name="ce20" table:formula="of:=HYPERLINK(&quot;http://goo.gl/7JyVrG&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oser&quot;)" office:value-type="string" office:string-value="http://dbpedia.org/property/loser" calcext:value-type="string">
            <text:p>http://dbpedia.org/property/loser</text:p>
          </table:table-cell>
          <table:table-cell office:value-type="string" calcext:value-type="string">
            <text:p>loser</text:p>
          </table:table-cell>
          <table:table-cell table:number-columns-repeated="2"/>
          <table:table-cell office:value-type="string" calcext:value-type="string">
            <text:p>an event has loser California Republican Party</text:p>
          </table:table-cell>
          <table:table-cell office:value-type="string" calcext:value-type="string">
            <text:p>a Election has loser California Republican Party</text:p>
          </table:table-cell>
          <table:table-cell table:style-name="ce20" table:formula="of:=HYPERLINK(&quot;http://goo.gl/PzuyUp&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oliticalParty&quot;)" office:value-type="string" office:string-value="http://dbpedia.org/property/politicalParty" calcext:value-type="string">
            <text:p>http://dbpedia.org/property/politicalParty</text:p>
          </table:table-cell>
          <table:table-cell office:value-type="string" calcext:value-type="string">
            <text:p>politicalParty</text:p>
          </table:table-cell>
          <table:table-cell table:number-columns-repeated="2"/>
          <table:table-cell office:value-type="string" calcext:value-type="string">
            <text:p>a judge has political party Republican Party (United States) (an entity of type organisation)</text:p>
          </table:table-cell>
          <table:table-cell office:value-type="string" calcext:value-type="string">
            <text:p>an office holder has political party Gibraltar Social Democrats (an entity of type organisation)</text:p>
          </table:table-cell>
          <table:table-cell table:style-name="ce20" table:formula="of:=HYPERLINK(&quot;http://goo.gl/7QLuxw&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winner&quot;)" office:value-type="string" office:string-value="http://dbpedia.org/property/winner" calcext:value-type="string">
            <text:p>http://dbpedia.org/property/winner</text:p>
          </table:table-cell>
          <table:table-cell office:value-type="string" calcext:value-type="string">
            <text:p>winner</text:p>
          </table:table-cell>
          <table:table-cell table:number-columns-repeated="2"/>
          <table:table-cell office:value-type="string" calcext:value-type="string">
            <text:p>a region has winner ✓</text:p>
          </table:table-cell>
          <table:table-cell office:value-type="string" calcext:value-type="string">
            <text:p>a Grand Prix has winner Johnnie Parsons (an entity of type person)</text:p>
          </table:table-cell>
          <table:table-cell table:style-name="ce20" table:formula="of:=HYPERLINK(&quot;http://goo.gl/MIu8b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ideology&quot;)" office:value-type="string" office:string-value="http://dbpedia.org/ontology/ideology" calcext:value-type="string">
            <text:p>http://dbpedia.org/ontology/ideology</text:p>
          </table:table-cell>
          <table:table-cell office:value-type="string" calcext:value-type="string">
            <text:p>ideology</text:p>
          </table:table-cell>
          <table:table-cell table:number-columns-repeated="2"/>
          <table:table-cell office:value-type="string" calcext:value-type="string">
            <text:p>an agent has ideology Religious Zionism</text:p>
          </table:table-cell>
          <table:table-cell office:value-type="string" calcext:value-type="string">
            <text:p>an agent has ideology Liberalism</text:p>
          </table:table-cell>
          <table:table-cell table:style-name="ce20" table:formula="of:=HYPERLINK(&quot;http://goo.gl/b5uTa8&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ideology&quot;)" office:value-type="string" office:string-value="http://dbpedia.org/property/ideology" calcext:value-type="string">
            <text:p>http://dbpedia.org/property/ideology</text:p>
          </table:table-cell>
          <table:table-cell office:value-type="string" calcext:value-type="string">
            <text:p>ideology</text:p>
          </table:table-cell>
          <table:table-cell table:number-columns-repeated="2"/>
          <table:table-cell office:value-type="string" calcext:value-type="string">
            <text:p>an agent has ideology Grassroot democracy</text:p>
          </table:table-cell>
          <table:table-cell office:value-type="string" calcext:value-type="string">
            <text:p>an organisation has ideology Assyrian nationalism</text:p>
          </table:table-cell>
          <table:table-cell table:style-name="ce20" table:formula="of:=HYPERLINK(&quot;http://goo.gl/sgN6Eu&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governmentType&quot;)" office:value-type="string" office:string-value="http://dbpedia.org/property/governmentType" calcext:value-type="string">
            <text:p>http://dbpedia.org/property/governmentType</text:p>
          </table:table-cell>
          <table:table-cell office:value-type="string" calcext:value-type="string">
            <text:p>governmentType</text:p>
          </table:table-cell>
          <table:table-cell table:number-columns-repeated="2"/>
          <table:table-cell office:value-type="string" calcext:value-type="string">
            <text:p>a country has government type Provisional government</text:p>
          </table:table-cell>
          <table:table-cell office:value-type="string" calcext:value-type="string">
            <text:p>a town has government type Council%E2%80%93manager government</text:p>
          </table:table-cell>
          <table:table-cell table:style-name="ce20" table:formula="of:=HYPERLINK(&quot;http://goo.gl/k6Q3A2&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leaderParty&quot;)" office:value-type="string" office:string-value="http://dbpedia.org/ontology/leaderParty" calcext:value-type="string">
            <text:p>http://dbpedia.org/ontology/leaderParty</text:p>
          </table:table-cell>
          <table:table-cell office:value-type="string" calcext:value-type="string">
            <text:p>leaderParty</text:p>
          </table:table-cell>
          <table:table-cell table:number-columns-repeated="2"/>
          <table:table-cell office:value-type="string" calcext:value-type="string">
            <text:p>a place has leader party Croatian Peasant Party (an entity of type organisation)</text:p>
          </table:table-cell>
          <table:table-cell office:value-type="string" calcext:value-type="string">
            <text:p>a populated place has leader party Croatian Peasant Party (an entity of type agent)</text:p>
          </table:table-cell>
          <table:table-cell table:style-name="ce20" table:formula="of:=HYPERLINK(&quot;http://goo.gl/wrTEmq&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egislature&quot;)" office:value-type="string" office:string-value="http://dbpedia.org/property/legislature" calcext:value-type="string">
            <text:p>http://dbpedia.org/property/legislature</text:p>
          </table:table-cell>
          <table:table-cell office:value-type="string" calcext:value-type="string">
            <text:p>legislature</text:p>
          </table:table-cell>
          <table:table-cell table:number-columns-repeated="2"/>
          <table:table-cell office:value-type="string" calcext:value-type="string">
            <text:p>a populated place has Legislature Council of Liubech</text:p>
          </table:table-cell>
          <table:table-cell office:value-type="string" calcext:value-type="string">
            <text:p>a populated place has Legislature California State Legislature (an entity of type agent)</text:p>
          </table:table-cell>
          <table:table-cell table:style-name="ce20" table:formula="of:=HYPERLINK(&quot;http://goo.gl/dzKfA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eaderParty&quot;)" office:value-type="string" office:string-value="http://dbpedia.org/property/leaderParty" calcext:value-type="string">
            <text:p>http://dbpedia.org/property/leaderParty</text:p>
          </table:table-cell>
          <table:table-cell office:value-type="string" calcext:value-type="string">
            <text:p>leaderParty</text:p>
          </table:table-cell>
          <table:table-cell table:number-columns-repeated="2"/>
          <table:table-cell office:value-type="string" calcext:value-type="string">
            <text:p>a place has leader party Christian Democratic Union (Germany) (an entity of type organisation)</text:p>
          </table:table-cell>
          <table:table-cell office:value-type="string" calcext:value-type="string">
            <text:p>a populated place has leader party Socialist Party (Portugal) (an entity of type agent)</text:p>
          </table:table-cell>
          <table:table-cell table:style-name="ce20" table:formula="of:=HYPERLINK(&quot;http://goo.gl/5C7jw4&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oppositionParty&quot;)" office:value-type="string" office:string-value="http://dbpedia.org/property/oppositionParty" calcext:value-type="string">
            <text:p>http://dbpedia.org/property/oppositionParty</text:p>
          </table:table-cell>
          <table:table-cell office:value-type="string" calcext:value-type="string">
            <text:p>oppositionParty</text:p>
          </table:table-cell>
          <table:table-cell table:number-columns-repeated="2"/>
          <table:table-cell office:value-type="string" calcext:value-type="string">
            <text:p>a place has opposition party Russian Social Democratic Labour Party (an entity of type organisation)</text:p>
          </table:table-cell>
          <table:table-cell office:value-type="string" calcext:value-type="string">
            <text:p>a populated place has opposition party Russian Social Democratic Labour Party (an entity of type agent)</text:p>
          </table:table-cell>
          <table:table-cell table:style-name="ce20" table:formula="of:=HYPERLINK(&quot;http://goo.gl/dSdUfY&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politicalView&quot;)" office:value-type="string" office:string-value="http://dbpedia.org/property/politicalView" calcext:value-type="string">
            <text:p>http://dbpedia.org/property/politicalView</text:p>
          </table:table-cell>
          <table:table-cell table:style-name="ce16" office:value-type="string" calcext:value-type="string">
            <text:p>politicalView</text:p>
          </table:table-cell>
          <table:table-cell table:style-name="ce16" table:number-columns-repeated="2"/>
          <table:table-cell table:style-name="ce16" office:value-type="string" calcext:value-type="string">
            <text:p>a person has Political View Democrat</text:p>
          </table:table-cell>
          <table:table-cell table:style-name="ce16" office:value-type="string" calcext:value-type="string">
            <text:p>an agent has Political View Centre-Left</text:p>
          </table:table-cell>
          <table:table-cell table:style-name="ce25" table:formula="of:=HYPERLINK(&quot;http://goo.gl/A9cozk&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973672910" calcext:value-type="float">
            <text:p>1973672910</text:p>
          </table:table-cell>
          <table:table-cell office:value-type="string" calcext:value-type="string">
            <text:p>government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float" office:value="1824" calcext:value-type="float">
            <text:p>1824</text:p>
          </table:table-cell>
          <table:table-cell table:style-name="ce13" office:value-type="float" office:value="1828" calcext:value-type="float">
            <text:p>1828</text:p>
          </table:table-cell>
          <table:table-cell table:style-name="ce13" office:value-type="float" office:value="1789" calcext:value-type="float">
            <text:p>1789</text:p>
          </table:table-cell>
          <table:table-cell table:style-name="ce13" office:value-type="float" office:value="1832" calcext:value-type="float">
            <text:p>1832</text:p>
          </table:table-cell>
          <table:table-cell table:style-name="ce13" office:value-type="float" office:value="1836" calcext:value-type="float">
            <text:p>1836</text:p>
          </table:table-cell>
          <table:table-cell table:style-name="ce13"/>
          <table:table-cell table:style-name="ce22"/>
          <table:table-cell table:number-columns-repeated="1017"/>
        </table:table-row>
        <table:table-row table:style-name="ro1">
          <table:table-cell table:style-name="ce5" office:value-type="float" office:value="1840" calcext:value-type="float">
            <text:p>1840</text:p>
          </table:table-cell>
          <table:table-cell table:style-name="ce13" office:value-type="float" office:value="1844" calcext:value-type="float">
            <text:p>1844</text:p>
          </table:table-cell>
          <table:table-cell table:style-name="ce13" office:value-type="float" office:value="1848" calcext:value-type="float">
            <text:p>1848</text:p>
          </table:table-cell>
          <table:table-cell table:style-name="ce13" office:value-type="float" office:value="1852" calcext:value-type="float">
            <text:p>1852</text:p>
          </table:table-cell>
          <table:table-cell table:style-name="ce13" office:value-type="float" office:value="1856" calcext:value-type="float">
            <text:p>1856</text:p>
          </table:table-cell>
          <table:table-cell table:style-name="ce13"/>
          <table:table-cell table:style-name="ce22"/>
          <table:table-cell table:number-columns-repeated="1017"/>
        </table:table-row>
        <table:table-row table:style-name="ro1">
          <table:table-cell table:style-name="ce5" office:value-type="float" office:value="1860" calcext:value-type="float">
            <text:p>1860</text:p>
          </table:table-cell>
          <table:table-cell table:style-name="ce13" office:value-type="float" office:value="1864" calcext:value-type="float">
            <text:p>1864</text:p>
          </table:table-cell>
          <table:table-cell table:style-name="ce13" office:value-type="float" office:value="1868" calcext:value-type="float">
            <text:p>1868</text:p>
          </table:table-cell>
          <table:table-cell table:style-name="ce13" office:value-type="float" office:value="1792" calcext:value-type="float">
            <text:p>1792</text:p>
          </table:table-cell>
          <table:table-cell table:style-name="ce13" office:value-type="float" office:value="1872" calcext:value-type="float">
            <text:p>1872</text:p>
          </table:table-cell>
          <table:table-cell table:style-name="ce13"/>
          <table:table-cell table:style-name="ce22"/>
          <table:table-cell table:number-columns-repeated="1017"/>
        </table:table-row>
        <table:table-row table:style-name="ro1">
          <table:table-cell table:style-name="ce5" office:value-type="float" office:value="1876" calcext:value-type="float">
            <text:p>1876</text:p>
          </table:table-cell>
          <table:table-cell table:style-name="ce13" office:value-type="float" office:value="1880" calcext:value-type="float">
            <text:p>1880</text:p>
          </table:table-cell>
          <table:table-cell table:style-name="ce13" office:value-type="float" office:value="1884" calcext:value-type="float">
            <text:p>1884</text:p>
          </table:table-cell>
          <table:table-cell table:style-name="ce13" office:value-type="float" office:value="1888" calcext:value-type="float">
            <text:p>1888</text:p>
          </table:table-cell>
          <table:table-cell table:style-name="ce13" office:value-type="float" office:value="1892" calcext:value-type="float">
            <text:p>1892</text:p>
          </table:table-cell>
          <table:table-cell table:style-name="ce13"/>
          <table:table-cell table:style-name="ce22"/>
          <table:table-cell table:number-columns-repeated="1017"/>
        </table:table-row>
        <table:table-row table:style-name="ro1">
          <table:table-cell table:style-name="ce5" office:value-type="float" office:value="1896" calcext:value-type="float">
            <text:p>1896</text:p>
          </table:table-cell>
          <table:table-cell table:style-name="ce13" office:value-type="float" office:value="1900" calcext:value-type="float">
            <text:p>1900</text:p>
          </table:table-cell>
          <table:table-cell table:style-name="ce13" office:value-type="float" office:value="1904" calcext:value-type="float">
            <text:p>1904</text:p>
          </table:table-cell>
          <table:table-cell table:style-name="ce13" office:value-type="float" office:value="1908" calcext:value-type="float">
            <text:p>1908</text:p>
          </table:table-cell>
          <table:table-cell table:style-name="ce13" office:value-type="float" office:value="1796" calcext:value-type="float">
            <text:p>1796</text:p>
          </table:table-cell>
          <table:table-cell table:style-name="ce13"/>
          <table:table-cell table:style-name="ce22"/>
          <table:table-cell table:number-columns-repeated="1017"/>
        </table:table-row>
        <table:table-row table:style-name="ro1">
          <table:table-cell table:style-name="ce5" office:value-type="float" office:value="1912" calcext:value-type="float">
            <text:p>1912</text:p>
          </table:table-cell>
          <table:table-cell table:style-name="ce13" office:value-type="float" office:value="1916" calcext:value-type="float">
            <text:p>1916</text:p>
          </table:table-cell>
          <table:table-cell table:style-name="ce13" office:value-type="float" office:value="1920" calcext:value-type="float">
            <text:p>1920</text:p>
          </table:table-cell>
          <table:table-cell table:style-name="ce13" office:value-type="float" office:value="1924" calcext:value-type="float">
            <text:p>1924</text:p>
          </table:table-cell>
          <table:table-cell table:style-name="ce13" office:value-type="float" office:value="1928" calcext:value-type="float">
            <text:p>1928</text:p>
          </table:table-cell>
          <table:table-cell table:style-name="ce13"/>
          <table:table-cell table:style-name="ce22"/>
          <table:table-cell table:number-columns-repeated="1017"/>
        </table:table-row>
        <table:table-row table:style-name="ro1">
          <table:table-cell table:style-name="ce5" office:value-type="float" office:value="1932" calcext:value-type="float">
            <text:p>1932</text:p>
          </table:table-cell>
          <table:table-cell table:style-name="ce13" office:value-type="float" office:value="1936" calcext:value-type="float">
            <text:p>1936</text:p>
          </table:table-cell>
          <table:table-cell table:style-name="ce13" office:value-type="float" office:value="1940" calcext:value-type="float">
            <text:p>1940</text:p>
          </table:table-cell>
          <table:table-cell table:style-name="ce13" office:value-type="float" office:value="1944" calcext:value-type="float">
            <text:p>1944</text:p>
          </table:table-cell>
          <table:table-cell table:style-name="ce13" office:value-type="float" office:value="1948" calcext:value-type="float">
            <text:p>1948</text:p>
          </table:table-cell>
          <table:table-cell table:style-name="ce13"/>
          <table:table-cell table:style-name="ce22"/>
          <table:table-cell table:number-columns-repeated="1017"/>
        </table:table-row>
        <table:table-row table:style-name="ro1">
          <table:table-cell table:style-name="ce5" office:value-type="float" office:value="1800" calcext:value-type="float">
            <text:p>1800</text:p>
          </table:table-cell>
          <table:table-cell table:style-name="ce13" office:value-type="float" office:value="1952" calcext:value-type="float">
            <text:p>1952</text:p>
          </table:table-cell>
          <table:table-cell table:style-name="ce13" office:value-type="float" office:value="1956" calcext:value-type="float">
            <text:p>1956</text:p>
          </table:table-cell>
          <table:table-cell table:style-name="ce13" office:value-type="float" office:value="1960" calcext:value-type="float">
            <text:p>1960</text:p>
          </table:table-cell>
          <table:table-cell table:style-name="ce13" office:value-type="float" office:value="1964" calcext:value-type="float">
            <text:p>1964</text:p>
          </table:table-cell>
          <table:table-cell table:style-name="ce13"/>
          <table:table-cell table:style-name="ce22"/>
          <table:table-cell table:number-columns-repeated="1017"/>
        </table:table-row>
        <table:table-row table:style-name="ro1">
          <table:table-cell table:style-name="ce5" office:value-type="float" office:value="1968" calcext:value-type="float">
            <text:p>1968</text:p>
          </table:table-cell>
          <table:table-cell table:style-name="ce13" office:value-type="float" office:value="1972" calcext:value-type="float">
            <text:p>1972</text:p>
          </table:table-cell>
          <table:table-cell table:style-name="ce13" office:value-type="float" office:value="1976" calcext:value-type="float">
            <text:p>1976</text:p>
          </table:table-cell>
          <table:table-cell table:style-name="ce13" office:value-type="float" office:value="1980" calcext:value-type="float">
            <text:p>1980</text:p>
          </table:table-cell>
          <table:table-cell table:style-name="ce13" office:value-type="float" office:value="1984" calcext:value-type="float">
            <text:p>1984</text:p>
          </table:table-cell>
          <table:table-cell table:style-name="ce13"/>
          <table:table-cell table:style-name="ce22"/>
          <table:table-cell table:number-columns-repeated="1017"/>
        </table:table-row>
        <table:table-row table:style-name="ro1">
          <table:table-cell table:style-name="ce5" office:value-type="float" office:value="1988" calcext:value-type="float">
            <text:p>1988</text:p>
          </table:table-cell>
          <table:table-cell table:style-name="ce13" office:value-type="float" office:value="1804" calcext:value-type="float">
            <text:p>1804</text:p>
          </table:table-cell>
          <table:table-cell table:style-name="ce13" office:value-type="float" office:value="1992" calcext:value-type="float">
            <text:p>1992</text:p>
          </table:table-cell>
          <table:table-cell table:style-name="ce13" office:value-type="float" office:value="1996" calcext:value-type="float">
            <text:p>1996</text:p>
          </table:table-cell>
          <table:table-cell table:style-name="ce13" office:value-type="float" office:value="2000" calcext:value-type="float">
            <text:p>2000</text:p>
          </table:table-cell>
          <table:table-cell table:style-name="ce13"/>
          <table:table-cell table:style-name="ce22"/>
          <table:table-cell table:number-columns-repeated="1017"/>
        </table:table-row>
        <table:table-row table:style-name="ro1">
          <table:table-cell table:style-name="ce5" office:value-type="float" office:value="2004" calcext:value-type="float">
            <text:p>2004</text:p>
          </table:table-cell>
          <table:table-cell table:style-name="ce13" office:value-type="float" office:value="2008" calcext:value-type="float">
            <text:p>2008</text:p>
          </table:table-cell>
          <table:table-cell table:style-name="ce13" office:value-type="float" office:value="2012" calcext:value-type="float">
            <text:p>2012</text:p>
          </table:table-cell>
          <table:table-cell table:style-name="ce13" office:value-type="float" office:value="1808" calcext:value-type="float">
            <text:p>1808</text:p>
          </table:table-cell>
          <table:table-cell table:style-name="ce13" office:value-type="float" office:value="1812" calcext:value-type="float">
            <text:p>1812</text:p>
          </table:table-cell>
          <table:table-cell table:style-name="ce13"/>
          <table:table-cell table:style-name="ce22"/>
          <table:table-cell table:number-columns-repeated="1017"/>
        </table:table-row>
        <table:table-row table:style-name="ro1">
          <table:table-cell table:style-name="ce5" office:value-type="float" office:value="1816" calcext:value-type="float">
            <text:p>1816</text:p>
          </table:table-cell>
          <table:table-cell table:style-name="ce13" office:value-type="float" office:value="1820" calcext:value-type="float">
            <text:p>1820</text:p>
          </table:table-cell>
          <table:table-cell table:style-name="ce13" table:number-columns-repeated="4"/>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years&quot;)" office:value-type="string" office:string-value="http://dbpedia.org/property/years" calcext:value-type="string">
            <text:p>http://dbpedia.org/property/years</text:p>
          </table:table-cell>
          <table:table-cell office:value-type="string" calcext:value-type="string">
            <text:p>years</text:p>
          </table:table-cell>
          <table:table-cell table:number-columns-repeated="2"/>
          <table:table-cell office:value-type="string" calcext:value-type="string">
            <text:p>an office holder has years 2005</text:p>
          </table:table-cell>
          <table:table-cell office:value-type="string" calcext:value-type="string">
            <text:p>a person has years 2005</text:p>
          </table:table-cell>
          <table:table-cell table:style-name="ce20" table:formula="of:=HYPERLINK(&quot;http://goo.gl/OBLqO3&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formationYear&quot;)" office:value-type="string" office:string-value="http://dbpedia.org/ontology/formationYear" calcext:value-type="string">
            <text:p>http://dbpedia.org/ontology/formationYear</text:p>
          </table:table-cell>
          <table:table-cell office:value-type="string" calcext:value-type="string">
            <text:p>formationYear</text:p>
          </table:table-cell>
          <table:table-cell table:number-columns-repeated="2"/>
          <table:table-cell office:value-type="string" calcext:value-type="string">
            <text:p>an organisation has formation year 1969-12-31T22:00:00+02:00</text:p>
          </table:table-cell>
          <table:table-cell office:value-type="string" calcext:value-type="string">
            <text:p>a political party has formation year 1981-12-31T22:00:00+02:00</text:p>
          </table:table-cell>
          <table:table-cell table:style-name="ce20" table:formula="of:=HYPERLINK(&quot;http://goo.gl/f4lSqi&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activeYearsEndDate&quot;)" office:value-type="string" office:string-value="http://dbpedia.org/ontology/activeYearsEndDate" calcext:value-type="string">
            <text:p>http://dbpedia.org/ontology/activeYearsEndDate</text:p>
          </table:table-cell>
          <table:table-cell office:value-type="string" calcext:value-type="string">
            <text:p>activeYearsEndDate</text:p>
          </table:table-cell>
          <table:table-cell table:number-columns-repeated="2"/>
          <table:table-cell office:value-type="string" calcext:value-type="string">
            <text:p>an agent has active years end date 2009-07-06+02:00</text:p>
          </table:table-cell>
          <table:table-cell office:value-type="string" calcext:value-type="string">
            <text:p>an agent has active years end date 1926-07-22+02:00</text:p>
          </table:table-cell>
          <table:table-cell table:style-name="ce20" table:formula="of:=HYPERLINK(&quot;http://goo.gl/zde24W&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formed&quot;)" office:value-type="string" office:string-value="http://dbpedia.org/property/formed" calcext:value-type="string">
            <text:p>http://dbpedia.org/property/formed</text:p>
          </table:table-cell>
          <table:table-cell office:value-type="string" calcext:value-type="string">
            <text:p>formed</text:p>
          </table:table-cell>
          <table:table-cell table:number-columns-repeated="2"/>
          <table:table-cell office:value-type="string" calcext:value-type="string">
            <text:p>a government agency has formed 1942-06-12+02:00</text:p>
          </table:table-cell>
          <table:table-cell office:value-type="string" calcext:value-type="string">
            <text:p>an agent has formed 2008</text:p>
          </table:table-cell>
          <table:table-cell table:style-name="ce20" table:formula="of:=HYPERLINK(&quot;http://goo.gl/7KWRdW&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termStart&quot;)" office:value-type="string" office:string-value="http://dbpedia.org/property/termStart" calcext:value-type="string">
            <text:p>http://dbpedia.org/property/termStart</text:p>
          </table:table-cell>
          <table:table-cell office:value-type="string" calcext:value-type="string">
            <text:p>termStart</text:p>
          </table:table-cell>
          <table:table-cell table:number-columns-repeated="2"/>
          <table:table-cell office:value-type="string" calcext:value-type="string">
            <text:p>an office holder has term start 16</text:p>
          </table:table-cell>
          <table:table-cell office:value-type="string" calcext:value-type="string">
            <text:p>an agent has term start 1999-10-06+02:00</text:p>
          </table:table-cell>
          <table:table-cell table:style-name="ce20" table:formula="of:=HYPERLINK(&quot;http://goo.gl/Oy34vu&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activeYearsStartDate&quot;)" office:value-type="string" office:string-value="http://dbpedia.org/ontology/activeYearsStartDate" calcext:value-type="string">
            <text:p>http://dbpedia.org/ontology/activeYearsStartDate</text:p>
          </table:table-cell>
          <table:table-cell office:value-type="string" calcext:value-type="string">
            <text:p>activeYearsStartDate</text:p>
          </table:table-cell>
          <table:table-cell table:number-columns-repeated="2"/>
          <table:table-cell office:value-type="string" calcext:value-type="string">
            <text:p>an office holder has active years start date 1978-03-22+02:00</text:p>
          </table:table-cell>
          <table:table-cell office:value-type="string" calcext:value-type="string">
            <text:p>an agent has active years start date 1948-08-01+02:00</text:p>
          </table:table-cell>
          <table:table-cell table:style-name="ce20" table:formula="of:=HYPERLINK(&quot;http://goo.gl/21PtuL&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termEnd&quot;)" office:value-type="string" office:string-value="http://dbpedia.org/property/termEnd" calcext:value-type="string">
            <text:p>http://dbpedia.org/property/termEnd</text:p>
          </table:table-cell>
          <table:table-cell office:value-type="string" calcext:value-type="string">
            <text:p>termEnd</text:p>
          </table:table-cell>
          <table:table-cell table:number-columns-repeated="2"/>
          <table:table-cell office:value-type="string" calcext:value-type="string">
            <text:p>a president has term end 14</text:p>
          </table:table-cell>
          <table:table-cell office:value-type="string" calcext:value-type="string">
            <text:p>an office holder has term end 1806</text:p>
          </table:table-cell>
          <table:table-cell table:style-name="ce20" table:formula="of:=HYPERLINK(&quot;http://goo.gl/CNY989&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formation&quot;)" office:value-type="string" office:string-value="http://dbpedia.org/property/formation" calcext:value-type="string">
            <text:p>http://dbpedia.org/property/formation</text:p>
          </table:table-cell>
          <table:table-cell office:value-type="string" calcext:value-type="string">
            <text:p>formation</text:p>
          </table:table-cell>
          <table:table-cell table:number-columns-repeated="2"/>
          <table:table-cell office:value-type="string" calcext:value-type="string">
            <text:p>an organisation has formation 1948</text:p>
          </table:table-cell>
          <table:table-cell office:value-type="string" calcext:value-type="string">
            <text:p>an organisation has formation October 1985</text:p>
          </table:table-cell>
          <table:table-cell table:style-name="ce20" table:formula="of:=HYPERLINK(&quot;http://goo.gl/gjDGV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formationDate&quot;)" office:value-type="string" office:string-value="http://dbpedia.org/ontology/formationDate" calcext:value-type="string">
            <text:p>http://dbpedia.org/ontology/formationDate</text:p>
          </table:table-cell>
          <table:table-cell office:value-type="string" calcext:value-type="string">
            <text:p>formationDate</text:p>
          </table:table-cell>
          <table:table-cell table:number-columns-repeated="2"/>
          <table:table-cell office:value-type="string" calcext:value-type="string">
            <text:p>an organisation has formation date 1930-11-16+02:00</text:p>
          </table:table-cell>
          <table:table-cell office:value-type="string" calcext:value-type="string">
            <text:p>an organisation has formation date 2004-08-01+02:00</text:p>
          </table:table-cell>
          <table:table-cell table:style-name="ce20" table:formula="of:=HYPERLINK(&quot;http://goo.gl/3iUuKj&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stablished&quot;)" office:value-type="string" office:string-value="http://dbpedia.org/property/established" calcext:value-type="string">
            <text:p>http://dbpedia.org/property/established</text:p>
          </table:table-cell>
          <table:table-cell office:value-type="string" calcext:value-type="string">
            <text:p>established</text:p>
          </table:table-cell>
          <table:table-cell table:number-columns-repeated="2"/>
          <table:table-cell office:value-type="string" calcext:value-type="string">
            <text:p>an agent has established 1977</text:p>
          </table:table-cell>
          <table:table-cell office:value-type="string" calcext:value-type="string">
            <text:p>a municipality has established 1320</text:p>
          </table:table-cell>
          <table:table-cell table:style-name="ce20" table:formula="of:=HYPERLINK(&quot;http://goo.gl/fesduc&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serviceStartYear&quot;)" office:value-type="string" office:string-value="http://dbpedia.org/ontology/serviceStartYear" calcext:value-type="string">
            <text:p>http://dbpedia.org/ontology/serviceStartYear</text:p>
          </table:table-cell>
          <table:table-cell office:value-type="string" calcext:value-type="string">
            <text:p>serviceStartYear</text:p>
          </table:table-cell>
          <table:table-cell table:number-columns-repeated="2"/>
          <table:table-cell office:value-type="string" calcext:value-type="string">
            <text:p>a person has service start year 1875-12-31T22:00:00+02:00</text:p>
          </table:table-cell>
          <table:table-cell office:value-type="string" calcext:value-type="string">
            <text:p>an agent has service start year 1896-12-31T22:00:00+02:00</text:p>
          </table:table-cell>
          <table:table-cell table:style-name="ce20" table:formula="of:=HYPERLINK(&quot;http://goo.gl/C7B4O9&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tartDate&quot;)" office:value-type="string" office:string-value="http://dbpedia.org/property/startDate" calcext:value-type="string">
            <text:p>http://dbpedia.org/property/startDate</text:p>
          </table:table-cell>
          <table:table-cell office:value-type="string" calcext:value-type="string">
            <text:p>startDate</text:p>
          </table:table-cell>
          <table:table-cell table:number-columns-repeated="2"/>
          <table:table-cell office:value-type="string" calcext:value-type="string">
            <text:p>a place has start date 1785-10-12+02:00</text:p>
          </table:table-cell>
          <table:table-cell office:value-type="string" calcext:value-type="string">
            <text:p>a place has start date 1997</text:p>
          </table:table-cell>
          <table:table-cell table:style-name="ce20" table:formula="of:=HYPERLINK(&quot;http://goo.gl/V25rPS&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formedyear&quot;)" office:value-type="string" office:string-value="http://dbpedia.org/property/formedyear" calcext:value-type="string">
            <text:p>http://dbpedia.org/property/formedyear</text:p>
          </table:table-cell>
          <table:table-cell office:value-type="string" calcext:value-type="string">
            <text:p>formedyear</text:p>
          </table:table-cell>
          <table:table-cell table:number-columns-repeated="2"/>
          <table:table-cell office:value-type="string" calcext:value-type="string">
            <text:p>an agent has formedyear 1973</text:p>
          </table:table-cell>
          <table:table-cell office:value-type="string" calcext:value-type="string">
            <text:p>an athlete has formedyear 1839</text:p>
          </table:table-cell>
          <table:table-cell table:style-name="ce20" table:formula="of:=HYPERLINK(&quot;http://goo.gl/2Ijk9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quot;)" office:value-type="string" office:string-value="http://dbpedia.org/property/year" calcext:value-type="string">
            <text:p>http://dbpedia.org/property/year</text:p>
          </table:table-cell>
          <table:table-cell office:value-type="string" calcext:value-type="string">
            <text:p>year</text:p>
          </table:table-cell>
          <table:table-cell table:number-columns-repeated="2"/>
          <table:table-cell office:value-type="string" calcext:value-type="string">
            <text:p>a conifer has year 2000</text:p>
          </table:table-cell>
          <table:table-cell office:value-type="string" calcext:value-type="string">
            <text:p>a species has year 2009</text:p>
          </table:table-cell>
          <table:table-cell table:style-name="ce20" table:formula="of:=HYPERLINK(&quot;http://goo.gl/yzBSQL&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activeYearsStartYear&quot;)" office:value-type="string" office:string-value="http://dbpedia.org/ontology/activeYearsStartYear" calcext:value-type="string">
            <text:p>http://dbpedia.org/ontology/activeYearsStartYear</text:p>
          </table:table-cell>
          <table:table-cell office:value-type="string" calcext:value-type="string">
            <text:p>activeYearsStartYear</text:p>
          </table:table-cell>
          <table:table-cell table:number-columns-repeated="2"/>
          <table:table-cell office:value-type="string" calcext:value-type="string">
            <text:p>a military unit has active years start year 1918-12-31T22:00:00+02:00</text:p>
          </table:table-cell>
          <table:table-cell office:value-type="string" calcext:value-type="string">
            <text:p>an agent has active years start year 1989-12-31T22:00:00+02:00</text:p>
          </table:table-cell>
          <table:table-cell table:style-name="ce20" table:formula="of:=HYPERLINK(&quot;http://goo.gl/d9H123&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serviceEndYear&quot;)" office:value-type="string" office:string-value="http://dbpedia.org/ontology/serviceEndYear" calcext:value-type="string">
            <text:p>http://dbpedia.org/ontology/serviceEndYear</text:p>
          </table:table-cell>
          <table:table-cell office:value-type="string" calcext:value-type="string">
            <text:p>serviceEndYear</text:p>
          </table:table-cell>
          <table:table-cell table:number-columns-repeated="2"/>
          <table:table-cell office:value-type="string" calcext:value-type="string">
            <text:p>an agent has service end year 1868-12-31T22:00:00+02:00</text:p>
          </table:table-cell>
          <table:table-cell office:value-type="string" calcext:value-type="string">
            <text:p>a military person has service end year 1801-12-31T22:00:00+02:00</text:p>
          </table:table-cell>
          <table:table-cell table:style-name="ce20" table:formula="of:=HYPERLINK(&quot;http://goo.gl/knGhw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tart&quot;)" office:value-type="string" office:string-value="http://dbpedia.org/property/start" calcext:value-type="string">
            <text:p>http://dbpedia.org/property/start</text:p>
          </table:table-cell>
          <table:table-cell office:value-type="string" calcext:value-type="string">
            <text:p>start</text:p>
          </table:table-cell>
          <table:table-cell table:number-columns-repeated="2"/>
          <table:table-cell office:value-type="string" calcext:value-type="string">
            <text:p>a region has start 2007</text:p>
          </table:table-cell>
          <table:table-cell office:value-type="string" calcext:value-type="string">
            <text:p>an agent has start 2005</text:p>
          </table:table-cell>
          <table:table-cell table:style-name="ce20" table:formula="of:=HYPERLINK(&quot;http://goo.gl/1EobV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stablishedDate&quot;)" office:value-type="string" office:string-value="http://dbpedia.org/property/establishedDate" calcext:value-type="string">
            <text:p>http://dbpedia.org/property/establishedDate</text:p>
          </table:table-cell>
          <table:table-cell office:value-type="string" calcext:value-type="string">
            <text:p>establishedDate</text:p>
          </table:table-cell>
          <table:table-cell table:number-columns-repeated="2"/>
          <table:table-cell office:value-type="string" calcext:value-type="string">
            <text:p>a place has established date 1894-01-09+02:00</text:p>
          </table:table-cell>
          <table:table-cell office:value-type="string" calcext:value-type="string">
            <text:p>a populated place has established date 1253</text:p>
          </table:table-cell>
          <table:table-cell table:style-name="ce20" table:formula="of:=HYPERLINK(&quot;http://goo.gl/4Si6Z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End&quot;)" office:value-type="string" office:string-value="http://dbpedia.org/property/yearEnd" calcext:value-type="string">
            <text:p>http://dbpedia.org/property/yearEnd</text:p>
          </table:table-cell>
          <table:table-cell office:value-type="string" calcext:value-type="string">
            <text:p>yearEnd</text:p>
          </table:table-cell>
          <table:table-cell table:number-columns-repeated="2"/>
          <table:table-cell office:value-type="string" calcext:value-type="string">
            <text:p>a country has year end 347</text:p>
          </table:table-cell>
          <table:table-cell office:value-type="string" calcext:value-type="string">
            <text:p>a country has year end 223</text:p>
          </table:table-cell>
          <table:table-cell table:style-name="ce20" table:formula="of:=HYPERLINK(&quot;http://goo.gl/xLdEyg&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Leader&quot;)" office:value-type="string" office:string-value="http://dbpedia.org/property/yearLeader" calcext:value-type="string">
            <text:p>http://dbpedia.org/property/yearLeader</text:p>
          </table:table-cell>
          <table:table-cell office:value-type="string" calcext:value-type="string">
            <text:p>yearLeader</text:p>
          </table:table-cell>
          <table:table-cell table:number-columns-repeated="2"/>
          <table:table-cell office:value-type="string" calcext:value-type="string">
            <text:p>a populated place has year leader French zone</text:p>
          </table:table-cell>
          <table:table-cell office:value-type="string" calcext:value-type="string">
            <text:p>a place has year leader 1224</text:p>
          </table:table-cell>
          <table:table-cell table:style-name="ce20" table:formula="of:=HYPERLINK(&quot;http://goo.gl/gNp8Ys&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activeYearsEndYear&quot;)" office:value-type="string" office:string-value="http://dbpedia.org/ontology/activeYearsEndYear" calcext:value-type="string">
            <text:p>http://dbpedia.org/ontology/activeYearsEndYear</text:p>
          </table:table-cell>
          <table:table-cell office:value-type="string" calcext:value-type="string">
            <text:p>activeYearsEndYear</text:p>
          </table:table-cell>
          <table:table-cell table:number-columns-repeated="2"/>
          <table:table-cell office:value-type="string" calcext:value-type="string">
            <text:p>a person has active years end year 1971-12-31T22:00:00+02:00</text:p>
          </table:table-cell>
          <table:table-cell office:value-type="string" calcext:value-type="string">
            <text:p>a musical artist has active years end year 2002-12-31T22:00:00+02:00</text:p>
          </table:table-cell>
          <table:table-cell table:style-name="ce20" table:formula="of:=HYPERLINK(&quot;http://goo.gl/69Q3kl&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Start&quot;)" office:value-type="string" office:string-value="http://dbpedia.org/property/yearStart" calcext:value-type="string">
            <text:p>http://dbpedia.org/property/yearStart</text:p>
          </table:table-cell>
          <table:table-cell office:value-type="string" calcext:value-type="string">
            <text:p>yearStart</text:p>
          </table:table-cell>
          <table:table-cell table:number-columns-repeated="2"/>
          <table:table-cell office:value-type="string" calcext:value-type="string">
            <text:p>a populated place has year start 658</text:p>
          </table:table-cell>
          <table:table-cell office:value-type="string" calcext:value-type="string">
            <text:p>a country has year start 1296</text:p>
          </table:table-cell>
          <table:table-cell table:style-name="ce20" table:formula="of:=HYPERLINK(&quot;http://goo.gl/PYf3JP&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dissolutionYear&quot;)" office:value-type="string" office:string-value="http://dbpedia.org/ontology/dissolutionYear" calcext:value-type="string">
            <text:p>http://dbpedia.org/ontology/dissolutionYear</text:p>
          </table:table-cell>
          <table:table-cell office:value-type="string" calcext:value-type="string">
            <text:p>dissolutionYear</text:p>
          </table:table-cell>
          <table:table-cell table:number-columns-repeated="2"/>
          <table:table-cell office:value-type="string" calcext:value-type="string">
            <text:p>a country has dissolution year 1848-12-31T22:00:00+02:00</text:p>
          </table:table-cell>
          <table:table-cell office:value-type="string" calcext:value-type="string">
            <text:p>a place has dissolution year 1449-12-31T22:00:00+02:00</text:p>
          </table:table-cell>
          <table:table-cell table:style-name="ce20" table:formula="of:=HYPERLINK(&quot;http://goo.gl/7REz0E&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tatYear&quot;)" office:value-type="string" office:string-value="http://dbpedia.org/property/statYear" calcext:value-type="string">
            <text:p>http://dbpedia.org/property/statYear</text:p>
          </table:table-cell>
          <table:table-cell office:value-type="string" calcext:value-type="string">
            <text:p>statYear</text:p>
          </table:table-cell>
          <table:table-cell table:number-columns-repeated="2"/>
          <table:table-cell office:value-type="string" calcext:value-type="string">
            <text:p>an administrative region has stat year 1823</text:p>
          </table:table-cell>
          <table:table-cell office:value-type="string" calcext:value-type="string">
            <text:p>a place has stat year 2007</text:p>
          </table:table-cell>
          <table:table-cell table:style-name="ce20" table:formula="of:=HYPERLINK(&quot;http://goo.gl/RE6rQ6&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dissolutionDate&quot;)" office:value-type="string" office:string-value="http://dbpedia.org/ontology/dissolutionDate" calcext:value-type="string">
            <text:p>http://dbpedia.org/ontology/dissolutionDate</text:p>
          </table:table-cell>
          <table:table-cell office:value-type="string" calcext:value-type="string">
            <text:p>dissolutionDate</text:p>
          </table:table-cell>
          <table:table-cell table:number-columns-repeated="2"/>
          <table:table-cell office:value-type="string" calcext:value-type="string">
            <text:p>a populated place has dissolution date 1963-09-22+02:00</text:p>
          </table:table-cell>
          <table:table-cell office:value-type="string" calcext:value-type="string">
            <text:p>a country has dissolution date 1919-06-27+02:00</text:p>
          </table:table-cell>
          <table:table-cell table:style-name="ce20" table:formula="of:=HYPERLINK(&quot;http://goo.gl/Iqc9V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electionDateLeader&quot;)" office:value-type="string" office:string-value="http://dbpedia.org/ontology/electionDateLeader" calcext:value-type="string">
            <text:p>http://dbpedia.org/ontology/electionDateLeader</text:p>
          </table:table-cell>
          <table:table-cell office:value-type="string" calcext:value-type="string">
            <text:p>electionDateLeader</text:p>
          </table:table-cell>
          <table:table-cell table:number-columns-repeated="2"/>
          <table:table-cell office:value-type="string" calcext:value-type="string">
            <text:p>an agent has election date leader 2010-11-30+02:00</text:p>
          </table:table-cell>
          <table:table-cell office:value-type="string" calcext:value-type="string">
            <text:p>an agent has election date leader 2012-07-24+02:00</text:p>
          </table:table-cell>
          <table:table-cell table:style-name="ce20" table:formula="of:=HYPERLINK(&quot;http://goo.gl/YdzD2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foundedDate&quot;)" office:value-type="string" office:string-value="http://dbpedia.org/property/foundedDate" calcext:value-type="string">
            <text:p>http://dbpedia.org/property/foundedDate</text:p>
          </table:table-cell>
          <table:table-cell office:value-type="string" calcext:value-type="string">
            <text:p>foundedDate</text:p>
          </table:table-cell>
          <table:table-cell table:number-columns-repeated="2"/>
          <table:table-cell office:value-type="string" calcext:value-type="string">
            <text:p>an administrative region has founded date --02-03</text:p>
          </table:table-cell>
          <table:table-cell office:value-type="string" calcext:value-type="string">
            <text:p>a populated place has founded date --03-11</text:p>
          </table:table-cell>
          <table:table-cell table:style-name="ce20" table:formula="of:=HYPERLINK(&quot;http://goo.gl/qqtFg8&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tartYear&quot;)" office:value-type="string" office:string-value="http://dbpedia.org/property/startYear" calcext:value-type="string">
            <text:p>http://dbpedia.org/property/startYear</text:p>
          </table:table-cell>
          <table:table-cell office:value-type="string" calcext:value-type="string">
            <text:p>startYear</text:p>
          </table:table-cell>
          <table:table-cell table:number-columns-repeated="2"/>
          <table:table-cell office:value-type="string" calcext:value-type="string">
            <text:p>an agent has start year 2005</text:p>
          </table:table-cell>
          <table:table-cell office:value-type="string" calcext:value-type="string">
            <text:p>a place has start year 1846</text:p>
          </table:table-cell>
          <table:table-cell table:style-name="ce20" table:formula="of:=HYPERLINK(&quot;http://goo.gl/0yCEZa&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astElection&quot;)" office:value-type="string" office:string-value="http://dbpedia.org/property/lastElection" calcext:value-type="string">
            <text:p>http://dbpedia.org/property/lastElection</text:p>
          </table:table-cell>
          <table:table-cell office:value-type="string" calcext:value-type="string">
            <text:p>lastElection</text:p>
          </table:table-cell>
          <table:table-cell table:number-columns-repeated="2"/>
          <table:table-cell office:value-type="string" calcext:value-type="string">
            <text:p>an event has last election 102</text:p>
          </table:table-cell>
          <table:table-cell office:value-type="string" calcext:value-type="string">
            <text:p>an agent has last election 2009-06-06+02:00</text:p>
          </table:table-cell>
          <table:table-cell table:style-name="ce20" table:formula="of:=HYPERLINK(&quot;http://goo.gl/WzYLe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sactive&quot;)" office:value-type="string" office:string-value="http://dbpedia.org/property/yearsactive" calcext:value-type="string">
            <text:p>http://dbpedia.org/property/yearsactive</text:p>
          </table:table-cell>
          <table:table-cell office:value-type="string" calcext:value-type="string">
            <text:p>yearsactive</text:p>
          </table:table-cell>
          <table:table-cell table:number-columns-repeated="2"/>
          <table:table-cell office:value-type="string" calcext:value-type="string">
            <text:p>an agent has yearsactive 2004</text:p>
          </table:table-cell>
          <table:table-cell office:value-type="string" calcext:value-type="string">
            <text:p>an agent has yearsactive 1921</text:p>
          </table:table-cell>
          <table:table-cell table:style-name="ce20" table:formula="of:=HYPERLINK(&quot;http://goo.gl/9N6Ui8&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startDate&quot;)" office:value-type="string" office:string-value="http://dbpedia.org/ontology/startDate" calcext:value-type="string">
            <text:p>http://dbpedia.org/ontology/startDate</text:p>
          </table:table-cell>
          <table:table-cell office:value-type="string" calcext:value-type="string">
            <text:p>startDate</text:p>
          </table:table-cell>
          <table:table-cell table:number-columns-repeated="2"/>
          <table:table-cell office:value-type="string" calcext:value-type="string">
            <text:p>an event has start date 2009-10-03+02:00</text:p>
          </table:table-cell>
          <table:table-cell office:value-type="string" calcext:value-type="string">
            <text:p>an event has start date 1960-09-17+02:00</text:p>
          </table:table-cell>
          <table:table-cell table:style-name="ce20" table:formula="of:=HYPERLINK(&quot;http://goo.gl/hwUO7W&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ontology/lastElectionDate&quot;)" office:value-type="string" office:string-value="http://dbpedia.org/ontology/lastElectionDate" calcext:value-type="string">
            <text:p>http://dbpedia.org/ontology/lastElectionDate</text:p>
          </table:table-cell>
          <table:table-cell table:style-name="ce16" office:value-type="string" calcext:value-type="string">
            <text:p>lastElectionDate</text:p>
          </table:table-cell>
          <table:table-cell table:style-name="ce16" table:number-columns-repeated="2"/>
          <table:table-cell table:style-name="ce16" office:value-type="string" calcext:value-type="string">
            <text:p>an agent has last election date 2010-02-06+02:00</text:p>
          </table:table-cell>
          <table:table-cell table:style-name="ce16" office:value-type="string" calcext:value-type="string">
            <text:p>an organisation has last election date 2008-04-30+02:00</text:p>
          </table:table-cell>
          <table:table-cell table:style-name="ce25" table:formula="of:=HYPERLINK(&quot;http://goo.gl/Z7mrDg&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48489175" calcext:value-type="float">
            <text:p>148489175</text:p>
          </table:table-cell>
          <table:table-cell office:value-type="string" calcext:value-type="string">
            <text:p>government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Abraham Lincoln</text:p>
          </table:table-cell>
          <table:table-cell table:style-name="ce13" office:value-type="string" calcext:value-type="string">
            <text:p>Andrew Jackson</text:p>
          </table:table-cell>
          <table:table-cell table:style-name="ce13" office:value-type="string" calcext:value-type="string">
            <text:p>Andrew Johnson</text:p>
          </table:table-cell>
          <table:table-cell table:style-name="ce13" office:value-type="string" calcext:value-type="string">
            <text:p>Barack Obama</text:p>
          </table:table-cell>
          <table:table-cell table:style-name="ce13" office:value-type="string" calcext:value-type="string">
            <text:p>Benjamin Harrison</text:p>
          </table:table-cell>
          <table:table-cell table:style-name="ce13"/>
          <table:table-cell table:style-name="ce22"/>
          <table:table-cell table:number-columns-repeated="1017"/>
        </table:table-row>
        <table:table-row table:style-name="ro1">
          <table:table-cell table:style-name="ce5" office:value-type="string" calcext:value-type="string">
            <text:p>Bill Clinton</text:p>
          </table:table-cell>
          <table:table-cell table:style-name="ce13" office:value-type="string" calcext:value-type="string">
            <text:p>Calvin Coolidge</text:p>
          </table:table-cell>
          <table:table-cell table:style-name="ce13" office:value-type="string" calcext:value-type="string">
            <text:p>Chester A. Arthur</text:p>
          </table:table-cell>
          <table:table-cell table:style-name="ce13" office:value-type="string" calcext:value-type="string">
            <text:p>Dwight D. Eisenhower</text:p>
          </table:table-cell>
          <table:table-cell table:style-name="ce13" office:value-type="string" calcext:value-type="string">
            <text:p>Franklin D. Roosevelt</text:p>
          </table:table-cell>
          <table:table-cell table:style-name="ce13"/>
          <table:table-cell table:style-name="ce22"/>
          <table:table-cell table:number-columns-repeated="1017"/>
        </table:table-row>
        <table:table-row table:style-name="ro1">
          <table:table-cell table:style-name="ce5" office:value-type="string" calcext:value-type="string">
            <text:p>Franklin Pierce</text:p>
          </table:table-cell>
          <table:table-cell table:style-name="ce13" office:value-type="string" calcext:value-type="string">
            <text:p>George H. W. Bush</text:p>
          </table:table-cell>
          <table:table-cell table:style-name="ce13" office:value-type="string" calcext:value-type="string">
            <text:p>George Washington</text:p>
          </table:table-cell>
          <table:table-cell table:style-name="ce13" office:value-type="string" calcext:value-type="string">
            <text:p>George W. Bush</text:p>
          </table:table-cell>
          <table:table-cell table:style-name="ce13" office:value-type="string" calcext:value-type="string">
            <text:p>Gerald Ford</text:p>
          </table:table-cell>
          <table:table-cell table:style-name="ce13"/>
          <table:table-cell table:style-name="ce22"/>
          <table:table-cell table:number-columns-repeated="1017"/>
        </table:table-row>
        <table:table-row table:style-name="ro1">
          <table:table-cell table:style-name="ce5" office:value-type="string" calcext:value-type="string">
            <text:p>Grover Cleveland</text:p>
          </table:table-cell>
          <table:table-cell table:style-name="ce13" office:value-type="string" calcext:value-type="string">
            <text:p>Harry S. Truman</text:p>
          </table:table-cell>
          <table:table-cell table:style-name="ce13" office:value-type="string" calcext:value-type="string">
            <text:p>Herbert Hoover</text:p>
          </table:table-cell>
          <table:table-cell table:style-name="ce13" office:value-type="string" calcext:value-type="string">
            <text:p>James A. Garfield</text:p>
          </table:table-cell>
          <table:table-cell table:style-name="ce13" office:value-type="string" calcext:value-type="string">
            <text:p>James Buchanan</text:p>
          </table:table-cell>
          <table:table-cell table:style-name="ce13"/>
          <table:table-cell table:style-name="ce22"/>
          <table:table-cell table:number-columns-repeated="1017"/>
        </table:table-row>
        <table:table-row table:style-name="ro1">
          <table:table-cell table:style-name="ce5" office:value-type="string" calcext:value-type="string">
            <text:p>James K. Polk</text:p>
          </table:table-cell>
          <table:table-cell table:style-name="ce13" office:value-type="string" calcext:value-type="string">
            <text:p>James Madison</text:p>
          </table:table-cell>
          <table:table-cell table:style-name="ce13" office:value-type="string" calcext:value-type="string">
            <text:p>James Monroe</text:p>
          </table:table-cell>
          <table:table-cell table:style-name="ce13" office:value-type="string" calcext:value-type="string">
            <text:p>Jimmy Carter</text:p>
          </table:table-cell>
          <table:table-cell table:style-name="ce13" office:value-type="string" calcext:value-type="string">
            <text:p>John Adams</text:p>
          </table:table-cell>
          <table:table-cell table:style-name="ce13"/>
          <table:table-cell table:style-name="ce22"/>
          <table:table-cell table:number-columns-repeated="1017"/>
        </table:table-row>
        <table:table-row table:style-name="ro1">
          <table:table-cell table:style-name="ce5" office:value-type="string" calcext:value-type="string">
            <text:p>John F. Kennedy</text:p>
          </table:table-cell>
          <table:table-cell table:style-name="ce13" office:value-type="string" calcext:value-type="string">
            <text:p>John Quincy Adams</text:p>
          </table:table-cell>
          <table:table-cell table:style-name="ce13" office:value-type="string" calcext:value-type="string">
            <text:p>John Tyler</text:p>
          </table:table-cell>
          <table:table-cell table:style-name="ce13" office:value-type="string" calcext:value-type="string">
            <text:p>Lyndon B. Johnson</text:p>
          </table:table-cell>
          <table:table-cell table:style-name="ce13" office:value-type="string" calcext:value-type="string">
            <text:p>Martin Van Buren</text:p>
          </table:table-cell>
          <table:table-cell table:style-name="ce13"/>
          <table:table-cell table:style-name="ce22"/>
          <table:table-cell table:number-columns-repeated="1017"/>
        </table:table-row>
        <table:table-row table:style-name="ro1">
          <table:table-cell table:style-name="ce5" office:value-type="string" calcext:value-type="string">
            <text:p>Millard Fillmore</text:p>
          </table:table-cell>
          <table:table-cell table:style-name="ce13" office:value-type="string" calcext:value-type="string">
            <text:p>Richard Nixon</text:p>
          </table:table-cell>
          <table:table-cell table:style-name="ce13" office:value-type="string" calcext:value-type="string">
            <text:p>Ronald Reagan</text:p>
          </table:table-cell>
          <table:table-cell table:style-name="ce13" office:value-type="string" calcext:value-type="string">
            <text:p>Rutherford B. Hayes</text:p>
          </table:table-cell>
          <table:table-cell table:style-name="ce13" office:value-type="string" calcext:value-type="string">
            <text:p>Theodore Roosevelt</text:p>
          </table:table-cell>
          <table:table-cell table:style-name="ce13"/>
          <table:table-cell table:style-name="ce22"/>
          <table:table-cell table:number-columns-repeated="1017"/>
        </table:table-row>
        <table:table-row table:style-name="ro1">
          <table:table-cell table:style-name="ce5" office:value-type="string" calcext:value-type="string">
            <text:p>Thomas Jefferson</text:p>
          </table:table-cell>
          <table:table-cell table:style-name="ce13" office:value-type="string" calcext:value-type="string">
            <text:p>Ulysses S. Grant</text:p>
          </table:table-cell>
          <table:table-cell table:style-name="ce13" office:value-type="string" calcext:value-type="string">
            <text:p>Warren G. Harding</text:p>
          </table:table-cell>
          <table:table-cell table:style-name="ce13" office:value-type="string" calcext:value-type="string">
            <text:p>William Henry Harrison</text:p>
          </table:table-cell>
          <table:table-cell table:style-name="ce13" office:value-type="string" calcext:value-type="string">
            <text:p>William Howard Taft</text:p>
          </table:table-cell>
          <table:table-cell table:style-name="ce13"/>
          <table:table-cell table:style-name="ce22"/>
          <table:table-cell table:number-columns-repeated="1017"/>
        </table:table-row>
        <table:table-row table:style-name="ro1">
          <table:table-cell table:style-name="ce5" office:value-type="string" calcext:value-type="string">
            <text:p>William McKinley</text:p>
          </table:table-cell>
          <table:table-cell table:style-name="ce13" office:value-type="string" calcext:value-type="string">
            <text:p>Woodrow Wilson</text:p>
          </table:table-cell>
          <table:table-cell table:style-name="ce13" office:value-type="string" calcext:value-type="string">
            <text:p>Zachary Taylor</text:p>
          </table:table-cell>
          <table:table-cell table:style-name="ce13" table:number-columns-repeated="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signedpresident&quot;)" office:value-type="string" office:string-value="http://dbpedia.org/property/signedpresident" calcext:value-type="string">
            <text:p>http://dbpedia.org/property/signedpresident</text:p>
          </table:table-cell>
          <table:table-cell office:value-type="string" calcext:value-type="string">
            <text:p>signedpresident</text:p>
          </table:table-cell>
          <table:table-cell table:number-columns-repeated="4"/>
          <table:table-cell table:style-name="ce20" table:formula="of:=HYPERLINK(&quot;http://goo.gl/Gp9bQS&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resident&quot;)" office:value-type="string" office:string-value="http://dbpedia.org/property/president" calcext:value-type="string">
            <text:p>http://dbpedia.org/property/president</text:p>
          </table:table-cell>
          <table:table-cell office:value-type="string" calcext:value-type="string">
            <text:p>president</text:p>
          </table:table-cell>
          <table:table-cell table:number-columns-repeated="2"/>
          <table:table-cell office:value-type="string" calcext:value-type="string">
            <text:p>a person has President Suharto (an entity of type agent)</text:p>
          </table:table-cell>
          <table:table-cell office:value-type="string" calcext:value-type="string">
            <text:p>a politician has President Cemal G%C3%BCrsel (an entity of type person)</text:p>
          </table:table-cell>
          <table:table-cell table:style-name="ce20" table:formula="of:=HYPERLINK(&quot;http://goo.gl/jMZ9R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president&quot;)" office:value-type="string" office:string-value="http://dbpedia.org/ontology/president" calcext:value-type="string">
            <text:p>http://dbpedia.org/ontology/president</text:p>
          </table:table-cell>
          <table:table-cell office:value-type="string" calcext:value-type="string">
            <text:p>president</text:p>
          </table:table-cell>
          <table:table-cell table:number-columns-repeated="2"/>
          <table:table-cell office:value-type="string" calcext:value-type="string">
            <text:p>an agent has president Grover Cleveland (an entity of type agent)</text:p>
          </table:table-cell>
          <table:table-cell office:value-type="string" calcext:value-type="string">
            <text:p>an office holder has president Jos%C3%A9 Manuel Barroso (an entity of type office holder)</text:p>
          </table:table-cell>
          <table:table-cell table:style-name="ce20" table:formula="of:=HYPERLINK(&quot;http://goo.gl/tMnWzW&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successor&quot;)" office:value-type="string" office:string-value="http://dbpedia.org/ontology/successor" calcext:value-type="string">
            <text:p>http://dbpedia.org/ontology/successor</text:p>
          </table:table-cell>
          <table:table-cell office:value-type="string" calcext:value-type="string">
            <text:p>successor</text:p>
          </table:table-cell>
          <table:table-cell table:number-columns-repeated="2"/>
          <table:table-cell office:value-type="string" calcext:value-type="string">
            <text:p>a monarch has successor Offa of Mercia (an entity of type person)</text:p>
          </table:table-cell>
          <table:table-cell office:value-type="string" calcext:value-type="string">
            <text:p>a person has successor Faustin-Archange Touad%C3%A9ra (an entity of type agent)</text:p>
          </table:table-cell>
          <table:table-cell table:style-name="ce20" table:formula="of:=HYPERLINK(&quot;http://goo.gl/il3yal&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uccessor&quot;)" office:value-type="string" office:string-value="http://dbpedia.org/property/successor" calcext:value-type="string">
            <text:p>http://dbpedia.org/property/successor</text:p>
          </table:table-cell>
          <table:table-cell office:value-type="string" calcext:value-type="string">
            <text:p>successor</text:p>
          </table:table-cell>
          <table:table-cell table:number-columns-repeated="2"/>
          <table:table-cell office:value-type="string" calcext:value-type="string">
            <text:p>an agent has successor %C3%86thelberht of Wessex (an entity of type agent)</text:p>
          </table:table-cell>
          <table:table-cell office:value-type="string" calcext:value-type="string">
            <text:p>an agent has successor Cissa of Sussex (an entity of type agent)</text:p>
          </table:table-cell>
          <table:table-cell table:style-name="ce20" table:formula="of:=HYPERLINK(&quot;http://goo.gl/TFS935&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title&quot;)" office:value-type="string" office:string-value="http://dbpedia.org/property/title" calcext:value-type="string">
            <text:p>http://dbpedia.org/property/title</text:p>
          </table:table-cell>
          <table:table-cell table:style-name="ce16" office:value-type="string" calcext:value-type="string">
            <text:p>title</text:p>
          </table:table-cell>
          <table:table-cell table:style-name="ce16" table:number-columns-repeated="2"/>
          <table:table-cell table:style-name="ce16" office:value-type="string" calcext:value-type="string">
            <text:p>a person has title Jos%C3%A9 de Freitas Ribeiro (an entity of type person)</text:p>
          </table:table-cell>
          <table:table-cell table:style-name="ce16" office:value-type="string" calcext:value-type="string">
            <text:p>a work has title Die Eier von Satan</text:p>
          </table:table-cell>
          <table:table-cell table:style-name="ce25" table:formula="of:=HYPERLINK(&quot;http://goo.gl/rnRNwI&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668711967" calcext:value-type="float">
            <text:p>1668711967</text:p>
          </table:table-cell>
          <table:table-cell office:value-type="string" calcext:value-type="string">
            <text:p>government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Canningite and Whig</text:p>
          </table:table-cell>
          <table:table-cell table:style-name="ce13" office:value-type="string" calcext:value-type="string">
            <text:p>Coalition</text:p>
          </table:table-cell>
          <table:table-cell table:style-name="ce13" office:value-type="string" calcext:value-type="string">
            <text:p>Conservative</text:p>
          </table:table-cell>
          <table:table-cell table:style-name="ce13" office:value-type="string" calcext:value-type="string">
            <text:p>Conservative and Unionist</text:p>
          </table:table-cell>
          <table:table-cell table:style-name="ce13" office:value-type="string" calcext:value-type="string">
            <text:p>Labour</text:p>
          </table:table-cell>
          <table:table-cell table:style-name="ce13"/>
          <table:table-cell table:style-name="ce22"/>
          <table:table-cell table:number-columns-repeated="1017"/>
        </table:table-row>
        <table:table-row table:style-name="ro1">
          <table:table-cell table:style-name="ce5" office:value-type="string" calcext:value-type="string">
            <text:p>Liberal</text:p>
          </table:table-cell>
          <table:table-cell table:style-name="ce13" office:value-type="string" calcext:value-type="string">
            <text:p>National</text:p>
          </table:table-cell>
          <table:table-cell table:style-name="ce13" office:value-type="string" calcext:value-type="string">
            <text:p>Tory</text:p>
          </table:table-cell>
          <table:table-cell table:style-name="ce13" office:value-type="string" calcext:value-type="string">
            <text:p>Whig</text:p>
          </table:table-cell>
          <table:table-cell table:style-name="ce13" office:value-type="string" calcext:value-type="string">
            <text:p>Whig and Peelite</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party&quot;)" office:value-type="string" office:string-value="http://dbpedia.org/property/party" calcext:value-type="string">
            <text:p>http://dbpedia.org/property/party</text:p>
          </table:table-cell>
          <table:table-cell office:value-type="string" calcext:value-type="string">
            <text:p>party</text:p>
          </table:table-cell>
          <table:table-cell table:number-columns-repeated="2"/>
          <table:table-cell office:value-type="string" calcext:value-type="string">
            <text:p>a politician has party E'tedalion Party (an entity of type political party)</text:p>
          </table:table-cell>
          <table:table-cell office:value-type="string" calcext:value-type="string">
            <text:p>an agent has party Democratic Party (United States) (an entity of type organisation)</text:p>
          </table:table-cell>
          <table:table-cell table:style-name="ce20" table:formula="of:=HYPERLINK(&quot;http://goo.gl/289m4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party&quot;)" office:value-type="string" office:string-value="http://dbpedia.org/ontology/party" calcext:value-type="string">
            <text:p>http://dbpedia.org/ontology/party</text:p>
          </table:table-cell>
          <table:table-cell office:value-type="string" calcext:value-type="string">
            <text:p>party</text:p>
          </table:table-cell>
          <table:table-cell table:number-columns-repeated="2"/>
          <table:table-cell office:value-type="string" calcext:value-type="string">
            <text:p>a person has party Golkar (an entity of type agent)</text:p>
          </table:table-cell>
          <table:table-cell office:value-type="string" calcext:value-type="string">
            <text:p>an agent has party Radical Party (France) (an entity of type organisation)</text:p>
          </table:table-cell>
          <table:table-cell table:style-name="ce20" table:formula="of:=HYPERLINK(&quot;http://goo.gl/V2hqJ1&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oppositionParty&quot;)" office:value-type="string" office:string-value="http://dbpedia.org/property/oppositionParty" calcext:value-type="string">
            <text:p>http://dbpedia.org/property/oppositionParty</text:p>
          </table:table-cell>
          <table:table-cell office:value-type="string" calcext:value-type="string">
            <text:p>oppositionParty</text:p>
          </table:table-cell>
          <table:table-cell table:number-columns-repeated="2"/>
          <table:table-cell office:value-type="string" calcext:value-type="string">
            <text:p>a populated place has opposition party Russian Social Democratic Labour Party (an entity of type political party)</text:p>
          </table:table-cell>
          <table:table-cell office:value-type="string" calcext:value-type="string">
            <text:p>a populated place has opposition party Socialist coalition</text:p>
          </table:table-cell>
          <table:table-cell table:style-name="ce20" table:formula="of:=HYPERLINK(&quot;http://goo.gl/dSdUfY&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oliticalGroups&quot;)" office:value-type="string" office:string-value="http://dbpedia.org/property/politicalGroups" calcext:value-type="string">
            <text:p>http://dbpedia.org/property/politicalGroups</text:p>
          </table:table-cell>
          <table:table-cell office:value-type="string" calcext:value-type="string">
            <text:p>politicalGroups</text:p>
          </table:table-cell>
          <table:table-cell table:number-columns-repeated="2"/>
          <table:table-cell office:value-type="string" calcext:value-type="string">
            <text:p>an organisation has political groups Democratic Party (United States) (an entity of type agent)</text:p>
          </table:table-cell>
          <table:table-cell office:value-type="string" calcext:value-type="string">
            <text:p>an organisation has political groups Opposition Parties</text:p>
          </table:table-cell>
          <table:table-cell table:style-name="ce20" table:formula="of:=HYPERLINK(&quot;http://goo.gl/9aRpU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otherParty&quot;)" office:value-type="string" office:string-value="http://dbpedia.org/ontology/otherParty" calcext:value-type="string">
            <text:p>http://dbpedia.org/ontology/otherParty</text:p>
          </table:table-cell>
          <table:table-cell office:value-type="string" calcext:value-type="string">
            <text:p>otherParty</text:p>
          </table:table-cell>
          <table:table-cell table:number-columns-repeated="2"/>
          <table:table-cell office:value-type="string" calcext:value-type="string">
            <text:p>a person has other party National Progressive Front (Syria) (an entity of type political party)</text:p>
          </table:table-cell>
          <table:table-cell office:value-type="string" calcext:value-type="string">
            <text:p>an office holder has other party National Republican Party (an entity of type organisation)</text:p>
          </table:table-cell>
          <table:table-cell table:style-name="ce20" table:formula="of:=HYPERLINK(&quot;http://goo.gl/g14SH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politicalPartyInLegislature&quot;)" office:value-type="string" office:string-value="http://dbpedia.org/ontology/politicalPartyInLegislature" calcext:value-type="string">
            <text:p>http://dbpedia.org/ontology/politicalPartyInLegislature</text:p>
          </table:table-cell>
          <table:table-cell office:value-type="string" calcext:value-type="string">
            <text:p>politicalPartyInLegislature</text:p>
          </table:table-cell>
          <table:table-cell table:number-columns-repeated="2"/>
          <table:table-cell office:value-type="string" calcext:value-type="string">
            <text:p>an agent has political party in legislature Democratic Left Alliance (an entity of type agent)</text:p>
          </table:table-cell>
          <table:table-cell office:value-type="string" calcext:value-type="string">
            <text:p>an agent has political party in legislature Ceann Comhairle (an entity of type political party)</text:p>
          </table:table-cell>
          <table:table-cell table:style-name="ce20" table:formula="of:=HYPERLINK(&quot;http://goo.gl/vV3kzo&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otherparty&quot;)" office:value-type="string" office:string-value="http://dbpedia.org/property/otherparty" calcext:value-type="string">
            <text:p>http://dbpedia.org/property/otherparty</text:p>
          </table:table-cell>
          <table:table-cell office:value-type="string" calcext:value-type="string">
            <text:p>otherparty</text:p>
          </table:table-cell>
          <table:table-cell table:number-columns-repeated="2"/>
          <table:table-cell office:value-type="string" calcext:value-type="string">
            <text:p>an agent has otherparty National Progressive Front (Syria) (an entity of type organisation)</text:p>
          </table:table-cell>
          <table:table-cell office:value-type="string" calcext:value-type="string">
            <text:p>an office holder has otherparty National Progressive Front (Syria) (an entity of type political party)</text:p>
          </table:table-cell>
          <table:table-cell table:style-name="ce20" table:formula="of:=HYPERLINK(&quot;http://goo.gl/E1anu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oliticalParty&quot;)" office:value-type="string" office:string-value="http://dbpedia.org/property/politicalParty" calcext:value-type="string">
            <text:p>http://dbpedia.org/property/politicalParty</text:p>
          </table:table-cell>
          <table:table-cell office:value-type="string" calcext:value-type="string">
            <text:p>politicalParty</text:p>
          </table:table-cell>
          <table:table-cell table:number-columns-repeated="2"/>
          <table:table-cell office:value-type="string" calcext:value-type="string">
            <text:p>an agent has political party Hungarian Socialist Workers' Party (an entity of type organisation)</text:p>
          </table:table-cell>
          <table:table-cell office:value-type="string" calcext:value-type="string">
            <text:p>an office holder has political party National Party of Australia (an entity of type agent)</text:p>
          </table:table-cell>
          <table:table-cell table:style-name="ce20" table:formula="of:=HYPERLINK(&quot;http://goo.gl/7QLuxw&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politicalPartyOfLeader&quot;)" office:value-type="string" office:string-value="http://dbpedia.org/ontology/politicalPartyOfLeader" calcext:value-type="string">
            <text:p>http://dbpedia.org/ontology/politicalPartyOfLeader</text:p>
          </table:table-cell>
          <table:table-cell office:value-type="string" calcext:value-type="string">
            <text:p>politicalPartyOfLeader</text:p>
          </table:table-cell>
          <table:table-cell table:number-columns-repeated="2"/>
          <table:table-cell office:value-type="string" calcext:value-type="string">
            <text:p>an agent has political party of leader Institutional Revolutionary Party (an entity of type agent)</text:p>
          </table:table-cell>
          <table:table-cell office:value-type="string" calcext:value-type="string">
            <text:p>a legislature has political party of leader All People's Congress (an entity of type organisation)</text:p>
          </table:table-cell>
          <table:table-cell table:style-name="ce20" table:formula="of:=HYPERLINK(&quot;http://goo.gl/7JyVrG&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opponents&quot;)" office:value-type="string" office:string-value="http://dbpedia.org/property/opponents" calcext:value-type="string">
            <text:p>http://dbpedia.org/property/opponents</text:p>
          </table:table-cell>
          <table:table-cell office:value-type="string" calcext:value-type="string">
            <text:p>opponents</text:p>
          </table:table-cell>
          <table:table-cell table:number-columns-repeated="2"/>
          <table:table-cell office:value-type="string" calcext:value-type="string">
            <text:p>an agent has opponents Titus (an entity of type monarch)</text:p>
          </table:table-cell>
          <table:table-cell office:value-type="string" calcext:value-type="string">
            <text:p>a Playboy Playmate has opponents Diana Dors (an entity of type agent)</text:p>
          </table:table-cell>
          <table:table-cell table:style-name="ce20" table:formula="of:=HYPERLINK(&quot;http://goo.gl/rkqL4I&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ideology&quot;)" office:value-type="string" office:string-value="http://dbpedia.org/property/ideology" calcext:value-type="string">
            <text:p>http://dbpedia.org/property/ideology</text:p>
          </table:table-cell>
          <table:table-cell office:value-type="string" calcext:value-type="string">
            <text:p>ideology</text:p>
          </table:table-cell>
          <table:table-cell table:number-columns-repeated="2"/>
          <table:table-cell office:value-type="string" calcext:value-type="string">
            <text:p>an agent has ideology Antisemitism</text:p>
          </table:table-cell>
          <table:table-cell office:value-type="string" calcext:value-type="string">
            <text:p>an organisation has ideology Liberalism</text:p>
          </table:table-cell>
          <table:table-cell table:style-name="ce20" table:formula="of:=HYPERLINK(&quot;http://goo.gl/sgN6Eu&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leader&quot;)" office:value-type="string" office:string-value="http://dbpedia.org/ontology/leader" calcext:value-type="string">
            <text:p>http://dbpedia.org/ontology/leader</text:p>
          </table:table-cell>
          <table:table-cell office:value-type="string" calcext:value-type="string">
            <text:p>leader</text:p>
          </table:table-cell>
          <table:table-cell table:number-columns-repeated="2"/>
          <table:table-cell office:value-type="string" calcext:value-type="string">
            <text:p>an organisation has leader Yasser Arafat (an entity of type politician)</text:p>
          </table:table-cell>
          <table:table-cell office:value-type="string" calcext:value-type="string">
            <text:p>an organisation has leader Carlos Gomes J%C3%BAnior (an entity of type agent)</text:p>
          </table:table-cell>
          <table:table-cell table:style-name="ce20" table:formula="of:=HYPERLINK(&quot;http://goo.gl/OCcSlP&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eaderParty&quot;)" office:value-type="string" office:string-value="http://dbpedia.org/property/leaderParty" calcext:value-type="string">
            <text:p>http://dbpedia.org/property/leaderParty</text:p>
          </table:table-cell>
          <table:table-cell office:value-type="string" calcext:value-type="string">
            <text:p>leaderParty</text:p>
          </table:table-cell>
          <table:table-cell table:number-columns-repeated="2"/>
          <table:table-cell office:value-type="string" calcext:value-type="string">
            <text:p>a place has leader party Party of the Hungarian Coalition (an entity of type political party)</text:p>
          </table:table-cell>
          <table:table-cell office:value-type="string" calcext:value-type="string">
            <text:p>a municipality has leader party Felicity Party (an entity of type political party)</text:p>
          </table:table-cell>
          <table:table-cell table:style-name="ce20" table:formula="of:=HYPERLINK(&quot;http://goo.gl/5C7jw4&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winner&quot;)" office:value-type="string" office:string-value="http://dbpedia.org/property/winner" calcext:value-type="string">
            <text:p>http://dbpedia.org/property/winner</text:p>
          </table:table-cell>
          <table:table-cell office:value-type="string" calcext:value-type="string">
            <text:p>winner</text:p>
          </table:table-cell>
          <table:table-cell table:number-columns-repeated="2"/>
          <table:table-cell office:value-type="string" calcext:value-type="string">
            <text:p>a sports event has winner Jimmy Bryan (an entity of type Formula One racer)</text:p>
          </table:table-cell>
          <table:table-cell office:value-type="string" calcext:value-type="string">
            <text:p>a region has winner Democratic Party</text:p>
          </table:table-cell>
          <table:table-cell table:style-name="ce20" table:formula="of:=HYPERLINK(&quot;http://goo.gl/MIu8b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egislatureStatus&quot;)" office:value-type="string" office:string-value="http://dbpedia.org/property/legislatureStatus" calcext:value-type="string">
            <text:p>http://dbpedia.org/property/legislatureStatus</text:p>
          </table:table-cell>
          <table:table-cell office:value-type="string" calcext:value-type="string">
            <text:p>legislatureStatus</text:p>
          </table:table-cell>
          <table:table-cell table:number-columns-repeated="2"/>
          <table:table-cell office:value-type="string" calcext:value-type="string">
            <text:p>a populated place has legislature status Coalition government (an entity of type political party)</text:p>
          </table:table-cell>
          <table:table-cell office:value-type="string" calcext:value-type="string">
            <text:p>a country has legislature status Coalition government (an entity of type organisation)</text:p>
          </table:table-cell>
          <table:table-cell table:style-name="ce20" table:formula="of:=HYPERLINK(&quot;http://goo.gl/nYrFH2&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egislature&quot;)" office:value-type="string" office:string-value="http://dbpedia.org/property/legislature" calcext:value-type="string">
            <text:p>http://dbpedia.org/property/legislature</text:p>
          </table:table-cell>
          <table:table-cell office:value-type="string" calcext:value-type="string">
            <text:p>legislature</text:p>
          </table:table-cell>
          <table:table-cell table:number-columns-repeated="2"/>
          <table:table-cell office:value-type="string" calcext:value-type="string">
            <text:p>a country has Legislature Tagsatzung (an entity of type place)</text:p>
          </table:table-cell>
          <table:table-cell office:value-type="string" calcext:value-type="string">
            <text:p>a populated place has Legislature Congress of the Dominican Republic (an entity of type organisation)</text:p>
          </table:table-cell>
          <table:table-cell table:style-name="ce20" table:formula="of:=HYPERLINK(&quot;http://goo.gl/dzKfA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president&quot;)" office:value-type="string" office:string-value="http://dbpedia.org/ontology/president" calcext:value-type="string">
            <text:p>http://dbpedia.org/ontology/president</text:p>
          </table:table-cell>
          <table:table-cell office:value-type="string" calcext:value-type="string">
            <text:p>president</text:p>
          </table:table-cell>
          <table:table-cell table:number-columns-repeated="2"/>
          <table:table-cell office:value-type="string" calcext:value-type="string">
            <text:p>an agent has president Grover Cleveland (an entity of type agent)</text:p>
          </table:table-cell>
          <table:table-cell office:value-type="string" calcext:value-type="string">
            <text:p>a politician has president Tarja Halonen (an entity of type agent)</text:p>
          </table:table-cell>
          <table:table-cell table:style-name="ce20" table:formula="of:=HYPERLINK(&quot;http://goo.gl/tMnWzW&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leaderParty&quot;)" office:value-type="string" office:string-value="http://dbpedia.org/ontology/leaderParty" calcext:value-type="string">
            <text:p>http://dbpedia.org/ontology/leaderParty</text:p>
          </table:table-cell>
          <table:table-cell office:value-type="string" calcext:value-type="string">
            <text:p>leaderParty</text:p>
          </table:table-cell>
          <table:table-cell table:number-columns-repeated="2"/>
          <table:table-cell office:value-type="string" calcext:value-type="string">
            <text:p>a populated place has leader party Lega Nord (an entity of type agent)</text:p>
          </table:table-cell>
          <table:table-cell office:value-type="string" calcext:value-type="string">
            <text:p>a populated place has leader party Lega Nord (an entity of type organisation)</text:p>
          </table:table-cell>
          <table:table-cell table:style-name="ce20" table:formula="of:=HYPERLINK(&quot;http://goo.gl/wrTEmq&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minister&quot;)" office:value-type="string" office:string-value="http://dbpedia.org/property/minister" calcext:value-type="string">
            <text:p>http://dbpedia.org/property/minister</text:p>
          </table:table-cell>
          <table:table-cell office:value-type="string" calcext:value-type="string">
            <text:p>minister</text:p>
          </table:table-cell>
          <table:table-cell table:number-columns-repeated="2"/>
          <table:table-cell office:value-type="string" calcext:value-type="string">
            <text:p>an organisation has minister Janet Napolitano (an entity of type agent)</text:p>
          </table:table-cell>
          <table:table-cell office:value-type="string" calcext:value-type="string">
            <text:p>a military unit has minister Janet Napolitano (an entity of type person)</text:p>
          </table:table-cell>
          <table:table-cell table:style-name="ce20" table:formula="of:=HYPERLINK(&quot;http://goo.gl/H5xIWQ&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governmentType&quot;)" office:value-type="string" office:string-value="http://dbpedia.org/ontology/governmentType" calcext:value-type="string">
            <text:p>http://dbpedia.org/ontology/governmentType</text:p>
          </table:table-cell>
          <table:table-cell office:value-type="string" calcext:value-type="string">
            <text:p>governmentType</text:p>
          </table:table-cell>
          <table:table-cell table:number-columns-repeated="2"/>
          <table:table-cell office:value-type="string" calcext:value-type="string">
            <text:p>a country has government type Princes of the Holy Roman Empire</text:p>
          </table:table-cell>
          <table:table-cell office:value-type="string" calcext:value-type="string">
            <text:p>a populated place has government type Islamic state</text:p>
          </table:table-cell>
          <table:table-cell table:style-name="ce20" table:formula="of:=HYPERLINK(&quot;http://goo.gl/DIhDrg&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2ndparty&quot;)" office:value-type="string" office:string-value="http://dbpedia.org/property/2ndparty" calcext:value-type="string">
            <text:p>http://dbpedia.org/property/2ndparty</text:p>
          </table:table-cell>
          <table:table-cell office:value-type="string" calcext:value-type="string">
            <text:p>2ndparty</text:p>
          </table:table-cell>
          <table:table-cell table:number-columns-repeated="2"/>
          <table:table-cell office:value-type="string" calcext:value-type="string">
            <text:p>a municipality has 2ndParty Liberal Democrats (an entity of type agent)</text:p>
          </table:table-cell>
          <table:table-cell office:value-type="string" calcext:value-type="string">
            <text:p>a place has 2ndParty Green Party (UK) (an entity of type organisation)</text:p>
          </table:table-cell>
          <table:table-cell table:style-name="ce20" table:formula="of:=HYPERLINK(&quot;http://goo.gl/PJRfEu&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government&quot;)" office:value-type="string" office:string-value="http://dbpedia.org/property/government" calcext:value-type="string">
            <text:p>http://dbpedia.org/property/government</text:p>
          </table:table-cell>
          <table:table-cell office:value-type="string" calcext:value-type="string">
            <text:p>government</text:p>
          </table:table-cell>
          <table:table-cell table:number-columns-repeated="2"/>
          <table:table-cell office:value-type="string" calcext:value-type="string">
            <text:p>a region has government Freeholder Director: Robert M. Damminger</text:p>
          </table:table-cell>
          <table:table-cell office:value-type="string" calcext:value-type="string">
            <text:p>a place has government Little Rock Township, Kendall County, Illinois (an entity of type town)</text:p>
          </table:table-cell>
          <table:table-cell table:style-name="ce20" table:formula="of:=HYPERLINK(&quot;http://goo.gl/fRdy8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governmentType&quot;)" office:value-type="string" office:string-value="http://dbpedia.org/property/governmentType" calcext:value-type="string">
            <text:p>http://dbpedia.org/property/governmentType</text:p>
          </table:table-cell>
          <table:table-cell office:value-type="string" calcext:value-type="string">
            <text:p>governmentType</text:p>
          </table:table-cell>
          <table:table-cell table:number-columns-repeated="2"/>
          <table:table-cell office:value-type="string" calcext:value-type="string">
            <text:p>a populated place has government type Mayor-Council</text:p>
          </table:table-cell>
          <table:table-cell office:value-type="string" calcext:value-type="string">
            <text:p>a populated place has government type Mayor%E2%80%93council government</text:p>
          </table:table-cell>
          <table:table-cell table:style-name="ce20" table:formula="of:=HYPERLINK(&quot;http://goo.gl/k6Q3A2&quot;;&quot;View More&quot;)" office:value-type="string" office:string-value="View More" calcext:value-type="string">
            <text:p>View More</text:p>
          </table:table-cell>
          <table:table-cell table:number-columns-repeated="1017"/>
        </table:table-row>
        <table:table-row table:style-name="ro3">
          <table:table-cell table:style-name="ce9" table:formula="of:=HYPERLINK(&quot;http://dbpedia.org/property/partyName&quot;)" office:value-type="string" office:string-value="http://dbpedia.org/property/partyName" calcext:value-type="string">
            <text:p>http://dbpedia.org/property/partyName</text:p>
          </table:table-cell>
          <table:table-cell table:style-name="ce16" office:value-type="string" calcext:value-type="string">
            <text:p>partyName</text:p>
          </table:table-cell>
          <table:table-cell table:style-name="ce16" table:number-columns-repeated="2"/>
          <table:table-cell table:style-name="ce16" office:value-type="string" calcext:value-type="string">
            <text:p>an organisation has party name Blocul Electoral Patria - Rodina</text:p>
          </table:table-cell>
          <table:table-cell table:style-name="ce16" office:value-type="string" calcext:value-type="string">
            <text:p>an organisation has party name 台灣團結聯盟</text:p>
          </table:table-cell>
          <table:table-cell table:style-name="ce25" table:formula="of:=HYPERLINK(&quot;http://goo.gl/ZWYqrY&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976585275" calcext:value-type="float">
            <text:p>1976585275</text:p>
          </table:table-cell>
          <table:table-cell office:value-type="string" calcext:value-type="string">
            <text:p>government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Andrew Bonar Law</text:p>
          </table:table-cell>
          <table:table-cell table:style-name="ce13" office:value-type="string" calcext:value-type="string">
            <text:p>Arthur Balfour</text:p>
          </table:table-cell>
          <table:table-cell table:style-name="ce13" office:value-type="string" calcext:value-type="string">
            <text:p>Benjamin Disraeli</text:p>
          </table:table-cell>
          <table:table-cell table:style-name="ce13" office:value-type="string" calcext:value-type="string">
            <text:p>Clement Attlee</text:p>
          </table:table-cell>
          <table:table-cell table:style-name="ce13" office:value-type="string" calcext:value-type="string">
            <text:p>David Cameron</text:p>
          </table:table-cell>
          <table:table-cell table:style-name="ce13"/>
          <table:table-cell table:style-name="ce22"/>
          <table:table-cell table:number-columns-repeated="1017"/>
        </table:table-row>
        <table:table-row table:style-name="ro1">
          <table:table-cell table:style-name="ce5" office:value-type="string" calcext:value-type="string">
            <text:p>David Lloyd George</text:p>
          </table:table-cell>
          <table:table-cell table:style-name="ce13" office:value-type="string" calcext:value-type="string">
            <text:p>Edward Heath</text:p>
          </table:table-cell>
          <table:table-cell table:style-name="ce13" office:value-type="string" calcext:value-type="string">
            <text:p>George Canning</text:p>
          </table:table-cell>
          <table:table-cell table:style-name="ce13" office:value-type="string" calcext:value-type="string">
            <text:p>George Grenville</text:p>
          </table:table-cell>
          <table:table-cell table:style-name="ce13" office:value-type="string" calcext:value-type="string">
            <text:p>Gordon Brown</text:p>
          </table:table-cell>
          <table:table-cell table:style-name="ce13"/>
          <table:table-cell table:style-name="ce22"/>
          <table:table-cell table:number-columns-repeated="1017"/>
        </table:table-row>
        <table:table-row table:style-name="ro1">
          <table:table-cell table:style-name="ce5" office:value-type="string" calcext:value-type="string">
            <text:p>Harold Macmillan</text:p>
          </table:table-cell>
          <table:table-cell table:style-name="ce13" office:value-type="string" calcext:value-type="string">
            <text:p>Harold Wilson</text:p>
          </table:table-cell>
          <table:table-cell table:style-name="ce13" office:value-type="string" calcext:value-type="string">
            <text:p>Henry Addington</text:p>
          </table:table-cell>
          <table:table-cell table:style-name="ce13" office:value-type="string" calcext:value-type="string">
            <text:p>Henry Pelham</text:p>
          </table:table-cell>
          <table:table-cell table:style-name="ce13" office:value-type="string" calcext:value-type="string">
            <text:p>Herbert Henry Asquith</text:p>
          </table:table-cell>
          <table:table-cell table:style-name="ce13"/>
          <table:table-cell table:style-name="ce22"/>
          <table:table-cell table:number-columns-repeated="1017"/>
        </table:table-row>
        <table:table-row table:style-name="ro1">
          <table:table-cell table:style-name="ce5" office:value-type="string" calcext:value-type="string">
            <text:p>James Callaghan</text:p>
          </table:table-cell>
          <table:table-cell table:style-name="ce13" office:value-type="string" calcext:value-type="string">
            <text:p>John Major</text:p>
          </table:table-cell>
          <table:table-cell table:style-name="ce13" office:value-type="string" calcext:value-type="string">
            <text:p>Lord John Russell</text:p>
          </table:table-cell>
          <table:table-cell table:style-name="ce13" office:value-type="string" calcext:value-type="string">
            <text:p>Lord North</text:p>
          </table:table-cell>
          <table:table-cell table:style-name="ce13" office:value-type="string" calcext:value-type="string">
            <text:p>Margaret Thatcher</text:p>
          </table:table-cell>
          <table:table-cell table:style-name="ce13"/>
          <table:table-cell table:style-name="ce22"/>
          <table:table-cell table:number-columns-repeated="1017"/>
        </table:table-row>
        <table:table-row table:style-name="ro1">
          <table:table-cell table:style-name="ce5" office:value-type="string" calcext:value-type="string">
            <text:p>Neville Chamberlain</text:p>
          </table:table-cell>
          <table:table-cell table:style-name="ce13" office:value-type="string" calcext:value-type="string">
            <text:p>Ramsay MacDonald</text:p>
          </table:table-cell>
          <table:table-cell table:style-name="ce13" office:value-type="string" calcext:value-type="string">
            <text:p>Robert Harley</text:p>
          </table:table-cell>
          <table:table-cell table:style-name="ce13" office:value-type="string" calcext:value-type="string">
            <text:p>Sir Alec Douglas-Home</text:p>
          </table:table-cell>
          <table:table-cell table:style-name="ce13" office:value-type="string" calcext:value-type="string">
            <text:p>Sir Anthony Eden</text:p>
          </table:table-cell>
          <table:table-cell table:style-name="ce13"/>
          <table:table-cell table:style-name="ce22"/>
          <table:table-cell table:number-columns-repeated="1017"/>
        </table:table-row>
        <table:table-row table:style-name="ro1">
          <table:table-cell table:style-name="ce5" office:value-type="string" calcext:value-type="string">
            <text:p>Sir Henry Campbell-Bannerman</text:p>
          </table:table-cell>
          <table:table-cell table:style-name="ce13" office:value-type="string" calcext:value-type="string">
            <text:p>Sir Robert Peel</text:p>
          </table:table-cell>
          <table:table-cell table:style-name="ce13" office:value-type="string" calcext:value-type="string">
            <text:p>Sir Robert Walpole</text:p>
          </table:table-cell>
          <table:table-cell table:style-name="ce13" office:value-type="string" calcext:value-type="string">
            <text:p>Sir Winston Churchill</text:p>
          </table:table-cell>
          <table:table-cell table:style-name="ce13" office:value-type="string" calcext:value-type="string">
            <text:p>Spencer Perceval</text:p>
          </table:table-cell>
          <table:table-cell table:style-name="ce13"/>
          <table:table-cell table:style-name="ce22"/>
          <table:table-cell table:number-columns-repeated="1017"/>
        </table:table-row>
        <table:table-row table:style-name="ro1">
          <table:table-cell table:style-name="ce5" office:value-type="string" calcext:value-type="string">
            <text:p>Stanley Baldwin</text:p>
          </table:table-cell>
          <table:table-cell table:style-name="ce13" office:value-type="string" calcext:value-type="string">
            <text:p>The Duke of Devonshire</text:p>
          </table:table-cell>
          <table:table-cell table:style-name="ce13" office:value-type="string" calcext:value-type="string">
            <text:p>The Duke of Grafton</text:p>
          </table:table-cell>
          <table:table-cell table:style-name="ce13" office:value-type="string" calcext:value-type="string">
            <text:p>The Duke of Newcastle</text:p>
          </table:table-cell>
          <table:table-cell table:style-name="ce13" office:value-type="string" calcext:value-type="string">
            <text:p>The Duke of Portland</text:p>
          </table:table-cell>
          <table:table-cell table:style-name="ce13"/>
          <table:table-cell table:style-name="ce22"/>
          <table:table-cell table:number-columns-repeated="1017"/>
        </table:table-row>
        <table:table-row table:style-name="ro1">
          <table:table-cell table:style-name="ce5" office:value-type="string" calcext:value-type="string">
            <text:p>The Duke of Wellington</text:p>
          </table:table-cell>
          <table:table-cell table:style-name="ce13" office:value-type="string" calcext:value-type="string">
            <text:p>The Earl Grey</text:p>
          </table:table-cell>
          <table:table-cell table:style-name="ce13" office:value-type="string" calcext:value-type="string">
            <text:p>The Earl of Aberdeen</text:p>
          </table:table-cell>
          <table:table-cell table:style-name="ce13" office:value-type="string" calcext:value-type="string">
            <text:p>The Earl of Bute</text:p>
          </table:table-cell>
          <table:table-cell table:style-name="ce13" office:value-type="string" calcext:value-type="string">
            <text:p>The Earl of Chatham</text:p>
          </table:table-cell>
          <table:table-cell table:style-name="ce13"/>
          <table:table-cell table:style-name="ce22"/>
          <table:table-cell table:number-columns-repeated="1017"/>
        </table:table-row>
        <table:table-row table:style-name="ro1">
          <table:table-cell table:style-name="ce5" office:value-type="string" calcext:value-type="string">
            <text:p>The Earl of Derby</text:p>
          </table:table-cell>
          <table:table-cell table:style-name="ce13" office:value-type="string" calcext:value-type="string">
            <text:p>The Earl of Godolphin</text:p>
          </table:table-cell>
          <table:table-cell table:style-name="ce13" office:value-type="string" calcext:value-type="string">
            <text:p>The Earl of Liverpool</text:p>
          </table:table-cell>
          <table:table-cell table:style-name="ce13" office:value-type="string" calcext:value-type="string">
            <text:p>The Earl of Rosebery</text:p>
          </table:table-cell>
          <table:table-cell table:style-name="ce13" office:value-type="string" calcext:value-type="string">
            <text:p>The Earl of Shelburne</text:p>
          </table:table-cell>
          <table:table-cell table:style-name="ce13"/>
          <table:table-cell table:style-name="ce22"/>
          <table:table-cell table:number-columns-repeated="1017"/>
        </table:table-row>
        <table:table-row table:style-name="ro1">
          <table:table-cell table:style-name="ce5" office:value-type="string" calcext:value-type="string">
            <text:p>The Earl of Wilmington</text:p>
          </table:table-cell>
          <table:table-cell table:style-name="ce13" office:value-type="string" calcext:value-type="string">
            <text:p>The Earl Russell</text:p>
          </table:table-cell>
          <table:table-cell table:style-name="ce13" office:value-type="string" calcext:value-type="string">
            <text:p>The Earl Stanhope</text:p>
          </table:table-cell>
          <table:table-cell table:style-name="ce13" office:value-type="string" calcext:value-type="string">
            <text:p>The Lord Grenville</text:p>
          </table:table-cell>
          <table:table-cell table:style-name="ce13" office:value-type="string" calcext:value-type="string">
            <text:p>The Marquess of Rockingham</text:p>
          </table:table-cell>
          <table:table-cell table:style-name="ce13"/>
          <table:table-cell table:style-name="ce22"/>
          <table:table-cell table:number-columns-repeated="1017"/>
        </table:table-row>
        <table:table-row table:style-name="ro1">
          <table:table-cell table:style-name="ce5" office:value-type="string" calcext:value-type="string">
            <text:p>The Marquess of Salisbury</text:p>
          </table:table-cell>
          <table:table-cell table:style-name="ce13" office:value-type="string" calcext:value-type="string">
            <text:p>The Viscount Goderich</text:p>
          </table:table-cell>
          <table:table-cell table:style-name="ce13" office:value-type="string" calcext:value-type="string">
            <text:p>The Viscount Melbourne</text:p>
          </table:table-cell>
          <table:table-cell table:style-name="ce13" office:value-type="string" calcext:value-type="string">
            <text:p>The Viscount Townshend</text:p>
          </table:table-cell>
          <table:table-cell table:style-name="ce13" office:value-type="string" calcext:value-type="string">
            <text:p>Tony Blair</text:p>
          </table:table-cell>
          <table:table-cell table:style-name="ce13"/>
          <table:table-cell table:style-name="ce22"/>
          <table:table-cell table:number-columns-repeated="1017"/>
        </table:table-row>
        <table:table-row table:style-name="ro1">
          <table:table-cell table:style-name="ce5" office:value-type="string" calcext:value-type="string">
            <text:p>Viscount Palmerston</text:p>
          </table:table-cell>
          <table:table-cell table:style-name="ce13" office:value-type="string" calcext:value-type="string">
            <text:p>William Ewart Gladstone</text:p>
          </table:table-cell>
          <table:table-cell table:style-name="ce13" office:value-type="string" calcext:value-type="string">
            <text:p>William Pitt the Younger</text:p>
          </table:table-cell>
          <table:table-cell table:style-name="ce13" office:value-type="string" calcext:value-type="string">
            <text:p>Winston Churchill</text:p>
          </table:table-cell>
          <table:table-cell table:style-name="ce13" table:number-columns-repeated="2"/>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ontology/successor&quot;)" office:value-type="string" office:string-value="http://dbpedia.org/ontology/successor" calcext:value-type="string">
            <text:p>http://dbpedia.org/ontology/successor</text:p>
          </table:table-cell>
          <table:table-cell office:value-type="string" calcext:value-type="string">
            <text:p>successor</text:p>
          </table:table-cell>
          <table:table-cell table:number-columns-repeated="2"/>
          <table:table-cell office:value-type="string" calcext:value-type="string">
            <text:p>a politician has successor %C5%9E%C3%BCkr%C3%BC Kaya (an entity of type person)</text:p>
          </table:table-cell>
          <table:table-cell office:value-type="string" calcext:value-type="string">
            <text:p>an office holder has successor Joaquim Pimenta de Castro (an entity of type agent)</text:p>
          </table:table-cell>
          <table:table-cell table:style-name="ce20" table:formula="of:=HYPERLINK(&quot;http://goo.gl/il3yal&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uccessor&quot;)" office:value-type="string" office:string-value="http://dbpedia.org/property/successor" calcext:value-type="string">
            <text:p>http://dbpedia.org/property/successor</text:p>
          </table:table-cell>
          <table:table-cell office:value-type="string" calcext:value-type="string">
            <text:p>successor</text:p>
          </table:table-cell>
          <table:table-cell table:number-columns-repeated="2"/>
          <table:table-cell office:value-type="string" calcext:value-type="string">
            <text:p>an agent has successor Victor de Broglie (1785%E2%80%931870) (an entity of type person)</text:p>
          </table:table-cell>
          <table:table-cell office:value-type="string" calcext:value-type="string">
            <text:p>a person has successor Liberato Pinto (an entity of type agent)</text:p>
          </table:table-cell>
          <table:table-cell table:style-name="ce20" table:formula="of:=HYPERLINK(&quot;http://goo.gl/TFS935&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redecessor&quot;)" office:value-type="string" office:string-value="http://dbpedia.org/property/predecessor" calcext:value-type="string">
            <text:p>http://dbpedia.org/property/predecessor</text:p>
          </table:table-cell>
          <table:table-cell office:value-type="string" calcext:value-type="string">
            <text:p>predecessor</text:p>
          </table:table-cell>
          <table:table-cell table:number-columns-repeated="2"/>
          <table:table-cell office:value-type="string" calcext:value-type="string">
            <text:p>a politician has predecessor Aristide Briand (an entity of type agent)</text:p>
          </table:table-cell>
          <table:table-cell office:value-type="string" calcext:value-type="string">
            <text:p>a president has predecessor Mustafa Kemal Atat%C3%BCrk (an entity of type person)</text:p>
          </table:table-cell>
          <table:table-cell table:style-name="ce20" table:formula="of:=HYPERLINK(&quot;http://goo.gl/YQ2v4G&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rimeminister&quot;)" office:value-type="string" office:string-value="http://dbpedia.org/property/primeminister" calcext:value-type="string">
            <text:p>http://dbpedia.org/property/primeminister</text:p>
          </table:table-cell>
          <table:table-cell office:value-type="string" calcext:value-type="string">
            <text:p>primeminister</text:p>
          </table:table-cell>
          <table:table-cell table:number-columns-repeated="2"/>
          <table:table-cell office:value-type="string" calcext:value-type="string">
            <text:p>a president has primeminister Ahmet Fikri T%C3%BCzer (an entity of type agent)</text:p>
          </table:table-cell>
          <table:table-cell office:value-type="string" calcext:value-type="string">
            <text:p>a person has primeminister %C5%9E%C3%BCkr%C3%BC Saraco%C4%9Flu (an entity of type prime minister)</text:p>
          </table:table-cell>
          <table:table-cell table:style-name="ce20" table:formula="of:=HYPERLINK(&quot;http://goo.gl/3RvGtw&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primeMinister&quot;)" office:value-type="string" office:string-value="http://dbpedia.org/ontology/primeMinister" calcext:value-type="string">
            <text:p>http://dbpedia.org/ontology/primeMinister</text:p>
          </table:table-cell>
          <table:table-cell office:value-type="string" calcext:value-type="string">
            <text:p>primeMinister</text:p>
          </table:table-cell>
          <table:table-cell table:number-columns-repeated="2"/>
          <table:table-cell office:value-type="string" calcext:value-type="string">
            <text:p>an agent has prime minister %C5%9E%C3%BCkr%C3%BC Saraco%C4%9Flu (an entity of type politician)</text:p>
          </table:table-cell>
          <table:table-cell office:value-type="string" calcext:value-type="string">
            <text:p>a politician has prime minister Recep Peker (an entity of type person)</text:p>
          </table:table-cell>
          <table:table-cell table:style-name="ce20" table:formula="of:=HYPERLINK(&quot;http://goo.gl/CcCH11&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chairperson&quot;)" office:value-type="string" office:string-value="http://dbpedia.org/property/chairperson" calcext:value-type="string">
            <text:p>http://dbpedia.org/property/chairperson</text:p>
          </table:table-cell>
          <table:table-cell table:style-name="ce16" office:value-type="string" calcext:value-type="string">
            <text:p>chairperson</text:p>
          </table:table-cell>
          <table:table-cell table:style-name="ce16" table:number-columns-repeated="2"/>
          <table:table-cell table:style-name="ce16" office:value-type="string" calcext:value-type="string">
            <text:p>an agent has chairperson Rebwar Ahmed</text:p>
          </table:table-cell>
          <table:table-cell table:style-name="ce16" office:value-type="string" calcext:value-type="string">
            <text:p>an organisation has chairperson Stanislaus Paysama</text:p>
          </table:table-cell>
          <table:table-cell table:style-name="ce25" table:formula="of:=HYPERLINK(&quot;http://goo.gl/UBSeoR&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10809049" calcext:value-type="float">
            <text:p>110809049</text:p>
          </table:table-cell>
          <table:table-cell office:value-type="string" calcext:value-type="string">
            <text:p>movie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Alfonso Bedoya</text:p>
          </table:table-cell>
          <table:table-cell table:style-name="ce13" office:value-type="string" calcext:value-type="string">
            <text:p>Ali MacGraw</text:p>
          </table:table-cell>
          <table:table-cell table:style-name="ce13" office:value-type="string" calcext:value-type="string">
            <text:p>Al Jolson</text:p>
          </table:table-cell>
          <table:table-cell table:style-name="ce13" office:value-type="string" calcext:value-type="string">
            <text:p>Al Pacino</text:p>
          </table:table-cell>
          <table:table-cell table:style-name="ce13" office:value-type="string" calcext:value-type="string">
            <text:p>Andy Serkis</text:p>
          </table:table-cell>
          <table:table-cell table:style-name="ce13"/>
          <table:table-cell table:style-name="ce22"/>
          <table:table-cell table:number-columns-repeated="1017"/>
        </table:table-row>
        <table:table-row table:style-name="ro1">
          <table:table-cell table:style-name="ce5" office:value-type="string" calcext:value-type="string">
            <text:p>Anthony Hopkins</text:p>
          </table:table-cell>
          <table:table-cell table:style-name="ce13" office:value-type="string" calcext:value-type="string">
            <text:p>Anthony Perkins</text:p>
          </table:table-cell>
          <table:table-cell table:style-name="ce13" office:value-type="string" calcext:value-type="string">
            <text:p>Arnold Schwarzenegger</text:p>
          </table:table-cell>
          <table:table-cell table:style-name="ce13" office:value-type="string" calcext:value-type="string">
            <text:p>Barbra Streisand</text:p>
          </table:table-cell>
          <table:table-cell table:style-name="ce13" office:value-type="string" calcext:value-type="string">
            <text:p>Basil Rathbone</text:p>
          </table:table-cell>
          <table:table-cell table:style-name="ce13"/>
          <table:table-cell table:style-name="ce22"/>
          <table:table-cell table:number-columns-repeated="1017"/>
        </table:table-row>
        <table:table-row table:style-name="ro1">
          <table:table-cell table:style-name="ce5" office:value-type="string" calcext:value-type="string">
            <text:p>Bela Lugosi</text:p>
          </table:table-cell>
          <table:table-cell table:style-name="ce13" office:value-type="string" calcext:value-type="string">
            <text:p>Bette Davis</text:p>
          </table:table-cell>
          <table:table-cell table:style-name="ce13" office:value-type="string" calcext:value-type="string">
            <text:p>Bill Murray</text:p>
          </table:table-cell>
          <table:table-cell table:style-name="ce13" office:value-type="string" calcext:value-type="string">
            <text:p>Brandon De Wilde</text:p>
          </table:table-cell>
          <table:table-cell table:style-name="ce13" office:value-type="string" calcext:value-type="string">
            <text:p>Bud Abbott</text:p>
          </table:table-cell>
          <table:table-cell table:style-name="ce13"/>
          <table:table-cell table:style-name="ce22"/>
          <table:table-cell table:number-columns-repeated="1017"/>
        </table:table-row>
        <table:table-row table:style-name="ro1">
          <table:table-cell table:style-name="ce5" office:value-type="string" calcext:value-type="string">
            <text:p>Charlton Heston</text:p>
          </table:table-cell>
          <table:table-cell table:style-name="ce13" office:value-type="string" calcext:value-type="string">
            <text:p>Cher</text:p>
          </table:table-cell>
          <table:table-cell table:style-name="ce13" office:value-type="string" calcext:value-type="string">
            <text:p>Clark Gable</text:p>
          </table:table-cell>
          <table:table-cell table:style-name="ce13" office:value-type="string" calcext:value-type="string">
            <text:p>Claude Rains</text:p>
          </table:table-cell>
          <table:table-cell table:style-name="ce13" office:value-type="string" calcext:value-type="string">
            <text:p>Clint Eastwood</text:p>
          </table:table-cell>
          <table:table-cell table:style-name="ce13"/>
          <table:table-cell table:style-name="ce22"/>
          <table:table-cell table:number-columns-repeated="1017"/>
        </table:table-row>
        <table:table-row table:style-name="ro1">
          <table:table-cell table:style-name="ce5" office:value-type="string" calcext:value-type="string">
            <text:p>Colin Clive</text:p>
          </table:table-cell>
          <table:table-cell table:style-name="ce13" office:value-type="string" calcext:value-type="string">
            <text:p>Cuba Gooding, Jr.</text:p>
          </table:table-cell>
          <table:table-cell table:style-name="ce13" office:value-type="string" calcext:value-type="string">
            <text:p>Diane Keaton</text:p>
          </table:table-cell>
          <table:table-cell table:style-name="ce13" office:value-type="string" calcext:value-type="string">
            <text:p>Dustin Hoffman</text:p>
          </table:table-cell>
          <table:table-cell table:style-name="ce13" office:value-type="string" calcext:value-type="string">
            <text:p>Edward G. Robinson</text:p>
          </table:table-cell>
          <table:table-cell table:style-name="ce13"/>
          <table:table-cell table:style-name="ce22"/>
          <table:table-cell table:number-columns-repeated="1017"/>
        </table:table-row>
        <table:table-row table:style-name="ro1">
          <table:table-cell table:style-name="ce5" office:value-type="string" calcext:value-type="string">
            <text:p>Estelle Reiner</text:p>
          </table:table-cell>
          <table:table-cell table:style-name="ce13" office:value-type="string" calcext:value-type="string">
            <text:p>Faye Dunaway</text:p>
          </table:table-cell>
          <table:table-cell table:style-name="ce13" office:value-type="string" calcext:value-type="string">
            <text:p>Gary Cooper</text:p>
          </table:table-cell>
          <table:table-cell table:style-name="ce13" office:value-type="string" calcext:value-type="string">
            <text:p>Gloria Swanson</text:p>
          </table:table-cell>
          <table:table-cell table:style-name="ce13" office:value-type="string" calcext:value-type="string">
            <text:p>Greta Garbo</text:p>
          </table:table-cell>
          <table:table-cell table:style-name="ce13"/>
          <table:table-cell table:style-name="ce22"/>
          <table:table-cell table:number-columns-repeated="1017"/>
        </table:table-row>
        <table:table-row table:style-name="ro1">
          <table:table-cell table:style-name="ce5" office:value-type="string" calcext:value-type="string">
            <text:p>Groucho Marx</text:p>
          </table:table-cell>
          <table:table-cell table:style-name="ce13" office:value-type="string" calcext:value-type="string">
            <text:p>Haley Joel Osment</text:p>
          </table:table-cell>
          <table:table-cell table:style-name="ce13" office:value-type="string" calcext:value-type="string">
            <text:p>Harrison Ford</text:p>
          </table:table-cell>
          <table:table-cell table:style-name="ce13" office:value-type="string" calcext:value-type="string">
            <text:p>Humphrey Bogart</text:p>
          </table:table-cell>
          <table:table-cell table:style-name="ce13" office:value-type="string" calcext:value-type="string">
            <text:p>Ingrid Bergman</text:p>
          </table:table-cell>
          <table:table-cell table:style-name="ce13"/>
          <table:table-cell table:style-name="ce22"/>
          <table:table-cell table:number-columns-repeated="1017"/>
        </table:table-row>
        <table:table-row table:style-name="ro1">
          <table:table-cell table:style-name="ce5" office:value-type="string" calcext:value-type="string">
            <text:p>Jack Nicholson</text:p>
          </table:table-cell>
          <table:table-cell table:style-name="ce13" office:value-type="string" calcext:value-type="string">
            <text:p>James Cagney</text:p>
          </table:table-cell>
          <table:table-cell table:style-name="ce13" office:value-type="string" calcext:value-type="string">
            <text:p>Joe E. Brown</text:p>
          </table:table-cell>
          <table:table-cell table:style-name="ce13" office:value-type="string" calcext:value-type="string">
            <text:p>Joe Mantell</text:p>
          </table:table-cell>
          <table:table-cell table:style-name="ce13" office:value-type="string" calcext:value-type="string">
            <text:p>John Belushi</text:p>
          </table:table-cell>
          <table:table-cell table:style-name="ce13"/>
          <table:table-cell table:style-name="ce22"/>
          <table:table-cell table:number-columns-repeated="1017"/>
        </table:table-row>
        <table:table-row table:style-name="ro1">
          <table:table-cell table:style-name="ce5" office:value-type="string" calcext:value-type="string">
            <text:p>Judy Garland</text:p>
          </table:table-cell>
          <table:table-cell table:style-name="ce13" office:value-type="string" calcext:value-type="string">
            <text:p>Katharine Hepburn</text:p>
          </table:table-cell>
          <table:table-cell table:style-name="ce13" office:value-type="string" calcext:value-type="string">
            <text:p>Keir Dullea</text:p>
          </table:table-cell>
          <table:table-cell table:style-name="ce13" office:value-type="string" calcext:value-type="string">
            <text:p>Lauren Bacall</text:p>
          </table:table-cell>
          <table:table-cell table:style-name="ce13" office:value-type="string" calcext:value-type="string">
            <text:p>Laurence Olivier</text:p>
          </table:table-cell>
          <table:table-cell table:style-name="ce13"/>
          <table:table-cell table:style-name="ce22"/>
          <table:table-cell table:number-columns-repeated="1017"/>
        </table:table-row>
        <table:table-row table:style-name="ro1">
          <table:table-cell table:style-name="ce5" office:value-type="string" calcext:value-type="string">
            <text:p>Leonardo DiCaprio</text:p>
          </table:table-cell>
          <table:table-cell table:style-name="ce13" office:value-type="string" calcext:value-type="string">
            <text:p>Mae West</text:p>
          </table:table-cell>
          <table:table-cell table:style-name="ce13" office:value-type="string" calcext:value-type="string">
            <text:p>Margaret Hamilton</text:p>
          </table:table-cell>
          <table:table-cell table:style-name="ce13" office:value-type="string" calcext:value-type="string">
            <text:p>Marlon Brando</text:p>
          </table:table-cell>
          <table:table-cell table:style-name="ce13" office:value-type="string" calcext:value-type="string">
            <text:p>Michael Douglas</text:p>
          </table:table-cell>
          <table:table-cell table:style-name="ce13"/>
          <table:table-cell table:style-name="ce22"/>
          <table:table-cell table:number-columns-repeated="1017"/>
        </table:table-row>
        <table:table-row table:style-name="ro1">
          <table:table-cell table:style-name="ce5" office:value-type="string" calcext:value-type="string">
            <text:p>Oliver Hardy</text:p>
          </table:table-cell>
          <table:table-cell table:style-name="ce13" office:value-type="string" calcext:value-type="string">
            <text:p>Orson Welles</text:p>
          </table:table-cell>
          <table:table-cell table:style-name="ce13" office:value-type="string" calcext:value-type="string">
            <text:p>Patrick Swayze</text:p>
          </table:table-cell>
          <table:table-cell table:style-name="ce13" office:value-type="string" calcext:value-type="string">
            <text:p>Pat Welsh</text:p>
          </table:table-cell>
          <table:table-cell table:style-name="ce13" office:value-type="string" calcext:value-type="string">
            <text:p>Peter Finch</text:p>
          </table:table-cell>
          <table:table-cell table:style-name="ce13"/>
          <table:table-cell table:style-name="ce22"/>
          <table:table-cell table:number-columns-repeated="1017"/>
        </table:table-row>
        <table:table-row table:style-name="ro1">
          <table:table-cell table:style-name="ce5" office:value-type="string" calcext:value-type="string">
            <text:p>Peter Sellers</text:p>
          </table:table-cell>
          <table:table-cell table:style-name="ce13" office:value-type="string" calcext:value-type="string">
            <text:p>Ray Liotta (voice)</text:p>
          </table:table-cell>
          <table:table-cell table:style-name="ce13" office:value-type="string" calcext:value-type="string">
            <text:p>Renée Zellweger</text:p>
          </table:table-cell>
          <table:table-cell table:style-name="ce13" office:value-type="string" calcext:value-type="string">
            <text:p>Robert Armstrong</text:p>
          </table:table-cell>
          <table:table-cell table:style-name="ce13" office:value-type="string" calcext:value-type="string">
            <text:p>Robert De Niro</text:p>
          </table:table-cell>
          <table:table-cell table:style-name="ce13"/>
          <table:table-cell table:style-name="ce22"/>
          <table:table-cell table:number-columns-repeated="1017"/>
        </table:table-row>
        <table:table-row table:style-name="ro1">
          <table:table-cell table:style-name="ce5" office:value-type="string" calcext:value-type="string">
            <text:p>Robert Duvall</text:p>
          </table:table-cell>
          <table:table-cell table:style-name="ce13" office:value-type="string" calcext:value-type="string">
            <text:p>Robert Hays and Leslie Nielsen</text:p>
          </table:table-cell>
          <table:table-cell table:style-name="ce13" office:value-type="string" calcext:value-type="string">
            <text:p>Robin Williams</text:p>
          </table:table-cell>
          <table:table-cell table:style-name="ce13" office:value-type="string" calcext:value-type="string">
            <text:p>Rosalind Russell</text:p>
          </table:table-cell>
          <table:table-cell table:style-name="ce13" office:value-type="string" calcext:value-type="string">
            <text:p>Roy Scheider</text:p>
          </table:table-cell>
          <table:table-cell table:style-name="ce13"/>
          <table:table-cell table:style-name="ce22"/>
          <table:table-cell table:number-columns-repeated="1017"/>
        </table:table-row>
        <table:table-row table:style-name="ro1">
          <table:table-cell table:style-name="ce5" office:value-type="string" calcext:value-type="string">
            <text:p>Sean Connery</text:p>
          </table:table-cell>
          <table:table-cell table:style-name="ce13" office:value-type="string" calcext:value-type="string">
            <text:p>Sidney Poitier</text:p>
          </table:table-cell>
          <table:table-cell table:style-name="ce13" office:value-type="string" calcext:value-type="string">
            <text:p>Strother Martin</text:p>
          </table:table-cell>
          <table:table-cell table:style-name="ce13" office:value-type="string" calcext:value-type="string">
            <text:p>Sylvester Stallone</text:p>
          </table:table-cell>
          <table:table-cell table:style-name="ce13" office:value-type="string" calcext:value-type="string">
            <text:p>Tom Cruise and Anthony Edwards</text:p>
          </table:table-cell>
          <table:table-cell table:style-name="ce13"/>
          <table:table-cell table:style-name="ce22"/>
          <table:table-cell table:number-columns-repeated="1017"/>
        </table:table-row>
        <table:table-row table:style-name="ro1">
          <table:table-cell table:style-name="ce5" office:value-type="string" calcext:value-type="string">
            <text:p>Tom Hanks</text:p>
          </table:table-cell>
          <table:table-cell table:style-name="ce13" office:value-type="string" calcext:value-type="string">
            <text:p>Vivien Leigh</text:p>
          </table:table-cell>
          <table:table-cell table:style-name="ce13" office:value-type="string" calcext:value-type="string">
            <text:p>Walter Brooke</text:p>
          </table:table-cell>
          <table:table-cell table:style-name="ce13" office:value-type="string" calcext:value-type="string">
            <text:p>Warner Baxter</text:p>
          </table:table-cell>
          <table:table-cell table:style-name="ce13" office:value-type="string" calcext:value-type="string">
            <text:p>Warren Beatty</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starring&quot;)" office:value-type="string" office:string-value="http://dbpedia.org/property/starring" calcext:value-type="string">
            <text:p>http://dbpedia.org/property/starring</text:p>
          </table:table-cell>
          <table:table-cell office:value-type="string" calcext:value-type="string">
            <text:p>starring</text:p>
          </table:table-cell>
          <table:table-cell table:number-columns-repeated="2"/>
          <table:table-cell office:value-type="string" calcext:value-type="string">
            <text:p>a movie has starring Big Boi (an entity of type agent)</text:p>
          </table:table-cell>
          <table:table-cell office:value-type="string" calcext:value-type="string">
            <text:p>a movie has starring %C3%89velyne Bouix (an entity of type agent)</text:p>
          </table:table-cell>
          <table:table-cell table:style-name="ce20" table:formula="of:=HYPERLINK(&quot;http://goo.gl/sTkFM1&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starring&quot;)" office:value-type="string" office:string-value="http://dbpedia.org/ontology/starring" calcext:value-type="string">
            <text:p>http://dbpedia.org/ontology/starring</text:p>
          </table:table-cell>
          <table:table-cell office:value-type="string" calcext:value-type="string">
            <text:p>starring</text:p>
          </table:table-cell>
          <table:table-cell table:number-columns-repeated="2"/>
          <table:table-cell office:value-type="string" calcext:value-type="string">
            <text:p>a movie has starring Debby Ryan (an entity of type person)</text:p>
          </table:table-cell>
          <table:table-cell office:value-type="string" calcext:value-type="string">
            <text:p>a movie has starring James Marsden (an entity of type agent)</text:p>
          </table:table-cell>
          <table:table-cell table:style-name="ce20" table:formula="of:=HYPERLINK(&quot;http://goo.gl/j6IAd9&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arrator&quot;)" office:value-type="string" office:string-value="http://dbpedia.org/property/narrator" calcext:value-type="string">
            <text:p>http://dbpedia.org/property/narrator</text:p>
          </table:table-cell>
          <table:table-cell office:value-type="string" calcext:value-type="string">
            <text:p>narrator</text:p>
          </table:table-cell>
          <table:table-cell table:number-columns-repeated="2"/>
          <table:table-cell office:value-type="string" calcext:value-type="string">
            <text:p>a movie has narrator Gary Merrill (an entity of type person)</text:p>
          </table:table-cell>
          <table:table-cell office:value-type="string" calcext:value-type="string">
            <text:p>a work has narrator Earl Mann</text:p>
          </table:table-cell>
          <table:table-cell table:style-name="ce20" table:formula="of:=HYPERLINK(&quot;http://goo.gl/k2owC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narrator&quot;)" office:value-type="string" office:string-value="http://dbpedia.org/ontology/narrator" calcext:value-type="string">
            <text:p>http://dbpedia.org/ontology/narrator</text:p>
          </table:table-cell>
          <table:table-cell office:value-type="string" calcext:value-type="string">
            <text:p>narrator</text:p>
          </table:table-cell>
          <table:table-cell table:number-columns-repeated="2"/>
          <table:table-cell office:value-type="string" calcext:value-type="string">
            <text:p>a work has narrator Patrick Allen (an entity of type person)</text:p>
          </table:table-cell>
          <table:table-cell office:value-type="string" calcext:value-type="string">
            <text:p>a work has narrator Bill Wendell (an entity of type person)</text:p>
          </table:table-cell>
          <table:table-cell table:style-name="ce20" table:formula="of:=HYPERLINK(&quot;http://goo.gl/wEADe8&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quote&quot;)" office:value-type="string" office:string-value="http://dbpedia.org/property/quote" calcext:value-type="string">
            <text:p>http://dbpedia.org/property/quote</text:p>
          </table:table-cell>
          <table:table-cell table:style-name="ce16" office:value-type="string" calcext:value-type="string">
            <text:p>quote</text:p>
          </table:table-cell>
          <table:table-cell table:style-name="ce16" table:number-columns-repeated="2"/>
          <table:table-cell table:style-name="ce16" office:value-type="string" calcext:value-type="string">
            <text:p>an album has quote "The way she played the album to me was her original vision. She was on the right track but the record label f**ked up everything, to be honest. All the good stuff got pumped into disc two. I think that if she would have done what she had in mind it would have been better. I also think that with what she had in mind she could have sidestepped all the kind of potential comparison with Lady GaGa which, you know, at the time it was that nightmare for her. She would have done it in the smart way and she would have been renowned now, but her record label instead wanted to put her against GaGa."</text:p>
          </table:table-cell>
          <table:table-cell table:style-name="ce16" office:value-type="string" calcext:value-type="string">
            <text:p>an album has quote "The AC/DC music that I remember most is Highway to Hell and Back in Black, which I view as pop songs done in a very heavy ferocious way. Angus and Malcolm were writing songs that had a lot of hooks and my only job was to make a record that made people say, ‘I've missed AC/DC, and I’m glad they’re back.’"</text:p>
          </table:table-cell>
          <table:table-cell table:style-name="ce25" table:formula="of:=HYPERLINK(&quot;http://goo.gl/TVXZkW&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654605541" calcext:value-type="float">
            <text:p>654605541</text:p>
          </table:table-cell>
          <table:table-cell office:value-type="string" calcext:value-type="string">
            <text:p>movie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float" office:value="1915" calcext:value-type="float">
            <text:p>1915</text:p>
          </table:table-cell>
          <table:table-cell table:style-name="ce13" office:value-type="float" office:value="1916" calcext:value-type="float">
            <text:p>1916</text:p>
          </table:table-cell>
          <table:table-cell table:style-name="ce13" office:value-type="float" office:value="1925" calcext:value-type="float">
            <text:p>1925</text:p>
          </table:table-cell>
          <table:table-cell table:style-name="ce13" office:value-type="float" office:value="1926" calcext:value-type="float">
            <text:p>1926</text:p>
          </table:table-cell>
          <table:table-cell table:style-name="ce13" office:value-type="float" office:value="1927" calcext:value-type="float">
            <text:p>1927</text:p>
          </table:table-cell>
          <table:table-cell table:style-name="ce13"/>
          <table:table-cell table:style-name="ce22"/>
          <table:table-cell table:number-columns-repeated="1017"/>
        </table:table-row>
        <table:table-row table:style-name="ro1">
          <table:table-cell table:style-name="ce5" office:value-type="float" office:value="1930" calcext:value-type="float">
            <text:p>1930</text:p>
          </table:table-cell>
          <table:table-cell table:style-name="ce13" office:value-type="float" office:value="1931" calcext:value-type="float">
            <text:p>1931</text:p>
          </table:table-cell>
          <table:table-cell table:style-name="ce13" office:value-type="float" office:value="1933" calcext:value-type="float">
            <text:p>1933</text:p>
          </table:table-cell>
          <table:table-cell table:style-name="ce13" office:value-type="float" office:value="1934" calcext:value-type="float">
            <text:p>1934</text:p>
          </table:table-cell>
          <table:table-cell table:style-name="ce13" office:value-type="float" office:value="1935" calcext:value-type="float">
            <text:p>1935</text:p>
          </table:table-cell>
          <table:table-cell table:style-name="ce13"/>
          <table:table-cell table:style-name="ce22"/>
          <table:table-cell table:number-columns-repeated="1017"/>
        </table:table-row>
        <table:table-row table:style-name="ro1">
          <table:table-cell table:style-name="ce5" office:value-type="float" office:value="1936" calcext:value-type="float">
            <text:p>1936</text:p>
          </table:table-cell>
          <table:table-cell table:style-name="ce13" office:value-type="float" office:value="1937" calcext:value-type="float">
            <text:p>1937</text:p>
          </table:table-cell>
          <table:table-cell table:style-name="ce13" office:value-type="float" office:value="1938" calcext:value-type="float">
            <text:p>1938</text:p>
          </table:table-cell>
          <table:table-cell table:style-name="ce13" office:value-type="float" office:value="1939" calcext:value-type="float">
            <text:p>1939</text:p>
          </table:table-cell>
          <table:table-cell table:style-name="ce13" office:value-type="float" office:value="1940" calcext:value-type="float">
            <text:p>1940</text:p>
          </table:table-cell>
          <table:table-cell table:style-name="ce13"/>
          <table:table-cell table:style-name="ce22"/>
          <table:table-cell table:number-columns-repeated="1017"/>
        </table:table-row>
        <table:table-row table:style-name="ro1">
          <table:table-cell table:style-name="ce5" office:value-type="float" office:value="1941" calcext:value-type="float">
            <text:p>1941</text:p>
          </table:table-cell>
          <table:table-cell table:style-name="ce13" office:value-type="float" office:value="1942" calcext:value-type="float">
            <text:p>1942</text:p>
          </table:table-cell>
          <table:table-cell table:style-name="ce13" office:value-type="float" office:value="1944" calcext:value-type="float">
            <text:p>1944</text:p>
          </table:table-cell>
          <table:table-cell table:style-name="ce13" office:value-type="float" office:value="1946" calcext:value-type="float">
            <text:p>1946</text:p>
          </table:table-cell>
          <table:table-cell table:style-name="ce13" office:value-type="float" office:value="1948" calcext:value-type="float">
            <text:p>1948</text:p>
          </table:table-cell>
          <table:table-cell table:style-name="ce13"/>
          <table:table-cell table:style-name="ce22"/>
          <table:table-cell table:number-columns-repeated="1017"/>
        </table:table-row>
        <table:table-row table:style-name="ro1">
          <table:table-cell table:style-name="ce5" office:value-type="float" office:value="1949" calcext:value-type="float">
            <text:p>1949</text:p>
          </table:table-cell>
          <table:table-cell table:style-name="ce13" office:value-type="float" office:value="1950" calcext:value-type="float">
            <text:p>1950</text:p>
          </table:table-cell>
          <table:table-cell table:style-name="ce13" office:value-type="float" office:value="1951" calcext:value-type="float">
            <text:p>1951</text:p>
          </table:table-cell>
          <table:table-cell table:style-name="ce13" office:value-type="float" office:value="1952" calcext:value-type="float">
            <text:p>1952</text:p>
          </table:table-cell>
          <table:table-cell table:style-name="ce13" office:value-type="float" office:value="1953" calcext:value-type="float">
            <text:p>1953</text:p>
          </table:table-cell>
          <table:table-cell table:style-name="ce13"/>
          <table:table-cell table:style-name="ce22"/>
          <table:table-cell table:number-columns-repeated="1017"/>
        </table:table-row>
        <table:table-row table:style-name="ro1">
          <table:table-cell table:style-name="ce5" office:value-type="float" office:value="1954" calcext:value-type="float">
            <text:p>1954</text:p>
          </table:table-cell>
          <table:table-cell table:style-name="ce13" office:value-type="float" office:value="1955" calcext:value-type="float">
            <text:p>1955</text:p>
          </table:table-cell>
          <table:table-cell table:style-name="ce13" office:value-type="float" office:value="1956" calcext:value-type="float">
            <text:p>1956</text:p>
          </table:table-cell>
          <table:table-cell table:style-name="ce13" office:value-type="float" office:value="1957" calcext:value-type="float">
            <text:p>1957</text:p>
          </table:table-cell>
          <table:table-cell table:style-name="ce13" office:value-type="float" office:value="1958" calcext:value-type="float">
            <text:p>1958</text:p>
          </table:table-cell>
          <table:table-cell table:style-name="ce13"/>
          <table:table-cell table:style-name="ce22"/>
          <table:table-cell table:number-columns-repeated="1017"/>
        </table:table-row>
        <table:table-row table:style-name="ro1">
          <table:table-cell table:style-name="ce5" office:value-type="float" office:value="1959" calcext:value-type="float">
            <text:p>1959</text:p>
          </table:table-cell>
          <table:table-cell table:style-name="ce13" office:value-type="float" office:value="1960" calcext:value-type="float">
            <text:p>1960</text:p>
          </table:table-cell>
          <table:table-cell table:style-name="ce13" office:value-type="float" office:value="1961" calcext:value-type="float">
            <text:p>1961</text:p>
          </table:table-cell>
          <table:table-cell table:style-name="ce13" office:value-type="float" office:value="1962" calcext:value-type="float">
            <text:p>1962</text:p>
          </table:table-cell>
          <table:table-cell table:style-name="ce13" office:value-type="float" office:value="1964" calcext:value-type="float">
            <text:p>1964</text:p>
          </table:table-cell>
          <table:table-cell table:style-name="ce13"/>
          <table:table-cell table:style-name="ce22"/>
          <table:table-cell table:number-columns-repeated="1017"/>
        </table:table-row>
        <table:table-row table:style-name="ro1">
          <table:table-cell table:style-name="ce5" office:value-type="float" office:value="1965" calcext:value-type="float">
            <text:p>1965</text:p>
          </table:table-cell>
          <table:table-cell table:style-name="ce13" office:value-type="float" office:value="1966" calcext:value-type="float">
            <text:p>1966</text:p>
          </table:table-cell>
          <table:table-cell table:style-name="ce13" office:value-type="float" office:value="1967" calcext:value-type="float">
            <text:p>1967</text:p>
          </table:table-cell>
          <table:table-cell table:style-name="ce13" office:value-type="float" office:value="1968" calcext:value-type="float">
            <text:p>1968</text:p>
          </table:table-cell>
          <table:table-cell table:style-name="ce13" office:value-type="float" office:value="1969" calcext:value-type="float">
            <text:p>1969</text:p>
          </table:table-cell>
          <table:table-cell table:style-name="ce13"/>
          <table:table-cell table:style-name="ce22"/>
          <table:table-cell table:number-columns-repeated="1017"/>
        </table:table-row>
        <table:table-row table:style-name="ro1">
          <table:table-cell table:style-name="ce5" office:value-type="float" office:value="1970" calcext:value-type="float">
            <text:p>1970</text:p>
          </table:table-cell>
          <table:table-cell table:style-name="ce13" office:value-type="float" office:value="1971" calcext:value-type="float">
            <text:p>1971</text:p>
          </table:table-cell>
          <table:table-cell table:style-name="ce13" office:value-type="float" office:value="1972" calcext:value-type="float">
            <text:p>1972</text:p>
          </table:table-cell>
          <table:table-cell table:style-name="ce13" office:value-type="float" office:value="1973" calcext:value-type="float">
            <text:p>1973</text:p>
          </table:table-cell>
          <table:table-cell table:style-name="ce13" office:value-type="float" office:value="1974" calcext:value-type="float">
            <text:p>1974</text:p>
          </table:table-cell>
          <table:table-cell table:style-name="ce13"/>
          <table:table-cell table:style-name="ce22"/>
          <table:table-cell table:number-columns-repeated="1017"/>
        </table:table-row>
        <table:table-row table:style-name="ro1">
          <table:table-cell table:style-name="ce5" office:value-type="float" office:value="1975" calcext:value-type="float">
            <text:p>1975</text:p>
          </table:table-cell>
          <table:table-cell table:style-name="ce13" office:value-type="float" office:value="1976" calcext:value-type="float">
            <text:p>1976</text:p>
          </table:table-cell>
          <table:table-cell table:style-name="ce13" office:value-type="float" office:value="1977" calcext:value-type="float">
            <text:p>1977</text:p>
          </table:table-cell>
          <table:table-cell table:style-name="ce13" office:value-type="float" office:value="1978" calcext:value-type="float">
            <text:p>1978</text:p>
          </table:table-cell>
          <table:table-cell table:style-name="ce13" office:value-type="float" office:value="1979" calcext:value-type="float">
            <text:p>1979</text:p>
          </table:table-cell>
          <table:table-cell table:style-name="ce13"/>
          <table:table-cell table:style-name="ce22"/>
          <table:table-cell table:number-columns-repeated="1017"/>
        </table:table-row>
        <table:table-row table:style-name="ro1">
          <table:table-cell table:style-name="ce5" office:value-type="float" office:value="1980" calcext:value-type="float">
            <text:p>1980</text:p>
          </table:table-cell>
          <table:table-cell table:style-name="ce13" office:value-type="float" office:value="1981" calcext:value-type="float">
            <text:p>1981</text:p>
          </table:table-cell>
          <table:table-cell table:style-name="ce13" office:value-type="float" office:value="1982" calcext:value-type="float">
            <text:p>1982</text:p>
          </table:table-cell>
          <table:table-cell table:style-name="ce13" office:value-type="float" office:value="1984" calcext:value-type="float">
            <text:p>1984</text:p>
          </table:table-cell>
          <table:table-cell table:style-name="ce13" office:value-type="float" office:value="1986" calcext:value-type="float">
            <text:p>1986</text:p>
          </table:table-cell>
          <table:table-cell table:style-name="ce13"/>
          <table:table-cell table:style-name="ce22"/>
          <table:table-cell table:number-columns-repeated="1017"/>
        </table:table-row>
        <table:table-row table:style-name="ro1">
          <table:table-cell table:style-name="ce5" office:value-type="float" office:value="1989" calcext:value-type="float">
            <text:p>1989</text:p>
          </table:table-cell>
          <table:table-cell table:style-name="ce13" office:value-type="float" office:value="1990" calcext:value-type="float">
            <text:p>1990</text:p>
          </table:table-cell>
          <table:table-cell table:style-name="ce13" office:value-type="float" office:value="1991" calcext:value-type="float">
            <text:p>1991</text:p>
          </table:table-cell>
          <table:table-cell table:style-name="ce13" office:value-type="float" office:value="1992" calcext:value-type="float">
            <text:p>1992</text:p>
          </table:table-cell>
          <table:table-cell table:style-name="ce13" office:value-type="float" office:value="1993" calcext:value-type="float">
            <text:p>1993</text:p>
          </table:table-cell>
          <table:table-cell table:style-name="ce13"/>
          <table:table-cell table:style-name="ce22"/>
          <table:table-cell table:number-columns-repeated="1017"/>
        </table:table-row>
        <table:table-row table:style-name="ro1">
          <table:table-cell table:style-name="ce5" office:value-type="float" office:value="1994" calcext:value-type="float">
            <text:p>1994</text:p>
          </table:table-cell>
          <table:table-cell table:style-name="ce13" office:value-type="float" office:value="1995" calcext:value-type="float">
            <text:p>1995</text:p>
          </table:table-cell>
          <table:table-cell table:style-name="ce13" office:value-type="float" office:value="1996" calcext:value-type="float">
            <text:p>1996</text:p>
          </table:table-cell>
          <table:table-cell table:style-name="ce13" office:value-type="float" office:value="1997" calcext:value-type="float">
            <text:p>1997</text:p>
          </table:table-cell>
          <table:table-cell table:style-name="ce13" office:value-type="float" office:value="1998" calcext:value-type="float">
            <text:p>1998</text:p>
          </table:table-cell>
          <table:table-cell table:style-name="ce13"/>
          <table:table-cell table:style-name="ce22"/>
          <table:table-cell table:number-columns-repeated="1017"/>
        </table:table-row>
        <table:table-row table:style-name="ro1">
          <table:table-cell table:style-name="ce5" office:value-type="float" office:value="1999" calcext:value-type="float">
            <text:p>1999</text:p>
          </table:table-cell>
          <table:table-cell table:style-name="ce13" office:value-type="float" office:value="2001" calcext:value-type="float">
            <text:p>2001</text:p>
          </table:table-cell>
          <table:table-cell table:style-name="ce13" table:number-columns-repeated="4"/>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released&quot;)" office:value-type="string" office:string-value="http://dbpedia.org/property/released" calcext:value-type="string">
            <text:p>http://dbpedia.org/property/released</text:p>
          </table:table-cell>
          <table:table-cell office:value-type="string" calcext:value-type="string">
            <text:p>released</text:p>
          </table:table-cell>
          <table:table-cell table:number-columns-repeated="2"/>
          <table:table-cell office:value-type="string" calcext:value-type="string">
            <text:p>a musical work has released 2009-09-20+02:00</text:p>
          </table:table-cell>
          <table:table-cell office:value-type="string" calcext:value-type="string">
            <text:p>a movie has released United States:</text:p>
          </table:table-cell>
          <table:table-cell table:style-name="ce20" table:formula="of:=HYPERLINK(&quot;http://goo.gl/bQQzB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releaseDate&quot;)" office:value-type="string" office:string-value="http://dbpedia.org/ontology/releaseDate" calcext:value-type="string">
            <text:p>http://dbpedia.org/ontology/releaseDate</text:p>
          </table:table-cell>
          <table:table-cell office:value-type="string" calcext:value-type="string">
            <text:p>releaseDate</text:p>
          </table:table-cell>
          <table:table-cell table:number-columns-repeated="2"/>
          <table:table-cell office:value-type="string" calcext:value-type="string">
            <text:p>a musical work has release date 1992-10-26+02:00</text:p>
          </table:table-cell>
          <table:table-cell office:value-type="string" calcext:value-type="string">
            <text:p>a movie has release date 1952-02-21+02:00</text:p>
          </table:table-cell>
          <table:table-cell table:style-name="ce20" table:formula="of:=HYPERLINK(&quot;http://goo.gl/0Gn1yS&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s&quot;)" office:value-type="string" office:string-value="http://dbpedia.org/property/years" calcext:value-type="string">
            <text:p>http://dbpedia.org/property/years</text:p>
          </table:table-cell>
          <table:table-cell office:value-type="string" calcext:value-type="string">
            <text:p>years</text:p>
          </table:table-cell>
          <table:table-cell table:number-columns-repeated="2"/>
          <table:table-cell office:value-type="string" calcext:value-type="string">
            <text:p>an agent has years 4</text:p>
          </table:table-cell>
          <table:table-cell office:value-type="string" calcext:value-type="string">
            <text:p>a person has years 1970</text:p>
          </table:table-cell>
          <table:table-cell table:style-name="ce20" table:formula="of:=HYPERLINK(&quot;http://goo.gl/OBLqO3&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recorded&quot;)" office:value-type="string" office:string-value="http://dbpedia.org/property/recorded" calcext:value-type="string">
            <text:p>http://dbpedia.org/property/recorded</text:p>
          </table:table-cell>
          <table:table-cell office:value-type="string" calcext:value-type="string">
            <text:p>recorded</text:p>
          </table:table-cell>
          <table:table-cell table:number-columns-repeated="2"/>
          <table:table-cell office:value-type="string" calcext:value-type="string">
            <text:p>an album has Recorded October–November 1975, Trident Studios</text:p>
          </table:table-cell>
          <table:table-cell office:value-type="string" calcext:value-type="string">
            <text:p>an album has Recorded September 1995 – March 1996 at Ocean Way, Hollywood, California and The Hook, North Hollywood, California</text:p>
          </table:table-cell>
          <table:table-cell table:style-name="ce20" table:formula="of:=HYPERLINK(&quot;http://goo.gl/XxDXA4&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firstAired&quot;)" office:value-type="string" office:string-value="http://dbpedia.org/property/firstAired" calcext:value-type="string">
            <text:p>http://dbpedia.org/property/firstAired</text:p>
          </table:table-cell>
          <table:table-cell office:value-type="string" calcext:value-type="string">
            <text:p>firstAired</text:p>
          </table:table-cell>
          <table:table-cell table:number-columns-repeated="2"/>
          <table:table-cell office:value-type="string" calcext:value-type="string">
            <text:p>a work has first aired 1992-08-22+02:00</text:p>
          </table:table-cell>
          <table:table-cell office:value-type="string" calcext:value-type="string">
            <text:p>a work has first aired 1973-01-21+02:00</text:p>
          </table:table-cell>
          <table:table-cell table:style-name="ce20" table:formula="of:=HYPERLINK(&quot;http://goo.gl/JegFX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releaseDate&quot;)" office:value-type="string" office:string-value="http://dbpedia.org/property/releaseDate" calcext:value-type="string">
            <text:p>http://dbpedia.org/property/releaseDate</text:p>
          </table:table-cell>
          <table:table-cell office:value-type="string" calcext:value-type="string">
            <text:p>releaseDate</text:p>
          </table:table-cell>
          <table:table-cell table:number-columns-repeated="2"/>
          <table:table-cell office:value-type="string" calcext:value-type="string">
            <text:p>a written work has release date 1929</text:p>
          </table:table-cell>
          <table:table-cell office:value-type="string" calcext:value-type="string">
            <text:p>a written work has release date 1996-05-14+02:00</text:p>
          </table:table-cell>
          <table:table-cell table:style-name="ce20" table:formula="of:=HYPERLINK(&quot;http://goo.gl/5MB1R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quot;)" office:value-type="string" office:string-value="http://dbpedia.org/property/year" calcext:value-type="string">
            <text:p>http://dbpedia.org/property/year</text:p>
          </table:table-cell>
          <table:table-cell office:value-type="string" calcext:value-type="string">
            <text:p>year</text:p>
          </table:table-cell>
          <table:table-cell table:number-columns-repeated="2"/>
          <table:table-cell office:value-type="string" calcext:value-type="string">
            <text:p>a military unit has year 2001</text:p>
          </table:table-cell>
          <table:table-cell office:value-type="string" calcext:value-type="string">
            <text:p>an organisation has year 1883</text:p>
          </table:table-cell>
          <table:table-cell table:style-name="ce20" table:formula="of:=HYPERLINK(&quot;http://goo.gl/yzBSQL&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release&quot;)" office:value-type="string" office:string-value="http://dbpedia.org/property/release" calcext:value-type="string">
            <text:p>http://dbpedia.org/property/release</text:p>
          </table:table-cell>
          <table:table-cell office:value-type="string" calcext:value-type="string">
            <text:p>release</text:p>
          </table:table-cell>
          <table:table-cell table:number-columns-repeated="2"/>
          <table:table-cell office:value-type="string" calcext:value-type="string">
            <text:p>a work has release 1983</text:p>
          </table:table-cell>
          <table:table-cell office:value-type="string" calcext:value-type="string">
            <text:p>a work has release Arcade</text:p>
          </table:table-cell>
          <table:table-cell table:style-name="ce20" table:formula="of:=HYPERLINK(&quot;http://goo.gl/hioO47&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astAired&quot;)" office:value-type="string" office:string-value="http://dbpedia.org/property/lastAired" calcext:value-type="string">
            <text:p>http://dbpedia.org/property/lastAired</text:p>
          </table:table-cell>
          <table:table-cell office:value-type="string" calcext:value-type="string">
            <text:p>lastAired</text:p>
          </table:table-cell>
          <table:table-cell table:number-columns-repeated="2"/>
          <table:table-cell office:value-type="string" calcext:value-type="string">
            <text:p>a work has last aired 1989-05-13+02:00</text:p>
          </table:table-cell>
          <table:table-cell office:value-type="string" calcext:value-type="string">
            <text:p>a work has last aired 1989-07-25+02:00</text:p>
          </table:table-cell>
          <table:table-cell table:style-name="ce20" table:formula="of:=HYPERLINK(&quot;http://goo.gl/7g1BG9&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originalairdate&quot;)" office:value-type="string" office:string-value="http://dbpedia.org/property/originalairdate" calcext:value-type="string">
            <text:p>http://dbpedia.org/property/originalairdate</text:p>
          </table:table-cell>
          <table:table-cell office:value-type="string" calcext:value-type="string">
            <text:p>originalairdate</text:p>
          </table:table-cell>
          <table:table-cell table:number-columns-repeated="2"/>
          <table:table-cell office:value-type="string" calcext:value-type="string">
            <text:p>a work has OriginalAirDate 1984-01-08+02:00</text:p>
          </table:table-cell>
          <table:table-cell office:value-type="string" calcext:value-type="string">
            <text:p>a work has OriginalAirDate 1984-09-24+02:00</text:p>
          </table:table-cell>
          <table:table-cell table:style-name="ce20" table:formula="of:=HYPERLINK(&quot;http://goo.gl/hpuOyS&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firstAirDate&quot;)" office:value-type="string" office:string-value="http://dbpedia.org/ontology/firstAirDate" calcext:value-type="string">
            <text:p>http://dbpedia.org/ontology/firstAirDate</text:p>
          </table:table-cell>
          <table:table-cell office:value-type="string" calcext:value-type="string">
            <text:p>firstAirDate</text:p>
          </table:table-cell>
          <table:table-cell table:number-columns-repeated="2"/>
          <table:table-cell office:value-type="string" calcext:value-type="string">
            <text:p>an agent has first air date 1991-10-20+02:00</text:p>
          </table:table-cell>
          <table:table-cell office:value-type="string" calcext:value-type="string">
            <text:p>an agent has first air date 1955-12-31+02:00</text:p>
          </table:table-cell>
          <table:table-cell table:style-name="ce20" table:formula="of:=HYPERLINK(&quot;http://goo.gl/BXsD0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ompletionDate&quot;)" office:value-type="string" office:string-value="http://dbpedia.org/property/completionDate" calcext:value-type="string">
            <text:p>http://dbpedia.org/property/completionDate</text:p>
          </table:table-cell>
          <table:table-cell office:value-type="string" calcext:value-type="string">
            <text:p>completionDate</text:p>
          </table:table-cell>
          <table:table-cell table:number-columns-repeated="2"/>
          <table:table-cell office:value-type="string" calcext:value-type="string">
            <text:p>a place has completion date 1987</text:p>
          </table:table-cell>
          <table:table-cell office:value-type="string" calcext:value-type="string">
            <text:p>a place has completion date 1834</text:p>
          </table:table-cell>
          <table:table-cell table:style-name="ce20" table:formula="of:=HYPERLINK(&quot;http://goo.gl/6sUyEx&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eriod&quot;)" office:value-type="string" office:string-value="http://dbpedia.org/property/period" calcext:value-type="string">
            <text:p>http://dbpedia.org/property/period</text:p>
          </table:table-cell>
          <table:table-cell office:value-type="string" calcext:value-type="string">
            <text:p>period</text:p>
          </table:table-cell>
          <table:table-cell table:number-columns-repeated="2"/>
          <table:table-cell office:value-type="string" calcext:value-type="string">
            <text:p>a celestial body has period 1344.65</text:p>
          </table:table-cell>
          <table:table-cell office:value-type="string" calcext:value-type="string">
            <text:p>an artist has period 16</text:p>
          </table:table-cell>
          <table:table-cell table:style-name="ce20" table:formula="of:=HYPERLINK(&quot;http://goo.gl/NWmOi5&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ontology/completionDate&quot;)" office:value-type="string" office:string-value="http://dbpedia.org/ontology/completionDate" calcext:value-type="string">
            <text:p>http://dbpedia.org/ontology/completionDate</text:p>
          </table:table-cell>
          <table:table-cell table:style-name="ce16" office:value-type="string" calcext:value-type="string">
            <text:p>completionDate</text:p>
          </table:table-cell>
          <table:table-cell table:style-name="ce16" table:number-columns-repeated="2"/>
          <table:table-cell table:style-name="ce16" office:value-type="string" calcext:value-type="string">
            <text:p>a work has completion date 1994-03-20+02:00</text:p>
          </table:table-cell>
          <table:table-cell table:style-name="ce16" office:value-type="string" calcext:value-type="string">
            <text:p>a television show has completion date 1976-12-10+02:00</text:p>
          </table:table-cell>
          <table:table-cell table:style-name="ce25" table:formula="of:=HYPERLINK(&quot;http://goo.gl/ErNVBk&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011013747" calcext:value-type="float">
            <text:p>1011013747</text:p>
          </table:table-cell>
          <table:table-cell office:value-type="string" calcext:value-type="string">
            <text:p>movie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Annie Hall</text:p>
          </table:table-cell>
          <table:table-cell table:style-name="ce13" office:value-type="string" calcext:value-type="string">
            <text:p>Benjamin Braddock</text:p>
          </table:table-cell>
          <table:table-cell table:style-name="ce13" office:value-type="string" calcext:value-type="string">
            <text:p>Blanche DuBois</text:p>
          </table:table-cell>
          <table:table-cell table:style-name="ce13" office:value-type="string" calcext:value-type="string">
            <text:p>Captain</text:p>
          </table:table-cell>
          <table:table-cell table:style-name="ce13" office:value-type="string" calcext:value-type="string">
            <text:p>Capt. Geoffrey T. Spaulding</text:p>
          </table:table-cell>
          <table:table-cell table:style-name="ce13"/>
          <table:table-cell table:style-name="ce22"/>
          <table:table-cell table:number-columns-repeated="1017"/>
        </table:table-row>
        <table:table-row table:style-name="ro1">
          <table:table-cell table:style-name="ce5" office:value-type="string" calcext:value-type="string">
            <text:p>Capt. Louis Renault</text:p>
          </table:table-cell>
          <table:table-cell table:style-name="ce13" office:value-type="string" calcext:value-type="string">
            <text:p>Carl Denham</text:p>
          </table:table-cell>
          <table:table-cell table:style-name="ce13" office:value-type="string" calcext:value-type="string">
            <text:p>Carl Spackler</text:p>
          </table:table-cell>
          <table:table-cell table:style-name="ce13" office:value-type="string" calcext:value-type="string">
            <text:p>Carol Anne Freeling</text:p>
          </table:table-cell>
          <table:table-cell table:style-name="ce13" office:value-type="string" calcext:value-type="string">
            <text:p>Charles Foster Kane</text:p>
          </table:table-cell>
          <table:table-cell table:style-name="ce13"/>
          <table:table-cell table:style-name="ce22"/>
          <table:table-cell table:number-columns-repeated="1017"/>
        </table:table-row>
        <table:table-row table:style-name="ro1">
          <table:table-cell table:style-name="ce5" office:value-type="string" calcext:value-type="string">
            <text:p>Charlotte Vale</text:p>
          </table:table-cell>
          <table:table-cell table:style-name="ce13" office:value-type="string" calcext:value-type="string">
            <text:p>Clyde Barrow</text:p>
          </table:table-cell>
          <table:table-cell table:style-name="ce13" office:value-type="string" calcext:value-type="string">
            <text:p>Cole Sear</text:p>
          </table:table-cell>
          <table:table-cell table:style-name="ce13" office:value-type="string" calcext:value-type="string">
            <text:p>Col. Nathan R. Jessup</text:p>
          </table:table-cell>
          <table:table-cell table:style-name="ce13" office:value-type="string" calcext:value-type="string">
            <text:p>Count Dracula</text:p>
          </table:table-cell>
          <table:table-cell table:style-name="ce13"/>
          <table:table-cell table:style-name="ce22"/>
          <table:table-cell table:number-columns-repeated="1017"/>
        </table:table-row>
        <table:table-row table:style-name="ro1">
          <table:table-cell table:style-name="ce5" office:value-type="string" calcext:value-type="string">
            <text:p>Customer</text:p>
          </table:table-cell>
          <table:table-cell table:style-name="ce13" office:value-type="string" calcext:value-type="string">
            <text:p>Dave Bowman</text:p>
          </table:table-cell>
          <table:table-cell table:style-name="ce13" office:value-type="string" calcext:value-type="string">
            <text:p>Det. Robert Thorn</text:p>
          </table:table-cell>
          <table:table-cell table:style-name="ce13" office:value-type="string" calcext:value-type="string">
            <text:p>Dexter</text:p>
          </table:table-cell>
          <table:table-cell table:style-name="ce13" office:value-type="string" calcext:value-type="string">
            <text:p>Dorothy Boyd</text:p>
          </table:table-cell>
          <table:table-cell table:style-name="ce13"/>
          <table:table-cell table:style-name="ce22"/>
          <table:table-cell table:number-columns-repeated="1017"/>
        </table:table-row>
        <table:table-row table:style-name="ro1">
          <table:table-cell table:style-name="ce5" office:value-type="string" calcext:value-type="string">
            <text:p>Dorothy Gale</text:p>
          </table:table-cell>
          <table:table-cell table:style-name="ce13" office:value-type="string" calcext:value-type="string">
            <text:p>Dr. Christian Szell</text:p>
          </table:table-cell>
          <table:table-cell table:style-name="ce13" office:value-type="string" calcext:value-type="string">
            <text:p>E.T.</text:p>
          </table:table-cell>
          <table:table-cell table:style-name="ce13" office:value-type="string" calcext:value-type="string">
            <text:p>Ethel Thayer</text:p>
          </table:table-cell>
          <table:table-cell table:style-name="ce13" office:value-type="string" calcext:value-type="string">
            <text:p>Fanny Brice</text:p>
          </table:table-cell>
          <table:table-cell table:style-name="ce13"/>
          <table:table-cell table:style-name="ce22"/>
          <table:table-cell table:number-columns-repeated="1017"/>
        </table:table-row>
        <table:table-row table:style-name="ro1">
          <table:table-cell table:style-name="ce5" office:value-type="string" calcext:value-type="string">
            <text:p>Forrest Gump</text:p>
          </table:table-cell>
          <table:table-cell table:style-name="ce13" office:value-type="string" calcext:value-type="string">
            <text:p>George M. Cohan</text:p>
          </table:table-cell>
          <table:table-cell table:style-name="ce13" office:value-type="string" calcext:value-type="string">
            <text:p>George Taylor</text:p>
          </table:table-cell>
          <table:table-cell table:style-name="ce13" office:value-type="string" calcext:value-type="string">
            <text:p>Gollum</text:p>
          </table:table-cell>
          <table:table-cell table:style-name="ce13" office:value-type="string" calcext:value-type="string">
            <text:p>Gordon Gekko</text:p>
          </table:table-cell>
          <table:table-cell table:style-name="ce13"/>
          <table:table-cell table:style-name="ce22"/>
          <table:table-cell table:number-columns-repeated="1017"/>
        </table:table-row>
        <table:table-row table:style-name="ro1">
          <table:table-cell table:style-name="ce5" office:value-type="string" calcext:value-type="string">
            <text:p>Grusinskaya</text:p>
          </table:table-cell>
          <table:table-cell table:style-name="ce13" office:value-type="string" calcext:value-type="string">
            <text:p>Hannibal Lecter</text:p>
          </table:table-cell>
          <table:table-cell table:style-name="ce13" office:value-type="string" calcext:value-type="string">
            <text:p>Han Solo</text:p>
          </table:table-cell>
          <table:table-cell table:style-name="ce13" office:value-type="string" calcext:value-type="string">
            <text:p>Harry Callahan</text:p>
          </table:table-cell>
          <table:table-cell table:style-name="ce13" office:value-type="string" calcext:value-type="string">
            <text:p>Henry Frankenstein</text:p>
          </table:table-cell>
          <table:table-cell table:style-name="ce13"/>
          <table:table-cell table:style-name="ce22"/>
          <table:table-cell table:number-columns-repeated="1017"/>
        </table:table-row>
        <table:table-row table:style-name="ro1">
          <table:table-cell table:style-name="ce5" office:value-type="string" calcext:value-type="string">
            <text:p>Howard Beale</text:p>
          </table:table-cell>
          <table:table-cell table:style-name="ce13" office:value-type="string" calcext:value-type="string">
            <text:p>Ilsa Lund</text:p>
          </table:table-cell>
          <table:table-cell table:style-name="ce13" office:value-type="string" calcext:value-type="string">
            <text:p>Jack Dawson</text:p>
          </table:table-cell>
          <table:table-cell table:style-name="ce13" office:value-type="string" calcext:value-type="string">
            <text:p>Jack Torrance</text:p>
          </table:table-cell>
          <table:table-cell table:style-name="ce13" office:value-type="string" calcext:value-type="string">
            <text:p>Jakie Rabinowitz/Jack Robin</text:p>
          </table:table-cell>
          <table:table-cell table:style-name="ce13"/>
          <table:table-cell table:style-name="ce22"/>
          <table:table-cell table:number-columns-repeated="1017"/>
        </table:table-row>
        <table:table-row table:style-name="ro1">
          <table:table-cell table:style-name="ce5" office:value-type="string" calcext:value-type="string">
            <text:p>James Bond</text:p>
          </table:table-cell>
          <table:table-cell table:style-name="ce13" office:value-type="string" calcext:value-type="string">
            <text:p>Jennifer Cavilleri Barrett</text:p>
          </table:table-cell>
          <table:table-cell table:style-name="ce13" office:value-type="string" calcext:value-type="string">
            <text:p>Jim Lovell</text:p>
          </table:table-cell>
          <table:table-cell table:style-name="ce13" office:value-type="string" calcext:value-type="string">
            <text:p>Jimmy Dugan</text:p>
          </table:table-cell>
          <table:table-cell table:style-name="ce13" office:value-type="string" calcext:value-type="string">
            <text:p>Joan Crawford</text:p>
          </table:table-cell>
          <table:table-cell table:style-name="ce13"/>
          <table:table-cell table:style-name="ce22"/>
          <table:table-cell table:number-columns-repeated="1017"/>
        </table:table-row>
        <table:table-row table:style-name="ro1">
          <table:table-cell table:style-name="ce5" office:value-type="string" calcext:value-type="string">
            <text:p>Joey Starrett</text:p>
          </table:table-cell>
          <table:table-cell table:style-name="ce13" office:value-type="string" calcext:value-type="string">
            <text:p>John Keating</text:p>
          </table:table-cell>
          <table:table-cell table:style-name="ce13" office:value-type="string" calcext:value-type="string">
            <text:p>Johnny Castle</text:p>
          </table:table-cell>
          <table:table-cell table:style-name="ce13" office:value-type="string" calcext:value-type="string">
            <text:p>Julian Marsh</text:p>
          </table:table-cell>
          <table:table-cell table:style-name="ce13" office:value-type="string" calcext:value-type="string">
            <text:p>Knute Rockne</text:p>
          </table:table-cell>
          <table:table-cell table:style-name="ce13"/>
          <table:table-cell table:style-name="ce22"/>
          <table:table-cell table:number-columns-repeated="1017"/>
        </table:table-row>
        <table:table-row table:style-name="ro1">
          <table:table-cell table:style-name="ce5" office:value-type="string" calcext:value-type="string">
            <text:p>Lady Lou</text:p>
          </table:table-cell>
          <table:table-cell table:style-name="ce13" office:value-type="string" calcext:value-type="string">
            <text:p>Lawrence Walsh</text:p>
          </table:table-cell>
          <table:table-cell table:style-name="ce13" office:value-type="string" calcext:value-type="string">
            <text:p>Loretta Castorini</text:p>
          </table:table-cell>
          <table:table-cell table:style-name="ce13" office:value-type="string" calcext:value-type="string">
            <text:p>Lou Gehrig</text:p>
          </table:table-cell>
          <table:table-cell table:style-name="ce13" office:value-type="string" calcext:value-type="string">
            <text:p>Lt. Col. Bill Kilgore</text:p>
          </table:table-cell>
          <table:table-cell table:style-name="ce13"/>
          <table:table-cell table:style-name="ce22"/>
          <table:table-cell table:number-columns-repeated="1017"/>
        </table:table-row>
        <table:table-row table:style-name="ro1">
          <table:table-cell table:style-name="ce5" office:value-type="string" calcext:value-type="string">
            <text:p>Mame Dennis</text:p>
          </table:table-cell>
          <table:table-cell table:style-name="ce13" office:value-type="string" calcext:value-type="string">
            <text:p>Margo Channing</text:p>
          </table:table-cell>
          <table:table-cell table:style-name="ce13" office:value-type="string" calcext:value-type="string">
            <text:p>Martin Brody</text:p>
          </table:table-cell>
          <table:table-cell table:style-name="ce13" office:value-type="string" calcext:value-type="string">
            <text:p>Michael Corleone</text:p>
          </table:table-cell>
          <table:table-cell table:style-name="ce13" office:value-type="string" calcext:value-type="string">
            <text:p>Mr. Maguire</text:p>
          </table:table-cell>
          <table:table-cell table:style-name="ce13"/>
          <table:table-cell table:style-name="ce22"/>
          <table:table-cell table:number-columns-repeated="1017"/>
        </table:table-row>
        <table:table-row table:style-name="ro1">
          <table:table-cell table:style-name="ce5" office:value-type="string" calcext:value-type="string">
            <text:p>Norma Desmond</text:p>
          </table:table-cell>
          <table:table-cell table:style-name="ce13" office:value-type="string" calcext:value-type="string">
            <text:p>Norman Bates</text:p>
          </table:table-cell>
          <table:table-cell table:style-name="ce13" office:value-type="string" calcext:value-type="string">
            <text:p>Oliver</text:p>
          </table:table-cell>
          <table:table-cell table:style-name="ce13" office:value-type="string" calcext:value-type="string">
            <text:p>Osgood Fielding III</text:p>
          </table:table-cell>
          <table:table-cell table:style-name="ce13" office:value-type="string" calcext:value-type="string">
            <text:p>President Merkin Muffley</text:p>
          </table:table-cell>
          <table:table-cell table:style-name="ce13"/>
          <table:table-cell table:style-name="ce22"/>
          <table:table-cell table:number-columns-repeated="1017"/>
        </table:table-row>
        <table:table-row table:style-name="ro1">
          <table:table-cell table:style-name="ce5" office:value-type="string" calcext:value-type="string">
            <text:p>Rhett Butler</text:p>
          </table:table-cell>
          <table:table-cell table:style-name="ce13" office:value-type="string" calcext:value-type="string">
            <text:p>Rick Blaine</text:p>
          </table:table-cell>
          <table:table-cell table:style-name="ce13" office:value-type="string" calcext:value-type="string">
            <text:p>Rocky Balboa</text:p>
          </table:table-cell>
          <table:table-cell table:style-name="ce13" office:value-type="string" calcext:value-type="string">
            <text:p>Rod Tidwell</text:p>
          </table:table-cell>
          <table:table-cell table:style-name="ce13" office:value-type="string" calcext:value-type="string">
            <text:p>Rosa Moline</text:p>
          </table:table-cell>
          <table:table-cell table:style-name="ce13"/>
          <table:table-cell table:style-name="ce22"/>
          <table:table-cell table:number-columns-repeated="1017"/>
        </table:table-row>
        <table:table-row table:style-name="ro1">
          <table:table-cell table:style-name="ce5" office:value-type="string" calcext:value-type="string">
            <text:p>Sam Spade</text:p>
          </table:table-cell>
          <table:table-cell table:style-name="ce13" office:value-type="string" calcext:value-type="string">
            <text:p>Sherlock Holmes</text:p>
          </table:table-cell>
          <table:table-cell table:style-name="ce13" office:value-type="string" calcext:value-type="string">
            <text:p>Shoeless Joe Jackson</text:p>
          </table:table-cell>
          <table:table-cell table:style-name="ce13" office:value-type="string" calcext:value-type="string">
            <text:p>Sonny Wortzik</text:p>
          </table:table-cell>
          <table:table-cell table:style-name="ce13" office:value-type="string" calcext:value-type="string">
            <text:p>Stanley Kowalski</text:p>
          </table:table-cell>
          <table:table-cell table:style-name="ce13"/>
          <table:table-cell table:style-name="ce22"/>
          <table:table-cell table:number-columns-repeated="1017"/>
        </table:table-row>
        <table:table-row table:style-name="ro1">
          <table:table-cell table:style-name="ce5" office:value-type="string" calcext:value-type="string">
            <text:p>Ted Striker and Dr. Rumack</text:p>
          </table:table-cell>
          <table:table-cell table:style-name="ce13" office:value-type="string" calcext:value-type="string">
            <text:p>Terry Malloy</text:p>
          </table:table-cell>
          <table:table-cell table:style-name="ce13" office:value-type="string" calcext:value-type="string">
            <text:p>The Terminator</text:p>
          </table:table-cell>
          <table:table-cell table:style-name="ce13" office:value-type="string" calcext:value-type="string">
            <text:p>Tony Montana</text:p>
          </table:table-cell>
          <table:table-cell table:style-name="ce13" office:value-type="string" calcext:value-type="string">
            <text:p>Travis Bickle</text:p>
          </table:table-cell>
          <table:table-cell table:style-name="ce13"/>
          <table:table-cell table:style-name="ce22"/>
          <table:table-cell table:number-columns-repeated="1017"/>
        </table:table-row>
        <table:table-row table:style-name="ro1">
          <table:table-cell table:style-name="ce5" office:value-type="string" calcext:value-type="string">
            <text:p>Virgil Tibbs</text:p>
          </table:table-cell>
          <table:table-cell table:style-name="ce13" office:value-type="string" calcext:value-type="string">
            <text:p>Vito Corleone</text:p>
          </table:table-cell>
          <table:table-cell table:style-name="ce13" office:value-type="string" calcext:value-type="string">
            <text:p>Wicked Witch of the West</text:p>
          </table:table-cell>
          <table:table-cell table:style-name="ce13" table:number-columns-repeated="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xmlns.com/foaf/0.1/name&quot;)" office:value-type="string" office:string-value="http://xmlns.com/foaf/0.1/name" calcext:value-type="string">
            <text:p>http://xmlns.com/foaf/0.1/name</text:p>
          </table:table-cell>
          <table:table-cell office:value-type="string" calcext:value-type="string">
            <text:p>name</text:p>
          </table:table-cell>
          <table:table-cell table:number-columns-repeated="4"/>
          <table:table-cell table:style-name="ce20" table:formula="of:=HYPERLINK(&quot;http://goo.gl/TCjd7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ame&quot;)" office:value-type="string" office:string-value="http://dbpedia.org/property/name" calcext:value-type="string">
            <text:p>http://dbpedia.org/property/name</text:p>
          </table:table-cell>
          <table:table-cell office:value-type="string" calcext:value-type="string">
            <text:p>name</text:p>
          </table:table-cell>
          <table:table-cell table:number-columns-repeated="2"/>
          <table:table-cell office:value-type="string" calcext:value-type="string">
            <text:p>a person has Name Ælle</text:p>
          </table:table-cell>
          <table:table-cell office:value-type="string" calcext:value-type="string">
            <text:p>a politician has Name Goncz, Arpad</text:p>
          </table:table-cell>
          <table:table-cell table:style-name="ce20" table:formula="of:=HYPERLINK(&quot;http://goo.gl/Xt2Jpo&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tarring&quot;)" office:value-type="string" office:string-value="http://dbpedia.org/property/starring" calcext:value-type="string">
            <text:p>http://dbpedia.org/property/starring</text:p>
          </table:table-cell>
          <table:table-cell office:value-type="string" calcext:value-type="string">
            <text:p>starring</text:p>
          </table:table-cell>
          <table:table-cell table:number-columns-repeated="2"/>
          <table:table-cell office:value-type="string" calcext:value-type="string">
            <text:p>a movie has starring Michelle Trachtenberg (an entity of type person)</text:p>
          </table:table-cell>
          <table:table-cell office:value-type="string" calcext:value-type="string">
            <text:p>a movie has starring John Abraham (actor) (an entity of type person)</text:p>
          </table:table-cell>
          <table:table-cell table:style-name="ce20" table:formula="of:=HYPERLINK(&quot;http://goo.gl/sTkFM1&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starring&quot;)" office:value-type="string" office:string-value="http://dbpedia.org/ontology/starring" calcext:value-type="string">
            <text:p>http://dbpedia.org/ontology/starring</text:p>
          </table:table-cell>
          <table:table-cell office:value-type="string" calcext:value-type="string">
            <text:p>starring</text:p>
          </table:table-cell>
          <table:table-cell table:number-columns-repeated="2"/>
          <table:table-cell office:value-type="string" calcext:value-type="string">
            <text:p>a movie has starring Megan Burns (an entity of type agent)</text:p>
          </table:table-cell>
          <table:table-cell office:value-type="string" calcext:value-type="string">
            <text:p>a movie has starring Debby Ryan (an entity of type person)</text:p>
          </table:table-cell>
          <table:table-cell table:style-name="ce20" table:formula="of:=HYPERLINK(&quot;http://goo.gl/j6IAd9&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quote&quot;)" office:value-type="string" office:string-value="http://dbpedia.org/property/quote" calcext:value-type="string">
            <text:p>http://dbpedia.org/property/quote</text:p>
          </table:table-cell>
          <table:table-cell table:style-name="ce16" office:value-type="string" calcext:value-type="string">
            <text:p>quote</text:p>
          </table:table-cell>
          <table:table-cell table:style-name="ce16" table:number-columns-repeated="2"/>
          <table:table-cell table:style-name="ce16" office:value-type="string" calcext:value-type="string">
            <text:p>a person has quote "Alex, I think, was the strongest. He has the most agility, the quickest release and the best shot...the leader of our line"</text:p>
          </table:table-cell>
          <table:table-cell table:style-name="ce16" office:value-type="string" calcext:value-type="string">
            <text:p>a Band has quote It seems preposterous now, but at the time, people seemed overly concerned about the literal meaning of our lyrics. I know we never discussed it amongst ourselves. Lyrics seemed a necessity, so we had them, but the subject matter was an extension of our interests — not part of a political or aesthetic battle plan. The lyrics were subject to change at whim once the subject had been decided on anyway. Anybody who thinks we overstepped the playground perimeter of lyrical decency <text:s/>is a pure mental dolt, and should step forward and put his tongue up my ass. What we sing about is none of your business anyway.</text:p>
          </table:table-cell>
          <table:table-cell table:style-name="ce25" table:formula="of:=HYPERLINK(&quot;http://goo.gl/TVXZkW&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560839038" calcext:value-type="float">
            <text:p>1560839038</text:p>
          </table:table-cell>
          <table:table-cell office:value-type="string" calcext:value-type="string">
            <text:p>movie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20th Century Fox</text:p>
          </table:table-cell>
          <table:table-cell table:style-name="ce13" office:value-type="string" calcext:value-type="string">
            <text:p>Allied Artists</text:p>
          </table:table-cell>
          <table:table-cell table:style-name="ce13" office:value-type="string" calcext:value-type="string">
            <text:p>Columbia</text:p>
          </table:table-cell>
          <table:table-cell table:style-name="ce13" office:value-type="string" calcext:value-type="string">
            <text:p>Columbia Pictures</text:p>
          </table:table-cell>
          <table:table-cell table:style-name="ce13" office:value-type="string" calcext:value-type="string">
            <text:p>Disney</text:p>
          </table:table-cell>
          <table:table-cell table:style-name="ce13"/>
          <table:table-cell table:style-name="ce22"/>
          <table:table-cell table:number-columns-repeated="1017"/>
        </table:table-row>
        <table:table-row table:style-name="ro1">
          <table:table-cell table:style-name="ce5" office:value-type="string" calcext:value-type="string">
            <text:p>Pixal</text:p>
          </table:table-cell>
          <table:table-cell table:style-name="ce13" office:value-type="string" calcext:value-type="string">
            <text:p>DreamWorks</text:p>
          </table:table-cell>
          <table:table-cell table:style-name="ce13" office:value-type="string" calcext:value-type="string">
            <text:p>Horizon</text:p>
          </table:table-cell>
          <table:table-cell table:style-name="ce13" office:value-type="string" calcext:value-type="string">
            <text:p>Columbia</text:p>
          </table:table-cell>
          <table:table-cell table:style-name="ce13" office:value-type="string" calcext:value-type="string">
            <text:p>ITC Entertainment</text:p>
          </table:table-cell>
          <table:table-cell table:style-name="ce13"/>
          <table:table-cell table:style-name="ce22"/>
          <table:table-cell table:number-columns-repeated="1017"/>
        </table:table-row>
        <table:table-row table:style-name="ro1">
          <table:table-cell table:style-name="ce5" office:value-type="string" calcext:value-type="string">
            <text:p>Metro-Goldwyn-Mayer</text:p>
          </table:table-cell>
          <table:table-cell table:style-name="ce13" office:value-type="string" calcext:value-type="string">
            <text:p>Miramax</text:p>
          </table:table-cell>
          <table:table-cell table:style-name="ce13" office:value-type="string" calcext:value-type="string">
            <text:p>New Line Cinema</text:p>
          </table:table-cell>
          <table:table-cell table:style-name="ce13" office:value-type="string" calcext:value-type="string">
            <text:p>Orion Pictures</text:p>
          </table:table-cell>
          <table:table-cell table:style-name="ce13" office:value-type="string" calcext:value-type="string">
            <text:p>Paramount</text:p>
          </table:table-cell>
          <table:table-cell table:style-name="ce13"/>
          <table:table-cell table:style-name="ce22"/>
          <table:table-cell table:number-columns-repeated="1017"/>
        </table:table-row>
        <table:table-row table:style-name="ro1">
          <table:table-cell table:style-name="ce5" office:value-type="string" calcext:value-type="string">
            <text:p>RKO</text:p>
          </table:table-cell>
          <table:table-cell table:style-name="ce13" office:value-type="string" calcext:value-type="string">
            <text:p>Triangle</text:p>
          </table:table-cell>
          <table:table-cell table:style-name="ce13" office:value-type="string" calcext:value-type="string">
            <text:p>United Artists</text:p>
          </table:table-cell>
          <table:table-cell table:style-name="ce13" office:value-type="string" calcext:value-type="string">
            <text:p>Universal</text:p>
          </table:table-cell>
          <table:table-cell table:style-name="ce13" office:value-type="string" calcext:value-type="string">
            <text:p>Warner Brothers</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studio&quot;)" office:value-type="string" office:string-value="http://dbpedia.org/property/studio" calcext:value-type="string">
            <text:p>http://dbpedia.org/property/studio</text:p>
          </table:table-cell>
          <table:table-cell office:value-type="string" calcext:value-type="string">
            <text:p>studio</text:p>
          </table:table-cell>
          <table:table-cell table:number-columns-repeated="2"/>
          <table:table-cell office:value-type="string" calcext:value-type="string">
            <text:p>a movie has studio Relativity Media (an entity of type agent)</text:p>
          </table:table-cell>
          <table:table-cell office:value-type="string" calcext:value-type="string">
            <text:p>a movie has studio Claussen &amp; Wöbke Filmproduktion GmbH</text:p>
          </table:table-cell>
          <table:table-cell table:style-name="ce20" table:formula="of:=HYPERLINK(&quot;http://goo.gl/jfsKea&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istributor&quot;)" office:value-type="string" office:string-value="http://dbpedia.org/property/distributor" calcext:value-type="string">
            <text:p>http://dbpedia.org/property/distributor</text:p>
          </table:table-cell>
          <table:table-cell office:value-type="string" calcext:value-type="string">
            <text:p>distributor</text:p>
          </table:table-cell>
          <table:table-cell table:number-columns-repeated="2"/>
          <table:table-cell office:value-type="string" calcext:value-type="string">
            <text:p>a work has distributor Red Light District Video (an entity of type organisation)</text:p>
          </table:table-cell>
          <table:table-cell office:value-type="string" calcext:value-type="string">
            <text:p>a work has distributor Walt Disney Studios Motion Pictures (an entity of type company)</text:p>
          </table:table-cell>
          <table:table-cell table:style-name="ce20" table:formula="of:=HYPERLINK(&quot;http://goo.gl/Lpl4hA&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distributor&quot;)" office:value-type="string" office:string-value="http://dbpedia.org/ontology/distributor" calcext:value-type="string">
            <text:p>http://dbpedia.org/ontology/distributor</text:p>
          </table:table-cell>
          <table:table-cell office:value-type="string" calcext:value-type="string">
            <text:p>distributor</text:p>
          </table:table-cell>
          <table:table-cell table:number-columns-repeated="2"/>
          <table:table-cell office:value-type="string" calcext:value-type="string">
            <text:p>a video game has distributor Fox Interactive (an entity of type company)</text:p>
          </table:table-cell>
          <table:table-cell office:value-type="string" calcext:value-type="string">
            <text:p>a work has distributor Fox Interactive (an entity of type organisation)</text:p>
          </table:table-cell>
          <table:table-cell table:style-name="ce20" table:formula="of:=HYPERLINK(&quot;http://goo.gl/Ewa45G&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roducer&quot;)" office:value-type="string" office:string-value="http://dbpedia.org/property/producer" calcext:value-type="string">
            <text:p>http://dbpedia.org/property/producer</text:p>
          </table:table-cell>
          <table:table-cell office:value-type="string" calcext:value-type="string">
            <text:p>producer</text:p>
          </table:table-cell>
          <table:table-cell table:number-columns-repeated="2"/>
          <table:table-cell office:value-type="string" calcext:value-type="string">
            <text:p>an album has producer Jack Richardson (record producer) (an entity of type person)</text:p>
          </table:table-cell>
          <table:table-cell office:value-type="string" calcext:value-type="string">
            <text:p>a work has producer Christian Colson (an entity of type agent)</text:p>
          </table:table-cell>
          <table:table-cell table:style-name="ce20" table:formula="of:=HYPERLINK(&quot;http://goo.gl/0ABxo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producer&quot;)" office:value-type="string" office:string-value="http://dbpedia.org/ontology/producer" calcext:value-type="string">
            <text:p>http://dbpedia.org/ontology/producer</text:p>
          </table:table-cell>
          <table:table-cell office:value-type="string" calcext:value-type="string">
            <text:p>producer</text:p>
          </table:table-cell>
          <table:table-cell table:number-columns-repeated="2"/>
          <table:table-cell office:value-type="string" calcext:value-type="string">
            <text:p>an album has producer Armin van Buuren (an entity of type musical artist)</text:p>
          </table:table-cell>
          <table:table-cell office:value-type="string" calcext:value-type="string">
            <text:p>a movie has producer John Herzfeld (an entity of type person)</text:p>
          </table:table-cell>
          <table:table-cell table:style-name="ce20" table:formula="of:=HYPERLINK(&quot;http://goo.gl/REE7Sy&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roductionCompany&quot;)" office:value-type="string" office:string-value="http://dbpedia.org/property/productionCompany" calcext:value-type="string">
            <text:p>http://dbpedia.org/property/productionCompany</text:p>
          </table:table-cell>
          <table:table-cell office:value-type="string" calcext:value-type="string">
            <text:p>productionCompany</text:p>
          </table:table-cell>
          <table:table-cell table:number-columns-repeated="2"/>
          <table:table-cell office:value-type="string" calcext:value-type="string">
            <text:p>a work has production company Jeff Franklin Productions (an entity of type agent)</text:p>
          </table:table-cell>
          <table:table-cell office:value-type="string" calcext:value-type="string">
            <text:p>a television show has production company Warner Bros. Television (an entity of type company)</text:p>
          </table:table-cell>
          <table:table-cell table:style-name="ce20" table:formula="of:=HYPERLINK(&quot;http://goo.gl/H9QfEb&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istributedBy&quot;)" office:value-type="string" office:string-value="http://dbpedia.org/property/distributedBy" calcext:value-type="string">
            <text:p>http://dbpedia.org/property/distributedBy</text:p>
          </table:table-cell>
          <table:table-cell office:value-type="string" calcext:value-type="string">
            <text:p>distributedBy</text:p>
          </table:table-cell>
          <table:table-cell table:number-columns-repeated="2"/>
          <table:table-cell office:value-type="string" calcext:value-type="string">
            <text:p>a work has distributed by Universal Studios (an entity of type agent)</text:p>
          </table:table-cell>
          <table:table-cell office:value-type="string" calcext:value-type="string">
            <text:p>a movie has distributed by New Line Cinema (an entity of type organisation)</text:p>
          </table:table-cell>
          <table:table-cell table:style-name="ce20" table:formula="of:=HYPERLINK(&quot;http://goo.gl/yhUkw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owningCompany&quot;)" office:value-type="string" office:string-value="http://dbpedia.org/ontology/owningCompany" calcext:value-type="string">
            <text:p>http://dbpedia.org/ontology/owningCompany</text:p>
          </table:table-cell>
          <table:table-cell office:value-type="string" calcext:value-type="string">
            <text:p>owningCompany</text:p>
          </table:table-cell>
          <table:table-cell table:number-columns-repeated="2"/>
          <table:table-cell office:value-type="string" calcext:value-type="string">
            <text:p>an agent has owning company NBCUniversal (an entity of type company)</text:p>
          </table:table-cell>
          <table:table-cell office:value-type="string" calcext:value-type="string">
            <text:p>an agent has owning company Thales Group (an entity of type company)</text:p>
          </table:table-cell>
          <table:table-cell table:style-name="ce20" table:formula="of:=HYPERLINK(&quot;http://goo.gl/vPnP3E&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owner&quot;)" office:value-type="string" office:string-value="http://dbpedia.org/property/owner" calcext:value-type="string">
            <text:p>http://dbpedia.org/property/owner</text:p>
          </table:table-cell>
          <table:table-cell office:value-type="string" calcext:value-type="string">
            <text:p>owner</text:p>
          </table:table-cell>
          <table:table-cell table:number-columns-repeated="2"/>
          <table:table-cell office:value-type="string" calcext:value-type="string">
            <text:p>a company has owner Renco Group (an entity of type company)</text:p>
          </table:table-cell>
          <table:table-cell office:value-type="string" calcext:value-type="string">
            <text:p>an agent has owner Namco Bandai Holdings (an entity of type organisation)</text:p>
          </table:table-cell>
          <table:table-cell table:style-name="ce20" table:formula="of:=HYPERLINK(&quot;http://goo.gl/mskdHZ&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istributors&quot;)" office:value-type="string" office:string-value="http://dbpedia.org/property/distributors" calcext:value-type="string">
            <text:p>http://dbpedia.org/property/distributors</text:p>
          </table:table-cell>
          <table:table-cell office:value-type="string" calcext:value-type="string">
            <text:p>distributors</text:p>
          </table:table-cell>
          <table:table-cell table:number-columns-repeated="2"/>
          <table:table-cell office:value-type="string" calcext:value-type="string">
            <text:p>a movie has distributors Mirchi Movies Limited</text:p>
          </table:table-cell>
          <table:table-cell office:value-type="string" calcext:value-type="string">
            <text:p>a work has distributors Paramount Pictures (an entity of type company)</text:p>
          </table:table-cell>
          <table:table-cell table:style-name="ce20" table:formula="of:=HYPERLINK(&quot;http://goo.gl/UbJtzb&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network&quot;)" office:value-type="string" office:string-value="http://dbpedia.org/property/network" calcext:value-type="string">
            <text:p>http://dbpedia.org/property/network</text:p>
          </table:table-cell>
          <table:table-cell table:style-name="ce16" office:value-type="string" calcext:value-type="string">
            <text:p>network</text:p>
          </table:table-cell>
          <table:table-cell table:style-name="ce16" table:number-columns-repeated="2"/>
          <table:table-cell table:style-name="ce16" office:value-type="string" calcext:value-type="string">
            <text:p>an agent has network China Central Television (an entity of type organisation)</text:p>
          </table:table-cell>
          <table:table-cell table:style-name="ce16" office:value-type="string" calcext:value-type="string">
            <text:p>a television show has network ProSieben (an entity of type broadcast network)</text:p>
          </table:table-cell>
          <table:table-cell table:style-name="ce25" table:formula="of:=HYPERLINK(&quot;http://goo.gl/8QTWUr&quot;;&quot;View More&quot;)" office:value-type="string" office:string-value="View More" calcext:value-type="string">
            <text:p>View More</text:p>
          </table:table-cell>
          <table:table-cell table:number-columns-repeated="1017"/>
        </table:table-row>
        <table:table-row table:style-name="ro1">
          <table:table-cell table:style-name="ce10"/>
          <table:table-cell table:number-columns-repeated="5"/>
          <table:table-cell table:style-name="ce10"/>
          <table:table-cell table:number-columns-repeated="1017"/>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888395491" calcext:value-type="float">
            <text:p>1888395491</text:p>
          </table:table-cell>
          <table:table-cell office:value-type="string" calcext:value-type="string">
            <text:p>movie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Alexander Dovzhenko</text:p>
          </table:table-cell>
          <table:table-cell table:style-name="ce13" office:value-type="string" calcext:value-type="string">
            <text:p>Carl Theodor Dreyer</text:p>
          </table:table-cell>
          <table:table-cell table:style-name="ce13" office:value-type="string" calcext:value-type="string">
            <text:p>Charles Chaplin</text:p>
          </table:table-cell>
          <table:table-cell table:style-name="ce13" office:value-type="string" calcext:value-type="string">
            <text:p>D. W. Griffith</text:p>
          </table:table-cell>
          <table:table-cell table:style-name="ce13" office:value-type="string" calcext:value-type="string">
            <text:p>Erich von Stroheim</text:p>
          </table:table-cell>
          <table:table-cell table:style-name="ce13"/>
          <table:table-cell table:style-name="ce22"/>
          <table:table-cell table:number-columns-repeated="1017"/>
        </table:table-row>
        <table:table-row table:style-name="ro1">
          <table:table-cell table:style-name="ce5" office:value-type="string" calcext:value-type="string">
            <text:p>F.W. Murnau</text:p>
          </table:table-cell>
          <table:table-cell table:style-name="ce13" office:value-type="string" calcext:value-type="string">
            <text:p>Jean Renoir</text:p>
          </table:table-cell>
          <table:table-cell table:style-name="ce13" office:value-type="string" calcext:value-type="string">
            <text:p>Orson Welles</text:p>
          </table:table-cell>
          <table:table-cell table:style-name="ce13" office:value-type="string" calcext:value-type="string">
            <text:p>Robert Wiene</text:p>
          </table:table-cell>
          <table:table-cell table:style-name="ce13" office:value-type="string" calcext:value-type="string">
            <text:p>Sergei Eisenstein</text:p>
          </table:table-cell>
          <table:table-cell table:style-name="ce13"/>
          <table:table-cell table:style-name="ce22"/>
          <table:table-cell table:number-columns-repeated="1017"/>
        </table:table-row>
        <table:table-row table:style-name="ro1">
          <table:table-cell table:style-name="ce5" office:value-type="string" calcext:value-type="string">
            <text:p>Vittorio De Sica</text:p>
          </table:table-cell>
          <table:table-cell table:style-name="ce13" office:value-type="string" calcext:value-type="string">
            <text:p>Vsevolod Pudovkin</text:p>
          </table:table-cell>
          <table:table-cell table:style-name="ce13" table:number-columns-repeated="4"/>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writer&quot;)" office:value-type="string" office:string-value="http://dbpedia.org/property/writer" calcext:value-type="string">
            <text:p>http://dbpedia.org/property/writer</text:p>
          </table:table-cell>
          <table:table-cell office:value-type="string" calcext:value-type="string">
            <text:p>writer</text:p>
          </table:table-cell>
          <table:table-cell table:number-columns-repeated="2"/>
          <table:table-cell office:value-type="string" calcext:value-type="string">
            <text:p>an album has writer Adele (an entity of type artist)</text:p>
          </table:table-cell>
          <table:table-cell office:value-type="string" calcext:value-type="string">
            <text:p>an album has writer Tony Banks (musician) (an entity of type musical artist)</text:p>
          </table:table-cell>
          <table:table-cell table:style-name="ce20" table:formula="of:=HYPERLINK(&quot;http://goo.gl/k2JNWA&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irector&quot;)" office:value-type="string" office:string-value="http://dbpedia.org/property/director" calcext:value-type="string">
            <text:p>http://dbpedia.org/property/director</text:p>
          </table:table-cell>
          <table:table-cell office:value-type="string" calcext:value-type="string">
            <text:p>director</text:p>
          </table:table-cell>
          <table:table-cell table:number-columns-repeated="2"/>
          <table:table-cell office:value-type="string" calcext:value-type="string">
            <text:p>a movie has director Rick Salomon (an entity of type person)</text:p>
          </table:table-cell>
          <table:table-cell office:value-type="string" calcext:value-type="string">
            <text:p>a work has director John Rich (director) (an entity of type agent)</text:p>
          </table:table-cell>
          <table:table-cell table:style-name="ce20" table:formula="of:=HYPERLINK(&quot;http://goo.gl/8qU9W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director&quot;)" office:value-type="string" office:string-value="http://dbpedia.org/ontology/director" calcext:value-type="string">
            <text:p>http://dbpedia.org/ontology/director</text:p>
          </table:table-cell>
          <table:table-cell office:value-type="string" calcext:value-type="string">
            <text:p>director</text:p>
          </table:table-cell>
          <table:table-cell table:number-columns-repeated="2"/>
          <table:table-cell office:value-type="string" calcext:value-type="string">
            <text:p>a movie has director Pier Paolo Pasolini (an entity of type agent)</text:p>
          </table:table-cell>
          <table:table-cell office:value-type="string" calcext:value-type="string">
            <text:p>a work has director J. Lee Thompson (an entity of type agent)</text:p>
          </table:table-cell>
          <table:table-cell table:style-name="ce20" table:formula="of:=HYPERLINK(&quot;http://goo.gl/fSJld0&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ontology/writer&quot;)" office:value-type="string" office:string-value="http://dbpedia.org/ontology/writer" calcext:value-type="string">
            <text:p>http://dbpedia.org/ontology/writer</text:p>
          </table:table-cell>
          <table:table-cell table:style-name="ce16" office:value-type="string" calcext:value-type="string">
            <text:p>writer</text:p>
          </table:table-cell>
          <table:table-cell table:style-name="ce16" table:number-columns-repeated="2"/>
          <table:table-cell table:style-name="ce16" office:value-type="string" calcext:value-type="string">
            <text:p>a work has writer Rod Serling (an entity of type artist)</text:p>
          </table:table-cell>
          <table:table-cell table:style-name="ce16" office:value-type="string" calcext:value-type="string">
            <text:p>a movie has writer Susanne Bier (an entity of type agent)</text:p>
          </table:table-cell>
          <table:table-cell table:style-name="ce25" table:formula="of:=HYPERLINK(&quot;http://goo.gl/SSpilV&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802054300" calcext:value-type="float">
            <text:p>1802054300</text:p>
          </table:table-cell>
          <table:table-cell office:value-type="string" calcext:value-type="string">
            <text:p>music album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float" office:value="1967" calcext:value-type="float">
            <text:p>1967</text:p>
          </table:table-cell>
          <table:table-cell table:style-name="ce13" office:value-type="float" office:value="1969" calcext:value-type="float">
            <text:p>1969</text:p>
          </table:table-cell>
          <table:table-cell table:style-name="ce13" office:value-type="float" office:value="1971" calcext:value-type="float">
            <text:p>1971</text:p>
          </table:table-cell>
          <table:table-cell table:style-name="ce13" office:value-type="float" office:value="1976" calcext:value-type="float">
            <text:p>1976</text:p>
          </table:table-cell>
          <table:table-cell table:style-name="ce13" office:value-type="float" office:value="1977" calcext:value-type="float">
            <text:p>1977</text:p>
          </table:table-cell>
          <table:table-cell table:style-name="ce13"/>
          <table:table-cell table:style-name="ce22"/>
          <table:table-cell table:number-columns-repeated="1017"/>
        </table:table-row>
        <table:table-row table:style-name="ro1">
          <table:table-cell table:style-name="ce5" office:value-type="float" office:value="1984" calcext:value-type="float">
            <text:p>1984</text:p>
          </table:table-cell>
          <table:table-cell table:style-name="ce13" office:value-type="float" office:value="1985" calcext:value-type="float">
            <text:p>1985</text:p>
          </table:table-cell>
          <table:table-cell table:style-name="ce13" office:value-type="float" office:value="1987" calcext:value-type="float">
            <text:p>1987</text:p>
          </table:table-cell>
          <table:table-cell table:style-name="ce13" office:value-type="float" office:value="1990" calcext:value-type="float">
            <text:p>1990</text:p>
          </table:table-cell>
          <table:table-cell table:style-name="ce13" office:value-type="float" office:value="1991" calcext:value-type="float">
            <text:p>1991</text:p>
          </table:table-cell>
          <table:table-cell table:style-name="ce13"/>
          <table:table-cell table:style-name="ce22"/>
          <table:table-cell table:number-columns-repeated="1017"/>
        </table:table-row>
        <table:table-row table:style-name="ro1">
          <table:table-cell table:style-name="ce5" office:value-type="float" office:value="1993" calcext:value-type="float">
            <text:p>1993</text:p>
          </table:table-cell>
          <table:table-cell table:style-name="ce13" office:value-type="float" office:value="1995" calcext:value-type="float">
            <text:p>1995</text:p>
          </table:table-cell>
          <table:table-cell table:style-name="ce13" office:value-type="float" office:value="1996" calcext:value-type="float">
            <text:p>1996</text:p>
          </table:table-cell>
          <table:table-cell table:style-name="ce13" office:value-type="float" office:value="1997" calcext:value-type="float">
            <text:p>1997</text:p>
          </table:table-cell>
          <table:table-cell table:style-name="ce13" office:value-type="float" office:value="2000" calcext:value-type="float">
            <text:p>2000</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firstdate&quot;)" office:value-type="string" office:string-value="http://dbpedia.org/property/firstdate" calcext:value-type="string">
            <text:p>http://dbpedia.org/property/firstdate</text:p>
          </table:table-cell>
          <table:table-cell office:value-type="string" calcext:value-type="string">
            <text:p>firstdate</text:p>
          </table:table-cell>
          <table:table-cell table:number-columns-repeated="2"/>
          <table:table-cell office:value-type="string" calcext:value-type="string">
            <text:p>a work has firstdate 1975-10-06+02:00</text:p>
          </table:table-cell>
          <table:table-cell office:value-type="string" calcext:value-type="string">
            <text:p>a work has firstdate April 1970</text:p>
          </table:table-cell>
          <table:table-cell table:style-name="ce20" table:formula="of:=HYPERLINK(&quot;http://goo.gl/6IOD8x&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quot;)" office:value-type="string" office:string-value="http://dbpedia.org/property/year" calcext:value-type="string">
            <text:p>http://dbpedia.org/property/year</text:p>
          </table:table-cell>
          <table:table-cell office:value-type="string" calcext:value-type="string">
            <text:p>year</text:p>
          </table:table-cell>
          <table:table-cell table:number-columns-repeated="2"/>
          <table:table-cell office:value-type="string" calcext:value-type="string">
            <text:p>an automobile has year 2008</text:p>
          </table:table-cell>
          <table:table-cell office:value-type="string" calcext:value-type="string">
            <text:p>an agent has year 2001</text:p>
          </table:table-cell>
          <table:table-cell table:style-name="ce20" table:formula="of:=HYPERLINK(&quot;http://goo.gl/yzBSQL&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relyear&quot;)" office:value-type="string" office:string-value="http://dbpedia.org/property/relyear" calcext:value-type="string">
            <text:p>http://dbpedia.org/property/relyear</text:p>
          </table:table-cell>
          <table:table-cell office:value-type="string" calcext:value-type="string">
            <text:p>relyear</text:p>
          </table:table-cell>
          <table:table-cell table:number-columns-repeated="2"/>
          <table:table-cell office:value-type="string" calcext:value-type="string">
            <text:p>a work has relyear 1999</text:p>
          </table:table-cell>
          <table:table-cell office:value-type="string" calcext:value-type="string">
            <text:p>an artist has relyear 2012</text:p>
          </table:table-cell>
          <table:table-cell table:style-name="ce20" table:formula="of:=HYPERLINK(&quot;http://goo.gl/T42Rc7&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releaseDate&quot;)" office:value-type="string" office:string-value="http://dbpedia.org/ontology/releaseDate" calcext:value-type="string">
            <text:p>http://dbpedia.org/ontology/releaseDate</text:p>
          </table:table-cell>
          <table:table-cell office:value-type="string" calcext:value-type="string">
            <text:p>releaseDate</text:p>
          </table:table-cell>
          <table:table-cell table:number-columns-repeated="2"/>
          <table:table-cell office:value-type="string" calcext:value-type="string">
            <text:p>a work has release date 2010-08-02+02:00</text:p>
          </table:table-cell>
          <table:table-cell office:value-type="string" calcext:value-type="string">
            <text:p>an album has release date 1976-02-19+02:00</text:p>
          </table:table-cell>
          <table:table-cell table:style-name="ce20" table:formula="of:=HYPERLINK(&quot;http://goo.gl/0Gn1yS&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recordDate&quot;)" office:value-type="string" office:string-value="http://dbpedia.org/ontology/recordDate" calcext:value-type="string">
            <text:p>http://dbpedia.org/ontology/recordDate</text:p>
          </table:table-cell>
          <table:table-cell office:value-type="string" calcext:value-type="string">
            <text:p>recordDate</text:p>
          </table:table-cell>
          <table:table-cell table:number-columns-repeated="2"/>
          <table:table-cell office:value-type="string" calcext:value-type="string">
            <text:p>a single has record date 1971-05-25+02:00</text:p>
          </table:table-cell>
          <table:table-cell office:value-type="string" calcext:value-type="string">
            <text:p>an album has record date 1990-01-01+02:00</text:p>
          </table:table-cell>
          <table:table-cell table:style-name="ce20" table:formula="of:=HYPERLINK(&quot;http://goo.gl/e88bGI&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ate&quot;)" office:value-type="string" office:string-value="http://dbpedia.org/property/date" calcext:value-type="string">
            <text:p>http://dbpedia.org/property/date</text:p>
          </table:table-cell>
          <table:table-cell office:value-type="string" calcext:value-type="string">
            <text:p>date</text:p>
          </table:table-cell>
          <table:table-cell table:number-columns-repeated="2"/>
          <table:table-cell office:value-type="string" calcext:value-type="string">
            <text:p>a football match has date 13</text:p>
          </table:table-cell>
          <table:table-cell office:value-type="string" calcext:value-type="string">
            <text:p>an animal has date 9</text:p>
          </table:table-cell>
          <table:table-cell table:style-name="ce20" table:formula="of:=HYPERLINK(&quot;http://goo.gl/ee5NU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recordedIn&quot;)" office:value-type="string" office:string-value="http://dbpedia.org/ontology/recordedIn" calcext:value-type="string">
            <text:p>http://dbpedia.org/ontology/recordedIn</text:p>
          </table:table-cell>
          <table:table-cell office:value-type="string" calcext:value-type="string">
            <text:p>recordedIn</text:p>
          </table:table-cell>
          <table:table-cell table:number-columns-repeated="2"/>
          <table:table-cell office:value-type="string" calcext:value-type="string">
            <text:p>a work has recorded in France (an entity of type country)</text:p>
          </table:table-cell>
          <table:table-cell office:value-type="string" calcext:value-type="string">
            <text:p>an album has recorded in United Kingdom (an entity of type country)</text:p>
          </table:table-cell>
          <table:table-cell table:style-name="ce20" table:formula="of:=HYPERLINK(&quot;http://goo.gl/PFcrPO&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released&quot;)" office:value-type="string" office:string-value="http://dbpedia.org/property/released" calcext:value-type="string">
            <text:p>http://dbpedia.org/property/released</text:p>
          </table:table-cell>
          <table:table-cell office:value-type="string" calcext:value-type="string">
            <text:p>released</text:p>
          </table:table-cell>
          <table:table-cell table:number-columns-repeated="2"/>
          <table:table-cell office:value-type="string" calcext:value-type="string">
            <text:p>a musical work has released 1990-04-12+02:00</text:p>
          </table:table-cell>
          <table:table-cell office:value-type="string" calcext:value-type="string">
            <text:p>a work has released 2005-03-11+02:00</text:p>
          </table:table-cell>
          <table:table-cell table:style-name="ce20" table:formula="of:=HYPERLINK(&quot;http://goo.gl/bQQzB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airdate&quot;)" office:value-type="string" office:string-value="http://dbpedia.org/property/airdate" calcext:value-type="string">
            <text:p>http://dbpedia.org/property/airdate</text:p>
          </table:table-cell>
          <table:table-cell office:value-type="string" calcext:value-type="string">
            <text:p>airdate</text:p>
          </table:table-cell>
          <table:table-cell table:number-columns-repeated="2"/>
          <table:table-cell office:value-type="string" calcext:value-type="string">
            <text:p>a work has airdate 2001-09-25+02:00</text:p>
          </table:table-cell>
          <table:table-cell office:value-type="string" calcext:value-type="string">
            <text:p>a television episode has airdate 1988-04-24+02:00</text:p>
          </table:table-cell>
          <table:table-cell table:style-name="ce20" table:formula="of:=HYPERLINK(&quot;http://goo.gl/XUeD2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s&quot;)" office:value-type="string" office:string-value="http://dbpedia.org/property/years" calcext:value-type="string">
            <text:p>http://dbpedia.org/property/years</text:p>
          </table:table-cell>
          <table:table-cell office:value-type="string" calcext:value-type="string">
            <text:p>years</text:p>
          </table:table-cell>
          <table:table-cell table:number-columns-repeated="2"/>
          <table:table-cell office:value-type="string" calcext:value-type="string">
            <text:p>an agent has years 1062</text:p>
          </table:table-cell>
          <table:table-cell office:value-type="string" calcext:value-type="string">
            <text:p>a person has years 1932</text:p>
          </table:table-cell>
          <table:table-cell table:style-name="ce20" table:formula="of:=HYPERLINK(&quot;http://goo.gl/OBLqO3&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recorded&quot;)" office:value-type="string" office:string-value="http://dbpedia.org/property/recorded" calcext:value-type="string">
            <text:p>http://dbpedia.org/property/recorded</text:p>
          </table:table-cell>
          <table:table-cell office:value-type="string" calcext:value-type="string">
            <text:p>recorded</text:p>
          </table:table-cell>
          <table:table-cell table:number-columns-repeated="2"/>
          <table:table-cell office:value-type="string" calcext:value-type="string">
            <text:p>a musical work has Recorded January – May 2011 at Cove City Sound Studios in Long Island</text:p>
          </table:table-cell>
          <table:table-cell office:value-type="string" calcext:value-type="string">
            <text:p>an album has Recorded 1995</text:p>
          </table:table-cell>
          <table:table-cell table:style-name="ce20" table:formula="of:=HYPERLINK(&quot;http://goo.gl/XxDXA4&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firstAired&quot;)" office:value-type="string" office:string-value="http://dbpedia.org/property/firstAired" calcext:value-type="string">
            <text:p>http://dbpedia.org/property/firstAired</text:p>
          </table:table-cell>
          <table:table-cell office:value-type="string" calcext:value-type="string">
            <text:p>firstAired</text:p>
          </table:table-cell>
          <table:table-cell table:number-columns-repeated="2"/>
          <table:table-cell office:value-type="string" calcext:value-type="string">
            <text:p>a work has first aired 1995-04-20+02:00</text:p>
          </table:table-cell>
          <table:table-cell office:value-type="string" calcext:value-type="string">
            <text:p>a television show has first aired 1993-10-28+02:00</text:p>
          </table:table-cell>
          <table:table-cell table:style-name="ce20" table:formula="of:=HYPERLINK(&quot;http://goo.gl/JegFX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firstAirDate&quot;)" office:value-type="string" office:string-value="http://dbpedia.org/ontology/firstAirDate" calcext:value-type="string">
            <text:p>http://dbpedia.org/ontology/firstAirDate</text:p>
          </table:table-cell>
          <table:table-cell office:value-type="string" calcext:value-type="string">
            <text:p>firstAirDate</text:p>
          </table:table-cell>
          <table:table-cell table:number-columns-repeated="2"/>
          <table:table-cell office:value-type="string" calcext:value-type="string">
            <text:p>a broadcaster has first air date 1968-05-01+02:00</text:p>
          </table:table-cell>
          <table:table-cell office:value-type="string" calcext:value-type="string">
            <text:p>an agent has first air date 2006-09-30+02:00</text:p>
          </table:table-cell>
          <table:table-cell table:style-name="ce20" table:formula="of:=HYPERLINK(&quot;http://goo.gl/BXsD0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completionDate&quot;)" office:value-type="string" office:string-value="http://dbpedia.org/ontology/completionDate" calcext:value-type="string">
            <text:p>http://dbpedia.org/ontology/completionDate</text:p>
          </table:table-cell>
          <table:table-cell office:value-type="string" calcext:value-type="string">
            <text:p>completionDate</text:p>
          </table:table-cell>
          <table:table-cell table:number-columns-repeated="2"/>
          <table:table-cell office:value-type="string" calcext:value-type="string">
            <text:p>a television show has completion date 1989-11-06+02:00</text:p>
          </table:table-cell>
          <table:table-cell office:value-type="string" calcext:value-type="string">
            <text:p>a television show has completion date 1994-09-20+02:00</text:p>
          </table:table-cell>
          <table:table-cell table:style-name="ce20" table:formula="of:=HYPERLINK(&quot;http://goo.gl/ErNVB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date&quot;)" office:value-type="string" office:string-value="http://dbpedia.org/ontology/date" calcext:value-type="string">
            <text:p>http://dbpedia.org/ontology/date</text:p>
          </table:table-cell>
          <table:table-cell office:value-type="string" calcext:value-type="string">
            <text:p>date</text:p>
          </table:table-cell>
          <table:table-cell table:number-columns-repeated="2"/>
          <table:table-cell office:value-type="string" calcext:value-type="string">
            <text:p>an event has date 1882-09-12+02:00</text:p>
          </table:table-cell>
          <table:table-cell office:value-type="string" calcext:value-type="string">
            <text:p>a military conflict has date 1812-11-19+02:00</text:p>
          </table:table-cell>
          <table:table-cell table:style-name="ce20" table:formula="of:=HYPERLINK(&quot;http://goo.gl/lwnBWX&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ublished&quot;)" office:value-type="string" office:string-value="http://dbpedia.org/property/published" calcext:value-type="string">
            <text:p>http://dbpedia.org/property/published</text:p>
          </table:table-cell>
          <table:table-cell office:value-type="string" calcext:value-type="string">
            <text:p>published</text:p>
          </table:table-cell>
          <table:table-cell table:number-columns-repeated="2"/>
          <table:table-cell office:value-type="string" calcext:value-type="string">
            <text:p>a work has Published Magdalene Music/Essex Music</text:p>
          </table:table-cell>
          <table:table-cell office:value-type="string" calcext:value-type="string">
            <text:p>a work has Published June 1993</text:p>
          </table:table-cell>
          <table:table-cell table:style-name="ce20" table:formula="of:=HYPERLINK(&quot;http://goo.gl/0xVpid&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ertyear&quot;)" office:value-type="string" office:string-value="http://dbpedia.org/property/certyear" calcext:value-type="string">
            <text:p>http://dbpedia.org/property/certyear</text:p>
          </table:table-cell>
          <table:table-cell office:value-type="string" calcext:value-type="string">
            <text:p>certyear</text:p>
          </table:table-cell>
          <table:table-cell table:number-columns-repeated="2"/>
          <table:table-cell office:value-type="string" calcext:value-type="string">
            <text:p>a work has certyear 2006</text:p>
          </table:table-cell>
          <table:table-cell office:value-type="string" calcext:value-type="string">
            <text:p>a musical work has certyear 1993</text:p>
          </table:table-cell>
          <table:table-cell table:style-name="ce20" table:formula="of:=HYPERLINK(&quot;http://goo.gl/TmuWTD&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releaseDate&quot;)" office:value-type="string" office:string-value="http://dbpedia.org/property/releaseDate" calcext:value-type="string">
            <text:p>http://dbpedia.org/property/releaseDate</text:p>
          </table:table-cell>
          <table:table-cell office:value-type="string" calcext:value-type="string">
            <text:p>releaseDate</text:p>
          </table:table-cell>
          <table:table-cell table:number-columns-repeated="2"/>
          <table:table-cell office:value-type="string" calcext:value-type="string">
            <text:p>a work has release date September 2001</text:p>
          </table:table-cell>
          <table:table-cell office:value-type="string" calcext:value-type="string">
            <text:p>a work has release date 1998-05-04+02:00</text:p>
          </table:table-cell>
          <table:table-cell table:style-name="ce20" table:formula="of:=HYPERLINK(&quot;http://goo.gl/5MB1R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originalairdate&quot;)" office:value-type="string" office:string-value="http://dbpedia.org/property/originalairdate" calcext:value-type="string">
            <text:p>http://dbpedia.org/property/originalairdate</text:p>
          </table:table-cell>
          <table:table-cell office:value-type="string" calcext:value-type="string">
            <text:p>originalairdate</text:p>
          </table:table-cell>
          <table:table-cell table:number-columns-repeated="2"/>
          <table:table-cell office:value-type="string" calcext:value-type="string">
            <text:p>a work has OriginalAirDate 1983-11-13+02:00</text:p>
          </table:table-cell>
          <table:table-cell office:value-type="string" calcext:value-type="string">
            <text:p>a television show has OriginalAirDate 1984-09-24+02:00</text:p>
          </table:table-cell>
          <table:table-cell table:style-name="ce20" table:formula="of:=HYPERLINK(&quot;http://goo.gl/hpuOyS&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ubDate&quot;)" office:value-type="string" office:string-value="http://dbpedia.org/property/pubDate" calcext:value-type="string">
            <text:p>http://dbpedia.org/property/pubDate</text:p>
          </table:table-cell>
          <table:table-cell office:value-type="string" calcext:value-type="string">
            <text:p>pubDate</text:p>
          </table:table-cell>
          <table:table-cell table:number-columns-repeated="2"/>
          <table:table-cell office:value-type="string" calcext:value-type="string">
            <text:p>a book has pub date 1887</text:p>
          </table:table-cell>
          <table:table-cell office:value-type="string" calcext:value-type="string">
            <text:p>a book has pub date 1818</text:p>
          </table:table-cell>
          <table:table-cell table:style-name="ce20" table:formula="of:=HYPERLINK(&quot;http://goo.gl/x5yCVS&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origdate&quot;)" office:value-type="string" office:string-value="http://dbpedia.org/property/origdate" calcext:value-type="string">
            <text:p>http://dbpedia.org/property/origdate</text:p>
          </table:table-cell>
          <table:table-cell office:value-type="string" calcext:value-type="string">
            <text:p>origdate</text:p>
          </table:table-cell>
          <table:table-cell table:number-columns-repeated="2"/>
          <table:table-cell office:value-type="string" calcext:value-type="string">
            <text:p>a work has origdate March 1982 – May 1989</text:p>
          </table:table-cell>
          <table:table-cell office:value-type="string" calcext:value-type="string">
            <text:p>a work has origdate March 1982 – May 1989</text:p>
          </table:table-cell>
          <table:table-cell table:style-name="ce20" table:formula="of:=HYPERLINK(&quot;http://goo.gl/FWauQ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aunch&quot;)" office:value-type="string" office:string-value="http://dbpedia.org/property/launch" calcext:value-type="string">
            <text:p>http://dbpedia.org/property/launch</text:p>
          </table:table-cell>
          <table:table-cell office:value-type="string" calcext:value-type="string">
            <text:p>launch</text:p>
          </table:table-cell>
          <table:table-cell table:number-columns-repeated="2"/>
          <table:table-cell office:value-type="string" calcext:value-type="string">
            <text:p>an organisation has launch 2011-09-30+02:00</text:p>
          </table:table-cell>
          <table:table-cell office:value-type="string" calcext:value-type="string">
            <text:p>an agent has launch 2006-10-12+02:00</text:p>
          </table:table-cell>
          <table:table-cell table:style-name="ce20" table:formula="of:=HYPERLINK(&quot;http://goo.gl/G0Vy4s&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aunchDate&quot;)" office:value-type="string" office:string-value="http://dbpedia.org/property/launchDate" calcext:value-type="string">
            <text:p>http://dbpedia.org/property/launchDate</text:p>
          </table:table-cell>
          <table:table-cell office:value-type="string" calcext:value-type="string">
            <text:p>launchDate</text:p>
          </table:table-cell>
          <table:table-cell table:number-columns-repeated="2"/>
          <table:table-cell office:value-type="string" calcext:value-type="string">
            <text:p>a work has launch date 1995</text:p>
          </table:table-cell>
          <table:table-cell office:value-type="string" calcext:value-type="string">
            <text:p>an agent has launch date 1</text:p>
          </table:table-cell>
          <table:table-cell table:style-name="ce20" table:formula="of:=HYPERLINK(&quot;http://goo.gl/XvBmj2&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originalreldate&quot;)" office:value-type="string" office:string-value="http://dbpedia.org/property/originalreldate" calcext:value-type="string">
            <text:p>http://dbpedia.org/property/originalreldate</text:p>
          </table:table-cell>
          <table:table-cell office:value-type="string" calcext:value-type="string">
            <text:p>originalreldate</text:p>
          </table:table-cell>
          <table:table-cell table:number-columns-repeated="2"/>
          <table:table-cell office:value-type="string" calcext:value-type="string">
            <text:p>a written work has OriginalRelDate 1994-11-01+02:00</text:p>
          </table:table-cell>
          <table:table-cell office:value-type="string" calcext:value-type="string">
            <text:p>a work has OriginalRelDate June 2001</text:p>
          </table:table-cell>
          <table:table-cell table:style-name="ce20" table:formula="of:=HYPERLINK(&quot;http://goo.gl/WMasMo&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publicationDate&quot;)" office:value-type="string" office:string-value="http://dbpedia.org/ontology/publicationDate" calcext:value-type="string">
            <text:p>http://dbpedia.org/ontology/publicationDate</text:p>
          </table:table-cell>
          <table:table-cell office:value-type="string" calcext:value-type="string">
            <text:p>publicationDate</text:p>
          </table:table-cell>
          <table:table-cell table:number-columns-repeated="2"/>
          <table:table-cell office:value-type="string" calcext:value-type="string">
            <text:p>a work has publication date 1993-11-26+02:00</text:p>
          </table:table-cell>
          <table:table-cell office:value-type="string" calcext:value-type="string">
            <text:p>a work has publication date 2011-08-17+02:00</text:p>
          </table:table-cell>
          <table:table-cell table:style-name="ce20" table:formula="of:=HYPERLINK(&quot;http://goo.gl/U8wnk4&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release&quot;)" office:value-type="string" office:string-value="http://dbpedia.org/property/release" calcext:value-type="string">
            <text:p>http://dbpedia.org/property/release</text:p>
          </table:table-cell>
          <table:table-cell office:value-type="string" calcext:value-type="string">
            <text:p>release</text:p>
          </table:table-cell>
          <table:table-cell table:number-columns-repeated="2"/>
          <table:table-cell office:value-type="string" calcext:value-type="string">
            <text:p>a video game has release 1991</text:p>
          </table:table-cell>
          <table:table-cell office:value-type="string" calcext:value-type="string">
            <text:p>a software has release June 1989</text:p>
          </table:table-cell>
          <table:table-cell table:style-name="ce20" table:formula="of:=HYPERLINK(&quot;http://goo.gl/hioO47&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firstPublicationYear&quot;)" office:value-type="string" office:string-value="http://dbpedia.org/ontology/firstPublicationYear" calcext:value-type="string">
            <text:p>http://dbpedia.org/ontology/firstPublicationYear</text:p>
          </table:table-cell>
          <table:table-cell office:value-type="string" calcext:value-type="string">
            <text:p>firstPublicationYear</text:p>
          </table:table-cell>
          <table:table-cell table:number-columns-repeated="2"/>
          <table:table-cell office:value-type="string" calcext:value-type="string">
            <text:p>a work has first publication year 1798-12-31T22:00:00+02:00</text:p>
          </table:table-cell>
          <table:table-cell office:value-type="string" calcext:value-type="string">
            <text:p>an academic journal has first publication year 1798-12-31T22:00:00+02:00</text:p>
          </table:table-cell>
          <table:table-cell table:style-name="ce20" table:formula="of:=HYPERLINK(&quot;http://goo.gl/GBSuAG&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firstReleaseDate&quot;)" office:value-type="string" office:string-value="http://dbpedia.org/property/firstReleaseDate" calcext:value-type="string">
            <text:p>http://dbpedia.org/property/firstReleaseDate</text:p>
          </table:table-cell>
          <table:table-cell office:value-type="string" calcext:value-type="string">
            <text:p>firstReleaseDate</text:p>
          </table:table-cell>
          <table:table-cell table:number-columns-repeated="2"/>
          <table:table-cell office:value-type="string" calcext:value-type="string">
            <text:p>a device has first release date 2012-06-10+02:00</text:p>
          </table:table-cell>
          <table:table-cell office:value-type="string" calcext:value-type="string">
            <text:p>an album has first release date 2005-03-21+02:00</text:p>
          </table:table-cell>
          <table:table-cell table:style-name="ce20" table:formula="of:=HYPERLINK(&quot;http://goo.gl/B97MeI&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atestReleaseVersion&quot;)" office:value-type="string" office:string-value="http://dbpedia.org/property/latestReleaseVersion" calcext:value-type="string">
            <text:p>http://dbpedia.org/property/latestReleaseVersion</text:p>
          </table:table-cell>
          <table:table-cell office:value-type="string" calcext:value-type="string">
            <text:p>latestReleaseVersion</text:p>
          </table:table-cell>
          <table:table-cell table:number-columns-repeated="2"/>
          <table:table-cell office:value-type="string" calcext:value-type="string">
            <text:p>a software has latest release version 3.12</text:p>
          </table:table-cell>
          <table:table-cell office:value-type="string" calcext:value-type="string">
            <text:p>a work has latest release version 12.11</text:p>
          </table:table-cell>
          <table:table-cell table:style-name="ce20" table:formula="of:=HYPERLINK(&quot;http://goo.gl/ibCYh2&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reRelease&quot;)" office:value-type="string" office:string-value="http://dbpedia.org/property/reRelease" calcext:value-type="string">
            <text:p>http://dbpedia.org/property/reRelease</text:p>
          </table:table-cell>
          <table:table-cell office:value-type="string" calcext:value-type="string">
            <text:p>reRelease</text:p>
          </table:table-cell>
          <table:table-cell table:number-columns-repeated="2"/>
          <table:table-cell office:value-type="string" calcext:value-type="string">
            <text:p>a musical work has Re-Release 2000-11-06+02:00</text:p>
          </table:table-cell>
          <table:table-cell office:value-type="string" calcext:value-type="string">
            <text:p>an album has Re-Release 2000-11-06+02:00</text:p>
          </table:table-cell>
          <table:table-cell table:style-name="ce20" table:formula="of:=HYPERLINK(&quot;http://goo.gl/X4reA2&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latestReleaseVersion&quot;)" office:value-type="string" office:string-value="http://dbpedia.org/ontology/latestReleaseVersion" calcext:value-type="string">
            <text:p>http://dbpedia.org/ontology/latestReleaseVersion</text:p>
          </table:table-cell>
          <table:table-cell office:value-type="string" calcext:value-type="string">
            <text:p>latestReleaseVersion</text:p>
          </table:table-cell>
          <table:table-cell table:number-columns-repeated="2"/>
          <table:table-cell office:value-type="string" calcext:value-type="string">
            <text:p>a software has latest release version 20120731</text:p>
          </table:table-cell>
          <table:table-cell office:value-type="string" calcext:value-type="string">
            <text:p>a video game has latest release version : 3.1</text:p>
          </table:table-cell>
          <table:table-cell table:style-name="ce20" table:formula="of:=HYPERLINK(&quot;http://goo.gl/Mu5ALp&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reReleased&quot;)" office:value-type="string" office:string-value="http://dbpedia.org/property/reReleased" calcext:value-type="string">
            <text:p>http://dbpedia.org/property/reReleased</text:p>
          </table:table-cell>
          <table:table-cell table:style-name="ce16" office:value-type="string" calcext:value-type="string">
            <text:p>reReleased</text:p>
          </table:table-cell>
          <table:table-cell table:style-name="ce16" table:number-columns-repeated="2"/>
          <table:table-cell table:style-name="ce16" office:value-type="string" calcext:value-type="string">
            <text:p>an album has Re-Released January 2006</text:p>
          </table:table-cell>
          <table:table-cell table:style-name="ce16" office:value-type="string" calcext:value-type="string">
            <text:p>an album has Re-Released 2000-09-18+02:00</text:p>
          </table:table-cell>
          <table:table-cell table:style-name="ce25" table:formula="of:=HYPERLINK(&quot;http://goo.gl/Z59zY6&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855073163" calcext:value-type="float">
            <text:p>855073163</text:p>
          </table:table-cell>
          <table:table-cell office:value-type="string" calcext:value-type="string">
            <text:p>music album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Shania Twain</text:p>
          </table:table-cell>
          <table:table-cell table:style-name="ce13" office:value-type="string" calcext:value-type="string">
            <text:p>Led Zeppelin</text:p>
          </table:table-cell>
          <table:table-cell table:style-name="ce13" office:value-type="string" calcext:value-type="string">
            <text:p>Meat Loaf</text:p>
          </table:table-cell>
          <table:table-cell table:style-name="ce13" office:value-type="string" calcext:value-type="string">
            <text:p>Alanis Morissette</text:p>
          </table:table-cell>
          <table:table-cell table:style-name="ce13" office:value-type="string" calcext:value-type="string">
            <text:p>The Beatles</text:p>
          </table:table-cell>
          <table:table-cell table:style-name="ce13"/>
          <table:table-cell table:style-name="ce22"/>
          <table:table-cell table:number-columns-repeated="1017"/>
        </table:table-row>
        <table:table-row table:style-name="ro1">
          <table:table-cell table:style-name="ce5" office:value-type="string" calcext:value-type="string">
            <text:p>Eagles</text:p>
          </table:table-cell>
          <table:table-cell table:style-name="ce13" office:value-type="string" calcext:value-type="string">
            <text:p>Mariah Carey</text:p>
          </table:table-cell>
          <table:table-cell table:style-name="ce13" office:value-type="string" calcext:value-type="string">
            <text:p>Bruce Springsteen</text:p>
          </table:table-cell>
          <table:table-cell table:style-name="ce13" office:value-type="string" calcext:value-type="string">
            <text:p>Celine Dion</text:p>
          </table:table-cell>
          <table:table-cell table:style-name="ce13" office:value-type="string" calcext:value-type="string">
            <text:p>Dire Straits</text:p>
          </table:table-cell>
          <table:table-cell table:style-name="ce13"/>
          <table:table-cell table:style-name="ce22"/>
          <table:table-cell table:number-columns-repeated="1017"/>
        </table:table-row>
        <table:table-row table:style-name="ro1">
          <table:table-cell table:style-name="ce5" office:value-type="string" calcext:value-type="string">
            <text:p>Whitney Houston</text:p>
          </table:table-cell>
          <table:table-cell table:style-name="ce13" office:value-type="string" calcext:value-type="string">
            <text:p>James Horner</text:p>
          </table:table-cell>
          <table:table-cell table:style-name="ce13" office:value-type="string" calcext:value-type="string">
            <text:p>Madonna</text:p>
          </table:table-cell>
          <table:table-cell table:style-name="ce13" office:value-type="string" calcext:value-type="string">
            <text:p>Metallica</text:p>
          </table:table-cell>
          <table:table-cell table:style-name="ce13" office:value-type="string" calcext:value-type="string">
            <text:p>Michael Jackson</text:p>
          </table:table-cell>
          <table:table-cell table:style-name="ce13"/>
          <table:table-cell table:style-name="ce22"/>
          <table:table-cell table:number-columns-repeated="1017"/>
        </table:table-row>
        <table:table-row table:style-name="ro1">
          <table:table-cell table:style-name="ce5" office:value-type="string" calcext:value-type="string">
            <text:p>Pink Floyd</text:p>
          </table:table-cell>
          <table:table-cell table:style-name="ce13" office:value-type="string" calcext:value-type="string">
            <text:p>Santana</text:p>
          </table:table-cell>
          <table:table-cell table:style-name="ce13" office:value-type="string" calcext:value-type="string">
            <text:p>Guns and Roses</text:p>
          </table:table-cell>
          <table:table-cell table:style-name="ce13" table:number-columns-repeated="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ontology/associatedBand&quot;)" office:value-type="string" office:string-value="http://dbpedia.org/ontology/associatedBand" calcext:value-type="string">
            <text:p>http://dbpedia.org/ontology/associatedBand</text:p>
          </table:table-cell>
          <table:table-cell office:value-type="string" calcext:value-type="string">
            <text:p>associatedBand</text:p>
          </table:table-cell>
          <table:table-cell table:number-columns-repeated="2"/>
          <table:table-cell office:value-type="string" calcext:value-type="string">
            <text:p>an agent has associated band Social Distortion (an entity of type agent)</text:p>
          </table:table-cell>
          <table:table-cell office:value-type="string" calcext:value-type="string">
            <text:p>an agent has associated band Beastie Boys (an entity of type Band)</text:p>
          </table:table-cell>
          <table:table-cell table:style-name="ce20" table:formula="of:=HYPERLINK(&quot;http://goo.gl/9JwDA9&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artist&quot;)" office:value-type="string" office:string-value="http://dbpedia.org/property/artist" calcext:value-type="string">
            <text:p>http://dbpedia.org/property/artist</text:p>
          </table:table-cell>
          <table:table-cell office:value-type="string" calcext:value-type="string">
            <text:p>artist</text:p>
          </table:table-cell>
          <table:table-cell table:number-columns-repeated="2"/>
          <table:table-cell office:value-type="string" calcext:value-type="string">
            <text:p>an album has Artist ABBA (an entity of type Band)</text:p>
          </table:table-cell>
          <table:table-cell office:value-type="string" calcext:value-type="string">
            <text:p>a work has Artist Van der Graaf Generator (an entity of type Band)</text:p>
          </table:table-cell>
          <table:table-cell table:style-name="ce20" table:formula="of:=HYPERLINK(&quot;http://goo.gl/wfWLdz&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artist&quot;)" office:value-type="string" office:string-value="http://dbpedia.org/ontology/artist" calcext:value-type="string">
            <text:p>http://dbpedia.org/ontology/artist</text:p>
          </table:table-cell>
          <table:table-cell office:value-type="string" calcext:value-type="string">
            <text:p>artist</text:p>
          </table:table-cell>
          <table:table-cell table:number-columns-repeated="2"/>
          <table:table-cell office:value-type="string" calcext:value-type="string">
            <text:p>an album has artist King Crimson (an entity of type agent)</text:p>
          </table:table-cell>
          <table:table-cell office:value-type="string" calcext:value-type="string">
            <text:p>an album has artist Theatre of Tragedy (an entity of type Band)</text:p>
          </table:table-cell>
          <table:table-cell table:style-name="ce20" table:formula="of:=HYPERLINK(&quot;http://goo.gl/K7FsgA&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associatedMusicalArtist&quot;)" office:value-type="string" office:string-value="http://dbpedia.org/ontology/associatedMusicalArtist" calcext:value-type="string">
            <text:p>http://dbpedia.org/ontology/associatedMusicalArtist</text:p>
          </table:table-cell>
          <table:table-cell office:value-type="string" calcext:value-type="string">
            <text:p>associatedMusicalArtist</text:p>
          </table:table-cell>
          <table:table-cell table:number-columns-repeated="2"/>
          <table:table-cell office:value-type="string" calcext:value-type="string">
            <text:p>an agent has associated musical artist Grateful Dead (an entity of type agent)</text:p>
          </table:table-cell>
          <table:table-cell office:value-type="string" calcext:value-type="string">
            <text:p>a Band has associated musical artist Social Distortion (an entity of type organisation)</text:p>
          </table:table-cell>
          <table:table-cell table:style-name="ce20" table:formula="of:=HYPERLINK(&quot;http://goo.gl/r5hCCy&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musicalBand&quot;)" office:value-type="string" office:string-value="http://dbpedia.org/ontology/musicalBand" calcext:value-type="string">
            <text:p>http://dbpedia.org/ontology/musicalBand</text:p>
          </table:table-cell>
          <table:table-cell office:value-type="string" calcext:value-type="string">
            <text:p>musicalBand</text:p>
          </table:table-cell>
          <table:table-cell table:number-columns-repeated="2"/>
          <table:table-cell office:value-type="string" calcext:value-type="string">
            <text:p>a work has musical band New Order (an entity of type agent)</text:p>
          </table:table-cell>
          <table:table-cell office:value-type="string" calcext:value-type="string">
            <text:p>a musical work has musical band Missy Elliott (an entity of type agent)</text:p>
          </table:table-cell>
          <table:table-cell table:style-name="ce20" table:formula="of:=HYPERLINK(&quot;http://goo.gl/G2NF3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musicalArtist&quot;)" office:value-type="string" office:string-value="http://dbpedia.org/ontology/musicalArtist" calcext:value-type="string">
            <text:p>http://dbpedia.org/ontology/musicalArtist</text:p>
          </table:table-cell>
          <table:table-cell office:value-type="string" calcext:value-type="string">
            <text:p>musicalArtist</text:p>
          </table:table-cell>
          <table:table-cell table:number-columns-repeated="2"/>
          <table:table-cell office:value-type="string" calcext:value-type="string">
            <text:p>a musical work has musical artist Guns N' Roses (an entity of type agent)</text:p>
          </table:table-cell>
          <table:table-cell office:value-type="string" calcext:value-type="string">
            <text:p>a work has musical artist Pixie Lott (an entity of type artist)</text:p>
          </table:table-cell>
          <table:table-cell table:style-name="ce20" table:formula="of:=HYPERLINK(&quot;http://goo.gl/oO3MNW&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roducer&quot;)" office:value-type="string" office:string-value="http://dbpedia.org/property/producer" calcext:value-type="string">
            <text:p>http://dbpedia.org/property/producer</text:p>
          </table:table-cell>
          <table:table-cell office:value-type="string" calcext:value-type="string">
            <text:p>producer</text:p>
          </table:table-cell>
          <table:table-cell table:number-columns-repeated="2"/>
          <table:table-cell office:value-type="string" calcext:value-type="string">
            <text:p>a work has producer Cindy Hornickel (an entity of type agent)</text:p>
          </table:table-cell>
          <table:table-cell office:value-type="string" calcext:value-type="string">
            <text:p>a movie has producer Ronnie Screwvala (an entity of type person)</text:p>
          </table:table-cell>
          <table:table-cell table:style-name="ce20" table:formula="of:=HYPERLINK(&quot;http://goo.gl/0ABxo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writer&quot;)" office:value-type="string" office:string-value="http://dbpedia.org/property/writer" calcext:value-type="string">
            <text:p>http://dbpedia.org/property/writer</text:p>
          </table:table-cell>
          <table:table-cell office:value-type="string" calcext:value-type="string">
            <text:p>writer</text:p>
          </table:table-cell>
          <table:table-cell table:number-columns-repeated="2"/>
          <table:table-cell office:value-type="string" calcext:value-type="string">
            <text:p>an album has writer Armin van Buuren, Ferry Corsten</text:p>
          </table:table-cell>
          <table:table-cell office:value-type="string" calcext:value-type="string">
            <text:p>a movie has writer Lubom%C3%ADr Drozd (an entity of type person)</text:p>
          </table:table-cell>
          <table:table-cell table:style-name="ce20" table:formula="of:=HYPERLINK(&quot;http://goo.gl/k2JNWA&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producer&quot;)" office:value-type="string" office:string-value="http://dbpedia.org/ontology/producer" calcext:value-type="string">
            <text:p>http://dbpedia.org/ontology/producer</text:p>
          </table:table-cell>
          <table:table-cell office:value-type="string" calcext:value-type="string">
            <text:p>producer</text:p>
          </table:table-cell>
          <table:table-cell table:number-columns-repeated="2"/>
          <table:table-cell office:value-type="string" calcext:value-type="string">
            <text:p>an album has producer Butch Walker (an entity of type agent)</text:p>
          </table:table-cell>
          <table:table-cell office:value-type="string" calcext:value-type="string">
            <text:p>a movie has producer John Smithson (an entity of type agent)</text:p>
          </table:table-cell>
          <table:table-cell table:style-name="ce20" table:formula="of:=HYPERLINK(&quot;http://goo.gl/REE7Sy&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writer&quot;)" office:value-type="string" office:string-value="http://dbpedia.org/ontology/writer" calcext:value-type="string">
            <text:p>http://dbpedia.org/ontology/writer</text:p>
          </table:table-cell>
          <table:table-cell office:value-type="string" calcext:value-type="string">
            <text:p>writer</text:p>
          </table:table-cell>
          <table:table-cell table:number-columns-repeated="2"/>
          <table:table-cell office:value-type="string" calcext:value-type="string">
            <text:p>a movie has writer Jason Filardi (an entity of type person)</text:p>
          </table:table-cell>
          <table:table-cell office:value-type="string" calcext:value-type="string">
            <text:p>a work has writer J%C3%B6rgen Elofsson (an entity of type person)</text:p>
          </table:table-cell>
          <table:table-cell table:style-name="ce20" table:formula="of:=HYPERLINK(&quot;http://goo.gl/SSpil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musicComposer&quot;)" office:value-type="string" office:string-value="http://dbpedia.org/ontology/musicComposer" calcext:value-type="string">
            <text:p>http://dbpedia.org/ontology/musicComposer</text:p>
          </table:table-cell>
          <table:table-cell office:value-type="string" calcext:value-type="string">
            <text:p>musicComposer</text:p>
          </table:table-cell>
          <table:table-cell table:number-columns-repeated="2"/>
          <table:table-cell office:value-type="string" calcext:value-type="string">
            <text:p>a work has music composer Frank Zappa (an entity of type musical artist)</text:p>
          </table:table-cell>
          <table:table-cell office:value-type="string" calcext:value-type="string">
            <text:p>a work has music composer Bill Conti (an entity of type person)</text:p>
          </table:table-cell>
          <table:table-cell table:style-name="ce20" table:formula="of:=HYPERLINK(&quot;http://goo.gl/Hz63fD&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author&quot;)" office:value-type="string" office:string-value="http://dbpedia.org/property/author" calcext:value-type="string">
            <text:p>http://dbpedia.org/property/author</text:p>
          </table:table-cell>
          <table:table-cell office:value-type="string" calcext:value-type="string">
            <text:p>author</text:p>
          </table:table-cell>
          <table:table-cell table:number-columns-repeated="2"/>
          <table:table-cell office:value-type="string" calcext:value-type="string">
            <text:p>a work has author Kurt Vonnegut (an entity of type writer)</text:p>
          </table:table-cell>
          <table:table-cell office:value-type="string" calcext:value-type="string">
            <text:p>a work has author Kurt Vonnegut (an entity of type artist)</text:p>
          </table:table-cell>
          <table:table-cell table:style-name="ce20" table:formula="of:=HYPERLINK(&quot;http://goo.gl/d35iOa&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recordedBy&quot;)" office:value-type="string" office:string-value="http://dbpedia.org/property/recordedBy" calcext:value-type="string">
            <text:p>http://dbpedia.org/property/recordedBy</text:p>
          </table:table-cell>
          <table:table-cell office:value-type="string" calcext:value-type="string">
            <text:p>recordedBy</text:p>
          </table:table-cell>
          <table:table-cell table:number-columns-repeated="2"/>
          <table:table-cell office:value-type="string" calcext:value-type="string">
            <text:p>a musical work has recorded by Conway Twitty (an entity of type person)</text:p>
          </table:table-cell>
          <table:table-cell office:value-type="string" calcext:value-type="string">
            <text:p>a work has recorded by John Fahey (musician) (an entity of type agent)</text:p>
          </table:table-cell>
          <table:table-cell table:style-name="ce20" table:formula="of:=HYPERLINK(&quot;http://goo.gl/MWcKry&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writer(s)_&quot;)" office:value-type="string" office:string-value="http://dbpedia.org/property/writer(s)_" calcext:value-type="string">
            <text:p>http://dbpedia.org/property/writer(s)_</text:p>
          </table:table-cell>
          <table:table-cell office:value-type="string" calcext:value-type="string">
            <text:p>writer(s)_</text:p>
          </table:table-cell>
          <table:table-cell table:number-columns-repeated="4"/>
          <table:table-cell table:style-name="ce20" table:formula="of:=HYPERLINK(&quot;http://goo.gl/AoGT2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author&quot;)" office:value-type="string" office:string-value="http://dbpedia.org/ontology/author" calcext:value-type="string">
            <text:p>http://dbpedia.org/ontology/author</text:p>
          </table:table-cell>
          <table:table-cell office:value-type="string" calcext:value-type="string">
            <text:p>author</text:p>
          </table:table-cell>
          <table:table-cell table:number-columns-repeated="2"/>
          <table:table-cell office:value-type="string" calcext:value-type="string">
            <text:p>a book has author Dan Brown (an entity of type agent)</text:p>
          </table:table-cell>
          <table:table-cell office:value-type="string" calcext:value-type="string">
            <text:p>a television show has author Terry Louise Fisher (an entity of type person)</text:p>
          </table:table-cell>
          <table:table-cell table:style-name="ce20" table:formula="of:=HYPERLINK(&quot;http://goo.gl/VRYKW5&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composer&quot;)" office:value-type="string" office:string-value="http://dbpedia.org/ontology/composer" calcext:value-type="string">
            <text:p>http://dbpedia.org/ontology/composer</text:p>
          </table:table-cell>
          <table:table-cell office:value-type="string" calcext:value-type="string">
            <text:p>composer</text:p>
          </table:table-cell>
          <table:table-cell table:number-columns-repeated="2"/>
          <table:table-cell office:value-type="string" calcext:value-type="string">
            <text:p>a video game has composer Matt Uelmen (an entity of type agent)</text:p>
          </table:table-cell>
          <table:table-cell office:value-type="string" calcext:value-type="string">
            <text:p>a work has composer David Wise (composer) (an entity of type musical artist)</text:p>
          </table:table-cell>
          <table:table-cell table:style-name="ce20" table:formula="of:=HYPERLINK(&quot;http://goo.gl/sb3t38&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omposer&quot;)" office:value-type="string" office:string-value="http://dbpedia.org/property/composer" calcext:value-type="string">
            <text:p>http://dbpedia.org/property/composer</text:p>
          </table:table-cell>
          <table:table-cell office:value-type="string" calcext:value-type="string">
            <text:p>composer</text:p>
          </table:table-cell>
          <table:table-cell table:number-columns-repeated="2"/>
          <table:table-cell office:value-type="string" calcext:value-type="string">
            <text:p>a work has Composer Sean Murray (composer) (an entity of type musical artist)</text:p>
          </table:table-cell>
          <table:table-cell office:value-type="string" calcext:value-type="string">
            <text:p>a television show has Composer Stu Phillips (composer) (an entity of type musical artist)</text:p>
          </table:table-cell>
          <table:table-cell table:style-name="ce20" table:formula="of:=HYPERLINK(&quot;http://goo.gl/Pf3NvB&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musicBy&quot;)" office:value-type="string" office:string-value="http://dbpedia.org/ontology/musicBy" calcext:value-type="string">
            <text:p>http://dbpedia.org/ontology/musicBy</text:p>
          </table:table-cell>
          <table:table-cell office:value-type="string" calcext:value-type="string">
            <text:p>musicBy</text:p>
          </table:table-cell>
          <table:table-cell table:number-columns-repeated="2"/>
          <table:table-cell office:value-type="string" calcext:value-type="string">
            <text:p>a musical has music by Michael John LaChiusa (an entity of type person)</text:p>
          </table:table-cell>
          <table:table-cell office:value-type="string" calcext:value-type="string">
            <text:p>a work has music by Bj%C3%B6rn Ulvaeus (an entity of type artist)</text:p>
          </table:table-cell>
          <table:table-cell table:style-name="ce20" table:formula="of:=HYPERLINK(&quot;http://goo.gl/8UD3Ih&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bandName&quot;)" office:value-type="string" office:string-value="http://dbpedia.org/property/bandName" calcext:value-type="string">
            <text:p>http://dbpedia.org/property/bandName</text:p>
          </table:table-cell>
          <table:table-cell table:style-name="ce16" office:value-type="string" calcext:value-type="string">
            <text:p>bandName</text:p>
          </table:table-cell>
          <table:table-cell table:style-name="ce16" table:number-columns-repeated="2"/>
          <table:table-cell table:style-name="ce16" office:value-type="string" calcext:value-type="string">
            <text:p>a musical artist has band name Vildsvin(band)</text:p>
          </table:table-cell>
          <table:table-cell table:style-name="ce16" office:value-type="string" calcext:value-type="string">
            <text:p>an organisation has band name ArcAttack</text:p>
          </table:table-cell>
          <table:table-cell table:style-name="ce25" table:formula="of:=HYPERLINK(&quot;http://goo.gl/uRYxVu&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2125380335" calcext:value-type="float">
            <text:p>2125380335</text:p>
          </table:table-cell>
          <table:table-cell office:value-type="string" calcext:value-type="string">
            <text:p>musical instrument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Ancient civilizations</text:p>
          </table:table-cell>
          <table:table-cell table:style-name="ce13" office:value-type="string" calcext:value-type="string">
            <text:p>Ancient Rome</text:p>
          </table:table-cell>
          <table:table-cell table:style-name="ce13" office:value-type="string" calcext:value-type="string">
            <text:p>Arabia</text:p>
          </table:table-cell>
          <table:table-cell table:style-name="ce13" office:value-type="string" calcext:value-type="string">
            <text:p>Armenia</text:p>
          </table:table-cell>
          <table:table-cell table:style-name="ce13" office:value-type="string" calcext:value-type="string">
            <text:p>Australia</text:p>
          </table:table-cell>
          <table:table-cell table:style-name="ce13"/>
          <table:table-cell table:style-name="ce22"/>
          <table:table-cell table:number-columns-repeated="1017"/>
        </table:table-row>
        <table:table-row table:style-name="ro1">
          <table:table-cell table:style-name="ce5" office:value-type="string" calcext:value-type="string">
            <text:p>Azerbaijan</text:p>
          </table:table-cell>
          <table:table-cell table:style-name="ce13" office:value-type="string" calcext:value-type="string">
            <text:p>Azerbaijan, Iran</text:p>
          </table:table-cell>
          <table:table-cell table:style-name="ce13" office:value-type="string" calcext:value-type="string">
            <text:p>Balkans, Southeast Europe</text:p>
          </table:table-cell>
          <table:table-cell table:style-name="ce13" office:value-type="string" calcext:value-type="string">
            <text:p>Belgium</text:p>
          </table:table-cell>
          <table:table-cell table:style-name="ce13" office:value-type="string" calcext:value-type="string">
            <text:p>Bolivia</text:p>
          </table:table-cell>
          <table:table-cell table:style-name="ce13"/>
          <table:table-cell table:style-name="ce22"/>
          <table:table-cell table:number-columns-repeated="1017"/>
        </table:table-row>
        <table:table-row table:style-name="ro1">
          <table:table-cell table:style-name="ce5" office:value-type="string" calcext:value-type="string">
            <text:p>Cambodia</text:p>
          </table:table-cell>
          <table:table-cell table:style-name="ce13" office:value-type="string" calcext:value-type="string">
            <text:p>Canada</text:p>
          </table:table-cell>
          <table:table-cell table:style-name="ce13" office:value-type="string" calcext:value-type="string">
            <text:p>Catalonia</text:p>
          </table:table-cell>
          <table:table-cell table:style-name="ce13" office:value-type="string" calcext:value-type="string">
            <text:p>Celtic</text:p>
          </table:table-cell>
          <table:table-cell table:style-name="ce13" office:value-type="string" calcext:value-type="string">
            <text:p>Central Europe</text:p>
          </table:table-cell>
          <table:table-cell table:style-name="ce13"/>
          <table:table-cell table:style-name="ce22"/>
          <table:table-cell table:number-columns-repeated="1017"/>
        </table:table-row>
        <table:table-row table:style-name="ro1">
          <table:table-cell table:style-name="ce5" office:value-type="string" calcext:value-type="string">
            <text:p>China</text:p>
          </table:table-cell>
          <table:table-cell table:style-name="ce13" office:value-type="string" calcext:value-type="string">
            <text:p>Croatia</text:p>
          </table:table-cell>
          <table:table-cell table:style-name="ce13" office:value-type="string" calcext:value-type="string">
            <text:p>Cuba</text:p>
          </table:table-cell>
          <table:table-cell table:style-name="ce13" office:value-type="string" calcext:value-type="string">
            <text:p>England</text:p>
          </table:table-cell>
          <table:table-cell table:style-name="ce13" office:value-type="string" calcext:value-type="string">
            <text:p>Ethiopia</text:p>
          </table:table-cell>
          <table:table-cell table:style-name="ce13"/>
          <table:table-cell table:style-name="ce22"/>
          <table:table-cell table:number-columns-repeated="1017"/>
        </table:table-row>
        <table:table-row table:style-name="ro1">
          <table:table-cell table:style-name="ce5" office:value-type="string" calcext:value-type="string">
            <text:p>Etruscan</text:p>
          </table:table-cell>
          <table:table-cell table:style-name="ce13" office:value-type="string" calcext:value-type="string">
            <text:p>Europe</text:p>
          </table:table-cell>
          <table:table-cell table:style-name="ce13" office:value-type="string" calcext:value-type="string">
            <text:p>France</text:p>
          </table:table-cell>
          <table:table-cell table:style-name="ce13" office:value-type="string" calcext:value-type="string">
            <text:p>Germany</text:p>
          </table:table-cell>
          <table:table-cell table:style-name="ce13" office:value-type="string" calcext:value-type="string">
            <text:p>Ghana</text:p>
          </table:table-cell>
          <table:table-cell table:style-name="ce13"/>
          <table:table-cell table:style-name="ce22"/>
          <table:table-cell table:number-columns-repeated="1017"/>
        </table:table-row>
        <table:table-row table:style-name="ro1">
          <table:table-cell table:style-name="ce5" office:value-type="string" calcext:value-type="string">
            <text:p>Greece</text:p>
          </table:table-cell>
          <table:table-cell table:style-name="ce13" office:value-type="string" calcext:value-type="string">
            <text:p>Hawaii</text:p>
          </table:table-cell>
          <table:table-cell table:style-name="ce13" office:value-type="string" calcext:value-type="string">
            <text:p>India</text:p>
          </table:table-cell>
          <table:table-cell table:style-name="ce13" office:value-type="string" calcext:value-type="string">
            <text:p>Indonesia/Philippines</text:p>
          </table:table-cell>
          <table:table-cell table:style-name="ce13" office:value-type="string" calcext:value-type="string">
            <text:p>Iran</text:p>
          </table:table-cell>
          <table:table-cell table:style-name="ce13"/>
          <table:table-cell table:style-name="ce22"/>
          <table:table-cell table:number-columns-repeated="1017"/>
        </table:table-row>
        <table:table-row table:style-name="ro1">
          <table:table-cell table:style-name="ce5" office:value-type="string" calcext:value-type="string">
            <text:p>Ireland</text:p>
          </table:table-cell>
          <table:table-cell table:style-name="ce13" office:value-type="string" calcext:value-type="string">
            <text:p>Italy</text:p>
          </table:table-cell>
          <table:table-cell table:style-name="ce13" office:value-type="string" calcext:value-type="string">
            <text:p>Japan</text:p>
          </table:table-cell>
          <table:table-cell table:style-name="ce13" office:value-type="string" calcext:value-type="string">
            <text:p>Korea</text:p>
          </table:table-cell>
          <table:table-cell table:style-name="ce13" office:value-type="string" calcext:value-type="string">
            <text:p>Laos</text:p>
          </table:table-cell>
          <table:table-cell table:style-name="ce13"/>
          <table:table-cell table:style-name="ce22"/>
          <table:table-cell table:number-columns-repeated="1017"/>
        </table:table-row>
        <table:table-row table:style-name="ro1">
          <table:table-cell table:style-name="ce5" office:value-type="string" calcext:value-type="string">
            <text:p>Latin America</text:p>
          </table:table-cell>
          <table:table-cell table:style-name="ce13" office:value-type="string" calcext:value-type="string">
            <text:p>Lithuania</text:p>
          </table:table-cell>
          <table:table-cell table:style-name="ce13" office:value-type="string" calcext:value-type="string">
            <text:p>Madagascar</text:p>
          </table:table-cell>
          <table:table-cell table:style-name="ce13" office:value-type="string" calcext:value-type="string">
            <text:p>New Zealand</text:p>
          </table:table-cell>
          <table:table-cell table:style-name="ce13" office:value-type="string" calcext:value-type="string">
            <text:p>North America</text:p>
          </table:table-cell>
          <table:table-cell table:style-name="ce13"/>
          <table:table-cell table:style-name="ce22"/>
          <table:table-cell table:number-columns-repeated="1017"/>
        </table:table-row>
        <table:table-row table:style-name="ro1">
          <table:table-cell table:style-name="ce5" office:value-type="string" calcext:value-type="string">
            <text:p>Northern Africa</text:p>
          </table:table-cell>
          <table:table-cell table:style-name="ce13" office:value-type="string" calcext:value-type="string">
            <text:p>North India</text:p>
          </table:table-cell>
          <table:table-cell table:style-name="ce13" office:value-type="string" calcext:value-type="string">
            <text:p>Peru</text:p>
          </table:table-cell>
          <table:table-cell table:style-name="ce13" office:value-type="string" calcext:value-type="string">
            <text:p>Philippines</text:p>
          </table:table-cell>
          <table:table-cell table:style-name="ce13" office:value-type="string" calcext:value-type="string">
            <text:p>Polynesia</text:p>
          </table:table-cell>
          <table:table-cell table:style-name="ce13"/>
          <table:table-cell table:style-name="ce22"/>
          <table:table-cell table:number-columns-repeated="1017"/>
        </table:table-row>
        <table:table-row table:style-name="ro1">
          <table:table-cell table:style-name="ce5" office:value-type="string" calcext:value-type="string">
            <text:p>Polynesia, Africa, East Asia</text:p>
          </table:table-cell>
          <table:table-cell table:style-name="ce13" office:value-type="string" calcext:value-type="string">
            <text:p>Rome</text:p>
          </table:table-cell>
          <table:table-cell table:style-name="ce13" office:value-type="string" calcext:value-type="string">
            <text:p>Russia</text:p>
          </table:table-cell>
          <table:table-cell table:style-name="ce13" office:value-type="string" calcext:value-type="string">
            <text:p>Sardinia</text:p>
          </table:table-cell>
          <table:table-cell table:style-name="ce13" office:value-type="string" calcext:value-type="string">
            <text:p>Scandinavia</text:p>
          </table:table-cell>
          <table:table-cell table:style-name="ce13"/>
          <table:table-cell table:style-name="ce22"/>
          <table:table-cell table:number-columns-repeated="1017"/>
        </table:table-row>
        <table:table-row table:style-name="ro1">
          <table:table-cell table:style-name="ce5" office:value-type="string" calcext:value-type="string">
            <text:p>Sicily</text:p>
          </table:table-cell>
          <table:table-cell table:style-name="ce13" office:value-type="string" calcext:value-type="string">
            <text:p>Slovakia</text:p>
          </table:table-cell>
          <table:table-cell table:style-name="ce13" office:value-type="string" calcext:value-type="string">
            <text:p>South Africa</text:p>
          </table:table-cell>
          <table:table-cell table:style-name="ce13" office:value-type="string" calcext:value-type="string">
            <text:p>South-Africa</text:p>
          </table:table-cell>
          <table:table-cell table:style-name="ce13" office:value-type="string" calcext:value-type="string">
            <text:p>South America</text:p>
          </table:table-cell>
          <table:table-cell table:style-name="ce13"/>
          <table:table-cell table:style-name="ce22"/>
          <table:table-cell table:number-columns-repeated="1017"/>
        </table:table-row>
        <table:table-row table:style-name="ro1">
          <table:table-cell table:style-name="ce5" office:value-type="string" calcext:value-type="string">
            <text:p>South India</text:p>
          </table:table-cell>
          <table:table-cell table:style-name="ce13" office:value-type="string" calcext:value-type="string">
            <text:p>Spain</text:p>
          </table:table-cell>
          <table:table-cell table:style-name="ce13" office:value-type="string" calcext:value-type="string">
            <text:p>Switzerland</text:p>
          </table:table-cell>
          <table:table-cell table:style-name="ce13" office:value-type="string" calcext:value-type="string">
            <text:p>Thailand</text:p>
          </table:table-cell>
          <table:table-cell table:style-name="ce13" office:value-type="string" calcext:value-type="string">
            <text:p>Tibet</text:p>
          </table:table-cell>
          <table:table-cell table:style-name="ce13"/>
          <table:table-cell table:style-name="ce22"/>
          <table:table-cell table:number-columns-repeated="1017"/>
        </table:table-row>
        <table:table-row table:style-name="ro1">
          <table:table-cell table:style-name="ce5" office:value-type="string" calcext:value-type="string">
            <text:p>Turkey</text:p>
          </table:table-cell>
          <table:table-cell table:style-name="ce13" office:value-type="string" calcext:value-type="string">
            <text:p>US</text:p>
          </table:table-cell>
          <table:table-cell table:style-name="ce13" office:value-type="string" calcext:value-type="string">
            <text:p>Vietnam</text:p>
          </table:table-cell>
          <table:table-cell table:style-name="ce13" office:value-type="string" calcext:value-type="string">
            <text:p>Western Europe</text:p>
          </table:table-cell>
          <table:table-cell table:style-name="ce13" office:value-type="string" calcext:value-type="string">
            <text:p>Western Europe/North America</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origin&quot;)" office:value-type="string" office:string-value="http://dbpedia.org/property/origin" calcext:value-type="string">
            <text:p>http://dbpedia.org/property/origin</text:p>
          </table:table-cell>
          <table:table-cell office:value-type="string" calcext:value-type="string">
            <text:p>origin</text:p>
          </table:table-cell>
          <table:table-cell table:number-columns-repeated="2"/>
          <table:table-cell office:value-type="string" calcext:value-type="string">
            <text:p>a musical artist has origin London (an entity of type city)</text:p>
          </table:table-cell>
          <table:table-cell office:value-type="string" calcext:value-type="string">
            <text:p>an agent has origin Frankfurt (an entity of type municipality)</text:p>
          </table:table-cell>
          <table:table-cell table:style-name="ce20" table:formula="of:=HYPERLINK(&quot;http://goo.gl/Hgu838&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hometown&quot;)" office:value-type="string" office:string-value="http://dbpedia.org/ontology/hometown" calcext:value-type="string">
            <text:p>http://dbpedia.org/ontology/hometown</text:p>
          </table:table-cell>
          <table:table-cell office:value-type="string" calcext:value-type="string">
            <text:p>hometown</text:p>
          </table:table-cell>
          <table:table-cell table:number-columns-repeated="2"/>
          <table:table-cell office:value-type="string" calcext:value-type="string">
            <text:p>an agent has home town Germany (an entity of type country)</text:p>
          </table:table-cell>
          <table:table-cell office:value-type="string" calcext:value-type="string">
            <text:p>an agent has home town Frankfurt (an entity of type municipality)</text:p>
          </table:table-cell>
          <table:table-cell table:style-name="ce20" table:formula="of:=HYPERLINK(&quot;http://goo.gl/XOt5hL&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tradition&quot;)" office:value-type="string" office:string-value="http://dbpedia.org/property/tradition" calcext:value-type="string">
            <text:p>http://dbpedia.org/property/tradition</text:p>
          </table:table-cell>
          <table:table-cell office:value-type="string" calcext:value-type="string">
            <text:p>tradition</text:p>
          </table:table-cell>
          <table:table-cell table:number-columns-repeated="2"/>
          <table:table-cell office:value-type="string" calcext:value-type="string">
            <text:p>a saint has tradition Uwaisi</text:p>
          </table:table-cell>
          <table:table-cell office:value-type="string" calcext:value-type="string">
            <text:p>an architectural structure has tradition Traditional Catholic</text:p>
          </table:table-cell>
          <table:table-cell table:style-name="ce20" table:formula="of:=HYPERLINK(&quot;http://goo.gl/LlvrMP&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ountry&quot;)" office:value-type="string" office:string-value="http://dbpedia.org/property/country" calcext:value-type="string">
            <text:p>http://dbpedia.org/property/country</text:p>
          </table:table-cell>
          <table:table-cell office:value-type="string" calcext:value-type="string">
            <text:p>country</text:p>
          </table:table-cell>
          <table:table-cell table:number-columns-repeated="2"/>
          <table:table-cell office:value-type="string" calcext:value-type="string">
            <text:p>a natural place has country Sweden</text:p>
          </table:table-cell>
          <table:table-cell office:value-type="string" calcext:value-type="string">
            <text:p>an award has country Czech Republic (an entity of type place)</text:p>
          </table:table-cell>
          <table:table-cell table:style-name="ce20" table:formula="of:=HYPERLINK(&quot;http://goo.gl/4OKNh3&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country&quot;)" office:value-type="string" office:string-value="http://dbpedia.org/ontology/country" calcext:value-type="string">
            <text:p>http://dbpedia.org/ontology/country</text:p>
          </table:table-cell>
          <table:table-cell office:value-type="string" calcext:value-type="string">
            <text:p>country</text:p>
          </table:table-cell>
          <table:table-cell table:number-columns-repeated="2"/>
          <table:table-cell office:value-type="string" calcext:value-type="string">
            <text:p>an university has country France (an entity of type populated place)</text:p>
          </table:table-cell>
          <table:table-cell office:value-type="string" calcext:value-type="string">
            <text:p>a village has country Serbia (an entity of type populated place)</text:p>
          </table:table-cell>
          <table:table-cell table:style-name="ce20" table:formula="of:=HYPERLINK(&quot;http://goo.gl/UwgP5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region&quot;)" office:value-type="string" office:string-value="http://dbpedia.org/property/region" calcext:value-type="string">
            <text:p>http://dbpedia.org/property/region</text:p>
          </table:table-cell>
          <table:table-cell office:value-type="string" calcext:value-type="string">
            <text:p>region</text:p>
          </table:table-cell>
          <table:table-cell table:number-columns-repeated="2"/>
          <table:table-cell office:value-type="string" calcext:value-type="string">
            <text:p>a stream has region J%C3%A4mtland (an entity of type municipality)</text:p>
          </table:table-cell>
          <table:table-cell office:value-type="string" calcext:value-type="string">
            <text:p>a place has region Nord-Pas-de-Calais (an entity of type populated place)</text:p>
          </table:table-cell>
          <table:table-cell table:style-name="ce20" table:formula="of:=HYPERLINK(&quot;http://goo.gl/TAHZjJ&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ulturalOrigins&quot;)" office:value-type="string" office:string-value="http://dbpedia.org/property/culturalOrigins" calcext:value-type="string">
            <text:p>http://dbpedia.org/property/culturalOrigins</text:p>
          </table:table-cell>
          <table:table-cell office:value-type="string" calcext:value-type="string">
            <text:p>culturalOrigins</text:p>
          </table:table-cell>
          <table:table-cell table:number-columns-repeated="2"/>
          <table:table-cell office:value-type="string" calcext:value-type="string">
            <text:p>a music genre has cultural origins Comedy music (an entity of type genre)</text:p>
          </table:table-cell>
          <table:table-cell office:value-type="string" calcext:value-type="string">
            <text:p>a music genre has cultural origins India (an entity of type populated place)</text:p>
          </table:table-cell>
          <table:table-cell table:style-name="ce20" table:formula="of:=HYPERLINK(&quot;http://goo.gl/zJEg3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thnicity&quot;)" office:value-type="string" office:string-value="http://dbpedia.org/property/ethnicity" calcext:value-type="string">
            <text:p>http://dbpedia.org/property/ethnicity</text:p>
          </table:table-cell>
          <table:table-cell office:value-type="string" calcext:value-type="string">
            <text:p>ethnicity</text:p>
          </table:table-cell>
          <table:table-cell table:number-columns-repeated="2"/>
          <table:table-cell office:value-type="string" calcext:value-type="string">
            <text:p>an agent has ethnicity Jews (an entity of type place)</text:p>
          </table:table-cell>
          <table:table-cell office:value-type="string" calcext:value-type="string">
            <text:p>a writer has ethnicity White people (an entity of type ethnic group)</text:p>
          </table:table-cell>
          <table:table-cell table:style-name="ce20" table:formula="of:=HYPERLINK(&quot;http://goo.gl/Sp5sgj&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ountries&quot;)" office:value-type="string" office:string-value="http://dbpedia.org/property/countries" calcext:value-type="string">
            <text:p>http://dbpedia.org/property/countries</text:p>
          </table:table-cell>
          <table:table-cell office:value-type="string" calcext:value-type="string">
            <text:p>countries</text:p>
          </table:table-cell>
          <table:table-cell table:number-columns-repeated="2"/>
          <table:table-cell office:value-type="string" calcext:value-type="string">
            <text:p>a body of water has countries New Zealand (an entity of type country)</text:p>
          </table:table-cell>
          <table:table-cell office:value-type="string" calcext:value-type="string">
            <text:p>an infrastructure has countries Spain (an entity of type place)</text:p>
          </table:table-cell>
          <table:table-cell table:style-name="ce20" table:formula="of:=HYPERLINK(&quot;http://goo.gl/yL4kqO&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origins&quot;)" office:value-type="string" office:string-value="http://dbpedia.org/property/origins" calcext:value-type="string">
            <text:p>http://dbpedia.org/property/origins</text:p>
          </table:table-cell>
          <table:table-cell office:value-type="string" calcext:value-type="string">
            <text:p>origins</text:p>
          </table:table-cell>
          <table:table-cell table:number-columns-repeated="2"/>
          <table:table-cell office:value-type="string" calcext:value-type="string">
            <text:p>an agent has origins Colombian</text:p>
          </table:table-cell>
          <table:table-cell office:value-type="string" calcext:value-type="string">
            <text:p>a non-profit organisation has origins Williamsburg, Virginia (an entity of type populated place)</text:p>
          </table:table-cell>
          <table:table-cell table:style-name="ce20" table:formula="of:=HYPERLINK(&quot;http://goo.gl/9XGQQz&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ocations&quot;)" office:value-type="string" office:string-value="http://dbpedia.org/property/locations" calcext:value-type="string">
            <text:p>http://dbpedia.org/property/locations</text:p>
          </table:table-cell>
          <table:table-cell office:value-type="string" calcext:value-type="string">
            <text:p>locations</text:p>
          </table:table-cell>
          <table:table-cell table:number-columns-repeated="2"/>
          <table:table-cell office:value-type="string" calcext:value-type="string">
            <text:p>a company has locations Wroc%C5%82aw (an entity of type populated place)</text:p>
          </table:table-cell>
          <table:table-cell office:value-type="string" calcext:value-type="string">
            <text:p>an agent has locations Pomigliano d'Arco (an entity of type municipality)</text:p>
          </table:table-cell>
          <table:table-cell table:style-name="ce20" table:formula="of:=HYPERLINK(&quot;http://goo.gl/v6HgMK&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regions&quot;)" office:value-type="string" office:string-value="http://dbpedia.org/property/regions" calcext:value-type="string">
            <text:p>http://dbpedia.org/property/regions</text:p>
          </table:table-cell>
          <table:table-cell table:style-name="ce16" office:value-type="string" calcext:value-type="string">
            <text:p>regions</text:p>
          </table:table-cell>
          <table:table-cell table:style-name="ce16" table:number-columns-repeated="2"/>
          <table:table-cell table:style-name="ce16" office:value-type="string" calcext:value-type="string">
            <text:p>an architectural structure has regions Moravian-Silesian Region (an entity of type municipality)</text:p>
          </table:table-cell>
          <table:table-cell table:style-name="ce16" office:value-type="string" calcext:value-type="string">
            <text:p>a species has regions Italy</text:p>
          </table:table-cell>
          <table:table-cell table:style-name="ce25" table:formula="of:=HYPERLINK(&quot;http://goo.gl/iZEK3H&quot;;&quot;View More&quot;)" office:value-type="string" office:string-value="View More" calcext:value-type="string">
            <text:p>View More</text:p>
          </table:table-cell>
          <table:table-cell table:number-columns-repeated="1017"/>
        </table:table-row>
        <table:table-row table:style-name="ro1">
          <table:table-cell table:style-name="ce10"/>
          <table:table-cell table:number-columns-repeated="5"/>
          <table:table-cell table:style-name="ce10"/>
          <table:table-cell table:number-columns-repeated="1017"/>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568257892" calcext:value-type="float">
            <text:p>1568257892</text:p>
          </table:table-cell>
          <table:table-cell office:value-type="string" calcext:value-type="string">
            <text:p>politician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Democratic</text:p>
          </table:table-cell>
          <table:table-cell table:style-name="ce13" office:value-type="string" calcext:value-type="string">
            <text:p>Democratic-Republican</text:p>
          </table:table-cell>
          <table:table-cell table:style-name="ce13" office:value-type="string" calcext:value-type="string">
            <text:p>Federalist</text:p>
          </table:table-cell>
          <table:table-cell table:style-name="ce13" office:value-type="string" calcext:value-type="string">
            <text:p>Independent</text:p>
          </table:table-cell>
          <table:table-cell table:style-name="ce13" office:value-type="string" calcext:value-type="string">
            <text:p>National Union</text:p>
          </table:table-cell>
          <table:table-cell table:style-name="ce13"/>
          <table:table-cell table:style-name="ce22"/>
          <table:table-cell table:number-columns-repeated="1017"/>
        </table:table-row>
        <table:table-row table:style-name="ro1">
          <table:table-cell table:style-name="ce5" office:value-type="string" calcext:value-type="string">
            <text:p>Republican</text:p>
          </table:table-cell>
          <table:table-cell table:style-name="ce13" office:value-type="string" calcext:value-type="string">
            <text:p>Whig</text:p>
          </table:table-cell>
          <table:table-cell table:style-name="ce13" table:number-columns-repeated="4"/>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party&quot;)" office:value-type="string" office:string-value="http://dbpedia.org/property/party" calcext:value-type="string">
            <text:p>http://dbpedia.org/property/party</text:p>
          </table:table-cell>
          <table:table-cell office:value-type="string" calcext:value-type="string">
            <text:p>party</text:p>
          </table:table-cell>
          <table:table-cell table:number-columns-repeated="2"/>
          <table:table-cell office:value-type="string" calcext:value-type="string">
            <text:p>a person has party Radical Party (France) (an entity of type organisation)</text:p>
          </table:table-cell>
          <table:table-cell office:value-type="string" calcext:value-type="string">
            <text:p>a politician has party Republican People's Party (Turkey) (an entity of type political party)</text:p>
          </table:table-cell>
          <table:table-cell table:style-name="ce20" table:formula="of:=HYPERLINK(&quot;http://goo.gl/289m4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party&quot;)" office:value-type="string" office:string-value="http://dbpedia.org/ontology/party" calcext:value-type="string">
            <text:p>http://dbpedia.org/ontology/party</text:p>
          </table:table-cell>
          <table:table-cell office:value-type="string" calcext:value-type="string">
            <text:p>party</text:p>
          </table:table-cell>
          <table:table-cell table:number-columns-repeated="2"/>
          <table:table-cell office:value-type="string" calcext:value-type="string">
            <text:p>an agent has party Nationalist Republican Party (an entity of type agent)</text:p>
          </table:table-cell>
          <table:table-cell office:value-type="string" calcext:value-type="string">
            <text:p>an agent has party Unionist Party (Guatemala) (an entity of type agent)</text:p>
          </table:table-cell>
          <table:table-cell table:style-name="ce20" table:formula="of:=HYPERLINK(&quot;http://goo.gl/V2hqJ1&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otherParty&quot;)" office:value-type="string" office:string-value="http://dbpedia.org/ontology/otherParty" calcext:value-type="string">
            <text:p>http://dbpedia.org/ontology/otherParty</text:p>
          </table:table-cell>
          <table:table-cell office:value-type="string" calcext:value-type="string">
            <text:p>otherParty</text:p>
          </table:table-cell>
          <table:table-cell table:number-columns-repeated="2"/>
          <table:table-cell office:value-type="string" calcext:value-type="string">
            <text:p>a member of parliament has other party Conservative Party of Canada (an entity of type organisation)</text:p>
          </table:table-cell>
          <table:table-cell office:value-type="string" calcext:value-type="string">
            <text:p>a person has other party Federalist Party (an entity of type agent)</text:p>
          </table:table-cell>
          <table:table-cell table:style-name="ce20" table:formula="of:=HYPERLINK(&quot;http://goo.gl/g14SH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otherparty&quot;)" office:value-type="string" office:string-value="http://dbpedia.org/property/otherparty" calcext:value-type="string">
            <text:p>http://dbpedia.org/property/otherparty</text:p>
          </table:table-cell>
          <table:table-cell office:value-type="string" calcext:value-type="string">
            <text:p>otherparty</text:p>
          </table:table-cell>
          <table:table-cell table:number-columns-repeated="2"/>
          <table:table-cell office:value-type="string" calcext:value-type="string">
            <text:p>an agent has otherparty Visionarios con Antanas Mockus (an entity of type organisation)</text:p>
          </table:table-cell>
          <table:table-cell office:value-type="string" calcext:value-type="string">
            <text:p>an office holder has otherparty Indigenous Social Alliance Movement (an entity of type organisation)</text:p>
          </table:table-cell>
          <table:table-cell table:style-name="ce20" table:formula="of:=HYPERLINK(&quot;http://goo.gl/E1anu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ideology&quot;)" office:value-type="string" office:string-value="http://dbpedia.org/ontology/ideology" calcext:value-type="string">
            <text:p>http://dbpedia.org/ontology/ideology</text:p>
          </table:table-cell>
          <table:table-cell office:value-type="string" calcext:value-type="string">
            <text:p>ideology</text:p>
          </table:table-cell>
          <table:table-cell table:number-columns-repeated="2"/>
          <table:table-cell office:value-type="string" calcext:value-type="string">
            <text:p>an agent has ideology Antisemitism</text:p>
          </table:table-cell>
          <table:table-cell office:value-type="string" calcext:value-type="string">
            <text:p>an agent has ideology Ba'athism</text:p>
          </table:table-cell>
          <table:table-cell table:style-name="ce20" table:formula="of:=HYPERLINK(&quot;http://goo.gl/b5uTa8&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ideology&quot;)" office:value-type="string" office:string-value="http://dbpedia.org/property/ideology" calcext:value-type="string">
            <text:p>http://dbpedia.org/property/ideology</text:p>
          </table:table-cell>
          <table:table-cell office:value-type="string" calcext:value-type="string">
            <text:p>ideology</text:p>
          </table:table-cell>
          <table:table-cell table:number-columns-repeated="2"/>
          <table:table-cell office:value-type="string" calcext:value-type="string">
            <text:p>a political party has ideology Democratic socialism</text:p>
          </table:table-cell>
          <table:table-cell office:value-type="string" calcext:value-type="string">
            <text:p>a political party has ideology Social democracy</text:p>
          </table:table-cell>
          <table:table-cell table:style-name="ce20" table:formula="of:=HYPERLINK(&quot;http://goo.gl/sgN6Eu&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artyName&quot;)" office:value-type="string" office:string-value="http://dbpedia.org/property/partyName" calcext:value-type="string">
            <text:p>http://dbpedia.org/property/partyName</text:p>
          </table:table-cell>
          <table:table-cell office:value-type="string" calcext:value-type="string">
            <text:p>partyName</text:p>
          </table:table-cell>
          <table:table-cell table:number-columns-repeated="2"/>
          <table:table-cell office:value-type="string" calcext:value-type="string">
            <text:p>an organisation has party name Land Party / Earth Party</text:p>
          </table:table-cell>
          <table:table-cell office:value-type="string" calcext:value-type="string">
            <text:p>an agent has party name All India Muslim League</text:p>
          </table:table-cell>
          <table:table-cell table:style-name="ce20" table:formula="of:=HYPERLINK(&quot;http://goo.gl/ZWYqrY&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otherParty&quot;)" office:value-type="string" office:string-value="http://dbpedia.org/property/otherParty" calcext:value-type="string">
            <text:p>http://dbpedia.org/property/otherParty</text:p>
          </table:table-cell>
          <table:table-cell office:value-type="string" calcext:value-type="string">
            <text:p>otherParty</text:p>
          </table:table-cell>
          <table:table-cell table:number-columns-repeated="2"/>
          <table:table-cell office:value-type="string" calcext:value-type="string">
            <text:p>an agent has other party Liberal Party of Australia (an entity of type agent)</text:p>
          </table:table-cell>
          <table:table-cell office:value-type="string" calcext:value-type="string">
            <text:p>a person has other party Scottish National Party (an entity of type organisation)</text:p>
          </table:table-cell>
          <table:table-cell table:style-name="ce20" table:formula="of:=HYPERLINK(&quot;http://goo.gl/1NOKO5&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oliticalParty&quot;)" office:value-type="string" office:string-value="http://dbpedia.org/property/politicalParty" calcext:value-type="string">
            <text:p>http://dbpedia.org/property/politicalParty</text:p>
          </table:table-cell>
          <table:table-cell office:value-type="string" calcext:value-type="string">
            <text:p>politicalParty</text:p>
          </table:table-cell>
          <table:table-cell table:number-columns-repeated="2"/>
          <table:table-cell office:value-type="string" calcext:value-type="string">
            <text:p>an agent has political party Labour Party (UK) (an entity of type organisation)</text:p>
          </table:table-cell>
          <table:table-cell office:value-type="string" calcext:value-type="string">
            <text:p>a person has political party Federalist (an entity of type agent)</text:p>
          </table:table-cell>
          <table:table-cell table:style-name="ce20" table:formula="of:=HYPERLINK(&quot;http://goo.gl/7QLuxw&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ontology/affiliation&quot;)" office:value-type="string" office:string-value="http://dbpedia.org/ontology/affiliation" calcext:value-type="string">
            <text:p>http://dbpedia.org/ontology/affiliation</text:p>
          </table:table-cell>
          <table:table-cell table:style-name="ce16" office:value-type="string" calcext:value-type="string">
            <text:p>affiliation</text:p>
          </table:table-cell>
          <table:table-cell table:style-name="ce16" table:number-columns-repeated="2"/>
          <table:table-cell table:style-name="ce16" office:value-type="string" calcext:value-type="string">
            <text:p>an agent has affiliation Global Alliance in Management Education (an entity of type university)</text:p>
          </table:table-cell>
          <table:table-cell table:style-name="ce16" office:value-type="string" calcext:value-type="string">
            <text:p>an organisation has affiliation 568 Group (an entity of type organisation)</text:p>
          </table:table-cell>
          <table:table-cell table:style-name="ce25" table:formula="of:=HYPERLINK(&quot;http://goo.gl/ER6XhC&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766188396" calcext:value-type="float">
            <text:p>766188396</text:p>
          </table:table-cell>
          <table:table-cell office:value-type="string" calcext:value-type="string">
            <text:p>television show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Barbara Adler</text:p>
          </table:table-cell>
          <table:table-cell table:style-name="ce13" office:value-type="string" calcext:value-type="string">
            <text:p>Brenda Hsueh</text:p>
          </table:table-cell>
          <table:table-cell table:style-name="ce13" office:value-type="string" calcext:value-type="string">
            <text:p>Carter Bays</text:p>
          </table:table-cell>
          <table:table-cell table:style-name="ce13" office:value-type="string" calcext:value-type="string">
            <text:p>Chris Harris</text:p>
          </table:table-cell>
          <table:table-cell table:style-name="ce13" office:value-type="string" calcext:value-type="string">
            <text:p>Chris Marcil</text:p>
          </table:table-cell>
          <table:table-cell table:style-name="ce13"/>
          <table:table-cell table:style-name="ce22"/>
          <table:table-cell table:number-columns-repeated="1017"/>
        </table:table-row>
        <table:table-row table:style-name="ro1">
          <table:table-cell table:style-name="ce5" office:value-type="string" calcext:value-type="string">
            <text:p>Chris Miller</text:p>
          </table:table-cell>
          <table:table-cell table:style-name="ce13" office:value-type="string" calcext:value-type="string">
            <text:p>Chuck Tatham</text:p>
          </table:table-cell>
          <table:table-cell table:style-name="ce13" office:value-type="string" calcext:value-type="string">
            <text:p>Craig Gerard</text:p>
          </table:table-cell>
          <table:table-cell table:style-name="ce13" office:value-type="string" calcext:value-type="string">
            <text:p>Craig Thomas</text:p>
          </table:table-cell>
          <table:table-cell table:style-name="ce13" office:value-type="string" calcext:value-type="string">
            <text:p>Dan Gregor</text:p>
          </table:table-cell>
          <table:table-cell table:style-name="ce13"/>
          <table:table-cell table:style-name="ce22"/>
          <table:table-cell table:number-columns-repeated="1017"/>
        </table:table-row>
        <table:table-row table:style-name="ro1">
          <table:table-cell table:style-name="ce5" office:value-type="string" calcext:value-type="string">
            <text:p>David Hemingson</text:p>
          </table:table-cell>
          <table:table-cell table:style-name="ce13" office:value-type="string" calcext:value-type="string">
            <text:p>Doug Mand</text:p>
          </table:table-cell>
          <table:table-cell table:style-name="ce13" office:value-type="string" calcext:value-type="string">
            <text:p>Eric Falconer</text:p>
          </table:table-cell>
          <table:table-cell table:style-name="ce13" office:value-type="string" calcext:value-type="string">
            <text:p>George Sloan</text:p>
          </table:table-cell>
          <table:table-cell table:style-name="ce13" office:value-type="string" calcext:value-type="string">
            <text:p>Gloria Calderon Kellett</text:p>
          </table:table-cell>
          <table:table-cell table:style-name="ce13"/>
          <table:table-cell table:style-name="ce22"/>
          <table:table-cell table:number-columns-repeated="1017"/>
        </table:table-row>
        <table:table-row table:style-name="ro1">
          <table:table-cell table:style-name="ce5" office:value-type="string" calcext:value-type="string">
            <text:p>Greg Malins</text:p>
          </table:table-cell>
          <table:table-cell table:style-name="ce13" office:value-type="string" calcext:value-type="string">
            <text:p>Ira Ungerleider</text:p>
          </table:table-cell>
          <table:table-cell table:style-name="ce13" office:value-type="string" calcext:value-type="string">
            <text:p>Jamie Rhonheimer</text:p>
          </table:table-cell>
          <table:table-cell table:style-name="ce13" office:value-type="string" calcext:value-type="string">
            <text:p>Jennifer Hendriks</text:p>
          </table:table-cell>
          <table:table-cell table:style-name="ce13" office:value-type="string" calcext:value-type="string">
            <text:p>Joe Kelly</text:p>
          </table:table-cell>
          <table:table-cell table:style-name="ce13"/>
          <table:table-cell table:style-name="ce22"/>
          <table:table-cell table:number-columns-repeated="1017"/>
        </table:table-row>
        <table:table-row table:style-name="ro1">
          <table:table-cell table:style-name="ce5" office:value-type="string" calcext:value-type="string">
            <text:p>Jonathan Groff</text:p>
          </table:table-cell>
          <table:table-cell table:style-name="ce13" office:value-type="string" calcext:value-type="string">
            <text:p>Kourtney Kang</text:p>
          </table:table-cell>
          <table:table-cell table:style-name="ce13" office:value-type="string" calcext:value-type="string">
            <text:p>Kristen Newman</text:p>
          </table:table-cell>
          <table:table-cell table:style-name="ce13" office:value-type="string" calcext:value-type="string">
            <text:p>Maria Farrari</text:p>
          </table:table-cell>
          <table:table-cell table:style-name="ce13" office:value-type="string" calcext:value-type="string">
            <text:p>Martynas Prusevicius</text:p>
          </table:table-cell>
          <table:table-cell table:style-name="ce13"/>
          <table:table-cell table:style-name="ce22"/>
          <table:table-cell table:number-columns-repeated="1017"/>
        </table:table-row>
        <table:table-row table:style-name="ro1">
          <table:table-cell table:style-name="ce5" office:value-type="string" calcext:value-type="string">
            <text:p>Matthew Zinman</text:p>
          </table:table-cell>
          <table:table-cell table:style-name="ce13" office:value-type="string" calcext:value-type="string">
            <text:p>Matt Kuhn</text:p>
          </table:table-cell>
          <table:table-cell table:style-name="ce13" office:value-type="string" calcext:value-type="string">
            <text:p>Matt Sorrentino</text:p>
          </table:table-cell>
          <table:table-cell table:style-name="ce13" office:value-type="string" calcext:value-type="string">
            <text:p>Phil Lord</text:p>
          </table:table-cell>
          <table:table-cell table:style-name="ce13" office:value-type="string" calcext:value-type="string">
            <text:p>Rachel Axler</text:p>
          </table:table-cell>
          <table:table-cell table:style-name="ce13"/>
          <table:table-cell table:style-name="ce22"/>
          <table:table-cell table:number-columns-repeated="1017"/>
        </table:table-row>
        <table:table-row table:style-name="ro1">
          <table:table-cell table:style-name="ce5" office:value-type="string" calcext:value-type="string">
            <text:p>Robia Rashid</text:p>
          </table:table-cell>
          <table:table-cell table:style-name="ce13" office:value-type="string" calcext:value-type="string">
            <text:p>Romanski</text:p>
          </table:table-cell>
          <table:table-cell table:style-name="ce13" office:value-type="string" calcext:value-type="string">
            <text:p>Sam Johnson</text:p>
          </table:table-cell>
          <table:table-cell table:style-name="ce13" office:value-type="string" calcext:value-type="string">
            <text:p>Stephen Lloyd</text:p>
          </table:table-cell>
          <table:table-cell table:style-name="ce13" office:value-type="string" calcext:value-type="string">
            <text:p>Tami Sagher</text:p>
          </table:table-cell>
          <table:table-cell table:style-name="ce13"/>
          <table:table-cell table:style-name="ce22"/>
          <table:table-cell table:number-columns-repeated="1017"/>
        </table:table-row>
        <table:table-row table:style-name="ro1">
          <table:table-cell table:style-name="ce5" office:value-type="string" calcext:value-type="string">
            <text:p>Theresa Mulligan Rosenthal</text:p>
          </table:table-cell>
          <table:table-cell table:style-name="ce13" office:value-type="string" calcext:value-type="string">
            <text:p>Tom Ruprecht</text:p>
          </table:table-cell>
          <table:table-cell table:style-name="ce13" table:number-columns-repeated="4"/>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writtenby&quot;)" office:value-type="string" office:string-value="http://dbpedia.org/property/writtenby" calcext:value-type="string">
            <text:p>http://dbpedia.org/property/writtenby</text:p>
          </table:table-cell>
          <table:table-cell office:value-type="string" calcext:value-type="string">
            <text:p>writtenby</text:p>
          </table:table-cell>
          <table:table-cell table:number-columns-repeated="2"/>
          <table:table-cell office:value-type="string" calcext:value-type="string">
            <text:p>a television show has WrittenBy Brent V. Friedman &amp; Bryce Zabel</text:p>
          </table:table-cell>
          <table:table-cell office:value-type="string" calcext:value-type="string">
            <text:p>a work has WrittenBy Geoff Johns</text:p>
          </table:table-cell>
          <table:table-cell table:style-name="ce20" table:formula="of:=HYPERLINK(&quot;http://goo.gl/YLlhz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writer&quot;)" office:value-type="string" office:string-value="http://dbpedia.org/property/writer" calcext:value-type="string">
            <text:p>http://dbpedia.org/property/writer</text:p>
          </table:table-cell>
          <table:table-cell office:value-type="string" calcext:value-type="string">
            <text:p>writer</text:p>
          </table:table-cell>
          <table:table-cell table:number-columns-repeated="2"/>
          <table:table-cell office:value-type="string" calcext:value-type="string">
            <text:p>an album has writer Walter Becker, Donald Fagen, Huston, Jolicoeur, Mason, Mercer</text:p>
          </table:table-cell>
          <table:table-cell office:value-type="string" calcext:value-type="string">
            <text:p>a movie has writer L.C. Moyzisch (an entity of type agent)</text:p>
          </table:table-cell>
          <table:table-cell table:style-name="ce20" table:formula="of:=HYPERLINK(&quot;http://goo.gl/k2JNWA&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reator&quot;)" office:value-type="string" office:string-value="http://dbpedia.org/property/creator" calcext:value-type="string">
            <text:p>http://dbpedia.org/property/creator</text:p>
          </table:table-cell>
          <table:table-cell office:value-type="string" calcext:value-type="string">
            <text:p>creator</text:p>
          </table:table-cell>
          <table:table-cell table:number-columns-repeated="2"/>
          <table:table-cell office:value-type="string" calcext:value-type="string">
            <text:p>a television show has creator David S. Goyer (an entity of type agent)</text:p>
          </table:table-cell>
          <table:table-cell office:value-type="string" calcext:value-type="string">
            <text:p>a work has creator Dave Sheridan (actor) (an entity of type agent)</text:p>
          </table:table-cell>
          <table:table-cell table:style-name="ce20" table:formula="of:=HYPERLINK(&quot;http://goo.gl/5lxYx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writer&quot;)" office:value-type="string" office:string-value="http://dbpedia.org/ontology/writer" calcext:value-type="string">
            <text:p>http://dbpedia.org/ontology/writer</text:p>
          </table:table-cell>
          <table:table-cell office:value-type="string" calcext:value-type="string">
            <text:p>writer</text:p>
          </table:table-cell>
          <table:table-cell table:number-columns-repeated="2"/>
          <table:table-cell office:value-type="string" calcext:value-type="string">
            <text:p>a work has writer Julie Delpy (an entity of type agent)</text:p>
          </table:table-cell>
          <table:table-cell office:value-type="string" calcext:value-type="string">
            <text:p>a movie has writer Ernesto Gastaldi (an entity of type agent)</text:p>
          </table:table-cell>
          <table:table-cell table:style-name="ce20" table:formula="of:=HYPERLINK(&quot;http://goo.gl/SSpil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creator&quot;)" office:value-type="string" office:string-value="http://dbpedia.org/ontology/creator" calcext:value-type="string">
            <text:p>http://dbpedia.org/ontology/creator</text:p>
          </table:table-cell>
          <table:table-cell office:value-type="string" calcext:value-type="string">
            <text:p>creator</text:p>
          </table:table-cell>
          <table:table-cell table:number-columns-repeated="2"/>
          <table:table-cell office:value-type="string" calcext:value-type="string">
            <text:p>a comics character has creator Doug Moench (an entity of type comics creator)</text:p>
          </table:table-cell>
          <table:table-cell office:value-type="string" calcext:value-type="string">
            <text:p>a work has creator Jules Verne (an entity of type artist)</text:p>
          </table:table-cell>
          <table:table-cell table:style-name="ce20" table:formula="of:=HYPERLINK(&quot;http://goo.gl/6ATZS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irector&quot;)" office:value-type="string" office:string-value="http://dbpedia.org/property/director" calcext:value-type="string">
            <text:p>http://dbpedia.org/property/director</text:p>
          </table:table-cell>
          <table:table-cell office:value-type="string" calcext:value-type="string">
            <text:p>director</text:p>
          </table:table-cell>
          <table:table-cell table:number-columns-repeated="2"/>
          <table:table-cell office:value-type="string" calcext:value-type="string">
            <text:p>a movie has director Richard Donner (an entity of type agent)</text:p>
          </table:table-cell>
          <table:table-cell office:value-type="string" calcext:value-type="string">
            <text:p>a television episode has director John Rich (director) (an entity of type agent)</text:p>
          </table:table-cell>
          <table:table-cell table:style-name="ce20" table:formula="of:=HYPERLINK(&quot;http://goo.gl/8qU9Wn&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ontology/director&quot;)" office:value-type="string" office:string-value="http://dbpedia.org/ontology/director" calcext:value-type="string">
            <text:p>http://dbpedia.org/ontology/director</text:p>
          </table:table-cell>
          <table:table-cell table:style-name="ce16" office:value-type="string" calcext:value-type="string">
            <text:p>director</text:p>
          </table:table-cell>
          <table:table-cell table:style-name="ce16" table:number-columns-repeated="2"/>
          <table:table-cell table:style-name="ce16" office:value-type="string" calcext:value-type="string">
            <text:p>a work has director J. Lee Thompson (an entity of type person)</text:p>
          </table:table-cell>
          <table:table-cell table:style-name="ce16" office:value-type="string" calcext:value-type="string">
            <text:p>a movie has director Jack Conway (filmmaker) (an entity of type person)</text:p>
          </table:table-cell>
          <table:table-cell table:style-name="ce25" table:formula="of:=HYPERLINK(&quot;http://goo.gl/fSJld0&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2043956000" calcext:value-type="float">
            <text:p>2043956000</text:p>
          </table:table-cell>
          <table:table-cell office:value-type="string" calcext:value-type="string">
            <text:p>television show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float" office:value="1" calcext:value-type="float">
            <text:p>1</text:p>
          </table:table-cell>
          <table:table-cell table:style-name="ce13" office:value-type="float" office:value="10" calcext:value-type="float">
            <text:p>10</text:p>
          </table:table-cell>
          <table:table-cell table:style-name="ce13" office:value-type="float" office:value="11" calcext:value-type="float">
            <text:p>11</text:p>
          </table:table-cell>
          <table:table-cell table:style-name="ce13" office:value-type="float" office:value="12" calcext:value-type="float">
            <text:p>12</text:p>
          </table:table-cell>
          <table:table-cell table:style-name="ce13" office:value-type="float" office:value="13" calcext:value-type="float">
            <text:p>13</text:p>
          </table:table-cell>
          <table:table-cell table:style-name="ce13"/>
          <table:table-cell table:style-name="ce22"/>
          <table:table-cell table:number-columns-repeated="1017"/>
        </table:table-row>
        <table:table-row table:style-name="ro1">
          <table:table-cell table:style-name="ce5" office:value-type="float" office:value="14" calcext:value-type="float">
            <text:p>14</text:p>
          </table:table-cell>
          <table:table-cell table:style-name="ce13" office:value-type="float" office:value="15" calcext:value-type="float">
            <text:p>15</text:p>
          </table:table-cell>
          <table:table-cell table:style-name="ce13" office:value-type="float" office:value="16" calcext:value-type="float">
            <text:p>16</text:p>
          </table:table-cell>
          <table:table-cell table:style-name="ce13" office:value-type="float" office:value="17" calcext:value-type="float">
            <text:p>17</text:p>
          </table:table-cell>
          <table:table-cell table:style-name="ce13" office:value-type="float" office:value="18" calcext:value-type="float">
            <text:p>18</text:p>
          </table:table-cell>
          <table:table-cell table:style-name="ce13"/>
          <table:table-cell table:style-name="ce22"/>
          <table:table-cell table:number-columns-repeated="1017"/>
        </table:table-row>
        <table:table-row table:style-name="ro1">
          <table:table-cell table:style-name="ce5" office:value-type="float" office:value="19" calcext:value-type="float">
            <text:p>19</text:p>
          </table:table-cell>
          <table:table-cell table:style-name="ce13" office:value-type="float" office:value="2" calcext:value-type="float">
            <text:p>2</text:p>
          </table:table-cell>
          <table:table-cell table:style-name="ce13" office:value-type="float" office:value="20" calcext:value-type="float">
            <text:p>20</text:p>
          </table:table-cell>
          <table:table-cell table:style-name="ce13" office:value-type="float" office:value="21" calcext:value-type="float">
            <text:p>21</text:p>
          </table:table-cell>
          <table:table-cell table:style-name="ce13" office:value-type="float" office:value="22" calcext:value-type="float">
            <text:p>22</text:p>
          </table:table-cell>
          <table:table-cell table:style-name="ce13"/>
          <table:table-cell table:style-name="ce22"/>
          <table:table-cell table:number-columns-repeated="1017"/>
        </table:table-row>
        <table:table-row table:style-name="ro1">
          <table:table-cell table:style-name="ce5" office:value-type="float" office:value="23" calcext:value-type="float">
            <text:p>23</text:p>
          </table:table-cell>
          <table:table-cell table:style-name="ce13" office:value-type="float" office:value="24" calcext:value-type="float">
            <text:p>24</text:p>
          </table:table-cell>
          <table:table-cell table:style-name="ce13" office:value-type="float" office:value="3" calcext:value-type="float">
            <text:p>3</text:p>
          </table:table-cell>
          <table:table-cell table:style-name="ce13" office:value-type="float" office:value="4" calcext:value-type="float">
            <text:p>4</text:p>
          </table:table-cell>
          <table:table-cell table:style-name="ce13" office:value-type="float" office:value="5" calcext:value-type="float">
            <text:p>5</text:p>
          </table:table-cell>
          <table:table-cell table:style-name="ce13"/>
          <table:table-cell table:style-name="ce22"/>
          <table:table-cell table:number-columns-repeated="1017"/>
        </table:table-row>
        <table:table-row table:style-name="ro1">
          <table:table-cell table:style-name="ce5" office:value-type="float" office:value="6" calcext:value-type="float">
            <text:p>6</text:p>
          </table:table-cell>
          <table:table-cell table:style-name="ce13" office:value-type="float" office:value="7" calcext:value-type="float">
            <text:p>7</text:p>
          </table:table-cell>
          <table:table-cell table:style-name="ce13" office:value-type="float" office:value="8" calcext:value-type="float">
            <text:p>8</text:p>
          </table:table-cell>
          <table:table-cell table:style-name="ce13" office:value-type="float" office:value="9" calcext:value-type="float">
            <text:p>9</text:p>
          </table:table-cell>
          <table:table-cell table:style-name="ce13" table:number-columns-repeated="2"/>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showName&quot;)" office:value-type="string" office:string-value="http://dbpedia.org/property/showName" calcext:value-type="string">
            <text:p>http://dbpedia.org/property/showName</text:p>
          </table:table-cell>
          <table:table-cell office:value-type="string" calcext:value-type="string">
            <text:p>showName</text:p>
          </table:table-cell>
          <table:table-cell table:number-columns-repeated="2"/>
          <table:table-cell office:value-type="string" calcext:value-type="string">
            <text:p>a television show has show name Alles außer Sex</text:p>
          </table:table-cell>
          <table:table-cell office:value-type="string" calcext:value-type="string">
            <text:p>a work has show name Fifth Gear</text:p>
          </table:table-cell>
          <table:table-cell table:style-name="ce20" table:formula="of:=HYPERLINK(&quot;http://goo.gl/1dMfk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eriesep&quot;)" office:value-type="string" office:string-value="http://dbpedia.org/property/seriesep" calcext:value-type="string">
            <text:p>http://dbpedia.org/property/seriesep</text:p>
          </table:table-cell>
          <table:table-cell office:value-type="string" calcext:value-type="string">
            <text:p>seriesep</text:p>
          </table:table-cell>
          <table:table-cell table:number-columns-repeated="4"/>
          <table:table-cell table:style-name="ce20" table:formula="of:=HYPERLINK(&quot;http://goo.gl/c9w72p&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umber&quot;)" office:value-type="string" office:string-value="http://dbpedia.org/property/number" calcext:value-type="string">
            <text:p>http://dbpedia.org/property/number</text:p>
          </table:table-cell>
          <table:table-cell office:value-type="string" calcext:value-type="string">
            <text:p>number</text:p>
          </table:table-cell>
          <table:table-cell table:number-columns-repeated="2"/>
          <table:table-cell office:value-type="string" calcext:value-type="string">
            <text:p>a musical work has number 4</text:p>
          </table:table-cell>
          <table:table-cell office:value-type="string" calcext:value-type="string">
            <text:p>a device has number around 4,600</text:p>
          </table:table-cell>
          <table:table-cell table:style-name="ce20" table:formula="of:=HYPERLINK(&quot;http://goo.gl/LJ1o7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numberOfEpisodes&quot;)" office:value-type="string" office:string-value="http://dbpedia.org/ontology/numberOfEpisodes" calcext:value-type="string">
            <text:p>http://dbpedia.org/ontology/numberOfEpisodes</text:p>
          </table:table-cell>
          <table:table-cell office:value-type="string" calcext:value-type="string">
            <text:p>numberOfEpisodes</text:p>
          </table:table-cell>
          <table:table-cell table:number-columns-repeated="2"/>
          <table:table-cell office:value-type="string" calcext:value-type="string">
            <text:p>a work has number of episodes 39</text:p>
          </table:table-cell>
          <table:table-cell office:value-type="string" calcext:value-type="string">
            <text:p>a television show has number of episodes 232</text:p>
          </table:table-cell>
          <table:table-cell table:style-name="ce20" table:formula="of:=HYPERLINK(&quot;http://goo.gl/xJ3UKu&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roduction&quot;)" office:value-type="string" office:string-value="http://dbpedia.org/property/production" calcext:value-type="string">
            <text:p>http://dbpedia.org/property/production</text:p>
          </table:table-cell>
          <table:table-cell office:value-type="string" calcext:value-type="string">
            <text:p>production</text:p>
          </table:table-cell>
          <table:table-cell table:number-columns-repeated="2"/>
          <table:table-cell office:value-type="string" calcext:value-type="string">
            <text:p>an automobile has production 1933</text:p>
          </table:table-cell>
          <table:table-cell office:value-type="string" calcext:value-type="string">
            <text:p>a television episode has production 201</text:p>
          </table:table-cell>
          <table:table-cell table:style-name="ce20" table:formula="of:=HYPERLINK(&quot;http://goo.gl/kVCjCi&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revSeason&quot;)" office:value-type="string" office:string-value="http://dbpedia.org/property/prevSeason" calcext:value-type="string">
            <text:p>http://dbpedia.org/property/prevSeason</text:p>
          </table:table-cell>
          <table:table-cell office:value-type="string" calcext:value-type="string">
            <text:p>prevSeason</text:p>
          </table:table-cell>
          <table:table-cell table:number-columns-repeated="2"/>
          <table:table-cell office:value-type="string" calcext:value-type="string">
            <text:p>a work has prev season NCIS (season 2) (an entity of type television season)</text:p>
          </table:table-cell>
          <table:table-cell office:value-type="string" calcext:value-type="string">
            <text:p>a work has prev season America's Next Top Model, Cycle 11 (an entity of type television season)</text:p>
          </table:table-cell>
          <table:table-cell table:style-name="ce20" table:formula="of:=HYPERLINK(&quot;http://goo.gl/EBLzIS&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extSeason&quot;)" office:value-type="string" office:string-value="http://dbpedia.org/property/nextSeason" calcext:value-type="string">
            <text:p>http://dbpedia.org/property/nextSeason</text:p>
          </table:table-cell>
          <table:table-cell office:value-type="string" calcext:value-type="string">
            <text:p>nextSeason</text:p>
          </table:table-cell>
          <table:table-cell table:number-columns-repeated="2"/>
          <table:table-cell office:value-type="string" calcext:value-type="string">
            <text:p>a work has next season NCIS (season 3) (an entity of type television season)</text:p>
          </table:table-cell>
          <table:table-cell office:value-type="string" calcext:value-type="string">
            <text:p>a television season has next season NCIS (season 5) (an entity of type television season)</text:p>
          </table:table-cell>
          <table:table-cell table:style-name="ce20" table:formula="of:=HYPERLINK(&quot;http://goo.gl/YmOl7W&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title&quot;)" office:value-type="string" office:string-value="http://dbpedia.org/property/title" calcext:value-type="string">
            <text:p>http://dbpedia.org/property/title</text:p>
          </table:table-cell>
          <table:table-cell office:value-type="string" calcext:value-type="string">
            <text:p>title</text:p>
          </table:table-cell>
          <table:table-cell table:number-columns-repeated="2"/>
          <table:table-cell office:value-type="string" calcext:value-type="string">
            <text:p>an album has title Starálfur</text:p>
          </table:table-cell>
          <table:table-cell office:value-type="string" calcext:value-type="string">
            <text:p>a work has title %C3%86nema (an entity of type single)</text:p>
          </table:table-cell>
          <table:table-cell table:style-name="ce20" table:formula="of:=HYPERLINK(&quot;http://goo.gl/rnRNwI&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easonName&quot;)" office:value-type="string" office:string-value="http://dbpedia.org/property/seasonName" calcext:value-type="string">
            <text:p>http://dbpedia.org/property/seasonName</text:p>
          </table:table-cell>
          <table:table-cell office:value-type="string" calcext:value-type="string">
            <text:p>seasonName</text:p>
          </table:table-cell>
          <table:table-cell table:number-columns-repeated="2"/>
          <table:table-cell office:value-type="string" calcext:value-type="string">
            <text:p>a television season has season name Stargate Atlantis Season 1</text:p>
          </table:table-cell>
          <table:table-cell office:value-type="string" calcext:value-type="string">
            <text:p>a television season has season name The Tribe Series 2</text:p>
          </table:table-cell>
          <table:table-cell table:style-name="ce20" table:formula="of:=HYPERLINK(&quot;http://goo.gl/nOC4S8&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eason&quot;)" office:value-type="string" office:string-value="http://dbpedia.org/property/season" calcext:value-type="string">
            <text:p>http://dbpedia.org/property/season</text:p>
          </table:table-cell>
          <table:table-cell office:value-type="string" calcext:value-type="string">
            <text:p>season</text:p>
          </table:table-cell>
          <table:table-cell table:number-columns-repeated="2"/>
          <table:table-cell office:value-type="string" calcext:value-type="string">
            <text:p>an agent has season 1968</text:p>
          </table:table-cell>
          <table:table-cell office:value-type="string" calcext:value-type="string">
            <text:p>an agent has season 2012</text:p>
          </table:table-cell>
          <table:table-cell table:style-name="ce20" table:formula="of:=HYPERLINK(&quot;http://goo.gl/MPe07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umEpisodes&quot;)" office:value-type="string" office:string-value="http://dbpedia.org/property/numEpisodes" calcext:value-type="string">
            <text:p>http://dbpedia.org/property/numEpisodes</text:p>
          </table:table-cell>
          <table:table-cell office:value-type="string" calcext:value-type="string">
            <text:p>numEpisodes</text:p>
          </table:table-cell>
          <table:table-cell table:number-columns-repeated="2"/>
          <table:table-cell office:value-type="string" calcext:value-type="string">
            <text:p>a work has num episodes 103</text:p>
          </table:table-cell>
          <table:table-cell office:value-type="string" calcext:value-type="string">
            <text:p>a work has num episodes 70</text:p>
          </table:table-cell>
          <table:table-cell table:style-name="ce20" table:formula="of:=HYPERLINK(&quot;http://goo.gl/V8kywz&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numberOfSeasons&quot;)" office:value-type="string" office:string-value="http://dbpedia.org/ontology/numberOfSeasons" calcext:value-type="string">
            <text:p>http://dbpedia.org/ontology/numberOfSeasons</text:p>
          </table:table-cell>
          <table:table-cell office:value-type="string" calcext:value-type="string">
            <text:p>numberOfSeasons</text:p>
          </table:table-cell>
          <table:table-cell table:number-columns-repeated="2"/>
          <table:table-cell office:value-type="string" calcext:value-type="string">
            <text:p>a television show has number of seasons 1980</text:p>
          </table:table-cell>
          <table:table-cell office:value-type="string" calcext:value-type="string">
            <text:p>a work has number of seasons 44</text:p>
          </table:table-cell>
          <table:table-cell table:style-name="ce20" table:formula="of:=HYPERLINK(&quot;http://goo.gl/JqAGhX&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pisodenumber&quot;)" office:value-type="string" office:string-value="http://dbpedia.org/property/episodenumber" calcext:value-type="string">
            <text:p>http://dbpedia.org/property/episodenumber</text:p>
          </table:table-cell>
          <table:table-cell office:value-type="string" calcext:value-type="string">
            <text:p>episodenumber</text:p>
          </table:table-cell>
          <table:table-cell table:number-columns-repeated="2"/>
          <table:table-cell office:value-type="string" calcext:value-type="string">
            <text:p>a television show has EpisodeNumber 5</text:p>
          </table:table-cell>
          <table:table-cell office:value-type="string" calcext:value-type="string">
            <text:p>an agent has EpisodeNumber 10</text:p>
          </table:table-cell>
          <table:table-cell table:style-name="ce20" table:formula="of:=HYPERLINK(&quot;http://goo.gl/VsN8f4&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umSeries&quot;)" office:value-type="string" office:string-value="http://dbpedia.org/property/numSeries" calcext:value-type="string">
            <text:p>http://dbpedia.org/property/numSeries</text:p>
          </table:table-cell>
          <table:table-cell office:value-type="string" calcext:value-type="string">
            <text:p>numSeries</text:p>
          </table:table-cell>
          <table:table-cell table:number-columns-repeated="2"/>
          <table:table-cell office:value-type="string" calcext:value-type="string">
            <text:p>a television show has num series 27</text:p>
          </table:table-cell>
          <table:table-cell office:value-type="string" calcext:value-type="string">
            <text:p>a radio program has num series 14</text:p>
          </table:table-cell>
          <table:table-cell table:style-name="ce20" table:formula="of:=HYPERLINK(&quot;http://goo.gl/It6dN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pisode&quot;)" office:value-type="string" office:string-value="http://dbpedia.org/property/episode" calcext:value-type="string">
            <text:p>http://dbpedia.org/property/episode</text:p>
          </table:table-cell>
          <table:table-cell office:value-type="string" calcext:value-type="string">
            <text:p>episode</text:p>
          </table:table-cell>
          <table:table-cell table:number-columns-repeated="2"/>
          <table:table-cell office:value-type="string" calcext:value-type="string">
            <text:p>a work has Episode 2</text:p>
          </table:table-cell>
          <table:table-cell office:value-type="string" calcext:value-type="string">
            <text:p>a television episode has Episode Broken Bow, Part II</text:p>
          </table:table-cell>
          <table:table-cell table:style-name="ce20" table:formula="of:=HYPERLINK(&quot;http://goo.gl/P8PzNU&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pisodes&quot;)" office:value-type="string" office:string-value="http://dbpedia.org/property/episodes" calcext:value-type="string">
            <text:p>http://dbpedia.org/property/episodes</text:p>
          </table:table-cell>
          <table:table-cell office:value-type="string" calcext:value-type="string">
            <text:p>episodes</text:p>
          </table:table-cell>
          <table:table-cell table:number-columns-repeated="2"/>
          <table:table-cell office:value-type="string" calcext:value-type="string">
            <text:p>an anime has episodes 24</text:p>
          </table:table-cell>
          <table:table-cell office:value-type="string" calcext:value-type="string">
            <text:p>a manga has episodes 15</text:p>
          </table:table-cell>
          <table:table-cell table:style-name="ce20" table:formula="of:=HYPERLINK(&quot;http://goo.gl/4LToh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episodeNumber&quot;)" office:value-type="string" office:string-value="http://dbpedia.org/ontology/episodeNumber" calcext:value-type="string">
            <text:p>http://dbpedia.org/ontology/episodeNumber</text:p>
          </table:table-cell>
          <table:table-cell office:value-type="string" calcext:value-type="string">
            <text:p>episodeNumber</text:p>
          </table:table-cell>
          <table:table-cell table:number-columns-repeated="2"/>
          <table:table-cell office:value-type="string" calcext:value-type="string">
            <text:p>a television episode has episode number 40</text:p>
          </table:table-cell>
          <table:table-cell office:value-type="string" calcext:value-type="string">
            <text:p>a television episode has episode number 90</text:p>
          </table:table-cell>
          <table:table-cell table:style-name="ce20" table:formula="of:=HYPERLINK(&quot;http://goo.gl/gm19N4&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umSeasons&quot;)" office:value-type="string" office:string-value="http://dbpedia.org/property/numSeasons" calcext:value-type="string">
            <text:p>http://dbpedia.org/property/numSeasons</text:p>
          </table:table-cell>
          <table:table-cell office:value-type="string" calcext:value-type="string">
            <text:p>numSeasons</text:p>
          </table:table-cell>
          <table:table-cell table:number-columns-repeated="2"/>
          <table:table-cell office:value-type="string" calcext:value-type="string">
            <text:p>a work has num seasons 27</text:p>
          </table:table-cell>
          <table:table-cell office:value-type="string" calcext:value-type="string">
            <text:p>a work has num seasons 19</text:p>
          </table:table-cell>
          <table:table-cell table:style-name="ce20" table:formula="of:=HYPERLINK(&quot;http://goo.gl/zczKui&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pisodeNo&quot;)" office:value-type="string" office:string-value="http://dbpedia.org/property/episodeNo" calcext:value-type="string">
            <text:p>http://dbpedia.org/property/episodeNo</text:p>
          </table:table-cell>
          <table:table-cell office:value-type="string" calcext:value-type="string">
            <text:p>episodeNo</text:p>
          </table:table-cell>
          <table:table-cell table:number-columns-repeated="2"/>
          <table:table-cell office:value-type="string" calcext:value-type="string">
            <text:p>a person has episode no 115</text:p>
          </table:table-cell>
          <table:table-cell office:value-type="string" calcext:value-type="string">
            <text:p>an agent has episode no 115</text:p>
          </table:table-cell>
          <table:table-cell table:style-name="ce20" table:formula="of:=HYPERLINK(&quot;http://goo.gl/SXIRrY&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eries&quot;)" office:value-type="string" office:string-value="http://dbpedia.org/property/series" calcext:value-type="string">
            <text:p>http://dbpedia.org/property/series</text:p>
          </table:table-cell>
          <table:table-cell office:value-type="string" calcext:value-type="string">
            <text:p>series</text:p>
          </table:table-cell>
          <table:table-cell table:number-columns-repeated="2"/>
          <table:table-cell office:value-type="string" calcext:value-type="string">
            <text:p>a species has series Banksia ser. Grandes (an entity of type eukaryote)</text:p>
          </table:table-cell>
          <table:table-cell office:value-type="string" calcext:value-type="string">
            <text:p>an agent has series House (TV series) (an entity of type work)</text:p>
          </table:table-cell>
          <table:table-cell table:style-name="ce20" table:formula="of:=HYPERLINK(&quot;http://goo.gl/sIFUBz&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pisodeList&quot;)" office:value-type="string" office:string-value="http://dbpedia.org/property/episodeList" calcext:value-type="string">
            <text:p>http://dbpedia.org/property/episodeList</text:p>
          </table:table-cell>
          <table:table-cell office:value-type="string" calcext:value-type="string">
            <text:p>episodeList</text:p>
          </table:table-cell>
          <table:table-cell table:number-columns-repeated="2"/>
          <table:table-cell office:value-type="string" calcext:value-type="string">
            <text:p>a television episode has episode list Once Upon a Time (season 1) (an entity of type television season)</text:p>
          </table:table-cell>
          <table:table-cell office:value-type="string" calcext:value-type="string">
            <text:p>a work has episode list List of Tamayura episodes#Tamayura</text:p>
          </table:table-cell>
          <table:table-cell table:style-name="ce20" table:formula="of:=HYPERLINK(&quot;http://goo.gl/rhwoJC&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seasonNumber&quot;)" office:value-type="string" office:string-value="http://dbpedia.org/ontology/seasonNumber" calcext:value-type="string">
            <text:p>http://dbpedia.org/ontology/seasonNumber</text:p>
          </table:table-cell>
          <table:table-cell office:value-type="string" calcext:value-type="string">
            <text:p>seasonNumber</text:p>
          </table:table-cell>
          <table:table-cell table:number-columns-repeated="2"/>
          <table:table-cell office:value-type="string" calcext:value-type="string">
            <text:p>a work has season number 20</text:p>
          </table:table-cell>
          <table:table-cell office:value-type="string" calcext:value-type="string">
            <text:p>a television episode has season number 31</text:p>
          </table:table-cell>
          <table:table-cell table:style-name="ce20" table:formula="of:=HYPERLINK(&quot;http://goo.gl/3Mu4Lb&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istEpisodes&quot;)" office:value-type="string" office:string-value="http://dbpedia.org/property/listEpisodes" calcext:value-type="string">
            <text:p>http://dbpedia.org/property/listEpisodes</text:p>
          </table:table-cell>
          <table:table-cell office:value-type="string" calcext:value-type="string">
            <text:p>listEpisodes</text:p>
          </table:table-cell>
          <table:table-cell table:number-columns-repeated="2"/>
          <table:table-cell office:value-type="string" calcext:value-type="string">
            <text:p>a television show has list episodes List of Ed episodes</text:p>
          </table:table-cell>
          <table:table-cell office:value-type="string" calcext:value-type="string">
            <text:p>a television show has list episodes List of Hustle episodes</text:p>
          </table:table-cell>
          <table:table-cell table:style-name="ce20" table:formula="of:=HYPERLINK(&quot;http://goo.gl/WFJZUY&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easonep&quot;)" office:value-type="string" office:string-value="http://dbpedia.org/property/seasonep" calcext:value-type="string">
            <text:p>http://dbpedia.org/property/seasonep</text:p>
          </table:table-cell>
          <table:table-cell office:value-type="string" calcext:value-type="string">
            <text:p>seasonep</text:p>
          </table:table-cell>
          <table:table-cell table:number-columns-repeated="4"/>
          <table:table-cell table:style-name="ce20" table:formula="of:=HYPERLINK(&quot;http://goo.gl/qFsjfl&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umberinseries&quot;)" office:value-type="string" office:string-value="http://dbpedia.org/property/numberinseries" calcext:value-type="string">
            <text:p>http://dbpedia.org/property/numberinseries</text:p>
          </table:table-cell>
          <table:table-cell office:value-type="string" calcext:value-type="string">
            <text:p>numberinseries</text:p>
          </table:table-cell>
          <table:table-cell table:number-columns-repeated="2"/>
          <table:table-cell office:value-type="string" calcext:value-type="string">
            <text:p>a work has NumberinSeries 10</text:p>
          </table:table-cell>
          <table:table-cell office:value-type="string" calcext:value-type="string">
            <text:p>a television show has NumberinSeries 5</text:p>
          </table:table-cell>
          <table:table-cell table:style-name="ce20" table:formula="of:=HYPERLINK(&quot;http://goo.gl/T78Bk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eriesNo&quot;)" office:value-type="string" office:string-value="http://dbpedia.org/property/seriesNo" calcext:value-type="string">
            <text:p>http://dbpedia.org/property/seriesNo</text:p>
          </table:table-cell>
          <table:table-cell office:value-type="string" calcext:value-type="string">
            <text:p>seriesNo</text:p>
          </table:table-cell>
          <table:table-cell table:number-columns-repeated="2"/>
          <table:table-cell office:value-type="string" calcext:value-type="string">
            <text:p>a work has Series no 17</text:p>
          </table:table-cell>
          <table:table-cell office:value-type="string" calcext:value-type="string">
            <text:p>a work has Series no 30</text:p>
          </table:table-cell>
          <table:table-cell table:style-name="ce20" table:formula="of:=HYPERLINK(&quot;http://goo.gl/xS7eG6&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easons&quot;)" office:value-type="string" office:string-value="http://dbpedia.org/property/seasons" calcext:value-type="string">
            <text:p>http://dbpedia.org/property/seasons</text:p>
          </table:table-cell>
          <table:table-cell office:value-type="string" calcext:value-type="string">
            <text:p>seasons</text:p>
          </table:table-cell>
          <table:table-cell table:number-columns-repeated="2"/>
          <table:table-cell office:value-type="string" calcext:value-type="string">
            <text:p>a person has seasons 2005</text:p>
          </table:table-cell>
          <table:table-cell office:value-type="string" calcext:value-type="string">
            <text:p>a skier has seasons -present</text:p>
          </table:table-cell>
          <table:table-cell table:style-name="ce20" table:formula="of:=HYPERLINK(&quot;http://goo.gl/giZvD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umberEpisodes&quot;)" office:value-type="string" office:string-value="http://dbpedia.org/property/numberEpisodes" calcext:value-type="string">
            <text:p>http://dbpedia.org/property/numberEpisodes</text:p>
          </table:table-cell>
          <table:table-cell office:value-type="string" calcext:value-type="string">
            <text:p>numberEpisodes</text:p>
          </table:table-cell>
          <table:table-cell table:number-columns-repeated="2"/>
          <table:table-cell office:value-type="string" calcext:value-type="string">
            <text:p>a television show has number episodes 14</text:p>
          </table:table-cell>
          <table:table-cell office:value-type="string" calcext:value-type="string">
            <text:p>a work has number episodes 11</text:p>
          </table:table-cell>
          <table:table-cell table:style-name="ce20" table:formula="of:=HYPERLINK(&quot;http://goo.gl/0pTiS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missingEps&quot;)" office:value-type="string" office:string-value="http://dbpedia.org/property/missingEps" calcext:value-type="string">
            <text:p>http://dbpedia.org/property/missingEps</text:p>
          </table:table-cell>
          <table:table-cell office:value-type="string" calcext:value-type="string">
            <text:p>missingEps</text:p>
          </table:table-cell>
          <table:table-cell table:number-columns-repeated="2"/>
          <table:table-cell office:value-type="string" calcext:value-type="string">
            <text:p>a work has missing eps All 6 episodes</text:p>
          </table:table-cell>
          <table:table-cell office:value-type="string" calcext:value-type="string">
            <text:p>a work has missing eps All 7 episodes</text:p>
          </table:table-cell>
          <table:table-cell table:style-name="ce20" table:formula="of:=HYPERLINK(&quot;http://goo.gl/Fwrek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pisodeName&quot;)" office:value-type="string" office:string-value="http://dbpedia.org/property/episodeName" calcext:value-type="string">
            <text:p>http://dbpedia.org/property/episodeName</text:p>
          </table:table-cell>
          <table:table-cell office:value-type="string" calcext:value-type="string">
            <text:p>episodeName</text:p>
          </table:table-cell>
          <table:table-cell table:number-columns-repeated="2"/>
          <table:table-cell office:value-type="string" calcext:value-type="string">
            <text:p>an agent has episode name The Honking</text:p>
          </table:table-cell>
          <table:table-cell office:value-type="string" calcext:value-type="string">
            <text:p>an agent has episode name The Bots and the Bees</text:p>
          </table:table-cell>
          <table:table-cell table:style-name="ce20" table:formula="of:=HYPERLINK(&quot;http://goo.gl/KIFuOz&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umSeason&quot;)" office:value-type="string" office:string-value="http://dbpedia.org/property/numSeason" calcext:value-type="string">
            <text:p>http://dbpedia.org/property/numSeason</text:p>
          </table:table-cell>
          <table:table-cell office:value-type="string" calcext:value-type="string">
            <text:p>numSeason</text:p>
          </table:table-cell>
          <table:table-cell table:number-columns-repeated="2"/>
          <table:table-cell office:value-type="string" calcext:value-type="string">
            <text:p>a television show has num season 6</text:p>
          </table:table-cell>
          <table:table-cell office:value-type="string" calcext:value-type="string">
            <text:p>a television show has num season 13</text:p>
          </table:table-cell>
          <table:table-cell table:style-name="ce20" table:formula="of:=HYPERLINK(&quot;http://goo.gl/WDUHO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umberOfEpisodes&quot;)" office:value-type="string" office:string-value="http://dbpedia.org/property/numberOfEpisodes" calcext:value-type="string">
            <text:p>http://dbpedia.org/property/numberOfEpisodes</text:p>
          </table:table-cell>
          <table:table-cell office:value-type="string" calcext:value-type="string">
            <text:p>numberOfEpisodes</text:p>
          </table:table-cell>
          <table:table-cell table:number-columns-repeated="2"/>
          <table:table-cell office:value-type="string" calcext:value-type="string">
            <text:p>a work has number of episodes 15</text:p>
          </table:table-cell>
          <table:table-cell office:value-type="string" calcext:value-type="string">
            <text:p>a television show has number of episodes 52</text:p>
          </table:table-cell>
          <table:table-cell table:style-name="ce20" table:formula="of:=HYPERLINK(&quot;http://goo.gl/RbUBia&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o.OfEpisodes&quot;)" office:value-type="string" office:string-value="http://dbpedia.org/property/no.OfEpisodes" calcext:value-type="string">
            <text:p>http://dbpedia.org/property/no.OfEpisodes</text:p>
          </table:table-cell>
          <table:table-cell office:value-type="string" calcext:value-type="string">
            <text:p>no.OfEpisodes</text:p>
          </table:table-cell>
          <table:table-cell table:number-columns-repeated="2"/>
          <table:table-cell office:value-type="string" calcext:value-type="string">
            <text:p>a work has no. of episodes 20</text:p>
          </table:table-cell>
          <table:table-cell office:value-type="string" calcext:value-type="string">
            <text:p>a work has no. of episodes 26</text:p>
          </table:table-cell>
          <table:table-cell table:style-name="ce20" table:formula="of:=HYPERLINK(&quot;http://goo.gl/OoUJgj&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o.OfSeason&quot;)" office:value-type="string" office:string-value="http://dbpedia.org/property/no.OfSeason" calcext:value-type="string">
            <text:p>http://dbpedia.org/property/no.OfSeason</text:p>
          </table:table-cell>
          <table:table-cell office:value-type="string" calcext:value-type="string">
            <text:p>no.OfSeason</text:p>
          </table:table-cell>
          <table:table-cell table:number-columns-repeated="2"/>
          <table:table-cell table:number-columns-repeated="2" office:value-type="string" calcext:value-type="string">
            <text:p>a television show has no. of season 2</text:p>
          </table:table-cell>
          <table:table-cell table:style-name="ce20" table:formula="of:=HYPERLINK(&quot;http://goo.gl/X99Ds4&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umEpisode&quot;)" office:value-type="string" office:string-value="http://dbpedia.org/property/numEpisode" calcext:value-type="string">
            <text:p>http://dbpedia.org/property/numEpisode</text:p>
          </table:table-cell>
          <table:table-cell office:value-type="string" calcext:value-type="string">
            <text:p>numEpisode</text:p>
          </table:table-cell>
          <table:table-cell table:number-columns-repeated="2"/>
          <table:table-cell office:value-type="string" calcext:value-type="string">
            <text:p>a television show has num episode 21</text:p>
          </table:table-cell>
          <table:table-cell office:value-type="string" calcext:value-type="string">
            <text:p>a television show has num episode 102</text:p>
          </table:table-cell>
          <table:table-cell table:style-name="ce20" table:formula="of:=HYPERLINK(&quot;http://goo.gl/einXXU&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numberOfSeasons&quot;)" office:value-type="string" office:string-value="http://dbpedia.org/property/numberOfSeasons" calcext:value-type="string">
            <text:p>http://dbpedia.org/property/numberOfSeasons</text:p>
          </table:table-cell>
          <table:table-cell table:style-name="ce16" office:value-type="string" calcext:value-type="string">
            <text:p>numberOfSeasons</text:p>
          </table:table-cell>
          <table:table-cell table:style-name="ce16" table:number-columns-repeated="2"/>
          <table:table-cell table:style-name="ce16" office:value-type="string" calcext:value-type="string">
            <text:p>a work has number of seasons 1</text:p>
          </table:table-cell>
          <table:table-cell table:style-name="ce16" office:value-type="string" calcext:value-type="string">
            <text:p>a movie has number of seasons 4</text:p>
          </table:table-cell>
          <table:table-cell table:style-name="ce25" table:formula="of:=HYPERLINK(&quot;http://goo.gl/c39K9r&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796458291" calcext:value-type="float">
            <text:p>1796458291</text:p>
          </table:table-cell>
          <table:table-cell office:value-type="string" calcext:value-type="string">
            <text:p>television show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Pilot</text:p>
          </table:table-cell>
          <table:table-cell table:style-name="ce13" office:value-type="string" calcext:value-type="string">
            <text:p>Purple Giraffe</text:p>
          </table:table-cell>
          <table:table-cell table:style-name="ce13" office:value-type="string" calcext:value-type="string">
            <text:p>Sweet Taste of Liberty</text:p>
          </table:table-cell>
          <table:table-cell table:style-name="ce13" office:value-type="string" calcext:value-type="string">
            <text:p>Return of the Shirt</text:p>
          </table:table-cell>
          <table:table-cell table:style-name="ce13" office:value-type="string" calcext:value-type="string">
            <text:p>Okay Awesome</text:p>
          </table:table-cell>
          <table:table-cell table:style-name="ce13"/>
          <table:table-cell table:style-name="ce22"/>
          <table:table-cell table:number-columns-repeated="1017"/>
        </table:table-row>
        <table:table-row table:style-name="ro1">
          <table:table-cell table:style-name="ce5" office:value-type="string" calcext:value-type="string">
            <text:p>Slutty Pumpkin</text:p>
          </table:table-cell>
          <table:table-cell table:style-name="ce13" office:value-type="string" calcext:value-type="string">
            <text:p>Matchmaker</text:p>
          </table:table-cell>
          <table:table-cell table:style-name="ce13" office:value-type="string" calcext:value-type="string">
            <text:p>The Duel</text:p>
          </table:table-cell>
          <table:table-cell table:style-name="ce13" office:value-type="string" calcext:value-type="string">
            <text:p>Belly Full of Turkey</text:p>
          </table:table-cell>
          <table:table-cell table:style-name="ce13" office:value-type="string" calcext:value-type="string">
            <text:p>The Pineapple Incident</text:p>
          </table:table-cell>
          <table:table-cell table:style-name="ce13"/>
          <table:table-cell table:style-name="ce22"/>
          <table:table-cell table:number-columns-repeated="1017"/>
        </table:table-row>
        <table:table-row table:style-name="ro1">
          <table:table-cell table:style-name="ce5" office:value-type="string" calcext:value-type="string">
            <text:p>The Limo</text:p>
          </table:table-cell>
          <table:table-cell table:style-name="ce13" office:value-type="string" calcext:value-type="string">
            <text:p>The Wedding</text:p>
          </table:table-cell>
          <table:table-cell table:style-name="ce13" office:value-type="string" calcext:value-type="string">
            <text:p>Drumroll, Please</text:p>
          </table:table-cell>
          <table:table-cell table:style-name="ce13" office:value-type="string" calcext:value-type="string">
            <text:p>Zip, Zip, Zip</text:p>
          </table:table-cell>
          <table:table-cell table:style-name="ce13" office:value-type="string" calcext:value-type="string">
            <text:p>Game Night</text:p>
          </table:table-cell>
          <table:table-cell table:style-name="ce13"/>
          <table:table-cell table:style-name="ce22"/>
          <table:table-cell table:number-columns-repeated="1017"/>
        </table:table-row>
        <table:table-row table:style-name="ro1">
          <table:table-cell table:style-name="ce5" office:value-type="string" calcext:value-type="string">
            <text:p>Cupcake</text:p>
          </table:table-cell>
          <table:table-cell table:style-name="ce13" office:value-type="string" calcext:value-type="string">
            <text:p>Life Among the Gorillas</text:p>
          </table:table-cell>
          <table:table-cell table:style-name="ce13" office:value-type="string" calcext:value-type="string">
            <text:p>Nothing Good Happens After 2 A.M.</text:p>
          </table:table-cell>
          <table:table-cell table:style-name="ce13" office:value-type="string" calcext:value-type="string">
            <text:p>Mary the Paralegal</text:p>
          </table:table-cell>
          <table:table-cell table:style-name="ce13" office:value-type="string" calcext:value-type="string">
            <text:p>Best Prom Ever</text:p>
          </table:table-cell>
          <table:table-cell table:style-name="ce13"/>
          <table:table-cell table:style-name="ce22"/>
          <table:table-cell table:number-columns-repeated="1017"/>
        </table:table-row>
        <table:table-row table:style-name="ro1">
          <table:table-cell table:style-name="ce5" office:value-type="string" calcext:value-type="string">
            <text:p>Milk</text:p>
          </table:table-cell>
          <table:table-cell table:style-name="ce13" office:value-type="string" calcext:value-type="string">
            <text:p>Come On</text:p>
          </table:table-cell>
          <table:table-cell table:style-name="ce13" office:value-type="string" calcext:value-type="string">
            <text:p>Where Were We?</text:p>
          </table:table-cell>
          <table:table-cell table:style-name="ce13" office:value-type="string" calcext:value-type="string">
            <text:p>The Scorpion and the Toad</text:p>
          </table:table-cell>
          <table:table-cell table:style-name="ce13" office:value-type="string" calcext:value-type="string">
            <text:p>Brunch</text:p>
          </table:table-cell>
          <table:table-cell table:style-name="ce13"/>
          <table:table-cell table:style-name="ce22"/>
          <table:table-cell table:number-columns-repeated="1017"/>
        </table:table-row>
        <table:table-row table:style-name="ro1">
          <table:table-cell table:style-name="ce5" office:value-type="string" calcext:value-type="string">
            <text:p>Ted Mosby: Architect</text:p>
          </table:table-cell>
          <table:table-cell table:style-name="ce13" office:value-type="string" calcext:value-type="string">
            <text:p>World's Greatest Couple</text:p>
          </table:table-cell>
          <table:table-cell table:style-name="ce13" office:value-type="string" calcext:value-type="string">
            <text:p>Aldrin Justice</text:p>
          </table:table-cell>
          <table:table-cell table:style-name="ce13" office:value-type="string" calcext:value-type="string">
            <text:p>Swarley</text:p>
          </table:table-cell>
          <table:table-cell table:style-name="ce13" office:value-type="string" calcext:value-type="string">
            <text:p>Atlantic City</text:p>
          </table:table-cell>
          <table:table-cell table:style-name="ce13"/>
          <table:table-cell table:style-name="ce22"/>
          <table:table-cell table:number-columns-repeated="1017"/>
        </table:table-row>
        <table:table-row table:style-name="ro1">
          <table:table-cell table:style-name="ce5" office:value-type="string" calcext:value-type="string">
            <text:p>Slap Bet</text:p>
          </table:table-cell>
          <table:table-cell table:style-name="ce13" office:value-type="string" calcext:value-type="string">
            <text:p>Single Stamina</text:p>
          </table:table-cell>
          <table:table-cell table:style-name="ce13" office:value-type="string" calcext:value-type="string">
            <text:p>How Lily Stole Christmas</text:p>
          </table:table-cell>
          <table:table-cell table:style-name="ce13" office:value-type="string" calcext:value-type="string">
            <text:p>First Time in New York</text:p>
          </table:table-cell>
          <table:table-cell table:style-name="ce13" office:value-type="string" calcext:value-type="string">
            <text:p>Columns</text:p>
          </table:table-cell>
          <table:table-cell table:style-name="ce13"/>
          <table:table-cell table:style-name="ce22"/>
          <table:table-cell table:number-columns-repeated="1017"/>
        </table:table-row>
        <table:table-row table:style-name="ro1">
          <table:table-cell table:style-name="ce5" office:value-type="string" calcext:value-type="string">
            <text:p>Monday Night Football</text:p>
          </table:table-cell>
          <table:table-cell table:style-name="ce13" office:value-type="string" calcext:value-type="string">
            <text:p>Lucky Penny</text:p>
          </table:table-cell>
          <table:table-cell table:style-name="ce13" office:value-type="string" calcext:value-type="string">
            <text:p>Stuff</text:p>
          </table:table-cell>
          <table:table-cell table:style-name="ce13" office:value-type="string" calcext:value-type="string">
            <text:p>Arrivederci, Fiero</text:p>
          </table:table-cell>
          <table:table-cell table:style-name="ce13" office:value-type="string" calcext:value-type="string">
            <text:p>Moving Day</text:p>
          </table:table-cell>
          <table:table-cell table:style-name="ce13"/>
          <table:table-cell table:style-name="ce22"/>
          <table:table-cell table:number-columns-repeated="1017"/>
        </table:table-row>
        <table:table-row table:style-name="ro1">
          <table:table-cell table:style-name="ce5" office:value-type="string" calcext:value-type="string">
            <text:p>Bachelor Party</text:p>
          </table:table-cell>
          <table:table-cell table:style-name="ce13" office:value-type="string" calcext:value-type="string">
            <text:p>Showdown</text:p>
          </table:table-cell>
          <table:table-cell table:style-name="ce13" office:value-type="string" calcext:value-type="string">
            <text:p>Something Borrowed</text:p>
          </table:table-cell>
          <table:table-cell table:style-name="ce13" office:value-type="string" calcext:value-type="string">
            <text:p>Something Blue</text:p>
          </table:table-cell>
          <table:table-cell table:style-name="ce13" office:value-type="string" calcext:value-type="string">
            <text:p>Wait for It</text:p>
          </table:table-cell>
          <table:table-cell table:style-name="ce13"/>
          <table:table-cell table:style-name="ce22"/>
          <table:table-cell table:number-columns-repeated="1017"/>
        </table:table-row>
        <table:table-row table:style-name="ro1">
          <table:table-cell table:style-name="ce5" office:value-type="string" calcext:value-type="string">
            <text:p>We're Not from Here</text:p>
          </table:table-cell>
          <table:table-cell table:style-name="ce13" office:value-type="string" calcext:value-type="string">
            <text:p>Third Wheel</text:p>
          </table:table-cell>
          <table:table-cell table:style-name="ce13" office:value-type="string" calcext:value-type="string">
            <text:p>Little Boys</text:p>
          </table:table-cell>
          <table:table-cell table:style-name="ce13" office:value-type="string" calcext:value-type="string">
            <text:p>How I Met Everyone Else</text:p>
          </table:table-cell>
          <table:table-cell table:style-name="ce13" office:value-type="string" calcext:value-type="string">
            <text:p>I'm Not That Guy</text:p>
          </table:table-cell>
          <table:table-cell table:style-name="ce13"/>
          <table:table-cell table:style-name="ce22"/>
          <table:table-cell table:number-columns-repeated="1017"/>
        </table:table-row>
        <table:table-row table:style-name="ro1">
          <table:table-cell table:style-name="ce5" office:value-type="string" calcext:value-type="string">
            <text:p>Dowisetrepla</text:p>
          </table:table-cell>
          <table:table-cell table:style-name="ce13" office:value-type="string" calcext:value-type="string">
            <text:p>Spoiler Alert</text:p>
          </table:table-cell>
          <table:table-cell table:style-name="ce13" office:value-type="string" calcext:value-type="string">
            <text:p>Slapsgiving</text:p>
          </table:table-cell>
          <table:table-cell table:style-name="ce13" office:value-type="string" calcext:value-type="string">
            <text:p>The Yips</text:p>
          </table:table-cell>
          <table:table-cell table:style-name="ce13" office:value-type="string" calcext:value-type="string">
            <text:p>The Platinum Rule</text:p>
          </table:table-cell>
          <table:table-cell table:style-name="ce13"/>
          <table:table-cell table:style-name="ce22"/>
          <table:table-cell table:number-columns-repeated="1017"/>
        </table:table-row>
        <table:table-row table:style-name="ro1">
          <table:table-cell table:style-name="ce5" office:value-type="string" calcext:value-type="string">
            <text:p>No Tomorrow</text:p>
          </table:table-cell>
          <table:table-cell table:style-name="ce13" office:value-type="string" calcext:value-type="string">
            <text:p>Ten Sessions</text:p>
          </table:table-cell>
          <table:table-cell table:style-name="ce13" office:value-type="string" calcext:value-type="string">
            <text:p>The Bracket</text:p>
          </table:table-cell>
          <table:table-cell table:style-name="ce13" office:value-type="string" calcext:value-type="string">
            <text:p>The Chain of Screaming</text:p>
          </table:table-cell>
          <table:table-cell table:style-name="ce13" office:value-type="string" calcext:value-type="string">
            <text:p>Sandcastles in the Sand</text:p>
          </table:table-cell>
          <table:table-cell table:style-name="ce13"/>
          <table:table-cell table:style-name="ce22"/>
          <table:table-cell table:number-columns-repeated="1017"/>
        </table:table-row>
        <table:table-row table:style-name="ro1">
          <table:table-cell table:style-name="ce5" office:value-type="string" calcext:value-type="string">
            <text:p>The Goat</text:p>
          </table:table-cell>
          <table:table-cell table:style-name="ce13" office:value-type="string" calcext:value-type="string">
            <text:p>Rebound Bro</text:p>
          </table:table-cell>
          <table:table-cell table:style-name="ce13" office:value-type="string" calcext:value-type="string">
            <text:p>Everything Must Go</text:p>
          </table:table-cell>
          <table:table-cell table:style-name="ce13" office:value-type="string" calcext:value-type="string">
            <text:p>Miracles</text:p>
          </table:table-cell>
          <table:table-cell table:style-name="ce13" office:value-type="string" calcext:value-type="string">
            <text:p>Do I Know You?</text:p>
          </table:table-cell>
          <table:table-cell table:style-name="ce13"/>
          <table:table-cell table:style-name="ce22"/>
          <table:table-cell table:number-columns-repeated="1017"/>
        </table:table-row>
        <table:table-row table:style-name="ro1">
          <table:table-cell table:style-name="ce5" office:value-type="string" calcext:value-type="string">
            <text:p>The Best Burger in New York</text:p>
          </table:table-cell>
          <table:table-cell table:style-name="ce13" office:value-type="string" calcext:value-type="string">
            <text:p>I Heart NJ</text:p>
          </table:table-cell>
          <table:table-cell table:style-name="ce13" office:value-type="string" calcext:value-type="string">
            <text:p>Intervention</text:p>
          </table:table-cell>
          <table:table-cell table:style-name="ce13" office:value-type="string" calcext:value-type="string">
            <text:p>Shelter Island</text:p>
          </table:table-cell>
          <table:table-cell table:style-name="ce13" office:value-type="string" calcext:value-type="string">
            <text:p>Happily Ever After</text:p>
          </table:table-cell>
          <table:table-cell table:style-name="ce13"/>
          <table:table-cell table:style-name="ce22"/>
          <table:table-cell table:number-columns-repeated="1017"/>
        </table:table-row>
        <table:table-row table:style-name="ro1">
          <table:table-cell table:style-name="ce5" office:value-type="string" calcext:value-type="string">
            <text:p>Not a Father's Day</text:p>
          </table:table-cell>
          <table:table-cell table:style-name="ce13" office:value-type="string" calcext:value-type="string">
            <text:p>Woooo!</text:p>
          </table:table-cell>
          <table:table-cell table:style-name="ce13" office:value-type="string" calcext:value-type="string">
            <text:p>The Naked Man</text:p>
          </table:table-cell>
          <table:table-cell table:style-name="ce13" office:value-type="string" calcext:value-type="string">
            <text:p>The Fight</text:p>
          </table:table-cell>
          <table:table-cell table:style-name="ce13" office:value-type="string" calcext:value-type="string">
            <text:p>Little Minnesota</text:p>
          </table:table-cell>
          <table:table-cell table:style-name="ce13"/>
          <table:table-cell table:style-name="ce22"/>
          <table:table-cell table:number-columns-repeated="1017"/>
        </table:table-row>
        <table:table-row table:style-name="ro1">
          <table:table-cell table:style-name="ce5" office:value-type="string" calcext:value-type="string">
            <text:p>Benefits</text:p>
          </table:table-cell>
          <table:table-cell table:style-name="ce13" office:value-type="string" calcext:value-type="string">
            <text:p>Three Days of Snow</text:p>
          </table:table-cell>
          <table:table-cell table:style-name="ce13" office:value-type="string" calcext:value-type="string">
            <text:p>The Possimpible</text:p>
          </table:table-cell>
          <table:table-cell table:style-name="ce13" office:value-type="string" calcext:value-type="string">
            <text:p>The Stinsons</text:p>
          </table:table-cell>
          <table:table-cell table:style-name="ce13" office:value-type="string" calcext:value-type="string">
            <text:p>Sorry, Bro</text:p>
          </table:table-cell>
          <table:table-cell table:style-name="ce13"/>
          <table:table-cell table:style-name="ce22"/>
          <table:table-cell table:number-columns-repeated="1017"/>
        </table:table-row>
        <table:table-row table:style-name="ro1">
          <table:table-cell table:style-name="ce5" office:value-type="string" calcext:value-type="string">
            <text:p>The Front Porch</text:p>
          </table:table-cell>
          <table:table-cell table:style-name="ce13" office:value-type="string" calcext:value-type="string">
            <text:p>Old King Clancy</text:p>
          </table:table-cell>
          <table:table-cell table:style-name="ce13" office:value-type="string" calcext:value-type="string">
            <text:p>Murtaugh</text:p>
          </table:table-cell>
          <table:table-cell table:style-name="ce13" office:value-type="string" calcext:value-type="string">
            <text:p>Mosbius Designs</text:p>
          </table:table-cell>
          <table:table-cell table:style-name="ce13" office:value-type="string" calcext:value-type="string">
            <text:p>The Three Days Rule</text:p>
          </table:table-cell>
          <table:table-cell table:style-name="ce13"/>
          <table:table-cell table:style-name="ce22"/>
          <table:table-cell table:number-columns-repeated="1017"/>
        </table:table-row>
        <table:table-row table:style-name="ro1">
          <table:table-cell table:style-name="ce5" office:value-type="string" calcext:value-type="string">
            <text:p>Right Place, Right Time</text:p>
          </table:table-cell>
          <table:table-cell table:style-name="ce17" office:value-type="string" calcext:value-type="string">
            <text:p>As Fast as She Can</text:p>
          </table:table-cell>
          <table:table-cell table:style-name="ce17" office:value-type="string" calcext:value-type="string">
            <text:p>The Leap</text:p>
          </table:table-cell>
          <table:table-cell table:style-name="ce17" table:number-columns-repeated="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 office:value-type="string" calcext:value-type="string">
            <text:p>PROPERTY NAME</text:p>
          </table:table-cell>
          <table:table-cell table:style-name="ce1" office:value-type="string" calcext:value-type="string">
            <text:p>RATE THE RELEVANCE OF THE PROPERTY</text:p>
          </table:table-cell>
          <table:table-cell table:style-name="ce1" office:value-type="string" calcext:value-type="string">
            <text:p>IS THIS PROPERTY NAME A CORRECT LABEL? (mark with X)</text:p>
          </table:table-cell>
          <table:table-cell table:style-name="ce1" office:value-type="string" calcext:value-type="string">
            <text:p>EXAMPLE 1</text:p>
          </table:table-cell>
          <table:table-cell table:style-name="ce1"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title&quot;)" office:value-type="string" office:string-value="http://dbpedia.org/property/title" calcext:value-type="string">
            <text:p>http://dbpedia.org/property/title</text:p>
          </table:table-cell>
          <table:table-cell office:value-type="string" calcext:value-type="string">
            <text:p>title</text:p>
          </table:table-cell>
          <table:table-cell table:number-columns-repeated="2"/>
          <table:table-cell office:value-type="string" calcext:value-type="string">
            <text:p>a person has title Roman Catholic Archdiocese of Madrid</text:p>
          </table:table-cell>
          <table:table-cell office:value-type="string" calcext:value-type="string">
            <text:p>an album has title Useful Idiot</text:p>
          </table:table-cell>
          <table:table-cell table:style-name="ce20" table:formula="of:=HYPERLINK(&quot;http://goo.gl/rnRNwI&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xmlns.com/foaf/0.1/name&quot;)" office:value-type="string" office:string-value="http://xmlns.com/foaf/0.1/name" calcext:value-type="string">
            <text:p>http://xmlns.com/foaf/0.1/name</text:p>
          </table:table-cell>
          <table:table-cell office:value-type="string" calcext:value-type="string">
            <text:p>name</text:p>
          </table:table-cell>
          <table:table-cell table:number-columns-repeated="4"/>
          <table:table-cell table:style-name="ce20" table:formula="of:=HYPERLINK(&quot;http://goo.gl/TCjd7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howName&quot;)" office:value-type="string" office:string-value="http://dbpedia.org/property/showName" calcext:value-type="string">
            <text:p>http://dbpedia.org/property/showName</text:p>
          </table:table-cell>
          <table:table-cell office:value-type="string" calcext:value-type="string">
            <text:p>showName</text:p>
          </table:table-cell>
          <table:table-cell table:number-columns-repeated="2"/>
          <table:table-cell office:value-type="string" calcext:value-type="string">
            <text:p>a work has show name Dark Skies</text:p>
          </table:table-cell>
          <table:table-cell office:value-type="string" calcext:value-type="string">
            <text:p>a television show has show name Elefant, Tiger &amp;amp; Co.</text:p>
          </table:table-cell>
          <table:table-cell table:style-name="ce20" table:formula="of:=HYPERLINK(&quot;http://goo.gl/1dMfk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ame&quot;)" office:value-type="string" office:string-value="http://dbpedia.org/property/name" calcext:value-type="string">
            <text:p>http://dbpedia.org/property/name</text:p>
          </table:table-cell>
          <table:table-cell office:value-type="string" calcext:value-type="string">
            <text:p>name</text:p>
          </table:table-cell>
          <table:table-cell table:number-columns-repeated="2"/>
          <table:table-cell office:value-type="string" calcext:value-type="string">
            <text:p>an office holder has Name Colom, Alvaro</text:p>
          </table:table-cell>
          <table:table-cell office:value-type="string" calcext:value-type="string">
            <text:p>a person has Name Álvaro Colom</text:p>
          </table:table-cell>
          <table:table-cell table:style-name="ce20" table:formula="of:=HYPERLINK(&quot;http://goo.gl/Xt2Jpo&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nglishtitle&quot;)" office:value-type="string" office:string-value="http://dbpedia.org/property/englishtitle" calcext:value-type="string">
            <text:p>http://dbpedia.org/property/englishtitle</text:p>
          </table:table-cell>
          <table:table-cell office:value-type="string" calcext:value-type="string">
            <text:p>englishtitle</text:p>
          </table:table-cell>
          <table:table-cell table:number-columns-repeated="2"/>
          <table:table-cell office:value-type="string" calcext:value-type="string">
            <text:p>a work has EnglishTitle 900</text:p>
          </table:table-cell>
          <table:table-cell office:value-type="string" calcext:value-type="string">
            <text:p>a work has EnglishTitle The Runaway Freight Car</text:p>
          </table:table-cell>
          <table:table-cell table:style-name="ce20" table:formula="of:=HYPERLINK(&quot;http://goo.gl/GKsh9y&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pisodetitle&quot;)" office:value-type="string" office:string-value="http://dbpedia.org/property/episodetitle" calcext:value-type="string">
            <text:p>http://dbpedia.org/property/episodetitle</text:p>
          </table:table-cell>
          <table:table-cell office:value-type="string" calcext:value-type="string">
            <text:p>episodetitle</text:p>
          </table:table-cell>
          <table:table-cell table:number-columns-repeated="4"/>
          <table:table-cell table:style-name="ce20" table:formula="of:=HYPERLINK(&quot;http://goo.gl/7bCDp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istEpisodes&quot;)" office:value-type="string" office:string-value="http://dbpedia.org/property/listEpisodes" calcext:value-type="string">
            <text:p>http://dbpedia.org/property/listEpisodes</text:p>
          </table:table-cell>
          <table:table-cell office:value-type="string" calcext:value-type="string">
            <text:p>listEpisodes</text:p>
          </table:table-cell>
          <table:table-cell table:number-columns-repeated="2"/>
          <table:table-cell office:value-type="string" calcext:value-type="string">
            <text:p>a work has list episodes List of Dynasty episodes</text:p>
          </table:table-cell>
          <table:table-cell office:value-type="string" calcext:value-type="string">
            <text:p>a work has list episodes List of Magnum, P.I. episodes</text:p>
          </table:table-cell>
          <table:table-cell table:style-name="ce20" table:formula="of:=HYPERLINK(&quot;http://goo.gl/WFJZUY&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rtitle&quot;)" office:value-type="string" office:string-value="http://dbpedia.org/property/rtitle" calcext:value-type="string">
            <text:p>http://dbpedia.org/property/rtitle</text:p>
          </table:table-cell>
          <table:table-cell office:value-type="string" calcext:value-type="string">
            <text:p>rtitle</text:p>
          </table:table-cell>
          <table:table-cell table:number-columns-repeated="2"/>
          <table:table-cell office:value-type="string" calcext:value-type="string">
            <text:p>a work has RTitle Melissa McCarthy (an entity of type person)</text:p>
          </table:table-cell>
          <table:table-cell office:value-type="string" calcext:value-type="string">
            <text:p>a television show has RTitle "Variation on a Million Bucks" — Part two</text:p>
          </table:table-cell>
          <table:table-cell table:style-name="ce20" table:formula="of:=HYPERLINK(&quot;http://goo.gl/BORgo7&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easonName&quot;)" office:value-type="string" office:string-value="http://dbpedia.org/property/seasonName" calcext:value-type="string">
            <text:p>http://dbpedia.org/property/seasonName</text:p>
          </table:table-cell>
          <table:table-cell office:value-type="string" calcext:value-type="string">
            <text:p>seasonName</text:p>
          </table:table-cell>
          <table:table-cell table:number-columns-repeated="2"/>
          <table:table-cell office:value-type="string" calcext:value-type="string">
            <text:p>a television season has season name The Bellflower Bunnies'' - Season 2</text:p>
          </table:table-cell>
          <table:table-cell office:value-type="string" calcext:value-type="string">
            <text:p>a television season has season name Blue Heelers - Season 3</text:p>
          </table:table-cell>
          <table:table-cell table:style-name="ce20" table:formula="of:=HYPERLINK(&quot;http://goo.gl/nOC4S8&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pisodeName&quot;)" office:value-type="string" office:string-value="http://dbpedia.org/property/episodeName" calcext:value-type="string">
            <text:p>http://dbpedia.org/property/episodeName</text:p>
          </table:table-cell>
          <table:table-cell office:value-type="string" calcext:value-type="string">
            <text:p>episodeName</text:p>
          </table:table-cell>
          <table:table-cell table:number-columns-repeated="2"/>
          <table:table-cell table:number-columns-repeated="2" office:value-type="string" calcext:value-type="string">
            <text:p>a person has episode name The Honking</text:p>
          </table:table-cell>
          <table:table-cell table:style-name="ce20" table:formula="of:=HYPERLINK(&quot;http://goo.gl/KIFuOz&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nglishtitlea&quot;)" office:value-type="string" office:string-value="http://dbpedia.org/property/englishtitlea" calcext:value-type="string">
            <text:p>http://dbpedia.org/property/englishtitlea</text:p>
          </table:table-cell>
          <table:table-cell office:value-type="string" calcext:value-type="string">
            <text:p>englishtitlea</text:p>
          </table:table-cell>
          <table:table-cell table:number-columns-repeated="2"/>
          <table:table-cell office:value-type="string" calcext:value-type="string">
            <text:p>a manga has EnglishTitleA Store of Spoils</text:p>
          </table:table-cell>
          <table:table-cell office:value-type="string" calcext:value-type="string">
            <text:p>a work has EnglishTitleA Store of Spoils</text:p>
          </table:table-cell>
          <table:table-cell table:style-name="ce20" table:formula="of:=HYPERLINK(&quot;http://goo.gl/T5lSR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nglishtitleb&quot;)" office:value-type="string" office:string-value="http://dbpedia.org/property/englishtitleb" calcext:value-type="string">
            <text:p>http://dbpedia.org/property/englishtitleb</text:p>
          </table:table-cell>
          <table:table-cell office:value-type="string" calcext:value-type="string">
            <text:p>englishtitleb</text:p>
          </table:table-cell>
          <table:table-cell table:number-columns-repeated="2"/>
          <table:table-cell office:value-type="string" calcext:value-type="string">
            <text:p>an anime has EnglishTitleB Princess Hachikatsugi</text:p>
          </table:table-cell>
          <table:table-cell office:value-type="string" calcext:value-type="string">
            <text:p>a written work has EnglishTitleB Switch</text:p>
          </table:table-cell>
          <table:table-cell table:style-name="ce20" table:formula="of:=HYPERLINK(&quot;http://goo.gl/jF1oD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pisode&quot;)" office:value-type="string" office:string-value="http://dbpedia.org/property/episode" calcext:value-type="string">
            <text:p>http://dbpedia.org/property/episode</text:p>
          </table:table-cell>
          <table:table-cell office:value-type="string" calcext:value-type="string">
            <text:p>episode</text:p>
          </table:table-cell>
          <table:table-cell table:number-columns-repeated="2"/>
          <table:table-cell office:value-type="string" calcext:value-type="string">
            <text:p>a work has Episode 20</text:p>
          </table:table-cell>
          <table:table-cell office:value-type="string" calcext:value-type="string">
            <text:p>a writer has Episode Farzad Bazoft - Observer journalist in Baghdad</text:p>
          </table:table-cell>
          <table:table-cell table:style-name="ce20" table:formula="of:=HYPERLINK(&quot;http://goo.gl/P8PzNU&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serialName&quot;)" office:value-type="string" office:string-value="http://dbpedia.org/property/serialName" calcext:value-type="string">
            <text:p>http://dbpedia.org/property/serialName</text:p>
          </table:table-cell>
          <table:table-cell table:style-name="ce16" office:value-type="string" calcext:value-type="string">
            <text:p>serialName</text:p>
          </table:table-cell>
          <table:table-cell table:style-name="ce16" table:number-columns-repeated="2"/>
          <table:table-cell table:style-name="ce16" office:value-type="string" calcext:value-type="string">
            <text:p>a work has serial name Fragments</text:p>
          </table:table-cell>
          <table:table-cell table:style-name="ce16" office:value-type="string" calcext:value-type="string">
            <text:p>a television episode has serial name Image of the Fendahl</text:p>
          </table:table-cell>
          <table:table-cell table:style-name="ce25" table:formula="of:=HYPERLINK(&quot;http://goo.gl/B3bw2d&quot;;&quot;View More&quot;)" office:value-type="string" office:string-value="View More" calcext:value-type="string">
            <text:p>View More</text:p>
          </table:table-cell>
          <table:table-cell table:number-columns-repeated="1017"/>
        </table:table-row>
        <table:table-row table:style-name="ro1">
          <table:table-cell table:style-name="ce10"/>
          <table:table-cell table:number-columns-repeated="5"/>
          <table:table-cell table:style-name="ce10"/>
          <table:table-cell table:number-columns-repeated="1017"/>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151263973" calcext:value-type="float">
            <text:p>1151263973</text:p>
          </table:table-cell>
          <table:table-cell office:value-type="string" calcext:value-type="string">
            <text:p>television show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Michael Shea</text:p>
          </table:table-cell>
          <table:table-cell table:style-name="ce13" office:value-type="string" calcext:value-type="string">
            <text:p>Neil Patrick Harris</text:p>
          </table:table-cell>
          <table:table-cell table:style-name="ce13" office:value-type="string" calcext:value-type="string">
            <text:p>Pamela Fryman</text:p>
          </table:table-cell>
          <table:table-cell table:style-name="ce13" office:value-type="string" calcext:value-type="string">
            <text:p>Rob Greenberg</text:p>
          </table:table-cell>
          <table:table-cell table:style-name="ce13" table:number-columns-repeated="2"/>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director&quot;)" office:value-type="string" office:string-value="http://dbpedia.org/property/director" calcext:value-type="string">
            <text:p>http://dbpedia.org/property/director</text:p>
          </table:table-cell>
          <table:table-cell office:value-type="string" calcext:value-type="string">
            <text:p>director</text:p>
          </table:table-cell>
          <table:table-cell table:number-columns-repeated="2"/>
          <table:table-cell office:value-type="string" calcext:value-type="string">
            <text:p>a movie has director Burr Steers (an entity of type person)</text:p>
          </table:table-cell>
          <table:table-cell office:value-type="string" calcext:value-type="string">
            <text:p>a work has director Agnieszka Wojtowicz-Vosloo (an entity of type person)</text:p>
          </table:table-cell>
          <table:table-cell table:style-name="ce20" table:formula="of:=HYPERLINK(&quot;http://goo.gl/8qU9W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irectedby&quot;)" office:value-type="string" office:string-value="http://dbpedia.org/property/directedby" calcext:value-type="string">
            <text:p>http://dbpedia.org/property/directedby</text:p>
          </table:table-cell>
          <table:table-cell office:value-type="string" calcext:value-type="string">
            <text:p>directedby</text:p>
          </table:table-cell>
          <table:table-cell table:number-columns-repeated="2"/>
          <table:table-cell office:value-type="string" calcext:value-type="string">
            <text:p>a television show has DirectedBy Tucker Gates (an entity of type agent)</text:p>
          </table:table-cell>
          <table:table-cell office:value-type="string" calcext:value-type="string">
            <text:p>a television show has DirectedBy David Straiton (an entity of type person)</text:p>
          </table:table-cell>
          <table:table-cell table:style-name="ce20" table:formula="of:=HYPERLINK(&quot;http://goo.gl/DkE6s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director&quot;)" office:value-type="string" office:string-value="http://dbpedia.org/ontology/director" calcext:value-type="string">
            <text:p>http://dbpedia.org/ontology/director</text:p>
          </table:table-cell>
          <table:table-cell office:value-type="string" calcext:value-type="string">
            <text:p>director</text:p>
          </table:table-cell>
          <table:table-cell table:number-columns-repeated="2"/>
          <table:table-cell office:value-type="string" calcext:value-type="string">
            <text:p>a work has director Rick Salomon (an entity of type person)</text:p>
          </table:table-cell>
          <table:table-cell office:value-type="string" calcext:value-type="string">
            <text:p>a work has director Anne Fletcher (an entity of type person)</text:p>
          </table:table-cell>
          <table:table-cell table:style-name="ce20" table:formula="of:=HYPERLINK(&quot;http://goo.gl/fSJld0&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roducer&quot;)" office:value-type="string" office:string-value="http://dbpedia.org/property/producer" calcext:value-type="string">
            <text:p>http://dbpedia.org/property/producer</text:p>
          </table:table-cell>
          <table:table-cell office:value-type="string" calcext:value-type="string">
            <text:p>producer</text:p>
          </table:table-cell>
          <table:table-cell table:number-columns-repeated="2"/>
          <table:table-cell office:value-type="string" calcext:value-type="string">
            <text:p>a movie has producer Charles Roven (an entity of type agent)</text:p>
          </table:table-cell>
          <table:table-cell office:value-type="string" calcext:value-type="string">
            <text:p>an album has producer The Beach Boys (an entity of type agent)</text:p>
          </table:table-cell>
          <table:table-cell table:style-name="ce20" table:formula="of:=HYPERLINK(&quot;http://goo.gl/0ABxo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creator&quot;)" office:value-type="string" office:string-value="http://dbpedia.org/ontology/creator" calcext:value-type="string">
            <text:p>http://dbpedia.org/ontology/creator</text:p>
          </table:table-cell>
          <table:table-cell office:value-type="string" calcext:value-type="string">
            <text:p>creator</text:p>
          </table:table-cell>
          <table:table-cell table:number-columns-repeated="2"/>
          <table:table-cell office:value-type="string" calcext:value-type="string">
            <text:p>a fictional character has creator Chris Warner (comics) (an entity of type agent)</text:p>
          </table:table-cell>
          <table:table-cell office:value-type="string" calcext:value-type="string">
            <text:p>a work has creator Stephen J. Cannell (an entity of type agent)</text:p>
          </table:table-cell>
          <table:table-cell table:style-name="ce20" table:formula="of:=HYPERLINK(&quot;http://goo.gl/6ATZS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reator&quot;)" office:value-type="string" office:string-value="http://dbpedia.org/property/creator" calcext:value-type="string">
            <text:p>http://dbpedia.org/property/creator</text:p>
          </table:table-cell>
          <table:table-cell office:value-type="string" calcext:value-type="string">
            <text:p>creator</text:p>
          </table:table-cell>
          <table:table-cell table:number-columns-repeated="2"/>
          <table:table-cell office:value-type="string" calcext:value-type="string">
            <text:p>a television show has creator Richard Carpenter (screenwriter) (an entity of type person)</text:p>
          </table:table-cell>
          <table:table-cell office:value-type="string" calcext:value-type="string">
            <text:p>a work has creator Rik Mayall (an entity of type comedian)</text:p>
          </table:table-cell>
          <table:table-cell table:style-name="ce20" table:formula="of:=HYPERLINK(&quot;http://goo.gl/5lxYxV&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writtenby&quot;)" office:value-type="string" office:string-value="http://dbpedia.org/property/writtenby" calcext:value-type="string">
            <text:p>http://dbpedia.org/property/writtenby</text:p>
          </table:table-cell>
          <table:table-cell table:style-name="ce16" office:value-type="string" calcext:value-type="string">
            <text:p>writtenby</text:p>
          </table:table-cell>
          <table:table-cell table:style-name="ce16" table:number-columns-repeated="2"/>
          <table:table-cell table:style-name="ce16" office:value-type="string" calcext:value-type="string">
            <text:p>a television show has WrittenBy Chris Ruppenthal (an entity of type person)</text:p>
          </table:table-cell>
          <table:table-cell table:style-name="ce16" office:value-type="string" calcext:value-type="string">
            <text:p>a television show has WrittenBy Jay Folb</text:p>
          </table:table-cell>
          <table:table-cell table:style-name="ce25" table:formula="of:=HYPERLINK(&quot;http://goo.gl/YLlhzt&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634952948" calcext:value-type="float">
            <text:p>1634952948</text:p>
          </table:table-cell>
          <table:table-cell office:value-type="string" calcext:value-type="string">
            <text:p>television show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float" office:value="1" calcext:value-type="float">
            <text:p>1</text:p>
          </table:table-cell>
          <table:table-cell table:style-name="ce13" office:value-type="float" office:value="2" calcext:value-type="float">
            <text:p>2</text:p>
          </table:table-cell>
          <table:table-cell table:style-name="ce13" office:value-type="float" office:value="3" calcext:value-type="float">
            <text:p>3</text:p>
          </table:table-cell>
          <table:table-cell table:style-name="ce13" office:value-type="float" office:value="4" calcext:value-type="float">
            <text:p>4</text:p>
          </table:table-cell>
          <table:table-cell table:style-name="ce13" office:value-type="float" office:value="5" calcext:value-type="float">
            <text:p>5</text:p>
          </table:table-cell>
          <table:table-cell table:style-name="ce13"/>
          <table:table-cell table:style-name="ce22"/>
          <table:table-cell table:number-columns-repeated="1017"/>
        </table:table-row>
        <table:table-row table:style-name="ro1">
          <table:table-cell table:style-name="ce5" office:value-type="float" office:value="6" calcext:value-type="float">
            <text:p>6</text:p>
          </table:table-cell>
          <table:table-cell table:style-name="ce13" office:value-type="float" office:value="7" calcext:value-type="float">
            <text:p>7</text:p>
          </table:table-cell>
          <table:table-cell table:style-name="ce13" office:value-type="float" office:value="8" calcext:value-type="float">
            <text:p>8</text:p>
          </table:table-cell>
          <table:table-cell table:style-name="ce13" office:value-type="float" office:value="9" calcext:value-type="float">
            <text:p>9</text:p>
          </table:table-cell>
          <table:table-cell table:style-name="ce13" office:value-type="float" office:value="10" calcext:value-type="float">
            <text:p>10</text:p>
          </table:table-cell>
          <table:table-cell table:style-name="ce13"/>
          <table:table-cell table:style-name="ce22"/>
          <table:table-cell table:number-columns-repeated="1017"/>
        </table:table-row>
        <table:table-row table:style-name="ro1">
          <table:table-cell table:style-name="ce5" office:value-type="float" office:value="11" calcext:value-type="float">
            <text:p>11</text:p>
          </table:table-cell>
          <table:table-cell table:style-name="ce13" office:value-type="float" office:value="12" calcext:value-type="float">
            <text:p>12</text:p>
          </table:table-cell>
          <table:table-cell table:style-name="ce13" office:value-type="float" office:value="13" calcext:value-type="float">
            <text:p>13</text:p>
          </table:table-cell>
          <table:table-cell table:style-name="ce13" office:value-type="float" office:value="14" calcext:value-type="float">
            <text:p>14</text:p>
          </table:table-cell>
          <table:table-cell table:style-name="ce13" office:value-type="float" office:value="15" calcext:value-type="float">
            <text:p>15</text:p>
          </table:table-cell>
          <table:table-cell table:style-name="ce13"/>
          <table:table-cell table:style-name="ce22"/>
          <table:table-cell table:number-columns-repeated="1017"/>
        </table:table-row>
        <table:table-row table:style-name="ro1">
          <table:table-cell table:style-name="ce5" office:value-type="float" office:value="16" calcext:value-type="float">
            <text:p>16</text:p>
          </table:table-cell>
          <table:table-cell table:style-name="ce13" office:value-type="float" office:value="17" calcext:value-type="float">
            <text:p>17</text:p>
          </table:table-cell>
          <table:table-cell table:style-name="ce13" office:value-type="float" office:value="18" calcext:value-type="float">
            <text:p>18</text:p>
          </table:table-cell>
          <table:table-cell table:style-name="ce13" office:value-type="float" office:value="19" calcext:value-type="float">
            <text:p>19</text:p>
          </table:table-cell>
          <table:table-cell table:style-name="ce13" office:value-type="float" office:value="20" calcext:value-type="float">
            <text:p>20</text:p>
          </table:table-cell>
          <table:table-cell table:style-name="ce13"/>
          <table:table-cell table:style-name="ce22"/>
          <table:table-cell table:number-columns-repeated="1017"/>
        </table:table-row>
        <table:table-row table:style-name="ro1">
          <table:table-cell table:style-name="ce5" office:value-type="float" office:value="21" calcext:value-type="float">
            <text:p>21</text:p>
          </table:table-cell>
          <table:table-cell table:style-name="ce13" office:value-type="float" office:value="22" calcext:value-type="float">
            <text:p>22</text:p>
          </table:table-cell>
          <table:table-cell table:style-name="ce13" office:value-type="float" office:value="23" calcext:value-type="float">
            <text:p>23</text:p>
          </table:table-cell>
          <table:table-cell table:style-name="ce13" office:value-type="float" office:value="24" calcext:value-type="float">
            <text:p>24</text:p>
          </table:table-cell>
          <table:table-cell table:style-name="ce13" office:value-type="float" office:value="25" calcext:value-type="float">
            <text:p>25</text:p>
          </table:table-cell>
          <table:table-cell table:style-name="ce13"/>
          <table:table-cell table:style-name="ce22"/>
          <table:table-cell table:number-columns-repeated="1017"/>
        </table:table-row>
        <table:table-row table:style-name="ro1">
          <table:table-cell table:style-name="ce5" office:value-type="float" office:value="26" calcext:value-type="float">
            <text:p>26</text:p>
          </table:table-cell>
          <table:table-cell table:style-name="ce13" office:value-type="float" office:value="27" calcext:value-type="float">
            <text:p>27</text:p>
          </table:table-cell>
          <table:table-cell table:style-name="ce13" office:value-type="float" office:value="28" calcext:value-type="float">
            <text:p>28</text:p>
          </table:table-cell>
          <table:table-cell table:style-name="ce13" office:value-type="float" office:value="29" calcext:value-type="float">
            <text:p>29</text:p>
          </table:table-cell>
          <table:table-cell table:style-name="ce13" office:value-type="float" office:value="30" calcext:value-type="float">
            <text:p>30</text:p>
          </table:table-cell>
          <table:table-cell table:style-name="ce13"/>
          <table:table-cell table:style-name="ce22"/>
          <table:table-cell table:number-columns-repeated="1017"/>
        </table:table-row>
        <table:table-row table:style-name="ro1">
          <table:table-cell table:style-name="ce5" office:value-type="float" office:value="31" calcext:value-type="float">
            <text:p>31</text:p>
          </table:table-cell>
          <table:table-cell table:style-name="ce13" office:value-type="float" office:value="32" calcext:value-type="float">
            <text:p>32</text:p>
          </table:table-cell>
          <table:table-cell table:style-name="ce13" office:value-type="float" office:value="33" calcext:value-type="float">
            <text:p>33</text:p>
          </table:table-cell>
          <table:table-cell table:style-name="ce13" office:value-type="float" office:value="34" calcext:value-type="float">
            <text:p>34</text:p>
          </table:table-cell>
          <table:table-cell table:style-name="ce13" office:value-type="float" office:value="35" calcext:value-type="float">
            <text:p>35</text:p>
          </table:table-cell>
          <table:table-cell table:style-name="ce13"/>
          <table:table-cell table:style-name="ce22"/>
          <table:table-cell table:number-columns-repeated="1017"/>
        </table:table-row>
        <table:table-row table:style-name="ro1">
          <table:table-cell table:style-name="ce5" office:value-type="float" office:value="36" calcext:value-type="float">
            <text:p>36</text:p>
          </table:table-cell>
          <table:table-cell table:style-name="ce13" office:value-type="float" office:value="37" calcext:value-type="float">
            <text:p>37</text:p>
          </table:table-cell>
          <table:table-cell table:style-name="ce13" office:value-type="float" office:value="38" calcext:value-type="float">
            <text:p>38</text:p>
          </table:table-cell>
          <table:table-cell table:style-name="ce13" office:value-type="float" office:value="39" calcext:value-type="float">
            <text:p>39</text:p>
          </table:table-cell>
          <table:table-cell table:style-name="ce13" office:value-type="float" office:value="40" calcext:value-type="float">
            <text:p>40</text:p>
          </table:table-cell>
          <table:table-cell table:style-name="ce13"/>
          <table:table-cell table:style-name="ce22"/>
          <table:table-cell table:number-columns-repeated="1017"/>
        </table:table-row>
        <table:table-row table:style-name="ro1">
          <table:table-cell table:style-name="ce5" office:value-type="float" office:value="41" calcext:value-type="float">
            <text:p>41</text:p>
          </table:table-cell>
          <table:table-cell table:style-name="ce13" office:value-type="float" office:value="42" calcext:value-type="float">
            <text:p>42</text:p>
          </table:table-cell>
          <table:table-cell table:style-name="ce13" office:value-type="float" office:value="43" calcext:value-type="float">
            <text:p>43</text:p>
          </table:table-cell>
          <table:table-cell table:style-name="ce13" office:value-type="float" office:value="44" calcext:value-type="float">
            <text:p>44</text:p>
          </table:table-cell>
          <table:table-cell table:style-name="ce13" office:value-type="float" office:value="45" calcext:value-type="float">
            <text:p>45</text:p>
          </table:table-cell>
          <table:table-cell table:style-name="ce13"/>
          <table:table-cell table:style-name="ce22"/>
          <table:table-cell table:number-columns-repeated="1017"/>
        </table:table-row>
        <table:table-row table:style-name="ro1">
          <table:table-cell table:style-name="ce5" office:value-type="float" office:value="46" calcext:value-type="float">
            <text:p>46</text:p>
          </table:table-cell>
          <table:table-cell table:style-name="ce13" office:value-type="float" office:value="47" calcext:value-type="float">
            <text:p>47</text:p>
          </table:table-cell>
          <table:table-cell table:style-name="ce13" office:value-type="float" office:value="48" calcext:value-type="float">
            <text:p>48</text:p>
          </table:table-cell>
          <table:table-cell table:style-name="ce13" office:value-type="float" office:value="49" calcext:value-type="float">
            <text:p>49</text:p>
          </table:table-cell>
          <table:table-cell table:style-name="ce13" office:value-type="float" office:value="50" calcext:value-type="float">
            <text:p>50</text:p>
          </table:table-cell>
          <table:table-cell table:style-name="ce13"/>
          <table:table-cell table:style-name="ce22"/>
          <table:table-cell table:number-columns-repeated="1017"/>
        </table:table-row>
        <table:table-row table:style-name="ro1">
          <table:table-cell table:style-name="ce5" office:value-type="float" office:value="51" calcext:value-type="float">
            <text:p>51</text:p>
          </table:table-cell>
          <table:table-cell table:style-name="ce13" office:value-type="float" office:value="52" calcext:value-type="float">
            <text:p>52</text:p>
          </table:table-cell>
          <table:table-cell table:style-name="ce13" office:value-type="float" office:value="53" calcext:value-type="float">
            <text:p>53</text:p>
          </table:table-cell>
          <table:table-cell table:style-name="ce13" office:value-type="float" office:value="54" calcext:value-type="float">
            <text:p>54</text:p>
          </table:table-cell>
          <table:table-cell table:style-name="ce13" office:value-type="float" office:value="55" calcext:value-type="float">
            <text:p>55</text:p>
          </table:table-cell>
          <table:table-cell table:style-name="ce13"/>
          <table:table-cell table:style-name="ce22"/>
          <table:table-cell table:number-columns-repeated="1017"/>
        </table:table-row>
        <table:table-row table:style-name="ro1">
          <table:table-cell table:style-name="ce5" office:value-type="float" office:value="56" calcext:value-type="float">
            <text:p>56</text:p>
          </table:table-cell>
          <table:table-cell table:style-name="ce13" office:value-type="float" office:value="57" calcext:value-type="float">
            <text:p>57</text:p>
          </table:table-cell>
          <table:table-cell table:style-name="ce13" office:value-type="float" office:value="58" calcext:value-type="float">
            <text:p>58</text:p>
          </table:table-cell>
          <table:table-cell table:style-name="ce13" office:value-type="float" office:value="59" calcext:value-type="float">
            <text:p>59</text:p>
          </table:table-cell>
          <table:table-cell table:style-name="ce13" office:value-type="float" office:value="60" calcext:value-type="float">
            <text:p>60</text:p>
          </table:table-cell>
          <table:table-cell table:style-name="ce13"/>
          <table:table-cell table:style-name="ce22"/>
          <table:table-cell table:number-columns-repeated="1017"/>
        </table:table-row>
        <table:table-row table:style-name="ro1">
          <table:table-cell table:style-name="ce5" office:value-type="float" office:value="61" calcext:value-type="float">
            <text:p>61</text:p>
          </table:table-cell>
          <table:table-cell table:style-name="ce13" office:value-type="float" office:value="62" calcext:value-type="float">
            <text:p>62</text:p>
          </table:table-cell>
          <table:table-cell table:style-name="ce13" office:value-type="float" office:value="63" calcext:value-type="float">
            <text:p>63</text:p>
          </table:table-cell>
          <table:table-cell table:style-name="ce13" office:value-type="float" office:value="64" calcext:value-type="float">
            <text:p>64</text:p>
          </table:table-cell>
          <table:table-cell table:style-name="ce13" office:value-type="float" office:value="65" calcext:value-type="float">
            <text:p>65</text:p>
          </table:table-cell>
          <table:table-cell table:style-name="ce13"/>
          <table:table-cell table:style-name="ce22"/>
          <table:table-cell table:number-columns-repeated="1017"/>
        </table:table-row>
        <table:table-row table:style-name="ro1">
          <table:table-cell table:style-name="ce5" office:value-type="float" office:value="66" calcext:value-type="float">
            <text:p>66</text:p>
          </table:table-cell>
          <table:table-cell table:style-name="ce13" office:value-type="float" office:value="67" calcext:value-type="float">
            <text:p>67</text:p>
          </table:table-cell>
          <table:table-cell table:style-name="ce13" office:value-type="float" office:value="68" calcext:value-type="float">
            <text:p>68</text:p>
          </table:table-cell>
          <table:table-cell table:style-name="ce13" office:value-type="float" office:value="69" calcext:value-type="float">
            <text:p>69</text:p>
          </table:table-cell>
          <table:table-cell table:style-name="ce13" office:value-type="float" office:value="70" calcext:value-type="float">
            <text:p>70</text:p>
          </table:table-cell>
          <table:table-cell table:style-name="ce13"/>
          <table:table-cell table:style-name="ce22"/>
          <table:table-cell table:number-columns-repeated="1017"/>
        </table:table-row>
        <table:table-row table:style-name="ro1">
          <table:table-cell table:style-name="ce5" office:value-type="float" office:value="71" calcext:value-type="float">
            <text:p>71</text:p>
          </table:table-cell>
          <table:table-cell table:style-name="ce13" office:value-type="float" office:value="72" calcext:value-type="float">
            <text:p>72</text:p>
          </table:table-cell>
          <table:table-cell table:style-name="ce13" office:value-type="float" office:value="73" calcext:value-type="float">
            <text:p>73</text:p>
          </table:table-cell>
          <table:table-cell table:style-name="ce13" office:value-type="float" office:value="74" calcext:value-type="float">
            <text:p>74</text:p>
          </table:table-cell>
          <table:table-cell table:style-name="ce13" office:value-type="float" office:value="75" calcext:value-type="float">
            <text:p>75</text:p>
          </table:table-cell>
          <table:table-cell table:style-name="ce13"/>
          <table:table-cell table:style-name="ce22"/>
          <table:table-cell table:number-columns-repeated="1017"/>
        </table:table-row>
        <table:table-row table:style-name="ro1">
          <table:table-cell table:style-name="ce5" office:value-type="float" office:value="76" calcext:value-type="float">
            <text:p>76</text:p>
          </table:table-cell>
          <table:table-cell table:style-name="ce13" office:value-type="float" office:value="77" calcext:value-type="float">
            <text:p>77</text:p>
          </table:table-cell>
          <table:table-cell table:style-name="ce13" office:value-type="float" office:value="78" calcext:value-type="float">
            <text:p>78</text:p>
          </table:table-cell>
          <table:table-cell table:style-name="ce13" office:value-type="float" office:value="79" calcext:value-type="float">
            <text:p>79</text:p>
          </table:table-cell>
          <table:table-cell table:style-name="ce13" office:value-type="float" office:value="80" calcext:value-type="float">
            <text:p>80</text:p>
          </table:table-cell>
          <table:table-cell table:style-name="ce13"/>
          <table:table-cell table:style-name="ce22"/>
          <table:table-cell table:number-columns-repeated="1017"/>
        </table:table-row>
        <table:table-row table:style-name="ro1">
          <table:table-cell table:style-name="ce5" office:value-type="float" office:value="81" calcext:value-type="float">
            <text:p>81</text:p>
          </table:table-cell>
          <table:table-cell table:style-name="ce13" office:value-type="float" office:value="82" calcext:value-type="float">
            <text:p>82</text:p>
          </table:table-cell>
          <table:table-cell table:style-name="ce13" office:value-type="float" office:value="83" calcext:value-type="float">
            <text:p>83</text:p>
          </table:table-cell>
          <table:table-cell table:style-name="ce13" office:value-type="float" office:value="84" calcext:value-type="float">
            <text:p>84</text:p>
          </table:table-cell>
          <table:table-cell table:style-name="ce13" office:value-type="float" office:value="85" calcext:value-type="float">
            <text:p>85</text:p>
          </table:table-cell>
          <table:table-cell table:style-name="ce13"/>
          <table:table-cell table:style-name="ce22"/>
          <table:table-cell table:number-columns-repeated="1017"/>
        </table:table-row>
        <table:table-row table:style-name="ro1">
          <table:table-cell table:style-name="ce5" office:value-type="float" office:value="86" calcext:value-type="float">
            <text:p>86</text:p>
          </table:table-cell>
          <table:table-cell table:style-name="ce13" office:value-type="float" office:value="87" calcext:value-type="float">
            <text:p>87</text:p>
          </table:table-cell>
          <table:table-cell table:style-name="ce13" office:value-type="float" office:value="88" calcext:value-type="float">
            <text:p>88</text:p>
          </table:table-cell>
          <table:table-cell table:style-name="ce13" table:number-columns-repeated="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seriesep&quot;)" office:value-type="string" office:string-value="http://dbpedia.org/property/seriesep" calcext:value-type="string">
            <text:p>http://dbpedia.org/property/seriesep</text:p>
          </table:table-cell>
          <table:table-cell office:value-type="string" calcext:value-type="string">
            <text:p>seriesep</text:p>
          </table:table-cell>
          <table:table-cell table:number-columns-repeated="4"/>
          <table:table-cell table:style-name="ce20" table:formula="of:=HYPERLINK(&quot;http://goo.gl/c9w72p&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umber&quot;)" office:value-type="string" office:string-value="http://dbpedia.org/property/number" calcext:value-type="string">
            <text:p>http://dbpedia.org/property/number</text:p>
          </table:table-cell>
          <table:table-cell office:value-type="string" calcext:value-type="string">
            <text:p>number</text:p>
          </table:table-cell>
          <table:table-cell table:number-columns-repeated="2"/>
          <table:table-cell office:value-type="string" calcext:value-type="string">
            <text:p>a weapon has number 10843</text:p>
          </table:table-cell>
          <table:table-cell office:value-type="string" calcext:value-type="string">
            <text:p>a device has number 6884</text:p>
          </table:table-cell>
          <table:table-cell table:style-name="ce20" table:formula="of:=HYPERLINK(&quot;http://goo.gl/LJ1o7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numberOfEpisodes&quot;)" office:value-type="string" office:string-value="http://dbpedia.org/ontology/numberOfEpisodes" calcext:value-type="string">
            <text:p>http://dbpedia.org/ontology/numberOfEpisodes</text:p>
          </table:table-cell>
          <table:table-cell office:value-type="string" calcext:value-type="string">
            <text:p>numberOfEpisodes</text:p>
          </table:table-cell>
          <table:table-cell table:number-columns-repeated="2"/>
          <table:table-cell office:value-type="string" calcext:value-type="string">
            <text:p>a television show has number of episodes 18</text:p>
          </table:table-cell>
          <table:table-cell office:value-type="string" calcext:value-type="string">
            <text:p>a work has number of episodes 62</text:p>
          </table:table-cell>
          <table:table-cell table:style-name="ce20" table:formula="of:=HYPERLINK(&quot;http://goo.gl/xJ3UKu&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umEpisodes&quot;)" office:value-type="string" office:string-value="http://dbpedia.org/property/numEpisodes" calcext:value-type="string">
            <text:p>http://dbpedia.org/property/numEpisodes</text:p>
          </table:table-cell>
          <table:table-cell office:value-type="string" calcext:value-type="string">
            <text:p>numEpisodes</text:p>
          </table:table-cell>
          <table:table-cell table:number-columns-repeated="2"/>
          <table:table-cell office:value-type="string" calcext:value-type="string">
            <text:p>a work has num episodes 101</text:p>
          </table:table-cell>
          <table:table-cell office:value-type="string" calcext:value-type="string">
            <text:p>a television show has num episodes 254</text:p>
          </table:table-cell>
          <table:table-cell table:style-name="ce20" table:formula="of:=HYPERLINK(&quot;http://goo.gl/V8kywz&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pisodenumber&quot;)" office:value-type="string" office:string-value="http://dbpedia.org/property/episodenumber" calcext:value-type="string">
            <text:p>http://dbpedia.org/property/episodenumber</text:p>
          </table:table-cell>
          <table:table-cell office:value-type="string" calcext:value-type="string">
            <text:p>episodenumber</text:p>
          </table:table-cell>
          <table:table-cell table:number-columns-repeated="2"/>
          <table:table-cell office:value-type="string" calcext:value-type="string">
            <text:p>an agent has EpisodeNumber 22</text:p>
          </table:table-cell>
          <table:table-cell office:value-type="string" calcext:value-type="string">
            <text:p>a fictional character has EpisodeNumber 29</text:p>
          </table:table-cell>
          <table:table-cell table:style-name="ce20" table:formula="of:=HYPERLINK(&quot;http://goo.gl/VsN8f4&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pisode&quot;)" office:value-type="string" office:string-value="http://dbpedia.org/property/episode" calcext:value-type="string">
            <text:p>http://dbpedia.org/property/episode</text:p>
          </table:table-cell>
          <table:table-cell office:value-type="string" calcext:value-type="string">
            <text:p>episode</text:p>
          </table:table-cell>
          <table:table-cell table:number-columns-repeated="2"/>
          <table:table-cell office:value-type="string" calcext:value-type="string">
            <text:p>a work has Episode 150</text:p>
          </table:table-cell>
          <table:table-cell office:value-type="string" calcext:value-type="string">
            <text:p>a television episode has Episode Nervous Man in a Four Dollar Room</text:p>
          </table:table-cell>
          <table:table-cell table:style-name="ce20" table:formula="of:=HYPERLINK(&quot;http://goo.gl/P8PzNU&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episodeNumber&quot;)" office:value-type="string" office:string-value="http://dbpedia.org/ontology/episodeNumber" calcext:value-type="string">
            <text:p>http://dbpedia.org/ontology/episodeNumber</text:p>
          </table:table-cell>
          <table:table-cell office:value-type="string" calcext:value-type="string">
            <text:p>episodeNumber</text:p>
          </table:table-cell>
          <table:table-cell table:number-columns-repeated="2"/>
          <table:table-cell office:value-type="string" calcext:value-type="string">
            <text:p>a work has episode number 131</text:p>
          </table:table-cell>
          <table:table-cell office:value-type="string" calcext:value-type="string">
            <text:p>a television episode has episode number 218</text:p>
          </table:table-cell>
          <table:table-cell table:style-name="ce20" table:formula="of:=HYPERLINK(&quot;http://goo.gl/gm19N4&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pisodeNo&quot;)" office:value-type="string" office:string-value="http://dbpedia.org/property/episodeNo" calcext:value-type="string">
            <text:p>http://dbpedia.org/property/episodeNo</text:p>
          </table:table-cell>
          <table:table-cell office:value-type="string" calcext:value-type="string">
            <text:p>episodeNo</text:p>
          </table:table-cell>
          <table:table-cell table:number-columns-repeated="2"/>
          <table:table-cell office:value-type="string" calcext:value-type="string">
            <text:p>an agent has episode no 10</text:p>
          </table:table-cell>
          <table:table-cell office:value-type="string" calcext:value-type="string">
            <text:p>a work has episode no 1</text:p>
          </table:table-cell>
          <table:table-cell table:style-name="ce20" table:formula="of:=HYPERLINK(&quot;http://goo.gl/SXIRrY&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pisodes&quot;)" office:value-type="string" office:string-value="http://dbpedia.org/property/episodes" calcext:value-type="string">
            <text:p>http://dbpedia.org/property/episodes</text:p>
          </table:table-cell>
          <table:table-cell office:value-type="string" calcext:value-type="string">
            <text:p>episodes</text:p>
          </table:table-cell>
          <table:table-cell table:number-columns-repeated="2"/>
          <table:table-cell office:value-type="string" calcext:value-type="string">
            <text:p>a comics has episodes 12</text:p>
          </table:table-cell>
          <table:table-cell office:value-type="string" calcext:value-type="string">
            <text:p>a work has episodes 204</text:p>
          </table:table-cell>
          <table:table-cell table:style-name="ce20" table:formula="of:=HYPERLINK(&quot;http://goo.gl/4LToh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umSeasons&quot;)" office:value-type="string" office:string-value="http://dbpedia.org/property/numSeasons" calcext:value-type="string">
            <text:p>http://dbpedia.org/property/numSeasons</text:p>
          </table:table-cell>
          <table:table-cell office:value-type="string" calcext:value-type="string">
            <text:p>numSeasons</text:p>
          </table:table-cell>
          <table:table-cell table:number-columns-repeated="2"/>
          <table:table-cell office:value-type="string" calcext:value-type="string">
            <text:p>a work has num seasons Mater's Tall Tales: 3 Tales from Radiator Springs: 1</text:p>
          </table:table-cell>
          <table:table-cell office:value-type="string" calcext:value-type="string">
            <text:p>a television show has num seasons summer</text:p>
          </table:table-cell>
          <table:table-cell table:style-name="ce20" table:formula="of:=HYPERLINK(&quot;http://goo.gl/zczKui&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numberOfSeasons&quot;)" office:value-type="string" office:string-value="http://dbpedia.org/ontology/numberOfSeasons" calcext:value-type="string">
            <text:p>http://dbpedia.org/ontology/numberOfSeasons</text:p>
          </table:table-cell>
          <table:table-cell office:value-type="string" calcext:value-type="string">
            <text:p>numberOfSeasons</text:p>
          </table:table-cell>
          <table:table-cell table:number-columns-repeated="2"/>
          <table:table-cell office:value-type="string" calcext:value-type="string">
            <text:p>a television show has number of seasons 50</text:p>
          </table:table-cell>
          <table:table-cell office:value-type="string" calcext:value-type="string">
            <text:p>a television show has number of seasons 46</text:p>
          </table:table-cell>
          <table:table-cell table:style-name="ce20" table:formula="of:=HYPERLINK(&quot;http://goo.gl/JqAGhX&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number&quot;)" office:value-type="string" office:string-value="http://dbpedia.org/ontology/number" calcext:value-type="string">
            <text:p>http://dbpedia.org/ontology/number</text:p>
          </table:table-cell>
          <table:table-cell office:value-type="string" calcext:value-type="string">
            <text:p>number</text:p>
          </table:table-cell>
          <table:table-cell table:number-columns-repeated="2"/>
          <table:table-cell office:value-type="string" calcext:value-type="string">
            <text:p>an agent has number 3</text:p>
          </table:table-cell>
          <table:table-cell office:value-type="string" calcext:value-type="string">
            <text:p>a basketball player has number 444240</text:p>
          </table:table-cell>
          <table:table-cell table:style-name="ce20" table:formula="of:=HYPERLINK(&quot;http://goo.gl/05XIDL&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easonName&quot;)" office:value-type="string" office:string-value="http://dbpedia.org/property/seasonName" calcext:value-type="string">
            <text:p>http://dbpedia.org/property/seasonName</text:p>
          </table:table-cell>
          <table:table-cell office:value-type="string" calcext:value-type="string">
            <text:p>seasonName</text:p>
          </table:table-cell>
          <table:table-cell table:number-columns-repeated="2"/>
          <table:table-cell office:value-type="string" calcext:value-type="string">
            <text:p>a television season has season name YuYu Hakusho Season 3</text:p>
          </table:table-cell>
          <table:table-cell office:value-type="string" calcext:value-type="string">
            <text:p>a television season has season name season 2</text:p>
          </table:table-cell>
          <table:table-cell table:style-name="ce20" table:formula="of:=HYPERLINK(&quot;http://goo.gl/nOC4S8&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umSeries&quot;)" office:value-type="string" office:string-value="http://dbpedia.org/property/numSeries" calcext:value-type="string">
            <text:p>http://dbpedia.org/property/numSeries</text:p>
          </table:table-cell>
          <table:table-cell office:value-type="string" calcext:value-type="string">
            <text:p>numSeries</text:p>
          </table:table-cell>
          <table:table-cell table:number-columns-repeated="2"/>
          <table:table-cell office:value-type="string" calcext:value-type="string">
            <text:p>a book has num series 2</text:p>
          </table:table-cell>
          <table:table-cell office:value-type="string" calcext:value-type="string">
            <text:p>a work has num series 15</text:p>
          </table:table-cell>
          <table:table-cell table:style-name="ce20" table:formula="of:=HYPERLINK(&quot;http://goo.gl/It6dN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eason&quot;)" office:value-type="string" office:string-value="http://dbpedia.org/property/season" calcext:value-type="string">
            <text:p>http://dbpedia.org/property/season</text:p>
          </table:table-cell>
          <table:table-cell office:value-type="string" calcext:value-type="string">
            <text:p>season</text:p>
          </table:table-cell>
          <table:table-cell table:number-columns-repeated="2"/>
          <table:table-cell office:value-type="string" calcext:value-type="string">
            <text:p>a person has season 1985</text:p>
          </table:table-cell>
          <table:table-cell office:value-type="string" calcext:value-type="string">
            <text:p>an agent has season 1995</text:p>
          </table:table-cell>
          <table:table-cell table:style-name="ce20" table:formula="of:=HYPERLINK(&quot;http://goo.gl/MPe07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seasonNumber&quot;)" office:value-type="string" office:string-value="http://dbpedia.org/ontology/seasonNumber" calcext:value-type="string">
            <text:p>http://dbpedia.org/ontology/seasonNumber</text:p>
          </table:table-cell>
          <table:table-cell office:value-type="string" calcext:value-type="string">
            <text:p>seasonNumber</text:p>
          </table:table-cell>
          <table:table-cell table:number-columns-repeated="2"/>
          <table:table-cell office:value-type="string" calcext:value-type="string">
            <text:p>a television episode has season number 16</text:p>
          </table:table-cell>
          <table:table-cell office:value-type="string" calcext:value-type="string">
            <text:p>a work has season number 1</text:p>
          </table:table-cell>
          <table:table-cell table:style-name="ce20" table:formula="of:=HYPERLINK(&quot;http://goo.gl/3Mu4Lb&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istEpisodes&quot;)" office:value-type="string" office:string-value="http://dbpedia.org/property/listEpisodes" calcext:value-type="string">
            <text:p>http://dbpedia.org/property/listEpisodes</text:p>
          </table:table-cell>
          <table:table-cell office:value-type="string" calcext:value-type="string">
            <text:p>listEpisodes</text:p>
          </table:table-cell>
          <table:table-cell table:number-columns-repeated="2"/>
          <table:table-cell office:value-type="string" calcext:value-type="string">
            <text:p>a television show has list episodes List of Drake &amp; Josh episodes</text:p>
          </table:table-cell>
          <table:table-cell office:value-type="string" calcext:value-type="string">
            <text:p>a work has list episodes List of The Patrik Pacard episodes</text:p>
          </table:table-cell>
          <table:table-cell table:style-name="ce20" table:formula="of:=HYPERLINK(&quot;http://goo.gl/WFJZUY&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eriesNo&quot;)" office:value-type="string" office:string-value="http://dbpedia.org/property/seriesNo" calcext:value-type="string">
            <text:p>http://dbpedia.org/property/seriesNo</text:p>
          </table:table-cell>
          <table:table-cell office:value-type="string" calcext:value-type="string">
            <text:p>seriesNo</text:p>
          </table:table-cell>
          <table:table-cell table:number-columns-repeated="2"/>
          <table:table-cell office:value-type="string" calcext:value-type="string">
            <text:p>a television episode has Series no 3</text:p>
          </table:table-cell>
          <table:table-cell office:value-type="string" calcext:value-type="string">
            <text:p>a television episode has Series no 35</text:p>
          </table:table-cell>
          <table:table-cell table:style-name="ce20" table:formula="of:=HYPERLINK(&quot;http://goo.gl/xS7eG6&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eries&quot;)" office:value-type="string" office:string-value="http://dbpedia.org/property/series" calcext:value-type="string">
            <text:p>http://dbpedia.org/property/series</text:p>
          </table:table-cell>
          <table:table-cell office:value-type="string" calcext:value-type="string">
            <text:p>series</text:p>
          </table:table-cell>
          <table:table-cell table:number-columns-repeated="2"/>
          <table:table-cell office:value-type="string" calcext:value-type="string">
            <text:p>a written work has series A Song of Ice and Fire (an entity of type work)</text:p>
          </table:table-cell>
          <table:table-cell office:value-type="string" calcext:value-type="string">
            <text:p>a work has series Star Trek: Voyager (an entity of type work)</text:p>
          </table:table-cell>
          <table:table-cell table:style-name="ce20" table:formula="of:=HYPERLINK(&quot;http://goo.gl/sIFUBz&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pisodeList&quot;)" office:value-type="string" office:string-value="http://dbpedia.org/property/episodeList" calcext:value-type="string">
            <text:p>http://dbpedia.org/property/episodeList</text:p>
          </table:table-cell>
          <table:table-cell office:value-type="string" calcext:value-type="string">
            <text:p>episodeList</text:p>
          </table:table-cell>
          <table:table-cell table:number-columns-repeated="2"/>
          <table:table-cell office:value-type="string" calcext:value-type="string">
            <text:p>a television season has episode list List of Prison Break episodes</text:p>
          </table:table-cell>
          <table:table-cell office:value-type="string" calcext:value-type="string">
            <text:p>a work has episode list #Episodes</text:p>
          </table:table-cell>
          <table:table-cell table:style-name="ce20" table:formula="of:=HYPERLINK(&quot;http://goo.gl/rhwoJC&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roducer&quot;)" office:value-type="string" office:string-value="http://dbpedia.org/property/producer" calcext:value-type="string">
            <text:p>http://dbpedia.org/property/producer</text:p>
          </table:table-cell>
          <table:table-cell office:value-type="string" calcext:value-type="string">
            <text:p>producer</text:p>
          </table:table-cell>
          <table:table-cell table:number-columns-repeated="2"/>
          <table:table-cell office:value-type="string" calcext:value-type="string">
            <text:p>an album has producer The Beach Boys (an entity of type organisation)</text:p>
          </table:table-cell>
          <table:table-cell office:value-type="string" calcext:value-type="string">
            <text:p>an album has producer David Hentschel and Genesis</text:p>
          </table:table-cell>
          <table:table-cell table:style-name="ce20" table:formula="of:=HYPERLINK(&quot;http://goo.gl/0ABxo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umberEpisodes&quot;)" office:value-type="string" office:string-value="http://dbpedia.org/property/numberEpisodes" calcext:value-type="string">
            <text:p>http://dbpedia.org/property/numberEpisodes</text:p>
          </table:table-cell>
          <table:table-cell office:value-type="string" calcext:value-type="string">
            <text:p>numberEpisodes</text:p>
          </table:table-cell>
          <table:table-cell table:number-columns-repeated="2"/>
          <table:table-cell office:value-type="string" calcext:value-type="string">
            <text:p>a work has number episodes 15</text:p>
          </table:table-cell>
          <table:table-cell office:value-type="string" calcext:value-type="string">
            <text:p>a television show has number episodes 10</text:p>
          </table:table-cell>
          <table:table-cell table:style-name="ce20" table:formula="of:=HYPERLINK(&quot;http://goo.gl/0pTiS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easons&quot;)" office:value-type="string" office:string-value="http://dbpedia.org/property/seasons" calcext:value-type="string">
            <text:p>http://dbpedia.org/property/seasons</text:p>
          </table:table-cell>
          <table:table-cell office:value-type="string" calcext:value-type="string">
            <text:p>seasons</text:p>
          </table:table-cell>
          <table:table-cell table:number-columns-repeated="2"/>
          <table:table-cell office:value-type="string" calcext:value-type="string">
            <text:p>an athlete has seasons 1992</text:p>
          </table:table-cell>
          <table:table-cell office:value-type="string" calcext:value-type="string">
            <text:p>a skier has seasons 2001</text:p>
          </table:table-cell>
          <table:table-cell table:style-name="ce20" table:formula="of:=HYPERLINK(&quot;http://goo.gl/giZvD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pisodetitle&quot;)" office:value-type="string" office:string-value="http://dbpedia.org/property/episodetitle" calcext:value-type="string">
            <text:p>http://dbpedia.org/property/episodetitle</text:p>
          </table:table-cell>
          <table:table-cell office:value-type="string" calcext:value-type="string">
            <text:p>episodetitle</text:p>
          </table:table-cell>
          <table:table-cell table:number-columns-repeated="4"/>
          <table:table-cell table:style-name="ce20" table:formula="of:=HYPERLINK(&quot;http://goo.gl/7bCDp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umberinseries&quot;)" office:value-type="string" office:string-value="http://dbpedia.org/property/numberinseries" calcext:value-type="string">
            <text:p>http://dbpedia.org/property/numberinseries</text:p>
          </table:table-cell>
          <table:table-cell office:value-type="string" calcext:value-type="string">
            <text:p>numberinseries</text:p>
          </table:table-cell>
          <table:table-cell table:number-columns-repeated="2"/>
          <table:table-cell office:value-type="string" calcext:value-type="string">
            <text:p>a television show has NumberinSeries 9</text:p>
          </table:table-cell>
          <table:table-cell office:value-type="string" calcext:value-type="string">
            <text:p>a television show has NumberinSeries 6</text:p>
          </table:table-cell>
          <table:table-cell table:style-name="ce20" table:formula="of:=HYPERLINK(&quot;http://goo.gl/T78Bk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reviousSeason&quot;)" office:value-type="string" office:string-value="http://dbpedia.org/property/previousSeason" calcext:value-type="string">
            <text:p>http://dbpedia.org/property/previousSeason</text:p>
          </table:table-cell>
          <table:table-cell office:value-type="string" calcext:value-type="string">
            <text:p>previousSeason</text:p>
          </table:table-cell>
          <table:table-cell table:number-columns-repeated="2"/>
          <table:table-cell office:value-type="string" calcext:value-type="string">
            <text:p>a television season has previous season 20</text:p>
          </table:table-cell>
          <table:table-cell office:value-type="string" calcext:value-type="string">
            <text:p>a television show has previous season Survivor (UK TV series) (an entity of type television show)</text:p>
          </table:table-cell>
          <table:table-cell table:style-name="ce20" table:formula="of:=HYPERLINK(&quot;http://goo.gl/b5dt5L&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umberOfEpisodes&quot;)" office:value-type="string" office:string-value="http://dbpedia.org/property/numberOfEpisodes" calcext:value-type="string">
            <text:p>http://dbpedia.org/property/numberOfEpisodes</text:p>
          </table:table-cell>
          <table:table-cell office:value-type="string" calcext:value-type="string">
            <text:p>numberOfEpisodes</text:p>
          </table:table-cell>
          <table:table-cell table:number-columns-repeated="2"/>
          <table:table-cell office:value-type="string" calcext:value-type="string">
            <text:p>a television show has number of episodes 13</text:p>
          </table:table-cell>
          <table:table-cell office:value-type="string" calcext:value-type="string">
            <text:p>a work has number of episodes 65</text:p>
          </table:table-cell>
          <table:table-cell table:style-name="ce20" table:formula="of:=HYPERLINK(&quot;http://goo.gl/RbUBia&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pisodeName&quot;)" office:value-type="string" office:string-value="http://dbpedia.org/property/episodeName" calcext:value-type="string">
            <text:p>http://dbpedia.org/property/episodeName</text:p>
          </table:table-cell>
          <table:table-cell office:value-type="string" calcext:value-type="string">
            <text:p>episodeName</text:p>
          </table:table-cell>
          <table:table-cell table:number-columns-repeated="2"/>
          <table:table-cell office:value-type="string" calcext:value-type="string">
            <text:p>a person has episode name The Bots and the Bees</text:p>
          </table:table-cell>
          <table:table-cell office:value-type="string" calcext:value-type="string">
            <text:p>a work has episode name The Series Has Landed</text:p>
          </table:table-cell>
          <table:table-cell table:style-name="ce20" table:formula="of:=HYPERLINK(&quot;http://goo.gl/KIFuOz&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o.OfEpisodes&quot;)" office:value-type="string" office:string-value="http://dbpedia.org/property/no.OfEpisodes" calcext:value-type="string">
            <text:p>http://dbpedia.org/property/no.OfEpisodes</text:p>
          </table:table-cell>
          <table:table-cell office:value-type="string" calcext:value-type="string">
            <text:p>no.OfEpisodes</text:p>
          </table:table-cell>
          <table:table-cell table:number-columns-repeated="2"/>
          <table:table-cell office:value-type="string" calcext:value-type="string">
            <text:p>a movie has no. of episodes 26</text:p>
          </table:table-cell>
          <table:table-cell office:value-type="string" calcext:value-type="string">
            <text:p>a television show has no. of episodes 87</text:p>
          </table:table-cell>
          <table:table-cell table:style-name="ce20" table:formula="of:=HYPERLINK(&quot;http://goo.gl/OoUJgj&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umSeason&quot;)" office:value-type="string" office:string-value="http://dbpedia.org/property/numSeason" calcext:value-type="string">
            <text:p>http://dbpedia.org/property/numSeason</text:p>
          </table:table-cell>
          <table:table-cell office:value-type="string" calcext:value-type="string">
            <text:p>numSeason</text:p>
          </table:table-cell>
          <table:table-cell table:number-columns-repeated="2"/>
          <table:table-cell office:value-type="string" calcext:value-type="string">
            <text:p>a work has num season 3</text:p>
          </table:table-cell>
          <table:table-cell office:value-type="string" calcext:value-type="string">
            <text:p>a work has num season 6</text:p>
          </table:table-cell>
          <table:table-cell table:style-name="ce20" table:formula="of:=HYPERLINK(&quot;http://goo.gl/WDUHOV&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currentSeason&quot;)" office:value-type="string" office:string-value="http://dbpedia.org/property/currentSeason" calcext:value-type="string">
            <text:p>http://dbpedia.org/property/currentSeason</text:p>
          </table:table-cell>
          <table:table-cell table:style-name="ce16" office:value-type="string" calcext:value-type="string">
            <text:p>currentSeason</text:p>
          </table:table-cell>
          <table:table-cell table:style-name="ce16" table:number-columns-repeated="2"/>
          <table:table-cell table:style-name="ce16" office:value-type="string" calcext:value-type="string">
            <text:p>a sports league has current season N/A</text:p>
          </table:table-cell>
          <table:table-cell table:style-name="ce16" office:value-type="string" calcext:value-type="string">
            <text:p>a sports league has current season Russian Professional Basketball League 2012–13</text:p>
          </table:table-cell>
          <table:table-cell table:style-name="ce25" table:formula="of:=HYPERLINK(&quot;http://goo.gl/uCfN3E&quot;;&quot;View More&quot;)" office:value-type="string" office:string-value="View More" calcext:value-type="string">
            <text:p>View More</text:p>
          </table:table-cell>
          <table:table-cell table:number-columns-repeated="1017"/>
        </table:table-row>
        <table:table-row table:style-name="ro1" table:number-rows-repeated="1047341">
          <table:table-cell table:number-columns-repeated="1024"/>
        </table:table-row>
        <table:table-row table:style-name="ro1">
          <table:table-cell table:number-columns-repeated="1024"/>
        </table:table-row>
      </table:table>
      <table:table table:name="ALL"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style-name="ce1" table:number-columns-repeated="7"/>
          <table:table-cell table:style-name="ce15" table:number-columns-repeated="1017"/>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3" office:value-type="float" office:value="1689442184" calcext:value-type="float">
            <text:p>1689442184</text:p>
          </table:table-cell>
          <table:table-cell office:value-type="string" calcext:value-type="string">
            <text:p>movie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Action</text:p>
          </table:table-cell>
          <table:table-cell table:style-name="ce13" office:value-type="string" calcext:value-type="string">
            <text:p>Adventure</text:p>
          </table:table-cell>
          <table:table-cell table:style-name="ce13" office:value-type="string" calcext:value-type="string">
            <text:p>Animation</text:p>
          </table:table-cell>
          <table:table-cell table:style-name="ce13" office:value-type="string" calcext:value-type="string">
            <text:p>Biography</text:p>
          </table:table-cell>
          <table:table-cell table:style-name="ce13" office:value-type="string" calcext:value-type="string">
            <text:p>Comedy</text:p>
          </table:table-cell>
          <table:table-cell table:style-name="ce13"/>
          <table:table-cell table:style-name="ce22"/>
          <table:table-cell table:number-columns-repeated="1017"/>
        </table:table-row>
        <table:table-row table:style-name="ro1">
          <table:table-cell table:style-name="ce5" office:value-type="string" calcext:value-type="string">
            <text:p>Crime</text:p>
          </table:table-cell>
          <table:table-cell table:style-name="ce13" office:value-type="string" calcext:value-type="string">
            <text:p>Documentary</text:p>
          </table:table-cell>
          <table:table-cell table:style-name="ce13" office:value-type="string" calcext:value-type="string">
            <text:p>Drama</text:p>
          </table:table-cell>
          <table:table-cell table:style-name="ce13" office:value-type="string" calcext:value-type="string">
            <text:p>Family</text:p>
          </table:table-cell>
          <table:table-cell table:style-name="ce13" office:value-type="string" calcext:value-type="string">
            <text:p>Fantasy</text:p>
          </table:table-cell>
          <table:table-cell table:style-name="ce13"/>
          <table:table-cell table:style-name="ce22"/>
          <table:table-cell table:number-columns-repeated="1017"/>
        </table:table-row>
        <table:table-row table:style-name="ro4">
          <table:table-cell table:style-name="ce5" office:value-type="string" calcext:value-type="string">
            <text:p>Film-Noir</text:p>
          </table:table-cell>
          <table:table-cell table:style-name="ce13" office:value-type="string" calcext:value-type="string">
            <text:p>History</text:p>
          </table:table-cell>
          <table:table-cell table:style-name="ce13" office:value-type="string" calcext:value-type="string">
            <text:p>Horror</text:p>
          </table:table-cell>
          <table:table-cell table:style-name="ce13" office:value-type="string" calcext:value-type="string">
            <text:p>Musical</text:p>
          </table:table-cell>
          <table:table-cell table:style-name="ce13" office:value-type="string" calcext:value-type="string">
            <text:p>Mystery</text:p>
          </table:table-cell>
          <table:table-cell table:style-name="ce13"/>
          <table:table-cell table:style-name="ce22"/>
          <table:table-cell table:number-columns-repeated="1017"/>
        </table:table-row>
        <table:table-row table:style-name="ro4">
          <table:table-cell table:style-name="ce5" office:value-type="string" calcext:value-type="string">
            <text:p>Romance</text:p>
          </table:table-cell>
          <table:table-cell table:style-name="ce13" office:value-type="string" calcext:value-type="string">
            <text:p>Sci-Fi</text:p>
          </table:table-cell>
          <table:table-cell table:style-name="ce13" office:value-type="string" calcext:value-type="string">
            <text:p>Sport</text:p>
          </table:table-cell>
          <table:table-cell table:style-name="ce13" office:value-type="string" calcext:value-type="string">
            <text:p>Thriller</text:p>
          </table:table-cell>
          <table:table-cell table:style-name="ce13" office:value-type="string" calcext:value-type="string">
            <text:p>War</text:p>
          </table:table-cell>
          <table:table-cell table:style-name="ce13"/>
          <table:table-cell table:style-name="ce22"/>
          <table:table-cell table:number-columns-repeated="1017"/>
        </table:table-row>
        <table:table-row table:style-name="ro1">
          <table:table-cell table:style-name="ce5" office:value-type="string" calcext:value-type="string">
            <text:p>Western</text:p>
          </table:table-cell>
          <table:table-cell table:style-name="ce13" table:number-columns-repeated="5"/>
          <table:table-cell table:style-name="ce22"/>
          <table:table-cell table:number-columns-repeated="1017"/>
        </table:table-row>
        <table:table-row table:style-name="ro1">
          <table:table-cell table:style-name="ce6"/>
          <table:table-cell table:style-name="ce14" table:number-columns-repeated="5"/>
          <table:table-cell table:style-name="ce23"/>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genre&quot;)" office:value-type="string" office:string-value="http://dbpedia.org/property/genre" calcext:value-type="string">
            <text:p>http://dbpedia.org/property/genre</text:p>
          </table:table-cell>
          <table:table-cell office:value-type="string" calcext:value-type="string">
            <text:p>genre</text:p>
          </table:table-cell>
          <table:table-cell table:formula="of:=AVERAGE([Sheet1.C12:Sheet1.C12])" office:value-type="string" office:string-value="#DIV/0!" calcext:value-type="error">
            <text:p>#DIV/0!</text:p>
          </table:table-cell>
          <table:table-cell table:formula="of:=COUNTIF([Sheet1.D12:Sheet1.D12]; &quot;X&quot;)" office:value-type="float" office:value="0" calcext:value-type="float">
            <text:p>0</text:p>
          </table:table-cell>
          <table:table-cell table:style-name="ce18" office:value-type="string" calcext:value-type="string">
            <text:p>an agent has genre Teen pop (an entity of type music genre)</text:p>
          </table:table-cell>
          <table:table-cell office:value-type="string" calcext:value-type="string">
            <text:p>an album has genre Soul music (an entity of type music genre)</text:p>
          </table:table-cell>
          <table:table-cell table:style-name="ce20" table:formula="of:=HYPERLINK(&quot;http://goo.gl/R2gDDi&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genre&quot;)" office:value-type="string" office:string-value="http://dbpedia.org/ontology/genre" calcext:value-type="string">
            <text:p>http://dbpedia.org/ontology/genre</text:p>
          </table:table-cell>
          <table:table-cell office:value-type="string" calcext:value-type="string">
            <text:p>genre</text:p>
          </table:table-cell>
          <table:table-cell table:formula="of:=AVERAGE([Sheet1.C13:Sheet1.C13])" office:value-type="string" office:string-value="#DIV/0!" calcext:value-type="error">
            <text:p>#DIV/0!</text:p>
          </table:table-cell>
          <table:table-cell table:formula="of:=COUNTIF([Sheet1.D13:Sheet1.D13]; &quot;X&quot;)" office:value-type="float" office:value="0" calcext:value-type="float">
            <text:p>0</text:p>
          </table:table-cell>
          <table:table-cell office:value-type="string" calcext:value-type="string">
            <text:p>an organisation has genre House music (an entity of type genre)</text:p>
          </table:table-cell>
          <table:table-cell office:value-type="string" calcext:value-type="string">
            <text:p>an album has genre Progressive rock (an entity of type topical concept)</text:p>
          </table:table-cell>
          <table:table-cell table:style-name="ce20" table:formula="of:=HYPERLINK(&quot;http://goo.gl/1t7RpI&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tagline&quot;)" office:value-type="string" office:string-value="http://dbpedia.org/property/tagline" calcext:value-type="string">
            <text:p>http://dbpedia.org/property/tagline</text:p>
          </table:table-cell>
          <table:table-cell office:value-type="string" calcext:value-type="string">
            <text:p>tagline</text:p>
          </table:table-cell>
          <table:table-cell table:formula="of:=AVERAGE([Sheet1.C14:Sheet1.C14])" office:value-type="string" office:string-value="#DIV/0!" calcext:value-type="error">
            <text:p>#DIV/0!</text:p>
          </table:table-cell>
          <table:table-cell table:formula="of:=COUNTIF([Sheet1.D14:Sheet1.D14]; &quot;X&quot;)" office:value-type="float" office:value="0" calcext:value-type="float">
            <text:p>0</text:p>
          </table:table-cell>
          <table:table-cell office:value-type="string" calcext:value-type="string">
            <text:p>an agent has tagline "Naija Suddigaagi".</text:p>
          </table:table-cell>
          <table:table-cell office:value-type="string" calcext:value-type="string">
            <text:p>a wrestling event has tagline It's All or Nothing Baby</text:p>
          </table:table-cell>
          <table:table-cell table:style-name="ce20" table:formula="of:=HYPERLINK(&quot;http://goo.gl/tP3nCs&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type&quot;)" office:value-type="string" office:string-value="http://dbpedia.org/property/type" calcext:value-type="string">
            <text:p>http://dbpedia.org/property/type</text:p>
          </table:table-cell>
          <table:table-cell office:value-type="string" calcext:value-type="string">
            <text:p>type</text:p>
          </table:table-cell>
          <table:table-cell table:formula="of:=AVERAGE([Sheet1.C15:Sheet1.C15])" office:value-type="string" office:string-value="#DIV/0!" calcext:value-type="error">
            <text:p>#DIV/0!</text:p>
          </table:table-cell>
          <table:table-cell table:formula="of:=COUNTIF([Sheet1.D15:Sheet1.D15]; &quot;X&quot;)" office:value-type="float" office:value="0" calcext:value-type="float">
            <text:p>0</text:p>
          </table:table-cell>
          <table:table-cell office:value-type="string" calcext:value-type="string">
            <text:p>an organisation has type Infantry (an entity of type agent)</text:p>
          </table:table-cell>
          <table:table-cell office:value-type="string" calcext:value-type="string">
            <text:p>a soccer club season has type Transfer</text:p>
          </table:table-cell>
          <table:table-cell table:style-name="ce20" table:formula="of:=HYPERLINK(&quot;http://goo.gl/C6tj9D&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genres&quot;)" office:value-type="string" office:string-value="http://dbpedia.org/property/genres" calcext:value-type="string">
            <text:p>http://dbpedia.org/property/genres</text:p>
          </table:table-cell>
          <table:table-cell office:value-type="string" calcext:value-type="string">
            <text:p>genres</text:p>
          </table:table-cell>
          <table:table-cell table:formula="of:=AVERAGE([Sheet1.C16:Sheet1.C16])" office:value-type="string" office:string-value="#DIV/0!" calcext:value-type="error">
            <text:p>#DIV/0!</text:p>
          </table:table-cell>
          <table:table-cell table:formula="of:=COUNTIF([Sheet1.D16:Sheet1.D16]; &quot;X&quot;)" office:value-type="float" office:value="0" calcext:value-type="float">
            <text:p>0</text:p>
          </table:table-cell>
          <table:table-cell office:value-type="string" calcext:value-type="string">
            <text:p>an artist has genres Groove metal (an entity of type topical concept)</text:p>
          </table:table-cell>
          <table:table-cell office:value-type="string" calcext:value-type="string">
            <text:p>a writer has genres Seduction (an entity of type record label)</text:p>
          </table:table-cell>
          <table:table-cell table:style-name="ce20" table:formula="of:=HYPERLINK(&quot;http://goo.gl/ibxlcc&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genere&quot;)" office:value-type="string" office:string-value="http://dbpedia.org/property/genere" calcext:value-type="string">
            <text:p>http://dbpedia.org/property/genere</text:p>
          </table:table-cell>
          <table:table-cell office:value-type="string" calcext:value-type="string">
            <text:p>genere</text:p>
          </table:table-cell>
          <table:table-cell table:formula="of:=AVERAGE([Sheet1.C17:Sheet1.C17])" office:value-type="string" office:string-value="#DIV/0!" calcext:value-type="error">
            <text:p>#DIV/0!</text:p>
          </table:table-cell>
          <table:table-cell table:formula="of:=COUNTIF([Sheet1.D17:Sheet1.D17]; &quot;X&quot;)" office:value-type="float" office:value="0" calcext:value-type="float">
            <text:p>0</text:p>
          </table:table-cell>
          <table:table-cell office:value-type="string" calcext:value-type="string">
            <text:p>a musical artist has genere Soul music (an entity of type music genre)</text:p>
          </table:table-cell>
          <table:table-cell office:value-type="string" calcext:value-type="string">
            <text:p>a musical artist has genere Blues (an entity of type music genre)</text:p>
          </table:table-cell>
          <table:table-cell table:style-name="ce20" table:formula="of:=HYPERLINK(&quot;http://goo.gl/2YymTc&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genre(s)_&quot;)" office:value-type="string" office:string-value="http://dbpedia.org/property/genre(s)_" calcext:value-type="string">
            <text:p>http://dbpedia.org/property/genre(s)_</text:p>
          </table:table-cell>
          <table:table-cell office:value-type="string" calcext:value-type="string">
            <text:p>genre(s)_</text:p>
          </table:table-cell>
          <table:table-cell table:formula="of:=AVERAGE([Sheet1.C18:Sheet1.C18])" office:value-type="string" office:string-value="#DIV/0!" calcext:value-type="error">
            <text:p>#DIV/0!</text:p>
          </table:table-cell>
          <table:table-cell table:formula="of:=COUNTIF([Sheet1.D18:Sheet1.D18]; &quot;X&quot;)" office:value-type="float" office:value="0" calcext:value-type="float">
            <text:p>0</text:p>
          </table:table-cell>
          <table:table-cell table:number-columns-repeated="2"/>
          <table:table-cell table:style-name="ce20" table:formula="of:=HYPERLINK(&quot;http://goo.gl/j0cQN1&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genera&quot;)" office:value-type="string" office:string-value="http://dbpedia.org/property/genera" calcext:value-type="string">
            <text:p>http://dbpedia.org/property/genera</text:p>
          </table:table-cell>
          <table:table-cell office:value-type="string" calcext:value-type="string">
            <text:p>genera</text:p>
          </table:table-cell>
          <table:table-cell table:formula="of:=AVERAGE([Sheet1.C19:Sheet1.C19])" office:value-type="string" office:string-value="#DIV/0!" calcext:value-type="error">
            <text:p>#DIV/0!</text:p>
          </table:table-cell>
          <table:table-cell table:formula="of:=COUNTIF([Sheet1.D19:Sheet1.D19]; &quot;X&quot;)" office:value-type="float" office:value="0" calcext:value-type="float">
            <text:p>0</text:p>
          </table:table-cell>
          <table:table-cell office:value-type="string" calcext:value-type="string">
            <text:p>a fungus has genera Togninia</text:p>
          </table:table-cell>
          <table:table-cell office:value-type="string" calcext:value-type="string">
            <text:p>a work has genera Horror film (an entity of type genre)</text:p>
          </table:table-cell>
          <table:table-cell table:style-name="ce20" table:formula="of:=HYPERLINK(&quot;http://goo.gl/a0wFiw&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influences&quot;)" office:value-type="string" office:string-value="http://dbpedia.org/property/influences" calcext:value-type="string">
            <text:p>http://dbpedia.org/property/influences</text:p>
          </table:table-cell>
          <table:table-cell office:value-type="string" calcext:value-type="string">
            <text:p>influences</text:p>
          </table:table-cell>
          <table:table-cell table:formula="of:=AVERAGE([Sheet1.C20:Sheet1.C20])" office:value-type="string" office:string-value="#DIV/0!" calcext:value-type="error">
            <text:p>#DIV/0!</text:p>
          </table:table-cell>
          <table:table-cell table:formula="of:=COUNTIF([Sheet1.D20:Sheet1.D20]; &quot;X&quot;)" office:value-type="float" office:value="0" calcext:value-type="float">
            <text:p>0</text:p>
          </table:table-cell>
          <table:table-cell office:value-type="string" calcext:value-type="string">
            <text:p>a comics creator has influences George P%C3%A9rez (an entity of type artist)</text:p>
          </table:table-cell>
          <table:table-cell office:value-type="string" calcext:value-type="string">
            <text:p>a writer has influences Sharaf Khan Bidlisi (an entity of type person)</text:p>
          </table:table-cell>
          <table:table-cell table:style-name="ce20" table:formula="of:=HYPERLINK(&quot;http://goo.gl/UF6ewv&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topic&quot;)" office:value-type="string" office:string-value="http://dbpedia.org/property/topic" calcext:value-type="string">
            <text:p>http://dbpedia.org/property/topic</text:p>
          </table:table-cell>
          <table:table-cell table:style-name="ce16" office:value-type="string" calcext:value-type="string">
            <text:p>topic</text:p>
          </table:table-cell>
          <table:table-cell table:formula="of:=AVERAGE([Sheet1.C21:Sheet1.C21])" office:value-type="string" office:string-value="#DIV/0!" calcext:value-type="error">
            <text:p>#DIV/0!</text:p>
          </table:table-cell>
          <table:table-cell table:formula="of:=COUNTIF([Sheet1.D21:Sheet1.D21]; &quot;X&quot;)" office:value-type="float" office:value="0" calcext:value-type="float">
            <text:p>0</text:p>
          </table:table-cell>
          <table:table-cell table:style-name="ce16" office:value-type="string" calcext:value-type="string">
            <text:p>a device has topic Brandt SARPAC</text:p>
          </table:table-cell>
          <table:table-cell table:style-name="ce16" office:value-type="string" calcext:value-type="string">
            <text:p>a mean of transportation has topic Carter PAV Videos:</text:p>
          </table:table-cell>
          <table:table-cell table:style-name="ce25" table:formula="of:=HYPERLINK(&quot;http://goo.gl/cvOntT&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3" office:value-type="float" office:value="1744816435" calcext:value-type="float">
            <text:p>1744816435</text:p>
          </table:table-cell>
          <table:table-cell office:value-type="string" calcext:value-type="string">
            <text:p>basketball player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float" office:value="1948" calcext:value-type="float">
            <text:p>1948</text:p>
          </table:table-cell>
          <table:table-cell table:style-name="ce13" office:value-type="float" office:value="1949" calcext:value-type="float">
            <text:p>1949</text:p>
          </table:table-cell>
          <table:table-cell table:style-name="ce13" office:value-type="float" office:value="1950" calcext:value-type="float">
            <text:p>1950</text:p>
          </table:table-cell>
          <table:table-cell table:style-name="ce13" office:value-type="float" office:value="1951" calcext:value-type="float">
            <text:p>1951</text:p>
          </table:table-cell>
          <table:table-cell table:style-name="ce13" office:value-type="float" office:value="1952" calcext:value-type="float">
            <text:p>1952</text:p>
          </table:table-cell>
          <table:table-cell table:style-name="ce13"/>
          <table:table-cell table:style-name="ce22"/>
          <table:table-cell table:number-columns-repeated="1017"/>
        </table:table-row>
        <table:table-row table:style-name="ro1">
          <table:table-cell table:style-name="ce5" office:value-type="float" office:value="1953" calcext:value-type="float">
            <text:p>1953</text:p>
          </table:table-cell>
          <table:table-cell table:style-name="ce13" office:value-type="float" office:value="1954" calcext:value-type="float">
            <text:p>1954</text:p>
          </table:table-cell>
          <table:table-cell table:style-name="ce13" office:value-type="float" office:value="1955" calcext:value-type="float">
            <text:p>1955</text:p>
          </table:table-cell>
          <table:table-cell table:style-name="ce13" office:value-type="float" office:value="1956" calcext:value-type="float">
            <text:p>1956</text:p>
          </table:table-cell>
          <table:table-cell table:style-name="ce13" office:value-type="float" office:value="1957" calcext:value-type="float">
            <text:p>1957</text:p>
          </table:table-cell>
          <table:table-cell table:style-name="ce13"/>
          <table:table-cell table:style-name="ce22"/>
          <table:table-cell table:number-columns-repeated="1017"/>
        </table:table-row>
        <table:table-row table:style-name="ro1">
          <table:table-cell table:style-name="ce5" office:value-type="float" office:value="1958" calcext:value-type="float">
            <text:p>1958</text:p>
          </table:table-cell>
          <table:table-cell table:style-name="ce13" office:value-type="float" office:value="1959" calcext:value-type="float">
            <text:p>1959</text:p>
          </table:table-cell>
          <table:table-cell table:style-name="ce13" office:value-type="float" office:value="1960" calcext:value-type="float">
            <text:p>1960</text:p>
          </table:table-cell>
          <table:table-cell table:style-name="ce13" office:value-type="float" office:value="1961" calcext:value-type="float">
            <text:p>1961</text:p>
          </table:table-cell>
          <table:table-cell table:style-name="ce13" office:value-type="float" office:value="1962" calcext:value-type="float">
            <text:p>1962</text:p>
          </table:table-cell>
          <table:table-cell table:style-name="ce13"/>
          <table:table-cell table:style-name="ce22"/>
          <table:table-cell table:number-columns-repeated="1017"/>
        </table:table-row>
        <table:table-row table:style-name="ro1">
          <table:table-cell table:style-name="ce5" office:value-type="float" office:value="1963" calcext:value-type="float">
            <text:p>1963</text:p>
          </table:table-cell>
          <table:table-cell table:style-name="ce13" office:value-type="float" office:value="1964" calcext:value-type="float">
            <text:p>1964</text:p>
          </table:table-cell>
          <table:table-cell table:style-name="ce13" office:value-type="float" office:value="1965" calcext:value-type="float">
            <text:p>1965</text:p>
          </table:table-cell>
          <table:table-cell table:style-name="ce13" office:value-type="float" office:value="1966" calcext:value-type="float">
            <text:p>1966</text:p>
          </table:table-cell>
          <table:table-cell table:style-name="ce13" office:value-type="float" office:value="1967" calcext:value-type="float">
            <text:p>1967</text:p>
          </table:table-cell>
          <table:table-cell table:style-name="ce13"/>
          <table:table-cell table:style-name="ce22"/>
          <table:table-cell table:number-columns-repeated="1017"/>
        </table:table-row>
        <table:table-row table:style-name="ro1">
          <table:table-cell table:style-name="ce5" office:value-type="float" office:value="1968" calcext:value-type="float">
            <text:p>1968</text:p>
          </table:table-cell>
          <table:table-cell table:style-name="ce13" office:value-type="float" office:value="1969" calcext:value-type="float">
            <text:p>1969</text:p>
          </table:table-cell>
          <table:table-cell table:style-name="ce13" office:value-type="float" office:value="1970" calcext:value-type="float">
            <text:p>1970</text:p>
          </table:table-cell>
          <table:table-cell table:style-name="ce13" office:value-type="float" office:value="1971" calcext:value-type="float">
            <text:p>1971</text:p>
          </table:table-cell>
          <table:table-cell table:style-name="ce13" office:value-type="float" office:value="1972" calcext:value-type="float">
            <text:p>1972</text:p>
          </table:table-cell>
          <table:table-cell table:style-name="ce13"/>
          <table:table-cell table:style-name="ce22"/>
          <table:table-cell table:number-columns-repeated="1017"/>
        </table:table-row>
        <table:table-row table:style-name="ro1">
          <table:table-cell table:style-name="ce5" office:value-type="float" office:value="1973" calcext:value-type="float">
            <text:p>1973</text:p>
          </table:table-cell>
          <table:table-cell table:style-name="ce13" office:value-type="float" office:value="1974" calcext:value-type="float">
            <text:p>1974</text:p>
          </table:table-cell>
          <table:table-cell table:style-name="ce13" office:value-type="float" office:value="1975" calcext:value-type="float">
            <text:p>1975</text:p>
          </table:table-cell>
          <table:table-cell table:style-name="ce13" office:value-type="float" office:value="1976" calcext:value-type="float">
            <text:p>1976</text:p>
          </table:table-cell>
          <table:table-cell table:style-name="ce13" office:value-type="float" office:value="1977" calcext:value-type="float">
            <text:p>1977</text:p>
          </table:table-cell>
          <table:table-cell table:style-name="ce13"/>
          <table:table-cell table:style-name="ce22"/>
          <table:table-cell table:number-columns-repeated="1017"/>
        </table:table-row>
        <table:table-row table:style-name="ro1">
          <table:table-cell table:style-name="ce5" office:value-type="float" office:value="1978" calcext:value-type="float">
            <text:p>1978</text:p>
          </table:table-cell>
          <table:table-cell table:style-name="ce13" office:value-type="float" office:value="1979" calcext:value-type="float">
            <text:p>1979</text:p>
          </table:table-cell>
          <table:table-cell table:style-name="ce13" office:value-type="float" office:value="1980" calcext:value-type="float">
            <text:p>1980</text:p>
          </table:table-cell>
          <table:table-cell table:style-name="ce13" office:value-type="float" office:value="1981" calcext:value-type="float">
            <text:p>1981</text:p>
          </table:table-cell>
          <table:table-cell table:style-name="ce13" office:value-type="float" office:value="1982" calcext:value-type="float">
            <text:p>1982</text:p>
          </table:table-cell>
          <table:table-cell table:style-name="ce13"/>
          <table:table-cell table:style-name="ce22"/>
          <table:table-cell table:number-columns-repeated="1017"/>
        </table:table-row>
        <table:table-row table:style-name="ro1">
          <table:table-cell table:style-name="ce5" office:value-type="float" office:value="1983" calcext:value-type="float">
            <text:p>1983</text:p>
          </table:table-cell>
          <table:table-cell table:style-name="ce13" office:value-type="float" office:value="1984" calcext:value-type="float">
            <text:p>1984</text:p>
          </table:table-cell>
          <table:table-cell table:style-name="ce13" office:value-type="float" office:value="1985" calcext:value-type="float">
            <text:p>1985</text:p>
          </table:table-cell>
          <table:table-cell table:style-name="ce13" office:value-type="float" office:value="1986" calcext:value-type="float">
            <text:p>1986</text:p>
          </table:table-cell>
          <table:table-cell table:style-name="ce13" office:value-type="float" office:value="1987" calcext:value-type="float">
            <text:p>1987</text:p>
          </table:table-cell>
          <table:table-cell table:style-name="ce13"/>
          <table:table-cell table:style-name="ce22"/>
          <table:table-cell table:number-columns-repeated="1017"/>
        </table:table-row>
        <table:table-row table:style-name="ro1">
          <table:table-cell table:style-name="ce5" office:value-type="float" office:value="1988" calcext:value-type="float">
            <text:p>1988</text:p>
          </table:table-cell>
          <table:table-cell table:style-name="ce13" office:value-type="float" office:value="1989" calcext:value-type="float">
            <text:p>1989</text:p>
          </table:table-cell>
          <table:table-cell table:style-name="ce13" office:value-type="float" office:value="1990" calcext:value-type="float">
            <text:p>1990</text:p>
          </table:table-cell>
          <table:table-cell table:style-name="ce13" office:value-type="float" office:value="1991" calcext:value-type="float">
            <text:p>1991</text:p>
          </table:table-cell>
          <table:table-cell table:style-name="ce13" office:value-type="float" office:value="1992" calcext:value-type="float">
            <text:p>1992</text:p>
          </table:table-cell>
          <table:table-cell table:style-name="ce13"/>
          <table:table-cell table:style-name="ce22"/>
          <table:table-cell table:number-columns-repeated="1017"/>
        </table:table-row>
        <table:table-row table:style-name="ro1">
          <table:table-cell table:style-name="ce5" office:value-type="float" office:value="1993" calcext:value-type="float">
            <text:p>1993</text:p>
          </table:table-cell>
          <table:table-cell table:style-name="ce13" office:value-type="float" office:value="1994" calcext:value-type="float">
            <text:p>1994</text:p>
          </table:table-cell>
          <table:table-cell table:style-name="ce13" office:value-type="float" office:value="1995" calcext:value-type="float">
            <text:p>1995</text:p>
          </table:table-cell>
          <table:table-cell table:style-name="ce13" office:value-type="float" office:value="1996" calcext:value-type="float">
            <text:p>1996</text:p>
          </table:table-cell>
          <table:table-cell table:style-name="ce13" office:value-type="float" office:value="1997" calcext:value-type="float">
            <text:p>1997</text:p>
          </table:table-cell>
          <table:table-cell table:style-name="ce13"/>
          <table:table-cell table:style-name="ce22"/>
          <table:table-cell table:number-columns-repeated="1017"/>
        </table:table-row>
        <table:table-row table:style-name="ro1">
          <table:table-cell table:style-name="ce5" office:value-type="float" office:value="1998" calcext:value-type="float">
            <text:p>1998</text:p>
          </table:table-cell>
          <table:table-cell table:style-name="ce13" office:value-type="float" office:value="1999" calcext:value-type="float">
            <text:p>1999</text:p>
          </table:table-cell>
          <table:table-cell table:style-name="ce13" office:value-type="float" office:value="2000" calcext:value-type="float">
            <text:p>2000</text:p>
          </table:table-cell>
          <table:table-cell table:style-name="ce13" office:value-type="float" office:value="2001" calcext:value-type="float">
            <text:p>2001</text:p>
          </table:table-cell>
          <table:table-cell table:style-name="ce13" office:value-type="float" office:value="2002" calcext:value-type="float">
            <text:p>2002</text:p>
          </table:table-cell>
          <table:table-cell table:style-name="ce13"/>
          <table:table-cell table:style-name="ce22"/>
          <table:table-cell table:number-columns-repeated="1017"/>
        </table:table-row>
        <table:table-row table:style-name="ro1">
          <table:table-cell table:style-name="ce5" office:value-type="float" office:value="2003" calcext:value-type="float">
            <text:p>2003</text:p>
          </table:table-cell>
          <table:table-cell table:style-name="ce13" office:value-type="float" office:value="2004" calcext:value-type="float">
            <text:p>2004</text:p>
          </table:table-cell>
          <table:table-cell table:style-name="ce13" office:value-type="float" office:value="2005" calcext:value-type="float">
            <text:p>2005</text:p>
          </table:table-cell>
          <table:table-cell table:style-name="ce13" office:value-type="float" office:value="2006" calcext:value-type="float">
            <text:p>2006</text:p>
          </table:table-cell>
          <table:table-cell table:style-name="ce13" office:value-type="float" office:value="2007" calcext:value-type="float">
            <text:p>2007</text:p>
          </table:table-cell>
          <table:table-cell table:style-name="ce13"/>
          <table:table-cell table:style-name="ce22"/>
          <table:table-cell table:number-columns-repeated="1017"/>
        </table:table-row>
        <table:table-row table:style-name="ro1">
          <table:table-cell table:style-name="ce5" office:value-type="float" office:value="2008" calcext:value-type="float">
            <text:p>2008</text:p>
          </table:table-cell>
          <table:table-cell table:style-name="ce13" office:value-type="float" office:value="2009" calcext:value-type="float">
            <text:p>2009</text:p>
          </table:table-cell>
          <table:table-cell table:style-name="ce13" office:value-type="float" office:value="2010" calcext:value-type="float">
            <text:p>2010</text:p>
          </table:table-cell>
          <table:table-cell table:style-name="ce13" office:value-type="float" office:value="2011" calcext:value-type="float">
            <text:p>2011</text:p>
          </table:table-cell>
          <table:table-cell table:style-name="ce13" office:value-type="float" office:value="2012" calcext:value-type="float">
            <text:p>2012</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year1start&quot;)" office:value-type="string" office:string-value="http://dbpedia.org/property/year1start" calcext:value-type="string">
            <text:p>http://dbpedia.org/property/year1start</text:p>
          </table:table-cell>
          <table:table-cell office:value-type="string" calcext:value-type="string">
            <text:p>year1start</text:p>
          </table:table-cell>
          <table:table-cell table:formula="of:=AVERAGE([Sheet1.C41:Sheet1.C41])" office:value-type="string" office:string-value="#DIV/0!" calcext:value-type="error">
            <text:p>#DIV/0!</text:p>
          </table:table-cell>
          <table:table-cell table:formula="of:=COUNTIF([Sheet1.D41:Sheet1.D41]; &quot;X&quot;)" office:value-type="float" office:value="0" calcext:value-type="float">
            <text:p>0</text:p>
          </table:table-cell>
          <table:table-cell office:value-type="string" calcext:value-type="string">
            <text:p>an athlete has year1start ≤1927</text:p>
          </table:table-cell>
          <table:table-cell office:value-type="string" calcext:value-type="string">
            <text:p>an athlete has year1start 1947</text:p>
          </table:table-cell>
          <table:table-cell table:style-name="ce20" table:formula="of:=HYPERLINK(&quot;http://goo.gl/4cWLKz&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quot;)" office:value-type="string" office:string-value="http://dbpedia.org/property/year" calcext:value-type="string">
            <text:p>http://dbpedia.org/property/year</text:p>
          </table:table-cell>
          <table:table-cell office:value-type="string" calcext:value-type="string">
            <text:p>year</text:p>
          </table:table-cell>
          <table:table-cell table:formula="of:=AVERAGE([Sheet1.C42:Sheet1.C42])" office:value-type="string" office:string-value="#DIV/0!" calcext:value-type="error">
            <text:p>#DIV/0!</text:p>
          </table:table-cell>
          <table:table-cell table:formula="of:=COUNTIF([Sheet1.D42:Sheet1.D42]; &quot;X&quot;)" office:value-type="float" office:value="0" calcext:value-type="float">
            <text:p>0</text:p>
          </table:table-cell>
          <table:table-cell office:value-type="string" calcext:value-type="string">
            <text:p>an agent has year 1960</text:p>
          </table:table-cell>
          <table:table-cell office:value-type="string" calcext:value-type="string">
            <text:p>a bird has year 2009</text:p>
          </table:table-cell>
          <table:table-cell table:style-name="ce20" table:formula="of:=HYPERLINK(&quot;http://goo.gl/yzBSQL&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revYear&quot;)" office:value-type="string" office:string-value="http://dbpedia.org/property/prevYear" calcext:value-type="string">
            <text:p>http://dbpedia.org/property/prevYear</text:p>
          </table:table-cell>
          <table:table-cell office:value-type="string" calcext:value-type="string">
            <text:p>prevYear</text:p>
          </table:table-cell>
          <table:table-cell table:formula="of:=AVERAGE([Sheet1.C43:Sheet1.C43])" office:value-type="string" office:string-value="#DIV/0!" calcext:value-type="error">
            <text:p>#DIV/0!</text:p>
          </table:table-cell>
          <table:table-cell table:formula="of:=COUNTIF([Sheet1.D43:Sheet1.D43]; &quot;X&quot;)" office:value-type="float" office:value="0" calcext:value-type="float">
            <text:p>0</text:p>
          </table:table-cell>
          <table:table-cell office:value-type="string" calcext:value-type="string">
            <text:p>a sports team season has prev year 1976</text:p>
          </table:table-cell>
          <table:table-cell office:value-type="string" calcext:value-type="string">
            <text:p>a Eurovision song contest entry has prev year 2002</text:p>
          </table:table-cell>
          <table:table-cell table:style-name="ce20" table:formula="of:=HYPERLINK(&quot;http://goo.gl/hKXHuK&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finalyear&quot;)" office:value-type="string" office:string-value="http://dbpedia.org/property/finalyear" calcext:value-type="string">
            <text:p>http://dbpedia.org/property/finalyear</text:p>
          </table:table-cell>
          <table:table-cell office:value-type="string" calcext:value-type="string">
            <text:p>finalyear</text:p>
          </table:table-cell>
          <table:table-cell table:formula="of:=AVERAGE([Sheet1.C44:Sheet1.C44])" office:value-type="string" office:string-value="#DIV/0!" calcext:value-type="error">
            <text:p>#DIV/0!</text:p>
          </table:table-cell>
          <table:table-cell table:formula="of:=COUNTIF([Sheet1.D44:Sheet1.D44]; &quot;X&quot;)" office:value-type="float" office:value="0" calcext:value-type="float">
            <text:p>0</text:p>
          </table:table-cell>
          <table:table-cell office:value-type="string" calcext:value-type="string">
            <text:p>a person has finalyear 1967</text:p>
          </table:table-cell>
          <table:table-cell office:value-type="string" calcext:value-type="string">
            <text:p>a person has finalyear 1954</text:p>
          </table:table-cell>
          <table:table-cell table:style-name="ce20" table:formula="of:=HYPERLINK(&quot;http://goo.gl/tqGBwd&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layingYears&quot;)" office:value-type="string" office:string-value="http://dbpedia.org/property/playingYears" calcext:value-type="string">
            <text:p>http://dbpedia.org/property/playingYears</text:p>
          </table:table-cell>
          <table:table-cell office:value-type="string" calcext:value-type="string">
            <text:p>playingYears</text:p>
          </table:table-cell>
          <table:table-cell table:formula="of:=AVERAGE([Sheet1.C45:Sheet1.C45])" office:value-type="string" office:string-value="#DIV/0!" calcext:value-type="error">
            <text:p>#DIV/0!</text:p>
          </table:table-cell>
          <table:table-cell table:formula="of:=COUNTIF([Sheet1.D45:Sheet1.D45]; &quot;X&quot;)" office:value-type="float" office:value="0" calcext:value-type="float">
            <text:p>0</text:p>
          </table:table-cell>
          <table:table-cell office:value-type="string" calcext:value-type="string">
            <text:p>a gridiron football player has playing years 2009</text:p>
          </table:table-cell>
          <table:table-cell office:value-type="string" calcext:value-type="string">
            <text:p>an agent has playing years 1993</text:p>
          </table:table-cell>
          <table:table-cell table:style-name="ce20" table:formula="of:=HYPERLINK(&quot;http://goo.gl/BSa2db&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dateOfDeath&quot;)" office:value-type="string" office:string-value="http://dbpedia.org/property/dateOfDeath" calcext:value-type="string">
            <text:p>http://dbpedia.org/property/dateOfDeath</text:p>
          </table:table-cell>
          <table:table-cell office:value-type="string" calcext:value-type="string">
            <text:p>dateOfDeath</text:p>
          </table:table-cell>
          <table:table-cell table:formula="of:=AVERAGE([Sheet1.C46:Sheet1.C46])" office:value-type="string" office:string-value="#DIV/0!" calcext:value-type="error">
            <text:p>#DIV/0!</text:p>
          </table:table-cell>
          <table:table-cell table:formula="of:=COUNTIF([Sheet1.D46:Sheet1.D46]; &quot;X&quot;)" office:value-type="float" office:value="0" calcext:value-type="float">
            <text:p>0</text:p>
          </table:table-cell>
          <table:table-cell office:value-type="string" calcext:value-type="string">
            <text:p>an agent has DATE OF DEATH 1963-12-27+02:00</text:p>
          </table:table-cell>
          <table:table-cell office:value-type="string" calcext:value-type="string">
            <text:p>an artist has DATE OF DEATH 1990-02-21+02:00</text:p>
          </table:table-cell>
          <table:table-cell table:style-name="ce20" table:formula="of:=HYPERLINK(&quot;http://goo.gl/MsYYIW&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areerStart&quot;)" office:value-type="string" office:string-value="http://dbpedia.org/property/careerStart" calcext:value-type="string">
            <text:p>http://dbpedia.org/property/careerStart</text:p>
          </table:table-cell>
          <table:table-cell office:value-type="string" calcext:value-type="string">
            <text:p>careerStart</text:p>
          </table:table-cell>
          <table:table-cell table:formula="of:=AVERAGE([Sheet1.C47:Sheet1.C47])" office:value-type="string" office:string-value="#DIV/0!" calcext:value-type="error">
            <text:p>#DIV/0!</text:p>
          </table:table-cell>
          <table:table-cell table:formula="of:=COUNTIF([Sheet1.D47:Sheet1.D47]; &quot;X&quot;)" office:value-type="float" office:value="0" calcext:value-type="float">
            <text:p>0</text:p>
          </table:table-cell>
          <table:table-cell office:value-type="string" calcext:value-type="string">
            <text:p>a person has career start 1935</text:p>
          </table:table-cell>
          <table:table-cell office:value-type="string" calcext:value-type="string">
            <text:p>an agent has career start 2000</text:p>
          </table:table-cell>
          <table:table-cell table:style-name="ce20" table:formula="of:=HYPERLINK(&quot;http://goo.gl/t2Bv2b&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activeYearsEndDate&quot;)" office:value-type="string" office:string-value="http://dbpedia.org/ontology/activeYearsEndDate" calcext:value-type="string">
            <text:p>http://dbpedia.org/ontology/activeYearsEndDate</text:p>
          </table:table-cell>
          <table:table-cell office:value-type="string" calcext:value-type="string">
            <text:p>activeYearsEndDate</text:p>
          </table:table-cell>
          <table:table-cell table:formula="of:=AVERAGE([Sheet1.C48:Sheet1.C48])" office:value-type="string" office:string-value="#DIV/0!" calcext:value-type="error">
            <text:p>#DIV/0!</text:p>
          </table:table-cell>
          <table:table-cell table:formula="of:=COUNTIF([Sheet1.D48:Sheet1.D48]; &quot;X&quot;)" office:value-type="float" office:value="0" calcext:value-type="float">
            <text:p>0</text:p>
          </table:table-cell>
          <table:table-cell office:value-type="string" calcext:value-type="string">
            <text:p>an office holder has active years end date 2009-07-06+02:00</text:p>
          </table:table-cell>
          <table:table-cell office:value-type="string" calcext:value-type="string">
            <text:p>an office holder has active years end date 2009-11-29+02:00</text:p>
          </table:table-cell>
          <table:table-cell table:style-name="ce20" table:formula="of:=HYPERLINK(&quot;http://goo.gl/zde24W&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deathDate&quot;)" office:value-type="string" office:string-value="http://dbpedia.org/property/deathDate" calcext:value-type="string">
            <text:p>http://dbpedia.org/property/deathDate</text:p>
          </table:table-cell>
          <table:table-cell office:value-type="string" calcext:value-type="string">
            <text:p>deathDate</text:p>
          </table:table-cell>
          <table:table-cell table:formula="of:=AVERAGE([Sheet1.C49:Sheet1.C49])" office:value-type="string" office:string-value="#DIV/0!" calcext:value-type="error">
            <text:p>#DIV/0!</text:p>
          </table:table-cell>
          <table:table-cell table:formula="of:=COUNTIF([Sheet1.D49:Sheet1.D49]; &quot;X&quot;)" office:value-type="float" office:value="0" calcext:value-type="float">
            <text:p>0</text:p>
          </table:table-cell>
          <table:table-cell office:value-type="string" calcext:value-type="string">
            <text:p>a person has death date 1781-05-22+02:00</text:p>
          </table:table-cell>
          <table:table-cell office:value-type="string" calcext:value-type="string">
            <text:p>a person has death date 2007-10-21+02:00</text:p>
          </table:table-cell>
          <table:table-cell table:style-name="ce20" table:formula="of:=HYPERLINK(&quot;http://goo.gl/bTBXRt&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yearpro&quot;)" office:value-type="string" office:string-value="http://dbpedia.org/property/yearpro" calcext:value-type="string">
            <text:p>http://dbpedia.org/property/yearpro</text:p>
          </table:table-cell>
          <table:table-cell office:value-type="string" calcext:value-type="string">
            <text:p>yearpro</text:p>
          </table:table-cell>
          <table:table-cell table:formula="of:=AVERAGE([Sheet1.C50:Sheet1.C50])" office:value-type="string" office:string-value="#DIV/0!" calcext:value-type="error">
            <text:p>#DIV/0!</text:p>
          </table:table-cell>
          <table:table-cell table:formula="of:=COUNTIF([Sheet1.D50:Sheet1.D50]; &quot;X&quot;)" office:value-type="float" office:value="0" calcext:value-type="float">
            <text:p>0</text:p>
          </table:table-cell>
          <table:table-cell office:value-type="string" calcext:value-type="string">
            <text:p>a person has yearpro 1950</text:p>
          </table:table-cell>
          <table:table-cell office:value-type="string" calcext:value-type="string">
            <text:p>a person has yearpro 1977</text:p>
          </table:table-cell>
          <table:table-cell table:style-name="ce20" table:formula="of:=HYPERLINK(&quot;http://goo.gl/3pN1Gr&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deathDate&quot;)" office:value-type="string" office:string-value="http://dbpedia.org/ontology/deathDate" calcext:value-type="string">
            <text:p>http://dbpedia.org/ontology/deathDate</text:p>
          </table:table-cell>
          <table:table-cell office:value-type="string" calcext:value-type="string">
            <text:p>deathDate</text:p>
          </table:table-cell>
          <table:table-cell table:formula="of:=AVERAGE([Sheet1.C51:Sheet1.C51])" office:value-type="string" office:string-value="#DIV/0!" calcext:value-type="error">
            <text:p>#DIV/0!</text:p>
          </table:table-cell>
          <table:table-cell table:formula="of:=COUNTIF([Sheet1.D51:Sheet1.D51]; &quot;X&quot;)" office:value-type="float" office:value="0" calcext:value-type="float">
            <text:p>0</text:p>
          </table:table-cell>
          <table:table-cell office:value-type="string" calcext:value-type="string">
            <text:p>a person has death date 0860-12-19+02:00</text:p>
          </table:table-cell>
          <table:table-cell office:value-type="string" calcext:value-type="string">
            <text:p>an agent has death date 1794-09-14+02:00</text:p>
          </table:table-cell>
          <table:table-cell table:style-name="ce20" table:formula="of:=HYPERLINK(&quot;http://goo.gl/kNQ5Zq&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tartyear&quot;)" office:value-type="string" office:string-value="http://dbpedia.org/property/startyear" calcext:value-type="string">
            <text:p>http://dbpedia.org/property/startyear</text:p>
          </table:table-cell>
          <table:table-cell office:value-type="string" calcext:value-type="string">
            <text:p>startyear</text:p>
          </table:table-cell>
          <table:table-cell table:formula="of:=AVERAGE([Sheet1.C52:Sheet1.C52])" office:value-type="string" office:string-value="#DIV/0!" calcext:value-type="error">
            <text:p>#DIV/0!</text:p>
          </table:table-cell>
          <table:table-cell table:formula="of:=COUNTIF([Sheet1.D52:Sheet1.D52]; &quot;X&quot;)" office:value-type="float" office:value="0" calcext:value-type="float">
            <text:p>0</text:p>
          </table:table-cell>
          <table:table-cell office:value-type="string" calcext:value-type="string">
            <text:p>a college coach has startyear 2000</text:p>
          </table:table-cell>
          <table:table-cell office:value-type="string" calcext:value-type="string">
            <text:p>a person has startyear 2010</text:p>
          </table:table-cell>
          <table:table-cell table:style-name="ce20" table:formula="of:=HYPERLINK(&quot;http://goo.gl/lVHNjb&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draftYear&quot;)" office:value-type="string" office:string-value="http://dbpedia.org/ontology/draftYear" calcext:value-type="string">
            <text:p>http://dbpedia.org/ontology/draftYear</text:p>
          </table:table-cell>
          <table:table-cell office:value-type="string" calcext:value-type="string">
            <text:p>draftYear</text:p>
          </table:table-cell>
          <table:table-cell table:formula="of:=AVERAGE([Sheet1.C53:Sheet1.C53])" office:value-type="string" office:string-value="#DIV/0!" calcext:value-type="error">
            <text:p>#DIV/0!</text:p>
          </table:table-cell>
          <table:table-cell table:formula="of:=COUNTIF([Sheet1.D53:Sheet1.D53]; &quot;X&quot;)" office:value-type="float" office:value="0" calcext:value-type="float">
            <text:p>0</text:p>
          </table:table-cell>
          <table:table-cell office:value-type="string" calcext:value-type="string">
            <text:p>an ice hockey player has draft year 2003-12-31T22:00:00+02:00</text:p>
          </table:table-cell>
          <table:table-cell office:value-type="string" calcext:value-type="string">
            <text:p>an american football player has draft year 1982-12-31T22:00:00+02:00</text:p>
          </table:table-cell>
          <table:table-cell table:style-name="ce20" table:formula="of:=HYPERLINK(&quot;http://goo.gl/JkhomV&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year&quot;)" office:value-type="string" office:string-value="http://dbpedia.org/ontology/year" calcext:value-type="string">
            <text:p>http://dbpedia.org/ontology/year</text:p>
          </table:table-cell>
          <table:table-cell office:value-type="string" calcext:value-type="string">
            <text:p>year</text:p>
          </table:table-cell>
          <table:table-cell table:formula="of:=AVERAGE([Sheet1.C54:Sheet1.C54])" office:value-type="string" office:string-value="#DIV/0!" calcext:value-type="error">
            <text:p>#DIV/0!</text:p>
          </table:table-cell>
          <table:table-cell table:formula="of:=COUNTIF([Sheet1.D54:Sheet1.D54]; &quot;X&quot;)" office:value-type="float" office:value="0" calcext:value-type="float">
            <text:p>0</text:p>
          </table:table-cell>
          <table:table-cell office:value-type="string" calcext:value-type="string">
            <text:p>a football league season has year 2009-12-31T22:00:00+02:00</text:p>
          </table:table-cell>
          <table:table-cell office:value-type="string" calcext:value-type="string">
            <text:p>a motorsport season has year 2011-12-31T22:00:00+02:00</text:p>
          </table:table-cell>
          <table:table-cell table:style-name="ce20" table:formula="of:=HYPERLINK(&quot;http://goo.gl/VwKpKm&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ationalyears&quot;)" office:value-type="string" office:string-value="http://dbpedia.org/property/nationalyears" calcext:value-type="string">
            <text:p>http://dbpedia.org/property/nationalyears</text:p>
          </table:table-cell>
          <table:table-cell office:value-type="string" calcext:value-type="string">
            <text:p>nationalyears</text:p>
          </table:table-cell>
          <table:table-cell table:formula="of:=AVERAGE([Sheet1.C55:Sheet1.C55])" office:value-type="string" office:string-value="#DIV/0!" calcext:value-type="error">
            <text:p>#DIV/0!</text:p>
          </table:table-cell>
          <table:table-cell table:formula="of:=COUNTIF([Sheet1.D55:Sheet1.D55]; &quot;X&quot;)" office:value-type="float" office:value="0" calcext:value-type="float">
            <text:p>0</text:p>
          </table:table-cell>
          <table:table-cell office:value-type="string" calcext:value-type="string">
            <text:p>a soccer player has nationalyears 1959</text:p>
          </table:table-cell>
          <table:table-cell office:value-type="string" calcext:value-type="string">
            <text:p>a sports manager has nationalyears 1965</text:p>
          </table:table-cell>
          <table:table-cell table:style-name="ce20" table:formula="of:=HYPERLINK(&quot;http://goo.gl/Mx9MtS&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endyear&quot;)" office:value-type="string" office:string-value="http://dbpedia.org/property/endyear" calcext:value-type="string">
            <text:p>http://dbpedia.org/property/endyear</text:p>
          </table:table-cell>
          <table:table-cell office:value-type="string" calcext:value-type="string">
            <text:p>endyear</text:p>
          </table:table-cell>
          <table:table-cell table:formula="of:=AVERAGE([Sheet1.C56:Sheet1.C56])" office:value-type="string" office:string-value="#DIV/0!" calcext:value-type="error">
            <text:p>#DIV/0!</text:p>
          </table:table-cell>
          <table:table-cell table:formula="of:=COUNTIF([Sheet1.D56:Sheet1.D56]; &quot;X&quot;)" office:value-type="float" office:value="0" calcext:value-type="float">
            <text:p>0</text:p>
          </table:table-cell>
          <table:table-cell office:value-type="string" calcext:value-type="string">
            <text:p>a person has endyear 1937</text:p>
          </table:table-cell>
          <table:table-cell office:value-type="string" calcext:value-type="string">
            <text:p>a person has endyear 1970</text:p>
          </table:table-cell>
          <table:table-cell table:style-name="ce20" table:formula="of:=HYPERLINK(&quot;http://goo.gl/rz6Sha&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s&quot;)" office:value-type="string" office:string-value="http://dbpedia.org/property/years" calcext:value-type="string">
            <text:p>http://dbpedia.org/property/years</text:p>
          </table:table-cell>
          <table:table-cell office:value-type="string" calcext:value-type="string">
            <text:p>years</text:p>
          </table:table-cell>
          <table:table-cell table:formula="of:=AVERAGE([Sheet1.C57:Sheet1.C57])" office:value-type="string" office:string-value="#DIV/0!" calcext:value-type="error">
            <text:p>#DIV/0!</text:p>
          </table:table-cell>
          <table:table-cell table:formula="of:=COUNTIF([Sheet1.D57:Sheet1.D57]; &quot;X&quot;)" office:value-type="float" office:value="0" calcext:value-type="float">
            <text:p>0</text:p>
          </table:table-cell>
          <table:table-cell office:value-type="string" calcext:value-type="string">
            <text:p>a person has years 1973</text:p>
          </table:table-cell>
          <table:table-cell office:value-type="string" calcext:value-type="string">
            <text:p>an agent has years 1870</text:p>
          </table:table-cell>
          <table:table-cell table:style-name="ce20" table:formula="of:=HYPERLINK(&quot;http://goo.gl/OBLqO3&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areerEnd&quot;)" office:value-type="string" office:string-value="http://dbpedia.org/property/careerEnd" calcext:value-type="string">
            <text:p>http://dbpedia.org/property/careerEnd</text:p>
          </table:table-cell>
          <table:table-cell office:value-type="string" calcext:value-type="string">
            <text:p>careerEnd</text:p>
          </table:table-cell>
          <table:table-cell table:formula="of:=AVERAGE([Sheet1.C58:Sheet1.C58])" office:value-type="string" office:string-value="#DIV/0!" calcext:value-type="error">
            <text:p>#DIV/0!</text:p>
          </table:table-cell>
          <table:table-cell table:formula="of:=COUNTIF([Sheet1.D58:Sheet1.D58]; &quot;X&quot;)" office:value-type="float" office:value="0" calcext:value-type="float">
            <text:p>0</text:p>
          </table:table-cell>
          <table:table-cell office:value-type="string" calcext:value-type="string">
            <text:p>an agent has career end 1977</text:p>
          </table:table-cell>
          <table:table-cell office:value-type="string" calcext:value-type="string">
            <text:p>an agent has career end 1988</text:p>
          </table:table-cell>
          <table:table-cell table:style-name="ce20" table:formula="of:=HYPERLINK(&quot;http://goo.gl/kMVJW6&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activeYearsStartYear&quot;)" office:value-type="string" office:string-value="http://dbpedia.org/ontology/activeYearsStartYear" calcext:value-type="string">
            <text:p>http://dbpedia.org/ontology/activeYearsStartYear</text:p>
          </table:table-cell>
          <table:table-cell office:value-type="string" calcext:value-type="string">
            <text:p>activeYearsStartYear</text:p>
          </table:table-cell>
          <table:table-cell table:formula="of:=AVERAGE([Sheet1.C59:Sheet1.C59])" office:value-type="string" office:string-value="#DIV/0!" calcext:value-type="error">
            <text:p>#DIV/0!</text:p>
          </table:table-cell>
          <table:table-cell table:formula="of:=COUNTIF([Sheet1.D59:Sheet1.D59]; &quot;X&quot;)" office:value-type="float" office:value="0" calcext:value-type="float">
            <text:p>0</text:p>
          </table:table-cell>
          <table:table-cell office:value-type="string" calcext:value-type="string">
            <text:p>a Band has active years start year 1973-12-31T22:00:00+02:00</text:p>
          </table:table-cell>
          <table:table-cell office:value-type="string" calcext:value-type="string">
            <text:p>an agent has active years start year 1980-12-31T22:00:00+02:00</text:p>
          </table:table-cell>
          <table:table-cell table:style-name="ce20" table:formula="of:=HYPERLINK(&quot;http://goo.gl/d9H123&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activeYearsStartDate&quot;)" office:value-type="string" office:string-value="http://dbpedia.org/ontology/activeYearsStartDate" calcext:value-type="string">
            <text:p>http://dbpedia.org/ontology/activeYearsStartDate</text:p>
          </table:table-cell>
          <table:table-cell office:value-type="string" calcext:value-type="string">
            <text:p>activeYearsStartDate</text:p>
          </table:table-cell>
          <table:table-cell table:formula="of:=AVERAGE([Sheet1.C60:Sheet1.C60])" office:value-type="string" office:string-value="#DIV/0!" calcext:value-type="error">
            <text:p>#DIV/0!</text:p>
          </table:table-cell>
          <table:table-cell table:formula="of:=COUNTIF([Sheet1.D60:Sheet1.D60]; &quot;X&quot;)" office:value-type="float" office:value="0" calcext:value-type="float">
            <text:p>0</text:p>
          </table:table-cell>
          <table:table-cell office:value-type="string" calcext:value-type="string">
            <text:p>an agent has active years start date 1791-03-03+02:00</text:p>
          </table:table-cell>
          <table:table-cell office:value-type="string" calcext:value-type="string">
            <text:p>a prime minister has active years start date 1932-06-02+02:00</text:p>
          </table:table-cell>
          <table:table-cell table:style-name="ce20" table:formula="of:=HYPERLINK(&quot;http://goo.gl/21PtuL&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turnedpro&quot;)" office:value-type="string" office:string-value="http://dbpedia.org/property/turnedpro" calcext:value-type="string">
            <text:p>http://dbpedia.org/property/turnedpro</text:p>
          </table:table-cell>
          <table:table-cell office:value-type="string" calcext:value-type="string">
            <text:p>turnedpro</text:p>
          </table:table-cell>
          <table:table-cell table:formula="of:=AVERAGE([Sheet1.C61:Sheet1.C61])" office:value-type="string" office:string-value="#DIV/0!" calcext:value-type="error">
            <text:p>#DIV/0!</text:p>
          </table:table-cell>
          <table:table-cell table:formula="of:=COUNTIF([Sheet1.D61:Sheet1.D61]; &quot;X&quot;)" office:value-type="float" office:value="0" calcext:value-type="float">
            <text:p>0</text:p>
          </table:table-cell>
          <table:table-cell office:value-type="string" calcext:value-type="string">
            <text:p>a person has turnedpro 1947</text:p>
          </table:table-cell>
          <table:table-cell office:value-type="string" calcext:value-type="string">
            <text:p>an athlete has turnedpro 1995</text:p>
          </table:table-cell>
          <table:table-cell table:style-name="ce20" table:formula="of:=HYPERLINK(&quot;http://goo.gl/N61dxS&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draftyear&quot;)" office:value-type="string" office:string-value="http://dbpedia.org/property/draftyear" calcext:value-type="string">
            <text:p>http://dbpedia.org/property/draftyear</text:p>
          </table:table-cell>
          <table:table-cell office:value-type="string" calcext:value-type="string">
            <text:p>draftyear</text:p>
          </table:table-cell>
          <table:table-cell table:formula="of:=AVERAGE([Sheet1.C62:Sheet1.C62])" office:value-type="string" office:string-value="#DIV/0!" calcext:value-type="error">
            <text:p>#DIV/0!</text:p>
          </table:table-cell>
          <table:table-cell table:formula="of:=COUNTIF([Sheet1.D62:Sheet1.D62]; &quot;X&quot;)" office:value-type="float" office:value="0" calcext:value-type="float">
            <text:p>0</text:p>
          </table:table-cell>
          <table:table-cell office:value-type="string" calcext:value-type="string">
            <text:p>a gridiron football player has draftyear 2009</text:p>
          </table:table-cell>
          <table:table-cell office:value-type="string" calcext:value-type="string">
            <text:p>an agent has draftyear 1988</text:p>
          </table:table-cell>
          <table:table-cell table:style-name="ce20" table:formula="of:=HYPERLINK(&quot;http://goo.gl/B813eo&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deathYear&quot;)" office:value-type="string" office:string-value="http://dbpedia.org/ontology/deathYear" calcext:value-type="string">
            <text:p>http://dbpedia.org/ontology/deathYear</text:p>
          </table:table-cell>
          <table:table-cell office:value-type="string" calcext:value-type="string">
            <text:p>deathYear</text:p>
          </table:table-cell>
          <table:table-cell table:formula="of:=AVERAGE([Sheet1.C63:Sheet1.C63])" office:value-type="string" office:string-value="#DIV/0!" calcext:value-type="error">
            <text:p>#DIV/0!</text:p>
          </table:table-cell>
          <table:table-cell table:formula="of:=COUNTIF([Sheet1.D63:Sheet1.D63]; &quot;X&quot;)" office:value-type="float" office:value="0" calcext:value-type="float">
            <text:p>0</text:p>
          </table:table-cell>
          <table:table-cell office:value-type="string" calcext:value-type="string">
            <text:p>a person has death year 1682-12-31T22:00:00+02:00</text:p>
          </table:table-cell>
          <table:table-cell office:value-type="string" calcext:value-type="string">
            <text:p>a person has death year 1994-12-31T22:00:00+02:00</text:p>
          </table:table-cell>
          <table:table-cell table:style-name="ce20" table:formula="of:=HYPERLINK(&quot;http://goo.gl/iFeBNw&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activeYearsEndYear&quot;)" office:value-type="string" office:string-value="http://dbpedia.org/ontology/activeYearsEndYear" calcext:value-type="string">
            <text:p>http://dbpedia.org/ontology/activeYearsEndYear</text:p>
          </table:table-cell>
          <table:table-cell office:value-type="string" calcext:value-type="string">
            <text:p>activeYearsEndYear</text:p>
          </table:table-cell>
          <table:table-cell table:formula="of:=AVERAGE([Sheet1.C64:Sheet1.C64])" office:value-type="string" office:string-value="#DIV/0!" calcext:value-type="error">
            <text:p>#DIV/0!</text:p>
          </table:table-cell>
          <table:table-cell table:formula="of:=COUNTIF([Sheet1.D64:Sheet1.D64]; &quot;X&quot;)" office:value-type="float" office:value="0" calcext:value-type="float">
            <text:p>0</text:p>
          </table:table-cell>
          <table:table-cell office:value-type="string" calcext:value-type="string">
            <text:p>an agent has active years end year 1156-12-31T22:00:00+02:00</text:p>
          </table:table-cell>
          <table:table-cell office:value-type="string" calcext:value-type="string">
            <text:p>an agent has active years end year 1759-12-31T22:00:00+02:00</text:p>
          </table:table-cell>
          <table:table-cell table:style-name="ce20" table:formula="of:=HYPERLINK(&quot;http://goo.gl/69Q3kl&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areerhighlights&quot;)" office:value-type="string" office:string-value="http://dbpedia.org/property/careerhighlights" calcext:value-type="string">
            <text:p>http://dbpedia.org/property/careerhighlights</text:p>
          </table:table-cell>
          <table:table-cell office:value-type="string" calcext:value-type="string">
            <text:p>careerhighlights</text:p>
          </table:table-cell>
          <table:table-cell table:formula="of:=AVERAGE([Sheet1.C65:Sheet1.C65])" office:value-type="string" office:string-value="#DIV/0!" calcext:value-type="error">
            <text:p>#DIV/0!</text:p>
          </table:table-cell>
          <table:table-cell table:formula="of:=COUNTIF([Sheet1.D65:Sheet1.D65]; &quot;X&quot;)" office:value-type="float" office:value="0" calcext:value-type="float">
            <text:p>0</text:p>
          </table:table-cell>
          <table:table-cell office:value-type="string" calcext:value-type="string">
            <text:p>an agent has careerhighlights * Premiership player 1987 and 1995* 2nd in the 1985 Brownlow Medal* John Nicholls Medal 1985 and 1991* All Australian selection 1995</text:p>
          </table:table-cell>
          <table:table-cell office:value-type="string" calcext:value-type="string">
            <text:p>a person has careerhighlights *Richmond Premiership Player 1943*Richmond Best and Fairest 1943</text:p>
          </table:table-cell>
          <table:table-cell table:style-name="ce20" table:formula="of:=HYPERLINK(&quot;http://goo.gl/LZw6pv&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draftYear&quot;)" office:value-type="string" office:string-value="http://dbpedia.org/property/draftYear" calcext:value-type="string">
            <text:p>http://dbpedia.org/property/draftYear</text:p>
          </table:table-cell>
          <table:table-cell office:value-type="string" calcext:value-type="string">
            <text:p>draftYear</text:p>
          </table:table-cell>
          <table:table-cell table:formula="of:=AVERAGE([Sheet1.C66:Sheet1.C66])" office:value-type="string" office:string-value="#DIV/0!" calcext:value-type="error">
            <text:p>#DIV/0!</text:p>
          </table:table-cell>
          <table:table-cell table:formula="of:=COUNTIF([Sheet1.D66:Sheet1.D66]; &quot;X&quot;)" office:value-type="float" office:value="0" calcext:value-type="float">
            <text:p>0</text:p>
          </table:table-cell>
          <table:table-cell office:value-type="string" calcext:value-type="string">
            <text:p>an athlete has draft year 1989</text:p>
          </table:table-cell>
          <table:table-cell office:value-type="string" calcext:value-type="string">
            <text:p>an athlete has draft year 1974</text:p>
          </table:table-cell>
          <table:table-cell table:style-name="ce20" table:formula="of:=HYPERLINK(&quot;http://goo.gl/4RlPfR&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debutyear&quot;)" office:value-type="string" office:string-value="http://dbpedia.org/property/debutyear" calcext:value-type="string">
            <text:p>http://dbpedia.org/property/debutyear</text:p>
          </table:table-cell>
          <table:table-cell office:value-type="string" calcext:value-type="string">
            <text:p>debutyear</text:p>
          </table:table-cell>
          <table:table-cell table:formula="of:=AVERAGE([Sheet1.C67:Sheet1.C67])" office:value-type="string" office:string-value="#DIV/0!" calcext:value-type="error">
            <text:p>#DIV/0!</text:p>
          </table:table-cell>
          <table:table-cell table:formula="of:=COUNTIF([Sheet1.D67:Sheet1.D67]; &quot;X&quot;)" office:value-type="float" office:value="0" calcext:value-type="float">
            <text:p>0</text:p>
          </table:table-cell>
          <table:table-cell office:value-type="string" calcext:value-type="string">
            <text:p>an american football player has debutyear 1993</text:p>
          </table:table-cell>
          <table:table-cell office:value-type="string" calcext:value-type="string">
            <text:p>an agent has debutyear 1977</text:p>
          </table:table-cell>
          <table:table-cell table:style-name="ce20" table:formula="of:=HYPERLINK(&quot;http://goo.gl/a2BVA3&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yearastart&quot;)" office:value-type="string" office:string-value="http://dbpedia.org/property/yearastart" calcext:value-type="string">
            <text:p>http://dbpedia.org/property/yearastart</text:p>
          </table:table-cell>
          <table:table-cell office:value-type="string" calcext:value-type="string">
            <text:p>yearastart</text:p>
          </table:table-cell>
          <table:table-cell table:formula="of:=AVERAGE([Sheet1.C68:Sheet1.C68])" office:value-type="string" office:string-value="#DIV/0!" calcext:value-type="error">
            <text:p>#DIV/0!</text:p>
          </table:table-cell>
          <table:table-cell table:formula="of:=COUNTIF([Sheet1.D68:Sheet1.D68]; &quot;X&quot;)" office:value-type="float" office:value="0" calcext:value-type="float">
            <text:p>0</text:p>
          </table:table-cell>
          <table:table-cell office:value-type="string" calcext:value-type="string">
            <text:p>a rugby player has yearAstart 2003</text:p>
          </table:table-cell>
          <table:table-cell office:value-type="string" calcext:value-type="string">
            <text:p>an agent has yearAstart 1949</text:p>
          </table:table-cell>
          <table:table-cell table:style-name="ce20" table:formula="of:=HYPERLINK(&quot;http://goo.gl/MZhgns&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tatseason&quot;)" office:value-type="string" office:string-value="http://dbpedia.org/property/statseason" calcext:value-type="string">
            <text:p>http://dbpedia.org/property/statseason</text:p>
          </table:table-cell>
          <table:table-cell office:value-type="string" calcext:value-type="string">
            <text:p>statseason</text:p>
          </table:table-cell>
          <table:table-cell table:formula="of:=AVERAGE([Sheet1.C69:Sheet1.C69])" office:value-type="string" office:string-value="#DIV/0!" calcext:value-type="error">
            <text:p>#DIV/0!</text:p>
          </table:table-cell>
          <table:table-cell table:formula="of:=COUNTIF([Sheet1.D69:Sheet1.D69]; &quot;X&quot;)" office:value-type="float" office:value="0" calcext:value-type="float">
            <text:p>0</text:p>
          </table:table-cell>
          <table:table-cell office:value-type="string" calcext:value-type="string">
            <text:p>an athlete has statseason 2008</text:p>
          </table:table-cell>
          <table:table-cell office:value-type="string" calcext:value-type="string">
            <text:p>a gridiron football player has statseason 1991</text:p>
          </table:table-cell>
          <table:table-cell table:style-name="ce20" table:formula="of:=HYPERLINK(&quot;http://goo.gl/ck7KCX&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debutdate&quot;)" office:value-type="string" office:string-value="http://dbpedia.org/property/debutdate" calcext:value-type="string">
            <text:p>http://dbpedia.org/property/debutdate</text:p>
          </table:table-cell>
          <table:table-cell office:value-type="string" calcext:value-type="string">
            <text:p>debutdate</text:p>
          </table:table-cell>
          <table:table-cell table:formula="of:=AVERAGE([Sheet1.C70:Sheet1.C70])" office:value-type="string" office:string-value="#DIV/0!" calcext:value-type="error">
            <text:p>#DIV/0!</text:p>
          </table:table-cell>
          <table:table-cell table:formula="of:=COUNTIF([Sheet1.D70:Sheet1.D70]; &quot;X&quot;)" office:value-type="float" office:value="0" calcext:value-type="float">
            <text:p>0</text:p>
          </table:table-cell>
          <table:table-cell office:value-type="string" calcext:value-type="string">
            <text:p>an athlete has debutdate --09-04</text:p>
          </table:table-cell>
          <table:table-cell office:value-type="string" calcext:value-type="string">
            <text:p>a tennis player has debutdate Round 7, 1898</text:p>
          </table:table-cell>
          <table:table-cell table:style-name="ce20" table:formula="of:=HYPERLINK(&quot;http://goo.gl/plqtPB&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yearsActive&quot;)" office:value-type="string" office:string-value="http://dbpedia.org/property/yearsActive" calcext:value-type="string">
            <text:p>http://dbpedia.org/property/yearsActive</text:p>
          </table:table-cell>
          <table:table-cell office:value-type="string" calcext:value-type="string">
            <text:p>yearsActive</text:p>
          </table:table-cell>
          <table:table-cell table:formula="of:=AVERAGE([Sheet1.C71:Sheet1.C71])" office:value-type="string" office:string-value="#DIV/0!" calcext:value-type="error">
            <text:p>#DIV/0!</text:p>
          </table:table-cell>
          <table:table-cell table:formula="of:=COUNTIF([Sheet1.D71:Sheet1.D71]; &quot;X&quot;)" office:value-type="float" office:value="0" calcext:value-type="float">
            <text:p>0</text:p>
          </table:table-cell>
          <table:table-cell office:value-type="string" calcext:value-type="string">
            <text:p>an organisation has years active 1995</text:p>
          </table:table-cell>
          <table:table-cell office:value-type="string" calcext:value-type="string">
            <text:p>an organisation has years active 2009</text:p>
          </table:table-cell>
          <table:table-cell table:style-name="ce20" table:formula="of:=HYPERLINK(&quot;http://goo.gl/m5gcBN&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areerHighlights&quot;)" office:value-type="string" office:string-value="http://dbpedia.org/property/careerHighlights" calcext:value-type="string">
            <text:p>http://dbpedia.org/property/careerHighlights</text:p>
          </table:table-cell>
          <table:table-cell office:value-type="string" calcext:value-type="string">
            <text:p>careerHighlights</text:p>
          </table:table-cell>
          <table:table-cell table:formula="of:=AVERAGE([Sheet1.C72:Sheet1.C72])" office:value-type="string" office:string-value="#DIV/0!" calcext:value-type="error">
            <text:p>#DIV/0!</text:p>
          </table:table-cell>
          <table:table-cell table:formula="of:=COUNTIF([Sheet1.D72:Sheet1.D72]; &quot;X&quot;)" office:value-type="float" office:value="0" calcext:value-type="float">
            <text:p>0</text:p>
          </table:table-cell>
          <table:table-cell office:value-type="string" calcext:value-type="string">
            <text:p>an agent has career highlights * Interstate Intercollegiate Athletic Conference Player of the Year * Northern Illinois University Athletics Hall of Fame</text:p>
          </table:table-cell>
          <table:table-cell office:value-type="string" calcext:value-type="string">
            <text:p>an athlete has career highlights * National Football League co-founder* Coaching record: 1-7</text:p>
          </table:table-cell>
          <table:table-cell table:style-name="ce20" table:formula="of:=HYPERLINK(&quot;http://goo.gl/COJNTH&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layerYears&quot;)" office:value-type="string" office:string-value="http://dbpedia.org/property/playerYears" calcext:value-type="string">
            <text:p>http://dbpedia.org/property/playerYears</text:p>
          </table:table-cell>
          <table:table-cell office:value-type="string" calcext:value-type="string">
            <text:p>playerYears</text:p>
          </table:table-cell>
          <table:table-cell table:formula="of:=AVERAGE([Sheet1.C73:Sheet1.C73])" office:value-type="string" office:string-value="#DIV/0!" calcext:value-type="error">
            <text:p>#DIV/0!</text:p>
          </table:table-cell>
          <table:table-cell table:formula="of:=COUNTIF([Sheet1.D73:Sheet1.D73]; &quot;X&quot;)" office:value-type="float" office:value="0" calcext:value-type="float">
            <text:p>0</text:p>
          </table:table-cell>
          <table:table-cell office:value-type="string" calcext:value-type="string">
            <text:p>an agent has player years 1909</text:p>
          </table:table-cell>
          <table:table-cell office:value-type="string" calcext:value-type="string">
            <text:p>an agent has player years 1987</text:p>
          </table:table-cell>
          <table:table-cell table:style-name="ce20" table:formula="of:=HYPERLINK(&quot;http://goo.gl/lwWPxb&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draftedyear&quot;)" office:value-type="string" office:string-value="http://dbpedia.org/property/draftedyear" calcext:value-type="string">
            <text:p>http://dbpedia.org/property/draftedyear</text:p>
          </table:table-cell>
          <table:table-cell office:value-type="string" calcext:value-type="string">
            <text:p>draftedyear</text:p>
          </table:table-cell>
          <table:table-cell table:formula="of:=AVERAGE([Sheet1.C74:Sheet1.C74])" office:value-type="string" office:string-value="#DIV/0!" calcext:value-type="error">
            <text:p>#DIV/0!</text:p>
          </table:table-cell>
          <table:table-cell table:formula="of:=COUNTIF([Sheet1.D74:Sheet1.D74]; &quot;X&quot;)" office:value-type="float" office:value="0" calcext:value-type="float">
            <text:p>0</text:p>
          </table:table-cell>
          <table:table-cell office:value-type="string" calcext:value-type="string">
            <text:p>a person has DraftedYear 1991</text:p>
          </table:table-cell>
          <table:table-cell office:value-type="string" calcext:value-type="string">
            <text:p>a person has DraftedYear 1972</text:p>
          </table:table-cell>
          <table:table-cell table:style-name="ce20" table:formula="of:=HYPERLINK(&quot;http://goo.gl/MiUHq4&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retired&quot;)" office:value-type="string" office:string-value="http://dbpedia.org/property/retired" calcext:value-type="string">
            <text:p>http://dbpedia.org/property/retired</text:p>
          </table:table-cell>
          <table:table-cell office:value-type="string" calcext:value-type="string">
            <text:p>retired</text:p>
          </table:table-cell>
          <table:table-cell table:formula="of:=AVERAGE([Sheet1.C75:Sheet1.C75])" office:value-type="string" office:string-value="#DIV/0!" calcext:value-type="error">
            <text:p>#DIV/0!</text:p>
          </table:table-cell>
          <table:table-cell table:formula="of:=COUNTIF([Sheet1.D75:Sheet1.D75]; &quot;X&quot;)" office:value-type="float" office:value="0" calcext:value-type="float">
            <text:p>0</text:p>
          </table:table-cell>
          <table:table-cell office:value-type="string" calcext:value-type="string">
            <text:p>a mean of transportation has retired 1918</text:p>
          </table:table-cell>
          <table:table-cell office:value-type="string" calcext:value-type="string">
            <text:p>a mean of transportation has retired August 1988 ; 1998</text:p>
          </table:table-cell>
          <table:table-cell table:style-name="ce20" table:formula="of:=HYPERLINK(&quot;http://goo.gl/LZ2KFN&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undraftedyear&quot;)" office:value-type="string" office:string-value="http://dbpedia.org/property/undraftedyear" calcext:value-type="string">
            <text:p>http://dbpedia.org/property/undraftedyear</text:p>
          </table:table-cell>
          <table:table-cell office:value-type="string" calcext:value-type="string">
            <text:p>undraftedyear</text:p>
          </table:table-cell>
          <table:table-cell table:formula="of:=AVERAGE([Sheet1.C76:Sheet1.C76])" office:value-type="string" office:string-value="#DIV/0!" calcext:value-type="error">
            <text:p>#DIV/0!</text:p>
          </table:table-cell>
          <table:table-cell table:formula="of:=COUNTIF([Sheet1.D76:Sheet1.D76]; &quot;X&quot;)" office:value-type="float" office:value="0" calcext:value-type="float">
            <text:p>0</text:p>
          </table:table-cell>
          <table:table-cell office:value-type="string" calcext:value-type="string">
            <text:p>an american football player has undraftedyear 2001</text:p>
          </table:table-cell>
          <table:table-cell office:value-type="string" calcext:value-type="string">
            <text:p>an athlete has undraftedyear 1994</text:p>
          </table:table-cell>
          <table:table-cell table:style-name="ce20" table:formula="of:=HYPERLINK(&quot;http://goo.gl/1aXfPq&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4start&quot;)" office:value-type="string" office:string-value="http://dbpedia.org/property/year4start" calcext:value-type="string">
            <text:p>http://dbpedia.org/property/year4start</text:p>
          </table:table-cell>
          <table:table-cell office:value-type="string" calcext:value-type="string">
            <text:p>year4start</text:p>
          </table:table-cell>
          <table:table-cell table:formula="of:=AVERAGE([Sheet1.C77:Sheet1.C77])" office:value-type="string" office:string-value="#DIV/0!" calcext:value-type="error">
            <text:p>#DIV/0!</text:p>
          </table:table-cell>
          <table:table-cell table:formula="of:=COUNTIF([Sheet1.D77:Sheet1.D77]; &quot;X&quot;)" office:value-type="float" office:value="0" calcext:value-type="float">
            <text:p>0</text:p>
          </table:table-cell>
          <table:table-cell office:value-type="string" calcext:value-type="string">
            <text:p>an athlete has year4start 1992</text:p>
          </table:table-cell>
          <table:table-cell office:value-type="string" calcext:value-type="string">
            <text:p>a person has year4start ≤1980</text:p>
          </table:table-cell>
          <table:table-cell table:style-name="ce20" table:formula="of:=HYPERLINK(&quot;http://goo.gl/TQCVUc&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ooyears&quot;)" office:value-type="string" office:string-value="http://dbpedia.org/property/sooyears" calcext:value-type="string">
            <text:p>http://dbpedia.org/property/sooyears</text:p>
          </table:table-cell>
          <table:table-cell office:value-type="string" calcext:value-type="string">
            <text:p>sooyears</text:p>
          </table:table-cell>
          <table:table-cell table:formula="of:=AVERAGE([Sheet1.C78:Sheet1.C78])" office:value-type="string" office:string-value="#DIV/0!" calcext:value-type="error">
            <text:p>#DIV/0!</text:p>
          </table:table-cell>
          <table:table-cell table:formula="of:=COUNTIF([Sheet1.D78:Sheet1.D78]; &quot;X&quot;)" office:value-type="float" office:value="0" calcext:value-type="float">
            <text:p>0</text:p>
          </table:table-cell>
          <table:table-cell office:value-type="string" calcext:value-type="string">
            <text:p>a person has sooyears 1959</text:p>
          </table:table-cell>
          <table:table-cell office:value-type="string" calcext:value-type="string">
            <text:p>an agent has sooyears 1970</text:p>
          </table:table-cell>
          <table:table-cell table:style-name="ce20" table:formula="of:=HYPERLINK(&quot;http://goo.gl/klrrux&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birthDate&quot;)" office:value-type="string" office:string-value="http://dbpedia.org/ontology/birthDate" calcext:value-type="string">
            <text:p>http://dbpedia.org/ontology/birthDate</text:p>
          </table:table-cell>
          <table:table-cell office:value-type="string" calcext:value-type="string">
            <text:p>birthDate</text:p>
          </table:table-cell>
          <table:table-cell table:formula="of:=AVERAGE([Sheet1.C79:Sheet1.C79])" office:value-type="string" office:string-value="#DIV/0!" calcext:value-type="error">
            <text:p>#DIV/0!</text:p>
          </table:table-cell>
          <table:table-cell table:formula="of:=COUNTIF([Sheet1.D79:Sheet1.D79]; &quot;X&quot;)" office:value-type="float" office:value="0" calcext:value-type="float">
            <text:p>0</text:p>
          </table:table-cell>
          <table:table-cell office:value-type="string" calcext:value-type="string">
            <text:p>a person has birth date 1888-12-05+02:00</text:p>
          </table:table-cell>
          <table:table-cell office:value-type="string" calcext:value-type="string">
            <text:p>a person has birth date 1904-12-05+02:00</text:p>
          </table:table-cell>
          <table:table-cell table:style-name="ce20" table:formula="of:=HYPERLINK(&quot;http://goo.gl/7y1jA0&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hallOfFame&quot;)" office:value-type="string" office:string-value="http://dbpedia.org/ontology/hallOfFame" calcext:value-type="string">
            <text:p>http://dbpedia.org/ontology/hallOfFame</text:p>
          </table:table-cell>
          <table:table-cell office:value-type="string" calcext:value-type="string">
            <text:p>hallOfFame</text:p>
          </table:table-cell>
          <table:table-cell table:formula="of:=AVERAGE([Sheet1.C80:Sheet1.C80])" office:value-type="string" office:string-value="#DIV/0!" calcext:value-type="error">
            <text:p>#DIV/0!</text:p>
          </table:table-cell>
          <table:table-cell table:formula="of:=COUNTIF([Sheet1.D80:Sheet1.D80]; &quot;X&quot;)" office:value-type="float" office:value="0" calcext:value-type="float">
            <text:p>0</text:p>
          </table:table-cell>
          <table:table-cell office:value-type="string" calcext:value-type="string">
            <text:p>an agent has hall of fame 1960</text:p>
          </table:table-cell>
          <table:table-cell office:value-type="string" calcext:value-type="string">
            <text:p>an agent has hall of fame 2008</text:p>
          </table:table-cell>
          <table:table-cell table:style-name="ce20" table:formula="of:=HYPERLINK(&quot;http://goo.gl/3HaXyc&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dateOfBirth&quot;)" office:value-type="string" office:string-value="http://dbpedia.org/property/dateOfBirth" calcext:value-type="string">
            <text:p>http://dbpedia.org/property/dateOfBirth</text:p>
          </table:table-cell>
          <table:table-cell office:value-type="string" calcext:value-type="string">
            <text:p>dateOfBirth</text:p>
          </table:table-cell>
          <table:table-cell table:formula="of:=AVERAGE([Sheet1.C81:Sheet1.C81])" office:value-type="string" office:string-value="#DIV/0!" calcext:value-type="error">
            <text:p>#DIV/0!</text:p>
          </table:table-cell>
          <table:table-cell table:formula="of:=COUNTIF([Sheet1.D81:Sheet1.D81]; &quot;X&quot;)" office:value-type="float" office:value="0" calcext:value-type="float">
            <text:p>0</text:p>
          </table:table-cell>
          <table:table-cell office:value-type="string" calcext:value-type="string">
            <text:p>a person has DATE OF BIRTH 1901-10-18+02:00</text:p>
          </table:table-cell>
          <table:table-cell office:value-type="string" calcext:value-type="string">
            <text:p>a person has DATE OF BIRTH 1904-10-17+02:00</text:p>
          </table:table-cell>
          <table:table-cell table:style-name="ce20" table:formula="of:=HYPERLINK(&quot;http://goo.gl/oo7nbA&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halloffame&quot;)" office:value-type="string" office:string-value="http://dbpedia.org/property/halloffame" calcext:value-type="string">
            <text:p>http://dbpedia.org/property/halloffame</text:p>
          </table:table-cell>
          <table:table-cell office:value-type="string" calcext:value-type="string">
            <text:p>halloffame</text:p>
          </table:table-cell>
          <table:table-cell table:formula="of:=AVERAGE([Sheet1.C82:Sheet1.C82])" office:value-type="string" office:string-value="#DIV/0!" calcext:value-type="error">
            <text:p>#DIV/0!</text:p>
          </table:table-cell>
          <table:table-cell table:formula="of:=COUNTIF([Sheet1.D82:Sheet1.D82]; &quot;X&quot;)" office:value-type="float" office:value="0" calcext:value-type="float">
            <text:p>0</text:p>
          </table:table-cell>
          <table:table-cell office:value-type="string" calcext:value-type="string">
            <text:p>an athlete has halloffame 1993</text:p>
          </table:table-cell>
          <table:table-cell office:value-type="string" calcext:value-type="string">
            <text:p>an ice hockey player has halloffame 2011</text:p>
          </table:table-cell>
          <table:table-cell table:style-name="ce20" table:formula="of:=HYPERLINK(&quot;http://goo.gl/w9sz5i&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endYear&quot;)" office:value-type="string" office:string-value="http://dbpedia.org/property/endYear" calcext:value-type="string">
            <text:p>http://dbpedia.org/property/endYear</text:p>
          </table:table-cell>
          <table:table-cell office:value-type="string" calcext:value-type="string">
            <text:p>endYear</text:p>
          </table:table-cell>
          <table:table-cell table:formula="of:=AVERAGE([Sheet1.C83:Sheet1.C83])" office:value-type="string" office:string-value="#DIV/0!" calcext:value-type="error">
            <text:p>#DIV/0!</text:p>
          </table:table-cell>
          <table:table-cell table:formula="of:=COUNTIF([Sheet1.D83:Sheet1.D83]; &quot;X&quot;)" office:value-type="float" office:value="0" calcext:value-type="float">
            <text:p>0</text:p>
          </table:table-cell>
          <table:table-cell office:value-type="string" calcext:value-type="string">
            <text:p>a public transit system has end year 1897</text:p>
          </table:table-cell>
          <table:table-cell office:value-type="string" calcext:value-type="string">
            <text:p>a place has end year 1909</text:p>
          </table:table-cell>
          <table:table-cell table:style-name="ce20" table:formula="of:=HYPERLINK(&quot;http://goo.gl/PwHeZR&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yearsactive&quot;)" office:value-type="string" office:string-value="http://dbpedia.org/property/yearsactive" calcext:value-type="string">
            <text:p>http://dbpedia.org/property/yearsactive</text:p>
          </table:table-cell>
          <table:table-cell office:value-type="string" calcext:value-type="string">
            <text:p>yearsactive</text:p>
          </table:table-cell>
          <table:table-cell table:formula="of:=AVERAGE([Sheet1.C84:Sheet1.C84])" office:value-type="string" office:string-value="#DIV/0!" calcext:value-type="error">
            <text:p>#DIV/0!</text:p>
          </table:table-cell>
          <table:table-cell table:formula="of:=COUNTIF([Sheet1.D84:Sheet1.D84]; &quot;X&quot;)" office:value-type="float" office:value="0" calcext:value-type="float">
            <text:p>0</text:p>
          </table:table-cell>
          <table:table-cell office:value-type="string" calcext:value-type="string">
            <text:p>a person has yearsactive 1999</text:p>
          </table:table-cell>
          <table:table-cell office:value-type="string" calcext:value-type="string">
            <text:p>a person has yearsactive 1933</text:p>
          </table:table-cell>
          <table:table-cell table:style-name="ce20" table:formula="of:=HYPERLINK(&quot;http://goo.gl/9N6Ui8&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birthYear&quot;)" office:value-type="string" office:string-value="http://dbpedia.org/ontology/birthYear" calcext:value-type="string">
            <text:p>http://dbpedia.org/ontology/birthYear</text:p>
          </table:table-cell>
          <table:table-cell office:value-type="string" calcext:value-type="string">
            <text:p>birthYear</text:p>
          </table:table-cell>
          <table:table-cell table:formula="of:=AVERAGE([Sheet1.C85:Sheet1.C85])" office:value-type="string" office:string-value="#DIV/0!" calcext:value-type="error">
            <text:p>#DIV/0!</text:p>
          </table:table-cell>
          <table:table-cell table:formula="of:=COUNTIF([Sheet1.D85:Sheet1.D85]; &quot;X&quot;)" office:value-type="float" office:value="0" calcext:value-type="float">
            <text:p>0</text:p>
          </table:table-cell>
          <table:table-cell office:value-type="string" calcext:value-type="string">
            <text:p>an agent has birth year 1878-12-31T22:00:00+02:00</text:p>
          </table:table-cell>
          <table:table-cell office:value-type="string" calcext:value-type="string">
            <text:p>a person has birth year 1931-12-31T22:00:00+02:00</text:p>
          </table:table-cell>
          <table:table-cell table:style-name="ce20" table:formula="of:=HYPERLINK(&quot;http://goo.gl/0kJ26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rofessional&quot;)" office:value-type="string" office:string-value="http://dbpedia.org/property/professional" calcext:value-type="string">
            <text:p>http://dbpedia.org/property/professional</text:p>
          </table:table-cell>
          <table:table-cell office:value-type="string" calcext:value-type="string">
            <text:p>professional</text:p>
          </table:table-cell>
          <table:table-cell table:formula="of:=AVERAGE([Sheet1.C86:Sheet1.C86])" office:value-type="string" office:string-value="#DIV/0!" calcext:value-type="error">
            <text:p>#DIV/0!</text:p>
          </table:table-cell>
          <table:table-cell table:formula="of:=COUNTIF([Sheet1.D86:Sheet1.D86]; &quot;X&quot;)" office:value-type="float" office:value="0" calcext:value-type="float">
            <text:p>0</text:p>
          </table:table-cell>
          <table:table-cell office:value-type="string" calcext:value-type="string">
            <text:p>a snooker player has professional 1978</text:p>
          </table:table-cell>
          <table:table-cell office:value-type="string" calcext:value-type="string">
            <text:p>a snooker world ranking has professional 1980</text:p>
          </table:table-cell>
          <table:table-cell table:style-name="ce20" table:formula="of:=HYPERLINK(&quot;http://goo.gl/BqGwyS&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repyears&quot;)" office:value-type="string" office:string-value="http://dbpedia.org/property/repyears" calcext:value-type="string">
            <text:p>http://dbpedia.org/property/repyears</text:p>
          </table:table-cell>
          <table:table-cell office:value-type="string" calcext:value-type="string">
            <text:p>repyears</text:p>
          </table:table-cell>
          <table:table-cell table:formula="of:=AVERAGE([Sheet1.C87:Sheet1.C87])" office:value-type="string" office:string-value="#DIV/0!" calcext:value-type="error">
            <text:p>#DIV/0!</text:p>
          </table:table-cell>
          <table:table-cell table:formula="of:=COUNTIF([Sheet1.D87:Sheet1.D87]; &quot;X&quot;)" office:value-type="float" office:value="0" calcext:value-type="float">
            <text:p>0</text:p>
          </table:table-cell>
          <table:table-cell office:value-type="string" calcext:value-type="string">
            <text:p>a person has repyears 1951</text:p>
          </table:table-cell>
          <table:table-cell office:value-type="string" calcext:value-type="string">
            <text:p>an athlete has repyears 1994</text:p>
          </table:table-cell>
          <table:table-cell table:style-name="ce20" table:formula="of:=HYPERLINK(&quot;http://goo.gl/ACNW3r&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fldraftedyear&quot;)" office:value-type="string" office:string-value="http://dbpedia.org/property/cfldraftedyear" calcext:value-type="string">
            <text:p>http://dbpedia.org/property/cfldraftedyear</text:p>
          </table:table-cell>
          <table:table-cell office:value-type="string" calcext:value-type="string">
            <text:p>cfldraftedyear</text:p>
          </table:table-cell>
          <table:table-cell table:formula="of:=AVERAGE([Sheet1.C88:Sheet1.C88])" office:value-type="string" office:string-value="#DIV/0!" calcext:value-type="error">
            <text:p>#DIV/0!</text:p>
          </table:table-cell>
          <table:table-cell table:formula="of:=COUNTIF([Sheet1.D88:Sheet1.D88]; &quot;X&quot;)" office:value-type="float" office:value="0" calcext:value-type="float">
            <text:p>0</text:p>
          </table:table-cell>
          <table:table-cell office:value-type="string" calcext:value-type="string">
            <text:p>an athlete has CFLDraftedYear 1983</text:p>
          </table:table-cell>
          <table:table-cell office:value-type="string" calcext:value-type="string">
            <text:p>a gridiron football player has CFLDraftedYear 1992</text:p>
          </table:table-cell>
          <table:table-cell table:style-name="ce20" table:formula="of:=HYPERLINK(&quot;http://goo.gl/4KF2ca&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yeardstart&quot;)" office:value-type="string" office:string-value="http://dbpedia.org/property/yeardstart" calcext:value-type="string">
            <text:p>http://dbpedia.org/property/yeardstart</text:p>
          </table:table-cell>
          <table:table-cell office:value-type="string" calcext:value-type="string">
            <text:p>yeardstart</text:p>
          </table:table-cell>
          <table:table-cell table:formula="of:=AVERAGE([Sheet1.C89:Sheet1.C89])" office:value-type="string" office:string-value="#DIV/0!" calcext:value-type="error">
            <text:p>#DIV/0!</text:p>
          </table:table-cell>
          <table:table-cell table:formula="of:=COUNTIF([Sheet1.D89:Sheet1.D89]; &quot;X&quot;)" office:value-type="float" office:value="0" calcext:value-type="float">
            <text:p>0</text:p>
          </table:table-cell>
          <table:table-cell office:value-type="string" calcext:value-type="string">
            <text:p>an agent has yearDstart 1994</text:p>
          </table:table-cell>
          <table:table-cell office:value-type="string" calcext:value-type="string">
            <text:p>an agent has yearDstart 2001</text:p>
          </table:table-cell>
          <table:table-cell table:style-name="ce20" table:formula="of:=HYPERLINK(&quot;http://goo.gl/DBrWBk&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testdebutyear&quot;)" office:value-type="string" office:string-value="http://dbpedia.org/property/testdebutyear" calcext:value-type="string">
            <text:p>http://dbpedia.org/property/testdebutyear</text:p>
          </table:table-cell>
          <table:table-cell office:value-type="string" calcext:value-type="string">
            <text:p>testdebutyear</text:p>
          </table:table-cell>
          <table:table-cell table:formula="of:=AVERAGE([Sheet1.C90:Sheet1.C90])" office:value-type="string" office:string-value="#DIV/0!" calcext:value-type="error">
            <text:p>#DIV/0!</text:p>
          </table:table-cell>
          <table:table-cell table:formula="of:=COUNTIF([Sheet1.D90:Sheet1.D90]; &quot;X&quot;)" office:value-type="float" office:value="0" calcext:value-type="float">
            <text:p>0</text:p>
          </table:table-cell>
          <table:table-cell office:value-type="string" calcext:value-type="string">
            <text:p>an agent has testdebutyear 1993</text:p>
          </table:table-cell>
          <table:table-cell office:value-type="string" calcext:value-type="string">
            <text:p>an agent has testdebutyear 1937</text:p>
          </table:table-cell>
          <table:table-cell table:style-name="ce20" table:formula="of:=HYPERLINK(&quot;http://goo.gl/Ypmwf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ebut&quot;)" office:value-type="string" office:string-value="http://dbpedia.org/property/debut" calcext:value-type="string">
            <text:p>http://dbpedia.org/property/debut</text:p>
          </table:table-cell>
          <table:table-cell office:value-type="string" calcext:value-type="string">
            <text:p>debut</text:p>
          </table:table-cell>
          <table:table-cell table:formula="of:=AVERAGE([Sheet1.C91:Sheet1.C91])" office:value-type="string" office:string-value="#DIV/0!" calcext:value-type="error">
            <text:p>#DIV/0!</text:p>
          </table:table-cell>
          <table:table-cell table:formula="of:=COUNTIF([Sheet1.D91:Sheet1.D91]; &quot;X&quot;)" office:value-type="float" office:value="0" calcext:value-type="float">
            <text:p>0</text:p>
          </table:table-cell>
          <table:table-cell office:value-type="string" calcext:value-type="string">
            <text:p>an agent has debut X-Men #1</text:p>
          </table:table-cell>
          <table:table-cell office:value-type="string" calcext:value-type="string">
            <text:p>an agent has debut Conan the Barbarian #23</text:p>
          </table:table-cell>
          <table:table-cell table:style-name="ce20" table:formula="of:=HYPERLINK(&quot;http://goo.gl/yo82k9&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worldChampionTitleYear&quot;)" office:value-type="string" office:string-value="http://dbpedia.org/ontology/worldChampionTitleYear" calcext:value-type="string">
            <text:p>http://dbpedia.org/ontology/worldChampionTitleYear</text:p>
          </table:table-cell>
          <table:table-cell office:value-type="string" calcext:value-type="string">
            <text:p>worldChampionTitleYear</text:p>
          </table:table-cell>
          <table:table-cell table:formula="of:=AVERAGE([Sheet1.C92:Sheet1.C92])" office:value-type="string" office:string-value="#DIV/0!" calcext:value-type="error">
            <text:p>#DIV/0!</text:p>
          </table:table-cell>
          <table:table-cell table:formula="of:=COUNTIF([Sheet1.D92:Sheet1.D92]; &quot;X&quot;)" office:value-type="float" office:value="0" calcext:value-type="float">
            <text:p>0</text:p>
          </table:table-cell>
          <table:table-cell office:value-type="string" calcext:value-type="string">
            <text:p>a chess player has year of world champion title 0043-12-31T22:00:00+02:00</text:p>
          </table:table-cell>
          <table:table-cell office:value-type="string" calcext:value-type="string">
            <text:p>a person has year of world champion title 1996-12-31T22:00:00+02:00</text:p>
          </table:table-cell>
          <table:table-cell table:style-name="ce20" table:formula="of:=HYPERLINK(&quot;http://goo.gl/K3U0YX&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joinedFiba&quot;)" office:value-type="string" office:string-value="http://dbpedia.org/property/joinedFiba" calcext:value-type="string">
            <text:p>http://dbpedia.org/property/joinedFiba</text:p>
          </table:table-cell>
          <table:table-cell office:value-type="string" calcext:value-type="string">
            <text:p>joinedFiba</text:p>
          </table:table-cell>
          <table:table-cell table:formula="of:=AVERAGE([Sheet1.C93:Sheet1.C93])" office:value-type="string" office:string-value="#DIV/0!" calcext:value-type="error">
            <text:p>#DIV/0!</text:p>
          </table:table-cell>
          <table:table-cell table:formula="of:=COUNTIF([Sheet1.D93:Sheet1.D93]; &quot;X&quot;)" office:value-type="float" office:value="0" calcext:value-type="float">
            <text:p>0</text:p>
          </table:table-cell>
          <table:table-cell office:value-type="string" calcext:value-type="string">
            <text:p>a sports team has joined fiba 1961</text:p>
          </table:table-cell>
          <table:table-cell office:value-type="string" calcext:value-type="string">
            <text:p>a country has joined fiba 1934</text:p>
          </table:table-cell>
          <table:table-cell table:style-name="ce20" table:formula="of:=HYPERLINK(&quot;http://goo.gl/aXOr07&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raft&quot;)" office:value-type="string" office:string-value="http://dbpedia.org/property/draft" calcext:value-type="string">
            <text:p>http://dbpedia.org/property/draft</text:p>
          </table:table-cell>
          <table:table-cell office:value-type="string" calcext:value-type="string">
            <text:p>draft</text:p>
          </table:table-cell>
          <table:table-cell table:formula="of:=AVERAGE([Sheet1.C94:Sheet1.C94])" office:value-type="string" office:string-value="#DIV/0!" calcext:value-type="error">
            <text:p>#DIV/0!</text:p>
          </table:table-cell>
          <table:table-cell table:formula="of:=COUNTIF([Sheet1.D94:Sheet1.D94]; &quot;X&quot;)" office:value-type="float" office:value="0" calcext:value-type="float">
            <text:p>0</text:p>
          </table:table-cell>
          <table:table-cell office:value-type="string" calcext:value-type="string">
            <text:p>an agent has draft 25</text:p>
          </table:table-cell>
          <table:table-cell office:value-type="string" calcext:value-type="string">
            <text:p>a person has draft 85</text:p>
          </table:table-cell>
          <table:table-cell table:style-name="ce20" table:formula="of:=HYPERLINK(&quot;http://goo.gl/ES2KK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draft&quot;)" office:value-type="string" office:string-value="http://dbpedia.org/ontology/draft" calcext:value-type="string">
            <text:p>http://dbpedia.org/ontology/draft</text:p>
          </table:table-cell>
          <table:table-cell office:value-type="string" calcext:value-type="string">
            <text:p>draft</text:p>
          </table:table-cell>
          <table:table-cell table:formula="of:=AVERAGE([Sheet1.C95:Sheet1.C95])" office:value-type="string" office:string-value="#DIV/0!" calcext:value-type="error">
            <text:p>#DIV/0!</text:p>
          </table:table-cell>
          <table:table-cell table:formula="of:=COUNTIF([Sheet1.D95:Sheet1.D95]; &quot;X&quot;)" office:value-type="float" office:value="0" calcext:value-type="float">
            <text:p>0</text:p>
          </table:table-cell>
          <table:table-cell office:value-type="string" calcext:value-type="string">
            <text:p>an ice hockey player has draft 1st overall</text:p>
          </table:table-cell>
          <table:table-cell office:value-type="string" calcext:value-type="string">
            <text:p>an athlete has draft 12th overall</text:p>
          </table:table-cell>
          <table:table-cell table:style-name="ce20" table:formula="of:=HYPERLINK(&quot;http://goo.gl/zvn927&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firstNblGame&quot;)" office:value-type="string" office:string-value="http://dbpedia.org/property/firstNblGame" calcext:value-type="string">
            <text:p>http://dbpedia.org/property/firstNblGame</text:p>
          </table:table-cell>
          <table:table-cell office:value-type="string" calcext:value-type="string">
            <text:p>firstNblGame</text:p>
          </table:table-cell>
          <table:table-cell table:formula="of:=AVERAGE([Sheet1.C96:Sheet1.C96])" office:value-type="string" office:string-value="#DIV/0!" calcext:value-type="error">
            <text:p>#DIV/0!</text:p>
          </table:table-cell>
          <table:table-cell table:formula="of:=COUNTIF([Sheet1.D96:Sheet1.D96]; &quot;X&quot;)" office:value-type="float" office:value="0" calcext:value-type="float">
            <text:p>0</text:p>
          </table:table-cell>
          <table:table-cell office:value-type="string" calcext:value-type="string">
            <text:p>an athlete has first nbl game 1998</text:p>
          </table:table-cell>
          <table:table-cell office:value-type="string" calcext:value-type="string">
            <text:p>an agent has first nbl game 1984</text:p>
          </table:table-cell>
          <table:table-cell table:style-name="ce20" table:formula="of:=HYPERLINK(&quot;http://goo.gl/V4THry&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draftYearPba&quot;)" office:value-type="string" office:string-value="http://dbpedia.org/property/draftYearPba" calcext:value-type="string">
            <text:p>http://dbpedia.org/property/draftYearPba</text:p>
          </table:table-cell>
          <table:table-cell office:value-type="string" calcext:value-type="string">
            <text:p>draftYearPba</text:p>
          </table:table-cell>
          <table:table-cell table:formula="of:=AVERAGE([Sheet1.C97:Sheet1.C97])" office:value-type="string" office:string-value="#DIV/0!" calcext:value-type="error">
            <text:p>#DIV/0!</text:p>
          </table:table-cell>
          <table:table-cell table:formula="of:=COUNTIF([Sheet1.D97:Sheet1.D97]; &quot;X&quot;)" office:value-type="float" office:value="0" calcext:value-type="float">
            <text:p>0</text:p>
          </table:table-cell>
          <table:table-cell office:value-type="string" calcext:value-type="string">
            <text:p>a basketball player has draft year pba 1985</text:p>
          </table:table-cell>
          <table:table-cell office:value-type="string" calcext:value-type="string">
            <text:p>an agent has draft year pba 2008</text:p>
          </table:table-cell>
          <table:table-cell table:style-name="ce20" table:formula="of:=HYPERLINK(&quot;http://goo.gl/0SykyH&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draftpick&quot;)" office:value-type="string" office:string-value="http://dbpedia.org/property/draftpick" calcext:value-type="string">
            <text:p>http://dbpedia.org/property/draftpick</text:p>
          </table:table-cell>
          <table:table-cell office:value-type="string" calcext:value-type="string">
            <text:p>draftpick</text:p>
          </table:table-cell>
          <table:table-cell table:formula="of:=AVERAGE([Sheet1.C98:Sheet1.C98])" office:value-type="string" office:string-value="#DIV/0!" calcext:value-type="error">
            <text:p>#DIV/0!</text:p>
          </table:table-cell>
          <table:table-cell table:formula="of:=COUNTIF([Sheet1.D98:Sheet1.D98]; &quot;X&quot;)" office:value-type="float" office:value="0" calcext:value-type="float">
            <text:p>0</text:p>
          </table:table-cell>
          <table:table-cell office:value-type="string" calcext:value-type="string">
            <text:p>a gridiron football player has draftpick 17</text:p>
          </table:table-cell>
          <table:table-cell office:value-type="string" calcext:value-type="string">
            <text:p>an agent has draftpick 30</text:p>
          </table:table-cell>
          <table:table-cell table:style-name="ce20" table:formula="of:=HYPERLINK(&quot;http://goo.gl/XROjd6&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worldchampion&quot;)" office:value-type="string" office:string-value="http://dbpedia.org/property/worldchampion" calcext:value-type="string">
            <text:p>http://dbpedia.org/property/worldchampion</text:p>
          </table:table-cell>
          <table:table-cell office:value-type="string" calcext:value-type="string">
            <text:p>worldchampion</text:p>
          </table:table-cell>
          <table:table-cell table:formula="of:=AVERAGE([Sheet1.C99:Sheet1.C99])" office:value-type="string" office:string-value="#DIV/0!" calcext:value-type="error">
            <text:p>#DIV/0!</text:p>
          </table:table-cell>
          <table:table-cell table:formula="of:=COUNTIF([Sheet1.D99:Sheet1.D99]; &quot;X&quot;)" office:value-type="float" office:value="0" calcext:value-type="float">
            <text:p>0</text:p>
          </table:table-cell>
          <table:table-cell office:value-type="string" calcext:value-type="string">
            <text:p>a person has worldchampion 1972</text:p>
          </table:table-cell>
          <table:table-cell office:value-type="string" calcext:value-type="string">
            <text:p>a person has worldchampion 2011</text:p>
          </table:table-cell>
          <table:table-cell table:style-name="ce20" table:formula="of:=HYPERLINK(&quot;http://goo.gl/C7KRvs&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debutinformation&quot;)" office:value-type="string" office:string-value="http://dbpedia.org/property/debutinformation" calcext:value-type="string">
            <text:p>http://dbpedia.org/property/debutinformation</text:p>
          </table:table-cell>
          <table:table-cell office:value-type="string" calcext:value-type="string">
            <text:p>debutinformation</text:p>
          </table:table-cell>
          <table:table-cell table:formula="of:=AVERAGE([Sheet1.C100:Sheet1.C100])" office:value-type="string" office:string-value="#DIV/0!" calcext:value-type="error">
            <text:p>#DIV/0!</text:p>
          </table:table-cell>
          <table:table-cell table:formula="of:=COUNTIF([Sheet1.D100:Sheet1.D100]; &quot;X&quot;)" office:value-type="float" office:value="0" calcext:value-type="float">
            <text:p>0</text:p>
          </table:table-cell>
          <table:table-cell office:value-type="string" calcext:value-type="string">
            <text:p>an agent has debutinformation Round 1, 1929, Geelong vs <text:s/>Nth Melbourne at Arden Street</text:p>
          </table:table-cell>
          <table:table-cell office:value-type="string" calcext:value-type="string">
            <text:p>an agent has debutinformation Collingwood at Princes Park</text:p>
          </table:table-cell>
          <table:table-cell table:style-name="ce20" table:formula="of:=HYPERLINK(&quot;http://goo.gl/V3kSF0&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ebut2year&quot;)" office:value-type="string" office:string-value="http://dbpedia.org/property/debut2year" calcext:value-type="string">
            <text:p>http://dbpedia.org/property/debut2year</text:p>
          </table:table-cell>
          <table:table-cell office:value-type="string" calcext:value-type="string">
            <text:p>debut2year</text:p>
          </table:table-cell>
          <table:table-cell table:formula="of:=AVERAGE([Sheet1.C101:Sheet1.C101])" office:value-type="string" office:string-value="#DIV/0!" calcext:value-type="error">
            <text:p>#DIV/0!</text:p>
          </table:table-cell>
          <table:table-cell table:formula="of:=COUNTIF([Sheet1.D101:Sheet1.D101]; &quot;X&quot;)" office:value-type="float" office:value="0" calcext:value-type="float">
            <text:p>0</text:p>
          </table:table-cell>
          <table:table-cell office:value-type="string" calcext:value-type="string">
            <text:p>an athlete has debut2year 1994</text:p>
          </table:table-cell>
          <table:table-cell office:value-type="string" calcext:value-type="string">
            <text:p>an athlete has debut2year 1917</text:p>
          </table:table-cell>
          <table:table-cell table:style-name="ce20" table:formula="of:=HYPERLINK(&quot;http://goo.gl/gp6Riv&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yearestart&quot;)" office:value-type="string" office:string-value="http://dbpedia.org/property/yearestart" calcext:value-type="string">
            <text:p>http://dbpedia.org/property/yearestart</text:p>
          </table:table-cell>
          <table:table-cell office:value-type="string" calcext:value-type="string">
            <text:p>yearestart</text:p>
          </table:table-cell>
          <table:table-cell table:formula="of:=AVERAGE([Sheet1.C102:Sheet1.C102])" office:value-type="string" office:string-value="#DIV/0!" calcext:value-type="error">
            <text:p>#DIV/0!</text:p>
          </table:table-cell>
          <table:table-cell table:formula="of:=COUNTIF([Sheet1.D102:Sheet1.D102]; &quot;X&quot;)" office:value-type="float" office:value="0" calcext:value-type="float">
            <text:p>0</text:p>
          </table:table-cell>
          <table:table-cell office:value-type="string" calcext:value-type="string">
            <text:p>a person has yearEstart 2009</text:p>
          </table:table-cell>
          <table:table-cell office:value-type="string" calcext:value-type="string">
            <text:p>a rugby player has yearEstart 1986</text:p>
          </table:table-cell>
          <table:table-cell table:style-name="ce20" table:formula="of:=HYPERLINK(&quot;http://goo.gl/KrtNO1&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uppdraftyear&quot;)" office:value-type="string" office:string-value="http://dbpedia.org/property/suppdraftyear" calcext:value-type="string">
            <text:p>http://dbpedia.org/property/suppdraftyear</text:p>
          </table:table-cell>
          <table:table-cell office:value-type="string" calcext:value-type="string">
            <text:p>suppdraftyear</text:p>
          </table:table-cell>
          <table:table-cell table:formula="of:=AVERAGE([Sheet1.C103:Sheet1.C103])" office:value-type="string" office:string-value="#DIV/0!" calcext:value-type="error">
            <text:p>#DIV/0!</text:p>
          </table:table-cell>
          <table:table-cell table:formula="of:=COUNTIF([Sheet1.D103:Sheet1.D103]; &quot;X&quot;)" office:value-type="float" office:value="0" calcext:value-type="float">
            <text:p>0</text:p>
          </table:table-cell>
          <table:table-cell office:value-type="string" calcext:value-type="string">
            <text:p>a person has suppdraftyear 1985</text:p>
          </table:table-cell>
          <table:table-cell office:value-type="string" calcext:value-type="string">
            <text:p>an american football player has suppdraftyear 1985</text:p>
          </table:table-cell>
          <table:table-cell table:style-name="ce20" table:formula="of:=HYPERLINK(&quot;http://goo.gl/hbwfo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debut&quot;)" office:value-type="string" office:string-value="http://dbpedia.org/ontology/debut" calcext:value-type="string">
            <text:p>http://dbpedia.org/ontology/debut</text:p>
          </table:table-cell>
          <table:table-cell office:value-type="string" calcext:value-type="string">
            <text:p>debut</text:p>
          </table:table-cell>
          <table:table-cell table:formula="of:=AVERAGE([Sheet1.C104:Sheet1.C104])" office:value-type="string" office:string-value="#DIV/0!" calcext:value-type="error">
            <text:p>#DIV/0!</text:p>
          </table:table-cell>
          <table:table-cell table:formula="of:=COUNTIF([Sheet1.D104:Sheet1.D104]; &quot;X&quot;)" office:value-type="float" office:value="0" calcext:value-type="float">
            <text:p>0</text:p>
          </table:table-cell>
          <table:table-cell office:value-type="string" calcext:value-type="string">
            <text:p>an agent has debut 1992-10-15+02:00</text:p>
          </table:table-cell>
          <table:table-cell office:value-type="string" calcext:value-type="string">
            <text:p>an athlete has debut 2005-04-23+02:00</text:p>
          </table:table-cell>
          <table:table-cell table:style-name="ce20" table:formula="of:=HYPERLINK(&quot;http://goo.gl/B9E18g&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fldraftyear&quot;)" office:value-type="string" office:string-value="http://dbpedia.org/property/nfldraftyear" calcext:value-type="string">
            <text:p>http://dbpedia.org/property/nfldraftyear</text:p>
          </table:table-cell>
          <table:table-cell office:value-type="string" calcext:value-type="string">
            <text:p>nfldraftyear</text:p>
          </table:table-cell>
          <table:table-cell table:formula="of:=AVERAGE([Sheet1.C105:Sheet1.C105])" office:value-type="string" office:string-value="#DIV/0!" calcext:value-type="error">
            <text:p>#DIV/0!</text:p>
          </table:table-cell>
          <table:table-cell table:formula="of:=COUNTIF([Sheet1.D105:Sheet1.D105]; &quot;X&quot;)" office:value-type="float" office:value="0" calcext:value-type="float">
            <text:p>0</text:p>
          </table:table-cell>
          <table:table-cell office:value-type="string" calcext:value-type="string">
            <text:p>an athlete has NFLdraftyear 1961</text:p>
          </table:table-cell>
          <table:table-cell office:value-type="string" calcext:value-type="string">
            <text:p>an athlete has NFLdraftyear 1961</text:p>
          </table:table-cell>
          <table:table-cell table:style-name="ce20" table:formula="of:=HYPERLINK(&quot;http://goo.gl/Cv4iXD&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fldraftyear&quot;)" office:value-type="string" office:string-value="http://dbpedia.org/property/cfldraftyear" calcext:value-type="string">
            <text:p>http://dbpedia.org/property/cfldraftyear</text:p>
          </table:table-cell>
          <table:table-cell office:value-type="string" calcext:value-type="string">
            <text:p>cfldraftyear</text:p>
          </table:table-cell>
          <table:table-cell table:formula="of:=AVERAGE([Sheet1.C106:Sheet1.C106])" office:value-type="string" office:string-value="#DIV/0!" calcext:value-type="error">
            <text:p>#DIV/0!</text:p>
          </table:table-cell>
          <table:table-cell table:formula="of:=COUNTIF([Sheet1.D106:Sheet1.D106]; &quot;X&quot;)" office:value-type="float" office:value="0" calcext:value-type="float">
            <text:p>0</text:p>
          </table:table-cell>
          <table:table-cell office:value-type="string" calcext:value-type="string">
            <text:p>an agent has cfldraftyear 2004</text:p>
          </table:table-cell>
          <table:table-cell office:value-type="string" calcext:value-type="string">
            <text:p>an agent has cfldraftyear 2011</text:p>
          </table:table-cell>
          <table:table-cell table:style-name="ce20" table:formula="of:=HYPERLINK(&quot;http://goo.gl/R3fPiF&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firstseason&quot;)" office:value-type="string" office:string-value="http://dbpedia.org/property/firstseason" calcext:value-type="string">
            <text:p>http://dbpedia.org/property/firstseason</text:p>
          </table:table-cell>
          <table:table-cell office:value-type="string" calcext:value-type="string">
            <text:p>firstseason</text:p>
          </table:table-cell>
          <table:table-cell table:formula="of:=AVERAGE([Sheet1.C107:Sheet1.C107])" office:value-type="string" office:string-value="#DIV/0!" calcext:value-type="error">
            <text:p>#DIV/0!</text:p>
          </table:table-cell>
          <table:table-cell table:formula="of:=COUNTIF([Sheet1.D107:Sheet1.D107]; &quot;X&quot;)" office:value-type="float" office:value="0" calcext:value-type="float">
            <text:p>0</text:p>
          </table:table-cell>
          <table:table-cell office:value-type="string" calcext:value-type="string">
            <text:p>an agent has firstseason 1931</text:p>
          </table:table-cell>
          <table:table-cell office:value-type="string" calcext:value-type="string">
            <text:p>an organisation has firstseason 1903</text:p>
          </table:table-cell>
          <table:table-cell table:style-name="ce20" table:formula="of:=HYPERLINK(&quot;http://goo.gl/4QJ4J6&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afldraftedyear&quot;)" office:value-type="string" office:string-value="http://dbpedia.org/property/afldraftedyear" calcext:value-type="string">
            <text:p>http://dbpedia.org/property/afldraftedyear</text:p>
          </table:table-cell>
          <table:table-cell office:value-type="string" calcext:value-type="string">
            <text:p>afldraftedyear</text:p>
          </table:table-cell>
          <table:table-cell table:formula="of:=AVERAGE([Sheet1.C108:Sheet1.C108])" office:value-type="string" office:string-value="#DIV/0!" calcext:value-type="error">
            <text:p>#DIV/0!</text:p>
          </table:table-cell>
          <table:table-cell table:formula="of:=COUNTIF([Sheet1.D108:Sheet1.D108]; &quot;X&quot;)" office:value-type="float" office:value="0" calcext:value-type="float">
            <text:p>0</text:p>
          </table:table-cell>
          <table:table-cell office:value-type="string" calcext:value-type="string">
            <text:p>an athlete has AFLDraftedYear 1963</text:p>
          </table:table-cell>
          <table:table-cell office:value-type="string" calcext:value-type="string">
            <text:p>an american football player has AFLDraftedYear 1966</text:p>
          </table:table-cell>
          <table:table-cell table:style-name="ce20" table:formula="of:=HYPERLINK(&quot;http://goo.gl/W47Wyt&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afldraftyear&quot;)" office:value-type="string" office:string-value="http://dbpedia.org/property/afldraftyear" calcext:value-type="string">
            <text:p>http://dbpedia.org/property/afldraftyear</text:p>
          </table:table-cell>
          <table:table-cell office:value-type="string" calcext:value-type="string">
            <text:p>afldraftyear</text:p>
          </table:table-cell>
          <table:table-cell table:formula="of:=AVERAGE([Sheet1.C109:Sheet1.C109])" office:value-type="string" office:string-value="#DIV/0!" calcext:value-type="error">
            <text:p>#DIV/0!</text:p>
          </table:table-cell>
          <table:table-cell table:formula="of:=COUNTIF([Sheet1.D109:Sheet1.D109]; &quot;X&quot;)" office:value-type="float" office:value="0" calcext:value-type="float">
            <text:p>0</text:p>
          </table:table-cell>
          <table:table-cell office:value-type="string" calcext:value-type="string">
            <text:p>an athlete has AFLdraftyear 1962</text:p>
          </table:table-cell>
          <table:table-cell office:value-type="string" calcext:value-type="string">
            <text:p>a person has AFLdraftyear 1969</text:p>
          </table:table-cell>
          <table:table-cell table:style-name="ce20" table:formula="of:=HYPERLINK(&quot;http://goo.gl/f93xp3&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royears&quot;)" office:value-type="string" office:string-value="http://dbpedia.org/property/proyears" calcext:value-type="string">
            <text:p>http://dbpedia.org/property/proyears</text:p>
          </table:table-cell>
          <table:table-cell office:value-type="string" calcext:value-type="string">
            <text:p>proyears</text:p>
          </table:table-cell>
          <table:table-cell table:formula="of:=AVERAGE([Sheet1.C110:Sheet1.C110])" office:value-type="string" office:string-value="#DIV/0!" calcext:value-type="error">
            <text:p>#DIV/0!</text:p>
          </table:table-cell>
          <table:table-cell table:formula="of:=COUNTIF([Sheet1.D110:Sheet1.D110]; &quot;X&quot;)" office:value-type="float" office:value="0" calcext:value-type="float">
            <text:p>0</text:p>
          </table:table-cell>
          <table:table-cell office:value-type="string" calcext:value-type="string">
            <text:p>a person has proyears 2011</text:p>
          </table:table-cell>
          <table:table-cell office:value-type="string" calcext:value-type="string">
            <text:p>an agent has proyears 1991</text:p>
          </table:table-cell>
          <table:table-cell table:style-name="ce20" table:formula="of:=HYPERLINK(&quot;http://goo.gl/3uKw7A&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turnedPro&quot;)" office:value-type="string" office:string-value="http://dbpedia.org/property/turnedPro" calcext:value-type="string">
            <text:p>http://dbpedia.org/property/turnedPro</text:p>
          </table:table-cell>
          <table:table-cell office:value-type="string" calcext:value-type="string">
            <text:p>turnedPro</text:p>
          </table:table-cell>
          <table:table-cell table:formula="of:=AVERAGE([Sheet1.C111:Sheet1.C111])" office:value-type="string" office:string-value="#DIV/0!" calcext:value-type="error">
            <text:p>#DIV/0!</text:p>
          </table:table-cell>
          <table:table-cell table:formula="of:=COUNTIF([Sheet1.D111:Sheet1.D111]; &quot;X&quot;)" office:value-type="float" office:value="0" calcext:value-type="float">
            <text:p>0</text:p>
          </table:table-cell>
          <table:table-cell office:value-type="string" calcext:value-type="string">
            <text:p>an agent has turned pro 1991</text:p>
          </table:table-cell>
          <table:table-cell office:value-type="string" calcext:value-type="string">
            <text:p>a tennis player has turned pro 1991</text:p>
          </table:table-cell>
          <table:table-cell table:style-name="ce20" table:formula="of:=HYPERLINK(&quot;http://goo.gl/Mz59gu&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debutDate&quot;)" office:value-type="string" office:string-value="http://dbpedia.org/property/debutDate" calcext:value-type="string">
            <text:p>http://dbpedia.org/property/debutDate</text:p>
          </table:table-cell>
          <table:table-cell office:value-type="string" calcext:value-type="string">
            <text:p>debutDate</text:p>
          </table:table-cell>
          <table:table-cell table:formula="of:=AVERAGE([Sheet1.C112:Sheet1.C112])" office:value-type="string" office:string-value="#DIV/0!" calcext:value-type="error">
            <text:p>#DIV/0!</text:p>
          </table:table-cell>
          <table:table-cell table:formula="of:=COUNTIF([Sheet1.D112:Sheet1.D112]; &quot;X&quot;)" office:value-type="float" office:value="0" calcext:value-type="float">
            <text:p>0</text:p>
          </table:table-cell>
          <table:table-cell table:number-columns-repeated="2"/>
          <table:table-cell table:style-name="ce20" table:formula="of:=HYPERLINK(&quot;http://goo.gl/cfH1Va&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whaDraftYear&quot;)" office:value-type="string" office:string-value="http://dbpedia.org/property/whaDraftYear" calcext:value-type="string">
            <text:p>http://dbpedia.org/property/whaDraftYear</text:p>
          </table:table-cell>
          <table:table-cell office:value-type="string" calcext:value-type="string">
            <text:p>whaDraftYear</text:p>
          </table:table-cell>
          <table:table-cell table:formula="of:=AVERAGE([Sheet1.C113:Sheet1.C113])" office:value-type="string" office:string-value="#DIV/0!" calcext:value-type="error">
            <text:p>#DIV/0!</text:p>
          </table:table-cell>
          <table:table-cell table:formula="of:=COUNTIF([Sheet1.D113:Sheet1.D113]; &quot;X&quot;)" office:value-type="float" office:value="0" calcext:value-type="float">
            <text:p>0</text:p>
          </table:table-cell>
          <table:table-cell office:value-type="string" calcext:value-type="string">
            <text:p>an agent has wha draft year 1977</text:p>
          </table:table-cell>
          <table:table-cell office:value-type="string" calcext:value-type="string">
            <text:p>an ice hockey player has wha draft year 1974</text:p>
          </table:table-cell>
          <table:table-cell table:style-name="ce20" table:formula="of:=HYPERLINK(&quot;http://goo.gl/iDZwsH&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debutYear&quot;)" office:value-type="string" office:string-value="http://dbpedia.org/property/debutYear" calcext:value-type="string">
            <text:p>http://dbpedia.org/property/debutYear</text:p>
          </table:table-cell>
          <table:table-cell table:style-name="ce16" office:value-type="string" calcext:value-type="string">
            <text:p>debutYear</text:p>
          </table:table-cell>
          <table:table-cell table:formula="of:=AVERAGE([Sheet1.C114:Sheet1.C114])" office:value-type="string" office:string-value="#DIV/0!" calcext:value-type="error">
            <text:p>#DIV/0!</text:p>
          </table:table-cell>
          <table:table-cell table:formula="of:=COUNTIF([Sheet1.D114:Sheet1.D114]; &quot;X&quot;)" office:value-type="float" office:value="0" calcext:value-type="float">
            <text:p>0</text:p>
          </table:table-cell>
          <table:table-cell table:number-columns-repeated="2" table:style-name="ce16" office:value-type="string" calcext:value-type="string">
            <text:p>an agent has debut year 1976</text:p>
          </table:table-cell>
          <table:table-cell table:style-name="ce25" table:formula="of:=HYPERLINK(&quot;http://goo.gl/twBHT1&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268043830" calcext:value-type="float">
            <text:p>268043830</text:p>
          </table:table-cell>
          <table:table-cell office:value-type="string" calcext:value-type="string">
            <text:p>wine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USA</text:p>
          </table:table-cell>
          <table:table-cell table:style-name="ce13" office:value-type="string" calcext:value-type="string">
            <text:p>France</text:p>
          </table:table-cell>
          <table:table-cell table:style-name="ce13" office:value-type="string" calcext:value-type="string">
            <text:p>Italy</text:p>
          </table:table-cell>
          <table:table-cell table:style-name="ce13" office:value-type="string" calcext:value-type="string">
            <text:p>Argentina</text:p>
          </table:table-cell>
          <table:table-cell table:style-name="ce13" office:value-type="string" calcext:value-type="string">
            <text:p>Spain</text:p>
          </table:table-cell>
          <table:table-cell table:style-name="ce13"/>
          <table:table-cell table:style-name="ce22"/>
          <table:table-cell table:number-columns-repeated="1017"/>
        </table:table-row>
        <table:table-row table:style-name="ro4">
          <table:table-cell table:style-name="ce5" office:value-type="string" calcext:value-type="string">
            <text:p>Chile</text:p>
          </table:table-cell>
          <table:table-cell table:style-name="ce13" office:value-type="string" calcext:value-type="string">
            <text:p>Australia</text:p>
          </table:table-cell>
          <table:table-cell table:style-name="ce13" office:value-type="string" calcext:value-type="string">
            <text:p>Germany</text:p>
          </table:table-cell>
          <table:table-cell table:style-name="ce13" office:value-type="string" calcext:value-type="string">
            <text:p>Portugal</text:p>
          </table:table-cell>
          <table:table-cell table:style-name="ce13" office:value-type="string" calcext:value-type="string">
            <text:p>New Zealand</text:p>
          </table:table-cell>
          <table:table-cell table:style-name="ce13"/>
          <table:table-cell table:style-name="ce22"/>
          <table:table-cell table:number-columns-repeated="1017"/>
        </table:table-row>
        <table:table-row table:style-name="ro1">
          <table:table-cell table:style-name="ce5" office:value-type="string" calcext:value-type="string">
            <text:p>South Africa</text:p>
          </table:table-cell>
          <table:table-cell table:style-name="ce13" office:value-type="string" calcext:value-type="string">
            <text:p>Austria</text:p>
          </table:table-cell>
          <table:table-cell table:style-name="ce13" office:value-type="string" calcext:value-type="string">
            <text:p>Greece</text:p>
          </table:table-cell>
          <table:table-cell table:style-name="ce13" office:value-type="string" calcext:value-type="string">
            <text:p>Canada</text:p>
          </table:table-cell>
          <table:table-cell table:style-name="ce13" office:value-type="string" calcext:value-type="string">
            <text:p>Israel</text:p>
          </table:table-cell>
          <table:table-cell table:style-name="ce13"/>
          <table:table-cell table:style-name="ce22"/>
          <table:table-cell table:number-columns-repeated="1017"/>
        </table:table-row>
        <table:table-row table:style-name="ro1">
          <table:table-cell table:style-name="ce5" office:value-type="string" calcext:value-type="string">
            <text:p>Uruguay</text:p>
          </table:table-cell>
          <table:table-cell table:style-name="ce13" office:value-type="string" calcext:value-type="string">
            <text:p>Bulgaria</text:p>
          </table:table-cell>
          <table:table-cell table:style-name="ce13" office:value-type="string" calcext:value-type="string">
            <text:p>Hungary</text:p>
          </table:table-cell>
          <table:table-cell table:style-name="ce13" office:value-type="string" calcext:value-type="string">
            <text:p>Mexico</text:p>
          </table:table-cell>
          <table:table-cell table:style-name="ce13" office:value-type="string" calcext:value-type="string">
            <text:p>Switzerland</text:p>
          </table:table-cell>
          <table:table-cell table:style-name="ce13"/>
          <table:table-cell table:style-name="ce22"/>
          <table:table-cell table:number-columns-repeated="1017"/>
        </table:table-row>
        <table:table-row table:style-name="ro1">
          <table:table-cell table:style-name="ce5" office:value-type="string" calcext:value-type="string">
            <text:p>Lebanon</text:p>
          </table:table-cell>
          <table:table-cell table:style-name="ce13" office:value-type="string" calcext:value-type="string">
            <text:p>Japan</text:p>
          </table:table-cell>
          <table:table-cell table:style-name="ce13" office:value-type="string" calcext:value-type="string">
            <text:p>Georgia</text:p>
          </table:table-cell>
          <table:table-cell table:style-name="ce13" office:value-type="string" calcext:value-type="string">
            <text:p>Morocco</text:p>
          </table:table-cell>
          <table:table-cell table:style-name="ce13" office:value-type="string" calcext:value-type="string">
            <text:p>Slovenia</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4">
          <table:table-cell table:style-name="ce8" table:formula="of:=HYPERLINK(&quot;http://dbpedia.org/property/regions&quot;)" office:value-type="string" office:string-value="http://dbpedia.org/property/regions" calcext:value-type="string">
            <text:p>http://dbpedia.org/property/regions</text:p>
          </table:table-cell>
          <table:table-cell office:value-type="string" calcext:value-type="string">
            <text:p>regions</text:p>
          </table:table-cell>
          <table:table-cell table:formula="of:=AVERAGE([Sheet1.C126:Sheet1.C126])" office:value-type="string" office:string-value="#DIV/0!" calcext:value-type="error">
            <text:p>#DIV/0!</text:p>
          </table:table-cell>
          <table:table-cell table:formula="of:=COUNTIF([Sheet1.D126:Sheet1.D126]; &quot;X&quot;)" office:value-type="float" office:value="0" calcext:value-type="float">
            <text:p>0</text:p>
          </table:table-cell>
          <table:table-cell office:value-type="string" calcext:value-type="string">
            <text:p>an architectural structure has regions Sicily (an entity of type administrative region)</text:p>
          </table:table-cell>
          <table:table-cell office:value-type="string" calcext:value-type="string">
            <text:p>a grape has regions Kingdom of W%C3%BCrttemberg (an entity of type populated place)</text:p>
          </table:table-cell>
          <table:table-cell table:style-name="ce20" table:formula="of:=HYPERLINK(&quot;http://goo.gl/iZEK3H&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wineRegion&quot;)" office:value-type="string" office:string-value="http://dbpedia.org/ontology/wineRegion" calcext:value-type="string">
            <text:p>http://dbpedia.org/ontology/wineRegion</text:p>
          </table:table-cell>
          <table:table-cell office:value-type="string" calcext:value-type="string">
            <text:p>wineRegion</text:p>
          </table:table-cell>
          <table:table-cell table:formula="of:=AVERAGE([Sheet1.C127:Sheet1.C127])" office:value-type="string" office:string-value="#DIV/0!" calcext:value-type="error">
            <text:p>#DIV/0!</text:p>
          </table:table-cell>
          <table:table-cell table:formula="of:=COUNTIF([Sheet1.D127:Sheet1.D127]; &quot;X&quot;)" office:value-type="float" office:value="0" calcext:value-type="float">
            <text:p>0</text:p>
          </table:table-cell>
          <table:table-cell office:value-type="string" calcext:value-type="string">
            <text:p>a flowering plant has wine region Switzerland (an entity of type place)</text:p>
          </table:table-cell>
          <table:table-cell office:value-type="string" calcext:value-type="string">
            <text:p>an eukaryote has wine region Austria (an entity of type place)</text:p>
          </table:table-cell>
          <table:table-cell table:style-name="ce20" table:formula="of:=HYPERLINK(&quot;http://goo.gl/kCeM7t&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origin&quot;)" office:value-type="string" office:string-value="http://dbpedia.org/property/origin" calcext:value-type="string">
            <text:p>http://dbpedia.org/property/origin</text:p>
          </table:table-cell>
          <table:table-cell office:value-type="string" calcext:value-type="string">
            <text:p>origin</text:p>
          </table:table-cell>
          <table:table-cell table:formula="of:=AVERAGE([Sheet1.C128:Sheet1.C128])" office:value-type="string" office:string-value="#DIV/0!" calcext:value-type="error">
            <text:p>#DIV/0!</text:p>
          </table:table-cell>
          <table:table-cell table:formula="of:=COUNTIF([Sheet1.D128:Sheet1.D128]; &quot;X&quot;)" office:value-type="float" office:value="0" calcext:value-type="float">
            <text:p>0</text:p>
          </table:table-cell>
          <table:table-cell office:value-type="string" calcext:value-type="string">
            <text:p>an organisation has origin Chicago (an entity of type place)</text:p>
          </table:table-cell>
          <table:table-cell office:value-type="string" calcext:value-type="string">
            <text:p>a musical artist has origin Berlin (an entity of type administrative region)</text:p>
          </table:table-cell>
          <table:table-cell table:style-name="ce20" table:formula="of:=HYPERLINK(&quot;http://goo.gl/Hgu838&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origin&quot;)" office:value-type="string" office:string-value="http://dbpedia.org/ontology/origin" calcext:value-type="string">
            <text:p>http://dbpedia.org/ontology/origin</text:p>
          </table:table-cell>
          <table:table-cell office:value-type="string" calcext:value-type="string">
            <text:p>origin</text:p>
          </table:table-cell>
          <table:table-cell table:formula="of:=AVERAGE([Sheet1.C129:Sheet1.C129])" office:value-type="string" office:string-value="#DIV/0!" calcext:value-type="error">
            <text:p>#DIV/0!</text:p>
          </table:table-cell>
          <table:table-cell table:formula="of:=COUNTIF([Sheet1.D129:Sheet1.D129]; &quot;X&quot;)" office:value-type="float" office:value="0" calcext:value-type="float">
            <text:p>0</text:p>
          </table:table-cell>
          <table:table-cell office:value-type="string" calcext:value-type="string">
            <text:p>a natural place has origin Crimean Mountains (an entity of type place)</text:p>
          </table:table-cell>
          <table:table-cell office:value-type="string" calcext:value-type="string">
            <text:p>an eukaryote has origin Santorini (an entity of type region)</text:p>
          </table:table-cell>
          <table:table-cell table:style-name="ce20" table:formula="of:=HYPERLINK(&quot;http://goo.gl/B2clv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country&quot;)" office:value-type="string" office:string-value="http://dbpedia.org/ontology/country" calcext:value-type="string">
            <text:p>http://dbpedia.org/ontology/country</text:p>
          </table:table-cell>
          <table:table-cell office:value-type="string" calcext:value-type="string">
            <text:p>country</text:p>
          </table:table-cell>
          <table:table-cell table:formula="of:=AVERAGE([Sheet1.C130:Sheet1.C130])" office:value-type="string" office:string-value="#DIV/0!" calcext:value-type="error">
            <text:p>#DIV/0!</text:p>
          </table:table-cell>
          <table:table-cell table:formula="of:=COUNTIF([Sheet1.D130:Sheet1.D130]; &quot;X&quot;)" office:value-type="float" office:value="0" calcext:value-type="float">
            <text:p>0</text:p>
          </table:table-cell>
          <table:table-cell office:value-type="string" calcext:value-type="string">
            <text:p>a place has country Denmark (an entity of type place)</text:p>
          </table:table-cell>
          <table:table-cell office:value-type="string" calcext:value-type="string">
            <text:p>an award has country Czech Republic (an entity of type populated place)</text:p>
          </table:table-cell>
          <table:table-cell table:style-name="ce20" table:formula="of:=HYPERLINK(&quot;http://goo.gl/UwgP5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ountry&quot;)" office:value-type="string" office:string-value="http://dbpedia.org/property/country" calcext:value-type="string">
            <text:p>http://dbpedia.org/property/country</text:p>
          </table:table-cell>
          <table:table-cell office:value-type="string" calcext:value-type="string">
            <text:p>country</text:p>
          </table:table-cell>
          <table:table-cell table:formula="of:=AVERAGE([Sheet1.C131:Sheet1.C131])" office:value-type="string" office:string-value="#DIV/0!" calcext:value-type="error">
            <text:p>#DIV/0!</text:p>
          </table:table-cell>
          <table:table-cell table:formula="of:=COUNTIF([Sheet1.D131:Sheet1.D131]; &quot;X&quot;)" office:value-type="float" office:value="0" calcext:value-type="float">
            <text:p>0</text:p>
          </table:table-cell>
          <table:table-cell office:value-type="string" calcext:value-type="string">
            <text:p>a military unit has country United States of America</text:p>
          </table:table-cell>
          <table:table-cell office:value-type="string" calcext:value-type="string">
            <text:p>an educational institution has country France (an entity of type place)</text:p>
          </table:table-cell>
          <table:table-cell table:style-name="ce20" table:formula="of:=HYPERLINK(&quot;http://goo.gl/4OKNh3&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location&quot;)" office:value-type="string" office:string-value="http://dbpedia.org/ontology/location" calcext:value-type="string">
            <text:p>http://dbpedia.org/ontology/location</text:p>
          </table:table-cell>
          <table:table-cell office:value-type="string" calcext:value-type="string">
            <text:p>location</text:p>
          </table:table-cell>
          <table:table-cell table:formula="of:=AVERAGE([Sheet1.C132:Sheet1.C132])" office:value-type="string" office:string-value="#DIV/0!" calcext:value-type="error">
            <text:p>#DIV/0!</text:p>
          </table:table-cell>
          <table:table-cell table:formula="of:=COUNTIF([Sheet1.D132:Sheet1.D132]; &quot;X&quot;)" office:value-type="float" office:value="0" calcext:value-type="float">
            <text:p>0</text:p>
          </table:table-cell>
          <table:table-cell office:value-type="string" calcext:value-type="string">
            <text:p>a Grand Prix has location Douglas, Isle of Man (an entity of type municipality)</text:p>
          </table:table-cell>
          <table:table-cell office:value-type="string" calcext:value-type="string">
            <text:p>a football match has location Olympic Stadium (Berlin) (an entity of type place)</text:p>
          </table:table-cell>
          <table:table-cell table:style-name="ce20" table:formula="of:=HYPERLINK(&quot;http://goo.gl/Va4zLm&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location&quot;)" office:value-type="string" office:string-value="http://dbpedia.org/property/location" calcext:value-type="string">
            <text:p>http://dbpedia.org/property/location</text:p>
          </table:table-cell>
          <table:table-cell office:value-type="string" calcext:value-type="string">
            <text:p>location</text:p>
          </table:table-cell>
          <table:table-cell table:formula="of:=AVERAGE([Sheet1.C133:Sheet1.C133])" office:value-type="string" office:string-value="#DIV/0!" calcext:value-type="error">
            <text:p>#DIV/0!</text:p>
          </table:table-cell>
          <table:table-cell table:formula="of:=COUNTIF([Sheet1.D133:Sheet1.D133]; &quot;X&quot;)" office:value-type="float" office:value="0" calcext:value-type="float">
            <text:p>0</text:p>
          </table:table-cell>
          <table:table-cell office:value-type="string" calcext:value-type="string">
            <text:p>a company has location Dallas (an entity of type populated place)</text:p>
          </table:table-cell>
          <table:table-cell office:value-type="string" calcext:value-type="string">
            <text:p>a Grand Prix has location Malaysia (an entity of type place)</text:p>
          </table:table-cell>
          <table:table-cell table:style-name="ce20" table:formula="of:=HYPERLINK(&quot;http://goo.gl/6GTyXb&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locationCountry&quot;)" office:value-type="string" office:string-value="http://dbpedia.org/property/locationCountry" calcext:value-type="string">
            <text:p>http://dbpedia.org/property/locationCountry</text:p>
          </table:table-cell>
          <table:table-cell office:value-type="string" calcext:value-type="string">
            <text:p>locationCountry</text:p>
          </table:table-cell>
          <table:table-cell table:formula="of:=AVERAGE([Sheet1.C134:Sheet1.C134])" office:value-type="string" office:string-value="#DIV/0!" calcext:value-type="error">
            <text:p>#DIV/0!</text:p>
          </table:table-cell>
          <table:table-cell table:formula="of:=COUNTIF([Sheet1.D134:Sheet1.D134]; &quot;X&quot;)" office:value-type="float" office:value="0" calcext:value-type="float">
            <text:p>0</text:p>
          </table:table-cell>
          <table:table-cell office:value-type="string" calcext:value-type="string">
            <text:p>an architectural structure has location country England (an entity of type place)</text:p>
          </table:table-cell>
          <table:table-cell office:value-type="string" calcext:value-type="string">
            <text:p>an agent has location country Turkey (an entity of type country)</text:p>
          </table:table-cell>
          <table:table-cell table:style-name="ce20" table:formula="of:=HYPERLINK(&quot;http://goo.gl/3Tno5v&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ontology/sourceCountry&quot;)" office:value-type="string" office:string-value="http://dbpedia.org/ontology/sourceCountry" calcext:value-type="string">
            <text:p>http://dbpedia.org/ontology/sourceCountry</text:p>
          </table:table-cell>
          <table:table-cell table:style-name="ce16" office:value-type="string" calcext:value-type="string">
            <text:p>sourceCountry</text:p>
          </table:table-cell>
          <table:table-cell table:formula="of:=AVERAGE([Sheet1.C135:Sheet1.C135])" office:value-type="string" office:string-value="#DIV/0!" calcext:value-type="error">
            <text:p>#DIV/0!</text:p>
          </table:table-cell>
          <table:table-cell table:formula="of:=COUNTIF([Sheet1.D135:Sheet1.D135]; &quot;X&quot;)" office:value-type="float" office:value="0" calcext:value-type="float">
            <text:p>0</text:p>
          </table:table-cell>
          <table:table-cell table:style-name="ce16" office:value-type="string" calcext:value-type="string">
            <text:p>a body of water has source country Czech Republic (an entity of type country)</text:p>
          </table:table-cell>
          <table:table-cell table:style-name="ce16" office:value-type="string" calcext:value-type="string">
            <text:p>a place has source country France (an entity of type populated place)</text:p>
          </table:table-cell>
          <table:table-cell table:style-name="ce25" table:formula="of:=HYPERLINK(&quot;http://goo.gl/efh1gg&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659846037" calcext:value-type="float">
            <text:p>1659846037</text:p>
          </table:table-cell>
          <table:table-cell office:value-type="string" calcext:value-type="string">
            <text:p>wine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float" office:value="2011" calcext:value-type="float">
            <text:p>2011</text:p>
          </table:table-cell>
          <table:table-cell table:style-name="ce13" office:value-type="float" office:value="2010" calcext:value-type="float">
            <text:p>2010</text:p>
          </table:table-cell>
          <table:table-cell table:style-name="ce13" office:value-type="float" office:value="2009" calcext:value-type="float">
            <text:p>2009</text:p>
          </table:table-cell>
          <table:table-cell table:style-name="ce13" office:value-type="float" office:value="2008" calcext:value-type="float">
            <text:p>2008</text:p>
          </table:table-cell>
          <table:table-cell table:style-name="ce13" office:value-type="float" office:value="2007" calcext:value-type="float">
            <text:p>2007</text:p>
          </table:table-cell>
          <table:table-cell table:style-name="ce13"/>
          <table:table-cell table:style-name="ce22"/>
          <table:table-cell table:number-columns-repeated="1017"/>
        </table:table-row>
        <table:table-row table:style-name="ro1">
          <table:table-cell table:style-name="ce5" office:value-type="float" office:value="2013" calcext:value-type="float">
            <text:p>2013</text:p>
          </table:table-cell>
          <table:table-cell table:style-name="ce13" office:value-type="float" office:value="2012" calcext:value-type="float">
            <text:p>2012</text:p>
          </table:table-cell>
          <table:table-cell table:style-name="ce13" office:value-type="float" office:value="2006" calcext:value-type="float">
            <text:p>2006</text:p>
          </table:table-cell>
          <table:table-cell table:style-name="ce13" office:value-type="float" office:value="2005" calcext:value-type="float">
            <text:p>2005</text:p>
          </table:table-cell>
          <table:table-cell table:style-name="ce13" office:value-type="float" office:value="2004" calcext:value-type="float">
            <text:p>2004</text:p>
          </table:table-cell>
          <table:table-cell table:style-name="ce13"/>
          <table:table-cell table:style-name="ce22"/>
          <table:table-cell table:number-columns-repeated="1017"/>
        </table:table-row>
        <table:table-row table:style-name="ro1">
          <table:table-cell table:style-name="ce5" office:value-type="float" office:value="2003" calcext:value-type="float">
            <text:p>2003</text:p>
          </table:table-cell>
          <table:table-cell table:style-name="ce13" office:value-type="float" office:value="2002" calcext:value-type="float">
            <text:p>2002</text:p>
          </table:table-cell>
          <table:table-cell table:style-name="ce13" office:value-type="float" office:value="2001" calcext:value-type="float">
            <text:p>2001</text:p>
          </table:table-cell>
          <table:table-cell table:style-name="ce13" office:value-type="float" office:value="2000" calcext:value-type="float">
            <text:p>2000</text:p>
          </table:table-cell>
          <table:table-cell table:style-name="ce13" office:value-type="float" office:value="1999" calcext:value-type="float">
            <text:p>1999</text:p>
          </table:table-cell>
          <table:table-cell table:style-name="ce13"/>
          <table:table-cell table:style-name="ce22"/>
          <table:table-cell table:number-columns-repeated="1017"/>
        </table:table-row>
        <table:table-row table:style-name="ro1">
          <table:table-cell table:style-name="ce5" office:value-type="float" office:value="1998" calcext:value-type="float">
            <text:p>1998</text:p>
          </table:table-cell>
          <table:table-cell table:style-name="ce13" office:value-type="float" office:value="1997" calcext:value-type="float">
            <text:p>1997</text:p>
          </table:table-cell>
          <table:table-cell table:style-name="ce13" office:value-type="float" office:value="1996" calcext:value-type="float">
            <text:p>1996</text:p>
          </table:table-cell>
          <table:table-cell table:style-name="ce13" office:value-type="float" office:value="1995" calcext:value-type="float">
            <text:p>1995</text:p>
          </table:table-cell>
          <table:table-cell table:style-name="ce13" office:value-type="float" office:value="1994" calcext:value-type="float">
            <text:p>1994</text:p>
          </table:table-cell>
          <table:table-cell table:style-name="ce13"/>
          <table:table-cell table:style-name="ce22"/>
          <table:table-cell table:number-columns-repeated="1017"/>
        </table:table-row>
        <table:table-row table:style-name="ro1">
          <table:table-cell table:style-name="ce5" office:value-type="float" office:value="1993" calcext:value-type="float">
            <text:p>1993</text:p>
          </table:table-cell>
          <table:table-cell table:style-name="ce13" office:value-type="float" office:value="1992" calcext:value-type="float">
            <text:p>1992</text:p>
          </table:table-cell>
          <table:table-cell table:style-name="ce13" office:value-type="float" office:value="1991" calcext:value-type="float">
            <text:p>1991</text:p>
          </table:table-cell>
          <table:table-cell table:style-name="ce13" office:value-type="float" office:value="1990" calcext:value-type="float">
            <text:p>1990</text:p>
          </table:table-cell>
          <table:table-cell table:style-name="ce13" table:number-columns-repeated="2"/>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year&quot;)" office:value-type="string" office:string-value="http://dbpedia.org/property/year" calcext:value-type="string">
            <text:p>http://dbpedia.org/property/year</text:p>
          </table:table-cell>
          <table:table-cell office:value-type="string" calcext:value-type="string">
            <text:p>year</text:p>
          </table:table-cell>
          <table:table-cell table:formula="of:=AVERAGE([Sheet1.C147:Sheet1.C147])" office:value-type="string" office:string-value="#DIV/0!" calcext:value-type="error">
            <text:p>#DIV/0!</text:p>
          </table:table-cell>
          <table:table-cell table:formula="of:=COUNTIF([Sheet1.D147:Sheet1.D147]; &quot;X&quot;)" office:value-type="float" office:value="0" calcext:value-type="float">
            <text:p>0</text:p>
          </table:table-cell>
          <table:table-cell office:value-type="string" calcext:value-type="string">
            <text:p>a plant has year 2006</text:p>
          </table:table-cell>
          <table:table-cell office:value-type="string" calcext:value-type="string">
            <text:p>a mean of transportation has year 2006</text:p>
          </table:table-cell>
          <table:table-cell table:style-name="ce20" table:formula="of:=HYPERLINK(&quot;http://goo.gl/yzBSQL&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wineYears&quot;)" office:value-type="string" office:string-value="http://dbpedia.org/property/wineYears" calcext:value-type="string">
            <text:p>http://dbpedia.org/property/wineYears</text:p>
          </table:table-cell>
          <table:table-cell office:value-type="string" calcext:value-type="string">
            <text:p>wineYears</text:p>
          </table:table-cell>
          <table:table-cell table:formula="of:=AVERAGE([Sheet1.C148:Sheet1.C148])" office:value-type="string" office:string-value="#DIV/0!" calcext:value-type="error">
            <text:p>#DIV/0!</text:p>
          </table:table-cell>
          <table:table-cell table:formula="of:=COUNTIF([Sheet1.D148:Sheet1.D148]; &quot;X&quot;)" office:value-type="float" office:value="0" calcext:value-type="float">
            <text:p>0</text:p>
          </table:table-cell>
          <table:table-cell office:value-type="string" calcext:value-type="string">
            <text:p>a place has wine years c. 893 AD</text:p>
          </table:table-cell>
          <table:table-cell office:value-type="string" calcext:value-type="string">
            <text:p>a wine region has wine years 1870.0</text:p>
          </table:table-cell>
          <table:table-cell table:style-name="ce20" table:formula="of:=HYPERLINK(&quot;http://goo.gl/2Uxbh6&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ate&quot;)" office:value-type="string" office:string-value="http://dbpedia.org/property/date" calcext:value-type="string">
            <text:p>http://dbpedia.org/property/date</text:p>
          </table:table-cell>
          <table:table-cell office:value-type="string" calcext:value-type="string">
            <text:p>date</text:p>
          </table:table-cell>
          <table:table-cell table:formula="of:=AVERAGE([Sheet1.C149:Sheet1.C149])" office:value-type="string" office:string-value="#DIV/0!" calcext:value-type="error">
            <text:p>#DIV/0!</text:p>
          </table:table-cell>
          <table:table-cell table:formula="of:=COUNTIF([Sheet1.D149:Sheet1.D149]; &quot;X&quot;)" office:value-type="float" office:value="0" calcext:value-type="float">
            <text:p>0</text:p>
          </table:table-cell>
          <table:table-cell office:value-type="string" calcext:value-type="string">
            <text:p>a soccer club season has date 28</text:p>
          </table:table-cell>
          <table:table-cell office:value-type="string" calcext:value-type="string">
            <text:p>a football match has date 7</text:p>
          </table:table-cell>
          <table:table-cell table:style-name="ce20" table:formula="of:=HYPERLINK(&quot;http://goo.gl/ee5NUh&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firstVintage&quot;)" office:value-type="string" office:string-value="http://dbpedia.org/property/firstVintage" calcext:value-type="string">
            <text:p>http://dbpedia.org/property/firstVintage</text:p>
          </table:table-cell>
          <table:table-cell table:style-name="ce16" office:value-type="string" calcext:value-type="string">
            <text:p>firstVintage</text:p>
          </table:table-cell>
          <table:table-cell table:formula="of:=AVERAGE([Sheet1.C150:Sheet1.C150])" office:value-type="string" office:string-value="#DIV/0!" calcext:value-type="error">
            <text:p>#DIV/0!</text:p>
          </table:table-cell>
          <table:table-cell table:formula="of:=COUNTIF([Sheet1.D150:Sheet1.D150]; &quot;X&quot;)" office:value-type="float" office:value="0" calcext:value-type="float">
            <text:p>0</text:p>
          </table:table-cell>
          <table:table-cell table:style-name="ce16" office:value-type="string" calcext:value-type="string">
            <text:p>a place has first vintage 1973</text:p>
          </table:table-cell>
          <table:table-cell table:style-name="ce16" office:value-type="string" calcext:value-type="string">
            <text:p>an organisation has first vintage 2002</text:p>
          </table:table-cell>
          <table:table-cell table:style-name="ce25" table:formula="of:=HYPERLINK(&quot;http://goo.gl/drTUcR&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702159889" calcext:value-type="float">
            <text:p>702159889</text:p>
          </table:table-cell>
          <table:table-cell office:value-type="string" calcext:value-type="string">
            <text:p>wine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4">
          <table:table-cell table:style-name="ce5" office:value-type="string" calcext:value-type="string">
            <text:p>Agiorgitiko</text:p>
          </table:table-cell>
          <table:table-cell table:style-name="ce13" office:value-type="string" calcext:value-type="string">
            <text:p>Aglianico</text:p>
          </table:table-cell>
          <table:table-cell table:style-name="ce13" office:value-type="string" calcext:value-type="string">
            <text:p>Albarino</text:p>
          </table:table-cell>
          <table:table-cell table:style-name="ce13" office:value-type="string" calcext:value-type="string">
            <text:p>Albariño</text:p>
          </table:table-cell>
          <table:table-cell table:style-name="ce13" office:value-type="string" calcext:value-type="string">
            <text:p>Alicante Bouschet</text:p>
          </table:table-cell>
          <table:table-cell table:style-name="ce13"/>
          <table:table-cell table:style-name="ce22"/>
          <table:table-cell table:number-columns-repeated="1017"/>
        </table:table-row>
        <table:table-row table:style-name="ro4">
          <table:table-cell table:style-name="ce5" office:value-type="string" calcext:value-type="string">
            <text:p>Amarone</text:p>
          </table:table-cell>
          <table:table-cell table:style-name="ce13" office:value-type="string" calcext:value-type="string">
            <text:p>Anglianico</text:p>
          </table:table-cell>
          <table:table-cell table:style-name="ce13" office:value-type="string" calcext:value-type="string">
            <text:p>Arneis</text:p>
          </table:table-cell>
          <table:table-cell table:style-name="ce13" office:value-type="string" calcext:value-type="string">
            <text:p>Baco Noir</text:p>
          </table:table-cell>
          <table:table-cell table:style-name="ce13" office:value-type="string" calcext:value-type="string">
            <text:p>Barbera</text:p>
          </table:table-cell>
          <table:table-cell table:style-name="ce13"/>
          <table:table-cell table:style-name="ce22"/>
          <table:table-cell table:number-columns-repeated="1017"/>
        </table:table-row>
        <table:table-row table:style-name="ro4">
          <table:table-cell table:style-name="ce5" office:value-type="string" calcext:value-type="string">
            <text:p>Biancolella</text:p>
          </table:table-cell>
          <table:table-cell table:style-name="ce13" office:value-type="string" calcext:value-type="string">
            <text:p>Black Corinth</text:p>
          </table:table-cell>
          <table:table-cell table:style-name="ce13" office:value-type="string" calcext:value-type="string">
            <text:p>Black Muscat</text:p>
          </table:table-cell>
          <table:table-cell table:style-name="ce13" office:value-type="string" calcext:value-type="string">
            <text:p>Blanc Du Bois</text:p>
          </table:table-cell>
          <table:table-cell table:style-name="ce13" office:value-type="string" calcext:value-type="string">
            <text:p>Blaufränkish</text:p>
          </table:table-cell>
          <table:table-cell table:style-name="ce13"/>
          <table:table-cell table:style-name="ce22"/>
          <table:table-cell table:number-columns-repeated="1017"/>
        </table:table-row>
        <table:table-row table:style-name="ro4">
          <table:table-cell table:style-name="ce5" office:value-type="string" calcext:value-type="string">
            <text:p>Blauportugueser</text:p>
          </table:table-cell>
          <table:table-cell table:style-name="ce13" office:value-type="string" calcext:value-type="string">
            <text:p>Blend</text:p>
          </table:table-cell>
          <table:table-cell table:style-name="ce13" office:value-type="string" calcext:value-type="string">
            <text:p>Blend - Other</text:p>
          </table:table-cell>
          <table:table-cell table:style-name="ce13" office:value-type="string" calcext:value-type="string">
            <text:p>Blend - Red</text:p>
          </table:table-cell>
          <table:table-cell table:style-name="ce13" office:value-type="string" calcext:value-type="string">
            <text:p>Blend - Sparkling</text:p>
          </table:table-cell>
          <table:table-cell table:style-name="ce13"/>
          <table:table-cell table:style-name="ce22"/>
          <table:table-cell table:number-columns-repeated="1017"/>
        </table:table-row>
        <table:table-row table:style-name="ro4">
          <table:table-cell table:style-name="ce5" office:value-type="string" calcext:value-type="string">
            <text:p>Blend - White</text:p>
          </table:table-cell>
          <table:table-cell table:style-name="ce13" office:value-type="string" calcext:value-type="string">
            <text:p>Blush</text:p>
          </table:table-cell>
          <table:table-cell table:style-name="ce13" office:value-type="string" calcext:value-type="string">
            <text:p>Bonarda</text:p>
          </table:table-cell>
          <table:table-cell table:style-name="ce13" office:value-type="string" calcext:value-type="string">
            <text:p>Bordeaux Blend</text:p>
          </table:table-cell>
          <table:table-cell table:style-name="ce13" office:value-type="string" calcext:value-type="string">
            <text:p>Bordeaux Red Blend</text:p>
          </table:table-cell>
          <table:table-cell table:style-name="ce13"/>
          <table:table-cell table:style-name="ce22"/>
          <table:table-cell table:number-columns-repeated="1017"/>
        </table:table-row>
        <table:table-row table:style-name="ro4">
          <table:table-cell table:style-name="ce5" office:value-type="string" calcext:value-type="string">
            <text:p>Bordeaux White Blend</text:p>
          </table:table-cell>
          <table:table-cell table:style-name="ce13" office:value-type="string" calcext:value-type="string">
            <text:p>Brunello di Montalcino</text:p>
          </table:table-cell>
          <table:table-cell table:style-name="ce13" office:value-type="string" calcext:value-type="string">
            <text:p>Cabernet</text:p>
          </table:table-cell>
          <table:table-cell table:style-name="ce13" office:value-type="string" calcext:value-type="string">
            <text:p>Cabernet Franc</text:p>
          </table:table-cell>
          <table:table-cell table:style-name="ce13" office:value-type="string" calcext:value-type="string">
            <text:p>Cabernet Sauvignon</text:p>
          </table:table-cell>
          <table:table-cell table:style-name="ce13"/>
          <table:table-cell table:style-name="ce22"/>
          <table:table-cell table:number-columns-repeated="1017"/>
        </table:table-row>
        <table:table-row table:style-name="ro4">
          <table:table-cell table:style-name="ce5" office:value-type="string" calcext:value-type="string">
            <text:p>Cabernet Sauvignon Blend</text:p>
          </table:table-cell>
          <table:table-cell table:style-name="ce13" office:value-type="string" calcext:value-type="string">
            <text:p>Cabernet Sauvignon/Merlot</text:p>
          </table:table-cell>
          <table:table-cell table:style-name="ce13" office:value-type="string" calcext:value-type="string">
            <text:p>Cannonau</text:p>
          </table:table-cell>
          <table:table-cell table:style-name="ce13" office:value-type="string" calcext:value-type="string">
            <text:p>Carignan</text:p>
          </table:table-cell>
          <table:table-cell table:style-name="ce13" office:value-type="string" calcext:value-type="string">
            <text:p>Carignane</text:p>
          </table:table-cell>
          <table:table-cell table:style-name="ce13"/>
          <table:table-cell table:style-name="ce22"/>
          <table:table-cell table:number-columns-repeated="1017"/>
        </table:table-row>
        <table:table-row table:style-name="ro4">
          <table:table-cell table:style-name="ce5" office:value-type="string" calcext:value-type="string">
            <text:p>Carmenere</text:p>
          </table:table-cell>
          <table:table-cell table:style-name="ce13" office:value-type="string" calcext:value-type="string">
            <text:p>Carmenre</text:p>
          </table:table-cell>
          <table:table-cell table:style-name="ce13" office:value-type="string" calcext:value-type="string">
            <text:p>Carmenère</text:p>
          </table:table-cell>
          <table:table-cell table:style-name="ce13" office:value-type="string" calcext:value-type="string">
            <text:p>Catawba</text:p>
          </table:table-cell>
          <table:table-cell table:style-name="ce13" office:value-type="string" calcext:value-type="string">
            <text:p>Cayuga</text:p>
          </table:table-cell>
          <table:table-cell table:style-name="ce13"/>
          <table:table-cell table:style-name="ce22"/>
          <table:table-cell table:number-columns-repeated="1017"/>
        </table:table-row>
        <table:table-row table:style-name="ro4">
          <table:table-cell table:style-name="ce5" office:value-type="string" calcext:value-type="string">
            <text:p>Cayuga White</text:p>
          </table:table-cell>
          <table:table-cell table:style-name="ce13" office:value-type="string" calcext:value-type="string">
            <text:p>Cesanese</text:p>
          </table:table-cell>
          <table:table-cell table:style-name="ce13" office:value-type="string" calcext:value-type="string">
            <text:p>Chambourcin</text:p>
          </table:table-cell>
          <table:table-cell table:style-name="ce13" office:value-type="string" calcext:value-type="string">
            <text:p>Champagne</text:p>
          </table:table-cell>
          <table:table-cell table:style-name="ce13" office:value-type="string" calcext:value-type="string">
            <text:p>Champagne Blend</text:p>
          </table:table-cell>
          <table:table-cell table:style-name="ce13"/>
          <table:table-cell table:style-name="ce22"/>
          <table:table-cell table:number-columns-repeated="1017"/>
        </table:table-row>
        <table:table-row table:style-name="ro4">
          <table:table-cell table:style-name="ce5" office:value-type="string" calcext:value-type="string">
            <text:p>Chancellor</text:p>
          </table:table-cell>
          <table:table-cell table:style-name="ce13" office:value-type="string" calcext:value-type="string">
            <text:p>Chancellor Noir</text:p>
          </table:table-cell>
          <table:table-cell table:style-name="ce13" office:value-type="string" calcext:value-type="string">
            <text:p>Charbono</text:p>
          </table:table-cell>
          <table:table-cell table:style-name="ce13" office:value-type="string" calcext:value-type="string">
            <text:p>Chardonel</text:p>
          </table:table-cell>
          <table:table-cell table:style-name="ce13" office:value-type="string" calcext:value-type="string">
            <text:p>ChardonnayChenin Blanc</text:p>
          </table:table-cell>
          <table:table-cell table:style-name="ce13"/>
          <table:table-cell table:style-name="ce22"/>
          <table:table-cell table:number-columns-repeated="1017"/>
        </table:table-row>
        <table:table-row table:style-name="ro4">
          <table:table-cell table:style-name="ce5" office:value-type="string" calcext:value-type="string">
            <text:p>Chianti Red Blend</text:p>
          </table:table-cell>
          <table:table-cell table:style-name="ce13" office:value-type="string" calcext:value-type="string">
            <text:p>Cinsault</text:p>
          </table:table-cell>
          <table:table-cell table:style-name="ce13" office:value-type="string" calcext:value-type="string">
            <text:p>Columbia Valley</text:p>
          </table:table-cell>
          <table:table-cell table:style-name="ce13" office:value-type="string" calcext:value-type="string">
            <text:p>Concord</text:p>
          </table:table-cell>
          <table:table-cell table:style-name="ce13" office:value-type="string" calcext:value-type="string">
            <text:p>Cortese</text:p>
          </table:table-cell>
          <table:table-cell table:style-name="ce13"/>
          <table:table-cell table:style-name="ce22"/>
          <table:table-cell table:number-columns-repeated="1017"/>
        </table:table-row>
        <table:table-row table:style-name="ro4">
          <table:table-cell table:style-name="ce5" office:value-type="string" calcext:value-type="string">
            <text:p>Corvina</text:p>
          </table:table-cell>
          <table:table-cell table:style-name="ce13" office:value-type="string" calcext:value-type="string">
            <text:p>Counoise</text:p>
          </table:table-cell>
          <table:table-cell table:style-name="ce13" office:value-type="string" calcext:value-type="string">
            <text:p>Cuvee</text:p>
          </table:table-cell>
          <table:table-cell table:style-name="ce13" office:value-type="string" calcext:value-type="string">
            <text:p>DeChaunac</text:p>
          </table:table-cell>
          <table:table-cell table:style-name="ce13" office:value-type="string" calcext:value-type="string">
            <text:p>Delaware</text:p>
          </table:table-cell>
          <table:table-cell table:style-name="ce13"/>
          <table:table-cell table:style-name="ce22"/>
          <table:table-cell table:number-columns-repeated="1017"/>
        </table:table-row>
        <table:table-row table:style-name="ro4">
          <table:table-cell table:style-name="ce5" office:value-type="string" calcext:value-type="string">
            <text:p>Diamond</text:p>
          </table:table-cell>
          <table:table-cell table:style-name="ce13" office:value-type="string" calcext:value-type="string">
            <text:p>Dolcetto</text:p>
          </table:table-cell>
          <table:table-cell table:style-name="ce13" office:value-type="string" calcext:value-type="string">
            <text:p>Dornfelder</text:p>
          </table:table-cell>
          <table:table-cell table:style-name="ce13" office:value-type="string" calcext:value-type="string">
            <text:p>Early Burgundy</text:p>
          </table:table-cell>
          <table:table-cell table:style-name="ce13" office:value-type="string" calcext:value-type="string">
            <text:p>Falanghina</text:p>
          </table:table-cell>
          <table:table-cell table:style-name="ce13"/>
          <table:table-cell table:style-name="ce22"/>
          <table:table-cell table:number-columns-repeated="1017"/>
        </table:table-row>
        <table:table-row table:style-name="ro4">
          <table:table-cell table:style-name="ce5" office:value-type="string" calcext:value-type="string">
            <text:p>FavoriteFernão Pires</text:p>
          </table:table-cell>
          <table:table-cell table:style-name="ce13" office:value-type="string" calcext:value-type="string">
            <text:p>Fiano</text:p>
          </table:table-cell>
          <table:table-cell table:style-name="ce13" office:value-type="string" calcext:value-type="string">
            <text:p>Fleur Sauvage</text:p>
          </table:table-cell>
          <table:table-cell table:style-name="ce13" office:value-type="string" calcext:value-type="string">
            <text:p>Framboise</text:p>
          </table:table-cell>
          <table:table-cell table:style-name="ce13" office:value-type="string" calcext:value-type="string">
            <text:p>Fredonia</text:p>
          </table:table-cell>
          <table:table-cell table:style-name="ce13"/>
          <table:table-cell table:style-name="ce22"/>
          <table:table-cell table:number-columns-repeated="1017"/>
        </table:table-row>
        <table:table-row table:style-name="ro4">
          <table:table-cell table:style-name="ce5" office:value-type="string" calcext:value-type="string">
            <text:p>French Colombard</text:p>
          </table:table-cell>
          <table:table-cell table:style-name="ce13" office:value-type="string" calcext:value-type="string">
            <text:p>Frontenac</text:p>
          </table:table-cell>
          <table:table-cell table:style-name="ce13" office:value-type="string" calcext:value-type="string">
            <text:p>Frontenac Gris</text:p>
          </table:table-cell>
          <table:table-cell table:style-name="ce13" office:value-type="string" calcext:value-type="string">
            <text:p>Fruit</text:p>
          </table:table-cell>
          <table:table-cell table:style-name="ce13" office:value-type="string" calcext:value-type="string">
            <text:p>Fruit Cuvee</text:p>
          </table:table-cell>
          <table:table-cell table:style-name="ce13"/>
          <table:table-cell table:style-name="ce22"/>
          <table:table-cell table:number-columns-repeated="1017"/>
        </table:table-row>
        <table:table-row table:style-name="ro4">
          <table:table-cell table:style-name="ce5" office:value-type="string" calcext:value-type="string">
            <text:p>Fumé Blanc</text:p>
          </table:table-cell>
          <table:table-cell table:style-name="ce13" office:value-type="string" calcext:value-type="string">
            <text:p>Furmint</text:p>
          </table:table-cell>
          <table:table-cell table:style-name="ce13" office:value-type="string" calcext:value-type="string">
            <text:p>Gamay</text:p>
          </table:table-cell>
          <table:table-cell table:style-name="ce13" office:value-type="string" calcext:value-type="string">
            <text:p>Garganega</text:p>
          </table:table-cell>
          <table:table-cell table:style-name="ce13" office:value-type="string" calcext:value-type="string">
            <text:p>Garnacha</text:p>
          </table:table-cell>
          <table:table-cell table:style-name="ce13"/>
          <table:table-cell table:style-name="ce22"/>
          <table:table-cell table:number-columns-repeated="1017"/>
        </table:table-row>
        <table:table-row table:style-name="ro4">
          <table:table-cell table:style-name="ce5" office:value-type="string" calcext:value-type="string">
            <text:p>Garnacha Blanca</text:p>
          </table:table-cell>
          <table:table-cell table:style-name="ce13" office:value-type="string" calcext:value-type="string">
            <text:p>Gewurztraminer</text:p>
          </table:table-cell>
          <table:table-cell table:style-name="ce13" office:value-type="string" calcext:value-type="string">
            <text:p>Godello</text:p>
          </table:table-cell>
          <table:table-cell table:style-name="ce13" office:value-type="string" calcext:value-type="string">
            <text:p>Gold</text:p>
          </table:table-cell>
          <table:table-cell table:style-name="ce13" office:value-type="string" calcext:value-type="string">
            <text:p>Graciano</text:p>
          </table:table-cell>
          <table:table-cell table:style-name="ce13"/>
          <table:table-cell table:style-name="ce22"/>
          <table:table-cell table:number-columns-repeated="1017"/>
        </table:table-row>
        <table:table-row table:style-name="ro4">
          <table:table-cell table:style-name="ce5" office:value-type="string" calcext:value-type="string">
            <text:p>Grenache</text:p>
          </table:table-cell>
          <table:table-cell table:style-name="ce13" office:value-type="string" calcext:value-type="string">
            <text:p>Grenache Blanc</text:p>
          </table:table-cell>
          <table:table-cell table:style-name="ce13" office:value-type="string" calcext:value-type="string">
            <text:p>Grenache Noir</text:p>
          </table:table-cell>
          <table:table-cell table:style-name="ce13" office:value-type="string" calcext:value-type="string">
            <text:p>Grenache/Syrah</text:p>
          </table:table-cell>
          <table:table-cell table:style-name="ce13" office:value-type="string" calcext:value-type="string">
            <text:p>Grignolino</text:p>
          </table:table-cell>
          <table:table-cell table:style-name="ce13"/>
          <table:table-cell table:style-name="ce22"/>
          <table:table-cell table:number-columns-repeated="1017"/>
        </table:table-row>
        <table:table-row table:style-name="ro4">
          <table:table-cell table:style-name="ce5" office:value-type="string" calcext:value-type="string">
            <text:p>Grillo</text:p>
          </table:table-cell>
          <table:table-cell table:style-name="ce13" office:value-type="string" calcext:value-type="string">
            <text:p>Grüner Veltliner</text:p>
          </table:table-cell>
          <table:table-cell table:style-name="ce13" office:value-type="string" calcext:value-type="string">
            <text:p>Huxelrebe</text:p>
          </table:table-cell>
          <table:table-cell table:style-name="ce13" office:value-type="string" calcext:value-type="string">
            <text:p>Iona</text:p>
          </table:table-cell>
          <table:table-cell table:style-name="ce13" office:value-type="string" calcext:value-type="string">
            <text:p>Island Belle</text:p>
          </table:table-cell>
          <table:table-cell table:style-name="ce13"/>
          <table:table-cell table:style-name="ce22"/>
          <table:table-cell table:number-columns-repeated="1017"/>
        </table:table-row>
        <table:table-row table:style-name="ro4">
          <table:table-cell table:style-name="ce5" office:value-type="string" calcext:value-type="string">
            <text:p>Ives</text:p>
          </table:table-cell>
          <table:table-cell table:style-name="ce13" office:value-type="string" calcext:value-type="string">
            <text:p>Kerner</text:p>
          </table:table-cell>
          <table:table-cell table:style-name="ce13" office:value-type="string" calcext:value-type="string">
            <text:p>La CrescentLacrima</text:p>
          </table:table-cell>
          <table:table-cell table:style-name="ce13" office:value-type="string" calcext:value-type="string">
            <text:p>Lagrein</text:p>
          </table:table-cell>
          <table:table-cell table:style-name="ce13" office:value-type="string" calcext:value-type="string">
            <text:p>Lambrusco</text:p>
          </table:table-cell>
          <table:table-cell table:style-name="ce13"/>
          <table:table-cell table:style-name="ce22"/>
          <table:table-cell table:number-columns-repeated="1017"/>
        </table:table-row>
        <table:table-row table:style-name="ro4">
          <table:table-cell table:style-name="ce5" office:value-type="string" calcext:value-type="string">
            <text:p>Lemberger</text:p>
          </table:table-cell>
          <table:table-cell table:style-name="ce13" office:value-type="string" calcext:value-type="string">
            <text:p>Lenoir</text:p>
          </table:table-cell>
          <table:table-cell table:style-name="ce13" office:value-type="string" calcext:value-type="string">
            <text:p>Lodi</text:p>
          </table:table-cell>
          <table:table-cell table:style-name="ce13" office:value-type="string" calcext:value-type="string">
            <text:p>Léon Millot</text:p>
          </table:table-cell>
          <table:table-cell table:style-name="ce13" office:value-type="string" calcext:value-type="string">
            <text:p>Madeline Angevine</text:p>
          </table:table-cell>
          <table:table-cell table:style-name="ce13"/>
          <table:table-cell table:style-name="ce22"/>
          <table:table-cell table:number-columns-repeated="1017"/>
        </table:table-row>
        <table:table-row table:style-name="ro4">
          <table:table-cell table:style-name="ce5" office:value-type="string" calcext:value-type="string">
            <text:p>Malbec</text:p>
          </table:table-cell>
          <table:table-cell table:style-name="ce13" office:value-type="string" calcext:value-type="string">
            <text:p>Malvasia</text:p>
          </table:table-cell>
          <table:table-cell table:style-name="ce13" office:value-type="string" calcext:value-type="string">
            <text:p>Malvasia Bianca</text:p>
          </table:table-cell>
          <table:table-cell table:style-name="ce13" office:value-type="string" calcext:value-type="string">
            <text:p>MalvasiaMourvèdre</text:p>
          </table:table-cell>
          <table:table-cell table:style-name="ce13" office:value-type="string" calcext:value-type="string">
            <text:p>Marechal Foch</text:p>
          </table:table-cell>
          <table:table-cell table:style-name="ce13"/>
          <table:table-cell table:style-name="ce22"/>
          <table:table-cell table:number-columns-repeated="1017"/>
        </table:table-row>
        <table:table-row table:style-name="ro4">
          <table:table-cell table:style-name="ce5" office:value-type="string" calcext:value-type="string">
            <text:p>Marsanne</text:p>
          </table:table-cell>
          <table:table-cell table:style-name="ce13" office:value-type="string" calcext:value-type="string">
            <text:p>Marselan</text:p>
          </table:table-cell>
          <table:table-cell table:style-name="ce13" office:value-type="string" calcext:value-type="string">
            <text:p>Maréchal Foch</text:p>
          </table:table-cell>
          <table:table-cell table:style-name="ce13" office:value-type="string" calcext:value-type="string">
            <text:p>Melon de Bourgogne</text:p>
          </table:table-cell>
          <table:table-cell table:style-name="ce13" office:value-type="string" calcext:value-type="string">
            <text:p>Merlot</text:p>
          </table:table-cell>
          <table:table-cell table:style-name="ce13"/>
          <table:table-cell table:style-name="ce22"/>
          <table:table-cell table:number-columns-repeated="1017"/>
        </table:table-row>
        <table:table-row table:style-name="ro4">
          <table:table-cell table:style-name="ce5" office:value-type="string" calcext:value-type="string">
            <text:p>Mission</text:p>
          </table:table-cell>
          <table:table-cell table:style-name="ce13" office:value-type="string" calcext:value-type="string">
            <text:p>Mller-Thurgau</text:p>
          </table:table-cell>
          <table:table-cell table:style-name="ce13" office:value-type="string" calcext:value-type="string">
            <text:p>Monastrell</text:p>
          </table:table-cell>
          <table:table-cell table:style-name="ce13" office:value-type="string" calcext:value-type="string">
            <text:p>Montepulciano</text:p>
          </table:table-cell>
          <table:table-cell table:style-name="ce13" office:value-type="string" calcext:value-type="string">
            <text:p>Montestefano</text:p>
          </table:table-cell>
          <table:table-cell table:style-name="ce13"/>
          <table:table-cell table:style-name="ce22"/>
          <table:table-cell table:number-columns-repeated="1017"/>
        </table:table-row>
        <table:table-row table:style-name="ro4">
          <table:table-cell table:style-name="ce5" office:value-type="string" calcext:value-type="string">
            <text:p>Moorooroo Shiraz</text:p>
          </table:table-cell>
          <table:table-cell table:style-name="ce13" office:value-type="string" calcext:value-type="string">
            <text:p>Moscato</text:p>
          </table:table-cell>
          <table:table-cell table:style-name="ce13" office:value-type="string" calcext:value-type="string">
            <text:p>Moscato Bianco</text:p>
          </table:table-cell>
          <table:table-cell table:style-name="ce13" office:value-type="string" calcext:value-type="string">
            <text:p>Mourvedre</text:p>
          </table:table-cell>
          <table:table-cell table:style-name="ce13" office:value-type="string" calcext:value-type="string">
            <text:p>Mourvèdre</text:p>
          </table:table-cell>
          <table:table-cell table:style-name="ce13"/>
          <table:table-cell table:style-name="ce22"/>
          <table:table-cell table:number-columns-repeated="1017"/>
        </table:table-row>
        <table:table-row table:style-name="ro4">
          <table:table-cell table:style-name="ce5" office:value-type="string" calcext:value-type="string">
            <text:p>Muscadine</text:p>
          </table:table-cell>
          <table:table-cell table:style-name="ce13" office:value-type="string" calcext:value-type="string">
            <text:p>Muscat</text:p>
          </table:table-cell>
          <table:table-cell table:style-name="ce13" office:value-type="string" calcext:value-type="string">
            <text:p>Muscat Blanc</text:p>
          </table:table-cell>
          <table:table-cell table:style-name="ce13" office:value-type="string" calcext:value-type="string">
            <text:p>Muscat Blend</text:p>
          </table:table-cell>
          <table:table-cell table:style-name="ce13" office:value-type="string" calcext:value-type="string">
            <text:p>Muscat Canelli</text:p>
          </table:table-cell>
          <table:table-cell table:style-name="ce13"/>
          <table:table-cell table:style-name="ce22"/>
          <table:table-cell table:number-columns-repeated="1017"/>
        </table:table-row>
        <table:table-row table:style-name="ro4">
          <table:table-cell table:style-name="ce5" office:value-type="string" calcext:value-type="string">
            <text:p>Muscat Goldert Grand Cru</text:p>
          </table:table-cell>
          <table:table-cell table:style-name="ce13" office:value-type="string" calcext:value-type="string">
            <text:p>Muscat Of Alexandria</text:p>
          </table:table-cell>
          <table:table-cell table:style-name="ce13" office:value-type="string" calcext:value-type="string">
            <text:p>Muscato</text:p>
          </table:table-cell>
          <table:table-cell table:style-name="ce13" office:value-type="string" calcext:value-type="string">
            <text:p>Müller-Thurgau</text:p>
          </table:table-cell>
          <table:table-cell table:style-name="ce13" office:value-type="string" calcext:value-type="string">
            <text:p>Nebbiolo</text:p>
          </table:table-cell>
          <table:table-cell table:style-name="ce13"/>
          <table:table-cell table:style-name="ce22"/>
          <table:table-cell table:number-columns-repeated="1017"/>
        </table:table-row>
        <table:table-row table:style-name="ro4">
          <table:table-cell table:style-name="ce5" office:value-type="string" calcext:value-type="string">
            <text:p>Nero d'Avola</text:p>
          </table:table-cell>
          <table:table-cell table:style-name="ce13" office:value-type="string" calcext:value-type="string">
            <text:p>Niagara</text:p>
          </table:table-cell>
          <table:table-cell table:style-name="ce13" office:value-type="string" calcext:value-type="string">
            <text:p>Noble</text:p>
          </table:table-cell>
          <table:table-cell table:style-name="ce13" office:value-type="string" calcext:value-type="string">
            <text:p>Noiret</text:p>
          </table:table-cell>
          <table:table-cell table:style-name="ce13" office:value-type="string" calcext:value-type="string">
            <text:p>Norton</text:p>
          </table:table-cell>
          <table:table-cell table:style-name="ce13"/>
          <table:table-cell table:style-name="ce22"/>
          <table:table-cell table:number-columns-repeated="1017"/>
        </table:table-row>
        <table:table-row table:style-name="ro4">
          <table:table-cell table:style-name="ce5" office:value-type="string" calcext:value-type="string">
            <text:p>Olivella</text:p>
          </table:table-cell>
          <table:table-cell table:style-name="ce13" office:value-type="string" calcext:value-type="string">
            <text:p>Orange Muscat</text:p>
          </table:table-cell>
          <table:table-cell table:style-name="ce13" office:value-type="string" calcext:value-type="string">
            <text:p>Ortega</text:p>
          </table:table-cell>
          <table:table-cell table:style-name="ce13" office:value-type="string" calcext:value-type="string">
            <text:p>Pallagrello Bianco</text:p>
          </table:table-cell>
          <table:table-cell table:style-name="ce13" office:value-type="string" calcext:value-type="string">
            <text:p>Palomino</text:p>
          </table:table-cell>
          <table:table-cell table:style-name="ce13"/>
          <table:table-cell table:style-name="ce22"/>
          <table:table-cell table:number-columns-repeated="1017"/>
        </table:table-row>
        <table:table-row table:style-name="ro4">
          <table:table-cell table:style-name="ce5" office:value-type="string" calcext:value-type="string">
            <text:p>Passerina</text:p>
          </table:table-cell>
          <table:table-cell table:style-name="ce13" office:value-type="string" calcext:value-type="string">
            <text:p>Pecorino</text:p>
          </table:table-cell>
          <table:table-cell table:style-name="ce13" office:value-type="string" calcext:value-type="string">
            <text:p>Pelaverga</text:p>
          </table:table-cell>
          <table:table-cell table:style-name="ce13" office:value-type="string" calcext:value-type="string">
            <text:p>Petit Manseng</text:p>
          </table:table-cell>
          <table:table-cell table:style-name="ce13" office:value-type="string" calcext:value-type="string">
            <text:p>Petit Verdot</text:p>
          </table:table-cell>
          <table:table-cell table:style-name="ce13"/>
          <table:table-cell table:style-name="ce22"/>
          <table:table-cell table:number-columns-repeated="1017"/>
        </table:table-row>
        <table:table-row table:style-name="ro4">
          <table:table-cell table:style-name="ce5" office:value-type="string" calcext:value-type="string">
            <text:p>Petite Sirah</text:p>
          </table:table-cell>
          <table:table-cell table:style-name="ce13" office:value-type="string" calcext:value-type="string">
            <text:p>Picpoul</text:p>
          </table:table-cell>
          <table:table-cell table:style-name="ce13" office:value-type="string" calcext:value-type="string">
            <text:p>Pinot Blanc</text:p>
          </table:table-cell>
          <table:table-cell table:style-name="ce13" office:value-type="string" calcext:value-type="string">
            <text:p>Pinot Grigio</text:p>
          </table:table-cell>
          <table:table-cell table:style-name="ce13" office:value-type="string" calcext:value-type="string">
            <text:p>Pinot Gris</text:p>
          </table:table-cell>
          <table:table-cell table:style-name="ce13"/>
          <table:table-cell table:style-name="ce22"/>
          <table:table-cell table:number-columns-repeated="1017"/>
        </table:table-row>
        <table:table-row table:style-name="ro4">
          <table:table-cell table:style-name="ce5" office:value-type="string" calcext:value-type="string">
            <text:p>Pinot Nero</text:p>
          </table:table-cell>
          <table:table-cell table:style-name="ce13" office:value-type="string" calcext:value-type="string">
            <text:p>Pinot Noir</text:p>
          </table:table-cell>
          <table:table-cell table:style-name="ce13" office:value-type="string" calcext:value-type="string">
            <text:p>Pinot Noir Précoce</text:p>
          </table:table-cell>
          <table:table-cell table:style-name="ce13" office:value-type="string" calcext:value-type="string">
            <text:p>Pinotage</text:p>
          </table:table-cell>
          <table:table-cell table:style-name="ce13" office:value-type="string" calcext:value-type="string">
            <text:p>Port</text:p>
          </table:table-cell>
          <table:table-cell table:style-name="ce13"/>
          <table:table-cell table:style-name="ce22"/>
          <table:table-cell table:number-columns-repeated="1017"/>
        </table:table-row>
        <table:table-row table:style-name="ro4">
          <table:table-cell table:style-name="ce5" office:value-type="string" calcext:value-type="string">
            <text:p>Port Blend</text:p>
          </table:table-cell>
          <table:table-cell table:style-name="ce13" office:value-type="string" calcext:value-type="string">
            <text:p>Portugueser Weissherbst</text:p>
          </table:table-cell>
          <table:table-cell table:style-name="ce13" office:value-type="string" calcext:value-type="string">
            <text:p>Primitivo</text:p>
          </table:table-cell>
          <table:table-cell table:style-name="ce13" office:value-type="string" calcext:value-type="string">
            <text:p>Proprietary Blend</text:p>
          </table:table-cell>
          <table:table-cell table:style-name="ce13" office:value-type="string" calcext:value-type="string">
            <text:p>Proprietary Red</text:p>
          </table:table-cell>
          <table:table-cell table:style-name="ce13"/>
          <table:table-cell table:style-name="ce22"/>
          <table:table-cell table:number-columns-repeated="1017"/>
        </table:table-row>
        <table:table-row table:style-name="ro4">
          <table:table-cell table:style-name="ce5" office:value-type="string" calcext:value-type="string">
            <text:p>Prosecco</text:p>
          </table:table-cell>
          <table:table-cell table:style-name="ce13" office:value-type="string" calcext:value-type="string">
            <text:p>Red Blend</text:p>
          </table:table-cell>
          <table:table-cell table:style-name="ce13" office:value-type="string" calcext:value-type="string">
            <text:p>Red-Blend</text:p>
          </table:table-cell>
          <table:table-cell table:style-name="ce13" office:value-type="string" calcext:value-type="string">
            <text:p>Refosco</text:p>
          </table:table-cell>
          <table:table-cell table:style-name="ce13" office:value-type="string" calcext:value-type="string">
            <text:p>Rhone Red Blend</text:p>
          </table:table-cell>
          <table:table-cell table:style-name="ce13"/>
          <table:table-cell table:style-name="ce22"/>
          <table:table-cell table:number-columns-repeated="1017"/>
        </table:table-row>
        <table:table-row table:style-name="ro4">
          <table:table-cell table:style-name="ce5" office:value-type="string" calcext:value-type="string">
            <text:p>Rhone White Blend</text:p>
          </table:table-cell>
          <table:table-cell table:style-name="ce13" office:value-type="string" calcext:value-type="string">
            <text:p>Ribolla Gialla</text:p>
          </table:table-cell>
          <table:table-cell table:style-name="ce13" office:value-type="string" calcext:value-type="string">
            <text:p>Riesling</text:p>
          </table:table-cell>
          <table:table-cell table:style-name="ce13" office:value-type="string" calcext:value-type="string">
            <text:p>Rioja Red Blend</text:p>
          </table:table-cell>
          <table:table-cell table:style-name="ce13" office:value-type="string" calcext:value-type="string">
            <text:p>Rose</text:p>
          </table:table-cell>
          <table:table-cell table:style-name="ce13"/>
          <table:table-cell table:style-name="ce22"/>
          <table:table-cell table:number-columns-repeated="1017"/>
        </table:table-row>
        <table:table-row table:style-name="ro4">
          <table:table-cell table:style-name="ce5" office:value-type="string" calcext:value-type="string">
            <text:p>Rose Wine</text:p>
          </table:table-cell>
          <table:table-cell table:style-name="ce13" office:value-type="string" calcext:value-type="string">
            <text:p>Roussanne</text:p>
          </table:table-cell>
          <table:table-cell table:style-name="ce13" office:value-type="string" calcext:value-type="string">
            <text:p>Ruby Cabernet</text:p>
          </table:table-cell>
          <table:table-cell table:style-name="ce13" office:value-type="string" calcext:value-type="string">
            <text:p>Sagrantino</text:p>
          </table:table-cell>
          <table:table-cell table:style-name="ce13" office:value-type="string" calcext:value-type="string">
            <text:p>Sangiovese</text:p>
          </table:table-cell>
          <table:table-cell table:style-name="ce13"/>
          <table:table-cell table:style-name="ce22"/>
          <table:table-cell table:number-columns-repeated="1017"/>
        </table:table-row>
        <table:table-row table:style-name="ro4">
          <table:table-cell table:style-name="ce5" office:value-type="string" calcext:value-type="string">
            <text:p>Sangiovese Grosso</text:p>
          </table:table-cell>
          <table:table-cell table:style-name="ce13" office:value-type="string" calcext:value-type="string">
            <text:p>Santa Ynez Valley</text:p>
          </table:table-cell>
          <table:table-cell table:style-name="ce13" office:value-type="string" calcext:value-type="string">
            <text:p>Sauvignon Blanc</text:p>
          </table:table-cell>
          <table:table-cell table:style-name="ce13" office:value-type="string" calcext:value-type="string">
            <text:p>Sauvignon Gris</text:p>
          </table:table-cell>
          <table:table-cell table:style-name="ce13" office:value-type="string" calcext:value-type="string">
            <text:p>Scheurebe</text:p>
          </table:table-cell>
          <table:table-cell table:style-name="ce13"/>
          <table:table-cell table:style-name="ce22"/>
          <table:table-cell table:number-columns-repeated="1017"/>
        </table:table-row>
        <table:table-row table:style-name="ro4">
          <table:table-cell table:style-name="ce5" office:value-type="string" calcext:value-type="string">
            <text:p>Semillon</text:p>
          </table:table-cell>
          <table:table-cell table:style-name="ce13" office:value-type="string" calcext:value-type="string">
            <text:p>Seyval</text:p>
          </table:table-cell>
          <table:table-cell table:style-name="ce13" office:value-type="string" calcext:value-type="string">
            <text:p>Seyval Blanc</text:p>
          </table:table-cell>
          <table:table-cell table:style-name="ce13" office:value-type="string" calcext:value-type="string">
            <text:p>Sherry</text:p>
          </table:table-cell>
          <table:table-cell table:style-name="ce13" office:value-type="string" calcext:value-type="string">
            <text:p>Shiraz / Syrah</text:p>
          </table:table-cell>
          <table:table-cell table:style-name="ce13"/>
          <table:table-cell table:style-name="ce22"/>
          <table:table-cell table:number-columns-repeated="1017"/>
        </table:table-row>
        <table:table-row table:style-name="ro4">
          <table:table-cell table:style-name="ce5" office:value-type="string" calcext:value-type="string">
            <text:p>Siegerrebe</text:p>
          </table:table-cell>
          <table:table-cell table:style-name="ce13" office:value-type="string" calcext:value-type="string">
            <text:p>Silvaner</text:p>
          </table:table-cell>
          <table:table-cell table:style-name="ce13" office:value-type="string" calcext:value-type="string">
            <text:p>Souzão</text:p>
          </table:table-cell>
          <table:table-cell table:style-name="ce13" office:value-type="string" calcext:value-type="string">
            <text:p>St. Croix</text:p>
          </table:table-cell>
          <table:table-cell table:style-name="ce13" office:value-type="string" calcext:value-type="string">
            <text:p>Super Tuscan</text:p>
          </table:table-cell>
          <table:table-cell table:style-name="ce13"/>
          <table:table-cell table:style-name="ce22"/>
          <table:table-cell table:number-columns-repeated="1017"/>
        </table:table-row>
        <table:table-row table:style-name="ro4">
          <table:table-cell table:style-name="ce5" office:value-type="string" calcext:value-type="string">
            <text:p>Sylvaner</text:p>
          </table:table-cell>
          <table:table-cell table:style-name="ce13" office:value-type="string" calcext:value-type="string">
            <text:p>Symphony</text:p>
          </table:table-cell>
          <table:table-cell table:style-name="ce13" office:value-type="string" calcext:value-type="string">
            <text:p>Syrah</text:p>
          </table:table-cell>
          <table:table-cell table:style-name="ce13" office:value-type="string" calcext:value-type="string">
            <text:p>Syrah / Shiraz</text:p>
          </table:table-cell>
          <table:table-cell table:style-name="ce13" office:value-type="string" calcext:value-type="string">
            <text:p>Sémillon</text:p>
          </table:table-cell>
          <table:table-cell table:style-name="ce13"/>
          <table:table-cell table:style-name="ce22"/>
          <table:table-cell table:number-columns-repeated="1017"/>
        </table:table-row>
        <table:table-row table:style-name="ro4">
          <table:table-cell table:style-name="ce5" office:value-type="string" calcext:value-type="string">
            <text:p>Tannat</text:p>
          </table:table-cell>
          <table:table-cell table:style-name="ce13" office:value-type="string" calcext:value-type="string">
            <text:p>Tempranillo</text:p>
          </table:table-cell>
          <table:table-cell table:style-name="ce13" office:value-type="string" calcext:value-type="string">
            <text:p>Teroldego</text:p>
          </table:table-cell>
          <table:table-cell table:style-name="ce13" office:value-type="string" calcext:value-type="string">
            <text:p>Tocai Friulano</text:p>
          </table:table-cell>
          <table:table-cell table:style-name="ce13" office:value-type="string" calcext:value-type="string">
            <text:p>Torrontes</text:p>
          </table:table-cell>
          <table:table-cell table:style-name="ce13"/>
          <table:table-cell table:style-name="ce22"/>
          <table:table-cell table:number-columns-repeated="1017"/>
        </table:table-row>
        <table:table-row table:style-name="ro4">
          <table:table-cell table:style-name="ce5" office:value-type="string" calcext:value-type="string">
            <text:p>Torrontés</text:p>
          </table:table-cell>
          <table:table-cell table:style-name="ce13" office:value-type="string" calcext:value-type="string">
            <text:p>Touriga</text:p>
          </table:table-cell>
          <table:table-cell table:style-name="ce13" office:value-type="string" calcext:value-type="string">
            <text:p>Touriga Nacional</text:p>
          </table:table-cell>
          <table:table-cell table:style-name="ce13" office:value-type="string" calcext:value-type="string">
            <text:p>Traminette</text:p>
          </table:table-cell>
          <table:table-cell table:style-name="ce13" office:value-type="string" calcext:value-type="string">
            <text:p>Trebbiano</text:p>
          </table:table-cell>
          <table:table-cell table:style-name="ce13"/>
          <table:table-cell table:style-name="ce22"/>
          <table:table-cell table:number-columns-repeated="1017"/>
        </table:table-row>
        <table:table-row table:style-name="ro4">
          <table:table-cell table:style-name="ce5" office:value-type="string" calcext:value-type="string">
            <text:p>Trine</text:p>
          </table:table-cell>
          <table:table-cell table:style-name="ce13" office:value-type="string" calcext:value-type="string">
            <text:p>Ugni Blanc</text:p>
          </table:table-cell>
          <table:table-cell table:style-name="ce13" office:value-type="string" calcext:value-type="string">
            <text:p>Verdejo</text:p>
          </table:table-cell>
          <table:table-cell table:style-name="ce13" office:value-type="string" calcext:value-type="string">
            <text:p>Verdelho</text:p>
          </table:table-cell>
          <table:table-cell table:style-name="ce13" office:value-type="string" calcext:value-type="string">
            <text:p>Verdicchio</text:p>
          </table:table-cell>
          <table:table-cell table:style-name="ce13"/>
          <table:table-cell table:style-name="ce22"/>
          <table:table-cell table:number-columns-repeated="1017"/>
        </table:table-row>
        <table:table-row table:style-name="ro4">
          <table:table-cell table:style-name="ce5" office:value-type="string" calcext:value-type="string">
            <text:p>Vergennes</text:p>
          </table:table-cell>
          <table:table-cell table:style-name="ce13" office:value-type="string" calcext:value-type="string">
            <text:p>Vermentino</text:p>
          </table:table-cell>
          <table:table-cell table:style-name="ce13" office:value-type="string" calcext:value-type="string">
            <text:p>Vernaccia</text:p>
          </table:table-cell>
          <table:table-cell table:style-name="ce13" office:value-type="string" calcext:value-type="string">
            <text:p>Vidal</text:p>
          </table:table-cell>
          <table:table-cell table:style-name="ce13" office:value-type="string" calcext:value-type="string">
            <text:p>Vidal Blanc</text:p>
          </table:table-cell>
          <table:table-cell table:style-name="ce13"/>
          <table:table-cell table:style-name="ce22"/>
          <table:table-cell table:number-columns-repeated="1017"/>
        </table:table-row>
        <table:table-row table:style-name="ro4">
          <table:table-cell table:style-name="ce5" office:value-type="string" calcext:value-type="string">
            <text:p>Vignoles</text:p>
          </table:table-cell>
          <table:table-cell table:style-name="ce13" office:value-type="string" calcext:value-type="string">
            <text:p>Viognier</text:p>
          </table:table-cell>
          <table:table-cell table:style-name="ce13" office:value-type="string" calcext:value-type="string">
            <text:p>Volare</text:p>
          </table:table-cell>
          <table:table-cell table:style-name="ce13" office:value-type="string" calcext:value-type="string">
            <text:p>White Riesling</text:p>
          </table:table-cell>
          <table:table-cell table:style-name="ce13" office:value-type="string" calcext:value-type="string">
            <text:p>White Zinfandel</text:p>
          </table:table-cell>
          <table:table-cell table:style-name="ce13"/>
          <table:table-cell table:style-name="ce22"/>
          <table:table-cell table:number-columns-repeated="1017"/>
        </table:table-row>
        <table:table-row table:style-name="ro4">
          <table:table-cell table:style-name="ce5" office:value-type="string" calcext:value-type="string">
            <text:p>Zinfandel</text:p>
          </table:table-cell>
          <table:table-cell table:style-name="ce13" office:value-type="string" calcext:value-type="string">
            <text:p>Zweigelt</text:p>
          </table:table-cell>
          <table:table-cell table:style-name="ce13" table:number-columns-repeated="4"/>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4">
          <table:table-cell table:style-name="ce8" table:formula="of:=HYPERLINK(&quot;http://dbpedia.org/property/grapes&quot;)" office:value-type="string" office:string-value="http://dbpedia.org/property/grapes" calcext:value-type="string">
            <text:p>http://dbpedia.org/property/grapes</text:p>
          </table:table-cell>
          <table:table-cell office:value-type="string" calcext:value-type="string">
            <text:p>grapes</text:p>
          </table:table-cell>
          <table:table-cell table:formula="of:=AVERAGE([Sheet1.C203:Sheet1.C203])" office:value-type="string" office:string-value="#DIV/0!" calcext:value-type="error">
            <text:p>#DIV/0!</text:p>
          </table:table-cell>
          <table:table-cell table:formula="of:=COUNTIF([Sheet1.D203:Sheet1.D203]; &quot;X&quot;)" office:value-type="float" office:value="0" calcext:value-type="float">
            <text:p>0</text:p>
          </table:table-cell>
          <table:table-cell office:value-type="string" calcext:value-type="string">
            <text:p>a place has grapes Pinot gris (an entity of type grape)</text:p>
          </table:table-cell>
          <table:table-cell office:value-type="string" calcext:value-type="string">
            <text:p>a wine region has grapes Ruby Cabernet (an entity of type species)</text:p>
          </table:table-cell>
          <table:table-cell table:style-name="ce20" table:formula="of:=HYPERLINK(&quot;http://goo.gl/9Mu270&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growingGrape&quot;)" office:value-type="string" office:string-value="http://dbpedia.org/ontology/growingGrape" calcext:value-type="string">
            <text:p>http://dbpedia.org/ontology/growingGrape</text:p>
          </table:table-cell>
          <table:table-cell office:value-type="string" calcext:value-type="string">
            <text:p>growingGrape</text:p>
          </table:table-cell>
          <table:table-cell table:formula="of:=AVERAGE([Sheet1.C204:Sheet1.C204])" office:value-type="string" office:string-value="#DIV/0!" calcext:value-type="error">
            <text:p>#DIV/0!</text:p>
          </table:table-cell>
          <table:table-cell table:formula="of:=COUNTIF([Sheet1.D204:Sheet1.D204]; &quot;X&quot;)" office:value-type="float" office:value="0" calcext:value-type="float">
            <text:p>0</text:p>
          </table:table-cell>
          <table:table-cell office:value-type="string" calcext:value-type="string">
            <text:p>a place has growing grape Riesling (an entity of type species)</text:p>
          </table:table-cell>
          <table:table-cell office:value-type="string" calcext:value-type="string">
            <text:p>a wine region has growing grape Sangiovese (an entity of type species)</text:p>
          </table:table-cell>
          <table:table-cell table:style-name="ce20" table:formula="of:=HYPERLINK(&quot;http://goo.gl/YyHyQp&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varietals&quot;)" office:value-type="string" office:string-value="http://dbpedia.org/property/varietals" calcext:value-type="string">
            <text:p>http://dbpedia.org/property/varietals</text:p>
          </table:table-cell>
          <table:table-cell office:value-type="string" calcext:value-type="string">
            <text:p>varietals</text:p>
          </table:table-cell>
          <table:table-cell table:formula="of:=AVERAGE([Sheet1.C205:Sheet1.C205])" office:value-type="string" office:string-value="#DIV/0!" calcext:value-type="error">
            <text:p>#DIV/0!</text:p>
          </table:table-cell>
          <table:table-cell table:formula="of:=COUNTIF([Sheet1.D205:Sheet1.D205]; &quot;X&quot;)" office:value-type="float" office:value="0" calcext:value-type="float">
            <text:p>0</text:p>
          </table:table-cell>
          <table:table-cell office:value-type="string" calcext:value-type="string">
            <text:p>a place has varietals Cabernet Franc (an entity of type species)</text:p>
          </table:table-cell>
          <table:table-cell office:value-type="string" calcext:value-type="string">
            <text:p>a wine region has varietals Rkatsiteli (an entity of type grape)</text:p>
          </table:table-cell>
          <table:table-cell table:style-name="ce20" table:formula="of:=HYPERLINK(&quot;http://goo.gl/fmzTIO&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varietals&quot;)" office:value-type="string" office:string-value="http://dbpedia.org/ontology/varietals" calcext:value-type="string">
            <text:p>http://dbpedia.org/ontology/varietals</text:p>
          </table:table-cell>
          <table:table-cell office:value-type="string" calcext:value-type="string">
            <text:p>varietals</text:p>
          </table:table-cell>
          <table:table-cell table:formula="of:=AVERAGE([Sheet1.C206:Sheet1.C206])" office:value-type="string" office:string-value="#DIV/0!" calcext:value-type="error">
            <text:p>#DIV/0!</text:p>
          </table:table-cell>
          <table:table-cell table:formula="of:=COUNTIF([Sheet1.D206:Sheet1.D206]; &quot;X&quot;)" office:value-type="float" office:value="0" calcext:value-type="float">
            <text:p>0</text:p>
          </table:table-cell>
          <table:table-cell office:value-type="string" calcext:value-type="string">
            <text:p>a wine region has varietals Dornfelder (an entity of type species)</text:p>
          </table:table-cell>
          <table:table-cell office:value-type="string" calcext:value-type="string">
            <text:p>a place has varietals Counoise (an entity of type plant)</text:p>
          </table:table-cell>
          <table:table-cell table:style-name="ce20" table:formula="of:=HYPERLINK(&quot;http://goo.gl/K5Dure&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varietal&quot;)" office:value-type="string" office:string-value="http://dbpedia.org/property/varietal" calcext:value-type="string">
            <text:p>http://dbpedia.org/property/varietal</text:p>
          </table:table-cell>
          <table:table-cell office:value-type="string" calcext:value-type="string">
            <text:p>varietal</text:p>
          </table:table-cell>
          <table:table-cell table:formula="of:=AVERAGE([Sheet1.C207:Sheet1.C207])" office:value-type="string" office:string-value="#DIV/0!" calcext:value-type="error">
            <text:p>#DIV/0!</text:p>
          </table:table-cell>
          <table:table-cell table:formula="of:=COUNTIF([Sheet1.D207:Sheet1.D207]; &quot;X&quot;)" office:value-type="float" office:value="0" calcext:value-type="float">
            <text:p>0</text:p>
          </table:table-cell>
          <table:table-cell office:value-type="string" calcext:value-type="string">
            <text:p>an historic place has varietal Riesling</text:p>
          </table:table-cell>
          <table:table-cell office:value-type="string" calcext:value-type="string">
            <text:p>a place has varietal Dry Riesling</text:p>
          </table:table-cell>
          <table:table-cell table:style-name="ce20" table:formula="of:=HYPERLINK(&quot;http://goo.gl/c2291A&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pedigree&quot;)" office:value-type="string" office:string-value="http://dbpedia.org/property/pedigree" calcext:value-type="string">
            <text:p>http://dbpedia.org/property/pedigree</text:p>
          </table:table-cell>
          <table:table-cell table:style-name="ce16" office:value-type="string" calcext:value-type="string">
            <text:p>pedigree</text:p>
          </table:table-cell>
          <table:table-cell table:formula="of:=AVERAGE([Sheet1.C208:Sheet1.C208])" office:value-type="string" office:string-value="#DIV/0!" calcext:value-type="error">
            <text:p>#DIV/0!</text:p>
          </table:table-cell>
          <table:table-cell table:formula="of:=COUNTIF([Sheet1.D208:Sheet1.D208]; &quot;X&quot;)" office:value-type="float" office:value="0" calcext:value-type="float">
            <text:p>0</text:p>
          </table:table-cell>
          <table:table-cell table:style-name="ce16" office:value-type="string" calcext:value-type="string">
            <text:p>an eukaryote has pedigree Blaufr%C3%A4nkisch (an entity of type flowering plant)</text:p>
          </table:table-cell>
          <table:table-cell table:style-name="ce16" office:value-type="string" calcext:value-type="string">
            <text:p>a plant has pedigree Blaufr%C3%A4nkisch (an entity of type flowering plant)</text:p>
          </table:table-cell>
          <table:table-cell table:style-name="ce25" table:formula="of:=HYPERLINK(&quot;http://goo.gl/PajVVU&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753388668" calcext:value-type="float">
            <text:p>753388668</text:p>
          </table:table-cell>
          <table:table-cell office:value-type="string" calcext:value-type="string">
            <text:p>music album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Electronic</text:p>
          </table:table-cell>
          <table:table-cell table:style-name="ce13" office:value-type="string" calcext:value-type="string">
            <text:p>Rock</text:p>
          </table:table-cell>
          <table:table-cell table:style-name="ce13" office:value-type="string" calcext:value-type="string">
            <text:p>Pop</text:p>
          </table:table-cell>
          <table:table-cell table:style-name="ce13" office:value-type="string" calcext:value-type="string">
            <text:p>Funk / Soul</text:p>
          </table:table-cell>
          <table:table-cell table:style-name="ce13" office:value-type="string" calcext:value-type="string">
            <text:p>Hip Hop</text:p>
          </table:table-cell>
          <table:table-cell table:style-name="ce13"/>
          <table:table-cell table:style-name="ce22"/>
          <table:table-cell table:number-columns-repeated="1017"/>
        </table:table-row>
        <table:table-row table:style-name="ro1">
          <table:table-cell table:style-name="ce5" office:value-type="string" calcext:value-type="string">
            <text:p>Jazz</text:p>
          </table:table-cell>
          <table:table-cell table:style-name="ce13" office:value-type="string" calcext:value-type="string">
            <text:p>Folk, World, &amp; Country</text:p>
          </table:table-cell>
          <table:table-cell table:style-name="ce13" office:value-type="string" calcext:value-type="string">
            <text:p>Reggae</text:p>
          </table:table-cell>
          <table:table-cell table:style-name="ce13" office:value-type="string" calcext:value-type="string">
            <text:p>Stage &amp; Screen</text:p>
          </table:table-cell>
          <table:table-cell table:style-name="ce13" office:value-type="string" calcext:value-type="string">
            <text:p>Classical</text:p>
          </table:table-cell>
          <table:table-cell table:style-name="ce13"/>
          <table:table-cell table:style-name="ce22"/>
          <table:table-cell table:number-columns-repeated="1017"/>
        </table:table-row>
        <table:table-row table:style-name="ro4">
          <table:table-cell table:style-name="ce5" office:value-type="string" calcext:value-type="string">
            <text:p>Blues</text:p>
          </table:table-cell>
          <table:table-cell table:style-name="ce13" office:value-type="string" calcext:value-type="string">
            <text:p>Latin</text:p>
          </table:table-cell>
          <table:table-cell table:style-name="ce13" office:value-type="string" calcext:value-type="string">
            <text:p>Non-Music</text:p>
          </table:table-cell>
          <table:table-cell table:style-name="ce13" office:value-type="string" calcext:value-type="string">
            <text:p>Children's</text:p>
          </table:table-cell>
          <table:table-cell table:style-name="ce13" office:value-type="string" calcext:value-type="string">
            <text:p>Brass &amp; Military</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genre&quot;)" office:value-type="string" office:string-value="http://dbpedia.org/property/genre" calcext:value-type="string">
            <text:p>http://dbpedia.org/property/genre</text:p>
          </table:table-cell>
          <table:table-cell office:value-type="string" calcext:value-type="string">
            <text:p>genre</text:p>
          </table:table-cell>
          <table:table-cell table:formula="of:=AVERAGE([Sheet1.C218:Sheet1.C218])" office:value-type="string" office:string-value="#DIV/0!" calcext:value-type="error">
            <text:p>#DIV/0!</text:p>
          </table:table-cell>
          <table:table-cell table:formula="of:=COUNTIF([Sheet1.D218:Sheet1.D218]; &quot;X&quot;)" office:value-type="float" office:value="0" calcext:value-type="float">
            <text:p>0</text:p>
          </table:table-cell>
          <table:table-cell office:value-type="string" calcext:value-type="string">
            <text:p>an agent has genre Hardcore punk (an entity of type topical concept)</text:p>
          </table:table-cell>
          <table:table-cell office:value-type="string" calcext:value-type="string">
            <text:p>a Band has genre Alternative metal (an entity of type topical concept)</text:p>
          </table:table-cell>
          <table:table-cell table:style-name="ce20" table:formula="of:=HYPERLINK(&quot;http://goo.gl/R2gDDi&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tylisticOrigins&quot;)" office:value-type="string" office:string-value="http://dbpedia.org/property/stylisticOrigins" calcext:value-type="string">
            <text:p>http://dbpedia.org/property/stylisticOrigins</text:p>
          </table:table-cell>
          <table:table-cell office:value-type="string" calcext:value-type="string">
            <text:p>stylisticOrigins</text:p>
          </table:table-cell>
          <table:table-cell table:formula="of:=AVERAGE([Sheet1.C219:Sheet1.C219])" office:value-type="string" office:string-value="#DIV/0!" calcext:value-type="error">
            <text:p>#DIV/0!</text:p>
          </table:table-cell>
          <table:table-cell table:formula="of:=COUNTIF([Sheet1.D219:Sheet1.D219]; &quot;X&quot;)" office:value-type="float" office:value="0" calcext:value-type="float">
            <text:p>0</text:p>
          </table:table-cell>
          <table:table-cell office:value-type="string" calcext:value-type="string">
            <text:p>a topical concept has stylistic origins Pop music (an entity of type topical concept)</text:p>
          </table:table-cell>
          <table:table-cell office:value-type="string" calcext:value-type="string">
            <text:p>a topical concept has stylistic origins Hip hop music (an entity of type music genre)</text:p>
          </table:table-cell>
          <table:table-cell table:style-name="ce20" table:formula="of:=HYPERLINK(&quot;http://goo.gl/x1JS4k&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fusiongenres&quot;)" office:value-type="string" office:string-value="http://dbpedia.org/property/fusiongenres" calcext:value-type="string">
            <text:p>http://dbpedia.org/property/fusiongenres</text:p>
          </table:table-cell>
          <table:table-cell office:value-type="string" calcext:value-type="string">
            <text:p>fusiongenres</text:p>
          </table:table-cell>
          <table:table-cell table:formula="of:=AVERAGE([Sheet1.C220:Sheet1.C220])" office:value-type="string" office:string-value="#DIV/0!" calcext:value-type="error">
            <text:p>#DIV/0!</text:p>
          </table:table-cell>
          <table:table-cell table:formula="of:=COUNTIF([Sheet1.D220:Sheet1.D220]; &quot;X&quot;)" office:value-type="float" office:value="0" calcext:value-type="float">
            <text:p>0</text:p>
          </table:table-cell>
          <table:table-cell office:value-type="string" calcext:value-type="string">
            <text:p>a music genre has fusiongenres Death metal (an entity of type genre)</text:p>
          </table:table-cell>
          <table:table-cell office:value-type="string" calcext:value-type="string">
            <text:p>a topical concept has fusiongenres UK funky (an entity of type music genre)</text:p>
          </table:table-cell>
          <table:table-cell table:style-name="ce20" table:formula="of:=HYPERLINK(&quot;http://goo.gl/iWE5w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genre&quot;)" office:value-type="string" office:string-value="http://dbpedia.org/ontology/genre" calcext:value-type="string">
            <text:p>http://dbpedia.org/ontology/genre</text:p>
          </table:table-cell>
          <table:table-cell office:value-type="string" calcext:value-type="string">
            <text:p>genre</text:p>
          </table:table-cell>
          <table:table-cell table:formula="of:=AVERAGE([Sheet1.C221:Sheet1.C221])" office:value-type="string" office:string-value="#DIV/0!" calcext:value-type="error">
            <text:p>#DIV/0!</text:p>
          </table:table-cell>
          <table:table-cell table:formula="of:=COUNTIF([Sheet1.D221:Sheet1.D221]; &quot;X&quot;)" office:value-type="float" office:value="0" calcext:value-type="float">
            <text:p>0</text:p>
          </table:table-cell>
          <table:table-cell office:value-type="string" calcext:value-type="string">
            <text:p>an artist has genre Blues (an entity of type genre)</text:p>
          </table:table-cell>
          <table:table-cell office:value-type="string" calcext:value-type="string">
            <text:p>an album has genre Punk rock (an entity of type genre)</text:p>
          </table:table-cell>
          <table:table-cell table:style-name="ce20" table:formula="of:=HYPERLINK(&quot;http://goo.gl/1t7RpI&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stylisticOrigin&quot;)" office:value-type="string" office:string-value="http://dbpedia.org/ontology/stylisticOrigin" calcext:value-type="string">
            <text:p>http://dbpedia.org/ontology/stylisticOrigin</text:p>
          </table:table-cell>
          <table:table-cell office:value-type="string" calcext:value-type="string">
            <text:p>stylisticOrigin</text:p>
          </table:table-cell>
          <table:table-cell table:formula="of:=AVERAGE([Sheet1.C222:Sheet1.C222])" office:value-type="string" office:string-value="#DIV/0!" calcext:value-type="error">
            <text:p>#DIV/0!</text:p>
          </table:table-cell>
          <table:table-cell table:formula="of:=COUNTIF([Sheet1.D222:Sheet1.D222]; &quot;X&quot;)" office:value-type="float" office:value="0" calcext:value-type="float">
            <text:p>0</text:p>
          </table:table-cell>
          <table:table-cell office:value-type="string" calcext:value-type="string">
            <text:p>a music genre has stylistic origin Jazz fusion (an entity of type music genre)</text:p>
          </table:table-cell>
          <table:table-cell office:value-type="string" calcext:value-type="string">
            <text:p>a topical concept has stylistic origin Electronic music (an entity of type topical concept)</text:p>
          </table:table-cell>
          <table:table-cell table:style-name="ce20" table:formula="of:=HYPERLINK(&quot;http://goo.gl/f9XjCz&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genres&quot;)" office:value-type="string" office:string-value="http://dbpedia.org/property/genres" calcext:value-type="string">
            <text:p>http://dbpedia.org/property/genres</text:p>
          </table:table-cell>
          <table:table-cell office:value-type="string" calcext:value-type="string">
            <text:p>genres</text:p>
          </table:table-cell>
          <table:table-cell table:formula="of:=AVERAGE([Sheet1.C223:Sheet1.C223])" office:value-type="string" office:string-value="#DIV/0!" calcext:value-type="error">
            <text:p>#DIV/0!</text:p>
          </table:table-cell>
          <table:table-cell table:formula="of:=COUNTIF([Sheet1.D223:Sheet1.D223]; &quot;X&quot;)" office:value-type="float" office:value="0" calcext:value-type="float">
            <text:p>0</text:p>
          </table:table-cell>
          <table:table-cell office:value-type="string" calcext:value-type="string">
            <text:p>a person has genres Cabaret (an entity of type genre)</text:p>
          </table:table-cell>
          <table:table-cell office:value-type="string" calcext:value-type="string">
            <text:p>a person has genres Cabaret (an entity of type topical concept)</text:p>
          </table:table-cell>
          <table:table-cell table:style-name="ce20" table:formula="of:=HYPERLINK(&quot;http://goo.gl/ibxlcc&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musicSubgenre&quot;)" office:value-type="string" office:string-value="http://dbpedia.org/ontology/musicSubgenre" calcext:value-type="string">
            <text:p>http://dbpedia.org/ontology/musicSubgenre</text:p>
          </table:table-cell>
          <table:table-cell office:value-type="string" calcext:value-type="string">
            <text:p>musicSubgenre</text:p>
          </table:table-cell>
          <table:table-cell table:formula="of:=AVERAGE([Sheet1.C224:Sheet1.C224])" office:value-type="string" office:string-value="#DIV/0!" calcext:value-type="error">
            <text:p>#DIV/0!</text:p>
          </table:table-cell>
          <table:table-cell table:formula="of:=COUNTIF([Sheet1.D224:Sheet1.D224]; &quot;X&quot;)" office:value-type="float" office:value="0" calcext:value-type="float">
            <text:p>0</text:p>
          </table:table-cell>
          <table:table-cell office:value-type="string" calcext:value-type="string">
            <text:p>a genre has music subgenre Goregrind (an entity of type genre)</text:p>
          </table:table-cell>
          <table:table-cell office:value-type="string" calcext:value-type="string">
            <text:p>a topical concept has music subgenre Doom metal (an entity of type music genre)</text:p>
          </table:table-cell>
          <table:table-cell table:style-name="ce20" table:formula="of:=HYPERLINK(&quot;http://goo.gl/ViWgIz&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ubgenres&quot;)" office:value-type="string" office:string-value="http://dbpedia.org/property/subgenres" calcext:value-type="string">
            <text:p>http://dbpedia.org/property/subgenres</text:p>
          </table:table-cell>
          <table:table-cell office:value-type="string" calcext:value-type="string">
            <text:p>subgenres</text:p>
          </table:table-cell>
          <table:table-cell table:formula="of:=AVERAGE([Sheet1.C225:Sheet1.C225])" office:value-type="string" office:string-value="#DIV/0!" calcext:value-type="error">
            <text:p>#DIV/0!</text:p>
          </table:table-cell>
          <table:table-cell table:formula="of:=COUNTIF([Sheet1.D225:Sheet1.D225]; &quot;X&quot;)" office:value-type="float" office:value="0" calcext:value-type="float">
            <text:p>0</text:p>
          </table:table-cell>
          <table:table-cell office:value-type="string" calcext:value-type="string">
            <text:p>a music genre has subgenres Mambo (music) (an entity of type topical concept)</text:p>
          </table:table-cell>
          <table:table-cell office:value-type="string" calcext:value-type="string">
            <text:p>a topical concept has subgenres Gothic metal (an entity of type topical concept)</text:p>
          </table:table-cell>
          <table:table-cell table:style-name="ce20" table:formula="of:=HYPERLINK(&quot;http://goo.gl/d2orCs&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tyle&quot;)" office:value-type="string" office:string-value="http://dbpedia.org/property/style" calcext:value-type="string">
            <text:p>http://dbpedia.org/property/style</text:p>
          </table:table-cell>
          <table:table-cell office:value-type="string" calcext:value-type="string">
            <text:p>style</text:p>
          </table:table-cell>
          <table:table-cell table:formula="of:=AVERAGE([Sheet1.C226:Sheet1.C226])" office:value-type="string" office:string-value="#DIV/0!" calcext:value-type="error">
            <text:p>#DIV/0!</text:p>
          </table:table-cell>
          <table:table-cell table:formula="of:=COUNTIF([Sheet1.D226:Sheet1.D226]; &quot;X&quot;)" office:value-type="float" office:value="0" calcext:value-type="float">
            <text:p>0</text:p>
          </table:table-cell>
          <table:table-cell office:value-type="string" calcext:value-type="string">
            <text:p>a boxer has style Unorthodox</text:p>
          </table:table-cell>
          <table:table-cell office:value-type="string" calcext:value-type="string">
            <text:p>an actor has style Judo (an entity of type sport)</text:p>
          </table:table-cell>
          <table:table-cell table:style-name="ce20" table:formula="of:=HYPERLINK(&quot;http://goo.gl/3HWrFU&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ategory&quot;)" office:value-type="string" office:string-value="http://dbpedia.org/property/category" calcext:value-type="string">
            <text:p>http://dbpedia.org/property/category</text:p>
          </table:table-cell>
          <table:table-cell office:value-type="string" calcext:value-type="string">
            <text:p>category</text:p>
          </table:table-cell>
          <table:table-cell table:formula="of:=AVERAGE([Sheet1.C227:Sheet1.C227])" office:value-type="string" office:string-value="#DIV/0!" calcext:value-type="error">
            <text:p>#DIV/0!</text:p>
          </table:table-cell>
          <table:table-cell table:formula="of:=COUNTIF([Sheet1.D227:Sheet1.D227]; &quot;X&quot;)" office:value-type="float" office:value="0" calcext:value-type="float">
            <text:p>0</text:p>
          </table:table-cell>
          <table:table-cell office:value-type="string" calcext:value-type="string">
            <text:p>a place has category Castle</text:p>
          </table:table-cell>
          <table:table-cell office:value-type="string" calcext:value-type="string">
            <text:p>a written work has category Trade magazine (an entity of type topical concept)</text:p>
          </table:table-cell>
          <table:table-cell table:style-name="ce20" table:formula="of:=HYPERLINK(&quot;http://goo.gl/eI8LRF&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ubgenrelist&quot;)" office:value-type="string" office:string-value="http://dbpedia.org/property/subgenrelist" calcext:value-type="string">
            <text:p>http://dbpedia.org/property/subgenrelist</text:p>
          </table:table-cell>
          <table:table-cell office:value-type="string" calcext:value-type="string">
            <text:p>subgenrelist</text:p>
          </table:table-cell>
          <table:table-cell table:formula="of:=AVERAGE([Sheet1.C228:Sheet1.C228])" office:value-type="string" office:string-value="#DIV/0!" calcext:value-type="error">
            <text:p>#DIV/0!</text:p>
          </table:table-cell>
          <table:table-cell table:formula="of:=COUNTIF([Sheet1.D228:Sheet1.D228]; &quot;X&quot;)" office:value-type="float" office:value="0" calcext:value-type="float">
            <text:p>0</text:p>
          </table:table-cell>
          <table:table-cell office:value-type="string" calcext:value-type="string">
            <text:p>a music genre has subgenrelist Speed garage (an entity of type music genre)</text:p>
          </table:table-cell>
          <table:table-cell office:value-type="string" calcext:value-type="string">
            <text:p>a music genre has subgenrelist List of folk music traditions</text:p>
          </table:table-cell>
          <table:table-cell table:style-name="ce20" table:formula="of:=HYPERLINK(&quot;http://goo.gl/KKdKzK&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musicFusionGenre&quot;)" office:value-type="string" office:string-value="http://dbpedia.org/ontology/musicFusionGenre" calcext:value-type="string">
            <text:p>http://dbpedia.org/ontology/musicFusionGenre</text:p>
          </table:table-cell>
          <table:table-cell office:value-type="string" calcext:value-type="string">
            <text:p>musicFusionGenre</text:p>
          </table:table-cell>
          <table:table-cell table:formula="of:=AVERAGE([Sheet1.C229:Sheet1.C229])" office:value-type="string" office:string-value="#DIV/0!" calcext:value-type="error">
            <text:p>#DIV/0!</text:p>
          </table:table-cell>
          <table:table-cell table:formula="of:=COUNTIF([Sheet1.D229:Sheet1.D229]; &quot;X&quot;)" office:value-type="float" office:value="0" calcext:value-type="float">
            <text:p>0</text:p>
          </table:table-cell>
          <table:table-cell office:value-type="string" calcext:value-type="string">
            <text:p>a topical concept has music fusion genre Bubblegum pop (an entity of type music genre)</text:p>
          </table:table-cell>
          <table:table-cell office:value-type="string" calcext:value-type="string">
            <text:p>a music genre has music fusion genre Gothic metal (an entity of type music genre)</text:p>
          </table:table-cell>
          <table:table-cell table:style-name="ce20" table:formula="of:=HYPERLINK(&quot;http://goo.gl/5y5Ri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genre(s)_&quot;)" office:value-type="string" office:string-value="http://dbpedia.org/property/genre(s)_" calcext:value-type="string">
            <text:p>http://dbpedia.org/property/genre(s)_</text:p>
          </table:table-cell>
          <table:table-cell office:value-type="string" calcext:value-type="string">
            <text:p>genre(s)_</text:p>
          </table:table-cell>
          <table:table-cell table:formula="of:=AVERAGE([Sheet1.C230:Sheet1.C230])" office:value-type="string" office:string-value="#DIV/0!" calcext:value-type="error">
            <text:p>#DIV/0!</text:p>
          </table:table-cell>
          <table:table-cell table:formula="of:=COUNTIF([Sheet1.D230:Sheet1.D230]; &quot;X&quot;)" office:value-type="float" office:value="0" calcext:value-type="float">
            <text:p>0</text:p>
          </table:table-cell>
          <table:table-cell table:number-columns-repeated="2"/>
          <table:table-cell table:style-name="ce20" table:formula="of:=HYPERLINK(&quot;http://goo.gl/j0cQN1&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type&quot;)" office:value-type="string" office:string-value="http://dbpedia.org/ontology/type" calcext:value-type="string">
            <text:p>http://dbpedia.org/ontology/type</text:p>
          </table:table-cell>
          <table:table-cell office:value-type="string" calcext:value-type="string">
            <text:p>type</text:p>
          </table:table-cell>
          <table:table-cell table:formula="of:=AVERAGE([Sheet1.C231:Sheet1.C231])" office:value-type="string" office:string-value="#DIV/0!" calcext:value-type="error">
            <text:p>#DIV/0!</text:p>
          </table:table-cell>
          <table:table-cell table:formula="of:=COUNTIF([Sheet1.D231:Sheet1.D231]; &quot;X&quot;)" office:value-type="float" office:value="0" calcext:value-type="float">
            <text:p>0</text:p>
          </table:table-cell>
          <table:table-cell office:value-type="string" calcext:value-type="string">
            <text:p>an organisation has type Tank Army</text:p>
          </table:table-cell>
          <table:table-cell office:value-type="string" calcext:value-type="string">
            <text:p>a place has type Provinces of Turkey</text:p>
          </table:table-cell>
          <table:table-cell table:style-name="ce20" table:formula="of:=HYPERLINK(&quot;http://goo.gl/s5GBZ3&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musicGenre&quot;)" office:value-type="string" office:string-value="http://dbpedia.org/property/musicGenre" calcext:value-type="string">
            <text:p>http://dbpedia.org/property/musicGenre</text:p>
          </table:table-cell>
          <table:table-cell office:value-type="string" calcext:value-type="string">
            <text:p>musicGenre</text:p>
          </table:table-cell>
          <table:table-cell table:formula="of:=AVERAGE([Sheet1.C232:Sheet1.C232])" office:value-type="string" office:string-value="#DIV/0!" calcext:value-type="error">
            <text:p>#DIV/0!</text:p>
          </table:table-cell>
          <table:table-cell table:formula="of:=COUNTIF([Sheet1.D232:Sheet1.D232]; &quot;X&quot;)" office:value-type="float" office:value="0" calcext:value-type="float">
            <text:p>0</text:p>
          </table:table-cell>
          <table:table-cell office:value-type="string" calcext:value-type="string">
            <text:p>an organisation has music genre Indie folk (an entity of type topical concept)</text:p>
          </table:table-cell>
          <table:table-cell office:value-type="string" calcext:value-type="string">
            <text:p>an organisation has music genre A cappella (an entity of type genre)</text:p>
          </table:table-cell>
          <table:table-cell table:style-name="ce20" table:formula="of:=HYPERLINK(&quot;http://goo.gl/wr2vh7&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musicalStyle&quot;)" office:value-type="string" office:string-value="http://dbpedia.org/property/musicalStyle" calcext:value-type="string">
            <text:p>http://dbpedia.org/property/musicalStyle</text:p>
          </table:table-cell>
          <table:table-cell office:value-type="string" calcext:value-type="string">
            <text:p>musicalStyle</text:p>
          </table:table-cell>
          <table:table-cell table:formula="of:=AVERAGE([Sheet1.C233:Sheet1.C233])" office:value-type="string" office:string-value="#DIV/0!" calcext:value-type="error">
            <text:p>#DIV/0!</text:p>
          </table:table-cell>
          <table:table-cell table:formula="of:=COUNTIF([Sheet1.D233:Sheet1.D233]; &quot;X&quot;)" office:value-type="float" office:value="0" calcext:value-type="float">
            <text:p>0</text:p>
          </table:table-cell>
          <table:table-cell office:value-type="string" calcext:value-type="string">
            <text:p>an organisation has Musical style Independent music (an entity of type genre)</text:p>
          </table:table-cell>
          <table:table-cell office:value-type="string" calcext:value-type="string">
            <text:p>an organisation has Musical style Rocksteady (an entity of type topical concept)</text:p>
          </table:table-cell>
          <table:table-cell table:style-name="ce20" table:formula="of:=HYPERLINK(&quot;http://goo.gl/Pj8X0R&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genere&quot;)" office:value-type="string" office:string-value="http://dbpedia.org/property/genere" calcext:value-type="string">
            <text:p>http://dbpedia.org/property/genere</text:p>
          </table:table-cell>
          <table:table-cell office:value-type="string" calcext:value-type="string">
            <text:p>genere</text:p>
          </table:table-cell>
          <table:table-cell table:formula="of:=AVERAGE([Sheet1.C234:Sheet1.C234])" office:value-type="string" office:string-value="#DIV/0!" calcext:value-type="error">
            <text:p>#DIV/0!</text:p>
          </table:table-cell>
          <table:table-cell table:formula="of:=COUNTIF([Sheet1.D234:Sheet1.D234]; &quot;X&quot;)" office:value-type="float" office:value="0" calcext:value-type="float">
            <text:p>0</text:p>
          </table:table-cell>
          <table:table-cell office:value-type="string" calcext:value-type="string">
            <text:p>an artist has genere Film score (an entity of type topical concept)</text:p>
          </table:table-cell>
          <table:table-cell office:value-type="string" calcext:value-type="string">
            <text:p>a musical artist has genere Blues (an entity of type topical concept)</text:p>
          </table:table-cell>
          <table:table-cell table:style-name="ce20" table:formula="of:=HYPERLINK(&quot;http://goo.gl/2YymTc&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genre.&quot;)" office:value-type="string" office:string-value="http://dbpedia.org/property/genre." calcext:value-type="string">
            <text:p>http://dbpedia.org/property/genre.</text:p>
          </table:table-cell>
          <table:table-cell office:value-type="string" calcext:value-type="string">
            <text:p>genre.</text:p>
          </table:table-cell>
          <table:table-cell table:formula="of:=AVERAGE([Sheet1.C235:Sheet1.C235])" office:value-type="string" office:string-value="#DIV/0!" calcext:value-type="error">
            <text:p>#DIV/0!</text:p>
          </table:table-cell>
          <table:table-cell table:formula="of:=COUNTIF([Sheet1.D235:Sheet1.D235]; &quot;X&quot;)" office:value-type="float" office:value="0" calcext:value-type="float">
            <text:p>0</text:p>
          </table:table-cell>
          <table:table-cell table:number-columns-repeated="2" office:value-type="string" calcext:value-type="string">
            <text:p>an agent has Genre. Dance music (an entity of type music genre)</text:p>
          </table:table-cell>
          <table:table-cell table:style-name="ce20" table:formula="of:=HYPERLINK(&quot;http://goo.gl/7NrO6B&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fusionGenres&quot;)" office:value-type="string" office:string-value="http://dbpedia.org/property/fusionGenres" calcext:value-type="string">
            <text:p>http://dbpedia.org/property/fusionGenres</text:p>
          </table:table-cell>
          <table:table-cell office:value-type="string" calcext:value-type="string">
            <text:p>fusionGenres</text:p>
          </table:table-cell>
          <table:table-cell table:formula="of:=AVERAGE([Sheet1.C236:Sheet1.C236])" office:value-type="string" office:string-value="#DIV/0!" calcext:value-type="error">
            <text:p>#DIV/0!</text:p>
          </table:table-cell>
          <table:table-cell table:formula="of:=COUNTIF([Sheet1.D236:Sheet1.D236]; &quot;X&quot;)" office:value-type="float" office:value="0" calcext:value-type="float">
            <text:p>0</text:p>
          </table:table-cell>
          <table:table-cell office:value-type="string" calcext:value-type="string">
            <text:p>a topical concept has fusion genres Noisecore (an entity of type music genre)</text:p>
          </table:table-cell>
          <table:table-cell office:value-type="string" calcext:value-type="string">
            <text:p>a topical concept has fusion genres Art punk (an entity of type music genre)</text:p>
          </table:table-cell>
          <table:table-cell table:style-name="ce20" table:formula="of:=HYPERLINK(&quot;http://goo.gl/kzcSUX&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styles&quot;)" office:value-type="string" office:string-value="http://dbpedia.org/property/styles" calcext:value-type="string">
            <text:p>http://dbpedia.org/property/styles</text:p>
          </table:table-cell>
          <table:table-cell table:style-name="ce16" office:value-type="string" calcext:value-type="string">
            <text:p>styles</text:p>
          </table:table-cell>
          <table:table-cell table:formula="of:=AVERAGE([Sheet1.C237:Sheet1.C237])" office:value-type="string" office:string-value="#DIV/0!" calcext:value-type="error">
            <text:p>#DIV/0!</text:p>
          </table:table-cell>
          <table:table-cell table:formula="of:=COUNTIF([Sheet1.D237:Sheet1.D237]; &quot;X&quot;)" office:value-type="float" office:value="0" calcext:value-type="float">
            <text:p>0</text:p>
          </table:table-cell>
          <table:table-cell table:style-name="ce16" office:value-type="string" calcext:value-type="string">
            <text:p>a royalty has styles HSH The Duke of Schleswig-Holstein-Sonderburg-Beck</text:p>
          </table:table-cell>
          <table:table-cell table:style-name="ce16" office:value-type="string" calcext:value-type="string">
            <text:p>an agent has styles The Countess of Hainaut, Holland and Zeeland, Duchess of Brabant</text:p>
          </table:table-cell>
          <table:table-cell table:style-name="ce25" table:formula="of:=HYPERLINK(&quot;http://goo.gl/6yHIkS&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161561471" calcext:value-type="float">
            <text:p>1161561471</text:p>
          </table:table-cell>
          <table:table-cell office:value-type="string" calcext:value-type="string">
            <text:p>tablets and reader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4">
          <table:table-cell table:style-name="ce5" office:value-type="string" calcext:value-type="string">
            <text:p>Abacus24-7</text:p>
          </table:table-cell>
          <table:table-cell table:style-name="ce13" office:value-type="string" calcext:value-type="string">
            <text:p>Acer</text:p>
          </table:table-cell>
          <table:table-cell table:style-name="ce13" office:value-type="string" calcext:value-type="string">
            <text:p>Advanced Drainage Systems</text:p>
          </table:table-cell>
          <table:table-cell table:style-name="ce13" office:value-type="string" calcext:value-type="string">
            <text:p>AGPtek</text:p>
          </table:table-cell>
          <table:table-cell table:style-name="ce13" office:value-type="string" calcext:value-type="string">
            <text:p>Aiwa</text:p>
          </table:table-cell>
          <table:table-cell table:style-name="ce13"/>
          <table:table-cell table:style-name="ce22"/>
          <table:table-cell table:number-columns-repeated="1017"/>
        </table:table-row>
        <table:table-row table:style-name="ro4">
          <table:table-cell table:style-name="ce5" office:value-type="string" calcext:value-type="string">
            <text:p>All Entertainment</text:p>
          </table:table-cell>
          <table:table-cell table:style-name="ce13" office:value-type="string" calcext:value-type="string">
            <text:p>Aluratek</text:p>
          </table:table-cell>
          <table:table-cell table:style-name="ce13" office:value-type="string" calcext:value-type="string">
            <text:p>Amazon</text:p>
          </table:table-cell>
          <table:table-cell table:style-name="ce13" office:value-type="string" calcext:value-type="string">
            <text:p>Amazon Imaging</text:p>
          </table:table-cell>
          <table:table-cell table:style-name="ce13" office:value-type="string" calcext:value-type="string">
            <text:p>American Essentials</text:p>
          </table:table-cell>
          <table:table-cell table:style-name="ce13"/>
          <table:table-cell table:style-name="ce22"/>
          <table:table-cell table:number-columns-repeated="1017"/>
        </table:table-row>
        <table:table-row table:style-name="ro4">
          <table:table-cell table:style-name="ce5" office:value-type="string" calcext:value-type="string">
            <text:p>Amigo</text:p>
          </table:table-cell>
          <table:table-cell table:style-name="ce13" office:value-type="string" calcext:value-type="string">
            <text:p>Android</text:p>
          </table:table-cell>
          <table:table-cell table:style-name="ce13" office:value-type="string" calcext:value-type="string">
            <text:p>APEX Electronics</text:p>
          </table:table-cell>
          <table:table-cell table:style-name="ce13" office:value-type="string" calcext:value-type="string">
            <text:p>Apple</text:p>
          </table:table-cell>
          <table:table-cell table:style-name="ce13" office:value-type="string" calcext:value-type="string">
            <text:p>Archos</text:p>
          </table:table-cell>
          <table:table-cell table:style-name="ce13"/>
          <table:table-cell table:style-name="ce22"/>
          <table:table-cell table:number-columns-repeated="1017"/>
        </table:table-row>
        <table:table-row table:style-name="ro4">
          <table:table-cell table:style-name="ce5" office:value-type="string" calcext:value-type="string">
            <text:p>Arnova</text:p>
          </table:table-cell>
          <table:table-cell table:style-name="ce13" office:value-type="string" calcext:value-type="string">
            <text:p>Ashley Pittman</text:p>
          </table:table-cell>
          <table:table-cell table:style-name="ce13" office:value-type="string" calcext:value-type="string">
            <text:p>Asus</text:p>
          </table:table-cell>
          <table:table-cell table:style-name="ce13" office:value-type="string" calcext:value-type="string">
            <text:p>Avatar Systems</text:p>
          </table:table-cell>
          <table:table-cell table:style-name="ce13" office:value-type="string" calcext:value-type="string">
            <text:p>AXESS</text:p>
          </table:table-cell>
          <table:table-cell table:style-name="ce13"/>
          <table:table-cell table:style-name="ce22"/>
          <table:table-cell table:number-columns-repeated="1017"/>
        </table:table-row>
        <table:table-row table:style-name="ro4">
          <table:table-cell table:style-name="ce5" office:value-type="string" calcext:value-type="string">
            <text:p>Azend Group</text:p>
          </table:table-cell>
          <table:table-cell table:style-name="ce13" office:value-type="string" calcext:value-type="string">
            <text:p>Azpen Innovation</text:p>
          </table:table-cell>
          <table:table-cell table:style-name="ce13" office:value-type="string" calcext:value-type="string">
            <text:p>Barnes and Noble</text:p>
          </table:table-cell>
          <table:table-cell table:style-name="ce13" office:value-type="string" calcext:value-type="string">
            <text:p>BlackBerry</text:p>
          </table:table-cell>
          <table:table-cell table:style-name="ce13" office:value-type="string" calcext:value-type="string">
            <text:p>Blair</text:p>
          </table:table-cell>
          <table:table-cell table:style-name="ce13"/>
          <table:table-cell table:style-name="ce22"/>
          <table:table-cell table:number-columns-repeated="1017"/>
        </table:table-row>
        <table:table-row table:style-name="ro4">
          <table:table-cell table:style-name="ce5" office:value-type="string" calcext:value-type="string">
            <text:p>Bookeen</text:p>
          </table:table-cell>
          <table:table-cell table:style-name="ce13" office:value-type="string" calcext:value-type="string">
            <text:p>Brand Fusion</text:p>
          </table:table-cell>
          <table:table-cell table:style-name="ce13" office:value-type="string" calcext:value-type="string">
            <text:p>Buffalo</text:p>
          </table:table-cell>
          <table:table-cell table:style-name="ce13" office:value-type="string" calcext:value-type="string">
            <text:p>Business Division</text:p>
          </table:table-cell>
          <table:table-cell table:style-name="ce13" office:value-type="string" calcext:value-type="string">
            <text:p>Canon</text:p>
          </table:table-cell>
          <table:table-cell table:style-name="ce13"/>
          <table:table-cell table:style-name="ce22"/>
          <table:table-cell table:number-columns-repeated="1017"/>
        </table:table-row>
        <table:table-row table:style-name="ro4">
          <table:table-cell table:style-name="ce5" office:value-type="string" calcext:value-type="string">
            <text:p>Cendyne</text:p>
          </table:table-cell>
          <table:table-cell table:style-name="ce13" office:value-type="string" calcext:value-type="string">
            <text:p>Cisco</text:p>
          </table:table-cell>
          <table:table-cell table:style-name="ce13" office:value-type="string" calcext:value-type="string">
            <text:p>ClickN KIDS</text:p>
          </table:table-cell>
          <table:table-cell table:style-name="ce13" office:value-type="string" calcext:value-type="string">
            <text:p>Coach</text:p>
          </table:table-cell>
          <table:table-cell table:style-name="ce13" office:value-type="string" calcext:value-type="string">
            <text:p>Coby</text:p>
          </table:table-cell>
          <table:table-cell table:style-name="ce13"/>
          <table:table-cell table:style-name="ce22"/>
          <table:table-cell table:number-columns-repeated="1017"/>
        </table:table-row>
        <table:table-row table:style-name="ro4">
          <table:table-cell table:style-name="ce5" office:value-type="string" calcext:value-type="string">
            <text:p>Computers America</text:p>
          </table:table-cell>
          <table:table-cell table:style-name="ce13" office:value-type="string" calcext:value-type="string">
            <text:p>Cowon</text:p>
          </table:table-cell>
          <table:table-cell table:style-name="ce13" office:value-type="string" calcext:value-type="string">
            <text:p>Craig Electronics</text:p>
          </table:table-cell>
          <table:table-cell table:style-name="ce13" office:value-type="string" calcext:value-type="string">
            <text:p>Creative Labs</text:p>
          </table:table-cell>
          <table:table-cell table:style-name="ce13" office:value-type="string" calcext:value-type="string">
            <text:p>Cross</text:p>
          </table:table-cell>
          <table:table-cell table:style-name="ce13"/>
          <table:table-cell table:style-name="ce22"/>
          <table:table-cell table:number-columns-repeated="1017"/>
        </table:table-row>
        <table:table-row table:style-name="ro1">
          <table:table-cell table:style-name="ce5" office:value-type="string" calcext:value-type="string">
            <text:p>Cuisinart</text:p>
          </table:table-cell>
          <table:table-cell table:style-name="ce13" office:value-type="string" calcext:value-type="string">
            <text:p>Curtis</text:p>
          </table:table-cell>
          <table:table-cell table:style-name="ce13" office:value-type="string" calcext:value-type="string">
            <text:p>Curtis International</text:p>
          </table:table-cell>
          <table:table-cell table:style-name="ce13" office:value-type="string" calcext:value-type="string">
            <text:p>CV Products</text:p>
          </table:table-cell>
          <table:table-cell table:style-name="ce13" office:value-type="string" calcext:value-type="string">
            <text:p>David Shaw Silverware</text:p>
          </table:table-cell>
          <table:table-cell table:style-name="ce13"/>
          <table:table-cell table:style-name="ce22"/>
          <table:table-cell table:number-columns-repeated="1017"/>
        </table:table-row>
        <table:table-row table:style-name="ro4">
          <table:table-cell table:style-name="ce5" office:value-type="string" calcext:value-type="string">
            <text:p>Dawn</text:p>
          </table:table-cell>
          <table:table-cell table:style-name="ce13" office:value-type="string" calcext:value-type="string">
            <text:p>Dell</text:p>
          </table:table-cell>
          <table:table-cell table:style-name="ce13" office:value-type="string" calcext:value-type="string">
            <text:p>Delta Faucets</text:p>
          </table:table-cell>
          <table:table-cell table:style-name="ce13" office:value-type="string" calcext:value-type="string">
            <text:p>Digital Products</text:p>
          </table:table-cell>
          <table:table-cell table:style-name="ce13" office:value-type="string" calcext:value-type="string">
            <text:p>Digix</text:p>
          </table:table-cell>
          <table:table-cell table:style-name="ce13"/>
          <table:table-cell table:style-name="ce22"/>
          <table:table-cell table:number-columns-repeated="1017"/>
        </table:table-row>
        <table:table-row table:style-name="ro4">
          <table:table-cell table:style-name="ce5" office:value-type="string" calcext:value-type="string">
            <text:p>Double Power</text:p>
          </table:table-cell>
          <table:table-cell table:style-name="ce13" office:value-type="string" calcext:value-type="string">
            <text:p>Dragon Systems</text:p>
          </table:table-cell>
          <table:table-cell table:style-name="ce13" office:value-type="string" calcext:value-type="string">
            <text:p>DT Research</text:p>
          </table:table-cell>
          <table:table-cell table:style-name="ce13" office:value-type="string" calcext:value-type="string">
            <text:p>Dual</text:p>
          </table:table-cell>
          <table:table-cell table:style-name="ce13" office:value-type="string" calcext:value-type="string">
            <text:p>E-Fong</text:p>
          </table:table-cell>
          <table:table-cell table:style-name="ce13"/>
          <table:table-cell table:style-name="ce22"/>
          <table:table-cell table:number-columns-repeated="1017"/>
        </table:table-row>
        <table:table-row table:style-name="ro4">
          <table:table-cell table:style-name="ce5" office:value-type="string" calcext:value-type="string">
            <text:p>EAST Clothing</text:p>
          </table:table-cell>
          <table:table-cell table:style-name="ce13" office:value-type="string" calcext:value-type="string">
            <text:p>Ectaco</text:p>
          </table:table-cell>
          <table:table-cell table:style-name="ce13" office:value-type="string" calcext:value-type="string">
            <text:p>Ematic</text:p>
          </table:table-cell>
          <table:table-cell table:style-name="ce13" office:value-type="string" calcext:value-type="string">
            <text:p>Emerson</text:p>
          </table:table-cell>
          <table:table-cell table:style-name="ce13" office:value-type="string" calcext:value-type="string">
            <text:p>Energy</text:p>
          </table:table-cell>
          <table:table-cell table:style-name="ce13"/>
          <table:table-cell table:style-name="ce22"/>
          <table:table-cell table:number-columns-repeated="1017"/>
        </table:table-row>
        <table:table-row table:style-name="ro4">
          <table:table-cell table:style-name="ce5" office:value-type="string" calcext:value-type="string">
            <text:p>Envizen</text:p>
          </table:table-cell>
          <table:table-cell table:style-name="ce13" office:value-type="string" calcext:value-type="string">
            <text:p>Ergoguys</text:p>
          </table:table-cell>
          <table:table-cell table:style-name="ce13" office:value-type="string" calcext:value-type="string">
            <text:p>eVGA</text:p>
          </table:table-cell>
          <table:table-cell table:style-name="ce13" office:value-type="string" calcext:value-type="string">
            <text:p>EWT</text:p>
          </table:table-cell>
          <table:table-cell table:style-name="ce13" office:value-type="string" calcext:value-type="string">
            <text:p>Focus</text:p>
          </table:table-cell>
          <table:table-cell table:style-name="ce13"/>
          <table:table-cell table:style-name="ce22"/>
          <table:table-cell table:number-columns-repeated="1017"/>
        </table:table-row>
        <table:table-row table:style-name="ro4">
          <table:table-cell table:style-name="ce5" office:value-type="string" calcext:value-type="string">
            <text:p>Freestyle</text:p>
          </table:table-cell>
          <table:table-cell table:style-name="ce13" office:value-type="string" calcext:value-type="string">
            <text:p>Fuhu Inc.</text:p>
          </table:table-cell>
          <table:table-cell table:style-name="ce13" office:value-type="string" calcext:value-type="string">
            <text:p>Fujitsu</text:p>
          </table:table-cell>
          <table:table-cell table:style-name="ce13" office:value-type="string" calcext:value-type="string">
            <text:p>FX</text:p>
          </table:table-cell>
          <table:table-cell table:style-name="ce13" office:value-type="string" calcext:value-type="string">
            <text:p>Galaxy</text:p>
          </table:table-cell>
          <table:table-cell table:style-name="ce13"/>
          <table:table-cell table:style-name="ce22"/>
          <table:table-cell table:number-columns-repeated="1017"/>
        </table:table-row>
        <table:table-row table:style-name="ro1">
          <table:table-cell table:style-name="ce5" office:value-type="string" calcext:value-type="string">
            <text:p>Game Technologies</text:p>
          </table:table-cell>
          <table:table-cell table:style-name="ce13" office:value-type="string" calcext:value-type="string">
            <text:p>GBX</text:p>
          </table:table-cell>
          <table:table-cell table:style-name="ce13" office:value-type="string" calcext:value-type="string">
            <text:p>GCC Tech.</text:p>
          </table:table-cell>
          <table:table-cell table:style-name="ce13" office:value-type="string" calcext:value-type="string">
            <text:p>Gear</text:p>
          </table:table-cell>
          <table:table-cell table:style-name="ce13" office:value-type="string" calcext:value-type="string">
            <text:p>Generic</text:p>
          </table:table-cell>
          <table:table-cell table:style-name="ce13"/>
          <table:table-cell table:style-name="ce22"/>
          <table:table-cell table:number-columns-repeated="1017"/>
        </table:table-row>
        <table:table-row table:style-name="ro4">
          <table:table-cell table:style-name="ce5" office:value-type="string" calcext:value-type="string">
            <text:p>GigaByte</text:p>
          </table:table-cell>
          <table:table-cell table:style-name="ce13" office:value-type="string" calcext:value-type="string">
            <text:p>GoldenRAM</text:p>
          </table:table-cell>
          <table:table-cell table:style-name="ce13" office:value-type="string" calcext:value-type="string">
            <text:p>Google</text:p>
          </table:table-cell>
          <table:table-cell table:style-name="ce13" office:value-type="string" calcext:value-type="string">
            <text:p>Great Plains</text:p>
          </table:table-cell>
          <table:table-cell table:style-name="ce13" office:value-type="string" calcext:value-type="string">
            <text:p>Hammer Snowboards &amp; Skis</text:p>
          </table:table-cell>
          <table:table-cell table:style-name="ce13"/>
          <table:table-cell table:style-name="ce22"/>
          <table:table-cell table:number-columns-repeated="1017"/>
        </table:table-row>
        <table:table-row table:style-name="ro4">
          <table:table-cell table:style-name="ce5" office:value-type="string" calcext:value-type="string">
            <text:p>HANNspree</text:p>
          </table:table-cell>
          <table:table-cell table:style-name="ce13" office:value-type="string" calcext:value-type="string">
            <text:p>High Tech</text:p>
          </table:table-cell>
          <table:table-cell table:style-name="ce13" office:value-type="string" calcext:value-type="string">
            <text:p>Hipstreet</text:p>
          </table:table-cell>
          <table:table-cell table:style-name="ce13" office:value-type="string" calcext:value-type="string">
            <text:p>HP (Hewlett-Packard)</text:p>
          </table:table-cell>
          <table:table-cell table:style-name="ce13" office:value-type="string" calcext:value-type="string">
            <text:p>HQRP</text:p>
          </table:table-cell>
          <table:table-cell table:style-name="ce13"/>
          <table:table-cell table:style-name="ce22"/>
          <table:table-cell table:number-columns-repeated="1017"/>
        </table:table-row>
        <table:table-row table:style-name="ro4">
          <table:table-cell table:style-name="ce5" office:value-type="string" calcext:value-type="string">
            <text:p>HTC</text:p>
          </table:table-cell>
          <table:table-cell table:style-name="ce13" office:value-type="string" calcext:value-type="string">
            <text:p>Huawei</text:p>
          </table:table-cell>
          <table:table-cell table:style-name="ce13" office:value-type="string" calcext:value-type="string">
            <text:p>Hyper</text:p>
          </table:table-cell>
          <table:table-cell table:style-name="ce13" office:value-type="string" calcext:value-type="string">
            <text:p>IBM</text:p>
          </table:table-cell>
          <table:table-cell table:style-name="ce13" office:value-type="string" calcext:value-type="string">
            <text:p>IBP</text:p>
          </table:table-cell>
          <table:table-cell table:style-name="ce13"/>
          <table:table-cell table:style-name="ce22"/>
          <table:table-cell table:number-columns-repeated="1017"/>
        </table:table-row>
        <table:table-row table:style-name="ro1">
          <table:table-cell table:style-name="ce5" office:value-type="string" calcext:value-type="string">
            <text:p>ICE</text:p>
          </table:table-cell>
          <table:table-cell table:style-name="ce13" office:value-type="string" calcext:value-type="string">
            <text:p>Image</text:p>
          </table:table-cell>
          <table:table-cell table:style-name="ce13" office:value-type="string" calcext:value-type="string">
            <text:p>Insignia Solutions</text:p>
          </table:table-cell>
          <table:table-cell table:style-name="ce13" office:value-type="string" calcext:value-type="string">
            <text:p>Intel</text:p>
          </table:table-cell>
          <table:table-cell table:style-name="ce13" office:value-type="string" calcext:value-type="string">
            <text:p>International Solutions</text:p>
          </table:table-cell>
          <table:table-cell table:style-name="ce13"/>
          <table:table-cell table:style-name="ce22"/>
          <table:table-cell table:number-columns-repeated="1017"/>
        </table:table-row>
        <table:table-row table:style-name="ro4">
          <table:table-cell table:style-name="ce5" office:value-type="string" calcext:value-type="string">
            <text:p>ipega</text:p>
          </table:table-cell>
          <table:table-cell table:style-name="ce13" office:value-type="string" calcext:value-type="string">
            <text:p>iRiver</text:p>
          </table:table-cell>
          <table:table-cell table:style-name="ce13" office:value-type="string" calcext:value-type="string">
            <text:p>iView Multimedia Ltd</text:p>
          </table:table-cell>
          <table:table-cell table:style-name="ce13" office:value-type="string" calcext:value-type="string">
            <text:p>Jane</text:p>
          </table:table-cell>
          <table:table-cell table:style-name="ce13" office:value-type="string" calcext:value-type="string">
            <text:p>Kata</text:p>
          </table:table-cell>
          <table:table-cell table:style-name="ce13"/>
          <table:table-cell table:style-name="ce22"/>
          <table:table-cell table:number-columns-repeated="1017"/>
        </table:table-row>
        <table:table-row table:style-name="ro4">
          <table:table-cell table:style-name="ce5" office:value-type="string" calcext:value-type="string">
            <text:p>Kobo</text:p>
          </table:table-cell>
          <table:table-cell table:style-name="ce13" office:value-type="string" calcext:value-type="string">
            <text:p>Kocaso</text:p>
          </table:table-cell>
          <table:table-cell table:style-name="ce13" office:value-type="string" calcext:value-type="string">
            <text:p>Kurio</text:p>
          </table:table-cell>
          <table:table-cell table:style-name="ce13" office:value-type="string" calcext:value-type="string">
            <text:p>Le Pan</text:p>
          </table:table-cell>
          <table:table-cell table:style-name="ce13" office:value-type="string" calcext:value-type="string">
            <text:p>Leader</text:p>
          </table:table-cell>
          <table:table-cell table:style-name="ce13"/>
          <table:table-cell table:style-name="ce22"/>
          <table:table-cell table:number-columns-repeated="1017"/>
        </table:table-row>
        <table:table-row table:style-name="ro4">
          <table:table-cell table:style-name="ce5" office:value-type="string" calcext:value-type="string">
            <text:p>Legend Quality Wood Floor</text:p>
          </table:table-cell>
          <table:table-cell table:style-name="ce13" office:value-type="string" calcext:value-type="string">
            <text:p>Lenovo</text:p>
          </table:table-cell>
          <table:table-cell table:style-name="ce13" office:value-type="string" calcext:value-type="string">
            <text:p>LG</text:p>
          </table:table-cell>
          <table:table-cell table:style-name="ce13" office:value-type="string" calcext:value-type="string">
            <text:p>Life</text:p>
          </table:table-cell>
          <table:table-cell table:style-name="ce13" office:value-type="string" calcext:value-type="string">
            <text:p>Logitech</text:p>
          </table:table-cell>
          <table:table-cell table:style-name="ce13"/>
          <table:table-cell table:style-name="ce22"/>
          <table:table-cell table:number-columns-repeated="1017"/>
        </table:table-row>
        <table:table-row table:style-name="ro4">
          <table:table-cell table:style-name="ce5" office:value-type="string" calcext:value-type="string">
            <text:p>Luxor</text:p>
          </table:table-cell>
          <table:table-cell table:style-name="ce13" office:value-type="string" calcext:value-type="string">
            <text:p>M Tech</text:p>
          </table:table-cell>
          <table:table-cell table:number-columns-repeated="2" table:style-name="ce13" office:value-type="string" calcext:value-type="string">
            <text:p>Mach Speed</text:p>
          </table:table-cell>
          <table:table-cell table:style-name="ce13" office:value-type="string" calcext:value-type="string">
            <text:p>Matsunichi</text:p>
          </table:table-cell>
          <table:table-cell table:style-name="ce13"/>
          <table:table-cell table:style-name="ce22"/>
          <table:table-cell table:number-columns-repeated="1017"/>
        </table:table-row>
        <table:table-row table:style-name="ro4">
          <table:table-cell table:style-name="ce5" office:value-type="string" calcext:value-type="string">
            <text:p>MAX</text:p>
          </table:table-cell>
          <table:table-cell table:style-name="ce13" office:value-type="string" calcext:value-type="string">
            <text:p>MaxWest USA</text:p>
          </table:table-cell>
          <table:table-cell table:style-name="ce13" office:value-type="string" calcext:value-type="string">
            <text:p>Maylong</text:p>
          </table:table-cell>
          <table:table-cell table:style-name="ce13" office:value-type="string" calcext:value-type="string">
            <text:p>Memorex</text:p>
          </table:table-cell>
          <table:table-cell table:style-name="ce13" office:value-type="string" calcext:value-type="string">
            <text:p>Micro</text:p>
          </table:table-cell>
          <table:table-cell table:style-name="ce13"/>
          <table:table-cell table:style-name="ce22"/>
          <table:table-cell table:number-columns-repeated="1017"/>
        </table:table-row>
        <table:table-row table:style-name="ro4">
          <table:table-cell table:style-name="ce5" office:value-type="string" calcext:value-type="string">
            <text:p>Micro Solutions Enterpris</text:p>
          </table:table-cell>
          <table:table-cell table:style-name="ce13" office:value-type="string" calcext:value-type="string">
            <text:p>Microsoft</text:p>
          </table:table-cell>
          <table:table-cell table:style-name="ce13" office:value-type="string" calcext:value-type="string">
            <text:p>MOMA</text:p>
          </table:table-cell>
          <table:table-cell table:style-name="ce13" office:value-type="string" calcext:value-type="string">
            <text:p>Monster</text:p>
          </table:table-cell>
          <table:table-cell table:style-name="ce13" office:value-type="string" calcext:value-type="string">
            <text:p>Monster Cable</text:p>
          </table:table-cell>
          <table:table-cell table:style-name="ce13"/>
          <table:table-cell table:style-name="ce22"/>
          <table:table-cell table:number-columns-repeated="1017"/>
        </table:table-row>
        <table:table-row table:style-name="ro4">
          <table:table-cell table:style-name="ce5" office:value-type="string" calcext:value-type="string">
            <text:p>Motorola</text:p>
          </table:table-cell>
          <table:table-cell table:style-name="ce13" office:value-type="string" calcext:value-type="string">
            <text:p>MSI</text:p>
          </table:table-cell>
          <table:table-cell table:style-name="ce13" office:value-type="string" calcext:value-type="string">
            <text:p>Nabi</text:p>
          </table:table-cell>
          <table:table-cell table:style-name="ce13" office:value-type="string" calcext:value-type="string">
            <text:p>Nabis</text:p>
          </table:table-cell>
          <table:table-cell table:style-name="ce13" office:value-type="string" calcext:value-type="string">
            <text:p>Naxa</text:p>
          </table:table-cell>
          <table:table-cell table:style-name="ce13"/>
          <table:table-cell table:style-name="ce22"/>
          <table:table-cell table:number-columns-repeated="1017"/>
        </table:table-row>
        <table:table-row table:style-name="ro4">
          <table:table-cell table:style-name="ce5" office:value-type="string" calcext:value-type="string">
            <text:p>Neff Appliances</text:p>
          </table:table-cell>
          <table:table-cell table:style-name="ce13" office:value-type="string" calcext:value-type="string">
            <text:p>New Balance</text:p>
          </table:table-cell>
          <table:table-cell table:style-name="ce13" office:value-type="string" calcext:value-type="string">
            <text:p>NextBook</text:p>
          </table:table-cell>
          <table:table-cell table:style-name="ce13" office:value-type="string" calcext:value-type="string">
            <text:p>Noble Mount</text:p>
          </table:table-cell>
          <table:table-cell table:style-name="ce13" office:value-type="string" calcext:value-type="string">
            <text:p>Nokia</text:p>
          </table:table-cell>
          <table:table-cell table:style-name="ce13"/>
          <table:table-cell table:style-name="ce22"/>
          <table:table-cell table:number-columns-repeated="1017"/>
        </table:table-row>
        <table:table-row table:style-name="ro4">
          <table:table-cell table:style-name="ce5" office:value-type="string" calcext:value-type="string">
            <text:p>Onda Yerba Mate</text:p>
          </table:table-cell>
          <table:table-cell table:style-name="ce13" office:value-type="string" calcext:value-type="string">
            <text:p>Oregon Scientific</text:p>
          </table:table-cell>
          <table:table-cell table:style-name="ce13" office:value-type="string" calcext:value-type="string">
            <text:p>Panasonic</text:p>
          </table:table-cell>
          <table:table-cell table:style-name="ce13" office:value-type="string" calcext:value-type="string">
            <text:p>Pandigital</text:p>
          </table:table-cell>
          <table:table-cell table:style-name="ce13" office:value-type="string" calcext:value-type="string">
            <text:p>Phoenix</text:p>
          </table:table-cell>
          <table:table-cell table:style-name="ce13"/>
          <table:table-cell table:style-name="ce22"/>
          <table:table-cell table:number-columns-repeated="1017"/>
        </table:table-row>
        <table:table-row table:style-name="ro4">
          <table:table-cell table:style-name="ce5" office:value-type="string" calcext:value-type="string">
            <text:p>Pioneer</text:p>
          </table:table-cell>
          <table:table-cell table:style-name="ce13" office:value-type="string" calcext:value-type="string">
            <text:p>PiPO</text:p>
          </table:table-cell>
          <table:table-cell table:style-name="ce13" office:value-type="string" calcext:value-type="string">
            <text:p>Polaroid</text:p>
          </table:table-cell>
          <table:table-cell table:style-name="ce13" office:value-type="string" calcext:value-type="string">
            <text:p>Power Acoustik</text:p>
          </table:table-cell>
          <table:table-cell table:style-name="ce13" office:value-type="string" calcext:value-type="string">
            <text:p>Power Probe</text:p>
          </table:table-cell>
          <table:table-cell table:style-name="ce13"/>
          <table:table-cell table:style-name="ce22"/>
          <table:table-cell table:number-columns-repeated="1017"/>
        </table:table-row>
        <table:table-row table:style-name="ro4">
          <table:table-cell table:style-name="ce5" office:value-type="string" calcext:value-type="string">
            <text:p>Prestige</text:p>
          </table:table-cell>
          <table:table-cell table:style-name="ce13" office:value-type="string" calcext:value-type="string">
            <text:p>ProScan</text:p>
          </table:table-cell>
          <table:table-cell table:style-name="ce13" office:value-type="string" calcext:value-type="string">
            <text:p>Pyle</text:p>
          </table:table-cell>
          <table:table-cell table:style-name="ce13" office:value-type="string" calcext:value-type="string">
            <text:p>Quantum</text:p>
          </table:table-cell>
          <table:table-cell table:style-name="ce13" office:value-type="string" calcext:value-type="string">
            <text:p>Radian</text:p>
          </table:table-cell>
          <table:table-cell table:style-name="ce13"/>
          <table:table-cell table:style-name="ce22"/>
          <table:table-cell table:number-columns-repeated="1017"/>
        </table:table-row>
        <table:table-row table:style-name="ro4">
          <table:table-cell table:style-name="ce5" office:value-type="string" calcext:value-type="string">
            <text:p>RCA</text:p>
          </table:table-cell>
          <table:table-cell table:style-name="ce13" office:value-type="string" calcext:value-type="string">
            <text:p>Reef</text:p>
          </table:table-cell>
          <table:table-cell table:style-name="ce13" office:value-type="string" calcext:value-type="string">
            <text:p>RhinoTek</text:p>
          </table:table-cell>
          <table:table-cell table:style-name="ce13" office:value-type="string" calcext:value-type="string">
            <text:p>rooCASE</text:p>
          </table:table-cell>
          <table:table-cell table:style-name="ce13" office:value-type="string" calcext:value-type="string">
            <text:p>Ruby</text:p>
          </table:table-cell>
          <table:table-cell table:style-name="ce13"/>
          <table:table-cell table:style-name="ce22"/>
          <table:table-cell table:number-columns-repeated="1017"/>
        </table:table-row>
        <table:table-row table:style-name="ro4">
          <table:table-cell table:style-name="ce5" office:value-type="string" calcext:value-type="string">
            <text:p>Samsung</text:p>
          </table:table-cell>
          <table:table-cell table:style-name="ce13" office:value-type="string" calcext:value-type="string">
            <text:p>Sanei</text:p>
          </table:table-cell>
          <table:table-cell table:style-name="ce13" office:value-type="string" calcext:value-type="string">
            <text:p>Sentron</text:p>
          </table:table-cell>
          <table:table-cell table:style-name="ce13" office:value-type="string" calcext:value-type="string">
            <text:p>Sharp</text:p>
          </table:table-cell>
          <table:table-cell table:style-name="ce13" office:value-type="string" calcext:value-type="string">
            <text:p>Sharper Image</text:p>
          </table:table-cell>
          <table:table-cell table:style-name="ce13"/>
          <table:table-cell table:style-name="ce22"/>
          <table:table-cell table:number-columns-repeated="1017"/>
        </table:table-row>
        <table:table-row table:style-name="ro4">
          <table:table-cell table:style-name="ce5" office:value-type="string" calcext:value-type="string">
            <text:p>Silicon Valley Peripheral</text:p>
          </table:table-cell>
          <table:table-cell table:style-name="ce13" office:value-type="string" calcext:value-type="string">
            <text:p>SKYTEX</text:p>
          </table:table-cell>
          <table:table-cell table:style-name="ce13" office:value-type="string" calcext:value-type="string">
            <text:p>Sonim</text:p>
          </table:table-cell>
          <table:table-cell table:style-name="ce13" office:value-type="string" calcext:value-type="string">
            <text:p>Sony</text:p>
          </table:table-cell>
          <table:table-cell table:style-name="ce13" office:value-type="string" calcext:value-type="string">
            <text:p>Star Manufacturing</text:p>
          </table:table-cell>
          <table:table-cell table:style-name="ce13"/>
          <table:table-cell table:style-name="ce22"/>
          <table:table-cell table:number-columns-repeated="1017"/>
        </table:table-row>
        <table:table-row table:style-name="ro4">
          <table:table-cell table:style-name="ce5" office:value-type="string" calcext:value-type="string">
            <text:p>Stinger</text:p>
          </table:table-cell>
          <table:table-cell table:style-name="ce13" office:value-type="string" calcext:value-type="string">
            <text:p>SumacLife</text:p>
          </table:table-cell>
          <table:table-cell table:style-name="ce13" office:value-type="string" calcext:value-type="string">
            <text:p>Sungale</text:p>
          </table:table-cell>
          <table:table-cell table:style-name="ce13" office:value-type="string" calcext:value-type="string">
            <text:p>Supersonic</text:p>
          </table:table-cell>
          <table:table-cell table:style-name="ce13" office:value-type="string" calcext:value-type="string">
            <text:p>Supersonic Software</text:p>
          </table:table-cell>
          <table:table-cell table:style-name="ce13"/>
          <table:table-cell table:style-name="ce22"/>
          <table:table-cell table:number-columns-repeated="1017"/>
        </table:table-row>
        <table:table-row table:style-name="ro4">
          <table:table-cell table:style-name="ce5" office:value-type="string" calcext:value-type="string">
            <text:p>Sylvania</text:p>
          </table:table-cell>
          <table:table-cell table:style-name="ce13" office:value-type="string" calcext:value-type="string">
            <text:p>T-Max</text:p>
          </table:table-cell>
          <table:table-cell table:style-name="ce13" office:value-type="string" calcext:value-type="string">
            <text:p>TAB</text:p>
          </table:table-cell>
          <table:table-cell table:style-name="ce13" office:value-type="string" calcext:value-type="string">
            <text:p>TallyGenicom</text:p>
          </table:table-cell>
          <table:table-cell table:style-name="ce13" office:value-type="string" calcext:value-type="string">
            <text:p>Team Products</text:p>
          </table:table-cell>
          <table:table-cell table:style-name="ce13"/>
          <table:table-cell table:style-name="ce22"/>
          <table:table-cell table:number-columns-repeated="1017"/>
        </table:table-row>
        <table:table-row table:style-name="ro4">
          <table:table-cell table:style-name="ce5" office:value-type="string" calcext:value-type="string">
            <text:p>Tiger Interactive</text:p>
          </table:table-cell>
          <table:table-cell table:style-name="ce13" office:value-type="string" calcext:value-type="string">
            <text:p>Time</text:p>
          </table:table-cell>
          <table:table-cell table:style-name="ce13" office:value-type="string" calcext:value-type="string">
            <text:p>Tiny Computers</text:p>
          </table:table-cell>
          <table:table-cell table:style-name="ce13" office:value-type="string" calcext:value-type="string">
            <text:p>Tivax</text:p>
          </table:table-cell>
          <table:table-cell table:style-name="ce13" office:value-type="string" calcext:value-type="string">
            <text:p>Toshiba</text:p>
          </table:table-cell>
          <table:table-cell table:style-name="ce13"/>
          <table:table-cell table:style-name="ce22"/>
          <table:table-cell table:number-columns-repeated="1017"/>
        </table:table-row>
        <table:table-row table:style-name="ro4">
          <table:table-cell table:style-name="ce5" office:value-type="string" calcext:value-type="string">
            <text:p>Toy Watch</text:p>
          </table:table-cell>
          <table:table-cell table:style-name="ce13" office:value-type="string" calcext:value-type="string">
            <text:p>Value Plus</text:p>
          </table:table-cell>
          <table:table-cell table:style-name="ce13" office:value-type="string" calcext:value-type="string">
            <text:p>Velocity</text:p>
          </table:table-cell>
          <table:table-cell table:style-name="ce13" office:value-type="string" calcext:value-type="string">
            <text:p>Velocity Micro</text:p>
          </table:table-cell>
          <table:table-cell table:style-name="ce13" office:value-type="string" calcext:value-type="string">
            <text:p>Venstar</text:p>
          </table:table-cell>
          <table:table-cell table:style-name="ce13"/>
          <table:table-cell table:style-name="ce22"/>
          <table:table-cell table:number-columns-repeated="1017"/>
        </table:table-row>
        <table:table-row table:style-name="ro4">
          <table:table-cell table:style-name="ce5" office:value-type="string" calcext:value-type="string">
            <text:p>Venus</text:p>
          </table:table-cell>
          <table:table-cell table:style-name="ce13" office:value-type="string" calcext:value-type="string">
            <text:p>Vera Bradley</text:p>
          </table:table-cell>
          <table:table-cell table:style-name="ce13" office:value-type="string" calcext:value-type="string">
            <text:p>VIA</text:p>
          </table:table-cell>
          <table:table-cell table:style-name="ce13" office:value-type="string" calcext:value-type="string">
            <text:p>ViewSonic</text:p>
          </table:table-cell>
          <table:table-cell table:style-name="ce13" office:value-type="string" calcext:value-type="string">
            <text:p>Vinci</text:p>
          </table:table-cell>
          <table:table-cell table:style-name="ce13"/>
          <table:table-cell table:style-name="ce22"/>
          <table:table-cell table:number-columns-repeated="1017"/>
        </table:table-row>
        <table:table-row table:style-name="ro4">
          <table:table-cell table:style-name="ce5" office:value-type="string" calcext:value-type="string">
            <text:p>Vision</text:p>
          </table:table-cell>
          <table:table-cell table:style-name="ce13" office:value-type="string" calcext:value-type="string">
            <text:p>Visual Land</text:p>
          </table:table-cell>
          <table:table-cell table:style-name="ce13" office:value-type="string" calcext:value-type="string">
            <text:p>vitalASC</text:p>
          </table:table-cell>
          <table:table-cell table:style-name="ce13" office:value-type="string" calcext:value-type="string">
            <text:p>Vivitar</text:p>
          </table:table-cell>
          <table:table-cell table:style-name="ce13" office:value-type="string" calcext:value-type="string">
            <text:p>Vizio</text:p>
          </table:table-cell>
          <table:table-cell table:style-name="ce13"/>
          <table:table-cell table:style-name="ce22"/>
          <table:table-cell table:number-columns-repeated="1017"/>
        </table:table-row>
        <table:table-row table:style-name="ro4">
          <table:table-cell table:style-name="ce5" office:value-type="string" calcext:value-type="string">
            <text:p>Wacom</text:p>
          </table:table-cell>
          <table:table-cell table:style-name="ce13" office:value-type="string" calcext:value-type="string">
            <text:p>Weil Paris</text:p>
          </table:table-cell>
          <table:table-cell table:style-name="ce13" office:value-type="string" calcext:value-type="string">
            <text:p>Workshop</text:p>
          </table:table-cell>
          <table:table-cell table:style-name="ce13" office:value-type="string" calcext:value-type="string">
            <text:p>Xelio</text:p>
          </table:table-cell>
          <table:table-cell table:style-name="ce13" office:value-type="string" calcext:value-type="string">
            <text:p>XOVision</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xmlns.com/foaf/0.1/name&quot;)" office:value-type="string" office:string-value="http://xmlns.com/foaf/0.1/name" calcext:value-type="string">
            <text:p>http://xmlns.com/foaf/0.1/name</text:p>
          </table:table-cell>
          <table:table-cell office:value-type="string" calcext:value-type="string">
            <text:p>name</text:p>
          </table:table-cell>
          <table:table-cell table:formula="of:=AVERAGE([Sheet1.C284:Sheet1.C284])" office:value-type="string" office:string-value="#DIV/0!" calcext:value-type="error">
            <text:p>#DIV/0!</text:p>
          </table:table-cell>
          <table:table-cell table:formula="of:=COUNTIF([Sheet1.D284:Sheet1.D284]; &quot;X&quot;)" office:value-type="float" office:value="0" calcext:value-type="float">
            <text:p>0</text:p>
          </table:table-cell>
          <table:table-cell table:number-columns-repeated="2"/>
          <table:table-cell table:style-name="ce20" table:formula="of:=HYPERLINK(&quot;http://goo.gl/TCjd7M&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ame&quot;)" office:value-type="string" office:string-value="http://dbpedia.org/property/name" calcext:value-type="string">
            <text:p>http://dbpedia.org/property/name</text:p>
          </table:table-cell>
          <table:table-cell office:value-type="string" calcext:value-type="string">
            <text:p>name</text:p>
          </table:table-cell>
          <table:table-cell table:formula="of:=AVERAGE([Sheet1.C285:Sheet1.C285])" office:value-type="string" office:string-value="#DIV/0!" calcext:value-type="error">
            <text:p>#DIV/0!</text:p>
          </table:table-cell>
          <table:table-cell table:formula="of:=COUNTIF([Sheet1.D285:Sheet1.D285]; &quot;X&quot;)" office:value-type="float" office:value="0" calcext:value-type="float">
            <text:p>0</text:p>
          </table:table-cell>
          <table:table-cell office:value-type="string" calcext:value-type="string">
            <text:p>a populated place has Name Åstorp Municipality</text:p>
          </table:table-cell>
          <table:table-cell office:value-type="string" calcext:value-type="string">
            <text:p>an agent has Name Ákos Ráthonyi</text:p>
          </table:table-cell>
          <table:table-cell table:style-name="ce20" table:formula="of:=HYPERLINK(&quot;http://goo.gl/Xt2Jpo&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developer&quot;)" office:value-type="string" office:string-value="http://dbpedia.org/property/developer" calcext:value-type="string">
            <text:p>http://dbpedia.org/property/developer</text:p>
          </table:table-cell>
          <table:table-cell office:value-type="string" calcext:value-type="string">
            <text:p>developer</text:p>
          </table:table-cell>
          <table:table-cell table:formula="of:=AVERAGE([Sheet1.C286:Sheet1.C286])" office:value-type="string" office:string-value="#DIV/0!" calcext:value-type="error">
            <text:p>#DIV/0!</text:p>
          </table:table-cell>
          <table:table-cell table:formula="of:=COUNTIF([Sheet1.D286:Sheet1.D286]; &quot;X&quot;)" office:value-type="float" office:value="0" calcext:value-type="float">
            <text:p>0</text:p>
          </table:table-cell>
          <table:table-cell office:value-type="string" calcext:value-type="string">
            <text:p>a place has developer Berjaya Group (an entity of type company)</text:p>
          </table:table-cell>
          <table:table-cell office:value-type="string" calcext:value-type="string">
            <text:p>a software has developer Ubisoft Montreal (an entity of type organisation)</text:p>
          </table:table-cell>
          <table:table-cell table:style-name="ce20" table:formula="of:=HYPERLINK(&quot;http://goo.gl/5mTnCh&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manufacturer&quot;)" office:value-type="string" office:string-value="http://dbpedia.org/property/manufacturer" calcext:value-type="string">
            <text:p>http://dbpedia.org/property/manufacturer</text:p>
          </table:table-cell>
          <table:table-cell office:value-type="string" calcext:value-type="string">
            <text:p>manufacturer</text:p>
          </table:table-cell>
          <table:table-cell table:formula="of:=AVERAGE([Sheet1.C287:Sheet1.C287])" office:value-type="string" office:string-value="#DIV/0!" calcext:value-type="error">
            <text:p>#DIV/0!</text:p>
          </table:table-cell>
          <table:table-cell table:formula="of:=COUNTIF([Sheet1.D287:Sheet1.D287]; &quot;X&quot;)" office:value-type="float" office:value="0" calcext:value-type="float">
            <text:p>0</text:p>
          </table:table-cell>
          <table:table-cell office:value-type="string" calcext:value-type="string">
            <text:p>a device has manufacturer Raytheon (an entity of type organisation)</text:p>
          </table:table-cell>
          <table:table-cell office:value-type="string" calcext:value-type="string">
            <text:p>a weapon has manufacturer Boeing (an entity of type agent)</text:p>
          </table:table-cell>
          <table:table-cell table:style-name="ce20" table:formula="of:=HYPERLINK(&quot;http://goo.gl/87Zet5&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ontology/manufacturer&quot;)" office:value-type="string" office:string-value="http://dbpedia.org/ontology/manufacturer" calcext:value-type="string">
            <text:p>http://dbpedia.org/ontology/manufacturer</text:p>
          </table:table-cell>
          <table:table-cell table:style-name="ce16" office:value-type="string" calcext:value-type="string">
            <text:p>manufacturer</text:p>
          </table:table-cell>
          <table:table-cell table:formula="of:=AVERAGE([Sheet1.C288:Sheet1.C288])" office:value-type="string" office:string-value="#DIV/0!" calcext:value-type="error">
            <text:p>#DIV/0!</text:p>
          </table:table-cell>
          <table:table-cell table:formula="of:=COUNTIF([Sheet1.D288:Sheet1.D288]; &quot;X&quot;)" office:value-type="float" office:value="0" calcext:value-type="float">
            <text:p>0</text:p>
          </table:table-cell>
          <table:table-cell table:style-name="ce16" office:value-type="string" calcext:value-type="string">
            <text:p>a mean of transportation has manufacturer Adam Aircraft Industries (an entity of type company)</text:p>
          </table:table-cell>
          <table:table-cell table:style-name="ce16" office:value-type="string" calcext:value-type="string">
            <text:p>an automobile has manufacturer Lancia (an entity of type organisation)</text:p>
          </table:table-cell>
          <table:table-cell table:style-name="ce25" table:formula="of:=HYPERLINK(&quot;http://goo.gl/md26nu&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2117679317" calcext:value-type="float">
            <text:p>2117679317</text:p>
          </table:table-cell>
          <table:table-cell office:value-type="string" calcext:value-type="string">
            <text:p>airport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4">
          <table:table-cell table:style-name="ce5" office:value-type="string" calcext:value-type="string">
            <text:p>Abruzzo</text:p>
          </table:table-cell>
          <table:table-cell table:style-name="ce13" office:value-type="string" calcext:value-type="string">
            <text:p>Albenga, Savona</text:p>
          </table:table-cell>
          <table:table-cell table:style-name="ce13" office:value-type="string" calcext:value-type="string">
            <text:p>Alghero, Sassari</text:p>
          </table:table-cell>
          <table:table-cell table:style-name="ce13" office:value-type="string" calcext:value-type="string">
            <text:p>Ancona</text:p>
          </table:table-cell>
          <table:table-cell table:style-name="ce13" office:value-type="string" calcext:value-type="string">
            <text:p>Aosta</text:p>
          </table:table-cell>
          <table:table-cell table:style-name="ce13"/>
          <table:table-cell table:style-name="ce22"/>
          <table:table-cell table:number-columns-repeated="1017"/>
        </table:table-row>
        <table:table-row table:style-name="ro4">
          <table:table-cell table:style-name="ce5" office:value-type="string" calcext:value-type="string">
            <text:p>Arezzo</text:p>
          </table:table-cell>
          <table:table-cell table:style-name="ce13" office:value-type="string" calcext:value-type="string">
            <text:p>Asiago, Vicenza</text:p>
          </table:table-cell>
          <table:table-cell table:style-name="ce13" office:value-type="string" calcext:value-type="string">
            <text:p>Aviano, Pordenone</text:p>
          </table:table-cell>
          <table:table-cell table:style-name="ce13" office:value-type="string" calcext:value-type="string">
            <text:p>Bari</text:p>
          </table:table-cell>
          <table:table-cell table:style-name="ce13" office:value-type="string" calcext:value-type="string">
            <text:p>Belluno</text:p>
          </table:table-cell>
          <table:table-cell table:style-name="ce13"/>
          <table:table-cell table:style-name="ce22"/>
          <table:table-cell table:number-columns-repeated="1017"/>
        </table:table-row>
        <table:table-row table:style-name="ro4">
          <table:table-cell table:style-name="ce5" office:value-type="string" calcext:value-type="string">
            <text:p>Bergamo</text:p>
          </table:table-cell>
          <table:table-cell table:style-name="ce13" office:value-type="string" calcext:value-type="string">
            <text:p>Biella</text:p>
          </table:table-cell>
          <table:table-cell table:style-name="ce13" office:value-type="string" calcext:value-type="string">
            <text:p>Bologna</text:p>
          </table:table-cell>
          <table:table-cell table:style-name="ce13" office:value-type="string" calcext:value-type="string">
            <text:p>Bolzano</text:p>
          </table:table-cell>
          <table:table-cell table:style-name="ce13" office:value-type="string" calcext:value-type="string">
            <text:p>Brescia</text:p>
          </table:table-cell>
          <table:table-cell table:style-name="ce13"/>
          <table:table-cell table:style-name="ce22"/>
          <table:table-cell table:number-columns-repeated="1017"/>
        </table:table-row>
        <table:table-row table:style-name="ro4">
          <table:table-cell table:style-name="ce5" office:value-type="string" calcext:value-type="string">
            <text:p>Brindisi / Salento</text:p>
          </table:table-cell>
          <table:table-cell table:style-name="ce13" office:value-type="string" calcext:value-type="string">
            <text:p>Cagliari</text:p>
          </table:table-cell>
          <table:table-cell table:style-name="ce13" office:value-type="string" calcext:value-type="string">
            <text:p>Cameri, Novara</text:p>
          </table:table-cell>
          <table:table-cell table:style-name="ce13" office:value-type="string" calcext:value-type="string">
            <text:p>Campoformido, Udine</text:p>
          </table:table-cell>
          <table:table-cell table:style-name="ce13" office:value-type="string" calcext:value-type="string">
            <text:p>Capua</text:p>
          </table:table-cell>
          <table:table-cell table:style-name="ce13"/>
          <table:table-cell table:style-name="ce22"/>
          <table:table-cell table:number-columns-repeated="1017"/>
        </table:table-row>
        <table:table-row table:style-name="ro4">
          <table:table-cell table:style-name="ce5" office:value-type="string" calcext:value-type="string">
            <text:p>Carpi</text:p>
          </table:table-cell>
          <table:table-cell table:style-name="ce13" office:value-type="string" calcext:value-type="string">
            <text:p>Caserta</text:p>
          </table:table-cell>
          <table:table-cell table:style-name="ce13" office:value-type="string" calcext:value-type="string">
            <text:p>Catania</text:p>
          </table:table-cell>
          <table:table-cell table:style-name="ce13" office:value-type="string" calcext:value-type="string">
            <text:p>Centocelle (it), Rome</text:p>
          </table:table-cell>
          <table:table-cell table:style-name="ce13" office:value-type="string" calcext:value-type="string">
            <text:p>Cervia, Ravenna</text:p>
          </table:table-cell>
          <table:table-cell table:style-name="ce13"/>
          <table:table-cell table:style-name="ce22"/>
          <table:table-cell table:number-columns-repeated="1017"/>
        </table:table-row>
        <table:table-row table:style-name="ro4">
          <table:table-cell table:style-name="ce5" office:value-type="string" calcext:value-type="string">
            <text:p>Codroipo, Udine</text:p>
          </table:table-cell>
          <table:table-cell table:style-name="ce13" office:value-type="string" calcext:value-type="string">
            <text:p>Comiso</text:p>
          </table:table-cell>
          <table:table-cell table:style-name="ce13" office:value-type="string" calcext:value-type="string">
            <text:p>Cremona</text:p>
          </table:table-cell>
          <table:table-cell table:style-name="ce13" office:value-type="string" calcext:value-type="string">
            <text:p>Crotone</text:p>
          </table:table-cell>
          <table:table-cell table:style-name="ce13" office:value-type="string" calcext:value-type="string">
            <text:p>Cuneo</text:p>
          </table:table-cell>
          <table:table-cell table:style-name="ce13"/>
          <table:table-cell table:style-name="ce22"/>
          <table:table-cell table:number-columns-repeated="1017"/>
        </table:table-row>
        <table:table-row table:style-name="ro4">
          <table:table-cell table:style-name="ce5" office:value-type="string" calcext:value-type="string">
            <text:p>Decimomannu, Cagliari</text:p>
          </table:table-cell>
          <table:table-cell table:style-name="ce13" office:value-type="string" calcext:value-type="string">
            <text:p>Ferrara</text:p>
          </table:table-cell>
          <table:table-cell table:style-name="ce13" office:value-type="string" calcext:value-type="string">
            <text:p>Florence (Firenze)</text:p>
          </table:table-cell>
          <table:table-cell table:style-name="ce13" office:value-type="string" calcext:value-type="string">
            <text:p>Foggia</text:p>
          </table:table-cell>
          <table:table-cell table:style-name="ce13" office:value-type="string" calcext:value-type="string">
            <text:p>Foligno</text:p>
          </table:table-cell>
          <table:table-cell table:style-name="ce13"/>
          <table:table-cell table:style-name="ce22"/>
          <table:table-cell table:number-columns-repeated="1017"/>
        </table:table-row>
        <table:table-row table:style-name="ro4">
          <table:table-cell table:style-name="ce5" office:value-type="string" calcext:value-type="string">
            <text:p>Forlì</text:p>
          </table:table-cell>
          <table:table-cell table:style-name="ce13" office:value-type="string" calcext:value-type="string">
            <text:p>Frosinone</text:p>
          </table:table-cell>
          <table:table-cell table:style-name="ce13" office:value-type="string" calcext:value-type="string">
            <text:p>Genoa (Genova) / Sestri Ponente</text:p>
          </table:table-cell>
          <table:table-cell table:style-name="ce13" office:value-type="string" calcext:value-type="string">
            <text:p>Ghedi, Brescia</text:p>
          </table:table-cell>
          <table:table-cell table:style-name="ce13" office:value-type="string" calcext:value-type="string">
            <text:p>Gioia del Colle, Bari</text:p>
          </table:table-cell>
          <table:table-cell table:style-name="ce13"/>
          <table:table-cell table:style-name="ce22"/>
          <table:table-cell table:number-columns-repeated="1017"/>
        </table:table-row>
        <table:table-row table:style-name="ro4">
          <table:table-cell table:style-name="ce5" office:value-type="string" calcext:value-type="string">
            <text:p>Grosseto</text:p>
          </table:table-cell>
          <table:table-cell table:style-name="ce13" office:value-type="string" calcext:value-type="string">
            <text:p>Guidonia Montecelio, Rome</text:p>
          </table:table-cell>
          <table:table-cell table:style-name="ce13" office:value-type="string" calcext:value-type="string">
            <text:p>Lamezia Terme, Catanzaro</text:p>
          </table:table-cell>
          <table:table-cell table:style-name="ce13" office:value-type="string" calcext:value-type="string">
            <text:p>Lampedusa</text:p>
          </table:table-cell>
          <table:table-cell table:style-name="ce13" office:value-type="string" calcext:value-type="string">
            <text:p>Latina</text:p>
          </table:table-cell>
          <table:table-cell table:style-name="ce13"/>
          <table:table-cell table:style-name="ce22"/>
          <table:table-cell table:number-columns-repeated="1017"/>
        </table:table-row>
        <table:table-row table:style-name="ro4">
          <table:table-cell table:style-name="ce5" office:value-type="string" calcext:value-type="string">
            <text:p>Lecce</text:p>
          </table:table-cell>
          <table:table-cell table:style-name="ce13" office:value-type="string" calcext:value-type="string">
            <text:p>Lucca</text:p>
          </table:table-cell>
          <table:table-cell table:style-name="ce13" office:value-type="string" calcext:value-type="string">
            <text:p>Lugo di Romagna, Ravenna</text:p>
          </table:table-cell>
          <table:table-cell table:style-name="ce13" office:value-type="string" calcext:value-type="string">
            <text:p>Marina di Campo, Elba</text:p>
          </table:table-cell>
          <table:table-cell table:style-name="ce13" office:value-type="string" calcext:value-type="string">
            <text:p>Martina Franca, Taranto</text:p>
          </table:table-cell>
          <table:table-cell table:style-name="ce13"/>
          <table:table-cell table:style-name="ce22"/>
          <table:table-cell table:number-columns-repeated="1017"/>
        </table:table-row>
        <table:table-row table:style-name="ro4">
          <table:table-cell table:style-name="ce5" office:value-type="string" calcext:value-type="string">
            <text:p>Milan</text:p>
          </table:table-cell>
          <table:table-cell table:style-name="ce13" office:value-type="string" calcext:value-type="string">
            <text:p>Modena</text:p>
          </table:table-cell>
          <table:table-cell table:style-name="ce13" office:value-type="string" calcext:value-type="string">
            <text:p>Naples</text:p>
          </table:table-cell>
          <table:table-cell table:style-name="ce13" office:value-type="string" calcext:value-type="string">
            <text:p>Olbia, Olbia-Tempio</text:p>
          </table:table-cell>
          <table:table-cell table:style-name="ce13" office:value-type="string" calcext:value-type="string">
            <text:p>Oristano</text:p>
          </table:table-cell>
          <table:table-cell table:style-name="ce13"/>
          <table:table-cell table:style-name="ce22"/>
          <table:table-cell table:number-columns-repeated="1017"/>
        </table:table-row>
        <table:table-row table:style-name="ro4">
          <table:table-cell table:style-name="ce5" office:value-type="string" calcext:value-type="string">
            <text:p>Padua (Padova)</text:p>
          </table:table-cell>
          <table:table-cell table:style-name="ce13" office:value-type="string" calcext:value-type="string">
            <text:p>Palermo</text:p>
          </table:table-cell>
          <table:table-cell table:style-name="ce13" office:value-type="string" calcext:value-type="string">
            <text:p>Pantelleria, Trapani</text:p>
          </table:table-cell>
          <table:table-cell table:style-name="ce13" office:value-type="string" calcext:value-type="string">
            <text:p>Parma</text:p>
          </table:table-cell>
          <table:table-cell table:style-name="ce13" office:value-type="string" calcext:value-type="string">
            <text:p>Perugia</text:p>
          </table:table-cell>
          <table:table-cell table:style-name="ce13"/>
          <table:table-cell table:style-name="ce22"/>
          <table:table-cell table:number-columns-repeated="1017"/>
        </table:table-row>
        <table:table-row table:style-name="ro4">
          <table:table-cell table:style-name="ce5" office:value-type="string" calcext:value-type="string">
            <text:p>Pescara</text:p>
          </table:table-cell>
          <table:table-cell table:style-name="ce13" office:value-type="string" calcext:value-type="string">
            <text:p>Piacenza</text:p>
          </table:table-cell>
          <table:table-cell table:style-name="ce13" office:value-type="string" calcext:value-type="string">
            <text:p>Pisa</text:p>
          </table:table-cell>
          <table:table-cell table:style-name="ce13" office:value-type="string" calcext:value-type="string">
            <text:p>Pisticci</text:p>
          </table:table-cell>
          <table:table-cell table:style-name="ce13" office:value-type="string" calcext:value-type="string">
            <text:p>Pomezia, Rome</text:p>
          </table:table-cell>
          <table:table-cell table:style-name="ce13"/>
          <table:table-cell table:style-name="ce22"/>
          <table:table-cell table:number-columns-repeated="1017"/>
        </table:table-row>
        <table:table-row table:style-name="ro4">
          <table:table-cell table:style-name="ce5" office:value-type="string" calcext:value-type="string">
            <text:p>Pontedera, Pisa</text:p>
          </table:table-cell>
          <table:table-cell table:style-name="ce13" office:value-type="string" calcext:value-type="string">
            <text:p>Ravenna</text:p>
          </table:table-cell>
          <table:table-cell table:style-name="ce13" office:value-type="string" calcext:value-type="string">
            <text:p>Reggio Calabria</text:p>
          </table:table-cell>
          <table:table-cell table:style-name="ce13" office:value-type="string" calcext:value-type="string">
            <text:p>Reggio Emilia</text:p>
          </table:table-cell>
          <table:table-cell table:style-name="ce13" office:value-type="string" calcext:value-type="string">
            <text:p>Rieti</text:p>
          </table:table-cell>
          <table:table-cell table:style-name="ce13"/>
          <table:table-cell table:style-name="ce22"/>
          <table:table-cell table:number-columns-repeated="1017"/>
        </table:table-row>
        <table:table-row table:style-name="ro4">
          <table:table-cell table:style-name="ce5" office:value-type="string" calcext:value-type="string">
            <text:p>Rimini</text:p>
          </table:table-cell>
          <table:table-cell table:style-name="ce13" office:value-type="string" calcext:value-type="string">
            <text:p>Rome</text:p>
          </table:table-cell>
          <table:table-cell table:style-name="ce13" office:value-type="string" calcext:value-type="string">
            <text:p>Ronchi dei Legionari / Trieste</text:p>
          </table:table-cell>
          <table:table-cell table:style-name="ce13" office:value-type="string" calcext:value-type="string">
            <text:p>Salerno</text:p>
          </table:table-cell>
          <table:table-cell table:style-name="ce13" office:value-type="string" calcext:value-type="string">
            <text:p>Sarzana, La Spezia</text:p>
          </table:table-cell>
          <table:table-cell table:style-name="ce13"/>
          <table:table-cell table:style-name="ce22"/>
          <table:table-cell table:number-columns-repeated="1017"/>
        </table:table-row>
        <table:table-row table:style-name="ro4">
          <table:table-cell table:style-name="ce5" office:value-type="string" calcext:value-type="string">
            <text:p>Siena</text:p>
          </table:table-cell>
          <table:table-cell table:style-name="ce13" office:value-type="string" calcext:value-type="string">
            <text:p>Sigonella</text:p>
          </table:table-cell>
          <table:table-cell table:style-name="ce13" office:value-type="string" calcext:value-type="string">
            <text:p>Taranto</text:p>
          </table:table-cell>
          <table:table-cell table:style-name="ce13" office:value-type="string" calcext:value-type="string">
            <text:p>Toblach (Dobbiaco)</text:p>
          </table:table-cell>
          <table:table-cell table:style-name="ce13" office:value-type="string" calcext:value-type="string">
            <text:p>Tortolì / Arbatax, Ogliastra</text:p>
          </table:table-cell>
          <table:table-cell table:style-name="ce13"/>
          <table:table-cell table:style-name="ce22"/>
          <table:table-cell table:number-columns-repeated="1017"/>
        </table:table-row>
        <table:table-row table:style-name="ro4">
          <table:table-cell table:style-name="ce5" office:value-type="string" calcext:value-type="string">
            <text:p>Trapani</text:p>
          </table:table-cell>
          <table:table-cell table:style-name="ce13" office:value-type="string" calcext:value-type="string">
            <text:p>Trento</text:p>
          </table:table-cell>
          <table:table-cell table:style-name="ce13" office:value-type="string" calcext:value-type="string">
            <text:p>Treviso</text:p>
          </table:table-cell>
          <table:table-cell table:style-name="ce13" office:value-type="string" calcext:value-type="string">
            <text:p>Turin (Torino)</text:p>
          </table:table-cell>
          <table:table-cell table:style-name="ce13" office:value-type="string" calcext:value-type="string">
            <text:p>Varese</text:p>
          </table:table-cell>
          <table:table-cell table:style-name="ce13"/>
          <table:table-cell table:style-name="ce22"/>
          <table:table-cell table:number-columns-repeated="1017"/>
        </table:table-row>
        <table:table-row table:style-name="ro4">
          <table:table-cell table:style-name="ce5" office:value-type="string" calcext:value-type="string">
            <text:p>Venice (Venezia)</text:p>
          </table:table-cell>
          <table:table-cell table:style-name="ce13" office:value-type="string" calcext:value-type="string">
            <text:p>Vergiate, Varese</text:p>
          </table:table-cell>
          <table:table-cell table:style-name="ce13" office:value-type="string" calcext:value-type="string">
            <text:p>Verona</text:p>
          </table:table-cell>
          <table:table-cell table:style-name="ce13" office:value-type="string" calcext:value-type="string">
            <text:p>Vicenza</text:p>
          </table:table-cell>
          <table:table-cell table:style-name="ce13" office:value-type="string" calcext:value-type="string">
            <text:p>Viterbo</text:p>
          </table:table-cell>
          <table:table-cell table:style-name="ce13"/>
          <table:table-cell table:style-name="ce22"/>
          <table:table-cell table:number-columns-repeated="1017"/>
        </table:table-row>
        <table:table-row table:style-name="ro4">
          <table:table-cell table:style-name="ce5" office:value-type="string" calcext:value-type="string">
            <text:p>Voghera, Pavia</text:p>
          </table:table-cell>
          <table:table-cell table:style-name="ce13" table:number-columns-repeated="5"/>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4">
          <table:table-cell table:style-name="ce8" table:formula="of:=HYPERLINK(&quot;http://dbpedia.org/ontology/city&quot;)" office:value-type="string" office:string-value="http://dbpedia.org/ontology/city" calcext:value-type="string">
            <text:p>http://dbpedia.org/ontology/city</text:p>
          </table:table-cell>
          <table:table-cell office:value-type="string" calcext:value-type="string">
            <text:p>city</text:p>
          </table:table-cell>
          <table:table-cell table:formula="of:=AVERAGE([Sheet1.C314:Sheet1.C314])" office:value-type="string" office:string-value="#DIV/0!" calcext:value-type="error">
            <text:p>#DIV/0!</text:p>
          </table:table-cell>
          <table:table-cell table:formula="of:=COUNTIF([Sheet1.D314:Sheet1.D314]; &quot;X&quot;)" office:value-type="float" office:value="0" calcext:value-type="float">
            <text:p>0</text:p>
          </table:table-cell>
          <table:table-cell office:value-type="string" calcext:value-type="string">
            <text:p>a football match has city Frankfurt (an entity of type place)</text:p>
          </table:table-cell>
          <table:table-cell office:value-type="string" calcext:value-type="string">
            <text:p>an organisation has city Chelmsford (an entity of type populated place)</text:p>
          </table:table-cell>
          <table:table-cell table:style-name="ce20" table:formula="of:=HYPERLINK(&quot;http://goo.gl/TNyIMs&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ityServed&quot;)" office:value-type="string" office:string-value="http://dbpedia.org/property/cityServed" calcext:value-type="string">
            <text:p>http://dbpedia.org/property/cityServed</text:p>
          </table:table-cell>
          <table:table-cell office:value-type="string" calcext:value-type="string">
            <text:p>cityServed</text:p>
          </table:table-cell>
          <table:table-cell table:formula="of:=AVERAGE([Sheet1.C315:Sheet1.C315])" office:value-type="string" office:string-value="#DIV/0!" calcext:value-type="error">
            <text:p>#DIV/0!</text:p>
          </table:table-cell>
          <table:table-cell table:formula="of:=COUNTIF([Sheet1.D315:Sheet1.D315]; &quot;X&quot;)" office:value-type="float" office:value="0" calcext:value-type="float">
            <text:p>0</text:p>
          </table:table-cell>
          <table:table-cell office:value-type="string" calcext:value-type="string">
            <text:p>a place has city-served Astana (an entity of type place)</text:p>
          </table:table-cell>
          <table:table-cell office:value-type="string" calcext:value-type="string">
            <text:p>an infrastructure has city-served Izmir (an entity of type municipality)</text:p>
          </table:table-cell>
          <table:table-cell table:style-name="ce20" table:formula="of:=HYPERLINK(&quot;http://goo.gl/085MMb&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location&quot;)" office:value-type="string" office:string-value="http://dbpedia.org/property/location" calcext:value-type="string">
            <text:p>http://dbpedia.org/property/location</text:p>
          </table:table-cell>
          <table:table-cell office:value-type="string" calcext:value-type="string">
            <text:p>location</text:p>
          </table:table-cell>
          <table:table-cell table:formula="of:=AVERAGE([Sheet1.C316:Sheet1.C316])" office:value-type="string" office:string-value="#DIV/0!" calcext:value-type="error">
            <text:p>#DIV/0!</text:p>
          </table:table-cell>
          <table:table-cell table:formula="of:=COUNTIF([Sheet1.D316:Sheet1.D316]; &quot;X&quot;)" office:value-type="float" office:value="0" calcext:value-type="float">
            <text:p>0</text:p>
          </table:table-cell>
          <table:table-cell office:value-type="string" calcext:value-type="string">
            <text:p>a Grand Prix has location France (an entity of type country)</text:p>
          </table:table-cell>
          <table:table-cell office:value-type="string" calcext:value-type="string">
            <text:p>a body of water has location Masurian Lake District (an entity of type place)</text:p>
          </table:table-cell>
          <table:table-cell table:style-name="ce20" table:formula="of:=HYPERLINK(&quot;http://goo.gl/6GTyXb&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ontology/location&quot;)" office:value-type="string" office:string-value="http://dbpedia.org/ontology/location" calcext:value-type="string">
            <text:p>http://dbpedia.org/ontology/location</text:p>
          </table:table-cell>
          <table:table-cell table:style-name="ce16" office:value-type="string" calcext:value-type="string">
            <text:p>location</text:p>
          </table:table-cell>
          <table:table-cell table:formula="of:=AVERAGE([Sheet1.C317:Sheet1.C317])" office:value-type="string" office:string-value="#DIV/0!" calcext:value-type="error">
            <text:p>#DIV/0!</text:p>
          </table:table-cell>
          <table:table-cell table:formula="of:=COUNTIF([Sheet1.D317:Sheet1.D317]; &quot;X&quot;)" office:value-type="float" office:value="0" calcext:value-type="float">
            <text:p>0</text:p>
          </table:table-cell>
          <table:table-cell table:style-name="ce16" office:value-type="string" calcext:value-type="string">
            <text:p>an event has location Buckinghamshire (an entity of type place)</text:p>
          </table:table-cell>
          <table:table-cell table:style-name="ce16" office:value-type="string" calcext:value-type="string">
            <text:p>a company has location Switzerland (an entity of type country)</text:p>
          </table:table-cell>
          <table:table-cell table:style-name="ce25" table:formula="of:=HYPERLINK(&quot;http://goo.gl/Va4zLm&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088443226" calcext:value-type="float">
            <text:p>1088443226</text:p>
          </table:table-cell>
          <table:table-cell office:value-type="string" calcext:value-type="string">
            <text:p>animal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4">
          <table:table-cell table:style-name="ce5" office:value-type="string" calcext:value-type="string">
            <text:p>Acanthocephala</text:p>
          </table:table-cell>
          <table:table-cell table:style-name="ce13" office:value-type="string" calcext:value-type="string">
            <text:p>Acoelomorpha</text:p>
          </table:table-cell>
          <table:table-cell table:style-name="ce13" office:value-type="string" calcext:value-type="string">
            <text:p>Annelida</text:p>
          </table:table-cell>
          <table:table-cell table:style-name="ce13" office:value-type="string" calcext:value-type="string">
            <text:p>Arthropoda</text:p>
          </table:table-cell>
          <table:table-cell table:style-name="ce13" office:value-type="string" calcext:value-type="string">
            <text:p>Brachiopoda</text:p>
          </table:table-cell>
          <table:table-cell table:style-name="ce13"/>
          <table:table-cell table:style-name="ce22"/>
          <table:table-cell table:number-columns-repeated="1017"/>
        </table:table-row>
        <table:table-row table:style-name="ro4">
          <table:table-cell table:style-name="ce5" office:value-type="string" calcext:value-type="string">
            <text:p>Bryozoa</text:p>
          </table:table-cell>
          <table:table-cell table:style-name="ce13" office:value-type="string" calcext:value-type="string">
            <text:p>Chaetognatha</text:p>
          </table:table-cell>
          <table:table-cell table:style-name="ce13" office:value-type="string" calcext:value-type="string">
            <text:p>Chordata</text:p>
          </table:table-cell>
          <table:table-cell table:style-name="ce13" office:value-type="string" calcext:value-type="string">
            <text:p>Cnidaria</text:p>
          </table:table-cell>
          <table:table-cell table:style-name="ce13" office:value-type="string" calcext:value-type="string">
            <text:p>Ctenophora</text:p>
          </table:table-cell>
          <table:table-cell table:style-name="ce13"/>
          <table:table-cell table:style-name="ce22"/>
          <table:table-cell table:number-columns-repeated="1017"/>
        </table:table-row>
        <table:table-row table:style-name="ro4">
          <table:table-cell table:style-name="ce5" office:value-type="string" calcext:value-type="string">
            <text:p>Cycliophora</text:p>
          </table:table-cell>
          <table:table-cell table:style-name="ce13" office:value-type="string" calcext:value-type="string">
            <text:p>Echinodermata</text:p>
          </table:table-cell>
          <table:table-cell table:style-name="ce13" office:value-type="string" calcext:value-type="string">
            <text:p>Entoprocta</text:p>
          </table:table-cell>
          <table:table-cell table:style-name="ce13" office:value-type="string" calcext:value-type="string">
            <text:p>Gastrotricha</text:p>
          </table:table-cell>
          <table:table-cell table:style-name="ce13" office:value-type="string" calcext:value-type="string">
            <text:p>Gnathostomulida</text:p>
          </table:table-cell>
          <table:table-cell table:style-name="ce13"/>
          <table:table-cell table:style-name="ce22"/>
          <table:table-cell table:number-columns-repeated="1017"/>
        </table:table-row>
        <table:table-row table:style-name="ro4">
          <table:table-cell table:style-name="ce5" office:value-type="string" calcext:value-type="string">
            <text:p>Hemichordata</text:p>
          </table:table-cell>
          <table:table-cell table:style-name="ce13" office:value-type="string" calcext:value-type="string">
            <text:p>Kinorhyncha</text:p>
          </table:table-cell>
          <table:table-cell table:style-name="ce13" office:value-type="string" calcext:value-type="string">
            <text:p>Loricifera</text:p>
          </table:table-cell>
          <table:table-cell table:style-name="ce13" office:value-type="string" calcext:value-type="string">
            <text:p>Micrognathozoa</text:p>
          </table:table-cell>
          <table:table-cell table:style-name="ce13" office:value-type="string" calcext:value-type="string">
            <text:p>Mollusca</text:p>
          </table:table-cell>
          <table:table-cell table:style-name="ce13"/>
          <table:table-cell table:style-name="ce22"/>
          <table:table-cell table:number-columns-repeated="1017"/>
        </table:table-row>
        <table:table-row table:style-name="ro4">
          <table:table-cell table:style-name="ce5" office:value-type="string" calcext:value-type="string">
            <text:p>Nematoda</text:p>
          </table:table-cell>
          <table:table-cell table:style-name="ce13" office:value-type="string" calcext:value-type="string">
            <text:p>Nematomorpha</text:p>
          </table:table-cell>
          <table:table-cell table:style-name="ce13" office:value-type="string" calcext:value-type="string">
            <text:p>Nemertea</text:p>
          </table:table-cell>
          <table:table-cell table:style-name="ce13" office:value-type="string" calcext:value-type="string">
            <text:p>Onychophora</text:p>
          </table:table-cell>
          <table:table-cell table:style-name="ce13" office:value-type="string" calcext:value-type="string">
            <text:p>Orthonectida</text:p>
          </table:table-cell>
          <table:table-cell table:style-name="ce13"/>
          <table:table-cell table:style-name="ce22"/>
          <table:table-cell table:number-columns-repeated="1017"/>
        </table:table-row>
        <table:table-row table:style-name="ro4">
          <table:table-cell table:style-name="ce5" office:value-type="string" calcext:value-type="string">
            <text:p>Phoronida</text:p>
          </table:table-cell>
          <table:table-cell table:style-name="ce13" office:value-type="string" calcext:value-type="string">
            <text:p>Placozoa</text:p>
          </table:table-cell>
          <table:table-cell table:style-name="ce13" office:value-type="string" calcext:value-type="string">
            <text:p>Platyhelminthes</text:p>
          </table:table-cell>
          <table:table-cell table:style-name="ce13" office:value-type="string" calcext:value-type="string">
            <text:p>Porifera</text:p>
          </table:table-cell>
          <table:table-cell table:style-name="ce13" office:value-type="string" calcext:value-type="string">
            <text:p>Priapulida</text:p>
          </table:table-cell>
          <table:table-cell table:style-name="ce13"/>
          <table:table-cell table:style-name="ce22"/>
          <table:table-cell table:number-columns-repeated="1017"/>
        </table:table-row>
        <table:table-row table:style-name="ro4">
          <table:table-cell table:style-name="ce5" office:value-type="string" calcext:value-type="string">
            <text:p>Rhombozoa</text:p>
          </table:table-cell>
          <table:table-cell table:style-name="ce13" office:value-type="string" calcext:value-type="string">
            <text:p>Rotifera</text:p>
          </table:table-cell>
          <table:table-cell table:style-name="ce13" office:value-type="string" calcext:value-type="string">
            <text:p>Sipuncula</text:p>
          </table:table-cell>
          <table:table-cell table:style-name="ce13" office:value-type="string" calcext:value-type="string">
            <text:p>Tardigrada</text:p>
          </table:table-cell>
          <table:table-cell table:style-name="ce13" office:value-type="string" calcext:value-type="string">
            <text:p>Xenoturbellida</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4">
          <table:table-cell table:style-name="ce8" table:formula="of:=HYPERLINK(&quot;http://dbpedia.org/property/subdivision&quot;)" office:value-type="string" office:string-value="http://dbpedia.org/property/subdivision" calcext:value-type="string">
            <text:p>http://dbpedia.org/property/subdivision</text:p>
          </table:table-cell>
          <table:table-cell office:value-type="string" calcext:value-type="string">
            <text:p>subdivision</text:p>
          </table:table-cell>
          <table:table-cell table:formula="of:=AVERAGE([Sheet1.C331:Sheet1.C331])" office:value-type="string" office:string-value="#DIV/0!" calcext:value-type="error">
            <text:p>#DIV/0!</text:p>
          </table:table-cell>
          <table:table-cell table:formula="of:=COUNTIF([Sheet1.D331:Sheet1.D331]; &quot;X&quot;)" office:value-type="float" office:value="0" calcext:value-type="float">
            <text:p>0</text:p>
          </table:table-cell>
          <table:table-cell office:value-type="string" calcext:value-type="string">
            <text:p>a mammal has subdivision * Paraxerus cepapi* Paraxerus lucifer* Paraxerus alexandri* Paraxerus boehmi* Paraxerus cooperi* Paraxerus poensis* Paraxerus ochraceus * Paraxerus palliatus* Paraxerus flavovittis* Paraxerus vexillarius* Paraxerus vincenti</text:p>
          </table:table-cell>
          <table:table-cell office:value-type="string" calcext:value-type="string">
            <text:p>a species has subdivision Bretschneidera</text:p>
          </table:table-cell>
          <table:table-cell table:style-name="ce20" table:formula="of:=HYPERLINK(&quot;http://goo.gl/3xTAqI&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hylum&quot;)" office:value-type="string" office:string-value="http://dbpedia.org/property/phylum" calcext:value-type="string">
            <text:p>http://dbpedia.org/property/phylum</text:p>
          </table:table-cell>
          <table:table-cell office:value-type="string" calcext:value-type="string">
            <text:p>phylum</text:p>
          </table:table-cell>
          <table:table-cell table:formula="of:=AVERAGE([Sheet1.C332:Sheet1.C332])" office:value-type="string" office:string-value="#DIV/0!" calcext:value-type="error">
            <text:p>#DIV/0!</text:p>
          </table:table-cell>
          <table:table-cell table:formula="of:=COUNTIF([Sheet1.D332:Sheet1.D332]; &quot;X&quot;)" office:value-type="float" office:value="0" calcext:value-type="float">
            <text:p>0</text:p>
          </table:table-cell>
          <table:table-cell office:value-type="string" calcext:value-type="string">
            <text:p>a species has phylum Percolozoa (an entity of type species)</text:p>
          </table:table-cell>
          <table:table-cell office:value-type="string" calcext:value-type="string">
            <text:p>an arachnid has phylum Arthropod (an entity of type species)</text:p>
          </table:table-cell>
          <table:table-cell table:style-name="ce20" table:formula="of:=HYPERLINK(&quot;http://goo.gl/CK9GML&quot;;&quot;View More&quot;)" office:value-type="string" office:string-value="View More" calcext:value-type="string">
            <text:p>View More</text:p>
          </table:table-cell>
          <table:table-cell table:number-columns-repeated="1017"/>
        </table:table-row>
        <table:table-row table:style-name="ro5">
          <table:table-cell table:style-name="ce8" table:formula="of:=HYPERLINK(&quot;http://dbpedia.org/ontology/phylum&quot;)" office:value-type="string" office:string-value="http://dbpedia.org/ontology/phylum" calcext:value-type="string">
            <text:p>http://dbpedia.org/ontology/phylum</text:p>
          </table:table-cell>
          <table:table-cell office:value-type="string" calcext:value-type="string">
            <text:p>phylum</text:p>
          </table:table-cell>
          <table:table-cell table:formula="of:=AVERAGE([Sheet1.C333:Sheet1.C333])" office:value-type="string" office:string-value="#DIV/0!" calcext:value-type="error">
            <text:p>#DIV/0!</text:p>
          </table:table-cell>
          <table:table-cell table:formula="of:=COUNTIF([Sheet1.D333:Sheet1.D333]; &quot;X&quot;)" office:value-type="float" office:value="0" calcext:value-type="float">
            <text:p>0</text:p>
          </table:table-cell>
          <table:table-cell office:value-type="string" calcext:value-type="string">
            <text:p>an eukaryote has 門_(分類学) Bilateria (an entity of type eukaryote)</text:p>
          </table:table-cell>
          <table:table-cell office:value-type="string" calcext:value-type="string">
            <text:p>an insect has 門_(分類学) Hexapoda (an entity of type animal)</text:p>
          </table:table-cell>
          <table:table-cell table:style-name="ce20" table:formula="of:=HYPERLINK(&quot;http://goo.gl/i4bqFn&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taxon&quot;)" office:value-type="string" office:string-value="http://dbpedia.org/property/taxon" calcext:value-type="string">
            <text:p>http://dbpedia.org/property/taxon</text:p>
          </table:table-cell>
          <table:table-cell office:value-type="string" calcext:value-type="string">
            <text:p>taxon</text:p>
          </table:table-cell>
          <table:table-cell table:formula="of:=AVERAGE([Sheet1.C334:Sheet1.C334])" office:value-type="string" office:string-value="#DIV/0!" calcext:value-type="error">
            <text:p>#DIV/0!</text:p>
          </table:table-cell>
          <table:table-cell table:formula="of:=COUNTIF([Sheet1.D334:Sheet1.D334]; &quot;X&quot;)" office:value-type="float" office:value="0" calcext:value-type="float">
            <text:p>0</text:p>
          </table:table-cell>
          <table:table-cell office:value-type="string" calcext:value-type="string">
            <text:p>an animal has taxon Micropterus cataractae</text:p>
          </table:table-cell>
          <table:table-cell office:value-type="string" calcext:value-type="string">
            <text:p>a species has taxon Scleropages formosus</text:p>
          </table:table-cell>
          <table:table-cell table:style-name="ce20" table:formula="of:=HYPERLINK(&quot;http://goo.gl/bkDhMT&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divisio&quot;)" office:value-type="string" office:string-value="http://dbpedia.org/property/divisio" calcext:value-type="string">
            <text:p>http://dbpedia.org/property/divisio</text:p>
          </table:table-cell>
          <table:table-cell office:value-type="string" calcext:value-type="string">
            <text:p>divisio</text:p>
          </table:table-cell>
          <table:table-cell table:formula="of:=AVERAGE([Sheet1.C335:Sheet1.C335])" office:value-type="string" office:string-value="#DIV/0!" calcext:value-type="error">
            <text:p>#DIV/0!</text:p>
          </table:table-cell>
          <table:table-cell table:formula="of:=COUNTIF([Sheet1.D335:Sheet1.D335]; &quot;X&quot;)" office:value-type="float" office:value="0" calcext:value-type="float">
            <text:p>0</text:p>
          </table:table-cell>
          <table:table-cell office:value-type="string" calcext:value-type="string">
            <text:p>a species has divisio Flowering plant (an entity of type flowering plant)</text:p>
          </table:table-cell>
          <table:table-cell office:value-type="string" calcext:value-type="string">
            <text:p>a plant has divisio Spermatophyte (an entity of type species)</text:p>
          </table:table-cell>
          <table:table-cell table:style-name="ce20" table:formula="of:=HYPERLINK(&quot;http://goo.gl/bB3EeP&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division&quot;)" office:value-type="string" office:string-value="http://dbpedia.org/ontology/division" calcext:value-type="string">
            <text:p>http://dbpedia.org/ontology/division</text:p>
          </table:table-cell>
          <table:table-cell office:value-type="string" calcext:value-type="string">
            <text:p>division</text:p>
          </table:table-cell>
          <table:table-cell table:formula="of:=AVERAGE([Sheet1.C336:Sheet1.C336])" office:value-type="string" office:string-value="#DIV/0!" calcext:value-type="error">
            <text:p>#DIV/0!</text:p>
          </table:table-cell>
          <table:table-cell table:formula="of:=COUNTIF([Sheet1.D336:Sheet1.D336]; &quot;X&quot;)" office:value-type="float" office:value="0" calcext:value-type="float">
            <text:p>0</text:p>
          </table:table-cell>
          <table:table-cell office:value-type="string" calcext:value-type="string">
            <text:p>a populated place has division Adlershof (an entity of type municipality)</text:p>
          </table:table-cell>
          <table:table-cell office:value-type="string" calcext:value-type="string">
            <text:p>an agent has division Alenia Composite</text:p>
          </table:table-cell>
          <table:table-cell table:style-name="ce20" table:formula="of:=HYPERLINK(&quot;http://goo.gl/ohxcA0&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pecies&quot;)" office:value-type="string" office:string-value="http://dbpedia.org/property/species" calcext:value-type="string">
            <text:p>http://dbpedia.org/property/species</text:p>
          </table:table-cell>
          <table:table-cell office:value-type="string" calcext:value-type="string">
            <text:p>species</text:p>
          </table:table-cell>
          <table:table-cell table:formula="of:=AVERAGE([Sheet1.C337:Sheet1.C337])" office:value-type="string" office:string-value="#DIV/0!" calcext:value-type="error">
            <text:p>#DIV/0!</text:p>
          </table:table-cell>
          <table:table-cell table:formula="of:=COUNTIF([Sheet1.D337:Sheet1.D337]; &quot;X&quot;)" office:value-type="float" office:value="0" calcext:value-type="float">
            <text:p>0</text:p>
          </table:table-cell>
          <table:table-cell office:value-type="string" calcext:value-type="string">
            <text:p>a bird has species P. eupatria</text:p>
          </table:table-cell>
          <table:table-cell office:value-type="string" calcext:value-type="string">
            <text:p>a species has species A. triostegus</text:p>
          </table:table-cell>
          <table:table-cell table:style-name="ce20" table:formula="of:=HYPERLINK(&quot;http://goo.gl/sRhnvM&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genus&quot;)" office:value-type="string" office:string-value="http://dbpedia.org/property/genus" calcext:value-type="string">
            <text:p>http://dbpedia.org/property/genus</text:p>
          </table:table-cell>
          <table:table-cell office:value-type="string" calcext:value-type="string">
            <text:p>genus</text:p>
          </table:table-cell>
          <table:table-cell table:formula="of:=AVERAGE([Sheet1.C338:Sheet1.C338])" office:value-type="string" office:string-value="#DIV/0!" calcext:value-type="error">
            <text:p>#DIV/0!</text:p>
          </table:table-cell>
          <table:table-cell table:formula="of:=COUNTIF([Sheet1.D338:Sheet1.D338]; &quot;X&quot;)" office:value-type="float" office:value="0" calcext:value-type="float">
            <text:p>0</text:p>
          </table:table-cell>
          <table:table-cell office:value-type="string" calcext:value-type="string">
            <text:p>an eukaryote has genus Nettapus</text:p>
          </table:table-cell>
          <table:table-cell office:value-type="string" calcext:value-type="string">
            <text:p>a species has genus Abies</text:p>
          </table:table-cell>
          <table:table-cell table:style-name="ce20" table:formula="of:=HYPERLINK(&quot;http://goo.gl/uvJkJN&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ontology/class&quot;)" office:value-type="string" office:string-value="http://dbpedia.org/ontology/class" calcext:value-type="string">
            <text:p>http://dbpedia.org/ontology/class</text:p>
          </table:table-cell>
          <table:table-cell table:style-name="ce16" office:value-type="string" calcext:value-type="string">
            <text:p>class</text:p>
          </table:table-cell>
          <table:table-cell table:formula="of:=AVERAGE([Sheet1.C339:Sheet1.C339])" office:value-type="string" office:string-value="#DIV/0!" calcext:value-type="error">
            <text:p>#DIV/0!</text:p>
          </table:table-cell>
          <table:table-cell table:formula="of:=COUNTIF([Sheet1.D339:Sheet1.D339]; &quot;X&quot;)" office:value-type="float" office:value="0" calcext:value-type="float">
            <text:p>0</text:p>
          </table:table-cell>
          <table:table-cell table:style-name="ce16" office:value-type="string" calcext:value-type="string">
            <text:p>a species has class Actinobacteria (an entity of type species)</text:p>
          </table:table-cell>
          <table:table-cell table:style-name="ce16" office:value-type="string" calcext:value-type="string">
            <text:p>an automobile has class Compact executive car</text:p>
          </table:table-cell>
          <table:table-cell table:style-name="ce25" table:formula="of:=HYPERLINK(&quot;http://goo.gl/o5zJA5&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213755943" calcext:value-type="float">
            <text:p>213755943</text:p>
          </table:table-cell>
          <table:table-cell office:value-type="string" calcext:value-type="string">
            <text:p>animal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Cretaceous</text:p>
          </table:table-cell>
          <table:table-cell table:style-name="ce13" office:value-type="string" calcext:value-type="string">
            <text:p>Jurassic</text:p>
          </table:table-cell>
          <table:table-cell table:style-name="ce13" office:value-type="string" calcext:value-type="string">
            <text:p>Triassic</text:p>
          </table:table-cell>
          <table:table-cell table:style-name="ce13" table:number-columns-repeated="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period&quot;)" office:value-type="string" office:string-value="http://dbpedia.org/property/period" calcext:value-type="string">
            <text:p>http://dbpedia.org/property/period</text:p>
          </table:table-cell>
          <table:table-cell office:value-type="string" calcext:value-type="string">
            <text:p>period</text:p>
          </table:table-cell>
          <table:table-cell table:formula="of:=AVERAGE([Sheet1.C347:Sheet1.C347])" office:value-type="string" office:string-value="#DIV/0!" calcext:value-type="error">
            <text:p>#DIV/0!</text:p>
          </table:table-cell>
          <table:table-cell table:formula="of:=COUNTIF([Sheet1.D347:Sheet1.D347]; &quot;X&quot;)" office:value-type="float" office:value="0" calcext:value-type="float">
            <text:p>0</text:p>
          </table:table-cell>
          <table:table-cell office:value-type="string" calcext:value-type="string">
            <text:p>a celestial body has period 2.4814373760000002E8</text:p>
          </table:table-cell>
          <table:table-cell office:value-type="string" calcext:value-type="string">
            <text:p>a celestial body has period 1.82498832E8</text:p>
          </table:table-cell>
          <table:table-cell table:style-name="ce20" table:formula="of:=HYPERLINK(&quot;http://goo.gl/NWmOi5&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fossilRange&quot;)" office:value-type="string" office:string-value="http://dbpedia.org/property/fossilRange" calcext:value-type="string">
            <text:p>http://dbpedia.org/property/fossilRange</text:p>
          </table:table-cell>
          <table:table-cell office:value-type="string" calcext:value-type="string">
            <text:p>fossilRange</text:p>
          </table:table-cell>
          <table:table-cell table:formula="of:=AVERAGE([Sheet1.C348:Sheet1.C348])" office:value-type="string" office:string-value="#DIV/0!" calcext:value-type="error">
            <text:p>#DIV/0!</text:p>
          </table:table-cell>
          <table:table-cell table:formula="of:=COUNTIF([Sheet1.D348:Sheet1.D348]; &quot;X&quot;)" office:value-type="float" office:value="0" calcext:value-type="float">
            <text:p>0</text:p>
          </table:table-cell>
          <table:table-cell office:value-type="string" calcext:value-type="string">
            <text:p>a mammal has fossil range Pliocene</text:p>
          </table:table-cell>
          <table:table-cell office:value-type="string" calcext:value-type="string">
            <text:p>an eukaryote has fossil range Cretaceous</text:p>
          </table:table-cell>
          <table:table-cell table:style-name="ce20" table:formula="of:=HYPERLINK(&quot;http://goo.gl/94pL7K&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oldestFossil&quot;)" office:value-type="string" office:string-value="http://dbpedia.org/property/oldestFossil" calcext:value-type="string">
            <text:p>http://dbpedia.org/property/oldestFossil</text:p>
          </table:table-cell>
          <table:table-cell office:value-type="string" calcext:value-type="string">
            <text:p>oldestFossil</text:p>
          </table:table-cell>
          <table:table-cell table:formula="of:=AVERAGE([Sheet1.C349:Sheet1.C349])" office:value-type="string" office:string-value="#DIV/0!" calcext:value-type="error">
            <text:p>#DIV/0!</text:p>
          </table:table-cell>
          <table:table-cell table:formula="of:=COUNTIF([Sheet1.D349:Sheet1.D349]; &quot;X&quot;)" office:value-type="float" office:value="0" calcext:value-type="float">
            <text:p>0</text:p>
          </table:table-cell>
          <table:table-cell office:value-type="string" calcext:value-type="string">
            <text:p>a species has oldest fossil Late Jurassic</text:p>
          </table:table-cell>
          <table:table-cell office:value-type="string" calcext:value-type="string">
            <text:p>an eukaryote has oldest fossil Upper Cambrian</text:p>
          </table:table-cell>
          <table:table-cell table:style-name="ce20" table:formula="of:=HYPERLINK(&quot;http://goo.gl/6kSglU&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xtinct&quot;)" office:value-type="string" office:string-value="http://dbpedia.org/property/extinct" calcext:value-type="string">
            <text:p>http://dbpedia.org/property/extinct</text:p>
          </table:table-cell>
          <table:table-cell office:value-type="string" calcext:value-type="string">
            <text:p>extinct</text:p>
          </table:table-cell>
          <table:table-cell table:formula="of:=AVERAGE([Sheet1.C350:Sheet1.C350])" office:value-type="string" office:string-value="#DIV/0!" calcext:value-type="error">
            <text:p>#DIV/0!</text:p>
          </table:table-cell>
          <table:table-cell table:formula="of:=COUNTIF([Sheet1.D350:Sheet1.D350]; &quot;X&quot;)" office:value-type="float" office:value="0" calcext:value-type="float">
            <text:p>0</text:p>
          </table:table-cell>
          <table:table-cell office:value-type="string" calcext:value-type="string">
            <text:p>an animal has extinct 1989</text:p>
          </table:table-cell>
          <table:table-cell office:value-type="string" calcext:value-type="string">
            <text:p>an eukaryote has extinct c. 8,000 BP</text:p>
          </table:table-cell>
          <table:table-cell table:style-name="ce20" table:formula="of:=HYPERLINK(&quot;http://goo.gl/ZCScda&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youngestFossil&quot;)" office:value-type="string" office:string-value="http://dbpedia.org/property/youngestFossil" calcext:value-type="string">
            <text:p>http://dbpedia.org/property/youngestFossil</text:p>
          </table:table-cell>
          <table:table-cell table:style-name="ce16" office:value-type="string" calcext:value-type="string">
            <text:p>youngestFossil</text:p>
          </table:table-cell>
          <table:table-cell table:formula="of:=AVERAGE([Sheet1.C351:Sheet1.C351])" office:value-type="string" office:string-value="#DIV/0!" calcext:value-type="error">
            <text:p>#DIV/0!</text:p>
          </table:table-cell>
          <table:table-cell table:formula="of:=COUNTIF([Sheet1.D351:Sheet1.D351]; &quot;X&quot;)" office:value-type="float" office:value="0" calcext:value-type="float">
            <text:p>0</text:p>
          </table:table-cell>
          <table:table-cell table:style-name="ce16" office:value-type="string" calcext:value-type="string">
            <text:p>an eukaryote has youngest fossil Middle Cambrian</text:p>
          </table:table-cell>
          <table:table-cell table:style-name="ce16" office:value-type="string" calcext:value-type="string">
            <text:p>a species has youngest fossil Ordovician</text:p>
          </table:table-cell>
          <table:table-cell table:style-name="ce25" table:formula="of:=HYPERLINK(&quot;http://goo.gl/riEPjS&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991851157" calcext:value-type="float">
            <text:p>991851157</text:p>
          </table:table-cell>
          <table:table-cell office:value-type="string" calcext:value-type="string">
            <text:p>basketball player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Argentina</text:p>
          </table:table-cell>
          <table:table-cell table:style-name="ce13" office:value-type="string" calcext:value-type="string">
            <text:p>Australia</text:p>
          </table:table-cell>
          <table:table-cell table:style-name="ce13" office:value-type="string" calcext:value-type="string">
            <text:p>Bahamas</text:p>
          </table:table-cell>
          <table:table-cell table:style-name="ce13" office:value-type="string" calcext:value-type="string">
            <text:p>Belgium</text:p>
          </table:table-cell>
          <table:table-cell table:style-name="ce13" office:value-type="string" calcext:value-type="string">
            <text:p>Belize</text:p>
          </table:table-cell>
          <table:table-cell table:style-name="ce13"/>
          <table:table-cell table:style-name="ce22"/>
          <table:table-cell table:number-columns-repeated="1017"/>
        </table:table-row>
        <table:table-row table:style-name="ro1">
          <table:table-cell table:style-name="ce5" office:value-type="string" calcext:value-type="string">
            <text:p>Bosnia and Herzegovina</text:p>
          </table:table-cell>
          <table:table-cell table:style-name="ce13" office:value-type="string" calcext:value-type="string">
            <text:p>Brazil</text:p>
          </table:table-cell>
          <table:table-cell table:style-name="ce13" office:value-type="string" calcext:value-type="string">
            <text:p>Bulgaria</text:p>
          </table:table-cell>
          <table:table-cell table:style-name="ce13" office:value-type="string" calcext:value-type="string">
            <text:p>Cameroon</text:p>
          </table:table-cell>
          <table:table-cell table:style-name="ce13" office:value-type="string" calcext:value-type="string">
            <text:p>Canada</text:p>
          </table:table-cell>
          <table:table-cell table:style-name="ce13"/>
          <table:table-cell table:style-name="ce22"/>
          <table:table-cell table:number-columns-repeated="1017"/>
        </table:table-row>
        <table:table-row table:style-name="ro1">
          <table:table-cell table:style-name="ce5" office:value-type="string" calcext:value-type="string">
            <text:p>China</text:p>
          </table:table-cell>
          <table:table-cell table:style-name="ce13" office:value-type="string" calcext:value-type="string">
            <text:p>Croatia</text:p>
          </table:table-cell>
          <table:table-cell table:style-name="ce13" office:value-type="string" calcext:value-type="string">
            <text:p>Cuba</text:p>
          </table:table-cell>
          <table:table-cell table:style-name="ce13" office:value-type="string" calcext:value-type="string">
            <text:p>Czech Republic</text:p>
          </table:table-cell>
          <table:table-cell table:style-name="ce13" office:value-type="string" calcext:value-type="string">
            <text:p>Democratic Republic of the Congo</text:p>
          </table:table-cell>
          <table:table-cell table:style-name="ce13"/>
          <table:table-cell table:style-name="ce22"/>
          <table:table-cell table:number-columns-repeated="1017"/>
        </table:table-row>
        <table:table-row table:style-name="ro1">
          <table:table-cell table:style-name="ce5" office:value-type="string" calcext:value-type="string">
            <text:p>Dominica</text:p>
          </table:table-cell>
          <table:table-cell table:style-name="ce13" office:value-type="string" calcext:value-type="string">
            <text:p>Dominican Republic</text:p>
          </table:table-cell>
          <table:table-cell table:style-name="ce13" office:value-type="string" calcext:value-type="string">
            <text:p>Estonia</text:p>
          </table:table-cell>
          <table:table-cell table:style-name="ce13" office:value-type="string" calcext:value-type="string">
            <text:p>Finland</text:p>
          </table:table-cell>
          <table:table-cell table:style-name="ce13" office:value-type="string" calcext:value-type="string">
            <text:p>France</text:p>
          </table:table-cell>
          <table:table-cell table:style-name="ce13"/>
          <table:table-cell table:style-name="ce22"/>
          <table:table-cell table:number-columns-repeated="1017"/>
        </table:table-row>
        <table:table-row table:style-name="ro1">
          <table:table-cell table:style-name="ce5" office:value-type="string" calcext:value-type="string">
            <text:p>Gabon</text:p>
          </table:table-cell>
          <table:table-cell table:style-name="ce13" office:value-type="string" calcext:value-type="string">
            <text:p>Georgia</text:p>
          </table:table-cell>
          <table:table-cell table:style-name="ce13" office:value-type="string" calcext:value-type="string">
            <text:p>Germany</text:p>
          </table:table-cell>
          <table:table-cell table:style-name="ce13" office:value-type="string" calcext:value-type="string">
            <text:p>Great Britain  England</text:p>
          </table:table-cell>
          <table:table-cell table:style-name="ce13" office:value-type="string" calcext:value-type="string">
            <text:p>Great Britain  Scotland</text:p>
          </table:table-cell>
          <table:table-cell table:style-name="ce13"/>
          <table:table-cell table:style-name="ce22"/>
          <table:table-cell table:number-columns-repeated="1017"/>
        </table:table-row>
        <table:table-row table:style-name="ro1">
          <table:table-cell table:style-name="ce5" office:value-type="string" calcext:value-type="string">
            <text:p>Greece</text:p>
          </table:table-cell>
          <table:table-cell table:style-name="ce13" office:value-type="string" calcext:value-type="string">
            <text:p>Guyana</text:p>
          </table:table-cell>
          <table:table-cell table:style-name="ce13" office:value-type="string" calcext:value-type="string">
            <text:p>Haiti</text:p>
          </table:table-cell>
          <table:table-cell table:style-name="ce13" office:value-type="string" calcext:value-type="string">
            <text:p>Hungary</text:p>
          </table:table-cell>
          <table:table-cell table:style-name="ce13" office:value-type="string" calcext:value-type="string">
            <text:p>Iceland</text:p>
          </table:table-cell>
          <table:table-cell table:style-name="ce13"/>
          <table:table-cell table:style-name="ce22"/>
          <table:table-cell table:number-columns-repeated="1017"/>
        </table:table-row>
        <table:table-row table:style-name="ro1">
          <table:table-cell table:style-name="ce5" office:value-type="string" calcext:value-type="string">
            <text:p>Iran</text:p>
          </table:table-cell>
          <table:table-cell table:style-name="ce13" office:value-type="string" calcext:value-type="string">
            <text:p>Ireland</text:p>
          </table:table-cell>
          <table:table-cell table:style-name="ce13" office:value-type="string" calcext:value-type="string">
            <text:p>Israel</text:p>
          </table:table-cell>
          <table:table-cell table:style-name="ce13" office:value-type="string" calcext:value-type="string">
            <text:p>Italy</text:p>
          </table:table-cell>
          <table:table-cell table:style-name="ce13" office:value-type="string" calcext:value-type="string">
            <text:p>Jamaica</text:p>
          </table:table-cell>
          <table:table-cell table:style-name="ce13"/>
          <table:table-cell table:style-name="ce22"/>
          <table:table-cell table:number-columns-repeated="1017"/>
        </table:table-row>
        <table:table-row table:style-name="ro1">
          <table:table-cell table:style-name="ce5" office:value-type="string" calcext:value-type="string">
            <text:p>Japan</text:p>
          </table:table-cell>
          <table:table-cell table:style-name="ce13" office:value-type="string" calcext:value-type="string">
            <text:p>Latvia</text:p>
          </table:table-cell>
          <table:table-cell table:style-name="ce13" office:value-type="string" calcext:value-type="string">
            <text:p>Lebanon</text:p>
          </table:table-cell>
          <table:table-cell table:style-name="ce13" office:value-type="string" calcext:value-type="string">
            <text:p>Libya</text:p>
          </table:table-cell>
          <table:table-cell table:style-name="ce13" office:value-type="string" calcext:value-type="string">
            <text:p>Lithuania</text:p>
          </table:table-cell>
          <table:table-cell table:style-name="ce13"/>
          <table:table-cell table:style-name="ce22"/>
          <table:table-cell table:number-columns-repeated="1017"/>
        </table:table-row>
        <table:table-row table:style-name="ro1">
          <table:table-cell table:style-name="ce5" office:value-type="string" calcext:value-type="string">
            <text:p>Macedonia</text:p>
          </table:table-cell>
          <table:table-cell table:style-name="ce13" office:value-type="string" calcext:value-type="string">
            <text:p>Mali</text:p>
          </table:table-cell>
          <table:table-cell table:style-name="ce13" office:value-type="string" calcext:value-type="string">
            <text:p>Mexico</text:p>
          </table:table-cell>
          <table:table-cell table:style-name="ce13" office:value-type="string" calcext:value-type="string">
            <text:p>Montenegro</text:p>
          </table:table-cell>
          <table:table-cell table:style-name="ce13" office:value-type="string" calcext:value-type="string">
            <text:p>Netherlands</text:p>
          </table:table-cell>
          <table:table-cell table:style-name="ce13"/>
          <table:table-cell table:style-name="ce22"/>
          <table:table-cell table:number-columns-repeated="1017"/>
        </table:table-row>
        <table:table-row table:style-name="ro4">
          <table:table-cell table:style-name="ce5" office:value-type="string" calcext:value-type="string">
            <text:p>New Zealand</text:p>
          </table:table-cell>
          <table:table-cell table:style-name="ce13" office:value-type="string" calcext:value-type="string">
            <text:p>Nigeria</text:p>
          </table:table-cell>
          <table:table-cell table:style-name="ce13" office:value-type="string" calcext:value-type="string">
            <text:p>Norway</text:p>
          </table:table-cell>
          <table:table-cell table:style-name="ce13" office:value-type="string" calcext:value-type="string">
            <text:p>Panama</text:p>
          </table:table-cell>
          <table:table-cell table:style-name="ce13" office:value-type="string" calcext:value-type="string">
            <text:p>Poland</text:p>
          </table:table-cell>
          <table:table-cell table:style-name="ce13"/>
          <table:table-cell table:style-name="ce22"/>
          <table:table-cell table:number-columns-repeated="1017"/>
        </table:table-row>
        <table:table-row table:style-name="ro4">
          <table:table-cell table:style-name="ce5" office:value-type="string" calcext:value-type="string">
            <text:p>Puerto Rico</text:p>
          </table:table-cell>
          <table:table-cell table:style-name="ce13" office:value-type="string" calcext:value-type="string">
            <text:p>Qatar</text:p>
          </table:table-cell>
          <table:table-cell table:style-name="ce13" office:value-type="string" calcext:value-type="string">
            <text:p>Romania</text:p>
          </table:table-cell>
          <table:table-cell table:style-name="ce13" office:value-type="string" calcext:value-type="string">
            <text:p>Russia</text:p>
          </table:table-cell>
          <table:table-cell table:style-name="ce13" office:value-type="string" calcext:value-type="string">
            <text:p>Senegal</text:p>
          </table:table-cell>
          <table:table-cell table:style-name="ce13"/>
          <table:table-cell table:style-name="ce22"/>
          <table:table-cell table:number-columns-repeated="1017"/>
        </table:table-row>
        <table:table-row table:style-name="ro1">
          <table:table-cell table:style-name="ce5" office:value-type="string" calcext:value-type="string">
            <text:p>Serbia</text:p>
          </table:table-cell>
          <table:table-cell table:style-name="ce13" office:value-type="string" calcext:value-type="string">
            <text:p>Slovakia</text:p>
          </table:table-cell>
          <table:table-cell table:style-name="ce13" office:value-type="string" calcext:value-type="string">
            <text:p>Slovenia</text:p>
          </table:table-cell>
          <table:table-cell table:style-name="ce13" office:value-type="string" calcext:value-type="string">
            <text:p>South Korea</text:p>
          </table:table-cell>
          <table:table-cell table:style-name="ce13" office:value-type="string" calcext:value-type="string">
            <text:p>South Sudan</text:p>
          </table:table-cell>
          <table:table-cell table:style-name="ce13"/>
          <table:table-cell table:style-name="ce22"/>
          <table:table-cell table:number-columns-repeated="1017"/>
        </table:table-row>
        <table:table-row table:style-name="ro1">
          <table:table-cell table:style-name="ce5" office:value-type="string" calcext:value-type="string">
            <text:p>Spain</text:p>
          </table:table-cell>
          <table:table-cell table:style-name="ce13" office:value-type="string" calcext:value-type="string">
            <text:p>Sudan</text:p>
          </table:table-cell>
          <table:table-cell table:style-name="ce13" office:value-type="string" calcext:value-type="string">
            <text:p>Sweden</text:p>
          </table:table-cell>
          <table:table-cell table:style-name="ce13" office:value-type="string" calcext:value-type="string">
            <text:p>Switzerland</text:p>
          </table:table-cell>
          <table:table-cell table:style-name="ce13" office:value-type="string" calcext:value-type="string">
            <text:p>Tanzania</text:p>
          </table:table-cell>
          <table:table-cell table:style-name="ce13"/>
          <table:table-cell table:style-name="ce22"/>
          <table:table-cell table:number-columns-repeated="1017"/>
        </table:table-row>
        <table:table-row table:style-name="ro1">
          <table:table-cell table:style-name="ce5" office:value-type="string" calcext:value-type="string">
            <text:p>Trinidad and Tobago</text:p>
          </table:table-cell>
          <table:table-cell table:style-name="ce13" office:value-type="string" calcext:value-type="string">
            <text:p>Turkey</text:p>
          </table:table-cell>
          <table:table-cell table:style-name="ce13" office:value-type="string" calcext:value-type="string">
            <text:p>Ukraine</text:p>
          </table:table-cell>
          <table:table-cell table:style-name="ce13" office:value-type="string" calcext:value-type="string">
            <text:p>United States</text:p>
          </table:table-cell>
          <table:table-cell table:style-name="ce13" office:value-type="string" calcext:value-type="string">
            <text:p>Uruguay</text:p>
          </table:table-cell>
          <table:table-cell table:style-name="ce13"/>
          <table:table-cell table:style-name="ce22"/>
          <table:table-cell table:number-columns-repeated="1017"/>
        </table:table-row>
        <table:table-row table:style-name="ro1">
          <table:table-cell table:style-name="ce5" office:value-type="string" calcext:value-type="string">
            <text:p>U.S. Virgin Islands</text:p>
          </table:table-cell>
          <table:table-cell table:style-name="ce13" office:value-type="string" calcext:value-type="string">
            <text:p>Venezuela</text:p>
          </table:table-cell>
          <table:table-cell table:style-name="ce13" table:number-columns-repeated="4"/>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4">
          <table:table-cell table:style-name="ce8" table:formula="of:=HYPERLINK(&quot;http://dbpedia.org/property/placeOfBirth&quot;)" office:value-type="string" office:string-value="http://dbpedia.org/property/placeOfBirth" calcext:value-type="string">
            <text:p>http://dbpedia.org/property/placeOfBirth</text:p>
          </table:table-cell>
          <table:table-cell office:value-type="string" calcext:value-type="string">
            <text:p>placeOfBirth</text:p>
          </table:table-cell>
          <table:table-cell table:formula="of:=AVERAGE([Sheet1.C373:Sheet1.C373])" office:value-type="string" office:string-value="#DIV/0!" calcext:value-type="error">
            <text:p>#DIV/0!</text:p>
          </table:table-cell>
          <table:table-cell table:formula="of:=COUNTIF([Sheet1.D373:Sheet1.D373]; &quot;X&quot;)" office:value-type="float" office:value="0" calcext:value-type="float">
            <text:p>0</text:p>
          </table:table-cell>
          <table:table-cell office:value-type="string" calcext:value-type="string">
            <text:p>an office holder has PLACE OF BIRTH Kingdom of Portugal (an entity of type country)</text:p>
          </table:table-cell>
          <table:table-cell office:value-type="string" calcext:value-type="string">
            <text:p>an office holder has PLACE OF BIRTH Kingdom of Portugal (an entity of type place)</text:p>
          </table:table-cell>
          <table:table-cell table:style-name="ce20" table:formula="of:=HYPERLINK(&quot;http://goo.gl/EzIrvh&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birthPlace&quot;)" office:value-type="string" office:string-value="http://dbpedia.org/property/birthPlace" calcext:value-type="string">
            <text:p>http://dbpedia.org/property/birthPlace</text:p>
          </table:table-cell>
          <table:table-cell office:value-type="string" calcext:value-type="string">
            <text:p>birthPlace</text:p>
          </table:table-cell>
          <table:table-cell table:formula="of:=AVERAGE([Sheet1.C374:Sheet1.C374])" office:value-type="string" office:string-value="#DIV/0!" calcext:value-type="error">
            <text:p>#DIV/0!</text:p>
          </table:table-cell>
          <table:table-cell table:formula="of:=COUNTIF([Sheet1.D374:Sheet1.D374]; &quot;X&quot;)" office:value-type="float" office:value="0" calcext:value-type="float">
            <text:p>0</text:p>
          </table:table-cell>
          <table:table-cell office:value-type="string" calcext:value-type="string">
            <text:p>a person has birth place Iceland (an entity of type populated place)</text:p>
          </table:table-cell>
          <table:table-cell office:value-type="string" calcext:value-type="string">
            <text:p>a soccer manager has birth place Iceland (an entity of type place)</text:p>
          </table:table-cell>
          <table:table-cell table:style-name="ce20" table:formula="of:=HYPERLINK(&quot;http://goo.gl/q9T4XN&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team&quot;)" office:value-type="string" office:string-value="http://dbpedia.org/ontology/team" calcext:value-type="string">
            <text:p>http://dbpedia.org/ontology/team</text:p>
          </table:table-cell>
          <table:table-cell office:value-type="string" calcext:value-type="string">
            <text:p>team</text:p>
          </table:table-cell>
          <table:table-cell table:formula="of:=AVERAGE([Sheet1.C375:Sheet1.C375])" office:value-type="string" office:string-value="#DIV/0!" calcext:value-type="error">
            <text:p>#DIV/0!</text:p>
          </table:table-cell>
          <table:table-cell table:formula="of:=COUNTIF([Sheet1.D375:Sheet1.D375]; &quot;X&quot;)" office:value-type="float" office:value="0" calcext:value-type="float">
            <text:p>0</text:p>
          </table:table-cell>
          <table:table-cell office:value-type="string" calcext:value-type="string">
            <text:p>a soccer player has team Paraguay national football team (an entity of type agent)</text:p>
          </table:table-cell>
          <table:table-cell office:value-type="string" calcext:value-type="string">
            <text:p>a person has team Athletic Bilbao (an entity of type organisation)</text:p>
          </table:table-cell>
          <table:table-cell table:style-name="ce20" table:formula="of:=HYPERLINK(&quot;http://goo.gl/frQusq&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birthPlace&quot;)" office:value-type="string" office:string-value="http://dbpedia.org/ontology/birthPlace" calcext:value-type="string">
            <text:p>http://dbpedia.org/ontology/birthPlace</text:p>
          </table:table-cell>
          <table:table-cell office:value-type="string" calcext:value-type="string">
            <text:p>birthPlace</text:p>
          </table:table-cell>
          <table:table-cell table:formula="of:=AVERAGE([Sheet1.C376:Sheet1.C376])" office:value-type="string" office:string-value="#DIV/0!" calcext:value-type="error">
            <text:p>#DIV/0!</text:p>
          </table:table-cell>
          <table:table-cell table:formula="of:=COUNTIF([Sheet1.D376:Sheet1.D376]; &quot;X&quot;)" office:value-type="float" office:value="0" calcext:value-type="float">
            <text:p>0</text:p>
          </table:table-cell>
          <table:table-cell office:value-type="string" calcext:value-type="string">
            <text:p>an agent has birth place Kingdom of Hungary (1920%E2%80%931946) (an entity of type populated place)</text:p>
          </table:table-cell>
          <table:table-cell office:value-type="string" calcext:value-type="string">
            <text:p>a soccer player has birth place Bilbao (an entity of type place)</text:p>
          </table:table-cell>
          <table:table-cell table:style-name="ce20" table:formula="of:=HYPERLINK(&quot;http://goo.gl/og38dW&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ationalteam&quot;)" office:value-type="string" office:string-value="http://dbpedia.org/property/nationalteam" calcext:value-type="string">
            <text:p>http://dbpedia.org/property/nationalteam</text:p>
          </table:table-cell>
          <table:table-cell office:value-type="string" calcext:value-type="string">
            <text:p>nationalteam</text:p>
          </table:table-cell>
          <table:table-cell table:formula="of:=AVERAGE([Sheet1.C377:Sheet1.C377])" office:value-type="string" office:string-value="#DIV/0!" calcext:value-type="error">
            <text:p>#DIV/0!</text:p>
          </table:table-cell>
          <table:table-cell table:formula="of:=COUNTIF([Sheet1.D377:Sheet1.D377]; &quot;X&quot;)" office:value-type="float" office:value="0" calcext:value-type="float">
            <text:p>0</text:p>
          </table:table-cell>
          <table:table-cell office:value-type="string" calcext:value-type="string">
            <text:p>a sports manager has nationalteam Slovakia national football team (an entity of type sports team)</text:p>
          </table:table-cell>
          <table:table-cell office:value-type="string" calcext:value-type="string">
            <text:p>an agent has nationalteam Slovakia national football team (an entity of type organisation)</text:p>
          </table:table-cell>
          <table:table-cell table:style-name="ce20" table:formula="of:=HYPERLINK(&quot;http://goo.gl/cW6B3z&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ountry&quot;)" office:value-type="string" office:string-value="http://dbpedia.org/property/country" calcext:value-type="string">
            <text:p>http://dbpedia.org/property/country</text:p>
          </table:table-cell>
          <table:table-cell office:value-type="string" calcext:value-type="string">
            <text:p>country</text:p>
          </table:table-cell>
          <table:table-cell table:formula="of:=AVERAGE([Sheet1.C378:Sheet1.C378])" office:value-type="string" office:string-value="#DIV/0!" calcext:value-type="error">
            <text:p>#DIV/0!</text:p>
          </table:table-cell>
          <table:table-cell table:formula="of:=COUNTIF([Sheet1.D378:Sheet1.D378]; &quot;X&quot;)" office:value-type="float" office:value="0" calcext:value-type="float">
            <text:p>0</text:p>
          </table:table-cell>
          <table:table-cell office:value-type="string" calcext:value-type="string">
            <text:p>an organisation has country Europe (an entity of type populated place)</text:p>
          </table:table-cell>
          <table:table-cell office:value-type="string" calcext:value-type="string">
            <text:p>a stream has country Mongolia</text:p>
          </table:table-cell>
          <table:table-cell table:style-name="ce20" table:formula="of:=HYPERLINK(&quot;http://goo.gl/4OKNh3&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nationality&quot;)" office:value-type="string" office:string-value="http://dbpedia.org/ontology/nationality" calcext:value-type="string">
            <text:p>http://dbpedia.org/ontology/nationality</text:p>
          </table:table-cell>
          <table:table-cell office:value-type="string" calcext:value-type="string">
            <text:p>nationality</text:p>
          </table:table-cell>
          <table:table-cell table:formula="of:=AVERAGE([Sheet1.C379:Sheet1.C379])" office:value-type="string" office:string-value="#DIV/0!" calcext:value-type="error">
            <text:p>#DIV/0!</text:p>
          </table:table-cell>
          <table:table-cell table:formula="of:=COUNTIF([Sheet1.D379:Sheet1.D379]; &quot;X&quot;)" office:value-type="float" office:value="0" calcext:value-type="float">
            <text:p>0</text:p>
          </table:table-cell>
          <table:table-cell office:value-type="string" calcext:value-type="string">
            <text:p>a politician has nationality Turkey (an entity of type populated place)</text:p>
          </table:table-cell>
          <table:table-cell office:value-type="string" calcext:value-type="string">
            <text:p>an agent has nationality Uruguay (an entity of type country)</text:p>
          </table:table-cell>
          <table:table-cell table:style-name="ce20" table:formula="of:=HYPERLINK(&quot;http://goo.gl/lPYQVp&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deathPlace&quot;)" office:value-type="string" office:string-value="http://dbpedia.org/ontology/deathPlace" calcext:value-type="string">
            <text:p>http://dbpedia.org/ontology/deathPlace</text:p>
          </table:table-cell>
          <table:table-cell office:value-type="string" calcext:value-type="string">
            <text:p>deathPlace</text:p>
          </table:table-cell>
          <table:table-cell table:formula="of:=AVERAGE([Sheet1.C380:Sheet1.C380])" office:value-type="string" office:string-value="#DIV/0!" calcext:value-type="error">
            <text:p>#DIV/0!</text:p>
          </table:table-cell>
          <table:table-cell table:formula="of:=COUNTIF([Sheet1.D380:Sheet1.D380]; &quot;X&quot;)" office:value-type="float" office:value="0" calcext:value-type="float">
            <text:p>0</text:p>
          </table:table-cell>
          <table:table-cell office:value-type="string" calcext:value-type="string">
            <text:p>a cleric has death place Cambridgeshire (an entity of type administrative region)</text:p>
          </table:table-cell>
          <table:table-cell office:value-type="string" calcext:value-type="string">
            <text:p>an agent has death place Quebec (an entity of type place)</text:p>
          </table:table-cell>
          <table:table-cell table:style-name="ce20" table:formula="of:=HYPERLINK(&quot;http://goo.gl/g37tdI&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at&quot;)" office:value-type="string" office:string-value="http://dbpedia.org/property/nat" calcext:value-type="string">
            <text:p>http://dbpedia.org/property/nat</text:p>
          </table:table-cell>
          <table:table-cell office:value-type="string" calcext:value-type="string">
            <text:p>nat</text:p>
          </table:table-cell>
          <table:table-cell table:formula="of:=AVERAGE([Sheet1.C381:Sheet1.C381])" office:value-type="string" office:string-value="#DIV/0!" calcext:value-type="error">
            <text:p>#DIV/0!</text:p>
          </table:table-cell>
          <table:table-cell table:formula="of:=COUNTIF([Sheet1.D381:Sheet1.D381]; &quot;X&quot;)" office:value-type="float" office:value="0" calcext:value-type="float">
            <text:p>0</text:p>
          </table:table-cell>
          <table:table-cell office:value-type="string" calcext:value-type="string">
            <text:p>an agent has nat Ivory Coast</text:p>
          </table:table-cell>
          <table:table-cell office:value-type="string" calcext:value-type="string">
            <text:p>an agent has nat IRL</text:p>
          </table:table-cell>
          <table:table-cell table:style-name="ce20" table:formula="of:=HYPERLINK(&quot;http://goo.gl/84A8pp&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country&quot;)" office:value-type="string" office:string-value="http://dbpedia.org/ontology/country" calcext:value-type="string">
            <text:p>http://dbpedia.org/ontology/country</text:p>
          </table:table-cell>
          <table:table-cell office:value-type="string" calcext:value-type="string">
            <text:p>country</text:p>
          </table:table-cell>
          <table:table-cell table:formula="of:=AVERAGE([Sheet1.C382:Sheet1.C382])" office:value-type="string" office:string-value="#DIV/0!" calcext:value-type="error">
            <text:p>#DIV/0!</text:p>
          </table:table-cell>
          <table:table-cell table:formula="of:=COUNTIF([Sheet1.D382:Sheet1.D382]; &quot;X&quot;)" office:value-type="float" office:value="0" calcext:value-type="float">
            <text:p>0</text:p>
          </table:table-cell>
          <table:table-cell office:value-type="string" calcext:value-type="string">
            <text:p>a populated place has country Norway (an entity of type country)</text:p>
          </table:table-cell>
          <table:table-cell office:value-type="string" calcext:value-type="string">
            <text:p>a place has country Slovakia (an entity of type country)</text:p>
          </table:table-cell>
          <table:table-cell table:style-name="ce20" table:formula="of:=HYPERLINK(&quot;http://goo.gl/UwgP5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ationality&quot;)" office:value-type="string" office:string-value="http://dbpedia.org/property/nationality" calcext:value-type="string">
            <text:p>http://dbpedia.org/property/nationality</text:p>
          </table:table-cell>
          <table:table-cell office:value-type="string" calcext:value-type="string">
            <text:p>nationality</text:p>
          </table:table-cell>
          <table:table-cell table:formula="of:=AVERAGE([Sheet1.C383:Sheet1.C383])" office:value-type="string" office:string-value="#DIV/0!" calcext:value-type="error">
            <text:p>#DIV/0!</text:p>
          </table:table-cell>
          <table:table-cell table:formula="of:=COUNTIF([Sheet1.D383:Sheet1.D383]; &quot;X&quot;)" office:value-type="float" office:value="0" calcext:value-type="float">
            <text:p>0</text:p>
          </table:table-cell>
          <table:table-cell office:value-type="string" calcext:value-type="string">
            <text:p>a scientist has nationality Belgian</text:p>
          </table:table-cell>
          <table:table-cell office:value-type="string" calcext:value-type="string">
            <text:p>an artist has nationality French, American,</text:p>
          </table:table-cell>
          <table:table-cell table:style-name="ce20" table:formula="of:=HYPERLINK(&quot;http://goo.gl/1ymqrK&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team&quot;)" office:value-type="string" office:string-value="http://dbpedia.org/property/team" calcext:value-type="string">
            <text:p>http://dbpedia.org/property/team</text:p>
          </table:table-cell>
          <table:table-cell office:value-type="string" calcext:value-type="string">
            <text:p>team</text:p>
          </table:table-cell>
          <table:table-cell table:formula="of:=AVERAGE([Sheet1.C384:Sheet1.C384])" office:value-type="string" office:string-value="#DIV/0!" calcext:value-type="error">
            <text:p>#DIV/0!</text:p>
          </table:table-cell>
          <table:table-cell table:formula="of:=COUNTIF([Sheet1.D384:Sheet1.D384]; &quot;X&quot;)" office:value-type="float" office:value="0" calcext:value-type="float">
            <text:p>0</text:p>
          </table:table-cell>
          <table:table-cell office:value-type="string" calcext:value-type="string">
            <text:p>a sports team season has Team Juventus F.C. (an entity of type agent)</text:p>
          </table:table-cell>
          <table:table-cell office:value-type="string" calcext:value-type="string">
            <text:p>a person has Team Chicago Bulls (an entity of type agent)</text:p>
          </table:table-cell>
          <table:table-cell table:style-name="ce20" table:formula="of:=HYPERLINK(&quot;http://goo.gl/i7huq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hometown&quot;)" office:value-type="string" office:string-value="http://dbpedia.org/ontology/hometown" calcext:value-type="string">
            <text:p>http://dbpedia.org/ontology/hometown</text:p>
          </table:table-cell>
          <table:table-cell office:value-type="string" calcext:value-type="string">
            <text:p>hometown</text:p>
          </table:table-cell>
          <table:table-cell table:formula="of:=AVERAGE([Sheet1.C385:Sheet1.C385])" office:value-type="string" office:string-value="#DIV/0!" calcext:value-type="error">
            <text:p>#DIV/0!</text:p>
          </table:table-cell>
          <table:table-cell table:formula="of:=COUNTIF([Sheet1.D385:Sheet1.D385]; &quot;X&quot;)" office:value-type="float" office:value="0" calcext:value-type="float">
            <text:p>0</text:p>
          </table:table-cell>
          <table:table-cell office:value-type="string" calcext:value-type="string">
            <text:p>a musical artist has home town London (an entity of type city)</text:p>
          </table:table-cell>
          <table:table-cell office:value-type="string" calcext:value-type="string">
            <text:p>an agent has home town Fullerton, California (an entity of type municipality)</text:p>
          </table:table-cell>
          <table:table-cell table:style-name="ce20" table:formula="of:=HYPERLINK(&quot;http://goo.gl/XOt5hL&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hometown&quot;)" office:value-type="string" office:string-value="http://dbpedia.org/property/hometown" calcext:value-type="string">
            <text:p>http://dbpedia.org/property/hometown</text:p>
          </table:table-cell>
          <table:table-cell office:value-type="string" calcext:value-type="string">
            <text:p>hometown</text:p>
          </table:table-cell>
          <table:table-cell table:formula="of:=AVERAGE([Sheet1.C386:Sheet1.C386])" office:value-type="string" office:string-value="#DIV/0!" calcext:value-type="error">
            <text:p>#DIV/0!</text:p>
          </table:table-cell>
          <table:table-cell table:formula="of:=COUNTIF([Sheet1.D386:Sheet1.D386]; &quot;X&quot;)" office:value-type="float" office:value="0" calcext:value-type="float">
            <text:p>0</text:p>
          </table:table-cell>
          <table:table-cell office:value-type="string" calcext:value-type="string">
            <text:p>a person has hometown Turkey (an entity of type place)</text:p>
          </table:table-cell>
          <table:table-cell office:value-type="string" calcext:value-type="string">
            <text:p>a person has hometown Middlesex Centre (an entity of type place)</text:p>
          </table:table-cell>
          <table:table-cell table:style-name="ce20" table:formula="of:=HYPERLINK(&quot;http://goo.gl/eJJ7zY&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nationalTeam&quot;)" office:value-type="string" office:string-value="http://dbpedia.org/ontology/nationalTeam" calcext:value-type="string">
            <text:p>http://dbpedia.org/ontology/nationalTeam</text:p>
          </table:table-cell>
          <table:table-cell office:value-type="string" calcext:value-type="string">
            <text:p>nationalTeam</text:p>
          </table:table-cell>
          <table:table-cell table:formula="of:=AVERAGE([Sheet1.C387:Sheet1.C387])" office:value-type="string" office:string-value="#DIV/0!" calcext:value-type="error">
            <text:p>#DIV/0!</text:p>
          </table:table-cell>
          <table:table-cell table:formula="of:=COUNTIF([Sheet1.D387:Sheet1.D387]; &quot;X&quot;)" office:value-type="float" office:value="0" calcext:value-type="float">
            <text:p>0</text:p>
          </table:table-cell>
          <table:table-cell office:value-type="string" calcext:value-type="string">
            <text:p>a volleyball player has national team Finland men's national volleyball team (an entity of type agent)</text:p>
          </table:table-cell>
          <table:table-cell office:value-type="string" calcext:value-type="string">
            <text:p>an athlete has national team Finland (an entity of type populated place)</text:p>
          </table:table-cell>
          <table:table-cell table:style-name="ce20" table:formula="of:=HYPERLINK(&quot;http://goo.gl/WERSYB&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stateOfOrigin&quot;)" office:value-type="string" office:string-value="http://dbpedia.org/ontology/stateOfOrigin" calcext:value-type="string">
            <text:p>http://dbpedia.org/ontology/stateOfOrigin</text:p>
          </table:table-cell>
          <table:table-cell office:value-type="string" calcext:value-type="string">
            <text:p>stateOfOrigin</text:p>
          </table:table-cell>
          <table:table-cell table:formula="of:=AVERAGE([Sheet1.C388:Sheet1.C388])" office:value-type="string" office:string-value="#DIV/0!" calcext:value-type="error">
            <text:p>#DIV/0!</text:p>
          </table:table-cell>
          <table:table-cell table:formula="of:=COUNTIF([Sheet1.D388:Sheet1.D388]; &quot;X&quot;)" office:value-type="float" office:value="0" calcext:value-type="float">
            <text:p>0</text:p>
          </table:table-cell>
          <table:table-cell office:value-type="string" calcext:value-type="string">
            <text:p>a person has state of origin United States (an entity of type country)</text:p>
          </table:table-cell>
          <table:table-cell office:value-type="string" calcext:value-type="string">
            <text:p>a person has state of origin United States (an entity of type place)</text:p>
          </table:table-cell>
          <table:table-cell table:style-name="ce20" table:formula="of:=HYPERLINK(&quot;http://goo.gl/FshC5m&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tlTeam&quot;)" office:value-type="string" office:string-value="http://dbpedia.org/property/ntlTeam" calcext:value-type="string">
            <text:p>http://dbpedia.org/property/ntlTeam</text:p>
          </table:table-cell>
          <table:table-cell office:value-type="string" calcext:value-type="string">
            <text:p>ntlTeam</text:p>
          </table:table-cell>
          <table:table-cell table:formula="of:=AVERAGE([Sheet1.C389:Sheet1.C389])" office:value-type="string" office:string-value="#DIV/0!" calcext:value-type="error">
            <text:p>#DIV/0!</text:p>
          </table:table-cell>
          <table:table-cell table:formula="of:=COUNTIF([Sheet1.D389:Sheet1.D389]; &quot;X&quot;)" office:value-type="float" office:value="0" calcext:value-type="float">
            <text:p>0</text:p>
          </table:table-cell>
          <table:table-cell office:value-type="string" calcext:value-type="string">
            <text:p>an ice hockey player has ntl team GER</text:p>
          </table:table-cell>
          <table:table-cell office:value-type="string" calcext:value-type="string">
            <text:p>a person has ntl team CIS</text:p>
          </table:table-cell>
          <table:table-cell table:style-name="ce20" table:formula="of:=HYPERLINK(&quot;http://goo.gl/2p1l7f&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homecountry&quot;)" office:value-type="string" office:string-value="http://dbpedia.org/property/homecountry" calcext:value-type="string">
            <text:p>http://dbpedia.org/property/homecountry</text:p>
          </table:table-cell>
          <table:table-cell office:value-type="string" calcext:value-type="string">
            <text:p>homecountry</text:p>
          </table:table-cell>
          <table:table-cell table:formula="of:=AVERAGE([Sheet1.C390:Sheet1.C390])" office:value-type="string" office:string-value="#DIV/0!" calcext:value-type="error">
            <text:p>#DIV/0!</text:p>
          </table:table-cell>
          <table:table-cell table:formula="of:=COUNTIF([Sheet1.D390:Sheet1.D390]; &quot;X&quot;)" office:value-type="float" office:value="0" calcext:value-type="float">
            <text:p>0</text:p>
          </table:table-cell>
          <table:table-cell office:value-type="string" calcext:value-type="string">
            <text:p>an agent has homecountry Argentina (an entity of type populated place)</text:p>
          </table:table-cell>
          <table:table-cell office:value-type="string" calcext:value-type="string">
            <text:p>an agent has homecountry Republic of Ireland</text:p>
          </table:table-cell>
          <table:table-cell table:style-name="ce20" table:formula="of:=HYPERLINK(&quot;http://goo.gl/kfIJkQ&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league&quot;)" office:value-type="string" office:string-value="http://dbpedia.org/property/league" calcext:value-type="string">
            <text:p>http://dbpedia.org/property/league</text:p>
          </table:table-cell>
          <table:table-cell office:value-type="string" calcext:value-type="string">
            <text:p>league</text:p>
          </table:table-cell>
          <table:table-cell table:formula="of:=AVERAGE([Sheet1.C391:Sheet1.C391])" office:value-type="string" office:string-value="#DIV/0!" calcext:value-type="error">
            <text:p>#DIV/0!</text:p>
          </table:table-cell>
          <table:table-cell table:formula="of:=COUNTIF([Sheet1.D391:Sheet1.D391]; &quot;X&quot;)" office:value-type="float" office:value="0" calcext:value-type="float">
            <text:p>0</text:p>
          </table:table-cell>
          <table:table-cell office:value-type="string" calcext:value-type="string">
            <text:p>a sports team has league Verbandsliga S%C3%BCdwest (an entity of type agent)</text:p>
          </table:table-cell>
          <table:table-cell office:value-type="string" calcext:value-type="string">
            <text:p>a sports team has league III liga (Poland) (an entity of type agent)</text:p>
          </table:table-cell>
          <table:table-cell table:style-name="ce20" table:formula="of:=HYPERLINK(&quot;http://goo.gl/umtrgQ&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league&quot;)" office:value-type="string" office:string-value="http://dbpedia.org/ontology/league" calcext:value-type="string">
            <text:p>http://dbpedia.org/ontology/league</text:p>
          </table:table-cell>
          <table:table-cell office:value-type="string" calcext:value-type="string">
            <text:p>league</text:p>
          </table:table-cell>
          <table:table-cell table:formula="of:=AVERAGE([Sheet1.C392:Sheet1.C392])" office:value-type="string" office:string-value="#DIV/0!" calcext:value-type="error">
            <text:p>#DIV/0!</text:p>
          </table:table-cell>
          <table:table-cell table:formula="of:=COUNTIF([Sheet1.D392:Sheet1.D392]; &quot;X&quot;)" office:value-type="float" office:value="0" calcext:value-type="float">
            <text:p>0</text:p>
          </table:table-cell>
          <table:table-cell office:value-type="string" calcext:value-type="string">
            <text:p>an athlete has league Kontinental Hockey League (an entity of type ice hockey league)</text:p>
          </table:table-cell>
          <table:table-cell office:value-type="string" calcext:value-type="string">
            <text:p>a soccer club has league 1. deild (an entity of type person)</text:p>
          </table:table-cell>
          <table:table-cell table:style-name="ce20" table:formula="of:=HYPERLINK(&quot;http://goo.gl/el40JA&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birthplace&quot;)" office:value-type="string" office:string-value="http://dbpedia.org/property/birthplace" calcext:value-type="string">
            <text:p>http://dbpedia.org/property/birthplace</text:p>
          </table:table-cell>
          <table:table-cell office:value-type="string" calcext:value-type="string">
            <text:p>birthplace</text:p>
          </table:table-cell>
          <table:table-cell table:formula="of:=AVERAGE([Sheet1.C393:Sheet1.C393])" office:value-type="string" office:string-value="#DIV/0!" calcext:value-type="error">
            <text:p>#DIV/0!</text:p>
          </table:table-cell>
          <table:table-cell table:formula="of:=COUNTIF([Sheet1.D393:Sheet1.D393]; &quot;X&quot;)" office:value-type="float" office:value="0" calcext:value-type="float">
            <text:p>0</text:p>
          </table:table-cell>
          <table:table-cell office:value-type="string" calcext:value-type="string">
            <text:p>a person has birthplace Torrance, California (an entity of type populated place)</text:p>
          </table:table-cell>
          <table:table-cell office:value-type="string" calcext:value-type="string">
            <text:p>an athlete has birthplace Montclair, California (an entity of type populated place)</text:p>
          </table:table-cell>
          <table:table-cell table:style-name="ce20" table:formula="of:=HYPERLINK(&quot;http://goo.gl/DIsOmF&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layedFor&quot;)" office:value-type="string" office:string-value="http://dbpedia.org/property/playedFor" calcext:value-type="string">
            <text:p>http://dbpedia.org/property/playedFor</text:p>
          </table:table-cell>
          <table:table-cell office:value-type="string" calcext:value-type="string">
            <text:p>playedFor</text:p>
          </table:table-cell>
          <table:table-cell table:formula="of:=AVERAGE([Sheet1.C394:Sheet1.C394])" office:value-type="string" office:string-value="#DIV/0!" calcext:value-type="error">
            <text:p>#DIV/0!</text:p>
          </table:table-cell>
          <table:table-cell table:formula="of:=COUNTIF([Sheet1.D394:Sheet1.D394]; &quot;X&quot;)" office:value-type="float" office:value="0" calcext:value-type="float">
            <text:p>0</text:p>
          </table:table-cell>
          <table:table-cell office:value-type="string" calcext:value-type="string">
            <text:p>an agent has played for Chicago Blackhawks (an entity of type agent)</text:p>
          </table:table-cell>
          <table:table-cell office:value-type="string" calcext:value-type="string">
            <text:p>a person has played for Anaheim Ducks (an entity of type hockey team)</text:p>
          </table:table-cell>
          <table:table-cell table:style-name="ce20" table:formula="of:=HYPERLINK(&quot;http://goo.gl/ePNGth&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leagues&quot;)" office:value-type="string" office:string-value="http://dbpedia.org/property/leagues" calcext:value-type="string">
            <text:p>http://dbpedia.org/property/leagues</text:p>
          </table:table-cell>
          <table:table-cell office:value-type="string" calcext:value-type="string">
            <text:p>leagues</text:p>
          </table:table-cell>
          <table:table-cell table:formula="of:=AVERAGE([Sheet1.C395:Sheet1.C395])" office:value-type="string" office:string-value="#DIV/0!" calcext:value-type="error">
            <text:p>#DIV/0!</text:p>
          </table:table-cell>
          <table:table-cell table:formula="of:=COUNTIF([Sheet1.D395:Sheet1.D395]; &quot;X&quot;)" office:value-type="float" office:value="0" calcext:value-type="float">
            <text:p>0</text:p>
          </table:table-cell>
          <table:table-cell office:value-type="string" calcext:value-type="string">
            <text:p>an agent has leagues Turkish Basketball League (an entity of type basketball league)</text:p>
          </table:table-cell>
          <table:table-cell office:value-type="string" calcext:value-type="string">
            <text:p>an agent has leagues Divizia A (men's basketball) (an entity of type agent)</text:p>
          </table:table-cell>
          <table:table-cell table:style-name="ce20" table:formula="of:=HYPERLINK(&quot;http://goo.gl/2s95xL&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ationalteams&quot;)" office:value-type="string" office:string-value="http://dbpedia.org/property/nationalteams" calcext:value-type="string">
            <text:p>http://dbpedia.org/property/nationalteams</text:p>
          </table:table-cell>
          <table:table-cell office:value-type="string" calcext:value-type="string">
            <text:p>nationalteams</text:p>
          </table:table-cell>
          <table:table-cell table:formula="of:=AVERAGE([Sheet1.C396:Sheet1.C396])" office:value-type="string" office:string-value="#DIV/0!" calcext:value-type="error">
            <text:p>#DIV/0!</text:p>
          </table:table-cell>
          <table:table-cell table:formula="of:=COUNTIF([Sheet1.D396:Sheet1.D396]; &quot;X&quot;)" office:value-type="float" office:value="0" calcext:value-type="float">
            <text:p>0</text:p>
          </table:table-cell>
          <table:table-cell office:value-type="string" calcext:value-type="string">
            <text:p>an agent has nationalteams World VII</text:p>
          </table:table-cell>
          <table:table-cell office:value-type="string" calcext:value-type="string">
            <text:p>an agent has nationalteams Australia national netball team (an entity of type place)</text:p>
          </table:table-cell>
          <table:table-cell table:style-name="ce20" table:formula="of:=HYPERLINK(&quot;http://goo.gl/PYzxjC&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layerTeams&quot;)" office:value-type="string" office:string-value="http://dbpedia.org/property/playerTeams" calcext:value-type="string">
            <text:p>http://dbpedia.org/property/playerTeams</text:p>
          </table:table-cell>
          <table:table-cell office:value-type="string" calcext:value-type="string">
            <text:p>playerTeams</text:p>
          </table:table-cell>
          <table:table-cell table:formula="of:=AVERAGE([Sheet1.C397:Sheet1.C397])" office:value-type="string" office:string-value="#DIV/0!" calcext:value-type="error">
            <text:p>#DIV/0!</text:p>
          </table:table-cell>
          <table:table-cell table:formula="of:=COUNTIF([Sheet1.D397:Sheet1.D397]; &quot;X&quot;)" office:value-type="float" office:value="0" calcext:value-type="float">
            <text:p>0</text:p>
          </table:table-cell>
          <table:table-cell office:value-type="string" calcext:value-type="string">
            <text:p>an agent has player teams Baltimore Bullets (1944%E2%80%931954) (an entity of type organisation)</text:p>
          </table:table-cell>
          <table:table-cell office:value-type="string" calcext:value-type="string">
            <text:p>a college coach has player teams NYU Violets men's basketball (an entity of type university)</text:p>
          </table:table-cell>
          <table:table-cell table:style-name="ce20" table:formula="of:=HYPERLINK(&quot;http://goo.gl/Sy1LJJ&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ountryRepresented&quot;)" office:value-type="string" office:string-value="http://dbpedia.org/property/countryRepresented" calcext:value-type="string">
            <text:p>http://dbpedia.org/property/countryRepresented</text:p>
          </table:table-cell>
          <table:table-cell office:value-type="string" calcext:value-type="string">
            <text:p>countryRepresented</text:p>
          </table:table-cell>
          <table:table-cell table:formula="of:=AVERAGE([Sheet1.C398:Sheet1.C398])" office:value-type="string" office:string-value="#DIV/0!" calcext:value-type="error">
            <text:p>#DIV/0!</text:p>
          </table:table-cell>
          <table:table-cell table:formula="of:=COUNTIF([Sheet1.D398:Sheet1.D398]; &quot;X&quot;)" office:value-type="float" office:value="0" calcext:value-type="float">
            <text:p>0</text:p>
          </table:table-cell>
          <table:table-cell office:value-type="string" calcext:value-type="string">
            <text:p>a tennis player has country represented Germany</text:p>
          </table:table-cell>
          <table:table-cell office:value-type="string" calcext:value-type="string">
            <text:p>an athlete has country represented Argentina (an entity of type populated place)</text:p>
          </table:table-cell>
          <table:table-cell table:style-name="ce20" table:formula="of:=HYPERLINK(&quot;http://goo.gl/sjDkX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itizenship&quot;)" office:value-type="string" office:string-value="http://dbpedia.org/property/citizenship" calcext:value-type="string">
            <text:p>http://dbpedia.org/property/citizenship</text:p>
          </table:table-cell>
          <table:table-cell office:value-type="string" calcext:value-type="string">
            <text:p>citizenship</text:p>
          </table:table-cell>
          <table:table-cell table:formula="of:=AVERAGE([Sheet1.C399:Sheet1.C399])" office:value-type="string" office:string-value="#DIV/0!" calcext:value-type="error">
            <text:p>#DIV/0!</text:p>
          </table:table-cell>
          <table:table-cell table:formula="of:=COUNTIF([Sheet1.D399:Sheet1.D399]; &quot;X&quot;)" office:value-type="float" office:value="0" calcext:value-type="float">
            <text:p>0</text:p>
          </table:table-cell>
          <table:table-cell office:value-type="string" calcext:value-type="string">
            <text:p>an agent has citizenship Netherlands (an entity of type place)</text:p>
          </table:table-cell>
          <table:table-cell office:value-type="string" calcext:value-type="string">
            <text:p>an agent has citizenship United Kingdom (an entity of type place)</text:p>
          </table:table-cell>
          <table:table-cell table:style-name="ce20" table:formula="of:=HYPERLINK(&quot;http://goo.gl/xMtZrW&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countryofbirth&quot;)" office:value-type="string" office:string-value="http://dbpedia.org/property/countryofbirth" calcext:value-type="string">
            <text:p>http://dbpedia.org/property/countryofbirth</text:p>
          </table:table-cell>
          <table:table-cell table:style-name="ce16" office:value-type="string" calcext:value-type="string">
            <text:p>countryofbirth</text:p>
          </table:table-cell>
          <table:table-cell table:formula="of:=AVERAGE([Sheet1.C400:Sheet1.C400])" office:value-type="string" office:string-value="#DIV/0!" calcext:value-type="error">
            <text:p>#DIV/0!</text:p>
          </table:table-cell>
          <table:table-cell table:formula="of:=COUNTIF([Sheet1.D400:Sheet1.D400]; &quot;X&quot;)" office:value-type="float" office:value="0" calcext:value-type="float">
            <text:p>0</text:p>
          </table:table-cell>
          <table:table-cell table:style-name="ce16" office:value-type="string" calcext:value-type="string">
            <text:p>a motorcycle rider has countryofbirth Sweden (an entity of type place)</text:p>
          </table:table-cell>
          <table:table-cell table:style-name="ce16" office:value-type="string" calcext:value-type="string">
            <text:p>an handball player has countryofbirth Martinique (an entity of type administrative region)</text:p>
          </table:table-cell>
          <table:table-cell table:style-name="ce25" table:formula="of:=HYPERLINK(&quot;http://goo.gl/sjwPX5&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300152499" calcext:value-type="float">
            <text:p>1300152499</text:p>
          </table:table-cell>
          <table:table-cell office:value-type="string" calcext:value-type="string">
            <text:p>basketball player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Center</text:p>
          </table:table-cell>
          <table:table-cell table:style-name="ce13" office:value-type="string" calcext:value-type="string">
            <text:p>Center/Forward</text:p>
          </table:table-cell>
          <table:table-cell table:style-name="ce13" office:value-type="string" calcext:value-type="string">
            <text:p>Forward</text:p>
          </table:table-cell>
          <table:table-cell table:style-name="ce13" office:value-type="string" calcext:value-type="string">
            <text:p>Forward/Center</text:p>
          </table:table-cell>
          <table:table-cell table:style-name="ce13" office:value-type="string" calcext:value-type="string">
            <text:p>Forward/Guard</text:p>
          </table:table-cell>
          <table:table-cell table:style-name="ce13"/>
          <table:table-cell table:style-name="ce22"/>
          <table:table-cell table:number-columns-repeated="1017"/>
        </table:table-row>
        <table:table-row table:style-name="ro1">
          <table:table-cell table:style-name="ce5" office:value-type="string" calcext:value-type="string">
            <text:p>Guard</text:p>
          </table:table-cell>
          <table:table-cell table:style-name="ce13" office:value-type="string" calcext:value-type="string">
            <text:p>Guard/Forward</text:p>
          </table:table-cell>
          <table:table-cell table:style-name="ce13" table:number-columns-repeated="4"/>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4">
          <table:table-cell table:style-name="ce8" table:formula="of:=HYPERLINK(&quot;http://dbpedia.org/property/pos&quot;)" office:value-type="string" office:string-value="http://dbpedia.org/property/pos" calcext:value-type="string">
            <text:p>http://dbpedia.org/property/pos</text:p>
          </table:table-cell>
          <table:table-cell office:value-type="string" calcext:value-type="string">
            <text:p>pos</text:p>
          </table:table-cell>
          <table:table-cell table:formula="of:=AVERAGE([Sheet1.C409:Sheet1.C409])" office:value-type="string" office:string-value="#DIV/0!" calcext:value-type="error">
            <text:p>#DIV/0!</text:p>
          </table:table-cell>
          <table:table-cell table:formula="of:=COUNTIF([Sheet1.D409:Sheet1.D409]; &quot;X&quot;)" office:value-type="float" office:value="0" calcext:value-type="float">
            <text:p>0</text:p>
          </table:table-cell>
          <table:table-cell office:value-type="string" calcext:value-type="string">
            <text:p>a basketball team has pos PF</text:p>
          </table:table-cell>
          <table:table-cell office:value-type="string" calcext:value-type="string">
            <text:p>an organisation has pos GK</text:p>
          </table:table-cell>
          <table:table-cell table:style-name="ce20" table:formula="of:=HYPERLINK(&quot;http://goo.gl/Xo4aj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position&quot;)" office:value-type="string" office:string-value="http://dbpedia.org/ontology/position" calcext:value-type="string">
            <text:p>http://dbpedia.org/ontology/position</text:p>
          </table:table-cell>
          <table:table-cell office:value-type="string" calcext:value-type="string">
            <text:p>position</text:p>
          </table:table-cell>
          <table:table-cell table:formula="of:=AVERAGE([Sheet1.C410:Sheet1.C410])" office:value-type="string" office:string-value="#DIV/0!" calcext:value-type="error">
            <text:p>#DIV/0!</text:p>
          </table:table-cell>
          <table:table-cell table:formula="of:=COUNTIF([Sheet1.D410:Sheet1.D410]; &quot;X&quot;)" office:value-type="float" office:value="0" calcext:value-type="float">
            <text:p>0</text:p>
          </table:table-cell>
          <table:table-cell office:value-type="string" calcext:value-type="string">
            <text:p>an agent has position Left Wing</text:p>
          </table:table-cell>
          <table:table-cell office:value-type="string" calcext:value-type="string">
            <text:p>a person has position Attacking Midfielder / Deep-lying Forward</text:p>
          </table:table-cell>
          <table:table-cell table:style-name="ce20" table:formula="of:=HYPERLINK(&quot;http://goo.gl/l0vaHD&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osition&quot;)" office:value-type="string" office:string-value="http://dbpedia.org/property/position" calcext:value-type="string">
            <text:p>http://dbpedia.org/property/position</text:p>
          </table:table-cell>
          <table:table-cell office:value-type="string" calcext:value-type="string">
            <text:p>position</text:p>
          </table:table-cell>
          <table:table-cell table:formula="of:=AVERAGE([Sheet1.C411:Sheet1.C411])" office:value-type="string" office:string-value="#DIV/0!" calcext:value-type="error">
            <text:p>#DIV/0!</text:p>
          </table:table-cell>
          <table:table-cell table:formula="of:=COUNTIF([Sheet1.D411:Sheet1.D411]; &quot;X&quot;)" office:value-type="float" office:value="0" calcext:value-type="float">
            <text:p>0</text:p>
          </table:table-cell>
          <table:table-cell office:value-type="string" calcext:value-type="string">
            <text:p>an agent has position Preferente, 15th</text:p>
          </table:table-cell>
          <table:table-cell office:value-type="string" calcext:value-type="string">
            <text:p>an agent has position Ligue 2, 20th</text:p>
          </table:table-cell>
          <table:table-cell table:style-name="ce20" table:formula="of:=HYPERLINK(&quot;http://goo.gl/jYf8Od&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layerPositions&quot;)" office:value-type="string" office:string-value="http://dbpedia.org/property/playerPositions" calcext:value-type="string">
            <text:p>http://dbpedia.org/property/playerPositions</text:p>
          </table:table-cell>
          <table:table-cell office:value-type="string" calcext:value-type="string">
            <text:p>playerPositions</text:p>
          </table:table-cell>
          <table:table-cell table:formula="of:=AVERAGE([Sheet1.C412:Sheet1.C412])" office:value-type="string" office:string-value="#DIV/0!" calcext:value-type="error">
            <text:p>#DIV/0!</text:p>
          </table:table-cell>
          <table:table-cell table:formula="of:=COUNTIF([Sheet1.D412:Sheet1.D412]; &quot;X&quot;)" office:value-type="float" office:value="0" calcext:value-type="float">
            <text:p>0</text:p>
          </table:table-cell>
          <table:table-cell office:value-type="string" calcext:value-type="string">
            <text:p>an agent has player positions Field lacrosse (an entity of type sport)</text:p>
          </table:table-cell>
          <table:table-cell office:value-type="string" calcext:value-type="string">
            <text:p>an agent has player positions Center (basketball)</text:p>
          </table:table-cell>
          <table:table-cell table:style-name="ce20" table:formula="of:=HYPERLINK(&quot;http://goo.gl/f71nkc&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urrentpositionplain&quot;)" office:value-type="string" office:string-value="http://dbpedia.org/property/currentpositionplain" calcext:value-type="string">
            <text:p>http://dbpedia.org/property/currentpositionplain</text:p>
          </table:table-cell>
          <table:table-cell office:value-type="string" calcext:value-type="string">
            <text:p>currentpositionplain</text:p>
          </table:table-cell>
          <table:table-cell table:formula="of:=AVERAGE([Sheet1.C413:Sheet1.C413])" office:value-type="string" office:string-value="#DIV/0!" calcext:value-type="error">
            <text:p>#DIV/0!</text:p>
          </table:table-cell>
          <table:table-cell table:formula="of:=COUNTIF([Sheet1.D413:Sheet1.D413]; &quot;X&quot;)" office:value-type="float" office:value="0" calcext:value-type="float">
            <text:p>0</text:p>
          </table:table-cell>
          <table:table-cell office:value-type="string" calcext:value-type="string">
            <text:p>a gridiron football player has currentpositionplain Guard (American and Canadian football)</text:p>
          </table:table-cell>
          <table:table-cell office:value-type="string" calcext:value-type="string">
            <text:p>an agent has currentpositionplain Kickoff returner</text:p>
          </table:table-cell>
          <table:table-cell table:style-name="ce20" table:formula="of:=HYPERLINK(&quot;http://goo.gl/qFU9A2&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icpositionh&quot;)" office:value-type="string" office:string-value="http://dbpedia.org/property/icpositionh" calcext:value-type="string">
            <text:p>http://dbpedia.org/property/icpositionh</text:p>
          </table:table-cell>
          <table:table-cell office:value-type="string" calcext:value-type="string">
            <text:p>icpositionh</text:p>
          </table:table-cell>
          <table:table-cell table:formula="of:=AVERAGE([Sheet1.C414:Sheet1.C414])" office:value-type="string" office:string-value="#DIV/0!" calcext:value-type="error">
            <text:p>#DIV/0!</text:p>
          </table:table-cell>
          <table:table-cell table:formula="of:=COUNTIF([Sheet1.D414:Sheet1.D414]; &quot;X&quot;)" office:value-type="float" office:value="0" calcext:value-type="float">
            <text:p>0</text:p>
          </table:table-cell>
          <table:table-cell office:value-type="string" calcext:value-type="string">
            <text:p>a Gaelic games player has icpositionh Full-back</text:p>
          </table:table-cell>
          <table:table-cell office:value-type="string" calcext:value-type="string">
            <text:p>a person has icpositionh Goalkeeper</text:p>
          </table:table-cell>
          <table:table-cell table:style-name="ce20" table:formula="of:=HYPERLINK(&quot;http://goo.gl/nriqCx&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icposition&quot;)" office:value-type="string" office:string-value="http://dbpedia.org/property/icposition" calcext:value-type="string">
            <text:p>http://dbpedia.org/property/icposition</text:p>
          </table:table-cell>
          <table:table-cell office:value-type="string" calcext:value-type="string">
            <text:p>icposition</text:p>
          </table:table-cell>
          <table:table-cell table:formula="of:=AVERAGE([Sheet1.C415:Sheet1.C415])" office:value-type="string" office:string-value="#DIV/0!" calcext:value-type="error">
            <text:p>#DIV/0!</text:p>
          </table:table-cell>
          <table:table-cell table:formula="of:=COUNTIF([Sheet1.D415:Sheet1.D415]; &quot;X&quot;)" office:value-type="float" office:value="0" calcext:value-type="float">
            <text:p>0</text:p>
          </table:table-cell>
          <table:table-cell office:value-type="string" calcext:value-type="string">
            <text:p>a Gaelic games player has icposition Wing Forward</text:p>
          </table:table-cell>
          <table:table-cell office:value-type="string" calcext:value-type="string">
            <text:p>an athlete has icposition Left corner-forward</text:p>
          </table:table-cell>
          <table:table-cell table:style-name="ce20" table:formula="of:=HYPERLINK(&quot;http://goo.gl/VfhYhR&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layerPosition&quot;)" office:value-type="string" office:string-value="http://dbpedia.org/property/playerPosition" calcext:value-type="string">
            <text:p>http://dbpedia.org/property/playerPosition</text:p>
          </table:table-cell>
          <table:table-cell office:value-type="string" calcext:value-type="string">
            <text:p>playerPosition</text:p>
          </table:table-cell>
          <table:table-cell table:formula="of:=AVERAGE([Sheet1.C416:Sheet1.C416])" office:value-type="string" office:string-value="#DIV/0!" calcext:value-type="error">
            <text:p>#DIV/0!</text:p>
          </table:table-cell>
          <table:table-cell table:formula="of:=COUNTIF([Sheet1.D416:Sheet1.D416]; &quot;X&quot;)" office:value-type="float" office:value="0" calcext:value-type="float">
            <text:p>0</text:p>
          </table:table-cell>
          <table:table-cell office:value-type="string" calcext:value-type="string">
            <text:p>a college coach has player position Linebacker</text:p>
          </table:table-cell>
          <table:table-cell office:value-type="string" calcext:value-type="string">
            <text:p>an agent has player position Linebacker</text:p>
          </table:table-cell>
          <table:table-cell table:style-name="ce20" table:formula="of:=HYPERLINK(&quot;http://goo.gl/HffVfe&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lpositionf&quot;)" office:value-type="string" office:string-value="http://dbpedia.org/property/clpositionf" calcext:value-type="string">
            <text:p>http://dbpedia.org/property/clpositionf</text:p>
          </table:table-cell>
          <table:table-cell office:value-type="string" calcext:value-type="string">
            <text:p>clpositionf</text:p>
          </table:table-cell>
          <table:table-cell table:formula="of:=AVERAGE([Sheet1.C417:Sheet1.C417])" office:value-type="string" office:string-value="#DIV/0!" calcext:value-type="error">
            <text:p>#DIV/0!</text:p>
          </table:table-cell>
          <table:table-cell table:formula="of:=COUNTIF([Sheet1.D417:Sheet1.D417]; &quot;X&quot;)" office:value-type="float" office:value="0" calcext:value-type="float">
            <text:p>0</text:p>
          </table:table-cell>
          <table:table-cell office:value-type="string" calcext:value-type="string">
            <text:p>an agent has clpositionf Half-back</text:p>
          </table:table-cell>
          <table:table-cell office:value-type="string" calcext:value-type="string">
            <text:p>a Gaelic games player has clpositionf Center HalfForward</text:p>
          </table:table-cell>
          <table:table-cell table:style-name="ce20" table:formula="of:=HYPERLINK(&quot;http://goo.gl/h6prFD&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lpositionh&quot;)" office:value-type="string" office:string-value="http://dbpedia.org/property/clpositionh" calcext:value-type="string">
            <text:p>http://dbpedia.org/property/clpositionh</text:p>
          </table:table-cell>
          <table:table-cell office:value-type="string" calcext:value-type="string">
            <text:p>clpositionh</text:p>
          </table:table-cell>
          <table:table-cell table:formula="of:=AVERAGE([Sheet1.C418:Sheet1.C418])" office:value-type="string" office:string-value="#DIV/0!" calcext:value-type="error">
            <text:p>#DIV/0!</text:p>
          </table:table-cell>
          <table:table-cell table:formula="of:=COUNTIF([Sheet1.D418:Sheet1.D418]; &quot;X&quot;)" office:value-type="float" office:value="0" calcext:value-type="float">
            <text:p>0</text:p>
          </table:table-cell>
          <table:table-cell office:value-type="string" calcext:value-type="string">
            <text:p>a Gaelic games player has clpositionh Center Half Forward</text:p>
          </table:table-cell>
          <table:table-cell office:value-type="string" calcext:value-type="string">
            <text:p>a Gaelic games player has clpositionh Full-back</text:p>
          </table:table-cell>
          <table:table-cell table:style-name="ce20" table:formula="of:=HYPERLINK(&quot;http://goo.gl/91Dlw9&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lposition&quot;)" office:value-type="string" office:string-value="http://dbpedia.org/property/clposition" calcext:value-type="string">
            <text:p>http://dbpedia.org/property/clposition</text:p>
          </table:table-cell>
          <table:table-cell office:value-type="string" calcext:value-type="string">
            <text:p>clposition</text:p>
          </table:table-cell>
          <table:table-cell table:formula="of:=AVERAGE([Sheet1.C419:Sheet1.C419])" office:value-type="string" office:string-value="#DIV/0!" calcext:value-type="error">
            <text:p>#DIV/0!</text:p>
          </table:table-cell>
          <table:table-cell table:formula="of:=COUNTIF([Sheet1.D419:Sheet1.D419]; &quot;X&quot;)" office:value-type="float" office:value="0" calcext:value-type="float">
            <text:p>0</text:p>
          </table:table-cell>
          <table:table-cell office:value-type="string" calcext:value-type="string">
            <text:p>an athlete has clposition Midfield/Centre-forward</text:p>
          </table:table-cell>
          <table:table-cell office:value-type="string" calcext:value-type="string">
            <text:p>an athlete has clposition Full Forward</text:p>
          </table:table-cell>
          <table:table-cell table:style-name="ce20" table:formula="of:=HYPERLINK(&quot;http://goo.gl/7m8WZt&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ruCurrentposition&quot;)" office:value-type="string" office:string-value="http://dbpedia.org/property/ruCurrentposition" calcext:value-type="string">
            <text:p>http://dbpedia.org/property/ruCurrentposition</text:p>
          </table:table-cell>
          <table:table-cell office:value-type="string" calcext:value-type="string">
            <text:p>ruCurrentposition</text:p>
          </table:table-cell>
          <table:table-cell table:formula="of:=AVERAGE([Sheet1.C420:Sheet1.C420])" office:value-type="string" office:string-value="#DIV/0!" calcext:value-type="error">
            <text:p>#DIV/0!</text:p>
          </table:table-cell>
          <table:table-cell table:formula="of:=COUNTIF([Sheet1.D420:Sheet1.D420]; &quot;X&quot;)" office:value-type="float" office:value="0" calcext:value-type="float">
            <text:p>0</text:p>
          </table:table-cell>
          <table:table-cell office:value-type="string" calcext:value-type="string">
            <text:p>an athlete has ru currentposition Technical Director of Rugby</text:p>
          </table:table-cell>
          <table:table-cell office:value-type="string" calcext:value-type="string">
            <text:p>a rugby player has ru currentposition Coach (sport) (an entity of type soccer club)</text:p>
          </table:table-cell>
          <table:table-cell table:style-name="ce20" table:formula="of:=HYPERLINK(&quot;http://goo.gl/IvGHtS&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position&quot;)" office:value-type="string" office:string-value="http://dbpedia.org/property/cposition" calcext:value-type="string">
            <text:p>http://dbpedia.org/property/cposition</text:p>
          </table:table-cell>
          <table:table-cell office:value-type="string" calcext:value-type="string">
            <text:p>cposition</text:p>
          </table:table-cell>
          <table:table-cell table:formula="of:=AVERAGE([Sheet1.C421:Sheet1.C421])" office:value-type="string" office:string-value="#DIV/0!" calcext:value-type="error">
            <text:p>#DIV/0!</text:p>
          </table:table-cell>
          <table:table-cell table:formula="of:=COUNTIF([Sheet1.D421:Sheet1.D421]; &quot;X&quot;)" office:value-type="float" office:value="0" calcext:value-type="float">
            <text:p>0</text:p>
          </table:table-cell>
          <table:table-cell office:value-type="string" calcext:value-type="string">
            <text:p>an agent has cposition Full Back</text:p>
          </table:table-cell>
          <table:table-cell office:value-type="string" calcext:value-type="string">
            <text:p>an agent has cposition 3</text:p>
          </table:table-cell>
          <table:table-cell table:style-name="ce20" table:formula="of:=HYPERLINK(&quot;http://goo.gl/x08enG&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lpostion&quot;)" office:value-type="string" office:string-value="http://dbpedia.org/property/clpostion" calcext:value-type="string">
            <text:p>http://dbpedia.org/property/clpostion</text:p>
          </table:table-cell>
          <table:table-cell office:value-type="string" calcext:value-type="string">
            <text:p>clpostion</text:p>
          </table:table-cell>
          <table:table-cell table:formula="of:=AVERAGE([Sheet1.C422:Sheet1.C422])" office:value-type="string" office:string-value="#DIV/0!" calcext:value-type="error">
            <text:p>#DIV/0!</text:p>
          </table:table-cell>
          <table:table-cell table:formula="of:=COUNTIF([Sheet1.D422:Sheet1.D422]; &quot;X&quot;)" office:value-type="float" office:value="0" calcext:value-type="float">
            <text:p>0</text:p>
          </table:table-cell>
          <table:table-cell office:value-type="string" calcext:value-type="string">
            <text:p>a Gaelic games player has clpostion Forward</text:p>
          </table:table-cell>
          <table:table-cell office:value-type="string" calcext:value-type="string">
            <text:p>an agent has clpostion Left half back</text:p>
          </table:table-cell>
          <table:table-cell table:style-name="ce20" table:formula="of:=HYPERLINK(&quot;http://goo.gl/6dNUHx&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icpositionf&quot;)" office:value-type="string" office:string-value="http://dbpedia.org/property/icpositionf" calcext:value-type="string">
            <text:p>http://dbpedia.org/property/icpositionf</text:p>
          </table:table-cell>
          <table:table-cell office:value-type="string" calcext:value-type="string">
            <text:p>icpositionf</text:p>
          </table:table-cell>
          <table:table-cell table:formula="of:=AVERAGE([Sheet1.C423:Sheet1.C423])" office:value-type="string" office:string-value="#DIV/0!" calcext:value-type="error">
            <text:p>#DIV/0!</text:p>
          </table:table-cell>
          <table:table-cell table:formula="of:=COUNTIF([Sheet1.D423:Sheet1.D423]; &quot;X&quot;)" office:value-type="float" office:value="0" calcext:value-type="float">
            <text:p>0</text:p>
          </table:table-cell>
          <table:table-cell office:value-type="string" calcext:value-type="string">
            <text:p>an athlete has icpositionf Right Half Back</text:p>
          </table:table-cell>
          <table:table-cell office:value-type="string" calcext:value-type="string">
            <text:p>a person has icpositionf Half-back</text:p>
          </table:table-cell>
          <table:table-cell table:style-name="ce20" table:formula="of:=HYPERLINK(&quot;http://goo.gl/kdyJVE&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currentPosition&quot;)" office:value-type="string" office:string-value="http://dbpedia.org/property/currentPosition" calcext:value-type="string">
            <text:p>http://dbpedia.org/property/currentPosition</text:p>
          </table:table-cell>
          <table:table-cell table:style-name="ce16" office:value-type="string" calcext:value-type="string">
            <text:p>currentPosition</text:p>
          </table:table-cell>
          <table:table-cell table:formula="of:=AVERAGE([Sheet1.C424:Sheet1.C424])" office:value-type="string" office:string-value="#DIV/0!" calcext:value-type="error">
            <text:p>#DIV/0!</text:p>
          </table:table-cell>
          <table:table-cell table:formula="of:=COUNTIF([Sheet1.D424:Sheet1.D424]; &quot;X&quot;)" office:value-type="float" office:value="0" calcext:value-type="float">
            <text:p>0</text:p>
          </table:table-cell>
          <table:table-cell table:style-name="ce16" office:value-type="string" calcext:value-type="string">
            <text:p>a person has current position Commander, Air Combat Command</text:p>
          </table:table-cell>
          <table:table-cell table:style-name="ce16" office:value-type="string" calcext:value-type="string">
            <text:p>an organisation has current position 12</text:p>
          </table:table-cell>
          <table:table-cell table:style-name="ce25" table:formula="of:=HYPERLINK(&quot;http://goo.gl/ir2mP6&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748406375" calcext:value-type="float">
            <text:p>748406375</text:p>
          </table:table-cell>
          <table:table-cell office:value-type="string" calcext:value-type="string">
            <text:p>basketball player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Atlanta Hawks</text:p>
          </table:table-cell>
          <table:table-cell table:style-name="ce13" office:value-type="string" calcext:value-type="string">
            <text:p>Baltimore</text:p>
          </table:table-cell>
          <table:table-cell table:style-name="ce13" office:value-type="string" calcext:value-type="string">
            <text:p>Baltimore Bullets</text:p>
          </table:table-cell>
          <table:table-cell table:style-name="ce13" office:value-type="string" calcext:value-type="string">
            <text:p>Boston Celtics</text:p>
          </table:table-cell>
          <table:table-cell table:style-name="ce13" office:value-type="string" calcext:value-type="string">
            <text:p>Buffalo Braves</text:p>
          </table:table-cell>
          <table:table-cell table:style-name="ce13"/>
          <table:table-cell table:style-name="ce22"/>
          <table:table-cell table:number-columns-repeated="1017"/>
        </table:table-row>
        <table:table-row table:style-name="ro1">
          <table:table-cell table:style-name="ce5" office:value-type="string" calcext:value-type="string">
            <text:p>Capital</text:p>
          </table:table-cell>
          <table:table-cell table:style-name="ce13" office:value-type="string" calcext:value-type="string">
            <text:p>Charlotte Hornets</text:p>
          </table:table-cell>
          <table:table-cell table:style-name="ce13" office:value-type="string" calcext:value-type="string">
            <text:p>Chicago Bulls</text:p>
          </table:table-cell>
          <table:table-cell table:number-columns-repeated="2" table:style-name="ce13" office:value-type="string" calcext:value-type="string">
            <text:p>Cincinnati Royals</text:p>
          </table:table-cell>
          <table:table-cell table:style-name="ce13"/>
          <table:table-cell table:style-name="ce22"/>
          <table:table-cell table:number-columns-repeated="1017"/>
        </table:table-row>
        <table:table-row table:style-name="ro1">
          <table:table-cell table:style-name="ce5" office:value-type="string" calcext:value-type="string">
            <text:p>Cleveland Cavaliers</text:p>
          </table:table-cell>
          <table:table-cell table:style-name="ce13" office:value-type="string" calcext:value-type="string">
            <text:p>Detroit Pistons</text:p>
          </table:table-cell>
          <table:table-cell table:style-name="ce13" office:value-type="string" calcext:value-type="string">
            <text:p>Golden State Warriors</text:p>
          </table:table-cell>
          <table:table-cell table:style-name="ce13" office:value-type="string" calcext:value-type="string">
            <text:p>Houston Rockets</text:p>
          </table:table-cell>
          <table:table-cell table:style-name="ce13" office:value-type="string" calcext:value-type="string">
            <text:p>Kansas City Kings</text:p>
          </table:table-cell>
          <table:table-cell table:style-name="ce13"/>
          <table:table-cell table:style-name="ce22"/>
          <table:table-cell table:number-columns-repeated="1017"/>
        </table:table-row>
        <table:table-row table:style-name="ro4">
          <table:table-cell table:style-name="ce5" office:value-type="string" calcext:value-type="string">
            <text:p>Kansas City-Omaha</text:p>
          </table:table-cell>
          <table:table-cell table:style-name="ce13" office:value-type="string" calcext:value-type="string">
            <text:p>Los Angeles Clippers</text:p>
          </table:table-cell>
          <table:table-cell table:style-name="ce13" office:value-type="string" calcext:value-type="string">
            <text:p>Los Angeles Lakers</text:p>
          </table:table-cell>
          <table:table-cell table:style-name="ce13" office:value-type="string" calcext:value-type="string">
            <text:p>Miami Heat</text:p>
          </table:table-cell>
          <table:table-cell table:style-name="ce13" office:value-type="string" calcext:value-type="string">
            <text:p>Milwaukee</text:p>
          </table:table-cell>
          <table:table-cell table:style-name="ce13"/>
          <table:table-cell table:style-name="ce22"/>
          <table:table-cell table:number-columns-repeated="1017"/>
        </table:table-row>
        <table:table-row table:style-name="ro4">
          <table:table-cell table:style-name="ce5" office:value-type="string" calcext:value-type="string">
            <text:p>Milwaukee Bucks</text:p>
          </table:table-cell>
          <table:table-cell table:style-name="ce13" office:value-type="string" calcext:value-type="string">
            <text:p>Minneapolis</text:p>
          </table:table-cell>
          <table:table-cell table:style-name="ce13" office:value-type="string" calcext:value-type="string">
            <text:p>Minneapolis Lakers</text:p>
          </table:table-cell>
          <table:table-cell table:style-name="ce13" office:value-type="string" calcext:value-type="string">
            <text:p>New Orleans</text:p>
          </table:table-cell>
          <table:table-cell table:style-name="ce13" office:value-type="string" calcext:value-type="string">
            <text:p>New York Knicks</text:p>
          </table:table-cell>
          <table:table-cell table:style-name="ce13"/>
          <table:table-cell table:style-name="ce22"/>
          <table:table-cell table:number-columns-repeated="1017"/>
        </table:table-row>
        <table:table-row table:style-name="ro1">
          <table:table-cell table:style-name="ce5" office:value-type="string" calcext:value-type="string">
            <text:p>New York Nets</text:p>
          </table:table-cell>
          <table:table-cell table:style-name="ce13" office:value-type="string" calcext:value-type="string">
            <text:p>Orlando Magic</text:p>
          </table:table-cell>
          <table:table-cell table:style-name="ce13" office:value-type="string" calcext:value-type="string">
            <text:p>Philadelphia</text:p>
          </table:table-cell>
          <table:table-cell table:style-name="ce13" office:value-type="string" calcext:value-type="string">
            <text:p>Philadelphia 76ers</text:p>
          </table:table-cell>
          <table:table-cell table:style-name="ce13" office:value-type="string" calcext:value-type="string">
            <text:p>Philadelphia Warriors</text:p>
          </table:table-cell>
          <table:table-cell table:style-name="ce13"/>
          <table:table-cell table:style-name="ce22"/>
          <table:table-cell table:number-columns-repeated="1017"/>
        </table:table-row>
        <table:table-row table:style-name="ro1">
          <table:table-cell table:style-name="ce5" office:value-type="string" calcext:value-type="string">
            <text:p>Phoenix Suns</text:p>
          </table:table-cell>
          <table:table-cell table:style-name="ce13" office:value-type="string" calcext:value-type="string">
            <text:p>Portland Trail Blazers</text:p>
          </table:table-cell>
          <table:table-cell table:style-name="ce13" office:value-type="string" calcext:value-type="string">
            <text:p>San Antonio Spurs</text:p>
          </table:table-cell>
          <table:table-cell table:style-name="ce13" office:value-type="string" calcext:value-type="string">
            <text:p>San Diego</text:p>
          </table:table-cell>
          <table:table-cell table:style-name="ce13" office:value-type="string" calcext:value-type="string">
            <text:p>San Francisco</text:p>
          </table:table-cell>
          <table:table-cell table:style-name="ce13"/>
          <table:table-cell table:style-name="ce22"/>
          <table:table-cell table:number-columns-repeated="1017"/>
        </table:table-row>
        <table:table-row table:style-name="ro4">
          <table:table-cell table:style-name="ce5" office:value-type="string" calcext:value-type="string">
            <text:p>San Francisco Warriors</text:p>
          </table:table-cell>
          <table:table-cell table:style-name="ce13" office:value-type="string" calcext:value-type="string">
            <text:p>Seattle SuperSonics</text:p>
          </table:table-cell>
          <table:table-cell table:style-name="ce13" office:value-type="string" calcext:value-type="string">
            <text:p>St. Louis Hawks</text:p>
          </table:table-cell>
          <table:table-cell table:style-name="ce13" office:value-type="string" calcext:value-type="string">
            <text:p>Syracuse Nationals</text:p>
          </table:table-cell>
          <table:table-cell table:style-name="ce13" office:value-type="string" calcext:value-type="string">
            <text:p>Toronto Raptors</text:p>
          </table:table-cell>
          <table:table-cell table:style-name="ce13"/>
          <table:table-cell table:style-name="ce22"/>
          <table:table-cell table:number-columns-repeated="1017"/>
        </table:table-row>
        <table:table-row table:style-name="ro1">
          <table:table-cell table:style-name="ce5" office:value-type="string" calcext:value-type="string">
            <text:p>Utah Jazz</text:p>
          </table:table-cell>
          <table:table-cell table:style-name="ce13" office:value-type="string" calcext:value-type="string">
            <text:p>Washington Bullets</text:p>
          </table:table-cell>
          <table:table-cell table:style-name="ce13" office:value-type="string" calcext:value-type="string">
            <text:p>Washington Capitols</text:p>
          </table:table-cell>
          <table:table-cell table:style-name="ce13" office:value-type="string" calcext:value-type="string">
            <text:p>Washington Wizards</text:p>
          </table:table-cell>
          <table:table-cell table:style-name="ce13" table:number-columns-repeated="2"/>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4">
          <table:table-cell table:style-name="ce8" table:formula="of:=HYPERLINK(&quot;http://dbpedia.org/property/team&quot;)" office:value-type="string" office:string-value="http://dbpedia.org/property/team" calcext:value-type="string">
            <text:p>http://dbpedia.org/property/team</text:p>
          </table:table-cell>
          <table:table-cell office:value-type="string" calcext:value-type="string">
            <text:p>team</text:p>
          </table:table-cell>
          <table:table-cell table:formula="of:=AVERAGE([Sheet1.C440:Sheet1.C440])" office:value-type="string" office:string-value="#DIV/0!" calcext:value-type="error">
            <text:p>#DIV/0!</text:p>
          </table:table-cell>
          <table:table-cell table:formula="of:=COUNTIF([Sheet1.D440:Sheet1.D440]; &quot;X&quot;)" office:value-type="float" office:value="0" calcext:value-type="float">
            <text:p>0</text:p>
          </table:table-cell>
          <table:table-cell office:value-type="string" calcext:value-type="string">
            <text:p>an agent has Team Philadelphia Flyers (an entity of type organisation)</text:p>
          </table:table-cell>
          <table:table-cell office:value-type="string" calcext:value-type="string">
            <text:p>a soccer club season has Team Inter Milan (an entity of type sports team)</text:p>
          </table:table-cell>
          <table:table-cell table:style-name="ce20" table:formula="of:=HYPERLINK(&quot;http://goo.gl/i7huqf&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teams&quot;)" office:value-type="string" office:string-value="http://dbpedia.org/property/teams" calcext:value-type="string">
            <text:p>http://dbpedia.org/property/teams</text:p>
          </table:table-cell>
          <table:table-cell office:value-type="string" calcext:value-type="string">
            <text:p>teams</text:p>
          </table:table-cell>
          <table:table-cell table:formula="of:=AVERAGE([Sheet1.C441:Sheet1.C441])" office:value-type="string" office:string-value="#DIV/0!" calcext:value-type="error">
            <text:p>#DIV/0!</text:p>
          </table:table-cell>
          <table:table-cell table:formula="of:=COUNTIF([Sheet1.D441:Sheet1.D441]; &quot;X&quot;)" office:value-type="float" office:value="0" calcext:value-type="float">
            <text:p>0</text:p>
          </table:table-cell>
          <table:table-cell office:value-type="string" calcext:value-type="string">
            <text:p>an agent has teams * Detroit Tigers * New York Yankees</text:p>
          </table:table-cell>
          <table:table-cell office:value-type="string" calcext:value-type="string">
            <text:p>an organisation has teams 12</text:p>
          </table:table-cell>
          <table:table-cell table:style-name="ce20" table:formula="of:=HYPERLINK(&quot;http://goo.gl/fCisrb&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team&quot;)" office:value-type="string" office:string-value="http://dbpedia.org/property/cteam" calcext:value-type="string">
            <text:p>http://dbpedia.org/property/cteam</text:p>
          </table:table-cell>
          <table:table-cell office:value-type="string" calcext:value-type="string">
            <text:p>cteam</text:p>
          </table:table-cell>
          <table:table-cell table:formula="of:=AVERAGE([Sheet1.C442:Sheet1.C442])" office:value-type="string" office:string-value="#DIV/0!" calcext:value-type="error">
            <text:p>#DIV/0!</text:p>
          </table:table-cell>
          <table:table-cell table:formula="of:=COUNTIF([Sheet1.D442:Sheet1.D442]; &quot;X&quot;)" office:value-type="float" office:value="0" calcext:value-type="float">
            <text:p>0</text:p>
          </table:table-cell>
          <table:table-cell office:value-type="string" calcext:value-type="string">
            <text:p>a basketball player has cteam Limoges CSP (an entity of type basketball team)</text:p>
          </table:table-cell>
          <table:table-cell office:value-type="string" calcext:value-type="string">
            <text:p>an agent has cteam New York Knicks (an entity of type sports team)</text:p>
          </table:table-cell>
          <table:table-cell table:style-name="ce20" table:formula="of:=HYPERLINK(&quot;http://goo.gl/rMNYxl&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draftTeam&quot;)" office:value-type="string" office:string-value="http://dbpedia.org/property/draftTeam" calcext:value-type="string">
            <text:p>http://dbpedia.org/property/draftTeam</text:p>
          </table:table-cell>
          <table:table-cell office:value-type="string" calcext:value-type="string">
            <text:p>draftTeam</text:p>
          </table:table-cell>
          <table:table-cell table:formula="of:=AVERAGE([Sheet1.C443:Sheet1.C443])" office:value-type="string" office:string-value="#DIV/0!" calcext:value-type="error">
            <text:p>#DIV/0!</text:p>
          </table:table-cell>
          <table:table-cell table:formula="of:=COUNTIF([Sheet1.D443:Sheet1.D443]; &quot;X&quot;)" office:value-type="float" office:value="0" calcext:value-type="float">
            <text:p>0</text:p>
          </table:table-cell>
          <table:table-cell office:value-type="string" calcext:value-type="string">
            <text:p>a person has draft team Montreal Canadiens (an entity of type agent)</text:p>
          </table:table-cell>
          <table:table-cell office:value-type="string" calcext:value-type="string">
            <text:p>an ice hockey player has draft team Atlanta Thrashers (an entity of type hockey team)</text:p>
          </table:table-cell>
          <table:table-cell table:style-name="ce20" table:formula="of:=HYPERLINK(&quot;http://goo.gl/7dvrzq&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formerTeams&quot;)" office:value-type="string" office:string-value="http://dbpedia.org/property/formerTeams" calcext:value-type="string">
            <text:p>http://dbpedia.org/property/formerTeams</text:p>
          </table:table-cell>
          <table:table-cell office:value-type="string" calcext:value-type="string">
            <text:p>formerTeams</text:p>
          </table:table-cell>
          <table:table-cell table:formula="of:=AVERAGE([Sheet1.C444:Sheet1.C444])" office:value-type="string" office:string-value="#DIV/0!" calcext:value-type="error">
            <text:p>#DIV/0!</text:p>
          </table:table-cell>
          <table:table-cell table:formula="of:=COUNTIF([Sheet1.D444:Sheet1.D444]; &quot;X&quot;)" office:value-type="float" office:value="0" calcext:value-type="float">
            <text:p>0</text:p>
          </table:table-cell>
          <table:table-cell office:value-type="string" calcext:value-type="string">
            <text:p>an ice hockey player has former teams Dallas Stars (an entity of type sports team)</text:p>
          </table:table-cell>
          <table:table-cell office:value-type="string" calcext:value-type="string">
            <text:p>a person has former teams Montreal Canadiens (an entity of type agent)</text:p>
          </table:table-cell>
          <table:table-cell table:style-name="ce20" table:formula="of:=HYPERLINK(&quot;http://goo.gl/rCdyxI&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draftTeam&quot;)" office:value-type="string" office:string-value="http://dbpedia.org/ontology/draftTeam" calcext:value-type="string">
            <text:p>http://dbpedia.org/ontology/draftTeam</text:p>
          </table:table-cell>
          <table:table-cell office:value-type="string" calcext:value-type="string">
            <text:p>draftTeam</text:p>
          </table:table-cell>
          <table:table-cell table:formula="of:=AVERAGE([Sheet1.C445:Sheet1.C445])" office:value-type="string" office:string-value="#DIV/0!" calcext:value-type="error">
            <text:p>#DIV/0!</text:p>
          </table:table-cell>
          <table:table-cell table:formula="of:=COUNTIF([Sheet1.D445:Sheet1.D445]; &quot;X&quot;)" office:value-type="float" office:value="0" calcext:value-type="float">
            <text:p>0</text:p>
          </table:table-cell>
          <table:table-cell office:value-type="string" calcext:value-type="string">
            <text:p>an athlete has draft team Golden State Warriors (an entity of type agent)</text:p>
          </table:table-cell>
          <table:table-cell office:value-type="string" calcext:value-type="string">
            <text:p>a person has draft team Edmonton Oilers (an entity of type agent)</text:p>
          </table:table-cell>
          <table:table-cell table:style-name="ce20" table:formula="of:=HYPERLINK(&quot;http://goo.gl/rkNI5e&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formerTeam&quot;)" office:value-type="string" office:string-value="http://dbpedia.org/ontology/formerTeam" calcext:value-type="string">
            <text:p>http://dbpedia.org/ontology/formerTeam</text:p>
          </table:table-cell>
          <table:table-cell office:value-type="string" calcext:value-type="string">
            <text:p>formerTeam</text:p>
          </table:table-cell>
          <table:table-cell table:formula="of:=AVERAGE([Sheet1.C446:Sheet1.C446])" office:value-type="string" office:string-value="#DIV/0!" calcext:value-type="error">
            <text:p>#DIV/0!</text:p>
          </table:table-cell>
          <table:table-cell table:formula="of:=COUNTIF([Sheet1.D446:Sheet1.D446]; &quot;X&quot;)" office:value-type="float" office:value="0" calcext:value-type="float">
            <text:p>0</text:p>
          </table:table-cell>
          <table:table-cell office:value-type="string" calcext:value-type="string">
            <text:p>an agent has former team Carolina Hurricanes (an entity of type organisation)</text:p>
          </table:table-cell>
          <table:table-cell office:value-type="string" calcext:value-type="string">
            <text:p>a person has former team Columbus Blue Jackets (an entity of type organisation)</text:p>
          </table:table-cell>
          <table:table-cell table:style-name="ce20" table:formula="of:=HYPERLINK(&quot;http://goo.gl/Z2axnY&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team&quot;)" office:value-type="string" office:string-value="http://dbpedia.org/ontology/team" calcext:value-type="string">
            <text:p>http://dbpedia.org/ontology/team</text:p>
          </table:table-cell>
          <table:table-cell office:value-type="string" calcext:value-type="string">
            <text:p>team</text:p>
          </table:table-cell>
          <table:table-cell table:formula="of:=AVERAGE([Sheet1.C447:Sheet1.C447])" office:value-type="string" office:string-value="#DIV/0!" calcext:value-type="error">
            <text:p>#DIV/0!</text:p>
          </table:table-cell>
          <table:table-cell table:formula="of:=COUNTIF([Sheet1.D447:Sheet1.D447]; &quot;X&quot;)" office:value-type="float" office:value="0" calcext:value-type="float">
            <text:p>0</text:p>
          </table:table-cell>
          <table:table-cell office:value-type="string" calcext:value-type="string">
            <text:p>a soccer player has team Rosario Central (an entity of type organisation)</text:p>
          </table:table-cell>
          <table:table-cell office:value-type="string" calcext:value-type="string">
            <text:p>an agent has team %C3%8D%C3%BEr%C3%B3ttabandalag Vestmannaeyja (an entity of type agent)</text:p>
          </table:table-cell>
          <table:table-cell table:style-name="ce20" table:formula="of:=HYPERLINK(&quot;http://goo.gl/frQusq&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layerTeams&quot;)" office:value-type="string" office:string-value="http://dbpedia.org/property/playerTeams" calcext:value-type="string">
            <text:p>http://dbpedia.org/property/playerTeams</text:p>
          </table:table-cell>
          <table:table-cell office:value-type="string" calcext:value-type="string">
            <text:p>playerTeams</text:p>
          </table:table-cell>
          <table:table-cell table:formula="of:=AVERAGE([Sheet1.C448:Sheet1.C448])" office:value-type="string" office:string-value="#DIV/0!" calcext:value-type="error">
            <text:p>#DIV/0!</text:p>
          </table:table-cell>
          <table:table-cell table:formula="of:=COUNTIF([Sheet1.D448:Sheet1.D448]; &quot;X&quot;)" office:value-type="float" office:value="0" calcext:value-type="float">
            <text:p>0</text:p>
          </table:table-cell>
          <table:table-cell office:value-type="string" calcext:value-type="string">
            <text:p>a person has player teams New York Knicks (an entity of type sports team)</text:p>
          </table:table-cell>
          <table:table-cell office:value-type="string" calcext:value-type="string">
            <text:p>a person has player teams St. John's University (New York) (an entity of type agent)</text:p>
          </table:table-cell>
          <table:table-cell table:style-name="ce20" table:formula="of:=HYPERLINK(&quot;http://goo.gl/Sy1LJJ&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lub&quot;)" office:value-type="string" office:string-value="http://dbpedia.org/property/club" calcext:value-type="string">
            <text:p>http://dbpedia.org/property/club</text:p>
          </table:table-cell>
          <table:table-cell office:value-type="string" calcext:value-type="string">
            <text:p>club</text:p>
          </table:table-cell>
          <table:table-cell table:formula="of:=AVERAGE([Sheet1.C449:Sheet1.C449])" office:value-type="string" office:string-value="#DIV/0!" calcext:value-type="error">
            <text:p>#DIV/0!</text:p>
          </table:table-cell>
          <table:table-cell table:formula="of:=COUNTIF([Sheet1.D449:Sheet1.D449]; &quot;X&quot;)" office:value-type="float" office:value="0" calcext:value-type="float">
            <text:p>0</text:p>
          </table:table-cell>
          <table:table-cell office:value-type="string" calcext:value-type="string">
            <text:p>a person has club Oxford University Cricket Club (an entity of type organisation)</text:p>
          </table:table-cell>
          <table:table-cell office:value-type="string" calcext:value-type="string">
            <text:p>a cricketer has club Cambridge University Cricket Club (an entity of type agent)</text:p>
          </table:table-cell>
          <table:table-cell table:style-name="ce20" table:formula="of:=HYPERLINK(&quot;http://goo.gl/QsMWVV&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draftteam&quot;)" office:value-type="string" office:string-value="http://dbpedia.org/property/draftteam" calcext:value-type="string">
            <text:p>http://dbpedia.org/property/draftteam</text:p>
          </table:table-cell>
          <table:table-cell office:value-type="string" calcext:value-type="string">
            <text:p>draftteam</text:p>
          </table:table-cell>
          <table:table-cell table:formula="of:=AVERAGE([Sheet1.C450:Sheet1.C450])" office:value-type="string" office:string-value="#DIV/0!" calcext:value-type="error">
            <text:p>#DIV/0!</text:p>
          </table:table-cell>
          <table:table-cell table:formula="of:=COUNTIF([Sheet1.D450:Sheet1.D450]; &quot;X&quot;)" office:value-type="float" office:value="0" calcext:value-type="float">
            <text:p>0</text:p>
          </table:table-cell>
          <table:table-cell office:value-type="string" calcext:value-type="string">
            <text:p>a person has draftteam Boston Celtics (an entity of type sports team)</text:p>
          </table:table-cell>
          <table:table-cell office:value-type="string" calcext:value-type="string">
            <text:p>a baseball player has draftteam Detroit Pistons (an entity of type agent)</text:p>
          </table:table-cell>
          <table:table-cell table:style-name="ce20" table:formula="of:=HYPERLINK(&quot;http://goo.gl/wEHbqb&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ickedBy&quot;)" office:value-type="string" office:string-value="http://dbpedia.org/property/pickedBy" calcext:value-type="string">
            <text:p>http://dbpedia.org/property/pickedBy</text:p>
          </table:table-cell>
          <table:table-cell office:value-type="string" calcext:value-type="string">
            <text:p>pickedBy</text:p>
          </table:table-cell>
          <table:table-cell table:formula="of:=AVERAGE([Sheet1.C451:Sheet1.C451])" office:value-type="string" office:string-value="#DIV/0!" calcext:value-type="error">
            <text:p>#DIV/0!</text:p>
          </table:table-cell>
          <table:table-cell table:formula="of:=COUNTIF([Sheet1.D451:Sheet1.D451]; &quot;X&quot;)" office:value-type="float" office:value="0" calcext:value-type="float">
            <text:p>0</text:p>
          </table:table-cell>
          <table:table-cell office:value-type="string" calcext:value-type="string">
            <text:p>an agent has picked by Oshawa Power (an entity of type organisation)</text:p>
          </table:table-cell>
          <table:table-cell office:value-type="string" calcext:value-type="string">
            <text:p>an organisation has picked by Oshawa Power (an entity of type sports team)</text:p>
          </table:table-cell>
          <table:table-cell table:style-name="ce20" table:formula="of:=HYPERLINK(&quot;http://goo.gl/kqYIm0&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expTeams&quot;)" office:value-type="string" office:string-value="http://dbpedia.org/property/expTeams" calcext:value-type="string">
            <text:p>http://dbpedia.org/property/expTeams</text:p>
          </table:table-cell>
          <table:table-cell office:value-type="string" calcext:value-type="string">
            <text:p>expTeams</text:p>
          </table:table-cell>
          <table:table-cell table:formula="of:=AVERAGE([Sheet1.C452:Sheet1.C452])" office:value-type="string" office:string-value="#DIV/0!" calcext:value-type="error">
            <text:p>#DIV/0!</text:p>
          </table:table-cell>
          <table:table-cell table:formula="of:=COUNTIF([Sheet1.D452:Sheet1.D452]; &quot;X&quot;)" office:value-type="float" office:value="0" calcext:value-type="float">
            <text:p>0</text:p>
          </table:table-cell>
          <table:table-cell table:number-columns-repeated="2"/>
          <table:table-cell table:style-name="ce20" table:formula="of:=HYPERLINK(&quot;http://goo.gl/tv39HK&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layingTeams&quot;)" office:value-type="string" office:string-value="http://dbpedia.org/property/playingTeams" calcext:value-type="string">
            <text:p>http://dbpedia.org/property/playingTeams</text:p>
          </table:table-cell>
          <table:table-cell office:value-type="string" calcext:value-type="string">
            <text:p>playingTeams</text:p>
          </table:table-cell>
          <table:table-cell table:formula="of:=AVERAGE([Sheet1.C453:Sheet1.C453])" office:value-type="string" office:string-value="#DIV/0!" calcext:value-type="error">
            <text:p>#DIV/0!</text:p>
          </table:table-cell>
          <table:table-cell table:formula="of:=COUNTIF([Sheet1.D453:Sheet1.D453]; &quot;X&quot;)" office:value-type="float" office:value="0" calcext:value-type="float">
            <text:p>0</text:p>
          </table:table-cell>
          <table:table-cell office:value-type="string" calcext:value-type="string">
            <text:p>an athlete has playing teams Edmonton Eskimos (an entity of type organisation)</text:p>
          </table:table-cell>
          <table:table-cell office:value-type="string" calcext:value-type="string">
            <text:p>an agent has playing teams Detroit Lions (an entity of type sports team)</text:p>
          </table:table-cell>
          <table:table-cell table:style-name="ce20" table:formula="of:=HYPERLINK(&quot;http://goo.gl/5imYlQ&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astteams&quot;)" office:value-type="string" office:string-value="http://dbpedia.org/property/pastteams" calcext:value-type="string">
            <text:p>http://dbpedia.org/property/pastteams</text:p>
          </table:table-cell>
          <table:table-cell office:value-type="string" calcext:value-type="string">
            <text:p>pastteams</text:p>
          </table:table-cell>
          <table:table-cell table:formula="of:=AVERAGE([Sheet1.C454:Sheet1.C454])" office:value-type="string" office:string-value="#DIV/0!" calcext:value-type="error">
            <text:p>#DIV/0!</text:p>
          </table:table-cell>
          <table:table-cell table:formula="of:=COUNTIF([Sheet1.D454:Sheet1.D454]; &quot;X&quot;)" office:value-type="float" office:value="0" calcext:value-type="float">
            <text:p>0</text:p>
          </table:table-cell>
          <table:table-cell office:value-type="string" calcext:value-type="string">
            <text:p>an athlete has pastteams * Dallas Cowboys</text:p>
          </table:table-cell>
          <table:table-cell office:value-type="string" calcext:value-type="string">
            <text:p>a person has pastteams * Los Angeles/St. Louis Rams * Pittsburgh Steelers</text:p>
          </table:table-cell>
          <table:table-cell table:style-name="ce20" table:formula="of:=HYPERLINK(&quot;http://goo.gl/FA6MVU&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urrentTeam&quot;)" office:value-type="string" office:string-value="http://dbpedia.org/property/currentTeam" calcext:value-type="string">
            <text:p>http://dbpedia.org/property/currentTeam</text:p>
          </table:table-cell>
          <table:table-cell office:value-type="string" calcext:value-type="string">
            <text:p>currentTeam</text:p>
          </table:table-cell>
          <table:table-cell table:formula="of:=AVERAGE([Sheet1.C455:Sheet1.C455])" office:value-type="string" office:string-value="#DIV/0!" calcext:value-type="error">
            <text:p>#DIV/0!</text:p>
          </table:table-cell>
          <table:table-cell table:formula="of:=COUNTIF([Sheet1.D455:Sheet1.D455]; &quot;X&quot;)" office:value-type="float" office:value="0" calcext:value-type="float">
            <text:p>0</text:p>
          </table:table-cell>
          <table:table-cell office:value-type="string" calcext:value-type="string">
            <text:p>a racing driver has current team TP Formula (an entity of type sports team)</text:p>
          </table:table-cell>
          <table:table-cell office:value-type="string" calcext:value-type="string">
            <text:p>an agent has current team TP Formula (an entity of type soccer club)</text:p>
          </table:table-cell>
          <table:table-cell table:style-name="ce20" table:formula="of:=HYPERLINK(&quot;http://goo.gl/bSiVBh&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debutteam&quot;)" office:value-type="string" office:string-value="http://dbpedia.org/property/debutteam" calcext:value-type="string">
            <text:p>http://dbpedia.org/property/debutteam</text:p>
          </table:table-cell>
          <table:table-cell office:value-type="string" calcext:value-type="string">
            <text:p>debutteam</text:p>
          </table:table-cell>
          <table:table-cell table:formula="of:=AVERAGE([Sheet1.C456:Sheet1.C456])" office:value-type="string" office:string-value="#DIV/0!" calcext:value-type="error">
            <text:p>#DIV/0!</text:p>
          </table:table-cell>
          <table:table-cell table:formula="of:=COUNTIF([Sheet1.D456:Sheet1.D456]; &quot;X&quot;)" office:value-type="float" office:value="0" calcext:value-type="float">
            <text:p>0</text:p>
          </table:table-cell>
          <table:table-cell office:value-type="string" calcext:value-type="string">
            <text:p>a person has debutteam Philadelphia Eagles</text:p>
          </table:table-cell>
          <table:table-cell office:value-type="string" calcext:value-type="string">
            <text:p>an agent has debutteam Indianapolis Colts</text:p>
          </table:table-cell>
          <table:table-cell table:style-name="ce20" table:formula="of:=HYPERLINK(&quot;http://goo.gl/UOFPA0&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layedFor&quot;)" office:value-type="string" office:string-value="http://dbpedia.org/property/playedFor" calcext:value-type="string">
            <text:p>http://dbpedia.org/property/playedFor</text:p>
          </table:table-cell>
          <table:table-cell office:value-type="string" calcext:value-type="string">
            <text:p>playedFor</text:p>
          </table:table-cell>
          <table:table-cell table:formula="of:=AVERAGE([Sheet1.C457:Sheet1.C457])" office:value-type="string" office:string-value="#DIV/0!" calcext:value-type="error">
            <text:p>#DIV/0!</text:p>
          </table:table-cell>
          <table:table-cell table:formula="of:=COUNTIF([Sheet1.D457:Sheet1.D457]; &quot;X&quot;)" office:value-type="float" office:value="0" calcext:value-type="float">
            <text:p>0</text:p>
          </table:table-cell>
          <table:table-cell office:value-type="string" calcext:value-type="string">
            <text:p>an ice hockey player has played for Edmonton Oilers (an entity of type sports team)</text:p>
          </table:table-cell>
          <table:table-cell office:value-type="string" calcext:value-type="string">
            <text:p>an agent has played for Toronto Maple Leafs (an entity of type hockey team)</text:p>
          </table:table-cell>
          <table:table-cell table:style-name="ce20" table:formula="of:=HYPERLINK(&quot;http://goo.gl/ePNGth&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finalteam&quot;)" office:value-type="string" office:string-value="http://dbpedia.org/property/finalteam" calcext:value-type="string">
            <text:p>http://dbpedia.org/property/finalteam</text:p>
          </table:table-cell>
          <table:table-cell office:value-type="string" calcext:value-type="string">
            <text:p>finalteam</text:p>
          </table:table-cell>
          <table:table-cell table:formula="of:=AVERAGE([Sheet1.C458:Sheet1.C458])" office:value-type="string" office:string-value="#DIV/0!" calcext:value-type="error">
            <text:p>#DIV/0!</text:p>
          </table:table-cell>
          <table:table-cell table:formula="of:=COUNTIF([Sheet1.D458:Sheet1.D458]; &quot;X&quot;)" office:value-type="float" office:value="0" calcext:value-type="float">
            <text:p>0</text:p>
          </table:table-cell>
          <table:table-cell office:value-type="string" calcext:value-type="string">
            <text:p>an athlete has finalteam Cincinnati Reds (an entity of type organisation)</text:p>
          </table:table-cell>
          <table:table-cell office:value-type="string" calcext:value-type="string">
            <text:p>an agent has finalteam Arizona Cardinals</text:p>
          </table:table-cell>
          <table:table-cell table:style-name="ce20" table:formula="of:=HYPERLINK(&quot;http://goo.gl/G16aYn&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lubs&quot;)" office:value-type="string" office:string-value="http://dbpedia.org/property/clubs" calcext:value-type="string">
            <text:p>http://dbpedia.org/property/clubs</text:p>
          </table:table-cell>
          <table:table-cell office:value-type="string" calcext:value-type="string">
            <text:p>clubs</text:p>
          </table:table-cell>
          <table:table-cell table:formula="of:=AVERAGE([Sheet1.C459:Sheet1.C459])" office:value-type="string" office:string-value="#DIV/0!" calcext:value-type="error">
            <text:p>#DIV/0!</text:p>
          </table:table-cell>
          <table:table-cell table:formula="of:=COUNTIF([Sheet1.D459:Sheet1.D459]; &quot;X&quot;)" office:value-type="float" office:value="0" calcext:value-type="float">
            <text:p>0</text:p>
          </table:table-cell>
          <table:table-cell office:value-type="string" calcext:value-type="string">
            <text:p>a sports manager has clubs %C3%8D%C3%BEr%C3%B3ttabandalag Vestmannaeyja (an entity of type agent)</text:p>
          </table:table-cell>
          <table:table-cell office:value-type="string" calcext:value-type="string">
            <text:p>an athlete has clubs Boca Juniors (an entity of type sports team)</text:p>
          </table:table-cell>
          <table:table-cell table:style-name="ce20" table:formula="of:=HYPERLINK(&quot;http://goo.gl/hR96g4&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formerteams&quot;)" office:value-type="string" office:string-value="http://dbpedia.org/property/formerteams" calcext:value-type="string">
            <text:p>http://dbpedia.org/property/formerteams</text:p>
          </table:table-cell>
          <table:table-cell office:value-type="string" calcext:value-type="string">
            <text:p>formerteams</text:p>
          </table:table-cell>
          <table:table-cell table:formula="of:=AVERAGE([Sheet1.C460:Sheet1.C460])" office:value-type="string" office:string-value="#DIV/0!" calcext:value-type="error">
            <text:p>#DIV/0!</text:p>
          </table:table-cell>
          <table:table-cell table:formula="of:=COUNTIF([Sheet1.D460:Sheet1.D460]; &quot;X&quot;)" office:value-type="float" office:value="0" calcext:value-type="float">
            <text:p>0</text:p>
          </table:table-cell>
          <table:table-cell office:value-type="string" calcext:value-type="string">
            <text:p>an agent has formerteams *New York Mets *Kansas City Royals</text:p>
          </table:table-cell>
          <table:table-cell office:value-type="string" calcext:value-type="string">
            <text:p>a person has formerteams *San Diego Padres *Pittsburgh Pirates *Lotte Giants</text:p>
          </table:table-cell>
          <table:table-cell table:style-name="ce20" table:formula="of:=HYPERLINK(&quot;http://goo.gl/SM1CoH&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debutTeam&quot;)" office:value-type="string" office:string-value="http://dbpedia.org/ontology/debutTeam" calcext:value-type="string">
            <text:p>http://dbpedia.org/ontology/debutTeam</text:p>
          </table:table-cell>
          <table:table-cell office:value-type="string" calcext:value-type="string">
            <text:p>debutTeam</text:p>
          </table:table-cell>
          <table:table-cell table:formula="of:=AVERAGE([Sheet1.C461:Sheet1.C461])" office:value-type="string" office:string-value="#DIV/0!" calcext:value-type="error">
            <text:p>#DIV/0!</text:p>
          </table:table-cell>
          <table:table-cell table:formula="of:=COUNTIF([Sheet1.D461:Sheet1.D461]; &quot;X&quot;)" office:value-type="float" office:value="0" calcext:value-type="float">
            <text:p>0</text:p>
          </table:table-cell>
          <table:table-cell office:value-type="string" calcext:value-type="string">
            <text:p>a gridiron football player has debut team Dallas Cowboys (an entity of type soccer club)</text:p>
          </table:table-cell>
          <table:table-cell office:value-type="string" calcext:value-type="string">
            <text:p>a gridiron football player has debut team Indianapolis Colts (an entity of type sports team)</text:p>
          </table:table-cell>
          <table:table-cell table:style-name="ce20" table:formula="of:=HYPERLINK(&quot;http://goo.gl/C4CeyK&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urrentclub&quot;)" office:value-type="string" office:string-value="http://dbpedia.org/property/currentclub" calcext:value-type="string">
            <text:p>http://dbpedia.org/property/currentclub</text:p>
          </table:table-cell>
          <table:table-cell office:value-type="string" calcext:value-type="string">
            <text:p>currentclub</text:p>
          </table:table-cell>
          <table:table-cell table:formula="of:=AVERAGE([Sheet1.C462:Sheet1.C462])" office:value-type="string" office:string-value="#DIV/0!" calcext:value-type="error">
            <text:p>#DIV/0!</text:p>
          </table:table-cell>
          <table:table-cell table:formula="of:=COUNTIF([Sheet1.D462:Sheet1.D462]; &quot;X&quot;)" office:value-type="float" office:value="0" calcext:value-type="float">
            <text:p>0</text:p>
          </table:table-cell>
          <table:table-cell office:value-type="string" calcext:value-type="string">
            <text:p>an athlete has currentclub Band%C4%B1rmaspor (an entity of type agent)</text:p>
          </table:table-cell>
          <table:table-cell office:value-type="string" calcext:value-type="string">
            <text:p>an athlete has currentclub Real Madrid C.F. (an entity of type soccer club)</text:p>
          </table:table-cell>
          <table:table-cell table:style-name="ce20" table:formula="of:=HYPERLINK(&quot;http://goo.gl/m6OaID&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urrentteam&quot;)" office:value-type="string" office:string-value="http://dbpedia.org/property/currentteam" calcext:value-type="string">
            <text:p>http://dbpedia.org/property/currentteam</text:p>
          </table:table-cell>
          <table:table-cell office:value-type="string" calcext:value-type="string">
            <text:p>currentteam</text:p>
          </table:table-cell>
          <table:table-cell table:formula="of:=AVERAGE([Sheet1.C463:Sheet1.C463])" office:value-type="string" office:string-value="#DIV/0!" calcext:value-type="error">
            <text:p>#DIV/0!</text:p>
          </table:table-cell>
          <table:table-cell table:formula="of:=COUNTIF([Sheet1.D463:Sheet1.D463]; &quot;X&quot;)" office:value-type="float" office:value="0" calcext:value-type="float">
            <text:p>0</text:p>
          </table:table-cell>
          <table:table-cell office:value-type="string" calcext:value-type="string">
            <text:p>a person has currentteam Retirement (an entity of type soccer club)</text:p>
          </table:table-cell>
          <table:table-cell office:value-type="string" calcext:value-type="string">
            <text:p>an american football player has currentteam Denver Broncos</text:p>
          </table:table-cell>
          <table:table-cell table:style-name="ce20" table:formula="of:=HYPERLINK(&quot;http://goo.gl/Ee22Eb&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previousClubs&quot;)" office:value-type="string" office:string-value="http://dbpedia.org/property/previousClubs" calcext:value-type="string">
            <text:p>http://dbpedia.org/property/previousClubs</text:p>
          </table:table-cell>
          <table:table-cell table:style-name="ce16" office:value-type="string" calcext:value-type="string">
            <text:p>previousClubs</text:p>
          </table:table-cell>
          <table:table-cell table:formula="of:=AVERAGE([Sheet1.C464:Sheet1.C464])" office:value-type="string" office:string-value="#DIV/0!" calcext:value-type="error">
            <text:p>#DIV/0!</text:p>
          </table:table-cell>
          <table:table-cell table:formula="of:=COUNTIF([Sheet1.D464:Sheet1.D464]; &quot;X&quot;)" office:value-type="float" office:value="0" calcext:value-type="float">
            <text:p>0</text:p>
          </table:table-cell>
          <table:table-cell table:style-name="ce16" office:value-type="string" calcext:value-type="string">
            <text:p>an agent has previous clubs Gold Coast Blaze (an entity of type soccer club)</text:p>
          </table:table-cell>
          <table:table-cell table:style-name="ce16" office:value-type="string" calcext:value-type="string">
            <text:p>an agent has previous clubs Waikato Pistons (an entity of type sports team)</text:p>
          </table:table-cell>
          <table:table-cell table:style-name="ce25" table:formula="of:=HYPERLINK(&quot;http://goo.gl/rrgUiG&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058967988" calcext:value-type="float">
            <text:p>1058967988</text:p>
          </table:table-cell>
          <table:table-cell office:value-type="string" calcext:value-type="string">
            <text:p>basketball player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Australia</text:p>
          </table:table-cell>
          <table:table-cell table:style-name="ce13" office:value-type="string" calcext:value-type="string">
            <text:p>Belgium</text:p>
          </table:table-cell>
          <table:table-cell table:style-name="ce13" office:value-type="string" calcext:value-type="string">
            <text:p>Democratic Republic of the Congo</text:p>
          </table:table-cell>
          <table:table-cell table:style-name="ce13" office:value-type="string" calcext:value-type="string">
            <text:p>Denmark</text:p>
          </table:table-cell>
          <table:table-cell table:style-name="ce13" office:value-type="string" calcext:value-type="string">
            <text:p>France</text:p>
          </table:table-cell>
          <table:table-cell table:style-name="ce13"/>
          <table:table-cell table:style-name="ce22"/>
          <table:table-cell table:number-columns-repeated="1017"/>
        </table:table-row>
        <table:table-row table:style-name="ro1">
          <table:table-cell table:style-name="ce5" office:value-type="string" calcext:value-type="string">
            <text:p>Great Britain  England</text:p>
          </table:table-cell>
          <table:table-cell table:style-name="ce13" office:value-type="string" calcext:value-type="string">
            <text:p>Haiti</text:p>
          </table:table-cell>
          <table:table-cell table:style-name="ce13" office:value-type="string" calcext:value-type="string">
            <text:p>Italy</text:p>
          </table:table-cell>
          <table:table-cell table:style-name="ce13" office:value-type="string" calcext:value-type="string">
            <text:p>Jamaica</text:p>
          </table:table-cell>
          <table:table-cell table:style-name="ce13" office:value-type="string" calcext:value-type="string">
            <text:p>Lebanon</text:p>
          </table:table-cell>
          <table:table-cell table:style-name="ce13"/>
          <table:table-cell table:style-name="ce22"/>
          <table:table-cell table:number-columns-repeated="1017"/>
        </table:table-row>
        <table:table-row table:style-name="ro4">
          <table:table-cell table:style-name="ce5" office:value-type="string" calcext:value-type="string">
            <text:p>Luxembourg</text:p>
          </table:table-cell>
          <table:table-cell table:style-name="ce13" office:value-type="string" calcext:value-type="string">
            <text:p>Manchukuo</text:p>
          </table:table-cell>
          <table:table-cell table:style-name="ce13" office:value-type="string" calcext:value-type="string">
            <text:p>Morocco</text:p>
          </table:table-cell>
          <table:table-cell table:style-name="ce13" office:value-type="string" calcext:value-type="string">
            <text:p>Netherlands</text:p>
          </table:table-cell>
          <table:table-cell table:style-name="ce13" office:value-type="string" calcext:value-type="string">
            <text:p>New Zealand</text:p>
          </table:table-cell>
          <table:table-cell table:style-name="ce13"/>
          <table:table-cell table:style-name="ce22"/>
          <table:table-cell table:number-columns-repeated="1017"/>
        </table:table-row>
        <table:table-row table:style-name="ro1">
          <table:table-cell table:style-name="ce5" office:value-type="string" calcext:value-type="string">
            <text:p>Nigeria</text:p>
          </table:table-cell>
          <table:table-cell table:style-name="ce13" office:value-type="string" calcext:value-type="string">
            <text:p>Panama</text:p>
          </table:table-cell>
          <table:table-cell table:style-name="ce13" office:value-type="string" calcext:value-type="string">
            <text:p>Republic of China</text:p>
          </table:table-cell>
          <table:table-cell table:style-name="ce13" office:value-type="string" calcext:value-type="string">
            <text:p>Republic of the Congo</text:p>
          </table:table-cell>
          <table:table-cell table:style-name="ce13" office:value-type="string" calcext:value-type="string">
            <text:p>Romania</text:p>
          </table:table-cell>
          <table:table-cell table:style-name="ce13"/>
          <table:table-cell table:style-name="ce22"/>
          <table:table-cell table:number-columns-repeated="1017"/>
        </table:table-row>
        <table:table-row table:style-name="ro1">
          <table:table-cell table:style-name="ce5" office:value-type="string" calcext:value-type="string">
            <text:p>Saint Vincent and the Grenadines</text:p>
          </table:table-cell>
          <table:table-cell table:style-name="ce13" office:value-type="string" calcext:value-type="string">
            <text:p>South Africa</text:p>
          </table:table-cell>
          <table:table-cell table:style-name="ce13" office:value-type="string" calcext:value-type="string">
            <text:p>Soviet Union</text:p>
          </table:table-cell>
          <table:table-cell table:style-name="ce13" office:value-type="string" calcext:value-type="string">
            <text:p>Spain</text:p>
          </table:table-cell>
          <table:table-cell table:style-name="ce13" office:value-type="string" calcext:value-type="string">
            <text:p>Sudan (now  South Sudan)</text:p>
          </table:table-cell>
          <table:table-cell table:style-name="ce13"/>
          <table:table-cell table:style-name="ce22"/>
          <table:table-cell table:number-columns-repeated="1017"/>
        </table:table-row>
        <table:table-row table:style-name="ro1">
          <table:table-cell table:style-name="ce5" office:value-type="string" calcext:value-type="string">
            <text:p>Sweden</text:p>
          </table:table-cell>
          <table:table-cell table:style-name="ce13" office:value-type="string" calcext:value-type="string">
            <text:p>Switzerland</text:p>
          </table:table-cell>
          <table:table-cell table:style-name="ce13" office:value-type="string" calcext:value-type="string">
            <text:p>Trinidad and Tobago</text:p>
          </table:table-cell>
          <table:table-cell table:style-name="ce13" office:value-type="string" calcext:value-type="string">
            <text:p>United States</text:p>
          </table:table-cell>
          <table:table-cell table:style-name="ce13" office:value-type="string" calcext:value-type="string">
            <text:p>U.S. Virgin Islands</text:p>
          </table:table-cell>
          <table:table-cell table:style-name="ce13"/>
          <table:table-cell table:style-name="ce22"/>
          <table:table-cell table:number-columns-repeated="1017"/>
        </table:table-row>
        <table:table-row table:style-name="ro4">
          <table:table-cell table:style-name="ce5" office:value-type="string" calcext:value-type="string">
            <text:p>Weimar Republic</text:p>
          </table:table-cell>
          <table:table-cell table:style-name="ce13" office:value-type="string" calcext:value-type="string">
            <text:p>West Germany</text:p>
          </table:table-cell>
          <table:table-cell table:style-name="ce13" table:number-columns-repeated="4"/>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4">
          <table:table-cell table:style-name="ce8" table:formula="of:=HYPERLINK(&quot;http://dbpedia.org/property/birthPlace&quot;)" office:value-type="string" office:string-value="http://dbpedia.org/property/birthPlace" calcext:value-type="string">
            <text:p>http://dbpedia.org/property/birthPlace</text:p>
          </table:table-cell>
          <table:table-cell office:value-type="string" calcext:value-type="string">
            <text:p>birthPlace</text:p>
          </table:table-cell>
          <table:table-cell table:formula="of:=AVERAGE([Sheet1.C478:Sheet1.C478])" office:value-type="string" office:string-value="#DIV/0!" calcext:value-type="error">
            <text:p>#DIV/0!</text:p>
          </table:table-cell>
          <table:table-cell table:formula="of:=COUNTIF([Sheet1.D478:Sheet1.D478]; &quot;X&quot;)" office:value-type="float" office:value="0" calcext:value-type="float">
            <text:p>0</text:p>
          </table:table-cell>
          <table:table-cell office:value-type="string" calcext:value-type="string">
            <text:p>a president has birth place Guatemala City (an entity of type populated place)</text:p>
          </table:table-cell>
          <table:table-cell office:value-type="string" calcext:value-type="string">
            <text:p>a soccer player has birth place Montevideo (an entity of type city)</text:p>
          </table:table-cell>
          <table:table-cell table:style-name="ce20" table:formula="of:=HYPERLINK(&quot;http://goo.gl/q9T4XN&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birthPlace&quot;)" office:value-type="string" office:string-value="http://dbpedia.org/ontology/birthPlace" calcext:value-type="string">
            <text:p>http://dbpedia.org/ontology/birthPlace</text:p>
          </table:table-cell>
          <table:table-cell office:value-type="string" calcext:value-type="string">
            <text:p>birthPlace</text:p>
          </table:table-cell>
          <table:table-cell table:formula="of:=AVERAGE([Sheet1.C479:Sheet1.C479])" office:value-type="string" office:string-value="#DIV/0!" calcext:value-type="error">
            <text:p>#DIV/0!</text:p>
          </table:table-cell>
          <table:table-cell table:formula="of:=COUNTIF([Sheet1.D479:Sheet1.D479]; &quot;X&quot;)" office:value-type="float" office:value="0" calcext:value-type="float">
            <text:p>0</text:p>
          </table:table-cell>
          <table:table-cell office:value-type="string" calcext:value-type="string">
            <text:p>a person has birth place Budapest (an entity of type city)</text:p>
          </table:table-cell>
          <table:table-cell office:value-type="string" calcext:value-type="string">
            <text:p>a soccer player has birth place Asunci%C3%B3n (an entity of type populated place)</text:p>
          </table:table-cell>
          <table:table-cell table:style-name="ce20" table:formula="of:=HYPERLINK(&quot;http://goo.gl/og38dW&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laceOfBirth&quot;)" office:value-type="string" office:string-value="http://dbpedia.org/property/placeOfBirth" calcext:value-type="string">
            <text:p>http://dbpedia.org/property/placeOfBirth</text:p>
          </table:table-cell>
          <table:table-cell office:value-type="string" calcext:value-type="string">
            <text:p>placeOfBirth</text:p>
          </table:table-cell>
          <table:table-cell table:formula="of:=AVERAGE([Sheet1.C480:Sheet1.C480])" office:value-type="string" office:string-value="#DIV/0!" calcext:value-type="error">
            <text:p>#DIV/0!</text:p>
          </table:table-cell>
          <table:table-cell table:formula="of:=COUNTIF([Sheet1.D480:Sheet1.D480]; &quot;X&quot;)" office:value-type="float" office:value="0" calcext:value-type="float">
            <text:p>0</text:p>
          </table:table-cell>
          <table:table-cell office:value-type="string" calcext:value-type="string">
            <text:p>an agent has PLACE OF BIRTH France (an entity of type place)</text:p>
          </table:table-cell>
          <table:table-cell office:value-type="string" calcext:value-type="string">
            <text:p>an agent has PLACE OF BIRTH Lagny-sur-Marne (an entity of type populated place)</text:p>
          </table:table-cell>
          <table:table-cell table:style-name="ce20" table:formula="of:=HYPERLINK(&quot;http://goo.gl/EzIrv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ountry&quot;)" office:value-type="string" office:string-value="http://dbpedia.org/property/country" calcext:value-type="string">
            <text:p>http://dbpedia.org/property/country</text:p>
          </table:table-cell>
          <table:table-cell office:value-type="string" calcext:value-type="string">
            <text:p>country</text:p>
          </table:table-cell>
          <table:table-cell table:formula="of:=AVERAGE([Sheet1.C481:Sheet1.C481])" office:value-type="string" office:string-value="#DIV/0!" calcext:value-type="error">
            <text:p>#DIV/0!</text:p>
          </table:table-cell>
          <table:table-cell table:formula="of:=COUNTIF([Sheet1.D481:Sheet1.D481]; &quot;X&quot;)" office:value-type="float" office:value="0" calcext:value-type="float">
            <text:p>0</text:p>
          </table:table-cell>
          <table:table-cell office:value-type="string" calcext:value-type="string">
            <text:p>a movie has country Canada (an entity of type country)</text:p>
          </table:table-cell>
          <table:table-cell office:value-type="string" calcext:value-type="string">
            <text:p>a Food has country France (an entity of type populated place)</text:p>
          </table:table-cell>
          <table:table-cell table:style-name="ce20" table:formula="of:=HYPERLINK(&quot;http://goo.gl/4OKNh3&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laceOfDeath&quot;)" office:value-type="string" office:string-value="http://dbpedia.org/property/placeOfDeath" calcext:value-type="string">
            <text:p>http://dbpedia.org/property/placeOfDeath</text:p>
          </table:table-cell>
          <table:table-cell office:value-type="string" calcext:value-type="string">
            <text:p>placeOfDeath</text:p>
          </table:table-cell>
          <table:table-cell table:formula="of:=AVERAGE([Sheet1.C482:Sheet1.C482])" office:value-type="string" office:string-value="#DIV/0!" calcext:value-type="error">
            <text:p>#DIV/0!</text:p>
          </table:table-cell>
          <table:table-cell table:formula="of:=COUNTIF([Sheet1.D482:Sheet1.D482]; &quot;X&quot;)" office:value-type="float" office:value="0" calcext:value-type="float">
            <text:p>0</text:p>
          </table:table-cell>
          <table:table-cell office:value-type="string" calcext:value-type="string">
            <text:p>a scientist has PLACE OF DEATH Giessen (an entity of type place)</text:p>
          </table:table-cell>
          <table:table-cell office:value-type="string" calcext:value-type="string">
            <text:p>a scientist has PLACE OF DEATH Paris (an entity of type place)</text:p>
          </table:table-cell>
          <table:table-cell table:style-name="ce20" table:formula="of:=HYPERLINK(&quot;http://goo.gl/XgVHxT&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ationalteam&quot;)" office:value-type="string" office:string-value="http://dbpedia.org/property/nationalteam" calcext:value-type="string">
            <text:p>http://dbpedia.org/property/nationalteam</text:p>
          </table:table-cell>
          <table:table-cell office:value-type="string" calcext:value-type="string">
            <text:p>nationalteam</text:p>
          </table:table-cell>
          <table:table-cell table:formula="of:=AVERAGE([Sheet1.C483:Sheet1.C483])" office:value-type="string" office:string-value="#DIV/0!" calcext:value-type="error">
            <text:p>#DIV/0!</text:p>
          </table:table-cell>
          <table:table-cell table:formula="of:=COUNTIF([Sheet1.D483:Sheet1.D483]; &quot;X&quot;)" office:value-type="float" office:value="0" calcext:value-type="float">
            <text:p>0</text:p>
          </table:table-cell>
          <table:table-cell office:value-type="string" calcext:value-type="string">
            <text:p>a soccer player has nationalteam Argentina national football team (an entity of type organisation)</text:p>
          </table:table-cell>
          <table:table-cell office:value-type="string" calcext:value-type="string">
            <text:p>an athlete has nationalteam Paraguay national football team (an entity of type organisation)</text:p>
          </table:table-cell>
          <table:table-cell table:style-name="ce20" table:formula="of:=HYPERLINK(&quot;http://goo.gl/cW6B3z&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deathPlace&quot;)" office:value-type="string" office:string-value="http://dbpedia.org/property/deathPlace" calcext:value-type="string">
            <text:p>http://dbpedia.org/property/deathPlace</text:p>
          </table:table-cell>
          <table:table-cell office:value-type="string" calcext:value-type="string">
            <text:p>deathPlace</text:p>
          </table:table-cell>
          <table:table-cell table:formula="of:=AVERAGE([Sheet1.C484:Sheet1.C484])" office:value-type="string" office:string-value="#DIV/0!" calcext:value-type="error">
            <text:p>#DIV/0!</text:p>
          </table:table-cell>
          <table:table-cell table:formula="of:=COUNTIF([Sheet1.D484:Sheet1.D484]; &quot;X&quot;)" office:value-type="float" office:value="0" calcext:value-type="float">
            <text:p>0</text:p>
          </table:table-cell>
          <table:table-cell office:value-type="string" calcext:value-type="string">
            <text:p>a person has death place German Empire (an entity of type place)</text:p>
          </table:table-cell>
          <table:table-cell office:value-type="string" calcext:value-type="string">
            <text:p>a person has death place Paris (an entity of type municipality)</text:p>
          </table:table-cell>
          <table:table-cell table:style-name="ce20" table:formula="of:=HYPERLINK(&quot;http://goo.gl/cMq3NB&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team&quot;)" office:value-type="string" office:string-value="http://dbpedia.org/ontology/team" calcext:value-type="string">
            <text:p>http://dbpedia.org/ontology/team</text:p>
          </table:table-cell>
          <table:table-cell office:value-type="string" calcext:value-type="string">
            <text:p>team</text:p>
          </table:table-cell>
          <table:table-cell table:formula="of:=AVERAGE([Sheet1.C485:Sheet1.C485])" office:value-type="string" office:string-value="#DIV/0!" calcext:value-type="error">
            <text:p>#DIV/0!</text:p>
          </table:table-cell>
          <table:table-cell table:formula="of:=COUNTIF([Sheet1.D485:Sheet1.D485]; &quot;X&quot;)" office:value-type="float" office:value="0" calcext:value-type="float">
            <text:p>0</text:p>
          </table:table-cell>
          <table:table-cell office:value-type="string" calcext:value-type="string">
            <text:p>a soccer player has team S.S. Lazio (an entity of type soccer club)</text:p>
          </table:table-cell>
          <table:table-cell office:value-type="string" calcext:value-type="string">
            <text:p>a sports manager has team Standard Li%C3%A8ge (an entity of type soccer club)</text:p>
          </table:table-cell>
          <table:table-cell table:style-name="ce20" table:formula="of:=HYPERLINK(&quot;http://goo.gl/frQusq&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nationality&quot;)" office:value-type="string" office:string-value="http://dbpedia.org/ontology/nationality" calcext:value-type="string">
            <text:p>http://dbpedia.org/ontology/nationality</text:p>
          </table:table-cell>
          <table:table-cell office:value-type="string" calcext:value-type="string">
            <text:p>nationality</text:p>
          </table:table-cell>
          <table:table-cell table:formula="of:=AVERAGE([Sheet1.C486:Sheet1.C486])" office:value-type="string" office:string-value="#DIV/0!" calcext:value-type="error">
            <text:p>#DIV/0!</text:p>
          </table:table-cell>
          <table:table-cell table:formula="of:=COUNTIF([Sheet1.D486:Sheet1.D486]; &quot;X&quot;)" office:value-type="float" office:value="0" calcext:value-type="float">
            <text:p>0</text:p>
          </table:table-cell>
          <table:table-cell office:value-type="string" calcext:value-type="string">
            <text:p>an office holder has nationality Netherlands (an entity of type populated place)</text:p>
          </table:table-cell>
          <table:table-cell office:value-type="string" calcext:value-type="string">
            <text:p>a person has nationality India (an entity of type country)</text:p>
          </table:table-cell>
          <table:table-cell table:style-name="ce20" table:formula="of:=HYPERLINK(&quot;http://goo.gl/lPYQVp&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country&quot;)" office:value-type="string" office:string-value="http://dbpedia.org/ontology/country" calcext:value-type="string">
            <text:p>http://dbpedia.org/ontology/country</text:p>
          </table:table-cell>
          <table:table-cell office:value-type="string" calcext:value-type="string">
            <text:p>country</text:p>
          </table:table-cell>
          <table:table-cell table:formula="of:=AVERAGE([Sheet1.C487:Sheet1.C487])" office:value-type="string" office:string-value="#DIV/0!" calcext:value-type="error">
            <text:p>#DIV/0!</text:p>
          </table:table-cell>
          <table:table-cell table:formula="of:=COUNTIF([Sheet1.D487:Sheet1.D487]; &quot;X&quot;)" office:value-type="float" office:value="0" calcext:value-type="float">
            <text:p>0</text:p>
          </table:table-cell>
          <table:table-cell office:value-type="string" calcext:value-type="string">
            <text:p>a body of water has country Czech Republic (an entity of type populated place)</text:p>
          </table:table-cell>
          <table:table-cell office:value-type="string" calcext:value-type="string">
            <text:p>a populated place has country Paraguay (an entity of type country)</text:p>
          </table:table-cell>
          <table:table-cell table:style-name="ce20" table:formula="of:=HYPERLINK(&quot;http://goo.gl/UwgP5r&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at&quot;)" office:value-type="string" office:string-value="http://dbpedia.org/property/nat" calcext:value-type="string">
            <text:p>http://dbpedia.org/property/nat</text:p>
          </table:table-cell>
          <table:table-cell office:value-type="string" calcext:value-type="string">
            <text:p>nat</text:p>
          </table:table-cell>
          <table:table-cell table:formula="of:=AVERAGE([Sheet1.C488:Sheet1.C488])" office:value-type="string" office:string-value="#DIV/0!" calcext:value-type="error">
            <text:p>#DIV/0!</text:p>
          </table:table-cell>
          <table:table-cell table:formula="of:=COUNTIF([Sheet1.D488:Sheet1.D488]; &quot;X&quot;)" office:value-type="float" office:value="0" calcext:value-type="float">
            <text:p>0</text:p>
          </table:table-cell>
          <table:table-cell office:value-type="string" calcext:value-type="string">
            <text:p>a soccer club has nat SWE</text:p>
          </table:table-cell>
          <table:table-cell office:value-type="string" calcext:value-type="string">
            <text:p>an agent has nat RWA</text:p>
          </table:table-cell>
          <table:table-cell table:style-name="ce20" table:formula="of:=HYPERLINK(&quot;http://goo.gl/84A8pp&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ationality&quot;)" office:value-type="string" office:string-value="http://dbpedia.org/property/nationality" calcext:value-type="string">
            <text:p>http://dbpedia.org/property/nationality</text:p>
          </table:table-cell>
          <table:table-cell office:value-type="string" calcext:value-type="string">
            <text:p>nationality</text:p>
          </table:table-cell>
          <table:table-cell table:formula="of:=AVERAGE([Sheet1.C489:Sheet1.C489])" office:value-type="string" office:string-value="#DIV/0!" calcext:value-type="error">
            <text:p>#DIV/0!</text:p>
          </table:table-cell>
          <table:table-cell table:formula="of:=COUNTIF([Sheet1.D489:Sheet1.D489]; &quot;X&quot;)" office:value-type="float" office:value="0" calcext:value-type="float">
            <text:p>0</text:p>
          </table:table-cell>
          <table:table-cell office:value-type="string" calcext:value-type="string">
            <text:p>a person has nationality Switzerland (an entity of type place)</text:p>
          </table:table-cell>
          <table:table-cell office:value-type="string" calcext:value-type="string">
            <text:p>an artist has nationality Switzerland (an entity of type populated place)</text:p>
          </table:table-cell>
          <table:table-cell table:style-name="ce20" table:formula="of:=HYPERLINK(&quot;http://goo.gl/1ymqrK&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team&quot;)" office:value-type="string" office:string-value="http://dbpedia.org/property/team" calcext:value-type="string">
            <text:p>http://dbpedia.org/property/team</text:p>
          </table:table-cell>
          <table:table-cell office:value-type="string" calcext:value-type="string">
            <text:p>team</text:p>
          </table:table-cell>
          <table:table-cell table:formula="of:=AVERAGE([Sheet1.C490:Sheet1.C490])" office:value-type="string" office:string-value="#DIV/0!" calcext:value-type="error">
            <text:p>#DIV/0!</text:p>
          </table:table-cell>
          <table:table-cell table:formula="of:=COUNTIF([Sheet1.D490:Sheet1.D490]; &quot;X&quot;)" office:value-type="float" office:value="0" calcext:value-type="float">
            <text:p>0</text:p>
          </table:table-cell>
          <table:table-cell office:value-type="string" calcext:value-type="string">
            <text:p>a sports team season has Team A.S. Bari (an entity of type organisation)</text:p>
          </table:table-cell>
          <table:table-cell office:value-type="string" calcext:value-type="string">
            <text:p>an event has Team SV Sodingen (an entity of type agent)</text:p>
          </table:table-cell>
          <table:table-cell table:style-name="ce20" table:formula="of:=HYPERLINK(&quot;http://goo.gl/i7huq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hometown&quot;)" office:value-type="string" office:string-value="http://dbpedia.org/ontology/hometown" calcext:value-type="string">
            <text:p>http://dbpedia.org/ontology/hometown</text:p>
          </table:table-cell>
          <table:table-cell office:value-type="string" calcext:value-type="string">
            <text:p>hometown</text:p>
          </table:table-cell>
          <table:table-cell table:formula="of:=AVERAGE([Sheet1.C491:Sheet1.C491])" office:value-type="string" office:string-value="#DIV/0!" calcext:value-type="error">
            <text:p>#DIV/0!</text:p>
          </table:table-cell>
          <table:table-cell table:formula="of:=COUNTIF([Sheet1.D491:Sheet1.D491]; &quot;X&quot;)" office:value-type="float" office:value="0" calcext:value-type="float">
            <text:p>0</text:p>
          </table:table-cell>
          <table:table-cell office:value-type="string" calcext:value-type="string">
            <text:p>a Band has home town Jacksonville, Florida (an entity of type city)</text:p>
          </table:table-cell>
          <table:table-cell office:value-type="string" calcext:value-type="string">
            <text:p>an agent has home town London (an entity of type place)</text:p>
          </table:table-cell>
          <table:table-cell table:style-name="ce20" table:formula="of:=HYPERLINK(&quot;http://goo.gl/XOt5hL&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hometown&quot;)" office:value-type="string" office:string-value="http://dbpedia.org/property/hometown" calcext:value-type="string">
            <text:p>http://dbpedia.org/property/hometown</text:p>
          </table:table-cell>
          <table:table-cell office:value-type="string" calcext:value-type="string">
            <text:p>hometown</text:p>
          </table:table-cell>
          <table:table-cell table:formula="of:=AVERAGE([Sheet1.C492:Sheet1.C492])" office:value-type="string" office:string-value="#DIV/0!" calcext:value-type="error">
            <text:p>#DIV/0!</text:p>
          </table:table-cell>
          <table:table-cell table:formula="of:=COUNTIF([Sheet1.D492:Sheet1.D492]; &quot;X&quot;)" office:value-type="float" office:value="0" calcext:value-type="float">
            <text:p>0</text:p>
          </table:table-cell>
          <table:table-cell office:value-type="string" calcext:value-type="string">
            <text:p>an agent has hometown La Paz, Baja California Sur (an entity of type place)</text:p>
          </table:table-cell>
          <table:table-cell office:value-type="string" calcext:value-type="string">
            <text:p>an agent has hometown Copenhagen, Denmark</text:p>
          </table:table-cell>
          <table:table-cell table:style-name="ce20" table:formula="of:=HYPERLINK(&quot;http://goo.gl/eJJ7zY&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stateOfOrigin&quot;)" office:value-type="string" office:string-value="http://dbpedia.org/ontology/stateOfOrigin" calcext:value-type="string">
            <text:p>http://dbpedia.org/ontology/stateOfOrigin</text:p>
          </table:table-cell>
          <table:table-cell office:value-type="string" calcext:value-type="string">
            <text:p>stateOfOrigin</text:p>
          </table:table-cell>
          <table:table-cell table:formula="of:=AVERAGE([Sheet1.C493:Sheet1.C493])" office:value-type="string" office:string-value="#DIV/0!" calcext:value-type="error">
            <text:p>#DIV/0!</text:p>
          </table:table-cell>
          <table:table-cell table:formula="of:=COUNTIF([Sheet1.D493:Sheet1.D493]; &quot;X&quot;)" office:value-type="float" office:value="0" calcext:value-type="float">
            <text:p>0</text:p>
          </table:table-cell>
          <table:table-cell office:value-type="string" calcext:value-type="string">
            <text:p>a person has state of origin Austrians (an entity of type ethnic group)</text:p>
          </table:table-cell>
          <table:table-cell office:value-type="string" calcext:value-type="string">
            <text:p>an agent has state of origin Greece (an entity of type place)</text:p>
          </table:table-cell>
          <table:table-cell table:style-name="ce20" table:formula="of:=HYPERLINK(&quot;http://goo.gl/FshC5m&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tlTeam&quot;)" office:value-type="string" office:string-value="http://dbpedia.org/property/ntlTeam" calcext:value-type="string">
            <text:p>http://dbpedia.org/property/ntlTeam</text:p>
          </table:table-cell>
          <table:table-cell office:value-type="string" calcext:value-type="string">
            <text:p>ntlTeam</text:p>
          </table:table-cell>
          <table:table-cell table:formula="of:=AVERAGE([Sheet1.C494:Sheet1.C494])" office:value-type="string" office:string-value="#DIV/0!" calcext:value-type="error">
            <text:p>#DIV/0!</text:p>
          </table:table-cell>
          <table:table-cell table:formula="of:=COUNTIF([Sheet1.D494:Sheet1.D494]; &quot;X&quot;)" office:value-type="float" office:value="0" calcext:value-type="float">
            <text:p>0</text:p>
          </table:table-cell>
          <table:table-cell office:value-type="string" calcext:value-type="string">
            <text:p>an athlete has ntl team Slovenia</text:p>
          </table:table-cell>
          <table:table-cell office:value-type="string" calcext:value-type="string">
            <text:p>an ice hockey player has ntl team Finland</text:p>
          </table:table-cell>
          <table:table-cell table:style-name="ce20" table:formula="of:=HYPERLINK(&quot;http://goo.gl/2p1l7f&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homecountry&quot;)" office:value-type="string" office:string-value="http://dbpedia.org/property/homecountry" calcext:value-type="string">
            <text:p>http://dbpedia.org/property/homecountry</text:p>
          </table:table-cell>
          <table:table-cell office:value-type="string" calcext:value-type="string">
            <text:p>homecountry</text:p>
          </table:table-cell>
          <table:table-cell table:formula="of:=AVERAGE([Sheet1.C495:Sheet1.C495])" office:value-type="string" office:string-value="#DIV/0!" calcext:value-type="error">
            <text:p>#DIV/0!</text:p>
          </table:table-cell>
          <table:table-cell table:formula="of:=COUNTIF([Sheet1.D495:Sheet1.D495]; &quot;X&quot;)" office:value-type="float" office:value="0" calcext:value-type="float">
            <text:p>0</text:p>
          </table:table-cell>
          <table:table-cell office:value-type="string" calcext:value-type="string">
            <text:p>a person has homecountry Wales</text:p>
          </table:table-cell>
          <table:table-cell office:value-type="string" calcext:value-type="string">
            <text:p>an athlete has homecountry Thailand</text:p>
          </table:table-cell>
          <table:table-cell table:style-name="ce20" table:formula="of:=HYPERLINK(&quot;http://goo.gl/kfIJkQ&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ruNationalteam&quot;)" office:value-type="string" office:string-value="http://dbpedia.org/property/ruNationalteam" calcext:value-type="string">
            <text:p>http://dbpedia.org/property/ruNationalteam</text:p>
          </table:table-cell>
          <table:table-cell office:value-type="string" calcext:value-type="string">
            <text:p>ruNationalteam</text:p>
          </table:table-cell>
          <table:table-cell table:formula="of:=AVERAGE([Sheet1.C496:Sheet1.C496])" office:value-type="string" office:string-value="#DIV/0!" calcext:value-type="error">
            <text:p>#DIV/0!</text:p>
          </table:table-cell>
          <table:table-cell table:formula="of:=COUNTIF([Sheet1.D496:Sheet1.D496]; &quot;X&quot;)" office:value-type="float" office:value="0" calcext:value-type="float">
            <text:p>0</text:p>
          </table:table-cell>
          <table:table-cell office:value-type="string" calcext:value-type="string">
            <text:p>a rugby player has ru nationalteam England national under-20 rugby union team (an entity of type agent)</text:p>
          </table:table-cell>
          <table:table-cell office:value-type="string" calcext:value-type="string">
            <text:p>a person has ru nationalteam Wales national rugby union team (an entity of type sports team)</text:p>
          </table:table-cell>
          <table:table-cell table:style-name="ce20" table:formula="of:=HYPERLINK(&quot;http://goo.gl/OGi9RY&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nationalTeam&quot;)" office:value-type="string" office:string-value="http://dbpedia.org/ontology/nationalTeam" calcext:value-type="string">
            <text:p>http://dbpedia.org/ontology/nationalTeam</text:p>
          </table:table-cell>
          <table:table-cell office:value-type="string" calcext:value-type="string">
            <text:p>nationalTeam</text:p>
          </table:table-cell>
          <table:table-cell table:formula="of:=AVERAGE([Sheet1.C497:Sheet1.C497])" office:value-type="string" office:string-value="#DIV/0!" calcext:value-type="error">
            <text:p>#DIV/0!</text:p>
          </table:table-cell>
          <table:table-cell table:formula="of:=COUNTIF([Sheet1.D497:Sheet1.D497]; &quot;X&quot;)" office:value-type="float" office:value="0" calcext:value-type="float">
            <text:p>0</text:p>
          </table:table-cell>
          <table:table-cell office:value-type="string" calcext:value-type="string">
            <text:p>a volleyball player has national team Bulgaria men's national volleyball team (an entity of type organisation)</text:p>
          </table:table-cell>
          <table:table-cell office:value-type="string" calcext:value-type="string">
            <text:p>an agent has national team Japan (an entity of type place)</text:p>
          </table:table-cell>
          <table:table-cell table:style-name="ce20" table:formula="of:=HYPERLINK(&quot;http://goo.gl/WERSYB&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ountryRepresented&quot;)" office:value-type="string" office:string-value="http://dbpedia.org/property/countryRepresented" calcext:value-type="string">
            <text:p>http://dbpedia.org/property/countryRepresented</text:p>
          </table:table-cell>
          <table:table-cell office:value-type="string" calcext:value-type="string">
            <text:p>countryRepresented</text:p>
          </table:table-cell>
          <table:table-cell table:formula="of:=AVERAGE([Sheet1.C498:Sheet1.C498])" office:value-type="string" office:string-value="#DIV/0!" calcext:value-type="error">
            <text:p>#DIV/0!</text:p>
          </table:table-cell>
          <table:table-cell table:formula="of:=COUNTIF([Sheet1.D498:Sheet1.D498]; &quot;X&quot;)" office:value-type="float" office:value="0" calcext:value-type="float">
            <text:p>0</text:p>
          </table:table-cell>
          <table:table-cell office:value-type="string" calcext:value-type="string">
            <text:p>an athlete has country represented France (an entity of type place)</text:p>
          </table:table-cell>
          <table:table-cell office:value-type="string" calcext:value-type="string">
            <text:p>an agent has country represented France</text:p>
          </table:table-cell>
          <table:table-cell table:style-name="ce20" table:formula="of:=HYPERLINK(&quot;http://goo.gl/sjDkXt&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rlNationalteam&quot;)" office:value-type="string" office:string-value="http://dbpedia.org/property/rlNationalteam" calcext:value-type="string">
            <text:p>http://dbpedia.org/property/rlNationalteam</text:p>
          </table:table-cell>
          <table:table-cell office:value-type="string" calcext:value-type="string">
            <text:p>rlNationalteam</text:p>
          </table:table-cell>
          <table:table-cell table:formula="of:=AVERAGE([Sheet1.C499:Sheet1.C499])" office:value-type="string" office:string-value="#DIV/0!" calcext:value-type="error">
            <text:p>#DIV/0!</text:p>
          </table:table-cell>
          <table:table-cell table:formula="of:=COUNTIF([Sheet1.D499:Sheet1.D499]; &quot;X&quot;)" office:value-type="float" office:value="0" calcext:value-type="float">
            <text:p>0</text:p>
          </table:table-cell>
          <table:table-cell office:value-type="string" calcext:value-type="string">
            <text:p>a person has rl nationalteam Rugby League XIII rugby league team</text:p>
          </table:table-cell>
          <table:table-cell office:value-type="string" calcext:value-type="string">
            <text:p>a rugby player has rl nationalteam Wales national rugby league team (an entity of type organisation)</text:p>
          </table:table-cell>
          <table:table-cell table:style-name="ce20" table:formula="of:=HYPERLINK(&quot;http://goo.gl/BNGRpo&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ationalteams&quot;)" office:value-type="string" office:string-value="http://dbpedia.org/property/nationalteams" calcext:value-type="string">
            <text:p>http://dbpedia.org/property/nationalteams</text:p>
          </table:table-cell>
          <table:table-cell office:value-type="string" calcext:value-type="string">
            <text:p>nationalteams</text:p>
          </table:table-cell>
          <table:table-cell table:formula="of:=AVERAGE([Sheet1.C500:Sheet1.C500])" office:value-type="string" office:string-value="#DIV/0!" calcext:value-type="error">
            <text:p>#DIV/0!</text:p>
          </table:table-cell>
          <table:table-cell table:formula="of:=COUNTIF([Sheet1.D500:Sheet1.D500]; &quot;X&quot;)" office:value-type="float" office:value="0" calcext:value-type="float">
            <text:p>0</text:p>
          </table:table-cell>
          <table:table-cell office:value-type="string" calcext:value-type="string">
            <text:p>a Australian rules football player has nationalteams Ireland international rules football team (an entity of type sports team)</text:p>
          </table:table-cell>
          <table:table-cell office:value-type="string" calcext:value-type="string">
            <text:p>an agent has nationalteams Ireland national Australian rules football team (an entity of type agent)</text:p>
          </table:table-cell>
          <table:table-cell table:style-name="ce20" table:formula="of:=HYPERLINK(&quot;http://goo.gl/PYzxjC&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birthplace&quot;)" office:value-type="string" office:string-value="http://dbpedia.org/property/birthplace" calcext:value-type="string">
            <text:p>http://dbpedia.org/property/birthplace</text:p>
          </table:table-cell>
          <table:table-cell office:value-type="string" calcext:value-type="string">
            <text:p>birthplace</text:p>
          </table:table-cell>
          <table:table-cell table:formula="of:=AVERAGE([Sheet1.C501:Sheet1.C501])" office:value-type="string" office:string-value="#DIV/0!" calcext:value-type="error">
            <text:p>#DIV/0!</text:p>
          </table:table-cell>
          <table:table-cell table:formula="of:=COUNTIF([Sheet1.D501:Sheet1.D501]; &quot;X&quot;)" office:value-type="float" office:value="0" calcext:value-type="float">
            <text:p>0</text:p>
          </table:table-cell>
          <table:table-cell office:value-type="string" calcext:value-type="string">
            <text:p>an agent has birthplace Newport Beach, California (an entity of type populated place)</text:p>
          </table:table-cell>
          <table:table-cell office:value-type="string" calcext:value-type="string">
            <text:p>a person has birthplace Torrance, California (an entity of type city)</text:p>
          </table:table-cell>
          <table:table-cell table:style-name="ce20" table:formula="of:=HYPERLINK(&quot;http://goo.gl/DIsOmF&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ountryofbirth&quot;)" office:value-type="string" office:string-value="http://dbpedia.org/property/countryofbirth" calcext:value-type="string">
            <text:p>http://dbpedia.org/property/countryofbirth</text:p>
          </table:table-cell>
          <table:table-cell office:value-type="string" calcext:value-type="string">
            <text:p>countryofbirth</text:p>
          </table:table-cell>
          <table:table-cell table:formula="of:=AVERAGE([Sheet1.C502:Sheet1.C502])" office:value-type="string" office:string-value="#DIV/0!" calcext:value-type="error">
            <text:p>#DIV/0!</text:p>
          </table:table-cell>
          <table:table-cell table:formula="of:=COUNTIF([Sheet1.D502:Sheet1.D502]; &quot;X&quot;)" office:value-type="float" office:value="0" calcext:value-type="float">
            <text:p>0</text:p>
          </table:table-cell>
          <table:table-cell office:value-type="string" calcext:value-type="string">
            <text:p>a motorcycle rider has countryofbirth England (an entity of type place)</text:p>
          </table:table-cell>
          <table:table-cell office:value-type="string" calcext:value-type="string">
            <text:p>an agent has countryofbirth France (an entity of type country)</text:p>
          </table:table-cell>
          <table:table-cell table:style-name="ce20" table:formula="of:=HYPERLINK(&quot;http://goo.gl/sjwPX5&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ationaliity&quot;)" office:value-type="string" office:string-value="http://dbpedia.org/property/nationaliity" calcext:value-type="string">
            <text:p>http://dbpedia.org/property/nationaliity</text:p>
          </table:table-cell>
          <table:table-cell office:value-type="string" calcext:value-type="string">
            <text:p>nationaliity</text:p>
          </table:table-cell>
          <table:table-cell table:formula="of:=AVERAGE([Sheet1.C503:Sheet1.C503])" office:value-type="string" office:string-value="#DIV/0!" calcext:value-type="error">
            <text:p>#DIV/0!</text:p>
          </table:table-cell>
          <table:table-cell table:formula="of:=COUNTIF([Sheet1.D503:Sheet1.D503]; &quot;X&quot;)" office:value-type="float" office:value="0" calcext:value-type="float">
            <text:p>0</text:p>
          </table:table-cell>
          <table:table-cell office:value-type="string" calcext:value-type="string">
            <text:p>a soccer player has nationaliity Nigeria (an entity of type country)</text:p>
          </table:table-cell>
          <table:table-cell office:value-type="string" calcext:value-type="string">
            <text:p>a soccer player has nationaliity Nigeria (an entity of type country)</text:p>
          </table:table-cell>
          <table:table-cell table:style-name="ce20" table:formula="of:=HYPERLINK(&quot;http://goo.gl/FyT4UT&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laceofbirth&quot;)" office:value-type="string" office:string-value="http://dbpedia.org/property/placeofbirth" calcext:value-type="string">
            <text:p>http://dbpedia.org/property/placeofbirth</text:p>
          </table:table-cell>
          <table:table-cell office:value-type="string" calcext:value-type="string">
            <text:p>placeofbirth</text:p>
          </table:table-cell>
          <table:table-cell table:formula="of:=AVERAGE([Sheet1.C504:Sheet1.C504])" office:value-type="string" office:string-value="#DIV/0!" calcext:value-type="error">
            <text:p>#DIV/0!</text:p>
          </table:table-cell>
          <table:table-cell table:formula="of:=COUNTIF([Sheet1.D504:Sheet1.D504]; &quot;X&quot;)" office:value-type="float" office:value="0" calcext:value-type="float">
            <text:p>0</text:p>
          </table:table-cell>
          <table:table-cell office:value-type="string" calcext:value-type="string">
            <text:p>a scientist has placeofbirth Palestine (an entity of type populated place)</text:p>
          </table:table-cell>
          <table:table-cell office:value-type="string" calcext:value-type="string">
            <text:p>a rugby player has placeofbirth New Zealand (an entity of type place)</text:p>
          </table:table-cell>
          <table:table-cell table:style-name="ce20" table:formula="of:=HYPERLINK(&quot;http://goo.gl/q1pFqZ&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placebirth&quot;)" office:value-type="string" office:string-value="http://dbpedia.org/property/placebirth" calcext:value-type="string">
            <text:p>http://dbpedia.org/property/placebirth</text:p>
          </table:table-cell>
          <table:table-cell table:style-name="ce16" office:value-type="string" calcext:value-type="string">
            <text:p>placebirth</text:p>
          </table:table-cell>
          <table:table-cell table:formula="of:=AVERAGE([Sheet1.C505:Sheet1.C505])" office:value-type="string" office:string-value="#DIV/0!" calcext:value-type="error">
            <text:p>#DIV/0!</text:p>
          </table:table-cell>
          <table:table-cell table:formula="of:=COUNTIF([Sheet1.D505:Sheet1.D505]; &quot;X&quot;)" office:value-type="float" office:value="0" calcext:value-type="float">
            <text:p>0</text:p>
          </table:table-cell>
          <table:table-cell table:style-name="ce16" office:value-type="string" calcext:value-type="string">
            <text:p>an athlete has placebirth Slavonski Brod (an entity of type populated place)</text:p>
          </table:table-cell>
          <table:table-cell table:style-name="ce16" office:value-type="string" calcext:value-type="string">
            <text:p>a tennis player has placebirth Socialist Federal Republic of Yugoslavia (an entity of type country)</text:p>
          </table:table-cell>
          <table:table-cell table:style-name="ce25" table:formula="of:=HYPERLINK(&quot;http://goo.gl/nseqDR&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704436051" calcext:value-type="float">
            <text:p>704436051</text:p>
          </table:table-cell>
          <table:table-cell office:value-type="string" calcext:value-type="string">
            <text:p>book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4">
          <table:table-cell table:style-name="ce5" office:value-type="string" calcext:value-type="string">
            <text:p>Bossidy, Larry</text:p>
          </table:table-cell>
          <table:table-cell table:style-name="ce13" office:value-type="string" calcext:value-type="string">
            <text:p>Dell, Michael</text:p>
          </table:table-cell>
          <table:table-cell table:style-name="ce13" office:value-type="string" calcext:value-type="string">
            <text:p>Eisner, Michael</text:p>
          </table:table-cell>
          <table:table-cell table:style-name="ce13" office:value-type="string" calcext:value-type="string">
            <text:p>Gates, Bill</text:p>
          </table:table-cell>
          <table:table-cell table:style-name="ce13" office:value-type="string" calcext:value-type="string">
            <text:p>Grove, Andrew</text:p>
          </table:table-cell>
          <table:table-cell table:style-name="ce13"/>
          <table:table-cell table:style-name="ce22"/>
          <table:table-cell table:number-columns-repeated="1017"/>
        </table:table-row>
        <table:table-row table:style-name="ro4">
          <table:table-cell table:style-name="ce5" office:value-type="string" calcext:value-type="string">
            <text:p>Iacocca, Lee</text:p>
          </table:table-cell>
          <table:table-cell table:style-name="ce13" office:value-type="string" calcext:value-type="string">
            <text:p>Kroc, Ray</text:p>
          </table:table-cell>
          <table:table-cell table:style-name="ce13" office:value-type="string" calcext:value-type="string">
            <text:p>Monaghan, Tom</text:p>
          </table:table-cell>
          <table:table-cell table:style-name="ce13" office:value-type="string" calcext:value-type="string">
            <text:p>Packard, David</text:p>
          </table:table-cell>
          <table:table-cell table:style-name="ce13" office:value-type="string" calcext:value-type="string">
            <text:p>R. M. Lala</text:p>
          </table:table-cell>
          <table:table-cell table:style-name="ce13"/>
          <table:table-cell table:style-name="ce22"/>
          <table:table-cell table:number-columns-repeated="1017"/>
        </table:table-row>
        <table:table-row table:style-name="ro1">
          <table:table-cell table:style-name="ce5" office:value-type="string" calcext:value-type="string">
            <text:p>Rodgers, TJ</text:p>
          </table:table-cell>
          <table:table-cell table:style-name="ce13" office:value-type="string" calcext:value-type="string">
            <text:p>Rosenberg, William</text:p>
          </table:table-cell>
          <table:table-cell table:style-name="ce13" office:value-type="string" calcext:value-type="string">
            <text:p>Schultz, Howard</text:p>
          </table:table-cell>
          <table:table-cell table:style-name="ce13" office:value-type="string" calcext:value-type="string">
            <text:p>Sloan, Alfred</text:p>
          </table:table-cell>
          <table:table-cell table:style-name="ce13" office:value-type="string" calcext:value-type="string">
            <text:p>Stewart, Martha</text:p>
          </table:table-cell>
          <table:table-cell table:style-name="ce13"/>
          <table:table-cell table:style-name="ce22"/>
          <table:table-cell table:number-columns-repeated="1017"/>
        </table:table-row>
        <table:table-row table:style-name="ro1">
          <table:table-cell table:style-name="ce5" office:value-type="string" calcext:value-type="string">
            <text:p>Thomas, Dave</text:p>
          </table:table-cell>
          <table:table-cell table:style-name="ce13" office:value-type="string" calcext:value-type="string">
            <text:p>Walton, Sam</text:p>
          </table:table-cell>
          <table:table-cell table:style-name="ce13" office:value-type="string" calcext:value-type="string">
            <text:p>Watson, Jr., Thomas J.</text:p>
          </table:table-cell>
          <table:table-cell table:style-name="ce13" office:value-type="string" calcext:value-type="string">
            <text:p>Welch, Jack</text:p>
          </table:table-cell>
          <table:table-cell table:style-name="ce13" table:number-columns-repeated="2"/>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ontology/author&quot;)" office:value-type="string" office:string-value="http://dbpedia.org/ontology/author" calcext:value-type="string">
            <text:p>http://dbpedia.org/ontology/author</text:p>
          </table:table-cell>
          <table:table-cell office:value-type="string" calcext:value-type="string">
            <text:p>author</text:p>
          </table:table-cell>
          <table:table-cell table:formula="of:=AVERAGE([Sheet1.C516:Sheet1.C516])" office:value-type="string" office:string-value="#DIV/0!" calcext:value-type="error">
            <text:p>#DIV/0!</text:p>
          </table:table-cell>
          <table:table-cell table:formula="of:=COUNTIF([Sheet1.D516:Sheet1.D516]; &quot;X&quot;)" office:value-type="float" office:value="0" calcext:value-type="float">
            <text:p>0</text:p>
          </table:table-cell>
          <table:table-cell office:value-type="string" calcext:value-type="string">
            <text:p>a work has author Anthony Horowitz (an entity of type artist)</text:p>
          </table:table-cell>
          <table:table-cell office:value-type="string" calcext:value-type="string">
            <text:p>a work has author Arthur C. Clarke (an entity of type artist)</text:p>
          </table:table-cell>
          <table:table-cell table:style-name="ce20" table:formula="of:=HYPERLINK(&quot;http://goo.gl/VRYKW5&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author&quot;)" office:value-type="string" office:string-value="http://dbpedia.org/property/author" calcext:value-type="string">
            <text:p>http://dbpedia.org/property/author</text:p>
          </table:table-cell>
          <table:table-cell table:style-name="ce16" office:value-type="string" calcext:value-type="string">
            <text:p>author</text:p>
          </table:table-cell>
          <table:table-cell table:formula="of:=AVERAGE([Sheet1.C517:Sheet1.C517])" office:value-type="string" office:string-value="#DIV/0!" calcext:value-type="error">
            <text:p>#DIV/0!</text:p>
          </table:table-cell>
          <table:table-cell table:formula="of:=COUNTIF([Sheet1.D517:Sheet1.D517]; &quot;X&quot;)" office:value-type="float" office:value="0" calcext:value-type="float">
            <text:p>0</text:p>
          </table:table-cell>
          <table:table-cell table:style-name="ce16" office:value-type="string" calcext:value-type="string">
            <text:p>a written work has author Stephen King (an entity of type writer)</text:p>
          </table:table-cell>
          <table:table-cell table:style-name="ce16" office:value-type="string" calcext:value-type="string">
            <text:p>a book has author Bill Bryson (an entity of type writer)</text:p>
          </table:table-cell>
          <table:table-cell table:style-name="ce25" table:formula="of:=HYPERLINK(&quot;http://goo.gl/d35iOa&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244307158" calcext:value-type="float">
            <text:p>244307158</text:p>
          </table:table-cell>
          <table:table-cell office:value-type="string" calcext:value-type="string">
            <text:p>book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float" office:value="1754" calcext:value-type="float">
            <text:p>1754</text:p>
          </table:table-cell>
          <table:table-cell table:style-name="ce13" office:value-type="float" office:value="1859" calcext:value-type="float">
            <text:p>1859</text:p>
          </table:table-cell>
          <table:table-cell table:style-name="ce13" office:value-type="float" office:value="1869" calcext:value-type="float">
            <text:p>1869</text:p>
          </table:table-cell>
          <table:table-cell table:style-name="ce13" office:value-type="float" office:value="1877" calcext:value-type="float">
            <text:p>1877</text:p>
          </table:table-cell>
          <table:table-cell table:style-name="ce13" office:value-type="float" office:value="1880" calcext:value-type="float">
            <text:p>1880</text:p>
          </table:table-cell>
          <table:table-cell table:style-name="ce13"/>
          <table:table-cell table:style-name="ce22"/>
          <table:table-cell table:number-columns-repeated="1017"/>
        </table:table-row>
        <table:table-row table:style-name="ro1">
          <table:table-cell table:style-name="ce5" office:value-type="float" office:value="1881" calcext:value-type="float">
            <text:p>1881</text:p>
          </table:table-cell>
          <table:table-cell table:style-name="ce13" office:value-type="float" office:value="1887" calcext:value-type="float">
            <text:p>1887</text:p>
          </table:table-cell>
          <table:table-cell table:style-name="ce13" office:value-type="float" office:value="1892" calcext:value-type="float">
            <text:p>1892</text:p>
          </table:table-cell>
          <table:table-cell table:style-name="ce13" office:value-type="float" office:value="1896" calcext:value-type="float">
            <text:p>1896</text:p>
          </table:table-cell>
          <table:table-cell table:style-name="ce13" office:value-type="float" office:value="1899" calcext:value-type="float">
            <text:p>1899</text:p>
          </table:table-cell>
          <table:table-cell table:style-name="ce13"/>
          <table:table-cell table:style-name="ce22"/>
          <table:table-cell table:number-columns-repeated="1017"/>
        </table:table-row>
        <table:table-row table:style-name="ro1">
          <table:table-cell table:style-name="ce5" office:value-type="float" office:value="1902" calcext:value-type="float">
            <text:p>1902</text:p>
          </table:table-cell>
          <table:table-cell table:style-name="ce13" office:value-type="float" office:value="1908" calcext:value-type="float">
            <text:p>1908</text:p>
          </table:table-cell>
          <table:table-cell table:style-name="ce13" office:value-type="float" office:value="1932" calcext:value-type="float">
            <text:p>1932</text:p>
          </table:table-cell>
          <table:table-cell table:style-name="ce13" office:value-type="float" office:value="1936" calcext:value-type="float">
            <text:p>1936</text:p>
          </table:table-cell>
          <table:table-cell table:style-name="ce13" office:value-type="float" office:value="1937" calcext:value-type="float">
            <text:p>1937</text:p>
          </table:table-cell>
          <table:table-cell table:style-name="ce13"/>
          <table:table-cell table:style-name="ce22"/>
          <table:table-cell table:number-columns-repeated="1017"/>
        </table:table-row>
        <table:table-row table:style-name="ro1">
          <table:table-cell table:style-name="ce5" office:value-type="float" office:value="1939" calcext:value-type="float">
            <text:p>1939</text:p>
          </table:table-cell>
          <table:table-cell table:style-name="ce13" office:value-type="float" office:value="1943" calcext:value-type="float">
            <text:p>1943</text:p>
          </table:table-cell>
          <table:table-cell table:style-name="ce13" office:value-type="float" office:value="1946" calcext:value-type="float">
            <text:p>1946</text:p>
          </table:table-cell>
          <table:table-cell table:style-name="ce13" office:value-type="float" office:value="1947" calcext:value-type="float">
            <text:p>1947</text:p>
          </table:table-cell>
          <table:table-cell table:style-name="ce13" office:value-type="float" office:value="1950" calcext:value-type="float">
            <text:p>1950</text:p>
          </table:table-cell>
          <table:table-cell table:style-name="ce13"/>
          <table:table-cell table:style-name="ce22"/>
          <table:table-cell table:number-columns-repeated="1017"/>
        </table:table-row>
        <table:table-row table:style-name="ro1">
          <table:table-cell table:style-name="ce5" office:value-type="float" office:value="1951" calcext:value-type="float">
            <text:p>1951</text:p>
          </table:table-cell>
          <table:table-cell table:style-name="ce13" office:value-type="float" office:value="1952" calcext:value-type="float">
            <text:p>1952</text:p>
          </table:table-cell>
          <table:table-cell table:style-name="ce13" office:value-type="float" office:value="1954" calcext:value-type="float">
            <text:p>1954</text:p>
          </table:table-cell>
          <table:table-cell table:style-name="ce13" office:value-type="float" office:value="1955" calcext:value-type="float">
            <text:p>1955</text:p>
          </table:table-cell>
          <table:table-cell table:style-name="ce13" office:value-type="float" office:value="1960" calcext:value-type="float">
            <text:p>1960</text:p>
          </table:table-cell>
          <table:table-cell table:style-name="ce13"/>
          <table:table-cell table:style-name="ce22"/>
          <table:table-cell table:number-columns-repeated="1017"/>
        </table:table-row>
        <table:table-row table:style-name="ro1">
          <table:table-cell table:style-name="ce5" office:value-type="float" office:value="1966" calcext:value-type="float">
            <text:p>1966</text:p>
          </table:table-cell>
          <table:table-cell table:style-name="ce13" office:value-type="float" office:value="1967" calcext:value-type="float">
            <text:p>1967</text:p>
          </table:table-cell>
          <table:table-cell table:style-name="ce13" office:value-type="float" office:value="1969" calcext:value-type="float">
            <text:p>1969</text:p>
          </table:table-cell>
          <table:table-cell table:style-name="ce13" office:value-type="float" office:value="1970" calcext:value-type="float">
            <text:p>1970</text:p>
          </table:table-cell>
          <table:table-cell table:style-name="ce13" office:value-type="float" office:value="1972" calcext:value-type="float">
            <text:p>1972</text:p>
          </table:table-cell>
          <table:table-cell table:style-name="ce13"/>
          <table:table-cell table:style-name="ce22"/>
          <table:table-cell table:number-columns-repeated="1017"/>
        </table:table-row>
        <table:table-row table:style-name="ro1">
          <table:table-cell table:style-name="ce5" office:value-type="float" office:value="1975" calcext:value-type="float">
            <text:p>1975</text:p>
          </table:table-cell>
          <table:table-cell table:style-name="ce13" office:value-type="float" office:value="1976" calcext:value-type="float">
            <text:p>1976</text:p>
          </table:table-cell>
          <table:table-cell table:style-name="ce13" office:value-type="float" office:value="1977" calcext:value-type="float">
            <text:p>1977</text:p>
          </table:table-cell>
          <table:table-cell table:style-name="ce13" office:value-type="float" office:value="1979" calcext:value-type="float">
            <text:p>1979</text:p>
          </table:table-cell>
          <table:table-cell table:style-name="ce13" office:value-type="float" office:value="1980" calcext:value-type="float">
            <text:p>1980</text:p>
          </table:table-cell>
          <table:table-cell table:style-name="ce13"/>
          <table:table-cell table:style-name="ce22"/>
          <table:table-cell table:number-columns-repeated="1017"/>
        </table:table-row>
        <table:table-row table:style-name="ro1">
          <table:table-cell table:style-name="ce5" office:value-type="float" office:value="1984" calcext:value-type="float">
            <text:p>1984</text:p>
          </table:table-cell>
          <table:table-cell table:style-name="ce13" office:value-type="float" office:value="1988" calcext:value-type="float">
            <text:p>1988</text:p>
          </table:table-cell>
          <table:table-cell table:style-name="ce13" office:value-type="float" office:value="1991" calcext:value-type="float">
            <text:p>1991</text:p>
          </table:table-cell>
          <table:table-cell table:style-name="ce13" office:value-type="float" office:value="1992" calcext:value-type="float">
            <text:p>1992</text:p>
          </table:table-cell>
          <table:table-cell table:style-name="ce13" office:value-type="float" office:value="1997" calcext:value-type="float">
            <text:p>1997</text:p>
          </table:table-cell>
          <table:table-cell table:style-name="ce13"/>
          <table:table-cell table:style-name="ce22"/>
          <table:table-cell table:number-columns-repeated="1017"/>
        </table:table-row>
        <table:table-row table:style-name="ro1">
          <table:table-cell table:style-name="ce5" office:value-type="float" office:value="1998" calcext:value-type="float">
            <text:p>1998</text:p>
          </table:table-cell>
          <table:table-cell table:style-name="ce13" office:value-type="float" office:value="2000" calcext:value-type="float">
            <text:p>2000</text:p>
          </table:table-cell>
          <table:table-cell table:style-name="ce13" office:value-type="float" office:value="2002" calcext:value-type="float">
            <text:p>2002</text:p>
          </table:table-cell>
          <table:table-cell table:style-name="ce13" office:value-type="float" office:value="2003" calcext:value-type="float">
            <text:p>2003</text:p>
          </table:table-cell>
          <table:table-cell table:style-name="ce13" office:value-type="float" office:value="2005" calcext:value-type="float">
            <text:p>2005</text:p>
          </table:table-cell>
          <table:table-cell table:style-name="ce13"/>
          <table:table-cell table:style-name="ce22"/>
          <table:table-cell table:number-columns-repeated="1017"/>
        </table:table-row>
        <table:table-row table:style-name="ro1">
          <table:table-cell table:style-name="ce5" office:value-type="float" office:value="2007" calcext:value-type="float">
            <text:p>2007</text:p>
          </table:table-cell>
          <table:table-cell table:style-name="ce13" table:number-columns-repeated="5"/>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4">
          <table:table-cell table:style-name="ce8" table:formula="of:=HYPERLINK(&quot;http://dbpedia.org/property/releaseDate&quot;)" office:value-type="string" office:string-value="http://dbpedia.org/property/releaseDate" calcext:value-type="string">
            <text:p>http://dbpedia.org/property/releaseDate</text:p>
          </table:table-cell>
          <table:table-cell office:value-type="string" calcext:value-type="string">
            <text:p>releaseDate</text:p>
          </table:table-cell>
          <table:table-cell table:formula="of:=AVERAGE([Sheet1.C534:Sheet1.C534])" office:value-type="string" office:string-value="#DIV/0!" calcext:value-type="error">
            <text:p>#DIV/0!</text:p>
          </table:table-cell>
          <table:table-cell table:formula="of:=COUNTIF([Sheet1.D534:Sheet1.D534]; &quot;X&quot;)" office:value-type="float" office:value="0" calcext:value-type="float">
            <text:p>0</text:p>
          </table:table-cell>
          <table:table-cell office:value-type="string" calcext:value-type="string">
            <text:p>a work has release date 1905</text:p>
          </table:table-cell>
          <table:table-cell office:value-type="string" calcext:value-type="string">
            <text:p>a book has release date 1937</text:p>
          </table:table-cell>
          <table:table-cell table:style-name="ce20" table:formula="of:=HYPERLINK(&quot;http://goo.gl/5MB1RT&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ubDate&quot;)" office:value-type="string" office:string-value="http://dbpedia.org/property/pubDate" calcext:value-type="string">
            <text:p>http://dbpedia.org/property/pubDate</text:p>
          </table:table-cell>
          <table:table-cell office:value-type="string" calcext:value-type="string">
            <text:p>pubDate</text:p>
          </table:table-cell>
          <table:table-cell table:formula="of:=AVERAGE([Sheet1.C535:Sheet1.C535])" office:value-type="string" office:string-value="#DIV/0!" calcext:value-type="error">
            <text:p>#DIV/0!</text:p>
          </table:table-cell>
          <table:table-cell table:formula="of:=COUNTIF([Sheet1.D535:Sheet1.D535]; &quot;X&quot;)" office:value-type="float" office:value="0" calcext:value-type="float">
            <text:p>0</text:p>
          </table:table-cell>
          <table:table-cell office:value-type="string" calcext:value-type="string">
            <text:p>a work has pub date July 1968</text:p>
          </table:table-cell>
          <table:table-cell office:value-type="string" calcext:value-type="string">
            <text:p>a book has pub date 1997</text:p>
          </table:table-cell>
          <table:table-cell table:style-name="ce20" table:formula="of:=HYPERLINK(&quot;http://goo.gl/x5yCVS&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englishPubDate&quot;)" office:value-type="string" office:string-value="http://dbpedia.org/property/englishPubDate" calcext:value-type="string">
            <text:p>http://dbpedia.org/property/englishPubDate</text:p>
          </table:table-cell>
          <table:table-cell office:value-type="string" calcext:value-type="string">
            <text:p>englishPubDate</text:p>
          </table:table-cell>
          <table:table-cell table:formula="of:=AVERAGE([Sheet1.C536:Sheet1.C536])" office:value-type="string" office:string-value="#DIV/0!" calcext:value-type="error">
            <text:p>#DIV/0!</text:p>
          </table:table-cell>
          <table:table-cell table:formula="of:=COUNTIF([Sheet1.D536:Sheet1.D536]; &quot;X&quot;)" office:value-type="float" office:value="0" calcext:value-type="float">
            <text:p>0</text:p>
          </table:table-cell>
          <table:table-cell office:value-type="string" calcext:value-type="string">
            <text:p>a work has english pub date 2010</text:p>
          </table:table-cell>
          <table:table-cell office:value-type="string" calcext:value-type="string">
            <text:p>a book has english pub date 2011</text:p>
          </table:table-cell>
          <table:table-cell table:style-name="ce20" table:formula="of:=HYPERLINK(&quot;http://goo.gl/3hTr0C&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s&quot;)" office:value-type="string" office:string-value="http://dbpedia.org/property/years" calcext:value-type="string">
            <text:p>http://dbpedia.org/property/years</text:p>
          </table:table-cell>
          <table:table-cell office:value-type="string" calcext:value-type="string">
            <text:p>years</text:p>
          </table:table-cell>
          <table:table-cell table:formula="of:=AVERAGE([Sheet1.C537:Sheet1.C537])" office:value-type="string" office:string-value="#DIV/0!" calcext:value-type="error">
            <text:p>#DIV/0!</text:p>
          </table:table-cell>
          <table:table-cell table:formula="of:=COUNTIF([Sheet1.D537:Sheet1.D537]; &quot;X&quot;)" office:value-type="float" office:value="0" calcext:value-type="float">
            <text:p>0</text:p>
          </table:table-cell>
          <table:table-cell office:value-type="string" calcext:value-type="string">
            <text:p>a president has years 1996</text:p>
          </table:table-cell>
          <table:table-cell office:value-type="string" calcext:value-type="string">
            <text:p>an athlete has years 2011</text:p>
          </table:table-cell>
          <table:table-cell table:style-name="ce20" table:formula="of:=HYPERLINK(&quot;http://goo.gl/OBLqO3&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englishReleaseDate&quot;)" office:value-type="string" office:string-value="http://dbpedia.org/property/englishReleaseDate" calcext:value-type="string">
            <text:p>http://dbpedia.org/property/englishReleaseDate</text:p>
          </table:table-cell>
          <table:table-cell office:value-type="string" calcext:value-type="string">
            <text:p>englishReleaseDate</text:p>
          </table:table-cell>
          <table:table-cell table:formula="of:=AVERAGE([Sheet1.C538:Sheet1.C538])" office:value-type="string" office:string-value="#DIV/0!" calcext:value-type="error">
            <text:p>#DIV/0!</text:p>
          </table:table-cell>
          <table:table-cell table:formula="of:=COUNTIF([Sheet1.D538:Sheet1.D538]; &quot;X&quot;)" office:value-type="float" office:value="0" calcext:value-type="float">
            <text:p>0</text:p>
          </table:table-cell>
          <table:table-cell office:value-type="string" calcext:value-type="string">
            <text:p>a book has english release date 1930</text:p>
          </table:table-cell>
          <table:table-cell office:value-type="string" calcext:value-type="string">
            <text:p>a written work has english release date 1976</text:p>
          </table:table-cell>
          <table:table-cell table:style-name="ce20" table:formula="of:=HYPERLINK(&quot;http://goo.gl/1vEZFa&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publicationDate&quot;)" office:value-type="string" office:string-value="http://dbpedia.org/ontology/publicationDate" calcext:value-type="string">
            <text:p>http://dbpedia.org/ontology/publicationDate</text:p>
          </table:table-cell>
          <table:table-cell office:value-type="string" calcext:value-type="string">
            <text:p>publicationDate</text:p>
          </table:table-cell>
          <table:table-cell table:formula="of:=AVERAGE([Sheet1.C539:Sheet1.C539])" office:value-type="string" office:string-value="#DIV/0!" calcext:value-type="error">
            <text:p>#DIV/0!</text:p>
          </table:table-cell>
          <table:table-cell table:formula="of:=COUNTIF([Sheet1.D539:Sheet1.D539]; &quot;X&quot;)" office:value-type="float" office:value="0" calcext:value-type="float">
            <text:p>0</text:p>
          </table:table-cell>
          <table:table-cell office:value-type="string" calcext:value-type="string">
            <text:p>a work has publication date 2010-04-30+02:00</text:p>
          </table:table-cell>
          <table:table-cell office:value-type="string" calcext:value-type="string">
            <text:p>a written work has publication date 2005-12-12+02:00</text:p>
          </table:table-cell>
          <table:table-cell table:style-name="ce20" table:formula="of:=HYPERLINK(&quot;http://goo.gl/U8wnk4&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ate&quot;)" office:value-type="string" office:string-value="http://dbpedia.org/property/date" calcext:value-type="string">
            <text:p>http://dbpedia.org/property/date</text:p>
          </table:table-cell>
          <table:table-cell office:value-type="string" calcext:value-type="string">
            <text:p>date</text:p>
          </table:table-cell>
          <table:table-cell table:formula="of:=AVERAGE([Sheet1.C540:Sheet1.C540])" office:value-type="string" office:string-value="#DIV/0!" calcext:value-type="error">
            <text:p>#DIV/0!</text:p>
          </table:table-cell>
          <table:table-cell table:formula="of:=COUNTIF([Sheet1.D540:Sheet1.D540]; &quot;X&quot;)" office:value-type="float" office:value="0" calcext:value-type="float">
            <text:p>0</text:p>
          </table:table-cell>
          <table:table-cell office:value-type="string" calcext:value-type="string">
            <text:p>a sports team season has date 4</text:p>
          </table:table-cell>
          <table:table-cell office:value-type="string" calcext:value-type="string">
            <text:p>a sports event has date 15</text:p>
          </table:table-cell>
          <table:table-cell table:style-name="ce20" table:formula="of:=HYPERLINK(&quot;http://goo.gl/ee5NU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released&quot;)" office:value-type="string" office:string-value="http://dbpedia.org/property/released" calcext:value-type="string">
            <text:p>http://dbpedia.org/property/released</text:p>
          </table:table-cell>
          <table:table-cell office:value-type="string" calcext:value-type="string">
            <text:p>released</text:p>
          </table:table-cell>
          <table:table-cell table:formula="of:=AVERAGE([Sheet1.C541:Sheet1.C541])" office:value-type="string" office:string-value="#DIV/0!" calcext:value-type="error">
            <text:p>#DIV/0!</text:p>
          </table:table-cell>
          <table:table-cell table:formula="of:=COUNTIF([Sheet1.D541:Sheet1.D541]; &quot;X&quot;)" office:value-type="float" office:value="0" calcext:value-type="float">
            <text:p>0</text:p>
          </table:table-cell>
          <table:table-cell office:value-type="string" calcext:value-type="string">
            <text:p>an album has released 2008-03-30+02:00</text:p>
          </table:table-cell>
          <table:table-cell office:value-type="string" calcext:value-type="string">
            <text:p>a movie has released 1981-12-17+02:00</text:p>
          </table:table-cell>
          <table:table-cell table:style-name="ce20" table:formula="of:=HYPERLINK(&quot;http://goo.gl/bQQzBV&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releaseDate&quot;)" office:value-type="string" office:string-value="http://dbpedia.org/ontology/releaseDate" calcext:value-type="string">
            <text:p>http://dbpedia.org/ontology/releaseDate</text:p>
          </table:table-cell>
          <table:table-cell office:value-type="string" calcext:value-type="string">
            <text:p>releaseDate</text:p>
          </table:table-cell>
          <table:table-cell table:formula="of:=AVERAGE([Sheet1.C542:Sheet1.C542])" office:value-type="string" office:string-value="#DIV/0!" calcext:value-type="error">
            <text:p>#DIV/0!</text:p>
          </table:table-cell>
          <table:table-cell table:formula="of:=COUNTIF([Sheet1.D542:Sheet1.D542]; &quot;X&quot;)" office:value-type="float" office:value="0" calcext:value-type="float">
            <text:p>0</text:p>
          </table:table-cell>
          <table:table-cell office:value-type="string" calcext:value-type="string">
            <text:p>a work has release date 2001-12-02+02:00</text:p>
          </table:table-cell>
          <table:table-cell office:value-type="string" calcext:value-type="string">
            <text:p>a work has release date 2008-01-27+02:00</text:p>
          </table:table-cell>
          <table:table-cell table:style-name="ce20" table:formula="of:=HYPERLINK(&quot;http://goo.gl/0Gn1yS&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origdate&quot;)" office:value-type="string" office:string-value="http://dbpedia.org/property/origdate" calcext:value-type="string">
            <text:p>http://dbpedia.org/property/origdate</text:p>
          </table:table-cell>
          <table:table-cell office:value-type="string" calcext:value-type="string">
            <text:p>origdate</text:p>
          </table:table-cell>
          <table:table-cell table:formula="of:=AVERAGE([Sheet1.C543:Sheet1.C543])" office:value-type="string" office:string-value="#DIV/0!" calcext:value-type="error">
            <text:p>#DIV/0!</text:p>
          </table:table-cell>
          <table:table-cell table:formula="of:=COUNTIF([Sheet1.D543:Sheet1.D543]; &quot;X&quot;)" office:value-type="float" office:value="0" calcext:value-type="float">
            <text:p>0</text:p>
          </table:table-cell>
          <table:table-cell office:value-type="string" calcext:value-type="string">
            <text:p>a work has origdate September 1986 – October 1987</text:p>
          </table:table-cell>
          <table:table-cell office:value-type="string" calcext:value-type="string">
            <text:p>a work has origdate March 1982 – May 1989</text:p>
          </table:table-cell>
          <table:table-cell table:style-name="ce20" table:formula="of:=HYPERLINK(&quot;http://goo.gl/FWauQ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quot;)" office:value-type="string" office:string-value="http://dbpedia.org/property/year" calcext:value-type="string">
            <text:p>http://dbpedia.org/property/year</text:p>
          </table:table-cell>
          <table:table-cell office:value-type="string" calcext:value-type="string">
            <text:p>year</text:p>
          </table:table-cell>
          <table:table-cell table:formula="of:=AVERAGE([Sheet1.C544:Sheet1.C544])" office:value-type="string" office:string-value="#DIV/0!" calcext:value-type="error">
            <text:p>#DIV/0!</text:p>
          </table:table-cell>
          <table:table-cell table:formula="of:=COUNTIF([Sheet1.D544:Sheet1.D544]; &quot;X&quot;)" office:value-type="float" office:value="0" calcext:value-type="float">
            <text:p>0</text:p>
          </table:table-cell>
          <table:table-cell office:value-type="string" calcext:value-type="string">
            <text:p>an event has year 1950</text:p>
          </table:table-cell>
          <table:table-cell office:value-type="string" calcext:value-type="string">
            <text:p>an agent has year 9223372036854775807</text:p>
          </table:table-cell>
          <table:table-cell table:style-name="ce20" table:formula="of:=HYPERLINK(&quot;http://goo.gl/yzBSQL&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completionDate&quot;)" office:value-type="string" office:string-value="http://dbpedia.org/ontology/completionDate" calcext:value-type="string">
            <text:p>http://dbpedia.org/ontology/completionDate</text:p>
          </table:table-cell>
          <table:table-cell office:value-type="string" calcext:value-type="string">
            <text:p>completionDate</text:p>
          </table:table-cell>
          <table:table-cell table:formula="of:=AVERAGE([Sheet1.C545:Sheet1.C545])" office:value-type="string" office:string-value="#DIV/0!" calcext:value-type="error">
            <text:p>#DIV/0!</text:p>
          </table:table-cell>
          <table:table-cell table:formula="of:=COUNTIF([Sheet1.D545:Sheet1.D545]; &quot;X&quot;)" office:value-type="float" office:value="0" calcext:value-type="float">
            <text:p>0</text:p>
          </table:table-cell>
          <table:table-cell office:value-type="string" calcext:value-type="string">
            <text:p>a television show has completion date 1994-09-20+02:00</text:p>
          </table:table-cell>
          <table:table-cell office:value-type="string" calcext:value-type="string">
            <text:p>a television show has completion date 2001-01-10+02:00</text:p>
          </table:table-cell>
          <table:table-cell table:style-name="ce20" table:formula="of:=HYPERLINK(&quot;http://goo.gl/ErNVBk&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ublishDate&quot;)" office:value-type="string" office:string-value="http://dbpedia.org/property/publishDate" calcext:value-type="string">
            <text:p>http://dbpedia.org/property/publishDate</text:p>
          </table:table-cell>
          <table:table-cell office:value-type="string" calcext:value-type="string">
            <text:p>publishDate</text:p>
          </table:table-cell>
          <table:table-cell table:formula="of:=AVERAGE([Sheet1.C546:Sheet1.C546])" office:value-type="string" office:string-value="#DIV/0!" calcext:value-type="error">
            <text:p>#DIV/0!</text:p>
          </table:table-cell>
          <table:table-cell table:formula="of:=COUNTIF([Sheet1.D546:Sheet1.D546]; &quot;X&quot;)" office:value-type="float" office:value="0" calcext:value-type="float">
            <text:p>0</text:p>
          </table:table-cell>
          <table:table-cell office:value-type="string" calcext:value-type="string">
            <text:p>a book has publish date 2003-05-06+02:00</text:p>
          </table:table-cell>
          <table:table-cell office:value-type="string" calcext:value-type="string">
            <text:p>an artist has publish date 2008-10-03+02:00</text:p>
          </table:table-cell>
          <table:table-cell table:style-name="ce20" table:formula="of:=HYPERLINK(&quot;http://goo.gl/RKICBy&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firstdate&quot;)" office:value-type="string" office:string-value="http://dbpedia.org/property/firstdate" calcext:value-type="string">
            <text:p>http://dbpedia.org/property/firstdate</text:p>
          </table:table-cell>
          <table:table-cell office:value-type="string" calcext:value-type="string">
            <text:p>firstdate</text:p>
          </table:table-cell>
          <table:table-cell table:formula="of:=AVERAGE([Sheet1.C547:Sheet1.C547])" office:value-type="string" office:string-value="#DIV/0!" calcext:value-type="error">
            <text:p>#DIV/0!</text:p>
          </table:table-cell>
          <table:table-cell table:formula="of:=COUNTIF([Sheet1.D547:Sheet1.D547]; &quot;X&quot;)" office:value-type="float" office:value="0" calcext:value-type="float">
            <text:p>0</text:p>
          </table:table-cell>
          <table:table-cell office:value-type="string" calcext:value-type="string">
            <text:p>a periodical literature has firstdate 1982</text:p>
          </table:table-cell>
          <table:table-cell office:value-type="string" calcext:value-type="string">
            <text:p>a magazine has firstdate June/July 1977</text:p>
          </table:table-cell>
          <table:table-cell table:style-name="ce20" table:formula="of:=HYPERLINK(&quot;http://goo.gl/6IOD8x&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launchDate&quot;)" office:value-type="string" office:string-value="http://dbpedia.org/property/launchDate" calcext:value-type="string">
            <text:p>http://dbpedia.org/property/launchDate</text:p>
          </table:table-cell>
          <table:table-cell office:value-type="string" calcext:value-type="string">
            <text:p>launchDate</text:p>
          </table:table-cell>
          <table:table-cell table:formula="of:=AVERAGE([Sheet1.C548:Sheet1.C548])" office:value-type="string" office:string-value="#DIV/0!" calcext:value-type="error">
            <text:p>#DIV/0!</text:p>
          </table:table-cell>
          <table:table-cell table:formula="of:=COUNTIF([Sheet1.D548:Sheet1.D548]; &quot;X&quot;)" office:value-type="float" office:value="0" calcext:value-type="float">
            <text:p>0</text:p>
          </table:table-cell>
          <table:table-cell office:value-type="string" calcext:value-type="string">
            <text:p>an agent has launch date 1955</text:p>
          </table:table-cell>
          <table:table-cell office:value-type="string" calcext:value-type="string">
            <text:p>an organisation has launch date 10</text:p>
          </table:table-cell>
          <table:table-cell table:style-name="ce20" table:formula="of:=HYPERLINK(&quot;http://goo.gl/XvBmj2&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firstPublicationDate&quot;)" office:value-type="string" office:string-value="http://dbpedia.org/ontology/firstPublicationDate" calcext:value-type="string">
            <text:p>http://dbpedia.org/ontology/firstPublicationDate</text:p>
          </table:table-cell>
          <table:table-cell office:value-type="string" calcext:value-type="string">
            <text:p>firstPublicationDate</text:p>
          </table:table-cell>
          <table:table-cell table:formula="of:=AVERAGE([Sheet1.C549:Sheet1.C549])" office:value-type="string" office:string-value="#DIV/0!" calcext:value-type="error">
            <text:p>#DIV/0!</text:p>
          </table:table-cell>
          <table:table-cell table:formula="of:=COUNTIF([Sheet1.D549:Sheet1.D549]; &quot;X&quot;)" office:value-type="float" office:value="0" calcext:value-type="float">
            <text:p>0</text:p>
          </table:table-cell>
          <table:table-cell office:value-type="string" calcext:value-type="string">
            <text:p>a work has first publication date 1997-07-30+02:00</text:p>
          </table:table-cell>
          <table:table-cell office:value-type="string" calcext:value-type="string">
            <text:p>a written work has first publication date 2007-10-25+02:00</text:p>
          </table:table-cell>
          <table:table-cell table:style-name="ce20" table:formula="of:=HYPERLINK(&quot;http://goo.gl/llrJmZ&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firstPublicationYear&quot;)" office:value-type="string" office:string-value="http://dbpedia.org/ontology/firstPublicationYear" calcext:value-type="string">
            <text:p>http://dbpedia.org/ontology/firstPublicationYear</text:p>
          </table:table-cell>
          <table:table-cell office:value-type="string" calcext:value-type="string">
            <text:p>firstPublicationYear</text:p>
          </table:table-cell>
          <table:table-cell table:formula="of:=AVERAGE([Sheet1.C550:Sheet1.C550])" office:value-type="string" office:string-value="#DIV/0!" calcext:value-type="error">
            <text:p>#DIV/0!</text:p>
          </table:table-cell>
          <table:table-cell table:formula="of:=COUNTIF([Sheet1.D550:Sheet1.D550]; &quot;X&quot;)" office:value-type="float" office:value="0" calcext:value-type="float">
            <text:p>0</text:p>
          </table:table-cell>
          <table:table-cell office:value-type="string" calcext:value-type="string">
            <text:p>a periodical literature has first publication year 1867-12-31T22:00:00+02:00</text:p>
          </table:table-cell>
          <table:table-cell office:value-type="string" calcext:value-type="string">
            <text:p>a work has first publication year 1925-12-31T22:00:00+02:00</text:p>
          </table:table-cell>
          <table:table-cell table:style-name="ce20" table:formula="of:=HYPERLINK(&quot;http://goo.gl/GBSuAG&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originalreldate&quot;)" office:value-type="string" office:string-value="http://dbpedia.org/property/originalreldate" calcext:value-type="string">
            <text:p>http://dbpedia.org/property/originalreldate</text:p>
          </table:table-cell>
          <table:table-cell office:value-type="string" calcext:value-type="string">
            <text:p>originalreldate</text:p>
          </table:table-cell>
          <table:table-cell table:formula="of:=AVERAGE([Sheet1.C551:Sheet1.C551])" office:value-type="string" office:string-value="#DIV/0!" calcext:value-type="error">
            <text:p>#DIV/0!</text:p>
          </table:table-cell>
          <table:table-cell table:formula="of:=COUNTIF([Sheet1.D551:Sheet1.D551]; &quot;X&quot;)" office:value-type="float" office:value="0" calcext:value-type="float">
            <text:p>0</text:p>
          </table:table-cell>
          <table:table-cell office:value-type="string" calcext:value-type="string">
            <text:p>a written work has OriginalRelDate January 1999</text:p>
          </table:table-cell>
          <table:table-cell office:value-type="string" calcext:value-type="string">
            <text:p>a written work has OriginalRelDate September 1995</text:p>
          </table:table-cell>
          <table:table-cell table:style-name="ce20" table:formula="of:=HYPERLINK(&quot;http://goo.gl/WMasMo&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ublished&quot;)" office:value-type="string" office:string-value="http://dbpedia.org/property/published" calcext:value-type="string">
            <text:p>http://dbpedia.org/property/published</text:p>
          </table:table-cell>
          <table:table-cell office:value-type="string" calcext:value-type="string">
            <text:p>published</text:p>
          </table:table-cell>
          <table:table-cell table:formula="of:=AVERAGE([Sheet1.C552:Sheet1.C552])" office:value-type="string" office:string-value="#DIV/0!" calcext:value-type="error">
            <text:p>#DIV/0!</text:p>
          </table:table-cell>
          <table:table-cell table:formula="of:=COUNTIF([Sheet1.D552:Sheet1.D552]; &quot;X&quot;)" office:value-type="float" office:value="0" calcext:value-type="float">
            <text:p>0</text:p>
          </table:table-cell>
          <table:table-cell office:value-type="string" calcext:value-type="string">
            <text:p>an artist has Published 1932</text:p>
          </table:table-cell>
          <table:table-cell office:value-type="string" calcext:value-type="string">
            <text:p>a written work has Published July 2006</text:p>
          </table:table-cell>
          <table:table-cell table:style-name="ce20" table:formula="of:=HYPERLINK(&quot;http://goo.gl/0xVpid&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ublDate&quot;)" office:value-type="string" office:string-value="http://dbpedia.org/property/publDate" calcext:value-type="string">
            <text:p>http://dbpedia.org/property/publDate</text:p>
          </table:table-cell>
          <table:table-cell office:value-type="string" calcext:value-type="string">
            <text:p>publDate</text:p>
          </table:table-cell>
          <table:table-cell table:formula="of:=AVERAGE([Sheet1.C553:Sheet1.C553])" office:value-type="string" office:string-value="#DIV/0!" calcext:value-type="error">
            <text:p>#DIV/0!</text:p>
          </table:table-cell>
          <table:table-cell table:formula="of:=COUNTIF([Sheet1.D553:Sheet1.D553]; &quot;X&quot;)" office:value-type="float" office:value="0" calcext:value-type="float">
            <text:p>0</text:p>
          </table:table-cell>
          <table:table-cell office:value-type="string" calcext:value-type="string">
            <text:p>a written work has publ date 1978</text:p>
          </table:table-cell>
          <table:table-cell office:value-type="string" calcext:value-type="string">
            <text:p>a book has publ date November, 2008</text:p>
          </table:table-cell>
          <table:table-cell table:style-name="ce20" table:formula="of:=HYPERLINK(&quot;http://goo.gl/TSkfvs&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publicationDate&quot;)" office:value-type="string" office:string-value="http://dbpedia.org/property/publicationDate" calcext:value-type="string">
            <text:p>http://dbpedia.org/property/publicationDate</text:p>
          </table:table-cell>
          <table:table-cell table:style-name="ce16" office:value-type="string" calcext:value-type="string">
            <text:p>publicationDate</text:p>
          </table:table-cell>
          <table:table-cell table:formula="of:=AVERAGE([Sheet1.C554:Sheet1.C554])" office:value-type="string" office:string-value="#DIV/0!" calcext:value-type="error">
            <text:p>#DIV/0!</text:p>
          </table:table-cell>
          <table:table-cell table:formula="of:=COUNTIF([Sheet1.D554:Sheet1.D554]; &quot;X&quot;)" office:value-type="float" office:value="0" calcext:value-type="float">
            <text:p>0</text:p>
          </table:table-cell>
          <table:table-cell table:style-name="ce16" office:value-type="string" calcext:value-type="string">
            <text:p>a written work has publication date 1996</text:p>
          </table:table-cell>
          <table:table-cell table:style-name="ce16" office:value-type="string" calcext:value-type="string">
            <text:p>a book has publication date 1979</text:p>
          </table:table-cell>
          <table:table-cell table:style-name="ce25" table:formula="of:=HYPERLINK(&quot;http://goo.gl/VayXbi&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2021450258" calcext:value-type="float">
            <text:p>2021450258</text:p>
          </table:table-cell>
          <table:table-cell office:value-type="string" calcext:value-type="string">
            <text:p>book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Chinese</text:p>
          </table:table-cell>
          <table:table-cell table:style-name="ce13" office:value-type="string" calcext:value-type="string">
            <text:p>Dutch</text:p>
          </table:table-cell>
          <table:table-cell table:style-name="ce13" office:value-type="string" calcext:value-type="string">
            <text:p>English</text:p>
          </table:table-cell>
          <table:table-cell table:style-name="ce13" office:value-type="string" calcext:value-type="string">
            <text:p>French</text:p>
          </table:table-cell>
          <table:table-cell table:style-name="ce13" office:value-type="string" calcext:value-type="string">
            <text:p>German</text:p>
          </table:table-cell>
          <table:table-cell table:style-name="ce13"/>
          <table:table-cell table:style-name="ce22"/>
          <table:table-cell table:number-columns-repeated="1017"/>
        </table:table-row>
        <table:table-row table:style-name="ro1">
          <table:table-cell table:style-name="ce5" office:value-type="string" calcext:value-type="string">
            <text:p>Italian</text:p>
          </table:table-cell>
          <table:table-cell table:style-name="ce13" office:value-type="string" calcext:value-type="string">
            <text:p>Norwegian</text:p>
          </table:table-cell>
          <table:table-cell table:style-name="ce13" office:value-type="string" calcext:value-type="string">
            <text:p>Portuguese</text:p>
          </table:table-cell>
          <table:table-cell table:style-name="ce13" office:value-type="string" calcext:value-type="string">
            <text:p>Russian</text:p>
          </table:table-cell>
          <table:table-cell table:style-name="ce13" office:value-type="string" calcext:value-type="string">
            <text:p>Spanish</text:p>
          </table:table-cell>
          <table:table-cell table:style-name="ce13"/>
          <table:table-cell table:style-name="ce22"/>
          <table:table-cell table:number-columns-repeated="1017"/>
        </table:table-row>
        <table:table-row table:style-name="ro1">
          <table:table-cell table:style-name="ce5" office:value-type="string" calcext:value-type="string">
            <text:p>Swedish</text:p>
          </table:table-cell>
          <table:table-cell table:style-name="ce13" table:number-columns-repeated="5"/>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language&quot;)" office:value-type="string" office:string-value="http://dbpedia.org/property/language" calcext:value-type="string">
            <text:p>http://dbpedia.org/property/language</text:p>
          </table:table-cell>
          <table:table-cell office:value-type="string" calcext:value-type="string">
            <text:p>language</text:p>
          </table:table-cell>
          <table:table-cell table:formula="of:=AVERAGE([Sheet1.C564:Sheet1.C564])" office:value-type="string" office:string-value="#DIV/0!" calcext:value-type="error">
            <text:p>#DIV/0!</text:p>
          </table:table-cell>
          <table:table-cell table:formula="of:=COUNTIF([Sheet1.D564:Sheet1.D564]; &quot;X&quot;)" office:value-type="float" office:value="0" calcext:value-type="float">
            <text:p>0</text:p>
          </table:table-cell>
          <table:table-cell office:value-type="string" calcext:value-type="string">
            <text:p>a work has language Czech language (an entity of type language)</text:p>
          </table:table-cell>
          <table:table-cell office:value-type="string" calcext:value-type="string">
            <text:p>a name has language German</text:p>
          </table:table-cell>
          <table:table-cell table:style-name="ce20" table:formula="of:=HYPERLINK(&quot;http://goo.gl/y9DCw6&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language&quot;)" office:value-type="string" office:string-value="http://dbpedia.org/ontology/language" calcext:value-type="string">
            <text:p>http://dbpedia.org/ontology/language</text:p>
          </table:table-cell>
          <table:table-cell office:value-type="string" calcext:value-type="string">
            <text:p>language</text:p>
          </table:table-cell>
          <table:table-cell table:formula="of:=AVERAGE([Sheet1.C565:Sheet1.C565])" office:value-type="string" office:string-value="#DIV/0!" calcext:value-type="error">
            <text:p>#DIV/0!</text:p>
          </table:table-cell>
          <table:table-cell table:formula="of:=COUNTIF([Sheet1.D565:Sheet1.D565]; &quot;X&quot;)" office:value-type="float" office:value="0" calcext:value-type="float">
            <text:p>0</text:p>
          </table:table-cell>
          <table:table-cell office:value-type="string" calcext:value-type="string">
            <text:p>a book has language Spanish language (an entity of type language)</text:p>
          </table:table-cell>
          <table:table-cell office:value-type="string" calcext:value-type="string">
            <text:p>a website has language French language (an entity of type language)</text:p>
          </table:table-cell>
          <table:table-cell table:style-name="ce20" table:formula="of:=HYPERLINK(&quot;http://goo.gl/MusZi5&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ationality&quot;)" office:value-type="string" office:string-value="http://dbpedia.org/property/nationality" calcext:value-type="string">
            <text:p>http://dbpedia.org/property/nationality</text:p>
          </table:table-cell>
          <table:table-cell office:value-type="string" calcext:value-type="string">
            <text:p>nationality</text:p>
          </table:table-cell>
          <table:table-cell table:formula="of:=AVERAGE([Sheet1.C566:Sheet1.C566])" office:value-type="string" office:string-value="#DIV/0!" calcext:value-type="error">
            <text:p>#DIV/0!</text:p>
          </table:table-cell>
          <table:table-cell table:formula="of:=COUNTIF([Sheet1.D566:Sheet1.D566]; &quot;X&quot;)" office:value-type="float" office:value="0" calcext:value-type="float">
            <text:p>0</text:p>
          </table:table-cell>
          <table:table-cell office:value-type="string" calcext:value-type="string">
            <text:p>an agent has nationality Indonesia (an entity of type populated place)</text:p>
          </table:table-cell>
          <table:table-cell office:value-type="string" calcext:value-type="string">
            <text:p>a president has nationality Turkey (an entity of type populated place)</text:p>
          </table:table-cell>
          <table:table-cell table:style-name="ce20" table:formula="of:=HYPERLINK(&quot;http://goo.gl/1ymqr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country&quot;)" office:value-type="string" office:string-value="http://dbpedia.org/ontology/country" calcext:value-type="string">
            <text:p>http://dbpedia.org/ontology/country</text:p>
          </table:table-cell>
          <table:table-cell office:value-type="string" calcext:value-type="string">
            <text:p>country</text:p>
          </table:table-cell>
          <table:table-cell table:formula="of:=AVERAGE([Sheet1.C567:Sheet1.C567])" office:value-type="string" office:string-value="#DIV/0!" calcext:value-type="error">
            <text:p>#DIV/0!</text:p>
          </table:table-cell>
          <table:table-cell table:formula="of:=COUNTIF([Sheet1.D567:Sheet1.D567]; &quot;X&quot;)" office:value-type="float" office:value="0" calcext:value-type="float">
            <text:p>0</text:p>
          </table:table-cell>
          <table:table-cell office:value-type="string" calcext:value-type="string">
            <text:p>an agent has country France (an entity of type country)</text:p>
          </table:table-cell>
          <table:table-cell office:value-type="string" calcext:value-type="string">
            <text:p>a municipality has country Sweden (an entity of type country)</text:p>
          </table:table-cell>
          <table:table-cell table:style-name="ce20" table:formula="of:=HYPERLINK(&quot;http://goo.gl/UwgP5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ountry&quot;)" office:value-type="string" office:string-value="http://dbpedia.org/property/country" calcext:value-type="string">
            <text:p>http://dbpedia.org/property/country</text:p>
          </table:table-cell>
          <table:table-cell office:value-type="string" calcext:value-type="string">
            <text:p>country</text:p>
          </table:table-cell>
          <table:table-cell table:formula="of:=AVERAGE([Sheet1.C568:Sheet1.C568])" office:value-type="string" office:string-value="#DIV/0!" calcext:value-type="error">
            <text:p>#DIV/0!</text:p>
          </table:table-cell>
          <table:table-cell table:formula="of:=COUNTIF([Sheet1.D568:Sheet1.D568]; &quot;X&quot;)" office:value-type="float" office:value="0" calcext:value-type="float">
            <text:p>0</text:p>
          </table:table-cell>
          <table:table-cell office:value-type="string" calcext:value-type="string">
            <text:p>a populated place has country Slovakia</text:p>
          </table:table-cell>
          <table:table-cell office:value-type="string" calcext:value-type="string">
            <text:p>a stream has country Sweden</text:p>
          </table:table-cell>
          <table:table-cell table:style-name="ce20" table:formula="of:=HYPERLINK(&quot;http://goo.gl/4OKNh3&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translations&quot;)" office:value-type="string" office:string-value="http://dbpedia.org/property/translations" calcext:value-type="string">
            <text:p>http://dbpedia.org/property/translations</text:p>
          </table:table-cell>
          <table:table-cell office:value-type="string" calcext:value-type="string">
            <text:p>translations</text:p>
          </table:table-cell>
          <table:table-cell table:formula="of:=AVERAGE([Sheet1.C569:Sheet1.C569])" office:value-type="string" office:string-value="#DIV/0!" calcext:value-type="error">
            <text:p>#DIV/0!</text:p>
          </table:table-cell>
          <table:table-cell table:formula="of:=COUNTIF([Sheet1.D569:Sheet1.D569]; &quot;X&quot;)" office:value-type="float" office:value="0" calcext:value-type="float">
            <text:p>0</text:p>
          </table:table-cell>
          <table:table-cell office:value-type="string" calcext:value-type="string">
            <text:p>a work has translations Portuguese, Danish, Japanese, Dutch, Chinese, German, Hebrew, Korean, Russian, and Italian</text:p>
          </table:table-cell>
          <table:table-cell office:value-type="string" calcext:value-type="string">
            <text:p>a book has translations Portuguese, Danish, Japanese, Dutch, Chinese, German, Hebrew, Korean, Russian, and Italian</text:p>
          </table:table-cell>
          <table:table-cell table:style-name="ce20" table:formula="of:=HYPERLINK(&quot;http://goo.gl/RgP739&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nationality&quot;)" office:value-type="string" office:string-value="http://dbpedia.org/ontology/nationality" calcext:value-type="string">
            <text:p>http://dbpedia.org/ontology/nationality</text:p>
          </table:table-cell>
          <table:table-cell office:value-type="string" calcext:value-type="string">
            <text:p>nationality</text:p>
          </table:table-cell>
          <table:table-cell table:formula="of:=AVERAGE([Sheet1.C570:Sheet1.C570])" office:value-type="string" office:string-value="#DIV/0!" calcext:value-type="error">
            <text:p>#DIV/0!</text:p>
          </table:table-cell>
          <table:table-cell table:formula="of:=COUNTIF([Sheet1.D570:Sheet1.D570]; &quot;X&quot;)" office:value-type="float" office:value="0" calcext:value-type="float">
            <text:p>0</text:p>
          </table:table-cell>
          <table:table-cell office:value-type="string" calcext:value-type="string">
            <text:p>a person has nationality Turkey (an entity of type populated place)</text:p>
          </table:table-cell>
          <table:table-cell office:value-type="string" calcext:value-type="string">
            <text:p>a writer has nationality Israeli Jews (an entity of type place)</text:p>
          </table:table-cell>
          <table:table-cell table:style-name="ce20" table:formula="of:=HYPERLINK(&quot;http://goo.gl/lPYQVp&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stateOfOrigin&quot;)" office:value-type="string" office:string-value="http://dbpedia.org/ontology/stateOfOrigin" calcext:value-type="string">
            <text:p>http://dbpedia.org/ontology/stateOfOrigin</text:p>
          </table:table-cell>
          <table:table-cell office:value-type="string" calcext:value-type="string">
            <text:p>stateOfOrigin</text:p>
          </table:table-cell>
          <table:table-cell table:formula="of:=AVERAGE([Sheet1.C571:Sheet1.C571])" office:value-type="string" office:string-value="#DIV/0!" calcext:value-type="error">
            <text:p>#DIV/0!</text:p>
          </table:table-cell>
          <table:table-cell table:formula="of:=COUNTIF([Sheet1.D571:Sheet1.D571]; &quot;X&quot;)" office:value-type="float" office:value="0" calcext:value-type="float">
            <text:p>0</text:p>
          </table:table-cell>
          <table:table-cell office:value-type="string" calcext:value-type="string">
            <text:p>a person has state of origin Russia (an entity of type populated place)</text:p>
          </table:table-cell>
          <table:table-cell office:value-type="string" calcext:value-type="string">
            <text:p>an agent has state of origin Israel (an entity of type country)</text:p>
          </table:table-cell>
          <table:table-cell table:style-name="ce20" table:formula="of:=HYPERLINK(&quot;http://goo.gl/FshC5m&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languages&quot;)" office:value-type="string" office:string-value="http://dbpedia.org/property/languages" calcext:value-type="string">
            <text:p>http://dbpedia.org/property/languages</text:p>
          </table:table-cell>
          <table:table-cell office:value-type="string" calcext:value-type="string">
            <text:p>languages</text:p>
          </table:table-cell>
          <table:table-cell table:formula="of:=AVERAGE([Sheet1.C572:Sheet1.C572])" office:value-type="string" office:string-value="#DIV/0!" calcext:value-type="error">
            <text:p>#DIV/0!</text:p>
          </table:table-cell>
          <table:table-cell table:formula="of:=COUNTIF([Sheet1.D572:Sheet1.D572]; &quot;X&quot;)" office:value-type="float" office:value="0" calcext:value-type="float">
            <text:p>0</text:p>
          </table:table-cell>
          <table:table-cell office:value-type="string" calcext:value-type="string">
            <text:p>a region has Languages English <text:s/>64.0%</text:p>
          </table:table-cell>
          <table:table-cell office:value-type="string" calcext:value-type="string">
            <text:p>an ethnic group has Languages Cahita</text:p>
          </table:table-cell>
          <table:table-cell table:style-name="ce20" table:formula="of:=HYPERLINK(&quot;http://goo.gl/p9slzQ&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thnicity&quot;)" office:value-type="string" office:string-value="http://dbpedia.org/property/ethnicity" calcext:value-type="string">
            <text:p>http://dbpedia.org/property/ethnicity</text:p>
          </table:table-cell>
          <table:table-cell office:value-type="string" calcext:value-type="string">
            <text:p>ethnicity</text:p>
          </table:table-cell>
          <table:table-cell table:formula="of:=AVERAGE([Sheet1.C573:Sheet1.C573])" office:value-type="string" office:string-value="#DIV/0!" calcext:value-type="error">
            <text:p>#DIV/0!</text:p>
          </table:table-cell>
          <table:table-cell table:formula="of:=COUNTIF([Sheet1.D573:Sheet1.D573]; &quot;X&quot;)" office:value-type="float" office:value="0" calcext:value-type="float">
            <text:p>0</text:p>
          </table:table-cell>
          <table:table-cell office:value-type="string" calcext:value-type="string">
            <text:p>an office holder has ethnicity Punjabi people (an entity of type ethnic group)</text:p>
          </table:table-cell>
          <table:table-cell office:value-type="string" calcext:value-type="string">
            <text:p>a scientist has ethnicity Norway (an entity of type populated place)</text:p>
          </table:table-cell>
          <table:table-cell table:style-name="ce20" table:formula="of:=HYPERLINK(&quot;http://goo.gl/Sp5sgj&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officialLanguages&quot;)" office:value-type="string" office:string-value="http://dbpedia.org/property/officialLanguages" calcext:value-type="string">
            <text:p>http://dbpedia.org/property/officialLanguages</text:p>
          </table:table-cell>
          <table:table-cell office:value-type="string" calcext:value-type="string">
            <text:p>officialLanguages</text:p>
          </table:table-cell>
          <table:table-cell table:formula="of:=AVERAGE([Sheet1.C574:Sheet1.C574])" office:value-type="string" office:string-value="#DIV/0!" calcext:value-type="error">
            <text:p>#DIV/0!</text:p>
          </table:table-cell>
          <table:table-cell table:formula="of:=COUNTIF([Sheet1.D574:Sheet1.D574]; &quot;X&quot;)" office:value-type="float" office:value="0" calcext:value-type="float">
            <text:p>0</text:p>
          </table:table-cell>
          <table:table-cell office:value-type="string" calcext:value-type="string">
            <text:p>a populated place has official languages Niuean language (an entity of type language)</text:p>
          </table:table-cell>
          <table:table-cell office:value-type="string" calcext:value-type="string">
            <text:p>a place has official languages Indonesian (an entity of type populated place)</text:p>
          </table:table-cell>
          <table:table-cell table:style-name="ce20" table:formula="of:=HYPERLINK(&quot;http://goo.gl/Gs0vt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anguage(s)_&quot;)" office:value-type="string" office:string-value="http://dbpedia.org/property/language(s)_" calcext:value-type="string">
            <text:p>http://dbpedia.org/property/language(s)_</text:p>
          </table:table-cell>
          <table:table-cell office:value-type="string" calcext:value-type="string">
            <text:p>language(s)_</text:p>
          </table:table-cell>
          <table:table-cell table:formula="of:=AVERAGE([Sheet1.C575:Sheet1.C575])" office:value-type="string" office:string-value="#DIV/0!" calcext:value-type="error">
            <text:p>#DIV/0!</text:p>
          </table:table-cell>
          <table:table-cell table:formula="of:=COUNTIF([Sheet1.D575:Sheet1.D575]; &quot;X&quot;)" office:value-type="float" office:value="0" calcext:value-type="float">
            <text:p>0</text:p>
          </table:table-cell>
          <table:table-cell table:number-columns-repeated="2"/>
          <table:table-cell table:style-name="ce20" table:formula="of:=HYPERLINK(&quot;http://goo.gl/ct4TQ2&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origlanguage&quot;)" office:value-type="string" office:string-value="http://dbpedia.org/property/origlanguage" calcext:value-type="string">
            <text:p>http://dbpedia.org/property/origlanguage</text:p>
          </table:table-cell>
          <table:table-cell office:value-type="string" calcext:value-type="string">
            <text:p>origlanguage</text:p>
          </table:table-cell>
          <table:table-cell table:formula="of:=AVERAGE([Sheet1.C576:Sheet1.C576])" office:value-type="string" office:string-value="#DIV/0!" calcext:value-type="error">
            <text:p>#DIV/0!</text:p>
          </table:table-cell>
          <table:table-cell table:formula="of:=COUNTIF([Sheet1.D576:Sheet1.D576]; &quot;X&quot;)" office:value-type="float" office:value="0" calcext:value-type="float">
            <text:p>0</text:p>
          </table:table-cell>
          <table:table-cell office:value-type="string" calcext:value-type="string">
            <text:p>a musical work has origlanguage English</text:p>
          </table:table-cell>
          <table:table-cell office:value-type="string" calcext:value-type="string">
            <text:p>a work has origlanguage English</text:p>
          </table:table-cell>
          <table:table-cell table:style-name="ce20" table:formula="of:=HYPERLINK(&quot;http://goo.gl/oha7Ht&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origLang&quot;)" office:value-type="string" office:string-value="http://dbpedia.org/property/origLang" calcext:value-type="string">
            <text:p>http://dbpedia.org/property/origLang</text:p>
          </table:table-cell>
          <table:table-cell office:value-type="string" calcext:value-type="string">
            <text:p>origLang</text:p>
          </table:table-cell>
          <table:table-cell table:formula="of:=AVERAGE([Sheet1.C577:Sheet1.C577])" office:value-type="string" office:string-value="#DIV/0!" calcext:value-type="error">
            <text:p>#DIV/0!</text:p>
          </table:table-cell>
          <table:table-cell table:formula="of:=COUNTIF([Sheet1.D577:Sheet1.D577]; &quot;X&quot;)" office:value-type="float" office:value="0" calcext:value-type="float">
            <text:p>0</text:p>
          </table:table-cell>
          <table:table-cell office:value-type="string" calcext:value-type="string">
            <text:p>a written work has orig lang French</text:p>
          </table:table-cell>
          <table:table-cell office:value-type="string" calcext:value-type="string">
            <text:p>a work has orig lang Hebrew</text:p>
          </table:table-cell>
          <table:table-cell table:style-name="ce20" table:formula="of:=HYPERLINK(&quot;http://goo.gl/6hcMmi&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lang&quot;)" office:value-type="string" office:string-value="http://dbpedia.org/property/lang" calcext:value-type="string">
            <text:p>http://dbpedia.org/property/lang</text:p>
          </table:table-cell>
          <table:table-cell office:value-type="string" calcext:value-type="string">
            <text:p>lang</text:p>
          </table:table-cell>
          <table:table-cell table:formula="of:=AVERAGE([Sheet1.C578:Sheet1.C578])" office:value-type="string" office:string-value="#DIV/0!" calcext:value-type="error">
            <text:p>#DIV/0!</text:p>
          </table:table-cell>
          <table:table-cell table:formula="of:=COUNTIF([Sheet1.D578:Sheet1.D578]; &quot;X&quot;)" office:value-type="float" office:value="0" calcext:value-type="float">
            <text:p>0</text:p>
          </table:table-cell>
          <table:table-cell office:value-type="string" calcext:value-type="string">
            <text:p>a political party has lang Arabic</text:p>
          </table:table-cell>
          <table:table-cell office:value-type="string" calcext:value-type="string">
            <text:p>a populated place has lang English language (an entity of type language)</text:p>
          </table:table-cell>
          <table:table-cell table:style-name="ce20" table:formula="of:=HYPERLINK(&quot;http://goo.gl/CETZJX&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originalLanguage&quot;)" office:value-type="string" office:string-value="http://dbpedia.org/ontology/originalLanguage" calcext:value-type="string">
            <text:p>http://dbpedia.org/ontology/originalLanguage</text:p>
          </table:table-cell>
          <table:table-cell office:value-type="string" calcext:value-type="string">
            <text:p>originalLanguage</text:p>
          </table:table-cell>
          <table:table-cell table:formula="of:=AVERAGE([Sheet1.C579:Sheet1.C579])" office:value-type="string" office:string-value="#DIV/0!" calcext:value-type="error">
            <text:p>#DIV/0!</text:p>
          </table:table-cell>
          <table:table-cell table:formula="of:=COUNTIF([Sheet1.D579:Sheet1.D579]; &quot;X&quot;)" office:value-type="float" office:value="0" calcext:value-type="float">
            <text:p>0</text:p>
          </table:table-cell>
          <table:table-cell office:value-type="string" calcext:value-type="string">
            <text:p>a play has original language Iphigenia in Tauris (an entity of type work)</text:p>
          </table:table-cell>
          <table:table-cell office:value-type="string" calcext:value-type="string">
            <text:p>a work has original language Malay language (an entity of type language)</text:p>
          </table:table-cell>
          <table:table-cell table:style-name="ce20" table:formula="of:=HYPERLINK(&quot;http://goo.gl/mqlin3&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originalLanguage&quot;)" office:value-type="string" office:string-value="http://dbpedia.org/property/originalLanguage" calcext:value-type="string">
            <text:p>http://dbpedia.org/property/originalLanguage</text:p>
          </table:table-cell>
          <table:table-cell table:style-name="ce16" office:value-type="string" calcext:value-type="string">
            <text:p>originalLanguage</text:p>
          </table:table-cell>
          <table:table-cell table:formula="of:=AVERAGE([Sheet1.C580:Sheet1.C580])" office:value-type="string" office:string-value="#DIV/0!" calcext:value-type="error">
            <text:p>#DIV/0!</text:p>
          </table:table-cell>
          <table:table-cell table:formula="of:=COUNTIF([Sheet1.D580:Sheet1.D580]; &quot;X&quot;)" office:value-type="float" office:value="0" calcext:value-type="float">
            <text:p>0</text:p>
          </table:table-cell>
          <table:table-cell table:style-name="ce16" office:value-type="string" calcext:value-type="string">
            <text:p>a work has original language Italian</text:p>
          </table:table-cell>
          <table:table-cell table:style-name="ce16" office:value-type="string" calcext:value-type="string">
            <text:p>a play has original language English language (an entity of type language)</text:p>
          </table:table-cell>
          <table:table-cell table:style-name="ce25" table:formula="of:=HYPERLINK(&quot;http://goo.gl/QaYafK&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2129711824" calcext:value-type="float">
            <text:p>2129711824</text:p>
          </table:table-cell>
          <table:table-cell office:value-type="string" calcext:value-type="string">
            <text:p>book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4">
          <table:table-cell table:style-name="ce5" office:value-type="string" calcext:value-type="string">
            <text:p>Agatha Christie</text:p>
          </table:table-cell>
          <table:table-cell table:style-name="ce13" office:value-type="string" calcext:value-type="string">
            <text:p>Anna Sewell</text:p>
          </table:table-cell>
          <table:table-cell table:style-name="ce13" office:value-type="string" calcext:value-type="string">
            <text:p>Anne Frank</text:p>
          </table:table-cell>
          <table:table-cell table:style-name="ce13" office:value-type="string" calcext:value-type="string">
            <text:p>Antoine de Saint-Exupéry</text:p>
          </table:table-cell>
          <table:table-cell table:style-name="ce13" office:value-type="string" calcext:value-type="string">
            <text:p>Beatrix Potter</text:p>
          </table:table-cell>
          <table:table-cell table:style-name="ce13"/>
          <table:table-cell table:style-name="ce22"/>
          <table:table-cell table:number-columns-repeated="1017"/>
        </table:table-row>
        <table:table-row table:style-name="ro4">
          <table:table-cell table:style-name="ce5" office:value-type="string" calcext:value-type="string">
            <text:p>Cao Xueqin</text:p>
          </table:table-cell>
          <table:table-cell table:style-name="ce13" office:value-type="string" calcext:value-type="string">
            <text:p>Carlo Collodi</text:p>
          </table:table-cell>
          <table:table-cell table:style-name="ce13" office:value-type="string" calcext:value-type="string">
            <text:p>Charles Dickens</text:p>
          </table:table-cell>
          <table:table-cell table:style-name="ce13" office:value-type="string" calcext:value-type="string">
            <text:p>Charles M. Sheldon</text:p>
          </table:table-cell>
          <table:table-cell table:style-name="ce13" office:value-type="string" calcext:value-type="string">
            <text:p>Colleen McCullough</text:p>
          </table:table-cell>
          <table:table-cell table:style-name="ce13"/>
          <table:table-cell table:style-name="ce22"/>
          <table:table-cell table:number-columns-repeated="1017"/>
        </table:table-row>
        <table:table-row table:style-name="ro1">
          <table:table-cell table:style-name="ce5" office:value-type="string" calcext:value-type="string">
            <text:p>C. S. Lewis</text:p>
          </table:table-cell>
          <table:table-cell table:style-name="ce13" office:value-type="string" calcext:value-type="string">
            <text:p>Dan Brown</text:p>
          </table:table-cell>
          <table:table-cell table:style-name="ce13" office:value-type="string" calcext:value-type="string">
            <text:p>Dr. Benjamin Spock</text:p>
          </table:table-cell>
          <table:table-cell table:style-name="ce13" office:value-type="string" calcext:value-type="string">
            <text:p>E.B. White</text:p>
          </table:table-cell>
          <table:table-cell table:style-name="ce13" office:value-type="string" calcext:value-type="string">
            <text:p>Elbert Hubbard</text:p>
          </table:table-cell>
          <table:table-cell table:style-name="ce13"/>
          <table:table-cell table:style-name="ce22"/>
          <table:table-cell table:number-columns-repeated="1017"/>
        </table:table-row>
        <table:table-row table:style-name="ro4">
          <table:table-cell table:style-name="ce5" office:value-type="string" calcext:value-type="string">
            <text:p>Ellen G. White</text:p>
          </table:table-cell>
          <table:table-cell table:style-name="ce13" office:value-type="string" calcext:value-type="string">
            <text:p>Eric Carle</text:p>
          </table:table-cell>
          <table:table-cell table:style-name="ce13" office:value-type="string" calcext:value-type="string">
            <text:p>Gabriel García Márquez</text:p>
          </table:table-cell>
          <table:table-cell table:style-name="ce13" office:value-type="string" calcext:value-type="string">
            <text:p>Hal Lindsey, C. C. Carlson</text:p>
          </table:table-cell>
          <table:table-cell table:style-name="ce13" office:value-type="string" calcext:value-type="string">
            <text:p>Harper Lee</text:p>
          </table:table-cell>
          <table:table-cell table:style-name="ce13"/>
          <table:table-cell table:style-name="ce22"/>
          <table:table-cell table:number-columns-repeated="1017"/>
        </table:table-row>
        <table:table-row table:style-name="ro4">
          <table:table-cell table:style-name="ce5" office:value-type="string" calcext:value-type="string">
            <text:p>H. Rider Haggard</text:p>
          </table:table-cell>
          <table:table-cell table:style-name="ce13" office:value-type="string" calcext:value-type="string">
            <text:p>Jack Higgins</text:p>
          </table:table-cell>
          <table:table-cell table:style-name="ce13" office:value-type="string" calcext:value-type="string">
            <text:p>Jacqueline Susann</text:p>
          </table:table-cell>
          <table:table-cell table:style-name="ce13" office:value-type="string" calcext:value-type="string">
            <text:p>J. D. Salinger</text:p>
          </table:table-cell>
          <table:table-cell table:style-name="ce13" office:value-type="string" calcext:value-type="string">
            <text:p>Jeffrey Archer</text:p>
          </table:table-cell>
          <table:table-cell table:style-name="ce13"/>
          <table:table-cell table:style-name="ce22"/>
          <table:table-cell table:number-columns-repeated="1017"/>
        </table:table-row>
        <table:table-row table:style-name="ro4">
          <table:table-cell table:style-name="ce5" office:value-type="string" calcext:value-type="string">
            <text:p>J. K. Rowling</text:p>
          </table:table-cell>
          <table:table-cell table:style-name="ce13" office:value-type="string" calcext:value-type="string">
            <text:p>Johanna Spyri</text:p>
          </table:table-cell>
          <table:table-cell table:style-name="ce13" office:value-type="string" calcext:value-type="string">
            <text:p>Jostein Gaarder</text:p>
          </table:table-cell>
          <table:table-cell table:style-name="ce13" office:value-type="string" calcext:value-type="string">
            <text:p>J. P. Donleavy</text:p>
          </table:table-cell>
          <table:table-cell table:style-name="ce13" office:value-type="string" calcext:value-type="string">
            <text:p>J. R. R. Tolkien</text:p>
          </table:table-cell>
          <table:table-cell table:style-name="ce13"/>
          <table:table-cell table:style-name="ce22"/>
          <table:table-cell table:number-columns-repeated="1017"/>
        </table:table-row>
        <table:table-row table:style-name="ro1">
          <table:table-cell table:style-name="ce5" office:value-type="string" calcext:value-type="string">
            <text:p>Leo Tolstoy</text:p>
          </table:table-cell>
          <table:table-cell table:style-name="ce13" office:value-type="string" calcext:value-type="string">
            <text:p>Louise Hay</text:p>
          </table:table-cell>
          <table:table-cell table:style-name="ce13" office:value-type="string" calcext:value-type="string">
            <text:p>Lucy Maud Montgomery</text:p>
          </table:table-cell>
          <table:table-cell table:style-name="ce13" office:value-type="string" calcext:value-type="string">
            <text:p>Margaret Mitchell</text:p>
          </table:table-cell>
          <table:table-cell table:style-name="ce13" office:value-type="string" calcext:value-type="string">
            <text:p>Napoleon Hill</text:p>
          </table:table-cell>
          <table:table-cell table:style-name="ce13"/>
          <table:table-cell table:style-name="ce22"/>
          <table:table-cell table:number-columns-repeated="1017"/>
        </table:table-row>
        <table:table-row table:style-name="ro4">
          <table:table-cell table:style-name="ce5" office:value-type="string" calcext:value-type="string">
            <text:p>Nikolai Ostrovsky</text:p>
          </table:table-cell>
          <table:table-cell table:style-name="ce13" office:value-type="string" calcext:value-type="string">
            <text:p>Paulo Coelho</text:p>
          </table:table-cell>
          <table:table-cell table:style-name="ce13" office:value-type="string" calcext:value-type="string">
            <text:p>Richard Adams</text:p>
          </table:table-cell>
          <table:table-cell table:style-name="ce13" office:value-type="string" calcext:value-type="string">
            <text:p>Richard Bach</text:p>
          </table:table-cell>
          <table:table-cell table:style-name="ce13" office:value-type="string" calcext:value-type="string">
            <text:p>Rick Warren</text:p>
          </table:table-cell>
          <table:table-cell table:style-name="ce13"/>
          <table:table-cell table:style-name="ce22"/>
          <table:table-cell table:number-columns-repeated="1017"/>
        </table:table-row>
        <table:table-row table:style-name="ro4">
          <table:table-cell table:style-name="ce5" office:value-type="string" calcext:value-type="string">
            <text:p>Robert James Waller</text:p>
          </table:table-cell>
          <table:table-cell table:style-name="ce13" office:value-type="string" calcext:value-type="string">
            <text:p>Shere Hite</text:p>
          </table:table-cell>
          <table:table-cell table:style-name="ce13" office:value-type="string" calcext:value-type="string">
            <text:p>Stieg Larsson</text:p>
          </table:table-cell>
          <table:table-cell table:style-name="ce13" office:value-type="string" calcext:value-type="string">
            <text:p>Umberto Eco</text:p>
          </table:table-cell>
          <table:table-cell table:style-name="ce13" office:value-type="string" calcext:value-type="string">
            <text:p>V. C. Andrews</text:p>
          </table:table-cell>
          <table:table-cell table:style-name="ce13"/>
          <table:table-cell table:style-name="ce22"/>
          <table:table-cell table:number-columns-repeated="1017"/>
        </table:table-row>
        <table:table-row table:style-name="ro4">
          <table:table-cell table:style-name="ce5" office:value-type="string" calcext:value-type="string">
            <text:p>Vladimir Nabokov</text:p>
          </table:table-cell>
          <table:table-cell table:style-name="ce13" office:value-type="string" calcext:value-type="string">
            <text:p>Wayne Dyer</text:p>
          </table:table-cell>
          <table:table-cell table:style-name="ce13" office:value-type="string" calcext:value-type="string">
            <text:p>William Bradford Huie</text:p>
          </table:table-cell>
          <table:table-cell table:style-name="ce13" table:number-columns-repeated="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author&quot;)" office:value-type="string" office:string-value="http://dbpedia.org/property/author" calcext:value-type="string">
            <text:p>http://dbpedia.org/property/author</text:p>
          </table:table-cell>
          <table:table-cell office:value-type="string" calcext:value-type="string">
            <text:p>author</text:p>
          </table:table-cell>
          <table:table-cell table:formula="of:=AVERAGE([Sheet1.C597:Sheet1.C597])" office:value-type="string" office:string-value="#DIV/0!" calcext:value-type="error">
            <text:p>#DIV/0!</text:p>
          </table:table-cell>
          <table:table-cell table:formula="of:=COUNTIF([Sheet1.D597:Sheet1.D597]; &quot;X&quot;)" office:value-type="float" office:value="0" calcext:value-type="float">
            <text:p>0</text:p>
          </table:table-cell>
          <table:table-cell office:value-type="string" calcext:value-type="string">
            <text:p>a work has author Edgar Allan Poe (an entity of type agent)</text:p>
          </table:table-cell>
          <table:table-cell office:value-type="string" calcext:value-type="string">
            <text:p>a work has author Booth Tarkington (an entity of type person)</text:p>
          </table:table-cell>
          <table:table-cell table:style-name="ce20" table:formula="of:=HYPERLINK(&quot;http://goo.gl/d35iOa&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author&quot;)" office:value-type="string" office:string-value="http://dbpedia.org/ontology/author" calcext:value-type="string">
            <text:p>http://dbpedia.org/ontology/author</text:p>
          </table:table-cell>
          <table:table-cell office:value-type="string" calcext:value-type="string">
            <text:p>author</text:p>
          </table:table-cell>
          <table:table-cell table:formula="of:=AVERAGE([Sheet1.C598:Sheet1.C598])" office:value-type="string" office:string-value="#DIV/0!" calcext:value-type="error">
            <text:p>#DIV/0!</text:p>
          </table:table-cell>
          <table:table-cell table:formula="of:=COUNTIF([Sheet1.D598:Sheet1.D598]; &quot;X&quot;)" office:value-type="float" office:value="0" calcext:value-type="float">
            <text:p>0</text:p>
          </table:table-cell>
          <table:table-cell office:value-type="string" calcext:value-type="string">
            <text:p>a work has author Bill Bryson (an entity of type writer)</text:p>
          </table:table-cell>
          <table:table-cell office:value-type="string" calcext:value-type="string">
            <text:p>a written work has author Iris Murdoch (an entity of type writer)</text:p>
          </table:table-cell>
          <table:table-cell table:style-name="ce20" table:formula="of:=HYPERLINK(&quot;http://goo.gl/VRYKW5&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writer&quot;)" office:value-type="string" office:string-value="http://dbpedia.org/property/writer" calcext:value-type="string">
            <text:p>http://dbpedia.org/property/writer</text:p>
          </table:table-cell>
          <table:table-cell office:value-type="string" calcext:value-type="string">
            <text:p>writer</text:p>
          </table:table-cell>
          <table:table-cell table:formula="of:=AVERAGE([Sheet1.C599:Sheet1.C599])" office:value-type="string" office:string-value="#DIV/0!" calcext:value-type="error">
            <text:p>#DIV/0!</text:p>
          </table:table-cell>
          <table:table-cell table:formula="of:=COUNTIF([Sheet1.D599:Sheet1.D599]; &quot;X&quot;)" office:value-type="float" office:value="0" calcext:value-type="float">
            <text:p>0</text:p>
          </table:table-cell>
          <table:table-cell office:value-type="string" calcext:value-type="string">
            <text:p>a work has writer Per Magnusson (an entity of type person)</text:p>
          </table:table-cell>
          <table:table-cell office:value-type="string" calcext:value-type="string">
            <text:p>an album has writer Burt Bacharach (an entity of type musical artist)</text:p>
          </table:table-cell>
          <table:table-cell table:style-name="ce20" table:formula="of:=HYPERLINK(&quot;http://goo.gl/k2JNWA&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writer&quot;)" office:value-type="string" office:string-value="http://dbpedia.org/ontology/writer" calcext:value-type="string">
            <text:p>http://dbpedia.org/ontology/writer</text:p>
          </table:table-cell>
          <table:table-cell office:value-type="string" calcext:value-type="string">
            <text:p>writer</text:p>
          </table:table-cell>
          <table:table-cell table:formula="of:=AVERAGE([Sheet1.C600:Sheet1.C600])" office:value-type="string" office:string-value="#DIV/0!" calcext:value-type="error">
            <text:p>#DIV/0!</text:p>
          </table:table-cell>
          <table:table-cell table:formula="of:=COUNTIF([Sheet1.D600:Sheet1.D600]; &quot;X&quot;)" office:value-type="float" office:value="0" calcext:value-type="float">
            <text:p>0</text:p>
          </table:table-cell>
          <table:table-cell office:value-type="string" calcext:value-type="string">
            <text:p>a television episode has writer Rod Serling (an entity of type person)</text:p>
          </table:table-cell>
          <table:table-cell office:value-type="string" calcext:value-type="string">
            <text:p>a movie has writer Blake Edwards (an entity of type person)</text:p>
          </table:table-cell>
          <table:table-cell table:style-name="ce20" table:formula="of:=HYPERLINK(&quot;http://goo.gl/SSpilV&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creator&quot;)" office:value-type="string" office:string-value="http://dbpedia.org/ontology/creator" calcext:value-type="string">
            <text:p>http://dbpedia.org/ontology/creator</text:p>
          </table:table-cell>
          <table:table-cell office:value-type="string" calcext:value-type="string">
            <text:p>creator</text:p>
          </table:table-cell>
          <table:table-cell table:formula="of:=AVERAGE([Sheet1.C601:Sheet1.C601])" office:value-type="string" office:string-value="#DIV/0!" calcext:value-type="error">
            <text:p>#DIV/0!</text:p>
          </table:table-cell>
          <table:table-cell table:formula="of:=COUNTIF([Sheet1.D601:Sheet1.D601]; &quot;X&quot;)" office:value-type="float" office:value="0" calcext:value-type="float">
            <text:p>0</text:p>
          </table:table-cell>
          <table:table-cell office:value-type="string" calcext:value-type="string">
            <text:p>a television show has creator Anthony E. Zuiker (an entity of type person)</text:p>
          </table:table-cell>
          <table:table-cell office:value-type="string" calcext:value-type="string">
            <text:p>a television show has creator BRB Internacional (an entity of type company)</text:p>
          </table:table-cell>
          <table:table-cell table:style-name="ce20" table:formula="of:=HYPERLINK(&quot;http://goo.gl/6ATZSm&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creator&quot;)" office:value-type="string" office:string-value="http://dbpedia.org/property/creator" calcext:value-type="string">
            <text:p>http://dbpedia.org/property/creator</text:p>
          </table:table-cell>
          <table:table-cell table:style-name="ce16" office:value-type="string" calcext:value-type="string">
            <text:p>creator</text:p>
          </table:table-cell>
          <table:table-cell table:formula="of:=AVERAGE([Sheet1.C602:Sheet1.C602])" office:value-type="string" office:string-value="#DIV/0!" calcext:value-type="error">
            <text:p>#DIV/0!</text:p>
          </table:table-cell>
          <table:table-cell table:formula="of:=COUNTIF([Sheet1.D602:Sheet1.D602]; &quot;X&quot;)" office:value-type="float" office:value="0" calcext:value-type="float">
            <text:p>0</text:p>
          </table:table-cell>
          <table:table-cell table:style-name="ce16" office:value-type="string" calcext:value-type="string">
            <text:p>a television show has creator Stephen J. Cannell (an entity of type agent)</text:p>
          </table:table-cell>
          <table:table-cell table:style-name="ce16" office:value-type="string" calcext:value-type="string">
            <text:p>an agent has creator Mario Puzo (an entity of type person)</text:p>
          </table:table-cell>
          <table:table-cell table:style-name="ce25" table:formula="of:=HYPERLINK(&quot;http://goo.gl/5lxYxV&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911613041" calcext:value-type="float">
            <text:p>1911613041</text:p>
          </table:table-cell>
          <table:table-cell office:value-type="string" calcext:value-type="string">
            <text:p>companie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Belgium</text:p>
          </table:table-cell>
          <table:table-cell table:style-name="ce13" office:value-type="string" calcext:value-type="string">
            <text:p>Brazil</text:p>
          </table:table-cell>
          <table:table-cell table:style-name="ce13" office:value-type="string" calcext:value-type="string">
            <text:p>Canada</text:p>
          </table:table-cell>
          <table:table-cell table:style-name="ce13" office:value-type="string" calcext:value-type="string">
            <text:p>China</text:p>
          </table:table-cell>
          <table:table-cell table:style-name="ce13" office:value-type="string" calcext:value-type="string">
            <text:p>Finland</text:p>
          </table:table-cell>
          <table:table-cell table:style-name="ce13"/>
          <table:table-cell table:style-name="ce22"/>
          <table:table-cell table:number-columns-repeated="1017"/>
        </table:table-row>
        <table:table-row table:style-name="ro1">
          <table:table-cell table:style-name="ce5" office:value-type="string" calcext:value-type="string">
            <text:p>France</text:p>
          </table:table-cell>
          <table:table-cell table:style-name="ce13" office:value-type="string" calcext:value-type="string">
            <text:p>Germany</text:p>
          </table:table-cell>
          <table:table-cell table:style-name="ce13" office:value-type="string" calcext:value-type="string">
            <text:p>India</text:p>
          </table:table-cell>
          <table:table-cell table:style-name="ce13" office:value-type="string" calcext:value-type="string">
            <text:p>Ireland</text:p>
          </table:table-cell>
          <table:table-cell table:style-name="ce13" office:value-type="string" calcext:value-type="string">
            <text:p>Italy</text:p>
          </table:table-cell>
          <table:table-cell table:style-name="ce13"/>
          <table:table-cell table:style-name="ce22"/>
          <table:table-cell table:number-columns-repeated="1017"/>
        </table:table-row>
        <table:table-row table:style-name="ro1">
          <table:table-cell table:style-name="ce5" office:value-type="string" calcext:value-type="string">
            <text:p>Japan</text:p>
          </table:table-cell>
          <table:table-cell table:style-name="ce13" office:value-type="string" calcext:value-type="string">
            <text:p>Luxembourg</text:p>
          </table:table-cell>
          <table:table-cell table:style-name="ce13" office:value-type="string" calcext:value-type="string">
            <text:p>Netherlands</text:p>
          </table:table-cell>
          <table:table-cell table:style-name="ce13" office:value-type="string" calcext:value-type="string">
            <text:p>Saudi Arabia</text:p>
          </table:table-cell>
          <table:table-cell table:style-name="ce13" office:value-type="string" calcext:value-type="string">
            <text:p>Singapore</text:p>
          </table:table-cell>
          <table:table-cell table:style-name="ce13"/>
          <table:table-cell table:style-name="ce22"/>
          <table:table-cell table:number-columns-repeated="1017"/>
        </table:table-row>
        <table:table-row table:style-name="ro1">
          <table:table-cell table:style-name="ce5" office:value-type="string" calcext:value-type="string">
            <text:p>South Korea</text:p>
          </table:table-cell>
          <table:table-cell table:style-name="ce13" office:value-type="string" calcext:value-type="string">
            <text:p>Sweden</text:p>
          </table:table-cell>
          <table:table-cell table:style-name="ce13" office:value-type="string" calcext:value-type="string">
            <text:p>Switzerland</text:p>
          </table:table-cell>
          <table:table-cell table:style-name="ce13" office:value-type="string" calcext:value-type="string">
            <text:p>Taiwan</text:p>
          </table:table-cell>
          <table:table-cell table:style-name="ce13" office:value-type="string" calcext:value-type="string">
            <text:p>Turkey</text:p>
          </table:table-cell>
          <table:table-cell table:style-name="ce13"/>
          <table:table-cell table:style-name="ce22"/>
          <table:table-cell table:number-columns-repeated="1017"/>
        </table:table-row>
        <table:table-row table:style-name="ro1">
          <table:table-cell table:style-name="ce5" office:value-type="string" calcext:value-type="string">
            <text:p>United Kingdom</text:p>
          </table:table-cell>
          <table:table-cell table:style-name="ce13" office:value-type="string" calcext:value-type="string">
            <text:p>United States</text:p>
          </table:table-cell>
          <table:table-cell table:style-name="ce13" table:number-columns-repeated="4"/>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4">
          <table:table-cell table:style-name="ce8" table:formula="of:=HYPERLINK(&quot;http://dbpedia.org/ontology/foundationPlace&quot;)" office:value-type="string" office:string-value="http://dbpedia.org/ontology/foundationPlace" calcext:value-type="string">
            <text:p>http://dbpedia.org/ontology/foundationPlace</text:p>
          </table:table-cell>
          <table:table-cell office:value-type="string" calcext:value-type="string">
            <text:p>foundationPlace</text:p>
          </table:table-cell>
          <table:table-cell table:formula="of:=AVERAGE([Sheet1.C614:Sheet1.C614])" office:value-type="string" office:string-value="#DIV/0!" calcext:value-type="error">
            <text:p>#DIV/0!</text:p>
          </table:table-cell>
          <table:table-cell table:formula="of:=COUNTIF([Sheet1.D614:Sheet1.D614]; &quot;X&quot;)" office:value-type="float" office:value="0" calcext:value-type="float">
            <text:p>0</text:p>
          </table:table-cell>
          <table:table-cell office:value-type="string" calcext:value-type="string">
            <text:p>an organisation has foundation place Bangalore (an entity of type municipality)</text:p>
          </table:table-cell>
          <table:table-cell office:value-type="string" calcext:value-type="string">
            <text:p>an agent has foundation place Atlanta (an entity of type populated place)</text:p>
          </table:table-cell>
          <table:table-cell table:style-name="ce20" table:formula="of:=HYPERLINK(&quot;http://goo.gl/JPTzoq&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areaServed&quot;)" office:value-type="string" office:string-value="http://dbpedia.org/property/areaServed" calcext:value-type="string">
            <text:p>http://dbpedia.org/property/areaServed</text:p>
          </table:table-cell>
          <table:table-cell office:value-type="string" calcext:value-type="string">
            <text:p>areaServed</text:p>
          </table:table-cell>
          <table:table-cell table:formula="of:=AVERAGE([Sheet1.C615:Sheet1.C615])" office:value-type="string" office:string-value="#DIV/0!" calcext:value-type="error">
            <text:p>#DIV/0!</text:p>
          </table:table-cell>
          <table:table-cell table:formula="of:=COUNTIF([Sheet1.D615:Sheet1.D615]; &quot;X&quot;)" office:value-type="float" office:value="0" calcext:value-type="float">
            <text:p>0</text:p>
          </table:table-cell>
          <table:table-cell office:value-type="string" calcext:value-type="string">
            <text:p>an agent has area served Belgrade (an entity of type populated place)</text:p>
          </table:table-cell>
          <table:table-cell office:value-type="string" calcext:value-type="string">
            <text:p>a company has area served United Kingdom (an entity of type country)</text:p>
          </table:table-cell>
          <table:table-cell table:style-name="ce20" table:formula="of:=HYPERLINK(&quot;http://goo.gl/LfIqmq&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headquarter&quot;)" office:value-type="string" office:string-value="http://dbpedia.org/ontology/headquarter" calcext:value-type="string">
            <text:p>http://dbpedia.org/ontology/headquarter</text:p>
          </table:table-cell>
          <table:table-cell office:value-type="string" calcext:value-type="string">
            <text:p>headquarter</text:p>
          </table:table-cell>
          <table:table-cell table:formula="of:=AVERAGE([Sheet1.C616:Sheet1.C616])" office:value-type="string" office:string-value="#DIV/0!" calcext:value-type="error">
            <text:p>#DIV/0!</text:p>
          </table:table-cell>
          <table:table-cell table:formula="of:=COUNTIF([Sheet1.D616:Sheet1.D616]; &quot;X&quot;)" office:value-type="float" office:value="0" calcext:value-type="float">
            <text:p>0</text:p>
          </table:table-cell>
          <table:table-cell office:value-type="string" calcext:value-type="string">
            <text:p>an organisation has headquarter England (an entity of type populated place)</text:p>
          </table:table-cell>
          <table:table-cell office:value-type="string" calcext:value-type="string">
            <text:p>a company has headquarter West Sussex (an entity of type administrative region)</text:p>
          </table:table-cell>
          <table:table-cell table:style-name="ce20" table:formula="of:=HYPERLINK(&quot;http://goo.gl/BWsfCw&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locationCountry&quot;)" office:value-type="string" office:string-value="http://dbpedia.org/property/locationCountry" calcext:value-type="string">
            <text:p>http://dbpedia.org/property/locationCountry</text:p>
          </table:table-cell>
          <table:table-cell office:value-type="string" calcext:value-type="string">
            <text:p>locationCountry</text:p>
          </table:table-cell>
          <table:table-cell table:formula="of:=AVERAGE([Sheet1.C617:Sheet1.C617])" office:value-type="string" office:string-value="#DIV/0!" calcext:value-type="error">
            <text:p>#DIV/0!</text:p>
          </table:table-cell>
          <table:table-cell table:formula="of:=COUNTIF([Sheet1.D617:Sheet1.D617]; &quot;X&quot;)" office:value-type="float" office:value="0" calcext:value-type="float">
            <text:p>0</text:p>
          </table:table-cell>
          <table:table-cell office:value-type="string" calcext:value-type="string">
            <text:p>an agent has location country Israel (an entity of type country)</text:p>
          </table:table-cell>
          <table:table-cell office:value-type="string" calcext:value-type="string">
            <text:p>an organisation has location country United Kingdom (an entity of type country)</text:p>
          </table:table-cell>
          <table:table-cell table:style-name="ce20" table:formula="of:=HYPERLINK(&quot;http://goo.gl/3Tno5v&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location&quot;)" office:value-type="string" office:string-value="http://dbpedia.org/ontology/location" calcext:value-type="string">
            <text:p>http://dbpedia.org/ontology/location</text:p>
          </table:table-cell>
          <table:table-cell office:value-type="string" calcext:value-type="string">
            <text:p>location</text:p>
          </table:table-cell>
          <table:table-cell table:formula="of:=AVERAGE([Sheet1.C618:Sheet1.C618])" office:value-type="string" office:string-value="#DIV/0!" calcext:value-type="error">
            <text:p>#DIV/0!</text:p>
          </table:table-cell>
          <table:table-cell table:formula="of:=COUNTIF([Sheet1.D618:Sheet1.D618]; &quot;X&quot;)" office:value-type="float" office:value="0" calcext:value-type="float">
            <text:p>0</text:p>
          </table:table-cell>
          <table:table-cell office:value-type="string" calcext:value-type="string">
            <text:p>an agent has location United Kingdom (an entity of type populated place)</text:p>
          </table:table-cell>
          <table:table-cell office:value-type="string" calcext:value-type="string">
            <text:p>an organisation has location Czech Republic (an entity of type populated place)</text:p>
          </table:table-cell>
          <table:table-cell table:style-name="ce20" table:formula="of:=HYPERLINK(&quot;http://goo.gl/Va4zLm&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ountry&quot;)" office:value-type="string" office:string-value="http://dbpedia.org/property/country" calcext:value-type="string">
            <text:p>http://dbpedia.org/property/country</text:p>
          </table:table-cell>
          <table:table-cell office:value-type="string" calcext:value-type="string">
            <text:p>country</text:p>
          </table:table-cell>
          <table:table-cell table:formula="of:=AVERAGE([Sheet1.C619:Sheet1.C619])" office:value-type="string" office:string-value="#DIV/0!" calcext:value-type="error">
            <text:p>#DIV/0!</text:p>
          </table:table-cell>
          <table:table-cell table:formula="of:=COUNTIF([Sheet1.D619:Sheet1.D619]; &quot;X&quot;)" office:value-type="float" office:value="0" calcext:value-type="float">
            <text:p>0</text:p>
          </table:table-cell>
          <table:table-cell office:value-type="string" calcext:value-type="string">
            <text:p>an organisation has country Europe (an entity of type place)</text:p>
          </table:table-cell>
          <table:table-cell office:value-type="string" calcext:value-type="string">
            <text:p>a television station has country Europe (an entity of type continent)</text:p>
          </table:table-cell>
          <table:table-cell table:style-name="ce20" table:formula="of:=HYPERLINK(&quot;http://goo.gl/4OKNh3&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foundation&quot;)" office:value-type="string" office:string-value="http://dbpedia.org/property/foundation" calcext:value-type="string">
            <text:p>http://dbpedia.org/property/foundation</text:p>
          </table:table-cell>
          <table:table-cell office:value-type="string" calcext:value-type="string">
            <text:p>foundation</text:p>
          </table:table-cell>
          <table:table-cell table:formula="of:=AVERAGE([Sheet1.C620:Sheet1.C620])" office:value-type="string" office:string-value="#DIV/0!" calcext:value-type="error">
            <text:p>#DIV/0!</text:p>
          </table:table-cell>
          <table:table-cell table:formula="of:=COUNTIF([Sheet1.D620:Sheet1.D620]; &quot;X&quot;)" office:value-type="float" office:value="0" calcext:value-type="float">
            <text:p>0</text:p>
          </table:table-cell>
          <table:table-cell office:value-type="string" calcext:value-type="string">
            <text:p>a region has foundation 2007</text:p>
          </table:table-cell>
          <table:table-cell office:value-type="string" calcext:value-type="string">
            <text:p>an organisation has foundation Czechoslovakia (an entity of type place)</text:p>
          </table:table-cell>
          <table:table-cell table:style-name="ce20" table:formula="of:=HYPERLINK(&quot;http://goo.gl/zcFN3h&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headquarters&quot;)" office:value-type="string" office:string-value="http://dbpedia.org/property/headquarters" calcext:value-type="string">
            <text:p>http://dbpedia.org/property/headquarters</text:p>
          </table:table-cell>
          <table:table-cell office:value-type="string" calcext:value-type="string">
            <text:p>headquarters</text:p>
          </table:table-cell>
          <table:table-cell table:formula="of:=AVERAGE([Sheet1.C621:Sheet1.C621])" office:value-type="string" office:string-value="#DIV/0!" calcext:value-type="error">
            <text:p>#DIV/0!</text:p>
          </table:table-cell>
          <table:table-cell table:formula="of:=COUNTIF([Sheet1.D621:Sheet1.D621]; &quot;X&quot;)" office:value-type="float" office:value="0" calcext:value-type="float">
            <text:p>0</text:p>
          </table:table-cell>
          <table:table-cell office:value-type="string" calcext:value-type="string">
            <text:p>an organisation has headquarters Dublin (an entity of type place)</text:p>
          </table:table-cell>
          <table:table-cell office:value-type="string" calcext:value-type="string">
            <text:p>an organisation has headquarters Egypt (an entity of type populated place)</text:p>
          </table:table-cell>
          <table:table-cell table:style-name="ce20" table:formula="of:=HYPERLINK(&quot;http://goo.gl/B5rhie&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ocation&quot;)" office:value-type="string" office:string-value="http://dbpedia.org/property/location" calcext:value-type="string">
            <text:p>http://dbpedia.org/property/location</text:p>
          </table:table-cell>
          <table:table-cell office:value-type="string" calcext:value-type="string">
            <text:p>location</text:p>
          </table:table-cell>
          <table:table-cell table:formula="of:=AVERAGE([Sheet1.C622:Sheet1.C622])" office:value-type="string" office:string-value="#DIV/0!" calcext:value-type="error">
            <text:p>#DIV/0!</text:p>
          </table:table-cell>
          <table:table-cell table:formula="of:=COUNTIF([Sheet1.D622:Sheet1.D622]; &quot;X&quot;)" office:value-type="float" office:value="0" calcext:value-type="float">
            <text:p>0</text:p>
          </table:table-cell>
          <table:table-cell office:value-type="string" calcext:value-type="string">
            <text:p>an event has location Bahrain (an entity of type place)</text:p>
          </table:table-cell>
          <table:table-cell office:value-type="string" calcext:value-type="string">
            <text:p>an event has location United Arab Emirates (an entity of type place)</text:p>
          </table:table-cell>
          <table:table-cell table:style-name="ce20" table:formula="of:=HYPERLINK(&quot;http://goo.gl/6GTyXb&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locationCountry&quot;)" office:value-type="string" office:string-value="http://dbpedia.org/ontology/locationCountry" calcext:value-type="string">
            <text:p>http://dbpedia.org/ontology/locationCountry</text:p>
          </table:table-cell>
          <table:table-cell office:value-type="string" calcext:value-type="string">
            <text:p>locationCountry</text:p>
          </table:table-cell>
          <table:table-cell table:formula="of:=AVERAGE([Sheet1.C623:Sheet1.C623])" office:value-type="string" office:string-value="#DIV/0!" calcext:value-type="error">
            <text:p>#DIV/0!</text:p>
          </table:table-cell>
          <table:table-cell table:formula="of:=COUNTIF([Sheet1.D623:Sheet1.D623]; &quot;X&quot;)" office:value-type="float" office:value="0" calcext:value-type="float">
            <text:p>0</text:p>
          </table:table-cell>
          <table:table-cell office:value-type="string" calcext:value-type="string">
            <text:p>an agent has location country Switzerland (an entity of type populated place)</text:p>
          </table:table-cell>
          <table:table-cell office:value-type="string" calcext:value-type="string">
            <text:p>an agent has location country United Kingdom (an entity of type place)</text:p>
          </table:table-cell>
          <table:table-cell table:style-name="ce20" table:formula="of:=HYPERLINK(&quot;http://goo.gl/n90Cvc&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locations&quot;)" office:value-type="string" office:string-value="http://dbpedia.org/property/locations" calcext:value-type="string">
            <text:p>http://dbpedia.org/property/locations</text:p>
          </table:table-cell>
          <table:table-cell office:value-type="string" calcext:value-type="string">
            <text:p>locations</text:p>
          </table:table-cell>
          <table:table-cell table:formula="of:=AVERAGE([Sheet1.C624:Sheet1.C624])" office:value-type="string" office:string-value="#DIV/0!" calcext:value-type="error">
            <text:p>#DIV/0!</text:p>
          </table:table-cell>
          <table:table-cell table:formula="of:=COUNTIF([Sheet1.D624:Sheet1.D624]; &quot;X&quot;)" office:value-type="float" office:value="0" calcext:value-type="float">
            <text:p>0</text:p>
          </table:table-cell>
          <table:table-cell office:value-type="string" calcext:value-type="string">
            <text:p>an agent has locations 11139</text:p>
          </table:table-cell>
          <table:table-cell office:value-type="string" calcext:value-type="string">
            <text:p>a company has locations Wroc%C5%82aw (an entity of type municipality)</text:p>
          </table:table-cell>
          <table:table-cell table:style-name="ce20" table:formula="of:=HYPERLINK(&quot;http://goo.gl/v6HgM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country&quot;)" office:value-type="string" office:string-value="http://dbpedia.org/ontology/country" calcext:value-type="string">
            <text:p>http://dbpedia.org/ontology/country</text:p>
          </table:table-cell>
          <table:table-cell office:value-type="string" calcext:value-type="string">
            <text:p>country</text:p>
          </table:table-cell>
          <table:table-cell table:formula="of:=AVERAGE([Sheet1.C625:Sheet1.C625])" office:value-type="string" office:string-value="#DIV/0!" calcext:value-type="error">
            <text:p>#DIV/0!</text:p>
          </table:table-cell>
          <table:table-cell table:formula="of:=COUNTIF([Sheet1.D625:Sheet1.D625]; &quot;X&quot;)" office:value-type="float" office:value="0" calcext:value-type="float">
            <text:p>0</text:p>
          </table:table-cell>
          <table:table-cell office:value-type="string" calcext:value-type="string">
            <text:p>a populated place has country Austria (an entity of type populated place)</text:p>
          </table:table-cell>
          <table:table-cell office:value-type="string" calcext:value-type="string">
            <text:p>a town has country Norway (an entity of type populated place)</text:p>
          </table:table-cell>
          <table:table-cell table:style-name="ce20" table:formula="of:=HYPERLINK(&quot;http://goo.gl/UwgP5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origin&quot;)" office:value-type="string" office:string-value="http://dbpedia.org/property/origin" calcext:value-type="string">
            <text:p>http://dbpedia.org/property/origin</text:p>
          </table:table-cell>
          <table:table-cell office:value-type="string" calcext:value-type="string">
            <text:p>origin</text:p>
          </table:table-cell>
          <table:table-cell table:formula="of:=AVERAGE([Sheet1.C626:Sheet1.C626])" office:value-type="string" office:string-value="#DIV/0!" calcext:value-type="error">
            <text:p>#DIV/0!</text:p>
          </table:table-cell>
          <table:table-cell table:formula="of:=COUNTIF([Sheet1.D626:Sheet1.D626]; &quot;X&quot;)" office:value-type="float" office:value="0" calcext:value-type="float">
            <text:p>0</text:p>
          </table:table-cell>
          <table:table-cell office:value-type="string" calcext:value-type="string">
            <text:p>a Band has origin Chicago (an entity of type municipality)</text:p>
          </table:table-cell>
          <table:table-cell office:value-type="string" calcext:value-type="string">
            <text:p>an agent has origin Frankfurt (an entity of type populated place)</text:p>
          </table:table-cell>
          <table:table-cell table:style-name="ce20" table:formula="of:=HYPERLINK(&quot;http://goo.gl/Hgu838&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nationality&quot;)" office:value-type="string" office:string-value="http://dbpedia.org/ontology/nationality" calcext:value-type="string">
            <text:p>http://dbpedia.org/ontology/nationality</text:p>
          </table:table-cell>
          <table:table-cell office:value-type="string" calcext:value-type="string">
            <text:p>nationality</text:p>
          </table:table-cell>
          <table:table-cell table:formula="of:=AVERAGE([Sheet1.C627:Sheet1.C627])" office:value-type="string" office:string-value="#DIV/0!" calcext:value-type="error">
            <text:p>#DIV/0!</text:p>
          </table:table-cell>
          <table:table-cell table:formula="of:=COUNTIF([Sheet1.D627:Sheet1.D627]; &quot;X&quot;)" office:value-type="float" office:value="0" calcext:value-type="float">
            <text:p>0</text:p>
          </table:table-cell>
          <table:table-cell office:value-type="string" calcext:value-type="string">
            <text:p>an agent has nationality Israel (an entity of type country)</text:p>
          </table:table-cell>
          <table:table-cell office:value-type="string" calcext:value-type="string">
            <text:p>an agent has nationality Israel (an entity of type place)</text:p>
          </table:table-cell>
          <table:table-cell table:style-name="ce20" table:formula="of:=HYPERLINK(&quot;http://goo.gl/lPYQVp&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stateOfOrigin&quot;)" office:value-type="string" office:string-value="http://dbpedia.org/ontology/stateOfOrigin" calcext:value-type="string">
            <text:p>http://dbpedia.org/ontology/stateOfOrigin</text:p>
          </table:table-cell>
          <table:table-cell office:value-type="string" calcext:value-type="string">
            <text:p>stateOfOrigin</text:p>
          </table:table-cell>
          <table:table-cell table:formula="of:=AVERAGE([Sheet1.C628:Sheet1.C628])" office:value-type="string" office:string-value="#DIV/0!" calcext:value-type="error">
            <text:p>#DIV/0!</text:p>
          </table:table-cell>
          <table:table-cell table:formula="of:=COUNTIF([Sheet1.D628:Sheet1.D628]; &quot;X&quot;)" office:value-type="float" office:value="0" calcext:value-type="float">
            <text:p>0</text:p>
          </table:table-cell>
          <table:table-cell office:value-type="string" calcext:value-type="string">
            <text:p>an agent has state of origin England (an entity of type populated place)</text:p>
          </table:table-cell>
          <table:table-cell office:value-type="string" calcext:value-type="string">
            <text:p>an agent has state of origin Americans (an entity of type ethnic group)</text:p>
          </table:table-cell>
          <table:table-cell table:style-name="ce20" table:formula="of:=HYPERLINK(&quot;http://goo.gl/FshC5m&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origins&quot;)" office:value-type="string" office:string-value="http://dbpedia.org/property/origins" calcext:value-type="string">
            <text:p>http://dbpedia.org/property/origins</text:p>
          </table:table-cell>
          <table:table-cell office:value-type="string" calcext:value-type="string">
            <text:p>origins</text:p>
          </table:table-cell>
          <table:table-cell table:formula="of:=AVERAGE([Sheet1.C629:Sheet1.C629])" office:value-type="string" office:string-value="#DIV/0!" calcext:value-type="error">
            <text:p>#DIV/0!</text:p>
          </table:table-cell>
          <table:table-cell table:formula="of:=COUNTIF([Sheet1.D629:Sheet1.D629]; &quot;X&quot;)" office:value-type="float" office:value="0" calcext:value-type="float">
            <text:p>0</text:p>
          </table:table-cell>
          <table:table-cell office:value-type="string" calcext:value-type="string">
            <text:p>an agent has origins The Petroleum Division of the AIME</text:p>
          </table:table-cell>
          <table:table-cell office:value-type="string" calcext:value-type="string">
            <text:p>an organisation has origins Formerly project of Institute For Educational Affairs</text:p>
          </table:table-cell>
          <table:table-cell table:style-name="ce20" table:formula="of:=HYPERLINK(&quot;http://goo.gl/9XGQQz&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origin&quot;)" office:value-type="string" office:string-value="http://dbpedia.org/ontology/origin" calcext:value-type="string">
            <text:p>http://dbpedia.org/ontology/origin</text:p>
          </table:table-cell>
          <table:table-cell office:value-type="string" calcext:value-type="string">
            <text:p>origin</text:p>
          </table:table-cell>
          <table:table-cell table:formula="of:=AVERAGE([Sheet1.C630:Sheet1.C630])" office:value-type="string" office:string-value="#DIV/0!" calcext:value-type="error">
            <text:p>#DIV/0!</text:p>
          </table:table-cell>
          <table:table-cell table:formula="of:=COUNTIF([Sheet1.D630:Sheet1.D630]; &quot;X&quot;)" office:value-type="float" office:value="0" calcext:value-type="float">
            <text:p>0</text:p>
          </table:table-cell>
          <table:table-cell office:value-type="string" calcext:value-type="string">
            <text:p>a body of water has origin Annamite Range (an entity of type place)</text:p>
          </table:table-cell>
          <table:table-cell office:value-type="string" calcext:value-type="string">
            <text:p>an eukaryote has origin Santorini (an entity of type populated place)</text:p>
          </table:table-cell>
          <table:table-cell table:style-name="ce20" table:formula="of:=HYPERLINK(&quot;http://goo.gl/B2clvf&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erviceArea&quot;)" office:value-type="string" office:string-value="http://dbpedia.org/property/serviceArea" calcext:value-type="string">
            <text:p>http://dbpedia.org/property/serviceArea</text:p>
          </table:table-cell>
          <table:table-cell office:value-type="string" calcext:value-type="string">
            <text:p>serviceArea</text:p>
          </table:table-cell>
          <table:table-cell table:formula="of:=AVERAGE([Sheet1.C631:Sheet1.C631])" office:value-type="string" office:string-value="#DIV/0!" calcext:value-type="error">
            <text:p>#DIV/0!</text:p>
          </table:table-cell>
          <table:table-cell table:formula="of:=COUNTIF([Sheet1.D631:Sheet1.D631]; &quot;X&quot;)" office:value-type="float" office:value="0" calcext:value-type="float">
            <text:p>0</text:p>
          </table:table-cell>
          <table:table-cell office:value-type="string" calcext:value-type="string">
            <text:p>a route of transportation has service area Leicestershire (an entity of type region)</text:p>
          </table:table-cell>
          <table:table-cell office:value-type="string" calcext:value-type="string">
            <text:p>an architectural structure has service area Nottinghamshire (an entity of type administrative region)</text:p>
          </table:table-cell>
          <table:table-cell table:style-name="ce20" table:formula="of:=HYPERLINK(&quot;http://goo.gl/Orc3co&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toreLocations&quot;)" office:value-type="string" office:string-value="http://dbpedia.org/property/storeLocations" calcext:value-type="string">
            <text:p>http://dbpedia.org/property/storeLocations</text:p>
          </table:table-cell>
          <table:table-cell office:value-type="string" calcext:value-type="string">
            <text:p>storeLocations</text:p>
          </table:table-cell>
          <table:table-cell table:formula="of:=AVERAGE([Sheet1.C632:Sheet1.C632])" office:value-type="string" office:string-value="#DIV/0!" calcext:value-type="error">
            <text:p>#DIV/0!</text:p>
          </table:table-cell>
          <table:table-cell table:formula="of:=COUNTIF([Sheet1.D632:Sheet1.D632]; &quot;X&quot;)" office:value-type="float" office:value="0" calcext:value-type="float">
            <text:p>0</text:p>
          </table:table-cell>
          <table:table-cell office:value-type="string" calcext:value-type="string">
            <text:p>an agent has store locations France</text:p>
          </table:table-cell>
          <table:table-cell office:value-type="string" calcext:value-type="string">
            <text:p>a company has store locations Singapore</text:p>
          </table:table-cell>
          <table:table-cell table:style-name="ce20" table:formula="of:=HYPERLINK(&quot;http://goo.gl/7c8Lni&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ationality&quot;)" office:value-type="string" office:string-value="http://dbpedia.org/property/nationality" calcext:value-type="string">
            <text:p>http://dbpedia.org/property/nationality</text:p>
          </table:table-cell>
          <table:table-cell office:value-type="string" calcext:value-type="string">
            <text:p>nationality</text:p>
          </table:table-cell>
          <table:table-cell table:formula="of:=AVERAGE([Sheet1.C633:Sheet1.C633])" office:value-type="string" office:string-value="#DIV/0!" calcext:value-type="error">
            <text:p>#DIV/0!</text:p>
          </table:table-cell>
          <table:table-cell table:formula="of:=COUNTIF([Sheet1.D633:Sheet1.D633]; &quot;X&quot;)" office:value-type="float" office:value="0" calcext:value-type="float">
            <text:p>0</text:p>
          </table:table-cell>
          <table:table-cell office:value-type="string" calcext:value-type="string">
            <text:p>an architect has nationality United States (an entity of type place)</text:p>
          </table:table-cell>
          <table:table-cell office:value-type="string" calcext:value-type="string">
            <text:p>a boxer has nationality American</text:p>
          </table:table-cell>
          <table:table-cell table:style-name="ce20" table:formula="of:=HYPERLINK(&quot;http://goo.gl/1ymqrK&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headquarter&quot;)" office:value-type="string" office:string-value="http://dbpedia.org/property/headquarter" calcext:value-type="string">
            <text:p>http://dbpedia.org/property/headquarter</text:p>
          </table:table-cell>
          <table:table-cell office:value-type="string" calcext:value-type="string">
            <text:p>headquarter</text:p>
          </table:table-cell>
          <table:table-cell table:formula="of:=AVERAGE([Sheet1.C634:Sheet1.C634])" office:value-type="string" office:string-value="#DIV/0!" calcext:value-type="error">
            <text:p>#DIV/0!</text:p>
          </table:table-cell>
          <table:table-cell table:formula="of:=COUNTIF([Sheet1.D634:Sheet1.D634]; &quot;X&quot;)" office:value-type="float" office:value="0" calcext:value-type="float">
            <text:p>0</text:p>
          </table:table-cell>
          <table:table-cell office:value-type="string" calcext:value-type="string">
            <text:p>an organisation has headquarter Colorado (an entity of type populated place)</text:p>
          </table:table-cell>
          <table:table-cell office:value-type="string" calcext:value-type="string">
            <text:p>a company has headquarter Rajiv Gandhi Bhawan (an entity of type place)</text:p>
          </table:table-cell>
          <table:table-cell table:style-name="ce20" table:formula="of:=HYPERLINK(&quot;http://goo.gl/aqsFdy&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locationCountries&quot;)" office:value-type="string" office:string-value="http://dbpedia.org/property/locationCountries" calcext:value-type="string">
            <text:p>http://dbpedia.org/property/locationCountries</text:p>
          </table:table-cell>
          <table:table-cell office:value-type="string" calcext:value-type="string">
            <text:p>locationCountries</text:p>
          </table:table-cell>
          <table:table-cell table:formula="of:=AVERAGE([Sheet1.C635:Sheet1.C635])" office:value-type="string" office:string-value="#DIV/0!" calcext:value-type="error">
            <text:p>#DIV/0!</text:p>
          </table:table-cell>
          <table:table-cell table:formula="of:=COUNTIF([Sheet1.D635:Sheet1.D635]; &quot;X&quot;)" office:value-type="float" office:value="0" calcext:value-type="float">
            <text:p>0</text:p>
          </table:table-cell>
          <table:table-cell office:value-type="string" calcext:value-type="string">
            <text:p>an organisation has location countries Bangladesh (an entity of type place)</text:p>
          </table:table-cell>
          <table:table-cell office:value-type="string" calcext:value-type="string">
            <text:p>a company has location countries South Africa (an entity of type place)</text:p>
          </table:table-cell>
          <table:table-cell table:style-name="ce20" table:formula="of:=HYPERLINK(&quot;http://goo.gl/20S6ak&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locationCounty&quot;)" office:value-type="string" office:string-value="http://dbpedia.org/property/locationCounty" calcext:value-type="string">
            <text:p>http://dbpedia.org/property/locationCounty</text:p>
          </table:table-cell>
          <table:table-cell office:value-type="string" calcext:value-type="string">
            <text:p>locationCounty</text:p>
          </table:table-cell>
          <table:table-cell table:formula="of:=AVERAGE([Sheet1.C636:Sheet1.C636])" office:value-type="string" office:string-value="#DIV/0!" calcext:value-type="error">
            <text:p>#DIV/0!</text:p>
          </table:table-cell>
          <table:table-cell table:formula="of:=COUNTIF([Sheet1.D636:Sheet1.D636]; &quot;X&quot;)" office:value-type="float" office:value="0" calcext:value-type="float">
            <text:p>0</text:p>
          </table:table-cell>
          <table:table-cell office:value-type="string" calcext:value-type="string">
            <text:p>a building has location county Worcestershire (an entity of type region)</text:p>
          </table:table-cell>
          <table:table-cell office:value-type="string" calcext:value-type="string">
            <text:p>a populated place has location county Hunedoara County (an entity of type place)</text:p>
          </table:table-cell>
          <table:table-cell table:style-name="ce20" table:formula="of:=HYPERLINK(&quot;http://goo.gl/2zWo1n&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ountryOfOrigin&quot;)" office:value-type="string" office:string-value="http://dbpedia.org/property/countryOfOrigin" calcext:value-type="string">
            <text:p>http://dbpedia.org/property/countryOfOrigin</text:p>
          </table:table-cell>
          <table:table-cell office:value-type="string" calcext:value-type="string">
            <text:p>countryOfOrigin</text:p>
          </table:table-cell>
          <table:table-cell table:formula="of:=AVERAGE([Sheet1.C637:Sheet1.C637])" office:value-type="string" office:string-value="#DIV/0!" calcext:value-type="error">
            <text:p>#DIV/0!</text:p>
          </table:table-cell>
          <table:table-cell table:formula="of:=COUNTIF([Sheet1.D637:Sheet1.D637]; &quot;X&quot;)" office:value-type="float" office:value="0" calcext:value-type="float">
            <text:p>0</text:p>
          </table:table-cell>
          <table:table-cell office:value-type="string" calcext:value-type="string">
            <text:p>a book has country of origin United Kingdom (an entity of type populated place)</text:p>
          </table:table-cell>
          <table:table-cell office:value-type="string" calcext:value-type="string">
            <text:p>a play has country of origin America</text:p>
          </table:table-cell>
          <table:table-cell table:style-name="ce20" table:formula="of:=HYPERLINK(&quot;http://goo.gl/zYdzrd&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hq&quot;)" office:value-type="string" office:string-value="http://dbpedia.org/property/hq" calcext:value-type="string">
            <text:p>http://dbpedia.org/property/hq</text:p>
          </table:table-cell>
          <table:table-cell office:value-type="string" calcext:value-type="string">
            <text:p>hq</text:p>
          </table:table-cell>
          <table:table-cell table:formula="of:=AVERAGE([Sheet1.C638:Sheet1.C638])" office:value-type="string" office:string-value="#DIV/0!" calcext:value-type="error">
            <text:p>#DIV/0!</text:p>
          </table:table-cell>
          <table:table-cell table:formula="of:=COUNTIF([Sheet1.D638:Sheet1.D638]; &quot;X&quot;)" office:value-type="float" office:value="0" calcext:value-type="float">
            <text:p>0</text:p>
          </table:table-cell>
          <table:table-cell office:value-type="string" calcext:value-type="string">
            <text:p>a place has hq Beverley (an entity of type populated place)</text:p>
          </table:table-cell>
          <table:table-cell office:value-type="string" calcext:value-type="string">
            <text:p>a populated place has hq Mamit</text:p>
          </table:table-cell>
          <table:table-cell table:style-name="ce20" table:formula="of:=HYPERLINK(&quot;http://goo.gl/NRZ8YS&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ationalOrigin&quot;)" office:value-type="string" office:string-value="http://dbpedia.org/property/nationalOrigin" calcext:value-type="string">
            <text:p>http://dbpedia.org/property/nationalOrigin</text:p>
          </table:table-cell>
          <table:table-cell office:value-type="string" calcext:value-type="string">
            <text:p>nationalOrigin</text:p>
          </table:table-cell>
          <table:table-cell table:formula="of:=AVERAGE([Sheet1.C639:Sheet1.C639])" office:value-type="string" office:string-value="#DIV/0!" calcext:value-type="error">
            <text:p>#DIV/0!</text:p>
          </table:table-cell>
          <table:table-cell table:formula="of:=COUNTIF([Sheet1.D639:Sheet1.D639]; &quot;X&quot;)" office:value-type="float" office:value="0" calcext:value-type="float">
            <text:p>0</text:p>
          </table:table-cell>
          <table:table-cell office:value-type="string" calcext:value-type="string">
            <text:p>a mean of transportation has national origin Yugoslavia (an entity of type populated place)</text:p>
          </table:table-cell>
          <table:table-cell office:value-type="string" calcext:value-type="string">
            <text:p>an aircraft has national origin France</text:p>
          </table:table-cell>
          <table:table-cell table:style-name="ce20" table:formula="of:=HYPERLINK(&quot;http://goo.gl/WvB6TT&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headquartered&quot;)" office:value-type="string" office:string-value="http://dbpedia.org/property/headquartered" calcext:value-type="string">
            <text:p>http://dbpedia.org/property/headquartered</text:p>
          </table:table-cell>
          <table:table-cell table:style-name="ce16" office:value-type="string" calcext:value-type="string">
            <text:p>headquartered</text:p>
          </table:table-cell>
          <table:table-cell table:formula="of:=AVERAGE([Sheet1.C640:Sheet1.C640])" office:value-type="string" office:string-value="#DIV/0!" calcext:value-type="error">
            <text:p>#DIV/0!</text:p>
          </table:table-cell>
          <table:table-cell table:formula="of:=COUNTIF([Sheet1.D640:Sheet1.D640]; &quot;X&quot;)" office:value-type="float" office:value="0" calcext:value-type="float">
            <text:p>0</text:p>
          </table:table-cell>
          <table:table-cell table:style-name="ce16" office:value-type="string" calcext:value-type="string">
            <text:p>an organisation has headquartered Brazil (an entity of type populated place)</text:p>
          </table:table-cell>
          <table:table-cell table:style-name="ce16" office:value-type="string" calcext:value-type="string">
            <text:p>an organisation has headquartered Brazil (an entity of type populated place)</text:p>
          </table:table-cell>
          <table:table-cell table:style-name="ce25" table:formula="of:=HYPERLINK(&quot;http://goo.gl/uvMBZ1&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618003832" calcext:value-type="float">
            <text:p>618003832</text:p>
          </table:table-cell>
          <table:table-cell office:value-type="string" calcext:value-type="string">
            <text:p>companie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4">
          <table:table-cell table:style-name="ce5" office:value-type="string" calcext:value-type="string">
            <text:p>Aerospace &amp;amp; Defence</text:p>
          </table:table-cell>
          <table:table-cell table:style-name="ce13" office:value-type="string" calcext:value-type="string">
            <text:p>Agricultural equipment</text:p>
          </table:table-cell>
          <table:table-cell table:style-name="ce13" office:value-type="string" calcext:value-type="string">
            <text:p>Aluminium</text:p>
          </table:table-cell>
          <table:table-cell table:style-name="ce13" office:value-type="string" calcext:value-type="string">
            <text:p>Automotive</text:p>
          </table:table-cell>
          <table:table-cell table:style-name="ce13" office:value-type="string" calcext:value-type="string">
            <text:p>Automotive components</text:p>
          </table:table-cell>
          <table:table-cell table:style-name="ce13"/>
          <table:table-cell table:style-name="ce22"/>
          <table:table-cell table:number-columns-repeated="1017"/>
        </table:table-row>
        <table:table-row table:style-name="ro1">
          <table:table-cell table:style-name="ce5" office:value-type="string" calcext:value-type="string">
            <text:p>Automotive, Electronics</text:p>
          </table:table-cell>
          <table:table-cell table:style-name="ce13" office:value-type="string" calcext:value-type="string">
            <text:p>Building materials</text:p>
          </table:table-cell>
          <table:table-cell table:style-name="ce13" office:value-type="string" calcext:value-type="string">
            <text:p>Chemicals</text:p>
          </table:table-cell>
          <table:table-cell table:style-name="ce13" office:value-type="string" calcext:value-type="string">
            <text:p>Construction equipment</text:p>
          </table:table-cell>
          <table:table-cell table:style-name="ce13" office:value-type="string" calcext:value-type="string">
            <text:p>Consumer durables</text:p>
          </table:table-cell>
          <table:table-cell table:style-name="ce13"/>
          <table:table-cell table:style-name="ce22"/>
          <table:table-cell table:number-columns-repeated="1017"/>
        </table:table-row>
        <table:table-row table:style-name="ro4">
          <table:table-cell table:style-name="ce5" office:value-type="string" calcext:value-type="string">
            <text:p>Consumer goods</text:p>
          </table:table-cell>
          <table:table-cell table:style-name="ce13" office:value-type="string" calcext:value-type="string">
            <text:p>Cosmetics</text:p>
          </table:table-cell>
          <table:table-cell table:style-name="ce13" office:value-type="string" calcext:value-type="string">
            <text:p>Defence</text:p>
          </table:table-cell>
          <table:table-cell table:style-name="ce13" office:value-type="string" calcext:value-type="string">
            <text:p>Electrical cable</text:p>
          </table:table-cell>
          <table:table-cell table:style-name="ce13" office:value-type="string" calcext:value-type="string">
            <text:p>Electronics</text:p>
          </table:table-cell>
          <table:table-cell table:style-name="ce13"/>
          <table:table-cell table:style-name="ce22"/>
          <table:table-cell table:number-columns-repeated="1017"/>
        </table:table-row>
        <table:table-row table:style-name="ro1">
          <table:table-cell table:style-name="ce5" office:value-type="string" calcext:value-type="string">
            <text:p>Engineering, various</text:p>
          </table:table-cell>
          <table:table-cell table:style-name="ce13" office:value-type="string" calcext:value-type="string">
            <text:p>Food &amp;amp; Beverages</text:p>
          </table:table-cell>
          <table:table-cell table:style-name="ce13" office:value-type="string" calcext:value-type="string">
            <text:p>Luxury goods</text:p>
          </table:table-cell>
          <table:table-cell table:style-name="ce13" office:value-type="string" calcext:value-type="string">
            <text:p>Metals</text:p>
          </table:table-cell>
          <table:table-cell table:style-name="ce13" office:value-type="string" calcext:value-type="string">
            <text:p>Personal care products</text:p>
          </table:table-cell>
          <table:table-cell table:style-name="ce13"/>
          <table:table-cell table:style-name="ce22"/>
          <table:table-cell table:number-columns-repeated="1017"/>
        </table:table-row>
        <table:table-row table:style-name="ro1">
          <table:table-cell table:style-name="ce5" office:value-type="string" calcext:value-type="string">
            <text:p>Pharmaceuticals</text:p>
          </table:table-cell>
          <table:table-cell table:style-name="ce13" office:value-type="string" calcext:value-type="string">
            <text:p>Pharmaceuticals, Medical equipment</text:p>
          </table:table-cell>
          <table:table-cell table:style-name="ce13" office:value-type="string" calcext:value-type="string">
            <text:p>Photographic equipment</text:p>
          </table:table-cell>
          <table:table-cell table:style-name="ce13" office:value-type="string" calcext:value-type="string">
            <text:p>Pulp &amp;amp; Paper</text:p>
          </table:table-cell>
          <table:table-cell table:style-name="ce13" office:value-type="string" calcext:value-type="string">
            <text:p>Shipbuilding</text:p>
          </table:table-cell>
          <table:table-cell table:style-name="ce13"/>
          <table:table-cell table:style-name="ce22"/>
          <table:table-cell table:number-columns-repeated="1017"/>
        </table:table-row>
        <table:table-row table:style-name="ro4">
          <table:table-cell table:style-name="ce5" office:value-type="string" calcext:value-type="string">
            <text:p>Steel</text:p>
          </table:table-cell>
          <table:table-cell table:style-name="ce13" office:value-type="string" calcext:value-type="string">
            <text:p>Telecommunications equipment</text:p>
          </table:table-cell>
          <table:table-cell table:style-name="ce13" office:value-type="string" calcext:value-type="string">
            <text:p>Telecommunications equipment, Electronics</text:p>
          </table:table-cell>
          <table:table-cell table:style-name="ce13" office:value-type="string" calcext:value-type="string">
            <text:p>Tobacco</text:p>
          </table:table-cell>
          <table:table-cell table:style-name="ce13" office:value-type="string" calcext:value-type="string">
            <text:p>Tyres</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4">
          <table:table-cell table:style-name="ce8" table:formula="of:=HYPERLINK(&quot;http://dbpedia.org/property/products&quot;)" office:value-type="string" office:string-value="http://dbpedia.org/property/products" calcext:value-type="string">
            <text:p>http://dbpedia.org/property/products</text:p>
          </table:table-cell>
          <table:table-cell office:value-type="string" calcext:value-type="string">
            <text:p>products</text:p>
          </table:table-cell>
          <table:table-cell table:formula="of:=AVERAGE([Sheet1.C653:Sheet1.C653])" office:value-type="string" office:string-value="#DIV/0!" calcext:value-type="error">
            <text:p>#DIV/0!</text:p>
          </table:table-cell>
          <table:table-cell table:formula="of:=COUNTIF([Sheet1.D653:Sheet1.D653]; &quot;X&quot;)" office:value-type="float" office:value="0" calcext:value-type="float">
            <text:p>0</text:p>
          </table:table-cell>
          <table:table-cell office:value-type="string" calcext:value-type="string">
            <text:p>an organisation has products Realms of Arkania: Shadows over Riva (an entity of type software)</text:p>
          </table:table-cell>
          <table:table-cell office:value-type="string" calcext:value-type="string">
            <text:p>an agent has products Trucks</text:p>
          </table:table-cell>
          <table:table-cell table:style-name="ce20" table:formula="of:=HYPERLINK(&quot;http://goo.gl/lbJSiZ&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industry&quot;)" office:value-type="string" office:string-value="http://dbpedia.org/property/industry" calcext:value-type="string">
            <text:p>http://dbpedia.org/property/industry</text:p>
          </table:table-cell>
          <table:table-cell office:value-type="string" calcext:value-type="string">
            <text:p>industry</text:p>
          </table:table-cell>
          <table:table-cell table:formula="of:=AVERAGE([Sheet1.C654:Sheet1.C654])" office:value-type="string" office:string-value="#DIV/0!" calcext:value-type="error">
            <text:p>#DIV/0!</text:p>
          </table:table-cell>
          <table:table-cell table:formula="of:=COUNTIF([Sheet1.D654:Sheet1.D654]; &quot;X&quot;)" office:value-type="float" office:value="0" calcext:value-type="float">
            <text:p>0</text:p>
          </table:table-cell>
          <table:table-cell office:value-type="string" calcext:value-type="string">
            <text:p>an agent has industry Computer-generated imagery</text:p>
          </table:table-cell>
          <table:table-cell office:value-type="string" calcext:value-type="string">
            <text:p>an organisation has industry Software</text:p>
          </table:table-cell>
          <table:table-cell table:style-name="ce20" table:formula="of:=HYPERLINK(&quot;http://goo.gl/6MyU9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industry&quot;)" office:value-type="string" office:string-value="http://dbpedia.org/ontology/industry" calcext:value-type="string">
            <text:p>http://dbpedia.org/ontology/industry</text:p>
          </table:table-cell>
          <table:table-cell office:value-type="string" calcext:value-type="string">
            <text:p>industry</text:p>
          </table:table-cell>
          <table:table-cell table:formula="of:=AVERAGE([Sheet1.C655:Sheet1.C655])" office:value-type="string" office:string-value="#DIV/0!" calcext:value-type="error">
            <text:p>#DIV/0!</text:p>
          </table:table-cell>
          <table:table-cell table:formula="of:=COUNTIF([Sheet1.D655:Sheet1.D655]; &quot;X&quot;)" office:value-type="float" office:value="0" calcext:value-type="float">
            <text:p>0</text:p>
          </table:table-cell>
          <table:table-cell office:value-type="string" calcext:value-type="string">
            <text:p>a company has industry Government contractor</text:p>
          </table:table-cell>
          <table:table-cell office:value-type="string" calcext:value-type="string">
            <text:p>a company has industry Accounting software (an entity of type genre)</text:p>
          </table:table-cell>
          <table:table-cell table:style-name="ce20" table:formula="of:=HYPERLINK(&quot;http://goo.gl/1wsVRy&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product&quot;)" office:value-type="string" office:string-value="http://dbpedia.org/ontology/product" calcext:value-type="string">
            <text:p>http://dbpedia.org/ontology/product</text:p>
          </table:table-cell>
          <table:table-cell office:value-type="string" calcext:value-type="string">
            <text:p>product</text:p>
          </table:table-cell>
          <table:table-cell table:formula="of:=AVERAGE([Sheet1.C656:Sheet1.C656])" office:value-type="string" office:string-value="#DIV/0!" calcext:value-type="error">
            <text:p>#DIV/0!</text:p>
          </table:table-cell>
          <table:table-cell table:formula="of:=COUNTIF([Sheet1.D656:Sheet1.D656]; &quot;X&quot;)" office:value-type="float" office:value="0" calcext:value-type="float">
            <text:p>0</text:p>
          </table:table-cell>
          <table:table-cell office:value-type="string" calcext:value-type="string">
            <text:p>an organisation has product Military aircraft</text:p>
          </table:table-cell>
          <table:table-cell office:value-type="string" calcext:value-type="string">
            <text:p>a company has product Centipede: Infestation (an entity of type work)</text:p>
          </table:table-cell>
          <table:table-cell table:style-name="ce20" table:formula="of:=HYPERLINK(&quot;http://goo.gl/qOUmlm&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ervices&quot;)" office:value-type="string" office:string-value="http://dbpedia.org/property/services" calcext:value-type="string">
            <text:p>http://dbpedia.org/property/services</text:p>
          </table:table-cell>
          <table:table-cell office:value-type="string" calcext:value-type="string">
            <text:p>services</text:p>
          </table:table-cell>
          <table:table-cell table:formula="of:=AVERAGE([Sheet1.C657:Sheet1.C657])" office:value-type="string" office:string-value="#DIV/0!" calcext:value-type="error">
            <text:p>#DIV/0!</text:p>
          </table:table-cell>
          <table:table-cell table:formula="of:=COUNTIF([Sheet1.D657:Sheet1.D657]; &quot;X&quot;)" office:value-type="float" office:value="0" calcext:value-type="float">
            <text:p>0</text:p>
          </table:table-cell>
          <table:table-cell office:value-type="string" calcext:value-type="string">
            <text:p>an agent has services Flight planning, weather, Flight support, Jet A fuel, and aircraft ground handling</text:p>
          </table:table-cell>
          <table:table-cell office:value-type="string" calcext:value-type="string">
            <text:p>an organisation has services Financial adviser</text:p>
          </table:table-cell>
          <table:table-cell table:style-name="ce20" table:formula="of:=HYPERLINK(&quot;http://goo.gl/huZ6xr&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service&quot;)" office:value-type="string" office:string-value="http://dbpedia.org/ontology/service" calcext:value-type="string">
            <text:p>http://dbpedia.org/ontology/service</text:p>
          </table:table-cell>
          <table:table-cell office:value-type="string" calcext:value-type="string">
            <text:p>service</text:p>
          </table:table-cell>
          <table:table-cell table:formula="of:=AVERAGE([Sheet1.C658:Sheet1.C658])" office:value-type="string" office:string-value="#DIV/0!" calcext:value-type="error">
            <text:p>#DIV/0!</text:p>
          </table:table-cell>
          <table:table-cell table:formula="of:=COUNTIF([Sheet1.D658:Sheet1.D658]; &quot;X&quot;)" office:value-type="float" office:value="0" calcext:value-type="float">
            <text:p>0</text:p>
          </table:table-cell>
          <table:table-cell office:value-type="string" calcext:value-type="string">
            <text:p>a company has service Helsinki tram (an entity of type infrastructure)</text:p>
          </table:table-cell>
          <table:table-cell office:value-type="string" calcext:value-type="string">
            <text:p>an organisation has service Financial services</text:p>
          </table:table-cell>
          <table:table-cell table:style-name="ce20" table:formula="of:=HYPERLINK(&quot;http://goo.gl/J0zwQ2&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ompanyType&quot;)" office:value-type="string" office:string-value="http://dbpedia.org/property/companyType" calcext:value-type="string">
            <text:p>http://dbpedia.org/property/companyType</text:p>
          </table:table-cell>
          <table:table-cell office:value-type="string" calcext:value-type="string">
            <text:p>companyType</text:p>
          </table:table-cell>
          <table:table-cell table:formula="of:=AVERAGE([Sheet1.C659:Sheet1.C659])" office:value-type="string" office:string-value="#DIV/0!" calcext:value-type="error">
            <text:p>#DIV/0!</text:p>
          </table:table-cell>
          <table:table-cell table:formula="of:=COUNTIF([Sheet1.D659:Sheet1.D659]; &quot;X&quot;)" office:value-type="float" office:value="0" calcext:value-type="float">
            <text:p>0</text:p>
          </table:table-cell>
          <table:table-cell office:value-type="string" calcext:value-type="string">
            <text:p>a company has company type Kabushiki gaisha</text:p>
          </table:table-cell>
          <table:table-cell office:value-type="string" calcext:value-type="string">
            <text:p>an organisation has company type Holding Company</text:p>
          </table:table-cell>
          <table:table-cell table:style-name="ce20" table:formula="of:=HYPERLINK(&quot;http://goo.gl/PJqr9B&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type&quot;)" office:value-type="string" office:string-value="http://dbpedia.org/property/type" calcext:value-type="string">
            <text:p>http://dbpedia.org/property/type</text:p>
          </table:table-cell>
          <table:table-cell office:value-type="string" calcext:value-type="string">
            <text:p>type</text:p>
          </table:table-cell>
          <table:table-cell table:formula="of:=AVERAGE([Sheet1.C660:Sheet1.C660])" office:value-type="string" office:string-value="#DIV/0!" calcext:value-type="error">
            <text:p>#DIV/0!</text:p>
          </table:table-cell>
          <table:table-cell table:formula="of:=COUNTIF([Sheet1.D660:Sheet1.D660]; &quot;X&quot;)" office:value-type="float" office:value="0" calcext:value-type="float">
            <text:p>0</text:p>
          </table:table-cell>
          <table:table-cell office:value-type="string" calcext:value-type="string">
            <text:p>a musical work has type Live album</text:p>
          </table:table-cell>
          <table:table-cell office:value-type="string" calcext:value-type="string">
            <text:p>an agent has type Parachute</text:p>
          </table:table-cell>
          <table:table-cell table:style-name="ce20" table:formula="of:=HYPERLINK(&quot;http://goo.gl/C6tj9D&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type&quot;)" office:value-type="string" office:string-value="http://dbpedia.org/ontology/type" calcext:value-type="string">
            <text:p>http://dbpedia.org/ontology/type</text:p>
          </table:table-cell>
          <table:table-cell office:value-type="string" calcext:value-type="string">
            <text:p>type</text:p>
          </table:table-cell>
          <table:table-cell table:formula="of:=AVERAGE([Sheet1.C661:Sheet1.C661])" office:value-type="string" office:string-value="#DIV/0!" calcext:value-type="error">
            <text:p>#DIV/0!</text:p>
          </table:table-cell>
          <table:table-cell table:formula="of:=COUNTIF([Sheet1.D661:Sheet1.D661]; &quot;X&quot;)" office:value-type="float" office:value="0" calcext:value-type="float">
            <text:p>0</text:p>
          </table:table-cell>
          <table:table-cell office:value-type="string" calcext:value-type="string">
            <text:p>a station has type Paris M%C3%A9tro (an entity of type infrastructure)</text:p>
          </table:table-cell>
          <table:table-cell office:value-type="string" calcext:value-type="string">
            <text:p>an architectural structure has type Paris M%C3%A9tro (an entity of type route of transportation)</text:p>
          </table:table-cell>
          <table:table-cell table:style-name="ce20" table:formula="of:=HYPERLINK(&quot;http://goo.gl/s5GBZ3&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ompanySlogan&quot;)" office:value-type="string" office:string-value="http://dbpedia.org/property/companySlogan" calcext:value-type="string">
            <text:p>http://dbpedia.org/property/companySlogan</text:p>
          </table:table-cell>
          <table:table-cell office:value-type="string" calcext:value-type="string">
            <text:p>companySlogan</text:p>
          </table:table-cell>
          <table:table-cell table:formula="of:=AVERAGE([Sheet1.C662:Sheet1.C662])" office:value-type="string" office:string-value="#DIV/0!" calcext:value-type="error">
            <text:p>#DIV/0!</text:p>
          </table:table-cell>
          <table:table-cell table:formula="of:=COUNTIF([Sheet1.D662:Sheet1.D662]; &quot;X&quot;)" office:value-type="float" office:value="0" calcext:value-type="float">
            <text:p>0</text:p>
          </table:table-cell>
          <table:table-cell office:value-type="string" calcext:value-type="string">
            <text:p>a company has company slogan Making people happy through food</text:p>
          </table:table-cell>
          <table:table-cell office:value-type="string" calcext:value-type="string">
            <text:p>an agent has company slogan "Never Compromise Integrity"</text:p>
          </table:table-cell>
          <table:table-cell table:style-name="ce20" table:formula="of:=HYPERLINK(&quot;http://goo.gl/gDwQ57&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markets&quot;)" office:value-type="string" office:string-value="http://dbpedia.org/property/markets" calcext:value-type="string">
            <text:p>http://dbpedia.org/property/markets</text:p>
          </table:table-cell>
          <table:table-cell office:value-type="string" calcext:value-type="string">
            <text:p>markets</text:p>
          </table:table-cell>
          <table:table-cell table:formula="of:=AVERAGE([Sheet1.C663:Sheet1.C663])" office:value-type="string" office:string-value="#DIV/0!" calcext:value-type="error">
            <text:p>#DIV/0!</text:p>
          </table:table-cell>
          <table:table-cell table:formula="of:=COUNTIF([Sheet1.D663:Sheet1.D663]; &quot;X&quot;)" office:value-type="float" office:value="0" calcext:value-type="float">
            <text:p>0</text:p>
          </table:table-cell>
          <table:table-cell office:value-type="string" calcext:value-type="string">
            <text:p>a company has markets Europe (an entity of type populated place)</text:p>
          </table:table-cell>
          <table:table-cell office:value-type="string" calcext:value-type="string">
            <text:p>an organisation has markets Financial Services and Brokerage</text:p>
          </table:table-cell>
          <table:table-cell table:style-name="ce20" table:formula="of:=HYPERLINK(&quot;http://goo.gl/yIwpFB&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industries&quot;)" office:value-type="string" office:string-value="http://dbpedia.org/property/industries" calcext:value-type="string">
            <text:p>http://dbpedia.org/property/industries</text:p>
          </table:table-cell>
          <table:table-cell office:value-type="string" calcext:value-type="string">
            <text:p>industries</text:p>
          </table:table-cell>
          <table:table-cell table:formula="of:=AVERAGE([Sheet1.C664:Sheet1.C664])" office:value-type="string" office:string-value="#DIV/0!" calcext:value-type="error">
            <text:p>#DIV/0!</text:p>
          </table:table-cell>
          <table:table-cell table:formula="of:=COUNTIF([Sheet1.D664:Sheet1.D664]; &quot;X&quot;)" office:value-type="float" office:value="0" calcext:value-type="float">
            <text:p>0</text:p>
          </table:table-cell>
          <table:table-cell office:value-type="string" calcext:value-type="string">
            <text:p>an agent has industries Chemical Industries, Powder Metal, New Product Research and Development</text:p>
          </table:table-cell>
          <table:table-cell office:value-type="string" calcext:value-type="string">
            <text:p>a music genre has industries textiles, shoes, chemicals, cement, lumber, iron ore, tin, steel, aircraft, motor vehicles and parts, other machinery and equipment</text:p>
          </table:table-cell>
          <table:table-cell table:style-name="ce20" table:formula="of:=HYPERLINK(&quot;http://goo.gl/Vf1PgT&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business&quot;)" office:value-type="string" office:string-value="http://dbpedia.org/property/business" calcext:value-type="string">
            <text:p>http://dbpedia.org/property/business</text:p>
          </table:table-cell>
          <table:table-cell office:value-type="string" calcext:value-type="string">
            <text:p>business</text:p>
          </table:table-cell>
          <table:table-cell table:formula="of:=AVERAGE([Sheet1.C665:Sheet1.C665])" office:value-type="string" office:string-value="#DIV/0!" calcext:value-type="error">
            <text:p>#DIV/0!</text:p>
          </table:table-cell>
          <table:table-cell table:formula="of:=COUNTIF([Sheet1.D665:Sheet1.D665]; &quot;X&quot;)" office:value-type="float" office:value="0" calcext:value-type="float">
            <text:p>0</text:p>
          </table:table-cell>
          <table:table-cell office:value-type="string" calcext:value-type="string">
            <text:p>a company has business Providing IT solutions to create, manage and share digital design information.</text:p>
          </table:table-cell>
          <table:table-cell office:value-type="string" calcext:value-type="string">
            <text:p>a person has business Rewari, Delhi</text:p>
          </table:table-cell>
          <table:table-cell table:style-name="ce20" table:formula="of:=HYPERLINK(&quot;http://goo.gl/GRDXwX&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product&quot;)" office:value-type="string" office:string-value="http://dbpedia.org/property/product" calcext:value-type="string">
            <text:p>http://dbpedia.org/property/product</text:p>
          </table:table-cell>
          <table:table-cell table:style-name="ce16" office:value-type="string" calcext:value-type="string">
            <text:p>product</text:p>
          </table:table-cell>
          <table:table-cell table:formula="of:=AVERAGE([Sheet1.C666:Sheet1.C666])" office:value-type="string" office:string-value="#DIV/0!" calcext:value-type="error">
            <text:p>#DIV/0!</text:p>
          </table:table-cell>
          <table:table-cell table:formula="of:=COUNTIF([Sheet1.D666:Sheet1.D666]; &quot;X&quot;)" office:value-type="float" office:value="0" calcext:value-type="float">
            <text:p>0</text:p>
          </table:table-cell>
          <table:table-cell table:style-name="ce16" office:value-type="string" calcext:value-type="string">
            <text:p>a populated place has product Cannabis</text:p>
          </table:table-cell>
          <table:table-cell table:style-name="ce16" office:value-type="string" calcext:value-type="string">
            <text:p>an agent has product Zinc</text:p>
          </table:table-cell>
          <table:table-cell table:style-name="ce25" table:formula="of:=HYPERLINK(&quot;http://goo.gl/LB2TpJ&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2122702641" calcext:value-type="float">
            <text:p>2122702641</text:p>
          </table:table-cell>
          <table:table-cell office:value-type="string" calcext:value-type="string">
            <text:p>government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Democratic</text:p>
          </table:table-cell>
          <table:table-cell table:style-name="ce13" office:value-type="string" calcext:value-type="string">
            <text:p>Federalist</text:p>
          </table:table-cell>
          <table:table-cell table:style-name="ce13" office:value-type="string" calcext:value-type="string">
            <text:p>Independent</text:p>
          </table:table-cell>
          <table:table-cell table:style-name="ce13" office:value-type="string" calcext:value-type="string">
            <text:p>Republican</text:p>
          </table:table-cell>
          <table:table-cell table:style-name="ce13" office:value-type="string" calcext:value-type="string">
            <text:p>Whig</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party&quot;)" office:value-type="string" office:string-value="http://dbpedia.org/property/party" calcext:value-type="string">
            <text:p>http://dbpedia.org/property/party</text:p>
          </table:table-cell>
          <table:table-cell office:value-type="string" calcext:value-type="string">
            <text:p>party</text:p>
          </table:table-cell>
          <table:table-cell table:formula="of:=AVERAGE([Sheet1.C674:Sheet1.C674])" office:value-type="string" office:string-value="#DIV/0!" calcext:value-type="error">
            <text:p>#DIV/0!</text:p>
          </table:table-cell>
          <table:table-cell table:formula="of:=COUNTIF([Sheet1.D674:Sheet1.D674]; &quot;X&quot;)" office:value-type="float" office:value="0" calcext:value-type="float">
            <text:p>0</text:p>
          </table:table-cell>
          <table:table-cell office:value-type="string" calcext:value-type="string">
            <text:p>an agent has party Islamic Supreme Council of Iraq (an entity of type political party)</text:p>
          </table:table-cell>
          <table:table-cell office:value-type="string" calcext:value-type="string">
            <text:p>a president has party Unionist Party (Guatemala) (an entity of type agent)</text:p>
          </table:table-cell>
          <table:table-cell table:style-name="ce20" table:formula="of:=HYPERLINK(&quot;http://goo.gl/289m4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party&quot;)" office:value-type="string" office:string-value="http://dbpedia.org/ontology/party" calcext:value-type="string">
            <text:p>http://dbpedia.org/ontology/party</text:p>
          </table:table-cell>
          <table:table-cell office:value-type="string" calcext:value-type="string">
            <text:p>party</text:p>
          </table:table-cell>
          <table:table-cell table:formula="of:=AVERAGE([Sheet1.C675:Sheet1.C675])" office:value-type="string" office:string-value="#DIV/0!" calcext:value-type="error">
            <text:p>#DIV/0!</text:p>
          </table:table-cell>
          <table:table-cell table:formula="of:=COUNTIF([Sheet1.D675:Sheet1.D675]; &quot;X&quot;)" office:value-type="float" office:value="0" calcext:value-type="float">
            <text:p>0</text:p>
          </table:table-cell>
          <table:table-cell office:value-type="string" calcext:value-type="string">
            <text:p>a person has party Democratic Party (United States) (an entity of type agent)</text:p>
          </table:table-cell>
          <table:table-cell office:value-type="string" calcext:value-type="string">
            <text:p>a politician has party National Advancement Party (an entity of type agent)</text:p>
          </table:table-cell>
          <table:table-cell table:style-name="ce20" table:formula="of:=HYPERLINK(&quot;http://goo.gl/V2hqJ1&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otherParty&quot;)" office:value-type="string" office:string-value="http://dbpedia.org/ontology/otherParty" calcext:value-type="string">
            <text:p>http://dbpedia.org/ontology/otherParty</text:p>
          </table:table-cell>
          <table:table-cell office:value-type="string" calcext:value-type="string">
            <text:p>otherParty</text:p>
          </table:table-cell>
          <table:table-cell table:formula="of:=AVERAGE([Sheet1.C676:Sheet1.C676])" office:value-type="string" office:string-value="#DIV/0!" calcext:value-type="error">
            <text:p>#DIV/0!</text:p>
          </table:table-cell>
          <table:table-cell table:formula="of:=COUNTIF([Sheet1.D676:Sheet1.D676]; &quot;X&quot;)" office:value-type="float" office:value="0" calcext:value-type="float">
            <text:p>0</text:p>
          </table:table-cell>
          <table:table-cell office:value-type="string" calcext:value-type="string">
            <text:p>a member of parliament has other party Conservative Party of Canada (an entity of type agent)</text:p>
          </table:table-cell>
          <table:table-cell office:value-type="string" calcext:value-type="string">
            <text:p>a person has other party Irish Republican Socialist Party (an entity of type organisation)</text:p>
          </table:table-cell>
          <table:table-cell table:style-name="ce20" table:formula="of:=HYPERLINK(&quot;http://goo.gl/g14SHM&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afterParty&quot;)" office:value-type="string" office:string-value="http://dbpedia.org/property/afterParty" calcext:value-type="string">
            <text:p>http://dbpedia.org/property/afterParty</text:p>
          </table:table-cell>
          <table:table-cell office:value-type="string" calcext:value-type="string">
            <text:p>afterParty</text:p>
          </table:table-cell>
          <table:table-cell table:formula="of:=AVERAGE([Sheet1.C677:Sheet1.C677])" office:value-type="string" office:string-value="#DIV/0!" calcext:value-type="error">
            <text:p>#DIV/0!</text:p>
          </table:table-cell>
          <table:table-cell table:formula="of:=COUNTIF([Sheet1.D677:Sheet1.D677]; &quot;X&quot;)" office:value-type="float" office:value="0" calcext:value-type="float">
            <text:p>0</text:p>
          </table:table-cell>
          <table:table-cell office:value-type="string" calcext:value-type="string">
            <text:p>a Election has after party Center Union</text:p>
          </table:table-cell>
          <table:table-cell office:value-type="string" calcext:value-type="string">
            <text:p>an event has after party Civic Platform</text:p>
          </table:table-cell>
          <table:table-cell table:style-name="ce20" table:formula="of:=HYPERLINK(&quot;http://goo.gl/CFkeKt&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oliticalGroups&quot;)" office:value-type="string" office:string-value="http://dbpedia.org/property/politicalGroups" calcext:value-type="string">
            <text:p>http://dbpedia.org/property/politicalGroups</text:p>
          </table:table-cell>
          <table:table-cell office:value-type="string" calcext:value-type="string">
            <text:p>politicalGroups</text:p>
          </table:table-cell>
          <table:table-cell table:formula="of:=AVERAGE([Sheet1.C678:Sheet1.C678])" office:value-type="string" office:string-value="#DIV/0!" calcext:value-type="error">
            <text:p>#DIV/0!</text:p>
          </table:table-cell>
          <table:table-cell table:formula="of:=COUNTIF([Sheet1.D678:Sheet1.D678]; &quot;X&quot;)" office:value-type="float" office:value="0" calcext:value-type="float">
            <text:p>0</text:p>
          </table:table-cell>
          <table:table-cell office:value-type="string" calcext:value-type="string">
            <text:p>an agent has political groups * <text:s/>PO * <text:s/>PiS * <text:s/>Palikot's Movement * <text:s/>PSL * <text:s/>SLD * <text:s/>SP * <text:s/>German Minority * <text:s/>ID</text:p>
          </table:table-cell>
          <table:table-cell office:value-type="string" calcext:value-type="string">
            <text:p>an agent has political groups New York State Democratic Committee</text:p>
          </table:table-cell>
          <table:table-cell table:style-name="ce20" table:formula="of:=HYPERLINK(&quot;http://goo.gl/9aRpUF&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politicalPartyInLegislature&quot;)" office:value-type="string" office:string-value="http://dbpedia.org/ontology/politicalPartyInLegislature" calcext:value-type="string">
            <text:p>http://dbpedia.org/ontology/politicalPartyInLegislature</text:p>
          </table:table-cell>
          <table:table-cell office:value-type="string" calcext:value-type="string">
            <text:p>politicalPartyInLegislature</text:p>
          </table:table-cell>
          <table:table-cell table:formula="of:=AVERAGE([Sheet1.C679:Sheet1.C679])" office:value-type="string" office:string-value="#DIV/0!" calcext:value-type="error">
            <text:p>#DIV/0!</text:p>
          </table:table-cell>
          <table:table-cell table:formula="of:=COUNTIF([Sheet1.D679:Sheet1.D679]; &quot;X&quot;)" office:value-type="float" office:value="0" calcext:value-type="float">
            <text:p>0</text:p>
          </table:table-cell>
          <table:table-cell office:value-type="string" calcext:value-type="string">
            <text:p>an agent has political party in legislature Opposition (parliamentary) (an entity of type agent)</text:p>
          </table:table-cell>
          <table:table-cell office:value-type="string" calcext:value-type="string">
            <text:p>an agent has political party in legislature Free Democratic Party (Germany) (an entity of type agent)</text:p>
          </table:table-cell>
          <table:table-cell table:style-name="ce20" table:formula="of:=HYPERLINK(&quot;http://goo.gl/vV3kzo&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politicalPartyOfLeader&quot;)" office:value-type="string" office:string-value="http://dbpedia.org/ontology/politicalPartyOfLeader" calcext:value-type="string">
            <text:p>http://dbpedia.org/ontology/politicalPartyOfLeader</text:p>
          </table:table-cell>
          <table:table-cell office:value-type="string" calcext:value-type="string">
            <text:p>politicalPartyOfLeader</text:p>
          </table:table-cell>
          <table:table-cell table:formula="of:=AVERAGE([Sheet1.C680:Sheet1.C680])" office:value-type="string" office:string-value="#DIV/0!" calcext:value-type="error">
            <text:p>#DIV/0!</text:p>
          </table:table-cell>
          <table:table-cell table:formula="of:=COUNTIF([Sheet1.D680:Sheet1.D680]; &quot;X&quot;)" office:value-type="float" office:value="0" calcext:value-type="float">
            <text:p>0</text:p>
          </table:table-cell>
          <table:table-cell office:value-type="string" calcext:value-type="string">
            <text:p>an agent has political party of leader Tamil National Alliance (an entity of type agent)</text:p>
          </table:table-cell>
          <table:table-cell office:value-type="string" calcext:value-type="string">
            <text:p>an agent has political party of leader Fine Gael (an entity of type agent)</text:p>
          </table:table-cell>
          <table:table-cell table:style-name="ce20" table:formula="of:=HYPERLINK(&quot;http://goo.gl/7JyVrG&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oser&quot;)" office:value-type="string" office:string-value="http://dbpedia.org/property/loser" calcext:value-type="string">
            <text:p>http://dbpedia.org/property/loser</text:p>
          </table:table-cell>
          <table:table-cell office:value-type="string" calcext:value-type="string">
            <text:p>loser</text:p>
          </table:table-cell>
          <table:table-cell table:formula="of:=AVERAGE([Sheet1.C681:Sheet1.C681])" office:value-type="string" office:string-value="#DIV/0!" calcext:value-type="error">
            <text:p>#DIV/0!</text:p>
          </table:table-cell>
          <table:table-cell table:formula="of:=COUNTIF([Sheet1.D681:Sheet1.D681]; &quot;X&quot;)" office:value-type="float" office:value="0" calcext:value-type="float">
            <text:p>0</text:p>
          </table:table-cell>
          <table:table-cell office:value-type="string" calcext:value-type="string">
            <text:p>an office holder has loser Democratic Party</text:p>
          </table:table-cell>
          <table:table-cell office:value-type="string" calcext:value-type="string">
            <text:p>a national collegiate athletic association team season has loser McGowan</text:p>
          </table:table-cell>
          <table:table-cell table:style-name="ce20" table:formula="of:=HYPERLINK(&quot;http://goo.gl/PzuyUp&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oliticalParty&quot;)" office:value-type="string" office:string-value="http://dbpedia.org/property/politicalParty" calcext:value-type="string">
            <text:p>http://dbpedia.org/property/politicalParty</text:p>
          </table:table-cell>
          <table:table-cell office:value-type="string" calcext:value-type="string">
            <text:p>politicalParty</text:p>
          </table:table-cell>
          <table:table-cell table:formula="of:=AVERAGE([Sheet1.C682:Sheet1.C682])" office:value-type="string" office:string-value="#DIV/0!" calcext:value-type="error">
            <text:p>#DIV/0!</text:p>
          </table:table-cell>
          <table:table-cell table:formula="of:=COUNTIF([Sheet1.D682:Sheet1.D682]; &quot;X&quot;)" office:value-type="float" office:value="0" calcext:value-type="float">
            <text:p>0</text:p>
          </table:table-cell>
          <table:table-cell office:value-type="string" calcext:value-type="string">
            <text:p>a person has political party Socialist Movement for Integration</text:p>
          </table:table-cell>
          <table:table-cell office:value-type="string" calcext:value-type="string">
            <text:p>a musical artist has political party Republican Party (United States) (an entity of type organisation)</text:p>
          </table:table-cell>
          <table:table-cell table:style-name="ce20" table:formula="of:=HYPERLINK(&quot;http://goo.gl/7QLuxw&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winner&quot;)" office:value-type="string" office:string-value="http://dbpedia.org/property/winner" calcext:value-type="string">
            <text:p>http://dbpedia.org/property/winner</text:p>
          </table:table-cell>
          <table:table-cell office:value-type="string" calcext:value-type="string">
            <text:p>winner</text:p>
          </table:table-cell>
          <table:table-cell table:formula="of:=AVERAGE([Sheet1.C683:Sheet1.C683])" office:value-type="string" office:string-value="#DIV/0!" calcext:value-type="error">
            <text:p>#DIV/0!</text:p>
          </table:table-cell>
          <table:table-cell table:formula="of:=COUNTIF([Sheet1.D683:Sheet1.D683]; &quot;X&quot;)" office:value-type="float" office:value="0" calcext:value-type="float">
            <text:p>0</text:p>
          </table:table-cell>
          <table:table-cell office:value-type="string" calcext:value-type="string">
            <text:p>an administrative region has winner Andrew George (politician) (an entity of type politician)</text:p>
          </table:table-cell>
          <table:table-cell office:value-type="string" calcext:value-type="string">
            <text:p>a place has winner Liberal Democrats</text:p>
          </table:table-cell>
          <table:table-cell table:style-name="ce20" table:formula="of:=HYPERLINK(&quot;http://goo.gl/MIu8bT&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ideology&quot;)" office:value-type="string" office:string-value="http://dbpedia.org/ontology/ideology" calcext:value-type="string">
            <text:p>http://dbpedia.org/ontology/ideology</text:p>
          </table:table-cell>
          <table:table-cell office:value-type="string" calcext:value-type="string">
            <text:p>ideology</text:p>
          </table:table-cell>
          <table:table-cell table:formula="of:=AVERAGE([Sheet1.C684:Sheet1.C684])" office:value-type="string" office:string-value="#DIV/0!" calcext:value-type="error">
            <text:p>#DIV/0!</text:p>
          </table:table-cell>
          <table:table-cell table:formula="of:=COUNTIF([Sheet1.D684:Sheet1.D684]; &quot;X&quot;)" office:value-type="float" office:value="0" calcext:value-type="float">
            <text:p>0</text:p>
          </table:table-cell>
          <table:table-cell office:value-type="string" calcext:value-type="string">
            <text:p>an agent has ideology Arab nationalism</text:p>
          </table:table-cell>
          <table:table-cell office:value-type="string" calcext:value-type="string">
            <text:p>an organisation has ideology Left-wing politics (an entity of type place)</text:p>
          </table:table-cell>
          <table:table-cell table:style-name="ce20" table:formula="of:=HYPERLINK(&quot;http://goo.gl/b5uTa8&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ideology&quot;)" office:value-type="string" office:string-value="http://dbpedia.org/property/ideology" calcext:value-type="string">
            <text:p>http://dbpedia.org/property/ideology</text:p>
          </table:table-cell>
          <table:table-cell office:value-type="string" calcext:value-type="string">
            <text:p>ideology</text:p>
          </table:table-cell>
          <table:table-cell table:formula="of:=AVERAGE([Sheet1.C685:Sheet1.C685])" office:value-type="string" office:string-value="#DIV/0!" calcext:value-type="error">
            <text:p>#DIV/0!</text:p>
          </table:table-cell>
          <table:table-cell table:formula="of:=COUNTIF([Sheet1.D685:Sheet1.D685]; &quot;X&quot;)" office:value-type="float" office:value="0" calcext:value-type="float">
            <text:p>0</text:p>
          </table:table-cell>
          <table:table-cell office:value-type="string" calcext:value-type="string">
            <text:p>a political party has ideology Monarchism</text:p>
          </table:table-cell>
          <table:table-cell office:value-type="string" calcext:value-type="string">
            <text:p>a political party has ideology ,</text:p>
          </table:table-cell>
          <table:table-cell table:style-name="ce20" table:formula="of:=HYPERLINK(&quot;http://goo.gl/sgN6Eu&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governmentType&quot;)" office:value-type="string" office:string-value="http://dbpedia.org/property/governmentType" calcext:value-type="string">
            <text:p>http://dbpedia.org/property/governmentType</text:p>
          </table:table-cell>
          <table:table-cell office:value-type="string" calcext:value-type="string">
            <text:p>governmentType</text:p>
          </table:table-cell>
          <table:table-cell table:formula="of:=AVERAGE([Sheet1.C686:Sheet1.C686])" office:value-type="string" office:string-value="#DIV/0!" calcext:value-type="error">
            <text:p>#DIV/0!</text:p>
          </table:table-cell>
          <table:table-cell table:formula="of:=COUNTIF([Sheet1.D686:Sheet1.D686]; &quot;X&quot;)" office:value-type="float" office:value="0" calcext:value-type="float">
            <text:p>0</text:p>
          </table:table-cell>
          <table:table-cell office:value-type="string" calcext:value-type="string">
            <text:p>a populated place has government type Walsh Act</text:p>
          </table:table-cell>
          <table:table-cell office:value-type="string" calcext:value-type="string">
            <text:p>a place has government type Earldom</text:p>
          </table:table-cell>
          <table:table-cell table:style-name="ce20" table:formula="of:=HYPERLINK(&quot;http://goo.gl/k6Q3A2&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leaderParty&quot;)" office:value-type="string" office:string-value="http://dbpedia.org/ontology/leaderParty" calcext:value-type="string">
            <text:p>http://dbpedia.org/ontology/leaderParty</text:p>
          </table:table-cell>
          <table:table-cell office:value-type="string" calcext:value-type="string">
            <text:p>leaderParty</text:p>
          </table:table-cell>
          <table:table-cell table:formula="of:=AVERAGE([Sheet1.C687:Sheet1.C687])" office:value-type="string" office:string-value="#DIV/0!" calcext:value-type="error">
            <text:p>#DIV/0!</text:p>
          </table:table-cell>
          <table:table-cell table:formula="of:=COUNTIF([Sheet1.D687:Sheet1.D687]; &quot;X&quot;)" office:value-type="float" office:value="0" calcext:value-type="float">
            <text:p>0</text:p>
          </table:table-cell>
          <table:table-cell office:value-type="string" calcext:value-type="string">
            <text:p>a municipality has leader party Colorado Party (Paraguay) (an entity of type agent)</text:p>
          </table:table-cell>
          <table:table-cell office:value-type="string" calcext:value-type="string">
            <text:p>a populated place has leader party Colorado Party (Paraguay) (an entity of type political party)</text:p>
          </table:table-cell>
          <table:table-cell table:style-name="ce20" table:formula="of:=HYPERLINK(&quot;http://goo.gl/wrTEmq&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legislature&quot;)" office:value-type="string" office:string-value="http://dbpedia.org/property/legislature" calcext:value-type="string">
            <text:p>http://dbpedia.org/property/legislature</text:p>
          </table:table-cell>
          <table:table-cell office:value-type="string" calcext:value-type="string">
            <text:p>legislature</text:p>
          </table:table-cell>
          <table:table-cell table:formula="of:=AVERAGE([Sheet1.C688:Sheet1.C688])" office:value-type="string" office:string-value="#DIV/0!" calcext:value-type="error">
            <text:p>#DIV/0!</text:p>
          </table:table-cell>
          <table:table-cell table:formula="of:=COUNTIF([Sheet1.D688:Sheet1.D688]; &quot;X&quot;)" office:value-type="float" office:value="0" calcext:value-type="float">
            <text:p>0</text:p>
          </table:table-cell>
          <table:table-cell office:value-type="string" calcext:value-type="string">
            <text:p>a place has Legislature Altai Krai Legislative Assembly</text:p>
          </table:table-cell>
          <table:table-cell office:value-type="string" calcext:value-type="string">
            <text:p>a country has Legislature Parliament of Albania (an entity of type organisation)</text:p>
          </table:table-cell>
          <table:table-cell table:style-name="ce20" table:formula="of:=HYPERLINK(&quot;http://goo.gl/dzKfAF&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leaderParty&quot;)" office:value-type="string" office:string-value="http://dbpedia.org/property/leaderParty" calcext:value-type="string">
            <text:p>http://dbpedia.org/property/leaderParty</text:p>
          </table:table-cell>
          <table:table-cell office:value-type="string" calcext:value-type="string">
            <text:p>leaderParty</text:p>
          </table:table-cell>
          <table:table-cell table:formula="of:=AVERAGE([Sheet1.C689:Sheet1.C689])" office:value-type="string" office:string-value="#DIV/0!" calcext:value-type="error">
            <text:p>#DIV/0!</text:p>
          </table:table-cell>
          <table:table-cell table:formula="of:=COUNTIF([Sheet1.D689:Sheet1.D689]; &quot;X&quot;)" office:value-type="float" office:value="0" calcext:value-type="float">
            <text:p>0</text:p>
          </table:table-cell>
          <table:table-cell office:value-type="string" calcext:value-type="string">
            <text:p>a place has leader party Party of the Hungarian Coalition (an entity of type political party)</text:p>
          </table:table-cell>
          <table:table-cell office:value-type="string" calcext:value-type="string">
            <text:p>a place has leader party Liberal Democratic Party (Romania) (an entity of type agent)</text:p>
          </table:table-cell>
          <table:table-cell table:style-name="ce20" table:formula="of:=HYPERLINK(&quot;http://goo.gl/5C7jw4&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oppositionParty&quot;)" office:value-type="string" office:string-value="http://dbpedia.org/property/oppositionParty" calcext:value-type="string">
            <text:p>http://dbpedia.org/property/oppositionParty</text:p>
          </table:table-cell>
          <table:table-cell office:value-type="string" calcext:value-type="string">
            <text:p>oppositionParty</text:p>
          </table:table-cell>
          <table:table-cell table:formula="of:=AVERAGE([Sheet1.C690:Sheet1.C690])" office:value-type="string" office:string-value="#DIV/0!" calcext:value-type="error">
            <text:p>#DIV/0!</text:p>
          </table:table-cell>
          <table:table-cell table:formula="of:=COUNTIF([Sheet1.D690:Sheet1.D690]; &quot;X&quot;)" office:value-type="float" office:value="0" calcext:value-type="float">
            <text:p>0</text:p>
          </table:table-cell>
          <table:table-cell office:value-type="string" calcext:value-type="string">
            <text:p>a place has opposition party Russian Social Democratic Labour Party (an entity of type organisation)</text:p>
          </table:table-cell>
          <table:table-cell office:value-type="string" calcext:value-type="string">
            <text:p>a country has opposition party Russian Social Democratic Labour Party (an entity of type organisation)</text:p>
          </table:table-cell>
          <table:table-cell table:style-name="ce20" table:formula="of:=HYPERLINK(&quot;http://goo.gl/dSdUfY&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politicalView&quot;)" office:value-type="string" office:string-value="http://dbpedia.org/property/politicalView" calcext:value-type="string">
            <text:p>http://dbpedia.org/property/politicalView</text:p>
          </table:table-cell>
          <table:table-cell table:style-name="ce16" office:value-type="string" calcext:value-type="string">
            <text:p>politicalView</text:p>
          </table:table-cell>
          <table:table-cell table:formula="of:=AVERAGE([Sheet1.C691:Sheet1.C691])" office:value-type="string" office:string-value="#DIV/0!" calcext:value-type="error">
            <text:p>#DIV/0!</text:p>
          </table:table-cell>
          <table:table-cell table:formula="of:=COUNTIF([Sheet1.D691:Sheet1.D691]; &quot;X&quot;)" office:value-type="float" office:value="0" calcext:value-type="float">
            <text:p>0</text:p>
          </table:table-cell>
          <table:table-cell table:style-name="ce16" office:value-type="string" calcext:value-type="string">
            <text:p>a person has Political View Democrat</text:p>
          </table:table-cell>
          <table:table-cell table:style-name="ce16" office:value-type="string" calcext:value-type="string">
            <text:p>an educational institution has Political View Centre-Left</text:p>
          </table:table-cell>
          <table:table-cell table:style-name="ce25" table:formula="of:=HYPERLINK(&quot;http://goo.gl/A9cozk&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973672910" calcext:value-type="float">
            <text:p>1973672910</text:p>
          </table:table-cell>
          <table:table-cell office:value-type="string" calcext:value-type="string">
            <text:p>government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float" office:value="1824" calcext:value-type="float">
            <text:p>1824</text:p>
          </table:table-cell>
          <table:table-cell table:style-name="ce13" office:value-type="float" office:value="1828" calcext:value-type="float">
            <text:p>1828</text:p>
          </table:table-cell>
          <table:table-cell table:style-name="ce13" office:value-type="float" office:value="1789" calcext:value-type="float">
            <text:p>1789</text:p>
          </table:table-cell>
          <table:table-cell table:style-name="ce13" office:value-type="float" office:value="1832" calcext:value-type="float">
            <text:p>1832</text:p>
          </table:table-cell>
          <table:table-cell table:style-name="ce13" office:value-type="float" office:value="1836" calcext:value-type="float">
            <text:p>1836</text:p>
          </table:table-cell>
          <table:table-cell table:style-name="ce13"/>
          <table:table-cell table:style-name="ce22"/>
          <table:table-cell table:number-columns-repeated="1017"/>
        </table:table-row>
        <table:table-row table:style-name="ro1">
          <table:table-cell table:style-name="ce5" office:value-type="float" office:value="1840" calcext:value-type="float">
            <text:p>1840</text:p>
          </table:table-cell>
          <table:table-cell table:style-name="ce13" office:value-type="float" office:value="1844" calcext:value-type="float">
            <text:p>1844</text:p>
          </table:table-cell>
          <table:table-cell table:style-name="ce13" office:value-type="float" office:value="1848" calcext:value-type="float">
            <text:p>1848</text:p>
          </table:table-cell>
          <table:table-cell table:style-name="ce13" office:value-type="float" office:value="1852" calcext:value-type="float">
            <text:p>1852</text:p>
          </table:table-cell>
          <table:table-cell table:style-name="ce13" office:value-type="float" office:value="1856" calcext:value-type="float">
            <text:p>1856</text:p>
          </table:table-cell>
          <table:table-cell table:style-name="ce13"/>
          <table:table-cell table:style-name="ce22"/>
          <table:table-cell table:number-columns-repeated="1017"/>
        </table:table-row>
        <table:table-row table:style-name="ro1">
          <table:table-cell table:style-name="ce5" office:value-type="float" office:value="1860" calcext:value-type="float">
            <text:p>1860</text:p>
          </table:table-cell>
          <table:table-cell table:style-name="ce13" office:value-type="float" office:value="1864" calcext:value-type="float">
            <text:p>1864</text:p>
          </table:table-cell>
          <table:table-cell table:style-name="ce13" office:value-type="float" office:value="1868" calcext:value-type="float">
            <text:p>1868</text:p>
          </table:table-cell>
          <table:table-cell table:style-name="ce13" office:value-type="float" office:value="1792" calcext:value-type="float">
            <text:p>1792</text:p>
          </table:table-cell>
          <table:table-cell table:style-name="ce13" office:value-type="float" office:value="1872" calcext:value-type="float">
            <text:p>1872</text:p>
          </table:table-cell>
          <table:table-cell table:style-name="ce13"/>
          <table:table-cell table:style-name="ce22"/>
          <table:table-cell table:number-columns-repeated="1017"/>
        </table:table-row>
        <table:table-row table:style-name="ro1">
          <table:table-cell table:style-name="ce5" office:value-type="float" office:value="1876" calcext:value-type="float">
            <text:p>1876</text:p>
          </table:table-cell>
          <table:table-cell table:style-name="ce13" office:value-type="float" office:value="1880" calcext:value-type="float">
            <text:p>1880</text:p>
          </table:table-cell>
          <table:table-cell table:style-name="ce13" office:value-type="float" office:value="1884" calcext:value-type="float">
            <text:p>1884</text:p>
          </table:table-cell>
          <table:table-cell table:style-name="ce13" office:value-type="float" office:value="1888" calcext:value-type="float">
            <text:p>1888</text:p>
          </table:table-cell>
          <table:table-cell table:style-name="ce13" office:value-type="float" office:value="1892" calcext:value-type="float">
            <text:p>1892</text:p>
          </table:table-cell>
          <table:table-cell table:style-name="ce13"/>
          <table:table-cell table:style-name="ce22"/>
          <table:table-cell table:number-columns-repeated="1017"/>
        </table:table-row>
        <table:table-row table:style-name="ro1">
          <table:table-cell table:style-name="ce5" office:value-type="float" office:value="1896" calcext:value-type="float">
            <text:p>1896</text:p>
          </table:table-cell>
          <table:table-cell table:style-name="ce13" office:value-type="float" office:value="1900" calcext:value-type="float">
            <text:p>1900</text:p>
          </table:table-cell>
          <table:table-cell table:style-name="ce13" office:value-type="float" office:value="1904" calcext:value-type="float">
            <text:p>1904</text:p>
          </table:table-cell>
          <table:table-cell table:style-name="ce13" office:value-type="float" office:value="1908" calcext:value-type="float">
            <text:p>1908</text:p>
          </table:table-cell>
          <table:table-cell table:style-name="ce13" office:value-type="float" office:value="1796" calcext:value-type="float">
            <text:p>1796</text:p>
          </table:table-cell>
          <table:table-cell table:style-name="ce13"/>
          <table:table-cell table:style-name="ce22"/>
          <table:table-cell table:number-columns-repeated="1017"/>
        </table:table-row>
        <table:table-row table:style-name="ro1">
          <table:table-cell table:style-name="ce5" office:value-type="float" office:value="1912" calcext:value-type="float">
            <text:p>1912</text:p>
          </table:table-cell>
          <table:table-cell table:style-name="ce13" office:value-type="float" office:value="1916" calcext:value-type="float">
            <text:p>1916</text:p>
          </table:table-cell>
          <table:table-cell table:style-name="ce13" office:value-type="float" office:value="1920" calcext:value-type="float">
            <text:p>1920</text:p>
          </table:table-cell>
          <table:table-cell table:style-name="ce13" office:value-type="float" office:value="1924" calcext:value-type="float">
            <text:p>1924</text:p>
          </table:table-cell>
          <table:table-cell table:style-name="ce13" office:value-type="float" office:value="1928" calcext:value-type="float">
            <text:p>1928</text:p>
          </table:table-cell>
          <table:table-cell table:style-name="ce13"/>
          <table:table-cell table:style-name="ce22"/>
          <table:table-cell table:number-columns-repeated="1017"/>
        </table:table-row>
        <table:table-row table:style-name="ro1">
          <table:table-cell table:style-name="ce5" office:value-type="float" office:value="1932" calcext:value-type="float">
            <text:p>1932</text:p>
          </table:table-cell>
          <table:table-cell table:style-name="ce13" office:value-type="float" office:value="1936" calcext:value-type="float">
            <text:p>1936</text:p>
          </table:table-cell>
          <table:table-cell table:style-name="ce13" office:value-type="float" office:value="1940" calcext:value-type="float">
            <text:p>1940</text:p>
          </table:table-cell>
          <table:table-cell table:style-name="ce13" office:value-type="float" office:value="1944" calcext:value-type="float">
            <text:p>1944</text:p>
          </table:table-cell>
          <table:table-cell table:style-name="ce13" office:value-type="float" office:value="1948" calcext:value-type="float">
            <text:p>1948</text:p>
          </table:table-cell>
          <table:table-cell table:style-name="ce13"/>
          <table:table-cell table:style-name="ce22"/>
          <table:table-cell table:number-columns-repeated="1017"/>
        </table:table-row>
        <table:table-row table:style-name="ro1">
          <table:table-cell table:style-name="ce5" office:value-type="float" office:value="1800" calcext:value-type="float">
            <text:p>1800</text:p>
          </table:table-cell>
          <table:table-cell table:style-name="ce13" office:value-type="float" office:value="1952" calcext:value-type="float">
            <text:p>1952</text:p>
          </table:table-cell>
          <table:table-cell table:style-name="ce13" office:value-type="float" office:value="1956" calcext:value-type="float">
            <text:p>1956</text:p>
          </table:table-cell>
          <table:table-cell table:style-name="ce13" office:value-type="float" office:value="1960" calcext:value-type="float">
            <text:p>1960</text:p>
          </table:table-cell>
          <table:table-cell table:style-name="ce13" office:value-type="float" office:value="1964" calcext:value-type="float">
            <text:p>1964</text:p>
          </table:table-cell>
          <table:table-cell table:style-name="ce13"/>
          <table:table-cell table:style-name="ce22"/>
          <table:table-cell table:number-columns-repeated="1017"/>
        </table:table-row>
        <table:table-row table:style-name="ro1">
          <table:table-cell table:style-name="ce5" office:value-type="float" office:value="1968" calcext:value-type="float">
            <text:p>1968</text:p>
          </table:table-cell>
          <table:table-cell table:style-name="ce13" office:value-type="float" office:value="1972" calcext:value-type="float">
            <text:p>1972</text:p>
          </table:table-cell>
          <table:table-cell table:style-name="ce13" office:value-type="float" office:value="1976" calcext:value-type="float">
            <text:p>1976</text:p>
          </table:table-cell>
          <table:table-cell table:style-name="ce13" office:value-type="float" office:value="1980" calcext:value-type="float">
            <text:p>1980</text:p>
          </table:table-cell>
          <table:table-cell table:style-name="ce13" office:value-type="float" office:value="1984" calcext:value-type="float">
            <text:p>1984</text:p>
          </table:table-cell>
          <table:table-cell table:style-name="ce13"/>
          <table:table-cell table:style-name="ce22"/>
          <table:table-cell table:number-columns-repeated="1017"/>
        </table:table-row>
        <table:table-row table:style-name="ro1">
          <table:table-cell table:style-name="ce5" office:value-type="float" office:value="1988" calcext:value-type="float">
            <text:p>1988</text:p>
          </table:table-cell>
          <table:table-cell table:style-name="ce13" office:value-type="float" office:value="1804" calcext:value-type="float">
            <text:p>1804</text:p>
          </table:table-cell>
          <table:table-cell table:style-name="ce13" office:value-type="float" office:value="1992" calcext:value-type="float">
            <text:p>1992</text:p>
          </table:table-cell>
          <table:table-cell table:style-name="ce13" office:value-type="float" office:value="1996" calcext:value-type="float">
            <text:p>1996</text:p>
          </table:table-cell>
          <table:table-cell table:style-name="ce13" office:value-type="float" office:value="2000" calcext:value-type="float">
            <text:p>2000</text:p>
          </table:table-cell>
          <table:table-cell table:style-name="ce13"/>
          <table:table-cell table:style-name="ce22"/>
          <table:table-cell table:number-columns-repeated="1017"/>
        </table:table-row>
        <table:table-row table:style-name="ro1">
          <table:table-cell table:style-name="ce5" office:value-type="float" office:value="2004" calcext:value-type="float">
            <text:p>2004</text:p>
          </table:table-cell>
          <table:table-cell table:style-name="ce13" office:value-type="float" office:value="2008" calcext:value-type="float">
            <text:p>2008</text:p>
          </table:table-cell>
          <table:table-cell table:style-name="ce13" office:value-type="float" office:value="2012" calcext:value-type="float">
            <text:p>2012</text:p>
          </table:table-cell>
          <table:table-cell table:style-name="ce13" office:value-type="float" office:value="1808" calcext:value-type="float">
            <text:p>1808</text:p>
          </table:table-cell>
          <table:table-cell table:style-name="ce13" office:value-type="float" office:value="1812" calcext:value-type="float">
            <text:p>1812</text:p>
          </table:table-cell>
          <table:table-cell table:style-name="ce13"/>
          <table:table-cell table:style-name="ce22"/>
          <table:table-cell table:number-columns-repeated="1017"/>
        </table:table-row>
        <table:table-row table:style-name="ro1">
          <table:table-cell table:style-name="ce5" office:value-type="float" office:value="1816" calcext:value-type="float">
            <text:p>1816</text:p>
          </table:table-cell>
          <table:table-cell table:style-name="ce13" office:value-type="float" office:value="1820" calcext:value-type="float">
            <text:p>1820</text:p>
          </table:table-cell>
          <table:table-cell table:style-name="ce13" table:number-columns-repeated="4"/>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years&quot;)" office:value-type="string" office:string-value="http://dbpedia.org/property/years" calcext:value-type="string">
            <text:p>http://dbpedia.org/property/years</text:p>
          </table:table-cell>
          <table:table-cell office:value-type="string" calcext:value-type="string">
            <text:p>years</text:p>
          </table:table-cell>
          <table:table-cell table:formula="of:=AVERAGE([Sheet1.C710:Sheet1.C710])" office:value-type="string" office:string-value="#DIV/0!" calcext:value-type="error">
            <text:p>#DIV/0!</text:p>
          </table:table-cell>
          <table:table-cell table:formula="of:=COUNTIF([Sheet1.D710:Sheet1.D710]; &quot;X&quot;)" office:value-type="float" office:value="0" calcext:value-type="float">
            <text:p>0</text:p>
          </table:table-cell>
          <table:table-cell office:value-type="string" calcext:value-type="string">
            <text:p>a person has years 1085</text:p>
          </table:table-cell>
          <table:table-cell office:value-type="string" calcext:value-type="string">
            <text:p>an athlete has years 2007</text:p>
          </table:table-cell>
          <table:table-cell table:style-name="ce20" table:formula="of:=HYPERLINK(&quot;http://goo.gl/OBLqO3&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formationYear&quot;)" office:value-type="string" office:string-value="http://dbpedia.org/ontology/formationYear" calcext:value-type="string">
            <text:p>http://dbpedia.org/ontology/formationYear</text:p>
          </table:table-cell>
          <table:table-cell office:value-type="string" calcext:value-type="string">
            <text:p>formationYear</text:p>
          </table:table-cell>
          <table:table-cell table:formula="of:=AVERAGE([Sheet1.C711:Sheet1.C711])" office:value-type="string" office:string-value="#DIV/0!" calcext:value-type="error">
            <text:p>#DIV/0!</text:p>
          </table:table-cell>
          <table:table-cell table:formula="of:=COUNTIF([Sheet1.D711:Sheet1.D711]; &quot;X&quot;)" office:value-type="float" office:value="0" calcext:value-type="float">
            <text:p>0</text:p>
          </table:table-cell>
          <table:table-cell office:value-type="string" calcext:value-type="string">
            <text:p>an organisation has formation year 1991-12-31T22:00:00+02:00</text:p>
          </table:table-cell>
          <table:table-cell office:value-type="string" calcext:value-type="string">
            <text:p>an organisation has formation year 1985-12-31T22:00:00+02:00</text:p>
          </table:table-cell>
          <table:table-cell table:style-name="ce20" table:formula="of:=HYPERLINK(&quot;http://goo.gl/f4lSqi&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activeYearsEndDate&quot;)" office:value-type="string" office:string-value="http://dbpedia.org/ontology/activeYearsEndDate" calcext:value-type="string">
            <text:p>http://dbpedia.org/ontology/activeYearsEndDate</text:p>
          </table:table-cell>
          <table:table-cell office:value-type="string" calcext:value-type="string">
            <text:p>activeYearsEndDate</text:p>
          </table:table-cell>
          <table:table-cell table:formula="of:=AVERAGE([Sheet1.C712:Sheet1.C712])" office:value-type="string" office:string-value="#DIV/0!" calcext:value-type="error">
            <text:p>#DIV/0!</text:p>
          </table:table-cell>
          <table:table-cell table:formula="of:=COUNTIF([Sheet1.D712:Sheet1.D712]; &quot;X&quot;)" office:value-type="float" office:value="0" calcext:value-type="float">
            <text:p>0</text:p>
          </table:table-cell>
          <table:table-cell office:value-type="string" calcext:value-type="string">
            <text:p>a person has active years end date 1968-07-16+02:00</text:p>
          </table:table-cell>
          <table:table-cell office:value-type="string" calcext:value-type="string">
            <text:p>an agent has active years end date 2012-10-07+02:00</text:p>
          </table:table-cell>
          <table:table-cell table:style-name="ce20" table:formula="of:=HYPERLINK(&quot;http://goo.gl/zde24W&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formed&quot;)" office:value-type="string" office:string-value="http://dbpedia.org/property/formed" calcext:value-type="string">
            <text:p>http://dbpedia.org/property/formed</text:p>
          </table:table-cell>
          <table:table-cell office:value-type="string" calcext:value-type="string">
            <text:p>formed</text:p>
          </table:table-cell>
          <table:table-cell table:formula="of:=AVERAGE([Sheet1.C713:Sheet1.C713])" office:value-type="string" office:string-value="#DIV/0!" calcext:value-type="error">
            <text:p>#DIV/0!</text:p>
          </table:table-cell>
          <table:table-cell table:formula="of:=COUNTIF([Sheet1.D713:Sheet1.D713]; &quot;X&quot;)" office:value-type="float" office:value="0" calcext:value-type="float">
            <text:p>0</text:p>
          </table:table-cell>
          <table:table-cell office:value-type="string" calcext:value-type="string">
            <text:p>an organisation has formed 1946-06-30+02:00</text:p>
          </table:table-cell>
          <table:table-cell office:value-type="string" calcext:value-type="string">
            <text:p>an artist has formed 1995</text:p>
          </table:table-cell>
          <table:table-cell table:style-name="ce20" table:formula="of:=HYPERLINK(&quot;http://goo.gl/7KWRdW&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termStart&quot;)" office:value-type="string" office:string-value="http://dbpedia.org/property/termStart" calcext:value-type="string">
            <text:p>http://dbpedia.org/property/termStart</text:p>
          </table:table-cell>
          <table:table-cell office:value-type="string" calcext:value-type="string">
            <text:p>termStart</text:p>
          </table:table-cell>
          <table:table-cell table:formula="of:=AVERAGE([Sheet1.C714:Sheet1.C714])" office:value-type="string" office:string-value="#DIV/0!" calcext:value-type="error">
            <text:p>#DIV/0!</text:p>
          </table:table-cell>
          <table:table-cell table:formula="of:=COUNTIF([Sheet1.D714:Sheet1.D714]; &quot;X&quot;)" office:value-type="float" office:value="0" calcext:value-type="float">
            <text:p>0</text:p>
          </table:table-cell>
          <table:table-cell office:value-type="string" calcext:value-type="string">
            <text:p>a politician has term start 1923</text:p>
          </table:table-cell>
          <table:table-cell office:value-type="string" calcext:value-type="string">
            <text:p>an agent has term start 1972</text:p>
          </table:table-cell>
          <table:table-cell table:style-name="ce20" table:formula="of:=HYPERLINK(&quot;http://goo.gl/Oy34vu&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activeYearsStartDate&quot;)" office:value-type="string" office:string-value="http://dbpedia.org/ontology/activeYearsStartDate" calcext:value-type="string">
            <text:p>http://dbpedia.org/ontology/activeYearsStartDate</text:p>
          </table:table-cell>
          <table:table-cell office:value-type="string" calcext:value-type="string">
            <text:p>activeYearsStartDate</text:p>
          </table:table-cell>
          <table:table-cell table:formula="of:=AVERAGE([Sheet1.C715:Sheet1.C715])" office:value-type="string" office:string-value="#DIV/0!" calcext:value-type="error">
            <text:p>#DIV/0!</text:p>
          </table:table-cell>
          <table:table-cell table:formula="of:=COUNTIF([Sheet1.D715:Sheet1.D715]; &quot;X&quot;)" office:value-type="float" office:value="0" calcext:value-type="float">
            <text:p>0</text:p>
          </table:table-cell>
          <table:table-cell office:value-type="string" calcext:value-type="string">
            <text:p>a person has active years start date 1998-07-12+02:00</text:p>
          </table:table-cell>
          <table:table-cell office:value-type="string" calcext:value-type="string">
            <text:p>a person has active years start date 1913-01-08+02:00</text:p>
          </table:table-cell>
          <table:table-cell table:style-name="ce20" table:formula="of:=HYPERLINK(&quot;http://goo.gl/21PtuL&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termEnd&quot;)" office:value-type="string" office:string-value="http://dbpedia.org/property/termEnd" calcext:value-type="string">
            <text:p>http://dbpedia.org/property/termEnd</text:p>
          </table:table-cell>
          <table:table-cell office:value-type="string" calcext:value-type="string">
            <text:p>termEnd</text:p>
          </table:table-cell>
          <table:table-cell table:formula="of:=AVERAGE([Sheet1.C716:Sheet1.C716])" office:value-type="string" office:string-value="#DIV/0!" calcext:value-type="error">
            <text:p>#DIV/0!</text:p>
          </table:table-cell>
          <table:table-cell table:formula="of:=COUNTIF([Sheet1.D716:Sheet1.D716]; &quot;X&quot;)" office:value-type="float" office:value="0" calcext:value-type="float">
            <text:p>0</text:p>
          </table:table-cell>
          <table:table-cell office:value-type="string" calcext:value-type="string">
            <text:p>an office holder has term end 2009-07-06+02:00</text:p>
          </table:table-cell>
          <table:table-cell office:value-type="string" calcext:value-type="string">
            <text:p>an office holder has term end 1805-03-03+02:00</text:p>
          </table:table-cell>
          <table:table-cell table:style-name="ce20" table:formula="of:=HYPERLINK(&quot;http://goo.gl/CNY989&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formation&quot;)" office:value-type="string" office:string-value="http://dbpedia.org/property/formation" calcext:value-type="string">
            <text:p>http://dbpedia.org/property/formation</text:p>
          </table:table-cell>
          <table:table-cell office:value-type="string" calcext:value-type="string">
            <text:p>formation</text:p>
          </table:table-cell>
          <table:table-cell table:formula="of:=AVERAGE([Sheet1.C717:Sheet1.C717])" office:value-type="string" office:string-value="#DIV/0!" calcext:value-type="error">
            <text:p>#DIV/0!</text:p>
          </table:table-cell>
          <table:table-cell table:formula="of:=COUNTIF([Sheet1.D717:Sheet1.D717]; &quot;X&quot;)" office:value-type="float" office:value="0" calcext:value-type="float">
            <text:p>0</text:p>
          </table:table-cell>
          <table:table-cell office:value-type="string" calcext:value-type="string">
            <text:p>an agent has formation 1921</text:p>
          </table:table-cell>
          <table:table-cell office:value-type="string" calcext:value-type="string">
            <text:p>an organisation has formation 1996</text:p>
          </table:table-cell>
          <table:table-cell table:style-name="ce20" table:formula="of:=HYPERLINK(&quot;http://goo.gl/gjDGVT&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formationDate&quot;)" office:value-type="string" office:string-value="http://dbpedia.org/ontology/formationDate" calcext:value-type="string">
            <text:p>http://dbpedia.org/ontology/formationDate</text:p>
          </table:table-cell>
          <table:table-cell office:value-type="string" calcext:value-type="string">
            <text:p>formationDate</text:p>
          </table:table-cell>
          <table:table-cell table:formula="of:=AVERAGE([Sheet1.C718:Sheet1.C718])" office:value-type="string" office:string-value="#DIV/0!" calcext:value-type="error">
            <text:p>#DIV/0!</text:p>
          </table:table-cell>
          <table:table-cell table:formula="of:=COUNTIF([Sheet1.D718:Sheet1.D718]; &quot;X&quot;)" office:value-type="float" office:value="0" calcext:value-type="float">
            <text:p>0</text:p>
          </table:table-cell>
          <table:table-cell office:value-type="string" calcext:value-type="string">
            <text:p>a soccer club has formation date 1846-08-13+02:00</text:p>
          </table:table-cell>
          <table:table-cell office:value-type="string" calcext:value-type="string">
            <text:p>an organisation has formation date 1907-09-19+02:00</text:p>
          </table:table-cell>
          <table:table-cell table:style-name="ce20" table:formula="of:=HYPERLINK(&quot;http://goo.gl/3iUuKj&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established&quot;)" office:value-type="string" office:string-value="http://dbpedia.org/property/established" calcext:value-type="string">
            <text:p>http://dbpedia.org/property/established</text:p>
          </table:table-cell>
          <table:table-cell office:value-type="string" calcext:value-type="string">
            <text:p>established</text:p>
          </table:table-cell>
          <table:table-cell table:formula="of:=AVERAGE([Sheet1.C719:Sheet1.C719])" office:value-type="string" office:string-value="#DIV/0!" calcext:value-type="error">
            <text:p>#DIV/0!</text:p>
          </table:table-cell>
          <table:table-cell table:formula="of:=COUNTIF([Sheet1.D719:Sheet1.D719]; &quot;X&quot;)" office:value-type="float" office:value="0" calcext:value-type="float">
            <text:p>0</text:p>
          </table:table-cell>
          <table:table-cell office:value-type="string" calcext:value-type="string">
            <text:p>an organisation has established 1949</text:p>
          </table:table-cell>
          <table:table-cell office:value-type="string" calcext:value-type="string">
            <text:p>a place has established 1922-01-31+02:00</text:p>
          </table:table-cell>
          <table:table-cell table:style-name="ce20" table:formula="of:=HYPERLINK(&quot;http://goo.gl/fesduc&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serviceStartYear&quot;)" office:value-type="string" office:string-value="http://dbpedia.org/ontology/serviceStartYear" calcext:value-type="string">
            <text:p>http://dbpedia.org/ontology/serviceStartYear</text:p>
          </table:table-cell>
          <table:table-cell office:value-type="string" calcext:value-type="string">
            <text:p>serviceStartYear</text:p>
          </table:table-cell>
          <table:table-cell table:formula="of:=AVERAGE([Sheet1.C720:Sheet1.C720])" office:value-type="string" office:string-value="#DIV/0!" calcext:value-type="error">
            <text:p>#DIV/0!</text:p>
          </table:table-cell>
          <table:table-cell table:formula="of:=COUNTIF([Sheet1.D720:Sheet1.D720]; &quot;X&quot;)" office:value-type="float" office:value="0" calcext:value-type="float">
            <text:p>0</text:p>
          </table:table-cell>
          <table:table-cell office:value-type="string" calcext:value-type="string">
            <text:p>a military person has service start year 1957-12-31T22:00:00+02:00</text:p>
          </table:table-cell>
          <table:table-cell office:value-type="string" calcext:value-type="string">
            <text:p>a person has service start year 1973-12-31T22:00:00+02:00</text:p>
          </table:table-cell>
          <table:table-cell table:style-name="ce20" table:formula="of:=HYPERLINK(&quot;http://goo.gl/C7B4O9&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tartDate&quot;)" office:value-type="string" office:string-value="http://dbpedia.org/property/startDate" calcext:value-type="string">
            <text:p>http://dbpedia.org/property/startDate</text:p>
          </table:table-cell>
          <table:table-cell office:value-type="string" calcext:value-type="string">
            <text:p>startDate</text:p>
          </table:table-cell>
          <table:table-cell table:formula="of:=AVERAGE([Sheet1.C721:Sheet1.C721])" office:value-type="string" office:string-value="#DIV/0!" calcext:value-type="error">
            <text:p>#DIV/0!</text:p>
          </table:table-cell>
          <table:table-cell table:formula="of:=COUNTIF([Sheet1.D721:Sheet1.D721]; &quot;X&quot;)" office:value-type="float" office:value="0" calcext:value-type="float">
            <text:p>0</text:p>
          </table:table-cell>
          <table:table-cell office:value-type="string" calcext:value-type="string">
            <text:p>an architectural structure has start date 1963</text:p>
          </table:table-cell>
          <table:table-cell office:value-type="string" calcext:value-type="string">
            <text:p>an architectural structure has start date 1929</text:p>
          </table:table-cell>
          <table:table-cell table:style-name="ce20" table:formula="of:=HYPERLINK(&quot;http://goo.gl/V25rPS&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formedyear&quot;)" office:value-type="string" office:string-value="http://dbpedia.org/property/formedyear" calcext:value-type="string">
            <text:p>http://dbpedia.org/property/formedyear</text:p>
          </table:table-cell>
          <table:table-cell office:value-type="string" calcext:value-type="string">
            <text:p>formedyear</text:p>
          </table:table-cell>
          <table:table-cell table:formula="of:=AVERAGE([Sheet1.C722:Sheet1.C722])" office:value-type="string" office:string-value="#DIV/0!" calcext:value-type="error">
            <text:p>#DIV/0!</text:p>
          </table:table-cell>
          <table:table-cell table:formula="of:=COUNTIF([Sheet1.D722:Sheet1.D722]; &quot;X&quot;)" office:value-type="float" office:value="0" calcext:value-type="float">
            <text:p>0</text:p>
          </table:table-cell>
          <table:table-cell office:value-type="string" calcext:value-type="string">
            <text:p>an agent has formedyear 1854</text:p>
          </table:table-cell>
          <table:table-cell office:value-type="string" calcext:value-type="string">
            <text:p>an agent has formedyear 1984</text:p>
          </table:table-cell>
          <table:table-cell table:style-name="ce20" table:formula="of:=HYPERLINK(&quot;http://goo.gl/2Ijk9t&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year&quot;)" office:value-type="string" office:string-value="http://dbpedia.org/property/year" calcext:value-type="string">
            <text:p>http://dbpedia.org/property/year</text:p>
          </table:table-cell>
          <table:table-cell office:value-type="string" calcext:value-type="string">
            <text:p>year</text:p>
          </table:table-cell>
          <table:table-cell table:formula="of:=AVERAGE([Sheet1.C723:Sheet1.C723])" office:value-type="string" office:string-value="#DIV/0!" calcext:value-type="error">
            <text:p>#DIV/0!</text:p>
          </table:table-cell>
          <table:table-cell table:formula="of:=COUNTIF([Sheet1.D723:Sheet1.D723]; &quot;X&quot;)" office:value-type="float" office:value="0" calcext:value-type="float">
            <text:p>0</text:p>
          </table:table-cell>
          <table:table-cell office:value-type="string" calcext:value-type="string">
            <text:p>a military unit has year 1997</text:p>
          </table:table-cell>
          <table:table-cell office:value-type="string" calcext:value-type="string">
            <text:p>an organisation has year 2005</text:p>
          </table:table-cell>
          <table:table-cell table:style-name="ce20" table:formula="of:=HYPERLINK(&quot;http://goo.gl/yzBSQL&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activeYearsStartYear&quot;)" office:value-type="string" office:string-value="http://dbpedia.org/ontology/activeYearsStartYear" calcext:value-type="string">
            <text:p>http://dbpedia.org/ontology/activeYearsStartYear</text:p>
          </table:table-cell>
          <table:table-cell office:value-type="string" calcext:value-type="string">
            <text:p>activeYearsStartYear</text:p>
          </table:table-cell>
          <table:table-cell table:formula="of:=AVERAGE([Sheet1.C724:Sheet1.C724])" office:value-type="string" office:string-value="#DIV/0!" calcext:value-type="error">
            <text:p>#DIV/0!</text:p>
          </table:table-cell>
          <table:table-cell table:formula="of:=COUNTIF([Sheet1.D724:Sheet1.D724]; &quot;X&quot;)" office:value-type="float" office:value="0" calcext:value-type="float">
            <text:p>0</text:p>
          </table:table-cell>
          <table:table-cell office:value-type="string" calcext:value-type="string">
            <text:p>a military unit has active years start year 1942-12-31T22:00:00+02:00</text:p>
          </table:table-cell>
          <table:table-cell office:value-type="string" calcext:value-type="string">
            <text:p>an agent has active years start year 1088-12-31T22:00:00+02:00</text:p>
          </table:table-cell>
          <table:table-cell table:style-name="ce20" table:formula="of:=HYPERLINK(&quot;http://goo.gl/d9H123&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serviceEndYear&quot;)" office:value-type="string" office:string-value="http://dbpedia.org/ontology/serviceEndYear" calcext:value-type="string">
            <text:p>http://dbpedia.org/ontology/serviceEndYear</text:p>
          </table:table-cell>
          <table:table-cell office:value-type="string" calcext:value-type="string">
            <text:p>serviceEndYear</text:p>
          </table:table-cell>
          <table:table-cell table:formula="of:=AVERAGE([Sheet1.C725:Sheet1.C725])" office:value-type="string" office:string-value="#DIV/0!" calcext:value-type="error">
            <text:p>#DIV/0!</text:p>
          </table:table-cell>
          <table:table-cell table:formula="of:=COUNTIF([Sheet1.D725:Sheet1.D725]; &quot;X&quot;)" office:value-type="float" office:value="0" calcext:value-type="float">
            <text:p>0</text:p>
          </table:table-cell>
          <table:table-cell office:value-type="string" calcext:value-type="string">
            <text:p>a person has service end year 1950-12-31T22:00:00+02:00</text:p>
          </table:table-cell>
          <table:table-cell office:value-type="string" calcext:value-type="string">
            <text:p>a military person has service end year 1917-12-31T22:00:00+02:00</text:p>
          </table:table-cell>
          <table:table-cell table:style-name="ce20" table:formula="of:=HYPERLINK(&quot;http://goo.gl/knGhw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tart&quot;)" office:value-type="string" office:string-value="http://dbpedia.org/property/start" calcext:value-type="string">
            <text:p>http://dbpedia.org/property/start</text:p>
          </table:table-cell>
          <table:table-cell office:value-type="string" calcext:value-type="string">
            <text:p>start</text:p>
          </table:table-cell>
          <table:table-cell table:formula="of:=AVERAGE([Sheet1.C726:Sheet1.C726])" office:value-type="string" office:string-value="#DIV/0!" calcext:value-type="error">
            <text:p>#DIV/0!</text:p>
          </table:table-cell>
          <table:table-cell table:formula="of:=COUNTIF([Sheet1.D726:Sheet1.D726]; &quot;X&quot;)" office:value-type="float" office:value="0" calcext:value-type="float">
            <text:p>0</text:p>
          </table:table-cell>
          <table:table-cell office:value-type="string" calcext:value-type="string">
            <text:p>an infrastructure has start London King's Cross railway station (an entity of type infrastructure)</text:p>
          </table:table-cell>
          <table:table-cell office:value-type="string" calcext:value-type="string">
            <text:p>a route of transportation has start London (an entity of type municipality)</text:p>
          </table:table-cell>
          <table:table-cell table:style-name="ce20" table:formula="of:=HYPERLINK(&quot;http://goo.gl/1EobVr&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establishedDate&quot;)" office:value-type="string" office:string-value="http://dbpedia.org/property/establishedDate" calcext:value-type="string">
            <text:p>http://dbpedia.org/property/establishedDate</text:p>
          </table:table-cell>
          <table:table-cell office:value-type="string" calcext:value-type="string">
            <text:p>establishedDate</text:p>
          </table:table-cell>
          <table:table-cell table:formula="of:=AVERAGE([Sheet1.C727:Sheet1.C727])" office:value-type="string" office:string-value="#DIV/0!" calcext:value-type="error">
            <text:p>#DIV/0!</text:p>
          </table:table-cell>
          <table:table-cell table:formula="of:=COUNTIF([Sheet1.D727:Sheet1.D727]; &quot;X&quot;)" office:value-type="float" office:value="0" calcext:value-type="float">
            <text:p>0</text:p>
          </table:table-cell>
          <table:table-cell office:value-type="string" calcext:value-type="string">
            <text:p>a place has established date 1865</text:p>
          </table:table-cell>
          <table:table-cell office:value-type="string" calcext:value-type="string">
            <text:p>a populated place has established date 1764</text:p>
          </table:table-cell>
          <table:table-cell table:style-name="ce20" table:formula="of:=HYPERLINK(&quot;http://goo.gl/4Si6ZH&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yearEnd&quot;)" office:value-type="string" office:string-value="http://dbpedia.org/property/yearEnd" calcext:value-type="string">
            <text:p>http://dbpedia.org/property/yearEnd</text:p>
          </table:table-cell>
          <table:table-cell office:value-type="string" calcext:value-type="string">
            <text:p>yearEnd</text:p>
          </table:table-cell>
          <table:table-cell table:formula="of:=AVERAGE([Sheet1.C728:Sheet1.C728])" office:value-type="string" office:string-value="#DIV/0!" calcext:value-type="error">
            <text:p>#DIV/0!</text:p>
          </table:table-cell>
          <table:table-cell table:formula="of:=COUNTIF([Sheet1.D728:Sheet1.D728]; &quot;X&quot;)" office:value-type="float" office:value="0" calcext:value-type="float">
            <text:p>0</text:p>
          </table:table-cell>
          <table:table-cell office:value-type="string" calcext:value-type="string">
            <text:p>a place has year end 1564</text:p>
          </table:table-cell>
          <table:table-cell office:value-type="string" calcext:value-type="string">
            <text:p>a place has year end 1806</text:p>
          </table:table-cell>
          <table:table-cell table:style-name="ce20" table:formula="of:=HYPERLINK(&quot;http://goo.gl/xLdEyg&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yearLeader&quot;)" office:value-type="string" office:string-value="http://dbpedia.org/property/yearLeader" calcext:value-type="string">
            <text:p>http://dbpedia.org/property/yearLeader</text:p>
          </table:table-cell>
          <table:table-cell office:value-type="string" calcext:value-type="string">
            <text:p>yearLeader</text:p>
          </table:table-cell>
          <table:table-cell table:formula="of:=AVERAGE([Sheet1.C729:Sheet1.C729])" office:value-type="string" office:string-value="#DIV/0!" calcext:value-type="error">
            <text:p>#DIV/0!</text:p>
          </table:table-cell>
          <table:table-cell table:formula="of:=COUNTIF([Sheet1.D729:Sheet1.D729]; &quot;X&quot;)" office:value-type="float" office:value="0" calcext:value-type="float">
            <text:p>0</text:p>
          </table:table-cell>
          <table:table-cell office:value-type="string" calcext:value-type="string">
            <text:p>a country has year leader Soviet zone</text:p>
          </table:table-cell>
          <table:table-cell office:value-type="string" calcext:value-type="string">
            <text:p>a place has year leader 2003</text:p>
          </table:table-cell>
          <table:table-cell table:style-name="ce20" table:formula="of:=HYPERLINK(&quot;http://goo.gl/gNp8Ys&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activeYearsEndYear&quot;)" office:value-type="string" office:string-value="http://dbpedia.org/ontology/activeYearsEndYear" calcext:value-type="string">
            <text:p>http://dbpedia.org/ontology/activeYearsEndYear</text:p>
          </table:table-cell>
          <table:table-cell office:value-type="string" calcext:value-type="string">
            <text:p>activeYearsEndYear</text:p>
          </table:table-cell>
          <table:table-cell table:formula="of:=AVERAGE([Sheet1.C730:Sheet1.C730])" office:value-type="string" office:string-value="#DIV/0!" calcext:value-type="error">
            <text:p>#DIV/0!</text:p>
          </table:table-cell>
          <table:table-cell table:formula="of:=COUNTIF([Sheet1.D730:Sheet1.D730]; &quot;X&quot;)" office:value-type="float" office:value="0" calcext:value-type="float">
            <text:p>0</text:p>
          </table:table-cell>
          <table:table-cell office:value-type="string" calcext:value-type="string">
            <text:p>an artist has active years end year 1962-12-31T22:00:00+02:00</text:p>
          </table:table-cell>
          <table:table-cell office:value-type="string" calcext:value-type="string">
            <text:p>a monarch has active years end year 0756-12-31T22:00:00+02:00</text:p>
          </table:table-cell>
          <table:table-cell table:style-name="ce20" table:formula="of:=HYPERLINK(&quot;http://goo.gl/69Q3kl&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yearStart&quot;)" office:value-type="string" office:string-value="http://dbpedia.org/property/yearStart" calcext:value-type="string">
            <text:p>http://dbpedia.org/property/yearStart</text:p>
          </table:table-cell>
          <table:table-cell office:value-type="string" calcext:value-type="string">
            <text:p>yearStart</text:p>
          </table:table-cell>
          <table:table-cell table:formula="of:=AVERAGE([Sheet1.C731:Sheet1.C731])" office:value-type="string" office:string-value="#DIV/0!" calcext:value-type="error">
            <text:p>#DIV/0!</text:p>
          </table:table-cell>
          <table:table-cell table:formula="of:=COUNTIF([Sheet1.D731:Sheet1.D731]; &quot;X&quot;)" office:value-type="float" office:value="0" calcext:value-type="float">
            <text:p>0</text:p>
          </table:table-cell>
          <table:table-cell office:value-type="string" calcext:value-type="string">
            <text:p>a populated place has year start 1849</text:p>
          </table:table-cell>
          <table:table-cell office:value-type="string" calcext:value-type="string">
            <text:p>a country has year start ?</text:p>
          </table:table-cell>
          <table:table-cell table:style-name="ce20" table:formula="of:=HYPERLINK(&quot;http://goo.gl/PYf3JP&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dissolutionYear&quot;)" office:value-type="string" office:string-value="http://dbpedia.org/ontology/dissolutionYear" calcext:value-type="string">
            <text:p>http://dbpedia.org/ontology/dissolutionYear</text:p>
          </table:table-cell>
          <table:table-cell office:value-type="string" calcext:value-type="string">
            <text:p>dissolutionYear</text:p>
          </table:table-cell>
          <table:table-cell table:formula="of:=AVERAGE([Sheet1.C732:Sheet1.C732])" office:value-type="string" office:string-value="#DIV/0!" calcext:value-type="error">
            <text:p>#DIV/0!</text:p>
          </table:table-cell>
          <table:table-cell table:formula="of:=COUNTIF([Sheet1.D732:Sheet1.D732]; &quot;X&quot;)" office:value-type="float" office:value="0" calcext:value-type="float">
            <text:p>0</text:p>
          </table:table-cell>
          <table:table-cell office:value-type="string" calcext:value-type="string">
            <text:p>a populated place has dissolution year 1797-12-31T22:00:00+02:00</text:p>
          </table:table-cell>
          <table:table-cell office:value-type="string" calcext:value-type="string">
            <text:p>a place has dissolution year -250-12-31T22:00:00+02:00</text:p>
          </table:table-cell>
          <table:table-cell table:style-name="ce20" table:formula="of:=HYPERLINK(&quot;http://goo.gl/7REz0E&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tatYear&quot;)" office:value-type="string" office:string-value="http://dbpedia.org/property/statYear" calcext:value-type="string">
            <text:p>http://dbpedia.org/property/statYear</text:p>
          </table:table-cell>
          <table:table-cell office:value-type="string" calcext:value-type="string">
            <text:p>statYear</text:p>
          </table:table-cell>
          <table:table-cell table:formula="of:=AVERAGE([Sheet1.C733:Sheet1.C733])" office:value-type="string" office:string-value="#DIV/0!" calcext:value-type="error">
            <text:p>#DIV/0!</text:p>
          </table:table-cell>
          <table:table-cell table:formula="of:=COUNTIF([Sheet1.D733:Sheet1.D733]; &quot;X&quot;)" office:value-type="float" office:value="0" calcext:value-type="float">
            <text:p>0</text:p>
          </table:table-cell>
          <table:table-cell office:value-type="string" calcext:value-type="string">
            <text:p>a place has stat year 1804</text:p>
          </table:table-cell>
          <table:table-cell office:value-type="string" calcext:value-type="string">
            <text:p>a place has stat year 1907</text:p>
          </table:table-cell>
          <table:table-cell table:style-name="ce20" table:formula="of:=HYPERLINK(&quot;http://goo.gl/RE6rQ6&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dissolutionDate&quot;)" office:value-type="string" office:string-value="http://dbpedia.org/ontology/dissolutionDate" calcext:value-type="string">
            <text:p>http://dbpedia.org/ontology/dissolutionDate</text:p>
          </table:table-cell>
          <table:table-cell office:value-type="string" calcext:value-type="string">
            <text:p>dissolutionDate</text:p>
          </table:table-cell>
          <table:table-cell table:formula="of:=AVERAGE([Sheet1.C734:Sheet1.C734])" office:value-type="string" office:string-value="#DIV/0!" calcext:value-type="error">
            <text:p>#DIV/0!</text:p>
          </table:table-cell>
          <table:table-cell table:formula="of:=COUNTIF([Sheet1.D734:Sheet1.D734]; &quot;X&quot;)" office:value-type="float" office:value="0" calcext:value-type="float">
            <text:p>0</text:p>
          </table:table-cell>
          <table:table-cell office:value-type="string" calcext:value-type="string">
            <text:p>a place has dissolution date 1797-10-16+02:00</text:p>
          </table:table-cell>
          <table:table-cell office:value-type="string" calcext:value-type="string">
            <text:p>a country has dissolution date 1938-03-12+02:00</text:p>
          </table:table-cell>
          <table:table-cell table:style-name="ce20" table:formula="of:=HYPERLINK(&quot;http://goo.gl/Iqc9Vv&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electionDateLeader&quot;)" office:value-type="string" office:string-value="http://dbpedia.org/ontology/electionDateLeader" calcext:value-type="string">
            <text:p>http://dbpedia.org/ontology/electionDateLeader</text:p>
          </table:table-cell>
          <table:table-cell office:value-type="string" calcext:value-type="string">
            <text:p>electionDateLeader</text:p>
          </table:table-cell>
          <table:table-cell table:formula="of:=AVERAGE([Sheet1.C735:Sheet1.C735])" office:value-type="string" office:string-value="#DIV/0!" calcext:value-type="error">
            <text:p>#DIV/0!</text:p>
          </table:table-cell>
          <table:table-cell table:formula="of:=COUNTIF([Sheet1.D735:Sheet1.D735]; &quot;X&quot;)" office:value-type="float" office:value="0" calcext:value-type="float">
            <text:p>0</text:p>
          </table:table-cell>
          <table:table-cell office:value-type="string" calcext:value-type="string">
            <text:p>an agent has election date leader 2010-12-31+02:00</text:p>
          </table:table-cell>
          <table:table-cell office:value-type="string" calcext:value-type="string">
            <text:p>a legislature has election date leader 2005-06-01+02:00</text:p>
          </table:table-cell>
          <table:table-cell table:style-name="ce20" table:formula="of:=HYPERLINK(&quot;http://goo.gl/YdzD2H&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foundedDate&quot;)" office:value-type="string" office:string-value="http://dbpedia.org/property/foundedDate" calcext:value-type="string">
            <text:p>http://dbpedia.org/property/foundedDate</text:p>
          </table:table-cell>
          <table:table-cell office:value-type="string" calcext:value-type="string">
            <text:p>foundedDate</text:p>
          </table:table-cell>
          <table:table-cell table:formula="of:=AVERAGE([Sheet1.C736:Sheet1.C736])" office:value-type="string" office:string-value="#DIV/0!" calcext:value-type="error">
            <text:p>#DIV/0!</text:p>
          </table:table-cell>
          <table:table-cell table:formula="of:=COUNTIF([Sheet1.D736:Sheet1.D736]; &quot;X&quot;)" office:value-type="float" office:value="0" calcext:value-type="float">
            <text:p>0</text:p>
          </table:table-cell>
          <table:table-cell office:value-type="string" calcext:value-type="string">
            <text:p>a populated place has founded date --07-03</text:p>
          </table:table-cell>
          <table:table-cell office:value-type="string" calcext:value-type="string">
            <text:p>an administrative region has founded date --02-29</text:p>
          </table:table-cell>
          <table:table-cell table:style-name="ce20" table:formula="of:=HYPERLINK(&quot;http://goo.gl/qqtFg8&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tartYear&quot;)" office:value-type="string" office:string-value="http://dbpedia.org/property/startYear" calcext:value-type="string">
            <text:p>http://dbpedia.org/property/startYear</text:p>
          </table:table-cell>
          <table:table-cell office:value-type="string" calcext:value-type="string">
            <text:p>startYear</text:p>
          </table:table-cell>
          <table:table-cell table:formula="of:=AVERAGE([Sheet1.C737:Sheet1.C737])" office:value-type="string" office:string-value="#DIV/0!" calcext:value-type="error">
            <text:p>#DIV/0!</text:p>
          </table:table-cell>
          <table:table-cell table:formula="of:=COUNTIF([Sheet1.D737:Sheet1.D737]; &quot;X&quot;)" office:value-type="float" office:value="0" calcext:value-type="float">
            <text:p>0</text:p>
          </table:table-cell>
          <table:table-cell office:value-type="string" calcext:value-type="string">
            <text:p>an organisation has start year 1863</text:p>
          </table:table-cell>
          <table:table-cell office:value-type="string" calcext:value-type="string">
            <text:p>an architectural structure has start year 1</text:p>
          </table:table-cell>
          <table:table-cell table:style-name="ce20" table:formula="of:=HYPERLINK(&quot;http://goo.gl/0yCEZa&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lastElection&quot;)" office:value-type="string" office:string-value="http://dbpedia.org/property/lastElection" calcext:value-type="string">
            <text:p>http://dbpedia.org/property/lastElection</text:p>
          </table:table-cell>
          <table:table-cell office:value-type="string" calcext:value-type="string">
            <text:p>lastElection</text:p>
          </table:table-cell>
          <table:table-cell table:formula="of:=AVERAGE([Sheet1.C738:Sheet1.C738])" office:value-type="string" office:string-value="#DIV/0!" calcext:value-type="error">
            <text:p>#DIV/0!</text:p>
          </table:table-cell>
          <table:table-cell table:formula="of:=COUNTIF([Sheet1.D738:Sheet1.D738]; &quot;X&quot;)" office:value-type="float" office:value="0" calcext:value-type="float">
            <text:p>0</text:p>
          </table:table-cell>
          <table:table-cell office:value-type="string" calcext:value-type="string">
            <text:p>a Election has last election 69</text:p>
          </table:table-cell>
          <table:table-cell office:value-type="string" calcext:value-type="string">
            <text:p>an event has last election did not contest on their own</text:p>
          </table:table-cell>
          <table:table-cell table:style-name="ce20" table:formula="of:=HYPERLINK(&quot;http://goo.gl/WzYLeN&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yearsactive&quot;)" office:value-type="string" office:string-value="http://dbpedia.org/property/yearsactive" calcext:value-type="string">
            <text:p>http://dbpedia.org/property/yearsactive</text:p>
          </table:table-cell>
          <table:table-cell office:value-type="string" calcext:value-type="string">
            <text:p>yearsactive</text:p>
          </table:table-cell>
          <table:table-cell table:formula="of:=AVERAGE([Sheet1.C739:Sheet1.C739])" office:value-type="string" office:string-value="#DIV/0!" calcext:value-type="error">
            <text:p>#DIV/0!</text:p>
          </table:table-cell>
          <table:table-cell table:formula="of:=COUNTIF([Sheet1.D739:Sheet1.D739]; &quot;X&quot;)" office:value-type="float" office:value="0" calcext:value-type="float">
            <text:p>0</text:p>
          </table:table-cell>
          <table:table-cell office:value-type="string" calcext:value-type="string">
            <text:p>a person has yearsactive 1984</text:p>
          </table:table-cell>
          <table:table-cell office:value-type="string" calcext:value-type="string">
            <text:p>a person has yearsactive 1936</text:p>
          </table:table-cell>
          <table:table-cell table:style-name="ce20" table:formula="of:=HYPERLINK(&quot;http://goo.gl/9N6Ui8&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startDate&quot;)" office:value-type="string" office:string-value="http://dbpedia.org/ontology/startDate" calcext:value-type="string">
            <text:p>http://dbpedia.org/ontology/startDate</text:p>
          </table:table-cell>
          <table:table-cell office:value-type="string" calcext:value-type="string">
            <text:p>startDate</text:p>
          </table:table-cell>
          <table:table-cell table:formula="of:=AVERAGE([Sheet1.C740:Sheet1.C740])" office:value-type="string" office:string-value="#DIV/0!" calcext:value-type="error">
            <text:p>#DIV/0!</text:p>
          </table:table-cell>
          <table:table-cell table:formula="of:=COUNTIF([Sheet1.D740:Sheet1.D740]; &quot;X&quot;)" office:value-type="float" office:value="0" calcext:value-type="float">
            <text:p>0</text:p>
          </table:table-cell>
          <table:table-cell office:value-type="string" calcext:value-type="string">
            <text:p>an event has start date 2000-04-08+02:00</text:p>
          </table:table-cell>
          <table:table-cell office:value-type="string" calcext:value-type="string">
            <text:p>an event has start date 1940-03-20+02:00</text:p>
          </table:table-cell>
          <table:table-cell table:style-name="ce20" table:formula="of:=HYPERLINK(&quot;http://goo.gl/hwUO7W&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ontology/lastElectionDate&quot;)" office:value-type="string" office:string-value="http://dbpedia.org/ontology/lastElectionDate" calcext:value-type="string">
            <text:p>http://dbpedia.org/ontology/lastElectionDate</text:p>
          </table:table-cell>
          <table:table-cell table:style-name="ce16" office:value-type="string" calcext:value-type="string">
            <text:p>lastElectionDate</text:p>
          </table:table-cell>
          <table:table-cell table:formula="of:=AVERAGE([Sheet1.C741:Sheet1.C741])" office:value-type="string" office:string-value="#DIV/0!" calcext:value-type="error">
            <text:p>#DIV/0!</text:p>
          </table:table-cell>
          <table:table-cell table:formula="of:=COUNTIF([Sheet1.D741:Sheet1.D741]; &quot;X&quot;)" office:value-type="float" office:value="0" calcext:value-type="float">
            <text:p>0</text:p>
          </table:table-cell>
          <table:table-cell table:style-name="ce16" office:value-type="string" calcext:value-type="string">
            <text:p>an agent has last election date 2011-10-08+02:00</text:p>
          </table:table-cell>
          <table:table-cell table:style-name="ce16" office:value-type="string" calcext:value-type="string">
            <text:p>a legislature has last election date 2006-07-22+02:00</text:p>
          </table:table-cell>
          <table:table-cell table:style-name="ce25" table:formula="of:=HYPERLINK(&quot;http://goo.gl/Z7mrDg&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48489175" calcext:value-type="float">
            <text:p>148489175</text:p>
          </table:table-cell>
          <table:table-cell office:value-type="string" calcext:value-type="string">
            <text:p>government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Abraham Lincoln</text:p>
          </table:table-cell>
          <table:table-cell table:style-name="ce13" office:value-type="string" calcext:value-type="string">
            <text:p>Andrew Jackson</text:p>
          </table:table-cell>
          <table:table-cell table:style-name="ce13" office:value-type="string" calcext:value-type="string">
            <text:p>Andrew Johnson</text:p>
          </table:table-cell>
          <table:table-cell table:style-name="ce13" office:value-type="string" calcext:value-type="string">
            <text:p>Barack Obama</text:p>
          </table:table-cell>
          <table:table-cell table:style-name="ce13" office:value-type="string" calcext:value-type="string">
            <text:p>Benjamin Harrison</text:p>
          </table:table-cell>
          <table:table-cell table:style-name="ce13"/>
          <table:table-cell table:style-name="ce22"/>
          <table:table-cell table:number-columns-repeated="1017"/>
        </table:table-row>
        <table:table-row table:style-name="ro1">
          <table:table-cell table:style-name="ce5" office:value-type="string" calcext:value-type="string">
            <text:p>Bill Clinton</text:p>
          </table:table-cell>
          <table:table-cell table:style-name="ce13" office:value-type="string" calcext:value-type="string">
            <text:p>Calvin Coolidge</text:p>
          </table:table-cell>
          <table:table-cell table:style-name="ce13" office:value-type="string" calcext:value-type="string">
            <text:p>Chester A. Arthur</text:p>
          </table:table-cell>
          <table:table-cell table:style-name="ce13" office:value-type="string" calcext:value-type="string">
            <text:p>Dwight D. Eisenhower</text:p>
          </table:table-cell>
          <table:table-cell table:style-name="ce13" office:value-type="string" calcext:value-type="string">
            <text:p>Franklin D. Roosevelt</text:p>
          </table:table-cell>
          <table:table-cell table:style-name="ce13"/>
          <table:table-cell table:style-name="ce22"/>
          <table:table-cell table:number-columns-repeated="1017"/>
        </table:table-row>
        <table:table-row table:style-name="ro1">
          <table:table-cell table:style-name="ce5" office:value-type="string" calcext:value-type="string">
            <text:p>Franklin Pierce</text:p>
          </table:table-cell>
          <table:table-cell table:style-name="ce13" office:value-type="string" calcext:value-type="string">
            <text:p>George H. W. Bush</text:p>
          </table:table-cell>
          <table:table-cell table:style-name="ce13" office:value-type="string" calcext:value-type="string">
            <text:p>George Washington</text:p>
          </table:table-cell>
          <table:table-cell table:style-name="ce13" office:value-type="string" calcext:value-type="string">
            <text:p>George W. Bush</text:p>
          </table:table-cell>
          <table:table-cell table:style-name="ce13" office:value-type="string" calcext:value-type="string">
            <text:p>Gerald Ford</text:p>
          </table:table-cell>
          <table:table-cell table:style-name="ce13"/>
          <table:table-cell table:style-name="ce22"/>
          <table:table-cell table:number-columns-repeated="1017"/>
        </table:table-row>
        <table:table-row table:style-name="ro1">
          <table:table-cell table:style-name="ce5" office:value-type="string" calcext:value-type="string">
            <text:p>Grover Cleveland</text:p>
          </table:table-cell>
          <table:table-cell table:style-name="ce13" office:value-type="string" calcext:value-type="string">
            <text:p>Harry S. Truman</text:p>
          </table:table-cell>
          <table:table-cell table:style-name="ce13" office:value-type="string" calcext:value-type="string">
            <text:p>Herbert Hoover</text:p>
          </table:table-cell>
          <table:table-cell table:style-name="ce13" office:value-type="string" calcext:value-type="string">
            <text:p>James A. Garfield</text:p>
          </table:table-cell>
          <table:table-cell table:style-name="ce13" office:value-type="string" calcext:value-type="string">
            <text:p>James Buchanan</text:p>
          </table:table-cell>
          <table:table-cell table:style-name="ce13"/>
          <table:table-cell table:style-name="ce22"/>
          <table:table-cell table:number-columns-repeated="1017"/>
        </table:table-row>
        <table:table-row table:style-name="ro1">
          <table:table-cell table:style-name="ce5" office:value-type="string" calcext:value-type="string">
            <text:p>James K. Polk</text:p>
          </table:table-cell>
          <table:table-cell table:style-name="ce13" office:value-type="string" calcext:value-type="string">
            <text:p>James Madison</text:p>
          </table:table-cell>
          <table:table-cell table:style-name="ce13" office:value-type="string" calcext:value-type="string">
            <text:p>James Monroe</text:p>
          </table:table-cell>
          <table:table-cell table:style-name="ce13" office:value-type="string" calcext:value-type="string">
            <text:p>Jimmy Carter</text:p>
          </table:table-cell>
          <table:table-cell table:style-name="ce13" office:value-type="string" calcext:value-type="string">
            <text:p>John Adams</text:p>
          </table:table-cell>
          <table:table-cell table:style-name="ce13"/>
          <table:table-cell table:style-name="ce22"/>
          <table:table-cell table:number-columns-repeated="1017"/>
        </table:table-row>
        <table:table-row table:style-name="ro4">
          <table:table-cell table:style-name="ce5" office:value-type="string" calcext:value-type="string">
            <text:p>John F. Kennedy</text:p>
          </table:table-cell>
          <table:table-cell table:style-name="ce13" office:value-type="string" calcext:value-type="string">
            <text:p>John Quincy Adams</text:p>
          </table:table-cell>
          <table:table-cell table:style-name="ce13" office:value-type="string" calcext:value-type="string">
            <text:p>John Tyler</text:p>
          </table:table-cell>
          <table:table-cell table:style-name="ce13" office:value-type="string" calcext:value-type="string">
            <text:p>Lyndon B. Johnson</text:p>
          </table:table-cell>
          <table:table-cell table:style-name="ce13" office:value-type="string" calcext:value-type="string">
            <text:p>Martin Van Buren</text:p>
          </table:table-cell>
          <table:table-cell table:style-name="ce13"/>
          <table:table-cell table:style-name="ce22"/>
          <table:table-cell table:number-columns-repeated="1017"/>
        </table:table-row>
        <table:table-row table:style-name="ro1">
          <table:table-cell table:style-name="ce5" office:value-type="string" calcext:value-type="string">
            <text:p>Millard Fillmore</text:p>
          </table:table-cell>
          <table:table-cell table:style-name="ce13" office:value-type="string" calcext:value-type="string">
            <text:p>Richard Nixon</text:p>
          </table:table-cell>
          <table:table-cell table:style-name="ce13" office:value-type="string" calcext:value-type="string">
            <text:p>Ronald Reagan</text:p>
          </table:table-cell>
          <table:table-cell table:style-name="ce13" office:value-type="string" calcext:value-type="string">
            <text:p>Rutherford B. Hayes</text:p>
          </table:table-cell>
          <table:table-cell table:style-name="ce13" office:value-type="string" calcext:value-type="string">
            <text:p>Theodore Roosevelt</text:p>
          </table:table-cell>
          <table:table-cell table:style-name="ce13"/>
          <table:table-cell table:style-name="ce22"/>
          <table:table-cell table:number-columns-repeated="1017"/>
        </table:table-row>
        <table:table-row table:style-name="ro1">
          <table:table-cell table:style-name="ce5" office:value-type="string" calcext:value-type="string">
            <text:p>Thomas Jefferson</text:p>
          </table:table-cell>
          <table:table-cell table:style-name="ce13" office:value-type="string" calcext:value-type="string">
            <text:p>Ulysses S. Grant</text:p>
          </table:table-cell>
          <table:table-cell table:style-name="ce13" office:value-type="string" calcext:value-type="string">
            <text:p>Warren G. Harding</text:p>
          </table:table-cell>
          <table:table-cell table:style-name="ce13" office:value-type="string" calcext:value-type="string">
            <text:p>William Henry Harrison</text:p>
          </table:table-cell>
          <table:table-cell table:style-name="ce13" office:value-type="string" calcext:value-type="string">
            <text:p>William Howard Taft</text:p>
          </table:table-cell>
          <table:table-cell table:style-name="ce13"/>
          <table:table-cell table:style-name="ce22"/>
          <table:table-cell table:number-columns-repeated="1017"/>
        </table:table-row>
        <table:table-row table:style-name="ro1">
          <table:table-cell table:style-name="ce5" office:value-type="string" calcext:value-type="string">
            <text:p>William McKinley</text:p>
          </table:table-cell>
          <table:table-cell table:style-name="ce13" office:value-type="string" calcext:value-type="string">
            <text:p>Woodrow Wilson</text:p>
          </table:table-cell>
          <table:table-cell table:style-name="ce13" office:value-type="string" calcext:value-type="string">
            <text:p>Zachary Taylor</text:p>
          </table:table-cell>
          <table:table-cell table:style-name="ce13" table:number-columns-repeated="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4">
          <table:table-cell table:style-name="ce8" table:formula="of:=HYPERLINK(&quot;http://dbpedia.org/property/signedpresident&quot;)" office:value-type="string" office:string-value="http://dbpedia.org/property/signedpresident" calcext:value-type="string">
            <text:p>http://dbpedia.org/property/signedpresident</text:p>
          </table:table-cell>
          <table:table-cell office:value-type="string" calcext:value-type="string">
            <text:p>signedpresident</text:p>
          </table:table-cell>
          <table:table-cell table:formula="of:=AVERAGE([Sheet1.C757:Sheet1.C757])" office:value-type="string" office:string-value="#DIV/0!" calcext:value-type="error">
            <text:p>#DIV/0!</text:p>
          </table:table-cell>
          <table:table-cell table:formula="of:=COUNTIF([Sheet1.D757:Sheet1.D757]; &quot;X&quot;)" office:value-type="float" office:value="0" calcext:value-type="float">
            <text:p>0</text:p>
          </table:table-cell>
          <table:table-cell table:number-columns-repeated="2"/>
          <table:table-cell table:style-name="ce20" table:formula="of:=HYPERLINK(&quot;http://goo.gl/Gp9bQS&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resident&quot;)" office:value-type="string" office:string-value="http://dbpedia.org/property/president" calcext:value-type="string">
            <text:p>http://dbpedia.org/property/president</text:p>
          </table:table-cell>
          <table:table-cell office:value-type="string" calcext:value-type="string">
            <text:p>president</text:p>
          </table:table-cell>
          <table:table-cell table:formula="of:=AVERAGE([Sheet1.C758:Sheet1.C758])" office:value-type="string" office:string-value="#DIV/0!" calcext:value-type="error">
            <text:p>#DIV/0!</text:p>
          </table:table-cell>
          <table:table-cell table:formula="of:=COUNTIF([Sheet1.D758:Sheet1.D758]; &quot;X&quot;)" office:value-type="float" office:value="0" calcext:value-type="float">
            <text:p>0</text:p>
          </table:table-cell>
          <table:table-cell office:value-type="string" calcext:value-type="string">
            <text:p>an office holder has President Thomas Jefferson (an entity of type agent)</text:p>
          </table:table-cell>
          <table:table-cell office:value-type="string" calcext:value-type="string">
            <text:p>an office holder has President John Tyler (an entity of type person)</text:p>
          </table:table-cell>
          <table:table-cell table:style-name="ce20" table:formula="of:=HYPERLINK(&quot;http://goo.gl/jMZ9RK&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president&quot;)" office:value-type="string" office:string-value="http://dbpedia.org/ontology/president" calcext:value-type="string">
            <text:p>http://dbpedia.org/ontology/president</text:p>
          </table:table-cell>
          <table:table-cell office:value-type="string" calcext:value-type="string">
            <text:p>president</text:p>
          </table:table-cell>
          <table:table-cell table:formula="of:=AVERAGE([Sheet1.C759:Sheet1.C759])" office:value-type="string" office:string-value="#DIV/0!" calcext:value-type="error">
            <text:p>#DIV/0!</text:p>
          </table:table-cell>
          <table:table-cell table:formula="of:=COUNTIF([Sheet1.D759:Sheet1.D759]; &quot;X&quot;)" office:value-type="float" office:value="0" calcext:value-type="float">
            <text:p>0</text:p>
          </table:table-cell>
          <table:table-cell office:value-type="string" calcext:value-type="string">
            <text:p>a person has president Grover Cleveland (an entity of type person)</text:p>
          </table:table-cell>
          <table:table-cell office:value-type="string" calcext:value-type="string">
            <text:p>a person has president Jos%C3%A9 Manuel Barroso (an entity of type agent)</text:p>
          </table:table-cell>
          <table:table-cell table:style-name="ce20" table:formula="of:=HYPERLINK(&quot;http://goo.gl/tMnWzW&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successor&quot;)" office:value-type="string" office:string-value="http://dbpedia.org/ontology/successor" calcext:value-type="string">
            <text:p>http://dbpedia.org/ontology/successor</text:p>
          </table:table-cell>
          <table:table-cell office:value-type="string" calcext:value-type="string">
            <text:p>successor</text:p>
          </table:table-cell>
          <table:table-cell table:formula="of:=AVERAGE([Sheet1.C760:Sheet1.C760])" office:value-type="string" office:string-value="#DIV/0!" calcext:value-type="error">
            <text:p>#DIV/0!</text:p>
          </table:table-cell>
          <table:table-cell table:formula="of:=COUNTIF([Sheet1.D760:Sheet1.D760]; &quot;X&quot;)" office:value-type="float" office:value="0" calcext:value-type="float">
            <text:p>0</text:p>
          </table:table-cell>
          <table:table-cell office:value-type="string" calcext:value-type="string">
            <text:p>a politician has successor Raymond Poincar%C3%A9 (an entity of type prime minister)</text:p>
          </table:table-cell>
          <table:table-cell office:value-type="string" calcext:value-type="string">
            <text:p>an agent has successor Joseph Paul-Boncour (an entity of type politician)</text:p>
          </table:table-cell>
          <table:table-cell table:style-name="ce20" table:formula="of:=HYPERLINK(&quot;http://goo.gl/il3yal&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uccessor&quot;)" office:value-type="string" office:string-value="http://dbpedia.org/property/successor" calcext:value-type="string">
            <text:p>http://dbpedia.org/property/successor</text:p>
          </table:table-cell>
          <table:table-cell office:value-type="string" calcext:value-type="string">
            <text:p>successor</text:p>
          </table:table-cell>
          <table:table-cell table:formula="of:=AVERAGE([Sheet1.C761:Sheet1.C761])" office:value-type="string" office:string-value="#DIV/0!" calcext:value-type="error">
            <text:p>#DIV/0!</text:p>
          </table:table-cell>
          <table:table-cell table:formula="of:=COUNTIF([Sheet1.D761:Sheet1.D761]; &quot;X&quot;)" office:value-type="float" office:value="0" calcext:value-type="float">
            <text:p>0</text:p>
          </table:table-cell>
          <table:table-cell office:value-type="string" calcext:value-type="string">
            <text:p>an agent has successor Raymond Poincar%C3%A9 (an entity of type agent)</text:p>
          </table:table-cell>
          <table:table-cell office:value-type="string" calcext:value-type="string">
            <text:p>a president has successor S%C3%A1ndor R%C3%B3nai (an entity of type person)</text:p>
          </table:table-cell>
          <table:table-cell table:style-name="ce20" table:formula="of:=HYPERLINK(&quot;http://goo.gl/TFS935&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title&quot;)" office:value-type="string" office:string-value="http://dbpedia.org/property/title" calcext:value-type="string">
            <text:p>http://dbpedia.org/property/title</text:p>
          </table:table-cell>
          <table:table-cell table:style-name="ce16" office:value-type="string" calcext:value-type="string">
            <text:p>title</text:p>
          </table:table-cell>
          <table:table-cell table:formula="of:=AVERAGE([Sheet1.C762:Sheet1.C762])" office:value-type="string" office:string-value="#DIV/0!" calcext:value-type="error">
            <text:p>#DIV/0!</text:p>
          </table:table-cell>
          <table:table-cell table:formula="of:=COUNTIF([Sheet1.D762:Sheet1.D762]; &quot;X&quot;)" office:value-type="float" office:value="0" calcext:value-type="float">
            <text:p>0</text:p>
          </table:table-cell>
          <table:table-cell table:style-name="ce16" office:value-type="string" calcext:value-type="string">
            <text:p>a work has title H. (an entity of type musical work)</text:p>
          </table:table-cell>
          <table:table-cell table:style-name="ce16" office:value-type="string" calcext:value-type="string">
            <text:p>an album has title Stinkfist (an entity of type musical work)</text:p>
          </table:table-cell>
          <table:table-cell table:style-name="ce25" table:formula="of:=HYPERLINK(&quot;http://goo.gl/rnRNwI&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668711967" calcext:value-type="float">
            <text:p>1668711967</text:p>
          </table:table-cell>
          <table:table-cell office:value-type="string" calcext:value-type="string">
            <text:p>government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4">
          <table:table-cell table:style-name="ce5" office:value-type="string" calcext:value-type="string">
            <text:p>Canningite and Whig</text:p>
          </table:table-cell>
          <table:table-cell table:style-name="ce13" office:value-type="string" calcext:value-type="string">
            <text:p>Coalition</text:p>
          </table:table-cell>
          <table:table-cell table:style-name="ce13" office:value-type="string" calcext:value-type="string">
            <text:p>Conservative</text:p>
          </table:table-cell>
          <table:table-cell table:style-name="ce13" office:value-type="string" calcext:value-type="string">
            <text:p>Conservative and Unionist</text:p>
          </table:table-cell>
          <table:table-cell table:style-name="ce13" office:value-type="string" calcext:value-type="string">
            <text:p>Labour</text:p>
          </table:table-cell>
          <table:table-cell table:style-name="ce13"/>
          <table:table-cell table:style-name="ce22"/>
          <table:table-cell table:number-columns-repeated="1017"/>
        </table:table-row>
        <table:table-row table:style-name="ro4">
          <table:table-cell table:style-name="ce5" office:value-type="string" calcext:value-type="string">
            <text:p>Liberal</text:p>
          </table:table-cell>
          <table:table-cell table:style-name="ce13" office:value-type="string" calcext:value-type="string">
            <text:p>National</text:p>
          </table:table-cell>
          <table:table-cell table:style-name="ce13" office:value-type="string" calcext:value-type="string">
            <text:p>Tory</text:p>
          </table:table-cell>
          <table:table-cell table:style-name="ce13" office:value-type="string" calcext:value-type="string">
            <text:p>Whig</text:p>
          </table:table-cell>
          <table:table-cell table:style-name="ce13" office:value-type="string" calcext:value-type="string">
            <text:p>Whig and Peelite</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party&quot;)" office:value-type="string" office:string-value="http://dbpedia.org/property/party" calcext:value-type="string">
            <text:p>http://dbpedia.org/property/party</text:p>
          </table:table-cell>
          <table:table-cell office:value-type="string" calcext:value-type="string">
            <text:p>party</text:p>
          </table:table-cell>
          <table:table-cell table:formula="of:=AVERAGE([Sheet1.C771:Sheet1.C771])" office:value-type="string" office:string-value="#DIV/0!" calcext:value-type="error">
            <text:p>#DIV/0!</text:p>
          </table:table-cell>
          <table:table-cell table:formula="of:=COUNTIF([Sheet1.D771:Sheet1.D771]; &quot;X&quot;)" office:value-type="float" office:value="0" calcext:value-type="float">
            <text:p>0</text:p>
          </table:table-cell>
          <table:table-cell office:value-type="string" calcext:value-type="string">
            <text:p>an agent has party Arab Socialist Union (Iraq) (an entity of type political party)</text:p>
          </table:table-cell>
          <table:table-cell office:value-type="string" calcext:value-type="string">
            <text:p>an agent has party Unionist Party (Guatemala) (an entity of type agent)</text:p>
          </table:table-cell>
          <table:table-cell table:style-name="ce20" table:formula="of:=HYPERLINK(&quot;http://goo.gl/289m4V&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party&quot;)" office:value-type="string" office:string-value="http://dbpedia.org/ontology/party" calcext:value-type="string">
            <text:p>http://dbpedia.org/ontology/party</text:p>
          </table:table-cell>
          <table:table-cell office:value-type="string" calcext:value-type="string">
            <text:p>party</text:p>
          </table:table-cell>
          <table:table-cell table:formula="of:=AVERAGE([Sheet1.C772:Sheet1.C772])" office:value-type="string" office:string-value="#DIV/0!" calcext:value-type="error">
            <text:p>#DIV/0!</text:p>
          </table:table-cell>
          <table:table-cell table:formula="of:=COUNTIF([Sheet1.D772:Sheet1.D772]; &quot;X&quot;)" office:value-type="float" office:value="0" calcext:value-type="float">
            <text:p>0</text:p>
          </table:table-cell>
          <table:table-cell office:value-type="string" calcext:value-type="string">
            <text:p>a president has party Hungarian Social Democratic Party (an entity of type organisation)</text:p>
          </table:table-cell>
          <table:table-cell office:value-type="string" calcext:value-type="string">
            <text:p>an agent has party Union for Democracy and Social Progress (Democratic Republic of the Congo) (an entity of type agent)</text:p>
          </table:table-cell>
          <table:table-cell table:style-name="ce20" table:formula="of:=HYPERLINK(&quot;http://goo.gl/V2hqJ1&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oppositionParty&quot;)" office:value-type="string" office:string-value="http://dbpedia.org/property/oppositionParty" calcext:value-type="string">
            <text:p>http://dbpedia.org/property/oppositionParty</text:p>
          </table:table-cell>
          <table:table-cell office:value-type="string" calcext:value-type="string">
            <text:p>oppositionParty</text:p>
          </table:table-cell>
          <table:table-cell table:formula="of:=AVERAGE([Sheet1.C773:Sheet1.C773])" office:value-type="string" office:string-value="#DIV/0!" calcext:value-type="error">
            <text:p>#DIV/0!</text:p>
          </table:table-cell>
          <table:table-cell table:formula="of:=COUNTIF([Sheet1.D773:Sheet1.D773]; &quot;X&quot;)" office:value-type="float" office:value="0" calcext:value-type="float">
            <text:p>0</text:p>
          </table:table-cell>
          <table:table-cell office:value-type="string" calcext:value-type="string">
            <text:p>a country has opposition party Russian Social Democratic Labour Party (an entity of type agent)</text:p>
          </table:table-cell>
          <table:table-cell office:value-type="string" calcext:value-type="string">
            <text:p>a country has opposition party Socialist coalition</text:p>
          </table:table-cell>
          <table:table-cell table:style-name="ce20" table:formula="of:=HYPERLINK(&quot;http://goo.gl/dSdUfY&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oliticalGroups&quot;)" office:value-type="string" office:string-value="http://dbpedia.org/property/politicalGroups" calcext:value-type="string">
            <text:p>http://dbpedia.org/property/politicalGroups</text:p>
          </table:table-cell>
          <table:table-cell office:value-type="string" calcext:value-type="string">
            <text:p>politicalGroups</text:p>
          </table:table-cell>
          <table:table-cell table:formula="of:=AVERAGE([Sheet1.C774:Sheet1.C774])" office:value-type="string" office:string-value="#DIV/0!" calcext:value-type="error">
            <text:p>#DIV/0!</text:p>
          </table:table-cell>
          <table:table-cell table:formula="of:=COUNTIF([Sheet1.D774:Sheet1.D774]; &quot;X&quot;)" office:value-type="float" office:value="0" calcext:value-type="float">
            <text:p>0</text:p>
          </table:table-cell>
          <table:table-cell office:value-type="string" calcext:value-type="string">
            <text:p>an organisation has political groups Democratic Party (United States) (an entity of type organisation)</text:p>
          </table:table-cell>
          <table:table-cell office:value-type="string" calcext:value-type="string">
            <text:p>an agent has political groups Hamas</text:p>
          </table:table-cell>
          <table:table-cell table:style-name="ce20" table:formula="of:=HYPERLINK(&quot;http://goo.gl/9aRpUF&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otherParty&quot;)" office:value-type="string" office:string-value="http://dbpedia.org/ontology/otherParty" calcext:value-type="string">
            <text:p>http://dbpedia.org/ontology/otherParty</text:p>
          </table:table-cell>
          <table:table-cell office:value-type="string" calcext:value-type="string">
            <text:p>otherParty</text:p>
          </table:table-cell>
          <table:table-cell table:formula="of:=AVERAGE([Sheet1.C775:Sheet1.C775])" office:value-type="string" office:string-value="#DIV/0!" calcext:value-type="error">
            <text:p>#DIV/0!</text:p>
          </table:table-cell>
          <table:table-cell table:formula="of:=COUNTIF([Sheet1.D775:Sheet1.D775]; &quot;X&quot;)" office:value-type="float" office:value="0" calcext:value-type="float">
            <text:p>0</text:p>
          </table:table-cell>
          <table:table-cell office:value-type="string" calcext:value-type="string">
            <text:p>an office holder has other party Irish Republican Socialist Party (an entity of type agent)</text:p>
          </table:table-cell>
          <table:table-cell office:value-type="string" calcext:value-type="string">
            <text:p>a person has other party Party of Industrialists and Entrepreneurs of Ukraine (an entity of type agent)</text:p>
          </table:table-cell>
          <table:table-cell table:style-name="ce20" table:formula="of:=HYPERLINK(&quot;http://goo.gl/g14SHM&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politicalPartyInLegislature&quot;)" office:value-type="string" office:string-value="http://dbpedia.org/ontology/politicalPartyInLegislature" calcext:value-type="string">
            <text:p>http://dbpedia.org/ontology/politicalPartyInLegislature</text:p>
          </table:table-cell>
          <table:table-cell office:value-type="string" calcext:value-type="string">
            <text:p>politicalPartyInLegislature</text:p>
          </table:table-cell>
          <table:table-cell table:formula="of:=AVERAGE([Sheet1.C776:Sheet1.C776])" office:value-type="string" office:string-value="#DIV/0!" calcext:value-type="error">
            <text:p>#DIV/0!</text:p>
          </table:table-cell>
          <table:table-cell table:formula="of:=COUNTIF([Sheet1.D776:Sheet1.D776]; &quot;X&quot;)" office:value-type="float" office:value="0" calcext:value-type="float">
            <text:p>0</text:p>
          </table:table-cell>
          <table:table-cell office:value-type="string" calcext:value-type="string">
            <text:p>an organisation has political party in legislature Coalition for Change (an entity of type agent)</text:p>
          </table:table-cell>
          <table:table-cell office:value-type="string" calcext:value-type="string">
            <text:p>an agent has political party in legislature Communist Party of Greece (an entity of type agent)</text:p>
          </table:table-cell>
          <table:table-cell table:style-name="ce20" table:formula="of:=HYPERLINK(&quot;http://goo.gl/vV3kzo&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otherparty&quot;)" office:value-type="string" office:string-value="http://dbpedia.org/property/otherparty" calcext:value-type="string">
            <text:p>http://dbpedia.org/property/otherparty</text:p>
          </table:table-cell>
          <table:table-cell office:value-type="string" calcext:value-type="string">
            <text:p>otherparty</text:p>
          </table:table-cell>
          <table:table-cell table:formula="of:=AVERAGE([Sheet1.C777:Sheet1.C777])" office:value-type="string" office:string-value="#DIV/0!" calcext:value-type="error">
            <text:p>#DIV/0!</text:p>
          </table:table-cell>
          <table:table-cell table:formula="of:=COUNTIF([Sheet1.D777:Sheet1.D777]; &quot;X&quot;)" office:value-type="float" office:value="0" calcext:value-type="float">
            <text:p>0</text:p>
          </table:table-cell>
          <table:table-cell office:value-type="string" calcext:value-type="string">
            <text:p>an office holder has otherparty Unity ,</text:p>
          </table:table-cell>
          <table:table-cell office:value-type="string" calcext:value-type="string">
            <text:p>an office holder has otherparty Indigenous Social Alliance Movement (an entity of type organisation)</text:p>
          </table:table-cell>
          <table:table-cell table:style-name="ce20" table:formula="of:=HYPERLINK(&quot;http://goo.gl/E1anuV&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oliticalParty&quot;)" office:value-type="string" office:string-value="http://dbpedia.org/property/politicalParty" calcext:value-type="string">
            <text:p>http://dbpedia.org/property/politicalParty</text:p>
          </table:table-cell>
          <table:table-cell office:value-type="string" calcext:value-type="string">
            <text:p>politicalParty</text:p>
          </table:table-cell>
          <table:table-cell table:formula="of:=AVERAGE([Sheet1.C778:Sheet1.C778])" office:value-type="string" office:string-value="#DIV/0!" calcext:value-type="error">
            <text:p>#DIV/0!</text:p>
          </table:table-cell>
          <table:table-cell table:formula="of:=COUNTIF([Sheet1.D778:Sheet1.D778]; &quot;X&quot;)" office:value-type="float" office:value="0" calcext:value-type="float">
            <text:p>0</text:p>
          </table:table-cell>
          <table:table-cell office:value-type="string" calcext:value-type="string">
            <text:p>a place has political party Socialist Revolutionary Party (an entity of type organisation)</text:p>
          </table:table-cell>
          <table:table-cell office:value-type="string" calcext:value-type="string">
            <text:p>a philosopher has political party Syrian Social Nationalist Party (an entity of type organisation)</text:p>
          </table:table-cell>
          <table:table-cell table:style-name="ce20" table:formula="of:=HYPERLINK(&quot;http://goo.gl/7QLuxw&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politicalPartyOfLeader&quot;)" office:value-type="string" office:string-value="http://dbpedia.org/ontology/politicalPartyOfLeader" calcext:value-type="string">
            <text:p>http://dbpedia.org/ontology/politicalPartyOfLeader</text:p>
          </table:table-cell>
          <table:table-cell office:value-type="string" calcext:value-type="string">
            <text:p>politicalPartyOfLeader</text:p>
          </table:table-cell>
          <table:table-cell table:formula="of:=AVERAGE([Sheet1.C779:Sheet1.C779])" office:value-type="string" office:string-value="#DIV/0!" calcext:value-type="error">
            <text:p>#DIV/0!</text:p>
          </table:table-cell>
          <table:table-cell table:formula="of:=COUNTIF([Sheet1.D779:Sheet1.D779]; &quot;X&quot;)" office:value-type="float" office:value="0" calcext:value-type="float">
            <text:p>0</text:p>
          </table:table-cell>
          <table:table-cell office:value-type="string" calcext:value-type="string">
            <text:p>an organisation has political party of leader Democratic Party of Japan (an entity of type organisation)</text:p>
          </table:table-cell>
          <table:table-cell office:value-type="string" calcext:value-type="string">
            <text:p>a legislature has political party of leader Republican Party of Arkansas (an entity of type political party)</text:p>
          </table:table-cell>
          <table:table-cell table:style-name="ce20" table:formula="of:=HYPERLINK(&quot;http://goo.gl/7JyVrG&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opponents&quot;)" office:value-type="string" office:string-value="http://dbpedia.org/property/opponents" calcext:value-type="string">
            <text:p>http://dbpedia.org/property/opponents</text:p>
          </table:table-cell>
          <table:table-cell office:value-type="string" calcext:value-type="string">
            <text:p>opponents</text:p>
          </table:table-cell>
          <table:table-cell table:formula="of:=AVERAGE([Sheet1.C780:Sheet1.C780])" office:value-type="string" office:string-value="#DIV/0!" calcext:value-type="error">
            <text:p>#DIV/0!</text:p>
          </table:table-cell>
          <table:table-cell table:formula="of:=COUNTIF([Sheet1.D780:Sheet1.D780]; &quot;X&quot;)" office:value-type="float" office:value="0" calcext:value-type="float">
            <text:p>0</text:p>
          </table:table-cell>
          <table:table-cell office:value-type="string" calcext:value-type="string">
            <text:p>a person has opponents Paul Krugman (an entity of type person)</text:p>
          </table:table-cell>
          <table:table-cell office:value-type="string" calcext:value-type="string">
            <text:p>a person has opponents Diana Dors (an entity of type agent)</text:p>
          </table:table-cell>
          <table:table-cell table:style-name="ce20" table:formula="of:=HYPERLINK(&quot;http://goo.gl/rkqL4I&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ideology&quot;)" office:value-type="string" office:string-value="http://dbpedia.org/property/ideology" calcext:value-type="string">
            <text:p>http://dbpedia.org/property/ideology</text:p>
          </table:table-cell>
          <table:table-cell office:value-type="string" calcext:value-type="string">
            <text:p>ideology</text:p>
          </table:table-cell>
          <table:table-cell table:formula="of:=AVERAGE([Sheet1.C781:Sheet1.C781])" office:value-type="string" office:string-value="#DIV/0!" calcext:value-type="error">
            <text:p>#DIV/0!</text:p>
          </table:table-cell>
          <table:table-cell table:formula="of:=COUNTIF([Sheet1.D781:Sheet1.D781]; &quot;X&quot;)" office:value-type="float" office:value="0" calcext:value-type="float">
            <text:p>0</text:p>
          </table:table-cell>
          <table:table-cell office:value-type="string" calcext:value-type="string">
            <text:p>an organisation has ideology Traditionalism (religion)</text:p>
          </table:table-cell>
          <table:table-cell office:value-type="string" calcext:value-type="string">
            <text:p>an agent has ideology Traditionalist conservatism</text:p>
          </table:table-cell>
          <table:table-cell table:style-name="ce20" table:formula="of:=HYPERLINK(&quot;http://goo.gl/sgN6Eu&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leader&quot;)" office:value-type="string" office:string-value="http://dbpedia.org/ontology/leader" calcext:value-type="string">
            <text:p>http://dbpedia.org/ontology/leader</text:p>
          </table:table-cell>
          <table:table-cell office:value-type="string" calcext:value-type="string">
            <text:p>leader</text:p>
          </table:table-cell>
          <table:table-cell table:formula="of:=AVERAGE([Sheet1.C782:Sheet1.C782])" office:value-type="string" office:string-value="#DIV/0!" calcext:value-type="error">
            <text:p>#DIV/0!</text:p>
          </table:table-cell>
          <table:table-cell table:formula="of:=COUNTIF([Sheet1.D782:Sheet1.D782]; &quot;X&quot;)" office:value-type="float" office:value="0" calcext:value-type="float">
            <text:p>0</text:p>
          </table:table-cell>
          <table:table-cell office:value-type="string" calcext:value-type="string">
            <text:p>an organisation has leader George Lincoln Rockwell (an entity of type agent)</text:p>
          </table:table-cell>
          <table:table-cell office:value-type="string" calcext:value-type="string">
            <text:p>an agent has leader Carlos Gomes J%C3%BAnior (an entity of type person)</text:p>
          </table:table-cell>
          <table:table-cell table:style-name="ce20" table:formula="of:=HYPERLINK(&quot;http://goo.gl/OCcSlP&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leaderParty&quot;)" office:value-type="string" office:string-value="http://dbpedia.org/property/leaderParty" calcext:value-type="string">
            <text:p>http://dbpedia.org/property/leaderParty</text:p>
          </table:table-cell>
          <table:table-cell office:value-type="string" calcext:value-type="string">
            <text:p>leaderParty</text:p>
          </table:table-cell>
          <table:table-cell table:formula="of:=AVERAGE([Sheet1.C783:Sheet1.C783])" office:value-type="string" office:string-value="#DIV/0!" calcext:value-type="error">
            <text:p>#DIV/0!</text:p>
          </table:table-cell>
          <table:table-cell table:formula="of:=COUNTIF([Sheet1.D783:Sheet1.D783]; &quot;X&quot;)" office:value-type="float" office:value="0" calcext:value-type="float">
            <text:p>0</text:p>
          </table:table-cell>
          <table:table-cell office:value-type="string" calcext:value-type="string">
            <text:p>a place has leader party Party of the Hungarian Coalition (an entity of type political party)</text:p>
          </table:table-cell>
          <table:table-cell office:value-type="string" calcext:value-type="string">
            <text:p>a municipality has leader party All Progressives Grand Alliance (an entity of type political party)</text:p>
          </table:table-cell>
          <table:table-cell table:style-name="ce20" table:formula="of:=HYPERLINK(&quot;http://goo.gl/5C7jw4&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winner&quot;)" office:value-type="string" office:string-value="http://dbpedia.org/property/winner" calcext:value-type="string">
            <text:p>http://dbpedia.org/property/winner</text:p>
          </table:table-cell>
          <table:table-cell office:value-type="string" calcext:value-type="string">
            <text:p>winner</text:p>
          </table:table-cell>
          <table:table-cell table:formula="of:=AVERAGE([Sheet1.C784:Sheet1.C784])" office:value-type="string" office:string-value="#DIV/0!" calcext:value-type="error">
            <text:p>#DIV/0!</text:p>
          </table:table-cell>
          <table:table-cell table:formula="of:=COUNTIF([Sheet1.D784:Sheet1.D784]; &quot;X&quot;)" office:value-type="float" office:value="0" calcext:value-type="float">
            <text:p>0</text:p>
          </table:table-cell>
          <table:table-cell office:value-type="string" calcext:value-type="string">
            <text:p>a place has winner Walter Runciman, 1st Viscount Runciman of Doxford (an entity of type person)</text:p>
          </table:table-cell>
          <table:table-cell office:value-type="string" calcext:value-type="string">
            <text:p>a region has winner Democratic Party</text:p>
          </table:table-cell>
          <table:table-cell table:style-name="ce20" table:formula="of:=HYPERLINK(&quot;http://goo.gl/MIu8bT&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legislatureStatus&quot;)" office:value-type="string" office:string-value="http://dbpedia.org/property/legislatureStatus" calcext:value-type="string">
            <text:p>http://dbpedia.org/property/legislatureStatus</text:p>
          </table:table-cell>
          <table:table-cell office:value-type="string" calcext:value-type="string">
            <text:p>legislatureStatus</text:p>
          </table:table-cell>
          <table:table-cell table:formula="of:=AVERAGE([Sheet1.C785:Sheet1.C785])" office:value-type="string" office:string-value="#DIV/0!" calcext:value-type="error">
            <text:p>#DIV/0!</text:p>
          </table:table-cell>
          <table:table-cell table:formula="of:=COUNTIF([Sheet1.D785:Sheet1.D785]; &quot;X&quot;)" office:value-type="float" office:value="0" calcext:value-type="float">
            <text:p>0</text:p>
          </table:table-cell>
          <table:table-cell office:value-type="string" calcext:value-type="string">
            <text:p>a country has legislature status Coalition government (an entity of type organisation)</text:p>
          </table:table-cell>
          <table:table-cell office:value-type="string" calcext:value-type="string">
            <text:p>a political party has legislature status Grand coalition</text:p>
          </table:table-cell>
          <table:table-cell table:style-name="ce20" table:formula="of:=HYPERLINK(&quot;http://goo.gl/nYrFH2&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legislature&quot;)" office:value-type="string" office:string-value="http://dbpedia.org/property/legislature" calcext:value-type="string">
            <text:p>http://dbpedia.org/property/legislature</text:p>
          </table:table-cell>
          <table:table-cell office:value-type="string" calcext:value-type="string">
            <text:p>legislature</text:p>
          </table:table-cell>
          <table:table-cell table:formula="of:=AVERAGE([Sheet1.C786:Sheet1.C786])" office:value-type="string" office:string-value="#DIV/0!" calcext:value-type="error">
            <text:p>#DIV/0!</text:p>
          </table:table-cell>
          <table:table-cell table:formula="of:=COUNTIF([Sheet1.D786:Sheet1.D786]; &quot;X&quot;)" office:value-type="float" office:value="0" calcext:value-type="float">
            <text:p>0</text:p>
          </table:table-cell>
          <table:table-cell office:value-type="string" calcext:value-type="string">
            <text:p>a place has Legislature Landtag of Saxony</text:p>
          </table:table-cell>
          <table:table-cell office:value-type="string" calcext:value-type="string">
            <text:p>a place has Legislature Althing (an entity of type agent)</text:p>
          </table:table-cell>
          <table:table-cell table:style-name="ce20" table:formula="of:=HYPERLINK(&quot;http://goo.gl/dzKfAF&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president&quot;)" office:value-type="string" office:string-value="http://dbpedia.org/ontology/president" calcext:value-type="string">
            <text:p>http://dbpedia.org/ontology/president</text:p>
          </table:table-cell>
          <table:table-cell office:value-type="string" calcext:value-type="string">
            <text:p>president</text:p>
          </table:table-cell>
          <table:table-cell table:formula="of:=AVERAGE([Sheet1.C787:Sheet1.C787])" office:value-type="string" office:string-value="#DIV/0!" calcext:value-type="error">
            <text:p>#DIV/0!</text:p>
          </table:table-cell>
          <table:table-cell table:formula="of:=COUNTIF([Sheet1.D787:Sheet1.D787]; &quot;X&quot;)" office:value-type="float" office:value="0" calcext:value-type="float">
            <text:p>0</text:p>
          </table:table-cell>
          <table:table-cell office:value-type="string" calcext:value-type="string">
            <text:p>an agent has president Jos%C3%A9 Manuel Barroso (an entity of type person)</text:p>
          </table:table-cell>
          <table:table-cell office:value-type="string" calcext:value-type="string">
            <text:p>a politician has president Abdullah G%C3%BCl (an entity of type president)</text:p>
          </table:table-cell>
          <table:table-cell table:style-name="ce20" table:formula="of:=HYPERLINK(&quot;http://goo.gl/tMnWzW&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leaderParty&quot;)" office:value-type="string" office:string-value="http://dbpedia.org/ontology/leaderParty" calcext:value-type="string">
            <text:p>http://dbpedia.org/ontology/leaderParty</text:p>
          </table:table-cell>
          <table:table-cell office:value-type="string" calcext:value-type="string">
            <text:p>leaderParty</text:p>
          </table:table-cell>
          <table:table-cell table:formula="of:=AVERAGE([Sheet1.C788:Sheet1.C788])" office:value-type="string" office:string-value="#DIV/0!" calcext:value-type="error">
            <text:p>#DIV/0!</text:p>
          </table:table-cell>
          <table:table-cell table:formula="of:=COUNTIF([Sheet1.D788:Sheet1.D788]; &quot;X&quot;)" office:value-type="float" office:value="0" calcext:value-type="float">
            <text:p>0</text:p>
          </table:table-cell>
          <table:table-cell office:value-type="string" calcext:value-type="string">
            <text:p>a place has leader party National Liberal Party (Romania) (an entity of type agent)</text:p>
          </table:table-cell>
          <table:table-cell office:value-type="string" calcext:value-type="string">
            <text:p>a populated place has leader party National Democratic Party of Germany (an entity of type political party)</text:p>
          </table:table-cell>
          <table:table-cell table:style-name="ce20" table:formula="of:=HYPERLINK(&quot;http://goo.gl/wrTEmq&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minister&quot;)" office:value-type="string" office:string-value="http://dbpedia.org/property/minister" calcext:value-type="string">
            <text:p>http://dbpedia.org/property/minister</text:p>
          </table:table-cell>
          <table:table-cell office:value-type="string" calcext:value-type="string">
            <text:p>minister</text:p>
          </table:table-cell>
          <table:table-cell table:formula="of:=AVERAGE([Sheet1.C789:Sheet1.C789])" office:value-type="string" office:string-value="#DIV/0!" calcext:value-type="error">
            <text:p>#DIV/0!</text:p>
          </table:table-cell>
          <table:table-cell table:formula="of:=COUNTIF([Sheet1.D789:Sheet1.D789]; &quot;X&quot;)" office:value-type="float" office:value="0" calcext:value-type="float">
            <text:p>0</text:p>
          </table:table-cell>
          <table:table-cell office:value-type="string" calcext:value-type="string">
            <text:p>an agent has minister Stephen Smith (Australian politician) (an entity of type agent)</text:p>
          </table:table-cell>
          <table:table-cell office:value-type="string" calcext:value-type="string">
            <text:p>an agent has minister C%C3%A2ndido Pereira Van-D%C3%BAnem</text:p>
          </table:table-cell>
          <table:table-cell table:style-name="ce20" table:formula="of:=HYPERLINK(&quot;http://goo.gl/H5xIWQ&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governmentType&quot;)" office:value-type="string" office:string-value="http://dbpedia.org/ontology/governmentType" calcext:value-type="string">
            <text:p>http://dbpedia.org/ontology/governmentType</text:p>
          </table:table-cell>
          <table:table-cell office:value-type="string" calcext:value-type="string">
            <text:p>governmentType</text:p>
          </table:table-cell>
          <table:table-cell table:formula="of:=AVERAGE([Sheet1.C790:Sheet1.C790])" office:value-type="string" office:string-value="#DIV/0!" calcext:value-type="error">
            <text:p>#DIV/0!</text:p>
          </table:table-cell>
          <table:table-cell table:formula="of:=COUNTIF([Sheet1.D790:Sheet1.D790]; &quot;X&quot;)" office:value-type="float" office:value="0" calcext:value-type="float">
            <text:p>0</text:p>
          </table:table-cell>
          <table:table-cell table:number-columns-repeated="2" office:value-type="string" calcext:value-type="string">
            <text:p>a municipality has government type Trustee-village government</text:p>
          </table:table-cell>
          <table:table-cell table:style-name="ce20" table:formula="of:=HYPERLINK(&quot;http://goo.gl/DIhDrg&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2ndparty&quot;)" office:value-type="string" office:string-value="http://dbpedia.org/property/2ndparty" calcext:value-type="string">
            <text:p>http://dbpedia.org/property/2ndparty</text:p>
          </table:table-cell>
          <table:table-cell office:value-type="string" calcext:value-type="string">
            <text:p>2ndparty</text:p>
          </table:table-cell>
          <table:table-cell table:formula="of:=AVERAGE([Sheet1.C791:Sheet1.C791])" office:value-type="string" office:string-value="#DIV/0!" calcext:value-type="error">
            <text:p>#DIV/0!</text:p>
          </table:table-cell>
          <table:table-cell table:formula="of:=COUNTIF([Sheet1.D791:Sheet1.D791]; &quot;X&quot;)" office:value-type="float" office:value="0" calcext:value-type="float">
            <text:p>0</text:p>
          </table:table-cell>
          <table:table-cell office:value-type="string" calcext:value-type="string">
            <text:p>a municipality has 2ndParty Liberal Democrats (an entity of type organisation)</text:p>
          </table:table-cell>
          <table:table-cell office:value-type="string" calcext:value-type="string">
            <text:p>a place has 2ndParty Liberal Democrats (an entity of type agent)</text:p>
          </table:table-cell>
          <table:table-cell table:style-name="ce20" table:formula="of:=HYPERLINK(&quot;http://goo.gl/PJRfEu&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government&quot;)" office:value-type="string" office:string-value="http://dbpedia.org/property/government" calcext:value-type="string">
            <text:p>http://dbpedia.org/property/government</text:p>
          </table:table-cell>
          <table:table-cell office:value-type="string" calcext:value-type="string">
            <text:p>government</text:p>
          </table:table-cell>
          <table:table-cell table:formula="of:=AVERAGE([Sheet1.C792:Sheet1.C792])" office:value-type="string" office:string-value="#DIV/0!" calcext:value-type="error">
            <text:p>#DIV/0!</text:p>
          </table:table-cell>
          <table:table-cell table:formula="of:=COUNTIF([Sheet1.D792:Sheet1.D792]; &quot;X&quot;)" office:value-type="float" office:value="0" calcext:value-type="float">
            <text:p>0</text:p>
          </table:table-cell>
          <table:table-cell office:value-type="string" calcext:value-type="string">
            <text:p>a place has government Village Hall</text:p>
          </table:table-cell>
          <table:table-cell office:value-type="string" calcext:value-type="string">
            <text:p>a region has government Freeholder Director: Robert M. Damminger</text:p>
          </table:table-cell>
          <table:table-cell table:style-name="ce20" table:formula="of:=HYPERLINK(&quot;http://goo.gl/fRdy8n&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governmentType&quot;)" office:value-type="string" office:string-value="http://dbpedia.org/property/governmentType" calcext:value-type="string">
            <text:p>http://dbpedia.org/property/governmentType</text:p>
          </table:table-cell>
          <table:table-cell office:value-type="string" calcext:value-type="string">
            <text:p>governmentType</text:p>
          </table:table-cell>
          <table:table-cell table:formula="of:=AVERAGE([Sheet1.C793:Sheet1.C793])" office:value-type="string" office:string-value="#DIV/0!" calcext:value-type="error">
            <text:p>#DIV/0!</text:p>
          </table:table-cell>
          <table:table-cell table:formula="of:=COUNTIF([Sheet1.D793:Sheet1.D793]; &quot;X&quot;)" office:value-type="float" office:value="0" calcext:value-type="float">
            <text:p>0</text:p>
          </table:table-cell>
          <table:table-cell office:value-type="string" calcext:value-type="string">
            <text:p>a populated place has government type Municipality</text:p>
          </table:table-cell>
          <table:table-cell office:value-type="string" calcext:value-type="string">
            <text:p>a municipality has government type Mayor &amp;ndash; Council</text:p>
          </table:table-cell>
          <table:table-cell table:style-name="ce20" table:formula="of:=HYPERLINK(&quot;http://goo.gl/k6Q3A2&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partyName&quot;)" office:value-type="string" office:string-value="http://dbpedia.org/property/partyName" calcext:value-type="string">
            <text:p>http://dbpedia.org/property/partyName</text:p>
          </table:table-cell>
          <table:table-cell table:style-name="ce16" office:value-type="string" calcext:value-type="string">
            <text:p>partyName</text:p>
          </table:table-cell>
          <table:table-cell table:formula="of:=AVERAGE([Sheet1.C794:Sheet1.C794])" office:value-type="string" office:string-value="#DIV/0!" calcext:value-type="error">
            <text:p>#DIV/0!</text:p>
          </table:table-cell>
          <table:table-cell table:formula="of:=COUNTIF([Sheet1.D794:Sheet1.D794]; &quot;X&quot;)" office:value-type="float" office:value="0" calcext:value-type="float">
            <text:p>0</text:p>
          </table:table-cell>
          <table:table-cell table:style-name="ce16" office:value-type="string" calcext:value-type="string">
            <text:p>a political party has party name The Crown of Bohemia</text:p>
          </table:table-cell>
          <table:table-cell table:style-name="ce16" office:value-type="string" calcext:value-type="string">
            <text:p>an organisation has party name Democratic People's Alliance</text:p>
          </table:table-cell>
          <table:table-cell table:style-name="ce25" table:formula="of:=HYPERLINK(&quot;http://goo.gl/ZWYqrY&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976585275" calcext:value-type="float">
            <text:p>1976585275</text:p>
          </table:table-cell>
          <table:table-cell office:value-type="string" calcext:value-type="string">
            <text:p>government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4">
          <table:table-cell table:style-name="ce5" office:value-type="string" calcext:value-type="string">
            <text:p>Andrew Bonar Law</text:p>
          </table:table-cell>
          <table:table-cell table:style-name="ce13" office:value-type="string" calcext:value-type="string">
            <text:p>Arthur Balfour</text:p>
          </table:table-cell>
          <table:table-cell table:style-name="ce13" office:value-type="string" calcext:value-type="string">
            <text:p>Benjamin Disraeli</text:p>
          </table:table-cell>
          <table:table-cell table:style-name="ce13" office:value-type="string" calcext:value-type="string">
            <text:p>Clement Attlee</text:p>
          </table:table-cell>
          <table:table-cell table:style-name="ce13" office:value-type="string" calcext:value-type="string">
            <text:p>David Cameron</text:p>
          </table:table-cell>
          <table:table-cell table:style-name="ce13"/>
          <table:table-cell table:style-name="ce22"/>
          <table:table-cell table:number-columns-repeated="1017"/>
        </table:table-row>
        <table:table-row table:style-name="ro4">
          <table:table-cell table:style-name="ce5" office:value-type="string" calcext:value-type="string">
            <text:p>David Lloyd George</text:p>
          </table:table-cell>
          <table:table-cell table:style-name="ce13" office:value-type="string" calcext:value-type="string">
            <text:p>Edward Heath</text:p>
          </table:table-cell>
          <table:table-cell table:style-name="ce13" office:value-type="string" calcext:value-type="string">
            <text:p>George Canning</text:p>
          </table:table-cell>
          <table:table-cell table:style-name="ce13" office:value-type="string" calcext:value-type="string">
            <text:p>George Grenville</text:p>
          </table:table-cell>
          <table:table-cell table:style-name="ce13" office:value-type="string" calcext:value-type="string">
            <text:p>Gordon Brown</text:p>
          </table:table-cell>
          <table:table-cell table:style-name="ce13"/>
          <table:table-cell table:style-name="ce22"/>
          <table:table-cell table:number-columns-repeated="1017"/>
        </table:table-row>
        <table:table-row table:style-name="ro4">
          <table:table-cell table:style-name="ce5" office:value-type="string" calcext:value-type="string">
            <text:p>Harold Macmillan</text:p>
          </table:table-cell>
          <table:table-cell table:style-name="ce13" office:value-type="string" calcext:value-type="string">
            <text:p>Harold Wilson</text:p>
          </table:table-cell>
          <table:table-cell table:style-name="ce13" office:value-type="string" calcext:value-type="string">
            <text:p>Henry Addington</text:p>
          </table:table-cell>
          <table:table-cell table:style-name="ce13" office:value-type="string" calcext:value-type="string">
            <text:p>Henry Pelham</text:p>
          </table:table-cell>
          <table:table-cell table:style-name="ce13" office:value-type="string" calcext:value-type="string">
            <text:p>Herbert Henry Asquith</text:p>
          </table:table-cell>
          <table:table-cell table:style-name="ce13"/>
          <table:table-cell table:style-name="ce22"/>
          <table:table-cell table:number-columns-repeated="1017"/>
        </table:table-row>
        <table:table-row table:style-name="ro1">
          <table:table-cell table:style-name="ce5" office:value-type="string" calcext:value-type="string">
            <text:p>James Callaghan</text:p>
          </table:table-cell>
          <table:table-cell table:style-name="ce13" office:value-type="string" calcext:value-type="string">
            <text:p>John Major</text:p>
          </table:table-cell>
          <table:table-cell table:style-name="ce13" office:value-type="string" calcext:value-type="string">
            <text:p>Lord John Russell</text:p>
          </table:table-cell>
          <table:table-cell table:style-name="ce13" office:value-type="string" calcext:value-type="string">
            <text:p>Lord North</text:p>
          </table:table-cell>
          <table:table-cell table:style-name="ce13" office:value-type="string" calcext:value-type="string">
            <text:p>Margaret Thatcher</text:p>
          </table:table-cell>
          <table:table-cell table:style-name="ce13"/>
          <table:table-cell table:style-name="ce22"/>
          <table:table-cell table:number-columns-repeated="1017"/>
        </table:table-row>
        <table:table-row table:style-name="ro4">
          <table:table-cell table:style-name="ce5" office:value-type="string" calcext:value-type="string">
            <text:p>Neville Chamberlain</text:p>
          </table:table-cell>
          <table:table-cell table:style-name="ce13" office:value-type="string" calcext:value-type="string">
            <text:p>Ramsay MacDonald</text:p>
          </table:table-cell>
          <table:table-cell table:style-name="ce13" office:value-type="string" calcext:value-type="string">
            <text:p>Robert Harley</text:p>
          </table:table-cell>
          <table:table-cell table:style-name="ce13" office:value-type="string" calcext:value-type="string">
            <text:p>Sir Alec Douglas-Home</text:p>
          </table:table-cell>
          <table:table-cell table:style-name="ce13" office:value-type="string" calcext:value-type="string">
            <text:p>Sir Anthony Eden</text:p>
          </table:table-cell>
          <table:table-cell table:style-name="ce13"/>
          <table:table-cell table:style-name="ce22"/>
          <table:table-cell table:number-columns-repeated="1017"/>
        </table:table-row>
        <table:table-row table:style-name="ro4">
          <table:table-cell table:style-name="ce5" office:value-type="string" calcext:value-type="string">
            <text:p>Sir Henry Campbell-Bannerman</text:p>
          </table:table-cell>
          <table:table-cell table:style-name="ce13" office:value-type="string" calcext:value-type="string">
            <text:p>Sir Robert Peel</text:p>
          </table:table-cell>
          <table:table-cell table:style-name="ce13" office:value-type="string" calcext:value-type="string">
            <text:p>Sir Robert Walpole</text:p>
          </table:table-cell>
          <table:table-cell table:style-name="ce13" office:value-type="string" calcext:value-type="string">
            <text:p>Sir Winston Churchill</text:p>
          </table:table-cell>
          <table:table-cell table:style-name="ce13" office:value-type="string" calcext:value-type="string">
            <text:p>Spencer Perceval</text:p>
          </table:table-cell>
          <table:table-cell table:style-name="ce13"/>
          <table:table-cell table:style-name="ce22"/>
          <table:table-cell table:number-columns-repeated="1017"/>
        </table:table-row>
        <table:table-row table:style-name="ro4">
          <table:table-cell table:style-name="ce5" office:value-type="string" calcext:value-type="string">
            <text:p>Stanley Baldwin</text:p>
          </table:table-cell>
          <table:table-cell table:style-name="ce13" office:value-type="string" calcext:value-type="string">
            <text:p>The Duke of Devonshire</text:p>
          </table:table-cell>
          <table:table-cell table:style-name="ce13" office:value-type="string" calcext:value-type="string">
            <text:p>The Duke of Grafton</text:p>
          </table:table-cell>
          <table:table-cell table:style-name="ce13" office:value-type="string" calcext:value-type="string">
            <text:p>The Duke of Newcastle</text:p>
          </table:table-cell>
          <table:table-cell table:style-name="ce13" office:value-type="string" calcext:value-type="string">
            <text:p>The Duke of Portland</text:p>
          </table:table-cell>
          <table:table-cell table:style-name="ce13"/>
          <table:table-cell table:style-name="ce22"/>
          <table:table-cell table:number-columns-repeated="1017"/>
        </table:table-row>
        <table:table-row table:style-name="ro4">
          <table:table-cell table:style-name="ce5" office:value-type="string" calcext:value-type="string">
            <text:p>The Duke of Wellington</text:p>
          </table:table-cell>
          <table:table-cell table:style-name="ce13" office:value-type="string" calcext:value-type="string">
            <text:p>The Earl Grey</text:p>
          </table:table-cell>
          <table:table-cell table:style-name="ce13" office:value-type="string" calcext:value-type="string">
            <text:p>The Earl of Aberdeen</text:p>
          </table:table-cell>
          <table:table-cell table:style-name="ce13" office:value-type="string" calcext:value-type="string">
            <text:p>The Earl of Bute</text:p>
          </table:table-cell>
          <table:table-cell table:style-name="ce13" office:value-type="string" calcext:value-type="string">
            <text:p>The Earl of Chatham</text:p>
          </table:table-cell>
          <table:table-cell table:style-name="ce13"/>
          <table:table-cell table:style-name="ce22"/>
          <table:table-cell table:number-columns-repeated="1017"/>
        </table:table-row>
        <table:table-row table:style-name="ro4">
          <table:table-cell table:style-name="ce5" office:value-type="string" calcext:value-type="string">
            <text:p>The Earl of Derby</text:p>
          </table:table-cell>
          <table:table-cell table:style-name="ce13" office:value-type="string" calcext:value-type="string">
            <text:p>The Earl of Godolphin</text:p>
          </table:table-cell>
          <table:table-cell table:style-name="ce13" office:value-type="string" calcext:value-type="string">
            <text:p>The Earl of Liverpool</text:p>
          </table:table-cell>
          <table:table-cell table:style-name="ce13" office:value-type="string" calcext:value-type="string">
            <text:p>The Earl of Rosebery</text:p>
          </table:table-cell>
          <table:table-cell table:style-name="ce13" office:value-type="string" calcext:value-type="string">
            <text:p>The Earl of Shelburne</text:p>
          </table:table-cell>
          <table:table-cell table:style-name="ce13"/>
          <table:table-cell table:style-name="ce22"/>
          <table:table-cell table:number-columns-repeated="1017"/>
        </table:table-row>
        <table:table-row table:style-name="ro4">
          <table:table-cell table:style-name="ce5" office:value-type="string" calcext:value-type="string">
            <text:p>The Earl of Wilmington</text:p>
          </table:table-cell>
          <table:table-cell table:style-name="ce13" office:value-type="string" calcext:value-type="string">
            <text:p>The Earl Russell</text:p>
          </table:table-cell>
          <table:table-cell table:style-name="ce13" office:value-type="string" calcext:value-type="string">
            <text:p>The Earl Stanhope</text:p>
          </table:table-cell>
          <table:table-cell table:style-name="ce13" office:value-type="string" calcext:value-type="string">
            <text:p>The Lord Grenville</text:p>
          </table:table-cell>
          <table:table-cell table:style-name="ce13" office:value-type="string" calcext:value-type="string">
            <text:p>The Marquess of Rockingham</text:p>
          </table:table-cell>
          <table:table-cell table:style-name="ce13"/>
          <table:table-cell table:style-name="ce22"/>
          <table:table-cell table:number-columns-repeated="1017"/>
        </table:table-row>
        <table:table-row table:style-name="ro4">
          <table:table-cell table:style-name="ce5" office:value-type="string" calcext:value-type="string">
            <text:p>The Marquess of Salisbury</text:p>
          </table:table-cell>
          <table:table-cell table:style-name="ce13" office:value-type="string" calcext:value-type="string">
            <text:p>The Viscount Goderich</text:p>
          </table:table-cell>
          <table:table-cell table:style-name="ce13" office:value-type="string" calcext:value-type="string">
            <text:p>The Viscount Melbourne</text:p>
          </table:table-cell>
          <table:table-cell table:style-name="ce13" office:value-type="string" calcext:value-type="string">
            <text:p>The Viscount Townshend</text:p>
          </table:table-cell>
          <table:table-cell table:style-name="ce13" office:value-type="string" calcext:value-type="string">
            <text:p>Tony Blair</text:p>
          </table:table-cell>
          <table:table-cell table:style-name="ce13"/>
          <table:table-cell table:style-name="ce22"/>
          <table:table-cell table:number-columns-repeated="1017"/>
        </table:table-row>
        <table:table-row table:style-name="ro4">
          <table:table-cell table:style-name="ce5" office:value-type="string" calcext:value-type="string">
            <text:p>Viscount Palmerston</text:p>
          </table:table-cell>
          <table:table-cell table:style-name="ce13" office:value-type="string" calcext:value-type="string">
            <text:p>William Ewart Gladstone</text:p>
          </table:table-cell>
          <table:table-cell table:style-name="ce13" office:value-type="string" calcext:value-type="string">
            <text:p>William Pitt the Younger</text:p>
          </table:table-cell>
          <table:table-cell table:style-name="ce13" office:value-type="string" calcext:value-type="string">
            <text:p>Winston Churchill</text:p>
          </table:table-cell>
          <table:table-cell table:style-name="ce13" table:number-columns-repeated="2"/>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4">
          <table:table-cell table:style-name="ce8" table:formula="of:=HYPERLINK(&quot;http://dbpedia.org/ontology/successor&quot;)" office:value-type="string" office:string-value="http://dbpedia.org/ontology/successor" calcext:value-type="string">
            <text:p>http://dbpedia.org/ontology/successor</text:p>
          </table:table-cell>
          <table:table-cell office:value-type="string" calcext:value-type="string">
            <text:p>successor</text:p>
          </table:table-cell>
          <table:table-cell table:formula="of:=AVERAGE([Sheet1.C813:Sheet1.C813])" office:value-type="string" office:string-value="#DIV/0!" calcext:value-type="error">
            <text:p>#DIV/0!</text:p>
          </table:table-cell>
          <table:table-cell table:formula="of:=COUNTIF([Sheet1.D813:Sheet1.D813]; &quot;X&quot;)" office:value-type="float" office:value="0" calcext:value-type="float">
            <text:p>0</text:p>
          </table:table-cell>
          <table:table-cell office:value-type="string" calcext:value-type="string">
            <text:p>an agent has successor Liberato Pinto (an entity of type office holder)</text:p>
          </table:table-cell>
          <table:table-cell office:value-type="string" calcext:value-type="string">
            <text:p>a person has successor Beornred of Mercia (an entity of type agent)</text:p>
          </table:table-cell>
          <table:table-cell table:style-name="ce20" table:formula="of:=HYPERLINK(&quot;http://goo.gl/il3yal&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uccessor&quot;)" office:value-type="string" office:string-value="http://dbpedia.org/property/successor" calcext:value-type="string">
            <text:p>http://dbpedia.org/property/successor</text:p>
          </table:table-cell>
          <table:table-cell office:value-type="string" calcext:value-type="string">
            <text:p>successor</text:p>
          </table:table-cell>
          <table:table-cell table:formula="of:=AVERAGE([Sheet1.C814:Sheet1.C814])" office:value-type="string" office:string-value="#DIV/0!" calcext:value-type="error">
            <text:p>#DIV/0!</text:p>
          </table:table-cell>
          <table:table-cell table:formula="of:=COUNTIF([Sheet1.D814:Sheet1.D814]; &quot;X&quot;)" office:value-type="float" office:value="0" calcext:value-type="float">
            <text:p>0</text:p>
          </table:table-cell>
          <table:table-cell office:value-type="string" calcext:value-type="string">
            <text:p>a person has successor %C5%9E%C3%BCkr%C3%BC Kaya (an entity of type person)</text:p>
          </table:table-cell>
          <table:table-cell office:value-type="string" calcext:value-type="string">
            <text:p>an agent has successor %C5%9E%C3%BCkr%C3%BC Kaya (an entity of type office holder)</text:p>
          </table:table-cell>
          <table:table-cell table:style-name="ce20" table:formula="of:=HYPERLINK(&quot;http://goo.gl/TFS935&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redecessor&quot;)" office:value-type="string" office:string-value="http://dbpedia.org/property/predecessor" calcext:value-type="string">
            <text:p>http://dbpedia.org/property/predecessor</text:p>
          </table:table-cell>
          <table:table-cell office:value-type="string" calcext:value-type="string">
            <text:p>predecessor</text:p>
          </table:table-cell>
          <table:table-cell table:formula="of:=AVERAGE([Sheet1.C815:Sheet1.C815])" office:value-type="string" office:string-value="#DIV/0!" calcext:value-type="error">
            <text:p>#DIV/0!</text:p>
          </table:table-cell>
          <table:table-cell table:formula="of:=COUNTIF([Sheet1.D815:Sheet1.D815]; &quot;X&quot;)" office:value-type="float" office:value="0" calcext:value-type="float">
            <text:p>0</text:p>
          </table:table-cell>
          <table:table-cell office:value-type="string" calcext:value-type="string">
            <text:p>an office holder has predecessor Francisco Cunha Leal (an entity of type office holder)</text:p>
          </table:table-cell>
          <table:table-cell office:value-type="string" calcext:value-type="string">
            <text:p>a president has predecessor Ramiro de Le%C3%B3n Carpio (an entity of type agent)</text:p>
          </table:table-cell>
          <table:table-cell table:style-name="ce20" table:formula="of:=HYPERLINK(&quot;http://goo.gl/YQ2v4G&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rimeminister&quot;)" office:value-type="string" office:string-value="http://dbpedia.org/property/primeminister" calcext:value-type="string">
            <text:p>http://dbpedia.org/property/primeminister</text:p>
          </table:table-cell>
          <table:table-cell office:value-type="string" calcext:value-type="string">
            <text:p>primeminister</text:p>
          </table:table-cell>
          <table:table-cell table:formula="of:=AVERAGE([Sheet1.C816:Sheet1.C816])" office:value-type="string" office:string-value="#DIV/0!" calcext:value-type="error">
            <text:p>#DIV/0!</text:p>
          </table:table-cell>
          <table:table-cell table:formula="of:=COUNTIF([Sheet1.D816:Sheet1.D816]; &quot;X&quot;)" office:value-type="float" office:value="0" calcext:value-type="float">
            <text:p>0</text:p>
          </table:table-cell>
          <table:table-cell office:value-type="string" calcext:value-type="string">
            <text:p>a politician has primeminister Ahmet Fikri T%C3%BCzer (an entity of type agent)</text:p>
          </table:table-cell>
          <table:table-cell office:value-type="string" calcext:value-type="string">
            <text:p>an office holder has primeminister Naji Talib (an entity of type agent)</text:p>
          </table:table-cell>
          <table:table-cell table:style-name="ce20" table:formula="of:=HYPERLINK(&quot;http://goo.gl/3RvGtw&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primeMinister&quot;)" office:value-type="string" office:string-value="http://dbpedia.org/ontology/primeMinister" calcext:value-type="string">
            <text:p>http://dbpedia.org/ontology/primeMinister</text:p>
          </table:table-cell>
          <table:table-cell office:value-type="string" calcext:value-type="string">
            <text:p>primeMinister</text:p>
          </table:table-cell>
          <table:table-cell table:formula="of:=AVERAGE([Sheet1.C817:Sheet1.C817])" office:value-type="string" office:string-value="#DIV/0!" calcext:value-type="error">
            <text:p>#DIV/0!</text:p>
          </table:table-cell>
          <table:table-cell table:formula="of:=COUNTIF([Sheet1.D817:Sheet1.D817]; &quot;X&quot;)" office:value-type="float" office:value="0" calcext:value-type="float">
            <text:p>0</text:p>
          </table:table-cell>
          <table:table-cell office:value-type="string" calcext:value-type="string">
            <text:p>an office holder has prime minister Victor Hugo de Azevedo Coutinho (an entity of type agent)</text:p>
          </table:table-cell>
          <table:table-cell office:value-type="string" calcext:value-type="string">
            <text:p>a politician has prime minister P%C3%A9ter Boross (an entity of type person)</text:p>
          </table:table-cell>
          <table:table-cell table:style-name="ce20" table:formula="of:=HYPERLINK(&quot;http://goo.gl/CcCH11&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chairperson&quot;)" office:value-type="string" office:string-value="http://dbpedia.org/property/chairperson" calcext:value-type="string">
            <text:p>http://dbpedia.org/property/chairperson</text:p>
          </table:table-cell>
          <table:table-cell table:style-name="ce16" office:value-type="string" calcext:value-type="string">
            <text:p>chairperson</text:p>
          </table:table-cell>
          <table:table-cell table:formula="of:=AVERAGE([Sheet1.C818:Sheet1.C818])" office:value-type="string" office:string-value="#DIV/0!" calcext:value-type="error">
            <text:p>#DIV/0!</text:p>
          </table:table-cell>
          <table:table-cell table:formula="of:=COUNTIF([Sheet1.D818:Sheet1.D818]; &quot;X&quot;)" office:value-type="float" office:value="0" calcext:value-type="float">
            <text:p>0</text:p>
          </table:table-cell>
          <table:table-cell table:style-name="ce16" office:value-type="string" calcext:value-type="string">
            <text:p>an organisation has chairperson Monsignor Edward J. Dillon</text:p>
          </table:table-cell>
          <table:table-cell table:style-name="ce16" office:value-type="string" calcext:value-type="string">
            <text:p>an agent has chairperson Peter Kinsman</text:p>
          </table:table-cell>
          <table:table-cell table:style-name="ce25" table:formula="of:=HYPERLINK(&quot;http://goo.gl/UBSeoR&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10809049" calcext:value-type="float">
            <text:p>110809049</text:p>
          </table:table-cell>
          <table:table-cell office:value-type="string" calcext:value-type="string">
            <text:p>movie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4">
          <table:table-cell table:style-name="ce5" office:value-type="string" calcext:value-type="string">
            <text:p>Alfonso Bedoya</text:p>
          </table:table-cell>
          <table:table-cell table:style-name="ce13" office:value-type="string" calcext:value-type="string">
            <text:p>Ali MacGraw</text:p>
          </table:table-cell>
          <table:table-cell table:style-name="ce13" office:value-type="string" calcext:value-type="string">
            <text:p>Al Jolson</text:p>
          </table:table-cell>
          <table:table-cell table:style-name="ce13" office:value-type="string" calcext:value-type="string">
            <text:p>Al Pacino</text:p>
          </table:table-cell>
          <table:table-cell table:style-name="ce13" office:value-type="string" calcext:value-type="string">
            <text:p>Andy Serkis</text:p>
          </table:table-cell>
          <table:table-cell table:style-name="ce13"/>
          <table:table-cell table:style-name="ce22"/>
          <table:table-cell table:number-columns-repeated="1017"/>
        </table:table-row>
        <table:table-row table:style-name="ro4">
          <table:table-cell table:style-name="ce5" office:value-type="string" calcext:value-type="string">
            <text:p>Anthony Hopkins</text:p>
          </table:table-cell>
          <table:table-cell table:style-name="ce13" office:value-type="string" calcext:value-type="string">
            <text:p>Anthony Perkins</text:p>
          </table:table-cell>
          <table:table-cell table:style-name="ce13" office:value-type="string" calcext:value-type="string">
            <text:p>Arnold Schwarzenegger</text:p>
          </table:table-cell>
          <table:table-cell table:style-name="ce13" office:value-type="string" calcext:value-type="string">
            <text:p>Barbra Streisand</text:p>
          </table:table-cell>
          <table:table-cell table:style-name="ce13" office:value-type="string" calcext:value-type="string">
            <text:p>Basil Rathbone</text:p>
          </table:table-cell>
          <table:table-cell table:style-name="ce13"/>
          <table:table-cell table:style-name="ce22"/>
          <table:table-cell table:number-columns-repeated="1017"/>
        </table:table-row>
        <table:table-row table:style-name="ro4">
          <table:table-cell table:style-name="ce5" office:value-type="string" calcext:value-type="string">
            <text:p>Bela Lugosi</text:p>
          </table:table-cell>
          <table:table-cell table:style-name="ce13" office:value-type="string" calcext:value-type="string">
            <text:p>Bette Davis</text:p>
          </table:table-cell>
          <table:table-cell table:style-name="ce13" office:value-type="string" calcext:value-type="string">
            <text:p>Bill Murray</text:p>
          </table:table-cell>
          <table:table-cell table:style-name="ce13" office:value-type="string" calcext:value-type="string">
            <text:p>Brandon De Wilde</text:p>
          </table:table-cell>
          <table:table-cell table:style-name="ce13" office:value-type="string" calcext:value-type="string">
            <text:p>Bud Abbott</text:p>
          </table:table-cell>
          <table:table-cell table:style-name="ce13"/>
          <table:table-cell table:style-name="ce22"/>
          <table:table-cell table:number-columns-repeated="1017"/>
        </table:table-row>
        <table:table-row table:style-name="ro4">
          <table:table-cell table:style-name="ce5" office:value-type="string" calcext:value-type="string">
            <text:p>Charlton Heston</text:p>
          </table:table-cell>
          <table:table-cell table:style-name="ce13" office:value-type="string" calcext:value-type="string">
            <text:p>Cher</text:p>
          </table:table-cell>
          <table:table-cell table:style-name="ce13" office:value-type="string" calcext:value-type="string">
            <text:p>Clark Gable</text:p>
          </table:table-cell>
          <table:table-cell table:style-name="ce13" office:value-type="string" calcext:value-type="string">
            <text:p>Claude Rains</text:p>
          </table:table-cell>
          <table:table-cell table:style-name="ce13" office:value-type="string" calcext:value-type="string">
            <text:p>Clint Eastwood</text:p>
          </table:table-cell>
          <table:table-cell table:style-name="ce13"/>
          <table:table-cell table:style-name="ce22"/>
          <table:table-cell table:number-columns-repeated="1017"/>
        </table:table-row>
        <table:table-row table:style-name="ro4">
          <table:table-cell table:style-name="ce5" office:value-type="string" calcext:value-type="string">
            <text:p>Colin Clive</text:p>
          </table:table-cell>
          <table:table-cell table:style-name="ce13" office:value-type="string" calcext:value-type="string">
            <text:p>Cuba Gooding, Jr.</text:p>
          </table:table-cell>
          <table:table-cell table:style-name="ce13" office:value-type="string" calcext:value-type="string">
            <text:p>Diane Keaton</text:p>
          </table:table-cell>
          <table:table-cell table:style-name="ce13" office:value-type="string" calcext:value-type="string">
            <text:p>Dustin Hoffman</text:p>
          </table:table-cell>
          <table:table-cell table:style-name="ce13" office:value-type="string" calcext:value-type="string">
            <text:p>Edward G. Robinson</text:p>
          </table:table-cell>
          <table:table-cell table:style-name="ce13"/>
          <table:table-cell table:style-name="ce22"/>
          <table:table-cell table:number-columns-repeated="1017"/>
        </table:table-row>
        <table:table-row table:style-name="ro4">
          <table:table-cell table:style-name="ce5" office:value-type="string" calcext:value-type="string">
            <text:p>Estelle Reiner</text:p>
          </table:table-cell>
          <table:table-cell table:style-name="ce13" office:value-type="string" calcext:value-type="string">
            <text:p>Faye Dunaway</text:p>
          </table:table-cell>
          <table:table-cell table:style-name="ce13" office:value-type="string" calcext:value-type="string">
            <text:p>Gary Cooper</text:p>
          </table:table-cell>
          <table:table-cell table:style-name="ce13" office:value-type="string" calcext:value-type="string">
            <text:p>Gloria Swanson</text:p>
          </table:table-cell>
          <table:table-cell table:style-name="ce13" office:value-type="string" calcext:value-type="string">
            <text:p>Greta Garbo</text:p>
          </table:table-cell>
          <table:table-cell table:style-name="ce13"/>
          <table:table-cell table:style-name="ce22"/>
          <table:table-cell table:number-columns-repeated="1017"/>
        </table:table-row>
        <table:table-row table:style-name="ro4">
          <table:table-cell table:style-name="ce5" office:value-type="string" calcext:value-type="string">
            <text:p>Groucho Marx</text:p>
          </table:table-cell>
          <table:table-cell table:style-name="ce13" office:value-type="string" calcext:value-type="string">
            <text:p>Haley Joel Osment</text:p>
          </table:table-cell>
          <table:table-cell table:style-name="ce13" office:value-type="string" calcext:value-type="string">
            <text:p>Harrison Ford</text:p>
          </table:table-cell>
          <table:table-cell table:style-name="ce13" office:value-type="string" calcext:value-type="string">
            <text:p>Humphrey Bogart</text:p>
          </table:table-cell>
          <table:table-cell table:style-name="ce13" office:value-type="string" calcext:value-type="string">
            <text:p>Ingrid Bergman</text:p>
          </table:table-cell>
          <table:table-cell table:style-name="ce13"/>
          <table:table-cell table:style-name="ce22"/>
          <table:table-cell table:number-columns-repeated="1017"/>
        </table:table-row>
        <table:table-row table:style-name="ro4">
          <table:table-cell table:style-name="ce5" office:value-type="string" calcext:value-type="string">
            <text:p>Jack Nicholson</text:p>
          </table:table-cell>
          <table:table-cell table:style-name="ce13" office:value-type="string" calcext:value-type="string">
            <text:p>James Cagney</text:p>
          </table:table-cell>
          <table:table-cell table:style-name="ce13" office:value-type="string" calcext:value-type="string">
            <text:p>Joe E. Brown</text:p>
          </table:table-cell>
          <table:table-cell table:style-name="ce13" office:value-type="string" calcext:value-type="string">
            <text:p>Joe Mantell</text:p>
          </table:table-cell>
          <table:table-cell table:style-name="ce13" office:value-type="string" calcext:value-type="string">
            <text:p>John Belushi</text:p>
          </table:table-cell>
          <table:table-cell table:style-name="ce13"/>
          <table:table-cell table:style-name="ce22"/>
          <table:table-cell table:number-columns-repeated="1017"/>
        </table:table-row>
        <table:table-row table:style-name="ro4">
          <table:table-cell table:style-name="ce5" office:value-type="string" calcext:value-type="string">
            <text:p>Judy Garland</text:p>
          </table:table-cell>
          <table:table-cell table:style-name="ce13" office:value-type="string" calcext:value-type="string">
            <text:p>Katharine Hepburn</text:p>
          </table:table-cell>
          <table:table-cell table:style-name="ce13" office:value-type="string" calcext:value-type="string">
            <text:p>Keir Dullea</text:p>
          </table:table-cell>
          <table:table-cell table:style-name="ce13" office:value-type="string" calcext:value-type="string">
            <text:p>Lauren Bacall</text:p>
          </table:table-cell>
          <table:table-cell table:style-name="ce13" office:value-type="string" calcext:value-type="string">
            <text:p>Laurence Olivier</text:p>
          </table:table-cell>
          <table:table-cell table:style-name="ce13"/>
          <table:table-cell table:style-name="ce22"/>
          <table:table-cell table:number-columns-repeated="1017"/>
        </table:table-row>
        <table:table-row table:style-name="ro1">
          <table:table-cell table:style-name="ce5" office:value-type="string" calcext:value-type="string">
            <text:p>Leonardo DiCaprio</text:p>
          </table:table-cell>
          <table:table-cell table:style-name="ce13" office:value-type="string" calcext:value-type="string">
            <text:p>Mae West</text:p>
          </table:table-cell>
          <table:table-cell table:style-name="ce13" office:value-type="string" calcext:value-type="string">
            <text:p>Margaret Hamilton</text:p>
          </table:table-cell>
          <table:table-cell table:style-name="ce13" office:value-type="string" calcext:value-type="string">
            <text:p>Marlon Brando</text:p>
          </table:table-cell>
          <table:table-cell table:style-name="ce13" office:value-type="string" calcext:value-type="string">
            <text:p>Michael Douglas</text:p>
          </table:table-cell>
          <table:table-cell table:style-name="ce13"/>
          <table:table-cell table:style-name="ce22"/>
          <table:table-cell table:number-columns-repeated="1017"/>
        </table:table-row>
        <table:table-row table:style-name="ro4">
          <table:table-cell table:style-name="ce5" office:value-type="string" calcext:value-type="string">
            <text:p>Oliver Hardy</text:p>
          </table:table-cell>
          <table:table-cell table:style-name="ce13" office:value-type="string" calcext:value-type="string">
            <text:p>Orson Welles</text:p>
          </table:table-cell>
          <table:table-cell table:style-name="ce13" office:value-type="string" calcext:value-type="string">
            <text:p>Patrick Swayze</text:p>
          </table:table-cell>
          <table:table-cell table:style-name="ce13" office:value-type="string" calcext:value-type="string">
            <text:p>Pat Welsh</text:p>
          </table:table-cell>
          <table:table-cell table:style-name="ce13" office:value-type="string" calcext:value-type="string">
            <text:p>Peter Finch</text:p>
          </table:table-cell>
          <table:table-cell table:style-name="ce13"/>
          <table:table-cell table:style-name="ce22"/>
          <table:table-cell table:number-columns-repeated="1017"/>
        </table:table-row>
        <table:table-row table:style-name="ro4">
          <table:table-cell table:style-name="ce5" office:value-type="string" calcext:value-type="string">
            <text:p>Peter Sellers</text:p>
          </table:table-cell>
          <table:table-cell table:style-name="ce13" office:value-type="string" calcext:value-type="string">
            <text:p>Ray Liotta (voice)</text:p>
          </table:table-cell>
          <table:table-cell table:style-name="ce13" office:value-type="string" calcext:value-type="string">
            <text:p>Renée Zellweger</text:p>
          </table:table-cell>
          <table:table-cell table:style-name="ce13" office:value-type="string" calcext:value-type="string">
            <text:p>Robert Armstrong</text:p>
          </table:table-cell>
          <table:table-cell table:style-name="ce13" office:value-type="string" calcext:value-type="string">
            <text:p>Robert De Niro</text:p>
          </table:table-cell>
          <table:table-cell table:style-name="ce13"/>
          <table:table-cell table:style-name="ce22"/>
          <table:table-cell table:number-columns-repeated="1017"/>
        </table:table-row>
        <table:table-row table:style-name="ro4">
          <table:table-cell table:style-name="ce5" office:value-type="string" calcext:value-type="string">
            <text:p>Robert Duvall</text:p>
          </table:table-cell>
          <table:table-cell table:style-name="ce13" office:value-type="string" calcext:value-type="string">
            <text:p>Robert Hays and Leslie Nielsen</text:p>
          </table:table-cell>
          <table:table-cell table:style-name="ce13" office:value-type="string" calcext:value-type="string">
            <text:p>Robin Williams</text:p>
          </table:table-cell>
          <table:table-cell table:style-name="ce13" office:value-type="string" calcext:value-type="string">
            <text:p>Rosalind Russell</text:p>
          </table:table-cell>
          <table:table-cell table:style-name="ce13" office:value-type="string" calcext:value-type="string">
            <text:p>Roy Scheider</text:p>
          </table:table-cell>
          <table:table-cell table:style-name="ce13"/>
          <table:table-cell table:style-name="ce22"/>
          <table:table-cell table:number-columns-repeated="1017"/>
        </table:table-row>
        <table:table-row table:style-name="ro4">
          <table:table-cell table:style-name="ce5" office:value-type="string" calcext:value-type="string">
            <text:p>Sean Connery</text:p>
          </table:table-cell>
          <table:table-cell table:style-name="ce13" office:value-type="string" calcext:value-type="string">
            <text:p>Sidney Poitier</text:p>
          </table:table-cell>
          <table:table-cell table:style-name="ce13" office:value-type="string" calcext:value-type="string">
            <text:p>Strother Martin</text:p>
          </table:table-cell>
          <table:table-cell table:style-name="ce13" office:value-type="string" calcext:value-type="string">
            <text:p>Sylvester Stallone</text:p>
          </table:table-cell>
          <table:table-cell table:style-name="ce13" office:value-type="string" calcext:value-type="string">
            <text:p>Tom Cruise and Anthony Edwards</text:p>
          </table:table-cell>
          <table:table-cell table:style-name="ce13"/>
          <table:table-cell table:style-name="ce22"/>
          <table:table-cell table:number-columns-repeated="1017"/>
        </table:table-row>
        <table:table-row table:style-name="ro4">
          <table:table-cell table:style-name="ce5" office:value-type="string" calcext:value-type="string">
            <text:p>Tom Hanks</text:p>
          </table:table-cell>
          <table:table-cell table:style-name="ce13" office:value-type="string" calcext:value-type="string">
            <text:p>Vivien Leigh</text:p>
          </table:table-cell>
          <table:table-cell table:style-name="ce13" office:value-type="string" calcext:value-type="string">
            <text:p>Walter Brooke</text:p>
          </table:table-cell>
          <table:table-cell table:style-name="ce13" office:value-type="string" calcext:value-type="string">
            <text:p>Warner Baxter</text:p>
          </table:table-cell>
          <table:table-cell table:style-name="ce13" office:value-type="string" calcext:value-type="string">
            <text:p>Warren Beatty</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4">
          <table:table-cell table:style-name="ce8" table:formula="of:=HYPERLINK(&quot;http://dbpedia.org/property/starring&quot;)" office:value-type="string" office:string-value="http://dbpedia.org/property/starring" calcext:value-type="string">
            <text:p>http://dbpedia.org/property/starring</text:p>
          </table:table-cell>
          <table:table-cell office:value-type="string" calcext:value-type="string">
            <text:p>starring</text:p>
          </table:table-cell>
          <table:table-cell table:formula="of:=AVERAGE([Sheet1.C840:Sheet1.C840])" office:value-type="string" office:string-value="#DIV/0!" calcext:value-type="error">
            <text:p>#DIV/0!</text:p>
          </table:table-cell>
          <table:table-cell table:formula="of:=COUNTIF([Sheet1.D840:Sheet1.D840]; &quot;X&quot;)" office:value-type="float" office:value="0" calcext:value-type="float">
            <text:p>0</text:p>
          </table:table-cell>
          <table:table-cell office:value-type="string" calcext:value-type="string">
            <text:p>a movie has starring Charles Bronson (an entity of type person)</text:p>
          </table:table-cell>
          <table:table-cell office:value-type="string" calcext:value-type="string">
            <text:p>a movie has starring Melora Hardin (an entity of type person)</text:p>
          </table:table-cell>
          <table:table-cell table:style-name="ce20" table:formula="of:=HYPERLINK(&quot;http://goo.gl/sTkFM1&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starring&quot;)" office:value-type="string" office:string-value="http://dbpedia.org/ontology/starring" calcext:value-type="string">
            <text:p>http://dbpedia.org/ontology/starring</text:p>
          </table:table-cell>
          <table:table-cell office:value-type="string" calcext:value-type="string">
            <text:p>starring</text:p>
          </table:table-cell>
          <table:table-cell table:formula="of:=AVERAGE([Sheet1.C841:Sheet1.C841])" office:value-type="string" office:string-value="#DIV/0!" calcext:value-type="error">
            <text:p>#DIV/0!</text:p>
          </table:table-cell>
          <table:table-cell table:formula="of:=COUNTIF([Sheet1.D841:Sheet1.D841]; &quot;X&quot;)" office:value-type="float" office:value="0" calcext:value-type="float">
            <text:p>0</text:p>
          </table:table-cell>
          <table:table-cell office:value-type="string" calcext:value-type="string">
            <text:p>a movie has starring Paris Hilton (an entity of type person)</text:p>
          </table:table-cell>
          <table:table-cell office:value-type="string" calcext:value-type="string">
            <text:p>a movie has starring Adam Goldberg (an entity of type person)</text:p>
          </table:table-cell>
          <table:table-cell table:style-name="ce20" table:formula="of:=HYPERLINK(&quot;http://goo.gl/j6IAd9&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arrator&quot;)" office:value-type="string" office:string-value="http://dbpedia.org/property/narrator" calcext:value-type="string">
            <text:p>http://dbpedia.org/property/narrator</text:p>
          </table:table-cell>
          <table:table-cell office:value-type="string" calcext:value-type="string">
            <text:p>narrator</text:p>
          </table:table-cell>
          <table:table-cell table:formula="of:=AVERAGE([Sheet1.C842:Sheet1.C842])" office:value-type="string" office:string-value="#DIV/0!" calcext:value-type="error">
            <text:p>#DIV/0!</text:p>
          </table:table-cell>
          <table:table-cell table:formula="of:=COUNTIF([Sheet1.D842:Sheet1.D842]; &quot;X&quot;)" office:value-type="float" office:value="0" calcext:value-type="float">
            <text:p>0</text:p>
          </table:table-cell>
          <table:table-cell office:value-type="string" calcext:value-type="string">
            <text:p>a work has narrator P. J. Wolfson (an entity of type person)</text:p>
          </table:table-cell>
          <table:table-cell office:value-type="string" calcext:value-type="string">
            <text:p>a work has narrator Werner Herzog (an entity of type person)</text:p>
          </table:table-cell>
          <table:table-cell table:style-name="ce20" table:formula="of:=HYPERLINK(&quot;http://goo.gl/k2owC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narrator&quot;)" office:value-type="string" office:string-value="http://dbpedia.org/ontology/narrator" calcext:value-type="string">
            <text:p>http://dbpedia.org/ontology/narrator</text:p>
          </table:table-cell>
          <table:table-cell office:value-type="string" calcext:value-type="string">
            <text:p>narrator</text:p>
          </table:table-cell>
          <table:table-cell table:formula="of:=AVERAGE([Sheet1.C843:Sheet1.C843])" office:value-type="string" office:string-value="#DIV/0!" calcext:value-type="error">
            <text:p>#DIV/0!</text:p>
          </table:table-cell>
          <table:table-cell table:formula="of:=COUNTIF([Sheet1.D843:Sheet1.D843]; &quot;X&quot;)" office:value-type="float" office:value="0" calcext:value-type="float">
            <text:p>0</text:p>
          </table:table-cell>
          <table:table-cell office:value-type="string" calcext:value-type="string">
            <text:p>a movie has narrator James Earl Jones (an entity of type person)</text:p>
          </table:table-cell>
          <table:table-cell office:value-type="string" calcext:value-type="string">
            <text:p>a work has narrator Michael Keaton (an entity of type person)</text:p>
          </table:table-cell>
          <table:table-cell table:style-name="ce20" table:formula="of:=HYPERLINK(&quot;http://goo.gl/wEADe8&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quote&quot;)" office:value-type="string" office:string-value="http://dbpedia.org/property/quote" calcext:value-type="string">
            <text:p>http://dbpedia.org/property/quote</text:p>
          </table:table-cell>
          <table:table-cell table:style-name="ce16" office:value-type="string" calcext:value-type="string">
            <text:p>quote</text:p>
          </table:table-cell>
          <table:table-cell table:formula="of:=AVERAGE([Sheet1.C844:Sheet1.C844])" office:value-type="string" office:string-value="#DIV/0!" calcext:value-type="error">
            <text:p>#DIV/0!</text:p>
          </table:table-cell>
          <table:table-cell table:formula="of:=COUNTIF([Sheet1.D844:Sheet1.D844]; &quot;X&quot;)" office:value-type="float" office:value="0" calcext:value-type="float">
            <text:p>0</text:p>
          </table:table-cell>
          <table:table-cell table:style-name="ce16" office:value-type="string" calcext:value-type="string">
            <text:p>a musical artist has quote It was one of those magic moments in your life when you expect a horror story, and the doors of heaven open up. I knew there and then he wasn't going to get away.</text:p>
          </table:table-cell>
          <table:table-cell table:style-name="ce16" office:value-type="string" calcext:value-type="string">
            <text:p>an agent has quote "For me, the writing experience is very much like a date. It's not unusual that I'm really funny here and really smart here and maybe showing some anger over here so she sees maybe I have this dark side. I want it to have been worth it for everyone to sit through it for however long I ask them to."</text:p>
          </table:table-cell>
          <table:table-cell table:style-name="ce25" table:formula="of:=HYPERLINK(&quot;http://goo.gl/TVXZkW&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654605541" calcext:value-type="float">
            <text:p>654605541</text:p>
          </table:table-cell>
          <table:table-cell office:value-type="string" calcext:value-type="string">
            <text:p>movie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float" office:value="1915" calcext:value-type="float">
            <text:p>1915</text:p>
          </table:table-cell>
          <table:table-cell table:style-name="ce13" office:value-type="float" office:value="1916" calcext:value-type="float">
            <text:p>1916</text:p>
          </table:table-cell>
          <table:table-cell table:style-name="ce13" office:value-type="float" office:value="1925" calcext:value-type="float">
            <text:p>1925</text:p>
          </table:table-cell>
          <table:table-cell table:style-name="ce13" office:value-type="float" office:value="1926" calcext:value-type="float">
            <text:p>1926</text:p>
          </table:table-cell>
          <table:table-cell table:style-name="ce13" office:value-type="float" office:value="1927" calcext:value-type="float">
            <text:p>1927</text:p>
          </table:table-cell>
          <table:table-cell table:style-name="ce13"/>
          <table:table-cell table:style-name="ce22"/>
          <table:table-cell table:number-columns-repeated="1017"/>
        </table:table-row>
        <table:table-row table:style-name="ro1">
          <table:table-cell table:style-name="ce5" office:value-type="float" office:value="1930" calcext:value-type="float">
            <text:p>1930</text:p>
          </table:table-cell>
          <table:table-cell table:style-name="ce13" office:value-type="float" office:value="1931" calcext:value-type="float">
            <text:p>1931</text:p>
          </table:table-cell>
          <table:table-cell table:style-name="ce13" office:value-type="float" office:value="1933" calcext:value-type="float">
            <text:p>1933</text:p>
          </table:table-cell>
          <table:table-cell table:style-name="ce13" office:value-type="float" office:value="1934" calcext:value-type="float">
            <text:p>1934</text:p>
          </table:table-cell>
          <table:table-cell table:style-name="ce13" office:value-type="float" office:value="1935" calcext:value-type="float">
            <text:p>1935</text:p>
          </table:table-cell>
          <table:table-cell table:style-name="ce13"/>
          <table:table-cell table:style-name="ce22"/>
          <table:table-cell table:number-columns-repeated="1017"/>
        </table:table-row>
        <table:table-row table:style-name="ro1">
          <table:table-cell table:style-name="ce5" office:value-type="float" office:value="1936" calcext:value-type="float">
            <text:p>1936</text:p>
          </table:table-cell>
          <table:table-cell table:style-name="ce13" office:value-type="float" office:value="1937" calcext:value-type="float">
            <text:p>1937</text:p>
          </table:table-cell>
          <table:table-cell table:style-name="ce13" office:value-type="float" office:value="1938" calcext:value-type="float">
            <text:p>1938</text:p>
          </table:table-cell>
          <table:table-cell table:style-name="ce13" office:value-type="float" office:value="1939" calcext:value-type="float">
            <text:p>1939</text:p>
          </table:table-cell>
          <table:table-cell table:style-name="ce13" office:value-type="float" office:value="1940" calcext:value-type="float">
            <text:p>1940</text:p>
          </table:table-cell>
          <table:table-cell table:style-name="ce13"/>
          <table:table-cell table:style-name="ce22"/>
          <table:table-cell table:number-columns-repeated="1017"/>
        </table:table-row>
        <table:table-row table:style-name="ro1">
          <table:table-cell table:style-name="ce5" office:value-type="float" office:value="1941" calcext:value-type="float">
            <text:p>1941</text:p>
          </table:table-cell>
          <table:table-cell table:style-name="ce13" office:value-type="float" office:value="1942" calcext:value-type="float">
            <text:p>1942</text:p>
          </table:table-cell>
          <table:table-cell table:style-name="ce13" office:value-type="float" office:value="1944" calcext:value-type="float">
            <text:p>1944</text:p>
          </table:table-cell>
          <table:table-cell table:style-name="ce13" office:value-type="float" office:value="1946" calcext:value-type="float">
            <text:p>1946</text:p>
          </table:table-cell>
          <table:table-cell table:style-name="ce13" office:value-type="float" office:value="1948" calcext:value-type="float">
            <text:p>1948</text:p>
          </table:table-cell>
          <table:table-cell table:style-name="ce13"/>
          <table:table-cell table:style-name="ce22"/>
          <table:table-cell table:number-columns-repeated="1017"/>
        </table:table-row>
        <table:table-row table:style-name="ro1">
          <table:table-cell table:style-name="ce5" office:value-type="float" office:value="1949" calcext:value-type="float">
            <text:p>1949</text:p>
          </table:table-cell>
          <table:table-cell table:style-name="ce13" office:value-type="float" office:value="1950" calcext:value-type="float">
            <text:p>1950</text:p>
          </table:table-cell>
          <table:table-cell table:style-name="ce13" office:value-type="float" office:value="1951" calcext:value-type="float">
            <text:p>1951</text:p>
          </table:table-cell>
          <table:table-cell table:style-name="ce13" office:value-type="float" office:value="1952" calcext:value-type="float">
            <text:p>1952</text:p>
          </table:table-cell>
          <table:table-cell table:style-name="ce13" office:value-type="float" office:value="1953" calcext:value-type="float">
            <text:p>1953</text:p>
          </table:table-cell>
          <table:table-cell table:style-name="ce13"/>
          <table:table-cell table:style-name="ce22"/>
          <table:table-cell table:number-columns-repeated="1017"/>
        </table:table-row>
        <table:table-row table:style-name="ro1">
          <table:table-cell table:style-name="ce5" office:value-type="float" office:value="1954" calcext:value-type="float">
            <text:p>1954</text:p>
          </table:table-cell>
          <table:table-cell table:style-name="ce13" office:value-type="float" office:value="1955" calcext:value-type="float">
            <text:p>1955</text:p>
          </table:table-cell>
          <table:table-cell table:style-name="ce13" office:value-type="float" office:value="1956" calcext:value-type="float">
            <text:p>1956</text:p>
          </table:table-cell>
          <table:table-cell table:style-name="ce13" office:value-type="float" office:value="1957" calcext:value-type="float">
            <text:p>1957</text:p>
          </table:table-cell>
          <table:table-cell table:style-name="ce13" office:value-type="float" office:value="1958" calcext:value-type="float">
            <text:p>1958</text:p>
          </table:table-cell>
          <table:table-cell table:style-name="ce13"/>
          <table:table-cell table:style-name="ce22"/>
          <table:table-cell table:number-columns-repeated="1017"/>
        </table:table-row>
        <table:table-row table:style-name="ro1">
          <table:table-cell table:style-name="ce5" office:value-type="float" office:value="1959" calcext:value-type="float">
            <text:p>1959</text:p>
          </table:table-cell>
          <table:table-cell table:style-name="ce13" office:value-type="float" office:value="1960" calcext:value-type="float">
            <text:p>1960</text:p>
          </table:table-cell>
          <table:table-cell table:style-name="ce13" office:value-type="float" office:value="1961" calcext:value-type="float">
            <text:p>1961</text:p>
          </table:table-cell>
          <table:table-cell table:style-name="ce13" office:value-type="float" office:value="1962" calcext:value-type="float">
            <text:p>1962</text:p>
          </table:table-cell>
          <table:table-cell table:style-name="ce13" office:value-type="float" office:value="1964" calcext:value-type="float">
            <text:p>1964</text:p>
          </table:table-cell>
          <table:table-cell table:style-name="ce13"/>
          <table:table-cell table:style-name="ce22"/>
          <table:table-cell table:number-columns-repeated="1017"/>
        </table:table-row>
        <table:table-row table:style-name="ro1">
          <table:table-cell table:style-name="ce5" office:value-type="float" office:value="1965" calcext:value-type="float">
            <text:p>1965</text:p>
          </table:table-cell>
          <table:table-cell table:style-name="ce13" office:value-type="float" office:value="1966" calcext:value-type="float">
            <text:p>1966</text:p>
          </table:table-cell>
          <table:table-cell table:style-name="ce13" office:value-type="float" office:value="1967" calcext:value-type="float">
            <text:p>1967</text:p>
          </table:table-cell>
          <table:table-cell table:style-name="ce13" office:value-type="float" office:value="1968" calcext:value-type="float">
            <text:p>1968</text:p>
          </table:table-cell>
          <table:table-cell table:style-name="ce13" office:value-type="float" office:value="1969" calcext:value-type="float">
            <text:p>1969</text:p>
          </table:table-cell>
          <table:table-cell table:style-name="ce13"/>
          <table:table-cell table:style-name="ce22"/>
          <table:table-cell table:number-columns-repeated="1017"/>
        </table:table-row>
        <table:table-row table:style-name="ro1">
          <table:table-cell table:style-name="ce5" office:value-type="float" office:value="1970" calcext:value-type="float">
            <text:p>1970</text:p>
          </table:table-cell>
          <table:table-cell table:style-name="ce13" office:value-type="float" office:value="1971" calcext:value-type="float">
            <text:p>1971</text:p>
          </table:table-cell>
          <table:table-cell table:style-name="ce13" office:value-type="float" office:value="1972" calcext:value-type="float">
            <text:p>1972</text:p>
          </table:table-cell>
          <table:table-cell table:style-name="ce13" office:value-type="float" office:value="1973" calcext:value-type="float">
            <text:p>1973</text:p>
          </table:table-cell>
          <table:table-cell table:style-name="ce13" office:value-type="float" office:value="1974" calcext:value-type="float">
            <text:p>1974</text:p>
          </table:table-cell>
          <table:table-cell table:style-name="ce13"/>
          <table:table-cell table:style-name="ce22"/>
          <table:table-cell table:number-columns-repeated="1017"/>
        </table:table-row>
        <table:table-row table:style-name="ro1">
          <table:table-cell table:style-name="ce5" office:value-type="float" office:value="1975" calcext:value-type="float">
            <text:p>1975</text:p>
          </table:table-cell>
          <table:table-cell table:style-name="ce13" office:value-type="float" office:value="1976" calcext:value-type="float">
            <text:p>1976</text:p>
          </table:table-cell>
          <table:table-cell table:style-name="ce13" office:value-type="float" office:value="1977" calcext:value-type="float">
            <text:p>1977</text:p>
          </table:table-cell>
          <table:table-cell table:style-name="ce13" office:value-type="float" office:value="1978" calcext:value-type="float">
            <text:p>1978</text:p>
          </table:table-cell>
          <table:table-cell table:style-name="ce13" office:value-type="float" office:value="1979" calcext:value-type="float">
            <text:p>1979</text:p>
          </table:table-cell>
          <table:table-cell table:style-name="ce13"/>
          <table:table-cell table:style-name="ce22"/>
          <table:table-cell table:number-columns-repeated="1017"/>
        </table:table-row>
        <table:table-row table:style-name="ro1">
          <table:table-cell table:style-name="ce5" office:value-type="float" office:value="1980" calcext:value-type="float">
            <text:p>1980</text:p>
          </table:table-cell>
          <table:table-cell table:style-name="ce13" office:value-type="float" office:value="1981" calcext:value-type="float">
            <text:p>1981</text:p>
          </table:table-cell>
          <table:table-cell table:style-name="ce13" office:value-type="float" office:value="1982" calcext:value-type="float">
            <text:p>1982</text:p>
          </table:table-cell>
          <table:table-cell table:style-name="ce13" office:value-type="float" office:value="1984" calcext:value-type="float">
            <text:p>1984</text:p>
          </table:table-cell>
          <table:table-cell table:style-name="ce13" office:value-type="float" office:value="1986" calcext:value-type="float">
            <text:p>1986</text:p>
          </table:table-cell>
          <table:table-cell table:style-name="ce13"/>
          <table:table-cell table:style-name="ce22"/>
          <table:table-cell table:number-columns-repeated="1017"/>
        </table:table-row>
        <table:table-row table:style-name="ro1">
          <table:table-cell table:style-name="ce5" office:value-type="float" office:value="1989" calcext:value-type="float">
            <text:p>1989</text:p>
          </table:table-cell>
          <table:table-cell table:style-name="ce13" office:value-type="float" office:value="1990" calcext:value-type="float">
            <text:p>1990</text:p>
          </table:table-cell>
          <table:table-cell table:style-name="ce13" office:value-type="float" office:value="1991" calcext:value-type="float">
            <text:p>1991</text:p>
          </table:table-cell>
          <table:table-cell table:style-name="ce13" office:value-type="float" office:value="1992" calcext:value-type="float">
            <text:p>1992</text:p>
          </table:table-cell>
          <table:table-cell table:style-name="ce13" office:value-type="float" office:value="1993" calcext:value-type="float">
            <text:p>1993</text:p>
          </table:table-cell>
          <table:table-cell table:style-name="ce13"/>
          <table:table-cell table:style-name="ce22"/>
          <table:table-cell table:number-columns-repeated="1017"/>
        </table:table-row>
        <table:table-row table:style-name="ro1">
          <table:table-cell table:style-name="ce5" office:value-type="float" office:value="1994" calcext:value-type="float">
            <text:p>1994</text:p>
          </table:table-cell>
          <table:table-cell table:style-name="ce13" office:value-type="float" office:value="1995" calcext:value-type="float">
            <text:p>1995</text:p>
          </table:table-cell>
          <table:table-cell table:style-name="ce13" office:value-type="float" office:value="1996" calcext:value-type="float">
            <text:p>1996</text:p>
          </table:table-cell>
          <table:table-cell table:style-name="ce13" office:value-type="float" office:value="1997" calcext:value-type="float">
            <text:p>1997</text:p>
          </table:table-cell>
          <table:table-cell table:style-name="ce13" office:value-type="float" office:value="1998" calcext:value-type="float">
            <text:p>1998</text:p>
          </table:table-cell>
          <table:table-cell table:style-name="ce13"/>
          <table:table-cell table:style-name="ce22"/>
          <table:table-cell table:number-columns-repeated="1017"/>
        </table:table-row>
        <table:table-row table:style-name="ro1">
          <table:table-cell table:style-name="ce5" office:value-type="float" office:value="1999" calcext:value-type="float">
            <text:p>1999</text:p>
          </table:table-cell>
          <table:table-cell table:style-name="ce13" office:value-type="float" office:value="2001" calcext:value-type="float">
            <text:p>2001</text:p>
          </table:table-cell>
          <table:table-cell table:style-name="ce13" table:number-columns-repeated="4"/>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released&quot;)" office:value-type="string" office:string-value="http://dbpedia.org/property/released" calcext:value-type="string">
            <text:p>http://dbpedia.org/property/released</text:p>
          </table:table-cell>
          <table:table-cell office:value-type="string" calcext:value-type="string">
            <text:p>released</text:p>
          </table:table-cell>
          <table:table-cell table:formula="of:=AVERAGE([Sheet1.C865:Sheet1.C865])" office:value-type="string" office:string-value="#DIV/0!" calcext:value-type="error">
            <text:p>#DIV/0!</text:p>
          </table:table-cell>
          <table:table-cell table:formula="of:=COUNTIF([Sheet1.D865:Sheet1.D865]; &quot;X&quot;)" office:value-type="float" office:value="0" calcext:value-type="float">
            <text:p>0</text:p>
          </table:table-cell>
          <table:table-cell office:value-type="string" calcext:value-type="string">
            <text:p>a musical work has released 2007-05-19+02:00</text:p>
          </table:table-cell>
          <table:table-cell office:value-type="string" calcext:value-type="string">
            <text:p>a musical work has released 27</text:p>
          </table:table-cell>
          <table:table-cell table:style-name="ce20" table:formula="of:=HYPERLINK(&quot;http://goo.gl/bQQzBV&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releaseDate&quot;)" office:value-type="string" office:string-value="http://dbpedia.org/ontology/releaseDate" calcext:value-type="string">
            <text:p>http://dbpedia.org/ontology/releaseDate</text:p>
          </table:table-cell>
          <table:table-cell office:value-type="string" calcext:value-type="string">
            <text:p>releaseDate</text:p>
          </table:table-cell>
          <table:table-cell table:formula="of:=AVERAGE([Sheet1.C866:Sheet1.C866])" office:value-type="string" office:string-value="#DIV/0!" calcext:value-type="error">
            <text:p>#DIV/0!</text:p>
          </table:table-cell>
          <table:table-cell table:formula="of:=COUNTIF([Sheet1.D866:Sheet1.D866]; &quot;X&quot;)" office:value-type="float" office:value="0" calcext:value-type="float">
            <text:p>0</text:p>
          </table:table-cell>
          <table:table-cell office:value-type="string" calcext:value-type="string">
            <text:p>a work has release date 2003-08-03+02:00</text:p>
          </table:table-cell>
          <table:table-cell office:value-type="string" calcext:value-type="string">
            <text:p>a work has release date 1998-11-02+02:00</text:p>
          </table:table-cell>
          <table:table-cell table:style-name="ce20" table:formula="of:=HYPERLINK(&quot;http://goo.gl/0Gn1yS&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s&quot;)" office:value-type="string" office:string-value="http://dbpedia.org/property/years" calcext:value-type="string">
            <text:p>http://dbpedia.org/property/years</text:p>
          </table:table-cell>
          <table:table-cell office:value-type="string" calcext:value-type="string">
            <text:p>years</text:p>
          </table:table-cell>
          <table:table-cell table:formula="of:=AVERAGE([Sheet1.C867:Sheet1.C867])" office:value-type="string" office:string-value="#DIV/0!" calcext:value-type="error">
            <text:p>#DIV/0!</text:p>
          </table:table-cell>
          <table:table-cell table:formula="of:=COUNTIF([Sheet1.D867:Sheet1.D867]; &quot;X&quot;)" office:value-type="float" office:value="0" calcext:value-type="float">
            <text:p>0</text:p>
          </table:table-cell>
          <table:table-cell office:value-type="string" calcext:value-type="string">
            <text:p>a politician has years 1934</text:p>
          </table:table-cell>
          <table:table-cell office:value-type="string" calcext:value-type="string">
            <text:p>a politician has years 1652</text:p>
          </table:table-cell>
          <table:table-cell table:style-name="ce20" table:formula="of:=HYPERLINK(&quot;http://goo.gl/OBLqO3&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recorded&quot;)" office:value-type="string" office:string-value="http://dbpedia.org/property/recorded" calcext:value-type="string">
            <text:p>http://dbpedia.org/property/recorded</text:p>
          </table:table-cell>
          <table:table-cell office:value-type="string" calcext:value-type="string">
            <text:p>recorded</text:p>
          </table:table-cell>
          <table:table-cell table:formula="of:=AVERAGE([Sheet1.C868:Sheet1.C868])" office:value-type="string" office:string-value="#DIV/0!" calcext:value-type="error">
            <text:p>#DIV/0!</text:p>
          </table:table-cell>
          <table:table-cell table:formula="of:=COUNTIF([Sheet1.D868:Sheet1.D868]; &quot;X&quot;)" office:value-type="float" office:value="0" calcext:value-type="float">
            <text:p>0</text:p>
          </table:table-cell>
          <table:table-cell office:value-type="string" calcext:value-type="string">
            <text:p>an album has Recorded 1992</text:p>
          </table:table-cell>
          <table:table-cell office:value-type="string" calcext:value-type="string">
            <text:p>a work has Recorded 1971-05-25+02:00</text:p>
          </table:table-cell>
          <table:table-cell table:style-name="ce20" table:formula="of:=HYPERLINK(&quot;http://goo.gl/XxDXA4&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firstAired&quot;)" office:value-type="string" office:string-value="http://dbpedia.org/property/firstAired" calcext:value-type="string">
            <text:p>http://dbpedia.org/property/firstAired</text:p>
          </table:table-cell>
          <table:table-cell office:value-type="string" calcext:value-type="string">
            <text:p>firstAired</text:p>
          </table:table-cell>
          <table:table-cell table:formula="of:=AVERAGE([Sheet1.C869:Sheet1.C869])" office:value-type="string" office:string-value="#DIV/0!" calcext:value-type="error">
            <text:p>#DIV/0!</text:p>
          </table:table-cell>
          <table:table-cell table:formula="of:=COUNTIF([Sheet1.D869:Sheet1.D869]; &quot;X&quot;)" office:value-type="float" office:value="0" calcext:value-type="float">
            <text:p>0</text:p>
          </table:table-cell>
          <table:table-cell office:value-type="string" calcext:value-type="string">
            <text:p>a work has first aired 1994-04-25+02:00</text:p>
          </table:table-cell>
          <table:table-cell office:value-type="string" calcext:value-type="string">
            <text:p>a television show has first aired 1988-10-07+02:00</text:p>
          </table:table-cell>
          <table:table-cell table:style-name="ce20" table:formula="of:=HYPERLINK(&quot;http://goo.gl/JegFXn&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releaseDate&quot;)" office:value-type="string" office:string-value="http://dbpedia.org/property/releaseDate" calcext:value-type="string">
            <text:p>http://dbpedia.org/property/releaseDate</text:p>
          </table:table-cell>
          <table:table-cell office:value-type="string" calcext:value-type="string">
            <text:p>releaseDate</text:p>
          </table:table-cell>
          <table:table-cell table:formula="of:=AVERAGE([Sheet1.C870:Sheet1.C870])" office:value-type="string" office:string-value="#DIV/0!" calcext:value-type="error">
            <text:p>#DIV/0!</text:p>
          </table:table-cell>
          <table:table-cell table:formula="of:=COUNTIF([Sheet1.D870:Sheet1.D870]; &quot;X&quot;)" office:value-type="float" office:value="0" calcext:value-type="float">
            <text:p>0</text:p>
          </table:table-cell>
          <table:table-cell office:value-type="string" calcext:value-type="string">
            <text:p>a book has release date 1937</text:p>
          </table:table-cell>
          <table:table-cell office:value-type="string" calcext:value-type="string">
            <text:p>a book has release date 1996-08-16+02:00</text:p>
          </table:table-cell>
          <table:table-cell table:style-name="ce20" table:formula="of:=HYPERLINK(&quot;http://goo.gl/5MB1R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quot;)" office:value-type="string" office:string-value="http://dbpedia.org/property/year" calcext:value-type="string">
            <text:p>http://dbpedia.org/property/year</text:p>
          </table:table-cell>
          <table:table-cell office:value-type="string" calcext:value-type="string">
            <text:p>year</text:p>
          </table:table-cell>
          <table:table-cell table:formula="of:=AVERAGE([Sheet1.C871:Sheet1.C871])" office:value-type="string" office:string-value="#DIV/0!" calcext:value-type="error">
            <text:p>#DIV/0!</text:p>
          </table:table-cell>
          <table:table-cell table:formula="of:=COUNTIF([Sheet1.D871:Sheet1.D871]; &quot;X&quot;)" office:value-type="float" office:value="0" calcext:value-type="float">
            <text:p>0</text:p>
          </table:table-cell>
          <table:table-cell office:value-type="string" calcext:value-type="string">
            <text:p>a reptile has year 2008</text:p>
          </table:table-cell>
          <table:table-cell office:value-type="string" calcext:value-type="string">
            <text:p>an agent has year 2000</text:p>
          </table:table-cell>
          <table:table-cell table:style-name="ce20" table:formula="of:=HYPERLINK(&quot;http://goo.gl/yzBSQL&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release&quot;)" office:value-type="string" office:string-value="http://dbpedia.org/property/release" calcext:value-type="string">
            <text:p>http://dbpedia.org/property/release</text:p>
          </table:table-cell>
          <table:table-cell office:value-type="string" calcext:value-type="string">
            <text:p>release</text:p>
          </table:table-cell>
          <table:table-cell table:formula="of:=AVERAGE([Sheet1.C872:Sheet1.C872])" office:value-type="string" office:string-value="#DIV/0!" calcext:value-type="error">
            <text:p>#DIV/0!</text:p>
          </table:table-cell>
          <table:table-cell table:formula="of:=COUNTIF([Sheet1.D872:Sheet1.D872]; &quot;X&quot;)" office:value-type="float" office:value="0" calcext:value-type="float">
            <text:p>0</text:p>
          </table:table-cell>
          <table:table-cell office:value-type="string" calcext:value-type="string">
            <text:p>a work has release --05-16</text:p>
          </table:table-cell>
          <table:table-cell office:value-type="string" calcext:value-type="string">
            <text:p>a video game has release Virtual Console</text:p>
          </table:table-cell>
          <table:table-cell table:style-name="ce20" table:formula="of:=HYPERLINK(&quot;http://goo.gl/hioO47&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lastAired&quot;)" office:value-type="string" office:string-value="http://dbpedia.org/property/lastAired" calcext:value-type="string">
            <text:p>http://dbpedia.org/property/lastAired</text:p>
          </table:table-cell>
          <table:table-cell office:value-type="string" calcext:value-type="string">
            <text:p>lastAired</text:p>
          </table:table-cell>
          <table:table-cell table:formula="of:=AVERAGE([Sheet1.C873:Sheet1.C873])" office:value-type="string" office:string-value="#DIV/0!" calcext:value-type="error">
            <text:p>#DIV/0!</text:p>
          </table:table-cell>
          <table:table-cell table:formula="of:=COUNTIF([Sheet1.D873:Sheet1.D873]; &quot;X&quot;)" office:value-type="float" office:value="0" calcext:value-type="float">
            <text:p>0</text:p>
          </table:table-cell>
          <table:table-cell office:value-type="string" calcext:value-type="string">
            <text:p>a work has last aired --12-11</text:p>
          </table:table-cell>
          <table:table-cell office:value-type="string" calcext:value-type="string">
            <text:p>a work has last aired 18</text:p>
          </table:table-cell>
          <table:table-cell table:style-name="ce20" table:formula="of:=HYPERLINK(&quot;http://goo.gl/7g1BG9&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originalairdate&quot;)" office:value-type="string" office:string-value="http://dbpedia.org/property/originalairdate" calcext:value-type="string">
            <text:p>http://dbpedia.org/property/originalairdate</text:p>
          </table:table-cell>
          <table:table-cell office:value-type="string" calcext:value-type="string">
            <text:p>originalairdate</text:p>
          </table:table-cell>
          <table:table-cell table:formula="of:=AVERAGE([Sheet1.C874:Sheet1.C874])" office:value-type="string" office:string-value="#DIV/0!" calcext:value-type="error">
            <text:p>#DIV/0!</text:p>
          </table:table-cell>
          <table:table-cell table:formula="of:=COUNTIF([Sheet1.D874:Sheet1.D874]; &quot;X&quot;)" office:value-type="float" office:value="0" calcext:value-type="float">
            <text:p>0</text:p>
          </table:table-cell>
          <table:table-cell office:value-type="string" calcext:value-type="string">
            <text:p>a work has OriginalAirDate 2005-01-05+02:00</text:p>
          </table:table-cell>
          <table:table-cell office:value-type="string" calcext:value-type="string">
            <text:p>a work has OriginalAirDate 1983-10-23+02:00</text:p>
          </table:table-cell>
          <table:table-cell table:style-name="ce20" table:formula="of:=HYPERLINK(&quot;http://goo.gl/hpuOyS&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firstAirDate&quot;)" office:value-type="string" office:string-value="http://dbpedia.org/ontology/firstAirDate" calcext:value-type="string">
            <text:p>http://dbpedia.org/ontology/firstAirDate</text:p>
          </table:table-cell>
          <table:table-cell office:value-type="string" calcext:value-type="string">
            <text:p>firstAirDate</text:p>
          </table:table-cell>
          <table:table-cell table:formula="of:=AVERAGE([Sheet1.C875:Sheet1.C875])" office:value-type="string" office:string-value="#DIV/0!" calcext:value-type="error">
            <text:p>#DIV/0!</text:p>
          </table:table-cell>
          <table:table-cell table:formula="of:=COUNTIF([Sheet1.D875:Sheet1.D875]; &quot;X&quot;)" office:value-type="float" office:value="0" calcext:value-type="float">
            <text:p>0</text:p>
          </table:table-cell>
          <table:table-cell office:value-type="string" calcext:value-type="string">
            <text:p>an agent has first air date 2010-02-14+02:00</text:p>
          </table:table-cell>
          <table:table-cell office:value-type="string" calcext:value-type="string">
            <text:p>an agent has first air date 1985-06-16+02:00</text:p>
          </table:table-cell>
          <table:table-cell table:style-name="ce20" table:formula="of:=HYPERLINK(&quot;http://goo.gl/BXsD0N&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ompletionDate&quot;)" office:value-type="string" office:string-value="http://dbpedia.org/property/completionDate" calcext:value-type="string">
            <text:p>http://dbpedia.org/property/completionDate</text:p>
          </table:table-cell>
          <table:table-cell office:value-type="string" calcext:value-type="string">
            <text:p>completionDate</text:p>
          </table:table-cell>
          <table:table-cell table:formula="of:=AVERAGE([Sheet1.C876:Sheet1.C876])" office:value-type="string" office:string-value="#DIV/0!" calcext:value-type="error">
            <text:p>#DIV/0!</text:p>
          </table:table-cell>
          <table:table-cell table:formula="of:=COUNTIF([Sheet1.D876:Sheet1.D876]; &quot;X&quot;)" office:value-type="float" office:value="0" calcext:value-type="float">
            <text:p>0</text:p>
          </table:table-cell>
          <table:table-cell office:value-type="string" calcext:value-type="string">
            <text:p>an architectural structure has completion date 1737</text:p>
          </table:table-cell>
          <table:table-cell office:value-type="string" calcext:value-type="string">
            <text:p>a place has completion date 2009</text:p>
          </table:table-cell>
          <table:table-cell table:style-name="ce20" table:formula="of:=HYPERLINK(&quot;http://goo.gl/6sUyEx&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eriod&quot;)" office:value-type="string" office:string-value="http://dbpedia.org/property/period" calcext:value-type="string">
            <text:p>http://dbpedia.org/property/period</text:p>
          </table:table-cell>
          <table:table-cell office:value-type="string" calcext:value-type="string">
            <text:p>period</text:p>
          </table:table-cell>
          <table:table-cell table:formula="of:=AVERAGE([Sheet1.C877:Sheet1.C877])" office:value-type="string" office:string-value="#DIV/0!" calcext:value-type="error">
            <text:p>#DIV/0!</text:p>
          </table:table-cell>
          <table:table-cell table:formula="of:=COUNTIF([Sheet1.D877:Sheet1.D877]; &quot;X&quot;)" office:value-type="float" office:value="0" calcext:value-type="float">
            <text:p>0</text:p>
          </table:table-cell>
          <table:table-cell office:value-type="string" calcext:value-type="string">
            <text:p>a celestial body has period 3.055406832E8</text:p>
          </table:table-cell>
          <table:table-cell office:value-type="string" calcext:value-type="string">
            <text:p>a celestial body has period 1.421981568E8</text:p>
          </table:table-cell>
          <table:table-cell table:style-name="ce20" table:formula="of:=HYPERLINK(&quot;http://goo.gl/NWmOi5&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ontology/completionDate&quot;)" office:value-type="string" office:string-value="http://dbpedia.org/ontology/completionDate" calcext:value-type="string">
            <text:p>http://dbpedia.org/ontology/completionDate</text:p>
          </table:table-cell>
          <table:table-cell table:style-name="ce16" office:value-type="string" calcext:value-type="string">
            <text:p>completionDate</text:p>
          </table:table-cell>
          <table:table-cell table:formula="of:=AVERAGE([Sheet1.C878:Sheet1.C878])" office:value-type="string" office:string-value="#DIV/0!" calcext:value-type="error">
            <text:p>#DIV/0!</text:p>
          </table:table-cell>
          <table:table-cell table:formula="of:=COUNTIF([Sheet1.D878:Sheet1.D878]; &quot;X&quot;)" office:value-type="float" office:value="0" calcext:value-type="float">
            <text:p>0</text:p>
          </table:table-cell>
          <table:table-cell table:style-name="ce16" office:value-type="string" calcext:value-type="string">
            <text:p>a television show has completion date 2001-05-10+02:00</text:p>
          </table:table-cell>
          <table:table-cell table:style-name="ce16" office:value-type="string" calcext:value-type="string">
            <text:p>a work has completion date 2012-07-22+02:00</text:p>
          </table:table-cell>
          <table:table-cell table:style-name="ce25" table:formula="of:=HYPERLINK(&quot;http://goo.gl/ErNVBk&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011013747" calcext:value-type="float">
            <text:p>1011013747</text:p>
          </table:table-cell>
          <table:table-cell office:value-type="string" calcext:value-type="string">
            <text:p>movie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4">
          <table:table-cell table:style-name="ce5" office:value-type="string" calcext:value-type="string">
            <text:p>Annie Hall</text:p>
          </table:table-cell>
          <table:table-cell table:style-name="ce13" office:value-type="string" calcext:value-type="string">
            <text:p>Benjamin Braddock</text:p>
          </table:table-cell>
          <table:table-cell table:style-name="ce13" office:value-type="string" calcext:value-type="string">
            <text:p>Blanche DuBois</text:p>
          </table:table-cell>
          <table:table-cell table:style-name="ce13" office:value-type="string" calcext:value-type="string">
            <text:p>Captain</text:p>
          </table:table-cell>
          <table:table-cell table:style-name="ce13" office:value-type="string" calcext:value-type="string">
            <text:p>Capt. Geoffrey T. Spaulding</text:p>
          </table:table-cell>
          <table:table-cell table:style-name="ce13"/>
          <table:table-cell table:style-name="ce22"/>
          <table:table-cell table:number-columns-repeated="1017"/>
        </table:table-row>
        <table:table-row table:style-name="ro4">
          <table:table-cell table:style-name="ce5" office:value-type="string" calcext:value-type="string">
            <text:p>Capt. Louis Renault</text:p>
          </table:table-cell>
          <table:table-cell table:style-name="ce13" office:value-type="string" calcext:value-type="string">
            <text:p>Carl Denham</text:p>
          </table:table-cell>
          <table:table-cell table:style-name="ce13" office:value-type="string" calcext:value-type="string">
            <text:p>Carl Spackler</text:p>
          </table:table-cell>
          <table:table-cell table:style-name="ce13" office:value-type="string" calcext:value-type="string">
            <text:p>Carol Anne Freeling</text:p>
          </table:table-cell>
          <table:table-cell table:style-name="ce13" office:value-type="string" calcext:value-type="string">
            <text:p>Charles Foster Kane</text:p>
          </table:table-cell>
          <table:table-cell table:style-name="ce13"/>
          <table:table-cell table:style-name="ce22"/>
          <table:table-cell table:number-columns-repeated="1017"/>
        </table:table-row>
        <table:table-row table:style-name="ro4">
          <table:table-cell table:style-name="ce5" office:value-type="string" calcext:value-type="string">
            <text:p>Charlotte Vale</text:p>
          </table:table-cell>
          <table:table-cell table:style-name="ce13" office:value-type="string" calcext:value-type="string">
            <text:p>Clyde Barrow</text:p>
          </table:table-cell>
          <table:table-cell table:style-name="ce13" office:value-type="string" calcext:value-type="string">
            <text:p>Cole Sear</text:p>
          </table:table-cell>
          <table:table-cell table:style-name="ce13" office:value-type="string" calcext:value-type="string">
            <text:p>Col. Nathan R. Jessup</text:p>
          </table:table-cell>
          <table:table-cell table:style-name="ce13" office:value-type="string" calcext:value-type="string">
            <text:p>Count Dracula</text:p>
          </table:table-cell>
          <table:table-cell table:style-name="ce13"/>
          <table:table-cell table:style-name="ce22"/>
          <table:table-cell table:number-columns-repeated="1017"/>
        </table:table-row>
        <table:table-row table:style-name="ro4">
          <table:table-cell table:style-name="ce5" office:value-type="string" calcext:value-type="string">
            <text:p>Customer</text:p>
          </table:table-cell>
          <table:table-cell table:style-name="ce13" office:value-type="string" calcext:value-type="string">
            <text:p>Dave Bowman</text:p>
          </table:table-cell>
          <table:table-cell table:style-name="ce13" office:value-type="string" calcext:value-type="string">
            <text:p>Det. Robert Thorn</text:p>
          </table:table-cell>
          <table:table-cell table:style-name="ce13" office:value-type="string" calcext:value-type="string">
            <text:p>Dexter</text:p>
          </table:table-cell>
          <table:table-cell table:style-name="ce13" office:value-type="string" calcext:value-type="string">
            <text:p>Dorothy Boyd</text:p>
          </table:table-cell>
          <table:table-cell table:style-name="ce13"/>
          <table:table-cell table:style-name="ce22"/>
          <table:table-cell table:number-columns-repeated="1017"/>
        </table:table-row>
        <table:table-row table:style-name="ro4">
          <table:table-cell table:style-name="ce5" office:value-type="string" calcext:value-type="string">
            <text:p>Dorothy Gale</text:p>
          </table:table-cell>
          <table:table-cell table:style-name="ce13" office:value-type="string" calcext:value-type="string">
            <text:p>Dr. Christian Szell</text:p>
          </table:table-cell>
          <table:table-cell table:style-name="ce13" office:value-type="string" calcext:value-type="string">
            <text:p>E.T.</text:p>
          </table:table-cell>
          <table:table-cell table:style-name="ce13" office:value-type="string" calcext:value-type="string">
            <text:p>Ethel Thayer</text:p>
          </table:table-cell>
          <table:table-cell table:style-name="ce13" office:value-type="string" calcext:value-type="string">
            <text:p>Fanny Brice</text:p>
          </table:table-cell>
          <table:table-cell table:style-name="ce13"/>
          <table:table-cell table:style-name="ce22"/>
          <table:table-cell table:number-columns-repeated="1017"/>
        </table:table-row>
        <table:table-row table:style-name="ro4">
          <table:table-cell table:style-name="ce5" office:value-type="string" calcext:value-type="string">
            <text:p>Forrest Gump</text:p>
          </table:table-cell>
          <table:table-cell table:style-name="ce13" office:value-type="string" calcext:value-type="string">
            <text:p>George M. Cohan</text:p>
          </table:table-cell>
          <table:table-cell table:style-name="ce13" office:value-type="string" calcext:value-type="string">
            <text:p>George Taylor</text:p>
          </table:table-cell>
          <table:table-cell table:style-name="ce13" office:value-type="string" calcext:value-type="string">
            <text:p>Gollum</text:p>
          </table:table-cell>
          <table:table-cell table:style-name="ce13" office:value-type="string" calcext:value-type="string">
            <text:p>Gordon Gekko</text:p>
          </table:table-cell>
          <table:table-cell table:style-name="ce13"/>
          <table:table-cell table:style-name="ce22"/>
          <table:table-cell table:number-columns-repeated="1017"/>
        </table:table-row>
        <table:table-row table:style-name="ro4">
          <table:table-cell table:style-name="ce5" office:value-type="string" calcext:value-type="string">
            <text:p>Grusinskaya</text:p>
          </table:table-cell>
          <table:table-cell table:style-name="ce13" office:value-type="string" calcext:value-type="string">
            <text:p>Hannibal Lecter</text:p>
          </table:table-cell>
          <table:table-cell table:style-name="ce13" office:value-type="string" calcext:value-type="string">
            <text:p>Han Solo</text:p>
          </table:table-cell>
          <table:table-cell table:style-name="ce13" office:value-type="string" calcext:value-type="string">
            <text:p>Harry Callahan</text:p>
          </table:table-cell>
          <table:table-cell table:style-name="ce13" office:value-type="string" calcext:value-type="string">
            <text:p>Henry Frankenstein</text:p>
          </table:table-cell>
          <table:table-cell table:style-name="ce13"/>
          <table:table-cell table:style-name="ce22"/>
          <table:table-cell table:number-columns-repeated="1017"/>
        </table:table-row>
        <table:table-row table:style-name="ro4">
          <table:table-cell table:style-name="ce5" office:value-type="string" calcext:value-type="string">
            <text:p>Howard Beale</text:p>
          </table:table-cell>
          <table:table-cell table:style-name="ce13" office:value-type="string" calcext:value-type="string">
            <text:p>Ilsa Lund</text:p>
          </table:table-cell>
          <table:table-cell table:style-name="ce13" office:value-type="string" calcext:value-type="string">
            <text:p>Jack Dawson</text:p>
          </table:table-cell>
          <table:table-cell table:style-name="ce13" office:value-type="string" calcext:value-type="string">
            <text:p>Jack Torrance</text:p>
          </table:table-cell>
          <table:table-cell table:style-name="ce13" office:value-type="string" calcext:value-type="string">
            <text:p>Jakie Rabinowitz/Jack Robin</text:p>
          </table:table-cell>
          <table:table-cell table:style-name="ce13"/>
          <table:table-cell table:style-name="ce22"/>
          <table:table-cell table:number-columns-repeated="1017"/>
        </table:table-row>
        <table:table-row table:style-name="ro4">
          <table:table-cell table:style-name="ce5" office:value-type="string" calcext:value-type="string">
            <text:p>James Bond</text:p>
          </table:table-cell>
          <table:table-cell table:style-name="ce13" office:value-type="string" calcext:value-type="string">
            <text:p>Jennifer Cavilleri Barrett</text:p>
          </table:table-cell>
          <table:table-cell table:style-name="ce13" office:value-type="string" calcext:value-type="string">
            <text:p>Jim Lovell</text:p>
          </table:table-cell>
          <table:table-cell table:style-name="ce13" office:value-type="string" calcext:value-type="string">
            <text:p>Jimmy Dugan</text:p>
          </table:table-cell>
          <table:table-cell table:style-name="ce13" office:value-type="string" calcext:value-type="string">
            <text:p>Joan Crawford</text:p>
          </table:table-cell>
          <table:table-cell table:style-name="ce13"/>
          <table:table-cell table:style-name="ce22"/>
          <table:table-cell table:number-columns-repeated="1017"/>
        </table:table-row>
        <table:table-row table:style-name="ro4">
          <table:table-cell table:style-name="ce5" office:value-type="string" calcext:value-type="string">
            <text:p>Joey Starrett</text:p>
          </table:table-cell>
          <table:table-cell table:style-name="ce13" office:value-type="string" calcext:value-type="string">
            <text:p>John Keating</text:p>
          </table:table-cell>
          <table:table-cell table:style-name="ce13" office:value-type="string" calcext:value-type="string">
            <text:p>Johnny Castle</text:p>
          </table:table-cell>
          <table:table-cell table:style-name="ce13" office:value-type="string" calcext:value-type="string">
            <text:p>Julian Marsh</text:p>
          </table:table-cell>
          <table:table-cell table:style-name="ce13" office:value-type="string" calcext:value-type="string">
            <text:p>Knute Rockne</text:p>
          </table:table-cell>
          <table:table-cell table:style-name="ce13"/>
          <table:table-cell table:style-name="ce22"/>
          <table:table-cell table:number-columns-repeated="1017"/>
        </table:table-row>
        <table:table-row table:style-name="ro4">
          <table:table-cell table:style-name="ce5" office:value-type="string" calcext:value-type="string">
            <text:p>Lady Lou</text:p>
          </table:table-cell>
          <table:table-cell table:style-name="ce13" office:value-type="string" calcext:value-type="string">
            <text:p>Lawrence Walsh</text:p>
          </table:table-cell>
          <table:table-cell table:style-name="ce13" office:value-type="string" calcext:value-type="string">
            <text:p>Loretta Castorini</text:p>
          </table:table-cell>
          <table:table-cell table:style-name="ce13" office:value-type="string" calcext:value-type="string">
            <text:p>Lou Gehrig</text:p>
          </table:table-cell>
          <table:table-cell table:style-name="ce13" office:value-type="string" calcext:value-type="string">
            <text:p>Lt. Col. Bill Kilgore</text:p>
          </table:table-cell>
          <table:table-cell table:style-name="ce13"/>
          <table:table-cell table:style-name="ce22"/>
          <table:table-cell table:number-columns-repeated="1017"/>
        </table:table-row>
        <table:table-row table:style-name="ro4">
          <table:table-cell table:style-name="ce5" office:value-type="string" calcext:value-type="string">
            <text:p>Mame Dennis</text:p>
          </table:table-cell>
          <table:table-cell table:style-name="ce13" office:value-type="string" calcext:value-type="string">
            <text:p>Margo Channing</text:p>
          </table:table-cell>
          <table:table-cell table:style-name="ce13" office:value-type="string" calcext:value-type="string">
            <text:p>Martin Brody</text:p>
          </table:table-cell>
          <table:table-cell table:style-name="ce13" office:value-type="string" calcext:value-type="string">
            <text:p>Michael Corleone</text:p>
          </table:table-cell>
          <table:table-cell table:style-name="ce13" office:value-type="string" calcext:value-type="string">
            <text:p>Mr. Maguire</text:p>
          </table:table-cell>
          <table:table-cell table:style-name="ce13"/>
          <table:table-cell table:style-name="ce22"/>
          <table:table-cell table:number-columns-repeated="1017"/>
        </table:table-row>
        <table:table-row table:style-name="ro4">
          <table:table-cell table:style-name="ce5" office:value-type="string" calcext:value-type="string">
            <text:p>Norma Desmond</text:p>
          </table:table-cell>
          <table:table-cell table:style-name="ce13" office:value-type="string" calcext:value-type="string">
            <text:p>Norman Bates</text:p>
          </table:table-cell>
          <table:table-cell table:style-name="ce13" office:value-type="string" calcext:value-type="string">
            <text:p>Oliver</text:p>
          </table:table-cell>
          <table:table-cell table:style-name="ce13" office:value-type="string" calcext:value-type="string">
            <text:p>Osgood Fielding III</text:p>
          </table:table-cell>
          <table:table-cell table:style-name="ce13" office:value-type="string" calcext:value-type="string">
            <text:p>President Merkin Muffley</text:p>
          </table:table-cell>
          <table:table-cell table:style-name="ce13"/>
          <table:table-cell table:style-name="ce22"/>
          <table:table-cell table:number-columns-repeated="1017"/>
        </table:table-row>
        <table:table-row table:style-name="ro4">
          <table:table-cell table:style-name="ce5" office:value-type="string" calcext:value-type="string">
            <text:p>Rhett Butler</text:p>
          </table:table-cell>
          <table:table-cell table:style-name="ce13" office:value-type="string" calcext:value-type="string">
            <text:p>Rick Blaine</text:p>
          </table:table-cell>
          <table:table-cell table:style-name="ce13" office:value-type="string" calcext:value-type="string">
            <text:p>Rocky Balboa</text:p>
          </table:table-cell>
          <table:table-cell table:style-name="ce13" office:value-type="string" calcext:value-type="string">
            <text:p>Rod Tidwell</text:p>
          </table:table-cell>
          <table:table-cell table:style-name="ce13" office:value-type="string" calcext:value-type="string">
            <text:p>Rosa Moline</text:p>
          </table:table-cell>
          <table:table-cell table:style-name="ce13"/>
          <table:table-cell table:style-name="ce22"/>
          <table:table-cell table:number-columns-repeated="1017"/>
        </table:table-row>
        <table:table-row table:style-name="ro4">
          <table:table-cell table:style-name="ce5" office:value-type="string" calcext:value-type="string">
            <text:p>Sam Spade</text:p>
          </table:table-cell>
          <table:table-cell table:style-name="ce13" office:value-type="string" calcext:value-type="string">
            <text:p>Sherlock Holmes</text:p>
          </table:table-cell>
          <table:table-cell table:style-name="ce13" office:value-type="string" calcext:value-type="string">
            <text:p>Shoeless Joe Jackson</text:p>
          </table:table-cell>
          <table:table-cell table:style-name="ce13" office:value-type="string" calcext:value-type="string">
            <text:p>Sonny Wortzik</text:p>
          </table:table-cell>
          <table:table-cell table:style-name="ce13" office:value-type="string" calcext:value-type="string">
            <text:p>Stanley Kowalski</text:p>
          </table:table-cell>
          <table:table-cell table:style-name="ce13"/>
          <table:table-cell table:style-name="ce22"/>
          <table:table-cell table:number-columns-repeated="1017"/>
        </table:table-row>
        <table:table-row table:style-name="ro4">
          <table:table-cell table:style-name="ce5" office:value-type="string" calcext:value-type="string">
            <text:p>Ted Striker and Dr. Rumack</text:p>
          </table:table-cell>
          <table:table-cell table:style-name="ce13" office:value-type="string" calcext:value-type="string">
            <text:p>Terry Malloy</text:p>
          </table:table-cell>
          <table:table-cell table:style-name="ce13" office:value-type="string" calcext:value-type="string">
            <text:p>The Terminator</text:p>
          </table:table-cell>
          <table:table-cell table:style-name="ce13" office:value-type="string" calcext:value-type="string">
            <text:p>Tony Montana</text:p>
          </table:table-cell>
          <table:table-cell table:style-name="ce13" office:value-type="string" calcext:value-type="string">
            <text:p>Travis Bickle</text:p>
          </table:table-cell>
          <table:table-cell table:style-name="ce13"/>
          <table:table-cell table:style-name="ce22"/>
          <table:table-cell table:number-columns-repeated="1017"/>
        </table:table-row>
        <table:table-row table:style-name="ro4">
          <table:table-cell table:style-name="ce5" office:value-type="string" calcext:value-type="string">
            <text:p>Virgil Tibbs</text:p>
          </table:table-cell>
          <table:table-cell table:style-name="ce13" office:value-type="string" calcext:value-type="string">
            <text:p>Vito Corleone</text:p>
          </table:table-cell>
          <table:table-cell table:style-name="ce13" office:value-type="string" calcext:value-type="string">
            <text:p>Wicked Witch of the West</text:p>
          </table:table-cell>
          <table:table-cell table:style-name="ce13" table:number-columns-repeated="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xmlns.com/foaf/0.1/name&quot;)" office:value-type="string" office:string-value="http://xmlns.com/foaf/0.1/name" calcext:value-type="string">
            <text:p>http://xmlns.com/foaf/0.1/name</text:p>
          </table:table-cell>
          <table:table-cell office:value-type="string" calcext:value-type="string">
            <text:p>name</text:p>
          </table:table-cell>
          <table:table-cell table:formula="of:=AVERAGE([Sheet1.C902:Sheet1.C902])" office:value-type="string" office:string-value="#DIV/0!" calcext:value-type="error">
            <text:p>#DIV/0!</text:p>
          </table:table-cell>
          <table:table-cell table:formula="of:=COUNTIF([Sheet1.D902:Sheet1.D902]; &quot;X&quot;)" office:value-type="float" office:value="0" calcext:value-type="float">
            <text:p>0</text:p>
          </table:table-cell>
          <table:table-cell table:number-columns-repeated="2"/>
          <table:table-cell table:style-name="ce20" table:formula="of:=HYPERLINK(&quot;http://goo.gl/TCjd7M&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ame&quot;)" office:value-type="string" office:string-value="http://dbpedia.org/property/name" calcext:value-type="string">
            <text:p>http://dbpedia.org/property/name</text:p>
          </table:table-cell>
          <table:table-cell office:value-type="string" calcext:value-type="string">
            <text:p>name</text:p>
          </table:table-cell>
          <table:table-cell table:formula="of:=AVERAGE([Sheet1.C903:Sheet1.C903])" office:value-type="string" office:string-value="#DIV/0!" calcext:value-type="error">
            <text:p>#DIV/0!</text:p>
          </table:table-cell>
          <table:table-cell table:formula="of:=COUNTIF([Sheet1.D903:Sheet1.D903]; &quot;X&quot;)" office:value-type="float" office:value="0" calcext:value-type="float">
            <text:p>0</text:p>
          </table:table-cell>
          <table:table-cell office:value-type="string" calcext:value-type="string">
            <text:p>a place has Name Ånge Municipality</text:p>
          </table:table-cell>
          <table:table-cell office:value-type="string" calcext:value-type="string">
            <text:p>a president has Name Szakasits, Arpad</text:p>
          </table:table-cell>
          <table:table-cell table:style-name="ce20" table:formula="of:=HYPERLINK(&quot;http://goo.gl/Xt2Jpo&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tarring&quot;)" office:value-type="string" office:string-value="http://dbpedia.org/property/starring" calcext:value-type="string">
            <text:p>http://dbpedia.org/property/starring</text:p>
          </table:table-cell>
          <table:table-cell office:value-type="string" calcext:value-type="string">
            <text:p>starring</text:p>
          </table:table-cell>
          <table:table-cell table:formula="of:=AVERAGE([Sheet1.C904:Sheet1.C904])" office:value-type="string" office:string-value="#DIV/0!" calcext:value-type="error">
            <text:p>#DIV/0!</text:p>
          </table:table-cell>
          <table:table-cell table:formula="of:=COUNTIF([Sheet1.D904:Sheet1.D904]; &quot;X&quot;)" office:value-type="float" office:value="0" calcext:value-type="float">
            <text:p>0</text:p>
          </table:table-cell>
          <table:table-cell office:value-type="string" calcext:value-type="string">
            <text:p>a movie has starring Bruce Willis (an entity of type person)</text:p>
          </table:table-cell>
          <table:table-cell office:value-type="string" calcext:value-type="string">
            <text:p>a movie has starring Robert Charlebois (an entity of type person)</text:p>
          </table:table-cell>
          <table:table-cell table:style-name="ce20" table:formula="of:=HYPERLINK(&quot;http://goo.gl/sTkFM1&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starring&quot;)" office:value-type="string" office:string-value="http://dbpedia.org/ontology/starring" calcext:value-type="string">
            <text:p>http://dbpedia.org/ontology/starring</text:p>
          </table:table-cell>
          <table:table-cell office:value-type="string" calcext:value-type="string">
            <text:p>starring</text:p>
          </table:table-cell>
          <table:table-cell table:formula="of:=AVERAGE([Sheet1.C905:Sheet1.C905])" office:value-type="string" office:string-value="#DIV/0!" calcext:value-type="error">
            <text:p>#DIV/0!</text:p>
          </table:table-cell>
          <table:table-cell table:formula="of:=COUNTIF([Sheet1.D905:Sheet1.D905]; &quot;X&quot;)" office:value-type="float" office:value="0" calcext:value-type="float">
            <text:p>0</text:p>
          </table:table-cell>
          <table:table-cell office:value-type="string" calcext:value-type="string">
            <text:p>a movie has starring Keith David (an entity of type person)</text:p>
          </table:table-cell>
          <table:table-cell office:value-type="string" calcext:value-type="string">
            <text:p>a movie has starring Malin %C3%85kerman (an entity of type person)</text:p>
          </table:table-cell>
          <table:table-cell table:style-name="ce20" table:formula="of:=HYPERLINK(&quot;http://goo.gl/j6IAd9&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quote&quot;)" office:value-type="string" office:string-value="http://dbpedia.org/property/quote" calcext:value-type="string">
            <text:p>http://dbpedia.org/property/quote</text:p>
          </table:table-cell>
          <table:table-cell table:style-name="ce16" office:value-type="string" calcext:value-type="string">
            <text:p>quote</text:p>
          </table:table-cell>
          <table:table-cell table:formula="of:=AVERAGE([Sheet1.C906:Sheet1.C906])" office:value-type="string" office:string-value="#DIV/0!" calcext:value-type="error">
            <text:p>#DIV/0!</text:p>
          </table:table-cell>
          <table:table-cell table:formula="of:=COUNTIF([Sheet1.D906:Sheet1.D906]; &quot;X&quot;)" office:value-type="float" office:value="0" calcext:value-type="float">
            <text:p>0</text:p>
          </table:table-cell>
          <table:table-cell table:style-name="ce16" office:value-type="string" calcext:value-type="string">
            <text:p>an organisation has quote "We started off basically as a noise band; now that has just been turned around completely. Music is really tricky in that you think you've got it pinned down — what you know about music and what you're into — until something comes along and completely changes your perception of things, or your tastes change completely. It's constantly evolving and changing before your eyes and I find that really exciting — where you're going to go next is out of your control to an extent."</text:p>
          </table:table-cell>
          <table:table-cell table:style-name="ce16" office:value-type="string" calcext:value-type="string">
            <text:p>a Band has quote It seems preposterous now, but at the time, people seemed overly concerned about the literal meaning of our lyrics. I know we never discussed it amongst ourselves. Lyrics seemed a necessity, so we had them, but the subject matter was an extension of our interests — not part of a political or aesthetic battle plan. The lyrics were subject to change at whim once the subject had been decided on anyway. Anybody who thinks we overstepped the playground perimeter of lyrical decency <text:s/>is a pure mental dolt, and should step forward and put his tongue up my ass. What we sing about is none of your business anyway.</text:p>
          </table:table-cell>
          <table:table-cell table:style-name="ce25" table:formula="of:=HYPERLINK(&quot;http://goo.gl/TVXZkW&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560839038" calcext:value-type="float">
            <text:p>1560839038</text:p>
          </table:table-cell>
          <table:table-cell office:value-type="string" calcext:value-type="string">
            <text:p>movie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20th Century Fox</text:p>
          </table:table-cell>
          <table:table-cell table:style-name="ce13" office:value-type="string" calcext:value-type="string">
            <text:p>Allied Artists</text:p>
          </table:table-cell>
          <table:table-cell table:style-name="ce13" office:value-type="string" calcext:value-type="string">
            <text:p>Columbia</text:p>
          </table:table-cell>
          <table:table-cell table:style-name="ce13" office:value-type="string" calcext:value-type="string">
            <text:p>Columbia Pictures</text:p>
          </table:table-cell>
          <table:table-cell table:style-name="ce13" office:value-type="string" calcext:value-type="string">
            <text:p>Disney</text:p>
          </table:table-cell>
          <table:table-cell table:style-name="ce13"/>
          <table:table-cell table:style-name="ce22"/>
          <table:table-cell table:number-columns-repeated="1017"/>
        </table:table-row>
        <table:table-row table:style-name="ro4">
          <table:table-cell table:style-name="ce5" office:value-type="string" calcext:value-type="string">
            <text:p>Pixal</text:p>
          </table:table-cell>
          <table:table-cell table:style-name="ce13" office:value-type="string" calcext:value-type="string">
            <text:p>DreamWorks</text:p>
          </table:table-cell>
          <table:table-cell table:style-name="ce13" office:value-type="string" calcext:value-type="string">
            <text:p>Horizon</text:p>
          </table:table-cell>
          <table:table-cell table:style-name="ce13" office:value-type="string" calcext:value-type="string">
            <text:p>Columbia</text:p>
          </table:table-cell>
          <table:table-cell table:style-name="ce13" office:value-type="string" calcext:value-type="string">
            <text:p>ITC Entertainment</text:p>
          </table:table-cell>
          <table:table-cell table:style-name="ce13"/>
          <table:table-cell table:style-name="ce22"/>
          <table:table-cell table:number-columns-repeated="1017"/>
        </table:table-row>
        <table:table-row table:style-name="ro4">
          <table:table-cell table:style-name="ce5" office:value-type="string" calcext:value-type="string">
            <text:p>Metro-Goldwyn-Mayer</text:p>
          </table:table-cell>
          <table:table-cell table:style-name="ce13" office:value-type="string" calcext:value-type="string">
            <text:p>Miramax</text:p>
          </table:table-cell>
          <table:table-cell table:style-name="ce13" office:value-type="string" calcext:value-type="string">
            <text:p>New Line Cinema</text:p>
          </table:table-cell>
          <table:table-cell table:style-name="ce13" office:value-type="string" calcext:value-type="string">
            <text:p>Orion Pictures</text:p>
          </table:table-cell>
          <table:table-cell table:style-name="ce13" office:value-type="string" calcext:value-type="string">
            <text:p>Paramount</text:p>
          </table:table-cell>
          <table:table-cell table:style-name="ce13"/>
          <table:table-cell table:style-name="ce22"/>
          <table:table-cell table:number-columns-repeated="1017"/>
        </table:table-row>
        <table:table-row table:style-name="ro1">
          <table:table-cell table:style-name="ce5" office:value-type="string" calcext:value-type="string">
            <text:p>RKO</text:p>
          </table:table-cell>
          <table:table-cell table:style-name="ce13" office:value-type="string" calcext:value-type="string">
            <text:p>Triangle</text:p>
          </table:table-cell>
          <table:table-cell table:style-name="ce13" office:value-type="string" calcext:value-type="string">
            <text:p>United Artists</text:p>
          </table:table-cell>
          <table:table-cell table:style-name="ce13" office:value-type="string" calcext:value-type="string">
            <text:p>Universal</text:p>
          </table:table-cell>
          <table:table-cell table:style-name="ce13" office:value-type="string" calcext:value-type="string">
            <text:p>Warner Brothers</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4">
          <table:table-cell table:style-name="ce8" table:formula="of:=HYPERLINK(&quot;http://dbpedia.org/property/studio&quot;)" office:value-type="string" office:string-value="http://dbpedia.org/property/studio" calcext:value-type="string">
            <text:p>http://dbpedia.org/property/studio</text:p>
          </table:table-cell>
          <table:table-cell office:value-type="string" calcext:value-type="string">
            <text:p>studio</text:p>
          </table:table-cell>
          <table:table-cell table:formula="of:=AVERAGE([Sheet1.C917:Sheet1.C917])" office:value-type="string" office:string-value="#DIV/0!" calcext:value-type="error">
            <text:p>#DIV/0!</text:p>
          </table:table-cell>
          <table:table-cell table:formula="of:=COUNTIF([Sheet1.D917:Sheet1.D917]; &quot;X&quot;)" office:value-type="float" office:value="0" calcext:value-type="float">
            <text:p>0</text:p>
          </table:table-cell>
          <table:table-cell office:value-type="string" calcext:value-type="string">
            <text:p>a movie has studio Morabito Picture Company</text:p>
          </table:table-cell>
          <table:table-cell office:value-type="string" calcext:value-type="string">
            <text:p>a work has studio Film4 Productions (an entity of type organisation)</text:p>
          </table:table-cell>
          <table:table-cell table:style-name="ce20" table:formula="of:=HYPERLINK(&quot;http://goo.gl/jfsKea&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istributor&quot;)" office:value-type="string" office:string-value="http://dbpedia.org/property/distributor" calcext:value-type="string">
            <text:p>http://dbpedia.org/property/distributor</text:p>
          </table:table-cell>
          <table:table-cell office:value-type="string" calcext:value-type="string">
            <text:p>distributor</text:p>
          </table:table-cell>
          <table:table-cell table:formula="of:=AVERAGE([Sheet1.C918:Sheet1.C918])" office:value-type="string" office:string-value="#DIV/0!" calcext:value-type="error">
            <text:p>#DIV/0!</text:p>
          </table:table-cell>
          <table:table-cell table:formula="of:=COUNTIF([Sheet1.D918:Sheet1.D918]; &quot;X&quot;)" office:value-type="float" office:value="0" calcext:value-type="float">
            <text:p>0</text:p>
          </table:table-cell>
          <table:table-cell office:value-type="string" calcext:value-type="string">
            <text:p>a work has distributor [[#Distributors</text:p>
          </table:table-cell>
          <table:table-cell office:value-type="string" calcext:value-type="string">
            <text:p>a movie has distributor Warner Bros. (an entity of type company)</text:p>
          </table:table-cell>
          <table:table-cell table:style-name="ce20" table:formula="of:=HYPERLINK(&quot;http://goo.gl/Lpl4hA&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distributor&quot;)" office:value-type="string" office:string-value="http://dbpedia.org/ontology/distributor" calcext:value-type="string">
            <text:p>http://dbpedia.org/ontology/distributor</text:p>
          </table:table-cell>
          <table:table-cell office:value-type="string" calcext:value-type="string">
            <text:p>distributor</text:p>
          </table:table-cell>
          <table:table-cell table:formula="of:=AVERAGE([Sheet1.C919:Sheet1.C919])" office:value-type="string" office:string-value="#DIV/0!" calcext:value-type="error">
            <text:p>#DIV/0!</text:p>
          </table:table-cell>
          <table:table-cell table:formula="of:=COUNTIF([Sheet1.D919:Sheet1.D919]; &quot;X&quot;)" office:value-type="float" office:value="0" calcext:value-type="float">
            <text:p>0</text:p>
          </table:table-cell>
          <table:table-cell office:value-type="string" calcext:value-type="string">
            <text:p>a movie has distributor Rockstar Leeds (an entity of type organisation)</text:p>
          </table:table-cell>
          <table:table-cell office:value-type="string" calcext:value-type="string">
            <text:p>a movie has distributor New Line Cinema (an entity of type organisation)</text:p>
          </table:table-cell>
          <table:table-cell table:style-name="ce20" table:formula="of:=HYPERLINK(&quot;http://goo.gl/Ewa45G&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roducer&quot;)" office:value-type="string" office:string-value="http://dbpedia.org/property/producer" calcext:value-type="string">
            <text:p>http://dbpedia.org/property/producer</text:p>
          </table:table-cell>
          <table:table-cell office:value-type="string" calcext:value-type="string">
            <text:p>producer</text:p>
          </table:table-cell>
          <table:table-cell table:formula="of:=AVERAGE([Sheet1.C920:Sheet1.C920])" office:value-type="string" office:string-value="#DIV/0!" calcext:value-type="error">
            <text:p>#DIV/0!</text:p>
          </table:table-cell>
          <table:table-cell table:formula="of:=COUNTIF([Sheet1.D920:Sheet1.D920]; &quot;X&quot;)" office:value-type="float" office:value="0" calcext:value-type="float">
            <text:p>0</text:p>
          </table:table-cell>
          <table:table-cell office:value-type="string" calcext:value-type="string">
            <text:p>a movie has producer Rick Schwartz (an entity of type person)</text:p>
          </table:table-cell>
          <table:table-cell office:value-type="string" calcext:value-type="string">
            <text:p>a movie has producer Gavin Polone (an entity of type person)</text:p>
          </table:table-cell>
          <table:table-cell table:style-name="ce20" table:formula="of:=HYPERLINK(&quot;http://goo.gl/0ABxon&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producer&quot;)" office:value-type="string" office:string-value="http://dbpedia.org/ontology/producer" calcext:value-type="string">
            <text:p>http://dbpedia.org/ontology/producer</text:p>
          </table:table-cell>
          <table:table-cell office:value-type="string" calcext:value-type="string">
            <text:p>producer</text:p>
          </table:table-cell>
          <table:table-cell table:formula="of:=AVERAGE([Sheet1.C921:Sheet1.C921])" office:value-type="string" office:string-value="#DIV/0!" calcext:value-type="error">
            <text:p>#DIV/0!</text:p>
          </table:table-cell>
          <table:table-cell table:formula="of:=COUNTIF([Sheet1.D921:Sheet1.D921]; &quot;X&quot;)" office:value-type="float" office:value="0" calcext:value-type="float">
            <text:p>0</text:p>
          </table:table-cell>
          <table:table-cell office:value-type="string" calcext:value-type="string">
            <text:p>a movie has producer Sidney Kimmel (an entity of type agent)</text:p>
          </table:table-cell>
          <table:table-cell office:value-type="string" calcext:value-type="string">
            <text:p>a work has producer Armin van Buuren (an entity of type musical artist)</text:p>
          </table:table-cell>
          <table:table-cell table:style-name="ce20" table:formula="of:=HYPERLINK(&quot;http://goo.gl/REE7Sy&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roductionCompany&quot;)" office:value-type="string" office:string-value="http://dbpedia.org/property/productionCompany" calcext:value-type="string">
            <text:p>http://dbpedia.org/property/productionCompany</text:p>
          </table:table-cell>
          <table:table-cell office:value-type="string" calcext:value-type="string">
            <text:p>productionCompany</text:p>
          </table:table-cell>
          <table:table-cell table:formula="of:=AVERAGE([Sheet1.C922:Sheet1.C922])" office:value-type="string" office:string-value="#DIV/0!" calcext:value-type="error">
            <text:p>#DIV/0!</text:p>
          </table:table-cell>
          <table:table-cell table:formula="of:=COUNTIF([Sheet1.D922:Sheet1.D922]; &quot;X&quot;)" office:value-type="float" office:value="0" calcext:value-type="float">
            <text:p>0</text:p>
          </table:table-cell>
          <table:table-cell office:value-type="string" calcext:value-type="string">
            <text:p>a work has production company Jeff Franklin Productions (an entity of type agent)</text:p>
          </table:table-cell>
          <table:table-cell office:value-type="string" calcext:value-type="string">
            <text:p>a work has production company ITV Tyne Tees (an entity of type broadcaster)</text:p>
          </table:table-cell>
          <table:table-cell table:style-name="ce20" table:formula="of:=HYPERLINK(&quot;http://goo.gl/H9QfEb&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distributedBy&quot;)" office:value-type="string" office:string-value="http://dbpedia.org/property/distributedBy" calcext:value-type="string">
            <text:p>http://dbpedia.org/property/distributedBy</text:p>
          </table:table-cell>
          <table:table-cell office:value-type="string" calcext:value-type="string">
            <text:p>distributedBy</text:p>
          </table:table-cell>
          <table:table-cell table:formula="of:=AVERAGE([Sheet1.C923:Sheet1.C923])" office:value-type="string" office:string-value="#DIV/0!" calcext:value-type="error">
            <text:p>#DIV/0!</text:p>
          </table:table-cell>
          <table:table-cell table:formula="of:=COUNTIF([Sheet1.D923:Sheet1.D923]; &quot;X&quot;)" office:value-type="float" office:value="0" calcext:value-type="float">
            <text:p>0</text:p>
          </table:table-cell>
          <table:table-cell office:value-type="string" calcext:value-type="string">
            <text:p>a movie has distributed by Paramount Pictures (an entity of type organisation)</text:p>
          </table:table-cell>
          <table:table-cell office:value-type="string" calcext:value-type="string">
            <text:p>a television show has distributed by ITV Central (an entity of type agent)</text:p>
          </table:table-cell>
          <table:table-cell table:style-name="ce20" table:formula="of:=HYPERLINK(&quot;http://goo.gl/yhUkwh&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owningCompany&quot;)" office:value-type="string" office:string-value="http://dbpedia.org/ontology/owningCompany" calcext:value-type="string">
            <text:p>http://dbpedia.org/ontology/owningCompany</text:p>
          </table:table-cell>
          <table:table-cell office:value-type="string" calcext:value-type="string">
            <text:p>owningCompany</text:p>
          </table:table-cell>
          <table:table-cell table:formula="of:=AVERAGE([Sheet1.C924:Sheet1.C924])" office:value-type="string" office:string-value="#DIV/0!" calcext:value-type="error">
            <text:p>#DIV/0!</text:p>
          </table:table-cell>
          <table:table-cell table:formula="of:=COUNTIF([Sheet1.D924:Sheet1.D924]; &quot;X&quot;)" office:value-type="float" office:value="0" calcext:value-type="float">
            <text:p>0</text:p>
          </table:table-cell>
          <table:table-cell office:value-type="string" calcext:value-type="string">
            <text:p>a broadcast network has owning company Julio Mario Santo Domingo (an entity of type agent)</text:p>
          </table:table-cell>
          <table:table-cell office:value-type="string" calcext:value-type="string">
            <text:p>a broadcaster has owning company Julio Mario Santo Domingo (an entity of type agent)</text:p>
          </table:table-cell>
          <table:table-cell table:style-name="ce20" table:formula="of:=HYPERLINK(&quot;http://goo.gl/vPnP3E&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owner&quot;)" office:value-type="string" office:string-value="http://dbpedia.org/property/owner" calcext:value-type="string">
            <text:p>http://dbpedia.org/property/owner</text:p>
          </table:table-cell>
          <table:table-cell office:value-type="string" calcext:value-type="string">
            <text:p>owner</text:p>
          </table:table-cell>
          <table:table-cell table:formula="of:=AVERAGE([Sheet1.C925:Sheet1.C925])" office:value-type="string" office:string-value="#DIV/0!" calcext:value-type="error">
            <text:p>#DIV/0!</text:p>
          </table:table-cell>
          <table:table-cell table:formula="of:=COUNTIF([Sheet1.D925:Sheet1.D925]; &quot;X&quot;)" office:value-type="float" office:value="0" calcext:value-type="float">
            <text:p>0</text:p>
          </table:table-cell>
          <table:table-cell office:value-type="string" calcext:value-type="string">
            <text:p>an agent has owner %C4%8Cesk%C3%A1 televize (an entity of type broadcast network)</text:p>
          </table:table-cell>
          <table:table-cell office:value-type="string" calcext:value-type="string">
            <text:p>a place has owner Principal Financial Group (an entity of type agent)</text:p>
          </table:table-cell>
          <table:table-cell table:style-name="ce20" table:formula="of:=HYPERLINK(&quot;http://goo.gl/mskdHZ&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istributors&quot;)" office:value-type="string" office:string-value="http://dbpedia.org/property/distributors" calcext:value-type="string">
            <text:p>http://dbpedia.org/property/distributors</text:p>
          </table:table-cell>
          <table:table-cell office:value-type="string" calcext:value-type="string">
            <text:p>distributors</text:p>
          </table:table-cell>
          <table:table-cell table:formula="of:=AVERAGE([Sheet1.C926:Sheet1.C926])" office:value-type="string" office:string-value="#DIV/0!" calcext:value-type="error">
            <text:p>#DIV/0!</text:p>
          </table:table-cell>
          <table:table-cell table:formula="of:=COUNTIF([Sheet1.D926:Sheet1.D926]; &quot;X&quot;)" office:value-type="float" office:value="0" calcext:value-type="float">
            <text:p>0</text:p>
          </table:table-cell>
          <table:table-cell office:value-type="string" calcext:value-type="string">
            <text:p>a movie has distributors American Broadcasting Company</text:p>
          </table:table-cell>
          <table:table-cell office:value-type="string" calcext:value-type="string">
            <text:p>a movie has distributors NBC (an entity of type broadcaster)</text:p>
          </table:table-cell>
          <table:table-cell table:style-name="ce20" table:formula="of:=HYPERLINK(&quot;http://goo.gl/UbJtzb&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network&quot;)" office:value-type="string" office:string-value="http://dbpedia.org/property/network" calcext:value-type="string">
            <text:p>http://dbpedia.org/property/network</text:p>
          </table:table-cell>
          <table:table-cell table:style-name="ce16" office:value-type="string" calcext:value-type="string">
            <text:p>network</text:p>
          </table:table-cell>
          <table:table-cell table:formula="of:=AVERAGE([Sheet1.C927:Sheet1.C927])" office:value-type="string" office:string-value="#DIV/0!" calcext:value-type="error">
            <text:p>#DIV/0!</text:p>
          </table:table-cell>
          <table:table-cell table:formula="of:=COUNTIF([Sheet1.D927:Sheet1.D927]; &quot;X&quot;)" office:value-type="float" office:value="0" calcext:value-type="float">
            <text:p>0</text:p>
          </table:table-cell>
          <table:table-cell table:style-name="ce16" office:value-type="string" calcext:value-type="string">
            <text:p>a work has network The CW Television Network (an entity of type broadcaster)</text:p>
          </table:table-cell>
          <table:table-cell table:style-name="ce16" office:value-type="string" calcext:value-type="string">
            <text:p>a television show has network ProSieben (an entity of type broadcast network)</text:p>
          </table:table-cell>
          <table:table-cell table:style-name="ce25" table:formula="of:=HYPERLINK(&quot;http://goo.gl/8QTWUr&quot;;&quot;View More&quot;)" office:value-type="string" office:string-value="View More" calcext:value-type="string">
            <text:p>View More</text:p>
          </table:table-cell>
          <table:table-cell table:number-columns-repeated="1017"/>
        </table:table-row>
        <table:table-row table:style-name="ro1">
          <table:table-cell table:style-name="ce10"/>
          <table:table-cell table:number-columns-repeated="5"/>
          <table:table-cell table:style-name="ce10"/>
          <table:table-cell table:number-columns-repeated="1017"/>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888395491" calcext:value-type="float">
            <text:p>1888395491</text:p>
          </table:table-cell>
          <table:table-cell office:value-type="string" calcext:value-type="string">
            <text:p>movie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4">
          <table:table-cell table:style-name="ce5" office:value-type="string" calcext:value-type="string">
            <text:p>Alexander Dovzhenko</text:p>
          </table:table-cell>
          <table:table-cell table:style-name="ce13" office:value-type="string" calcext:value-type="string">
            <text:p>Carl Theodor Dreyer</text:p>
          </table:table-cell>
          <table:table-cell table:style-name="ce13" office:value-type="string" calcext:value-type="string">
            <text:p>Charles Chaplin</text:p>
          </table:table-cell>
          <table:table-cell table:style-name="ce13" office:value-type="string" calcext:value-type="string">
            <text:p>D. W. Griffith</text:p>
          </table:table-cell>
          <table:table-cell table:style-name="ce13" office:value-type="string" calcext:value-type="string">
            <text:p>Erich von Stroheim</text:p>
          </table:table-cell>
          <table:table-cell table:style-name="ce13"/>
          <table:table-cell table:style-name="ce22"/>
          <table:table-cell table:number-columns-repeated="1017"/>
        </table:table-row>
        <table:table-row table:style-name="ro4">
          <table:table-cell table:style-name="ce5" office:value-type="string" calcext:value-type="string">
            <text:p>F.W. Murnau</text:p>
          </table:table-cell>
          <table:table-cell table:style-name="ce13" office:value-type="string" calcext:value-type="string">
            <text:p>Jean Renoir</text:p>
          </table:table-cell>
          <table:table-cell table:style-name="ce13" office:value-type="string" calcext:value-type="string">
            <text:p>Orson Welles</text:p>
          </table:table-cell>
          <table:table-cell table:style-name="ce13" office:value-type="string" calcext:value-type="string">
            <text:p>Robert Wiene</text:p>
          </table:table-cell>
          <table:table-cell table:style-name="ce13" office:value-type="string" calcext:value-type="string">
            <text:p>Sergei Eisenstein</text:p>
          </table:table-cell>
          <table:table-cell table:style-name="ce13"/>
          <table:table-cell table:style-name="ce22"/>
          <table:table-cell table:number-columns-repeated="1017"/>
        </table:table-row>
        <table:table-row table:style-name="ro4">
          <table:table-cell table:style-name="ce5" office:value-type="string" calcext:value-type="string">
            <text:p>Vittorio De Sica</text:p>
          </table:table-cell>
          <table:table-cell table:style-name="ce13" office:value-type="string" calcext:value-type="string">
            <text:p>Vsevolod Pudovkin</text:p>
          </table:table-cell>
          <table:table-cell table:style-name="ce13" table:number-columns-repeated="4"/>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writer&quot;)" office:value-type="string" office:string-value="http://dbpedia.org/property/writer" calcext:value-type="string">
            <text:p>http://dbpedia.org/property/writer</text:p>
          </table:table-cell>
          <table:table-cell office:value-type="string" calcext:value-type="string">
            <text:p>writer</text:p>
          </table:table-cell>
          <table:table-cell table:formula="of:=AVERAGE([Sheet1.C937:Sheet1.C937])" office:value-type="string" office:string-value="#DIV/0!" calcext:value-type="error">
            <text:p>#DIV/0!</text:p>
          </table:table-cell>
          <table:table-cell table:formula="of:=COUNTIF([Sheet1.D937:Sheet1.D937]; &quot;X&quot;)" office:value-type="float" office:value="0" calcext:value-type="float">
            <text:p>0</text:p>
          </table:table-cell>
          <table:table-cell office:value-type="string" calcext:value-type="string">
            <text:p>a work has writer Patrick Stump (an entity of type person)</text:p>
          </table:table-cell>
          <table:table-cell office:value-type="string" calcext:value-type="string">
            <text:p>an album has writer Chris Kay; Michael Kay</text:p>
          </table:table-cell>
          <table:table-cell table:style-name="ce20" table:formula="of:=HYPERLINK(&quot;http://goo.gl/k2JNWA&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irector&quot;)" office:value-type="string" office:string-value="http://dbpedia.org/property/director" calcext:value-type="string">
            <text:p>http://dbpedia.org/property/director</text:p>
          </table:table-cell>
          <table:table-cell office:value-type="string" calcext:value-type="string">
            <text:p>director</text:p>
          </table:table-cell>
          <table:table-cell table:formula="of:=AVERAGE([Sheet1.C938:Sheet1.C938])" office:value-type="string" office:string-value="#DIV/0!" calcext:value-type="error">
            <text:p>#DIV/0!</text:p>
          </table:table-cell>
          <table:table-cell table:formula="of:=COUNTIF([Sheet1.D938:Sheet1.D938]; &quot;X&quot;)" office:value-type="float" office:value="0" calcext:value-type="float">
            <text:p>0</text:p>
          </table:table-cell>
          <table:table-cell office:value-type="string" calcext:value-type="string">
            <text:p>a work has director John Rich (director) (an entity of type person)</text:p>
          </table:table-cell>
          <table:table-cell office:value-type="string" calcext:value-type="string">
            <text:p>a work has director Samuel Bayer (an entity of type agent)</text:p>
          </table:table-cell>
          <table:table-cell table:style-name="ce20" table:formula="of:=HYPERLINK(&quot;http://goo.gl/8qU9Wn&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director&quot;)" office:value-type="string" office:string-value="http://dbpedia.org/ontology/director" calcext:value-type="string">
            <text:p>http://dbpedia.org/ontology/director</text:p>
          </table:table-cell>
          <table:table-cell office:value-type="string" calcext:value-type="string">
            <text:p>director</text:p>
          </table:table-cell>
          <table:table-cell table:formula="of:=AVERAGE([Sheet1.C939:Sheet1.C939])" office:value-type="string" office:string-value="#DIV/0!" calcext:value-type="error">
            <text:p>#DIV/0!</text:p>
          </table:table-cell>
          <table:table-cell table:formula="of:=COUNTIF([Sheet1.D939:Sheet1.D939]; &quot;X&quot;)" office:value-type="float" office:value="0" calcext:value-type="float">
            <text:p>0</text:p>
          </table:table-cell>
          <table:table-cell office:value-type="string" calcext:value-type="string">
            <text:p>a movie has director Agnieszka Wojtowicz-Vosloo (an entity of type person)</text:p>
          </table:table-cell>
          <table:table-cell office:value-type="string" calcext:value-type="string">
            <text:p>a work has director Frank Zappa (an entity of type person)</text:p>
          </table:table-cell>
          <table:table-cell table:style-name="ce20" table:formula="of:=HYPERLINK(&quot;http://goo.gl/fSJld0&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ontology/writer&quot;)" office:value-type="string" office:string-value="http://dbpedia.org/ontology/writer" calcext:value-type="string">
            <text:p>http://dbpedia.org/ontology/writer</text:p>
          </table:table-cell>
          <table:table-cell table:style-name="ce16" office:value-type="string" calcext:value-type="string">
            <text:p>writer</text:p>
          </table:table-cell>
          <table:table-cell table:formula="of:=AVERAGE([Sheet1.C940:Sheet1.C940])" office:value-type="string" office:string-value="#DIV/0!" calcext:value-type="error">
            <text:p>#DIV/0!</text:p>
          </table:table-cell>
          <table:table-cell table:formula="of:=COUNTIF([Sheet1.D940:Sheet1.D940]; &quot;X&quot;)" office:value-type="float" office:value="0" calcext:value-type="float">
            <text:p>0</text:p>
          </table:table-cell>
          <table:table-cell table:style-name="ce16" office:value-type="string" calcext:value-type="string">
            <text:p>a movie has writer Vishal Bhardwaj (an entity of type agent)</text:p>
          </table:table-cell>
          <table:table-cell table:style-name="ce16" office:value-type="string" calcext:value-type="string">
            <text:p>a work has writer Rod Serling (an entity of type agent)</text:p>
          </table:table-cell>
          <table:table-cell table:style-name="ce25" table:formula="of:=HYPERLINK(&quot;http://goo.gl/SSpilV&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802054300" calcext:value-type="float">
            <text:p>1802054300</text:p>
          </table:table-cell>
          <table:table-cell office:value-type="string" calcext:value-type="string">
            <text:p>music album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float" office:value="1967" calcext:value-type="float">
            <text:p>1967</text:p>
          </table:table-cell>
          <table:table-cell table:style-name="ce13" office:value-type="float" office:value="1969" calcext:value-type="float">
            <text:p>1969</text:p>
          </table:table-cell>
          <table:table-cell table:style-name="ce13" office:value-type="float" office:value="1971" calcext:value-type="float">
            <text:p>1971</text:p>
          </table:table-cell>
          <table:table-cell table:style-name="ce13" office:value-type="float" office:value="1976" calcext:value-type="float">
            <text:p>1976</text:p>
          </table:table-cell>
          <table:table-cell table:style-name="ce13" office:value-type="float" office:value="1977" calcext:value-type="float">
            <text:p>1977</text:p>
          </table:table-cell>
          <table:table-cell table:style-name="ce13"/>
          <table:table-cell table:style-name="ce22"/>
          <table:table-cell table:number-columns-repeated="1017"/>
        </table:table-row>
        <table:table-row table:style-name="ro1">
          <table:table-cell table:style-name="ce5" office:value-type="float" office:value="1984" calcext:value-type="float">
            <text:p>1984</text:p>
          </table:table-cell>
          <table:table-cell table:style-name="ce13" office:value-type="float" office:value="1985" calcext:value-type="float">
            <text:p>1985</text:p>
          </table:table-cell>
          <table:table-cell table:style-name="ce13" office:value-type="float" office:value="1987" calcext:value-type="float">
            <text:p>1987</text:p>
          </table:table-cell>
          <table:table-cell table:style-name="ce13" office:value-type="float" office:value="1990" calcext:value-type="float">
            <text:p>1990</text:p>
          </table:table-cell>
          <table:table-cell table:style-name="ce13" office:value-type="float" office:value="1991" calcext:value-type="float">
            <text:p>1991</text:p>
          </table:table-cell>
          <table:table-cell table:style-name="ce13"/>
          <table:table-cell table:style-name="ce22"/>
          <table:table-cell table:number-columns-repeated="1017"/>
        </table:table-row>
        <table:table-row table:style-name="ro1">
          <table:table-cell table:style-name="ce5" office:value-type="float" office:value="1993" calcext:value-type="float">
            <text:p>1993</text:p>
          </table:table-cell>
          <table:table-cell table:style-name="ce13" office:value-type="float" office:value="1995" calcext:value-type="float">
            <text:p>1995</text:p>
          </table:table-cell>
          <table:table-cell table:style-name="ce13" office:value-type="float" office:value="1996" calcext:value-type="float">
            <text:p>1996</text:p>
          </table:table-cell>
          <table:table-cell table:style-name="ce13" office:value-type="float" office:value="1997" calcext:value-type="float">
            <text:p>1997</text:p>
          </table:table-cell>
          <table:table-cell table:style-name="ce13" office:value-type="float" office:value="2000" calcext:value-type="float">
            <text:p>2000</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4">
          <table:table-cell table:style-name="ce8" table:formula="of:=HYPERLINK(&quot;http://dbpedia.org/property/firstdate&quot;)" office:value-type="string" office:string-value="http://dbpedia.org/property/firstdate" calcext:value-type="string">
            <text:p>http://dbpedia.org/property/firstdate</text:p>
          </table:table-cell>
          <table:table-cell office:value-type="string" calcext:value-type="string">
            <text:p>firstdate</text:p>
          </table:table-cell>
          <table:table-cell table:formula="of:=AVERAGE([Sheet1.C950:Sheet1.C950])" office:value-type="string" office:string-value="#DIV/0!" calcext:value-type="error">
            <text:p>#DIV/0!</text:p>
          </table:table-cell>
          <table:table-cell table:formula="of:=COUNTIF([Sheet1.D950:Sheet1.D950]; &quot;X&quot;)" office:value-type="float" office:value="0" calcext:value-type="float">
            <text:p>0</text:p>
          </table:table-cell>
          <table:table-cell office:value-type="string" calcext:value-type="string">
            <text:p>a work has firstdate June 1993</text:p>
          </table:table-cell>
          <table:table-cell office:value-type="string" calcext:value-type="string">
            <text:p>a magazine has firstdate 1982</text:p>
          </table:table-cell>
          <table:table-cell table:style-name="ce20" table:formula="of:=HYPERLINK(&quot;http://goo.gl/6IOD8x&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quot;)" office:value-type="string" office:string-value="http://dbpedia.org/property/year" calcext:value-type="string">
            <text:p>http://dbpedia.org/property/year</text:p>
          </table:table-cell>
          <table:table-cell office:value-type="string" calcext:value-type="string">
            <text:p>year</text:p>
          </table:table-cell>
          <table:table-cell table:formula="of:=AVERAGE([Sheet1.C951:Sheet1.C951])" office:value-type="string" office:string-value="#DIV/0!" calcext:value-type="error">
            <text:p>#DIV/0!</text:p>
          </table:table-cell>
          <table:table-cell table:formula="of:=COUNTIF([Sheet1.D951:Sheet1.D951]; &quot;X&quot;)" office:value-type="float" office:value="0" calcext:value-type="float">
            <text:p>0</text:p>
          </table:table-cell>
          <table:table-cell office:value-type="string" calcext:value-type="string">
            <text:p>an agent has year 1874</text:p>
          </table:table-cell>
          <table:table-cell office:value-type="string" calcext:value-type="string">
            <text:p>an agent has year 1880</text:p>
          </table:table-cell>
          <table:table-cell table:style-name="ce20" table:formula="of:=HYPERLINK(&quot;http://goo.gl/yzBSQL&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relyear&quot;)" office:value-type="string" office:string-value="http://dbpedia.org/property/relyear" calcext:value-type="string">
            <text:p>http://dbpedia.org/property/relyear</text:p>
          </table:table-cell>
          <table:table-cell office:value-type="string" calcext:value-type="string">
            <text:p>relyear</text:p>
          </table:table-cell>
          <table:table-cell table:formula="of:=AVERAGE([Sheet1.C952:Sheet1.C952])" office:value-type="string" office:string-value="#DIV/0!" calcext:value-type="error">
            <text:p>#DIV/0!</text:p>
          </table:table-cell>
          <table:table-cell table:formula="of:=COUNTIF([Sheet1.D952:Sheet1.D952]; &quot;X&quot;)" office:value-type="float" office:value="0" calcext:value-type="float">
            <text:p>0</text:p>
          </table:table-cell>
          <table:table-cell office:value-type="string" calcext:value-type="string">
            <text:p>an album has relyear 1972</text:p>
          </table:table-cell>
          <table:table-cell office:value-type="string" calcext:value-type="string">
            <text:p>an artist has relyear 2012</text:p>
          </table:table-cell>
          <table:table-cell table:style-name="ce20" table:formula="of:=HYPERLINK(&quot;http://goo.gl/T42Rc7&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releaseDate&quot;)" office:value-type="string" office:string-value="http://dbpedia.org/ontology/releaseDate" calcext:value-type="string">
            <text:p>http://dbpedia.org/ontology/releaseDate</text:p>
          </table:table-cell>
          <table:table-cell office:value-type="string" calcext:value-type="string">
            <text:p>releaseDate</text:p>
          </table:table-cell>
          <table:table-cell table:formula="of:=AVERAGE([Sheet1.C953:Sheet1.C953])" office:value-type="string" office:string-value="#DIV/0!" calcext:value-type="error">
            <text:p>#DIV/0!</text:p>
          </table:table-cell>
          <table:table-cell table:formula="of:=COUNTIF([Sheet1.D953:Sheet1.D953]; &quot;X&quot;)" office:value-type="float" office:value="0" calcext:value-type="float">
            <text:p>0</text:p>
          </table:table-cell>
          <table:table-cell office:value-type="string" calcext:value-type="string">
            <text:p>an album has release date 2003-08-03+02:00</text:p>
          </table:table-cell>
          <table:table-cell office:value-type="string" calcext:value-type="string">
            <text:p>an album has release date 2010-04-01+02:00</text:p>
          </table:table-cell>
          <table:table-cell table:style-name="ce20" table:formula="of:=HYPERLINK(&quot;http://goo.gl/0Gn1yS&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recordDate&quot;)" office:value-type="string" office:string-value="http://dbpedia.org/ontology/recordDate" calcext:value-type="string">
            <text:p>http://dbpedia.org/ontology/recordDate</text:p>
          </table:table-cell>
          <table:table-cell office:value-type="string" calcext:value-type="string">
            <text:p>recordDate</text:p>
          </table:table-cell>
          <table:table-cell table:formula="of:=AVERAGE([Sheet1.C954:Sheet1.C954])" office:value-type="string" office:string-value="#DIV/0!" calcext:value-type="error">
            <text:p>#DIV/0!</text:p>
          </table:table-cell>
          <table:table-cell table:formula="of:=COUNTIF([Sheet1.D954:Sheet1.D954]; &quot;X&quot;)" office:value-type="float" office:value="0" calcext:value-type="float">
            <text:p>0</text:p>
          </table:table-cell>
          <table:table-cell office:value-type="string" calcext:value-type="string">
            <text:p>a musical work has record date 1975-11-27+02:00</text:p>
          </table:table-cell>
          <table:table-cell office:value-type="string" calcext:value-type="string">
            <text:p>a work has record date 1987-03-16+02:00</text:p>
          </table:table-cell>
          <table:table-cell table:style-name="ce20" table:formula="of:=HYPERLINK(&quot;http://goo.gl/e88bGI&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date&quot;)" office:value-type="string" office:string-value="http://dbpedia.org/property/date" calcext:value-type="string">
            <text:p>http://dbpedia.org/property/date</text:p>
          </table:table-cell>
          <table:table-cell office:value-type="string" calcext:value-type="string">
            <text:p>date</text:p>
          </table:table-cell>
          <table:table-cell table:formula="of:=AVERAGE([Sheet1.C955:Sheet1.C955])" office:value-type="string" office:string-value="#DIV/0!" calcext:value-type="error">
            <text:p>#DIV/0!</text:p>
          </table:table-cell>
          <table:table-cell table:formula="of:=COUNTIF([Sheet1.D955:Sheet1.D955]; &quot;X&quot;)" office:value-type="float" office:value="0" calcext:value-type="float">
            <text:p>0</text:p>
          </table:table-cell>
          <table:table-cell office:value-type="string" calcext:value-type="string">
            <text:p>an event has date 1905-06-10+02:00</text:p>
          </table:table-cell>
          <table:table-cell office:value-type="string" calcext:value-type="string">
            <text:p>a populated place has date Sep 2011</text:p>
          </table:table-cell>
          <table:table-cell table:style-name="ce20" table:formula="of:=HYPERLINK(&quot;http://goo.gl/ee5NUh&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recordedIn&quot;)" office:value-type="string" office:string-value="http://dbpedia.org/ontology/recordedIn" calcext:value-type="string">
            <text:p>http://dbpedia.org/ontology/recordedIn</text:p>
          </table:table-cell>
          <table:table-cell office:value-type="string" calcext:value-type="string">
            <text:p>recordedIn</text:p>
          </table:table-cell>
          <table:table-cell table:formula="of:=AVERAGE([Sheet1.C956:Sheet1.C956])" office:value-type="string" office:string-value="#DIV/0!" calcext:value-type="error">
            <text:p>#DIV/0!</text:p>
          </table:table-cell>
          <table:table-cell table:formula="of:=COUNTIF([Sheet1.D956:Sheet1.D956]; &quot;X&quot;)" office:value-type="float" office:value="0" calcext:value-type="float">
            <text:p>0</text:p>
          </table:table-cell>
          <table:table-cell office:value-type="string" calcext:value-type="string">
            <text:p>a musical work has recorded in Long Beach, California (an entity of type populated place)</text:p>
          </table:table-cell>
          <table:table-cell office:value-type="string" calcext:value-type="string">
            <text:p>a work has recorded in Long Beach, California (an entity of type city)</text:p>
          </table:table-cell>
          <table:table-cell table:style-name="ce20" table:formula="of:=HYPERLINK(&quot;http://goo.gl/PFcrPO&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released&quot;)" office:value-type="string" office:string-value="http://dbpedia.org/property/released" calcext:value-type="string">
            <text:p>http://dbpedia.org/property/released</text:p>
          </table:table-cell>
          <table:table-cell office:value-type="string" calcext:value-type="string">
            <text:p>released</text:p>
          </table:table-cell>
          <table:table-cell table:formula="of:=AVERAGE([Sheet1.C957:Sheet1.C957])" office:value-type="string" office:string-value="#DIV/0!" calcext:value-type="error">
            <text:p>#DIV/0!</text:p>
          </table:table-cell>
          <table:table-cell table:formula="of:=COUNTIF([Sheet1.D957:Sheet1.D957]; &quot;X&quot;)" office:value-type="float" office:value="0" calcext:value-type="float">
            <text:p>0</text:p>
          </table:table-cell>
          <table:table-cell office:value-type="string" calcext:value-type="string">
            <text:p>an album has released --03-18</text:p>
          </table:table-cell>
          <table:table-cell office:value-type="string" calcext:value-type="string">
            <text:p>a work has released --07-02</text:p>
          </table:table-cell>
          <table:table-cell table:style-name="ce20" table:formula="of:=HYPERLINK(&quot;http://goo.gl/bQQzBV&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airdate&quot;)" office:value-type="string" office:string-value="http://dbpedia.org/property/airdate" calcext:value-type="string">
            <text:p>http://dbpedia.org/property/airdate</text:p>
          </table:table-cell>
          <table:table-cell office:value-type="string" calcext:value-type="string">
            <text:p>airdate</text:p>
          </table:table-cell>
          <table:table-cell table:formula="of:=AVERAGE([Sheet1.C958:Sheet1.C958])" office:value-type="string" office:string-value="#DIV/0!" calcext:value-type="error">
            <text:p>#DIV/0!</text:p>
          </table:table-cell>
          <table:table-cell table:formula="of:=COUNTIF([Sheet1.D958:Sheet1.D958]; &quot;X&quot;)" office:value-type="float" office:value="0" calcext:value-type="float">
            <text:p>0</text:p>
          </table:table-cell>
          <table:table-cell office:value-type="string" calcext:value-type="string">
            <text:p>an organisation has airdate --03-28</text:p>
          </table:table-cell>
          <table:table-cell office:value-type="string" calcext:value-type="string">
            <text:p>a television episode has airdate 1960-12-15+02:00</text:p>
          </table:table-cell>
          <table:table-cell table:style-name="ce20" table:formula="of:=HYPERLINK(&quot;http://goo.gl/XUeD2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s&quot;)" office:value-type="string" office:string-value="http://dbpedia.org/property/years" calcext:value-type="string">
            <text:p>http://dbpedia.org/property/years</text:p>
          </table:table-cell>
          <table:table-cell office:value-type="string" calcext:value-type="string">
            <text:p>years</text:p>
          </table:table-cell>
          <table:table-cell table:formula="of:=AVERAGE([Sheet1.C959:Sheet1.C959])" office:value-type="string" office:string-value="#DIV/0!" calcext:value-type="error">
            <text:p>#DIV/0!</text:p>
          </table:table-cell>
          <table:table-cell table:formula="of:=COUNTIF([Sheet1.D959:Sheet1.D959]; &quot;X&quot;)" office:value-type="float" office:value="0" calcext:value-type="float">
            <text:p>0</text:p>
          </table:table-cell>
          <table:table-cell office:value-type="string" calcext:value-type="string">
            <text:p>a politician has years 1996</text:p>
          </table:table-cell>
          <table:table-cell office:value-type="string" calcext:value-type="string">
            <text:p>an athlete has years 2000</text:p>
          </table:table-cell>
          <table:table-cell table:style-name="ce20" table:formula="of:=HYPERLINK(&quot;http://goo.gl/OBLqO3&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recorded&quot;)" office:value-type="string" office:string-value="http://dbpedia.org/property/recorded" calcext:value-type="string">
            <text:p>http://dbpedia.org/property/recorded</text:p>
          </table:table-cell>
          <table:table-cell office:value-type="string" calcext:value-type="string">
            <text:p>recorded</text:p>
          </table:table-cell>
          <table:table-cell table:formula="of:=AVERAGE([Sheet1.C960:Sheet1.C960])" office:value-type="string" office:string-value="#DIV/0!" calcext:value-type="error">
            <text:p>#DIV/0!</text:p>
          </table:table-cell>
          <table:table-cell table:formula="of:=COUNTIF([Sheet1.D960:Sheet1.D960]; &quot;X&quot;)" office:value-type="float" office:value="0" calcext:value-type="float">
            <text:p>0</text:p>
          </table:table-cell>
          <table:table-cell office:value-type="string" calcext:value-type="string">
            <text:p>an album has Recorded 1989-12-28+02:00</text:p>
          </table:table-cell>
          <table:table-cell office:value-type="string" calcext:value-type="string">
            <text:p>an album has Recorded Ruby Red Productions</text:p>
          </table:table-cell>
          <table:table-cell table:style-name="ce20" table:formula="of:=HYPERLINK(&quot;http://goo.gl/XxDXA4&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firstAired&quot;)" office:value-type="string" office:string-value="http://dbpedia.org/property/firstAired" calcext:value-type="string">
            <text:p>http://dbpedia.org/property/firstAired</text:p>
          </table:table-cell>
          <table:table-cell office:value-type="string" calcext:value-type="string">
            <text:p>firstAired</text:p>
          </table:table-cell>
          <table:table-cell table:formula="of:=AVERAGE([Sheet1.C961:Sheet1.C961])" office:value-type="string" office:string-value="#DIV/0!" calcext:value-type="error">
            <text:p>#DIV/0!</text:p>
          </table:table-cell>
          <table:table-cell table:formula="of:=COUNTIF([Sheet1.D961:Sheet1.D961]; &quot;X&quot;)" office:value-type="float" office:value="0" calcext:value-type="float">
            <text:p>0</text:p>
          </table:table-cell>
          <table:table-cell office:value-type="string" calcext:value-type="string">
            <text:p>a work has first aired Revived series:</text:p>
          </table:table-cell>
          <table:table-cell office:value-type="string" calcext:value-type="string">
            <text:p>a work has first aired 2007-04-12+02:00</text:p>
          </table:table-cell>
          <table:table-cell table:style-name="ce20" table:formula="of:=HYPERLINK(&quot;http://goo.gl/JegFXn&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firstAirDate&quot;)" office:value-type="string" office:string-value="http://dbpedia.org/ontology/firstAirDate" calcext:value-type="string">
            <text:p>http://dbpedia.org/ontology/firstAirDate</text:p>
          </table:table-cell>
          <table:table-cell office:value-type="string" calcext:value-type="string">
            <text:p>firstAirDate</text:p>
          </table:table-cell>
          <table:table-cell table:formula="of:=AVERAGE([Sheet1.C962:Sheet1.C962])" office:value-type="string" office:string-value="#DIV/0!" calcext:value-type="error">
            <text:p>#DIV/0!</text:p>
          </table:table-cell>
          <table:table-cell table:formula="of:=COUNTIF([Sheet1.D962:Sheet1.D962]; &quot;X&quot;)" office:value-type="float" office:value="0" calcext:value-type="float">
            <text:p>0</text:p>
          </table:table-cell>
          <table:table-cell office:value-type="string" calcext:value-type="string">
            <text:p>an agent has first air date 1996-02-29+02:00</text:p>
          </table:table-cell>
          <table:table-cell office:value-type="string" calcext:value-type="string">
            <text:p>an agent has first air date 2000-05-27+02:00</text:p>
          </table:table-cell>
          <table:table-cell table:style-name="ce20" table:formula="of:=HYPERLINK(&quot;http://goo.gl/BXsD0N&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completionDate&quot;)" office:value-type="string" office:string-value="http://dbpedia.org/ontology/completionDate" calcext:value-type="string">
            <text:p>http://dbpedia.org/ontology/completionDate</text:p>
          </table:table-cell>
          <table:table-cell office:value-type="string" calcext:value-type="string">
            <text:p>completionDate</text:p>
          </table:table-cell>
          <table:table-cell table:formula="of:=AVERAGE([Sheet1.C963:Sheet1.C963])" office:value-type="string" office:string-value="#DIV/0!" calcext:value-type="error">
            <text:p>#DIV/0!</text:p>
          </table:table-cell>
          <table:table-cell table:formula="of:=COUNTIF([Sheet1.D963:Sheet1.D963]; &quot;X&quot;)" office:value-type="float" office:value="0" calcext:value-type="float">
            <text:p>0</text:p>
          </table:table-cell>
          <table:table-cell office:value-type="string" calcext:value-type="string">
            <text:p>a television show has completion date 1994-12-02+02:00</text:p>
          </table:table-cell>
          <table:table-cell office:value-type="string" calcext:value-type="string">
            <text:p>a work has completion date 1989-09-14+02:00</text:p>
          </table:table-cell>
          <table:table-cell table:style-name="ce20" table:formula="of:=HYPERLINK(&quot;http://goo.gl/ErNVB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date&quot;)" office:value-type="string" office:string-value="http://dbpedia.org/ontology/date" calcext:value-type="string">
            <text:p>http://dbpedia.org/ontology/date</text:p>
          </table:table-cell>
          <table:table-cell office:value-type="string" calcext:value-type="string">
            <text:p>date</text:p>
          </table:table-cell>
          <table:table-cell table:formula="of:=AVERAGE([Sheet1.C964:Sheet1.C964])" office:value-type="string" office:string-value="#DIV/0!" calcext:value-type="error">
            <text:p>#DIV/0!</text:p>
          </table:table-cell>
          <table:table-cell table:formula="of:=COUNTIF([Sheet1.D964:Sheet1.D964]; &quot;X&quot;)" office:value-type="float" office:value="0" calcext:value-type="float">
            <text:p>0</text:p>
          </table:table-cell>
          <table:table-cell office:value-type="string" calcext:value-type="string">
            <text:p>an event has date 1919-06-22+02:00</text:p>
          </table:table-cell>
          <table:table-cell office:value-type="string" calcext:value-type="string">
            <text:p>an event has date 0933-03-14+02:00</text:p>
          </table:table-cell>
          <table:table-cell table:style-name="ce20" table:formula="of:=HYPERLINK(&quot;http://goo.gl/lwnBWX&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ublished&quot;)" office:value-type="string" office:string-value="http://dbpedia.org/property/published" calcext:value-type="string">
            <text:p>http://dbpedia.org/property/published</text:p>
          </table:table-cell>
          <table:table-cell office:value-type="string" calcext:value-type="string">
            <text:p>published</text:p>
          </table:table-cell>
          <table:table-cell table:formula="of:=AVERAGE([Sheet1.C965:Sheet1.C965])" office:value-type="string" office:string-value="#DIV/0!" calcext:value-type="error">
            <text:p>#DIV/0!</text:p>
          </table:table-cell>
          <table:table-cell table:formula="of:=COUNTIF([Sheet1.D965:Sheet1.D965]; &quot;X&quot;)" office:value-type="float" office:value="0" calcext:value-type="float">
            <text:p>0</text:p>
          </table:table-cell>
          <table:table-cell office:value-type="string" calcext:value-type="string">
            <text:p>a manga has Published 1998</text:p>
          </table:table-cell>
          <table:table-cell office:value-type="string" calcext:value-type="string">
            <text:p>a work has Published Material World Charitable Foundation</text:p>
          </table:table-cell>
          <table:table-cell table:style-name="ce20" table:formula="of:=HYPERLINK(&quot;http://goo.gl/0xVpid&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ertyear&quot;)" office:value-type="string" office:string-value="http://dbpedia.org/property/certyear" calcext:value-type="string">
            <text:p>http://dbpedia.org/property/certyear</text:p>
          </table:table-cell>
          <table:table-cell office:value-type="string" calcext:value-type="string">
            <text:p>certyear</text:p>
          </table:table-cell>
          <table:table-cell table:formula="of:=AVERAGE([Sheet1.C966:Sheet1.C966])" office:value-type="string" office:string-value="#DIV/0!" calcext:value-type="error">
            <text:p>#DIV/0!</text:p>
          </table:table-cell>
          <table:table-cell table:formula="of:=COUNTIF([Sheet1.D966:Sheet1.D966]; &quot;X&quot;)" office:value-type="float" office:value="0" calcext:value-type="float">
            <text:p>0</text:p>
          </table:table-cell>
          <table:table-cell office:value-type="string" calcext:value-type="string">
            <text:p>a musical work has certyear 1989</text:p>
          </table:table-cell>
          <table:table-cell office:value-type="string" calcext:value-type="string">
            <text:p>an album has certyear 2013</text:p>
          </table:table-cell>
          <table:table-cell table:style-name="ce20" table:formula="of:=HYPERLINK(&quot;http://goo.gl/TmuWTD&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releaseDate&quot;)" office:value-type="string" office:string-value="http://dbpedia.org/property/releaseDate" calcext:value-type="string">
            <text:p>http://dbpedia.org/property/releaseDate</text:p>
          </table:table-cell>
          <table:table-cell office:value-type="string" calcext:value-type="string">
            <text:p>releaseDate</text:p>
          </table:table-cell>
          <table:table-cell table:formula="of:=AVERAGE([Sheet1.C967:Sheet1.C967])" office:value-type="string" office:string-value="#DIV/0!" calcext:value-type="error">
            <text:p>#DIV/0!</text:p>
          </table:table-cell>
          <table:table-cell table:formula="of:=COUNTIF([Sheet1.D967:Sheet1.D967]; &quot;X&quot;)" office:value-type="float" office:value="0" calcext:value-type="float">
            <text:p>0</text:p>
          </table:table-cell>
          <table:table-cell office:value-type="string" calcext:value-type="string">
            <text:p>a work has release date 2001</text:p>
          </table:table-cell>
          <table:table-cell office:value-type="string" calcext:value-type="string">
            <text:p>a book has release date Fall 1961</text:p>
          </table:table-cell>
          <table:table-cell table:style-name="ce20" table:formula="of:=HYPERLINK(&quot;http://goo.gl/5MB1RT&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originalairdate&quot;)" office:value-type="string" office:string-value="http://dbpedia.org/property/originalairdate" calcext:value-type="string">
            <text:p>http://dbpedia.org/property/originalairdate</text:p>
          </table:table-cell>
          <table:table-cell office:value-type="string" calcext:value-type="string">
            <text:p>originalairdate</text:p>
          </table:table-cell>
          <table:table-cell table:formula="of:=AVERAGE([Sheet1.C968:Sheet1.C968])" office:value-type="string" office:string-value="#DIV/0!" calcext:value-type="error">
            <text:p>#DIV/0!</text:p>
          </table:table-cell>
          <table:table-cell table:formula="of:=COUNTIF([Sheet1.D968:Sheet1.D968]; &quot;X&quot;)" office:value-type="float" office:value="0" calcext:value-type="float">
            <text:p>0</text:p>
          </table:table-cell>
          <table:table-cell office:value-type="string" calcext:value-type="string">
            <text:p>a television show has OriginalAirDate 2007-04-22+02:00</text:p>
          </table:table-cell>
          <table:table-cell office:value-type="string" calcext:value-type="string">
            <text:p>a work has OriginalAirDate 1984-01-15+02:00</text:p>
          </table:table-cell>
          <table:table-cell table:style-name="ce20" table:formula="of:=HYPERLINK(&quot;http://goo.gl/hpuOyS&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ubDate&quot;)" office:value-type="string" office:string-value="http://dbpedia.org/property/pubDate" calcext:value-type="string">
            <text:p>http://dbpedia.org/property/pubDate</text:p>
          </table:table-cell>
          <table:table-cell office:value-type="string" calcext:value-type="string">
            <text:p>pubDate</text:p>
          </table:table-cell>
          <table:table-cell table:formula="of:=AVERAGE([Sheet1.C969:Sheet1.C969])" office:value-type="string" office:string-value="#DIV/0!" calcext:value-type="error">
            <text:p>#DIV/0!</text:p>
          </table:table-cell>
          <table:table-cell table:formula="of:=COUNTIF([Sheet1.D969:Sheet1.D969]; &quot;X&quot;)" office:value-type="float" office:value="0" calcext:value-type="float">
            <text:p>0</text:p>
          </table:table-cell>
          <table:table-cell office:value-type="string" calcext:value-type="string">
            <text:p>a book has pub date 2001</text:p>
          </table:table-cell>
          <table:table-cell office:value-type="string" calcext:value-type="string">
            <text:p>a written work has pub date 1997</text:p>
          </table:table-cell>
          <table:table-cell table:style-name="ce20" table:formula="of:=HYPERLINK(&quot;http://goo.gl/x5yCVS&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origdate&quot;)" office:value-type="string" office:string-value="http://dbpedia.org/property/origdate" calcext:value-type="string">
            <text:p>http://dbpedia.org/property/origdate</text:p>
          </table:table-cell>
          <table:table-cell office:value-type="string" calcext:value-type="string">
            <text:p>origdate</text:p>
          </table:table-cell>
          <table:table-cell table:formula="of:=AVERAGE([Sheet1.C970:Sheet1.C970])" office:value-type="string" office:string-value="#DIV/0!" calcext:value-type="error">
            <text:p>#DIV/0!</text:p>
          </table:table-cell>
          <table:table-cell table:formula="of:=COUNTIF([Sheet1.D970:Sheet1.D970]; &quot;X&quot;)" office:value-type="float" office:value="0" calcext:value-type="float">
            <text:p>0</text:p>
          </table:table-cell>
          <table:table-cell office:value-type="string" calcext:value-type="string">
            <text:p>a work has origdate September 1986 – October 1987</text:p>
          </table:table-cell>
          <table:table-cell office:value-type="string" calcext:value-type="string">
            <text:p>a work has origdate 1989</text:p>
          </table:table-cell>
          <table:table-cell table:style-name="ce20" table:formula="of:=HYPERLINK(&quot;http://goo.gl/FWauQ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aunch&quot;)" office:value-type="string" office:string-value="http://dbpedia.org/property/launch" calcext:value-type="string">
            <text:p>http://dbpedia.org/property/launch</text:p>
          </table:table-cell>
          <table:table-cell office:value-type="string" calcext:value-type="string">
            <text:p>launch</text:p>
          </table:table-cell>
          <table:table-cell table:formula="of:=AVERAGE([Sheet1.C971:Sheet1.C971])" office:value-type="string" office:string-value="#DIV/0!" calcext:value-type="error">
            <text:p>#DIV/0!</text:p>
          </table:table-cell>
          <table:table-cell table:formula="of:=COUNTIF([Sheet1.D971:Sheet1.D971]; &quot;X&quot;)" office:value-type="float" office:value="0" calcext:value-type="float">
            <text:p>0</text:p>
          </table:table-cell>
          <table:table-cell office:value-type="string" calcext:value-type="string">
            <text:p>an agent has launch 2005-05-01+02:00</text:p>
          </table:table-cell>
          <table:table-cell office:value-type="string" calcext:value-type="string">
            <text:p>a broadcaster has launch October 2000</text:p>
          </table:table-cell>
          <table:table-cell table:style-name="ce20" table:formula="of:=HYPERLINK(&quot;http://goo.gl/G0Vy4s&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launchDate&quot;)" office:value-type="string" office:string-value="http://dbpedia.org/property/launchDate" calcext:value-type="string">
            <text:p>http://dbpedia.org/property/launchDate</text:p>
          </table:table-cell>
          <table:table-cell office:value-type="string" calcext:value-type="string">
            <text:p>launchDate</text:p>
          </table:table-cell>
          <table:table-cell table:formula="of:=AVERAGE([Sheet1.C972:Sheet1.C972])" office:value-type="string" office:string-value="#DIV/0!" calcext:value-type="error">
            <text:p>#DIV/0!</text:p>
          </table:table-cell>
          <table:table-cell table:formula="of:=COUNTIF([Sheet1.D972:Sheet1.D972]; &quot;X&quot;)" office:value-type="float" office:value="0" calcext:value-type="float">
            <text:p>0</text:p>
          </table:table-cell>
          <table:table-cell office:value-type="string" calcext:value-type="string">
            <text:p>a broadcast network has launch date 1955</text:p>
          </table:table-cell>
          <table:table-cell office:value-type="string" calcext:value-type="string">
            <text:p>a space mission has launch date 2</text:p>
          </table:table-cell>
          <table:table-cell table:style-name="ce20" table:formula="of:=HYPERLINK(&quot;http://goo.gl/XvBmj2&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originalreldate&quot;)" office:value-type="string" office:string-value="http://dbpedia.org/property/originalreldate" calcext:value-type="string">
            <text:p>http://dbpedia.org/property/originalreldate</text:p>
          </table:table-cell>
          <table:table-cell office:value-type="string" calcext:value-type="string">
            <text:p>originalreldate</text:p>
          </table:table-cell>
          <table:table-cell table:formula="of:=AVERAGE([Sheet1.C973:Sheet1.C973])" office:value-type="string" office:string-value="#DIV/0!" calcext:value-type="error">
            <text:p>#DIV/0!</text:p>
          </table:table-cell>
          <table:table-cell table:formula="of:=COUNTIF([Sheet1.D973:Sheet1.D973]; &quot;X&quot;)" office:value-type="float" office:value="0" calcext:value-type="float">
            <text:p>0</text:p>
          </table:table-cell>
          <table:table-cell office:value-type="string" calcext:value-type="string">
            <text:p>a written work has OriginalRelDate 2013-04-24+02:00</text:p>
          </table:table-cell>
          <table:table-cell office:value-type="string" calcext:value-type="string">
            <text:p>a work has OriginalRelDate 2009-04-24+02:00</text:p>
          </table:table-cell>
          <table:table-cell table:style-name="ce20" table:formula="of:=HYPERLINK(&quot;http://goo.gl/WMasMo&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publicationDate&quot;)" office:value-type="string" office:string-value="http://dbpedia.org/ontology/publicationDate" calcext:value-type="string">
            <text:p>http://dbpedia.org/ontology/publicationDate</text:p>
          </table:table-cell>
          <table:table-cell office:value-type="string" calcext:value-type="string">
            <text:p>publicationDate</text:p>
          </table:table-cell>
          <table:table-cell table:formula="of:=AVERAGE([Sheet1.C974:Sheet1.C974])" office:value-type="string" office:string-value="#DIV/0!" calcext:value-type="error">
            <text:p>#DIV/0!</text:p>
          </table:table-cell>
          <table:table-cell table:formula="of:=COUNTIF([Sheet1.D974:Sheet1.D974]; &quot;X&quot;)" office:value-type="float" office:value="0" calcext:value-type="float">
            <text:p>0</text:p>
          </table:table-cell>
          <table:table-cell office:value-type="string" calcext:value-type="string">
            <text:p>a written work has publication date 1989-09-30+02:00</text:p>
          </table:table-cell>
          <table:table-cell office:value-type="string" calcext:value-type="string">
            <text:p>a television episode has publication date 1993-11-26+02:00</text:p>
          </table:table-cell>
          <table:table-cell table:style-name="ce20" table:formula="of:=HYPERLINK(&quot;http://goo.gl/U8wnk4&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release&quot;)" office:value-type="string" office:string-value="http://dbpedia.org/property/release" calcext:value-type="string">
            <text:p>http://dbpedia.org/property/release</text:p>
          </table:table-cell>
          <table:table-cell office:value-type="string" calcext:value-type="string">
            <text:p>release</text:p>
          </table:table-cell>
          <table:table-cell table:formula="of:=AVERAGE([Sheet1.C975:Sheet1.C975])" office:value-type="string" office:string-value="#DIV/0!" calcext:value-type="error">
            <text:p>#DIV/0!</text:p>
          </table:table-cell>
          <table:table-cell table:formula="of:=COUNTIF([Sheet1.D975:Sheet1.D975]; &quot;X&quot;)" office:value-type="float" office:value="0" calcext:value-type="float">
            <text:p>0</text:p>
          </table:table-cell>
          <table:table-cell office:value-type="string" calcext:value-type="string">
            <text:p>a software has release --05-16</text:p>
          </table:table-cell>
          <table:table-cell office:value-type="string" calcext:value-type="string">
            <text:p>a work has release 2000</text:p>
          </table:table-cell>
          <table:table-cell table:style-name="ce20" table:formula="of:=HYPERLINK(&quot;http://goo.gl/hioO47&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firstPublicationYear&quot;)" office:value-type="string" office:string-value="http://dbpedia.org/ontology/firstPublicationYear" calcext:value-type="string">
            <text:p>http://dbpedia.org/ontology/firstPublicationYear</text:p>
          </table:table-cell>
          <table:table-cell office:value-type="string" calcext:value-type="string">
            <text:p>firstPublicationYear</text:p>
          </table:table-cell>
          <table:table-cell table:formula="of:=AVERAGE([Sheet1.C976:Sheet1.C976])" office:value-type="string" office:string-value="#DIV/0!" calcext:value-type="error">
            <text:p>#DIV/0!</text:p>
          </table:table-cell>
          <table:table-cell table:formula="of:=COUNTIF([Sheet1.D976:Sheet1.D976]; &quot;X&quot;)" office:value-type="float" office:value="0" calcext:value-type="float">
            <text:p>0</text:p>
          </table:table-cell>
          <table:table-cell office:value-type="string" calcext:value-type="string">
            <text:p>a written work has first publication year 1989-12-31T22:00:00+02:00</text:p>
          </table:table-cell>
          <table:table-cell office:value-type="string" calcext:value-type="string">
            <text:p>a work has first publication year 1941-12-31T22:00:00+02:00</text:p>
          </table:table-cell>
          <table:table-cell table:style-name="ce20" table:formula="of:=HYPERLINK(&quot;http://goo.gl/GBSuAG&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firstReleaseDate&quot;)" office:value-type="string" office:string-value="http://dbpedia.org/property/firstReleaseDate" calcext:value-type="string">
            <text:p>http://dbpedia.org/property/firstReleaseDate</text:p>
          </table:table-cell>
          <table:table-cell office:value-type="string" calcext:value-type="string">
            <text:p>firstReleaseDate</text:p>
          </table:table-cell>
          <table:table-cell table:formula="of:=AVERAGE([Sheet1.C977:Sheet1.C977])" office:value-type="string" office:string-value="#DIV/0!" calcext:value-type="error">
            <text:p>#DIV/0!</text:p>
          </table:table-cell>
          <table:table-cell table:formula="of:=COUNTIF([Sheet1.D977:Sheet1.D977]; &quot;X&quot;)" office:value-type="float" office:value="0" calcext:value-type="float">
            <text:p>0</text:p>
          </table:table-cell>
          <table:table-cell office:value-type="string" calcext:value-type="string">
            <text:p>a work has first release date 2007-02-14+02:00</text:p>
          </table:table-cell>
          <table:table-cell office:value-type="string" calcext:value-type="string">
            <text:p>a work has first release date --12-08</text:p>
          </table:table-cell>
          <table:table-cell table:style-name="ce20" table:formula="of:=HYPERLINK(&quot;http://goo.gl/B97MeI&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latestReleaseVersion&quot;)" office:value-type="string" office:string-value="http://dbpedia.org/property/latestReleaseVersion" calcext:value-type="string">
            <text:p>http://dbpedia.org/property/latestReleaseVersion</text:p>
          </table:table-cell>
          <table:table-cell office:value-type="string" calcext:value-type="string">
            <text:p>latestReleaseVersion</text:p>
          </table:table-cell>
          <table:table-cell table:formula="of:=AVERAGE([Sheet1.C978:Sheet1.C978])" office:value-type="string" office:string-value="#DIV/0!" calcext:value-type="error">
            <text:p>#DIV/0!</text:p>
          </table:table-cell>
          <table:table-cell table:formula="of:=COUNTIF([Sheet1.D978:Sheet1.D978]; &quot;X&quot;)" office:value-type="float" office:value="0" calcext:value-type="float">
            <text:p>0</text:p>
          </table:table-cell>
          <table:table-cell office:value-type="string" calcext:value-type="string">
            <text:p>a work has latest release version Fourth Edition</text:p>
          </table:table-cell>
          <table:table-cell office:value-type="string" calcext:value-type="string">
            <text:p>a software has latest release version 1.1</text:p>
          </table:table-cell>
          <table:table-cell table:style-name="ce20" table:formula="of:=HYPERLINK(&quot;http://goo.gl/ibCYh2&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reRelease&quot;)" office:value-type="string" office:string-value="http://dbpedia.org/property/reRelease" calcext:value-type="string">
            <text:p>http://dbpedia.org/property/reRelease</text:p>
          </table:table-cell>
          <table:table-cell office:value-type="string" calcext:value-type="string">
            <text:p>reRelease</text:p>
          </table:table-cell>
          <table:table-cell table:formula="of:=AVERAGE([Sheet1.C979:Sheet1.C979])" office:value-type="string" office:string-value="#DIV/0!" calcext:value-type="error">
            <text:p>#DIV/0!</text:p>
          </table:table-cell>
          <table:table-cell table:formula="of:=COUNTIF([Sheet1.D979:Sheet1.D979]; &quot;X&quot;)" office:value-type="float" office:value="0" calcext:value-type="float">
            <text:p>0</text:p>
          </table:table-cell>
          <table:table-cell office:value-type="string" calcext:value-type="string">
            <text:p>a work has Re-Release 2010-12-13+02:00</text:p>
          </table:table-cell>
          <table:table-cell office:value-type="string" calcext:value-type="string">
            <text:p>a musical work has Re-Release --08-21</text:p>
          </table:table-cell>
          <table:table-cell table:style-name="ce20" table:formula="of:=HYPERLINK(&quot;http://goo.gl/X4reA2&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latestReleaseVersion&quot;)" office:value-type="string" office:string-value="http://dbpedia.org/ontology/latestReleaseVersion" calcext:value-type="string">
            <text:p>http://dbpedia.org/ontology/latestReleaseVersion</text:p>
          </table:table-cell>
          <table:table-cell office:value-type="string" calcext:value-type="string">
            <text:p>latestReleaseVersion</text:p>
          </table:table-cell>
          <table:table-cell table:formula="of:=AVERAGE([Sheet1.C980:Sheet1.C980])" office:value-type="string" office:string-value="#DIV/0!" calcext:value-type="error">
            <text:p>#DIV/0!</text:p>
          </table:table-cell>
          <table:table-cell table:formula="of:=COUNTIF([Sheet1.D980:Sheet1.D980]; &quot;X&quot;)" office:value-type="float" office:value="0" calcext:value-type="float">
            <text:p>0</text:p>
          </table:table-cell>
          <table:table-cell office:value-type="string" calcext:value-type="string">
            <text:p>a work has latest release version : 3.5</text:p>
          </table:table-cell>
          <table:table-cell office:value-type="string" calcext:value-type="string">
            <text:p>a software has latest release version PS3 and Xbox 360: 1.05</text:p>
          </table:table-cell>
          <table:table-cell table:style-name="ce20" table:formula="of:=HYPERLINK(&quot;http://goo.gl/Mu5ALp&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reReleased&quot;)" office:value-type="string" office:string-value="http://dbpedia.org/property/reReleased" calcext:value-type="string">
            <text:p>http://dbpedia.org/property/reReleased</text:p>
          </table:table-cell>
          <table:table-cell table:style-name="ce16" office:value-type="string" calcext:value-type="string">
            <text:p>reReleased</text:p>
          </table:table-cell>
          <table:table-cell table:formula="of:=AVERAGE([Sheet1.C981:Sheet1.C981])" office:value-type="string" office:string-value="#DIV/0!" calcext:value-type="error">
            <text:p>#DIV/0!</text:p>
          </table:table-cell>
          <table:table-cell table:formula="of:=COUNTIF([Sheet1.D981:Sheet1.D981]; &quot;X&quot;)" office:value-type="float" office:value="0" calcext:value-type="float">
            <text:p>0</text:p>
          </table:table-cell>
          <table:table-cell table:style-name="ce16" office:value-type="string" calcext:value-type="string">
            <text:p>an album has Re-Released 2006-09-25+02:00</text:p>
          </table:table-cell>
          <table:table-cell table:style-name="ce16" office:value-type="string" calcext:value-type="string">
            <text:p>a musical work has Re-Released 2005-04-11+02:00</text:p>
          </table:table-cell>
          <table:table-cell table:style-name="ce25" table:formula="of:=HYPERLINK(&quot;http://goo.gl/Z59zY6&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855073163" calcext:value-type="float">
            <text:p>855073163</text:p>
          </table:table-cell>
          <table:table-cell office:value-type="string" calcext:value-type="string">
            <text:p>music album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4">
          <table:table-cell table:style-name="ce5" office:value-type="string" calcext:value-type="string">
            <text:p>Shania Twain</text:p>
          </table:table-cell>
          <table:table-cell table:style-name="ce13" office:value-type="string" calcext:value-type="string">
            <text:p>Led Zeppelin</text:p>
          </table:table-cell>
          <table:table-cell table:style-name="ce13" office:value-type="string" calcext:value-type="string">
            <text:p>Meat Loaf</text:p>
          </table:table-cell>
          <table:table-cell table:style-name="ce13" office:value-type="string" calcext:value-type="string">
            <text:p>Alanis Morissette</text:p>
          </table:table-cell>
          <table:table-cell table:style-name="ce13" office:value-type="string" calcext:value-type="string">
            <text:p>The Beatles</text:p>
          </table:table-cell>
          <table:table-cell table:style-name="ce13"/>
          <table:table-cell table:style-name="ce22"/>
          <table:table-cell table:number-columns-repeated="1017"/>
        </table:table-row>
        <table:table-row table:style-name="ro4">
          <table:table-cell table:style-name="ce5" office:value-type="string" calcext:value-type="string">
            <text:p>Eagles</text:p>
          </table:table-cell>
          <table:table-cell table:style-name="ce13" office:value-type="string" calcext:value-type="string">
            <text:p>Mariah Carey</text:p>
          </table:table-cell>
          <table:table-cell table:style-name="ce13" office:value-type="string" calcext:value-type="string">
            <text:p>Bruce Springsteen</text:p>
          </table:table-cell>
          <table:table-cell table:style-name="ce13" office:value-type="string" calcext:value-type="string">
            <text:p>Celine Dion</text:p>
          </table:table-cell>
          <table:table-cell table:style-name="ce13" office:value-type="string" calcext:value-type="string">
            <text:p>Dire Straits</text:p>
          </table:table-cell>
          <table:table-cell table:style-name="ce13"/>
          <table:table-cell table:style-name="ce22"/>
          <table:table-cell table:number-columns-repeated="1017"/>
        </table:table-row>
        <table:table-row table:style-name="ro4">
          <table:table-cell table:style-name="ce5" office:value-type="string" calcext:value-type="string">
            <text:p>Whitney Houston</text:p>
          </table:table-cell>
          <table:table-cell table:style-name="ce13" office:value-type="string" calcext:value-type="string">
            <text:p>James Horner</text:p>
          </table:table-cell>
          <table:table-cell table:style-name="ce13" office:value-type="string" calcext:value-type="string">
            <text:p>Madonna</text:p>
          </table:table-cell>
          <table:table-cell table:style-name="ce13" office:value-type="string" calcext:value-type="string">
            <text:p>Metallica</text:p>
          </table:table-cell>
          <table:table-cell table:style-name="ce13" office:value-type="string" calcext:value-type="string">
            <text:p>Michael Jackson</text:p>
          </table:table-cell>
          <table:table-cell table:style-name="ce13"/>
          <table:table-cell table:style-name="ce22"/>
          <table:table-cell table:number-columns-repeated="1017"/>
        </table:table-row>
        <table:table-row table:style-name="ro1">
          <table:table-cell table:style-name="ce5" office:value-type="string" calcext:value-type="string">
            <text:p>Pink Floyd</text:p>
          </table:table-cell>
          <table:table-cell table:style-name="ce13" office:value-type="string" calcext:value-type="string">
            <text:p>Santana</text:p>
          </table:table-cell>
          <table:table-cell table:style-name="ce13" office:value-type="string" calcext:value-type="string">
            <text:p>Guns and Roses</text:p>
          </table:table-cell>
          <table:table-cell table:style-name="ce13" table:number-columns-repeated="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4">
          <table:table-cell table:style-name="ce8" table:formula="of:=HYPERLINK(&quot;http://dbpedia.org/ontology/associatedBand&quot;)" office:value-type="string" office:string-value="http://dbpedia.org/ontology/associatedBand" calcext:value-type="string">
            <text:p>http://dbpedia.org/ontology/associatedBand</text:p>
          </table:table-cell>
          <table:table-cell office:value-type="string" calcext:value-type="string">
            <text:p>associatedBand</text:p>
          </table:table-cell>
          <table:table-cell table:formula="of:=AVERAGE([Sheet1.C992:Sheet1.C992])" office:value-type="string" office:string-value="#DIV/0!" calcext:value-type="error">
            <text:p>#DIV/0!</text:p>
          </table:table-cell>
          <table:table-cell table:formula="of:=COUNTIF([Sheet1.D992:Sheet1.D992]; &quot;X&quot;)" office:value-type="float" office:value="0" calcext:value-type="float">
            <text:p>0</text:p>
          </table:table-cell>
          <table:table-cell office:value-type="string" calcext:value-type="string">
            <text:p>an agent has associated band The Meters (an entity of type Band)</text:p>
          </table:table-cell>
          <table:table-cell office:value-type="string" calcext:value-type="string">
            <text:p>a musical artist has associated band David Ball (country singer) (an entity of type agent)</text:p>
          </table:table-cell>
          <table:table-cell table:style-name="ce20" table:formula="of:=HYPERLINK(&quot;http://goo.gl/9JwDA9&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artist&quot;)" office:value-type="string" office:string-value="http://dbpedia.org/property/artist" calcext:value-type="string">
            <text:p>http://dbpedia.org/property/artist</text:p>
          </table:table-cell>
          <table:table-cell office:value-type="string" calcext:value-type="string">
            <text:p>artist</text:p>
          </table:table-cell>
          <table:table-cell table:formula="of:=AVERAGE([Sheet1.C993:Sheet1.C993])" office:value-type="string" office:string-value="#DIV/0!" calcext:value-type="error">
            <text:p>#DIV/0!</text:p>
          </table:table-cell>
          <table:table-cell table:formula="of:=COUNTIF([Sheet1.D993:Sheet1.D993]; &quot;X&quot;)" office:value-type="float" office:value="0" calcext:value-type="float">
            <text:p>0</text:p>
          </table:table-cell>
          <table:table-cell office:value-type="string" calcext:value-type="string">
            <text:p>a work has Artist The Guess Who (an entity of type agent)</text:p>
          </table:table-cell>
          <table:table-cell office:value-type="string" calcext:value-type="string">
            <text:p>an album has Artist Dream Theater (an entity of type agent)</text:p>
          </table:table-cell>
          <table:table-cell table:style-name="ce20" table:formula="of:=HYPERLINK(&quot;http://goo.gl/wfWLdz&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artist&quot;)" office:value-type="string" office:string-value="http://dbpedia.org/ontology/artist" calcext:value-type="string">
            <text:p>http://dbpedia.org/ontology/artist</text:p>
          </table:table-cell>
          <table:table-cell office:value-type="string" calcext:value-type="string">
            <text:p>artist</text:p>
          </table:table-cell>
          <table:table-cell table:formula="of:=AVERAGE([Sheet1.C994:Sheet1.C994])" office:value-type="string" office:string-value="#DIV/0!" calcext:value-type="error">
            <text:p>#DIV/0!</text:p>
          </table:table-cell>
          <table:table-cell table:formula="of:=COUNTIF([Sheet1.D994:Sheet1.D994]; &quot;X&quot;)" office:value-type="float" office:value="0" calcext:value-type="float">
            <text:p>0</text:p>
          </table:table-cell>
          <table:table-cell office:value-type="string" calcext:value-type="string">
            <text:p>an album has artist Radiohead (an entity of type agent)</text:p>
          </table:table-cell>
          <table:table-cell office:value-type="string" calcext:value-type="string">
            <text:p>a work has artist Van der Graaf Generator (an entity of type organisation)</text:p>
          </table:table-cell>
          <table:table-cell table:style-name="ce20" table:formula="of:=HYPERLINK(&quot;http://goo.gl/K7FsgA&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associatedMusicalArtist&quot;)" office:value-type="string" office:string-value="http://dbpedia.org/ontology/associatedMusicalArtist" calcext:value-type="string">
            <text:p>http://dbpedia.org/ontology/associatedMusicalArtist</text:p>
          </table:table-cell>
          <table:table-cell office:value-type="string" calcext:value-type="string">
            <text:p>associatedMusicalArtist</text:p>
          </table:table-cell>
          <table:table-cell table:formula="of:=AVERAGE([Sheet1.C995:Sheet1.C995])" office:value-type="string" office:string-value="#DIV/0!" calcext:value-type="error">
            <text:p>#DIV/0!</text:p>
          </table:table-cell>
          <table:table-cell table:formula="of:=COUNTIF([Sheet1.D995:Sheet1.D995]; &quot;X&quot;)" office:value-type="float" office:value="0" calcext:value-type="float">
            <text:p>0</text:p>
          </table:table-cell>
          <table:table-cell office:value-type="string" calcext:value-type="string">
            <text:p>an agent has associated musical artist The Sound (an entity of type organisation)</text:p>
          </table:table-cell>
          <table:table-cell office:value-type="string" calcext:value-type="string">
            <text:p>a Band has associated musical artist Pride Tiger (an entity of type Band)</text:p>
          </table:table-cell>
          <table:table-cell table:style-name="ce20" table:formula="of:=HYPERLINK(&quot;http://goo.gl/r5hCCy&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musicalBand&quot;)" office:value-type="string" office:string-value="http://dbpedia.org/ontology/musicalBand" calcext:value-type="string">
            <text:p>http://dbpedia.org/ontology/musicalBand</text:p>
          </table:table-cell>
          <table:table-cell office:value-type="string" calcext:value-type="string">
            <text:p>musicalBand</text:p>
          </table:table-cell>
          <table:table-cell table:formula="of:=AVERAGE([Sheet1.C996:Sheet1.C996])" office:value-type="string" office:string-value="#DIV/0!" calcext:value-type="error">
            <text:p>#DIV/0!</text:p>
          </table:table-cell>
          <table:table-cell table:formula="of:=COUNTIF([Sheet1.D996:Sheet1.D996]; &quot;X&quot;)" office:value-type="float" office:value="0" calcext:value-type="float">
            <text:p>0</text:p>
          </table:table-cell>
          <table:table-cell office:value-type="string" calcext:value-type="string">
            <text:p>a single has musical band Mike Oldfield (an entity of type artist)</text:p>
          </table:table-cell>
          <table:table-cell office:value-type="string" calcext:value-type="string">
            <text:p>a single has musical band Orgy (band) (an entity of type Band)</text:p>
          </table:table-cell>
          <table:table-cell table:style-name="ce20" table:formula="of:=HYPERLINK(&quot;http://goo.gl/G2NF3t&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musicalArtist&quot;)" office:value-type="string" office:string-value="http://dbpedia.org/ontology/musicalArtist" calcext:value-type="string">
            <text:p>http://dbpedia.org/ontology/musicalArtist</text:p>
          </table:table-cell>
          <table:table-cell office:value-type="string" calcext:value-type="string">
            <text:p>musicalArtist</text:p>
          </table:table-cell>
          <table:table-cell table:formula="of:=AVERAGE([Sheet1.C997:Sheet1.C997])" office:value-type="string" office:string-value="#DIV/0!" calcext:value-type="error">
            <text:p>#DIV/0!</text:p>
          </table:table-cell>
          <table:table-cell table:formula="of:=COUNTIF([Sheet1.D997:Sheet1.D997]; &quot;X&quot;)" office:value-type="float" office:value="0" calcext:value-type="float">
            <text:p>0</text:p>
          </table:table-cell>
          <table:table-cell office:value-type="string" calcext:value-type="string">
            <text:p>a single has musical artist Mike Oldfield (an entity of type artist)</text:p>
          </table:table-cell>
          <table:table-cell office:value-type="string" calcext:value-type="string">
            <text:p>a musical work has musical artist Flo Rida (an entity of type artist)</text:p>
          </table:table-cell>
          <table:table-cell table:style-name="ce20" table:formula="of:=HYPERLINK(&quot;http://goo.gl/oO3MNW&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roducer&quot;)" office:value-type="string" office:string-value="http://dbpedia.org/property/producer" calcext:value-type="string">
            <text:p>http://dbpedia.org/property/producer</text:p>
          </table:table-cell>
          <table:table-cell office:value-type="string" calcext:value-type="string">
            <text:p>producer</text:p>
          </table:table-cell>
          <table:table-cell table:formula="of:=AVERAGE([Sheet1.C998:Sheet1.C998])" office:value-type="string" office:string-value="#DIV/0!" calcext:value-type="error">
            <text:p>#DIV/0!</text:p>
          </table:table-cell>
          <table:table-cell table:formula="of:=COUNTIF([Sheet1.D998:Sheet1.D998]; &quot;X&quot;)" office:value-type="float" office:value="0" calcext:value-type="float">
            <text:p>0</text:p>
          </table:table-cell>
          <table:table-cell office:value-type="string" calcext:value-type="string">
            <text:p>a work has producer Jonathan Heap (an entity of type agent)</text:p>
          </table:table-cell>
          <table:table-cell office:value-type="string" calcext:value-type="string">
            <text:p>an album has producer Cory Wade (music producer) (an entity of type agent)</text:p>
          </table:table-cell>
          <table:table-cell table:style-name="ce20" table:formula="of:=HYPERLINK(&quot;http://goo.gl/0ABxo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writer&quot;)" office:value-type="string" office:string-value="http://dbpedia.org/property/writer" calcext:value-type="string">
            <text:p>http://dbpedia.org/property/writer</text:p>
          </table:table-cell>
          <table:table-cell office:value-type="string" calcext:value-type="string">
            <text:p>writer</text:p>
          </table:table-cell>
          <table:table-cell table:formula="of:=AVERAGE([Sheet1.C999:Sheet1.C999])" office:value-type="string" office:string-value="#DIV/0!" calcext:value-type="error">
            <text:p>#DIV/0!</text:p>
          </table:table-cell>
          <table:table-cell table:formula="of:=COUNTIF([Sheet1.D999:Sheet1.D999]; &quot;X&quot;)" office:value-type="float" office:value="0" calcext:value-type="float">
            <text:p>0</text:p>
          </table:table-cell>
          <table:table-cell office:value-type="string" calcext:value-type="string">
            <text:p>an album has writer Garcia, Hunter</text:p>
          </table:table-cell>
          <table:table-cell office:value-type="string" calcext:value-type="string">
            <text:p>an album has writer Adkins, White</text:p>
          </table:table-cell>
          <table:table-cell table:style-name="ce20" table:formula="of:=HYPERLINK(&quot;http://goo.gl/k2JNWA&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producer&quot;)" office:value-type="string" office:string-value="http://dbpedia.org/ontology/producer" calcext:value-type="string">
            <text:p>http://dbpedia.org/ontology/producer</text:p>
          </table:table-cell>
          <table:table-cell office:value-type="string" calcext:value-type="string">
            <text:p>producer</text:p>
          </table:table-cell>
          <table:table-cell table:formula="of:=AVERAGE([Sheet1.C1000:Sheet1.C1000])" office:value-type="string" office:string-value="#DIV/0!" calcext:value-type="error">
            <text:p>#DIV/0!</text:p>
          </table:table-cell>
          <table:table-cell table:formula="of:=COUNTIF([Sheet1.D1000:Sheet1.D1000]; &quot;X&quot;)" office:value-type="float" office:value="0" calcext:value-type="float">
            <text:p>0</text:p>
          </table:table-cell>
          <table:table-cell office:value-type="string" calcext:value-type="string">
            <text:p>a work has producer Adam Shankman (an entity of type agent)</text:p>
          </table:table-cell>
          <table:table-cell office:value-type="string" calcext:value-type="string">
            <text:p>a movie has producer Michael Bay (an entity of type person)</text:p>
          </table:table-cell>
          <table:table-cell table:style-name="ce20" table:formula="of:=HYPERLINK(&quot;http://goo.gl/REE7Sy&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writer&quot;)" office:value-type="string" office:string-value="http://dbpedia.org/ontology/writer" calcext:value-type="string">
            <text:p>http://dbpedia.org/ontology/writer</text:p>
          </table:table-cell>
          <table:table-cell office:value-type="string" calcext:value-type="string">
            <text:p>writer</text:p>
          </table:table-cell>
          <table:table-cell table:formula="of:=AVERAGE([Sheet1.C1001:Sheet1.C1001])" office:value-type="string" office:string-value="#DIV/0!" calcext:value-type="error">
            <text:p>#DIV/0!</text:p>
          </table:table-cell>
          <table:table-cell table:formula="of:=COUNTIF([Sheet1.D1001:Sheet1.D1001]; &quot;X&quot;)" office:value-type="float" office:value="0" calcext:value-type="float">
            <text:p>0</text:p>
          </table:table-cell>
          <table:table-cell office:value-type="string" calcext:value-type="string">
            <text:p>a work has writer Rod Serling (an entity of type agent)</text:p>
          </table:table-cell>
          <table:table-cell office:value-type="string" calcext:value-type="string">
            <text:p>a work has writer George Clayton Johnson (an entity of type artist)</text:p>
          </table:table-cell>
          <table:table-cell table:style-name="ce20" table:formula="of:=HYPERLINK(&quot;http://goo.gl/SSpilV&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musicComposer&quot;)" office:value-type="string" office:string-value="http://dbpedia.org/ontology/musicComposer" calcext:value-type="string">
            <text:p>http://dbpedia.org/ontology/musicComposer</text:p>
          </table:table-cell>
          <table:table-cell office:value-type="string" calcext:value-type="string">
            <text:p>musicComposer</text:p>
          </table:table-cell>
          <table:table-cell table:formula="of:=AVERAGE([Sheet1.C1002:Sheet1.C1002])" office:value-type="string" office:string-value="#DIV/0!" calcext:value-type="error">
            <text:p>#DIV/0!</text:p>
          </table:table-cell>
          <table:table-cell table:formula="of:=COUNTIF([Sheet1.D1002:Sheet1.D1002]; &quot;X&quot;)" office:value-type="float" office:value="0" calcext:value-type="float">
            <text:p>0</text:p>
          </table:table-cell>
          <table:table-cell office:value-type="string" calcext:value-type="string">
            <text:p>a movie has music composer Dave Grusin (an entity of type agent)</text:p>
          </table:table-cell>
          <table:table-cell office:value-type="string" calcext:value-type="string">
            <text:p>a movie has music composer J. Peter Robinson (an entity of type person)</text:p>
          </table:table-cell>
          <table:table-cell table:style-name="ce20" table:formula="of:=HYPERLINK(&quot;http://goo.gl/Hz63fD&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author&quot;)" office:value-type="string" office:string-value="http://dbpedia.org/property/author" calcext:value-type="string">
            <text:p>http://dbpedia.org/property/author</text:p>
          </table:table-cell>
          <table:table-cell office:value-type="string" calcext:value-type="string">
            <text:p>author</text:p>
          </table:table-cell>
          <table:table-cell table:formula="of:=AVERAGE([Sheet1.C1003:Sheet1.C1003])" office:value-type="string" office:string-value="#DIV/0!" calcext:value-type="error">
            <text:p>#DIV/0!</text:p>
          </table:table-cell>
          <table:table-cell table:formula="of:=COUNTIF([Sheet1.D1003:Sheet1.D1003]; &quot;X&quot;)" office:value-type="float" office:value="0" calcext:value-type="float">
            <text:p>0</text:p>
          </table:table-cell>
          <table:table-cell office:value-type="string" calcext:value-type="string">
            <text:p>a software has author ATI Technologies (an entity of type agent)</text:p>
          </table:table-cell>
          <table:table-cell office:value-type="string" calcext:value-type="string">
            <text:p>a work has author Booth Tarkington (an entity of type writer)</text:p>
          </table:table-cell>
          <table:table-cell table:style-name="ce20" table:formula="of:=HYPERLINK(&quot;http://goo.gl/d35iOa&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recordedBy&quot;)" office:value-type="string" office:string-value="http://dbpedia.org/property/recordedBy" calcext:value-type="string">
            <text:p>http://dbpedia.org/property/recordedBy</text:p>
          </table:table-cell>
          <table:table-cell office:value-type="string" calcext:value-type="string">
            <text:p>recordedBy</text:p>
          </table:table-cell>
          <table:table-cell table:formula="of:=AVERAGE([Sheet1.C1004:Sheet1.C1004])" office:value-type="string" office:string-value="#DIV/0!" calcext:value-type="error">
            <text:p>#DIV/0!</text:p>
          </table:table-cell>
          <table:table-cell table:formula="of:=COUNTIF([Sheet1.D1004:Sheet1.D1004]; &quot;X&quot;)" office:value-type="float" office:value="0" calcext:value-type="float">
            <text:p>0</text:p>
          </table:table-cell>
          <table:table-cell office:value-type="string" calcext:value-type="string">
            <text:p>a work has recorded by Patti Page (an entity of type agent)</text:p>
          </table:table-cell>
          <table:table-cell office:value-type="string" calcext:value-type="string">
            <text:p>a song has recorded by John Fahey (musician) (an entity of type agent)</text:p>
          </table:table-cell>
          <table:table-cell table:style-name="ce20" table:formula="of:=HYPERLINK(&quot;http://goo.gl/MWcKry&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writer(s)_&quot;)" office:value-type="string" office:string-value="http://dbpedia.org/property/writer(s)_" calcext:value-type="string">
            <text:p>http://dbpedia.org/property/writer(s)_</text:p>
          </table:table-cell>
          <table:table-cell office:value-type="string" calcext:value-type="string">
            <text:p>writer(s)_</text:p>
          </table:table-cell>
          <table:table-cell table:formula="of:=AVERAGE([Sheet1.C1005:Sheet1.C1005])" office:value-type="string" office:string-value="#DIV/0!" calcext:value-type="error">
            <text:p>#DIV/0!</text:p>
          </table:table-cell>
          <table:table-cell table:formula="of:=COUNTIF([Sheet1.D1005:Sheet1.D1005]; &quot;X&quot;)" office:value-type="float" office:value="0" calcext:value-type="float">
            <text:p>0</text:p>
          </table:table-cell>
          <table:table-cell table:number-columns-repeated="2"/>
          <table:table-cell table:style-name="ce20" table:formula="of:=HYPERLINK(&quot;http://goo.gl/AoGT2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author&quot;)" office:value-type="string" office:string-value="http://dbpedia.org/ontology/author" calcext:value-type="string">
            <text:p>http://dbpedia.org/ontology/author</text:p>
          </table:table-cell>
          <table:table-cell office:value-type="string" calcext:value-type="string">
            <text:p>author</text:p>
          </table:table-cell>
          <table:table-cell table:formula="of:=AVERAGE([Sheet1.C1006:Sheet1.C1006])" office:value-type="string" office:string-value="#DIV/0!" calcext:value-type="error">
            <text:p>#DIV/0!</text:p>
          </table:table-cell>
          <table:table-cell table:formula="of:=COUNTIF([Sheet1.D1006:Sheet1.D1006]; &quot;X&quot;)" office:value-type="float" office:value="0" calcext:value-type="float">
            <text:p>0</text:p>
          </table:table-cell>
          <table:table-cell office:value-type="string" calcext:value-type="string">
            <text:p>a book has author Edgar Allan Poe (an entity of type person)</text:p>
          </table:table-cell>
          <table:table-cell office:value-type="string" calcext:value-type="string">
            <text:p>a book has author Dan Brown (an entity of type person)</text:p>
          </table:table-cell>
          <table:table-cell table:style-name="ce20" table:formula="of:=HYPERLINK(&quot;http://goo.gl/VRYKW5&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composer&quot;)" office:value-type="string" office:string-value="http://dbpedia.org/ontology/composer" calcext:value-type="string">
            <text:p>http://dbpedia.org/ontology/composer</text:p>
          </table:table-cell>
          <table:table-cell office:value-type="string" calcext:value-type="string">
            <text:p>composer</text:p>
          </table:table-cell>
          <table:table-cell table:formula="of:=AVERAGE([Sheet1.C1007:Sheet1.C1007])" office:value-type="string" office:string-value="#DIV/0!" calcext:value-type="error">
            <text:p>#DIV/0!</text:p>
          </table:table-cell>
          <table:table-cell table:formula="of:=COUNTIF([Sheet1.D1007:Sheet1.D1007]; &quot;X&quot;)" office:value-type="float" office:value="0" calcext:value-type="float">
            <text:p>0</text:p>
          </table:table-cell>
          <table:table-cell office:value-type="string" calcext:value-type="string">
            <text:p>a software has composer Sean Murray (composer) (an entity of type person)</text:p>
          </table:table-cell>
          <table:table-cell office:value-type="string" calcext:value-type="string">
            <text:p>a software has composer Matt Uelmen (an entity of type agent)</text:p>
          </table:table-cell>
          <table:table-cell table:style-name="ce20" table:formula="of:=HYPERLINK(&quot;http://goo.gl/sb3t38&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omposer&quot;)" office:value-type="string" office:string-value="http://dbpedia.org/property/composer" calcext:value-type="string">
            <text:p>http://dbpedia.org/property/composer</text:p>
          </table:table-cell>
          <table:table-cell office:value-type="string" calcext:value-type="string">
            <text:p>composer</text:p>
          </table:table-cell>
          <table:table-cell table:formula="of:=AVERAGE([Sheet1.C1008:Sheet1.C1008])" office:value-type="string" office:string-value="#DIV/0!" calcext:value-type="error">
            <text:p>#DIV/0!</text:p>
          </table:table-cell>
          <table:table-cell table:formula="of:=COUNTIF([Sheet1.D1008:Sheet1.D1008]; &quot;X&quot;)" office:value-type="float" office:value="0" calcext:value-type="float">
            <text:p>0</text:p>
          </table:table-cell>
          <table:table-cell office:value-type="string" calcext:value-type="string">
            <text:p>a work has Composer Garry Schyman (an entity of type agent)</text:p>
          </table:table-cell>
          <table:table-cell office:value-type="string" calcext:value-type="string">
            <text:p>a work has Composer Stu Phillips (composer) (an entity of type person)</text:p>
          </table:table-cell>
          <table:table-cell table:style-name="ce20" table:formula="of:=HYPERLINK(&quot;http://goo.gl/Pf3NvB&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musicBy&quot;)" office:value-type="string" office:string-value="http://dbpedia.org/ontology/musicBy" calcext:value-type="string">
            <text:p>http://dbpedia.org/ontology/musicBy</text:p>
          </table:table-cell>
          <table:table-cell office:value-type="string" calcext:value-type="string">
            <text:p>musicBy</text:p>
          </table:table-cell>
          <table:table-cell table:formula="of:=AVERAGE([Sheet1.C1009:Sheet1.C1009])" office:value-type="string" office:string-value="#DIV/0!" calcext:value-type="error">
            <text:p>#DIV/0!</text:p>
          </table:table-cell>
          <table:table-cell table:formula="of:=COUNTIF([Sheet1.D1009:Sheet1.D1009]; &quot;X&quot;)" office:value-type="float" office:value="0" calcext:value-type="float">
            <text:p>0</text:p>
          </table:table-cell>
          <table:table-cell office:value-type="string" calcext:value-type="string">
            <text:p>a musical has music by Marc Shaiman (an entity of type agent)</text:p>
          </table:table-cell>
          <table:table-cell office:value-type="string" calcext:value-type="string">
            <text:p>a musical has music by Kurt Weill (an entity of type person)</text:p>
          </table:table-cell>
          <table:table-cell table:style-name="ce20" table:formula="of:=HYPERLINK(&quot;http://goo.gl/8UD3Ih&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bandName&quot;)" office:value-type="string" office:string-value="http://dbpedia.org/property/bandName" calcext:value-type="string">
            <text:p>http://dbpedia.org/property/bandName</text:p>
          </table:table-cell>
          <table:table-cell table:style-name="ce16" office:value-type="string" calcext:value-type="string">
            <text:p>bandName</text:p>
          </table:table-cell>
          <table:table-cell table:formula="of:=AVERAGE([Sheet1.C1010:Sheet1.C1010])" office:value-type="string" office:string-value="#DIV/0!" calcext:value-type="error">
            <text:p>#DIV/0!</text:p>
          </table:table-cell>
          <table:table-cell table:formula="of:=COUNTIF([Sheet1.D1010:Sheet1.D1010]; &quot;X&quot;)" office:value-type="float" office:value="0" calcext:value-type="float">
            <text:p>0</text:p>
          </table:table-cell>
          <table:table-cell table:style-name="ce16" office:value-type="string" calcext:value-type="string">
            <text:p>a Band has band name Penn State Blue Band</text:p>
          </table:table-cell>
          <table:table-cell table:style-name="ce16" office:value-type="string" calcext:value-type="string">
            <text:p>an agent has band name Tombs</text:p>
          </table:table-cell>
          <table:table-cell table:style-name="ce25" table:formula="of:=HYPERLINK(&quot;http://goo.gl/uRYxVu&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2125380335" calcext:value-type="float">
            <text:p>2125380335</text:p>
          </table:table-cell>
          <table:table-cell office:value-type="string" calcext:value-type="string">
            <text:p>musical instrument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Ancient civilizations</text:p>
          </table:table-cell>
          <table:table-cell table:style-name="ce13" office:value-type="string" calcext:value-type="string">
            <text:p>Ancient Rome</text:p>
          </table:table-cell>
          <table:table-cell table:style-name="ce13" office:value-type="string" calcext:value-type="string">
            <text:p>Arabia</text:p>
          </table:table-cell>
          <table:table-cell table:style-name="ce13" office:value-type="string" calcext:value-type="string">
            <text:p>Armenia</text:p>
          </table:table-cell>
          <table:table-cell table:style-name="ce13" office:value-type="string" calcext:value-type="string">
            <text:p>Australia</text:p>
          </table:table-cell>
          <table:table-cell table:style-name="ce13"/>
          <table:table-cell table:style-name="ce22"/>
          <table:table-cell table:number-columns-repeated="1017"/>
        </table:table-row>
        <table:table-row table:style-name="ro1">
          <table:table-cell table:style-name="ce5" office:value-type="string" calcext:value-type="string">
            <text:p>Azerbaijan</text:p>
          </table:table-cell>
          <table:table-cell table:style-name="ce13" office:value-type="string" calcext:value-type="string">
            <text:p>Azerbaijan, Iran</text:p>
          </table:table-cell>
          <table:table-cell table:style-name="ce13" office:value-type="string" calcext:value-type="string">
            <text:p>Balkans, Southeast Europe</text:p>
          </table:table-cell>
          <table:table-cell table:style-name="ce13" office:value-type="string" calcext:value-type="string">
            <text:p>Belgium</text:p>
          </table:table-cell>
          <table:table-cell table:style-name="ce13" office:value-type="string" calcext:value-type="string">
            <text:p>Bolivia</text:p>
          </table:table-cell>
          <table:table-cell table:style-name="ce13"/>
          <table:table-cell table:style-name="ce22"/>
          <table:table-cell table:number-columns-repeated="1017"/>
        </table:table-row>
        <table:table-row table:style-name="ro1">
          <table:table-cell table:style-name="ce5" office:value-type="string" calcext:value-type="string">
            <text:p>Cambodia</text:p>
          </table:table-cell>
          <table:table-cell table:style-name="ce13" office:value-type="string" calcext:value-type="string">
            <text:p>Canada</text:p>
          </table:table-cell>
          <table:table-cell table:style-name="ce13" office:value-type="string" calcext:value-type="string">
            <text:p>Catalonia</text:p>
          </table:table-cell>
          <table:table-cell table:style-name="ce13" office:value-type="string" calcext:value-type="string">
            <text:p>Celtic</text:p>
          </table:table-cell>
          <table:table-cell table:style-name="ce13" office:value-type="string" calcext:value-type="string">
            <text:p>Central Europe</text:p>
          </table:table-cell>
          <table:table-cell table:style-name="ce13"/>
          <table:table-cell table:style-name="ce22"/>
          <table:table-cell table:number-columns-repeated="1017"/>
        </table:table-row>
        <table:table-row table:style-name="ro1">
          <table:table-cell table:style-name="ce5" office:value-type="string" calcext:value-type="string">
            <text:p>China</text:p>
          </table:table-cell>
          <table:table-cell table:style-name="ce13" office:value-type="string" calcext:value-type="string">
            <text:p>Croatia</text:p>
          </table:table-cell>
          <table:table-cell table:style-name="ce13" office:value-type="string" calcext:value-type="string">
            <text:p>Cuba</text:p>
          </table:table-cell>
          <table:table-cell table:style-name="ce13" office:value-type="string" calcext:value-type="string">
            <text:p>England</text:p>
          </table:table-cell>
          <table:table-cell table:style-name="ce13" office:value-type="string" calcext:value-type="string">
            <text:p>Ethiopia</text:p>
          </table:table-cell>
          <table:table-cell table:style-name="ce13"/>
          <table:table-cell table:style-name="ce22"/>
          <table:table-cell table:number-columns-repeated="1017"/>
        </table:table-row>
        <table:table-row table:style-name="ro1">
          <table:table-cell table:style-name="ce5" office:value-type="string" calcext:value-type="string">
            <text:p>Etruscan</text:p>
          </table:table-cell>
          <table:table-cell table:style-name="ce13" office:value-type="string" calcext:value-type="string">
            <text:p>Europe</text:p>
          </table:table-cell>
          <table:table-cell table:style-name="ce13" office:value-type="string" calcext:value-type="string">
            <text:p>France</text:p>
          </table:table-cell>
          <table:table-cell table:style-name="ce13" office:value-type="string" calcext:value-type="string">
            <text:p>Germany</text:p>
          </table:table-cell>
          <table:table-cell table:style-name="ce13" office:value-type="string" calcext:value-type="string">
            <text:p>Ghana</text:p>
          </table:table-cell>
          <table:table-cell table:style-name="ce13"/>
          <table:table-cell table:style-name="ce22"/>
          <table:table-cell table:number-columns-repeated="1017"/>
        </table:table-row>
        <table:table-row table:style-name="ro1">
          <table:table-cell table:style-name="ce5" office:value-type="string" calcext:value-type="string">
            <text:p>Greece</text:p>
          </table:table-cell>
          <table:table-cell table:style-name="ce13" office:value-type="string" calcext:value-type="string">
            <text:p>Hawaii</text:p>
          </table:table-cell>
          <table:table-cell table:style-name="ce13" office:value-type="string" calcext:value-type="string">
            <text:p>India</text:p>
          </table:table-cell>
          <table:table-cell table:style-name="ce13" office:value-type="string" calcext:value-type="string">
            <text:p>Indonesia/Philippines</text:p>
          </table:table-cell>
          <table:table-cell table:style-name="ce13" office:value-type="string" calcext:value-type="string">
            <text:p>Iran</text:p>
          </table:table-cell>
          <table:table-cell table:style-name="ce13"/>
          <table:table-cell table:style-name="ce22"/>
          <table:table-cell table:number-columns-repeated="1017"/>
        </table:table-row>
        <table:table-row table:style-name="ro1">
          <table:table-cell table:style-name="ce5" office:value-type="string" calcext:value-type="string">
            <text:p>Ireland</text:p>
          </table:table-cell>
          <table:table-cell table:style-name="ce13" office:value-type="string" calcext:value-type="string">
            <text:p>Italy</text:p>
          </table:table-cell>
          <table:table-cell table:style-name="ce13" office:value-type="string" calcext:value-type="string">
            <text:p>Japan</text:p>
          </table:table-cell>
          <table:table-cell table:style-name="ce13" office:value-type="string" calcext:value-type="string">
            <text:p>Korea</text:p>
          </table:table-cell>
          <table:table-cell table:style-name="ce13" office:value-type="string" calcext:value-type="string">
            <text:p>Laos</text:p>
          </table:table-cell>
          <table:table-cell table:style-name="ce13"/>
          <table:table-cell table:style-name="ce22"/>
          <table:table-cell table:number-columns-repeated="1017"/>
        </table:table-row>
        <table:table-row table:style-name="ro4">
          <table:table-cell table:style-name="ce5" office:value-type="string" calcext:value-type="string">
            <text:p>Latin America</text:p>
          </table:table-cell>
          <table:table-cell table:style-name="ce13" office:value-type="string" calcext:value-type="string">
            <text:p>Lithuania</text:p>
          </table:table-cell>
          <table:table-cell table:style-name="ce13" office:value-type="string" calcext:value-type="string">
            <text:p>Madagascar</text:p>
          </table:table-cell>
          <table:table-cell table:style-name="ce13" office:value-type="string" calcext:value-type="string">
            <text:p>New Zealand</text:p>
          </table:table-cell>
          <table:table-cell table:style-name="ce13" office:value-type="string" calcext:value-type="string">
            <text:p>North America</text:p>
          </table:table-cell>
          <table:table-cell table:style-name="ce13"/>
          <table:table-cell table:style-name="ce22"/>
          <table:table-cell table:number-columns-repeated="1017"/>
        </table:table-row>
        <table:table-row table:style-name="ro1">
          <table:table-cell table:style-name="ce5" office:value-type="string" calcext:value-type="string">
            <text:p>Northern Africa</text:p>
          </table:table-cell>
          <table:table-cell table:style-name="ce13" office:value-type="string" calcext:value-type="string">
            <text:p>North India</text:p>
          </table:table-cell>
          <table:table-cell table:style-name="ce13" office:value-type="string" calcext:value-type="string">
            <text:p>Peru</text:p>
          </table:table-cell>
          <table:table-cell table:style-name="ce13" office:value-type="string" calcext:value-type="string">
            <text:p>Philippines</text:p>
          </table:table-cell>
          <table:table-cell table:style-name="ce13" office:value-type="string" calcext:value-type="string">
            <text:p>Polynesia</text:p>
          </table:table-cell>
          <table:table-cell table:style-name="ce13"/>
          <table:table-cell table:style-name="ce22"/>
          <table:table-cell table:number-columns-repeated="1017"/>
        </table:table-row>
        <table:table-row table:style-name="ro1">
          <table:table-cell table:style-name="ce5" office:value-type="string" calcext:value-type="string">
            <text:p>Polynesia, Africa, East Asia</text:p>
          </table:table-cell>
          <table:table-cell table:style-name="ce13" office:value-type="string" calcext:value-type="string">
            <text:p>Rome</text:p>
          </table:table-cell>
          <table:table-cell table:style-name="ce13" office:value-type="string" calcext:value-type="string">
            <text:p>Russia</text:p>
          </table:table-cell>
          <table:table-cell table:style-name="ce13" office:value-type="string" calcext:value-type="string">
            <text:p>Sardinia</text:p>
          </table:table-cell>
          <table:table-cell table:style-name="ce13" office:value-type="string" calcext:value-type="string">
            <text:p>Scandinavia</text:p>
          </table:table-cell>
          <table:table-cell table:style-name="ce13"/>
          <table:table-cell table:style-name="ce22"/>
          <table:table-cell table:number-columns-repeated="1017"/>
        </table:table-row>
        <table:table-row table:style-name="ro1">
          <table:table-cell table:style-name="ce5" office:value-type="string" calcext:value-type="string">
            <text:p>Sicily</text:p>
          </table:table-cell>
          <table:table-cell table:style-name="ce13" office:value-type="string" calcext:value-type="string">
            <text:p>Slovakia</text:p>
          </table:table-cell>
          <table:table-cell table:style-name="ce13" office:value-type="string" calcext:value-type="string">
            <text:p>South Africa</text:p>
          </table:table-cell>
          <table:table-cell table:style-name="ce13" office:value-type="string" calcext:value-type="string">
            <text:p>South-Africa</text:p>
          </table:table-cell>
          <table:table-cell table:style-name="ce13" office:value-type="string" calcext:value-type="string">
            <text:p>South America</text:p>
          </table:table-cell>
          <table:table-cell table:style-name="ce13"/>
          <table:table-cell table:style-name="ce22"/>
          <table:table-cell table:number-columns-repeated="1017"/>
        </table:table-row>
        <table:table-row table:style-name="ro1">
          <table:table-cell table:style-name="ce5" office:value-type="string" calcext:value-type="string">
            <text:p>South India</text:p>
          </table:table-cell>
          <table:table-cell table:style-name="ce13" office:value-type="string" calcext:value-type="string">
            <text:p>Spain</text:p>
          </table:table-cell>
          <table:table-cell table:style-name="ce13" office:value-type="string" calcext:value-type="string">
            <text:p>Switzerland</text:p>
          </table:table-cell>
          <table:table-cell table:style-name="ce13" office:value-type="string" calcext:value-type="string">
            <text:p>Thailand</text:p>
          </table:table-cell>
          <table:table-cell table:style-name="ce13" office:value-type="string" calcext:value-type="string">
            <text:p>Tibet</text:p>
          </table:table-cell>
          <table:table-cell table:style-name="ce13"/>
          <table:table-cell table:style-name="ce22"/>
          <table:table-cell table:number-columns-repeated="1017"/>
        </table:table-row>
        <table:table-row table:style-name="ro1">
          <table:table-cell table:style-name="ce5" office:value-type="string" calcext:value-type="string">
            <text:p>Turkey</text:p>
          </table:table-cell>
          <table:table-cell table:style-name="ce13" office:value-type="string" calcext:value-type="string">
            <text:p>US</text:p>
          </table:table-cell>
          <table:table-cell table:style-name="ce13" office:value-type="string" calcext:value-type="string">
            <text:p>Vietnam</text:p>
          </table:table-cell>
          <table:table-cell table:style-name="ce13" office:value-type="string" calcext:value-type="string">
            <text:p>Western Europe</text:p>
          </table:table-cell>
          <table:table-cell table:style-name="ce13" office:value-type="string" calcext:value-type="string">
            <text:p>Western Europe/North America</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origin&quot;)" office:value-type="string" office:string-value="http://dbpedia.org/property/origin" calcext:value-type="string">
            <text:p>http://dbpedia.org/property/origin</text:p>
          </table:table-cell>
          <table:table-cell office:value-type="string" calcext:value-type="string">
            <text:p>origin</text:p>
          </table:table-cell>
          <table:table-cell table:formula="of:=AVERAGE([Sheet1.C1030:Sheet1.C1030])" office:value-type="string" office:string-value="#DIV/0!" calcext:value-type="error">
            <text:p>#DIV/0!</text:p>
          </table:table-cell>
          <table:table-cell table:formula="of:=COUNTIF([Sheet1.D1030:Sheet1.D1030]; &quot;X&quot;)" office:value-type="float" office:value="0" calcext:value-type="float">
            <text:p>0</text:p>
          </table:table-cell>
          <table:table-cell office:value-type="string" calcext:value-type="string">
            <text:p>a Band has origin Chicago (an entity of type populated place)</text:p>
          </table:table-cell>
          <table:table-cell office:value-type="string" calcext:value-type="string">
            <text:p>a Band has origin Omaha, Nebraska (an entity of type place)</text:p>
          </table:table-cell>
          <table:table-cell table:style-name="ce20" table:formula="of:=HYPERLINK(&quot;http://goo.gl/Hgu838&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hometown&quot;)" office:value-type="string" office:string-value="http://dbpedia.org/ontology/hometown" calcext:value-type="string">
            <text:p>http://dbpedia.org/ontology/hometown</text:p>
          </table:table-cell>
          <table:table-cell office:value-type="string" calcext:value-type="string">
            <text:p>hometown</text:p>
          </table:table-cell>
          <table:table-cell table:formula="of:=AVERAGE([Sheet1.C1031:Sheet1.C1031])" office:value-type="string" office:string-value="#DIV/0!" calcext:value-type="error">
            <text:p>#DIV/0!</text:p>
          </table:table-cell>
          <table:table-cell table:formula="of:=COUNTIF([Sheet1.D1031:Sheet1.D1031]; &quot;X&quot;)" office:value-type="float" office:value="0" calcext:value-type="float">
            <text:p>0</text:p>
          </table:table-cell>
          <table:table-cell office:value-type="string" calcext:value-type="string">
            <text:p>an organisation has home town Chicago (an entity of type municipality)</text:p>
          </table:table-cell>
          <table:table-cell office:value-type="string" calcext:value-type="string">
            <text:p>an agent has home town California (an entity of type populated place)</text:p>
          </table:table-cell>
          <table:table-cell table:style-name="ce20" table:formula="of:=HYPERLINK(&quot;http://goo.gl/XOt5hL&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tradition&quot;)" office:value-type="string" office:string-value="http://dbpedia.org/property/tradition" calcext:value-type="string">
            <text:p>http://dbpedia.org/property/tradition</text:p>
          </table:table-cell>
          <table:table-cell office:value-type="string" calcext:value-type="string">
            <text:p>tradition</text:p>
          </table:table-cell>
          <table:table-cell table:formula="of:=AVERAGE([Sheet1.C1032:Sheet1.C1032])" office:value-type="string" office:string-value="#DIV/0!" calcext:value-type="error">
            <text:p>#DIV/0!</text:p>
          </table:table-cell>
          <table:table-cell table:formula="of:=COUNTIF([Sheet1.D1032:Sheet1.D1032]; &quot;X&quot;)" office:value-type="float" office:value="0" calcext:value-type="float">
            <text:p>0</text:p>
          </table:table-cell>
          <table:table-cell office:value-type="string" calcext:value-type="string">
            <text:p>a place has tradition Evangelical</text:p>
          </table:table-cell>
          <table:table-cell office:value-type="string" calcext:value-type="string">
            <text:p>a person has tradition Mysticism</text:p>
          </table:table-cell>
          <table:table-cell table:style-name="ce20" table:formula="of:=HYPERLINK(&quot;http://goo.gl/LlvrMP&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ountry&quot;)" office:value-type="string" office:string-value="http://dbpedia.org/property/country" calcext:value-type="string">
            <text:p>http://dbpedia.org/property/country</text:p>
          </table:table-cell>
          <table:table-cell office:value-type="string" calcext:value-type="string">
            <text:p>country</text:p>
          </table:table-cell>
          <table:table-cell table:formula="of:=AVERAGE([Sheet1.C1033:Sheet1.C1033])" office:value-type="string" office:string-value="#DIV/0!" calcext:value-type="error">
            <text:p>#DIV/0!</text:p>
          </table:table-cell>
          <table:table-cell table:formula="of:=COUNTIF([Sheet1.D1033:Sheet1.D1033]; &quot;X&quot;)" office:value-type="float" office:value="0" calcext:value-type="float">
            <text:p>0</text:p>
          </table:table-cell>
          <table:table-cell office:value-type="string" calcext:value-type="string">
            <text:p>a movie has country United States ; Germany</text:p>
          </table:table-cell>
          <table:table-cell office:value-type="string" calcext:value-type="string">
            <text:p>a Grand Prix has country Canada</text:p>
          </table:table-cell>
          <table:table-cell table:style-name="ce20" table:formula="of:=HYPERLINK(&quot;http://goo.gl/4OKNh3&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country&quot;)" office:value-type="string" office:string-value="http://dbpedia.org/ontology/country" calcext:value-type="string">
            <text:p>http://dbpedia.org/ontology/country</text:p>
          </table:table-cell>
          <table:table-cell office:value-type="string" calcext:value-type="string">
            <text:p>country</text:p>
          </table:table-cell>
          <table:table-cell table:formula="of:=AVERAGE([Sheet1.C1034:Sheet1.C1034])" office:value-type="string" office:string-value="#DIV/0!" calcext:value-type="error">
            <text:p>#DIV/0!</text:p>
          </table:table-cell>
          <table:table-cell table:formula="of:=COUNTIF([Sheet1.D1034:Sheet1.D1034]; &quot;X&quot;)" office:value-type="float" office:value="0" calcext:value-type="float">
            <text:p>0</text:p>
          </table:table-cell>
          <table:table-cell office:value-type="string" calcext:value-type="string">
            <text:p>a lake has country Czech Republic (an entity of type populated place)</text:p>
          </table:table-cell>
          <table:table-cell office:value-type="string" calcext:value-type="string">
            <text:p>a populated place has country Sweden (an entity of type place)</text:p>
          </table:table-cell>
          <table:table-cell table:style-name="ce20" table:formula="of:=HYPERLINK(&quot;http://goo.gl/UwgP5r&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region&quot;)" office:value-type="string" office:string-value="http://dbpedia.org/property/region" calcext:value-type="string">
            <text:p>http://dbpedia.org/property/region</text:p>
          </table:table-cell>
          <table:table-cell office:value-type="string" calcext:value-type="string">
            <text:p>region</text:p>
          </table:table-cell>
          <table:table-cell table:formula="of:=AVERAGE([Sheet1.C1035:Sheet1.C1035])" office:value-type="string" office:string-value="#DIV/0!" calcext:value-type="error">
            <text:p>#DIV/0!</text:p>
          </table:table-cell>
          <table:table-cell table:formula="of:=COUNTIF([Sheet1.D1035:Sheet1.D1035]; &quot;X&quot;)" office:value-type="float" office:value="0" calcext:value-type="float">
            <text:p>0</text:p>
          </table:table-cell>
          <table:table-cell office:value-type="string" calcext:value-type="string">
            <text:p>a place has region Picardie</text:p>
          </table:table-cell>
          <table:table-cell office:value-type="string" calcext:value-type="string">
            <text:p>a place has region J%C3%A4mtland (an entity of type populated place)</text:p>
          </table:table-cell>
          <table:table-cell table:style-name="ce20" table:formula="of:=HYPERLINK(&quot;http://goo.gl/TAHZjJ&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ulturalOrigins&quot;)" office:value-type="string" office:string-value="http://dbpedia.org/property/culturalOrigins" calcext:value-type="string">
            <text:p>http://dbpedia.org/property/culturalOrigins</text:p>
          </table:table-cell>
          <table:table-cell office:value-type="string" calcext:value-type="string">
            <text:p>culturalOrigins</text:p>
          </table:table-cell>
          <table:table-cell table:formula="of:=AVERAGE([Sheet1.C1036:Sheet1.C1036])" office:value-type="string" office:string-value="#DIV/0!" calcext:value-type="error">
            <text:p>#DIV/0!</text:p>
          </table:table-cell>
          <table:table-cell table:formula="of:=COUNTIF([Sheet1.D1036:Sheet1.D1036]; &quot;X&quot;)" office:value-type="float" office:value="0" calcext:value-type="float">
            <text:p>0</text:p>
          </table:table-cell>
          <table:table-cell office:value-type="string" calcext:value-type="string">
            <text:p>a genre has cultural origins Brazil (an entity of type country)</text:p>
          </table:table-cell>
          <table:table-cell office:value-type="string" calcext:value-type="string">
            <text:p>a topical concept has cultural origins Goa (an entity of type municipality)</text:p>
          </table:table-cell>
          <table:table-cell table:style-name="ce20" table:formula="of:=HYPERLINK(&quot;http://goo.gl/zJEg3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thnicity&quot;)" office:value-type="string" office:string-value="http://dbpedia.org/property/ethnicity" calcext:value-type="string">
            <text:p>http://dbpedia.org/property/ethnicity</text:p>
          </table:table-cell>
          <table:table-cell office:value-type="string" calcext:value-type="string">
            <text:p>ethnicity</text:p>
          </table:table-cell>
          <table:table-cell table:formula="of:=AVERAGE([Sheet1.C1037:Sheet1.C1037])" office:value-type="string" office:string-value="#DIV/0!" calcext:value-type="error">
            <text:p>#DIV/0!</text:p>
          </table:table-cell>
          <table:table-cell table:formula="of:=COUNTIF([Sheet1.D1037:Sheet1.D1037]; &quot;X&quot;)" office:value-type="float" office:value="0" calcext:value-type="float">
            <text:p>0</text:p>
          </table:table-cell>
          <table:table-cell office:value-type="string" calcext:value-type="string">
            <text:p>a scientist has ethnicity African American (an entity of type populated place)</text:p>
          </table:table-cell>
          <table:table-cell office:value-type="string" calcext:value-type="string">
            <text:p>a scientist has ethnicity Jews (an entity of type populated place)</text:p>
          </table:table-cell>
          <table:table-cell table:style-name="ce20" table:formula="of:=HYPERLINK(&quot;http://goo.gl/Sp5sgj&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ountries&quot;)" office:value-type="string" office:string-value="http://dbpedia.org/property/countries" calcext:value-type="string">
            <text:p>http://dbpedia.org/property/countries</text:p>
          </table:table-cell>
          <table:table-cell office:value-type="string" calcext:value-type="string">
            <text:p>countries</text:p>
          </table:table-cell>
          <table:table-cell table:formula="of:=AVERAGE([Sheet1.C1038:Sheet1.C1038])" office:value-type="string" office:string-value="#DIV/0!" calcext:value-type="error">
            <text:p>#DIV/0!</text:p>
          </table:table-cell>
          <table:table-cell table:formula="of:=COUNTIF([Sheet1.D1038:Sheet1.D1038]; &quot;X&quot;)" office:value-type="float" office:value="0" calcext:value-type="float">
            <text:p>0</text:p>
          </table:table-cell>
          <table:table-cell office:value-type="string" calcext:value-type="string">
            <text:p>an infrastructure has countries Slovenia (an entity of type populated place)</text:p>
          </table:table-cell>
          <table:table-cell office:value-type="string" calcext:value-type="string">
            <text:p>an infrastructure has countries Montenegro (an entity of type populated place)</text:p>
          </table:table-cell>
          <table:table-cell table:style-name="ce20" table:formula="of:=HYPERLINK(&quot;http://goo.gl/yL4kqO&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origins&quot;)" office:value-type="string" office:string-value="http://dbpedia.org/property/origins" calcext:value-type="string">
            <text:p>http://dbpedia.org/property/origins</text:p>
          </table:table-cell>
          <table:table-cell office:value-type="string" calcext:value-type="string">
            <text:p>origins</text:p>
          </table:table-cell>
          <table:table-cell table:formula="of:=AVERAGE([Sheet1.C1039:Sheet1.C1039])" office:value-type="string" office:string-value="#DIV/0!" calcext:value-type="error">
            <text:p>#DIV/0!</text:p>
          </table:table-cell>
          <table:table-cell table:formula="of:=COUNTIF([Sheet1.D1039:Sheet1.D1039]; &quot;X&quot;)" office:value-type="float" office:value="0" calcext:value-type="float">
            <text:p>0</text:p>
          </table:table-cell>
          <table:table-cell office:value-type="string" calcext:value-type="string">
            <text:p>an organisation has origins Founded following the death by suicide of the Weyrauch's 34-year-old daughter, Terri.</text:p>
          </table:table-cell>
          <table:table-cell office:value-type="string" calcext:value-type="string">
            <text:p>an agent has origins Name changed in 1938 from the Sapirstein Greeting Card Company to American Greetings Publishers; went public in 1952.</text:p>
          </table:table-cell>
          <table:table-cell table:style-name="ce20" table:formula="of:=HYPERLINK(&quot;http://goo.gl/9XGQQz&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locations&quot;)" office:value-type="string" office:string-value="http://dbpedia.org/property/locations" calcext:value-type="string">
            <text:p>http://dbpedia.org/property/locations</text:p>
          </table:table-cell>
          <table:table-cell office:value-type="string" calcext:value-type="string">
            <text:p>locations</text:p>
          </table:table-cell>
          <table:table-cell table:formula="of:=AVERAGE([Sheet1.C1040:Sheet1.C1040])" office:value-type="string" office:string-value="#DIV/0!" calcext:value-type="error">
            <text:p>#DIV/0!</text:p>
          </table:table-cell>
          <table:table-cell table:formula="of:=COUNTIF([Sheet1.D1040:Sheet1.D1040]; &quot;X&quot;)" office:value-type="float" office:value="0" calcext:value-type="float">
            <text:p>0</text:p>
          </table:table-cell>
          <table:table-cell office:value-type="string" calcext:value-type="string">
            <text:p>an agent has locations Pomigliano d'Arco (an entity of type populated place)</text:p>
          </table:table-cell>
          <table:table-cell office:value-type="string" calcext:value-type="string">
            <text:p>a company has locations Pomigliano d'Arco (an entity of type municipality)</text:p>
          </table:table-cell>
          <table:table-cell table:style-name="ce20" table:formula="of:=HYPERLINK(&quot;http://goo.gl/v6HgMK&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regions&quot;)" office:value-type="string" office:string-value="http://dbpedia.org/property/regions" calcext:value-type="string">
            <text:p>http://dbpedia.org/property/regions</text:p>
          </table:table-cell>
          <table:table-cell table:style-name="ce16" office:value-type="string" calcext:value-type="string">
            <text:p>regions</text:p>
          </table:table-cell>
          <table:table-cell table:formula="of:=AVERAGE([Sheet1.C1041:Sheet1.C1041])" office:value-type="string" office:string-value="#DIV/0!" calcext:value-type="error">
            <text:p>#DIV/0!</text:p>
          </table:table-cell>
          <table:table-cell table:formula="of:=COUNTIF([Sheet1.D1041:Sheet1.D1041]; &quot;X&quot;)" office:value-type="float" office:value="0" calcext:value-type="float">
            <text:p>0</text:p>
          </table:table-cell>
          <table:table-cell table:style-name="ce16" office:value-type="string" calcext:value-type="string">
            <text:p>a species has regions Kingdom of W%C3%BCrttemberg (an entity of type country)</text:p>
          </table:table-cell>
          <table:table-cell table:style-name="ce16" office:value-type="string" calcext:value-type="string">
            <text:p>a flowering plant has regions Champagne (wine region) (an entity of type place)</text:p>
          </table:table-cell>
          <table:table-cell table:style-name="ce25" table:formula="of:=HYPERLINK(&quot;http://goo.gl/iZEK3H&quot;;&quot;View More&quot;)" office:value-type="string" office:string-value="View More" calcext:value-type="string">
            <text:p>View More</text:p>
          </table:table-cell>
          <table:table-cell table:number-columns-repeated="1017"/>
        </table:table-row>
        <table:table-row table:style-name="ro1">
          <table:table-cell table:style-name="ce10"/>
          <table:table-cell table:number-columns-repeated="5"/>
          <table:table-cell table:style-name="ce10"/>
          <table:table-cell table:number-columns-repeated="1017"/>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568257892" calcext:value-type="float">
            <text:p>1568257892</text:p>
          </table:table-cell>
          <table:table-cell office:value-type="string" calcext:value-type="string">
            <text:p>politician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Democratic</text:p>
          </table:table-cell>
          <table:table-cell table:style-name="ce13" office:value-type="string" calcext:value-type="string">
            <text:p>Democratic-Republican</text:p>
          </table:table-cell>
          <table:table-cell table:style-name="ce13" office:value-type="string" calcext:value-type="string">
            <text:p>Federalist</text:p>
          </table:table-cell>
          <table:table-cell table:style-name="ce13" office:value-type="string" calcext:value-type="string">
            <text:p>Independent</text:p>
          </table:table-cell>
          <table:table-cell table:style-name="ce13" office:value-type="string" calcext:value-type="string">
            <text:p>National Union</text:p>
          </table:table-cell>
          <table:table-cell table:style-name="ce13"/>
          <table:table-cell table:style-name="ce22"/>
          <table:table-cell table:number-columns-repeated="1017"/>
        </table:table-row>
        <table:table-row table:style-name="ro1">
          <table:table-cell table:style-name="ce5" office:value-type="string" calcext:value-type="string">
            <text:p>Republican</text:p>
          </table:table-cell>
          <table:table-cell table:style-name="ce13" office:value-type="string" calcext:value-type="string">
            <text:p>Whig</text:p>
          </table:table-cell>
          <table:table-cell table:style-name="ce13" table:number-columns-repeated="4"/>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4">
          <table:table-cell table:style-name="ce8" table:formula="of:=HYPERLINK(&quot;http://dbpedia.org/property/party&quot;)" office:value-type="string" office:string-value="http://dbpedia.org/property/party" calcext:value-type="string">
            <text:p>http://dbpedia.org/property/party</text:p>
          </table:table-cell>
          <table:table-cell office:value-type="string" calcext:value-type="string">
            <text:p>party</text:p>
          </table:table-cell>
          <table:table-cell table:formula="of:=AVERAGE([Sheet1.C1050:Sheet1.C1050])" office:value-type="string" office:string-value="#DIV/0!" calcext:value-type="error">
            <text:p>#DIV/0!</text:p>
          </table:table-cell>
          <table:table-cell table:formula="of:=COUNTIF([Sheet1.D1050:Sheet1.D1050]; &quot;X&quot;)" office:value-type="float" office:value="0" calcext:value-type="float">
            <text:p>0</text:p>
          </table:table-cell>
          <table:table-cell office:value-type="string" calcext:value-type="string">
            <text:p>a person has party National Advancement Party (an entity of type organisation)</text:p>
          </table:table-cell>
          <table:table-cell office:value-type="string" calcext:value-type="string">
            <text:p>a person has party National Advancement Party (an entity of type agent)</text:p>
          </table:table-cell>
          <table:table-cell table:style-name="ce20" table:formula="of:=HYPERLINK(&quot;http://goo.gl/289m4V&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party&quot;)" office:value-type="string" office:string-value="http://dbpedia.org/ontology/party" calcext:value-type="string">
            <text:p>http://dbpedia.org/ontology/party</text:p>
          </table:table-cell>
          <table:table-cell office:value-type="string" calcext:value-type="string">
            <text:p>party</text:p>
          </table:table-cell>
          <table:table-cell table:formula="of:=AVERAGE([Sheet1.C1051:Sheet1.C1051])" office:value-type="string" office:string-value="#DIV/0!" calcext:value-type="error">
            <text:p>#DIV/0!</text:p>
          </table:table-cell>
          <table:table-cell table:formula="of:=COUNTIF([Sheet1.D1051:Sheet1.D1051]; &quot;X&quot;)" office:value-type="float" office:value="0" calcext:value-type="float">
            <text:p>0</text:p>
          </table:table-cell>
          <table:table-cell office:value-type="string" calcext:value-type="string">
            <text:p>a president has party E'tedalion Party (an entity of type agent)</text:p>
          </table:table-cell>
          <table:table-cell office:value-type="string" calcext:value-type="string">
            <text:p>an agent has party Democratic-Republican Party (an entity of type agent)</text:p>
          </table:table-cell>
          <table:table-cell table:style-name="ce20" table:formula="of:=HYPERLINK(&quot;http://goo.gl/V2hqJ1&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otherParty&quot;)" office:value-type="string" office:string-value="http://dbpedia.org/ontology/otherParty" calcext:value-type="string">
            <text:p>http://dbpedia.org/ontology/otherParty</text:p>
          </table:table-cell>
          <table:table-cell office:value-type="string" calcext:value-type="string">
            <text:p>otherParty</text:p>
          </table:table-cell>
          <table:table-cell table:formula="of:=AVERAGE([Sheet1.C1052:Sheet1.C1052])" office:value-type="string" office:string-value="#DIV/0!" calcext:value-type="error">
            <text:p>#DIV/0!</text:p>
          </table:table-cell>
          <table:table-cell table:formula="of:=COUNTIF([Sheet1.D1052:Sheet1.D1052]; &quot;X&quot;)" office:value-type="float" office:value="0" calcext:value-type="float">
            <text:p>0</text:p>
          </table:table-cell>
          <table:table-cell office:value-type="string" calcext:value-type="string">
            <text:p>a politician has other party Conservative Party of Canada (an entity of type agent)</text:p>
          </table:table-cell>
          <table:table-cell office:value-type="string" calcext:value-type="string">
            <text:p>an agent has other party Union of Right Forces (an entity of type organisation)</text:p>
          </table:table-cell>
          <table:table-cell table:style-name="ce20" table:formula="of:=HYPERLINK(&quot;http://goo.gl/g14SHM&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otherparty&quot;)" office:value-type="string" office:string-value="http://dbpedia.org/property/otherparty" calcext:value-type="string">
            <text:p>http://dbpedia.org/property/otherparty</text:p>
          </table:table-cell>
          <table:table-cell office:value-type="string" calcext:value-type="string">
            <text:p>otherparty</text:p>
          </table:table-cell>
          <table:table-cell table:formula="of:=AVERAGE([Sheet1.C1053:Sheet1.C1053])" office:value-type="string" office:string-value="#DIV/0!" calcext:value-type="error">
            <text:p>#DIV/0!</text:p>
          </table:table-cell>
          <table:table-cell table:formula="of:=COUNTIF([Sheet1.D1053:Sheet1.D1053]; &quot;X&quot;)" office:value-type="float" office:value="0" calcext:value-type="float">
            <text:p>0</text:p>
          </table:table-cell>
          <table:table-cell office:value-type="string" calcext:value-type="string">
            <text:p>an office holder has otherparty Political Party of Radicals (an entity of type political party)</text:p>
          </table:table-cell>
          <table:table-cell office:value-type="string" calcext:value-type="string">
            <text:p>an agent has otherparty Romanian Social Democratic Party (defunct) (an entity of type agent)</text:p>
          </table:table-cell>
          <table:table-cell table:style-name="ce20" table:formula="of:=HYPERLINK(&quot;http://goo.gl/E1anuV&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ideology&quot;)" office:value-type="string" office:string-value="http://dbpedia.org/ontology/ideology" calcext:value-type="string">
            <text:p>http://dbpedia.org/ontology/ideology</text:p>
          </table:table-cell>
          <table:table-cell office:value-type="string" calcext:value-type="string">
            <text:p>ideology</text:p>
          </table:table-cell>
          <table:table-cell table:formula="of:=AVERAGE([Sheet1.C1054:Sheet1.C1054])" office:value-type="string" office:string-value="#DIV/0!" calcext:value-type="error">
            <text:p>#DIV/0!</text:p>
          </table:table-cell>
          <table:table-cell table:formula="of:=COUNTIF([Sheet1.D1054:Sheet1.D1054]; &quot;X&quot;)" office:value-type="float" office:value="0" calcext:value-type="float">
            <text:p>0</text:p>
          </table:table-cell>
          <table:table-cell office:value-type="string" calcext:value-type="string">
            <text:p>an organisation has ideology Liberalism</text:p>
          </table:table-cell>
          <table:table-cell office:value-type="string" calcext:value-type="string">
            <text:p>a political party has ideology Palestinian nationalism</text:p>
          </table:table-cell>
          <table:table-cell table:style-name="ce20" table:formula="of:=HYPERLINK(&quot;http://goo.gl/b5uTa8&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ideology&quot;)" office:value-type="string" office:string-value="http://dbpedia.org/property/ideology" calcext:value-type="string">
            <text:p>http://dbpedia.org/property/ideology</text:p>
          </table:table-cell>
          <table:table-cell office:value-type="string" calcext:value-type="string">
            <text:p>ideology</text:p>
          </table:table-cell>
          <table:table-cell table:formula="of:=AVERAGE([Sheet1.C1055:Sheet1.C1055])" office:value-type="string" office:string-value="#DIV/0!" calcext:value-type="error">
            <text:p>#DIV/0!</text:p>
          </table:table-cell>
          <table:table-cell table:formula="of:=COUNTIF([Sheet1.D1055:Sheet1.D1055]; &quot;X&quot;)" office:value-type="float" office:value="0" calcext:value-type="float">
            <text:p>0</text:p>
          </table:table-cell>
          <table:table-cell office:value-type="string" calcext:value-type="string">
            <text:p>an organisation has ideology ,</text:p>
          </table:table-cell>
          <table:table-cell office:value-type="string" calcext:value-type="string">
            <text:p>a political party has ideology Neo-Nazism</text:p>
          </table:table-cell>
          <table:table-cell table:style-name="ce20" table:formula="of:=HYPERLINK(&quot;http://goo.gl/sgN6Eu&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artyName&quot;)" office:value-type="string" office:string-value="http://dbpedia.org/property/partyName" calcext:value-type="string">
            <text:p>http://dbpedia.org/property/partyName</text:p>
          </table:table-cell>
          <table:table-cell office:value-type="string" calcext:value-type="string">
            <text:p>partyName</text:p>
          </table:table-cell>
          <table:table-cell table:formula="of:=AVERAGE([Sheet1.C1056:Sheet1.C1056])" office:value-type="string" office:string-value="#DIV/0!" calcext:value-type="error">
            <text:p>#DIV/0!</text:p>
          </table:table-cell>
          <table:table-cell table:formula="of:=COUNTIF([Sheet1.D1056:Sheet1.D1056]; &quot;X&quot;)" office:value-type="float" office:value="0" calcext:value-type="float">
            <text:p>0</text:p>
          </table:table-cell>
          <table:table-cell office:value-type="string" calcext:value-type="string">
            <text:p>a political party has party name European Party of Ukraine</text:p>
          </table:table-cell>
          <table:table-cell office:value-type="string" calcext:value-type="string">
            <text:p>a political party has party name Christian-Democratic Movement</text:p>
          </table:table-cell>
          <table:table-cell table:style-name="ce20" table:formula="of:=HYPERLINK(&quot;http://goo.gl/ZWYqrY&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otherParty&quot;)" office:value-type="string" office:string-value="http://dbpedia.org/property/otherParty" calcext:value-type="string">
            <text:p>http://dbpedia.org/property/otherParty</text:p>
          </table:table-cell>
          <table:table-cell office:value-type="string" calcext:value-type="string">
            <text:p>otherParty</text:p>
          </table:table-cell>
          <table:table-cell table:formula="of:=AVERAGE([Sheet1.C1057:Sheet1.C1057])" office:value-type="string" office:string-value="#DIV/0!" calcext:value-type="error">
            <text:p>#DIV/0!</text:p>
          </table:table-cell>
          <table:table-cell table:formula="of:=COUNTIF([Sheet1.D1057:Sheet1.D1057]; &quot;X&quot;)" office:value-type="float" office:value="0" calcext:value-type="float">
            <text:p>0</text:p>
          </table:table-cell>
          <table:table-cell office:value-type="string" calcext:value-type="string">
            <text:p>a member of parliament has other party Canadian Alliance (an entity of type organisation)</text:p>
          </table:table-cell>
          <table:table-cell office:value-type="string" calcext:value-type="string">
            <text:p>an agent has other party Liberal Party of Australia (an entity of type organisation)</text:p>
          </table:table-cell>
          <table:table-cell table:style-name="ce20" table:formula="of:=HYPERLINK(&quot;http://goo.gl/1NOKO5&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oliticalParty&quot;)" office:value-type="string" office:string-value="http://dbpedia.org/property/politicalParty" calcext:value-type="string">
            <text:p>http://dbpedia.org/property/politicalParty</text:p>
          </table:table-cell>
          <table:table-cell office:value-type="string" calcext:value-type="string">
            <text:p>politicalParty</text:p>
          </table:table-cell>
          <table:table-cell table:formula="of:=AVERAGE([Sheet1.C1058:Sheet1.C1058])" office:value-type="string" office:string-value="#DIV/0!" calcext:value-type="error">
            <text:p>#DIV/0!</text:p>
          </table:table-cell>
          <table:table-cell table:formula="of:=COUNTIF([Sheet1.D1058:Sheet1.D1058]; &quot;X&quot;)" office:value-type="float" office:value="0" calcext:value-type="float">
            <text:p>0</text:p>
          </table:table-cell>
          <table:table-cell office:value-type="string" calcext:value-type="string">
            <text:p>a writer has political party Democratic Party (an entity of type organisation)</text:p>
          </table:table-cell>
          <table:table-cell office:value-type="string" calcext:value-type="string">
            <text:p>an agent has political party Hungarian Socialist Workers' Party (an entity of type organisation)</text:p>
          </table:table-cell>
          <table:table-cell table:style-name="ce20" table:formula="of:=HYPERLINK(&quot;http://goo.gl/7QLuxw&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ontology/affiliation&quot;)" office:value-type="string" office:string-value="http://dbpedia.org/ontology/affiliation" calcext:value-type="string">
            <text:p>http://dbpedia.org/ontology/affiliation</text:p>
          </table:table-cell>
          <table:table-cell table:style-name="ce16" office:value-type="string" calcext:value-type="string">
            <text:p>affiliation</text:p>
          </table:table-cell>
          <table:table-cell table:formula="of:=AVERAGE([Sheet1.C1059:Sheet1.C1059])" office:value-type="string" office:string-value="#DIV/0!" calcext:value-type="error">
            <text:p>#DIV/0!</text:p>
          </table:table-cell>
          <table:table-cell table:formula="of:=COUNTIF([Sheet1.D1059:Sheet1.D1059]; &quot;X&quot;)" office:value-type="float" office:value="0" calcext:value-type="float">
            <text:p>0</text:p>
          </table:table-cell>
          <table:table-cell table:style-name="ce16" office:value-type="string" calcext:value-type="string">
            <text:p>an organisation has affiliation Association of MBAs (an entity of type agent)</text:p>
          </table:table-cell>
          <table:table-cell table:style-name="ce16" office:value-type="string" calcext:value-type="string">
            <text:p>an agent has affiliation Association to Advance Collegiate Schools of Business (an entity of type agent)</text:p>
          </table:table-cell>
          <table:table-cell table:style-name="ce25" table:formula="of:=HYPERLINK(&quot;http://goo.gl/ER6XhC&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766188396" calcext:value-type="float">
            <text:p>766188396</text:p>
          </table:table-cell>
          <table:table-cell office:value-type="string" calcext:value-type="string">
            <text:p>television show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4">
          <table:table-cell table:style-name="ce5" office:value-type="string" calcext:value-type="string">
            <text:p>Barbara Adler</text:p>
          </table:table-cell>
          <table:table-cell table:style-name="ce13" office:value-type="string" calcext:value-type="string">
            <text:p>Brenda Hsueh</text:p>
          </table:table-cell>
          <table:table-cell table:style-name="ce13" office:value-type="string" calcext:value-type="string">
            <text:p>Carter Bays</text:p>
          </table:table-cell>
          <table:table-cell table:style-name="ce13" office:value-type="string" calcext:value-type="string">
            <text:p>Chris Harris</text:p>
          </table:table-cell>
          <table:table-cell table:style-name="ce13" office:value-type="string" calcext:value-type="string">
            <text:p>Chris Marcil</text:p>
          </table:table-cell>
          <table:table-cell table:style-name="ce13"/>
          <table:table-cell table:style-name="ce22"/>
          <table:table-cell table:number-columns-repeated="1017"/>
        </table:table-row>
        <table:table-row table:style-name="ro4">
          <table:table-cell table:style-name="ce5" office:value-type="string" calcext:value-type="string">
            <text:p>Chris Miller</text:p>
          </table:table-cell>
          <table:table-cell table:style-name="ce13" office:value-type="string" calcext:value-type="string">
            <text:p>Chuck Tatham</text:p>
          </table:table-cell>
          <table:table-cell table:style-name="ce13" office:value-type="string" calcext:value-type="string">
            <text:p>Craig Gerard</text:p>
          </table:table-cell>
          <table:table-cell table:style-name="ce13" office:value-type="string" calcext:value-type="string">
            <text:p>Craig Thomas</text:p>
          </table:table-cell>
          <table:table-cell table:style-name="ce13" office:value-type="string" calcext:value-type="string">
            <text:p>Dan Gregor</text:p>
          </table:table-cell>
          <table:table-cell table:style-name="ce13"/>
          <table:table-cell table:style-name="ce22"/>
          <table:table-cell table:number-columns-repeated="1017"/>
        </table:table-row>
        <table:table-row table:style-name="ro4">
          <table:table-cell table:style-name="ce5" office:value-type="string" calcext:value-type="string">
            <text:p>David Hemingson</text:p>
          </table:table-cell>
          <table:table-cell table:style-name="ce13" office:value-type="string" calcext:value-type="string">
            <text:p>Doug Mand</text:p>
          </table:table-cell>
          <table:table-cell table:style-name="ce13" office:value-type="string" calcext:value-type="string">
            <text:p>Eric Falconer</text:p>
          </table:table-cell>
          <table:table-cell table:style-name="ce13" office:value-type="string" calcext:value-type="string">
            <text:p>George Sloan</text:p>
          </table:table-cell>
          <table:table-cell table:style-name="ce13" office:value-type="string" calcext:value-type="string">
            <text:p>Gloria Calderon Kellett</text:p>
          </table:table-cell>
          <table:table-cell table:style-name="ce13"/>
          <table:table-cell table:style-name="ce22"/>
          <table:table-cell table:number-columns-repeated="1017"/>
        </table:table-row>
        <table:table-row table:style-name="ro4">
          <table:table-cell table:style-name="ce5" office:value-type="string" calcext:value-type="string">
            <text:p>Greg Malins</text:p>
          </table:table-cell>
          <table:table-cell table:style-name="ce13" office:value-type="string" calcext:value-type="string">
            <text:p>Ira Ungerleider</text:p>
          </table:table-cell>
          <table:table-cell table:style-name="ce13" office:value-type="string" calcext:value-type="string">
            <text:p>Jamie Rhonheimer</text:p>
          </table:table-cell>
          <table:table-cell table:style-name="ce13" office:value-type="string" calcext:value-type="string">
            <text:p>Jennifer Hendriks</text:p>
          </table:table-cell>
          <table:table-cell table:style-name="ce13" office:value-type="string" calcext:value-type="string">
            <text:p>Joe Kelly</text:p>
          </table:table-cell>
          <table:table-cell table:style-name="ce13"/>
          <table:table-cell table:style-name="ce22"/>
          <table:table-cell table:number-columns-repeated="1017"/>
        </table:table-row>
        <table:table-row table:style-name="ro4">
          <table:table-cell table:style-name="ce5" office:value-type="string" calcext:value-type="string">
            <text:p>Jonathan Groff</text:p>
          </table:table-cell>
          <table:table-cell table:style-name="ce13" office:value-type="string" calcext:value-type="string">
            <text:p>Kourtney Kang</text:p>
          </table:table-cell>
          <table:table-cell table:style-name="ce13" office:value-type="string" calcext:value-type="string">
            <text:p>Kristen Newman</text:p>
          </table:table-cell>
          <table:table-cell table:style-name="ce13" office:value-type="string" calcext:value-type="string">
            <text:p>Maria Farrari</text:p>
          </table:table-cell>
          <table:table-cell table:style-name="ce13" office:value-type="string" calcext:value-type="string">
            <text:p>Martynas Prusevicius</text:p>
          </table:table-cell>
          <table:table-cell table:style-name="ce13"/>
          <table:table-cell table:style-name="ce22"/>
          <table:table-cell table:number-columns-repeated="1017"/>
        </table:table-row>
        <table:table-row table:style-name="ro4">
          <table:table-cell table:style-name="ce5" office:value-type="string" calcext:value-type="string">
            <text:p>Matthew Zinman</text:p>
          </table:table-cell>
          <table:table-cell table:style-name="ce13" office:value-type="string" calcext:value-type="string">
            <text:p>Matt Kuhn</text:p>
          </table:table-cell>
          <table:table-cell table:style-name="ce13" office:value-type="string" calcext:value-type="string">
            <text:p>Matt Sorrentino</text:p>
          </table:table-cell>
          <table:table-cell table:style-name="ce13" office:value-type="string" calcext:value-type="string">
            <text:p>Phil Lord</text:p>
          </table:table-cell>
          <table:table-cell table:style-name="ce13" office:value-type="string" calcext:value-type="string">
            <text:p>Rachel Axler</text:p>
          </table:table-cell>
          <table:table-cell table:style-name="ce13"/>
          <table:table-cell table:style-name="ce22"/>
          <table:table-cell table:number-columns-repeated="1017"/>
        </table:table-row>
        <table:table-row table:style-name="ro4">
          <table:table-cell table:style-name="ce5" office:value-type="string" calcext:value-type="string">
            <text:p>Robia Rashid</text:p>
          </table:table-cell>
          <table:table-cell table:style-name="ce13" office:value-type="string" calcext:value-type="string">
            <text:p>Romanski</text:p>
          </table:table-cell>
          <table:table-cell table:style-name="ce13" office:value-type="string" calcext:value-type="string">
            <text:p>Sam Johnson</text:p>
          </table:table-cell>
          <table:table-cell table:style-name="ce13" office:value-type="string" calcext:value-type="string">
            <text:p>Stephen Lloyd</text:p>
          </table:table-cell>
          <table:table-cell table:style-name="ce13" office:value-type="string" calcext:value-type="string">
            <text:p>Tami Sagher</text:p>
          </table:table-cell>
          <table:table-cell table:style-name="ce13"/>
          <table:table-cell table:style-name="ce22"/>
          <table:table-cell table:number-columns-repeated="1017"/>
        </table:table-row>
        <table:table-row table:style-name="ro4">
          <table:table-cell table:style-name="ce5" office:value-type="string" calcext:value-type="string">
            <text:p>Theresa Mulligan Rosenthal</text:p>
          </table:table-cell>
          <table:table-cell table:style-name="ce13" office:value-type="string" calcext:value-type="string">
            <text:p>Tom Ruprecht</text:p>
          </table:table-cell>
          <table:table-cell table:style-name="ce13" table:number-columns-repeated="4"/>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4">
          <table:table-cell table:style-name="ce8" table:formula="of:=HYPERLINK(&quot;http://dbpedia.org/property/writtenby&quot;)" office:value-type="string" office:string-value="http://dbpedia.org/property/writtenby" calcext:value-type="string">
            <text:p>http://dbpedia.org/property/writtenby</text:p>
          </table:table-cell>
          <table:table-cell office:value-type="string" calcext:value-type="string">
            <text:p>writtenby</text:p>
          </table:table-cell>
          <table:table-cell table:formula="of:=AVERAGE([Sheet1.C1074:Sheet1.C1074])" office:value-type="string" office:string-value="#DIV/0!" calcext:value-type="error">
            <text:p>#DIV/0!</text:p>
          </table:table-cell>
          <table:table-cell table:formula="of:=COUNTIF([Sheet1.D1074:Sheet1.D1074]; &quot;X&quot;)" office:value-type="float" office:value="0" calcext:value-type="float">
            <text:p>0</text:p>
          </table:table-cell>
          <table:table-cell office:value-type="string" calcext:value-type="string">
            <text:p>a television show has WrittenBy Vanessa McCarthy (an entity of type person)</text:p>
          </table:table-cell>
          <table:table-cell office:value-type="string" calcext:value-type="string">
            <text:p>a television show has WrittenBy Robert Carlock (an entity of type person)</text:p>
          </table:table-cell>
          <table:table-cell table:style-name="ce20" table:formula="of:=HYPERLINK(&quot;http://goo.gl/YLlhzt&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writer&quot;)" office:value-type="string" office:string-value="http://dbpedia.org/property/writer" calcext:value-type="string">
            <text:p>http://dbpedia.org/property/writer</text:p>
          </table:table-cell>
          <table:table-cell office:value-type="string" calcext:value-type="string">
            <text:p>writer</text:p>
          </table:table-cell>
          <table:table-cell table:formula="of:=AVERAGE([Sheet1.C1075:Sheet1.C1075])" office:value-type="string" office:string-value="#DIV/0!" calcext:value-type="error">
            <text:p>#DIV/0!</text:p>
          </table:table-cell>
          <table:table-cell table:formula="of:=COUNTIF([Sheet1.D1075:Sheet1.D1075]; &quot;X&quot;)" office:value-type="float" office:value="0" calcext:value-type="float">
            <text:p>0</text:p>
          </table:table-cell>
          <table:table-cell office:value-type="string" calcext:value-type="string">
            <text:p>an album has writer Ersel Hickey (an entity of type artist)</text:p>
          </table:table-cell>
          <table:table-cell office:value-type="string" calcext:value-type="string">
            <text:p>a movie has writer Aline Brosh McKenna (an entity of type writer)</text:p>
          </table:table-cell>
          <table:table-cell table:style-name="ce20" table:formula="of:=HYPERLINK(&quot;http://goo.gl/k2JNWA&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creator&quot;)" office:value-type="string" office:string-value="http://dbpedia.org/property/creator" calcext:value-type="string">
            <text:p>http://dbpedia.org/property/creator</text:p>
          </table:table-cell>
          <table:table-cell office:value-type="string" calcext:value-type="string">
            <text:p>creator</text:p>
          </table:table-cell>
          <table:table-cell table:formula="of:=AVERAGE([Sheet1.C1076:Sheet1.C1076])" office:value-type="string" office:string-value="#DIV/0!" calcext:value-type="error">
            <text:p>#DIV/0!</text:p>
          </table:table-cell>
          <table:table-cell table:formula="of:=COUNTIF([Sheet1.D1076:Sheet1.D1076]; &quot;X&quot;)" office:value-type="float" office:value="0" calcext:value-type="float">
            <text:p>0</text:p>
          </table:table-cell>
          <table:table-cell office:value-type="string" calcext:value-type="string">
            <text:p>a television show has creator Stephen J. Cannell (an entity of type agent)</text:p>
          </table:table-cell>
          <table:table-cell office:value-type="string" calcext:value-type="string">
            <text:p>a television show has creator D. J. MacHale (an entity of type agent)</text:p>
          </table:table-cell>
          <table:table-cell table:style-name="ce20" table:formula="of:=HYPERLINK(&quot;http://goo.gl/5lxYxV&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writer&quot;)" office:value-type="string" office:string-value="http://dbpedia.org/ontology/writer" calcext:value-type="string">
            <text:p>http://dbpedia.org/ontology/writer</text:p>
          </table:table-cell>
          <table:table-cell office:value-type="string" calcext:value-type="string">
            <text:p>writer</text:p>
          </table:table-cell>
          <table:table-cell table:formula="of:=AVERAGE([Sheet1.C1077:Sheet1.C1077])" office:value-type="string" office:string-value="#DIV/0!" calcext:value-type="error">
            <text:p>#DIV/0!</text:p>
          </table:table-cell>
          <table:table-cell table:formula="of:=COUNTIF([Sheet1.D1077:Sheet1.D1077]; &quot;X&quot;)" office:value-type="float" office:value="0" calcext:value-type="float">
            <text:p>0</text:p>
          </table:table-cell>
          <table:table-cell office:value-type="string" calcext:value-type="string">
            <text:p>a work has writer Wesley Strick (an entity of type person)</text:p>
          </table:table-cell>
          <table:table-cell office:value-type="string" calcext:value-type="string">
            <text:p>a work has writer David Benioff (an entity of type person)</text:p>
          </table:table-cell>
          <table:table-cell table:style-name="ce20" table:formula="of:=HYPERLINK(&quot;http://goo.gl/SSpil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creator&quot;)" office:value-type="string" office:string-value="http://dbpedia.org/ontology/creator" calcext:value-type="string">
            <text:p>http://dbpedia.org/ontology/creator</text:p>
          </table:table-cell>
          <table:table-cell office:value-type="string" calcext:value-type="string">
            <text:p>creator</text:p>
          </table:table-cell>
          <table:table-cell table:formula="of:=AVERAGE([Sheet1.C1078:Sheet1.C1078])" office:value-type="string" office:string-value="#DIV/0!" calcext:value-type="error">
            <text:p>#DIV/0!</text:p>
          </table:table-cell>
          <table:table-cell table:formula="of:=COUNTIF([Sheet1.D1078:Sheet1.D1078]; &quot;X&quot;)" office:value-type="float" office:value="0" calcext:value-type="float">
            <text:p>0</text:p>
          </table:table-cell>
          <table:table-cell office:value-type="string" calcext:value-type="string">
            <text:p>a fictional character has creator Gail Simone (an entity of type agent)</text:p>
          </table:table-cell>
          <table:table-cell office:value-type="string" calcext:value-type="string">
            <text:p>a fictional character has creator Rob Grant (an entity of type artist)</text:p>
          </table:table-cell>
          <table:table-cell table:style-name="ce20" table:formula="of:=HYPERLINK(&quot;http://goo.gl/6ATZSm&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director&quot;)" office:value-type="string" office:string-value="http://dbpedia.org/property/director" calcext:value-type="string">
            <text:p>http://dbpedia.org/property/director</text:p>
          </table:table-cell>
          <table:table-cell office:value-type="string" calcext:value-type="string">
            <text:p>director</text:p>
          </table:table-cell>
          <table:table-cell table:formula="of:=AVERAGE([Sheet1.C1079:Sheet1.C1079])" office:value-type="string" office:string-value="#DIV/0!" calcext:value-type="error">
            <text:p>#DIV/0!</text:p>
          </table:table-cell>
          <table:table-cell table:formula="of:=COUNTIF([Sheet1.D1079:Sheet1.D1079]; &quot;X&quot;)" office:value-type="float" office:value="0" calcext:value-type="float">
            <text:p>0</text:p>
          </table:table-cell>
          <table:table-cell office:value-type="string" calcext:value-type="string">
            <text:p>a work has director Samuel Bayer (an entity of type person)</text:p>
          </table:table-cell>
          <table:table-cell office:value-type="string" calcext:value-type="string">
            <text:p>a work has director Claude Chabrol (an entity of type person)</text:p>
          </table:table-cell>
          <table:table-cell table:style-name="ce20" table:formula="of:=HYPERLINK(&quot;http://goo.gl/8qU9Wn&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ontology/director&quot;)" office:value-type="string" office:string-value="http://dbpedia.org/ontology/director" calcext:value-type="string">
            <text:p>http://dbpedia.org/ontology/director</text:p>
          </table:table-cell>
          <table:table-cell table:style-name="ce16" office:value-type="string" calcext:value-type="string">
            <text:p>director</text:p>
          </table:table-cell>
          <table:table-cell table:formula="of:=AVERAGE([Sheet1.C1080:Sheet1.C1080])" office:value-type="string" office:string-value="#DIV/0!" calcext:value-type="error">
            <text:p>#DIV/0!</text:p>
          </table:table-cell>
          <table:table-cell table:formula="of:=COUNTIF([Sheet1.D1080:Sheet1.D1080]; &quot;X&quot;)" office:value-type="float" office:value="0" calcext:value-type="float">
            <text:p>0</text:p>
          </table:table-cell>
          <table:table-cell table:style-name="ce16" office:value-type="string" calcext:value-type="string">
            <text:p>a movie has director Jean-Pierre Jeunet (an entity of type person)</text:p>
          </table:table-cell>
          <table:table-cell table:style-name="ce16" office:value-type="string" calcext:value-type="string">
            <text:p>a work has director Delmer Daves (an entity of type agent)</text:p>
          </table:table-cell>
          <table:table-cell table:style-name="ce25" table:formula="of:=HYPERLINK(&quot;http://goo.gl/fSJld0&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2043956000" calcext:value-type="float">
            <text:p>2043956000</text:p>
          </table:table-cell>
          <table:table-cell office:value-type="string" calcext:value-type="string">
            <text:p>television show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float" office:value="1" calcext:value-type="float">
            <text:p>1</text:p>
          </table:table-cell>
          <table:table-cell table:style-name="ce13" office:value-type="float" office:value="10" calcext:value-type="float">
            <text:p>10</text:p>
          </table:table-cell>
          <table:table-cell table:style-name="ce13" office:value-type="float" office:value="11" calcext:value-type="float">
            <text:p>11</text:p>
          </table:table-cell>
          <table:table-cell table:style-name="ce13" office:value-type="float" office:value="12" calcext:value-type="float">
            <text:p>12</text:p>
          </table:table-cell>
          <table:table-cell table:style-name="ce13" office:value-type="float" office:value="13" calcext:value-type="float">
            <text:p>13</text:p>
          </table:table-cell>
          <table:table-cell table:style-name="ce13"/>
          <table:table-cell table:style-name="ce22"/>
          <table:table-cell table:number-columns-repeated="1017"/>
        </table:table-row>
        <table:table-row table:style-name="ro1">
          <table:table-cell table:style-name="ce5" office:value-type="float" office:value="14" calcext:value-type="float">
            <text:p>14</text:p>
          </table:table-cell>
          <table:table-cell table:style-name="ce13" office:value-type="float" office:value="15" calcext:value-type="float">
            <text:p>15</text:p>
          </table:table-cell>
          <table:table-cell table:style-name="ce13" office:value-type="float" office:value="16" calcext:value-type="float">
            <text:p>16</text:p>
          </table:table-cell>
          <table:table-cell table:style-name="ce13" office:value-type="float" office:value="17" calcext:value-type="float">
            <text:p>17</text:p>
          </table:table-cell>
          <table:table-cell table:style-name="ce13" office:value-type="float" office:value="18" calcext:value-type="float">
            <text:p>18</text:p>
          </table:table-cell>
          <table:table-cell table:style-name="ce13"/>
          <table:table-cell table:style-name="ce22"/>
          <table:table-cell table:number-columns-repeated="1017"/>
        </table:table-row>
        <table:table-row table:style-name="ro1">
          <table:table-cell table:style-name="ce5" office:value-type="float" office:value="19" calcext:value-type="float">
            <text:p>19</text:p>
          </table:table-cell>
          <table:table-cell table:style-name="ce13" office:value-type="float" office:value="2" calcext:value-type="float">
            <text:p>2</text:p>
          </table:table-cell>
          <table:table-cell table:style-name="ce13" office:value-type="float" office:value="20" calcext:value-type="float">
            <text:p>20</text:p>
          </table:table-cell>
          <table:table-cell table:style-name="ce13" office:value-type="float" office:value="21" calcext:value-type="float">
            <text:p>21</text:p>
          </table:table-cell>
          <table:table-cell table:style-name="ce13" office:value-type="float" office:value="22" calcext:value-type="float">
            <text:p>22</text:p>
          </table:table-cell>
          <table:table-cell table:style-name="ce13"/>
          <table:table-cell table:style-name="ce22"/>
          <table:table-cell table:number-columns-repeated="1017"/>
        </table:table-row>
        <table:table-row table:style-name="ro1">
          <table:table-cell table:style-name="ce5" office:value-type="float" office:value="23" calcext:value-type="float">
            <text:p>23</text:p>
          </table:table-cell>
          <table:table-cell table:style-name="ce13" office:value-type="float" office:value="24" calcext:value-type="float">
            <text:p>24</text:p>
          </table:table-cell>
          <table:table-cell table:style-name="ce13" office:value-type="float" office:value="3" calcext:value-type="float">
            <text:p>3</text:p>
          </table:table-cell>
          <table:table-cell table:style-name="ce13" office:value-type="float" office:value="4" calcext:value-type="float">
            <text:p>4</text:p>
          </table:table-cell>
          <table:table-cell table:style-name="ce13" office:value-type="float" office:value="5" calcext:value-type="float">
            <text:p>5</text:p>
          </table:table-cell>
          <table:table-cell table:style-name="ce13"/>
          <table:table-cell table:style-name="ce22"/>
          <table:table-cell table:number-columns-repeated="1017"/>
        </table:table-row>
        <table:table-row table:style-name="ro1">
          <table:table-cell table:style-name="ce5" office:value-type="float" office:value="6" calcext:value-type="float">
            <text:p>6</text:p>
          </table:table-cell>
          <table:table-cell table:style-name="ce13" office:value-type="float" office:value="7" calcext:value-type="float">
            <text:p>7</text:p>
          </table:table-cell>
          <table:table-cell table:style-name="ce13" office:value-type="float" office:value="8" calcext:value-type="float">
            <text:p>8</text:p>
          </table:table-cell>
          <table:table-cell table:style-name="ce13" office:value-type="float" office:value="9" calcext:value-type="float">
            <text:p>9</text:p>
          </table:table-cell>
          <table:table-cell table:style-name="ce13" table:number-columns-repeated="2"/>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4">
          <table:table-cell table:style-name="ce8" table:formula="of:=HYPERLINK(&quot;http://dbpedia.org/property/showName&quot;)" office:value-type="string" office:string-value="http://dbpedia.org/property/showName" calcext:value-type="string">
            <text:p>http://dbpedia.org/property/showName</text:p>
          </table:table-cell>
          <table:table-cell office:value-type="string" calcext:value-type="string">
            <text:p>showName</text:p>
          </table:table-cell>
          <table:table-cell table:formula="of:=AVERAGE([Sheet1.C1092:Sheet1.C1092])" office:value-type="string" office:string-value="#DIV/0!" calcext:value-type="error">
            <text:p>#DIV/0!</text:p>
          </table:table-cell>
          <table:table-cell table:formula="of:=COUNTIF([Sheet1.D1092:Sheet1.D1092]; &quot;X&quot;)" office:value-type="float" office:value="0" calcext:value-type="float">
            <text:p>0</text:p>
          </table:table-cell>
          <table:table-cell office:value-type="string" calcext:value-type="string">
            <text:p>a television show has show name BattleBots</text:p>
          </table:table-cell>
          <table:table-cell office:value-type="string" calcext:value-type="string">
            <text:p>a work has show name American Gladiators</text:p>
          </table:table-cell>
          <table:table-cell table:style-name="ce20" table:formula="of:=HYPERLINK(&quot;http://goo.gl/1dMfkf&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eriesep&quot;)" office:value-type="string" office:string-value="http://dbpedia.org/property/seriesep" calcext:value-type="string">
            <text:p>http://dbpedia.org/property/seriesep</text:p>
          </table:table-cell>
          <table:table-cell office:value-type="string" calcext:value-type="string">
            <text:p>seriesep</text:p>
          </table:table-cell>
          <table:table-cell table:formula="of:=AVERAGE([Sheet1.C1093:Sheet1.C1093])" office:value-type="string" office:string-value="#DIV/0!" calcext:value-type="error">
            <text:p>#DIV/0!</text:p>
          </table:table-cell>
          <table:table-cell table:formula="of:=COUNTIF([Sheet1.D1093:Sheet1.D1093]; &quot;X&quot;)" office:value-type="float" office:value="0" calcext:value-type="float">
            <text:p>0</text:p>
          </table:table-cell>
          <table:table-cell table:number-columns-repeated="2"/>
          <table:table-cell table:style-name="ce20" table:formula="of:=HYPERLINK(&quot;http://goo.gl/c9w72p&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umber&quot;)" office:value-type="string" office:string-value="http://dbpedia.org/property/number" calcext:value-type="string">
            <text:p>http://dbpedia.org/property/number</text:p>
          </table:table-cell>
          <table:table-cell office:value-type="string" calcext:value-type="string">
            <text:p>number</text:p>
          </table:table-cell>
          <table:table-cell table:formula="of:=AVERAGE([Sheet1.C1094:Sheet1.C1094])" office:value-type="string" office:string-value="#DIV/0!" calcext:value-type="error">
            <text:p>#DIV/0!</text:p>
          </table:table-cell>
          <table:table-cell table:formula="of:=COUNTIF([Sheet1.D1094:Sheet1.D1094]; &quot;X&quot;)" office:value-type="float" office:value="0" calcext:value-type="float">
            <text:p>0</text:p>
          </table:table-cell>
          <table:table-cell office:value-type="string" calcext:value-type="string">
            <text:p>an agent has number 100049445</text:p>
          </table:table-cell>
          <table:table-cell office:value-type="string" calcext:value-type="string">
            <text:p>an office holder has number 1</text:p>
          </table:table-cell>
          <table:table-cell table:style-name="ce20" table:formula="of:=HYPERLINK(&quot;http://goo.gl/LJ1o7R&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numberOfEpisodes&quot;)" office:value-type="string" office:string-value="http://dbpedia.org/ontology/numberOfEpisodes" calcext:value-type="string">
            <text:p>http://dbpedia.org/ontology/numberOfEpisodes</text:p>
          </table:table-cell>
          <table:table-cell office:value-type="string" calcext:value-type="string">
            <text:p>numberOfEpisodes</text:p>
          </table:table-cell>
          <table:table-cell table:formula="of:=AVERAGE([Sheet1.C1095:Sheet1.C1095])" office:value-type="string" office:string-value="#DIV/0!" calcext:value-type="error">
            <text:p>#DIV/0!</text:p>
          </table:table-cell>
          <table:table-cell table:formula="of:=COUNTIF([Sheet1.D1095:Sheet1.D1095]; &quot;X&quot;)" office:value-type="float" office:value="0" calcext:value-type="float">
            <text:p>0</text:p>
          </table:table-cell>
          <table:table-cell office:value-type="string" calcext:value-type="string">
            <text:p>a work has number of episodes 10</text:p>
          </table:table-cell>
          <table:table-cell office:value-type="string" calcext:value-type="string">
            <text:p>a work has number of episodes 154</text:p>
          </table:table-cell>
          <table:table-cell table:style-name="ce20" table:formula="of:=HYPERLINK(&quot;http://goo.gl/xJ3UKu&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roduction&quot;)" office:value-type="string" office:string-value="http://dbpedia.org/property/production" calcext:value-type="string">
            <text:p>http://dbpedia.org/property/production</text:p>
          </table:table-cell>
          <table:table-cell office:value-type="string" calcext:value-type="string">
            <text:p>production</text:p>
          </table:table-cell>
          <table:table-cell table:formula="of:=AVERAGE([Sheet1.C1096:Sheet1.C1096])" office:value-type="string" office:string-value="#DIV/0!" calcext:value-type="error">
            <text:p>#DIV/0!</text:p>
          </table:table-cell>
          <table:table-cell table:formula="of:=COUNTIF([Sheet1.D1096:Sheet1.D1096]; &quot;X&quot;)" office:value-type="float" office:value="0" calcext:value-type="float">
            <text:p>0</text:p>
          </table:table-cell>
          <table:table-cell office:value-type="string" calcext:value-type="string">
            <text:p>an automobile has production 2003</text:p>
          </table:table-cell>
          <table:table-cell office:value-type="string" calcext:value-type="string">
            <text:p>a television episode has production 43</text:p>
          </table:table-cell>
          <table:table-cell table:style-name="ce20" table:formula="of:=HYPERLINK(&quot;http://goo.gl/kVCjCi&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revSeason&quot;)" office:value-type="string" office:string-value="http://dbpedia.org/property/prevSeason" calcext:value-type="string">
            <text:p>http://dbpedia.org/property/prevSeason</text:p>
          </table:table-cell>
          <table:table-cell office:value-type="string" calcext:value-type="string">
            <text:p>prevSeason</text:p>
          </table:table-cell>
          <table:table-cell table:formula="of:=AVERAGE([Sheet1.C1097:Sheet1.C1097])" office:value-type="string" office:string-value="#DIV/0!" calcext:value-type="error">
            <text:p>#DIV/0!</text:p>
          </table:table-cell>
          <table:table-cell table:formula="of:=COUNTIF([Sheet1.D1097:Sheet1.D1097]; &quot;X&quot;)" office:value-type="float" office:value="0" calcext:value-type="float">
            <text:p>0</text:p>
          </table:table-cell>
          <table:table-cell office:value-type="string" calcext:value-type="string">
            <text:p>a television season has prev season List of YuYu Hakusho episodes (season 1) (an entity of type television season)</text:p>
          </table:table-cell>
          <table:table-cell office:value-type="string" calcext:value-type="string">
            <text:p>a television season has prev season One Tree Hill (season 5) (an entity of type television season)</text:p>
          </table:table-cell>
          <table:table-cell table:style-name="ce20" table:formula="of:=HYPERLINK(&quot;http://goo.gl/EBLzIS&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extSeason&quot;)" office:value-type="string" office:string-value="http://dbpedia.org/property/nextSeason" calcext:value-type="string">
            <text:p>http://dbpedia.org/property/nextSeason</text:p>
          </table:table-cell>
          <table:table-cell office:value-type="string" calcext:value-type="string">
            <text:p>nextSeason</text:p>
          </table:table-cell>
          <table:table-cell table:formula="of:=AVERAGE([Sheet1.C1098:Sheet1.C1098])" office:value-type="string" office:string-value="#DIV/0!" calcext:value-type="error">
            <text:p>#DIV/0!</text:p>
          </table:table-cell>
          <table:table-cell table:formula="of:=COUNTIF([Sheet1.D1098:Sheet1.D1098]; &quot;X&quot;)" office:value-type="float" office:value="0" calcext:value-type="float">
            <text:p>0</text:p>
          </table:table-cell>
          <table:table-cell office:value-type="string" calcext:value-type="string">
            <text:p>a television season has next season Hannah Montana (season 2) (an entity of type television season)</text:p>
          </table:table-cell>
          <table:table-cell office:value-type="string" calcext:value-type="string">
            <text:p>a television season has next season One Tree Hill (season 9) (an entity of type television season)</text:p>
          </table:table-cell>
          <table:table-cell table:style-name="ce20" table:formula="of:=HYPERLINK(&quot;http://goo.gl/YmOl7W&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title&quot;)" office:value-type="string" office:string-value="http://dbpedia.org/property/title" calcext:value-type="string">
            <text:p>http://dbpedia.org/property/title</text:p>
          </table:table-cell>
          <table:table-cell office:value-type="string" calcext:value-type="string">
            <text:p>title</text:p>
          </table:table-cell>
          <table:table-cell table:formula="of:=AVERAGE([Sheet1.C1099:Sheet1.C1099])" office:value-type="string" office:string-value="#DIV/0!" calcext:value-type="error">
            <text:p>#DIV/0!</text:p>
          </table:table-cell>
          <table:table-cell table:formula="of:=COUNTIF([Sheet1.D1099:Sheet1.D1099]; &quot;X&quot;)" office:value-type="float" office:value="0" calcext:value-type="float">
            <text:p>0</text:p>
          </table:table-cell>
          <table:table-cell office:value-type="string" calcext:value-type="string">
            <text:p>a politician has title Ministry of Foreign and European Affairs (France) (an entity of type agent)</text:p>
          </table:table-cell>
          <table:table-cell office:value-type="string" calcext:value-type="string">
            <text:p>a work has title jimmy</text:p>
          </table:table-cell>
          <table:table-cell table:style-name="ce20" table:formula="of:=HYPERLINK(&quot;http://goo.gl/rnRNwI&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easonName&quot;)" office:value-type="string" office:string-value="http://dbpedia.org/property/seasonName" calcext:value-type="string">
            <text:p>http://dbpedia.org/property/seasonName</text:p>
          </table:table-cell>
          <table:table-cell office:value-type="string" calcext:value-type="string">
            <text:p>seasonName</text:p>
          </table:table-cell>
          <table:table-cell table:formula="of:=AVERAGE([Sheet1.C1100:Sheet1.C1100])" office:value-type="string" office:string-value="#DIV/0!" calcext:value-type="error">
            <text:p>#DIV/0!</text:p>
          </table:table-cell>
          <table:table-cell table:formula="of:=COUNTIF([Sheet1.D1100:Sheet1.D1100]; &quot;X&quot;)" office:value-type="float" office:value="0" calcext:value-type="float">
            <text:p>0</text:p>
          </table:table-cell>
          <table:table-cell office:value-type="string" calcext:value-type="string">
            <text:p>a television season has season name Numb3rs Season 1</text:p>
          </table:table-cell>
          <table:table-cell office:value-type="string" calcext:value-type="string">
            <text:p>a television season has season name CSI: NY'' Season 2</text:p>
          </table:table-cell>
          <table:table-cell table:style-name="ce20" table:formula="of:=HYPERLINK(&quot;http://goo.gl/nOC4S8&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eason&quot;)" office:value-type="string" office:string-value="http://dbpedia.org/property/season" calcext:value-type="string">
            <text:p>http://dbpedia.org/property/season</text:p>
          </table:table-cell>
          <table:table-cell office:value-type="string" calcext:value-type="string">
            <text:p>season</text:p>
          </table:table-cell>
          <table:table-cell table:formula="of:=AVERAGE([Sheet1.C1101:Sheet1.C1101])" office:value-type="string" office:string-value="#DIV/0!" calcext:value-type="error">
            <text:p>#DIV/0!</text:p>
          </table:table-cell>
          <table:table-cell table:formula="of:=COUNTIF([Sheet1.D1101:Sheet1.D1101]; &quot;X&quot;)" office:value-type="float" office:value="0" calcext:value-type="float">
            <text:p>0</text:p>
          </table:table-cell>
          <table:table-cell office:value-type="string" calcext:value-type="string">
            <text:p>a college coach has season 1962</text:p>
          </table:table-cell>
          <table:table-cell office:value-type="string" calcext:value-type="string">
            <text:p>a person has season 1972</text:p>
          </table:table-cell>
          <table:table-cell table:style-name="ce20" table:formula="of:=HYPERLINK(&quot;http://goo.gl/MPe07v&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umEpisodes&quot;)" office:value-type="string" office:string-value="http://dbpedia.org/property/numEpisodes" calcext:value-type="string">
            <text:p>http://dbpedia.org/property/numEpisodes</text:p>
          </table:table-cell>
          <table:table-cell office:value-type="string" calcext:value-type="string">
            <text:p>numEpisodes</text:p>
          </table:table-cell>
          <table:table-cell table:formula="of:=AVERAGE([Sheet1.C1102:Sheet1.C1102])" office:value-type="string" office:string-value="#DIV/0!" calcext:value-type="error">
            <text:p>#DIV/0!</text:p>
          </table:table-cell>
          <table:table-cell table:formula="of:=COUNTIF([Sheet1.D1102:Sheet1.D1102]; &quot;X&quot;)" office:value-type="float" office:value="0" calcext:value-type="float">
            <text:p>0</text:p>
          </table:table-cell>
          <table:table-cell office:value-type="string" calcext:value-type="string">
            <text:p>a work has num episodes 281</text:p>
          </table:table-cell>
          <table:table-cell office:value-type="string" calcext:value-type="string">
            <text:p>a television show has num episodes 42</text:p>
          </table:table-cell>
          <table:table-cell table:style-name="ce20" table:formula="of:=HYPERLINK(&quot;http://goo.gl/V8kywz&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numberOfSeasons&quot;)" office:value-type="string" office:string-value="http://dbpedia.org/ontology/numberOfSeasons" calcext:value-type="string">
            <text:p>http://dbpedia.org/ontology/numberOfSeasons</text:p>
          </table:table-cell>
          <table:table-cell office:value-type="string" calcext:value-type="string">
            <text:p>numberOfSeasons</text:p>
          </table:table-cell>
          <table:table-cell table:formula="of:=AVERAGE([Sheet1.C1103:Sheet1.C1103])" office:value-type="string" office:string-value="#DIV/0!" calcext:value-type="error">
            <text:p>#DIV/0!</text:p>
          </table:table-cell>
          <table:table-cell table:formula="of:=COUNTIF([Sheet1.D1103:Sheet1.D1103]; &quot;X&quot;)" office:value-type="float" office:value="0" calcext:value-type="float">
            <text:p>0</text:p>
          </table:table-cell>
          <table:table-cell office:value-type="string" calcext:value-type="string">
            <text:p>a television show has number of seasons 1980</text:p>
          </table:table-cell>
          <table:table-cell office:value-type="string" calcext:value-type="string">
            <text:p>a television show has number of seasons 19</text:p>
          </table:table-cell>
          <table:table-cell table:style-name="ce20" table:formula="of:=HYPERLINK(&quot;http://goo.gl/JqAGhX&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episodenumber&quot;)" office:value-type="string" office:string-value="http://dbpedia.org/property/episodenumber" calcext:value-type="string">
            <text:p>http://dbpedia.org/property/episodenumber</text:p>
          </table:table-cell>
          <table:table-cell office:value-type="string" calcext:value-type="string">
            <text:p>episodenumber</text:p>
          </table:table-cell>
          <table:table-cell table:formula="of:=AVERAGE([Sheet1.C1104:Sheet1.C1104])" office:value-type="string" office:string-value="#DIV/0!" calcext:value-type="error">
            <text:p>#DIV/0!</text:p>
          </table:table-cell>
          <table:table-cell table:formula="of:=COUNTIF([Sheet1.D1104:Sheet1.D1104]; &quot;X&quot;)" office:value-type="float" office:value="0" calcext:value-type="float">
            <text:p>0</text:p>
          </table:table-cell>
          <table:table-cell office:value-type="string" calcext:value-type="string">
            <text:p>a fictional character has EpisodeNumber 28</text:p>
          </table:table-cell>
          <table:table-cell office:value-type="string" calcext:value-type="string">
            <text:p>an agent has EpisodeNumber 50</text:p>
          </table:table-cell>
          <table:table-cell table:style-name="ce20" table:formula="of:=HYPERLINK(&quot;http://goo.gl/VsN8f4&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umSeries&quot;)" office:value-type="string" office:string-value="http://dbpedia.org/property/numSeries" calcext:value-type="string">
            <text:p>http://dbpedia.org/property/numSeries</text:p>
          </table:table-cell>
          <table:table-cell office:value-type="string" calcext:value-type="string">
            <text:p>numSeries</text:p>
          </table:table-cell>
          <table:table-cell table:formula="of:=AVERAGE([Sheet1.C1105:Sheet1.C1105])" office:value-type="string" office:string-value="#DIV/0!" calcext:value-type="error">
            <text:p>#DIV/0!</text:p>
          </table:table-cell>
          <table:table-cell table:formula="of:=COUNTIF([Sheet1.D1105:Sheet1.D1105]; &quot;X&quot;)" office:value-type="float" office:value="0" calcext:value-type="float">
            <text:p>0</text:p>
          </table:table-cell>
          <table:table-cell office:value-type="string" calcext:value-type="string">
            <text:p>a radio program has num series 22</text:p>
          </table:table-cell>
          <table:table-cell office:value-type="string" calcext:value-type="string">
            <text:p>a work has num series 15</text:p>
          </table:table-cell>
          <table:table-cell table:style-name="ce20" table:formula="of:=HYPERLINK(&quot;http://goo.gl/It6dN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pisode&quot;)" office:value-type="string" office:string-value="http://dbpedia.org/property/episode" calcext:value-type="string">
            <text:p>http://dbpedia.org/property/episode</text:p>
          </table:table-cell>
          <table:table-cell office:value-type="string" calcext:value-type="string">
            <text:p>episode</text:p>
          </table:table-cell>
          <table:table-cell table:formula="of:=AVERAGE([Sheet1.C1106:Sheet1.C1106])" office:value-type="string" office:string-value="#DIV/0!" calcext:value-type="error">
            <text:p>#DIV/0!</text:p>
          </table:table-cell>
          <table:table-cell table:formula="of:=COUNTIF([Sheet1.D1106:Sheet1.D1106]; &quot;X&quot;)" office:value-type="float" office:value="0" calcext:value-type="float">
            <text:p>0</text:p>
          </table:table-cell>
          <table:table-cell office:value-type="string" calcext:value-type="string">
            <text:p>a television episode has Episode 25</text:p>
          </table:table-cell>
          <table:table-cell office:value-type="string" calcext:value-type="string">
            <text:p>a television episode has Episode Miniature</text:p>
          </table:table-cell>
          <table:table-cell table:style-name="ce20" table:formula="of:=HYPERLINK(&quot;http://goo.gl/P8PzNU&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episodes&quot;)" office:value-type="string" office:string-value="http://dbpedia.org/property/episodes" calcext:value-type="string">
            <text:p>http://dbpedia.org/property/episodes</text:p>
          </table:table-cell>
          <table:table-cell office:value-type="string" calcext:value-type="string">
            <text:p>episodes</text:p>
          </table:table-cell>
          <table:table-cell table:formula="of:=AVERAGE([Sheet1.C1107:Sheet1.C1107])" office:value-type="string" office:string-value="#DIV/0!" calcext:value-type="error">
            <text:p>#DIV/0!</text:p>
          </table:table-cell>
          <table:table-cell table:formula="of:=COUNTIF([Sheet1.D1107:Sheet1.D1107]; &quot;X&quot;)" office:value-type="float" office:value="0" calcext:value-type="float">
            <text:p>0</text:p>
          </table:table-cell>
          <table:table-cell office:value-type="string" calcext:value-type="string">
            <text:p>a comics has episodes 24</text:p>
          </table:table-cell>
          <table:table-cell office:value-type="string" calcext:value-type="string">
            <text:p>a manga has episodes 26</text:p>
          </table:table-cell>
          <table:table-cell table:style-name="ce20" table:formula="of:=HYPERLINK(&quot;http://goo.gl/4LTohK&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episodeNumber&quot;)" office:value-type="string" office:string-value="http://dbpedia.org/ontology/episodeNumber" calcext:value-type="string">
            <text:p>http://dbpedia.org/ontology/episodeNumber</text:p>
          </table:table-cell>
          <table:table-cell office:value-type="string" calcext:value-type="string">
            <text:p>episodeNumber</text:p>
          </table:table-cell>
          <table:table-cell table:formula="of:=AVERAGE([Sheet1.C1108:Sheet1.C1108])" office:value-type="string" office:string-value="#DIV/0!" calcext:value-type="error">
            <text:p>#DIV/0!</text:p>
          </table:table-cell>
          <table:table-cell table:formula="of:=COUNTIF([Sheet1.D1108:Sheet1.D1108]; &quot;X&quot;)" office:value-type="float" office:value="0" calcext:value-type="float">
            <text:p>0</text:p>
          </table:table-cell>
          <table:table-cell office:value-type="string" calcext:value-type="string">
            <text:p>a work has episode number 45</text:p>
          </table:table-cell>
          <table:table-cell office:value-type="string" calcext:value-type="string">
            <text:p>a work has episode number 58</text:p>
          </table:table-cell>
          <table:table-cell table:style-name="ce20" table:formula="of:=HYPERLINK(&quot;http://goo.gl/gm19N4&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umSeasons&quot;)" office:value-type="string" office:string-value="http://dbpedia.org/property/numSeasons" calcext:value-type="string">
            <text:p>http://dbpedia.org/property/numSeasons</text:p>
          </table:table-cell>
          <table:table-cell office:value-type="string" calcext:value-type="string">
            <text:p>numSeasons</text:p>
          </table:table-cell>
          <table:table-cell table:formula="of:=AVERAGE([Sheet1.C1109:Sheet1.C1109])" office:value-type="string" office:string-value="#DIV/0!" calcext:value-type="error">
            <text:p>#DIV/0!</text:p>
          </table:table-cell>
          <table:table-cell table:formula="of:=COUNTIF([Sheet1.D1109:Sheet1.D1109]; &quot;X&quot;)" office:value-type="float" office:value="0" calcext:value-type="float">
            <text:p>0</text:p>
          </table:table-cell>
          <table:table-cell office:value-type="string" calcext:value-type="string">
            <text:p>a work has num seasons 11</text:p>
          </table:table-cell>
          <table:table-cell office:value-type="string" calcext:value-type="string">
            <text:p>a person has num seasons 2</text:p>
          </table:table-cell>
          <table:table-cell table:style-name="ce20" table:formula="of:=HYPERLINK(&quot;http://goo.gl/zczKui&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episodeNo&quot;)" office:value-type="string" office:string-value="http://dbpedia.org/property/episodeNo" calcext:value-type="string">
            <text:p>http://dbpedia.org/property/episodeNo</text:p>
          </table:table-cell>
          <table:table-cell office:value-type="string" calcext:value-type="string">
            <text:p>episodeNo</text:p>
          </table:table-cell>
          <table:table-cell table:formula="of:=AVERAGE([Sheet1.C1110:Sheet1.C1110])" office:value-type="string" office:string-value="#DIV/0!" calcext:value-type="error">
            <text:p>#DIV/0!</text:p>
          </table:table-cell>
          <table:table-cell table:formula="of:=COUNTIF([Sheet1.D1110:Sheet1.D1110]; &quot;X&quot;)" office:value-type="float" office:value="0" calcext:value-type="float">
            <text:p>0</text:p>
          </table:table-cell>
          <table:table-cell office:value-type="string" calcext:value-type="string">
            <text:p>a person has episode no 10</text:p>
          </table:table-cell>
          <table:table-cell office:value-type="string" calcext:value-type="string">
            <text:p>an agent has episode no 10</text:p>
          </table:table-cell>
          <table:table-cell table:style-name="ce20" table:formula="of:=HYPERLINK(&quot;http://goo.gl/SXIRrY&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eries&quot;)" office:value-type="string" office:string-value="http://dbpedia.org/property/series" calcext:value-type="string">
            <text:p>http://dbpedia.org/property/series</text:p>
          </table:table-cell>
          <table:table-cell office:value-type="string" calcext:value-type="string">
            <text:p>series</text:p>
          </table:table-cell>
          <table:table-cell table:formula="of:=AVERAGE([Sheet1.C1111:Sheet1.C1111])" office:value-type="string" office:string-value="#DIV/0!" calcext:value-type="error">
            <text:p>#DIV/0!</text:p>
          </table:table-cell>
          <table:table-cell table:formula="of:=COUNTIF([Sheet1.D1111:Sheet1.D1111]; &quot;X&quot;)" office:value-type="float" office:value="0" calcext:value-type="float">
            <text:p>0</text:p>
          </table:table-cell>
          <table:table-cell office:value-type="string" calcext:value-type="string">
            <text:p>a plant has series Banksia ser. Grandes (an entity of type eukaryote)</text:p>
          </table:table-cell>
          <table:table-cell office:value-type="string" calcext:value-type="string">
            <text:p>a species has series Banksia ser. Grandes (an entity of type plant)</text:p>
          </table:table-cell>
          <table:table-cell table:style-name="ce20" table:formula="of:=HYPERLINK(&quot;http://goo.gl/sIFUBz&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episodeList&quot;)" office:value-type="string" office:string-value="http://dbpedia.org/property/episodeList" calcext:value-type="string">
            <text:p>http://dbpedia.org/property/episodeList</text:p>
          </table:table-cell>
          <table:table-cell office:value-type="string" calcext:value-type="string">
            <text:p>episodeList</text:p>
          </table:table-cell>
          <table:table-cell table:formula="of:=AVERAGE([Sheet1.C1112:Sheet1.C1112])" office:value-type="string" office:string-value="#DIV/0!" calcext:value-type="error">
            <text:p>#DIV/0!</text:p>
          </table:table-cell>
          <table:table-cell table:formula="of:=COUNTIF([Sheet1.D1112:Sheet1.D1112]; &quot;X&quot;)" office:value-type="float" office:value="0" calcext:value-type="float">
            <text:p>0</text:p>
          </table:table-cell>
          <table:table-cell office:value-type="string" calcext:value-type="string">
            <text:p>a work has episode list Magic City (TV series) (an entity of type work)</text:p>
          </table:table-cell>
          <table:table-cell office:value-type="string" calcext:value-type="string">
            <text:p>a television episode has episode list Revenge (season 1) (an entity of type television season)</text:p>
          </table:table-cell>
          <table:table-cell table:style-name="ce20" table:formula="of:=HYPERLINK(&quot;http://goo.gl/rhwoJC&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seasonNumber&quot;)" office:value-type="string" office:string-value="http://dbpedia.org/ontology/seasonNumber" calcext:value-type="string">
            <text:p>http://dbpedia.org/ontology/seasonNumber</text:p>
          </table:table-cell>
          <table:table-cell office:value-type="string" calcext:value-type="string">
            <text:p>seasonNumber</text:p>
          </table:table-cell>
          <table:table-cell table:formula="of:=AVERAGE([Sheet1.C1113:Sheet1.C1113])" office:value-type="string" office:string-value="#DIV/0!" calcext:value-type="error">
            <text:p>#DIV/0!</text:p>
          </table:table-cell>
          <table:table-cell table:formula="of:=COUNTIF([Sheet1.D1113:Sheet1.D1113]; &quot;X&quot;)" office:value-type="float" office:value="0" calcext:value-type="float">
            <text:p>0</text:p>
          </table:table-cell>
          <table:table-cell office:value-type="string" calcext:value-type="string">
            <text:p>a television episode has season number 34</text:p>
          </table:table-cell>
          <table:table-cell office:value-type="string" calcext:value-type="string">
            <text:p>a work has season number 2012</text:p>
          </table:table-cell>
          <table:table-cell table:style-name="ce20" table:formula="of:=HYPERLINK(&quot;http://goo.gl/3Mu4Lb&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listEpisodes&quot;)" office:value-type="string" office:string-value="http://dbpedia.org/property/listEpisodes" calcext:value-type="string">
            <text:p>http://dbpedia.org/property/listEpisodes</text:p>
          </table:table-cell>
          <table:table-cell office:value-type="string" calcext:value-type="string">
            <text:p>listEpisodes</text:p>
          </table:table-cell>
          <table:table-cell table:formula="of:=AVERAGE([Sheet1.C1114:Sheet1.C1114])" office:value-type="string" office:string-value="#DIV/0!" calcext:value-type="error">
            <text:p>#DIV/0!</text:p>
          </table:table-cell>
          <table:table-cell table:formula="of:=COUNTIF([Sheet1.D1114:Sheet1.D1114]; &quot;X&quot;)" office:value-type="float" office:value="0" calcext:value-type="float">
            <text:p>0</text:p>
          </table:table-cell>
          <table:table-cell office:value-type="string" calcext:value-type="string">
            <text:p>a television show has list episodes List of Dynasty episodes</text:p>
          </table:table-cell>
          <table:table-cell office:value-type="string" calcext:value-type="string">
            <text:p>a television show has list episodes List of Full House episodes</text:p>
          </table:table-cell>
          <table:table-cell table:style-name="ce20" table:formula="of:=HYPERLINK(&quot;http://goo.gl/WFJZUY&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easonep&quot;)" office:value-type="string" office:string-value="http://dbpedia.org/property/seasonep" calcext:value-type="string">
            <text:p>http://dbpedia.org/property/seasonep</text:p>
          </table:table-cell>
          <table:table-cell office:value-type="string" calcext:value-type="string">
            <text:p>seasonep</text:p>
          </table:table-cell>
          <table:table-cell table:formula="of:=AVERAGE([Sheet1.C1115:Sheet1.C1115])" office:value-type="string" office:string-value="#DIV/0!" calcext:value-type="error">
            <text:p>#DIV/0!</text:p>
          </table:table-cell>
          <table:table-cell table:formula="of:=COUNTIF([Sheet1.D1115:Sheet1.D1115]; &quot;X&quot;)" office:value-type="float" office:value="0" calcext:value-type="float">
            <text:p>0</text:p>
          </table:table-cell>
          <table:table-cell table:number-columns-repeated="2"/>
          <table:table-cell table:style-name="ce20" table:formula="of:=HYPERLINK(&quot;http://goo.gl/qFsjfl&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umberinseries&quot;)" office:value-type="string" office:string-value="http://dbpedia.org/property/numberinseries" calcext:value-type="string">
            <text:p>http://dbpedia.org/property/numberinseries</text:p>
          </table:table-cell>
          <table:table-cell office:value-type="string" calcext:value-type="string">
            <text:p>numberinseries</text:p>
          </table:table-cell>
          <table:table-cell table:formula="of:=AVERAGE([Sheet1.C1116:Sheet1.C1116])" office:value-type="string" office:string-value="#DIV/0!" calcext:value-type="error">
            <text:p>#DIV/0!</text:p>
          </table:table-cell>
          <table:table-cell table:formula="of:=COUNTIF([Sheet1.D1116:Sheet1.D1116]; &quot;X&quot;)" office:value-type="float" office:value="0" calcext:value-type="float">
            <text:p>0</text:p>
          </table:table-cell>
          <table:table-cell office:value-type="string" calcext:value-type="string">
            <text:p>a television show has NumberinSeries 5</text:p>
          </table:table-cell>
          <table:table-cell office:value-type="string" calcext:value-type="string">
            <text:p>a television show has NumberinSeries 7</text:p>
          </table:table-cell>
          <table:table-cell table:style-name="ce20" table:formula="of:=HYPERLINK(&quot;http://goo.gl/T78BkH&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eriesNo&quot;)" office:value-type="string" office:string-value="http://dbpedia.org/property/seriesNo" calcext:value-type="string">
            <text:p>http://dbpedia.org/property/seriesNo</text:p>
          </table:table-cell>
          <table:table-cell office:value-type="string" calcext:value-type="string">
            <text:p>seriesNo</text:p>
          </table:table-cell>
          <table:table-cell table:formula="of:=AVERAGE([Sheet1.C1117:Sheet1.C1117])" office:value-type="string" office:string-value="#DIV/0!" calcext:value-type="error">
            <text:p>#DIV/0!</text:p>
          </table:table-cell>
          <table:table-cell table:formula="of:=COUNTIF([Sheet1.D1117:Sheet1.D1117]; &quot;X&quot;)" office:value-type="float" office:value="0" calcext:value-type="float">
            <text:p>0</text:p>
          </table:table-cell>
          <table:table-cell office:value-type="string" calcext:value-type="string">
            <text:p>a television episode has Series no 5</text:p>
          </table:table-cell>
          <table:table-cell office:value-type="string" calcext:value-type="string">
            <text:p>a television episode has Series no 33</text:p>
          </table:table-cell>
          <table:table-cell table:style-name="ce20" table:formula="of:=HYPERLINK(&quot;http://goo.gl/xS7eG6&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easons&quot;)" office:value-type="string" office:string-value="http://dbpedia.org/property/seasons" calcext:value-type="string">
            <text:p>http://dbpedia.org/property/seasons</text:p>
          </table:table-cell>
          <table:table-cell office:value-type="string" calcext:value-type="string">
            <text:p>seasons</text:p>
          </table:table-cell>
          <table:table-cell table:formula="of:=AVERAGE([Sheet1.C1118:Sheet1.C1118])" office:value-type="string" office:string-value="#DIV/0!" calcext:value-type="error">
            <text:p>#DIV/0!</text:p>
          </table:table-cell>
          <table:table-cell table:formula="of:=COUNTIF([Sheet1.D1118:Sheet1.D1118]; &quot;X&quot;)" office:value-type="float" office:value="0" calcext:value-type="float">
            <text:p>0</text:p>
          </table:table-cell>
          <table:table-cell office:value-type="string" calcext:value-type="string">
            <text:p>an athlete has seasons 1990</text:p>
          </table:table-cell>
          <table:table-cell office:value-type="string" calcext:value-type="string">
            <text:p>an athlete has seasons 2007</text:p>
          </table:table-cell>
          <table:table-cell table:style-name="ce20" table:formula="of:=HYPERLINK(&quot;http://goo.gl/giZvDh&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umberEpisodes&quot;)" office:value-type="string" office:string-value="http://dbpedia.org/property/numberEpisodes" calcext:value-type="string">
            <text:p>http://dbpedia.org/property/numberEpisodes</text:p>
          </table:table-cell>
          <table:table-cell office:value-type="string" calcext:value-type="string">
            <text:p>numberEpisodes</text:p>
          </table:table-cell>
          <table:table-cell table:formula="of:=AVERAGE([Sheet1.C1119:Sheet1.C1119])" office:value-type="string" office:string-value="#DIV/0!" calcext:value-type="error">
            <text:p>#DIV/0!</text:p>
          </table:table-cell>
          <table:table-cell table:formula="of:=COUNTIF([Sheet1.D1119:Sheet1.D1119]; &quot;X&quot;)" office:value-type="float" office:value="0" calcext:value-type="float">
            <text:p>0</text:p>
          </table:table-cell>
          <table:table-cell office:value-type="string" calcext:value-type="string">
            <text:p>a work has number episodes 11</text:p>
          </table:table-cell>
          <table:table-cell office:value-type="string" calcext:value-type="string">
            <text:p>a work has number episodes 15</text:p>
          </table:table-cell>
          <table:table-cell table:style-name="ce20" table:formula="of:=HYPERLINK(&quot;http://goo.gl/0pTiSr&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missingEps&quot;)" office:value-type="string" office:string-value="http://dbpedia.org/property/missingEps" calcext:value-type="string">
            <text:p>http://dbpedia.org/property/missingEps</text:p>
          </table:table-cell>
          <table:table-cell office:value-type="string" calcext:value-type="string">
            <text:p>missingEps</text:p>
          </table:table-cell>
          <table:table-cell table:formula="of:=AVERAGE([Sheet1.C1120:Sheet1.C1120])" office:value-type="string" office:string-value="#DIV/0!" calcext:value-type="error">
            <text:p>#DIV/0!</text:p>
          </table:table-cell>
          <table:table-cell table:formula="of:=COUNTIF([Sheet1.D1120:Sheet1.D1120]; &quot;X&quot;)" office:value-type="float" office:value="0" calcext:value-type="float">
            <text:p>0</text:p>
          </table:table-cell>
          <table:table-cell office:value-type="string" calcext:value-type="string">
            <text:p>a television episode has missing eps All episodes</text:p>
          </table:table-cell>
          <table:table-cell office:value-type="string" calcext:value-type="string">
            <text:p>a television episode has missing eps All 4 episodes</text:p>
          </table:table-cell>
          <table:table-cell table:style-name="ce20" table:formula="of:=HYPERLINK(&quot;http://goo.gl/Fwrekv&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episodeName&quot;)" office:value-type="string" office:string-value="http://dbpedia.org/property/episodeName" calcext:value-type="string">
            <text:p>http://dbpedia.org/property/episodeName</text:p>
          </table:table-cell>
          <table:table-cell office:value-type="string" calcext:value-type="string">
            <text:p>episodeName</text:p>
          </table:table-cell>
          <table:table-cell table:formula="of:=AVERAGE([Sheet1.C1121:Sheet1.C1121])" office:value-type="string" office:string-value="#DIV/0!" calcext:value-type="error">
            <text:p>#DIV/0!</text:p>
          </table:table-cell>
          <table:table-cell table:formula="of:=COUNTIF([Sheet1.D1121:Sheet1.D1121]; &quot;X&quot;)" office:value-type="float" office:value="0" calcext:value-type="float">
            <text:p>0</text:p>
          </table:table-cell>
          <table:table-cell office:value-type="string" calcext:value-type="string">
            <text:p>a person has episode name The Luck of the Fryrish</text:p>
          </table:table-cell>
          <table:table-cell office:value-type="string" calcext:value-type="string">
            <text:p>an agent has episode name The Luck of the Fryrish</text:p>
          </table:table-cell>
          <table:table-cell table:style-name="ce20" table:formula="of:=HYPERLINK(&quot;http://goo.gl/KIFuOz&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umSeason&quot;)" office:value-type="string" office:string-value="http://dbpedia.org/property/numSeason" calcext:value-type="string">
            <text:p>http://dbpedia.org/property/numSeason</text:p>
          </table:table-cell>
          <table:table-cell office:value-type="string" calcext:value-type="string">
            <text:p>numSeason</text:p>
          </table:table-cell>
          <table:table-cell table:formula="of:=AVERAGE([Sheet1.C1122:Sheet1.C1122])" office:value-type="string" office:string-value="#DIV/0!" calcext:value-type="error">
            <text:p>#DIV/0!</text:p>
          </table:table-cell>
          <table:table-cell table:formula="of:=COUNTIF([Sheet1.D1122:Sheet1.D1122]; &quot;X&quot;)" office:value-type="float" office:value="0" calcext:value-type="float">
            <text:p>0</text:p>
          </table:table-cell>
          <table:table-cell office:value-type="string" calcext:value-type="string">
            <text:p>a work has num season 2</text:p>
          </table:table-cell>
          <table:table-cell office:value-type="string" calcext:value-type="string">
            <text:p>a television show has num season 2</text:p>
          </table:table-cell>
          <table:table-cell table:style-name="ce20" table:formula="of:=HYPERLINK(&quot;http://goo.gl/WDUHOV&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umberOfEpisodes&quot;)" office:value-type="string" office:string-value="http://dbpedia.org/property/numberOfEpisodes" calcext:value-type="string">
            <text:p>http://dbpedia.org/property/numberOfEpisodes</text:p>
          </table:table-cell>
          <table:table-cell office:value-type="string" calcext:value-type="string">
            <text:p>numberOfEpisodes</text:p>
          </table:table-cell>
          <table:table-cell table:formula="of:=AVERAGE([Sheet1.C1123:Sheet1.C1123])" office:value-type="string" office:string-value="#DIV/0!" calcext:value-type="error">
            <text:p>#DIV/0!</text:p>
          </table:table-cell>
          <table:table-cell table:formula="of:=COUNTIF([Sheet1.D1123:Sheet1.D1123]; &quot;X&quot;)" office:value-type="float" office:value="0" calcext:value-type="float">
            <text:p>0</text:p>
          </table:table-cell>
          <table:table-cell office:value-type="string" calcext:value-type="string">
            <text:p>a movie has number of episodes 155</text:p>
          </table:table-cell>
          <table:table-cell office:value-type="string" calcext:value-type="string">
            <text:p>a television show has number of episodes 52</text:p>
          </table:table-cell>
          <table:table-cell table:style-name="ce20" table:formula="of:=HYPERLINK(&quot;http://goo.gl/RbUBia&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o.OfEpisodes&quot;)" office:value-type="string" office:string-value="http://dbpedia.org/property/no.OfEpisodes" calcext:value-type="string">
            <text:p>http://dbpedia.org/property/no.OfEpisodes</text:p>
          </table:table-cell>
          <table:table-cell office:value-type="string" calcext:value-type="string">
            <text:p>no.OfEpisodes</text:p>
          </table:table-cell>
          <table:table-cell table:formula="of:=AVERAGE([Sheet1.C1124:Sheet1.C1124])" office:value-type="string" office:string-value="#DIV/0!" calcext:value-type="error">
            <text:p>#DIV/0!</text:p>
          </table:table-cell>
          <table:table-cell table:formula="of:=COUNTIF([Sheet1.D1124:Sheet1.D1124]; &quot;X&quot;)" office:value-type="float" office:value="0" calcext:value-type="float">
            <text:p>0</text:p>
          </table:table-cell>
          <table:table-cell office:value-type="string" calcext:value-type="string">
            <text:p>a television show has no. of episodes 87</text:p>
          </table:table-cell>
          <table:table-cell office:value-type="string" calcext:value-type="string">
            <text:p>a television show has no. of episodes 52</text:p>
          </table:table-cell>
          <table:table-cell table:style-name="ce20" table:formula="of:=HYPERLINK(&quot;http://goo.gl/OoUJgj&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o.OfSeason&quot;)" office:value-type="string" office:string-value="http://dbpedia.org/property/no.OfSeason" calcext:value-type="string">
            <text:p>http://dbpedia.org/property/no.OfSeason</text:p>
          </table:table-cell>
          <table:table-cell office:value-type="string" calcext:value-type="string">
            <text:p>no.OfSeason</text:p>
          </table:table-cell>
          <table:table-cell table:formula="of:=AVERAGE([Sheet1.C1125:Sheet1.C1125])" office:value-type="string" office:string-value="#DIV/0!" calcext:value-type="error">
            <text:p>#DIV/0!</text:p>
          </table:table-cell>
          <table:table-cell table:formula="of:=COUNTIF([Sheet1.D1125:Sheet1.D1125]; &quot;X&quot;)" office:value-type="float" office:value="0" calcext:value-type="float">
            <text:p>0</text:p>
          </table:table-cell>
          <table:table-cell office:value-type="string" calcext:value-type="string">
            <text:p>a work has no. of season 2</text:p>
          </table:table-cell>
          <table:table-cell office:value-type="string" calcext:value-type="string">
            <text:p>a television show has no. of season 1</text:p>
          </table:table-cell>
          <table:table-cell table:style-name="ce20" table:formula="of:=HYPERLINK(&quot;http://goo.gl/X99Ds4&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umEpisode&quot;)" office:value-type="string" office:string-value="http://dbpedia.org/property/numEpisode" calcext:value-type="string">
            <text:p>http://dbpedia.org/property/numEpisode</text:p>
          </table:table-cell>
          <table:table-cell office:value-type="string" calcext:value-type="string">
            <text:p>numEpisode</text:p>
          </table:table-cell>
          <table:table-cell table:formula="of:=AVERAGE([Sheet1.C1126:Sheet1.C1126])" office:value-type="string" office:string-value="#DIV/0!" calcext:value-type="error">
            <text:p>#DIV/0!</text:p>
          </table:table-cell>
          <table:table-cell table:formula="of:=COUNTIF([Sheet1.D1126:Sheet1.D1126]; &quot;X&quot;)" office:value-type="float" office:value="0" calcext:value-type="float">
            <text:p>0</text:p>
          </table:table-cell>
          <table:table-cell office:value-type="string" calcext:value-type="string">
            <text:p>a work has num episode 13</text:p>
          </table:table-cell>
          <table:table-cell office:value-type="string" calcext:value-type="string">
            <text:p>a work has num episode 120</text:p>
          </table:table-cell>
          <table:table-cell table:style-name="ce20" table:formula="of:=HYPERLINK(&quot;http://goo.gl/einXXU&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numberOfSeasons&quot;)" office:value-type="string" office:string-value="http://dbpedia.org/property/numberOfSeasons" calcext:value-type="string">
            <text:p>http://dbpedia.org/property/numberOfSeasons</text:p>
          </table:table-cell>
          <table:table-cell table:style-name="ce16" office:value-type="string" calcext:value-type="string">
            <text:p>numberOfSeasons</text:p>
          </table:table-cell>
          <table:table-cell table:formula="of:=AVERAGE([Sheet1.C1127:Sheet1.C1127])" office:value-type="string" office:string-value="#DIV/0!" calcext:value-type="error">
            <text:p>#DIV/0!</text:p>
          </table:table-cell>
          <table:table-cell table:formula="of:=COUNTIF([Sheet1.D1127:Sheet1.D1127]; &quot;X&quot;)" office:value-type="float" office:value="0" calcext:value-type="float">
            <text:p>0</text:p>
          </table:table-cell>
          <table:table-cell table:style-name="ce16" office:value-type="string" calcext:value-type="string">
            <text:p>a television show has number of seasons 4</text:p>
          </table:table-cell>
          <table:table-cell table:style-name="ce16" office:value-type="string" calcext:value-type="string">
            <text:p>a movie has number of seasons 4</text:p>
          </table:table-cell>
          <table:table-cell table:style-name="ce25" table:formula="of:=HYPERLINK(&quot;http://goo.gl/c39K9r&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796458291" calcext:value-type="float">
            <text:p>1796458291</text:p>
          </table:table-cell>
          <table:table-cell office:value-type="string" calcext:value-type="string">
            <text:p>television show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Pilot</text:p>
          </table:table-cell>
          <table:table-cell table:style-name="ce13" office:value-type="string" calcext:value-type="string">
            <text:p>Purple Giraffe</text:p>
          </table:table-cell>
          <table:table-cell table:style-name="ce13" office:value-type="string" calcext:value-type="string">
            <text:p>Sweet Taste of Liberty</text:p>
          </table:table-cell>
          <table:table-cell table:style-name="ce13" office:value-type="string" calcext:value-type="string">
            <text:p>Return of the Shirt</text:p>
          </table:table-cell>
          <table:table-cell table:style-name="ce13" office:value-type="string" calcext:value-type="string">
            <text:p>Okay Awesome</text:p>
          </table:table-cell>
          <table:table-cell table:style-name="ce13"/>
          <table:table-cell table:style-name="ce22"/>
          <table:table-cell table:number-columns-repeated="1017"/>
        </table:table-row>
        <table:table-row table:style-name="ro1">
          <table:table-cell table:style-name="ce5" office:value-type="string" calcext:value-type="string">
            <text:p>Slutty Pumpkin</text:p>
          </table:table-cell>
          <table:table-cell table:style-name="ce13" office:value-type="string" calcext:value-type="string">
            <text:p>Matchmaker</text:p>
          </table:table-cell>
          <table:table-cell table:style-name="ce13" office:value-type="string" calcext:value-type="string">
            <text:p>The Duel</text:p>
          </table:table-cell>
          <table:table-cell table:style-name="ce13" office:value-type="string" calcext:value-type="string">
            <text:p>Belly Full of Turkey</text:p>
          </table:table-cell>
          <table:table-cell table:style-name="ce13" office:value-type="string" calcext:value-type="string">
            <text:p>The Pineapple Incident</text:p>
          </table:table-cell>
          <table:table-cell table:style-name="ce13"/>
          <table:table-cell table:style-name="ce22"/>
          <table:table-cell table:number-columns-repeated="1017"/>
        </table:table-row>
        <table:table-row table:style-name="ro4">
          <table:table-cell table:style-name="ce5" office:value-type="string" calcext:value-type="string">
            <text:p>The Limo</text:p>
          </table:table-cell>
          <table:table-cell table:style-name="ce13" office:value-type="string" calcext:value-type="string">
            <text:p>The Wedding</text:p>
          </table:table-cell>
          <table:table-cell table:style-name="ce13" office:value-type="string" calcext:value-type="string">
            <text:p>Drumroll, Please</text:p>
          </table:table-cell>
          <table:table-cell table:style-name="ce13" office:value-type="string" calcext:value-type="string">
            <text:p>Zip, Zip, Zip</text:p>
          </table:table-cell>
          <table:table-cell table:style-name="ce13" office:value-type="string" calcext:value-type="string">
            <text:p>Game Night</text:p>
          </table:table-cell>
          <table:table-cell table:style-name="ce13"/>
          <table:table-cell table:style-name="ce22"/>
          <table:table-cell table:number-columns-repeated="1017"/>
        </table:table-row>
        <table:table-row table:style-name="ro1">
          <table:table-cell table:style-name="ce5" office:value-type="string" calcext:value-type="string">
            <text:p>Cupcake</text:p>
          </table:table-cell>
          <table:table-cell table:style-name="ce13" office:value-type="string" calcext:value-type="string">
            <text:p>Life Among the Gorillas</text:p>
          </table:table-cell>
          <table:table-cell table:style-name="ce13" office:value-type="string" calcext:value-type="string">
            <text:p>Nothing Good Happens After 2 A.M.</text:p>
          </table:table-cell>
          <table:table-cell table:style-name="ce13" office:value-type="string" calcext:value-type="string">
            <text:p>Mary the Paralegal</text:p>
          </table:table-cell>
          <table:table-cell table:style-name="ce13" office:value-type="string" calcext:value-type="string">
            <text:p>Best Prom Ever</text:p>
          </table:table-cell>
          <table:table-cell table:style-name="ce13"/>
          <table:table-cell table:style-name="ce22"/>
          <table:table-cell table:number-columns-repeated="1017"/>
        </table:table-row>
        <table:table-row table:style-name="ro1">
          <table:table-cell table:style-name="ce5" office:value-type="string" calcext:value-type="string">
            <text:p>Milk</text:p>
          </table:table-cell>
          <table:table-cell table:style-name="ce13" office:value-type="string" calcext:value-type="string">
            <text:p>Come On</text:p>
          </table:table-cell>
          <table:table-cell table:style-name="ce13" office:value-type="string" calcext:value-type="string">
            <text:p>Where Were We?</text:p>
          </table:table-cell>
          <table:table-cell table:style-name="ce13" office:value-type="string" calcext:value-type="string">
            <text:p>The Scorpion and the Toad</text:p>
          </table:table-cell>
          <table:table-cell table:style-name="ce13" office:value-type="string" calcext:value-type="string">
            <text:p>Brunch</text:p>
          </table:table-cell>
          <table:table-cell table:style-name="ce13"/>
          <table:table-cell table:style-name="ce22"/>
          <table:table-cell table:number-columns-repeated="1017"/>
        </table:table-row>
        <table:table-row table:style-name="ro4">
          <table:table-cell table:style-name="ce5" office:value-type="string" calcext:value-type="string">
            <text:p>Ted Mosby: Architect</text:p>
          </table:table-cell>
          <table:table-cell table:style-name="ce13" office:value-type="string" calcext:value-type="string">
            <text:p>World's Greatest Couple</text:p>
          </table:table-cell>
          <table:table-cell table:style-name="ce13" office:value-type="string" calcext:value-type="string">
            <text:p>Aldrin Justice</text:p>
          </table:table-cell>
          <table:table-cell table:style-name="ce13" office:value-type="string" calcext:value-type="string">
            <text:p>Swarley</text:p>
          </table:table-cell>
          <table:table-cell table:style-name="ce13" office:value-type="string" calcext:value-type="string">
            <text:p>Atlantic City</text:p>
          </table:table-cell>
          <table:table-cell table:style-name="ce13"/>
          <table:table-cell table:style-name="ce22"/>
          <table:table-cell table:number-columns-repeated="1017"/>
        </table:table-row>
        <table:table-row table:style-name="ro1">
          <table:table-cell table:style-name="ce5" office:value-type="string" calcext:value-type="string">
            <text:p>Slap Bet</text:p>
          </table:table-cell>
          <table:table-cell table:style-name="ce13" office:value-type="string" calcext:value-type="string">
            <text:p>Single Stamina</text:p>
          </table:table-cell>
          <table:table-cell table:style-name="ce13" office:value-type="string" calcext:value-type="string">
            <text:p>How Lily Stole Christmas</text:p>
          </table:table-cell>
          <table:table-cell table:style-name="ce13" office:value-type="string" calcext:value-type="string">
            <text:p>First Time in New York</text:p>
          </table:table-cell>
          <table:table-cell table:style-name="ce13" office:value-type="string" calcext:value-type="string">
            <text:p>Columns</text:p>
          </table:table-cell>
          <table:table-cell table:style-name="ce13"/>
          <table:table-cell table:style-name="ce22"/>
          <table:table-cell table:number-columns-repeated="1017"/>
        </table:table-row>
        <table:table-row table:style-name="ro4">
          <table:table-cell table:style-name="ce5" office:value-type="string" calcext:value-type="string">
            <text:p>Monday Night Football</text:p>
          </table:table-cell>
          <table:table-cell table:style-name="ce13" office:value-type="string" calcext:value-type="string">
            <text:p>Lucky Penny</text:p>
          </table:table-cell>
          <table:table-cell table:style-name="ce13" office:value-type="string" calcext:value-type="string">
            <text:p>Stuff</text:p>
          </table:table-cell>
          <table:table-cell table:style-name="ce13" office:value-type="string" calcext:value-type="string">
            <text:p>Arrivederci, Fiero</text:p>
          </table:table-cell>
          <table:table-cell table:style-name="ce13" office:value-type="string" calcext:value-type="string">
            <text:p>Moving Day</text:p>
          </table:table-cell>
          <table:table-cell table:style-name="ce13"/>
          <table:table-cell table:style-name="ce22"/>
          <table:table-cell table:number-columns-repeated="1017"/>
        </table:table-row>
        <table:table-row table:style-name="ro1">
          <table:table-cell table:style-name="ce5" office:value-type="string" calcext:value-type="string">
            <text:p>Bachelor Party</text:p>
          </table:table-cell>
          <table:table-cell table:style-name="ce13" office:value-type="string" calcext:value-type="string">
            <text:p>Showdown</text:p>
          </table:table-cell>
          <table:table-cell table:style-name="ce13" office:value-type="string" calcext:value-type="string">
            <text:p>Something Borrowed</text:p>
          </table:table-cell>
          <table:table-cell table:style-name="ce13" office:value-type="string" calcext:value-type="string">
            <text:p>Something Blue</text:p>
          </table:table-cell>
          <table:table-cell table:style-name="ce13" office:value-type="string" calcext:value-type="string">
            <text:p>Wait for It</text:p>
          </table:table-cell>
          <table:table-cell table:style-name="ce13"/>
          <table:table-cell table:style-name="ce22"/>
          <table:table-cell table:number-columns-repeated="1017"/>
        </table:table-row>
        <table:table-row table:style-name="ro1">
          <table:table-cell table:style-name="ce5" office:value-type="string" calcext:value-type="string">
            <text:p>We're Not from Here</text:p>
          </table:table-cell>
          <table:table-cell table:style-name="ce13" office:value-type="string" calcext:value-type="string">
            <text:p>Third Wheel</text:p>
          </table:table-cell>
          <table:table-cell table:style-name="ce13" office:value-type="string" calcext:value-type="string">
            <text:p>Little Boys</text:p>
          </table:table-cell>
          <table:table-cell table:style-name="ce13" office:value-type="string" calcext:value-type="string">
            <text:p>How I Met Everyone Else</text:p>
          </table:table-cell>
          <table:table-cell table:style-name="ce13" office:value-type="string" calcext:value-type="string">
            <text:p>I'm Not That Guy</text:p>
          </table:table-cell>
          <table:table-cell table:style-name="ce13"/>
          <table:table-cell table:style-name="ce22"/>
          <table:table-cell table:number-columns-repeated="1017"/>
        </table:table-row>
        <table:table-row table:style-name="ro4">
          <table:table-cell table:style-name="ce5" office:value-type="string" calcext:value-type="string">
            <text:p>Dowisetrepla</text:p>
          </table:table-cell>
          <table:table-cell table:style-name="ce13" office:value-type="string" calcext:value-type="string">
            <text:p>Spoiler Alert</text:p>
          </table:table-cell>
          <table:table-cell table:style-name="ce13" office:value-type="string" calcext:value-type="string">
            <text:p>Slapsgiving</text:p>
          </table:table-cell>
          <table:table-cell table:style-name="ce13" office:value-type="string" calcext:value-type="string">
            <text:p>The Yips</text:p>
          </table:table-cell>
          <table:table-cell table:style-name="ce13" office:value-type="string" calcext:value-type="string">
            <text:p>The Platinum Rule</text:p>
          </table:table-cell>
          <table:table-cell table:style-name="ce13"/>
          <table:table-cell table:style-name="ce22"/>
          <table:table-cell table:number-columns-repeated="1017"/>
        </table:table-row>
        <table:table-row table:style-name="ro1">
          <table:table-cell table:style-name="ce5" office:value-type="string" calcext:value-type="string">
            <text:p>No Tomorrow</text:p>
          </table:table-cell>
          <table:table-cell table:style-name="ce13" office:value-type="string" calcext:value-type="string">
            <text:p>Ten Sessions</text:p>
          </table:table-cell>
          <table:table-cell table:style-name="ce13" office:value-type="string" calcext:value-type="string">
            <text:p>The Bracket</text:p>
          </table:table-cell>
          <table:table-cell table:style-name="ce13" office:value-type="string" calcext:value-type="string">
            <text:p>The Chain of Screaming</text:p>
          </table:table-cell>
          <table:table-cell table:style-name="ce13" office:value-type="string" calcext:value-type="string">
            <text:p>Sandcastles in the Sand</text:p>
          </table:table-cell>
          <table:table-cell table:style-name="ce13"/>
          <table:table-cell table:style-name="ce22"/>
          <table:table-cell table:number-columns-repeated="1017"/>
        </table:table-row>
        <table:table-row table:style-name="ro1">
          <table:table-cell table:style-name="ce5" office:value-type="string" calcext:value-type="string">
            <text:p>The Goat</text:p>
          </table:table-cell>
          <table:table-cell table:style-name="ce13" office:value-type="string" calcext:value-type="string">
            <text:p>Rebound Bro</text:p>
          </table:table-cell>
          <table:table-cell table:style-name="ce13" office:value-type="string" calcext:value-type="string">
            <text:p>Everything Must Go</text:p>
          </table:table-cell>
          <table:table-cell table:style-name="ce13" office:value-type="string" calcext:value-type="string">
            <text:p>Miracles</text:p>
          </table:table-cell>
          <table:table-cell table:style-name="ce13" office:value-type="string" calcext:value-type="string">
            <text:p>Do I Know You?</text:p>
          </table:table-cell>
          <table:table-cell table:style-name="ce13"/>
          <table:table-cell table:style-name="ce22"/>
          <table:table-cell table:number-columns-repeated="1017"/>
        </table:table-row>
        <table:table-row table:style-name="ro1">
          <table:table-cell table:style-name="ce5" office:value-type="string" calcext:value-type="string">
            <text:p>The Best Burger in New York</text:p>
          </table:table-cell>
          <table:table-cell table:style-name="ce13" office:value-type="string" calcext:value-type="string">
            <text:p>I Heart NJ</text:p>
          </table:table-cell>
          <table:table-cell table:style-name="ce13" office:value-type="string" calcext:value-type="string">
            <text:p>Intervention</text:p>
          </table:table-cell>
          <table:table-cell table:style-name="ce13" office:value-type="string" calcext:value-type="string">
            <text:p>Shelter Island</text:p>
          </table:table-cell>
          <table:table-cell table:style-name="ce13" office:value-type="string" calcext:value-type="string">
            <text:p>Happily Ever After</text:p>
          </table:table-cell>
          <table:table-cell table:style-name="ce13"/>
          <table:table-cell table:style-name="ce22"/>
          <table:table-cell table:number-columns-repeated="1017"/>
        </table:table-row>
        <table:table-row table:style-name="ro4">
          <table:table-cell table:style-name="ce5" office:value-type="string" calcext:value-type="string">
            <text:p>Not a Father's Day</text:p>
          </table:table-cell>
          <table:table-cell table:style-name="ce13" office:value-type="string" calcext:value-type="string">
            <text:p>Woooo!</text:p>
          </table:table-cell>
          <table:table-cell table:style-name="ce13" office:value-type="string" calcext:value-type="string">
            <text:p>The Naked Man</text:p>
          </table:table-cell>
          <table:table-cell table:style-name="ce13" office:value-type="string" calcext:value-type="string">
            <text:p>The Fight</text:p>
          </table:table-cell>
          <table:table-cell table:style-name="ce13" office:value-type="string" calcext:value-type="string">
            <text:p>Little Minnesota</text:p>
          </table:table-cell>
          <table:table-cell table:style-name="ce13"/>
          <table:table-cell table:style-name="ce22"/>
          <table:table-cell table:number-columns-repeated="1017"/>
        </table:table-row>
        <table:table-row table:style-name="ro4">
          <table:table-cell table:style-name="ce5" office:value-type="string" calcext:value-type="string">
            <text:p>Benefits</text:p>
          </table:table-cell>
          <table:table-cell table:style-name="ce13" office:value-type="string" calcext:value-type="string">
            <text:p>Three Days of Snow</text:p>
          </table:table-cell>
          <table:table-cell table:style-name="ce13" office:value-type="string" calcext:value-type="string">
            <text:p>The Possimpible</text:p>
          </table:table-cell>
          <table:table-cell table:style-name="ce13" office:value-type="string" calcext:value-type="string">
            <text:p>The Stinsons</text:p>
          </table:table-cell>
          <table:table-cell table:style-name="ce13" office:value-type="string" calcext:value-type="string">
            <text:p>Sorry, Bro</text:p>
          </table:table-cell>
          <table:table-cell table:style-name="ce13"/>
          <table:table-cell table:style-name="ce22"/>
          <table:table-cell table:number-columns-repeated="1017"/>
        </table:table-row>
        <table:table-row table:style-name="ro4">
          <table:table-cell table:style-name="ce5" office:value-type="string" calcext:value-type="string">
            <text:p>The Front Porch</text:p>
          </table:table-cell>
          <table:table-cell table:style-name="ce13" office:value-type="string" calcext:value-type="string">
            <text:p>Old King Clancy</text:p>
          </table:table-cell>
          <table:table-cell table:style-name="ce13" office:value-type="string" calcext:value-type="string">
            <text:p>Murtaugh</text:p>
          </table:table-cell>
          <table:table-cell table:style-name="ce13" office:value-type="string" calcext:value-type="string">
            <text:p>Mosbius Designs</text:p>
          </table:table-cell>
          <table:table-cell table:style-name="ce13" office:value-type="string" calcext:value-type="string">
            <text:p>The Three Days Rule</text:p>
          </table:table-cell>
          <table:table-cell table:style-name="ce13"/>
          <table:table-cell table:style-name="ce22"/>
          <table:table-cell table:number-columns-repeated="1017"/>
        </table:table-row>
        <table:table-row table:style-name="ro1">
          <table:table-cell table:style-name="ce5" office:value-type="string" calcext:value-type="string">
            <text:p>Right Place, Right Time</text:p>
          </table:table-cell>
          <table:table-cell table:style-name="ce17" office:value-type="string" calcext:value-type="string">
            <text:p>As Fast as She Can</text:p>
          </table:table-cell>
          <table:table-cell table:style-name="ce17" office:value-type="string" calcext:value-type="string">
            <text:p>The Leap</text:p>
          </table:table-cell>
          <table:table-cell table:style-name="ce17" table:number-columns-repeated="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 office:value-type="string" calcext:value-type="string">
            <text:p>PROPERTY NAME</text:p>
          </table:table-cell>
          <table:table-cell table:style-name="ce1" office:value-type="string" calcext:value-type="string">
            <text:p>RATE THE RELEVANCE OF THE PROPERTY</text:p>
          </table:table-cell>
          <table:table-cell table:style-name="ce1" office:value-type="string" calcext:value-type="string">
            <text:p>IS THIS PROPERTY NAME A CORRECT LABEL? (mark with X)</text:p>
          </table:table-cell>
          <table:table-cell table:style-name="ce1" office:value-type="string" calcext:value-type="string">
            <text:p>EXAMPLE 1</text:p>
          </table:table-cell>
          <table:table-cell table:style-name="ce1" office:value-type="string" calcext:value-type="string">
            <text:p>EXAMPLE 2</text:p>
          </table:table-cell>
          <table:table-cell table:style-name="ce24"/>
          <table:table-cell table:style-name="ce15" table:number-columns-repeated="1017"/>
        </table:table-row>
        <table:table-row table:style-name="ro4">
          <table:table-cell table:style-name="ce8" table:formula="of:=HYPERLINK(&quot;http://dbpedia.org/property/title&quot;)" office:value-type="string" office:string-value="http://dbpedia.org/property/title" calcext:value-type="string">
            <text:p>http://dbpedia.org/property/title</text:p>
          </table:table-cell>
          <table:table-cell office:value-type="string" calcext:value-type="string">
            <text:p>title</text:p>
          </table:table-cell>
          <table:table-cell table:formula="of:=AVERAGE([Sheet1.C1152:Sheet1.C1152])" office:value-type="string" office:string-value="#DIV/0!" calcext:value-type="error">
            <text:p>#DIV/0!</text:p>
          </table:table-cell>
          <table:table-cell table:formula="of:=COUNTIF([Sheet1.D1152:Sheet1.D1152]; &quot;X&quot;)" office:value-type="float" office:value="0" calcext:value-type="float">
            <text:p>0</text:p>
          </table:table-cell>
          <table:table-cell office:value-type="string" calcext:value-type="string">
            <text:p>an office holder has title Ant%C3%B3nio Maria da Silva (an entity of type agent)</text:p>
          </table:table-cell>
          <table:table-cell office:value-type="string" calcext:value-type="string">
            <text:p>a work has title Ions</text:p>
          </table:table-cell>
          <table:table-cell table:style-name="ce20" table:formula="of:=HYPERLINK(&quot;http://goo.gl/rnRNwI&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xmlns.com/foaf/0.1/name&quot;)" office:value-type="string" office:string-value="http://xmlns.com/foaf/0.1/name" calcext:value-type="string">
            <text:p>http://xmlns.com/foaf/0.1/name</text:p>
          </table:table-cell>
          <table:table-cell office:value-type="string" calcext:value-type="string">
            <text:p>name</text:p>
          </table:table-cell>
          <table:table-cell table:formula="of:=AVERAGE([Sheet1.C1153:Sheet1.C1153])" office:value-type="string" office:string-value="#DIV/0!" calcext:value-type="error">
            <text:p>#DIV/0!</text:p>
          </table:table-cell>
          <table:table-cell table:formula="of:=COUNTIF([Sheet1.D1153:Sheet1.D1153]; &quot;X&quot;)" office:value-type="float" office:value="0" calcext:value-type="float">
            <text:p>0</text:p>
          </table:table-cell>
          <table:table-cell table:number-columns-repeated="2"/>
          <table:table-cell table:style-name="ce20" table:formula="of:=HYPERLINK(&quot;http://goo.gl/TCjd7M&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howName&quot;)" office:value-type="string" office:string-value="http://dbpedia.org/property/showName" calcext:value-type="string">
            <text:p>http://dbpedia.org/property/showName</text:p>
          </table:table-cell>
          <table:table-cell office:value-type="string" calcext:value-type="string">
            <text:p>showName</text:p>
          </table:table-cell>
          <table:table-cell table:formula="of:=AVERAGE([Sheet1.C1154:Sheet1.C1154])" office:value-type="string" office:string-value="#DIV/0!" calcext:value-type="error">
            <text:p>#DIV/0!</text:p>
          </table:table-cell>
          <table:table-cell table:formula="of:=COUNTIF([Sheet1.D1154:Sheet1.D1154]; &quot;X&quot;)" office:value-type="float" office:value="0" calcext:value-type="float">
            <text:p>0</text:p>
          </table:table-cell>
          <table:table-cell office:value-type="string" calcext:value-type="string">
            <text:p>a work has show name Blake's 7</text:p>
          </table:table-cell>
          <table:table-cell office:value-type="string" calcext:value-type="string">
            <text:p>a work has show name Emergency One!</text:p>
          </table:table-cell>
          <table:table-cell table:style-name="ce20" table:formula="of:=HYPERLINK(&quot;http://goo.gl/1dMfkf&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ame&quot;)" office:value-type="string" office:string-value="http://dbpedia.org/property/name" calcext:value-type="string">
            <text:p>http://dbpedia.org/property/name</text:p>
          </table:table-cell>
          <table:table-cell office:value-type="string" calcext:value-type="string">
            <text:p>name</text:p>
          </table:table-cell>
          <table:table-cell table:formula="of:=AVERAGE([Sheet1.C1155:Sheet1.C1155])" office:value-type="string" office:string-value="#DIV/0!" calcext:value-type="error">
            <text:p>#DIV/0!</text:p>
          </table:table-cell>
          <table:table-cell table:formula="of:=COUNTIF([Sheet1.D1155:Sheet1.D1155]; &quot;X&quot;)" office:value-type="float" office:value="0" calcext:value-type="float">
            <text:p>0</text:p>
          </table:table-cell>
          <table:table-cell office:value-type="string" calcext:value-type="string">
            <text:p>a municipality has Name Ånge Municipality</text:p>
          </table:table-cell>
          <table:table-cell office:value-type="string" calcext:value-type="string">
            <text:p>an infrastructure has Name "Solidarity" Szczecin-Goleniów Airport</text:p>
          </table:table-cell>
          <table:table-cell table:style-name="ce20" table:formula="of:=HYPERLINK(&quot;http://goo.gl/Xt2Jpo&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englishtitle&quot;)" office:value-type="string" office:string-value="http://dbpedia.org/property/englishtitle" calcext:value-type="string">
            <text:p>http://dbpedia.org/property/englishtitle</text:p>
          </table:table-cell>
          <table:table-cell office:value-type="string" calcext:value-type="string">
            <text:p>englishtitle</text:p>
          </table:table-cell>
          <table:table-cell table:formula="of:=AVERAGE([Sheet1.C1156:Sheet1.C1156])" office:value-type="string" office:string-value="#DIV/0!" calcext:value-type="error">
            <text:p>#DIV/0!</text:p>
          </table:table-cell>
          <table:table-cell table:formula="of:=COUNTIF([Sheet1.D1156:Sheet1.D1156]; &quot;X&quot;)" office:value-type="float" office:value="0" calcext:value-type="float">
            <text:p>0</text:p>
          </table:table-cell>
          <table:table-cell office:value-type="string" calcext:value-type="string">
            <text:p>a work has EnglishTitle Trouble at No.32</text:p>
          </table:table-cell>
          <table:table-cell office:value-type="string" calcext:value-type="string">
            <text:p>a work has EnglishTitle Paddington in the Hot Seat:</text:p>
          </table:table-cell>
          <table:table-cell table:style-name="ce20" table:formula="of:=HYPERLINK(&quot;http://goo.gl/GKsh9y&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episodetitle&quot;)" office:value-type="string" office:string-value="http://dbpedia.org/property/episodetitle" calcext:value-type="string">
            <text:p>http://dbpedia.org/property/episodetitle</text:p>
          </table:table-cell>
          <table:table-cell office:value-type="string" calcext:value-type="string">
            <text:p>episodetitle</text:p>
          </table:table-cell>
          <table:table-cell table:formula="of:=AVERAGE([Sheet1.C1157:Sheet1.C1157])" office:value-type="string" office:string-value="#DIV/0!" calcext:value-type="error">
            <text:p>#DIV/0!</text:p>
          </table:table-cell>
          <table:table-cell table:formula="of:=COUNTIF([Sheet1.D1157:Sheet1.D1157]; &quot;X&quot;)" office:value-type="float" office:value="0" calcext:value-type="float">
            <text:p>0</text:p>
          </table:table-cell>
          <table:table-cell table:number-columns-repeated="2"/>
          <table:table-cell table:style-name="ce20" table:formula="of:=HYPERLINK(&quot;http://goo.gl/7bCDpK&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listEpisodes&quot;)" office:value-type="string" office:string-value="http://dbpedia.org/property/listEpisodes" calcext:value-type="string">
            <text:p>http://dbpedia.org/property/listEpisodes</text:p>
          </table:table-cell>
          <table:table-cell office:value-type="string" calcext:value-type="string">
            <text:p>listEpisodes</text:p>
          </table:table-cell>
          <table:table-cell table:formula="of:=AVERAGE([Sheet1.C1158:Sheet1.C1158])" office:value-type="string" office:string-value="#DIV/0!" calcext:value-type="error">
            <text:p>#DIV/0!</text:p>
          </table:table-cell>
          <table:table-cell table:formula="of:=COUNTIF([Sheet1.D1158:Sheet1.D1158]; &quot;X&quot;)" office:value-type="float" office:value="0" calcext:value-type="float">
            <text:p>0</text:p>
          </table:table-cell>
          <table:table-cell office:value-type="string" calcext:value-type="string">
            <text:p>a television show has list episodes List of Profiler episodes</text:p>
          </table:table-cell>
          <table:table-cell office:value-type="string" calcext:value-type="string">
            <text:p>a television show has list episodes List of Dora the Explorer episodes</text:p>
          </table:table-cell>
          <table:table-cell table:style-name="ce20" table:formula="of:=HYPERLINK(&quot;http://goo.gl/WFJZUY&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rtitle&quot;)" office:value-type="string" office:string-value="http://dbpedia.org/property/rtitle" calcext:value-type="string">
            <text:p>http://dbpedia.org/property/rtitle</text:p>
          </table:table-cell>
          <table:table-cell office:value-type="string" calcext:value-type="string">
            <text:p>rtitle</text:p>
          </table:table-cell>
          <table:table-cell table:formula="of:=AVERAGE([Sheet1.C1159:Sheet1.C1159])" office:value-type="string" office:string-value="#DIV/0!" calcext:value-type="error">
            <text:p>#DIV/0!</text:p>
          </table:table-cell>
          <table:table-cell table:formula="of:=COUNTIF([Sheet1.D1159:Sheet1.D1159]; &quot;X&quot;)" office:value-type="float" office:value="0" calcext:value-type="float">
            <text:p>0</text:p>
          </table:table-cell>
          <table:table-cell office:value-type="string" calcext:value-type="string">
            <text:p>a work has RTitle Jonah Hill (an entity of type person)</text:p>
          </table:table-cell>
          <table:table-cell office:value-type="string" calcext:value-type="string">
            <text:p>a television season has RTitle Charles Barkley (an entity of type agent)</text:p>
          </table:table-cell>
          <table:table-cell table:style-name="ce20" table:formula="of:=HYPERLINK(&quot;http://goo.gl/BORgo7&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easonName&quot;)" office:value-type="string" office:string-value="http://dbpedia.org/property/seasonName" calcext:value-type="string">
            <text:p>http://dbpedia.org/property/seasonName</text:p>
          </table:table-cell>
          <table:table-cell office:value-type="string" calcext:value-type="string">
            <text:p>seasonName</text:p>
          </table:table-cell>
          <table:table-cell table:formula="of:=AVERAGE([Sheet1.C1160:Sheet1.C1160])" office:value-type="string" office:string-value="#DIV/0!" calcext:value-type="error">
            <text:p>#DIV/0!</text:p>
          </table:table-cell>
          <table:table-cell table:formula="of:=COUNTIF([Sheet1.D1160:Sheet1.D1160]; &quot;X&quot;)" office:value-type="float" office:value="0" calcext:value-type="float">
            <text:p>0</text:p>
          </table:table-cell>
          <table:table-cell office:value-type="string" calcext:value-type="string">
            <text:p>a television season has season name The Apprentice 10</text:p>
          </table:table-cell>
          <table:table-cell office:value-type="string" calcext:value-type="string">
            <text:p>a television season has season name CSI: Miami Season 4</text:p>
          </table:table-cell>
          <table:table-cell table:style-name="ce20" table:formula="of:=HYPERLINK(&quot;http://goo.gl/nOC4S8&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episodeName&quot;)" office:value-type="string" office:string-value="http://dbpedia.org/property/episodeName" calcext:value-type="string">
            <text:p>http://dbpedia.org/property/episodeName</text:p>
          </table:table-cell>
          <table:table-cell office:value-type="string" calcext:value-type="string">
            <text:p>episodeName</text:p>
          </table:table-cell>
          <table:table-cell table:formula="of:=AVERAGE([Sheet1.C1161:Sheet1.C1161])" office:value-type="string" office:string-value="#DIV/0!" calcext:value-type="error">
            <text:p>#DIV/0!</text:p>
          </table:table-cell>
          <table:table-cell table:formula="of:=COUNTIF([Sheet1.D1161:Sheet1.D1161]; &quot;X&quot;)" office:value-type="float" office:value="0" calcext:value-type="float">
            <text:p>0</text:p>
          </table:table-cell>
          <table:table-cell office:value-type="string" calcext:value-type="string">
            <text:p>a work has episode name Space Pilot 3000</text:p>
          </table:table-cell>
          <table:table-cell office:value-type="string" calcext:value-type="string">
            <text:p>a person has episode name The Lesser of Two Evils</text:p>
          </table:table-cell>
          <table:table-cell table:style-name="ce20" table:formula="of:=HYPERLINK(&quot;http://goo.gl/KIFuOz&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englishtitlea&quot;)" office:value-type="string" office:string-value="http://dbpedia.org/property/englishtitlea" calcext:value-type="string">
            <text:p>http://dbpedia.org/property/englishtitlea</text:p>
          </table:table-cell>
          <table:table-cell office:value-type="string" calcext:value-type="string">
            <text:p>englishtitlea</text:p>
          </table:table-cell>
          <table:table-cell table:formula="of:=AVERAGE([Sheet1.C1162:Sheet1.C1162])" office:value-type="string" office:string-value="#DIV/0!" calcext:value-type="error">
            <text:p>#DIV/0!</text:p>
          </table:table-cell>
          <table:table-cell table:formula="of:=COUNTIF([Sheet1.D1162:Sheet1.D1162]; &quot;X&quot;)" office:value-type="float" office:value="0" calcext:value-type="float">
            <text:p>0</text:p>
          </table:table-cell>
          <table:table-cell office:value-type="string" calcext:value-type="string">
            <text:p>a manga has EnglishTitleA A Gorgeous Party!?</text:p>
          </table:table-cell>
          <table:table-cell office:value-type="string" calcext:value-type="string">
            <text:p>an anime has EnglishTitleA Urashima Tar%C5%8D</text:p>
          </table:table-cell>
          <table:table-cell table:style-name="ce20" table:formula="of:=HYPERLINK(&quot;http://goo.gl/T5lSRK&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englishtitleb&quot;)" office:value-type="string" office:string-value="http://dbpedia.org/property/englishtitleb" calcext:value-type="string">
            <text:p>http://dbpedia.org/property/englishtitleb</text:p>
          </table:table-cell>
          <table:table-cell office:value-type="string" calcext:value-type="string">
            <text:p>englishtitleb</text:p>
          </table:table-cell>
          <table:table-cell table:formula="of:=AVERAGE([Sheet1.C1163:Sheet1.C1163])" office:value-type="string" office:string-value="#DIV/0!" calcext:value-type="error">
            <text:p>#DIV/0!</text:p>
          </table:table-cell>
          <table:table-cell table:formula="of:=COUNTIF([Sheet1.D1163:Sheet1.D1163]; &quot;X&quot;)" office:value-type="float" office:value="0" calcext:value-type="float">
            <text:p>0</text:p>
          </table:table-cell>
          <table:table-cell office:value-type="string" calcext:value-type="string">
            <text:p>a manga has EnglishTitleB Switch</text:p>
          </table:table-cell>
          <table:table-cell office:value-type="string" calcext:value-type="string">
            <text:p>a work has EnglishTitleB Musashi Scenery</text:p>
          </table:table-cell>
          <table:table-cell table:style-name="ce20" table:formula="of:=HYPERLINK(&quot;http://goo.gl/jF1oD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pisode&quot;)" office:value-type="string" office:string-value="http://dbpedia.org/property/episode" calcext:value-type="string">
            <text:p>http://dbpedia.org/property/episode</text:p>
          </table:table-cell>
          <table:table-cell office:value-type="string" calcext:value-type="string">
            <text:p>episode</text:p>
          </table:table-cell>
          <table:table-cell table:formula="of:=AVERAGE([Sheet1.C1164:Sheet1.C1164])" office:value-type="string" office:string-value="#DIV/0!" calcext:value-type="error">
            <text:p>#DIV/0!</text:p>
          </table:table-cell>
          <table:table-cell table:formula="of:=COUNTIF([Sheet1.D1164:Sheet1.D1164]; &quot;X&quot;)" office:value-type="float" office:value="0" calcext:value-type="float">
            <text:p>0</text:p>
          </table:table-cell>
          <table:table-cell office:value-type="string" calcext:value-type="string">
            <text:p>an agent has Episode Fright Night (an entity of type work)</text:p>
          </table:table-cell>
          <table:table-cell office:value-type="string" calcext:value-type="string">
            <text:p>a television episode has Episode A Short Drink From a Certain Fountain</text:p>
          </table:table-cell>
          <table:table-cell table:style-name="ce20" table:formula="of:=HYPERLINK(&quot;http://goo.gl/P8PzNU&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serialName&quot;)" office:value-type="string" office:string-value="http://dbpedia.org/property/serialName" calcext:value-type="string">
            <text:p>http://dbpedia.org/property/serialName</text:p>
          </table:table-cell>
          <table:table-cell table:style-name="ce16" office:value-type="string" calcext:value-type="string">
            <text:p>serialName</text:p>
          </table:table-cell>
          <table:table-cell table:formula="of:=AVERAGE([Sheet1.C1165:Sheet1.C1165])" office:value-type="string" office:string-value="#DIV/0!" calcext:value-type="error">
            <text:p>#DIV/0!</text:p>
          </table:table-cell>
          <table:table-cell table:formula="of:=COUNTIF([Sheet1.D1165:Sheet1.D1165]; &quot;X&quot;)" office:value-type="float" office:value="0" calcext:value-type="float">
            <text:p>0</text:p>
          </table:table-cell>
          <table:table-cell table:style-name="ce16" office:value-type="string" calcext:value-type="string">
            <text:p>a television episode has serial name World War Three</text:p>
          </table:table-cell>
          <table:table-cell table:style-name="ce16" office:value-type="string" calcext:value-type="string">
            <text:p>a work has serial name Downtime</text:p>
          </table:table-cell>
          <table:table-cell table:style-name="ce25" table:formula="of:=HYPERLINK(&quot;http://goo.gl/B3bw2d&quot;;&quot;View More&quot;)" office:value-type="string" office:string-value="View More" calcext:value-type="string">
            <text:p>View More</text:p>
          </table:table-cell>
          <table:table-cell table:number-columns-repeated="1017"/>
        </table:table-row>
        <table:table-row table:style-name="ro1">
          <table:table-cell table:style-name="ce10"/>
          <table:table-cell table:number-columns-repeated="5"/>
          <table:table-cell table:style-name="ce10"/>
          <table:table-cell table:number-columns-repeated="1017"/>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151263973" calcext:value-type="float">
            <text:p>1151263973</text:p>
          </table:table-cell>
          <table:table-cell office:value-type="string" calcext:value-type="string">
            <text:p>television show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4">
          <table:table-cell table:style-name="ce5" office:value-type="string" calcext:value-type="string">
            <text:p>Michael Shea</text:p>
          </table:table-cell>
          <table:table-cell table:style-name="ce13" office:value-type="string" calcext:value-type="string">
            <text:p>Neil Patrick Harris</text:p>
          </table:table-cell>
          <table:table-cell table:style-name="ce13" office:value-type="string" calcext:value-type="string">
            <text:p>Pamela Fryman</text:p>
          </table:table-cell>
          <table:table-cell table:style-name="ce13" office:value-type="string" calcext:value-type="string">
            <text:p>Rob Greenberg</text:p>
          </table:table-cell>
          <table:table-cell table:style-name="ce13" table:number-columns-repeated="2"/>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director&quot;)" office:value-type="string" office:string-value="http://dbpedia.org/property/director" calcext:value-type="string">
            <text:p>http://dbpedia.org/property/director</text:p>
          </table:table-cell>
          <table:table-cell office:value-type="string" calcext:value-type="string">
            <text:p>director</text:p>
          </table:table-cell>
          <table:table-cell table:formula="of:=AVERAGE([Sheet1.C1173:Sheet1.C1173])" office:value-type="string" office:string-value="#DIV/0!" calcext:value-type="error">
            <text:p>#DIV/0!</text:p>
          </table:table-cell>
          <table:table-cell table:formula="of:=COUNTIF([Sheet1.D1173:Sheet1.D1173]; &quot;X&quot;)" office:value-type="float" office:value="0" calcext:value-type="float">
            <text:p>0</text:p>
          </table:table-cell>
          <table:table-cell office:value-type="string" calcext:value-type="string">
            <text:p>a movie has director Susanne Bier (an entity of type person)</text:p>
          </table:table-cell>
          <table:table-cell office:value-type="string" calcext:value-type="string">
            <text:p>a movie has director Jack Conway (filmmaker) (an entity of type agent)</text:p>
          </table:table-cell>
          <table:table-cell table:style-name="ce20" table:formula="of:=HYPERLINK(&quot;http://goo.gl/8qU9Wn&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directedby&quot;)" office:value-type="string" office:string-value="http://dbpedia.org/property/directedby" calcext:value-type="string">
            <text:p>http://dbpedia.org/property/directedby</text:p>
          </table:table-cell>
          <table:table-cell office:value-type="string" calcext:value-type="string">
            <text:p>directedby</text:p>
          </table:table-cell>
          <table:table-cell table:formula="of:=AVERAGE([Sheet1.C1174:Sheet1.C1174])" office:value-type="string" office:string-value="#DIV/0!" calcext:value-type="error">
            <text:p>#DIV/0!</text:p>
          </table:table-cell>
          <table:table-cell table:formula="of:=COUNTIF([Sheet1.D1174:Sheet1.D1174]; &quot;X&quot;)" office:value-type="float" office:value="0" calcext:value-type="float">
            <text:p>0</text:p>
          </table:table-cell>
          <table:table-cell office:value-type="string" calcext:value-type="string">
            <text:p>a television show has DirectedBy Norberto Barba (an entity of type agent)</text:p>
          </table:table-cell>
          <table:table-cell office:value-type="string" calcext:value-type="string">
            <text:p>a work has DirectedBy Larry Gelbart</text:p>
          </table:table-cell>
          <table:table-cell table:style-name="ce20" table:formula="of:=HYPERLINK(&quot;http://goo.gl/DkE6s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director&quot;)" office:value-type="string" office:string-value="http://dbpedia.org/ontology/director" calcext:value-type="string">
            <text:p>http://dbpedia.org/ontology/director</text:p>
          </table:table-cell>
          <table:table-cell office:value-type="string" calcext:value-type="string">
            <text:p>director</text:p>
          </table:table-cell>
          <table:table-cell table:formula="of:=AVERAGE([Sheet1.C1175:Sheet1.C1175])" office:value-type="string" office:string-value="#DIV/0!" calcext:value-type="error">
            <text:p>#DIV/0!</text:p>
          </table:table-cell>
          <table:table-cell table:formula="of:=COUNTIF([Sheet1.D1175:Sheet1.D1175]; &quot;X&quot;)" office:value-type="float" office:value="0" calcext:value-type="float">
            <text:p>0</text:p>
          </table:table-cell>
          <table:table-cell office:value-type="string" calcext:value-type="string">
            <text:p>a movie has director Frank Zappa (an entity of type artist)</text:p>
          </table:table-cell>
          <table:table-cell office:value-type="string" calcext:value-type="string">
            <text:p>a work has director Danny Boyle (an entity of type agent)</text:p>
          </table:table-cell>
          <table:table-cell table:style-name="ce20" table:formula="of:=HYPERLINK(&quot;http://goo.gl/fSJld0&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roducer&quot;)" office:value-type="string" office:string-value="http://dbpedia.org/property/producer" calcext:value-type="string">
            <text:p>http://dbpedia.org/property/producer</text:p>
          </table:table-cell>
          <table:table-cell office:value-type="string" calcext:value-type="string">
            <text:p>producer</text:p>
          </table:table-cell>
          <table:table-cell table:formula="of:=AVERAGE([Sheet1.C1176:Sheet1.C1176])" office:value-type="string" office:string-value="#DIV/0!" calcext:value-type="error">
            <text:p>#DIV/0!</text:p>
          </table:table-cell>
          <table:table-cell table:formula="of:=COUNTIF([Sheet1.D1176:Sheet1.D1176]; &quot;X&quot;)" office:value-type="float" office:value="0" calcext:value-type="float">
            <text:p>0</text:p>
          </table:table-cell>
          <table:table-cell office:value-type="string" calcext:value-type="string">
            <text:p>a work has producer Brian West (musician) (an entity of type agent)</text:p>
          </table:table-cell>
          <table:table-cell office:value-type="string" calcext:value-type="string">
            <text:p>an album has producer Mark Ronson (an entity of type artist)</text:p>
          </table:table-cell>
          <table:table-cell table:style-name="ce20" table:formula="of:=HYPERLINK(&quot;http://goo.gl/0ABxon&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creator&quot;)" office:value-type="string" office:string-value="http://dbpedia.org/ontology/creator" calcext:value-type="string">
            <text:p>http://dbpedia.org/ontology/creator</text:p>
          </table:table-cell>
          <table:table-cell office:value-type="string" calcext:value-type="string">
            <text:p>creator</text:p>
          </table:table-cell>
          <table:table-cell table:formula="of:=AVERAGE([Sheet1.C1177:Sheet1.C1177])" office:value-type="string" office:string-value="#DIV/0!" calcext:value-type="error">
            <text:p>#DIV/0!</text:p>
          </table:table-cell>
          <table:table-cell table:formula="of:=COUNTIF([Sheet1.D1177:Sheet1.D1177]; &quot;X&quot;)" office:value-type="float" office:value="0" calcext:value-type="float">
            <text:p>0</text:p>
          </table:table-cell>
          <table:table-cell office:value-type="string" calcext:value-type="string">
            <text:p>a television show has creator BRB Internacional (an entity of type company)</text:p>
          </table:table-cell>
          <table:table-cell office:value-type="string" calcext:value-type="string">
            <text:p>an agent has creator Gail Simone (an entity of type agent)</text:p>
          </table:table-cell>
          <table:table-cell table:style-name="ce20" table:formula="of:=HYPERLINK(&quot;http://goo.gl/6ATZS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reator&quot;)" office:value-type="string" office:string-value="http://dbpedia.org/property/creator" calcext:value-type="string">
            <text:p>http://dbpedia.org/property/creator</text:p>
          </table:table-cell>
          <table:table-cell office:value-type="string" calcext:value-type="string">
            <text:p>creator</text:p>
          </table:table-cell>
          <table:table-cell table:formula="of:=AVERAGE([Sheet1.C1178:Sheet1.C1178])" office:value-type="string" office:string-value="#DIV/0!" calcext:value-type="error">
            <text:p>#DIV/0!</text:p>
          </table:table-cell>
          <table:table-cell table:formula="of:=COUNTIF([Sheet1.D1178:Sheet1.D1178]; &quot;X&quot;)" office:value-type="float" office:value="0" calcext:value-type="float">
            <text:p>0</text:p>
          </table:table-cell>
          <table:table-cell office:value-type="string" calcext:value-type="string">
            <text:p>a work has creator Terry Nation (an entity of type person)</text:p>
          </table:table-cell>
          <table:table-cell office:value-type="string" calcext:value-type="string">
            <text:p>a person has creator Mario Puzo (an entity of type person)</text:p>
          </table:table-cell>
          <table:table-cell table:style-name="ce20" table:formula="of:=HYPERLINK(&quot;http://goo.gl/5lxYxV&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writtenby&quot;)" office:value-type="string" office:string-value="http://dbpedia.org/property/writtenby" calcext:value-type="string">
            <text:p>http://dbpedia.org/property/writtenby</text:p>
          </table:table-cell>
          <table:table-cell table:style-name="ce16" office:value-type="string" calcext:value-type="string">
            <text:p>writtenby</text:p>
          </table:table-cell>
          <table:table-cell table:formula="of:=AVERAGE([Sheet1.C1179:Sheet1.C1179])" office:value-type="string" office:string-value="#DIV/0!" calcext:value-type="error">
            <text:p>#DIV/0!</text:p>
          </table:table-cell>
          <table:table-cell table:formula="of:=COUNTIF([Sheet1.D1179:Sheet1.D1179]; &quot;X&quot;)" office:value-type="float" office:value="0" calcext:value-type="float">
            <text:p>0</text:p>
          </table:table-cell>
          <table:table-cell table:style-name="ce16" office:value-type="string" calcext:value-type="string">
            <text:p>a work has WrittenBy Larry Gelbart (an entity of type agent)</text:p>
          </table:table-cell>
          <table:table-cell table:style-name="ce16" office:value-type="string" calcext:value-type="string">
            <text:p>a television show has WrittenBy James D. Parriott</text:p>
          </table:table-cell>
          <table:table-cell table:style-name="ce25" table:formula="of:=HYPERLINK(&quot;http://goo.gl/YLlhzt&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634952948" calcext:value-type="float">
            <text:p>1634952948</text:p>
          </table:table-cell>
          <table:table-cell office:value-type="string" calcext:value-type="string">
            <text:p>television show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float" office:value="1" calcext:value-type="float">
            <text:p>1</text:p>
          </table:table-cell>
          <table:table-cell table:style-name="ce13" office:value-type="float" office:value="2" calcext:value-type="float">
            <text:p>2</text:p>
          </table:table-cell>
          <table:table-cell table:style-name="ce13" office:value-type="float" office:value="3" calcext:value-type="float">
            <text:p>3</text:p>
          </table:table-cell>
          <table:table-cell table:style-name="ce13" office:value-type="float" office:value="4" calcext:value-type="float">
            <text:p>4</text:p>
          </table:table-cell>
          <table:table-cell table:style-name="ce13" office:value-type="float" office:value="5" calcext:value-type="float">
            <text:p>5</text:p>
          </table:table-cell>
          <table:table-cell table:style-name="ce13"/>
          <table:table-cell table:style-name="ce22"/>
          <table:table-cell table:number-columns-repeated="1017"/>
        </table:table-row>
        <table:table-row table:style-name="ro1">
          <table:table-cell table:style-name="ce5" office:value-type="float" office:value="6" calcext:value-type="float">
            <text:p>6</text:p>
          </table:table-cell>
          <table:table-cell table:style-name="ce13" office:value-type="float" office:value="7" calcext:value-type="float">
            <text:p>7</text:p>
          </table:table-cell>
          <table:table-cell table:style-name="ce13" office:value-type="float" office:value="8" calcext:value-type="float">
            <text:p>8</text:p>
          </table:table-cell>
          <table:table-cell table:style-name="ce13" office:value-type="float" office:value="9" calcext:value-type="float">
            <text:p>9</text:p>
          </table:table-cell>
          <table:table-cell table:style-name="ce13" office:value-type="float" office:value="10" calcext:value-type="float">
            <text:p>10</text:p>
          </table:table-cell>
          <table:table-cell table:style-name="ce13"/>
          <table:table-cell table:style-name="ce22"/>
          <table:table-cell table:number-columns-repeated="1017"/>
        </table:table-row>
        <table:table-row table:style-name="ro1">
          <table:table-cell table:style-name="ce5" office:value-type="float" office:value="11" calcext:value-type="float">
            <text:p>11</text:p>
          </table:table-cell>
          <table:table-cell table:style-name="ce13" office:value-type="float" office:value="12" calcext:value-type="float">
            <text:p>12</text:p>
          </table:table-cell>
          <table:table-cell table:style-name="ce13" office:value-type="float" office:value="13" calcext:value-type="float">
            <text:p>13</text:p>
          </table:table-cell>
          <table:table-cell table:style-name="ce13" office:value-type="float" office:value="14" calcext:value-type="float">
            <text:p>14</text:p>
          </table:table-cell>
          <table:table-cell table:style-name="ce13" office:value-type="float" office:value="15" calcext:value-type="float">
            <text:p>15</text:p>
          </table:table-cell>
          <table:table-cell table:style-name="ce13"/>
          <table:table-cell table:style-name="ce22"/>
          <table:table-cell table:number-columns-repeated="1017"/>
        </table:table-row>
        <table:table-row table:style-name="ro1">
          <table:table-cell table:style-name="ce5" office:value-type="float" office:value="16" calcext:value-type="float">
            <text:p>16</text:p>
          </table:table-cell>
          <table:table-cell table:style-name="ce13" office:value-type="float" office:value="17" calcext:value-type="float">
            <text:p>17</text:p>
          </table:table-cell>
          <table:table-cell table:style-name="ce13" office:value-type="float" office:value="18" calcext:value-type="float">
            <text:p>18</text:p>
          </table:table-cell>
          <table:table-cell table:style-name="ce13" office:value-type="float" office:value="19" calcext:value-type="float">
            <text:p>19</text:p>
          </table:table-cell>
          <table:table-cell table:style-name="ce13" office:value-type="float" office:value="20" calcext:value-type="float">
            <text:p>20</text:p>
          </table:table-cell>
          <table:table-cell table:style-name="ce13"/>
          <table:table-cell table:style-name="ce22"/>
          <table:table-cell table:number-columns-repeated="1017"/>
        </table:table-row>
        <table:table-row table:style-name="ro1">
          <table:table-cell table:style-name="ce5" office:value-type="float" office:value="21" calcext:value-type="float">
            <text:p>21</text:p>
          </table:table-cell>
          <table:table-cell table:style-name="ce13" office:value-type="float" office:value="22" calcext:value-type="float">
            <text:p>22</text:p>
          </table:table-cell>
          <table:table-cell table:style-name="ce13" office:value-type="float" office:value="23" calcext:value-type="float">
            <text:p>23</text:p>
          </table:table-cell>
          <table:table-cell table:style-name="ce13" office:value-type="float" office:value="24" calcext:value-type="float">
            <text:p>24</text:p>
          </table:table-cell>
          <table:table-cell table:style-name="ce13" office:value-type="float" office:value="25" calcext:value-type="float">
            <text:p>25</text:p>
          </table:table-cell>
          <table:table-cell table:style-name="ce13"/>
          <table:table-cell table:style-name="ce22"/>
          <table:table-cell table:number-columns-repeated="1017"/>
        </table:table-row>
        <table:table-row table:style-name="ro1">
          <table:table-cell table:style-name="ce5" office:value-type="float" office:value="26" calcext:value-type="float">
            <text:p>26</text:p>
          </table:table-cell>
          <table:table-cell table:style-name="ce13" office:value-type="float" office:value="27" calcext:value-type="float">
            <text:p>27</text:p>
          </table:table-cell>
          <table:table-cell table:style-name="ce13" office:value-type="float" office:value="28" calcext:value-type="float">
            <text:p>28</text:p>
          </table:table-cell>
          <table:table-cell table:style-name="ce13" office:value-type="float" office:value="29" calcext:value-type="float">
            <text:p>29</text:p>
          </table:table-cell>
          <table:table-cell table:style-name="ce13" office:value-type="float" office:value="30" calcext:value-type="float">
            <text:p>30</text:p>
          </table:table-cell>
          <table:table-cell table:style-name="ce13"/>
          <table:table-cell table:style-name="ce22"/>
          <table:table-cell table:number-columns-repeated="1017"/>
        </table:table-row>
        <table:table-row table:style-name="ro1">
          <table:table-cell table:style-name="ce5" office:value-type="float" office:value="31" calcext:value-type="float">
            <text:p>31</text:p>
          </table:table-cell>
          <table:table-cell table:style-name="ce13" office:value-type="float" office:value="32" calcext:value-type="float">
            <text:p>32</text:p>
          </table:table-cell>
          <table:table-cell table:style-name="ce13" office:value-type="float" office:value="33" calcext:value-type="float">
            <text:p>33</text:p>
          </table:table-cell>
          <table:table-cell table:style-name="ce13" office:value-type="float" office:value="34" calcext:value-type="float">
            <text:p>34</text:p>
          </table:table-cell>
          <table:table-cell table:style-name="ce13" office:value-type="float" office:value="35" calcext:value-type="float">
            <text:p>35</text:p>
          </table:table-cell>
          <table:table-cell table:style-name="ce13"/>
          <table:table-cell table:style-name="ce22"/>
          <table:table-cell table:number-columns-repeated="1017"/>
        </table:table-row>
        <table:table-row table:style-name="ro1">
          <table:table-cell table:style-name="ce5" office:value-type="float" office:value="36" calcext:value-type="float">
            <text:p>36</text:p>
          </table:table-cell>
          <table:table-cell table:style-name="ce13" office:value-type="float" office:value="37" calcext:value-type="float">
            <text:p>37</text:p>
          </table:table-cell>
          <table:table-cell table:style-name="ce13" office:value-type="float" office:value="38" calcext:value-type="float">
            <text:p>38</text:p>
          </table:table-cell>
          <table:table-cell table:style-name="ce13" office:value-type="float" office:value="39" calcext:value-type="float">
            <text:p>39</text:p>
          </table:table-cell>
          <table:table-cell table:style-name="ce13" office:value-type="float" office:value="40" calcext:value-type="float">
            <text:p>40</text:p>
          </table:table-cell>
          <table:table-cell table:style-name="ce13"/>
          <table:table-cell table:style-name="ce22"/>
          <table:table-cell table:number-columns-repeated="1017"/>
        </table:table-row>
        <table:table-row table:style-name="ro1">
          <table:table-cell table:style-name="ce5" office:value-type="float" office:value="41" calcext:value-type="float">
            <text:p>41</text:p>
          </table:table-cell>
          <table:table-cell table:style-name="ce13" office:value-type="float" office:value="42" calcext:value-type="float">
            <text:p>42</text:p>
          </table:table-cell>
          <table:table-cell table:style-name="ce13" office:value-type="float" office:value="43" calcext:value-type="float">
            <text:p>43</text:p>
          </table:table-cell>
          <table:table-cell table:style-name="ce13" office:value-type="float" office:value="44" calcext:value-type="float">
            <text:p>44</text:p>
          </table:table-cell>
          <table:table-cell table:style-name="ce13" office:value-type="float" office:value="45" calcext:value-type="float">
            <text:p>45</text:p>
          </table:table-cell>
          <table:table-cell table:style-name="ce13"/>
          <table:table-cell table:style-name="ce22"/>
          <table:table-cell table:number-columns-repeated="1017"/>
        </table:table-row>
        <table:table-row table:style-name="ro1">
          <table:table-cell table:style-name="ce5" office:value-type="float" office:value="46" calcext:value-type="float">
            <text:p>46</text:p>
          </table:table-cell>
          <table:table-cell table:style-name="ce13" office:value-type="float" office:value="47" calcext:value-type="float">
            <text:p>47</text:p>
          </table:table-cell>
          <table:table-cell table:style-name="ce13" office:value-type="float" office:value="48" calcext:value-type="float">
            <text:p>48</text:p>
          </table:table-cell>
          <table:table-cell table:style-name="ce13" office:value-type="float" office:value="49" calcext:value-type="float">
            <text:p>49</text:p>
          </table:table-cell>
          <table:table-cell table:style-name="ce13" office:value-type="float" office:value="50" calcext:value-type="float">
            <text:p>50</text:p>
          </table:table-cell>
          <table:table-cell table:style-name="ce13"/>
          <table:table-cell table:style-name="ce22"/>
          <table:table-cell table:number-columns-repeated="1017"/>
        </table:table-row>
        <table:table-row table:style-name="ro1">
          <table:table-cell table:style-name="ce5" office:value-type="float" office:value="51" calcext:value-type="float">
            <text:p>51</text:p>
          </table:table-cell>
          <table:table-cell table:style-name="ce13" office:value-type="float" office:value="52" calcext:value-type="float">
            <text:p>52</text:p>
          </table:table-cell>
          <table:table-cell table:style-name="ce13" office:value-type="float" office:value="53" calcext:value-type="float">
            <text:p>53</text:p>
          </table:table-cell>
          <table:table-cell table:style-name="ce13" office:value-type="float" office:value="54" calcext:value-type="float">
            <text:p>54</text:p>
          </table:table-cell>
          <table:table-cell table:style-name="ce13" office:value-type="float" office:value="55" calcext:value-type="float">
            <text:p>55</text:p>
          </table:table-cell>
          <table:table-cell table:style-name="ce13"/>
          <table:table-cell table:style-name="ce22"/>
          <table:table-cell table:number-columns-repeated="1017"/>
        </table:table-row>
        <table:table-row table:style-name="ro1">
          <table:table-cell table:style-name="ce5" office:value-type="float" office:value="56" calcext:value-type="float">
            <text:p>56</text:p>
          </table:table-cell>
          <table:table-cell table:style-name="ce13" office:value-type="float" office:value="57" calcext:value-type="float">
            <text:p>57</text:p>
          </table:table-cell>
          <table:table-cell table:style-name="ce13" office:value-type="float" office:value="58" calcext:value-type="float">
            <text:p>58</text:p>
          </table:table-cell>
          <table:table-cell table:style-name="ce13" office:value-type="float" office:value="59" calcext:value-type="float">
            <text:p>59</text:p>
          </table:table-cell>
          <table:table-cell table:style-name="ce13" office:value-type="float" office:value="60" calcext:value-type="float">
            <text:p>60</text:p>
          </table:table-cell>
          <table:table-cell table:style-name="ce13"/>
          <table:table-cell table:style-name="ce22"/>
          <table:table-cell table:number-columns-repeated="1017"/>
        </table:table-row>
        <table:table-row table:style-name="ro1">
          <table:table-cell table:style-name="ce5" office:value-type="float" office:value="61" calcext:value-type="float">
            <text:p>61</text:p>
          </table:table-cell>
          <table:table-cell table:style-name="ce13" office:value-type="float" office:value="62" calcext:value-type="float">
            <text:p>62</text:p>
          </table:table-cell>
          <table:table-cell table:style-name="ce13" office:value-type="float" office:value="63" calcext:value-type="float">
            <text:p>63</text:p>
          </table:table-cell>
          <table:table-cell table:style-name="ce13" office:value-type="float" office:value="64" calcext:value-type="float">
            <text:p>64</text:p>
          </table:table-cell>
          <table:table-cell table:style-name="ce13" office:value-type="float" office:value="65" calcext:value-type="float">
            <text:p>65</text:p>
          </table:table-cell>
          <table:table-cell table:style-name="ce13"/>
          <table:table-cell table:style-name="ce22"/>
          <table:table-cell table:number-columns-repeated="1017"/>
        </table:table-row>
        <table:table-row table:style-name="ro1">
          <table:table-cell table:style-name="ce5" office:value-type="float" office:value="66" calcext:value-type="float">
            <text:p>66</text:p>
          </table:table-cell>
          <table:table-cell table:style-name="ce13" office:value-type="float" office:value="67" calcext:value-type="float">
            <text:p>67</text:p>
          </table:table-cell>
          <table:table-cell table:style-name="ce13" office:value-type="float" office:value="68" calcext:value-type="float">
            <text:p>68</text:p>
          </table:table-cell>
          <table:table-cell table:style-name="ce13" office:value-type="float" office:value="69" calcext:value-type="float">
            <text:p>69</text:p>
          </table:table-cell>
          <table:table-cell table:style-name="ce13" office:value-type="float" office:value="70" calcext:value-type="float">
            <text:p>70</text:p>
          </table:table-cell>
          <table:table-cell table:style-name="ce13"/>
          <table:table-cell table:style-name="ce22"/>
          <table:table-cell table:number-columns-repeated="1017"/>
        </table:table-row>
        <table:table-row table:style-name="ro1">
          <table:table-cell table:style-name="ce5" office:value-type="float" office:value="71" calcext:value-type="float">
            <text:p>71</text:p>
          </table:table-cell>
          <table:table-cell table:style-name="ce13" office:value-type="float" office:value="72" calcext:value-type="float">
            <text:p>72</text:p>
          </table:table-cell>
          <table:table-cell table:style-name="ce13" office:value-type="float" office:value="73" calcext:value-type="float">
            <text:p>73</text:p>
          </table:table-cell>
          <table:table-cell table:style-name="ce13" office:value-type="float" office:value="74" calcext:value-type="float">
            <text:p>74</text:p>
          </table:table-cell>
          <table:table-cell table:style-name="ce13" office:value-type="float" office:value="75" calcext:value-type="float">
            <text:p>75</text:p>
          </table:table-cell>
          <table:table-cell table:style-name="ce13"/>
          <table:table-cell table:style-name="ce22"/>
          <table:table-cell table:number-columns-repeated="1017"/>
        </table:table-row>
        <table:table-row table:style-name="ro1">
          <table:table-cell table:style-name="ce5" office:value-type="float" office:value="76" calcext:value-type="float">
            <text:p>76</text:p>
          </table:table-cell>
          <table:table-cell table:style-name="ce13" office:value-type="float" office:value="77" calcext:value-type="float">
            <text:p>77</text:p>
          </table:table-cell>
          <table:table-cell table:style-name="ce13" office:value-type="float" office:value="78" calcext:value-type="float">
            <text:p>78</text:p>
          </table:table-cell>
          <table:table-cell table:style-name="ce13" office:value-type="float" office:value="79" calcext:value-type="float">
            <text:p>79</text:p>
          </table:table-cell>
          <table:table-cell table:style-name="ce13" office:value-type="float" office:value="80" calcext:value-type="float">
            <text:p>80</text:p>
          </table:table-cell>
          <table:table-cell table:style-name="ce13"/>
          <table:table-cell table:style-name="ce22"/>
          <table:table-cell table:number-columns-repeated="1017"/>
        </table:table-row>
        <table:table-row table:style-name="ro1">
          <table:table-cell table:style-name="ce5" office:value-type="float" office:value="81" calcext:value-type="float">
            <text:p>81</text:p>
          </table:table-cell>
          <table:table-cell table:style-name="ce13" office:value-type="float" office:value="82" calcext:value-type="float">
            <text:p>82</text:p>
          </table:table-cell>
          <table:table-cell table:style-name="ce13" office:value-type="float" office:value="83" calcext:value-type="float">
            <text:p>83</text:p>
          </table:table-cell>
          <table:table-cell table:style-name="ce13" office:value-type="float" office:value="84" calcext:value-type="float">
            <text:p>84</text:p>
          </table:table-cell>
          <table:table-cell table:style-name="ce13" office:value-type="float" office:value="85" calcext:value-type="float">
            <text:p>85</text:p>
          </table:table-cell>
          <table:table-cell table:style-name="ce13"/>
          <table:table-cell table:style-name="ce22"/>
          <table:table-cell table:number-columns-repeated="1017"/>
        </table:table-row>
        <table:table-row table:style-name="ro1">
          <table:table-cell table:style-name="ce5" office:value-type="float" office:value="86" calcext:value-type="float">
            <text:p>86</text:p>
          </table:table-cell>
          <table:table-cell table:style-name="ce13" office:value-type="float" office:value="87" calcext:value-type="float">
            <text:p>87</text:p>
          </table:table-cell>
          <table:table-cell table:style-name="ce13" office:value-type="float" office:value="88" calcext:value-type="float">
            <text:p>88</text:p>
          </table:table-cell>
          <table:table-cell table:style-name="ce13" table:number-columns-repeated="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4">
          <table:table-cell table:style-name="ce8" table:formula="of:=HYPERLINK(&quot;http://dbpedia.org/property/seriesep&quot;)" office:value-type="string" office:string-value="http://dbpedia.org/property/seriesep" calcext:value-type="string">
            <text:p>http://dbpedia.org/property/seriesep</text:p>
          </table:table-cell>
          <table:table-cell office:value-type="string" calcext:value-type="string">
            <text:p>seriesep</text:p>
          </table:table-cell>
          <table:table-cell table:formula="of:=AVERAGE([Sheet1.C1204:Sheet1.C1204])" office:value-type="string" office:string-value="#DIV/0!" calcext:value-type="error">
            <text:p>#DIV/0!</text:p>
          </table:table-cell>
          <table:table-cell table:formula="of:=COUNTIF([Sheet1.D1204:Sheet1.D1204]; &quot;X&quot;)" office:value-type="float" office:value="0" calcext:value-type="float">
            <text:p>0</text:p>
          </table:table-cell>
          <table:table-cell table:number-columns-repeated="2"/>
          <table:table-cell table:style-name="ce20" table:formula="of:=HYPERLINK(&quot;http://goo.gl/c9w72p&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umber&quot;)" office:value-type="string" office:string-value="http://dbpedia.org/property/number" calcext:value-type="string">
            <text:p>http://dbpedia.org/property/number</text:p>
          </table:table-cell>
          <table:table-cell office:value-type="string" calcext:value-type="string">
            <text:p>number</text:p>
          </table:table-cell>
          <table:table-cell table:formula="of:=AVERAGE([Sheet1.C1205:Sheet1.C1205])" office:value-type="string" office:string-value="#DIV/0!" calcext:value-type="error">
            <text:p>#DIV/0!</text:p>
          </table:table-cell>
          <table:table-cell table:formula="of:=COUNTIF([Sheet1.D1205:Sheet1.D1205]; &quot;X&quot;)" office:value-type="float" office:value="0" calcext:value-type="float">
            <text:p>0</text:p>
          </table:table-cell>
          <table:table-cell office:value-type="string" calcext:value-type="string">
            <text:p>an athlete has number 75</text:p>
          </table:table-cell>
          <table:table-cell office:value-type="string" calcext:value-type="string">
            <text:p>a musical work has number 3</text:p>
          </table:table-cell>
          <table:table-cell table:style-name="ce20" table:formula="of:=HYPERLINK(&quot;http://goo.gl/LJ1o7R&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numberOfEpisodes&quot;)" office:value-type="string" office:string-value="http://dbpedia.org/ontology/numberOfEpisodes" calcext:value-type="string">
            <text:p>http://dbpedia.org/ontology/numberOfEpisodes</text:p>
          </table:table-cell>
          <table:table-cell office:value-type="string" calcext:value-type="string">
            <text:p>numberOfEpisodes</text:p>
          </table:table-cell>
          <table:table-cell table:formula="of:=AVERAGE([Sheet1.C1206:Sheet1.C1206])" office:value-type="string" office:string-value="#DIV/0!" calcext:value-type="error">
            <text:p>#DIV/0!</text:p>
          </table:table-cell>
          <table:table-cell table:formula="of:=COUNTIF([Sheet1.D1206:Sheet1.D1206]; &quot;X&quot;)" office:value-type="float" office:value="0" calcext:value-type="float">
            <text:p>0</text:p>
          </table:table-cell>
          <table:table-cell office:value-type="string" calcext:value-type="string">
            <text:p>a work has number of episodes 26</text:p>
          </table:table-cell>
          <table:table-cell office:value-type="string" calcext:value-type="string">
            <text:p>a work has number of episodes 94</text:p>
          </table:table-cell>
          <table:table-cell table:style-name="ce20" table:formula="of:=HYPERLINK(&quot;http://goo.gl/xJ3UKu&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umEpisodes&quot;)" office:value-type="string" office:string-value="http://dbpedia.org/property/numEpisodes" calcext:value-type="string">
            <text:p>http://dbpedia.org/property/numEpisodes</text:p>
          </table:table-cell>
          <table:table-cell office:value-type="string" calcext:value-type="string">
            <text:p>numEpisodes</text:p>
          </table:table-cell>
          <table:table-cell table:formula="of:=AVERAGE([Sheet1.C1207:Sheet1.C1207])" office:value-type="string" office:string-value="#DIV/0!" calcext:value-type="error">
            <text:p>#DIV/0!</text:p>
          </table:table-cell>
          <table:table-cell table:formula="of:=COUNTIF([Sheet1.D1207:Sheet1.D1207]; &quot;X&quot;)" office:value-type="float" office:value="0" calcext:value-type="float">
            <text:p>0</text:p>
          </table:table-cell>
          <table:table-cell office:value-type="string" calcext:value-type="string">
            <text:p>a television show has num episodes 281</text:p>
          </table:table-cell>
          <table:table-cell office:value-type="string" calcext:value-type="string">
            <text:p>a television show has num episodes 94</text:p>
          </table:table-cell>
          <table:table-cell table:style-name="ce20" table:formula="of:=HYPERLINK(&quot;http://goo.gl/V8kywz&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episodenumber&quot;)" office:value-type="string" office:string-value="http://dbpedia.org/property/episodenumber" calcext:value-type="string">
            <text:p>http://dbpedia.org/property/episodenumber</text:p>
          </table:table-cell>
          <table:table-cell office:value-type="string" calcext:value-type="string">
            <text:p>episodenumber</text:p>
          </table:table-cell>
          <table:table-cell table:formula="of:=AVERAGE([Sheet1.C1208:Sheet1.C1208])" office:value-type="string" office:string-value="#DIV/0!" calcext:value-type="error">
            <text:p>#DIV/0!</text:p>
          </table:table-cell>
          <table:table-cell table:formula="of:=COUNTIF([Sheet1.D1208:Sheet1.D1208]; &quot;X&quot;)" office:value-type="float" office:value="0" calcext:value-type="float">
            <text:p>0</text:p>
          </table:table-cell>
          <table:table-cell office:value-type="string" calcext:value-type="string">
            <text:p>an agent has EpisodeNumber 48</text:p>
          </table:table-cell>
          <table:table-cell office:value-type="string" calcext:value-type="string">
            <text:p>a fictional character has EpisodeNumber 10</text:p>
          </table:table-cell>
          <table:table-cell table:style-name="ce20" table:formula="of:=HYPERLINK(&quot;http://goo.gl/VsN8f4&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pisode&quot;)" office:value-type="string" office:string-value="http://dbpedia.org/property/episode" calcext:value-type="string">
            <text:p>http://dbpedia.org/property/episode</text:p>
          </table:table-cell>
          <table:table-cell office:value-type="string" calcext:value-type="string">
            <text:p>episode</text:p>
          </table:table-cell>
          <table:table-cell table:formula="of:=AVERAGE([Sheet1.C1209:Sheet1.C1209])" office:value-type="string" office:string-value="#DIV/0!" calcext:value-type="error">
            <text:p>#DIV/0!</text:p>
          </table:table-cell>
          <table:table-cell table:formula="of:=COUNTIF([Sheet1.D1209:Sheet1.D1209]; &quot;X&quot;)" office:value-type="float" office:value="0" calcext:value-type="float">
            <text:p>0</text:p>
          </table:table-cell>
          <table:table-cell office:value-type="string" calcext:value-type="string">
            <text:p>a work has Episode 2</text:p>
          </table:table-cell>
          <table:table-cell office:value-type="string" calcext:value-type="string">
            <text:p>a work has Episode 107</text:p>
          </table:table-cell>
          <table:table-cell table:style-name="ce20" table:formula="of:=HYPERLINK(&quot;http://goo.gl/P8PzNU&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episodeNumber&quot;)" office:value-type="string" office:string-value="http://dbpedia.org/ontology/episodeNumber" calcext:value-type="string">
            <text:p>http://dbpedia.org/ontology/episodeNumber</text:p>
          </table:table-cell>
          <table:table-cell office:value-type="string" calcext:value-type="string">
            <text:p>episodeNumber</text:p>
          </table:table-cell>
          <table:table-cell table:formula="of:=AVERAGE([Sheet1.C1210:Sheet1.C1210])" office:value-type="string" office:string-value="#DIV/0!" calcext:value-type="error">
            <text:p>#DIV/0!</text:p>
          </table:table-cell>
          <table:table-cell table:formula="of:=COUNTIF([Sheet1.D1210:Sheet1.D1210]; &quot;X&quot;)" office:value-type="float" office:value="0" calcext:value-type="float">
            <text:p>0</text:p>
          </table:table-cell>
          <table:table-cell office:value-type="string" calcext:value-type="string">
            <text:p>a work has episode number 44</text:p>
          </table:table-cell>
          <table:table-cell office:value-type="string" calcext:value-type="string">
            <text:p>a television episode has episode number 219</text:p>
          </table:table-cell>
          <table:table-cell table:style-name="ce20" table:formula="of:=HYPERLINK(&quot;http://goo.gl/gm19N4&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episodeNo&quot;)" office:value-type="string" office:string-value="http://dbpedia.org/property/episodeNo" calcext:value-type="string">
            <text:p>http://dbpedia.org/property/episodeNo</text:p>
          </table:table-cell>
          <table:table-cell office:value-type="string" calcext:value-type="string">
            <text:p>episodeNo</text:p>
          </table:table-cell>
          <table:table-cell table:formula="of:=AVERAGE([Sheet1.C1211:Sheet1.C1211])" office:value-type="string" office:string-value="#DIV/0!" calcext:value-type="error">
            <text:p>#DIV/0!</text:p>
          </table:table-cell>
          <table:table-cell table:formula="of:=COUNTIF([Sheet1.D1211:Sheet1.D1211]; &quot;X&quot;)" office:value-type="float" office:value="0" calcext:value-type="float">
            <text:p>0</text:p>
          </table:table-cell>
          <table:table-cell office:value-type="string" calcext:value-type="string">
            <text:p>a work has episode no 2</text:p>
          </table:table-cell>
          <table:table-cell office:value-type="string" calcext:value-type="string">
            <text:p>an agent has episode no 8</text:p>
          </table:table-cell>
          <table:table-cell table:style-name="ce20" table:formula="of:=HYPERLINK(&quot;http://goo.gl/SXIRrY&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pisodes&quot;)" office:value-type="string" office:string-value="http://dbpedia.org/property/episodes" calcext:value-type="string">
            <text:p>http://dbpedia.org/property/episodes</text:p>
          </table:table-cell>
          <table:table-cell office:value-type="string" calcext:value-type="string">
            <text:p>episodes</text:p>
          </table:table-cell>
          <table:table-cell table:formula="of:=AVERAGE([Sheet1.C1212:Sheet1.C1212])" office:value-type="string" office:string-value="#DIV/0!" calcext:value-type="error">
            <text:p>#DIV/0!</text:p>
          </table:table-cell>
          <table:table-cell table:formula="of:=COUNTIF([Sheet1.D1212:Sheet1.D1212]; &quot;X&quot;)" office:value-type="float" office:value="0" calcext:value-type="float">
            <text:p>0</text:p>
          </table:table-cell>
          <table:table-cell office:value-type="string" calcext:value-type="string">
            <text:p>a work has episodes 47</text:p>
          </table:table-cell>
          <table:table-cell office:value-type="string" calcext:value-type="string">
            <text:p>a work has episodes 15</text:p>
          </table:table-cell>
          <table:table-cell table:style-name="ce20" table:formula="of:=HYPERLINK(&quot;http://goo.gl/4LTohK&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umSeasons&quot;)" office:value-type="string" office:string-value="http://dbpedia.org/property/numSeasons" calcext:value-type="string">
            <text:p>http://dbpedia.org/property/numSeasons</text:p>
          </table:table-cell>
          <table:table-cell office:value-type="string" calcext:value-type="string">
            <text:p>numSeasons</text:p>
          </table:table-cell>
          <table:table-cell table:formula="of:=AVERAGE([Sheet1.C1213:Sheet1.C1213])" office:value-type="string" office:string-value="#DIV/0!" calcext:value-type="error">
            <text:p>#DIV/0!</text:p>
          </table:table-cell>
          <table:table-cell table:formula="of:=COUNTIF([Sheet1.D1213:Sheet1.D1213]; &quot;X&quot;)" office:value-type="float" office:value="0" calcext:value-type="float">
            <text:p>0</text:p>
          </table:table-cell>
          <table:table-cell office:value-type="string" calcext:value-type="string">
            <text:p>a work has num seasons —</text:p>
          </table:table-cell>
          <table:table-cell office:value-type="string" calcext:value-type="string">
            <text:p>a work has num seasons 51</text:p>
          </table:table-cell>
          <table:table-cell table:style-name="ce20" table:formula="of:=HYPERLINK(&quot;http://goo.gl/zczKui&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numberOfSeasons&quot;)" office:value-type="string" office:string-value="http://dbpedia.org/ontology/numberOfSeasons" calcext:value-type="string">
            <text:p>http://dbpedia.org/ontology/numberOfSeasons</text:p>
          </table:table-cell>
          <table:table-cell office:value-type="string" calcext:value-type="string">
            <text:p>numberOfSeasons</text:p>
          </table:table-cell>
          <table:table-cell table:formula="of:=AVERAGE([Sheet1.C1214:Sheet1.C1214])" office:value-type="string" office:string-value="#DIV/0!" calcext:value-type="error">
            <text:p>#DIV/0!</text:p>
          </table:table-cell>
          <table:table-cell table:formula="of:=COUNTIF([Sheet1.D1214:Sheet1.D1214]; &quot;X&quot;)" office:value-type="float" office:value="0" calcext:value-type="float">
            <text:p>0</text:p>
          </table:table-cell>
          <table:table-cell office:value-type="string" calcext:value-type="string">
            <text:p>a television show has number of seasons 12</text:p>
          </table:table-cell>
          <table:table-cell office:value-type="string" calcext:value-type="string">
            <text:p>a work has number of seasons 50</text:p>
          </table:table-cell>
          <table:table-cell table:style-name="ce20" table:formula="of:=HYPERLINK(&quot;http://goo.gl/JqAGhX&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number&quot;)" office:value-type="string" office:string-value="http://dbpedia.org/ontology/number" calcext:value-type="string">
            <text:p>http://dbpedia.org/ontology/number</text:p>
          </table:table-cell>
          <table:table-cell office:value-type="string" calcext:value-type="string">
            <text:p>number</text:p>
          </table:table-cell>
          <table:table-cell table:formula="of:=AVERAGE([Sheet1.C1215:Sheet1.C1215])" office:value-type="string" office:string-value="#DIV/0!" calcext:value-type="error">
            <text:p>#DIV/0!</text:p>
          </table:table-cell>
          <table:table-cell table:formula="of:=COUNTIF([Sheet1.D1215:Sheet1.D1215]; &quot;X&quot;)" office:value-type="float" office:value="0" calcext:value-type="float">
            <text:p>0</text:p>
          </table:table-cell>
          <table:table-cell office:value-type="string" calcext:value-type="string">
            <text:p>a basketball player has number 3</text:p>
          </table:table-cell>
          <table:table-cell office:value-type="string" calcext:value-type="string">
            <text:p>an athlete has number 75</text:p>
          </table:table-cell>
          <table:table-cell table:style-name="ce20" table:formula="of:=HYPERLINK(&quot;http://goo.gl/05XIDL&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easonName&quot;)" office:value-type="string" office:string-value="http://dbpedia.org/property/seasonName" calcext:value-type="string">
            <text:p>http://dbpedia.org/property/seasonName</text:p>
          </table:table-cell>
          <table:table-cell office:value-type="string" calcext:value-type="string">
            <text:p>seasonName</text:p>
          </table:table-cell>
          <table:table-cell table:formula="of:=AVERAGE([Sheet1.C1216:Sheet1.C1216])" office:value-type="string" office:string-value="#DIV/0!" calcext:value-type="error">
            <text:p>#DIV/0!</text:p>
          </table:table-cell>
          <table:table-cell table:formula="of:=COUNTIF([Sheet1.D1216:Sheet1.D1216]; &quot;X&quot;)" office:value-type="float" office:value="0" calcext:value-type="float">
            <text:p>0</text:p>
          </table:table-cell>
          <table:table-cell office:value-type="string" calcext:value-type="string">
            <text:p>a television season has season name Dança dos Famosos 6</text:p>
          </table:table-cell>
          <table:table-cell office:value-type="string" calcext:value-type="string">
            <text:p>a television season has season name The West Wing</text:p>
          </table:table-cell>
          <table:table-cell table:style-name="ce20" table:formula="of:=HYPERLINK(&quot;http://goo.gl/nOC4S8&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umSeries&quot;)" office:value-type="string" office:string-value="http://dbpedia.org/property/numSeries" calcext:value-type="string">
            <text:p>http://dbpedia.org/property/numSeries</text:p>
          </table:table-cell>
          <table:table-cell office:value-type="string" calcext:value-type="string">
            <text:p>numSeries</text:p>
          </table:table-cell>
          <table:table-cell table:formula="of:=AVERAGE([Sheet1.C1217:Sheet1.C1217])" office:value-type="string" office:string-value="#DIV/0!" calcext:value-type="error">
            <text:p>#DIV/0!</text:p>
          </table:table-cell>
          <table:table-cell table:formula="of:=COUNTIF([Sheet1.D1217:Sheet1.D1217]; &quot;X&quot;)" office:value-type="float" office:value="0" calcext:value-type="float">
            <text:p>0</text:p>
          </table:table-cell>
          <table:table-cell office:value-type="string" calcext:value-type="string">
            <text:p>a television show has num series 1</text:p>
          </table:table-cell>
          <table:table-cell office:value-type="string" calcext:value-type="string">
            <text:p>a work has num series Television: 10</text:p>
          </table:table-cell>
          <table:table-cell table:style-name="ce20" table:formula="of:=HYPERLINK(&quot;http://goo.gl/It6dN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eason&quot;)" office:value-type="string" office:string-value="http://dbpedia.org/property/season" calcext:value-type="string">
            <text:p>http://dbpedia.org/property/season</text:p>
          </table:table-cell>
          <table:table-cell office:value-type="string" calcext:value-type="string">
            <text:p>season</text:p>
          </table:table-cell>
          <table:table-cell table:formula="of:=AVERAGE([Sheet1.C1218:Sheet1.C1218])" office:value-type="string" office:string-value="#DIV/0!" calcext:value-type="error">
            <text:p>#DIV/0!</text:p>
          </table:table-cell>
          <table:table-cell table:formula="of:=COUNTIF([Sheet1.D1218:Sheet1.D1218]; &quot;X&quot;)" office:value-type="float" office:value="0" calcext:value-type="float">
            <text:p>0</text:p>
          </table:table-cell>
          <table:table-cell office:value-type="string" calcext:value-type="string">
            <text:p>a person has season 1971</text:p>
          </table:table-cell>
          <table:table-cell office:value-type="string" calcext:value-type="string">
            <text:p>a college coach has season 1978</text:p>
          </table:table-cell>
          <table:table-cell table:style-name="ce20" table:formula="of:=HYPERLINK(&quot;http://goo.gl/MPe07v&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ontology/seasonNumber&quot;)" office:value-type="string" office:string-value="http://dbpedia.org/ontology/seasonNumber" calcext:value-type="string">
            <text:p>http://dbpedia.org/ontology/seasonNumber</text:p>
          </table:table-cell>
          <table:table-cell office:value-type="string" calcext:value-type="string">
            <text:p>seasonNumber</text:p>
          </table:table-cell>
          <table:table-cell table:formula="of:=AVERAGE([Sheet1.C1219:Sheet1.C1219])" office:value-type="string" office:string-value="#DIV/0!" calcext:value-type="error">
            <text:p>#DIV/0!</text:p>
          </table:table-cell>
          <table:table-cell table:formula="of:=COUNTIF([Sheet1.D1219:Sheet1.D1219]; &quot;X&quot;)" office:value-type="float" office:value="0" calcext:value-type="float">
            <text:p>0</text:p>
          </table:table-cell>
          <table:table-cell office:value-type="string" calcext:value-type="string">
            <text:p>a television episode has season number 45</text:p>
          </table:table-cell>
          <table:table-cell office:value-type="string" calcext:value-type="string">
            <text:p>a television episode has season number 34</text:p>
          </table:table-cell>
          <table:table-cell table:style-name="ce20" table:formula="of:=HYPERLINK(&quot;http://goo.gl/3Mu4Lb&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listEpisodes&quot;)" office:value-type="string" office:string-value="http://dbpedia.org/property/listEpisodes" calcext:value-type="string">
            <text:p>http://dbpedia.org/property/listEpisodes</text:p>
          </table:table-cell>
          <table:table-cell office:value-type="string" calcext:value-type="string">
            <text:p>listEpisodes</text:p>
          </table:table-cell>
          <table:table-cell table:formula="of:=AVERAGE([Sheet1.C1220:Sheet1.C1220])" office:value-type="string" office:string-value="#DIV/0!" calcext:value-type="error">
            <text:p>#DIV/0!</text:p>
          </table:table-cell>
          <table:table-cell table:formula="of:=COUNTIF([Sheet1.D1220:Sheet1.D1220]; &quot;X&quot;)" office:value-type="float" office:value="0" calcext:value-type="float">
            <text:p>0</text:p>
          </table:table-cell>
          <table:table-cell office:value-type="string" calcext:value-type="string">
            <text:p>a work has list episodes List of Roswell episodes</text:p>
          </table:table-cell>
          <table:table-cell office:value-type="string" calcext:value-type="string">
            <text:p>a work has list episodes List of My Family episodes</text:p>
          </table:table-cell>
          <table:table-cell table:style-name="ce20" table:formula="of:=HYPERLINK(&quot;http://goo.gl/WFJZUY&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seriesNo&quot;)" office:value-type="string" office:string-value="http://dbpedia.org/property/seriesNo" calcext:value-type="string">
            <text:p>http://dbpedia.org/property/seriesNo</text:p>
          </table:table-cell>
          <table:table-cell office:value-type="string" calcext:value-type="string">
            <text:p>seriesNo</text:p>
          </table:table-cell>
          <table:table-cell table:formula="of:=AVERAGE([Sheet1.C1221:Sheet1.C1221])" office:value-type="string" office:string-value="#DIV/0!" calcext:value-type="error">
            <text:p>#DIV/0!</text:p>
          </table:table-cell>
          <table:table-cell table:formula="of:=COUNTIF([Sheet1.D1221:Sheet1.D1221]; &quot;X&quot;)" office:value-type="float" office:value="0" calcext:value-type="float">
            <text:p>0</text:p>
          </table:table-cell>
          <table:table-cell office:value-type="string" calcext:value-type="string">
            <text:p>a work has Series no 24</text:p>
          </table:table-cell>
          <table:table-cell office:value-type="string" calcext:value-type="string">
            <text:p>a work has Series no 7</text:p>
          </table:table-cell>
          <table:table-cell table:style-name="ce20" table:formula="of:=HYPERLINK(&quot;http://goo.gl/xS7eG6&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eries&quot;)" office:value-type="string" office:string-value="http://dbpedia.org/property/series" calcext:value-type="string">
            <text:p>http://dbpedia.org/property/series</text:p>
          </table:table-cell>
          <table:table-cell office:value-type="string" calcext:value-type="string">
            <text:p>series</text:p>
          </table:table-cell>
          <table:table-cell table:formula="of:=AVERAGE([Sheet1.C1222:Sheet1.C1222])" office:value-type="string" office:string-value="#DIV/0!" calcext:value-type="error">
            <text:p>#DIV/0!</text:p>
          </table:table-cell>
          <table:table-cell table:formula="of:=COUNTIF([Sheet1.D1222:Sheet1.D1222]; &quot;X&quot;)" office:value-type="float" office:value="0" calcext:value-type="float">
            <text:p>0</text:p>
          </table:table-cell>
          <table:table-cell office:value-type="string" calcext:value-type="string">
            <text:p>a written work has series Star Trek: The Original Series (an entity of type television show)</text:p>
          </table:table-cell>
          <table:table-cell office:value-type="string" calcext:value-type="string">
            <text:p>a television episode has series The Twilight Zone</text:p>
          </table:table-cell>
          <table:table-cell table:style-name="ce20" table:formula="of:=HYPERLINK(&quot;http://goo.gl/sIFUBz&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episodeList&quot;)" office:value-type="string" office:string-value="http://dbpedia.org/property/episodeList" calcext:value-type="string">
            <text:p>http://dbpedia.org/property/episodeList</text:p>
          </table:table-cell>
          <table:table-cell office:value-type="string" calcext:value-type="string">
            <text:p>episodeList</text:p>
          </table:table-cell>
          <table:table-cell table:formula="of:=AVERAGE([Sheet1.C1223:Sheet1.C1223])" office:value-type="string" office:string-value="#DIV/0!" calcext:value-type="error">
            <text:p>#DIV/0!</text:p>
          </table:table-cell>
          <table:table-cell table:formula="of:=COUNTIF([Sheet1.D1223:Sheet1.D1223]; &quot;X&quot;)" office:value-type="float" office:value="0" calcext:value-type="float">
            <text:p>0</text:p>
          </table:table-cell>
          <table:table-cell office:value-type="string" calcext:value-type="string">
            <text:p>a television episode has episode list List of Star Trek: The Next Generation episodes</text:p>
          </table:table-cell>
          <table:table-cell office:value-type="string" calcext:value-type="string">
            <text:p>a television episode has episode list Spooks (series 8) (an entity of type work)</text:p>
          </table:table-cell>
          <table:table-cell table:style-name="ce20" table:formula="of:=HYPERLINK(&quot;http://goo.gl/rhwoJC&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roducer&quot;)" office:value-type="string" office:string-value="http://dbpedia.org/property/producer" calcext:value-type="string">
            <text:p>http://dbpedia.org/property/producer</text:p>
          </table:table-cell>
          <table:table-cell office:value-type="string" calcext:value-type="string">
            <text:p>producer</text:p>
          </table:table-cell>
          <table:table-cell table:formula="of:=AVERAGE([Sheet1.C1224:Sheet1.C1224])" office:value-type="string" office:string-value="#DIV/0!" calcext:value-type="error">
            <text:p>#DIV/0!</text:p>
          </table:table-cell>
          <table:table-cell table:formula="of:=COUNTIF([Sheet1.D1224:Sheet1.D1224]; &quot;X&quot;)" office:value-type="float" office:value="0" calcext:value-type="float">
            <text:p>0</text:p>
          </table:table-cell>
          <table:table-cell office:value-type="string" calcext:value-type="string">
            <text:p>a movie has producer Marina Anna Eich (an entity of type person)</text:p>
          </table:table-cell>
          <table:table-cell office:value-type="string" calcext:value-type="string">
            <text:p>an album has producer Bruce Fairbairn (an entity of type agent)</text:p>
          </table:table-cell>
          <table:table-cell table:style-name="ce20" table:formula="of:=HYPERLINK(&quot;http://goo.gl/0ABxon&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umberEpisodes&quot;)" office:value-type="string" office:string-value="http://dbpedia.org/property/numberEpisodes" calcext:value-type="string">
            <text:p>http://dbpedia.org/property/numberEpisodes</text:p>
          </table:table-cell>
          <table:table-cell office:value-type="string" calcext:value-type="string">
            <text:p>numberEpisodes</text:p>
          </table:table-cell>
          <table:table-cell table:formula="of:=AVERAGE([Sheet1.C1225:Sheet1.C1225])" office:value-type="string" office:string-value="#DIV/0!" calcext:value-type="error">
            <text:p>#DIV/0!</text:p>
          </table:table-cell>
          <table:table-cell table:formula="of:=COUNTIF([Sheet1.D1225:Sheet1.D1225]; &quot;X&quot;)" office:value-type="float" office:value="0" calcext:value-type="float">
            <text:p>0</text:p>
          </table:table-cell>
          <table:table-cell office:value-type="string" calcext:value-type="string">
            <text:p>a work has number episodes 11</text:p>
          </table:table-cell>
          <table:table-cell office:value-type="string" calcext:value-type="string">
            <text:p>a television show has number episodes 15</text:p>
          </table:table-cell>
          <table:table-cell table:style-name="ce20" table:formula="of:=HYPERLINK(&quot;http://goo.gl/0pTiS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easons&quot;)" office:value-type="string" office:string-value="http://dbpedia.org/property/seasons" calcext:value-type="string">
            <text:p>http://dbpedia.org/property/seasons</text:p>
          </table:table-cell>
          <table:table-cell office:value-type="string" calcext:value-type="string">
            <text:p>seasons</text:p>
          </table:table-cell>
          <table:table-cell table:formula="of:=AVERAGE([Sheet1.C1226:Sheet1.C1226])" office:value-type="string" office:string-value="#DIV/0!" calcext:value-type="error">
            <text:p>#DIV/0!</text:p>
          </table:table-cell>
          <table:table-cell table:formula="of:=COUNTIF([Sheet1.D1226:Sheet1.D1226]; &quot;X&quot;)" office:value-type="float" office:value="0" calcext:value-type="float">
            <text:p>0</text:p>
          </table:table-cell>
          <table:table-cell office:value-type="string" calcext:value-type="string">
            <text:p>a person has seasons 2012</text:p>
          </table:table-cell>
          <table:table-cell office:value-type="string" calcext:value-type="string">
            <text:p>a skier has seasons 2006</text:p>
          </table:table-cell>
          <table:table-cell table:style-name="ce20" table:formula="of:=HYPERLINK(&quot;http://goo.gl/giZvDh&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episodetitle&quot;)" office:value-type="string" office:string-value="http://dbpedia.org/property/episodetitle" calcext:value-type="string">
            <text:p>http://dbpedia.org/property/episodetitle</text:p>
          </table:table-cell>
          <table:table-cell office:value-type="string" calcext:value-type="string">
            <text:p>episodetitle</text:p>
          </table:table-cell>
          <table:table-cell table:formula="of:=AVERAGE([Sheet1.C1227:Sheet1.C1227])" office:value-type="string" office:string-value="#DIV/0!" calcext:value-type="error">
            <text:p>#DIV/0!</text:p>
          </table:table-cell>
          <table:table-cell table:formula="of:=COUNTIF([Sheet1.D1227:Sheet1.D1227]; &quot;X&quot;)" office:value-type="float" office:value="0" calcext:value-type="float">
            <text:p>0</text:p>
          </table:table-cell>
          <table:table-cell table:number-columns-repeated="2"/>
          <table:table-cell table:style-name="ce20" table:formula="of:=HYPERLINK(&quot;http://goo.gl/7bCDpK&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umberinseries&quot;)" office:value-type="string" office:string-value="http://dbpedia.org/property/numberinseries" calcext:value-type="string">
            <text:p>http://dbpedia.org/property/numberinseries</text:p>
          </table:table-cell>
          <table:table-cell office:value-type="string" calcext:value-type="string">
            <text:p>numberinseries</text:p>
          </table:table-cell>
          <table:table-cell table:formula="of:=AVERAGE([Sheet1.C1228:Sheet1.C1228])" office:value-type="string" office:string-value="#DIV/0!" calcext:value-type="error">
            <text:p>#DIV/0!</text:p>
          </table:table-cell>
          <table:table-cell table:formula="of:=COUNTIF([Sheet1.D1228:Sheet1.D1228]; &quot;X&quot;)" office:value-type="float" office:value="0" calcext:value-type="float">
            <text:p>0</text:p>
          </table:table-cell>
          <table:table-cell office:value-type="string" calcext:value-type="string">
            <text:p>a work has NumberinSeries 7</text:p>
          </table:table-cell>
          <table:table-cell office:value-type="string" calcext:value-type="string">
            <text:p>a television show has NumberinSeries 1</text:p>
          </table:table-cell>
          <table:table-cell table:style-name="ce20" table:formula="of:=HYPERLINK(&quot;http://goo.gl/T78BkH&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previousSeason&quot;)" office:value-type="string" office:string-value="http://dbpedia.org/property/previousSeason" calcext:value-type="string">
            <text:p>http://dbpedia.org/property/previousSeason</text:p>
          </table:table-cell>
          <table:table-cell office:value-type="string" calcext:value-type="string">
            <text:p>previousSeason</text:p>
          </table:table-cell>
          <table:table-cell table:formula="of:=AVERAGE([Sheet1.C1229:Sheet1.C1229])" office:value-type="string" office:string-value="#DIV/0!" calcext:value-type="error">
            <text:p>#DIV/0!</text:p>
          </table:table-cell>
          <table:table-cell table:formula="of:=COUNTIF([Sheet1.D1229:Sheet1.D1229]; &quot;X&quot;)" office:value-type="float" office:value="0" calcext:value-type="float">
            <text:p>0</text:p>
          </table:table-cell>
          <table:table-cell office:value-type="string" calcext:value-type="string">
            <text:p>a television season has previous season Dan%C3%A7a dos Famosos (season 3) (an entity of type work)</text:p>
          </table:table-cell>
          <table:table-cell office:value-type="string" calcext:value-type="string">
            <text:p>an organisation has previous season 2011</text:p>
          </table:table-cell>
          <table:table-cell table:style-name="ce20" table:formula="of:=HYPERLINK(&quot;http://goo.gl/b5dt5L&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umberOfEpisodes&quot;)" office:value-type="string" office:string-value="http://dbpedia.org/property/numberOfEpisodes" calcext:value-type="string">
            <text:p>http://dbpedia.org/property/numberOfEpisodes</text:p>
          </table:table-cell>
          <table:table-cell office:value-type="string" calcext:value-type="string">
            <text:p>numberOfEpisodes</text:p>
          </table:table-cell>
          <table:table-cell table:formula="of:=AVERAGE([Sheet1.C1230:Sheet1.C1230])" office:value-type="string" office:string-value="#DIV/0!" calcext:value-type="error">
            <text:p>#DIV/0!</text:p>
          </table:table-cell>
          <table:table-cell table:formula="of:=COUNTIF([Sheet1.D1230:Sheet1.D1230]; &quot;X&quot;)" office:value-type="float" office:value="0" calcext:value-type="float">
            <text:p>0</text:p>
          </table:table-cell>
          <table:table-cell office:value-type="string" calcext:value-type="string">
            <text:p>a television show has number of episodes 22</text:p>
          </table:table-cell>
          <table:table-cell office:value-type="string" calcext:value-type="string">
            <text:p>a television show has number of episodes 20</text:p>
          </table:table-cell>
          <table:table-cell table:style-name="ce20" table:formula="of:=HYPERLINK(&quot;http://goo.gl/RbUBia&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episodeName&quot;)" office:value-type="string" office:string-value="http://dbpedia.org/property/episodeName" calcext:value-type="string">
            <text:p>http://dbpedia.org/property/episodeName</text:p>
          </table:table-cell>
          <table:table-cell office:value-type="string" calcext:value-type="string">
            <text:p>episodeName</text:p>
          </table:table-cell>
          <table:table-cell table:formula="of:=AVERAGE([Sheet1.C1231:Sheet1.C1231])" office:value-type="string" office:string-value="#DIV/0!" calcext:value-type="error">
            <text:p>#DIV/0!</text:p>
          </table:table-cell>
          <table:table-cell table:formula="of:=COUNTIF([Sheet1.D1231:Sheet1.D1231]; &quot;X&quot;)" office:value-type="float" office:value="0" calcext:value-type="float">
            <text:p>0</text:p>
          </table:table-cell>
          <table:table-cell office:value-type="string" calcext:value-type="string">
            <text:p>a work has episode name A Fishful of Dollars</text:p>
          </table:table-cell>
          <table:table-cell office:value-type="string" calcext:value-type="string">
            <text:p>a work has episode name Love's Labours Lost in Space</text:p>
          </table:table-cell>
          <table:table-cell table:style-name="ce20" table:formula="of:=HYPERLINK(&quot;http://goo.gl/KIFuOz&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o.OfEpisodes&quot;)" office:value-type="string" office:string-value="http://dbpedia.org/property/no.OfEpisodes" calcext:value-type="string">
            <text:p>http://dbpedia.org/property/no.OfEpisodes</text:p>
          </table:table-cell>
          <table:table-cell office:value-type="string" calcext:value-type="string">
            <text:p>no.OfEpisodes</text:p>
          </table:table-cell>
          <table:table-cell table:formula="of:=AVERAGE([Sheet1.C1232:Sheet1.C1232])" office:value-type="string" office:string-value="#DIV/0!" calcext:value-type="error">
            <text:p>#DIV/0!</text:p>
          </table:table-cell>
          <table:table-cell table:formula="of:=COUNTIF([Sheet1.D1232:Sheet1.D1232]; &quot;X&quot;)" office:value-type="float" office:value="0" calcext:value-type="float">
            <text:p>0</text:p>
          </table:table-cell>
          <table:table-cell office:value-type="string" calcext:value-type="string">
            <text:p>a television show has no. of episodes 87</text:p>
          </table:table-cell>
          <table:table-cell office:value-type="string" calcext:value-type="string">
            <text:p>a work has no. of episodes 52</text:p>
          </table:table-cell>
          <table:table-cell table:style-name="ce20" table:formula="of:=HYPERLINK(&quot;http://goo.gl/OoUJgj&quot;;&quot;View More&quot;)" office:value-type="string" office:string-value="View More" calcext:value-type="string">
            <text:p>View More</text:p>
          </table:table-cell>
          <table:table-cell table:number-columns-repeated="1017"/>
        </table:table-row>
        <table:table-row table:style-name="ro4">
          <table:table-cell table:style-name="ce8" table:formula="of:=HYPERLINK(&quot;http://dbpedia.org/property/numSeason&quot;)" office:value-type="string" office:string-value="http://dbpedia.org/property/numSeason" calcext:value-type="string">
            <text:p>http://dbpedia.org/property/numSeason</text:p>
          </table:table-cell>
          <table:table-cell office:value-type="string" calcext:value-type="string">
            <text:p>numSeason</text:p>
          </table:table-cell>
          <table:table-cell table:formula="of:=AVERAGE([Sheet1.C1233:Sheet1.C1233])" office:value-type="string" office:string-value="#DIV/0!" calcext:value-type="error">
            <text:p>#DIV/0!</text:p>
          </table:table-cell>
          <table:table-cell table:formula="of:=COUNTIF([Sheet1.D1233:Sheet1.D1233]; &quot;X&quot;)" office:value-type="float" office:value="0" calcext:value-type="float">
            <text:p>0</text:p>
          </table:table-cell>
          <table:table-cell office:value-type="string" calcext:value-type="string">
            <text:p>a work has num season 13</text:p>
          </table:table-cell>
          <table:table-cell office:value-type="string" calcext:value-type="string">
            <text:p>a work has num season 13</text:p>
          </table:table-cell>
          <table:table-cell table:style-name="ce20" table:formula="of:=HYPERLINK(&quot;http://goo.gl/WDUHOV&quot;;&quot;View More&quot;)" office:value-type="string" office:string-value="View More" calcext:value-type="string">
            <text:p>View More</text:p>
          </table:table-cell>
          <table:table-cell table:number-columns-repeated="1017"/>
        </table:table-row>
        <table:table-row table:style-name="ro4">
          <table:table-cell table:style-name="ce9" table:formula="of:=HYPERLINK(&quot;http://dbpedia.org/property/currentSeason&quot;)" office:value-type="string" office:string-value="http://dbpedia.org/property/currentSeason" calcext:value-type="string">
            <text:p>http://dbpedia.org/property/currentSeason</text:p>
          </table:table-cell>
          <table:table-cell table:style-name="ce16" office:value-type="string" calcext:value-type="string">
            <text:p>currentSeason</text:p>
          </table:table-cell>
          <table:table-cell table:formula="of:=AVERAGE([Sheet1.C1234:Sheet1.C1234])" office:value-type="string" office:string-value="#DIV/0!" calcext:value-type="error">
            <text:p>#DIV/0!</text:p>
          </table:table-cell>
          <table:table-cell table:formula="of:=COUNTIF([Sheet1.D1234:Sheet1.D1234]; &quot;X&quot;)" office:value-type="float" office:value="0" calcext:value-type="float">
            <text:p>0</text:p>
          </table:table-cell>
          <table:table-cell table:style-name="ce16" office:value-type="string" calcext:value-type="string">
            <text:p>an agent has current season 2012</text:p>
          </table:table-cell>
          <table:table-cell table:style-name="ce16" office:value-type="string" calcext:value-type="string">
            <text:p>a golf league has current season 2013</text:p>
          </table:table-cell>
          <table:table-cell table:style-name="ce25" table:formula="of:=HYPERLINK(&quot;http://goo.gl/uCfN3E&quot;;&quot;View More&quot;)" office:value-type="string" office:string-value="View More" calcext:value-type="string">
            <text:p>View More</text:p>
          </table:table-cell>
          <table:table-cell table:number-columns-repeated="1017"/>
        </table:table-row>
        <table:table-row table:style-name="ro1" table:number-rows-repeated="104734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6">00/00/0000</text:date>, <text:time style:data-style-name="N2" text:time-value="0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cardo Porrini</meta:initial-creator>
    <meta:creation-date>2014-05-29T12:27:50</meta:creation-date>
    <dc:date>2014-06-06T11:26:08.962222495</dc:date>
    <dc:creator>Brando Preda</dc:creator>
    <meta:editing-duration>PT2H32M</meta:editing-duration>
    <meta:editing-cycles>21</meta:editing-cycles>
    <meta:generator>LibreOffice/4.1.3.2$Linux_X86_64 LibreOffice_project/70feb7d99726f064edab4605a8ab840c50ec57a</meta:generator>
    <meta:document-statistic meta:table-count="2" meta:cell-count="11914" meta:object-count="0"/>
  </office:meta>
</office:document-meta>
</file>